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4.748cm"/>
    </style:style>
    <style:style style:name="co3" style:family="table-column">
      <style:table-column-properties fo:break-before="auto" style:column-width="6.26cm"/>
    </style:style>
    <style:style style:name="co4" style:family="table-column">
      <style:table-column-properties fo:break-before="auto" style:column-width="13.273cm"/>
    </style:style>
    <style:style style:name="co5" style:family="table-column">
      <style:table-column-properties fo:break-before="auto" style:column-width="9.758cm"/>
    </style:style>
    <style:style style:name="co6" style:family="table-column">
      <style:table-column-properties fo:break-before="auto" style:column-width="5.211cm"/>
    </style:style>
    <style:style style:name="co7" style:family="table-column">
      <style:table-column-properties fo:break-before="auto" style:column-width="4.519cm"/>
    </style:style>
    <style:style style:name="co8" style:family="table-column">
      <style:table-column-properties fo:break-before="auto" style:column-width="2.36cm"/>
    </style:style>
    <style:style style:name="co9" style:family="table-column">
      <style:table-column-properties fo:break-before="auto" style:column-width="1.928cm"/>
    </style:style>
    <style:style style:name="co10" style:family="table-column">
      <style:table-column-properties fo:break-before="auto" style:column-width="2.935cm"/>
    </style:style>
    <style:style style:name="co11" style:family="table-column">
      <style:table-column-properties fo:break-before="auto" style:column-width="4.015cm"/>
    </style:style>
    <style:style style:name="co12" style:family="table-column">
      <style:table-column-properties fo:break-before="auto" style:column-width="2.711cm"/>
    </style:style>
    <style:style style:name="co13" style:family="table-column">
      <style:table-column-properties fo:break-before="auto" style:column-width="2.778cm"/>
    </style:style>
    <style:style style:name="co14" style:family="table-column">
      <style:table-column-properties fo:break-before="auto" style:column-width="3.112cm"/>
    </style:style>
    <style:style style:name="co15" style:family="table-column">
      <style:table-column-properties fo:break-before="auto" style:column-width="5.02cm"/>
    </style:style>
    <style:style style:name="co16" style:family="table-column">
      <style:table-column-properties fo:break-before="auto" style:column-width="3.748cm"/>
    </style:style>
    <style:style style:name="co17" style:family="table-column">
      <style:table-column-properties fo:break-before="auto" style:column-width="1.873cm"/>
    </style:style>
    <style:style style:name="co18" style:family="table-column">
      <style:table-column-properties fo:break-before="auto" style:column-width="2.879cm"/>
    </style:style>
    <style:style style:name="co19" style:family="table-column">
      <style:table-column-properties fo:break-before="auto" style:column-width="1.94cm"/>
    </style:style>
    <style:style style:name="co20" style:family="table-column">
      <style:table-column-properties fo:break-before="auto" style:column-width="5.288cm"/>
    </style:style>
    <style:style style:name="co21" style:family="table-column">
      <style:table-column-properties fo:break-before="auto" style:column-width="4.05cm"/>
    </style:style>
    <style:style style:name="co22" style:family="table-column">
      <style:table-column-properties fo:break-before="auto" style:column-width="3.346cm"/>
    </style:style>
    <style:style style:name="co23" style:family="table-column">
      <style:table-column-properties fo:break-before="auto" style:column-width="3.246cm"/>
    </style:style>
    <style:style style:name="co24" style:family="table-column">
      <style:table-column-properties fo:break-before="auto" style:column-width="2.309cm"/>
    </style:style>
    <style:style style:name="co25" style:family="table-column">
      <style:table-column-properties fo:break-before="auto" style:column-width="5.221cm"/>
    </style:style>
    <style:style style:name="co26" style:family="table-column">
      <style:table-column-properties fo:break-before="auto" style:column-width="3.815cm"/>
    </style:style>
    <style:style style:name="co27" style:family="table-column">
      <style:table-column-properties fo:break-before="auto" style:column-width="2.745cm"/>
    </style:style>
    <style:style style:name="co28" style:family="table-column">
      <style:table-column-properties fo:break-before="auto" style:column-width="2.678cm"/>
    </style:style>
    <style:style style:name="co29" style:family="table-column">
      <style:table-column-properties fo:break-before="auto" style:column-width="4.685cm"/>
    </style:style>
    <style:style style:name="co30" style:family="table-column">
      <style:table-column-properties fo:break-before="auto" style:column-width="1.372cm"/>
    </style:style>
    <style:style style:name="co31" style:family="table-column">
      <style:table-column-properties fo:break-before="auto" style:column-width="2.258cm"/>
    </style:style>
    <style:style style:name="co32" style:family="table-column">
      <style:table-column-properties fo:break-before="auto" style:column-width="5.038cm"/>
    </style:style>
    <style:style style:name="co33" style:family="table-column">
      <style:table-column-properties fo:break-before="auto" style:column-width="3.933cm"/>
    </style:style>
    <style:style style:name="co34" style:family="table-column">
      <style:table-column-properties fo:break-before="auto" style:column-width="3.434cm"/>
    </style:style>
    <style:style style:name="ro1" style:family="table-row">
      <style:table-row-properties style:row-height="8.701cm" fo:break-before="auto" style:use-optimal-row-height="true"/>
    </style:style>
    <style:style style:name="ro2" style:family="table-row">
      <style:table-row-properties style:row-height="0.882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5"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style>
    <style:style style:name="ce11" style:family="table-cell" style:parent-style-name="Default">
      <style:table-cell-properties fo:wrap-option="wrap"/>
      <style:text-properties fo:font-size="16pt" fo:font-weight="bold" style:font-size-asian="16pt" style:font-weight-asian="bold" style:font-size-complex="16pt" style:font-weight-complex="bold"/>
    </style:style>
    <style:style style:name="ce12" style:family="table-cell" style:parent-style-name="Default" style:data-style-name="N100"/>
    <style:style style:name="ce6" style:family="table-cell" style:parent-style-name="Default" style:data-style-name="N111">
      <style:table-cell-properties fo:wrap-option="wrap"/>
    </style:style>
    <style:style style:name="ce7" style:family="table-cell" style:parent-style-name="Default" style:data-style-name="N1">
      <style:table-cell-properties fo:wrap-option="wrap"/>
    </style:style>
    <style:style style:name="ce15" style:family="table-cell" style:parent-style-name="Default">
      <style:table-cell-properties fo:wrap-option="wrap"/>
      <style:text-properties style:text-outline="false" style:text-line-through-style="none" style:text-line-through-type="none" style:font-name="Liberation Sans" fo:font-size="16pt" fo:language="en" fo:country="IE" fo:font-style="normal" fo:text-shadow="none" style:text-underline-style="none" fo:font-weight="bold" style:text-underline-mode="continuous" style:text-overline-mode="continuous" style:text-line-through-mode="continuous" style:font-name-asian="PingFang SC" style:font-size-asian="16pt" style:language-asian="zh" style:country-asian="CN" style:font-style-asian="normal" style:font-weight-asian="bold" style:font-name-complex="Arial Unicode MS" style:font-size-complex="16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data-style-name="N1"/>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mage data"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9"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1" table:default-cell-style-name="ce3"/>
        <table:table-column table:style-name="co16" table:default-cell-style-name="ce3"/>
        <table:table-column table:style-name="co11"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11" table:default-cell-style-name="ce3"/>
        <table:table-column table:style-name="co21" table:default-cell-style-name="ce3"/>
        <table:table-column table:style-name="co1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11" table:default-cell-style-name="ce3"/>
        <table:table-column table:style-name="co26" table:default-cell-style-name="ce3"/>
        <table:table-column table:style-name="co11" table:default-cell-style-name="ce3"/>
        <table:table-column table:style-name="co27" table:default-cell-style-name="ce3"/>
        <table:table-column table:style-name="co28" table:default-cell-style-name="ce3"/>
        <table:table-column table:style-name="co12" table:default-cell-style-name="ce3"/>
        <table:table-column table:style-name="co29" table:default-cell-style-name="ce3"/>
        <table:table-column table:style-name="co11" table:default-cell-style-name="ce3"/>
        <table:table-column table:style-name="co30" table:default-cell-style-name="ce3"/>
        <table:table-column table:style-name="co11" table:default-cell-style-name="ce3"/>
        <table:table-column table:style-name="co30" table:number-columns-repeated="4" table:default-cell-style-name="ce3"/>
        <table:table-column table:style-name="co11" table:default-cell-style-name="ce3"/>
        <table:table-column table:style-name="co30" table:default-cell-style-name="ce3"/>
        <table:table-column table:style-name="co11" table:default-cell-style-name="ce3"/>
        <table:table-column table:style-name="co30" table:number-columns-repeated="4" table:default-cell-style-name="ce3"/>
        <table:table-column table:style-name="co11" table:default-cell-style-name="ce3"/>
        <table:table-column table:style-name="co30" table:default-cell-style-name="ce3"/>
        <table:table-column table:style-name="co11" table:default-cell-style-name="ce3"/>
        <table:table-column table:style-name="co30" table:number-columns-repeated="4" table:default-cell-style-name="ce3"/>
        <table:table-column table:style-name="co11" table:default-cell-style-name="ce3"/>
        <table:table-column table:style-name="co30" table:default-cell-style-name="ce3"/>
        <table:table-column table:style-name="co11" table:default-cell-style-name="ce3"/>
        <table:table-column table:style-name="co30" table:number-columns-repeated="4" table:default-cell-style-name="ce3"/>
        <table:table-column table:style-name="co11" table:default-cell-style-name="ce3"/>
        <table:table-column table:style-name="co30" table:default-cell-style-name="ce3"/>
        <table:table-column table:style-name="co11" table:default-cell-style-name="ce3"/>
        <table:table-column table:style-name="co30" table:number-columns-repeated="4" table:default-cell-style-name="ce3"/>
        <table:table-column table:style-name="co11" table:default-cell-style-name="ce3"/>
        <table:table-column table:style-name="co31" table:number-columns-repeated="2" table:default-cell-style-name="Default"/>
        <table:table-row table:style-name="ro1">
          <table:table-cell table:style-name="ce5" office:value-type="string" calcext:value-type="string">
            <text:p>file number</text:p>
          </table:table-cell>
          <table:table-cell table:style-name="ce2" office:value-type="string" calcext:value-type="string">
            <text:p>ImageName</text:p>
          </table:table-cell>
          <table:table-cell table:style-name="ce2" office:value-type="string" calcext:value-type="string">
            <text:p>Title</text:p>
          </table:table-cell>
          <table:table-cell table:style-name="ce11" office:value-type="string" calcext:value-type="string">
            <text:p>Caption</text:p>
          </table:table-cell>
          <table:table-cell table:style-name="ce11" office:value-type="string" calcext:value-type="string">
            <text:p>Keyword-export</text:p>
          </table:table-cell>
          <table:table-cell table:style-name="ce11" office:value-type="string" calcext:value-type="string">
            <text:p>Date Time</text:p>
          </table:table-cell>
          <table:table-cell table:style-name="ce11" office:value-type="string" calcext:value-type="string">
            <text:p>Cropped</text:p>
          </table:table-cell>
          <table:table-cell table:style-name="ce11" office:value-type="string" calcext:value-type="string">
            <text:p>horizon</text:p>
          </table:table-cell>
          <table:table-cell table:style-name="ce11" office:value-type="string" calcext:value-type="string">
            <text:p>vert</text:p>
          </table:table-cell>
          <table:table-cell table:style-name="ce11" office:value-type="string" calcext:value-type="string">
            <text:p>aspect ratio</text:p>
          </table:table-cell>
          <table:table-cell table:style-name="ce11" table:formula="of:=COM.MICROSOFT.CONCAT(&quot;small side = &quot;;[.K2];&quot; inch canvas&quot;)" office:value-type="string" office:string-value="small side = 8 inch canvas" calcext:value-type="string">
            <text:p>small side = 8 inch canvas</text:p>
          </table:table-cell>
          <table:table-cell table:style-name="ce11" table:formula="of:=COM.MICROSOFT.CONCAT(&quot;calculate large side of &quot;;[.K2]; &quot;inches canvas&quot;)" office:value-type="string" office:string-value="calculate large side of 8inches canvas" calcext:value-type="string">
            <text:p>calculate large side of 8inches canvas</text:p>
          </table:table-cell>
          <table:table-cell table:style-name="ce11" table:formula="of:=COM.MICROSOFT.CONCAT(&quot;cm small side of &quot;;[.K2];&quot; inches canvas&quot;)" office:value-type="string" office:string-value="cm small side of 8 inches canvas" calcext:value-type="string">
            <text:p>cm small side of 8 inches canvas</text:p>
          </table:table-cell>
          <table:table-cell table:style-name="ce11" table:formula="of:=COM.MICROSOFT.CONCAT(&quot;cm long side of &quot;;[.K2]; &quot; inches canvas&quot;)" office:value-type="string" office:string-value="cm long side of 8 inches canvas" calcext:value-type="string">
            <text:p>cm long side of 8 inches canvas</text:p>
          </table:table-cell>
          <table:table-cell table:style-name="ce11" table:formula="of:=COM.MICROSOFT.CONCAT(&quot;print ppi for &quot;;[.K2]; &quot; inches canvas&quot;)" office:value-type="string" office:string-value="print ppi for 8 inches canvas" calcext:value-type="string">
            <text:p>print ppi for 8 inches canvas</text:p>
          </table:table-cell>
          <table:table-cell table:style-name="ce11" table:formula="of:=COM.MICROSOFT.CONCAT(&quot;printable size ok at &quot;; [.K2] ; &quot; inches canvas. True or false&quot;)" office:value-type="string" office:string-value="printable size ok at 8 inches canvas. True or false" calcext:value-type="string">
            <text:p>printable size ok at 8 inches canvas. True or false</text:p>
          </table:table-cell>
          <table:table-cell table:style-name="ce11" table:formula="of:=&quot;Size as displayed for &quot; &amp; [.K2] &amp; &quot; inch canvas&quot;" office:value-type="string" office:string-value="Size as displayed for 8 inch canvas" calcext:value-type="string">
            <text:p>Size as displayed for 8 inch canvas</text:p>
          </table:table-cell>
          <table:table-cell table:style-name="ce11" table:formula="of:=COM.MICROSOFT.CONCAT(&quot;small side = &quot;;[.R2];&quot; inch canvas&quot;)" office:value-type="string" office:string-value="small side = 12 inch canvas" calcext:value-type="string">
            <text:p>small side = 12 inch canvas</text:p>
          </table:table-cell>
          <table:table-cell table:style-name="ce11" table:formula="of:=COM.MICROSOFT.CONCAT(&quot;calculate large side of &quot;;[.R2]; &quot;inches canvas&quot;)" office:value-type="string" office:string-value="calculate large side of 12inches canvas" calcext:value-type="string">
            <text:p>calculate large side of 12inches canvas</text:p>
          </table:table-cell>
          <table:table-cell table:style-name="ce11" table:formula="of:=COM.MICROSOFT.CONCAT(&quot;cm small side of &quot;;[.R2];&quot; inches canvas&quot;)" office:value-type="string" office:string-value="cm small side of 12 inches canvas" calcext:value-type="string">
            <text:p>cm small side of 12 inches canvas</text:p>
          </table:table-cell>
          <table:table-cell table:style-name="ce11" table:formula="of:=COM.MICROSOFT.CONCAT(&quot;cm long side of &quot;;[.R2]; &quot; inches canvas&quot;)" office:value-type="string" office:string-value="cm long side of 12 inches canvas" calcext:value-type="string">
            <text:p>cm long side of 12 inches canvas</text:p>
          </table:table-cell>
          <table:table-cell table:style-name="ce11" table:formula="of:=COM.MICROSOFT.CONCAT(&quot;print ppi for &quot;;[.R2]; &quot; inches canvas&quot;)" office:value-type="string" office:string-value="print ppi for 12 inches canvas" calcext:value-type="string">
            <text:p>print ppi for 12 inches canvas</text:p>
          </table:table-cell>
          <table:table-cell table:style-name="ce11" table:formula="of:=COM.MICROSOFT.CONCAT(&quot;printable size ok at &quot;; [.R2] ; &quot; inches canvas. True or false&quot;)" office:value-type="string" office:string-value="printable size ok at 12 inches canvas. True or false" calcext:value-type="string">
            <text:p>printable size ok at 12 inches canvas. True or false</text:p>
          </table:table-cell>
          <table:table-cell table:style-name="ce11" table:formula="of:=&quot;Size as displayed for &quot; &amp; [.R2] &amp; &quot; inch canvas&quot;" office:value-type="string" office:string-value="Size as displayed for 12 inch canvas" calcext:value-type="string">
            <text:p>Size as displayed for 12 inch canvas</text:p>
          </table:table-cell>
          <table:table-cell table:style-name="ce11" table:formula="of:=COM.MICROSOFT.CONCAT(&quot;small side = &quot;;[.Y2];&quot; inch canvas&quot;)" office:value-type="string" office:string-value="small side = 16 inch canvas" calcext:value-type="string">
            <text:p>small side = 16 inch canvas</text:p>
          </table:table-cell>
          <table:table-cell table:style-name="ce11" table:formula="of:=COM.MICROSOFT.CONCAT(&quot;calculate large side of &quot;;[.Y2]; &quot;inches canvas&quot;)" office:value-type="string" office:string-value="calculate large side of 16inches canvas" calcext:value-type="string">
            <text:p>calculate large side of 16inches canvas</text:p>
          </table:table-cell>
          <table:table-cell table:style-name="ce11" table:formula="of:=COM.MICROSOFT.CONCAT(&quot;cm small side of &quot;;[.Y2];&quot; inches canvas&quot;)" office:value-type="string" office:string-value="cm small side of 16 inches canvas" calcext:value-type="string">
            <text:p>cm small side of 16 inches canvas</text:p>
          </table:table-cell>
          <table:table-cell table:style-name="ce11" table:formula="of:=COM.MICROSOFT.CONCAT(&quot;cm long side of &quot;;[.Y2]; &quot; inches canvas&quot;)" office:value-type="string" office:string-value="cm long side of 16 inches canvas" calcext:value-type="string">
            <text:p>cm long side of 16 inches canvas</text:p>
          </table:table-cell>
          <table:table-cell table:style-name="ce11" table:formula="of:=COM.MICROSOFT.CONCAT(&quot;print ppi for &quot;;[.Y2]; &quot; inches canvas&quot;)" office:value-type="string" office:string-value="print ppi for 16 inches canvas" calcext:value-type="string">
            <text:p>print ppi for 16 inches canvas</text:p>
          </table:table-cell>
          <table:table-cell table:style-name="ce11" table:formula="of:=COM.MICROSOFT.CONCAT(&quot;printable size ok at &quot;; [.Y2] ; &quot; inches canvas. True or false&quot;)" office:value-type="string" office:string-value="printable size ok at 16 inches canvas. True or false" calcext:value-type="string">
            <text:p>printable size ok at 16 inches canvas. True or false</text:p>
          </table:table-cell>
          <table:table-cell table:style-name="ce11" table:formula="of:=&quot;Size as displayed for &quot; &amp; [.Y2] &amp; &quot; inch canvas&quot;" office:value-type="string" office:string-value="Size as displayed for 16 inch canvas" calcext:value-type="string">
            <text:p>Size as displayed for 16 inch canvas</text:p>
          </table:table-cell>
          <table:table-cell table:style-name="ce11" table:formula="of:=COM.MICROSOFT.CONCAT(&quot;small side = &quot;;[.AF2];&quot; inch canvas&quot;)" office:value-type="string" office:string-value="small side = 20 inch canvas" calcext:value-type="string">
            <text:p>small side = 20 inch canvas</text:p>
          </table:table-cell>
          <table:table-cell table:style-name="ce11" table:formula="of:=COM.MICROSOFT.CONCAT(&quot;calculate large side of &quot;;[.AF2]; &quot;inches canvas&quot;)" office:value-type="string" office:string-value="calculate large side of 20inches canvas" calcext:value-type="string">
            <text:p>calculate large side of 20inches canvas</text:p>
          </table:table-cell>
          <table:table-cell table:style-name="ce11" table:formula="of:=COM.MICROSOFT.CONCAT(&quot;cm small side of &quot;;[.AF2];&quot; inches canvas&quot;)" office:value-type="string" office:string-value="cm small side of 20 inches canvas" calcext:value-type="string">
            <text:p>cm small side of 20 inches canvas</text:p>
          </table:table-cell>
          <table:table-cell table:style-name="ce11" table:formula="of:=COM.MICROSOFT.CONCAT(&quot;cm long side of &quot;;[.AF2]; &quot; inches canvas&quot;)" office:value-type="string" office:string-value="cm long side of 20 inches canvas" calcext:value-type="string">
            <text:p>cm long side of 20 inches canvas</text:p>
          </table:table-cell>
          <table:table-cell table:style-name="ce11" table:formula="of:=COM.MICROSOFT.CONCAT(&quot;print ppi for &quot;;[.AF2]; &quot; inches canvas&quot;)" office:value-type="string" office:string-value="print ppi for 20 inches canvas" calcext:value-type="string">
            <text:p>print ppi for 20 inches canvas</text:p>
          </table:table-cell>
          <table:table-cell table:style-name="ce11" table:formula="of:=COM.MICROSOFT.CONCAT(&quot;printable size ok at &quot;; [.AF2] ; &quot; inches canvas. True or false&quot;)" office:value-type="string" office:string-value="printable size ok at 20 inches canvas. True or false" calcext:value-type="string">
            <text:p>printable size ok at 20 inches canvas. True or false</text:p>
          </table:table-cell>
          <table:table-cell table:style-name="ce11" table:formula="of:=&quot;Size as displayed for &quot; &amp; [.AF2] &amp; &quot; inch canvas&quot;" office:value-type="string" office:string-value="Size as displayed for 20 inch canvas" calcext:value-type="string">
            <text:p>Size as displayed for 20 inch canvas</text:p>
          </table:table-cell>
          <table:table-cell table:style-name="ce11" table:formula="of:=COM.MICROSOFT.CONCAT(&quot;small side = &quot;;[.AM2];&quot; inch canvas&quot;)" office:value-type="string" office:string-value="small side = 24 inch canvas" calcext:value-type="string">
            <text:p>small side = 24 inch canvas</text:p>
          </table:table-cell>
          <table:table-cell table:style-name="ce11" table:formula="of:=COM.MICROSOFT.CONCAT(&quot;calculate large side of &quot;;[.AM2]; &quot;inches canvas&quot;)" office:value-type="string" office:string-value="calculate large side of 24inches canvas" calcext:value-type="string">
            <text:p>calculate large side of 24inches canvas</text:p>
          </table:table-cell>
          <table:table-cell table:style-name="ce11" table:formula="of:=COM.MICROSOFT.CONCAT(&quot;cm small side of &quot;;[.AM2];&quot; inches canvas&quot;)" office:value-type="string" office:string-value="cm small side of 24 inches canvas" calcext:value-type="string">
            <text:p>cm small side of 24 inches canvas</text:p>
          </table:table-cell>
          <table:table-cell table:style-name="ce11" table:formula="of:=COM.MICROSOFT.CONCAT(&quot;cm long side of &quot;;[.AM2]; &quot; inches canvas&quot;)" office:value-type="string" office:string-value="cm long side of 24 inches canvas" calcext:value-type="string">
            <text:p>cm long side of 24 inches canvas</text:p>
          </table:table-cell>
          <table:table-cell table:style-name="ce11" table:formula="of:=COM.MICROSOFT.CONCAT(&quot;print ppi for &quot;;[.AM2]; &quot; inches canvas&quot;)" office:value-type="string" office:string-value="print ppi for 24 inches canvas" calcext:value-type="string">
            <text:p>print ppi for 24 inches canvas</text:p>
          </table:table-cell>
          <table:table-cell table:style-name="ce11" table:formula="of:=COM.MICROSOFT.CONCAT(&quot;printable size ok at &quot;; [.AM2] ; &quot; inches canvas. True or false&quot;)" office:value-type="string" office:string-value="printable size ok at 24 inches canvas. True or false" calcext:value-type="string">
            <text:p>printable size ok at 24 inches canvas. True or false</text:p>
          </table:table-cell>
          <table:table-cell table:style-name="ce11" table:formula="of:=&quot;Size as displayed for &quot; &amp; [.AM2] &amp; &quot; inch canvas&quot;" office:value-type="string" office:string-value="Size as displayed for 24 inch canvas" calcext:value-type="string">
            <text:p>Size as displayed for 24 inch canvas</text:p>
          </table:table-cell>
          <table:table-cell table:style-name="ce11" table:formula="of:=COM.MICROSOFT.CONCAT(&quot;small side = &quot;;[.AT2];&quot; inch Fine Art&quot;)" office:value-type="string" office:string-value="small side = 8 inch Fine Art" calcext:value-type="string">
            <text:p>small side = 8 inch Fine Art</text:p>
          </table:table-cell>
          <table:table-cell table:style-name="ce11" table:formula="of:=COM.MICROSOFT.CONCAT(&quot;calculate large side of &quot;;[.AT2]; &quot;inches Fine Art&quot;)" office:value-type="string" office:string-value="calculate large side of 8inches Fine Art" calcext:value-type="string">
            <text:p>calculate large side of 8inches Fine Art</text:p>
          </table:table-cell>
          <table:table-cell table:style-name="ce11" table:formula="of:=COM.MICROSOFT.CONCAT(&quot;cm small side of &quot;;[.AT2];&quot; inches Fine Art&quot;)" office:value-type="string" office:string-value="cm small side of 8 inches Fine Art" calcext:value-type="string">
            <text:p>cm small side of 8 inches Fine Art</text:p>
          </table:table-cell>
          <table:table-cell table:style-name="ce11" table:formula="of:=COM.MICROSOFT.CONCAT(&quot;cm long side of &quot;;[.AT2]; &quot; inches Fine Art&quot;)" office:value-type="string" office:string-value="cm long side of 8 inches Fine Art" calcext:value-type="string">
            <text:p>cm long side of 8 inches Fine Art</text:p>
          </table:table-cell>
          <table:table-cell table:style-name="ce11" table:formula="of:=COM.MICROSOFT.CONCAT(&quot;print ppi for &quot;;[.AT2]; &quot; inches Fine Art&quot;)" office:value-type="string" office:string-value="print ppi for 8 inches Fine Art" calcext:value-type="string">
            <text:p>print ppi for 8 inches Fine Art</text:p>
          </table:table-cell>
          <table:table-cell table:style-name="ce11" table:formula="of:=COM.MICROSOFT.CONCAT(&quot;printable size ok at &quot;; [.AT2] ; &quot; inches Fine Art. True or false&quot;)" office:value-type="string" office:string-value="printable size ok at 8 inches Fine Art. True or false" calcext:value-type="string">
            <text:p>printable size ok at 8 inches Fine Art. True or false</text:p>
          </table:table-cell>
          <table:table-cell table:style-name="ce11" table:formula="of:=&quot;Size as displayed for &quot; &amp; [.AT2] &amp; &quot; inch Fine Art&quot;" office:value-type="string" office:string-value="Size as displayed for 8 inch Fine Art" calcext:value-type="string">
            <text:p>Size as displayed for 8 inch Fine Art</text:p>
          </table:table-cell>
          <table:table-cell table:style-name="ce11" table:formula="of:=COM.MICROSOFT.CONCAT(&quot;small side = &quot;;[.BA2];&quot; inch Fine Art&quot;)" office:value-type="string" office:string-value="small side = 12 inch Fine Art" calcext:value-type="string">
            <text:p>small side = 12 inch Fine Art</text:p>
          </table:table-cell>
          <table:table-cell table:style-name="ce11" table:formula="of:=COM.MICROSOFT.CONCAT(&quot;calculate large side of &quot;;[.BA2]; &quot;inches Fine Art&quot;)" office:value-type="string" office:string-value="calculate large side of 12inches Fine Art" calcext:value-type="string">
            <text:p>calculate large side of 12inches Fine Art</text:p>
          </table:table-cell>
          <table:table-cell table:style-name="ce11" table:formula="of:=COM.MICROSOFT.CONCAT(&quot;cm small side of &quot;;[.BA2];&quot; inches Fine Art&quot;)" office:value-type="string" office:string-value="cm small side of 12 inches Fine Art" calcext:value-type="string">
            <text:p>cm small side of 12 inches Fine Art</text:p>
          </table:table-cell>
          <table:table-cell table:style-name="ce11" table:formula="of:=COM.MICROSOFT.CONCAT(&quot;cm long side of &quot;;[.BA2]; &quot; inches Fine Art&quot;)" office:value-type="string" office:string-value="cm long side of 12 inches Fine Art" calcext:value-type="string">
            <text:p>cm long side of 12 inches Fine Art</text:p>
          </table:table-cell>
          <table:table-cell table:style-name="ce11" table:formula="of:=COM.MICROSOFT.CONCAT(&quot;print ppi for &quot;;[.BA2]; &quot; inches Fine Art&quot;)" office:value-type="string" office:string-value="print ppi for 12 inches Fine Art" calcext:value-type="string">
            <text:p>print ppi for 12 inches Fine Art</text:p>
          </table:table-cell>
          <table:table-cell table:style-name="ce11" table:formula="of:=COM.MICROSOFT.CONCAT(&quot;printable size ok at &quot;; [.BA2] ; &quot; inches Fine Art. True or false&quot;)" office:value-type="string" office:string-value="printable size ok at 12 inches Fine Art. True or false" calcext:value-type="string">
            <text:p>printable size ok at 12 inches Fine Art. True or false</text:p>
          </table:table-cell>
          <table:table-cell table:style-name="ce11" table:formula="of:=&quot;Size as displayed for &quot; &amp; [.BA2] &amp; &quot; inch Fine Art&quot;" office:value-type="string" office:string-value="Size as displayed for 12 inch Fine Art" calcext:value-type="string">
            <text:p>Size as displayed for 12 inch Fine Art</text:p>
          </table:table-cell>
          <table:table-cell table:style-name="ce11" table:formula="of:=COM.MICROSOFT.CONCAT(&quot;small side = &quot;;[.BH2];&quot; inch Fine Art&quot;)" office:value-type="string" office:string-value="small side = 16 inch Fine Art" calcext:value-type="string">
            <text:p>small side = 16 inch Fine Art</text:p>
          </table:table-cell>
          <table:table-cell table:style-name="ce11" table:formula="of:=COM.MICROSOFT.CONCAT(&quot;calculate large side of &quot;;[.BH2]; &quot;inches Fine Art&quot;)" office:value-type="string" office:string-value="calculate large side of 16inches Fine Art" calcext:value-type="string">
            <text:p>calculate large side of 16inches Fine Art</text:p>
          </table:table-cell>
          <table:table-cell table:style-name="ce11" table:formula="of:=COM.MICROSOFT.CONCAT(&quot;cm small side of &quot;;[.BH2];&quot; inches Fine Art&quot;)" office:value-type="string" office:string-value="cm small side of 16 inches Fine Art" calcext:value-type="string">
            <text:p>cm small side of 16 inches Fine Art</text:p>
          </table:table-cell>
          <table:table-cell table:style-name="ce11" table:formula="of:=COM.MICROSOFT.CONCAT(&quot;cm long side of &quot;;[.BH2]; &quot; inches Fine Art&quot;)" office:value-type="string" office:string-value="cm long side of 16 inches Fine Art" calcext:value-type="string">
            <text:p>cm long side of 16 inches Fine Art</text:p>
          </table:table-cell>
          <table:table-cell table:style-name="ce11" table:formula="of:=COM.MICROSOFT.CONCAT(&quot;print ppi for &quot;;[.BH2]; &quot; inches Fine Art&quot;)" office:value-type="string" office:string-value="print ppi for 16 inches Fine Art" calcext:value-type="string">
            <text:p>print ppi for 16 inches Fine Art</text:p>
          </table:table-cell>
          <table:table-cell table:style-name="ce11" table:formula="of:=COM.MICROSOFT.CONCAT(&quot;printable size ok at &quot;; [.BH2] ; &quot; inches Fine Art. True or false&quot;)" office:value-type="string" office:string-value="printable size ok at 16 inches Fine Art. True or false" calcext:value-type="string">
            <text:p>printable size ok at 16 inches Fine Art. True or false</text:p>
          </table:table-cell>
          <table:table-cell table:style-name="ce11" table:formula="of:=&quot;Size as displayed for &quot; &amp; [.BH2] &amp; &quot; inch Fine Art&quot;" office:value-type="string" office:string-value="Size as displayed for 16 inch Fine Art" calcext:value-type="string">
            <text:p>Size as displayed for 16 inch Fine Art</text:p>
          </table:table-cell>
          <table:table-cell table:style-name="ce11" table:formula="of:=COM.MICROSOFT.CONCAT(&quot;small side = &quot;;[.BO2];&quot; inch Fine Art&quot;)" office:value-type="string" office:string-value="small side = 20 inch Fine Art" calcext:value-type="string">
            <text:p>small side = 20 inch Fine Art</text:p>
          </table:table-cell>
          <table:table-cell table:style-name="ce11" table:formula="of:=COM.MICROSOFT.CONCAT(&quot;calculate large side of &quot;;[.BO2]; &quot;inches Fine Art&quot;)" office:value-type="string" office:string-value="calculate large side of 20inches Fine Art" calcext:value-type="string">
            <text:p>calculate large side of 20inches Fine Art</text:p>
          </table:table-cell>
          <table:table-cell table:style-name="ce11" table:formula="of:=COM.MICROSOFT.CONCAT(&quot;cm small side of &quot;;[.BO2];&quot; inches Fine Art&quot;)" office:value-type="string" office:string-value="cm small side of 20 inches Fine Art" calcext:value-type="string">
            <text:p>cm small side of 20 inches Fine Art</text:p>
          </table:table-cell>
          <table:table-cell table:style-name="ce11" table:formula="of:=COM.MICROSOFT.CONCAT(&quot;cm long side of &quot;;[.BO2]; &quot; inches Fine Art&quot;)" office:value-type="string" office:string-value="cm long side of 20 inches Fine Art" calcext:value-type="string">
            <text:p>cm long side of 20 inches Fine Art</text:p>
          </table:table-cell>
          <table:table-cell table:style-name="ce11" table:formula="of:=COM.MICROSOFT.CONCAT(&quot;print ppi for &quot;;[.BO2]; &quot; inches Fine Art&quot;)" office:value-type="string" office:string-value="print ppi for 20 inches Fine Art" calcext:value-type="string">
            <text:p>print ppi for 20 inches Fine Art</text:p>
          </table:table-cell>
          <table:table-cell table:style-name="ce11" table:formula="of:=COM.MICROSOFT.CONCAT(&quot;printable size ok at &quot;; [.BO2] ; &quot; inches Fine Art. True or false&quot;)" office:value-type="string" office:string-value="printable size ok at 20 inches Fine Art. True or false" calcext:value-type="string">
            <text:p>printable size ok at 20 inches Fine Art. True or false</text:p>
          </table:table-cell>
          <table:table-cell table:style-name="ce11" table:formula="of:=&quot;Size as displayed for &quot; &amp; [.BO2] &amp; &quot; inch Fine Art&quot;" office:value-type="string" office:string-value="Size as displayed for 20 inch Fine Art" calcext:value-type="string">
            <text:p>Size as displayed for 20 inch Fine Art</text:p>
          </table:table-cell>
          <table:table-cell table:style-name="ce11" table:formula="of:=COM.MICROSOFT.CONCAT(&quot;small side = &quot;;[.BV2];&quot; inch Fine Art&quot;)" office:value-type="string" office:string-value="small side = 24 inch Fine Art" calcext:value-type="string">
            <text:p>small side = 24 inch Fine Art</text:p>
          </table:table-cell>
          <table:table-cell table:style-name="ce11" table:formula="of:=COM.MICROSOFT.CONCAT(&quot;calculate large side of &quot;;[.BV2]; &quot;inches Fine Art&quot;)" office:value-type="string" office:string-value="calculate large side of 24inches Fine Art" calcext:value-type="string">
            <text:p>calculate large side of 24inches Fine Art</text:p>
          </table:table-cell>
          <table:table-cell table:style-name="ce11" table:formula="of:=COM.MICROSOFT.CONCAT(&quot;cm small side of &quot;;[.BV2];&quot; inches Fine Art&quot;)" office:value-type="string" office:string-value="cm small side of 24 inches Fine Art" calcext:value-type="string">
            <text:p>cm small side of 24 inches Fine Art</text:p>
          </table:table-cell>
          <table:table-cell table:style-name="ce11" table:formula="of:=COM.MICROSOFT.CONCAT(&quot;cm long side of &quot;;[.BV2]; &quot; inches Fine Art&quot;)" office:value-type="string" office:string-value="cm long side of 24 inches Fine Art" calcext:value-type="string">
            <text:p>cm long side of 24 inches Fine Art</text:p>
          </table:table-cell>
          <table:table-cell table:style-name="ce11" table:formula="of:=COM.MICROSOFT.CONCAT(&quot;print ppi for &quot;;[.BV2]; &quot; inches Fine Art&quot;)" office:value-type="string" office:string-value="print ppi for 24 inches Fine Art" calcext:value-type="string">
            <text:p>print ppi for 24 inches Fine Art</text:p>
          </table:table-cell>
          <table:table-cell table:style-name="ce11" table:formula="of:=COM.MICROSOFT.CONCAT(&quot;printable size ok at &quot;; [.BV2] ; &quot; inches Fine Art. True or false&quot;)" office:value-type="string" office:string-value="printable size ok at 24 inches Fine Art. True or false" calcext:value-type="string">
            <text:p>printable size ok at 24 inches Fine Art. True or false</text:p>
          </table:table-cell>
          <table:table-cell table:style-name="ce11" table:formula="of:=&quot;Size as displayed for &quot; &amp; [.BV2] &amp; &quot; inch Fine Art&quot;" office:value-type="string" office:string-value="Size as displayed for 24 inch Fine Art" calcext:value-type="string">
            <text:p>Size as displayed for 24 inch Fine Art</text:p>
          </table:table-cell>
          <table:table-cell table:style-name="ce15" table:number-columns-repeated="2"/>
        </table:table-row>
        <table:table-row table:style-name="ro2">
          <table:table-cell office:value-type="float" office:value="1" calcext:value-type="float">
            <text:p>1</text:p>
          </table:table-cell>
          <table:table-cell table:formula="of:=COM.MICROSOFT.CONCAT(&quot;PrintGalleryImage-&quot;;[.A2];&quot;.jpg&quot;)" office:value-type="string" office:string-value="PrintGalleryImage-1.jpg" calcext:value-type="string">
            <text:p>PrintGalleryImage-1.jpg</text:p>
          </table:table-cell>
          <table:table-cell table:style-name="Default" office:value-type="string" calcext:value-type="string">
            <text:p>Caiman Eyeball</text:p>
          </table:table-cell>
          <table:table-cell table:style-name="Default" office:value-type="string" calcext:value-type="string">
            <text:p>In the upper reaches of the Amazon, in Bolivia there are so many caiman in the rivers but one doesn't often see more than the eyeball poking out above the surface.</text:p>
          </table:table-cell>
          <table:table-cell table:style-name="Default" office:value-type="string" calcext:value-type="string">
            <text:p>Adrian, Adrian O Brien, Adrian O' Brien, Adrian O'Brien, Amazon, Animals, Basin, Bolivia, Brien, O' Brien, O'Brien, OBrien, Predator, Reptile, Reptiles, Wildlife chasing, chasing, chasing wildlife, chasingwildlife, nature, wildlifechasing</text:p>
          </table:table-cell>
          <table:table-cell table:style-name="ce12" office:value-type="string" calcext:value-type="string">
            <text:p>19/11/2005 14:24:51</text:p>
          </table:table-cell>
          <table:table-cell table:style-name="Default" office:value-type="string" calcext:value-type="string">
            <text:p>3264 x 2176</text:p>
          </table:table-cell>
          <table:table-cell table:formula="of:=LEFT([.G2];4)" office:value-type="string" office:string-value="3264" calcext:value-type="string">
            <text:p>3264</text:p>
          </table:table-cell>
          <table:table-cell table:formula="of:=RIGHT([.G2];4)" office:value-type="string" office:string-value="2176" calcext:value-type="string">
            <text:p>2176</text:p>
          </table:table-cell>
          <table:table-cell table:style-name="ce6" table:formula="of:=IF([.I2]/[.H2]&gt;1;[.H2]/[.I2];[.I2]/[.H2])" office:value-type="float" office:value="0.666666666666667" calcext:value-type="float">
            <text:p>0.667</text:p>
          </table:table-cell>
          <table:table-cell table:style-name="ce7" office:value-type="float" office:value="8" calcext:value-type="float">
            <text:p>8</text:p>
          </table:table-cell>
          <table:table-cell table:style-name="ce7" table:formula="of:=ROUND([.K2]/[.$J2]; 0)" office:value-type="float" office:value="12" calcext:value-type="float">
            <text:p>12</text:p>
          </table:table-cell>
          <table:table-cell table:style-name="ce7" table:formula="of:=ROUND([.K2]*2.54; 0)" office:value-type="float" office:value="20" calcext:value-type="float">
            <text:p>20</text:p>
          </table:table-cell>
          <table:table-cell table:style-name="ce7" table:formula="of:=ROUND([.L2]*2.54;0)" office:value-type="float" office:value="30" calcext:value-type="float">
            <text:p>30</text:p>
          </table:table-cell>
          <table:table-cell table:style-name="ce7" table:formula="of:=IF([.$I2]&lt;[.$H2]; [.$I2]/[.K2]; [.$H2]/[.K2])" office:value-type="float" office:value="272" calcext:value-type="float">
            <text:p>272</text:p>
          </table:table-cell>
          <table:table-cell table:style-name="ce7" table:formula="of:=IF([.O2]&gt;250; 1; 0)" office:value-type="float" office:value="1" calcext:value-type="float">
            <text:p>1</text:p>
          </table:table-cell>
          <table:table-cell table:style-name="ce7" table:formula="of:=IF([.P2]=1;COM.MICROSOFT.CONCAT([.K2];&quot; x &quot;;[.L2];&quot; inches, &quot;;[.M2];&quot; x &quot;;[.N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2]/[.$J2]; 0)" office:value-type="float" office:value="18" calcext:value-type="float">
            <text:p>18</text:p>
          </table:table-cell>
          <table:table-cell table:style-name="ce7" table:formula="of:=ROUND([.R2]*2.54; 0)" office:value-type="float" office:value="30" calcext:value-type="float">
            <text:p>30</text:p>
          </table:table-cell>
          <table:table-cell table:style-name="ce7" table:formula="of:=ROUND([.S2]*2.54;0)" office:value-type="float" office:value="46" calcext:value-type="float">
            <text:p>46</text:p>
          </table:table-cell>
          <table:table-cell table:style-name="ce7" table:formula="of:=IF([.$I2]&lt;[.$H2]; [.$I2]/[.R2]; [.$H2]/[.R2])" office:value-type="float" office:value="181.333333333333" calcext:value-type="float">
            <text:p>181</text:p>
          </table:table-cell>
          <table:table-cell table:style-name="ce7" table:formula="of:=IF([.V2]&gt;150; 1; 0)" office:value-type="float" office:value="1" calcext:value-type="float">
            <text:p>1</text:p>
          </table:table-cell>
          <table:table-cell table:style-name="ce7" table:formula="of:=IF([.W2]=1;COM.MICROSOFT.CONCAT([.R2];&quot; x &quot;;[.S2];&quot; inches, &quot;;[.T2];&quot; x &quot;;[.U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2]/[.$J2]; 0)" office:value-type="float" office:value="24" calcext:value-type="float">
            <text:p>24</text:p>
          </table:table-cell>
          <table:table-cell table:style-name="ce7" table:formula="of:=ROUND([.Y2]*2.54; 0)" office:value-type="float" office:value="41" calcext:value-type="float">
            <text:p>41</text:p>
          </table:table-cell>
          <table:table-cell table:style-name="ce7" table:formula="of:=ROUND([.Z2]*2.54;0)" office:value-type="float" office:value="61" calcext:value-type="float">
            <text:p>61</text:p>
          </table:table-cell>
          <table:table-cell table:style-name="ce7" table:formula="of:=IF([.$I2]&lt;[.$H2]; [.$I2]/[.Y2]; [.$H2]/[.Y2])" office:value-type="float" office:value="136" calcext:value-type="float">
            <text:p>136</text:p>
          </table:table-cell>
          <table:table-cell table:style-name="ce7" table:formula="of:=IF([.AC2]&gt;120; 1; 0)" office:value-type="float" office:value="1" calcext:value-type="float">
            <text:p>1</text:p>
          </table:table-cell>
          <table:table-cell table:style-name="ce7" table:formula="of:=IF([.AD2]=1;COM.MICROSOFT.CONCAT([.Y2];&quot; x &quot;;[.Z2];&quot; inches, &quot;;[.AA2];&quot; x &quot;;[.AB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2]/[.$J2]; 0)" office:value-type="float" office:value="30" calcext:value-type="float">
            <text:p>30</text:p>
          </table:table-cell>
          <table:table-cell table:style-name="ce7" table:formula="of:=ROUND([.AF2]*2.54; 0)" office:value-type="float" office:value="51" calcext:value-type="float">
            <text:p>51</text:p>
          </table:table-cell>
          <table:table-cell table:style-name="ce7" table:formula="of:=ROUND([.AG2]*2.54;0)" office:value-type="float" office:value="76" calcext:value-type="float">
            <text:p>76</text:p>
          </table:table-cell>
          <table:table-cell table:style-name="ce7" table:formula="of:=IF([.$I2]&lt;[.$H2]; [.$I2]/[.AF2]; [.$H2]/[.AF2])" office:value-type="float" office:value="108.8" calcext:value-type="float">
            <text:p>109</text:p>
          </table:table-cell>
          <table:table-cell table:style-name="ce7" table:formula="of:=IF([.AJ2]&gt;100; 1; 0)" office:value-type="float" office:value="1" calcext:value-type="float">
            <text:p>1</text:p>
          </table:table-cell>
          <table:table-cell table:style-name="ce7" table:formula="of:=IF([.AK2]=1;COM.MICROSOFT.CONCAT([.AF2];&quot; x &quot;;[.AG2];&quot; inches, &quot;;[.AH2];&quot; x &quot;;[.AI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2]/[.$J2]; 0)" office:value-type="float" office:value="36" calcext:value-type="float">
            <text:p>36</text:p>
          </table:table-cell>
          <table:table-cell table:style-name="ce7" table:formula="of:=ROUND([.AM2]*2.54; 0)" office:value-type="float" office:value="61" calcext:value-type="float">
            <text:p>61</text:p>
          </table:table-cell>
          <table:table-cell table:style-name="ce7" table:formula="of:=ROUND([.AN2]*2.54;0)" office:value-type="float" office:value="91" calcext:value-type="float">
            <text:p>91</text:p>
          </table:table-cell>
          <table:table-cell table:style-name="ce7" table:formula="of:=IF([.$I2]&lt;[.$H2]; [.$I2]/[.AM2]; [.$H2]/[.AM2])" office:value-type="float" office:value="90.6666666666667" calcext:value-type="float">
            <text:p>91</text:p>
          </table:table-cell>
          <table:table-cell table:style-name="ce7" table:formula="of:=IF([.AQ2]&gt;90; 1; 0)" office:value-type="float" office:value="1" calcext:value-type="float">
            <text:p>1</text:p>
          </table:table-cell>
          <table:table-cell table:style-name="ce7" table:formula="of:=IF([.AR2]=1;COM.MICROSOFT.CONCAT([.AM2];&quot; x &quot;;[.AN2];&quot; inches, &quot;;[.AO2];&quot; x &quot;;[.AP2];&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2]/[.$J2]; 0)" office:value-type="float" office:value="12" calcext:value-type="float">
            <text:p>12</text:p>
          </table:table-cell>
          <table:table-cell table:style-name="ce7" table:formula="of:=ROUND([.AT2]*2.54; 0)" office:value-type="float" office:value="20" calcext:value-type="float">
            <text:p>20</text:p>
          </table:table-cell>
          <table:table-cell table:style-name="ce7" table:formula="of:=ROUND([.AU2]*2.54;0)" office:value-type="float" office:value="30" calcext:value-type="float">
            <text:p>30</text:p>
          </table:table-cell>
          <table:table-cell table:style-name="ce7" table:formula="of:=IF([.$I2]&lt;[.$H2]; [.$I2]/[.AT2]; [.$H2]/[.AT2])" office:value-type="float" office:value="272" calcext:value-type="float">
            <text:p>272</text:p>
          </table:table-cell>
          <table:table-cell table:style-name="ce7" table:formula="of:=IF([.AX2]&gt;280; 1; 0)" office:value-type="float" office:value="0" calcext:value-type="float">
            <text:p>0</text:p>
          </table:table-cell>
          <table:table-cell table:style-name="ce7" table:formula="of:=IF([.AY2]=1;COM.MICROSOFT.CONCAT([.AT2];&quot; x &quot;;[.AU2];&quot; inches, &quot;;[.AV2];&quot; x &quot;;[.AW2];&quot; cm&quot;); &quot;&quot;)">
            <text:p/>
          </table:table-cell>
          <table:table-cell table:style-name="ce7" office:value-type="float" office:value="12" calcext:value-type="float">
            <text:p>12</text:p>
          </table:table-cell>
          <table:table-cell table:style-name="ce7" table:formula="of:=ROUND([.BA2]/[.$J2]; 0)" office:value-type="float" office:value="18" calcext:value-type="float">
            <text:p>18</text:p>
          </table:table-cell>
          <table:table-cell table:style-name="ce7" table:formula="of:=ROUND([.BA2]*2.54; 0)" office:value-type="float" office:value="30" calcext:value-type="float">
            <text:p>30</text:p>
          </table:table-cell>
          <table:table-cell table:style-name="ce7" table:formula="of:=ROUND([.BB2]*2.54;0)" office:value-type="float" office:value="46" calcext:value-type="float">
            <text:p>46</text:p>
          </table:table-cell>
          <table:table-cell table:style-name="ce7" table:formula="of:=IF([.$I2]&lt;[.$H2]; [.$I2]/[.BA2]; [.$H2]/[.BA2])" office:value-type="float" office:value="181.333333333333" calcext:value-type="float">
            <text:p>181</text:p>
          </table:table-cell>
          <table:table-cell table:style-name="ce7" table:formula="of:=IF([.BE2]&gt;180; 1; 0)" office:value-type="float" office:value="1" calcext:value-type="float">
            <text:p>1</text:p>
          </table:table-cell>
          <table:table-cell table:style-name="ce7" table:formula="of:=IF([.BF2]=1;COM.MICROSOFT.CONCAT([.BA2];&quot; x &quot;;[.BB2];&quot; inches, &quot;;[.BC2];&quot; x &quot;;[.BD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2]/[.$J2]; 0)" office:value-type="float" office:value="24" calcext:value-type="float">
            <text:p>24</text:p>
          </table:table-cell>
          <table:table-cell table:style-name="ce7" table:formula="of:=ROUND([.BH2]*2.54; 0)" office:value-type="float" office:value="41" calcext:value-type="float">
            <text:p>41</text:p>
          </table:table-cell>
          <table:table-cell table:style-name="ce7" table:formula="of:=ROUND([.BI2]*2.54;0)" office:value-type="float" office:value="61" calcext:value-type="float">
            <text:p>61</text:p>
          </table:table-cell>
          <table:table-cell table:style-name="ce7" table:formula="of:=IF([.$I2]&lt;[.$H2]; [.$I2]/[.BH2]; [.$H2]/[.BH2])" office:value-type="float" office:value="136" calcext:value-type="float">
            <text:p>136</text:p>
          </table:table-cell>
          <table:table-cell table:style-name="ce7" table:formula="of:=IF([.BL2]&gt;150; 1; 0)" office:value-type="float" office:value="0" calcext:value-type="float">
            <text:p>0</text:p>
          </table:table-cell>
          <table:table-cell table:style-name="ce7" table:formula="of:=IF([.BM2]=1;COM.MICROSOFT.CONCAT([.BH2];&quot; x &quot;;[.BI2];&quot; inches, &quot;;[.BJ2];&quot; x &quot;;[.BK2];&quot; cm&quot;); &quot;&quot;)">
            <text:p/>
          </table:table-cell>
          <table:table-cell table:style-name="ce7" office:value-type="float" office:value="20" calcext:value-type="float">
            <text:p>20</text:p>
          </table:table-cell>
          <table:table-cell table:style-name="ce7" table:formula="of:=ROUND([.BO2]/[.$J2]; 0)" office:value-type="float" office:value="30" calcext:value-type="float">
            <text:p>30</text:p>
          </table:table-cell>
          <table:table-cell table:style-name="ce7" table:formula="of:=ROUND([.BO2]*2.54; 0)" office:value-type="float" office:value="51" calcext:value-type="float">
            <text:p>51</text:p>
          </table:table-cell>
          <table:table-cell table:style-name="ce7" table:formula="of:=ROUND([.BP2]*2.54;0)" office:value-type="float" office:value="76" calcext:value-type="float">
            <text:p>76</text:p>
          </table:table-cell>
          <table:table-cell table:style-name="ce7" table:formula="of:=IF([.$I2]&lt;[.$H2]; [.$I2]/[.BO2]; [.$H2]/[.BO2])" office:value-type="float" office:value="108.8" calcext:value-type="float">
            <text:p>109</text:p>
          </table:table-cell>
          <table:table-cell table:style-name="ce7" table:formula="of:=IF([.BS2]&gt;125; 1; 0)" office:value-type="float" office:value="0" calcext:value-type="float">
            <text:p>0</text:p>
          </table:table-cell>
          <table:table-cell table:style-name="ce7" table:formula="of:=IF([.BT2]=1;COM.MICROSOFT.CONCAT([.BO2];&quot; x &quot;;[.BP2];&quot; inches, &quot;;[.BQ2];&quot; x &quot;;[.BR2];&quot; cm&quot;); &quot;&quot;)">
            <text:p/>
          </table:table-cell>
          <table:table-cell table:style-name="ce7" office:value-type="float" office:value="24" calcext:value-type="float">
            <text:p>24</text:p>
          </table:table-cell>
          <table:table-cell table:style-name="ce7" table:formula="of:=ROUND([.BV2]/[.$J2]; 0)" office:value-type="float" office:value="36" calcext:value-type="float">
            <text:p>36</text:p>
          </table:table-cell>
          <table:table-cell table:style-name="ce7" table:formula="of:=ROUND([.BV2]*2.54; 0)" office:value-type="float" office:value="61" calcext:value-type="float">
            <text:p>61</text:p>
          </table:table-cell>
          <table:table-cell table:style-name="ce7" table:formula="of:=ROUND([.BW2]*2.54;0)" office:value-type="float" office:value="91" calcext:value-type="float">
            <text:p>91</text:p>
          </table:table-cell>
          <table:table-cell table:style-name="ce7" table:formula="of:=IF([.$I2]&lt;[.$H2]; [.$I2]/[.BV2]; [.$H2]/[.BV2])" office:value-type="float" office:value="90.6666666666667" calcext:value-type="float">
            <text:p>91</text:p>
          </table:table-cell>
          <table:table-cell table:style-name="ce7" table:formula="of:=IF([.BZ2]&gt;110; 1; 0)" office:value-type="float" office:value="0" calcext:value-type="float">
            <text:p>0</text:p>
          </table:table-cell>
          <table:table-cell table:style-name="ce7" table:formula="of:=IF([.CA2]=1;COM.MICROSOFT.CONCAT([.BV2];&quot; x &quot;;[.BW2];&quot; inches, &quot;;[.BX2];&quot; x &quot;;[.BY2];&quot; cm&quot;); &quot;&quot;)">
            <text:p/>
          </table:table-cell>
          <table:table-cell table:number-columns-repeated="2"/>
        </table:table-row>
        <table:table-row table:style-name="ro2">
          <table:table-cell office:value-type="float" office:value="2" calcext:value-type="float">
            <text:p>2</text:p>
          </table:table-cell>
          <table:table-cell table:formula="of:=COM.MICROSOFT.CONCAT(&quot;PrintGalleryImage-&quot;;[.A3];&quot;.jpg&quot;)" office:value-type="string" office:string-value="PrintGalleryImage-2.jpg" calcext:value-type="string">
            <text:p>PrintGalleryImage-2.jpg</text:p>
          </table:table-cell>
          <table:table-cell table:style-name="Default" office:value-type="string" calcext:value-type="string">
            <text:p>Caiman Eyeball BW</text:p>
          </table:table-cell>
          <table:table-cell table:style-name="Default" office:value-type="string" calcext:value-type="string">
            <text:p>In the upper reaches of the Amazon, in Bolivia there are so many caiman in the rivers but one doesn't often see more than the eyeball poking out above the surface.</text:p>
          </table:table-cell>
          <table:table-cell table:style-name="Default" office:value-type="string" calcext:value-type="string">
            <text:p>Adrian, Adrian O Brien, Adrian O' Brien, Adrian O'Brien, Amazon, Animals, Basin, Bolivia, Brien, O' Brien, O'Brien, OBrien, Predator, Reptile, Reptiles, Wildlife chasing, chasing, chasing wildlife, chasingwildlife, nature, wildlifechasing</text:p>
          </table:table-cell>
          <table:table-cell table:style-name="ce12" office:value-type="string" calcext:value-type="string">
            <text:p>19/11/2005 14:24:51</text:p>
          </table:table-cell>
          <table:table-cell table:style-name="Default" office:value-type="string" calcext:value-type="string">
            <text:p>3264 x 2176</text:p>
          </table:table-cell>
          <table:table-cell table:formula="of:=LEFT([.G3];4)" office:value-type="string" office:string-value="3264" calcext:value-type="string">
            <text:p>3264</text:p>
          </table:table-cell>
          <table:table-cell table:formula="of:=RIGHT([.G3];4)" office:value-type="string" office:string-value="2176" calcext:value-type="string">
            <text:p>2176</text:p>
          </table:table-cell>
          <table:table-cell table:style-name="ce6" table:formula="of:=IF([.I3]/[.H3]&gt;1;[.H3]/[.I3];[.I3]/[.H3])" office:value-type="float" office:value="0.666666666666667" calcext:value-type="float">
            <text:p>0.667</text:p>
          </table:table-cell>
          <table:table-cell table:style-name="ce7" office:value-type="float" office:value="8" calcext:value-type="float">
            <text:p>8</text:p>
          </table:table-cell>
          <table:table-cell table:style-name="ce7" table:formula="of:=ROUND([.K3]/[.$J3]; 0)" office:value-type="float" office:value="12" calcext:value-type="float">
            <text:p>12</text:p>
          </table:table-cell>
          <table:table-cell table:style-name="ce7" table:formula="of:=ROUND([.K3]*2.54; 0)" office:value-type="float" office:value="20" calcext:value-type="float">
            <text:p>20</text:p>
          </table:table-cell>
          <table:table-cell table:style-name="ce7" table:formula="of:=ROUND([.L3]*2.54;0)" office:value-type="float" office:value="30" calcext:value-type="float">
            <text:p>30</text:p>
          </table:table-cell>
          <table:table-cell table:style-name="ce7" table:formula="of:=IF([.$I3]&lt;[.$H3]; [.$I3]/[.K3]; [.$H3]/[.K3])" office:value-type="float" office:value="272" calcext:value-type="float">
            <text:p>272</text:p>
          </table:table-cell>
          <table:table-cell table:style-name="ce7" table:formula="of:=IF([.O3]&gt;250; 1; 0)" office:value-type="float" office:value="1" calcext:value-type="float">
            <text:p>1</text:p>
          </table:table-cell>
          <table:table-cell table:style-name="ce7" table:formula="of:=IF([.P3]=1;COM.MICROSOFT.CONCAT([.K3];&quot; x &quot;;[.L3];&quot; inches, &quot;;[.M3];&quot; x &quot;;[.N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3]/[.$J3]; 0)" office:value-type="float" office:value="18" calcext:value-type="float">
            <text:p>18</text:p>
          </table:table-cell>
          <table:table-cell table:style-name="ce7" table:formula="of:=ROUND([.R3]*2.54; 0)" office:value-type="float" office:value="30" calcext:value-type="float">
            <text:p>30</text:p>
          </table:table-cell>
          <table:table-cell table:style-name="ce7" table:formula="of:=ROUND([.S3]*2.54;0)" office:value-type="float" office:value="46" calcext:value-type="float">
            <text:p>46</text:p>
          </table:table-cell>
          <table:table-cell table:style-name="ce7" table:formula="of:=IF([.$I3]&lt;[.$H3]; [.$I3]/[.R3]; [.$H3]/[.R3])" office:value-type="float" office:value="181.333333333333" calcext:value-type="float">
            <text:p>181</text:p>
          </table:table-cell>
          <table:table-cell table:style-name="ce7" table:formula="of:=IF([.V3]&gt;150; 1; 0)" office:value-type="float" office:value="1" calcext:value-type="float">
            <text:p>1</text:p>
          </table:table-cell>
          <table:table-cell table:style-name="ce7" table:formula="of:=IF([.W3]=1;COM.MICROSOFT.CONCAT([.R3];&quot; x &quot;;[.S3];&quot; inches, &quot;;[.T3];&quot; x &quot;;[.U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3]/[.$J3]; 0)" office:value-type="float" office:value="24" calcext:value-type="float">
            <text:p>24</text:p>
          </table:table-cell>
          <table:table-cell table:style-name="ce7" table:formula="of:=ROUND([.Y3]*2.54; 0)" office:value-type="float" office:value="41" calcext:value-type="float">
            <text:p>41</text:p>
          </table:table-cell>
          <table:table-cell table:style-name="ce7" table:formula="of:=ROUND([.Z3]*2.54;0)" office:value-type="float" office:value="61" calcext:value-type="float">
            <text:p>61</text:p>
          </table:table-cell>
          <table:table-cell table:style-name="ce7" table:formula="of:=IF([.$I3]&lt;[.$H3]; [.$I3]/[.Y3]; [.$H3]/[.Y3])" office:value-type="float" office:value="136" calcext:value-type="float">
            <text:p>136</text:p>
          </table:table-cell>
          <table:table-cell table:style-name="ce7" table:formula="of:=IF([.AC3]&gt;120; 1; 0)" office:value-type="float" office:value="1" calcext:value-type="float">
            <text:p>1</text:p>
          </table:table-cell>
          <table:table-cell table:style-name="ce7" table:formula="of:=IF([.AD3]=1;COM.MICROSOFT.CONCAT([.Y3];&quot; x &quot;;[.Z3];&quot; inches, &quot;;[.AA3];&quot; x &quot;;[.AB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3]/[.$J3]; 0)" office:value-type="float" office:value="30" calcext:value-type="float">
            <text:p>30</text:p>
          </table:table-cell>
          <table:table-cell table:style-name="ce7" table:formula="of:=ROUND([.AF3]*2.54; 0)" office:value-type="float" office:value="51" calcext:value-type="float">
            <text:p>51</text:p>
          </table:table-cell>
          <table:table-cell table:style-name="ce7" table:formula="of:=ROUND([.AG3]*2.54;0)" office:value-type="float" office:value="76" calcext:value-type="float">
            <text:p>76</text:p>
          </table:table-cell>
          <table:table-cell table:style-name="ce7" table:formula="of:=IF([.$I3]&lt;[.$H3]; [.$I3]/[.AF3]; [.$H3]/[.AF3])" office:value-type="float" office:value="108.8" calcext:value-type="float">
            <text:p>109</text:p>
          </table:table-cell>
          <table:table-cell table:style-name="ce7" table:formula="of:=IF([.AJ3]&gt;100; 1; 0)" office:value-type="float" office:value="1" calcext:value-type="float">
            <text:p>1</text:p>
          </table:table-cell>
          <table:table-cell table:style-name="ce7" table:formula="of:=IF([.AK3]=1;COM.MICROSOFT.CONCAT([.AF3];&quot; x &quot;;[.AG3];&quot; inches, &quot;;[.AH3];&quot; x &quot;;[.AI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3]/[.$J3]; 0)" office:value-type="float" office:value="36" calcext:value-type="float">
            <text:p>36</text:p>
          </table:table-cell>
          <table:table-cell table:style-name="ce7" table:formula="of:=ROUND([.AM3]*2.54; 0)" office:value-type="float" office:value="61" calcext:value-type="float">
            <text:p>61</text:p>
          </table:table-cell>
          <table:table-cell table:style-name="ce7" table:formula="of:=ROUND([.AN3]*2.54;0)" office:value-type="float" office:value="91" calcext:value-type="float">
            <text:p>91</text:p>
          </table:table-cell>
          <table:table-cell table:style-name="ce7" table:formula="of:=IF([.$I3]&lt;[.$H3]; [.$I3]/[.AM3]; [.$H3]/[.AM3])" office:value-type="float" office:value="90.6666666666667" calcext:value-type="float">
            <text:p>91</text:p>
          </table:table-cell>
          <table:table-cell table:style-name="ce7" table:formula="of:=IF([.AQ3]&gt;90; 1; 0)" office:value-type="float" office:value="1" calcext:value-type="float">
            <text:p>1</text:p>
          </table:table-cell>
          <table:table-cell table:style-name="ce7" table:formula="of:=IF([.AR3]=1;COM.MICROSOFT.CONCAT([.AM3];&quot; x &quot;;[.AN3];&quot; inches, &quot;;[.AO3];&quot; x &quot;;[.AP3];&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3]/[.$J3]; 0)" office:value-type="float" office:value="12" calcext:value-type="float">
            <text:p>12</text:p>
          </table:table-cell>
          <table:table-cell table:style-name="ce7" table:formula="of:=ROUND([.AT3]*2.54; 0)" office:value-type="float" office:value="20" calcext:value-type="float">
            <text:p>20</text:p>
          </table:table-cell>
          <table:table-cell table:style-name="ce7" table:formula="of:=ROUND([.AU3]*2.54;0)" office:value-type="float" office:value="30" calcext:value-type="float">
            <text:p>30</text:p>
          </table:table-cell>
          <table:table-cell table:style-name="ce7" table:formula="of:=IF([.$I3]&lt;[.$H3]; [.$I3]/[.AT3]; [.$H3]/[.AT3])" office:value-type="float" office:value="272" calcext:value-type="float">
            <text:p>272</text:p>
          </table:table-cell>
          <table:table-cell table:style-name="ce7" table:formula="of:=IF([.AX3]&gt;280; 1; 0)" office:value-type="float" office:value="0" calcext:value-type="float">
            <text:p>0</text:p>
          </table:table-cell>
          <table:table-cell table:style-name="ce7" table:formula="of:=IF([.AY3]=1;COM.MICROSOFT.CONCAT([.AT3];&quot; x &quot;;[.AU3];&quot; inches, &quot;;[.AV3];&quot; x &quot;;[.AW3];&quot; cm&quot;); &quot;&quot;)">
            <text:p/>
          </table:table-cell>
          <table:table-cell table:style-name="ce7" office:value-type="float" office:value="12" calcext:value-type="float">
            <text:p>12</text:p>
          </table:table-cell>
          <table:table-cell table:style-name="ce7" table:formula="of:=ROUND([.BA3]/[.$J3]; 0)" office:value-type="float" office:value="18" calcext:value-type="float">
            <text:p>18</text:p>
          </table:table-cell>
          <table:table-cell table:style-name="ce7" table:formula="of:=ROUND([.BA3]*2.54; 0)" office:value-type="float" office:value="30" calcext:value-type="float">
            <text:p>30</text:p>
          </table:table-cell>
          <table:table-cell table:style-name="ce7" table:formula="of:=ROUND([.BB3]*2.54;0)" office:value-type="float" office:value="46" calcext:value-type="float">
            <text:p>46</text:p>
          </table:table-cell>
          <table:table-cell table:style-name="ce7" table:formula="of:=IF([.$I3]&lt;[.$H3]; [.$I3]/[.BA3]; [.$H3]/[.BA3])" office:value-type="float" office:value="181.333333333333" calcext:value-type="float">
            <text:p>181</text:p>
          </table:table-cell>
          <table:table-cell table:style-name="ce7" table:formula="of:=IF([.BE3]&gt;180; 1; 0)" office:value-type="float" office:value="1" calcext:value-type="float">
            <text:p>1</text:p>
          </table:table-cell>
          <table:table-cell table:style-name="ce7" table:formula="of:=IF([.BF3]=1;COM.MICROSOFT.CONCAT([.BA3];&quot; x &quot;;[.BB3];&quot; inches, &quot;;[.BC3];&quot; x &quot;;[.BD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3]/[.$J3]; 0)" office:value-type="float" office:value="24" calcext:value-type="float">
            <text:p>24</text:p>
          </table:table-cell>
          <table:table-cell table:style-name="ce7" table:formula="of:=ROUND([.BH3]*2.54; 0)" office:value-type="float" office:value="41" calcext:value-type="float">
            <text:p>41</text:p>
          </table:table-cell>
          <table:table-cell table:style-name="ce7" table:formula="of:=ROUND([.BI3]*2.54;0)" office:value-type="float" office:value="61" calcext:value-type="float">
            <text:p>61</text:p>
          </table:table-cell>
          <table:table-cell table:style-name="ce7" table:formula="of:=IF([.$I3]&lt;[.$H3]; [.$I3]/[.BH3]; [.$H3]/[.BH3])" office:value-type="float" office:value="136" calcext:value-type="float">
            <text:p>136</text:p>
          </table:table-cell>
          <table:table-cell table:style-name="ce7" table:formula="of:=IF([.BL3]&gt;150; 1; 0)" office:value-type="float" office:value="0" calcext:value-type="float">
            <text:p>0</text:p>
          </table:table-cell>
          <table:table-cell table:style-name="ce7" table:formula="of:=IF([.BM3]=1;COM.MICROSOFT.CONCAT([.BH3];&quot; x &quot;;[.BI3];&quot; inches, &quot;;[.BJ3];&quot; x &quot;;[.BK3];&quot; cm&quot;); &quot;&quot;)">
            <text:p/>
          </table:table-cell>
          <table:table-cell table:style-name="ce7" office:value-type="float" office:value="20" calcext:value-type="float">
            <text:p>20</text:p>
          </table:table-cell>
          <table:table-cell table:style-name="ce7" table:formula="of:=ROUND([.BO3]/[.$J3]; 0)" office:value-type="float" office:value="30" calcext:value-type="float">
            <text:p>30</text:p>
          </table:table-cell>
          <table:table-cell table:style-name="ce7" table:formula="of:=ROUND([.BO3]*2.54; 0)" office:value-type="float" office:value="51" calcext:value-type="float">
            <text:p>51</text:p>
          </table:table-cell>
          <table:table-cell table:style-name="ce7" table:formula="of:=ROUND([.BP3]*2.54;0)" office:value-type="float" office:value="76" calcext:value-type="float">
            <text:p>76</text:p>
          </table:table-cell>
          <table:table-cell table:style-name="ce7" table:formula="of:=IF([.$I3]&lt;[.$H3]; [.$I3]/[.BO3]; [.$H3]/[.BO3])" office:value-type="float" office:value="108.8" calcext:value-type="float">
            <text:p>109</text:p>
          </table:table-cell>
          <table:table-cell table:style-name="ce7" table:formula="of:=IF([.BS3]&gt;125; 1; 0)" office:value-type="float" office:value="0" calcext:value-type="float">
            <text:p>0</text:p>
          </table:table-cell>
          <table:table-cell table:style-name="ce7" table:formula="of:=IF([.BT3]=1;COM.MICROSOFT.CONCAT([.BO3];&quot; x &quot;;[.BP3];&quot; inches, &quot;;[.BQ3];&quot; x &quot;;[.BR3];&quot; cm&quot;); &quot;&quot;)">
            <text:p/>
          </table:table-cell>
          <table:table-cell table:style-name="ce7" office:value-type="float" office:value="24" calcext:value-type="float">
            <text:p>24</text:p>
          </table:table-cell>
          <table:table-cell table:style-name="ce7" table:formula="of:=ROUND([.BV3]/[.$J3]; 0)" office:value-type="float" office:value="36" calcext:value-type="float">
            <text:p>36</text:p>
          </table:table-cell>
          <table:table-cell table:style-name="ce7" table:formula="of:=ROUND([.BV3]*2.54; 0)" office:value-type="float" office:value="61" calcext:value-type="float">
            <text:p>61</text:p>
          </table:table-cell>
          <table:table-cell table:style-name="ce7" table:formula="of:=ROUND([.BW3]*2.54;0)" office:value-type="float" office:value="91" calcext:value-type="float">
            <text:p>91</text:p>
          </table:table-cell>
          <table:table-cell table:style-name="ce7" table:formula="of:=IF([.$I3]&lt;[.$H3]; [.$I3]/[.BV3]; [.$H3]/[.BV3])" office:value-type="float" office:value="90.6666666666667" calcext:value-type="float">
            <text:p>91</text:p>
          </table:table-cell>
          <table:table-cell table:style-name="ce7" table:formula="of:=IF([.BZ3]&gt;110; 1; 0)" office:value-type="float" office:value="0" calcext:value-type="float">
            <text:p>0</text:p>
          </table:table-cell>
          <table:table-cell table:style-name="ce7" table:formula="of:=IF([.CA3]=1;COM.MICROSOFT.CONCAT([.BV3];&quot; x &quot;;[.BW3];&quot; inches, &quot;;[.BX3];&quot; x &quot;;[.BY3];&quot; cm&quot;); &quot;&quot;)">
            <text:p/>
          </table:table-cell>
          <table:table-cell table:number-columns-repeated="2"/>
        </table:table-row>
        <table:table-row table:style-name="ro2">
          <table:table-cell office:value-type="float" office:value="3" calcext:value-type="float">
            <text:p>3</text:p>
          </table:table-cell>
          <table:table-cell table:formula="of:=COM.MICROSOFT.CONCAT(&quot;PrintGalleryImage-&quot;;[.A4];&quot;.jpg&quot;)" office:value-type="string" office:string-value="PrintGalleryImage-3.jpg" calcext:value-type="string">
            <text:p>PrintGalleryImage-3.jpg</text:p>
          </table:table-cell>
          <table:table-cell table:style-name="Default" office:value-type="string" calcext:value-type="string">
            <text:p>Squirrel Monkey BW</text:p>
          </table:table-cell>
          <table:table-cell table:style-name="Default" office:value-type="string" calcext:value-type="string">
            <text:p>Squirrel Monkeys are common in the jungles and forests around the Amazon basin in the Bolivian Lowlands. However seeing them isn't so easy unless they come to the edges of the forest. This cute troop came to the waters edge while we were heading upstream in a motorised canoe.</text:p>
          </table:table-cell>
          <table:table-cell table:style-name="Default" office:value-type="string" calcext:value-type="string">
            <text:p>Adrian, Adrian O Brien, Adrian O' Brien, Adrian O'Brien, Amazon, Animals, Basin, Bolivia, Brien, Monkeys, O' Brien, O'Brien, OBrien, Wildlife chasing, chasing, chasing wildlife, chasingwildlife, mammal, monkey, nature, wildlifechasing</text:p>
          </table:table-cell>
          <table:table-cell table:style-name="ce12" office:value-type="string" calcext:value-type="string">
            <text:p>19/11/2005 16:06:28</text:p>
          </table:table-cell>
          <table:table-cell table:style-name="Default" office:value-type="string" calcext:value-type="string">
            <text:p>2448 x 3060</text:p>
          </table:table-cell>
          <table:table-cell table:formula="of:=LEFT([.G4];4)" office:value-type="string" office:string-value="2448" calcext:value-type="string">
            <text:p>2448</text:p>
          </table:table-cell>
          <table:table-cell table:formula="of:=RIGHT([.G4];4)" office:value-type="string" office:string-value="3060" calcext:value-type="string">
            <text:p>3060</text:p>
          </table:table-cell>
          <table:table-cell table:style-name="ce6" table:formula="of:=IF([.I4]/[.H4]&gt;1;[.H4]/[.I4];[.I4]/[.H4])" office:value-type="float" office:value="0.8" calcext:value-type="float">
            <text:p>0.800</text:p>
          </table:table-cell>
          <table:table-cell table:style-name="ce7" office:value-type="float" office:value="8" calcext:value-type="float">
            <text:p>8</text:p>
          </table:table-cell>
          <table:table-cell table:style-name="ce7" table:formula="of:=ROUND([.K4]/[.$J4]; 0)" office:value-type="float" office:value="10" calcext:value-type="float">
            <text:p>10</text:p>
          </table:table-cell>
          <table:table-cell table:style-name="ce7" table:formula="of:=ROUND([.K4]*2.54; 0)" office:value-type="float" office:value="20" calcext:value-type="float">
            <text:p>20</text:p>
          </table:table-cell>
          <table:table-cell table:style-name="ce7" table:formula="of:=ROUND([.L4]*2.54;0)" office:value-type="float" office:value="25" calcext:value-type="float">
            <text:p>25</text:p>
          </table:table-cell>
          <table:table-cell table:style-name="ce7" table:formula="of:=IF([.$I4]&lt;[.$H4]; [.$I4]/[.K4]; [.$H4]/[.K4])" office:value-type="float" office:value="306" calcext:value-type="float">
            <text:p>306</text:p>
          </table:table-cell>
          <table:table-cell table:style-name="ce7" table:formula="of:=IF([.O4]&gt;250; 1; 0)" office:value-type="float" office:value="1" calcext:value-type="float">
            <text:p>1</text:p>
          </table:table-cell>
          <table:table-cell table:style-name="ce7" table:formula="of:=IF([.P4]=1;COM.MICROSOFT.CONCAT([.K4];&quot; x &quot;;[.L4];&quot; inches, &quot;;[.M4];&quot; x &quot;;[.N4];&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4]/[.$J4]; 0)" office:value-type="float" office:value="15" calcext:value-type="float">
            <text:p>15</text:p>
          </table:table-cell>
          <table:table-cell table:style-name="ce7" table:formula="of:=ROUND([.R4]*2.54; 0)" office:value-type="float" office:value="30" calcext:value-type="float">
            <text:p>30</text:p>
          </table:table-cell>
          <table:table-cell table:style-name="ce7" table:formula="of:=ROUND([.S4]*2.54;0)" office:value-type="float" office:value="38" calcext:value-type="float">
            <text:p>38</text:p>
          </table:table-cell>
          <table:table-cell table:style-name="ce7" table:formula="of:=IF([.$I4]&lt;[.$H4]; [.$I4]/[.R4]; [.$H4]/[.R4])" office:value-type="float" office:value="204" calcext:value-type="float">
            <text:p>204</text:p>
          </table:table-cell>
          <table:table-cell table:style-name="ce7" table:formula="of:=IF([.V4]&gt;150; 1; 0)" office:value-type="float" office:value="1" calcext:value-type="float">
            <text:p>1</text:p>
          </table:table-cell>
          <table:table-cell table:style-name="ce7" table:formula="of:=IF([.W4]=1;COM.MICROSOFT.CONCAT([.R4];&quot; x &quot;;[.S4];&quot; inches, &quot;;[.T4];&quot; x &quot;;[.U4];&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4]/[.$J4]; 0)" office:value-type="float" office:value="20" calcext:value-type="float">
            <text:p>20</text:p>
          </table:table-cell>
          <table:table-cell table:style-name="ce7" table:formula="of:=ROUND([.Y4]*2.54; 0)" office:value-type="float" office:value="41" calcext:value-type="float">
            <text:p>41</text:p>
          </table:table-cell>
          <table:table-cell table:style-name="ce7" table:formula="of:=ROUND([.Z4]*2.54;0)" office:value-type="float" office:value="51" calcext:value-type="float">
            <text:p>51</text:p>
          </table:table-cell>
          <table:table-cell table:style-name="ce7" table:formula="of:=IF([.$I4]&lt;[.$H4]; [.$I4]/[.Y4]; [.$H4]/[.Y4])" office:value-type="float" office:value="153" calcext:value-type="float">
            <text:p>153</text:p>
          </table:table-cell>
          <table:table-cell table:style-name="ce7" table:formula="of:=IF([.AC4]&gt;120; 1; 0)" office:value-type="float" office:value="1" calcext:value-type="float">
            <text:p>1</text:p>
          </table:table-cell>
          <table:table-cell table:style-name="ce7" table:formula="of:=IF([.AD4]=1;COM.MICROSOFT.CONCAT([.Y4];&quot; x &quot;;[.Z4];&quot; inches, &quot;;[.AA4];&quot; x &quot;;[.AB4];&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4]/[.$J4]; 0)" office:value-type="float" office:value="25" calcext:value-type="float">
            <text:p>25</text:p>
          </table:table-cell>
          <table:table-cell table:style-name="ce7" table:formula="of:=ROUND([.AF4]*2.54; 0)" office:value-type="float" office:value="51" calcext:value-type="float">
            <text:p>51</text:p>
          </table:table-cell>
          <table:table-cell table:style-name="ce7" table:formula="of:=ROUND([.AG4]*2.54;0)" office:value-type="float" office:value="64" calcext:value-type="float">
            <text:p>64</text:p>
          </table:table-cell>
          <table:table-cell table:style-name="ce7" table:formula="of:=IF([.$I4]&lt;[.$H4]; [.$I4]/[.AF4]; [.$H4]/[.AF4])" office:value-type="float" office:value="122.4" calcext:value-type="float">
            <text:p>122</text:p>
          </table:table-cell>
          <table:table-cell table:style-name="ce7" table:formula="of:=IF([.AJ4]&gt;100; 1; 0)" office:value-type="float" office:value="1" calcext:value-type="float">
            <text:p>1</text:p>
          </table:table-cell>
          <table:table-cell table:style-name="ce7" table:formula="of:=IF([.AK4]=1;COM.MICROSOFT.CONCAT([.AF4];&quot; x &quot;;[.AG4];&quot; inches, &quot;;[.AH4];&quot; x &quot;;[.AI4];&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4]/[.$J4]; 0)" office:value-type="float" office:value="30" calcext:value-type="float">
            <text:p>30</text:p>
          </table:table-cell>
          <table:table-cell table:style-name="ce7" table:formula="of:=ROUND([.AM4]*2.54; 0)" office:value-type="float" office:value="61" calcext:value-type="float">
            <text:p>61</text:p>
          </table:table-cell>
          <table:table-cell table:style-name="ce7" table:formula="of:=ROUND([.AN4]*2.54;0)" office:value-type="float" office:value="76" calcext:value-type="float">
            <text:p>76</text:p>
          </table:table-cell>
          <table:table-cell table:style-name="ce7" table:formula="of:=IF([.$I4]&lt;[.$H4]; [.$I4]/[.AM4]; [.$H4]/[.AM4])" office:value-type="float" office:value="102" calcext:value-type="float">
            <text:p>102</text:p>
          </table:table-cell>
          <table:table-cell table:style-name="ce7" table:formula="of:=IF([.AQ4]&gt;90; 1; 0)" office:value-type="float" office:value="1" calcext:value-type="float">
            <text:p>1</text:p>
          </table:table-cell>
          <table:table-cell table:style-name="ce7" table:formula="of:=IF([.AR4]=1;COM.MICROSOFT.CONCAT([.AM4];&quot; x &quot;;[.AN4];&quot; inches, &quot;;[.AO4];&quot; x &quot;;[.AP4];&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4]/[.$J4]; 0)" office:value-type="float" office:value="10" calcext:value-type="float">
            <text:p>10</text:p>
          </table:table-cell>
          <table:table-cell table:style-name="ce7" table:formula="of:=ROUND([.AT4]*2.54; 0)" office:value-type="float" office:value="20" calcext:value-type="float">
            <text:p>20</text:p>
          </table:table-cell>
          <table:table-cell table:style-name="ce7" table:formula="of:=ROUND([.AU4]*2.54;0)" office:value-type="float" office:value="25" calcext:value-type="float">
            <text:p>25</text:p>
          </table:table-cell>
          <table:table-cell table:style-name="ce7" table:formula="of:=IF([.$I4]&lt;[.$H4]; [.$I4]/[.AT4]; [.$H4]/[.AT4])" office:value-type="float" office:value="306" calcext:value-type="float">
            <text:p>306</text:p>
          </table:table-cell>
          <table:table-cell table:style-name="ce7" table:formula="of:=IF([.AX4]&gt;280; 1; 0)" office:value-type="float" office:value="1" calcext:value-type="float">
            <text:p>1</text:p>
          </table:table-cell>
          <table:table-cell table:style-name="ce7" table:formula="of:=IF([.AY4]=1;COM.MICROSOFT.CONCAT([.AT4];&quot; x &quot;;[.AU4];&quot; inches, &quot;;[.AV4];&quot; x &quot;;[.AW4];&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4]/[.$J4]; 0)" office:value-type="float" office:value="15" calcext:value-type="float">
            <text:p>15</text:p>
          </table:table-cell>
          <table:table-cell table:style-name="ce7" table:formula="of:=ROUND([.BA4]*2.54; 0)" office:value-type="float" office:value="30" calcext:value-type="float">
            <text:p>30</text:p>
          </table:table-cell>
          <table:table-cell table:style-name="ce7" table:formula="of:=ROUND([.BB4]*2.54;0)" office:value-type="float" office:value="38" calcext:value-type="float">
            <text:p>38</text:p>
          </table:table-cell>
          <table:table-cell table:style-name="ce7" table:formula="of:=IF([.$I4]&lt;[.$H4]; [.$I4]/[.BA4]; [.$H4]/[.BA4])" office:value-type="float" office:value="204" calcext:value-type="float">
            <text:p>204</text:p>
          </table:table-cell>
          <table:table-cell table:style-name="ce7" table:formula="of:=IF([.BE4]&gt;180; 1; 0)" office:value-type="float" office:value="1" calcext:value-type="float">
            <text:p>1</text:p>
          </table:table-cell>
          <table:table-cell table:style-name="ce7" table:formula="of:=IF([.BF4]=1;COM.MICROSOFT.CONCAT([.BA4];&quot; x &quot;;[.BB4];&quot; inches, &quot;;[.BC4];&quot; x &quot;;[.BD4];&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4]/[.$J4]; 0)" office:value-type="float" office:value="20" calcext:value-type="float">
            <text:p>20</text:p>
          </table:table-cell>
          <table:table-cell table:style-name="ce7" table:formula="of:=ROUND([.BH4]*2.54; 0)" office:value-type="float" office:value="41" calcext:value-type="float">
            <text:p>41</text:p>
          </table:table-cell>
          <table:table-cell table:style-name="ce7" table:formula="of:=ROUND([.BI4]*2.54;0)" office:value-type="float" office:value="51" calcext:value-type="float">
            <text:p>51</text:p>
          </table:table-cell>
          <table:table-cell table:style-name="ce7" table:formula="of:=IF([.$I4]&lt;[.$H4]; [.$I4]/[.BH4]; [.$H4]/[.BH4])" office:value-type="float" office:value="153" calcext:value-type="float">
            <text:p>153</text:p>
          </table:table-cell>
          <table:table-cell table:style-name="ce7" table:formula="of:=IF([.BL4]&gt;150; 1; 0)" office:value-type="float" office:value="1" calcext:value-type="float">
            <text:p>1</text:p>
          </table:table-cell>
          <table:table-cell table:style-name="ce7" table:formula="of:=IF([.BM4]=1;COM.MICROSOFT.CONCAT([.BH4];&quot; x &quot;;[.BI4];&quot; inches, &quot;;[.BJ4];&quot; x &quot;;[.BK4];&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4]/[.$J4]; 0)" office:value-type="float" office:value="25" calcext:value-type="float">
            <text:p>25</text:p>
          </table:table-cell>
          <table:table-cell table:style-name="ce7" table:formula="of:=ROUND([.BO4]*2.54; 0)" office:value-type="float" office:value="51" calcext:value-type="float">
            <text:p>51</text:p>
          </table:table-cell>
          <table:table-cell table:style-name="ce7" table:formula="of:=ROUND([.BP4]*2.54;0)" office:value-type="float" office:value="64" calcext:value-type="float">
            <text:p>64</text:p>
          </table:table-cell>
          <table:table-cell table:style-name="ce7" table:formula="of:=IF([.$I4]&lt;[.$H4]; [.$I4]/[.BO4]; [.$H4]/[.BO4])" office:value-type="float" office:value="122.4" calcext:value-type="float">
            <text:p>122</text:p>
          </table:table-cell>
          <table:table-cell table:style-name="ce7" table:formula="of:=IF([.BS4]&gt;125; 1; 0)" office:value-type="float" office:value="0" calcext:value-type="float">
            <text:p>0</text:p>
          </table:table-cell>
          <table:table-cell table:style-name="ce7" table:formula="of:=IF([.BT4]=1;COM.MICROSOFT.CONCAT([.BO4];&quot; x &quot;;[.BP4];&quot; inches, &quot;;[.BQ4];&quot; x &quot;;[.BR4];&quot; cm&quot;); &quot;&quot;)">
            <text:p/>
          </table:table-cell>
          <table:table-cell table:style-name="ce7" office:value-type="float" office:value="24" calcext:value-type="float">
            <text:p>24</text:p>
          </table:table-cell>
          <table:table-cell table:style-name="ce7" table:formula="of:=ROUND([.BV4]/[.$J4]; 0)" office:value-type="float" office:value="30" calcext:value-type="float">
            <text:p>30</text:p>
          </table:table-cell>
          <table:table-cell table:style-name="ce7" table:formula="of:=ROUND([.BV4]*2.54; 0)" office:value-type="float" office:value="61" calcext:value-type="float">
            <text:p>61</text:p>
          </table:table-cell>
          <table:table-cell table:style-name="ce7" table:formula="of:=ROUND([.BW4]*2.54;0)" office:value-type="float" office:value="76" calcext:value-type="float">
            <text:p>76</text:p>
          </table:table-cell>
          <table:table-cell table:style-name="ce7" table:formula="of:=IF([.$I4]&lt;[.$H4]; [.$I4]/[.BV4]; [.$H4]/[.BV4])" office:value-type="float" office:value="102" calcext:value-type="float">
            <text:p>102</text:p>
          </table:table-cell>
          <table:table-cell table:style-name="ce7" table:formula="of:=IF([.BZ4]&gt;110; 1; 0)" office:value-type="float" office:value="0" calcext:value-type="float">
            <text:p>0</text:p>
          </table:table-cell>
          <table:table-cell table:style-name="ce7" table:formula="of:=IF([.CA4]=1;COM.MICROSOFT.CONCAT([.BV4];&quot; x &quot;;[.BW4];&quot; inches, &quot;;[.BX4];&quot; x &quot;;[.BY4];&quot; cm&quot;); &quot;&quot;)">
            <text:p/>
          </table:table-cell>
          <table:table-cell table:number-columns-repeated="2"/>
        </table:table-row>
        <table:table-row table:style-name="ro2">
          <table:table-cell office:value-type="float" office:value="4" calcext:value-type="float">
            <text:p>4</text:p>
          </table:table-cell>
          <table:table-cell table:formula="of:=COM.MICROSOFT.CONCAT(&quot;PrintGalleryImage-&quot;;[.A5];&quot;.jpg&quot;)" office:value-type="string" office:string-value="PrintGalleryImage-4.jpg" calcext:value-type="string">
            <text:p>PrintGalleryImage-4.jpg</text:p>
          </table:table-cell>
          <table:table-cell table:style-name="Default" office:value-type="string" calcext:value-type="string">
            <text:p>Squirrel Monkey</text:p>
          </table:table-cell>
          <table:table-cell table:style-name="Default" office:value-type="string" calcext:value-type="string">
            <text:p>Squirrel Monkeys are common in the jungles and forests around the Amazon basin in the Bolivian Lowlands. However seeing them isn't so easy unless they come to the edges of the forest. This cute troop came to the waters edge while we were heading upstream in a motorised canoe.</text:p>
          </table:table-cell>
          <table:table-cell table:style-name="Default" office:value-type="string" calcext:value-type="string">
            <text:p>Adrian, Adrian O Brien, Adrian O' Brien, Adrian O'Brien, Amazon, Animals, Basin, Bolivia, Brien, Monkeys, O' Brien, O'Brien, OBrien, Wildlife chasing, chasing, chasing wildlife, chasingwildlife, mammal, nature, wildlifechasing</text:p>
          </table:table-cell>
          <table:table-cell table:style-name="ce12" office:value-type="string" calcext:value-type="string">
            <text:p>31/12/2017 16:49:39</text:p>
          </table:table-cell>
          <table:table-cell table:style-name="Default" office:value-type="string" calcext:value-type="string">
            <text:p>2448 x 3060</text:p>
          </table:table-cell>
          <table:table-cell table:formula="of:=LEFT([.G5];4)" office:value-type="string" office:string-value="2448" calcext:value-type="string">
            <text:p>2448</text:p>
          </table:table-cell>
          <table:table-cell table:formula="of:=RIGHT([.G5];4)" office:value-type="string" office:string-value="3060" calcext:value-type="string">
            <text:p>3060</text:p>
          </table:table-cell>
          <table:table-cell table:style-name="ce6" table:formula="of:=IF([.I5]/[.H5]&gt;1;[.H5]/[.I5];[.I5]/[.H5])" office:value-type="float" office:value="0.8" calcext:value-type="float">
            <text:p>0.800</text:p>
          </table:table-cell>
          <table:table-cell table:style-name="ce7" office:value-type="float" office:value="8" calcext:value-type="float">
            <text:p>8</text:p>
          </table:table-cell>
          <table:table-cell table:style-name="ce7" table:formula="of:=ROUND([.K5]/[.$J5]; 0)" office:value-type="float" office:value="10" calcext:value-type="float">
            <text:p>10</text:p>
          </table:table-cell>
          <table:table-cell table:style-name="ce7" table:formula="of:=ROUND([.K5]*2.54; 0)" office:value-type="float" office:value="20" calcext:value-type="float">
            <text:p>20</text:p>
          </table:table-cell>
          <table:table-cell table:style-name="ce7" table:formula="of:=ROUND([.L5]*2.54;0)" office:value-type="float" office:value="25" calcext:value-type="float">
            <text:p>25</text:p>
          </table:table-cell>
          <table:table-cell table:style-name="ce7" table:formula="of:=IF([.$I5]&lt;[.$H5]; [.$I5]/[.K5]; [.$H5]/[.K5])" office:value-type="float" office:value="306" calcext:value-type="float">
            <text:p>306</text:p>
          </table:table-cell>
          <table:table-cell table:style-name="ce7" table:formula="of:=IF([.O5]&gt;250; 1; 0)" office:value-type="float" office:value="1" calcext:value-type="float">
            <text:p>1</text:p>
          </table:table-cell>
          <table:table-cell table:style-name="ce7" table:formula="of:=IF([.P5]=1;COM.MICROSOFT.CONCAT([.K5];&quot; x &quot;;[.L5];&quot; inches, &quot;;[.M5];&quot; x &quot;;[.N5];&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5]/[.$J5]; 0)" office:value-type="float" office:value="15" calcext:value-type="float">
            <text:p>15</text:p>
          </table:table-cell>
          <table:table-cell table:style-name="ce7" table:formula="of:=ROUND([.R5]*2.54; 0)" office:value-type="float" office:value="30" calcext:value-type="float">
            <text:p>30</text:p>
          </table:table-cell>
          <table:table-cell table:style-name="ce7" table:formula="of:=ROUND([.S5]*2.54;0)" office:value-type="float" office:value="38" calcext:value-type="float">
            <text:p>38</text:p>
          </table:table-cell>
          <table:table-cell table:style-name="ce7" table:formula="of:=IF([.$I5]&lt;[.$H5]; [.$I5]/[.R5]; [.$H5]/[.R5])" office:value-type="float" office:value="204" calcext:value-type="float">
            <text:p>204</text:p>
          </table:table-cell>
          <table:table-cell table:style-name="ce7" table:formula="of:=IF([.V5]&gt;150; 1; 0)" office:value-type="float" office:value="1" calcext:value-type="float">
            <text:p>1</text:p>
          </table:table-cell>
          <table:table-cell table:style-name="ce7" table:formula="of:=IF([.W5]=1;COM.MICROSOFT.CONCAT([.R5];&quot; x &quot;;[.S5];&quot; inches, &quot;;[.T5];&quot; x &quot;;[.U5];&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5]/[.$J5]; 0)" office:value-type="float" office:value="20" calcext:value-type="float">
            <text:p>20</text:p>
          </table:table-cell>
          <table:table-cell table:style-name="ce7" table:formula="of:=ROUND([.Y5]*2.54; 0)" office:value-type="float" office:value="41" calcext:value-type="float">
            <text:p>41</text:p>
          </table:table-cell>
          <table:table-cell table:style-name="ce7" table:formula="of:=ROUND([.Z5]*2.54;0)" office:value-type="float" office:value="51" calcext:value-type="float">
            <text:p>51</text:p>
          </table:table-cell>
          <table:table-cell table:style-name="ce7" table:formula="of:=IF([.$I5]&lt;[.$H5]; [.$I5]/[.Y5]; [.$H5]/[.Y5])" office:value-type="float" office:value="153" calcext:value-type="float">
            <text:p>153</text:p>
          </table:table-cell>
          <table:table-cell table:style-name="ce7" table:formula="of:=IF([.AC5]&gt;120; 1; 0)" office:value-type="float" office:value="1" calcext:value-type="float">
            <text:p>1</text:p>
          </table:table-cell>
          <table:table-cell table:style-name="ce7" table:formula="of:=IF([.AD5]=1;COM.MICROSOFT.CONCAT([.Y5];&quot; x &quot;;[.Z5];&quot; inches, &quot;;[.AA5];&quot; x &quot;;[.AB5];&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5]/[.$J5]; 0)" office:value-type="float" office:value="25" calcext:value-type="float">
            <text:p>25</text:p>
          </table:table-cell>
          <table:table-cell table:style-name="ce7" table:formula="of:=ROUND([.AF5]*2.54; 0)" office:value-type="float" office:value="51" calcext:value-type="float">
            <text:p>51</text:p>
          </table:table-cell>
          <table:table-cell table:style-name="ce7" table:formula="of:=ROUND([.AG5]*2.54;0)" office:value-type="float" office:value="64" calcext:value-type="float">
            <text:p>64</text:p>
          </table:table-cell>
          <table:table-cell table:style-name="ce7" table:formula="of:=IF([.$I5]&lt;[.$H5]; [.$I5]/[.AF5]; [.$H5]/[.AF5])" office:value-type="float" office:value="122.4" calcext:value-type="float">
            <text:p>122</text:p>
          </table:table-cell>
          <table:table-cell table:style-name="ce7" table:formula="of:=IF([.AJ5]&gt;100; 1; 0)" office:value-type="float" office:value="1" calcext:value-type="float">
            <text:p>1</text:p>
          </table:table-cell>
          <table:table-cell table:style-name="ce7" table:formula="of:=IF([.AK5]=1;COM.MICROSOFT.CONCAT([.AF5];&quot; x &quot;;[.AG5];&quot; inches, &quot;;[.AH5];&quot; x &quot;;[.AI5];&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5]/[.$J5]; 0)" office:value-type="float" office:value="30" calcext:value-type="float">
            <text:p>30</text:p>
          </table:table-cell>
          <table:table-cell table:style-name="ce7" table:formula="of:=ROUND([.AM5]*2.54; 0)" office:value-type="float" office:value="61" calcext:value-type="float">
            <text:p>61</text:p>
          </table:table-cell>
          <table:table-cell table:style-name="ce7" table:formula="of:=ROUND([.AN5]*2.54;0)" office:value-type="float" office:value="76" calcext:value-type="float">
            <text:p>76</text:p>
          </table:table-cell>
          <table:table-cell table:style-name="ce7" table:formula="of:=IF([.$I5]&lt;[.$H5]; [.$I5]/[.AM5]; [.$H5]/[.AM5])" office:value-type="float" office:value="102" calcext:value-type="float">
            <text:p>102</text:p>
          </table:table-cell>
          <table:table-cell table:style-name="ce7" table:formula="of:=IF([.AQ5]&gt;90; 1; 0)" office:value-type="float" office:value="1" calcext:value-type="float">
            <text:p>1</text:p>
          </table:table-cell>
          <table:table-cell table:style-name="ce7" table:formula="of:=IF([.AR5]=1;COM.MICROSOFT.CONCAT([.AM5];&quot; x &quot;;[.AN5];&quot; inches, &quot;;[.AO5];&quot; x &quot;;[.AP5];&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5]/[.$J5]; 0)" office:value-type="float" office:value="10" calcext:value-type="float">
            <text:p>10</text:p>
          </table:table-cell>
          <table:table-cell table:style-name="ce7" table:formula="of:=ROUND([.AT5]*2.54; 0)" office:value-type="float" office:value="20" calcext:value-type="float">
            <text:p>20</text:p>
          </table:table-cell>
          <table:table-cell table:style-name="ce7" table:formula="of:=ROUND([.AU5]*2.54;0)" office:value-type="float" office:value="25" calcext:value-type="float">
            <text:p>25</text:p>
          </table:table-cell>
          <table:table-cell table:style-name="ce7" table:formula="of:=IF([.$I5]&lt;[.$H5]; [.$I5]/[.AT5]; [.$H5]/[.AT5])" office:value-type="float" office:value="306" calcext:value-type="float">
            <text:p>306</text:p>
          </table:table-cell>
          <table:table-cell table:style-name="ce7" table:formula="of:=IF([.AX5]&gt;280; 1; 0)" office:value-type="float" office:value="1" calcext:value-type="float">
            <text:p>1</text:p>
          </table:table-cell>
          <table:table-cell table:style-name="ce7" table:formula="of:=IF([.AY5]=1;COM.MICROSOFT.CONCAT([.AT5];&quot; x &quot;;[.AU5];&quot; inches, &quot;;[.AV5];&quot; x &quot;;[.AW5];&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5]/[.$J5]; 0)" office:value-type="float" office:value="15" calcext:value-type="float">
            <text:p>15</text:p>
          </table:table-cell>
          <table:table-cell table:style-name="ce7" table:formula="of:=ROUND([.BA5]*2.54; 0)" office:value-type="float" office:value="30" calcext:value-type="float">
            <text:p>30</text:p>
          </table:table-cell>
          <table:table-cell table:style-name="ce7" table:formula="of:=ROUND([.BB5]*2.54;0)" office:value-type="float" office:value="38" calcext:value-type="float">
            <text:p>38</text:p>
          </table:table-cell>
          <table:table-cell table:style-name="ce7" table:formula="of:=IF([.$I5]&lt;[.$H5]; [.$I5]/[.BA5]; [.$H5]/[.BA5])" office:value-type="float" office:value="204" calcext:value-type="float">
            <text:p>204</text:p>
          </table:table-cell>
          <table:table-cell table:style-name="ce7" table:formula="of:=IF([.BE5]&gt;180; 1; 0)" office:value-type="float" office:value="1" calcext:value-type="float">
            <text:p>1</text:p>
          </table:table-cell>
          <table:table-cell table:style-name="ce7" table:formula="of:=IF([.BF5]=1;COM.MICROSOFT.CONCAT([.BA5];&quot; x &quot;;[.BB5];&quot; inches, &quot;;[.BC5];&quot; x &quot;;[.BD5];&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5]/[.$J5]; 0)" office:value-type="float" office:value="20" calcext:value-type="float">
            <text:p>20</text:p>
          </table:table-cell>
          <table:table-cell table:style-name="ce7" table:formula="of:=ROUND([.BH5]*2.54; 0)" office:value-type="float" office:value="41" calcext:value-type="float">
            <text:p>41</text:p>
          </table:table-cell>
          <table:table-cell table:style-name="ce7" table:formula="of:=ROUND([.BI5]*2.54;0)" office:value-type="float" office:value="51" calcext:value-type="float">
            <text:p>51</text:p>
          </table:table-cell>
          <table:table-cell table:style-name="ce7" table:formula="of:=IF([.$I5]&lt;[.$H5]; [.$I5]/[.BH5]; [.$H5]/[.BH5])" office:value-type="float" office:value="153" calcext:value-type="float">
            <text:p>153</text:p>
          </table:table-cell>
          <table:table-cell table:style-name="ce7" table:formula="of:=IF([.BL5]&gt;150; 1; 0)" office:value-type="float" office:value="1" calcext:value-type="float">
            <text:p>1</text:p>
          </table:table-cell>
          <table:table-cell table:style-name="ce7" table:formula="of:=IF([.BM5]=1;COM.MICROSOFT.CONCAT([.BH5];&quot; x &quot;;[.BI5];&quot; inches, &quot;;[.BJ5];&quot; x &quot;;[.BK5];&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5]/[.$J5]; 0)" office:value-type="float" office:value="25" calcext:value-type="float">
            <text:p>25</text:p>
          </table:table-cell>
          <table:table-cell table:style-name="ce7" table:formula="of:=ROUND([.BO5]*2.54; 0)" office:value-type="float" office:value="51" calcext:value-type="float">
            <text:p>51</text:p>
          </table:table-cell>
          <table:table-cell table:style-name="ce7" table:formula="of:=ROUND([.BP5]*2.54;0)" office:value-type="float" office:value="64" calcext:value-type="float">
            <text:p>64</text:p>
          </table:table-cell>
          <table:table-cell table:style-name="ce7" table:formula="of:=IF([.$I5]&lt;[.$H5]; [.$I5]/[.BO5]; [.$H5]/[.BO5])" office:value-type="float" office:value="122.4" calcext:value-type="float">
            <text:p>122</text:p>
          </table:table-cell>
          <table:table-cell table:style-name="ce7" table:formula="of:=IF([.BS5]&gt;125; 1; 0)" office:value-type="float" office:value="0" calcext:value-type="float">
            <text:p>0</text:p>
          </table:table-cell>
          <table:table-cell table:style-name="ce7" table:formula="of:=IF([.BT5]=1;COM.MICROSOFT.CONCAT([.BO5];&quot; x &quot;;[.BP5];&quot; inches, &quot;;[.BQ5];&quot; x &quot;;[.BR5];&quot; cm&quot;); &quot;&quot;)">
            <text:p/>
          </table:table-cell>
          <table:table-cell table:style-name="ce7" office:value-type="float" office:value="24" calcext:value-type="float">
            <text:p>24</text:p>
          </table:table-cell>
          <table:table-cell table:style-name="ce7" table:formula="of:=ROUND([.BV5]/[.$J5]; 0)" office:value-type="float" office:value="30" calcext:value-type="float">
            <text:p>30</text:p>
          </table:table-cell>
          <table:table-cell table:style-name="ce7" table:formula="of:=ROUND([.BV5]*2.54; 0)" office:value-type="float" office:value="61" calcext:value-type="float">
            <text:p>61</text:p>
          </table:table-cell>
          <table:table-cell table:style-name="ce7" table:formula="of:=ROUND([.BW5]*2.54;0)" office:value-type="float" office:value="76" calcext:value-type="float">
            <text:p>76</text:p>
          </table:table-cell>
          <table:table-cell table:style-name="ce7" table:formula="of:=IF([.$I5]&lt;[.$H5]; [.$I5]/[.BV5]; [.$H5]/[.BV5])" office:value-type="float" office:value="102" calcext:value-type="float">
            <text:p>102</text:p>
          </table:table-cell>
          <table:table-cell table:style-name="ce7" table:formula="of:=IF([.BZ5]&gt;110; 1; 0)" office:value-type="float" office:value="0" calcext:value-type="float">
            <text:p>0</text:p>
          </table:table-cell>
          <table:table-cell table:style-name="ce7" table:formula="of:=IF([.CA5]=1;COM.MICROSOFT.CONCAT([.BV5];&quot; x &quot;;[.BW5];&quot; inches, &quot;;[.BX5];&quot; x &quot;;[.BY5];&quot; cm&quot;); &quot;&quot;)">
            <text:p/>
          </table:table-cell>
          <table:table-cell table:number-columns-repeated="2"/>
        </table:table-row>
        <table:table-row table:style-name="ro3">
          <table:table-cell office:value-type="float" office:value="5" calcext:value-type="float">
            <text:p>5</text:p>
          </table:table-cell>
          <table:table-cell table:formula="of:=COM.MICROSOFT.CONCAT(&quot;PrintGalleryImage-&quot;;[.A6];&quot;.jpg&quot;)" office:value-type="string" office:string-value="PrintGalleryImage-5.jpg" calcext:value-type="string">
            <text:p>PrintGalleryImage-5.jpg</text:p>
          </table:table-cell>
          <table:table-cell table:style-name="Default" office:value-type="string" calcext:value-type="string">
            <text:p>Canada Goose</text:p>
          </table:table-cell>
          <table:table-cell table:style-name="Default" office:value-type="string" calcext:value-type="string">
            <text:p>On the Trans Canada Railway there are often bears feeding on the grain that falls from the long trains coming from the Prairies. Sometimes though you don't get to see the bears. I met a Canada Goose instead standing beside the railway tracks. Two icons of the country in one shot.</text:p>
          </table:table-cell>
          <table:table-cell table:style-name="Default" office:value-type="string" calcext:value-type="string">
            <text:p>Adrian, Adrian O Brien, Adrian O' Brien, Adrian O'Brien, Animals, Bird, Birds, Brien, O' Brien, O'Brien, OBrien, Wildlife chasing, canada, chasing, chasing wildlife, chasingwildlife, nature, wildlifechasing</text:p>
          </table:table-cell>
          <table:table-cell table:style-name="ce12" office:value-type="string" calcext:value-type="string">
            <text:p>23/04/2007 15:09:22</text:p>
          </table:table-cell>
          <table:table-cell table:style-name="Default" office:value-type="string" calcext:value-type="string">
            <text:p>2237 x 1790</text:p>
          </table:table-cell>
          <table:table-cell table:formula="of:=LEFT([.G6];4)" office:value-type="string" office:string-value="2237" calcext:value-type="string">
            <text:p>2237</text:p>
          </table:table-cell>
          <table:table-cell table:formula="of:=RIGHT([.G6];4)" office:value-type="string" office:string-value="1790" calcext:value-type="string">
            <text:p>1790</text:p>
          </table:table-cell>
          <table:table-cell table:style-name="ce6" table:formula="of:=IF([.I6]/[.H6]&gt;1;[.H6]/[.I6];[.I6]/[.H6])" office:value-type="float" office:value="0.800178810907465" calcext:value-type="float">
            <text:p>0.800</text:p>
          </table:table-cell>
          <table:table-cell table:style-name="ce7" office:value-type="float" office:value="8" calcext:value-type="float">
            <text:p>8</text:p>
          </table:table-cell>
          <table:table-cell table:style-name="ce7" table:formula="of:=ROUND([.K6]/[.$J6]; 0)" office:value-type="float" office:value="10" calcext:value-type="float">
            <text:p>10</text:p>
          </table:table-cell>
          <table:table-cell table:style-name="ce7" table:formula="of:=ROUND([.K6]*2.54; 0)" office:value-type="float" office:value="20" calcext:value-type="float">
            <text:p>20</text:p>
          </table:table-cell>
          <table:table-cell table:style-name="ce7" table:formula="of:=ROUND([.L6]*2.54;0)" office:value-type="float" office:value="25" calcext:value-type="float">
            <text:p>25</text:p>
          </table:table-cell>
          <table:table-cell table:style-name="ce7" table:formula="of:=IF([.$I6]&lt;[.$H6]; [.$I6]/[.K6]; [.$H6]/[.K6])" office:value-type="float" office:value="223.75" calcext:value-type="float">
            <text:p>224</text:p>
          </table:table-cell>
          <table:table-cell table:style-name="ce7" table:formula="of:=IF([.O6]&gt;250; 1; 0)" office:value-type="float" office:value="0" calcext:value-type="float">
            <text:p>0</text:p>
          </table:table-cell>
          <table:table-cell table:style-name="ce7" table:formula="of:=IF([.P6]=1;COM.MICROSOFT.CONCAT([.K6];&quot; x &quot;;[.L6];&quot; inches, &quot;;[.M6];&quot; x &quot;;[.N6];&quot; cm&quot;); &quot;&quot;)">
            <text:p/>
          </table:table-cell>
          <table:table-cell table:style-name="ce7" office:value-type="float" office:value="12" calcext:value-type="float">
            <text:p>12</text:p>
          </table:table-cell>
          <table:table-cell table:style-name="ce7" table:formula="of:=ROUND([.R6]/[.$J6]; 0)" office:value-type="float" office:value="15" calcext:value-type="float">
            <text:p>15</text:p>
          </table:table-cell>
          <table:table-cell table:style-name="ce7" table:formula="of:=ROUND([.R6]*2.54; 0)" office:value-type="float" office:value="30" calcext:value-type="float">
            <text:p>30</text:p>
          </table:table-cell>
          <table:table-cell table:style-name="ce7" table:formula="of:=ROUND([.S6]*2.54;0)" office:value-type="float" office:value="38" calcext:value-type="float">
            <text:p>38</text:p>
          </table:table-cell>
          <table:table-cell table:style-name="ce7" table:formula="of:=IF([.$I6]&lt;[.$H6]; [.$I6]/[.R6]; [.$H6]/[.R6])" office:value-type="float" office:value="149.166666666667" calcext:value-type="float">
            <text:p>149</text:p>
          </table:table-cell>
          <table:table-cell table:style-name="ce7" table:formula="of:=IF([.V6]&gt;150; 1; 0)" office:value-type="float" office:value="0" calcext:value-type="float">
            <text:p>0</text:p>
          </table:table-cell>
          <table:table-cell table:style-name="ce7" table:formula="of:=IF([.W6]=1;COM.MICROSOFT.CONCAT([.R6];&quot; x &quot;;[.S6];&quot; inches, &quot;;[.T6];&quot; x &quot;;[.U6];&quot; cm&quot;); &quot;&quot;)">
            <text:p/>
          </table:table-cell>
          <table:table-cell table:style-name="ce7" office:value-type="float" office:value="16" calcext:value-type="float">
            <text:p>16</text:p>
          </table:table-cell>
          <table:table-cell table:style-name="ce7" table:formula="of:=ROUND([.Y6]/[.$J6]; 0)" office:value-type="float" office:value="20" calcext:value-type="float">
            <text:p>20</text:p>
          </table:table-cell>
          <table:table-cell table:style-name="ce7" table:formula="of:=ROUND([.Y6]*2.54; 0)" office:value-type="float" office:value="41" calcext:value-type="float">
            <text:p>41</text:p>
          </table:table-cell>
          <table:table-cell table:style-name="ce7" table:formula="of:=ROUND([.Z6]*2.54;0)" office:value-type="float" office:value="51" calcext:value-type="float">
            <text:p>51</text:p>
          </table:table-cell>
          <table:table-cell table:style-name="ce7" table:formula="of:=IF([.$I6]&lt;[.$H6]; [.$I6]/[.Y6]; [.$H6]/[.Y6])" office:value-type="float" office:value="111.875" calcext:value-type="float">
            <text:p>112</text:p>
          </table:table-cell>
          <table:table-cell table:style-name="ce7" table:formula="of:=IF([.AC6]&gt;120; 1; 0)" office:value-type="float" office:value="0" calcext:value-type="float">
            <text:p>0</text:p>
          </table:table-cell>
          <table:table-cell table:style-name="ce7" table:formula="of:=IF([.AD6]=1;COM.MICROSOFT.CONCAT([.Y6];&quot; x &quot;;[.Z6];&quot; inches, &quot;;[.AA6];&quot; x &quot;;[.AB6];&quot; cm&quot;); &quot;&quot;)">
            <text:p/>
          </table:table-cell>
          <table:table-cell table:style-name="ce7" office:value-type="float" office:value="20" calcext:value-type="float">
            <text:p>20</text:p>
          </table:table-cell>
          <table:table-cell table:style-name="ce7" table:formula="of:=ROUND([.AF6]/[.$J6]; 0)" office:value-type="float" office:value="25" calcext:value-type="float">
            <text:p>25</text:p>
          </table:table-cell>
          <table:table-cell table:style-name="ce7" table:formula="of:=ROUND([.AF6]*2.54; 0)" office:value-type="float" office:value="51" calcext:value-type="float">
            <text:p>51</text:p>
          </table:table-cell>
          <table:table-cell table:style-name="ce7" table:formula="of:=ROUND([.AG6]*2.54;0)" office:value-type="float" office:value="64" calcext:value-type="float">
            <text:p>64</text:p>
          </table:table-cell>
          <table:table-cell table:style-name="ce7" table:formula="of:=IF([.$I6]&lt;[.$H6]; [.$I6]/[.AF6]; [.$H6]/[.AF6])" office:value-type="float" office:value="89.5" calcext:value-type="float">
            <text:p>90</text:p>
          </table:table-cell>
          <table:table-cell table:style-name="ce7" table:formula="of:=IF([.AJ6]&gt;100; 1; 0)" office:value-type="float" office:value="0" calcext:value-type="float">
            <text:p>0</text:p>
          </table:table-cell>
          <table:table-cell table:style-name="ce7" table:formula="of:=IF([.AK6]=1;COM.MICROSOFT.CONCAT([.AF6];&quot; x &quot;;[.AG6];&quot; inches, &quot;;[.AH6];&quot; x &quot;;[.AI6];&quot; cm&quot;); &quot;&quot;)">
            <text:p/>
          </table:table-cell>
          <table:table-cell table:style-name="ce7" office:value-type="float" office:value="24" calcext:value-type="float">
            <text:p>24</text:p>
          </table:table-cell>
          <table:table-cell table:style-name="ce7" table:formula="of:=ROUND([.AM6]/[.$J6]; 0)" office:value-type="float" office:value="30" calcext:value-type="float">
            <text:p>30</text:p>
          </table:table-cell>
          <table:table-cell table:style-name="ce7" table:formula="of:=ROUND([.AM6]*2.54; 0)" office:value-type="float" office:value="61" calcext:value-type="float">
            <text:p>61</text:p>
          </table:table-cell>
          <table:table-cell table:style-name="ce7" table:formula="of:=ROUND([.AN6]*2.54;0)" office:value-type="float" office:value="76" calcext:value-type="float">
            <text:p>76</text:p>
          </table:table-cell>
          <table:table-cell table:style-name="ce7" table:formula="of:=IF([.$I6]&lt;[.$H6]; [.$I6]/[.AM6]; [.$H6]/[.AM6])" office:value-type="float" office:value="74.5833333333333" calcext:value-type="float">
            <text:p>75</text:p>
          </table:table-cell>
          <table:table-cell table:style-name="ce7" table:formula="of:=IF([.AQ6]&gt;90; 1; 0)" office:value-type="float" office:value="0" calcext:value-type="float">
            <text:p>0</text:p>
          </table:table-cell>
          <table:table-cell table:style-name="ce7" table:formula="of:=IF([.AR6]=1;COM.MICROSOFT.CONCAT([.AM6];&quot; x &quot;;[.AN6];&quot; inches, &quot;;[.AO6];&quot; x &quot;;[.AP6];&quot; cm&quot;); &quot;&quot;)">
            <text:p/>
          </table:table-cell>
          <table:table-cell table:style-name="ce7" office:value-type="float" office:value="8" calcext:value-type="float">
            <text:p>8</text:p>
          </table:table-cell>
          <table:table-cell table:style-name="ce7" table:formula="of:=ROUND([.AT6]/[.$J6]; 0)" office:value-type="float" office:value="10" calcext:value-type="float">
            <text:p>10</text:p>
          </table:table-cell>
          <table:table-cell table:style-name="ce7" table:formula="of:=ROUND([.AT6]*2.54; 0)" office:value-type="float" office:value="20" calcext:value-type="float">
            <text:p>20</text:p>
          </table:table-cell>
          <table:table-cell table:style-name="ce7" table:formula="of:=ROUND([.AU6]*2.54;0)" office:value-type="float" office:value="25" calcext:value-type="float">
            <text:p>25</text:p>
          </table:table-cell>
          <table:table-cell table:style-name="ce7" table:formula="of:=IF([.$I6]&lt;[.$H6]; [.$I6]/[.AT6]; [.$H6]/[.AT6])" office:value-type="float" office:value="223.75" calcext:value-type="float">
            <text:p>224</text:p>
          </table:table-cell>
          <table:table-cell table:style-name="ce7" table:formula="of:=IF([.AX6]&gt;280; 1; 0)" office:value-type="float" office:value="0" calcext:value-type="float">
            <text:p>0</text:p>
          </table:table-cell>
          <table:table-cell table:style-name="ce7" table:formula="of:=IF([.AY6]=1;COM.MICROSOFT.CONCAT([.AT6];&quot; x &quot;;[.AU6];&quot; inches, &quot;;[.AV6];&quot; x &quot;;[.AW6];&quot; cm&quot;); &quot;&quot;)">
            <text:p/>
          </table:table-cell>
          <table:table-cell table:style-name="ce7" office:value-type="float" office:value="12" calcext:value-type="float">
            <text:p>12</text:p>
          </table:table-cell>
          <table:table-cell table:style-name="ce7" table:formula="of:=ROUND([.BA6]/[.$J6]; 0)" office:value-type="float" office:value="15" calcext:value-type="float">
            <text:p>15</text:p>
          </table:table-cell>
          <table:table-cell table:style-name="ce7" table:formula="of:=ROUND([.BA6]*2.54; 0)" office:value-type="float" office:value="30" calcext:value-type="float">
            <text:p>30</text:p>
          </table:table-cell>
          <table:table-cell table:style-name="ce7" table:formula="of:=ROUND([.BB6]*2.54;0)" office:value-type="float" office:value="38" calcext:value-type="float">
            <text:p>38</text:p>
          </table:table-cell>
          <table:table-cell table:style-name="ce7" table:formula="of:=IF([.$I6]&lt;[.$H6]; [.$I6]/[.BA6]; [.$H6]/[.BA6])" office:value-type="float" office:value="149.166666666667" calcext:value-type="float">
            <text:p>149</text:p>
          </table:table-cell>
          <table:table-cell table:style-name="ce7" table:formula="of:=IF([.BE6]&gt;180; 1; 0)" office:value-type="float" office:value="0" calcext:value-type="float">
            <text:p>0</text:p>
          </table:table-cell>
          <table:table-cell table:style-name="ce7" table:formula="of:=IF([.BF6]=1;COM.MICROSOFT.CONCAT([.BA6];&quot; x &quot;;[.BB6];&quot; inches, &quot;;[.BC6];&quot; x &quot;;[.BD6];&quot; cm&quot;); &quot;&quot;)">
            <text:p/>
          </table:table-cell>
          <table:table-cell table:style-name="ce7" office:value-type="float" office:value="16" calcext:value-type="float">
            <text:p>16</text:p>
          </table:table-cell>
          <table:table-cell table:style-name="ce7" table:formula="of:=ROUND([.BH6]/[.$J6]; 0)" office:value-type="float" office:value="20" calcext:value-type="float">
            <text:p>20</text:p>
          </table:table-cell>
          <table:table-cell table:style-name="ce7" table:formula="of:=ROUND([.BH6]*2.54; 0)" office:value-type="float" office:value="41" calcext:value-type="float">
            <text:p>41</text:p>
          </table:table-cell>
          <table:table-cell table:style-name="ce7" table:formula="of:=ROUND([.BI6]*2.54;0)" office:value-type="float" office:value="51" calcext:value-type="float">
            <text:p>51</text:p>
          </table:table-cell>
          <table:table-cell table:style-name="ce7" table:formula="of:=IF([.$I6]&lt;[.$H6]; [.$I6]/[.BH6]; [.$H6]/[.BH6])" office:value-type="float" office:value="111.875" calcext:value-type="float">
            <text:p>112</text:p>
          </table:table-cell>
          <table:table-cell table:style-name="ce7" table:formula="of:=IF([.BL6]&gt;150; 1; 0)" office:value-type="float" office:value="0" calcext:value-type="float">
            <text:p>0</text:p>
          </table:table-cell>
          <table:table-cell table:style-name="ce7" table:formula="of:=IF([.BM6]=1;COM.MICROSOFT.CONCAT([.BH6];&quot; x &quot;;[.BI6];&quot; inches, &quot;;[.BJ6];&quot; x &quot;;[.BK6];&quot; cm&quot;); &quot;&quot;)">
            <text:p/>
          </table:table-cell>
          <table:table-cell table:style-name="ce7" office:value-type="float" office:value="20" calcext:value-type="float">
            <text:p>20</text:p>
          </table:table-cell>
          <table:table-cell table:style-name="ce7" table:formula="of:=ROUND([.BO6]/[.$J6]; 0)" office:value-type="float" office:value="25" calcext:value-type="float">
            <text:p>25</text:p>
          </table:table-cell>
          <table:table-cell table:style-name="ce7" table:formula="of:=ROUND([.BO6]*2.54; 0)" office:value-type="float" office:value="51" calcext:value-type="float">
            <text:p>51</text:p>
          </table:table-cell>
          <table:table-cell table:style-name="ce7" table:formula="of:=ROUND([.BP6]*2.54;0)" office:value-type="float" office:value="64" calcext:value-type="float">
            <text:p>64</text:p>
          </table:table-cell>
          <table:table-cell table:style-name="ce7" table:formula="of:=IF([.$I6]&lt;[.$H6]; [.$I6]/[.BO6]; [.$H6]/[.BO6])" office:value-type="float" office:value="89.5" calcext:value-type="float">
            <text:p>90</text:p>
          </table:table-cell>
          <table:table-cell table:style-name="ce7" table:formula="of:=IF([.BS6]&gt;125; 1; 0)" office:value-type="float" office:value="0" calcext:value-type="float">
            <text:p>0</text:p>
          </table:table-cell>
          <table:table-cell table:style-name="ce7" table:formula="of:=IF([.BT6]=1;COM.MICROSOFT.CONCAT([.BO6];&quot; x &quot;;[.BP6];&quot; inches, &quot;;[.BQ6];&quot; x &quot;;[.BR6];&quot; cm&quot;); &quot;&quot;)">
            <text:p/>
          </table:table-cell>
          <table:table-cell table:style-name="ce7" office:value-type="float" office:value="24" calcext:value-type="float">
            <text:p>24</text:p>
          </table:table-cell>
          <table:table-cell table:style-name="ce7" table:formula="of:=ROUND([.BV6]/[.$J6]; 0)" office:value-type="float" office:value="30" calcext:value-type="float">
            <text:p>30</text:p>
          </table:table-cell>
          <table:table-cell table:style-name="ce7" table:formula="of:=ROUND([.BV6]*2.54; 0)" office:value-type="float" office:value="61" calcext:value-type="float">
            <text:p>61</text:p>
          </table:table-cell>
          <table:table-cell table:style-name="ce7" table:formula="of:=ROUND([.BW6]*2.54;0)" office:value-type="float" office:value="76" calcext:value-type="float">
            <text:p>76</text:p>
          </table:table-cell>
          <table:table-cell table:style-name="ce7" table:formula="of:=IF([.$I6]&lt;[.$H6]; [.$I6]/[.BV6]; [.$H6]/[.BV6])" office:value-type="float" office:value="74.5833333333333" calcext:value-type="float">
            <text:p>75</text:p>
          </table:table-cell>
          <table:table-cell table:style-name="ce7" table:formula="of:=IF([.BZ6]&gt;110; 1; 0)" office:value-type="float" office:value="0" calcext:value-type="float">
            <text:p>0</text:p>
          </table:table-cell>
          <table:table-cell table:style-name="ce7" table:formula="of:=IF([.CA6]=1;COM.MICROSOFT.CONCAT([.BV6];&quot; x &quot;;[.BW6];&quot; inches, &quot;;[.BX6];&quot; x &quot;;[.BY6];&quot; cm&quot;); &quot;&quot;)">
            <text:p/>
          </table:table-cell>
          <table:table-cell table:number-columns-repeated="2"/>
        </table:table-row>
        <table:table-row table:style-name="ro3">
          <table:table-cell office:value-type="float" office:value="6" calcext:value-type="float">
            <text:p>6</text:p>
          </table:table-cell>
          <table:table-cell table:formula="of:=COM.MICROSOFT.CONCAT(&quot;PrintGalleryImage-&quot;;[.A7];&quot;.jpg&quot;)" office:value-type="string" office:string-value="PrintGalleryImage-6.jpg" calcext:value-type="string">
            <text:p>PrintGalleryImage-6.jpg</text:p>
          </table:table-cell>
          <table:table-cell table:style-name="Default" office:value-type="string" calcext:value-type="string">
            <text:p>Vervet Monkey</text:p>
          </table:table-cell>
          <table:table-cell table:style-name="Default" office:value-type="string" calcext:value-type="string">
            <text:p>The vervet monkey is common all over East and Southern Africa. However getting an interesting shot isn't always easy. These guys aren't too shy but they have no interest in posing.</text:p>
          </table:table-cell>
          <table:table-cell table:style-name="Default" office:value-type="string" calcext:value-type="string">
            <text:p>Adrian, Adrian O Brien, Adrian O' Brien, Adrian O'Brien, Animals, Brien, Monkeys, O' Brien, O'Brien, OBrien, Wildlife chasing, chasing, chasing wildlife, chasingwildlife, kenya, mammal, mara, masai, monkey, nature, wildlifechasing</text:p>
          </table:table-cell>
          <table:table-cell table:style-name="ce12" office:value-type="string" calcext:value-type="string">
            <text:p>17/10/2012 14:52:59</text:p>
          </table:table-cell>
          <table:table-cell table:style-name="Default" office:value-type="string" calcext:value-type="string">
            <text:p>1767 x 2650</text:p>
          </table:table-cell>
          <table:table-cell table:formula="of:=LEFT([.G7];4)" office:value-type="string" office:string-value="1767" calcext:value-type="string">
            <text:p>1767</text:p>
          </table:table-cell>
          <table:table-cell table:formula="of:=RIGHT([.G7];4)" office:value-type="string" office:string-value="2650" calcext:value-type="string">
            <text:p>2650</text:p>
          </table:table-cell>
          <table:table-cell table:style-name="ce6" table:formula="of:=IF([.I7]/[.H7]&gt;1;[.H7]/[.I7];[.I7]/[.H7])" office:value-type="float" office:value="0.666792452830189" calcext:value-type="float">
            <text:p>0.667</text:p>
          </table:table-cell>
          <table:table-cell table:style-name="ce7" office:value-type="float" office:value="8" calcext:value-type="float">
            <text:p>8</text:p>
          </table:table-cell>
          <table:table-cell table:style-name="ce7" table:formula="of:=ROUND([.K7]/[.$J7]; 0)" office:value-type="float" office:value="12" calcext:value-type="float">
            <text:p>12</text:p>
          </table:table-cell>
          <table:table-cell table:style-name="ce7" table:formula="of:=ROUND([.K7]*2.54; 0)" office:value-type="float" office:value="20" calcext:value-type="float">
            <text:p>20</text:p>
          </table:table-cell>
          <table:table-cell table:style-name="ce7" table:formula="of:=ROUND([.L7]*2.54;0)" office:value-type="float" office:value="30" calcext:value-type="float">
            <text:p>30</text:p>
          </table:table-cell>
          <table:table-cell table:style-name="ce7" table:formula="of:=IF([.$I7]&lt;[.$H7]; [.$I7]/[.K7]; [.$H7]/[.K7])" office:value-type="float" office:value="220.875" calcext:value-type="float">
            <text:p>221</text:p>
          </table:table-cell>
          <table:table-cell table:style-name="ce7" table:formula="of:=IF([.O7]&gt;250; 1; 0)" office:value-type="float" office:value="0" calcext:value-type="float">
            <text:p>0</text:p>
          </table:table-cell>
          <table:table-cell table:style-name="ce7" table:formula="of:=IF([.P7]=1;COM.MICROSOFT.CONCAT([.K7];&quot; x &quot;;[.L7];&quot; inches, &quot;;[.M7];&quot; x &quot;;[.N7];&quot; cm&quot;); &quot;&quot;)">
            <text:p/>
          </table:table-cell>
          <table:table-cell table:style-name="ce7" office:value-type="float" office:value="12" calcext:value-type="float">
            <text:p>12</text:p>
          </table:table-cell>
          <table:table-cell table:style-name="ce7" table:formula="of:=ROUND([.R7]/[.$J7]; 0)" office:value-type="float" office:value="18" calcext:value-type="float">
            <text:p>18</text:p>
          </table:table-cell>
          <table:table-cell table:style-name="ce7" table:formula="of:=ROUND([.R7]*2.54; 0)" office:value-type="float" office:value="30" calcext:value-type="float">
            <text:p>30</text:p>
          </table:table-cell>
          <table:table-cell table:style-name="ce7" table:formula="of:=ROUND([.S7]*2.54;0)" office:value-type="float" office:value="46" calcext:value-type="float">
            <text:p>46</text:p>
          </table:table-cell>
          <table:table-cell table:style-name="ce7" table:formula="of:=IF([.$I7]&lt;[.$H7]; [.$I7]/[.R7]; [.$H7]/[.R7])" office:value-type="float" office:value="147.25" calcext:value-type="float">
            <text:p>147</text:p>
          </table:table-cell>
          <table:table-cell table:style-name="ce7" table:formula="of:=IF([.V7]&gt;150; 1; 0)" office:value-type="float" office:value="0" calcext:value-type="float">
            <text:p>0</text:p>
          </table:table-cell>
          <table:table-cell table:style-name="ce7" table:formula="of:=IF([.W7]=1;COM.MICROSOFT.CONCAT([.R7];&quot; x &quot;;[.S7];&quot; inches, &quot;;[.T7];&quot; x &quot;;[.U7];&quot; cm&quot;); &quot;&quot;)">
            <text:p/>
          </table:table-cell>
          <table:table-cell table:style-name="ce7" office:value-type="float" office:value="16" calcext:value-type="float">
            <text:p>16</text:p>
          </table:table-cell>
          <table:table-cell table:style-name="ce7" table:formula="of:=ROUND([.Y7]/[.$J7]; 0)" office:value-type="float" office:value="24" calcext:value-type="float">
            <text:p>24</text:p>
          </table:table-cell>
          <table:table-cell table:style-name="ce7" table:formula="of:=ROUND([.Y7]*2.54; 0)" office:value-type="float" office:value="41" calcext:value-type="float">
            <text:p>41</text:p>
          </table:table-cell>
          <table:table-cell table:style-name="ce7" table:formula="of:=ROUND([.Z7]*2.54;0)" office:value-type="float" office:value="61" calcext:value-type="float">
            <text:p>61</text:p>
          </table:table-cell>
          <table:table-cell table:style-name="ce7" table:formula="of:=IF([.$I7]&lt;[.$H7]; [.$I7]/[.Y7]; [.$H7]/[.Y7])" office:value-type="float" office:value="110.4375" calcext:value-type="float">
            <text:p>110</text:p>
          </table:table-cell>
          <table:table-cell table:style-name="ce7" table:formula="of:=IF([.AC7]&gt;120; 1; 0)" office:value-type="float" office:value="0" calcext:value-type="float">
            <text:p>0</text:p>
          </table:table-cell>
          <table:table-cell table:style-name="ce7" table:formula="of:=IF([.AD7]=1;COM.MICROSOFT.CONCAT([.Y7];&quot; x &quot;;[.Z7];&quot; inches, &quot;;[.AA7];&quot; x &quot;;[.AB7];&quot; cm&quot;); &quot;&quot;)">
            <text:p/>
          </table:table-cell>
          <table:table-cell table:style-name="ce7" office:value-type="float" office:value="20" calcext:value-type="float">
            <text:p>20</text:p>
          </table:table-cell>
          <table:table-cell table:style-name="ce7" table:formula="of:=ROUND([.AF7]/[.$J7]; 0)" office:value-type="float" office:value="30" calcext:value-type="float">
            <text:p>30</text:p>
          </table:table-cell>
          <table:table-cell table:style-name="ce7" table:formula="of:=ROUND([.AF7]*2.54; 0)" office:value-type="float" office:value="51" calcext:value-type="float">
            <text:p>51</text:p>
          </table:table-cell>
          <table:table-cell table:style-name="ce7" table:formula="of:=ROUND([.AG7]*2.54;0)" office:value-type="float" office:value="76" calcext:value-type="float">
            <text:p>76</text:p>
          </table:table-cell>
          <table:table-cell table:style-name="ce7" table:formula="of:=IF([.$I7]&lt;[.$H7]; [.$I7]/[.AF7]; [.$H7]/[.AF7])" office:value-type="float" office:value="88.35" calcext:value-type="float">
            <text:p>88</text:p>
          </table:table-cell>
          <table:table-cell table:style-name="ce7" table:formula="of:=IF([.AJ7]&gt;100; 1; 0)" office:value-type="float" office:value="0" calcext:value-type="float">
            <text:p>0</text:p>
          </table:table-cell>
          <table:table-cell table:style-name="ce7" table:formula="of:=IF([.AK7]=1;COM.MICROSOFT.CONCAT([.AF7];&quot; x &quot;;[.AG7];&quot; inches, &quot;;[.AH7];&quot; x &quot;;[.AI7];&quot; cm&quot;); &quot;&quot;)">
            <text:p/>
          </table:table-cell>
          <table:table-cell table:style-name="ce7" office:value-type="float" office:value="24" calcext:value-type="float">
            <text:p>24</text:p>
          </table:table-cell>
          <table:table-cell table:style-name="ce7" table:formula="of:=ROUND([.AM7]/[.$J7]; 0)" office:value-type="float" office:value="36" calcext:value-type="float">
            <text:p>36</text:p>
          </table:table-cell>
          <table:table-cell table:style-name="ce7" table:formula="of:=ROUND([.AM7]*2.54; 0)" office:value-type="float" office:value="61" calcext:value-type="float">
            <text:p>61</text:p>
          </table:table-cell>
          <table:table-cell table:style-name="ce7" table:formula="of:=ROUND([.AN7]*2.54;0)" office:value-type="float" office:value="91" calcext:value-type="float">
            <text:p>91</text:p>
          </table:table-cell>
          <table:table-cell table:style-name="ce7" table:formula="of:=IF([.$I7]&lt;[.$H7]; [.$I7]/[.AM7]; [.$H7]/[.AM7])" office:value-type="float" office:value="73.625" calcext:value-type="float">
            <text:p>74</text:p>
          </table:table-cell>
          <table:table-cell table:style-name="ce7" table:formula="of:=IF([.AQ7]&gt;90; 1; 0)" office:value-type="float" office:value="0" calcext:value-type="float">
            <text:p>0</text:p>
          </table:table-cell>
          <table:table-cell table:style-name="ce7" table:formula="of:=IF([.AR7]=1;COM.MICROSOFT.CONCAT([.AM7];&quot; x &quot;;[.AN7];&quot; inches, &quot;;[.AO7];&quot; x &quot;;[.AP7];&quot; cm&quot;); &quot;&quot;)">
            <text:p/>
          </table:table-cell>
          <table:table-cell table:style-name="ce7" office:value-type="float" office:value="8" calcext:value-type="float">
            <text:p>8</text:p>
          </table:table-cell>
          <table:table-cell table:style-name="ce7" table:formula="of:=ROUND([.AT7]/[.$J7]; 0)" office:value-type="float" office:value="12" calcext:value-type="float">
            <text:p>12</text:p>
          </table:table-cell>
          <table:table-cell table:style-name="ce7" table:formula="of:=ROUND([.AT7]*2.54; 0)" office:value-type="float" office:value="20" calcext:value-type="float">
            <text:p>20</text:p>
          </table:table-cell>
          <table:table-cell table:style-name="ce7" table:formula="of:=ROUND([.AU7]*2.54;0)" office:value-type="float" office:value="30" calcext:value-type="float">
            <text:p>30</text:p>
          </table:table-cell>
          <table:table-cell table:style-name="ce7" table:formula="of:=IF([.$I7]&lt;[.$H7]; [.$I7]/[.AT7]; [.$H7]/[.AT7])" office:value-type="float" office:value="220.875" calcext:value-type="float">
            <text:p>221</text:p>
          </table:table-cell>
          <table:table-cell table:style-name="ce7" table:formula="of:=IF([.AX7]&gt;280; 1; 0)" office:value-type="float" office:value="0" calcext:value-type="float">
            <text:p>0</text:p>
          </table:table-cell>
          <table:table-cell table:style-name="ce7" table:formula="of:=IF([.AY7]=1;COM.MICROSOFT.CONCAT([.AT7];&quot; x &quot;;[.AU7];&quot; inches, &quot;;[.AV7];&quot; x &quot;;[.AW7];&quot; cm&quot;); &quot;&quot;)">
            <text:p/>
          </table:table-cell>
          <table:table-cell table:style-name="ce7" office:value-type="float" office:value="12" calcext:value-type="float">
            <text:p>12</text:p>
          </table:table-cell>
          <table:table-cell table:style-name="ce7" table:formula="of:=ROUND([.BA7]/[.$J7]; 0)" office:value-type="float" office:value="18" calcext:value-type="float">
            <text:p>18</text:p>
          </table:table-cell>
          <table:table-cell table:style-name="ce7" table:formula="of:=ROUND([.BA7]*2.54; 0)" office:value-type="float" office:value="30" calcext:value-type="float">
            <text:p>30</text:p>
          </table:table-cell>
          <table:table-cell table:style-name="ce7" table:formula="of:=ROUND([.BB7]*2.54;0)" office:value-type="float" office:value="46" calcext:value-type="float">
            <text:p>46</text:p>
          </table:table-cell>
          <table:table-cell table:style-name="ce7" table:formula="of:=IF([.$I7]&lt;[.$H7]; [.$I7]/[.BA7]; [.$H7]/[.BA7])" office:value-type="float" office:value="147.25" calcext:value-type="float">
            <text:p>147</text:p>
          </table:table-cell>
          <table:table-cell table:style-name="ce7" table:formula="of:=IF([.BE7]&gt;180; 1; 0)" office:value-type="float" office:value="0" calcext:value-type="float">
            <text:p>0</text:p>
          </table:table-cell>
          <table:table-cell table:style-name="ce7" table:formula="of:=IF([.BF7]=1;COM.MICROSOFT.CONCAT([.BA7];&quot; x &quot;;[.BB7];&quot; inches, &quot;;[.BC7];&quot; x &quot;;[.BD7];&quot; cm&quot;); &quot;&quot;)">
            <text:p/>
          </table:table-cell>
          <table:table-cell table:style-name="ce7" office:value-type="float" office:value="16" calcext:value-type="float">
            <text:p>16</text:p>
          </table:table-cell>
          <table:table-cell table:style-name="ce7" table:formula="of:=ROUND([.BH7]/[.$J7]; 0)" office:value-type="float" office:value="24" calcext:value-type="float">
            <text:p>24</text:p>
          </table:table-cell>
          <table:table-cell table:style-name="ce7" table:formula="of:=ROUND([.BH7]*2.54; 0)" office:value-type="float" office:value="41" calcext:value-type="float">
            <text:p>41</text:p>
          </table:table-cell>
          <table:table-cell table:style-name="ce7" table:formula="of:=ROUND([.BI7]*2.54;0)" office:value-type="float" office:value="61" calcext:value-type="float">
            <text:p>61</text:p>
          </table:table-cell>
          <table:table-cell table:style-name="ce7" table:formula="of:=IF([.$I7]&lt;[.$H7]; [.$I7]/[.BH7]; [.$H7]/[.BH7])" office:value-type="float" office:value="110.4375" calcext:value-type="float">
            <text:p>110</text:p>
          </table:table-cell>
          <table:table-cell table:style-name="ce7" table:formula="of:=IF([.BL7]&gt;150; 1; 0)" office:value-type="float" office:value="0" calcext:value-type="float">
            <text:p>0</text:p>
          </table:table-cell>
          <table:table-cell table:style-name="ce7" table:formula="of:=IF([.BM7]=1;COM.MICROSOFT.CONCAT([.BH7];&quot; x &quot;;[.BI7];&quot; inches, &quot;;[.BJ7];&quot; x &quot;;[.BK7];&quot; cm&quot;); &quot;&quot;)">
            <text:p/>
          </table:table-cell>
          <table:table-cell table:style-name="ce7" office:value-type="float" office:value="20" calcext:value-type="float">
            <text:p>20</text:p>
          </table:table-cell>
          <table:table-cell table:style-name="ce7" table:formula="of:=ROUND([.BO7]/[.$J7]; 0)" office:value-type="float" office:value="30" calcext:value-type="float">
            <text:p>30</text:p>
          </table:table-cell>
          <table:table-cell table:style-name="ce7" table:formula="of:=ROUND([.BO7]*2.54; 0)" office:value-type="float" office:value="51" calcext:value-type="float">
            <text:p>51</text:p>
          </table:table-cell>
          <table:table-cell table:style-name="ce7" table:formula="of:=ROUND([.BP7]*2.54;0)" office:value-type="float" office:value="76" calcext:value-type="float">
            <text:p>76</text:p>
          </table:table-cell>
          <table:table-cell table:style-name="ce7" table:formula="of:=IF([.$I7]&lt;[.$H7]; [.$I7]/[.BO7]; [.$H7]/[.BO7])" office:value-type="float" office:value="88.35" calcext:value-type="float">
            <text:p>88</text:p>
          </table:table-cell>
          <table:table-cell table:style-name="ce7" table:formula="of:=IF([.BS7]&gt;125; 1; 0)" office:value-type="float" office:value="0" calcext:value-type="float">
            <text:p>0</text:p>
          </table:table-cell>
          <table:table-cell table:style-name="ce7" table:formula="of:=IF([.BT7]=1;COM.MICROSOFT.CONCAT([.BO7];&quot; x &quot;;[.BP7];&quot; inches, &quot;;[.BQ7];&quot; x &quot;;[.BR7];&quot; cm&quot;); &quot;&quot;)">
            <text:p/>
          </table:table-cell>
          <table:table-cell table:style-name="ce7" office:value-type="float" office:value="24" calcext:value-type="float">
            <text:p>24</text:p>
          </table:table-cell>
          <table:table-cell table:style-name="ce7" table:formula="of:=ROUND([.BV7]/[.$J7]; 0)" office:value-type="float" office:value="36" calcext:value-type="float">
            <text:p>36</text:p>
          </table:table-cell>
          <table:table-cell table:style-name="ce7" table:formula="of:=ROUND([.BV7]*2.54; 0)" office:value-type="float" office:value="61" calcext:value-type="float">
            <text:p>61</text:p>
          </table:table-cell>
          <table:table-cell table:style-name="ce7" table:formula="of:=ROUND([.BW7]*2.54;0)" office:value-type="float" office:value="91" calcext:value-type="float">
            <text:p>91</text:p>
          </table:table-cell>
          <table:table-cell table:style-name="ce7" table:formula="of:=IF([.$I7]&lt;[.$H7]; [.$I7]/[.BV7]; [.$H7]/[.BV7])" office:value-type="float" office:value="73.625" calcext:value-type="float">
            <text:p>74</text:p>
          </table:table-cell>
          <table:table-cell table:style-name="ce7" table:formula="of:=IF([.BZ7]&gt;110; 1; 0)" office:value-type="float" office:value="0" calcext:value-type="float">
            <text:p>0</text:p>
          </table:table-cell>
          <table:table-cell table:style-name="ce7" table:formula="of:=IF([.CA7]=1;COM.MICROSOFT.CONCAT([.BV7];&quot; x &quot;;[.BW7];&quot; inches, &quot;;[.BX7];&quot; x &quot;;[.BY7];&quot; cm&quot;); &quot;&quot;)">
            <text:p/>
          </table:table-cell>
          <table:table-cell table:number-columns-repeated="2"/>
        </table:table-row>
        <table:table-row table:style-name="ro2">
          <table:table-cell office:value-type="float" office:value="7" calcext:value-type="float">
            <text:p>7</text:p>
          </table:table-cell>
          <table:table-cell table:formula="of:=COM.MICROSOFT.CONCAT(&quot;PrintGalleryImage-&quot;;[.A8];&quot;.jpg&quot;)" office:value-type="string" office:string-value="PrintGalleryImage-7.jpg" calcext:value-type="string">
            <text:p>PrintGalleryImage-7.jpg</text:p>
          </table:table-cell>
          <table:table-cell table:style-name="Default" office:value-type="string" calcext:value-type="string">
            <text:p>Gazelle Conversation</text:p>
          </table:table-cell>
          <table:table-cell table:style-name="Default" office:value-type="string" calcext:value-type="string">
            <text:p>In the early afternoon the Gazelles tend to lie down and take a break. However one needs to always be aware as predators are always on the prowl, though less are around during the heat of the day.</text:p>
          </table:table-cell>
          <table:table-cell table:style-name="Default" office:value-type="string" calcext:value-type="string">
            <text:p>Adrian, Adrian O Brien, Adrian O' Brien, Adrian O'Brien, Animals, Brien, O' Brien, O'Brien, OBrien, Wildlife chasing, chasing, chasing wildlife, chasingwildlife, kenya, mammal, mara, masai, nature, wildlifechasing</text:p>
          </table:table-cell>
          <table:table-cell table:style-name="ce12" office:value-type="string" calcext:value-type="string">
            <text:p>17/10/2012 15:26:26</text:p>
          </table:table-cell>
          <table:table-cell table:style-name="Default" office:value-type="string" calcext:value-type="string">
            <text:p>4462 x 2975</text:p>
          </table:table-cell>
          <table:table-cell table:formula="of:=LEFT([.G8];4)" office:value-type="string" office:string-value="4462" calcext:value-type="string">
            <text:p>4462</text:p>
          </table:table-cell>
          <table:table-cell table:formula="of:=RIGHT([.G8];4)" office:value-type="string" office:string-value="2975" calcext:value-type="string">
            <text:p>2975</text:p>
          </table:table-cell>
          <table:table-cell table:style-name="ce6" table:formula="of:=IF([.I8]/[.H8]&gt;1;[.H8]/[.I8];[.I8]/[.H8])" office:value-type="float" office:value="0.66674137158225" calcext:value-type="float">
            <text:p>0.667</text:p>
          </table:table-cell>
          <table:table-cell table:style-name="ce7" office:value-type="float" office:value="8" calcext:value-type="float">
            <text:p>8</text:p>
          </table:table-cell>
          <table:table-cell table:style-name="ce7" table:formula="of:=ROUND([.K8]/[.$J8]; 0)" office:value-type="float" office:value="12" calcext:value-type="float">
            <text:p>12</text:p>
          </table:table-cell>
          <table:table-cell table:style-name="ce7" table:formula="of:=ROUND([.K8]*2.54; 0)" office:value-type="float" office:value="20" calcext:value-type="float">
            <text:p>20</text:p>
          </table:table-cell>
          <table:table-cell table:style-name="ce7" table:formula="of:=ROUND([.L8]*2.54;0)" office:value-type="float" office:value="30" calcext:value-type="float">
            <text:p>30</text:p>
          </table:table-cell>
          <table:table-cell table:style-name="ce7" table:formula="of:=IF([.$I8]&lt;[.$H8]; [.$I8]/[.K8]; [.$H8]/[.K8])" office:value-type="float" office:value="371.875" calcext:value-type="float">
            <text:p>372</text:p>
          </table:table-cell>
          <table:table-cell table:style-name="ce7" table:formula="of:=IF([.O8]&gt;250; 1; 0)" office:value-type="float" office:value="1" calcext:value-type="float">
            <text:p>1</text:p>
          </table:table-cell>
          <table:table-cell table:style-name="ce7" table:formula="of:=IF([.P8]=1;COM.MICROSOFT.CONCAT([.K8];&quot; x &quot;;[.L8];&quot; inches, &quot;;[.M8];&quot; x &quot;;[.N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8]/[.$J8]; 0)" office:value-type="float" office:value="18" calcext:value-type="float">
            <text:p>18</text:p>
          </table:table-cell>
          <table:table-cell table:style-name="ce7" table:formula="of:=ROUND([.R8]*2.54; 0)" office:value-type="float" office:value="30" calcext:value-type="float">
            <text:p>30</text:p>
          </table:table-cell>
          <table:table-cell table:style-name="ce7" table:formula="of:=ROUND([.S8]*2.54;0)" office:value-type="float" office:value="46" calcext:value-type="float">
            <text:p>46</text:p>
          </table:table-cell>
          <table:table-cell table:style-name="ce7" table:formula="of:=IF([.$I8]&lt;[.$H8]; [.$I8]/[.R8]; [.$H8]/[.R8])" office:value-type="float" office:value="247.916666666667" calcext:value-type="float">
            <text:p>248</text:p>
          </table:table-cell>
          <table:table-cell table:style-name="ce7" table:formula="of:=IF([.V8]&gt;150; 1; 0)" office:value-type="float" office:value="1" calcext:value-type="float">
            <text:p>1</text:p>
          </table:table-cell>
          <table:table-cell table:style-name="ce7" table:formula="of:=IF([.W8]=1;COM.MICROSOFT.CONCAT([.R8];&quot; x &quot;;[.S8];&quot; inches, &quot;;[.T8];&quot; x &quot;;[.U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8]/[.$J8]; 0)" office:value-type="float" office:value="24" calcext:value-type="float">
            <text:p>24</text:p>
          </table:table-cell>
          <table:table-cell table:style-name="ce7" table:formula="of:=ROUND([.Y8]*2.54; 0)" office:value-type="float" office:value="41" calcext:value-type="float">
            <text:p>41</text:p>
          </table:table-cell>
          <table:table-cell table:style-name="ce7" table:formula="of:=ROUND([.Z8]*2.54;0)" office:value-type="float" office:value="61" calcext:value-type="float">
            <text:p>61</text:p>
          </table:table-cell>
          <table:table-cell table:style-name="ce7" table:formula="of:=IF([.$I8]&lt;[.$H8]; [.$I8]/[.Y8]; [.$H8]/[.Y8])" office:value-type="float" office:value="185.9375" calcext:value-type="float">
            <text:p>186</text:p>
          </table:table-cell>
          <table:table-cell table:style-name="ce7" table:formula="of:=IF([.AC8]&gt;120; 1; 0)" office:value-type="float" office:value="1" calcext:value-type="float">
            <text:p>1</text:p>
          </table:table-cell>
          <table:table-cell table:style-name="ce7" table:formula="of:=IF([.AD8]=1;COM.MICROSOFT.CONCAT([.Y8];&quot; x &quot;;[.Z8];&quot; inches, &quot;;[.AA8];&quot; x &quot;;[.AB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8]/[.$J8]; 0)" office:value-type="float" office:value="30" calcext:value-type="float">
            <text:p>30</text:p>
          </table:table-cell>
          <table:table-cell table:style-name="ce7" table:formula="of:=ROUND([.AF8]*2.54; 0)" office:value-type="float" office:value="51" calcext:value-type="float">
            <text:p>51</text:p>
          </table:table-cell>
          <table:table-cell table:style-name="ce7" table:formula="of:=ROUND([.AG8]*2.54;0)" office:value-type="float" office:value="76" calcext:value-type="float">
            <text:p>76</text:p>
          </table:table-cell>
          <table:table-cell table:style-name="ce7" table:formula="of:=IF([.$I8]&lt;[.$H8]; [.$I8]/[.AF8]; [.$H8]/[.AF8])" office:value-type="float" office:value="148.75" calcext:value-type="float">
            <text:p>149</text:p>
          </table:table-cell>
          <table:table-cell table:style-name="ce7" table:formula="of:=IF([.AJ8]&gt;100; 1; 0)" office:value-type="float" office:value="1" calcext:value-type="float">
            <text:p>1</text:p>
          </table:table-cell>
          <table:table-cell table:style-name="ce7" table:formula="of:=IF([.AK8]=1;COM.MICROSOFT.CONCAT([.AF8];&quot; x &quot;;[.AG8];&quot; inches, &quot;;[.AH8];&quot; x &quot;;[.AI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8]/[.$J8]; 0)" office:value-type="float" office:value="36" calcext:value-type="float">
            <text:p>36</text:p>
          </table:table-cell>
          <table:table-cell table:style-name="ce7" table:formula="of:=ROUND([.AM8]*2.54; 0)" office:value-type="float" office:value="61" calcext:value-type="float">
            <text:p>61</text:p>
          </table:table-cell>
          <table:table-cell table:style-name="ce7" table:formula="of:=ROUND([.AN8]*2.54;0)" office:value-type="float" office:value="91" calcext:value-type="float">
            <text:p>91</text:p>
          </table:table-cell>
          <table:table-cell table:style-name="ce7" table:formula="of:=IF([.$I8]&lt;[.$H8]; [.$I8]/[.AM8]; [.$H8]/[.AM8])" office:value-type="float" office:value="123.958333333333" calcext:value-type="float">
            <text:p>124</text:p>
          </table:table-cell>
          <table:table-cell table:style-name="ce7" table:formula="of:=IF([.AQ8]&gt;90; 1; 0)" office:value-type="float" office:value="1" calcext:value-type="float">
            <text:p>1</text:p>
          </table:table-cell>
          <table:table-cell table:style-name="ce7" table:formula="of:=IF([.AR8]=1;COM.MICROSOFT.CONCAT([.AM8];&quot; x &quot;;[.AN8];&quot; inches, &quot;;[.AO8];&quot; x &quot;;[.AP8];&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8]/[.$J8]; 0)" office:value-type="float" office:value="12" calcext:value-type="float">
            <text:p>12</text:p>
          </table:table-cell>
          <table:table-cell table:style-name="ce7" table:formula="of:=ROUND([.AT8]*2.54; 0)" office:value-type="float" office:value="20" calcext:value-type="float">
            <text:p>20</text:p>
          </table:table-cell>
          <table:table-cell table:style-name="ce7" table:formula="of:=ROUND([.AU8]*2.54;0)" office:value-type="float" office:value="30" calcext:value-type="float">
            <text:p>30</text:p>
          </table:table-cell>
          <table:table-cell table:style-name="ce7" table:formula="of:=IF([.$I8]&lt;[.$H8]; [.$I8]/[.AT8]; [.$H8]/[.AT8])" office:value-type="float" office:value="371.875" calcext:value-type="float">
            <text:p>372</text:p>
          </table:table-cell>
          <table:table-cell table:style-name="ce7" table:formula="of:=IF([.AX8]&gt;280; 1; 0)" office:value-type="float" office:value="1" calcext:value-type="float">
            <text:p>1</text:p>
          </table:table-cell>
          <table:table-cell table:style-name="ce7" table:formula="of:=IF([.AY8]=1;COM.MICROSOFT.CONCAT([.AT8];&quot; x &quot;;[.AU8];&quot; inches, &quot;;[.AV8];&quot; x &quot;;[.AW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8]/[.$J8]; 0)" office:value-type="float" office:value="18" calcext:value-type="float">
            <text:p>18</text:p>
          </table:table-cell>
          <table:table-cell table:style-name="ce7" table:formula="of:=ROUND([.BA8]*2.54; 0)" office:value-type="float" office:value="30" calcext:value-type="float">
            <text:p>30</text:p>
          </table:table-cell>
          <table:table-cell table:style-name="ce7" table:formula="of:=ROUND([.BB8]*2.54;0)" office:value-type="float" office:value="46" calcext:value-type="float">
            <text:p>46</text:p>
          </table:table-cell>
          <table:table-cell table:style-name="ce7" table:formula="of:=IF([.$I8]&lt;[.$H8]; [.$I8]/[.BA8]; [.$H8]/[.BA8])" office:value-type="float" office:value="247.916666666667" calcext:value-type="float">
            <text:p>248</text:p>
          </table:table-cell>
          <table:table-cell table:style-name="ce7" table:formula="of:=IF([.BE8]&gt;180; 1; 0)" office:value-type="float" office:value="1" calcext:value-type="float">
            <text:p>1</text:p>
          </table:table-cell>
          <table:table-cell table:style-name="ce7" table:formula="of:=IF([.BF8]=1;COM.MICROSOFT.CONCAT([.BA8];&quot; x &quot;;[.BB8];&quot; inches, &quot;;[.BC8];&quot; x &quot;;[.BD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8]/[.$J8]; 0)" office:value-type="float" office:value="24" calcext:value-type="float">
            <text:p>24</text:p>
          </table:table-cell>
          <table:table-cell table:style-name="ce7" table:formula="of:=ROUND([.BH8]*2.54; 0)" office:value-type="float" office:value="41" calcext:value-type="float">
            <text:p>41</text:p>
          </table:table-cell>
          <table:table-cell table:style-name="ce7" table:formula="of:=ROUND([.BI8]*2.54;0)" office:value-type="float" office:value="61" calcext:value-type="float">
            <text:p>61</text:p>
          </table:table-cell>
          <table:table-cell table:style-name="ce7" table:formula="of:=IF([.$I8]&lt;[.$H8]; [.$I8]/[.BH8]; [.$H8]/[.BH8])" office:value-type="float" office:value="185.9375" calcext:value-type="float">
            <text:p>186</text:p>
          </table:table-cell>
          <table:table-cell table:style-name="ce7" table:formula="of:=IF([.BL8]&gt;150; 1; 0)" office:value-type="float" office:value="1" calcext:value-type="float">
            <text:p>1</text:p>
          </table:table-cell>
          <table:table-cell table:style-name="ce7" table:formula="of:=IF([.BM8]=1;COM.MICROSOFT.CONCAT([.BH8];&quot; x &quot;;[.BI8];&quot; inches, &quot;;[.BJ8];&quot; x &quot;;[.BK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8]/[.$J8]; 0)" office:value-type="float" office:value="30" calcext:value-type="float">
            <text:p>30</text:p>
          </table:table-cell>
          <table:table-cell table:style-name="ce7" table:formula="of:=ROUND([.BO8]*2.54; 0)" office:value-type="float" office:value="51" calcext:value-type="float">
            <text:p>51</text:p>
          </table:table-cell>
          <table:table-cell table:style-name="ce7" table:formula="of:=ROUND([.BP8]*2.54;0)" office:value-type="float" office:value="76" calcext:value-type="float">
            <text:p>76</text:p>
          </table:table-cell>
          <table:table-cell table:style-name="ce7" table:formula="of:=IF([.$I8]&lt;[.$H8]; [.$I8]/[.BO8]; [.$H8]/[.BO8])" office:value-type="float" office:value="148.75" calcext:value-type="float">
            <text:p>149</text:p>
          </table:table-cell>
          <table:table-cell table:style-name="ce7" table:formula="of:=IF([.BS8]&gt;125; 1; 0)" office:value-type="float" office:value="1" calcext:value-type="float">
            <text:p>1</text:p>
          </table:table-cell>
          <table:table-cell table:style-name="ce7" table:formula="of:=IF([.BT8]=1;COM.MICROSOFT.CONCAT([.BO8];&quot; x &quot;;[.BP8];&quot; inches, &quot;;[.BQ8];&quot; x &quot;;[.BR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8]/[.$J8]; 0)" office:value-type="float" office:value="36" calcext:value-type="float">
            <text:p>36</text:p>
          </table:table-cell>
          <table:table-cell table:style-name="ce7" table:formula="of:=ROUND([.BV8]*2.54; 0)" office:value-type="float" office:value="61" calcext:value-type="float">
            <text:p>61</text:p>
          </table:table-cell>
          <table:table-cell table:style-name="ce7" table:formula="of:=ROUND([.BW8]*2.54;0)" office:value-type="float" office:value="91" calcext:value-type="float">
            <text:p>91</text:p>
          </table:table-cell>
          <table:table-cell table:style-name="ce7" table:formula="of:=IF([.$I8]&lt;[.$H8]; [.$I8]/[.BV8]; [.$H8]/[.BV8])" office:value-type="float" office:value="123.958333333333" calcext:value-type="float">
            <text:p>124</text:p>
          </table:table-cell>
          <table:table-cell table:style-name="ce7" table:formula="of:=IF([.BZ8]&gt;110; 1; 0)" office:value-type="float" office:value="1" calcext:value-type="float">
            <text:p>1</text:p>
          </table:table-cell>
          <table:table-cell table:style-name="ce7" table:formula="of:=IF([.CA8]=1;COM.MICROSOFT.CONCAT([.BV8];&quot; x &quot;;[.BW8];&quot; inches, &quot;;[.BX8];&quot; x &quot;;[.BY8];&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8" calcext:value-type="float">
            <text:p>8</text:p>
          </table:table-cell>
          <table:table-cell table:formula="of:=COM.MICROSOFT.CONCAT(&quot;PrintGalleryImage-&quot;;[.A9];&quot;.jpg&quot;)" office:value-type="string" office:string-value="PrintGalleryImage-8.jpg" calcext:value-type="string">
            <text:p>PrintGalleryImage-8.jpg</text:p>
          </table:table-cell>
          <table:table-cell table:style-name="Default" office:value-type="string" calcext:value-type="string">
            <text:p>Grazing Zebra Portrait BW</text:p>
          </table:table-cell>
          <table:table-cell table:style-name="Default" office:value-type="string" calcext:value-type="string">
            <text:p>I still have to find a subject that suits black and white better than a Zebra. The contrast always makes for a good image. However I think I still haven't succeeded in finding a zebra that makes a stunning black and white. A good excuse to go back to Africa.</text:p>
          </table:table-cell>
          <table:table-cell table:style-name="Default" office:value-type="string" calcext:value-type="string">
            <text:p>Adrian, Adrian O Brien, Adrian O' Brien, Adrian O'Brien, Animals, Brien, O' Brien, O'Brien, OBrien, Wildlife chasing, chasing, chasing wildlife, chasingwildlife, kenya, mammal, mara, masai, nature, wildlifechasing, zebra</text:p>
          </table:table-cell>
          <table:table-cell table:style-name="ce12" office:value-type="string" calcext:value-type="string">
            <text:p>17/10/2012 15:35:12</text:p>
          </table:table-cell>
          <table:table-cell table:style-name="Default" office:value-type="string" calcext:value-type="string">
            <text:p>3264 x 3264</text:p>
          </table:table-cell>
          <table:table-cell table:formula="of:=LEFT([.G9];4)" office:value-type="string" office:string-value="3264" calcext:value-type="string">
            <text:p>3264</text:p>
          </table:table-cell>
          <table:table-cell table:formula="of:=RIGHT([.G9];4)" office:value-type="string" office:string-value="3264" calcext:value-type="string">
            <text:p>3264</text:p>
          </table:table-cell>
          <table:table-cell table:style-name="ce6" table:formula="of:=IF([.I9]/[.H9]&gt;1;[.H9]/[.I9];[.I9]/[.H9])" office:value-type="float" office:value="1" calcext:value-type="float">
            <text:p>1.000</text:p>
          </table:table-cell>
          <table:table-cell table:style-name="ce7" office:value-type="float" office:value="8" calcext:value-type="float">
            <text:p>8</text:p>
          </table:table-cell>
          <table:table-cell table:style-name="ce7" table:formula="of:=ROUND([.K9]/[.$J9]; 0)" office:value-type="float" office:value="8" calcext:value-type="float">
            <text:p>8</text:p>
          </table:table-cell>
          <table:table-cell table:style-name="ce7" table:formula="of:=ROUND([.K9]*2.54; 0)" office:value-type="float" office:value="20" calcext:value-type="float">
            <text:p>20</text:p>
          </table:table-cell>
          <table:table-cell table:style-name="ce7" table:formula="of:=ROUND([.L9]*2.54;0)" office:value-type="float" office:value="20" calcext:value-type="float">
            <text:p>20</text:p>
          </table:table-cell>
          <table:table-cell table:style-name="ce7" table:formula="of:=IF([.$I9]&lt;[.$H9]; [.$I9]/[.K9]; [.$H9]/[.K9])" office:value-type="float" office:value="408" calcext:value-type="float">
            <text:p>408</text:p>
          </table:table-cell>
          <table:table-cell table:style-name="ce7" table:formula="of:=IF([.O9]&gt;250; 1; 0)" office:value-type="float" office:value="1" calcext:value-type="float">
            <text:p>1</text:p>
          </table:table-cell>
          <table:table-cell table:style-name="ce7" table:formula="of:=IF([.P9]=1;COM.MICROSOFT.CONCAT([.K9];&quot; x &quot;;[.L9];&quot; inches, &quot;;[.M9];&quot; x &quot;;[.N9];&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9]/[.$J9]; 0)" office:value-type="float" office:value="12" calcext:value-type="float">
            <text:p>12</text:p>
          </table:table-cell>
          <table:table-cell table:style-name="ce7" table:formula="of:=ROUND([.R9]*2.54; 0)" office:value-type="float" office:value="30" calcext:value-type="float">
            <text:p>30</text:p>
          </table:table-cell>
          <table:table-cell table:style-name="ce7" table:formula="of:=ROUND([.S9]*2.54;0)" office:value-type="float" office:value="30" calcext:value-type="float">
            <text:p>30</text:p>
          </table:table-cell>
          <table:table-cell table:style-name="ce7" table:formula="of:=IF([.$I9]&lt;[.$H9]; [.$I9]/[.R9]; [.$H9]/[.R9])" office:value-type="float" office:value="272" calcext:value-type="float">
            <text:p>272</text:p>
          </table:table-cell>
          <table:table-cell table:style-name="ce7" table:formula="of:=IF([.V9]&gt;150; 1; 0)" office:value-type="float" office:value="1" calcext:value-type="float">
            <text:p>1</text:p>
          </table:table-cell>
          <table:table-cell table:style-name="ce7" table:formula="of:=IF([.W9]=1;COM.MICROSOFT.CONCAT([.R9];&quot; x &quot;;[.S9];&quot; inches, &quot;;[.T9];&quot; x &quot;;[.U9];&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9]/[.$J9]; 0)" office:value-type="float" office:value="16" calcext:value-type="float">
            <text:p>16</text:p>
          </table:table-cell>
          <table:table-cell table:style-name="ce7" table:formula="of:=ROUND([.Y9]*2.54; 0)" office:value-type="float" office:value="41" calcext:value-type="float">
            <text:p>41</text:p>
          </table:table-cell>
          <table:table-cell table:style-name="ce7" table:formula="of:=ROUND([.Z9]*2.54;0)" office:value-type="float" office:value="41" calcext:value-type="float">
            <text:p>41</text:p>
          </table:table-cell>
          <table:table-cell table:style-name="ce7" table:formula="of:=IF([.$I9]&lt;[.$H9]; [.$I9]/[.Y9]; [.$H9]/[.Y9])" office:value-type="float" office:value="204" calcext:value-type="float">
            <text:p>204</text:p>
          </table:table-cell>
          <table:table-cell table:style-name="ce7" table:formula="of:=IF([.AC9]&gt;120; 1; 0)" office:value-type="float" office:value="1" calcext:value-type="float">
            <text:p>1</text:p>
          </table:table-cell>
          <table:table-cell table:style-name="ce7" table:formula="of:=IF([.AD9]=1;COM.MICROSOFT.CONCAT([.Y9];&quot; x &quot;;[.Z9];&quot; inches, &quot;;[.AA9];&quot; x &quot;;[.AB9];&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9]/[.$J9]; 0)" office:value-type="float" office:value="20" calcext:value-type="float">
            <text:p>20</text:p>
          </table:table-cell>
          <table:table-cell table:style-name="ce7" table:formula="of:=ROUND([.AF9]*2.54; 0)" office:value-type="float" office:value="51" calcext:value-type="float">
            <text:p>51</text:p>
          </table:table-cell>
          <table:table-cell table:style-name="ce7" table:formula="of:=ROUND([.AG9]*2.54;0)" office:value-type="float" office:value="51" calcext:value-type="float">
            <text:p>51</text:p>
          </table:table-cell>
          <table:table-cell table:style-name="ce7" table:formula="of:=IF([.$I9]&lt;[.$H9]; [.$I9]/[.AF9]; [.$H9]/[.AF9])" office:value-type="float" office:value="163.2" calcext:value-type="float">
            <text:p>163</text:p>
          </table:table-cell>
          <table:table-cell table:style-name="ce7" table:formula="of:=IF([.AJ9]&gt;100; 1; 0)" office:value-type="float" office:value="1" calcext:value-type="float">
            <text:p>1</text:p>
          </table:table-cell>
          <table:table-cell table:style-name="ce7" table:formula="of:=IF([.AK9]=1;COM.MICROSOFT.CONCAT([.AF9];&quot; x &quot;;[.AG9];&quot; inches, &quot;;[.AH9];&quot; x &quot;;[.AI9];&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9]/[.$J9]; 0)" office:value-type="float" office:value="24" calcext:value-type="float">
            <text:p>24</text:p>
          </table:table-cell>
          <table:table-cell table:style-name="ce7" table:formula="of:=ROUND([.AM9]*2.54; 0)" office:value-type="float" office:value="61" calcext:value-type="float">
            <text:p>61</text:p>
          </table:table-cell>
          <table:table-cell table:style-name="ce7" table:formula="of:=ROUND([.AN9]*2.54;0)" office:value-type="float" office:value="61" calcext:value-type="float">
            <text:p>61</text:p>
          </table:table-cell>
          <table:table-cell table:style-name="ce7" table:formula="of:=IF([.$I9]&lt;[.$H9]; [.$I9]/[.AM9]; [.$H9]/[.AM9])" office:value-type="float" office:value="136" calcext:value-type="float">
            <text:p>136</text:p>
          </table:table-cell>
          <table:table-cell table:style-name="ce7" table:formula="of:=IF([.AQ9]&gt;90; 1; 0)" office:value-type="float" office:value="1" calcext:value-type="float">
            <text:p>1</text:p>
          </table:table-cell>
          <table:table-cell table:style-name="ce7" table:formula="of:=IF([.AR9]=1;COM.MICROSOFT.CONCAT([.AM9];&quot; x &quot;;[.AN9];&quot; inches, &quot;;[.AO9];&quot; x &quot;;[.AP9];&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9]/[.$J9]; 0)" office:value-type="float" office:value="8" calcext:value-type="float">
            <text:p>8</text:p>
          </table:table-cell>
          <table:table-cell table:style-name="ce7" table:formula="of:=ROUND([.AT9]*2.54; 0)" office:value-type="float" office:value="20" calcext:value-type="float">
            <text:p>20</text:p>
          </table:table-cell>
          <table:table-cell table:style-name="ce7" table:formula="of:=ROUND([.AU9]*2.54;0)" office:value-type="float" office:value="20" calcext:value-type="float">
            <text:p>20</text:p>
          </table:table-cell>
          <table:table-cell table:style-name="ce7" table:formula="of:=IF([.$I9]&lt;[.$H9]; [.$I9]/[.AT9]; [.$H9]/[.AT9])" office:value-type="float" office:value="408" calcext:value-type="float">
            <text:p>408</text:p>
          </table:table-cell>
          <table:table-cell table:style-name="ce7" table:formula="of:=IF([.AX9]&gt;280; 1; 0)" office:value-type="float" office:value="1" calcext:value-type="float">
            <text:p>1</text:p>
          </table:table-cell>
          <table:table-cell table:style-name="ce7" table:formula="of:=IF([.AY9]=1;COM.MICROSOFT.CONCAT([.AT9];&quot; x &quot;;[.AU9];&quot; inches, &quot;;[.AV9];&quot; x &quot;;[.AW9];&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9]/[.$J9]; 0)" office:value-type="float" office:value="12" calcext:value-type="float">
            <text:p>12</text:p>
          </table:table-cell>
          <table:table-cell table:style-name="ce7" table:formula="of:=ROUND([.BA9]*2.54; 0)" office:value-type="float" office:value="30" calcext:value-type="float">
            <text:p>30</text:p>
          </table:table-cell>
          <table:table-cell table:style-name="ce7" table:formula="of:=ROUND([.BB9]*2.54;0)" office:value-type="float" office:value="30" calcext:value-type="float">
            <text:p>30</text:p>
          </table:table-cell>
          <table:table-cell table:style-name="ce7" table:formula="of:=IF([.$I9]&lt;[.$H9]; [.$I9]/[.BA9]; [.$H9]/[.BA9])" office:value-type="float" office:value="272" calcext:value-type="float">
            <text:p>272</text:p>
          </table:table-cell>
          <table:table-cell table:style-name="ce7" table:formula="of:=IF([.BE9]&gt;180; 1; 0)" office:value-type="float" office:value="1" calcext:value-type="float">
            <text:p>1</text:p>
          </table:table-cell>
          <table:table-cell table:style-name="ce7" table:formula="of:=IF([.BF9]=1;COM.MICROSOFT.CONCAT([.BA9];&quot; x &quot;;[.BB9];&quot; inches, &quot;;[.BC9];&quot; x &quot;;[.BD9];&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9]/[.$J9]; 0)" office:value-type="float" office:value="16" calcext:value-type="float">
            <text:p>16</text:p>
          </table:table-cell>
          <table:table-cell table:style-name="ce7" table:formula="of:=ROUND([.BH9]*2.54; 0)" office:value-type="float" office:value="41" calcext:value-type="float">
            <text:p>41</text:p>
          </table:table-cell>
          <table:table-cell table:style-name="ce7" table:formula="of:=ROUND([.BI9]*2.54;0)" office:value-type="float" office:value="41" calcext:value-type="float">
            <text:p>41</text:p>
          </table:table-cell>
          <table:table-cell table:style-name="ce7" table:formula="of:=IF([.$I9]&lt;[.$H9]; [.$I9]/[.BH9]; [.$H9]/[.BH9])" office:value-type="float" office:value="204" calcext:value-type="float">
            <text:p>204</text:p>
          </table:table-cell>
          <table:table-cell table:style-name="ce7" table:formula="of:=IF([.BL9]&gt;150; 1; 0)" office:value-type="float" office:value="1" calcext:value-type="float">
            <text:p>1</text:p>
          </table:table-cell>
          <table:table-cell table:style-name="ce7" table:formula="of:=IF([.BM9]=1;COM.MICROSOFT.CONCAT([.BH9];&quot; x &quot;;[.BI9];&quot; inches, &quot;;[.BJ9];&quot; x &quot;;[.BK9];&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BO9]/[.$J9]; 0)" office:value-type="float" office:value="20" calcext:value-type="float">
            <text:p>20</text:p>
          </table:table-cell>
          <table:table-cell table:style-name="ce7" table:formula="of:=ROUND([.BO9]*2.54; 0)" office:value-type="float" office:value="51" calcext:value-type="float">
            <text:p>51</text:p>
          </table:table-cell>
          <table:table-cell table:style-name="ce7" table:formula="of:=ROUND([.BP9]*2.54;0)" office:value-type="float" office:value="51" calcext:value-type="float">
            <text:p>51</text:p>
          </table:table-cell>
          <table:table-cell table:style-name="ce7" table:formula="of:=IF([.$I9]&lt;[.$H9]; [.$I9]/[.BO9]; [.$H9]/[.BO9])" office:value-type="float" office:value="163.2" calcext:value-type="float">
            <text:p>163</text:p>
          </table:table-cell>
          <table:table-cell table:style-name="ce7" table:formula="of:=IF([.BS9]&gt;125; 1; 0)" office:value-type="float" office:value="1" calcext:value-type="float">
            <text:p>1</text:p>
          </table:table-cell>
          <table:table-cell table:style-name="ce7" table:formula="of:=IF([.BT9]=1;COM.MICROSOFT.CONCAT([.BO9];&quot; x &quot;;[.BP9];&quot; inches, &quot;;[.BQ9];&quot; x &quot;;[.BR9];&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BV9]/[.$J9]; 0)" office:value-type="float" office:value="24" calcext:value-type="float">
            <text:p>24</text:p>
          </table:table-cell>
          <table:table-cell table:style-name="ce7" table:formula="of:=ROUND([.BV9]*2.54; 0)" office:value-type="float" office:value="61" calcext:value-type="float">
            <text:p>61</text:p>
          </table:table-cell>
          <table:table-cell table:style-name="ce7" table:formula="of:=ROUND([.BW9]*2.54;0)" office:value-type="float" office:value="61" calcext:value-type="float">
            <text:p>61</text:p>
          </table:table-cell>
          <table:table-cell table:style-name="ce7" table:formula="of:=IF([.$I9]&lt;[.$H9]; [.$I9]/[.BV9]; [.$H9]/[.BV9])" office:value-type="float" office:value="136" calcext:value-type="float">
            <text:p>136</text:p>
          </table:table-cell>
          <table:table-cell table:style-name="ce7" table:formula="of:=IF([.BZ9]&gt;110; 1; 0)" office:value-type="float" office:value="1" calcext:value-type="float">
            <text:p>1</text:p>
          </table:table-cell>
          <table:table-cell table:style-name="ce7" table:formula="of:=IF([.CA9]=1;COM.MICROSOFT.CONCAT([.BV9];&quot; x &quot;;[.BW9];&quot; inches, &quot;;[.BX9];&quot; x &quot;;[.BY9];&quot; cm&quot;); &quot;&quot;)" office:value-type="string" office:string-value="24 x 24 inches, 61 x 61 cm" calcext:value-type="string">
            <text:p>24 x 24 inches, 61 x 61 cm</text:p>
          </table:table-cell>
          <table:table-cell table:number-columns-repeated="2"/>
        </table:table-row>
        <table:table-row table:style-name="ro2">
          <table:table-cell office:value-type="float" office:value="9" calcext:value-type="float">
            <text:p>9</text:p>
          </table:table-cell>
          <table:table-cell table:formula="of:=COM.MICROSOFT.CONCAT(&quot;PrintGalleryImage-&quot;;[.A10];&quot;.jpg&quot;)" office:value-type="string" office:string-value="PrintGalleryImage-9.jpg" calcext:value-type="string">
            <text:p>PrintGalleryImage-9.jpg</text:p>
          </table:table-cell>
          <table:table-cell table:style-name="Default" office:value-type="string" calcext:value-type="string">
            <text:p>Dozing Lioness</text:p>
          </table:table-cell>
          <table:table-cell table:style-name="Default" office:value-type="string" calcext:value-type="string">
            <text:p>I was lucky to go straight out and find a lioness on my first game drive in the Masai Mara in Kenya. Well I thought I was lucky. Our guide explained afterwards that some animals are creatures of routine, and this lioness and her pride always took an afternoon siesta in similar places.</text:p>
          </table:table-cell>
          <table:table-cell table:style-name="Default" office:value-type="string" calcext:value-type="string">
            <text:p>Adrian, Adrian O Brien, Adrian O' Brien, Adrian O'Brien, Animals, Brien, Cats, O' Brien, O'Brien, OBrien, Predator, Wildlife chasing, chasing, chasing wildlife, chasingwildlife, kenya, lion, mammal, mara, masai, nature, wildlifechasing</text:p>
          </table:table-cell>
          <table:table-cell table:style-name="ce12" office:value-type="string" calcext:value-type="string">
            <text:p>31/12/2017 14:25:37</text:p>
          </table:table-cell>
          <table:table-cell table:style-name="Default" office:value-type="string" calcext:value-type="string">
            <text:p>3752 x 3002</text:p>
          </table:table-cell>
          <table:table-cell table:formula="of:=LEFT([.G10];4)" office:value-type="string" office:string-value="3752" calcext:value-type="string">
            <text:p>3752</text:p>
          </table:table-cell>
          <table:table-cell table:formula="of:=RIGHT([.G10];4)" office:value-type="string" office:string-value="3002" calcext:value-type="string">
            <text:p>3002</text:p>
          </table:table-cell>
          <table:table-cell table:style-name="ce6" table:formula="of:=IF([.I10]/[.H10]&gt;1;[.H10]/[.I10];[.I10]/[.H10])" office:value-type="float" office:value="0.800106609808102" calcext:value-type="float">
            <text:p>0.800</text:p>
          </table:table-cell>
          <table:table-cell table:style-name="ce7" office:value-type="float" office:value="8" calcext:value-type="float">
            <text:p>8</text:p>
          </table:table-cell>
          <table:table-cell table:style-name="ce7" table:formula="of:=ROUND([.K10]/[.$J10]; 0)" office:value-type="float" office:value="10" calcext:value-type="float">
            <text:p>10</text:p>
          </table:table-cell>
          <table:table-cell table:style-name="ce7" table:formula="of:=ROUND([.K10]*2.54; 0)" office:value-type="float" office:value="20" calcext:value-type="float">
            <text:p>20</text:p>
          </table:table-cell>
          <table:table-cell table:style-name="ce7" table:formula="of:=ROUND([.L10]*2.54;0)" office:value-type="float" office:value="25" calcext:value-type="float">
            <text:p>25</text:p>
          </table:table-cell>
          <table:table-cell table:style-name="ce7" table:formula="of:=IF([.$I10]&lt;[.$H10]; [.$I10]/[.K10]; [.$H10]/[.K10])" office:value-type="float" office:value="375.25" calcext:value-type="float">
            <text:p>375</text:p>
          </table:table-cell>
          <table:table-cell table:style-name="ce7" table:formula="of:=IF([.O10]&gt;250; 1; 0)" office:value-type="float" office:value="1" calcext:value-type="float">
            <text:p>1</text:p>
          </table:table-cell>
          <table:table-cell table:style-name="ce7" table:formula="of:=IF([.P10]=1;COM.MICROSOFT.CONCAT([.K10];&quot; x &quot;;[.L10];&quot; inches, &quot;;[.M10];&quot; x &quot;;[.N10];&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10]/[.$J10]; 0)" office:value-type="float" office:value="15" calcext:value-type="float">
            <text:p>15</text:p>
          </table:table-cell>
          <table:table-cell table:style-name="ce7" table:formula="of:=ROUND([.R10]*2.54; 0)" office:value-type="float" office:value="30" calcext:value-type="float">
            <text:p>30</text:p>
          </table:table-cell>
          <table:table-cell table:style-name="ce7" table:formula="of:=ROUND([.S10]*2.54;0)" office:value-type="float" office:value="38" calcext:value-type="float">
            <text:p>38</text:p>
          </table:table-cell>
          <table:table-cell table:style-name="ce7" table:formula="of:=IF([.$I10]&lt;[.$H10]; [.$I10]/[.R10]; [.$H10]/[.R10])" office:value-type="float" office:value="250.166666666667" calcext:value-type="float">
            <text:p>250</text:p>
          </table:table-cell>
          <table:table-cell table:style-name="ce7" table:formula="of:=IF([.V10]&gt;150; 1; 0)" office:value-type="float" office:value="1" calcext:value-type="float">
            <text:p>1</text:p>
          </table:table-cell>
          <table:table-cell table:style-name="ce7" table:formula="of:=IF([.W10]=1;COM.MICROSOFT.CONCAT([.R10];&quot; x &quot;;[.S10];&quot; inches, &quot;;[.T10];&quot; x &quot;;[.U10];&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10]/[.$J10]; 0)" office:value-type="float" office:value="20" calcext:value-type="float">
            <text:p>20</text:p>
          </table:table-cell>
          <table:table-cell table:style-name="ce7" table:formula="of:=ROUND([.Y10]*2.54; 0)" office:value-type="float" office:value="41" calcext:value-type="float">
            <text:p>41</text:p>
          </table:table-cell>
          <table:table-cell table:style-name="ce7" table:formula="of:=ROUND([.Z10]*2.54;0)" office:value-type="float" office:value="51" calcext:value-type="float">
            <text:p>51</text:p>
          </table:table-cell>
          <table:table-cell table:style-name="ce7" table:formula="of:=IF([.$I10]&lt;[.$H10]; [.$I10]/[.Y10]; [.$H10]/[.Y10])" office:value-type="float" office:value="187.625" calcext:value-type="float">
            <text:p>188</text:p>
          </table:table-cell>
          <table:table-cell table:style-name="ce7" table:formula="of:=IF([.AC10]&gt;120; 1; 0)" office:value-type="float" office:value="1" calcext:value-type="float">
            <text:p>1</text:p>
          </table:table-cell>
          <table:table-cell table:style-name="ce7" table:formula="of:=IF([.AD10]=1;COM.MICROSOFT.CONCAT([.Y10];&quot; x &quot;;[.Z10];&quot; inches, &quot;;[.AA10];&quot; x &quot;;[.AB10];&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10]/[.$J10]; 0)" office:value-type="float" office:value="25" calcext:value-type="float">
            <text:p>25</text:p>
          </table:table-cell>
          <table:table-cell table:style-name="ce7" table:formula="of:=ROUND([.AF10]*2.54; 0)" office:value-type="float" office:value="51" calcext:value-type="float">
            <text:p>51</text:p>
          </table:table-cell>
          <table:table-cell table:style-name="ce7" table:formula="of:=ROUND([.AG10]*2.54;0)" office:value-type="float" office:value="64" calcext:value-type="float">
            <text:p>64</text:p>
          </table:table-cell>
          <table:table-cell table:style-name="ce7" table:formula="of:=IF([.$I10]&lt;[.$H10]; [.$I10]/[.AF10]; [.$H10]/[.AF10])" office:value-type="float" office:value="150.1" calcext:value-type="float">
            <text:p>150</text:p>
          </table:table-cell>
          <table:table-cell table:style-name="ce7" table:formula="of:=IF([.AJ10]&gt;100; 1; 0)" office:value-type="float" office:value="1" calcext:value-type="float">
            <text:p>1</text:p>
          </table:table-cell>
          <table:table-cell table:style-name="ce7" table:formula="of:=IF([.AK10]=1;COM.MICROSOFT.CONCAT([.AF10];&quot; x &quot;;[.AG10];&quot; inches, &quot;;[.AH10];&quot; x &quot;;[.AI10];&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10]/[.$J10]; 0)" office:value-type="float" office:value="30" calcext:value-type="float">
            <text:p>30</text:p>
          </table:table-cell>
          <table:table-cell table:style-name="ce7" table:formula="of:=ROUND([.AM10]*2.54; 0)" office:value-type="float" office:value="61" calcext:value-type="float">
            <text:p>61</text:p>
          </table:table-cell>
          <table:table-cell table:style-name="ce7" table:formula="of:=ROUND([.AN10]*2.54;0)" office:value-type="float" office:value="76" calcext:value-type="float">
            <text:p>76</text:p>
          </table:table-cell>
          <table:table-cell table:style-name="ce7" table:formula="of:=IF([.$I10]&lt;[.$H10]; [.$I10]/[.AM10]; [.$H10]/[.AM10])" office:value-type="float" office:value="125.083333333333" calcext:value-type="float">
            <text:p>125</text:p>
          </table:table-cell>
          <table:table-cell table:style-name="ce7" table:formula="of:=IF([.AQ10]&gt;90; 1; 0)" office:value-type="float" office:value="1" calcext:value-type="float">
            <text:p>1</text:p>
          </table:table-cell>
          <table:table-cell table:style-name="ce7" table:formula="of:=IF([.AR10]=1;COM.MICROSOFT.CONCAT([.AM10];&quot; x &quot;;[.AN10];&quot; inches, &quot;;[.AO10];&quot; x &quot;;[.AP10];&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10]/[.$J10]; 0)" office:value-type="float" office:value="10" calcext:value-type="float">
            <text:p>10</text:p>
          </table:table-cell>
          <table:table-cell table:style-name="ce7" table:formula="of:=ROUND([.AT10]*2.54; 0)" office:value-type="float" office:value="20" calcext:value-type="float">
            <text:p>20</text:p>
          </table:table-cell>
          <table:table-cell table:style-name="ce7" table:formula="of:=ROUND([.AU10]*2.54;0)" office:value-type="float" office:value="25" calcext:value-type="float">
            <text:p>25</text:p>
          </table:table-cell>
          <table:table-cell table:style-name="ce7" table:formula="of:=IF([.$I10]&lt;[.$H10]; [.$I10]/[.AT10]; [.$H10]/[.AT10])" office:value-type="float" office:value="375.25" calcext:value-type="float">
            <text:p>375</text:p>
          </table:table-cell>
          <table:table-cell table:style-name="ce7" table:formula="of:=IF([.AX10]&gt;280; 1; 0)" office:value-type="float" office:value="1" calcext:value-type="float">
            <text:p>1</text:p>
          </table:table-cell>
          <table:table-cell table:style-name="ce7" table:formula="of:=IF([.AY10]=1;COM.MICROSOFT.CONCAT([.AT10];&quot; x &quot;;[.AU10];&quot; inches, &quot;;[.AV10];&quot; x &quot;;[.AW10];&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10]/[.$J10]; 0)" office:value-type="float" office:value="15" calcext:value-type="float">
            <text:p>15</text:p>
          </table:table-cell>
          <table:table-cell table:style-name="ce7" table:formula="of:=ROUND([.BA10]*2.54; 0)" office:value-type="float" office:value="30" calcext:value-type="float">
            <text:p>30</text:p>
          </table:table-cell>
          <table:table-cell table:style-name="ce7" table:formula="of:=ROUND([.BB10]*2.54;0)" office:value-type="float" office:value="38" calcext:value-type="float">
            <text:p>38</text:p>
          </table:table-cell>
          <table:table-cell table:style-name="ce7" table:formula="of:=IF([.$I10]&lt;[.$H10]; [.$I10]/[.BA10]; [.$H10]/[.BA10])" office:value-type="float" office:value="250.166666666667" calcext:value-type="float">
            <text:p>250</text:p>
          </table:table-cell>
          <table:table-cell table:style-name="ce7" table:formula="of:=IF([.BE10]&gt;180; 1; 0)" office:value-type="float" office:value="1" calcext:value-type="float">
            <text:p>1</text:p>
          </table:table-cell>
          <table:table-cell table:style-name="ce7" table:formula="of:=IF([.BF10]=1;COM.MICROSOFT.CONCAT([.BA10];&quot; x &quot;;[.BB10];&quot; inches, &quot;;[.BC10];&quot; x &quot;;[.BD10];&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10]/[.$J10]; 0)" office:value-type="float" office:value="20" calcext:value-type="float">
            <text:p>20</text:p>
          </table:table-cell>
          <table:table-cell table:style-name="ce7" table:formula="of:=ROUND([.BH10]*2.54; 0)" office:value-type="float" office:value="41" calcext:value-type="float">
            <text:p>41</text:p>
          </table:table-cell>
          <table:table-cell table:style-name="ce7" table:formula="of:=ROUND([.BI10]*2.54;0)" office:value-type="float" office:value="51" calcext:value-type="float">
            <text:p>51</text:p>
          </table:table-cell>
          <table:table-cell table:style-name="ce7" table:formula="of:=IF([.$I10]&lt;[.$H10]; [.$I10]/[.BH10]; [.$H10]/[.BH10])" office:value-type="float" office:value="187.625" calcext:value-type="float">
            <text:p>188</text:p>
          </table:table-cell>
          <table:table-cell table:style-name="ce7" table:formula="of:=IF([.BL10]&gt;150; 1; 0)" office:value-type="float" office:value="1" calcext:value-type="float">
            <text:p>1</text:p>
          </table:table-cell>
          <table:table-cell table:style-name="ce7" table:formula="of:=IF([.BM10]=1;COM.MICROSOFT.CONCAT([.BH10];&quot; x &quot;;[.BI10];&quot; inches, &quot;;[.BJ10];&quot; x &quot;;[.BK10];&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10]/[.$J10]; 0)" office:value-type="float" office:value="25" calcext:value-type="float">
            <text:p>25</text:p>
          </table:table-cell>
          <table:table-cell table:style-name="ce7" table:formula="of:=ROUND([.BO10]*2.54; 0)" office:value-type="float" office:value="51" calcext:value-type="float">
            <text:p>51</text:p>
          </table:table-cell>
          <table:table-cell table:style-name="ce7" table:formula="of:=ROUND([.BP10]*2.54;0)" office:value-type="float" office:value="64" calcext:value-type="float">
            <text:p>64</text:p>
          </table:table-cell>
          <table:table-cell table:style-name="ce7" table:formula="of:=IF([.$I10]&lt;[.$H10]; [.$I10]/[.BO10]; [.$H10]/[.BO10])" office:value-type="float" office:value="150.1" calcext:value-type="float">
            <text:p>150</text:p>
          </table:table-cell>
          <table:table-cell table:style-name="ce7" table:formula="of:=IF([.BS10]&gt;125; 1; 0)" office:value-type="float" office:value="1" calcext:value-type="float">
            <text:p>1</text:p>
          </table:table-cell>
          <table:table-cell table:style-name="ce7" table:formula="of:=IF([.BT10]=1;COM.MICROSOFT.CONCAT([.BO10];&quot; x &quot;;[.BP10];&quot; inches, &quot;;[.BQ10];&quot; x &quot;;[.BR10];&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10]/[.$J10]; 0)" office:value-type="float" office:value="30" calcext:value-type="float">
            <text:p>30</text:p>
          </table:table-cell>
          <table:table-cell table:style-name="ce7" table:formula="of:=ROUND([.BV10]*2.54; 0)" office:value-type="float" office:value="61" calcext:value-type="float">
            <text:p>61</text:p>
          </table:table-cell>
          <table:table-cell table:style-name="ce7" table:formula="of:=ROUND([.BW10]*2.54;0)" office:value-type="float" office:value="76" calcext:value-type="float">
            <text:p>76</text:p>
          </table:table-cell>
          <table:table-cell table:style-name="ce7" table:formula="of:=IF([.$I10]&lt;[.$H10]; [.$I10]/[.BV10]; [.$H10]/[.BV10])" office:value-type="float" office:value="125.083333333333" calcext:value-type="float">
            <text:p>125</text:p>
          </table:table-cell>
          <table:table-cell table:style-name="ce7" table:formula="of:=IF([.BZ10]&gt;110; 1; 0)" office:value-type="float" office:value="1" calcext:value-type="float">
            <text:p>1</text:p>
          </table:table-cell>
          <table:table-cell table:style-name="ce7" table:formula="of:=IF([.CA10]=1;COM.MICROSOFT.CONCAT([.BV10];&quot; x &quot;;[.BW10];&quot; inches, &quot;;[.BX10];&quot; x &quot;;[.BY10];&quot; cm&quot;); &quot;&quot;)" office:value-type="string" office:string-value="24 x 30 inches, 61 x 76 cm" calcext:value-type="string">
            <text:p>24 x 30 inches, 61 x 76 cm</text:p>
          </table:table-cell>
          <table:table-cell table:number-columns-repeated="2"/>
        </table:table-row>
        <table:table-row table:style-name="ro2">
          <table:table-cell office:value-type="float" office:value="10" calcext:value-type="float">
            <text:p>10</text:p>
          </table:table-cell>
          <table:table-cell table:formula="of:=COM.MICROSOFT.CONCAT(&quot;PrintGalleryImage-&quot;;[.A11];&quot;.jpg&quot;)" office:value-type="string" office:string-value="PrintGalleryImage-10.jpg" calcext:value-type="string">
            <text:p>PrintGalleryImage-10.jpg</text:p>
          </table:table-cell>
          <table:table-cell table:style-name="Default" office:value-type="string" calcext:value-type="string">
            <text:p>Wondering Lioness</text:p>
          </table:table-cell>
          <table:table-cell table:style-name="Default" office:value-type="string" calcext:value-type="string">
            <text:p>I was lucky to go straight out and find a lioness on my first game drive in the Masai Mara in Kenya. Well I thought I was lucky. Our guide explained afterwards that some animals are creatures of routine, and this lioness and her pride always took an afternoon siesta in similar places.</text:p>
          </table:table-cell>
          <table:table-cell table:style-name="Default" office:value-type="string" calcext:value-type="string">
            <text:p>Adrian, Adrian O Brien, Adrian O' Brien, Adrian O'Brien, Animals, Brien, Cats, O' Brien, O'Brien, OBrien, Predator, Wildlife chasing, chasing, chasing wildlife, chasingwildlife, kenya, lion, mammal, mara, masai, nature, wildlifechasing</text:p>
          </table:table-cell>
          <table:table-cell table:style-name="ce12" office:value-type="string" calcext:value-type="string">
            <text:p>17/10/2012 15:56:41</text:p>
          </table:table-cell>
          <table:table-cell table:style-name="Default" office:value-type="string" calcext:value-type="string">
            <text:p>3681 x 2945</text:p>
          </table:table-cell>
          <table:table-cell table:formula="of:=LEFT([.G11];4)" office:value-type="string" office:string-value="3681" calcext:value-type="string">
            <text:p>3681</text:p>
          </table:table-cell>
          <table:table-cell table:formula="of:=RIGHT([.G11];4)" office:value-type="string" office:string-value="2945" calcext:value-type="string">
            <text:p>2945</text:p>
          </table:table-cell>
          <table:table-cell table:style-name="ce6" table:formula="of:=IF([.I11]/[.H11]&gt;1;[.H11]/[.I11];[.I11]/[.H11])" office:value-type="float" office:value="0.800054333061668" calcext:value-type="float">
            <text:p>0.800</text:p>
          </table:table-cell>
          <table:table-cell table:style-name="ce7" office:value-type="float" office:value="8" calcext:value-type="float">
            <text:p>8</text:p>
          </table:table-cell>
          <table:table-cell table:style-name="ce7" table:formula="of:=ROUND([.K11]/[.$J11]; 0)" office:value-type="float" office:value="10" calcext:value-type="float">
            <text:p>10</text:p>
          </table:table-cell>
          <table:table-cell table:style-name="ce7" table:formula="of:=ROUND([.K11]*2.54; 0)" office:value-type="float" office:value="20" calcext:value-type="float">
            <text:p>20</text:p>
          </table:table-cell>
          <table:table-cell table:style-name="ce7" table:formula="of:=ROUND([.L11]*2.54;0)" office:value-type="float" office:value="25" calcext:value-type="float">
            <text:p>25</text:p>
          </table:table-cell>
          <table:table-cell table:style-name="ce7" table:formula="of:=IF([.$I11]&lt;[.$H11]; [.$I11]/[.K11]; [.$H11]/[.K11])" office:value-type="float" office:value="368.125" calcext:value-type="float">
            <text:p>368</text:p>
          </table:table-cell>
          <table:table-cell table:style-name="ce7" table:formula="of:=IF([.O11]&gt;250; 1; 0)" office:value-type="float" office:value="1" calcext:value-type="float">
            <text:p>1</text:p>
          </table:table-cell>
          <table:table-cell table:style-name="ce7" table:formula="of:=IF([.P11]=1;COM.MICROSOFT.CONCAT([.K11];&quot; x &quot;;[.L11];&quot; inches, &quot;;[.M11];&quot; x &quot;;[.N11];&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11]/[.$J11]; 0)" office:value-type="float" office:value="15" calcext:value-type="float">
            <text:p>15</text:p>
          </table:table-cell>
          <table:table-cell table:style-name="ce7" table:formula="of:=ROUND([.R11]*2.54; 0)" office:value-type="float" office:value="30" calcext:value-type="float">
            <text:p>30</text:p>
          </table:table-cell>
          <table:table-cell table:style-name="ce7" table:formula="of:=ROUND([.S11]*2.54;0)" office:value-type="float" office:value="38" calcext:value-type="float">
            <text:p>38</text:p>
          </table:table-cell>
          <table:table-cell table:style-name="ce7" table:formula="of:=IF([.$I11]&lt;[.$H11]; [.$I11]/[.R11]; [.$H11]/[.R11])" office:value-type="float" office:value="245.416666666667" calcext:value-type="float">
            <text:p>245</text:p>
          </table:table-cell>
          <table:table-cell table:style-name="ce7" table:formula="of:=IF([.V11]&gt;150; 1; 0)" office:value-type="float" office:value="1" calcext:value-type="float">
            <text:p>1</text:p>
          </table:table-cell>
          <table:table-cell table:style-name="ce7" table:formula="of:=IF([.W11]=1;COM.MICROSOFT.CONCAT([.R11];&quot; x &quot;;[.S11];&quot; inches, &quot;;[.T11];&quot; x &quot;;[.U11];&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11]/[.$J11]; 0)" office:value-type="float" office:value="20" calcext:value-type="float">
            <text:p>20</text:p>
          </table:table-cell>
          <table:table-cell table:style-name="ce7" table:formula="of:=ROUND([.Y11]*2.54; 0)" office:value-type="float" office:value="41" calcext:value-type="float">
            <text:p>41</text:p>
          </table:table-cell>
          <table:table-cell table:style-name="ce7" table:formula="of:=ROUND([.Z11]*2.54;0)" office:value-type="float" office:value="51" calcext:value-type="float">
            <text:p>51</text:p>
          </table:table-cell>
          <table:table-cell table:style-name="ce7" table:formula="of:=IF([.$I11]&lt;[.$H11]; [.$I11]/[.Y11]; [.$H11]/[.Y11])" office:value-type="float" office:value="184.0625" calcext:value-type="float">
            <text:p>184</text:p>
          </table:table-cell>
          <table:table-cell table:style-name="ce7" table:formula="of:=IF([.AC11]&gt;120; 1; 0)" office:value-type="float" office:value="1" calcext:value-type="float">
            <text:p>1</text:p>
          </table:table-cell>
          <table:table-cell table:style-name="ce7" table:formula="of:=IF([.AD11]=1;COM.MICROSOFT.CONCAT([.Y11];&quot; x &quot;;[.Z11];&quot; inches, &quot;;[.AA11];&quot; x &quot;;[.AB11];&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11]/[.$J11]; 0)" office:value-type="float" office:value="25" calcext:value-type="float">
            <text:p>25</text:p>
          </table:table-cell>
          <table:table-cell table:style-name="ce7" table:formula="of:=ROUND([.AF11]*2.54; 0)" office:value-type="float" office:value="51" calcext:value-type="float">
            <text:p>51</text:p>
          </table:table-cell>
          <table:table-cell table:style-name="ce7" table:formula="of:=ROUND([.AG11]*2.54;0)" office:value-type="float" office:value="64" calcext:value-type="float">
            <text:p>64</text:p>
          </table:table-cell>
          <table:table-cell table:style-name="ce7" table:formula="of:=IF([.$I11]&lt;[.$H11]; [.$I11]/[.AF11]; [.$H11]/[.AF11])" office:value-type="float" office:value="147.25" calcext:value-type="float">
            <text:p>147</text:p>
          </table:table-cell>
          <table:table-cell table:style-name="ce7" table:formula="of:=IF([.AJ11]&gt;100; 1; 0)" office:value-type="float" office:value="1" calcext:value-type="float">
            <text:p>1</text:p>
          </table:table-cell>
          <table:table-cell table:style-name="ce7" table:formula="of:=IF([.AK11]=1;COM.MICROSOFT.CONCAT([.AF11];&quot; x &quot;;[.AG11];&quot; inches, &quot;;[.AH11];&quot; x &quot;;[.AI11];&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11]/[.$J11]; 0)" office:value-type="float" office:value="30" calcext:value-type="float">
            <text:p>30</text:p>
          </table:table-cell>
          <table:table-cell table:style-name="ce7" table:formula="of:=ROUND([.AM11]*2.54; 0)" office:value-type="float" office:value="61" calcext:value-type="float">
            <text:p>61</text:p>
          </table:table-cell>
          <table:table-cell table:style-name="ce7" table:formula="of:=ROUND([.AN11]*2.54;0)" office:value-type="float" office:value="76" calcext:value-type="float">
            <text:p>76</text:p>
          </table:table-cell>
          <table:table-cell table:style-name="ce7" table:formula="of:=IF([.$I11]&lt;[.$H11]; [.$I11]/[.AM11]; [.$H11]/[.AM11])" office:value-type="float" office:value="122.708333333333" calcext:value-type="float">
            <text:p>123</text:p>
          </table:table-cell>
          <table:table-cell table:style-name="ce7" table:formula="of:=IF([.AQ11]&gt;90; 1; 0)" office:value-type="float" office:value="1" calcext:value-type="float">
            <text:p>1</text:p>
          </table:table-cell>
          <table:table-cell table:style-name="ce7" table:formula="of:=IF([.AR11]=1;COM.MICROSOFT.CONCAT([.AM11];&quot; x &quot;;[.AN11];&quot; inches, &quot;;[.AO11];&quot; x &quot;;[.AP11];&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11]/[.$J11]; 0)" office:value-type="float" office:value="10" calcext:value-type="float">
            <text:p>10</text:p>
          </table:table-cell>
          <table:table-cell table:style-name="ce7" table:formula="of:=ROUND([.AT11]*2.54; 0)" office:value-type="float" office:value="20" calcext:value-type="float">
            <text:p>20</text:p>
          </table:table-cell>
          <table:table-cell table:style-name="ce7" table:formula="of:=ROUND([.AU11]*2.54;0)" office:value-type="float" office:value="25" calcext:value-type="float">
            <text:p>25</text:p>
          </table:table-cell>
          <table:table-cell table:style-name="ce7" table:formula="of:=IF([.$I11]&lt;[.$H11]; [.$I11]/[.AT11]; [.$H11]/[.AT11])" office:value-type="float" office:value="368.125" calcext:value-type="float">
            <text:p>368</text:p>
          </table:table-cell>
          <table:table-cell table:style-name="ce7" table:formula="of:=IF([.AX11]&gt;280; 1; 0)" office:value-type="float" office:value="1" calcext:value-type="float">
            <text:p>1</text:p>
          </table:table-cell>
          <table:table-cell table:style-name="ce7" table:formula="of:=IF([.AY11]=1;COM.MICROSOFT.CONCAT([.AT11];&quot; x &quot;;[.AU11];&quot; inches, &quot;;[.AV11];&quot; x &quot;;[.AW11];&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11]/[.$J11]; 0)" office:value-type="float" office:value="15" calcext:value-type="float">
            <text:p>15</text:p>
          </table:table-cell>
          <table:table-cell table:style-name="ce7" table:formula="of:=ROUND([.BA11]*2.54; 0)" office:value-type="float" office:value="30" calcext:value-type="float">
            <text:p>30</text:p>
          </table:table-cell>
          <table:table-cell table:style-name="ce7" table:formula="of:=ROUND([.BB11]*2.54;0)" office:value-type="float" office:value="38" calcext:value-type="float">
            <text:p>38</text:p>
          </table:table-cell>
          <table:table-cell table:style-name="ce7" table:formula="of:=IF([.$I11]&lt;[.$H11]; [.$I11]/[.BA11]; [.$H11]/[.BA11])" office:value-type="float" office:value="245.416666666667" calcext:value-type="float">
            <text:p>245</text:p>
          </table:table-cell>
          <table:table-cell table:style-name="ce7" table:formula="of:=IF([.BE11]&gt;180; 1; 0)" office:value-type="float" office:value="1" calcext:value-type="float">
            <text:p>1</text:p>
          </table:table-cell>
          <table:table-cell table:style-name="ce7" table:formula="of:=IF([.BF11]=1;COM.MICROSOFT.CONCAT([.BA11];&quot; x &quot;;[.BB11];&quot; inches, &quot;;[.BC11];&quot; x &quot;;[.BD11];&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11]/[.$J11]; 0)" office:value-type="float" office:value="20" calcext:value-type="float">
            <text:p>20</text:p>
          </table:table-cell>
          <table:table-cell table:style-name="ce7" table:formula="of:=ROUND([.BH11]*2.54; 0)" office:value-type="float" office:value="41" calcext:value-type="float">
            <text:p>41</text:p>
          </table:table-cell>
          <table:table-cell table:style-name="ce7" table:formula="of:=ROUND([.BI11]*2.54;0)" office:value-type="float" office:value="51" calcext:value-type="float">
            <text:p>51</text:p>
          </table:table-cell>
          <table:table-cell table:style-name="ce7" table:formula="of:=IF([.$I11]&lt;[.$H11]; [.$I11]/[.BH11]; [.$H11]/[.BH11])" office:value-type="float" office:value="184.0625" calcext:value-type="float">
            <text:p>184</text:p>
          </table:table-cell>
          <table:table-cell table:style-name="ce7" table:formula="of:=IF([.BL11]&gt;150; 1; 0)" office:value-type="float" office:value="1" calcext:value-type="float">
            <text:p>1</text:p>
          </table:table-cell>
          <table:table-cell table:style-name="ce7" table:formula="of:=IF([.BM11]=1;COM.MICROSOFT.CONCAT([.BH11];&quot; x &quot;;[.BI11];&quot; inches, &quot;;[.BJ11];&quot; x &quot;;[.BK11];&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11]/[.$J11]; 0)" office:value-type="float" office:value="25" calcext:value-type="float">
            <text:p>25</text:p>
          </table:table-cell>
          <table:table-cell table:style-name="ce7" table:formula="of:=ROUND([.BO11]*2.54; 0)" office:value-type="float" office:value="51" calcext:value-type="float">
            <text:p>51</text:p>
          </table:table-cell>
          <table:table-cell table:style-name="ce7" table:formula="of:=ROUND([.BP11]*2.54;0)" office:value-type="float" office:value="64" calcext:value-type="float">
            <text:p>64</text:p>
          </table:table-cell>
          <table:table-cell table:style-name="ce7" table:formula="of:=IF([.$I11]&lt;[.$H11]; [.$I11]/[.BO11]; [.$H11]/[.BO11])" office:value-type="float" office:value="147.25" calcext:value-type="float">
            <text:p>147</text:p>
          </table:table-cell>
          <table:table-cell table:style-name="ce7" table:formula="of:=IF([.BS11]&gt;125; 1; 0)" office:value-type="float" office:value="1" calcext:value-type="float">
            <text:p>1</text:p>
          </table:table-cell>
          <table:table-cell table:style-name="ce7" table:formula="of:=IF([.BT11]=1;COM.MICROSOFT.CONCAT([.BO11];&quot; x &quot;;[.BP11];&quot; inches, &quot;;[.BQ11];&quot; x &quot;;[.BR11];&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11]/[.$J11]; 0)" office:value-type="float" office:value="30" calcext:value-type="float">
            <text:p>30</text:p>
          </table:table-cell>
          <table:table-cell table:style-name="ce7" table:formula="of:=ROUND([.BV11]*2.54; 0)" office:value-type="float" office:value="61" calcext:value-type="float">
            <text:p>61</text:p>
          </table:table-cell>
          <table:table-cell table:style-name="ce7" table:formula="of:=ROUND([.BW11]*2.54;0)" office:value-type="float" office:value="76" calcext:value-type="float">
            <text:p>76</text:p>
          </table:table-cell>
          <table:table-cell table:style-name="ce7" table:formula="of:=IF([.$I11]&lt;[.$H11]; [.$I11]/[.BV11]; [.$H11]/[.BV11])" office:value-type="float" office:value="122.708333333333" calcext:value-type="float">
            <text:p>123</text:p>
          </table:table-cell>
          <table:table-cell table:style-name="ce7" table:formula="of:=IF([.BZ11]&gt;110; 1; 0)" office:value-type="float" office:value="1" calcext:value-type="float">
            <text:p>1</text:p>
          </table:table-cell>
          <table:table-cell table:style-name="ce7" table:formula="of:=IF([.CA11]=1;COM.MICROSOFT.CONCAT([.BV11];&quot; x &quot;;[.BW11];&quot; inches, &quot;;[.BX11];&quot; x &quot;;[.BY11];&quot; cm&quot;); &quot;&quot;)" office:value-type="string" office:string-value="24 x 30 inches, 61 x 76 cm" calcext:value-type="string">
            <text:p>24 x 30 inches, 61 x 76 cm</text:p>
          </table:table-cell>
          <table:table-cell table:number-columns-repeated="2"/>
        </table:table-row>
        <table:table-row table:style-name="ro2">
          <table:table-cell office:value-type="float" office:value="11" calcext:value-type="float">
            <text:p>11</text:p>
          </table:table-cell>
          <table:table-cell table:formula="of:=COM.MICROSOFT.CONCAT(&quot;PrintGalleryImage-&quot;;[.A12];&quot;.jpg&quot;)" office:value-type="string" office:string-value="PrintGalleryImage-11.jpg" calcext:value-type="string">
            <text:p>PrintGalleryImage-11.jpg</text:p>
          </table:table-cell>
          <table:table-cell table:style-name="Default" office:value-type="string" calcext:value-type="string">
            <text:p>Elephant Family BW</text:p>
          </table:table-cell>
          <table:table-cell table:style-name="Default" office:value-type="string" calcext:value-type="string">
            <text:p>Elephants normally travel in herds which means that family portraits are relatively easy. However just like any family they don't always look at the camera all at the same time.</text:p>
          </table:table-cell>
          <table:table-cell table:style-name="Default" office:value-type="string" calcext:value-type="string">
            <text:p>Adrian, Adrian O Brien, Adrian O' Brien, Adrian O'Brien, Animals, Brien, O' Brien, O'Brien, OBrien, Wildlife chasing, chasing, chasing wildlife, chasingwildlife, elephant, kenya, mammal, mara, masai, nature, wildlifechasing</text:p>
          </table:table-cell>
          <table:table-cell table:style-name="ce12" office:value-type="string" calcext:value-type="string">
            <text:p>31/12/2017 14:25:44</text:p>
          </table:table-cell>
          <table:table-cell table:style-name="Default" office:value-type="string" calcext:value-type="string">
            <text:p>4928 x 2464</text:p>
          </table:table-cell>
          <table:table-cell table:formula="of:=LEFT([.G12];4)" office:value-type="string" office:string-value="4928" calcext:value-type="string">
            <text:p>4928</text:p>
          </table:table-cell>
          <table:table-cell table:formula="of:=RIGHT([.G12];4)" office:value-type="string" office:string-value="2464" calcext:value-type="string">
            <text:p>2464</text:p>
          </table:table-cell>
          <table:table-cell table:style-name="ce6" table:formula="of:=IF([.I12]/[.H12]&gt;1;[.H12]/[.I12];[.I12]/[.H12])" office:value-type="float" office:value="0.5" calcext:value-type="float">
            <text:p>0.500</text:p>
          </table:table-cell>
          <table:table-cell table:style-name="ce7" office:value-type="float" office:value="8" calcext:value-type="float">
            <text:p>8</text:p>
          </table:table-cell>
          <table:table-cell table:style-name="ce7" table:formula="of:=ROUND([.K12]/[.$J12]; 0)" office:value-type="float" office:value="16" calcext:value-type="float">
            <text:p>16</text:p>
          </table:table-cell>
          <table:table-cell table:style-name="ce7" table:formula="of:=ROUND([.K12]*2.54; 0)" office:value-type="float" office:value="20" calcext:value-type="float">
            <text:p>20</text:p>
          </table:table-cell>
          <table:table-cell table:style-name="ce7" table:formula="of:=ROUND([.L12]*2.54;0)" office:value-type="float" office:value="41" calcext:value-type="float">
            <text:p>41</text:p>
          </table:table-cell>
          <table:table-cell table:style-name="ce7" table:formula="of:=IF([.$I12]&lt;[.$H12]; [.$I12]/[.K12]; [.$H12]/[.K12])" office:value-type="float" office:value="308" calcext:value-type="float">
            <text:p>308</text:p>
          </table:table-cell>
          <table:table-cell table:style-name="ce7" table:formula="of:=IF([.O12]&gt;250; 1; 0)" office:value-type="float" office:value="1" calcext:value-type="float">
            <text:p>1</text:p>
          </table:table-cell>
          <table:table-cell table:style-name="ce7" table:formula="of:=IF([.P12]=1;COM.MICROSOFT.CONCAT([.K12];&quot; x &quot;;[.L12];&quot; inches, &quot;;[.M12];&quot; x &quot;;[.N12];&quot; cm&quot;); &quot;&quot;)" office:value-type="string" office:string-value="8 x 16 inches, 20 x 41 cm" calcext:value-type="string">
            <text:p>8 x 16 inches, 20 x 41 cm</text:p>
          </table:table-cell>
          <table:table-cell table:style-name="ce7" office:value-type="float" office:value="12" calcext:value-type="float">
            <text:p>12</text:p>
          </table:table-cell>
          <table:table-cell table:style-name="ce7" table:formula="of:=ROUND([.R12]/[.$J12]; 0)" office:value-type="float" office:value="24" calcext:value-type="float">
            <text:p>24</text:p>
          </table:table-cell>
          <table:table-cell table:style-name="ce7" table:formula="of:=ROUND([.R12]*2.54; 0)" office:value-type="float" office:value="30" calcext:value-type="float">
            <text:p>30</text:p>
          </table:table-cell>
          <table:table-cell table:style-name="ce7" table:formula="of:=ROUND([.S12]*2.54;0)" office:value-type="float" office:value="61" calcext:value-type="float">
            <text:p>61</text:p>
          </table:table-cell>
          <table:table-cell table:style-name="ce7" table:formula="of:=IF([.$I12]&lt;[.$H12]; [.$I12]/[.R12]; [.$H12]/[.R12])" office:value-type="float" office:value="205.333333333333" calcext:value-type="float">
            <text:p>205</text:p>
          </table:table-cell>
          <table:table-cell table:style-name="ce7" table:formula="of:=IF([.V12]&gt;150; 1; 0)" office:value-type="float" office:value="1" calcext:value-type="float">
            <text:p>1</text:p>
          </table:table-cell>
          <table:table-cell table:style-name="ce7" table:formula="of:=IF([.W12]=1;COM.MICROSOFT.CONCAT([.R12];&quot; x &quot;;[.S12];&quot; inches, &quot;;[.T12];&quot; x &quot;;[.U12];&quot; cm&quot;); &quot;&quot;)" office:value-type="string" office:string-value="12 x 24 inches, 30 x 61 cm" calcext:value-type="string">
            <text:p>12 x 24 inches, 30 x 61 cm</text:p>
          </table:table-cell>
          <table:table-cell table:style-name="ce7" office:value-type="float" office:value="16" calcext:value-type="float">
            <text:p>16</text:p>
          </table:table-cell>
          <table:table-cell table:style-name="ce7" table:formula="of:=ROUND([.Y12]/[.$J12]; 0)" office:value-type="float" office:value="32" calcext:value-type="float">
            <text:p>32</text:p>
          </table:table-cell>
          <table:table-cell table:style-name="ce7" table:formula="of:=ROUND([.Y12]*2.54; 0)" office:value-type="float" office:value="41" calcext:value-type="float">
            <text:p>41</text:p>
          </table:table-cell>
          <table:table-cell table:style-name="ce7" table:formula="of:=ROUND([.Z12]*2.54;0)" office:value-type="float" office:value="81" calcext:value-type="float">
            <text:p>81</text:p>
          </table:table-cell>
          <table:table-cell table:style-name="ce7" table:formula="of:=IF([.$I12]&lt;[.$H12]; [.$I12]/[.Y12]; [.$H12]/[.Y12])" office:value-type="float" office:value="154" calcext:value-type="float">
            <text:p>154</text:p>
          </table:table-cell>
          <table:table-cell table:style-name="ce7" table:formula="of:=IF([.AC12]&gt;120; 1; 0)" office:value-type="float" office:value="1" calcext:value-type="float">
            <text:p>1</text:p>
          </table:table-cell>
          <table:table-cell table:style-name="ce7" table:formula="of:=IF([.AD12]=1;COM.MICROSOFT.CONCAT([.Y12];&quot; x &quot;;[.Z12];&quot; inches, &quot;;[.AA12];&quot; x &quot;;[.AB12];&quot; cm&quot;); &quot;&quot;)" office:value-type="string" office:string-value="16 x 32 inches, 41 x 81 cm" calcext:value-type="string">
            <text:p>16 x 32 inches, 41 x 81 cm</text:p>
          </table:table-cell>
          <table:table-cell table:style-name="ce7" office:value-type="float" office:value="20" calcext:value-type="float">
            <text:p>20</text:p>
          </table:table-cell>
          <table:table-cell table:style-name="ce7" table:formula="of:=ROUND([.AF12]/[.$J12]; 0)" office:value-type="float" office:value="40" calcext:value-type="float">
            <text:p>40</text:p>
          </table:table-cell>
          <table:table-cell table:style-name="ce7" table:formula="of:=ROUND([.AF12]*2.54; 0)" office:value-type="float" office:value="51" calcext:value-type="float">
            <text:p>51</text:p>
          </table:table-cell>
          <table:table-cell table:style-name="ce7" table:formula="of:=ROUND([.AG12]*2.54;0)" office:value-type="float" office:value="102" calcext:value-type="float">
            <text:p>102</text:p>
          </table:table-cell>
          <table:table-cell table:style-name="ce7" table:formula="of:=IF([.$I12]&lt;[.$H12]; [.$I12]/[.AF12]; [.$H12]/[.AF12])" office:value-type="float" office:value="123.2" calcext:value-type="float">
            <text:p>123</text:p>
          </table:table-cell>
          <table:table-cell table:style-name="ce7" table:formula="of:=IF([.AJ12]&gt;100; 1; 0)" office:value-type="float" office:value="1" calcext:value-type="float">
            <text:p>1</text:p>
          </table:table-cell>
          <table:table-cell table:style-name="ce7" table:formula="of:=IF([.AK12]=1;COM.MICROSOFT.CONCAT([.AF12];&quot; x &quot;;[.AG12];&quot; inches, &quot;;[.AH12];&quot; x &quot;;[.AI12];&quot; cm&quot;); &quot;&quot;)" office:value-type="string" office:string-value="20 x 40 inches, 51 x 102 cm" calcext:value-type="string">
            <text:p>20 x 40 inches, 51 x 102 cm</text:p>
          </table:table-cell>
          <table:table-cell table:style-name="ce7" office:value-type="float" office:value="24" calcext:value-type="float">
            <text:p>24</text:p>
          </table:table-cell>
          <table:table-cell table:style-name="ce7" table:formula="of:=ROUND([.AM12]/[.$J12]; 0)" office:value-type="float" office:value="48" calcext:value-type="float">
            <text:p>48</text:p>
          </table:table-cell>
          <table:table-cell table:style-name="ce7" table:formula="of:=ROUND([.AM12]*2.54; 0)" office:value-type="float" office:value="61" calcext:value-type="float">
            <text:p>61</text:p>
          </table:table-cell>
          <table:table-cell table:style-name="ce7" table:formula="of:=ROUND([.AN12]*2.54;0)" office:value-type="float" office:value="122" calcext:value-type="float">
            <text:p>122</text:p>
          </table:table-cell>
          <table:table-cell table:style-name="ce7" table:formula="of:=IF([.$I12]&lt;[.$H12]; [.$I12]/[.AM12]; [.$H12]/[.AM12])" office:value-type="float" office:value="102.666666666667" calcext:value-type="float">
            <text:p>103</text:p>
          </table:table-cell>
          <table:table-cell table:style-name="ce7" table:formula="of:=IF([.AQ12]&gt;90; 1; 0)" office:value-type="float" office:value="1" calcext:value-type="float">
            <text:p>1</text:p>
          </table:table-cell>
          <table:table-cell table:style-name="ce7" table:formula="of:=IF([.AR12]=1;COM.MICROSOFT.CONCAT([.AM12];&quot; x &quot;;[.AN12];&quot; inches, &quot;;[.AO12];&quot; x &quot;;[.AP12];&quot; cm&quot;); &quot;&quot;)" office:value-type="string" office:string-value="24 x 48 inches, 61 x 122 cm" calcext:value-type="string">
            <text:p>24 x 48 inches, 61 x 122 cm</text:p>
          </table:table-cell>
          <table:table-cell table:style-name="ce7" office:value-type="float" office:value="8" calcext:value-type="float">
            <text:p>8</text:p>
          </table:table-cell>
          <table:table-cell table:style-name="ce7" table:formula="of:=ROUND([.AT12]/[.$J12]; 0)" office:value-type="float" office:value="16" calcext:value-type="float">
            <text:p>16</text:p>
          </table:table-cell>
          <table:table-cell table:style-name="ce7" table:formula="of:=ROUND([.AT12]*2.54; 0)" office:value-type="float" office:value="20" calcext:value-type="float">
            <text:p>20</text:p>
          </table:table-cell>
          <table:table-cell table:style-name="ce7" table:formula="of:=ROUND([.AU12]*2.54;0)" office:value-type="float" office:value="41" calcext:value-type="float">
            <text:p>41</text:p>
          </table:table-cell>
          <table:table-cell table:style-name="ce7" table:formula="of:=IF([.$I12]&lt;[.$H12]; [.$I12]/[.AT12]; [.$H12]/[.AT12])" office:value-type="float" office:value="308" calcext:value-type="float">
            <text:p>308</text:p>
          </table:table-cell>
          <table:table-cell table:style-name="ce7" table:formula="of:=IF([.AX12]&gt;280; 1; 0)" office:value-type="float" office:value="1" calcext:value-type="float">
            <text:p>1</text:p>
          </table:table-cell>
          <table:table-cell table:style-name="ce7" table:formula="of:=IF([.AY12]=1;COM.MICROSOFT.CONCAT([.AT12];&quot; x &quot;;[.AU12];&quot; inches, &quot;;[.AV12];&quot; x &quot;;[.AW12];&quot; cm&quot;); &quot;&quot;)" office:value-type="string" office:string-value="8 x 16 inches, 20 x 41 cm" calcext:value-type="string">
            <text:p>8 x 16 inches, 20 x 41 cm</text:p>
          </table:table-cell>
          <table:table-cell table:style-name="ce7" office:value-type="float" office:value="12" calcext:value-type="float">
            <text:p>12</text:p>
          </table:table-cell>
          <table:table-cell table:style-name="ce7" table:formula="of:=ROUND([.BA12]/[.$J12]; 0)" office:value-type="float" office:value="24" calcext:value-type="float">
            <text:p>24</text:p>
          </table:table-cell>
          <table:table-cell table:style-name="ce7" table:formula="of:=ROUND([.BA12]*2.54; 0)" office:value-type="float" office:value="30" calcext:value-type="float">
            <text:p>30</text:p>
          </table:table-cell>
          <table:table-cell table:style-name="ce7" table:formula="of:=ROUND([.BB12]*2.54;0)" office:value-type="float" office:value="61" calcext:value-type="float">
            <text:p>61</text:p>
          </table:table-cell>
          <table:table-cell table:style-name="ce7" table:formula="of:=IF([.$I12]&lt;[.$H12]; [.$I12]/[.BA12]; [.$H12]/[.BA12])" office:value-type="float" office:value="205.333333333333" calcext:value-type="float">
            <text:p>205</text:p>
          </table:table-cell>
          <table:table-cell table:style-name="ce7" table:formula="of:=IF([.BE12]&gt;180; 1; 0)" office:value-type="float" office:value="1" calcext:value-type="float">
            <text:p>1</text:p>
          </table:table-cell>
          <table:table-cell table:style-name="ce7" table:formula="of:=IF([.BF12]=1;COM.MICROSOFT.CONCAT([.BA12];&quot; x &quot;;[.BB12];&quot; inches, &quot;;[.BC12];&quot; x &quot;;[.BD12];&quot; cm&quot;); &quot;&quot;)" office:value-type="string" office:string-value="12 x 24 inches, 30 x 61 cm" calcext:value-type="string">
            <text:p>12 x 24 inches, 30 x 61 cm</text:p>
          </table:table-cell>
          <table:table-cell table:style-name="ce7" office:value-type="float" office:value="16" calcext:value-type="float">
            <text:p>16</text:p>
          </table:table-cell>
          <table:table-cell table:style-name="ce7" table:formula="of:=ROUND([.BH12]/[.$J12]; 0)" office:value-type="float" office:value="32" calcext:value-type="float">
            <text:p>32</text:p>
          </table:table-cell>
          <table:table-cell table:style-name="ce7" table:formula="of:=ROUND([.BH12]*2.54; 0)" office:value-type="float" office:value="41" calcext:value-type="float">
            <text:p>41</text:p>
          </table:table-cell>
          <table:table-cell table:style-name="ce7" table:formula="of:=ROUND([.BI12]*2.54;0)" office:value-type="float" office:value="81" calcext:value-type="float">
            <text:p>81</text:p>
          </table:table-cell>
          <table:table-cell table:style-name="ce7" table:formula="of:=IF([.$I12]&lt;[.$H12]; [.$I12]/[.BH12]; [.$H12]/[.BH12])" office:value-type="float" office:value="154" calcext:value-type="float">
            <text:p>154</text:p>
          </table:table-cell>
          <table:table-cell table:style-name="ce7" table:formula="of:=IF([.BL12]&gt;150; 1; 0)" office:value-type="float" office:value="1" calcext:value-type="float">
            <text:p>1</text:p>
          </table:table-cell>
          <table:table-cell table:style-name="ce7" table:formula="of:=IF([.BM12]=1;COM.MICROSOFT.CONCAT([.BH12];&quot; x &quot;;[.BI12];&quot; inches, &quot;;[.BJ12];&quot; x &quot;;[.BK12];&quot; cm&quot;); &quot;&quot;)" office:value-type="string" office:string-value="16 x 32 inches, 41 x 81 cm" calcext:value-type="string">
            <text:p>16 x 32 inches, 41 x 81 cm</text:p>
          </table:table-cell>
          <table:table-cell table:style-name="ce7" office:value-type="float" office:value="20" calcext:value-type="float">
            <text:p>20</text:p>
          </table:table-cell>
          <table:table-cell table:style-name="ce7" table:formula="of:=ROUND([.BO12]/[.$J12]; 0)" office:value-type="float" office:value="40" calcext:value-type="float">
            <text:p>40</text:p>
          </table:table-cell>
          <table:table-cell table:style-name="ce7" table:formula="of:=ROUND([.BO12]*2.54; 0)" office:value-type="float" office:value="51" calcext:value-type="float">
            <text:p>51</text:p>
          </table:table-cell>
          <table:table-cell table:style-name="ce7" table:formula="of:=ROUND([.BP12]*2.54;0)" office:value-type="float" office:value="102" calcext:value-type="float">
            <text:p>102</text:p>
          </table:table-cell>
          <table:table-cell table:style-name="ce7" table:formula="of:=IF([.$I12]&lt;[.$H12]; [.$I12]/[.BO12]; [.$H12]/[.BO12])" office:value-type="float" office:value="123.2" calcext:value-type="float">
            <text:p>123</text:p>
          </table:table-cell>
          <table:table-cell table:style-name="ce7" table:formula="of:=IF([.BS12]&gt;125; 1; 0)" office:value-type="float" office:value="0" calcext:value-type="float">
            <text:p>0</text:p>
          </table:table-cell>
          <table:table-cell table:style-name="ce7" table:formula="of:=IF([.BT12]=1;COM.MICROSOFT.CONCAT([.BO12];&quot; x &quot;;[.BP12];&quot; inches, &quot;;[.BQ12];&quot; x &quot;;[.BR12];&quot; cm&quot;); &quot;&quot;)">
            <text:p/>
          </table:table-cell>
          <table:table-cell table:style-name="ce7" office:value-type="float" office:value="24" calcext:value-type="float">
            <text:p>24</text:p>
          </table:table-cell>
          <table:table-cell table:style-name="ce7" table:formula="of:=ROUND([.BV12]/[.$J12]; 0)" office:value-type="float" office:value="48" calcext:value-type="float">
            <text:p>48</text:p>
          </table:table-cell>
          <table:table-cell table:style-name="ce7" table:formula="of:=ROUND([.BV12]*2.54; 0)" office:value-type="float" office:value="61" calcext:value-type="float">
            <text:p>61</text:p>
          </table:table-cell>
          <table:table-cell table:style-name="ce7" table:formula="of:=ROUND([.BW12]*2.54;0)" office:value-type="float" office:value="122" calcext:value-type="float">
            <text:p>122</text:p>
          </table:table-cell>
          <table:table-cell table:style-name="ce7" table:formula="of:=IF([.$I12]&lt;[.$H12]; [.$I12]/[.BV12]; [.$H12]/[.BV12])" office:value-type="float" office:value="102.666666666667" calcext:value-type="float">
            <text:p>103</text:p>
          </table:table-cell>
          <table:table-cell table:style-name="ce7" table:formula="of:=IF([.BZ12]&gt;110; 1; 0)" office:value-type="float" office:value="0" calcext:value-type="float">
            <text:p>0</text:p>
          </table:table-cell>
          <table:table-cell table:style-name="ce7" table:formula="of:=IF([.CA12]=1;COM.MICROSOFT.CONCAT([.BV12];&quot; x &quot;;[.BW12];&quot; inches, &quot;;[.BX12];&quot; x &quot;;[.BY12];&quot; cm&quot;); &quot;&quot;)">
            <text:p/>
          </table:table-cell>
          <table:table-cell table:number-columns-repeated="2"/>
        </table:table-row>
        <table:table-row table:style-name="ro2">
          <table:table-cell office:value-type="float" office:value="12" calcext:value-type="float">
            <text:p>12</text:p>
          </table:table-cell>
          <table:table-cell table:formula="of:=COM.MICROSOFT.CONCAT(&quot;PrintGalleryImage-&quot;;[.A13];&quot;.jpg&quot;)" office:value-type="string" office:string-value="PrintGalleryImage-12.jpg" calcext:value-type="string">
            <text:p>PrintGalleryImage-12.jpg</text:p>
          </table:table-cell>
          <table:table-cell table:style-name="Default" office:value-type="string" calcext:value-type="string">
            <text:p>Family of Elephants</text:p>
          </table:table-cell>
          <table:table-cell table:style-name="Default" office:value-type="string" calcext:value-type="string">
            <text:p>Elephants normally travel in herds which means that family portraits are relatively easy. However just like any family they don't always look at the camera all at the same time.</text:p>
          </table:table-cell>
          <table:table-cell table:style-name="Default" office:value-type="string" calcext:value-type="string">
            <text:p>Adrian, Adrian O Brien, Adrian O' Brien, Adrian O'Brien, Animals, Brien, O' Brien, O'Brien, OBrien, Wildlife chasing, chasing, chasing wildlife, chasingwildlife, elephant, kenya, mammal, mara, masai, nature, wildlifechasing</text:p>
          </table:table-cell>
          <table:table-cell table:style-name="ce12" office:value-type="string" calcext:value-type="string">
            <text:p>31/12/2017 16:49:52</text:p>
          </table:table-cell>
          <table:table-cell table:style-name="Default" office:value-type="string" calcext:value-type="string">
            <text:p>4309 x 2872</text:p>
          </table:table-cell>
          <table:table-cell table:formula="of:=LEFT([.G13];4)" office:value-type="string" office:string-value="4309" calcext:value-type="string">
            <text:p>4309</text:p>
          </table:table-cell>
          <table:table-cell table:formula="of:=RIGHT([.G13];4)" office:value-type="string" office:string-value="2872" calcext:value-type="string">
            <text:p>2872</text:p>
          </table:table-cell>
          <table:table-cell table:style-name="ce6" table:formula="of:=IF([.I13]/[.H13]&gt;1;[.H13]/[.I13];[.I13]/[.H13])" office:value-type="float" office:value="0.666511951728939" calcext:value-type="float">
            <text:p>0.667</text:p>
          </table:table-cell>
          <table:table-cell table:style-name="ce7" office:value-type="float" office:value="8" calcext:value-type="float">
            <text:p>8</text:p>
          </table:table-cell>
          <table:table-cell table:style-name="ce7" table:formula="of:=ROUND([.K13]/[.$J13]; 0)" office:value-type="float" office:value="12" calcext:value-type="float">
            <text:p>12</text:p>
          </table:table-cell>
          <table:table-cell table:style-name="ce7" table:formula="of:=ROUND([.K13]*2.54; 0)" office:value-type="float" office:value="20" calcext:value-type="float">
            <text:p>20</text:p>
          </table:table-cell>
          <table:table-cell table:style-name="ce7" table:formula="of:=ROUND([.L13]*2.54;0)" office:value-type="float" office:value="30" calcext:value-type="float">
            <text:p>30</text:p>
          </table:table-cell>
          <table:table-cell table:style-name="ce7" table:formula="of:=IF([.$I13]&lt;[.$H13]; [.$I13]/[.K13]; [.$H13]/[.K13])" office:value-type="float" office:value="359" calcext:value-type="float">
            <text:p>359</text:p>
          </table:table-cell>
          <table:table-cell table:style-name="ce7" table:formula="of:=IF([.O13]&gt;250; 1; 0)" office:value-type="float" office:value="1" calcext:value-type="float">
            <text:p>1</text:p>
          </table:table-cell>
          <table:table-cell table:style-name="ce7" table:formula="of:=IF([.P13]=1;COM.MICROSOFT.CONCAT([.K13];&quot; x &quot;;[.L13];&quot; inches, &quot;;[.M13];&quot; x &quot;;[.N1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3]/[.$J13]; 0)" office:value-type="float" office:value="18" calcext:value-type="float">
            <text:p>18</text:p>
          </table:table-cell>
          <table:table-cell table:style-name="ce7" table:formula="of:=ROUND([.R13]*2.54; 0)" office:value-type="float" office:value="30" calcext:value-type="float">
            <text:p>30</text:p>
          </table:table-cell>
          <table:table-cell table:style-name="ce7" table:formula="of:=ROUND([.S13]*2.54;0)" office:value-type="float" office:value="46" calcext:value-type="float">
            <text:p>46</text:p>
          </table:table-cell>
          <table:table-cell table:style-name="ce7" table:formula="of:=IF([.$I13]&lt;[.$H13]; [.$I13]/[.R13]; [.$H13]/[.R13])" office:value-type="float" office:value="239.333333333333" calcext:value-type="float">
            <text:p>239</text:p>
          </table:table-cell>
          <table:table-cell table:style-name="ce7" table:formula="of:=IF([.V13]&gt;150; 1; 0)" office:value-type="float" office:value="1" calcext:value-type="float">
            <text:p>1</text:p>
          </table:table-cell>
          <table:table-cell table:style-name="ce7" table:formula="of:=IF([.W13]=1;COM.MICROSOFT.CONCAT([.R13];&quot; x &quot;;[.S13];&quot; inches, &quot;;[.T13];&quot; x &quot;;[.U1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3]/[.$J13]; 0)" office:value-type="float" office:value="24" calcext:value-type="float">
            <text:p>24</text:p>
          </table:table-cell>
          <table:table-cell table:style-name="ce7" table:formula="of:=ROUND([.Y13]*2.54; 0)" office:value-type="float" office:value="41" calcext:value-type="float">
            <text:p>41</text:p>
          </table:table-cell>
          <table:table-cell table:style-name="ce7" table:formula="of:=ROUND([.Z13]*2.54;0)" office:value-type="float" office:value="61" calcext:value-type="float">
            <text:p>61</text:p>
          </table:table-cell>
          <table:table-cell table:style-name="ce7" table:formula="of:=IF([.$I13]&lt;[.$H13]; [.$I13]/[.Y13]; [.$H13]/[.Y13])" office:value-type="float" office:value="179.5" calcext:value-type="float">
            <text:p>180</text:p>
          </table:table-cell>
          <table:table-cell table:style-name="ce7" table:formula="of:=IF([.AC13]&gt;120; 1; 0)" office:value-type="float" office:value="1" calcext:value-type="float">
            <text:p>1</text:p>
          </table:table-cell>
          <table:table-cell table:style-name="ce7" table:formula="of:=IF([.AD13]=1;COM.MICROSOFT.CONCAT([.Y13];&quot; x &quot;;[.Z13];&quot; inches, &quot;;[.AA13];&quot; x &quot;;[.AB1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3]/[.$J13]; 0)" office:value-type="float" office:value="30" calcext:value-type="float">
            <text:p>30</text:p>
          </table:table-cell>
          <table:table-cell table:style-name="ce7" table:formula="of:=ROUND([.AF13]*2.54; 0)" office:value-type="float" office:value="51" calcext:value-type="float">
            <text:p>51</text:p>
          </table:table-cell>
          <table:table-cell table:style-name="ce7" table:formula="of:=ROUND([.AG13]*2.54;0)" office:value-type="float" office:value="76" calcext:value-type="float">
            <text:p>76</text:p>
          </table:table-cell>
          <table:table-cell table:style-name="ce7" table:formula="of:=IF([.$I13]&lt;[.$H13]; [.$I13]/[.AF13]; [.$H13]/[.AF13])" office:value-type="float" office:value="143.6" calcext:value-type="float">
            <text:p>144</text:p>
          </table:table-cell>
          <table:table-cell table:style-name="ce7" table:formula="of:=IF([.AJ13]&gt;100; 1; 0)" office:value-type="float" office:value="1" calcext:value-type="float">
            <text:p>1</text:p>
          </table:table-cell>
          <table:table-cell table:style-name="ce7" table:formula="of:=IF([.AK13]=1;COM.MICROSOFT.CONCAT([.AF13];&quot; x &quot;;[.AG13];&quot; inches, &quot;;[.AH13];&quot; x &quot;;[.AI1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3]/[.$J13]; 0)" office:value-type="float" office:value="36" calcext:value-type="float">
            <text:p>36</text:p>
          </table:table-cell>
          <table:table-cell table:style-name="ce7" table:formula="of:=ROUND([.AM13]*2.54; 0)" office:value-type="float" office:value="61" calcext:value-type="float">
            <text:p>61</text:p>
          </table:table-cell>
          <table:table-cell table:style-name="ce7" table:formula="of:=ROUND([.AN13]*2.54;0)" office:value-type="float" office:value="91" calcext:value-type="float">
            <text:p>91</text:p>
          </table:table-cell>
          <table:table-cell table:style-name="ce7" table:formula="of:=IF([.$I13]&lt;[.$H13]; [.$I13]/[.AM13]; [.$H13]/[.AM13])" office:value-type="float" office:value="119.666666666667" calcext:value-type="float">
            <text:p>120</text:p>
          </table:table-cell>
          <table:table-cell table:style-name="ce7" table:formula="of:=IF([.AQ13]&gt;90; 1; 0)" office:value-type="float" office:value="1" calcext:value-type="float">
            <text:p>1</text:p>
          </table:table-cell>
          <table:table-cell table:style-name="ce7" table:formula="of:=IF([.AR13]=1;COM.MICROSOFT.CONCAT([.AM13];&quot; x &quot;;[.AN13];&quot; inches, &quot;;[.AO13];&quot; x &quot;;[.AP13];&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3]/[.$J13]; 0)" office:value-type="float" office:value="12" calcext:value-type="float">
            <text:p>12</text:p>
          </table:table-cell>
          <table:table-cell table:style-name="ce7" table:formula="of:=ROUND([.AT13]*2.54; 0)" office:value-type="float" office:value="20" calcext:value-type="float">
            <text:p>20</text:p>
          </table:table-cell>
          <table:table-cell table:style-name="ce7" table:formula="of:=ROUND([.AU13]*2.54;0)" office:value-type="float" office:value="30" calcext:value-type="float">
            <text:p>30</text:p>
          </table:table-cell>
          <table:table-cell table:style-name="ce7" table:formula="of:=IF([.$I13]&lt;[.$H13]; [.$I13]/[.AT13]; [.$H13]/[.AT13])" office:value-type="float" office:value="359" calcext:value-type="float">
            <text:p>359</text:p>
          </table:table-cell>
          <table:table-cell table:style-name="ce7" table:formula="of:=IF([.AX13]&gt;280; 1; 0)" office:value-type="float" office:value="1" calcext:value-type="float">
            <text:p>1</text:p>
          </table:table-cell>
          <table:table-cell table:style-name="ce7" table:formula="of:=IF([.AY13]=1;COM.MICROSOFT.CONCAT([.AT13];&quot; x &quot;;[.AU13];&quot; inches, &quot;;[.AV13];&quot; x &quot;;[.AW1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3]/[.$J13]; 0)" office:value-type="float" office:value="18" calcext:value-type="float">
            <text:p>18</text:p>
          </table:table-cell>
          <table:table-cell table:style-name="ce7" table:formula="of:=ROUND([.BA13]*2.54; 0)" office:value-type="float" office:value="30" calcext:value-type="float">
            <text:p>30</text:p>
          </table:table-cell>
          <table:table-cell table:style-name="ce7" table:formula="of:=ROUND([.BB13]*2.54;0)" office:value-type="float" office:value="46" calcext:value-type="float">
            <text:p>46</text:p>
          </table:table-cell>
          <table:table-cell table:style-name="ce7" table:formula="of:=IF([.$I13]&lt;[.$H13]; [.$I13]/[.BA13]; [.$H13]/[.BA13])" office:value-type="float" office:value="239.333333333333" calcext:value-type="float">
            <text:p>239</text:p>
          </table:table-cell>
          <table:table-cell table:style-name="ce7" table:formula="of:=IF([.BE13]&gt;180; 1; 0)" office:value-type="float" office:value="1" calcext:value-type="float">
            <text:p>1</text:p>
          </table:table-cell>
          <table:table-cell table:style-name="ce7" table:formula="of:=IF([.BF13]=1;COM.MICROSOFT.CONCAT([.BA13];&quot; x &quot;;[.BB13];&quot; inches, &quot;;[.BC13];&quot; x &quot;;[.BD1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3]/[.$J13]; 0)" office:value-type="float" office:value="24" calcext:value-type="float">
            <text:p>24</text:p>
          </table:table-cell>
          <table:table-cell table:style-name="ce7" table:formula="of:=ROUND([.BH13]*2.54; 0)" office:value-type="float" office:value="41" calcext:value-type="float">
            <text:p>41</text:p>
          </table:table-cell>
          <table:table-cell table:style-name="ce7" table:formula="of:=ROUND([.BI13]*2.54;0)" office:value-type="float" office:value="61" calcext:value-type="float">
            <text:p>61</text:p>
          </table:table-cell>
          <table:table-cell table:style-name="ce7" table:formula="of:=IF([.$I13]&lt;[.$H13]; [.$I13]/[.BH13]; [.$H13]/[.BH13])" office:value-type="float" office:value="179.5" calcext:value-type="float">
            <text:p>180</text:p>
          </table:table-cell>
          <table:table-cell table:style-name="ce7" table:formula="of:=IF([.BL13]&gt;150; 1; 0)" office:value-type="float" office:value="1" calcext:value-type="float">
            <text:p>1</text:p>
          </table:table-cell>
          <table:table-cell table:style-name="ce7" table:formula="of:=IF([.BM13]=1;COM.MICROSOFT.CONCAT([.BH13];&quot; x &quot;;[.BI13];&quot; inches, &quot;;[.BJ13];&quot; x &quot;;[.BK1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3]/[.$J13]; 0)" office:value-type="float" office:value="30" calcext:value-type="float">
            <text:p>30</text:p>
          </table:table-cell>
          <table:table-cell table:style-name="ce7" table:formula="of:=ROUND([.BO13]*2.54; 0)" office:value-type="float" office:value="51" calcext:value-type="float">
            <text:p>51</text:p>
          </table:table-cell>
          <table:table-cell table:style-name="ce7" table:formula="of:=ROUND([.BP13]*2.54;0)" office:value-type="float" office:value="76" calcext:value-type="float">
            <text:p>76</text:p>
          </table:table-cell>
          <table:table-cell table:style-name="ce7" table:formula="of:=IF([.$I13]&lt;[.$H13]; [.$I13]/[.BO13]; [.$H13]/[.BO13])" office:value-type="float" office:value="143.6" calcext:value-type="float">
            <text:p>144</text:p>
          </table:table-cell>
          <table:table-cell table:style-name="ce7" table:formula="of:=IF([.BS13]&gt;125; 1; 0)" office:value-type="float" office:value="1" calcext:value-type="float">
            <text:p>1</text:p>
          </table:table-cell>
          <table:table-cell table:style-name="ce7" table:formula="of:=IF([.BT13]=1;COM.MICROSOFT.CONCAT([.BO13];&quot; x &quot;;[.BP13];&quot; inches, &quot;;[.BQ13];&quot; x &quot;;[.BR1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3]/[.$J13]; 0)" office:value-type="float" office:value="36" calcext:value-type="float">
            <text:p>36</text:p>
          </table:table-cell>
          <table:table-cell table:style-name="ce7" table:formula="of:=ROUND([.BV13]*2.54; 0)" office:value-type="float" office:value="61" calcext:value-type="float">
            <text:p>61</text:p>
          </table:table-cell>
          <table:table-cell table:style-name="ce7" table:formula="of:=ROUND([.BW13]*2.54;0)" office:value-type="float" office:value="91" calcext:value-type="float">
            <text:p>91</text:p>
          </table:table-cell>
          <table:table-cell table:style-name="ce7" table:formula="of:=IF([.$I13]&lt;[.$H13]; [.$I13]/[.BV13]; [.$H13]/[.BV13])" office:value-type="float" office:value="119.666666666667" calcext:value-type="float">
            <text:p>120</text:p>
          </table:table-cell>
          <table:table-cell table:style-name="ce7" table:formula="of:=IF([.BZ13]&gt;110; 1; 0)" office:value-type="float" office:value="1" calcext:value-type="float">
            <text:p>1</text:p>
          </table:table-cell>
          <table:table-cell table:style-name="ce7" table:formula="of:=IF([.CA13]=1;COM.MICROSOFT.CONCAT([.BV13];&quot; x &quot;;[.BW13];&quot; inches, &quot;;[.BX13];&quot; x &quot;;[.BY13];&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3" calcext:value-type="float">
            <text:p>13</text:p>
          </table:table-cell>
          <table:table-cell table:formula="of:=COM.MICROSOFT.CONCAT(&quot;PrintGalleryImage-&quot;;[.A14];&quot;.jpg&quot;)" office:value-type="string" office:string-value="PrintGalleryImage-13.jpg" calcext:value-type="string">
            <text:p>PrintGalleryImage-13.jpg</text:p>
          </table:table-cell>
          <table:table-cell table:style-name="Default" office:value-type="string" calcext:value-type="string">
            <text:p>Family of Elephants (crop)</text:p>
          </table:table-cell>
          <table:table-cell table:style-name="Default" office:value-type="string" calcext:value-type="string">
            <text:p>Elephants normally travel in herds which means that family portraits are relatively easy. However just like any family they don't always look at the camera all at the same time.</text:p>
          </table:table-cell>
          <table:table-cell table:style-name="Default" office:value-type="string" calcext:value-type="string">
            <text:p>Adrian, Adrian O Brien, Adrian O' Brien, Adrian O'Brien, Animals, Brien, O' Brien, O'Brien, OBrien, Wildlife chasing, chasing, chasing wildlife, chasingwildlife, elephant, kenya, mammal, mara, masai, nature, wildlifechasing</text:p>
          </table:table-cell>
          <table:table-cell table:style-name="ce12" office:value-type="string" calcext:value-type="string">
            <text:p>17/10/2012 16:09:25</text:p>
          </table:table-cell>
          <table:table-cell table:style-name="Default" office:value-type="string" calcext:value-type="string">
            <text:p>3353 x 2236</text:p>
          </table:table-cell>
          <table:table-cell table:formula="of:=LEFT([.G14];4)" office:value-type="string" office:string-value="3353" calcext:value-type="string">
            <text:p>3353</text:p>
          </table:table-cell>
          <table:table-cell table:formula="of:=RIGHT([.G14];4)" office:value-type="string" office:string-value="2236" calcext:value-type="string">
            <text:p>2236</text:p>
          </table:table-cell>
          <table:table-cell table:style-name="ce6" table:formula="of:=IF([.I14]/[.H14]&gt;1;[.H14]/[.I14];[.I14]/[.H14])" office:value-type="float" office:value="0.666865493587832" calcext:value-type="float">
            <text:p>0.667</text:p>
          </table:table-cell>
          <table:table-cell table:style-name="ce7" office:value-type="float" office:value="8" calcext:value-type="float">
            <text:p>8</text:p>
          </table:table-cell>
          <table:table-cell table:style-name="ce7" table:formula="of:=ROUND([.K14]/[.$J14]; 0)" office:value-type="float" office:value="12" calcext:value-type="float">
            <text:p>12</text:p>
          </table:table-cell>
          <table:table-cell table:style-name="ce7" table:formula="of:=ROUND([.K14]*2.54; 0)" office:value-type="float" office:value="20" calcext:value-type="float">
            <text:p>20</text:p>
          </table:table-cell>
          <table:table-cell table:style-name="ce7" table:formula="of:=ROUND([.L14]*2.54;0)" office:value-type="float" office:value="30" calcext:value-type="float">
            <text:p>30</text:p>
          </table:table-cell>
          <table:table-cell table:style-name="ce7" table:formula="of:=IF([.$I14]&lt;[.$H14]; [.$I14]/[.K14]; [.$H14]/[.K14])" office:value-type="float" office:value="279.5" calcext:value-type="float">
            <text:p>280</text:p>
          </table:table-cell>
          <table:table-cell table:style-name="ce7" table:formula="of:=IF([.O14]&gt;250; 1; 0)" office:value-type="float" office:value="1" calcext:value-type="float">
            <text:p>1</text:p>
          </table:table-cell>
          <table:table-cell table:style-name="ce7" table:formula="of:=IF([.P14]=1;COM.MICROSOFT.CONCAT([.K14];&quot; x &quot;;[.L14];&quot; inches, &quot;;[.M14];&quot; x &quot;;[.N1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4]/[.$J14]; 0)" office:value-type="float" office:value="18" calcext:value-type="float">
            <text:p>18</text:p>
          </table:table-cell>
          <table:table-cell table:style-name="ce7" table:formula="of:=ROUND([.R14]*2.54; 0)" office:value-type="float" office:value="30" calcext:value-type="float">
            <text:p>30</text:p>
          </table:table-cell>
          <table:table-cell table:style-name="ce7" table:formula="of:=ROUND([.S14]*2.54;0)" office:value-type="float" office:value="46" calcext:value-type="float">
            <text:p>46</text:p>
          </table:table-cell>
          <table:table-cell table:style-name="ce7" table:formula="of:=IF([.$I14]&lt;[.$H14]; [.$I14]/[.R14]; [.$H14]/[.R14])" office:value-type="float" office:value="186.333333333333" calcext:value-type="float">
            <text:p>186</text:p>
          </table:table-cell>
          <table:table-cell table:style-name="ce7" table:formula="of:=IF([.V14]&gt;150; 1; 0)" office:value-type="float" office:value="1" calcext:value-type="float">
            <text:p>1</text:p>
          </table:table-cell>
          <table:table-cell table:style-name="ce7" table:formula="of:=IF([.W14]=1;COM.MICROSOFT.CONCAT([.R14];&quot; x &quot;;[.S14];&quot; inches, &quot;;[.T14];&quot; x &quot;;[.U1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4]/[.$J14]; 0)" office:value-type="float" office:value="24" calcext:value-type="float">
            <text:p>24</text:p>
          </table:table-cell>
          <table:table-cell table:style-name="ce7" table:formula="of:=ROUND([.Y14]*2.54; 0)" office:value-type="float" office:value="41" calcext:value-type="float">
            <text:p>41</text:p>
          </table:table-cell>
          <table:table-cell table:style-name="ce7" table:formula="of:=ROUND([.Z14]*2.54;0)" office:value-type="float" office:value="61" calcext:value-type="float">
            <text:p>61</text:p>
          </table:table-cell>
          <table:table-cell table:style-name="ce7" table:formula="of:=IF([.$I14]&lt;[.$H14]; [.$I14]/[.Y14]; [.$H14]/[.Y14])" office:value-type="float" office:value="139.75" calcext:value-type="float">
            <text:p>140</text:p>
          </table:table-cell>
          <table:table-cell table:style-name="ce7" table:formula="of:=IF([.AC14]&gt;120; 1; 0)" office:value-type="float" office:value="1" calcext:value-type="float">
            <text:p>1</text:p>
          </table:table-cell>
          <table:table-cell table:style-name="ce7" table:formula="of:=IF([.AD14]=1;COM.MICROSOFT.CONCAT([.Y14];&quot; x &quot;;[.Z14];&quot; inches, &quot;;[.AA14];&quot; x &quot;;[.AB1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4]/[.$J14]; 0)" office:value-type="float" office:value="30" calcext:value-type="float">
            <text:p>30</text:p>
          </table:table-cell>
          <table:table-cell table:style-name="ce7" table:formula="of:=ROUND([.AF14]*2.54; 0)" office:value-type="float" office:value="51" calcext:value-type="float">
            <text:p>51</text:p>
          </table:table-cell>
          <table:table-cell table:style-name="ce7" table:formula="of:=ROUND([.AG14]*2.54;0)" office:value-type="float" office:value="76" calcext:value-type="float">
            <text:p>76</text:p>
          </table:table-cell>
          <table:table-cell table:style-name="ce7" table:formula="of:=IF([.$I14]&lt;[.$H14]; [.$I14]/[.AF14]; [.$H14]/[.AF14])" office:value-type="float" office:value="111.8" calcext:value-type="float">
            <text:p>112</text:p>
          </table:table-cell>
          <table:table-cell table:style-name="ce7" table:formula="of:=IF([.AJ14]&gt;100; 1; 0)" office:value-type="float" office:value="1" calcext:value-type="float">
            <text:p>1</text:p>
          </table:table-cell>
          <table:table-cell table:style-name="ce7" table:formula="of:=IF([.AK14]=1;COM.MICROSOFT.CONCAT([.AF14];&quot; x &quot;;[.AG14];&quot; inches, &quot;;[.AH14];&quot; x &quot;;[.AI1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4]/[.$J14]; 0)" office:value-type="float" office:value="36" calcext:value-type="float">
            <text:p>36</text:p>
          </table:table-cell>
          <table:table-cell table:style-name="ce7" table:formula="of:=ROUND([.AM14]*2.54; 0)" office:value-type="float" office:value="61" calcext:value-type="float">
            <text:p>61</text:p>
          </table:table-cell>
          <table:table-cell table:style-name="ce7" table:formula="of:=ROUND([.AN14]*2.54;0)" office:value-type="float" office:value="91" calcext:value-type="float">
            <text:p>91</text:p>
          </table:table-cell>
          <table:table-cell table:style-name="ce7" table:formula="of:=IF([.$I14]&lt;[.$H14]; [.$I14]/[.AM14]; [.$H14]/[.AM14])" office:value-type="float" office:value="93.1666666666667" calcext:value-type="float">
            <text:p>93</text:p>
          </table:table-cell>
          <table:table-cell table:style-name="ce7" table:formula="of:=IF([.AQ14]&gt;90; 1; 0)" office:value-type="float" office:value="1" calcext:value-type="float">
            <text:p>1</text:p>
          </table:table-cell>
          <table:table-cell table:style-name="ce7" table:formula="of:=IF([.AR14]=1;COM.MICROSOFT.CONCAT([.AM14];&quot; x &quot;;[.AN14];&quot; inches, &quot;;[.AO14];&quot; x &quot;;[.AP14];&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4]/[.$J14]; 0)" office:value-type="float" office:value="12" calcext:value-type="float">
            <text:p>12</text:p>
          </table:table-cell>
          <table:table-cell table:style-name="ce7" table:formula="of:=ROUND([.AT14]*2.54; 0)" office:value-type="float" office:value="20" calcext:value-type="float">
            <text:p>20</text:p>
          </table:table-cell>
          <table:table-cell table:style-name="ce7" table:formula="of:=ROUND([.AU14]*2.54;0)" office:value-type="float" office:value="30" calcext:value-type="float">
            <text:p>30</text:p>
          </table:table-cell>
          <table:table-cell table:style-name="ce7" table:formula="of:=IF([.$I14]&lt;[.$H14]; [.$I14]/[.AT14]; [.$H14]/[.AT14])" office:value-type="float" office:value="279.5" calcext:value-type="float">
            <text:p>280</text:p>
          </table:table-cell>
          <table:table-cell table:style-name="ce7" table:formula="of:=IF([.AX14]&gt;280; 1; 0)" office:value-type="float" office:value="0" calcext:value-type="float">
            <text:p>0</text:p>
          </table:table-cell>
          <table:table-cell table:style-name="ce7" table:formula="of:=IF([.AY14]=1;COM.MICROSOFT.CONCAT([.AT14];&quot; x &quot;;[.AU14];&quot; inches, &quot;;[.AV14];&quot; x &quot;;[.AW14];&quot; cm&quot;); &quot;&quot;)">
            <text:p/>
          </table:table-cell>
          <table:table-cell table:style-name="ce7" office:value-type="float" office:value="12" calcext:value-type="float">
            <text:p>12</text:p>
          </table:table-cell>
          <table:table-cell table:style-name="ce7" table:formula="of:=ROUND([.BA14]/[.$J14]; 0)" office:value-type="float" office:value="18" calcext:value-type="float">
            <text:p>18</text:p>
          </table:table-cell>
          <table:table-cell table:style-name="ce7" table:formula="of:=ROUND([.BA14]*2.54; 0)" office:value-type="float" office:value="30" calcext:value-type="float">
            <text:p>30</text:p>
          </table:table-cell>
          <table:table-cell table:style-name="ce7" table:formula="of:=ROUND([.BB14]*2.54;0)" office:value-type="float" office:value="46" calcext:value-type="float">
            <text:p>46</text:p>
          </table:table-cell>
          <table:table-cell table:style-name="ce7" table:formula="of:=IF([.$I14]&lt;[.$H14]; [.$I14]/[.BA14]; [.$H14]/[.BA14])" office:value-type="float" office:value="186.333333333333" calcext:value-type="float">
            <text:p>186</text:p>
          </table:table-cell>
          <table:table-cell table:style-name="ce7" table:formula="of:=IF([.BE14]&gt;180; 1; 0)" office:value-type="float" office:value="1" calcext:value-type="float">
            <text:p>1</text:p>
          </table:table-cell>
          <table:table-cell table:style-name="ce7" table:formula="of:=IF([.BF14]=1;COM.MICROSOFT.CONCAT([.BA14];&quot; x &quot;;[.BB14];&quot; inches, &quot;;[.BC14];&quot; x &quot;;[.BD1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4]/[.$J14]; 0)" office:value-type="float" office:value="24" calcext:value-type="float">
            <text:p>24</text:p>
          </table:table-cell>
          <table:table-cell table:style-name="ce7" table:formula="of:=ROUND([.BH14]*2.54; 0)" office:value-type="float" office:value="41" calcext:value-type="float">
            <text:p>41</text:p>
          </table:table-cell>
          <table:table-cell table:style-name="ce7" table:formula="of:=ROUND([.BI14]*2.54;0)" office:value-type="float" office:value="61" calcext:value-type="float">
            <text:p>61</text:p>
          </table:table-cell>
          <table:table-cell table:style-name="ce7" table:formula="of:=IF([.$I14]&lt;[.$H14]; [.$I14]/[.BH14]; [.$H14]/[.BH14])" office:value-type="float" office:value="139.75" calcext:value-type="float">
            <text:p>140</text:p>
          </table:table-cell>
          <table:table-cell table:style-name="ce7" table:formula="of:=IF([.BL14]&gt;150; 1; 0)" office:value-type="float" office:value="0" calcext:value-type="float">
            <text:p>0</text:p>
          </table:table-cell>
          <table:table-cell table:style-name="ce7" table:formula="of:=IF([.BM14]=1;COM.MICROSOFT.CONCAT([.BH14];&quot; x &quot;;[.BI14];&quot; inches, &quot;;[.BJ14];&quot; x &quot;;[.BK14];&quot; cm&quot;); &quot;&quot;)">
            <text:p/>
          </table:table-cell>
          <table:table-cell table:style-name="ce7" office:value-type="float" office:value="20" calcext:value-type="float">
            <text:p>20</text:p>
          </table:table-cell>
          <table:table-cell table:style-name="ce7" table:formula="of:=ROUND([.BO14]/[.$J14]; 0)" office:value-type="float" office:value="30" calcext:value-type="float">
            <text:p>30</text:p>
          </table:table-cell>
          <table:table-cell table:style-name="ce7" table:formula="of:=ROUND([.BO14]*2.54; 0)" office:value-type="float" office:value="51" calcext:value-type="float">
            <text:p>51</text:p>
          </table:table-cell>
          <table:table-cell table:style-name="ce7" table:formula="of:=ROUND([.BP14]*2.54;0)" office:value-type="float" office:value="76" calcext:value-type="float">
            <text:p>76</text:p>
          </table:table-cell>
          <table:table-cell table:style-name="ce7" table:formula="of:=IF([.$I14]&lt;[.$H14]; [.$I14]/[.BO14]; [.$H14]/[.BO14])" office:value-type="float" office:value="111.8" calcext:value-type="float">
            <text:p>112</text:p>
          </table:table-cell>
          <table:table-cell table:style-name="ce7" table:formula="of:=IF([.BS14]&gt;125; 1; 0)" office:value-type="float" office:value="0" calcext:value-type="float">
            <text:p>0</text:p>
          </table:table-cell>
          <table:table-cell table:style-name="ce7" table:formula="of:=IF([.BT14]=1;COM.MICROSOFT.CONCAT([.BO14];&quot; x &quot;;[.BP14];&quot; inches, &quot;;[.BQ14];&quot; x &quot;;[.BR14];&quot; cm&quot;); &quot;&quot;)">
            <text:p/>
          </table:table-cell>
          <table:table-cell table:style-name="ce7" office:value-type="float" office:value="24" calcext:value-type="float">
            <text:p>24</text:p>
          </table:table-cell>
          <table:table-cell table:style-name="ce7" table:formula="of:=ROUND([.BV14]/[.$J14]; 0)" office:value-type="float" office:value="36" calcext:value-type="float">
            <text:p>36</text:p>
          </table:table-cell>
          <table:table-cell table:style-name="ce7" table:formula="of:=ROUND([.BV14]*2.54; 0)" office:value-type="float" office:value="61" calcext:value-type="float">
            <text:p>61</text:p>
          </table:table-cell>
          <table:table-cell table:style-name="ce7" table:formula="of:=ROUND([.BW14]*2.54;0)" office:value-type="float" office:value="91" calcext:value-type="float">
            <text:p>91</text:p>
          </table:table-cell>
          <table:table-cell table:style-name="ce7" table:formula="of:=IF([.$I14]&lt;[.$H14]; [.$I14]/[.BV14]; [.$H14]/[.BV14])" office:value-type="float" office:value="93.1666666666667" calcext:value-type="float">
            <text:p>93</text:p>
          </table:table-cell>
          <table:table-cell table:style-name="ce7" table:formula="of:=IF([.BZ14]&gt;110; 1; 0)" office:value-type="float" office:value="0" calcext:value-type="float">
            <text:p>0</text:p>
          </table:table-cell>
          <table:table-cell table:style-name="ce7" table:formula="of:=IF([.CA14]=1;COM.MICROSOFT.CONCAT([.BV14];&quot; x &quot;;[.BW14];&quot; inches, &quot;;[.BX14];&quot; x &quot;;[.BY14];&quot; cm&quot;); &quot;&quot;)">
            <text:p/>
          </table:table-cell>
          <table:table-cell table:number-columns-repeated="2"/>
        </table:table-row>
        <table:table-row table:style-name="ro2">
          <table:table-cell office:value-type="float" office:value="14" calcext:value-type="float">
            <text:p>14</text:p>
          </table:table-cell>
          <table:table-cell table:formula="of:=COM.MICROSOFT.CONCAT(&quot;PrintGalleryImage-&quot;;[.A15];&quot;.jpg&quot;)" office:value-type="string" office:string-value="PrintGalleryImage-14.jpg" calcext:value-type="string">
            <text:p>PrintGalleryImage-14.jpg</text:p>
          </table:table-cell>
          <table:table-cell table:style-name="Default" office:value-type="string" calcext:value-type="string">
            <text:p>Lone Elephant BW</text:p>
          </table:table-cell>
          <table:table-cell table:style-name="Default" office:value-type="string" calcext:value-type="string">
            <text:p>Nothing compares to seeing the majesty and size of an elephant up close. Maybe that clouds my judgement when chosing images for my portfolio. It is always possible that the image means more to me than to those who buy it. However I still love the power and strength of this massive creature.</text:p>
          </table:table-cell>
          <table:table-cell table:style-name="Default" office:value-type="string" calcext:value-type="string">
            <text:p>Adrian, Adrian O Brien, Adrian O' Brien, Adrian O'Brien, Animals, Brien, O' Brien, O'Brien, OBrien, Wildlife chasing, chasing, chasing wildlife, chasingwildlife, elephant, kenya, mammal, mara, masai, nature, wildlifechasing</text:p>
          </table:table-cell>
          <table:table-cell table:style-name="ce12" office:value-type="string" calcext:value-type="string">
            <text:p>31/12/2017 14:25:49</text:p>
          </table:table-cell>
          <table:table-cell table:style-name="Default" office:value-type="string" calcext:value-type="string">
            <text:p>4401 x 2934</text:p>
          </table:table-cell>
          <table:table-cell table:formula="of:=LEFT([.G15];4)" office:value-type="string" office:string-value="4401" calcext:value-type="string">
            <text:p>4401</text:p>
          </table:table-cell>
          <table:table-cell table:formula="of:=RIGHT([.G15];4)" office:value-type="string" office:string-value="2934" calcext:value-type="string">
            <text:p>2934</text:p>
          </table:table-cell>
          <table:table-cell table:style-name="ce6" table:formula="of:=IF([.I15]/[.H15]&gt;1;[.H15]/[.I15];[.I15]/[.H15])" office:value-type="float" office:value="0.666666666666667" calcext:value-type="float">
            <text:p>0.667</text:p>
          </table:table-cell>
          <table:table-cell table:style-name="ce7" office:value-type="float" office:value="8" calcext:value-type="float">
            <text:p>8</text:p>
          </table:table-cell>
          <table:table-cell table:style-name="ce7" table:formula="of:=ROUND([.K15]/[.$J15]; 0)" office:value-type="float" office:value="12" calcext:value-type="float">
            <text:p>12</text:p>
          </table:table-cell>
          <table:table-cell table:style-name="ce7" table:formula="of:=ROUND([.K15]*2.54; 0)" office:value-type="float" office:value="20" calcext:value-type="float">
            <text:p>20</text:p>
          </table:table-cell>
          <table:table-cell table:style-name="ce7" table:formula="of:=ROUND([.L15]*2.54;0)" office:value-type="float" office:value="30" calcext:value-type="float">
            <text:p>30</text:p>
          </table:table-cell>
          <table:table-cell table:style-name="ce7" table:formula="of:=IF([.$I15]&lt;[.$H15]; [.$I15]/[.K15]; [.$H15]/[.K15])" office:value-type="float" office:value="366.75" calcext:value-type="float">
            <text:p>367</text:p>
          </table:table-cell>
          <table:table-cell table:style-name="ce7" table:formula="of:=IF([.O15]&gt;250; 1; 0)" office:value-type="float" office:value="1" calcext:value-type="float">
            <text:p>1</text:p>
          </table:table-cell>
          <table:table-cell table:style-name="ce7" table:formula="of:=IF([.P15]=1;COM.MICROSOFT.CONCAT([.K15];&quot; x &quot;;[.L15];&quot; inches, &quot;;[.M15];&quot; x &quot;;[.N1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5]/[.$J15]; 0)" office:value-type="float" office:value="18" calcext:value-type="float">
            <text:p>18</text:p>
          </table:table-cell>
          <table:table-cell table:style-name="ce7" table:formula="of:=ROUND([.R15]*2.54; 0)" office:value-type="float" office:value="30" calcext:value-type="float">
            <text:p>30</text:p>
          </table:table-cell>
          <table:table-cell table:style-name="ce7" table:formula="of:=ROUND([.S15]*2.54;0)" office:value-type="float" office:value="46" calcext:value-type="float">
            <text:p>46</text:p>
          </table:table-cell>
          <table:table-cell table:style-name="ce7" table:formula="of:=IF([.$I15]&lt;[.$H15]; [.$I15]/[.R15]; [.$H15]/[.R15])" office:value-type="float" office:value="244.5" calcext:value-type="float">
            <text:p>245</text:p>
          </table:table-cell>
          <table:table-cell table:style-name="ce7" table:formula="of:=IF([.V15]&gt;150; 1; 0)" office:value-type="float" office:value="1" calcext:value-type="float">
            <text:p>1</text:p>
          </table:table-cell>
          <table:table-cell table:style-name="ce7" table:formula="of:=IF([.W15]=1;COM.MICROSOFT.CONCAT([.R15];&quot; x &quot;;[.S15];&quot; inches, &quot;;[.T15];&quot; x &quot;;[.U1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5]/[.$J15]; 0)" office:value-type="float" office:value="24" calcext:value-type="float">
            <text:p>24</text:p>
          </table:table-cell>
          <table:table-cell table:style-name="ce7" table:formula="of:=ROUND([.Y15]*2.54; 0)" office:value-type="float" office:value="41" calcext:value-type="float">
            <text:p>41</text:p>
          </table:table-cell>
          <table:table-cell table:style-name="ce7" table:formula="of:=ROUND([.Z15]*2.54;0)" office:value-type="float" office:value="61" calcext:value-type="float">
            <text:p>61</text:p>
          </table:table-cell>
          <table:table-cell table:style-name="ce7" table:formula="of:=IF([.$I15]&lt;[.$H15]; [.$I15]/[.Y15]; [.$H15]/[.Y15])" office:value-type="float" office:value="183.375" calcext:value-type="float">
            <text:p>183</text:p>
          </table:table-cell>
          <table:table-cell table:style-name="ce7" table:formula="of:=IF([.AC15]&gt;120; 1; 0)" office:value-type="float" office:value="1" calcext:value-type="float">
            <text:p>1</text:p>
          </table:table-cell>
          <table:table-cell table:style-name="ce7" table:formula="of:=IF([.AD15]=1;COM.MICROSOFT.CONCAT([.Y15];&quot; x &quot;;[.Z15];&quot; inches, &quot;;[.AA15];&quot; x &quot;;[.AB1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5]/[.$J15]; 0)" office:value-type="float" office:value="30" calcext:value-type="float">
            <text:p>30</text:p>
          </table:table-cell>
          <table:table-cell table:style-name="ce7" table:formula="of:=ROUND([.AF15]*2.54; 0)" office:value-type="float" office:value="51" calcext:value-type="float">
            <text:p>51</text:p>
          </table:table-cell>
          <table:table-cell table:style-name="ce7" table:formula="of:=ROUND([.AG15]*2.54;0)" office:value-type="float" office:value="76" calcext:value-type="float">
            <text:p>76</text:p>
          </table:table-cell>
          <table:table-cell table:style-name="ce7" table:formula="of:=IF([.$I15]&lt;[.$H15]; [.$I15]/[.AF15]; [.$H15]/[.AF15])" office:value-type="float" office:value="146.7" calcext:value-type="float">
            <text:p>147</text:p>
          </table:table-cell>
          <table:table-cell table:style-name="ce7" table:formula="of:=IF([.AJ15]&gt;100; 1; 0)" office:value-type="float" office:value="1" calcext:value-type="float">
            <text:p>1</text:p>
          </table:table-cell>
          <table:table-cell table:style-name="ce7" table:formula="of:=IF([.AK15]=1;COM.MICROSOFT.CONCAT([.AF15];&quot; x &quot;;[.AG15];&quot; inches, &quot;;[.AH15];&quot; x &quot;;[.AI1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5]/[.$J15]; 0)" office:value-type="float" office:value="36" calcext:value-type="float">
            <text:p>36</text:p>
          </table:table-cell>
          <table:table-cell table:style-name="ce7" table:formula="of:=ROUND([.AM15]*2.54; 0)" office:value-type="float" office:value="61" calcext:value-type="float">
            <text:p>61</text:p>
          </table:table-cell>
          <table:table-cell table:style-name="ce7" table:formula="of:=ROUND([.AN15]*2.54;0)" office:value-type="float" office:value="91" calcext:value-type="float">
            <text:p>91</text:p>
          </table:table-cell>
          <table:table-cell table:style-name="ce7" table:formula="of:=IF([.$I15]&lt;[.$H15]; [.$I15]/[.AM15]; [.$H15]/[.AM15])" office:value-type="float" office:value="122.25" calcext:value-type="float">
            <text:p>122</text:p>
          </table:table-cell>
          <table:table-cell table:style-name="ce7" table:formula="of:=IF([.AQ15]&gt;90; 1; 0)" office:value-type="float" office:value="1" calcext:value-type="float">
            <text:p>1</text:p>
          </table:table-cell>
          <table:table-cell table:style-name="ce7" table:formula="of:=IF([.AR15]=1;COM.MICROSOFT.CONCAT([.AM15];&quot; x &quot;;[.AN15];&quot; inches, &quot;;[.AO15];&quot; x &quot;;[.AP15];&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5]/[.$J15]; 0)" office:value-type="float" office:value="12" calcext:value-type="float">
            <text:p>12</text:p>
          </table:table-cell>
          <table:table-cell table:style-name="ce7" table:formula="of:=ROUND([.AT15]*2.54; 0)" office:value-type="float" office:value="20" calcext:value-type="float">
            <text:p>20</text:p>
          </table:table-cell>
          <table:table-cell table:style-name="ce7" table:formula="of:=ROUND([.AU15]*2.54;0)" office:value-type="float" office:value="30" calcext:value-type="float">
            <text:p>30</text:p>
          </table:table-cell>
          <table:table-cell table:style-name="ce7" table:formula="of:=IF([.$I15]&lt;[.$H15]; [.$I15]/[.AT15]; [.$H15]/[.AT15])" office:value-type="float" office:value="366.75" calcext:value-type="float">
            <text:p>367</text:p>
          </table:table-cell>
          <table:table-cell table:style-name="ce7" table:formula="of:=IF([.AX15]&gt;280; 1; 0)" office:value-type="float" office:value="1" calcext:value-type="float">
            <text:p>1</text:p>
          </table:table-cell>
          <table:table-cell table:style-name="ce7" table:formula="of:=IF([.AY15]=1;COM.MICROSOFT.CONCAT([.AT15];&quot; x &quot;;[.AU15];&quot; inches, &quot;;[.AV15];&quot; x &quot;;[.AW1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5]/[.$J15]; 0)" office:value-type="float" office:value="18" calcext:value-type="float">
            <text:p>18</text:p>
          </table:table-cell>
          <table:table-cell table:style-name="ce7" table:formula="of:=ROUND([.BA15]*2.54; 0)" office:value-type="float" office:value="30" calcext:value-type="float">
            <text:p>30</text:p>
          </table:table-cell>
          <table:table-cell table:style-name="ce7" table:formula="of:=ROUND([.BB15]*2.54;0)" office:value-type="float" office:value="46" calcext:value-type="float">
            <text:p>46</text:p>
          </table:table-cell>
          <table:table-cell table:style-name="ce7" table:formula="of:=IF([.$I15]&lt;[.$H15]; [.$I15]/[.BA15]; [.$H15]/[.BA15])" office:value-type="float" office:value="244.5" calcext:value-type="float">
            <text:p>245</text:p>
          </table:table-cell>
          <table:table-cell table:style-name="ce7" table:formula="of:=IF([.BE15]&gt;180; 1; 0)" office:value-type="float" office:value="1" calcext:value-type="float">
            <text:p>1</text:p>
          </table:table-cell>
          <table:table-cell table:style-name="ce7" table:formula="of:=IF([.BF15]=1;COM.MICROSOFT.CONCAT([.BA15];&quot; x &quot;;[.BB15];&quot; inches, &quot;;[.BC15];&quot; x &quot;;[.BD1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5]/[.$J15]; 0)" office:value-type="float" office:value="24" calcext:value-type="float">
            <text:p>24</text:p>
          </table:table-cell>
          <table:table-cell table:style-name="ce7" table:formula="of:=ROUND([.BH15]*2.54; 0)" office:value-type="float" office:value="41" calcext:value-type="float">
            <text:p>41</text:p>
          </table:table-cell>
          <table:table-cell table:style-name="ce7" table:formula="of:=ROUND([.BI15]*2.54;0)" office:value-type="float" office:value="61" calcext:value-type="float">
            <text:p>61</text:p>
          </table:table-cell>
          <table:table-cell table:style-name="ce7" table:formula="of:=IF([.$I15]&lt;[.$H15]; [.$I15]/[.BH15]; [.$H15]/[.BH15])" office:value-type="float" office:value="183.375" calcext:value-type="float">
            <text:p>183</text:p>
          </table:table-cell>
          <table:table-cell table:style-name="ce7" table:formula="of:=IF([.BL15]&gt;150; 1; 0)" office:value-type="float" office:value="1" calcext:value-type="float">
            <text:p>1</text:p>
          </table:table-cell>
          <table:table-cell table:style-name="ce7" table:formula="of:=IF([.BM15]=1;COM.MICROSOFT.CONCAT([.BH15];&quot; x &quot;;[.BI15];&quot; inches, &quot;;[.BJ15];&quot; x &quot;;[.BK1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5]/[.$J15]; 0)" office:value-type="float" office:value="30" calcext:value-type="float">
            <text:p>30</text:p>
          </table:table-cell>
          <table:table-cell table:style-name="ce7" table:formula="of:=ROUND([.BO15]*2.54; 0)" office:value-type="float" office:value="51" calcext:value-type="float">
            <text:p>51</text:p>
          </table:table-cell>
          <table:table-cell table:style-name="ce7" table:formula="of:=ROUND([.BP15]*2.54;0)" office:value-type="float" office:value="76" calcext:value-type="float">
            <text:p>76</text:p>
          </table:table-cell>
          <table:table-cell table:style-name="ce7" table:formula="of:=IF([.$I15]&lt;[.$H15]; [.$I15]/[.BO15]; [.$H15]/[.BO15])" office:value-type="float" office:value="146.7" calcext:value-type="float">
            <text:p>147</text:p>
          </table:table-cell>
          <table:table-cell table:style-name="ce7" table:formula="of:=IF([.BS15]&gt;125; 1; 0)" office:value-type="float" office:value="1" calcext:value-type="float">
            <text:p>1</text:p>
          </table:table-cell>
          <table:table-cell table:style-name="ce7" table:formula="of:=IF([.BT15]=1;COM.MICROSOFT.CONCAT([.BO15];&quot; x &quot;;[.BP15];&quot; inches, &quot;;[.BQ15];&quot; x &quot;;[.BR1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5]/[.$J15]; 0)" office:value-type="float" office:value="36" calcext:value-type="float">
            <text:p>36</text:p>
          </table:table-cell>
          <table:table-cell table:style-name="ce7" table:formula="of:=ROUND([.BV15]*2.54; 0)" office:value-type="float" office:value="61" calcext:value-type="float">
            <text:p>61</text:p>
          </table:table-cell>
          <table:table-cell table:style-name="ce7" table:formula="of:=ROUND([.BW15]*2.54;0)" office:value-type="float" office:value="91" calcext:value-type="float">
            <text:p>91</text:p>
          </table:table-cell>
          <table:table-cell table:style-name="ce7" table:formula="of:=IF([.$I15]&lt;[.$H15]; [.$I15]/[.BV15]; [.$H15]/[.BV15])" office:value-type="float" office:value="122.25" calcext:value-type="float">
            <text:p>122</text:p>
          </table:table-cell>
          <table:table-cell table:style-name="ce7" table:formula="of:=IF([.BZ15]&gt;110; 1; 0)" office:value-type="float" office:value="1" calcext:value-type="float">
            <text:p>1</text:p>
          </table:table-cell>
          <table:table-cell table:style-name="ce7" table:formula="of:=IF([.CA15]=1;COM.MICROSOFT.CONCAT([.BV15];&quot; x &quot;;[.BW15];&quot; inches, &quot;;[.BX15];&quot; x &quot;;[.BY15];&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5" calcext:value-type="float">
            <text:p>15</text:p>
          </table:table-cell>
          <table:table-cell table:formula="of:=COM.MICROSOFT.CONCAT(&quot;PrintGalleryImage-&quot;;[.A16];&quot;.jpg&quot;)" office:value-type="string" office:string-value="PrintGalleryImage-15.jpg" calcext:value-type="string">
            <text:p>PrintGalleryImage-15.jpg</text:p>
          </table:table-cell>
          <table:table-cell table:style-name="Default" office:value-type="string" calcext:value-type="string">
            <text:p>Baby Elephant and Sisters BW</text:p>
          </table:table-cell>
          <table:table-cell table:style-name="Default" office:value-type="string" calcext:value-type="string">
            <text:p>Elephants are often hard to photograph on safari, especially if you aren't a professional with multiple cameras and lots of lenses. Sometimes they get so close that your longer wildlife lens is just too much for the herd. However that allows for nice close ups of the smaller members of the family.</text:p>
          </table:table-cell>
          <table:table-cell table:style-name="Default" office:value-type="string" calcext:value-type="string">
            <text:p>Adrian, Adrian O Brien, Adrian O' Brien, Adrian O'Brien, Animals, Brien, O' Brien, O'Brien, OBrien, Wildlife chasing, chasing, chasing wildlife, chasingwildlife, elephant, kenya, mammal, mara, masai, nature, wildlifechasing</text:p>
          </table:table-cell>
          <table:table-cell table:style-name="ce12" office:value-type="string" calcext:value-type="string">
            <text:p>31/12/2017 14:26:01</text:p>
          </table:table-cell>
          <table:table-cell table:style-name="Default" office:value-type="string" calcext:value-type="string">
            <text:p>4360 x 2907</text:p>
          </table:table-cell>
          <table:table-cell table:formula="of:=LEFT([.G16];4)" office:value-type="string" office:string-value="4360" calcext:value-type="string">
            <text:p>4360</text:p>
          </table:table-cell>
          <table:table-cell table:formula="of:=RIGHT([.G16];4)" office:value-type="string" office:string-value="2907" calcext:value-type="string">
            <text:p>2907</text:p>
          </table:table-cell>
          <table:table-cell table:style-name="ce6" table:formula="of:=IF([.I16]/[.H16]&gt;1;[.H16]/[.I16];[.I16]/[.H16])" office:value-type="float" office:value="0.666743119266055" calcext:value-type="float">
            <text:p>0.667</text:p>
          </table:table-cell>
          <table:table-cell table:style-name="ce7" office:value-type="float" office:value="8" calcext:value-type="float">
            <text:p>8</text:p>
          </table:table-cell>
          <table:table-cell table:style-name="ce7" table:formula="of:=ROUND([.K16]/[.$J16]; 0)" office:value-type="float" office:value="12" calcext:value-type="float">
            <text:p>12</text:p>
          </table:table-cell>
          <table:table-cell table:style-name="ce7" table:formula="of:=ROUND([.K16]*2.54; 0)" office:value-type="float" office:value="20" calcext:value-type="float">
            <text:p>20</text:p>
          </table:table-cell>
          <table:table-cell table:style-name="ce7" table:formula="of:=ROUND([.L16]*2.54;0)" office:value-type="float" office:value="30" calcext:value-type="float">
            <text:p>30</text:p>
          </table:table-cell>
          <table:table-cell table:style-name="ce7" table:formula="of:=IF([.$I16]&lt;[.$H16]; [.$I16]/[.K16]; [.$H16]/[.K16])" office:value-type="float" office:value="363.375" calcext:value-type="float">
            <text:p>363</text:p>
          </table:table-cell>
          <table:table-cell table:style-name="ce7" table:formula="of:=IF([.O16]&gt;250; 1; 0)" office:value-type="float" office:value="1" calcext:value-type="float">
            <text:p>1</text:p>
          </table:table-cell>
          <table:table-cell table:style-name="ce7" table:formula="of:=IF([.P16]=1;COM.MICROSOFT.CONCAT([.K16];&quot; x &quot;;[.L16];&quot; inches, &quot;;[.M16];&quot; x &quot;;[.N1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6]/[.$J16]; 0)" office:value-type="float" office:value="18" calcext:value-type="float">
            <text:p>18</text:p>
          </table:table-cell>
          <table:table-cell table:style-name="ce7" table:formula="of:=ROUND([.R16]*2.54; 0)" office:value-type="float" office:value="30" calcext:value-type="float">
            <text:p>30</text:p>
          </table:table-cell>
          <table:table-cell table:style-name="ce7" table:formula="of:=ROUND([.S16]*2.54;0)" office:value-type="float" office:value="46" calcext:value-type="float">
            <text:p>46</text:p>
          </table:table-cell>
          <table:table-cell table:style-name="ce7" table:formula="of:=IF([.$I16]&lt;[.$H16]; [.$I16]/[.R16]; [.$H16]/[.R16])" office:value-type="float" office:value="242.25" calcext:value-type="float">
            <text:p>242</text:p>
          </table:table-cell>
          <table:table-cell table:style-name="ce7" table:formula="of:=IF([.V16]&gt;150; 1; 0)" office:value-type="float" office:value="1" calcext:value-type="float">
            <text:p>1</text:p>
          </table:table-cell>
          <table:table-cell table:style-name="ce7" table:formula="of:=IF([.W16]=1;COM.MICROSOFT.CONCAT([.R16];&quot; x &quot;;[.S16];&quot; inches, &quot;;[.T16];&quot; x &quot;;[.U1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6]/[.$J16]; 0)" office:value-type="float" office:value="24" calcext:value-type="float">
            <text:p>24</text:p>
          </table:table-cell>
          <table:table-cell table:style-name="ce7" table:formula="of:=ROUND([.Y16]*2.54; 0)" office:value-type="float" office:value="41" calcext:value-type="float">
            <text:p>41</text:p>
          </table:table-cell>
          <table:table-cell table:style-name="ce7" table:formula="of:=ROUND([.Z16]*2.54;0)" office:value-type="float" office:value="61" calcext:value-type="float">
            <text:p>61</text:p>
          </table:table-cell>
          <table:table-cell table:style-name="ce7" table:formula="of:=IF([.$I16]&lt;[.$H16]; [.$I16]/[.Y16]; [.$H16]/[.Y16])" office:value-type="float" office:value="181.6875" calcext:value-type="float">
            <text:p>182</text:p>
          </table:table-cell>
          <table:table-cell table:style-name="ce7" table:formula="of:=IF([.AC16]&gt;120; 1; 0)" office:value-type="float" office:value="1" calcext:value-type="float">
            <text:p>1</text:p>
          </table:table-cell>
          <table:table-cell table:style-name="ce7" table:formula="of:=IF([.AD16]=1;COM.MICROSOFT.CONCAT([.Y16];&quot; x &quot;;[.Z16];&quot; inches, &quot;;[.AA16];&quot; x &quot;;[.AB1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6]/[.$J16]; 0)" office:value-type="float" office:value="30" calcext:value-type="float">
            <text:p>30</text:p>
          </table:table-cell>
          <table:table-cell table:style-name="ce7" table:formula="of:=ROUND([.AF16]*2.54; 0)" office:value-type="float" office:value="51" calcext:value-type="float">
            <text:p>51</text:p>
          </table:table-cell>
          <table:table-cell table:style-name="ce7" table:formula="of:=ROUND([.AG16]*2.54;0)" office:value-type="float" office:value="76" calcext:value-type="float">
            <text:p>76</text:p>
          </table:table-cell>
          <table:table-cell table:style-name="ce7" table:formula="of:=IF([.$I16]&lt;[.$H16]; [.$I16]/[.AF16]; [.$H16]/[.AF16])" office:value-type="float" office:value="145.35" calcext:value-type="float">
            <text:p>145</text:p>
          </table:table-cell>
          <table:table-cell table:style-name="ce7" table:formula="of:=IF([.AJ16]&gt;100; 1; 0)" office:value-type="float" office:value="1" calcext:value-type="float">
            <text:p>1</text:p>
          </table:table-cell>
          <table:table-cell table:style-name="ce7" table:formula="of:=IF([.AK16]=1;COM.MICROSOFT.CONCAT([.AF16];&quot; x &quot;;[.AG16];&quot; inches, &quot;;[.AH16];&quot; x &quot;;[.AI1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6]/[.$J16]; 0)" office:value-type="float" office:value="36" calcext:value-type="float">
            <text:p>36</text:p>
          </table:table-cell>
          <table:table-cell table:style-name="ce7" table:formula="of:=ROUND([.AM16]*2.54; 0)" office:value-type="float" office:value="61" calcext:value-type="float">
            <text:p>61</text:p>
          </table:table-cell>
          <table:table-cell table:style-name="ce7" table:formula="of:=ROUND([.AN16]*2.54;0)" office:value-type="float" office:value="91" calcext:value-type="float">
            <text:p>91</text:p>
          </table:table-cell>
          <table:table-cell table:style-name="ce7" table:formula="of:=IF([.$I16]&lt;[.$H16]; [.$I16]/[.AM16]; [.$H16]/[.AM16])" office:value-type="float" office:value="121.125" calcext:value-type="float">
            <text:p>121</text:p>
          </table:table-cell>
          <table:table-cell table:style-name="ce7" table:formula="of:=IF([.AQ16]&gt;90; 1; 0)" office:value-type="float" office:value="1" calcext:value-type="float">
            <text:p>1</text:p>
          </table:table-cell>
          <table:table-cell table:style-name="ce7" table:formula="of:=IF([.AR16]=1;COM.MICROSOFT.CONCAT([.AM16];&quot; x &quot;;[.AN16];&quot; inches, &quot;;[.AO16];&quot; x &quot;;[.AP16];&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6]/[.$J16]; 0)" office:value-type="float" office:value="12" calcext:value-type="float">
            <text:p>12</text:p>
          </table:table-cell>
          <table:table-cell table:style-name="ce7" table:formula="of:=ROUND([.AT16]*2.54; 0)" office:value-type="float" office:value="20" calcext:value-type="float">
            <text:p>20</text:p>
          </table:table-cell>
          <table:table-cell table:style-name="ce7" table:formula="of:=ROUND([.AU16]*2.54;0)" office:value-type="float" office:value="30" calcext:value-type="float">
            <text:p>30</text:p>
          </table:table-cell>
          <table:table-cell table:style-name="ce7" table:formula="of:=IF([.$I16]&lt;[.$H16]; [.$I16]/[.AT16]; [.$H16]/[.AT16])" office:value-type="float" office:value="363.375" calcext:value-type="float">
            <text:p>363</text:p>
          </table:table-cell>
          <table:table-cell table:style-name="ce7" table:formula="of:=IF([.AX16]&gt;280; 1; 0)" office:value-type="float" office:value="1" calcext:value-type="float">
            <text:p>1</text:p>
          </table:table-cell>
          <table:table-cell table:style-name="ce7" table:formula="of:=IF([.AY16]=1;COM.MICROSOFT.CONCAT([.AT16];&quot; x &quot;;[.AU16];&quot; inches, &quot;;[.AV16];&quot; x &quot;;[.AW1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6]/[.$J16]; 0)" office:value-type="float" office:value="18" calcext:value-type="float">
            <text:p>18</text:p>
          </table:table-cell>
          <table:table-cell table:style-name="ce7" table:formula="of:=ROUND([.BA16]*2.54; 0)" office:value-type="float" office:value="30" calcext:value-type="float">
            <text:p>30</text:p>
          </table:table-cell>
          <table:table-cell table:style-name="ce7" table:formula="of:=ROUND([.BB16]*2.54;0)" office:value-type="float" office:value="46" calcext:value-type="float">
            <text:p>46</text:p>
          </table:table-cell>
          <table:table-cell table:style-name="ce7" table:formula="of:=IF([.$I16]&lt;[.$H16]; [.$I16]/[.BA16]; [.$H16]/[.BA16])" office:value-type="float" office:value="242.25" calcext:value-type="float">
            <text:p>242</text:p>
          </table:table-cell>
          <table:table-cell table:style-name="ce7" table:formula="of:=IF([.BE16]&gt;180; 1; 0)" office:value-type="float" office:value="1" calcext:value-type="float">
            <text:p>1</text:p>
          </table:table-cell>
          <table:table-cell table:style-name="ce7" table:formula="of:=IF([.BF16]=1;COM.MICROSOFT.CONCAT([.BA16];&quot; x &quot;;[.BB16];&quot; inches, &quot;;[.BC16];&quot; x &quot;;[.BD1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6]/[.$J16]; 0)" office:value-type="float" office:value="24" calcext:value-type="float">
            <text:p>24</text:p>
          </table:table-cell>
          <table:table-cell table:style-name="ce7" table:formula="of:=ROUND([.BH16]*2.54; 0)" office:value-type="float" office:value="41" calcext:value-type="float">
            <text:p>41</text:p>
          </table:table-cell>
          <table:table-cell table:style-name="ce7" table:formula="of:=ROUND([.BI16]*2.54;0)" office:value-type="float" office:value="61" calcext:value-type="float">
            <text:p>61</text:p>
          </table:table-cell>
          <table:table-cell table:style-name="ce7" table:formula="of:=IF([.$I16]&lt;[.$H16]; [.$I16]/[.BH16]; [.$H16]/[.BH16])" office:value-type="float" office:value="181.6875" calcext:value-type="float">
            <text:p>182</text:p>
          </table:table-cell>
          <table:table-cell table:style-name="ce7" table:formula="of:=IF([.BL16]&gt;150; 1; 0)" office:value-type="float" office:value="1" calcext:value-type="float">
            <text:p>1</text:p>
          </table:table-cell>
          <table:table-cell table:style-name="ce7" table:formula="of:=IF([.BM16]=1;COM.MICROSOFT.CONCAT([.BH16];&quot; x &quot;;[.BI16];&quot; inches, &quot;;[.BJ16];&quot; x &quot;;[.BK1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6]/[.$J16]; 0)" office:value-type="float" office:value="30" calcext:value-type="float">
            <text:p>30</text:p>
          </table:table-cell>
          <table:table-cell table:style-name="ce7" table:formula="of:=ROUND([.BO16]*2.54; 0)" office:value-type="float" office:value="51" calcext:value-type="float">
            <text:p>51</text:p>
          </table:table-cell>
          <table:table-cell table:style-name="ce7" table:formula="of:=ROUND([.BP16]*2.54;0)" office:value-type="float" office:value="76" calcext:value-type="float">
            <text:p>76</text:p>
          </table:table-cell>
          <table:table-cell table:style-name="ce7" table:formula="of:=IF([.$I16]&lt;[.$H16]; [.$I16]/[.BO16]; [.$H16]/[.BO16])" office:value-type="float" office:value="145.35" calcext:value-type="float">
            <text:p>145</text:p>
          </table:table-cell>
          <table:table-cell table:style-name="ce7" table:formula="of:=IF([.BS16]&gt;125; 1; 0)" office:value-type="float" office:value="1" calcext:value-type="float">
            <text:p>1</text:p>
          </table:table-cell>
          <table:table-cell table:style-name="ce7" table:formula="of:=IF([.BT16]=1;COM.MICROSOFT.CONCAT([.BO16];&quot; x &quot;;[.BP16];&quot; inches, &quot;;[.BQ16];&quot; x &quot;;[.BR1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6]/[.$J16]; 0)" office:value-type="float" office:value="36" calcext:value-type="float">
            <text:p>36</text:p>
          </table:table-cell>
          <table:table-cell table:style-name="ce7" table:formula="of:=ROUND([.BV16]*2.54; 0)" office:value-type="float" office:value="61" calcext:value-type="float">
            <text:p>61</text:p>
          </table:table-cell>
          <table:table-cell table:style-name="ce7" table:formula="of:=ROUND([.BW16]*2.54;0)" office:value-type="float" office:value="91" calcext:value-type="float">
            <text:p>91</text:p>
          </table:table-cell>
          <table:table-cell table:style-name="ce7" table:formula="of:=IF([.$I16]&lt;[.$H16]; [.$I16]/[.BV16]; [.$H16]/[.BV16])" office:value-type="float" office:value="121.125" calcext:value-type="float">
            <text:p>121</text:p>
          </table:table-cell>
          <table:table-cell table:style-name="ce7" table:formula="of:=IF([.BZ16]&gt;110; 1; 0)" office:value-type="float" office:value="1" calcext:value-type="float">
            <text:p>1</text:p>
          </table:table-cell>
          <table:table-cell table:style-name="ce7" table:formula="of:=IF([.CA16]=1;COM.MICROSOFT.CONCAT([.BV16];&quot; x &quot;;[.BW16];&quot; inches, &quot;;[.BX16];&quot; x &quot;;[.BY16];&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6" calcext:value-type="float">
            <text:p>16</text:p>
          </table:table-cell>
          <table:table-cell table:formula="of:=COM.MICROSOFT.CONCAT(&quot;PrintGalleryImage-&quot;;[.A17];&quot;.jpg&quot;)" office:value-type="string" office:string-value="PrintGalleryImage-16.jpg" calcext:value-type="string">
            <text:p>PrintGalleryImage-16.jpg</text:p>
          </table:table-cell>
          <table:table-cell table:style-name="Default" office:value-type="string" calcext:value-type="string">
            <text:p>Stalking Serval</text:p>
          </table:table-cell>
          <table:table-cell table:style-name="Default" office:value-type="string" calcext:value-type="string">
            <text:p>Serval's are one of Africa's lesser known cats. This is only because their size fails to grab the attention the way the big cats do. However they are equally adept at hunting and stalking and are amazing to see in the flesh.</text:p>
          </table:table-cell>
          <table:table-cell table:style-name="Default" office:value-type="string" calcext:value-type="string">
            <text:p>Adrian, Adrian O Brien, Adrian O' Brien, Adrian O'Brien, Animals, Brien, Cats, O' Brien, O'Brien, OBrien, Predator, Wildlife chasing, chasing, chasing wildlife, chasingwildlife, kenya, mammal, mara, masai, nature, wildlifechasing</text:p>
          </table:table-cell>
          <table:table-cell table:style-name="ce12" office:value-type="string" calcext:value-type="string">
            <text:p>17/10/2012 16:31:52</text:p>
          </table:table-cell>
          <table:table-cell table:style-name="Default" office:value-type="string" calcext:value-type="string">
            <text:p>4080 x 3264</text:p>
          </table:table-cell>
          <table:table-cell table:formula="of:=LEFT([.G17];4)" office:value-type="string" office:string-value="4080" calcext:value-type="string">
            <text:p>4080</text:p>
          </table:table-cell>
          <table:table-cell table:formula="of:=RIGHT([.G17];4)" office:value-type="string" office:string-value="3264" calcext:value-type="string">
            <text:p>3264</text:p>
          </table:table-cell>
          <table:table-cell table:style-name="ce6" table:formula="of:=IF([.I17]/[.H17]&gt;1;[.H17]/[.I17];[.I17]/[.H17])" office:value-type="float" office:value="0.8" calcext:value-type="float">
            <text:p>0.800</text:p>
          </table:table-cell>
          <table:table-cell table:style-name="ce7" office:value-type="float" office:value="8" calcext:value-type="float">
            <text:p>8</text:p>
          </table:table-cell>
          <table:table-cell table:style-name="ce7" table:formula="of:=ROUND([.K17]/[.$J17]; 0)" office:value-type="float" office:value="10" calcext:value-type="float">
            <text:p>10</text:p>
          </table:table-cell>
          <table:table-cell table:style-name="ce7" table:formula="of:=ROUND([.K17]*2.54; 0)" office:value-type="float" office:value="20" calcext:value-type="float">
            <text:p>20</text:p>
          </table:table-cell>
          <table:table-cell table:style-name="ce7" table:formula="of:=ROUND([.L17]*2.54;0)" office:value-type="float" office:value="25" calcext:value-type="float">
            <text:p>25</text:p>
          </table:table-cell>
          <table:table-cell table:style-name="ce7" table:formula="of:=IF([.$I17]&lt;[.$H17]; [.$I17]/[.K17]; [.$H17]/[.K17])" office:value-type="float" office:value="408" calcext:value-type="float">
            <text:p>408</text:p>
          </table:table-cell>
          <table:table-cell table:style-name="ce7" table:formula="of:=IF([.O17]&gt;250; 1; 0)" office:value-type="float" office:value="1" calcext:value-type="float">
            <text:p>1</text:p>
          </table:table-cell>
          <table:table-cell table:style-name="ce7" table:formula="of:=IF([.P17]=1;COM.MICROSOFT.CONCAT([.K17];&quot; x &quot;;[.L17];&quot; inches, &quot;;[.M17];&quot; x &quot;;[.N17];&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17]/[.$J17]; 0)" office:value-type="float" office:value="15" calcext:value-type="float">
            <text:p>15</text:p>
          </table:table-cell>
          <table:table-cell table:style-name="ce7" table:formula="of:=ROUND([.R17]*2.54; 0)" office:value-type="float" office:value="30" calcext:value-type="float">
            <text:p>30</text:p>
          </table:table-cell>
          <table:table-cell table:style-name="ce7" table:formula="of:=ROUND([.S17]*2.54;0)" office:value-type="float" office:value="38" calcext:value-type="float">
            <text:p>38</text:p>
          </table:table-cell>
          <table:table-cell table:style-name="ce7" table:formula="of:=IF([.$I17]&lt;[.$H17]; [.$I17]/[.R17]; [.$H17]/[.R17])" office:value-type="float" office:value="272" calcext:value-type="float">
            <text:p>272</text:p>
          </table:table-cell>
          <table:table-cell table:style-name="ce7" table:formula="of:=IF([.V17]&gt;150; 1; 0)" office:value-type="float" office:value="1" calcext:value-type="float">
            <text:p>1</text:p>
          </table:table-cell>
          <table:table-cell table:style-name="ce7" table:formula="of:=IF([.W17]=1;COM.MICROSOFT.CONCAT([.R17];&quot; x &quot;;[.S17];&quot; inches, &quot;;[.T17];&quot; x &quot;;[.U17];&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17]/[.$J17]; 0)" office:value-type="float" office:value="20" calcext:value-type="float">
            <text:p>20</text:p>
          </table:table-cell>
          <table:table-cell table:style-name="ce7" table:formula="of:=ROUND([.Y17]*2.54; 0)" office:value-type="float" office:value="41" calcext:value-type="float">
            <text:p>41</text:p>
          </table:table-cell>
          <table:table-cell table:style-name="ce7" table:formula="of:=ROUND([.Z17]*2.54;0)" office:value-type="float" office:value="51" calcext:value-type="float">
            <text:p>51</text:p>
          </table:table-cell>
          <table:table-cell table:style-name="ce7" table:formula="of:=IF([.$I17]&lt;[.$H17]; [.$I17]/[.Y17]; [.$H17]/[.Y17])" office:value-type="float" office:value="204" calcext:value-type="float">
            <text:p>204</text:p>
          </table:table-cell>
          <table:table-cell table:style-name="ce7" table:formula="of:=IF([.AC17]&gt;120; 1; 0)" office:value-type="float" office:value="1" calcext:value-type="float">
            <text:p>1</text:p>
          </table:table-cell>
          <table:table-cell table:style-name="ce7" table:formula="of:=IF([.AD17]=1;COM.MICROSOFT.CONCAT([.Y17];&quot; x &quot;;[.Z17];&quot; inches, &quot;;[.AA17];&quot; x &quot;;[.AB17];&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17]/[.$J17]; 0)" office:value-type="float" office:value="25" calcext:value-type="float">
            <text:p>25</text:p>
          </table:table-cell>
          <table:table-cell table:style-name="ce7" table:formula="of:=ROUND([.AF17]*2.54; 0)" office:value-type="float" office:value="51" calcext:value-type="float">
            <text:p>51</text:p>
          </table:table-cell>
          <table:table-cell table:style-name="ce7" table:formula="of:=ROUND([.AG17]*2.54;0)" office:value-type="float" office:value="64" calcext:value-type="float">
            <text:p>64</text:p>
          </table:table-cell>
          <table:table-cell table:style-name="ce7" table:formula="of:=IF([.$I17]&lt;[.$H17]; [.$I17]/[.AF17]; [.$H17]/[.AF17])" office:value-type="float" office:value="163.2" calcext:value-type="float">
            <text:p>163</text:p>
          </table:table-cell>
          <table:table-cell table:style-name="ce7" table:formula="of:=IF([.AJ17]&gt;100; 1; 0)" office:value-type="float" office:value="1" calcext:value-type="float">
            <text:p>1</text:p>
          </table:table-cell>
          <table:table-cell table:style-name="ce7" table:formula="of:=IF([.AK17]=1;COM.MICROSOFT.CONCAT([.AF17];&quot; x &quot;;[.AG17];&quot; inches, &quot;;[.AH17];&quot; x &quot;;[.AI17];&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17]/[.$J17]; 0)" office:value-type="float" office:value="30" calcext:value-type="float">
            <text:p>30</text:p>
          </table:table-cell>
          <table:table-cell table:style-name="ce7" table:formula="of:=ROUND([.AM17]*2.54; 0)" office:value-type="float" office:value="61" calcext:value-type="float">
            <text:p>61</text:p>
          </table:table-cell>
          <table:table-cell table:style-name="ce7" table:formula="of:=ROUND([.AN17]*2.54;0)" office:value-type="float" office:value="76" calcext:value-type="float">
            <text:p>76</text:p>
          </table:table-cell>
          <table:table-cell table:style-name="ce7" table:formula="of:=IF([.$I17]&lt;[.$H17]; [.$I17]/[.AM17]; [.$H17]/[.AM17])" office:value-type="float" office:value="136" calcext:value-type="float">
            <text:p>136</text:p>
          </table:table-cell>
          <table:table-cell table:style-name="ce7" table:formula="of:=IF([.AQ17]&gt;90; 1; 0)" office:value-type="float" office:value="1" calcext:value-type="float">
            <text:p>1</text:p>
          </table:table-cell>
          <table:table-cell table:style-name="ce7" table:formula="of:=IF([.AR17]=1;COM.MICROSOFT.CONCAT([.AM17];&quot; x &quot;;[.AN17];&quot; inches, &quot;;[.AO17];&quot; x &quot;;[.AP17];&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17]/[.$J17]; 0)" office:value-type="float" office:value="10" calcext:value-type="float">
            <text:p>10</text:p>
          </table:table-cell>
          <table:table-cell table:style-name="ce7" table:formula="of:=ROUND([.AT17]*2.54; 0)" office:value-type="float" office:value="20" calcext:value-type="float">
            <text:p>20</text:p>
          </table:table-cell>
          <table:table-cell table:style-name="ce7" table:formula="of:=ROUND([.AU17]*2.54;0)" office:value-type="float" office:value="25" calcext:value-type="float">
            <text:p>25</text:p>
          </table:table-cell>
          <table:table-cell table:style-name="ce7" table:formula="of:=IF([.$I17]&lt;[.$H17]; [.$I17]/[.AT17]; [.$H17]/[.AT17])" office:value-type="float" office:value="408" calcext:value-type="float">
            <text:p>408</text:p>
          </table:table-cell>
          <table:table-cell table:style-name="ce7" table:formula="of:=IF([.AX17]&gt;280; 1; 0)" office:value-type="float" office:value="1" calcext:value-type="float">
            <text:p>1</text:p>
          </table:table-cell>
          <table:table-cell table:style-name="ce7" table:formula="of:=IF([.AY17]=1;COM.MICROSOFT.CONCAT([.AT17];&quot; x &quot;;[.AU17];&quot; inches, &quot;;[.AV17];&quot; x &quot;;[.AW17];&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17]/[.$J17]; 0)" office:value-type="float" office:value="15" calcext:value-type="float">
            <text:p>15</text:p>
          </table:table-cell>
          <table:table-cell table:style-name="ce7" table:formula="of:=ROUND([.BA17]*2.54; 0)" office:value-type="float" office:value="30" calcext:value-type="float">
            <text:p>30</text:p>
          </table:table-cell>
          <table:table-cell table:style-name="ce7" table:formula="of:=ROUND([.BB17]*2.54;0)" office:value-type="float" office:value="38" calcext:value-type="float">
            <text:p>38</text:p>
          </table:table-cell>
          <table:table-cell table:style-name="ce7" table:formula="of:=IF([.$I17]&lt;[.$H17]; [.$I17]/[.BA17]; [.$H17]/[.BA17])" office:value-type="float" office:value="272" calcext:value-type="float">
            <text:p>272</text:p>
          </table:table-cell>
          <table:table-cell table:style-name="ce7" table:formula="of:=IF([.BE17]&gt;180; 1; 0)" office:value-type="float" office:value="1" calcext:value-type="float">
            <text:p>1</text:p>
          </table:table-cell>
          <table:table-cell table:style-name="ce7" table:formula="of:=IF([.BF17]=1;COM.MICROSOFT.CONCAT([.BA17];&quot; x &quot;;[.BB17];&quot; inches, &quot;;[.BC17];&quot; x &quot;;[.BD17];&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17]/[.$J17]; 0)" office:value-type="float" office:value="20" calcext:value-type="float">
            <text:p>20</text:p>
          </table:table-cell>
          <table:table-cell table:style-name="ce7" table:formula="of:=ROUND([.BH17]*2.54; 0)" office:value-type="float" office:value="41" calcext:value-type="float">
            <text:p>41</text:p>
          </table:table-cell>
          <table:table-cell table:style-name="ce7" table:formula="of:=ROUND([.BI17]*2.54;0)" office:value-type="float" office:value="51" calcext:value-type="float">
            <text:p>51</text:p>
          </table:table-cell>
          <table:table-cell table:style-name="ce7" table:formula="of:=IF([.$I17]&lt;[.$H17]; [.$I17]/[.BH17]; [.$H17]/[.BH17])" office:value-type="float" office:value="204" calcext:value-type="float">
            <text:p>204</text:p>
          </table:table-cell>
          <table:table-cell table:style-name="ce7" table:formula="of:=IF([.BL17]&gt;150; 1; 0)" office:value-type="float" office:value="1" calcext:value-type="float">
            <text:p>1</text:p>
          </table:table-cell>
          <table:table-cell table:style-name="ce7" table:formula="of:=IF([.BM17]=1;COM.MICROSOFT.CONCAT([.BH17];&quot; x &quot;;[.BI17];&quot; inches, &quot;;[.BJ17];&quot; x &quot;;[.BK17];&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17]/[.$J17]; 0)" office:value-type="float" office:value="25" calcext:value-type="float">
            <text:p>25</text:p>
          </table:table-cell>
          <table:table-cell table:style-name="ce7" table:formula="of:=ROUND([.BO17]*2.54; 0)" office:value-type="float" office:value="51" calcext:value-type="float">
            <text:p>51</text:p>
          </table:table-cell>
          <table:table-cell table:style-name="ce7" table:formula="of:=ROUND([.BP17]*2.54;0)" office:value-type="float" office:value="64" calcext:value-type="float">
            <text:p>64</text:p>
          </table:table-cell>
          <table:table-cell table:style-name="ce7" table:formula="of:=IF([.$I17]&lt;[.$H17]; [.$I17]/[.BO17]; [.$H17]/[.BO17])" office:value-type="float" office:value="163.2" calcext:value-type="float">
            <text:p>163</text:p>
          </table:table-cell>
          <table:table-cell table:style-name="ce7" table:formula="of:=IF([.BS17]&gt;125; 1; 0)" office:value-type="float" office:value="1" calcext:value-type="float">
            <text:p>1</text:p>
          </table:table-cell>
          <table:table-cell table:style-name="ce7" table:formula="of:=IF([.BT17]=1;COM.MICROSOFT.CONCAT([.BO17];&quot; x &quot;;[.BP17];&quot; inches, &quot;;[.BQ17];&quot; x &quot;;[.BR17];&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17]/[.$J17]; 0)" office:value-type="float" office:value="30" calcext:value-type="float">
            <text:p>30</text:p>
          </table:table-cell>
          <table:table-cell table:style-name="ce7" table:formula="of:=ROUND([.BV17]*2.54; 0)" office:value-type="float" office:value="61" calcext:value-type="float">
            <text:p>61</text:p>
          </table:table-cell>
          <table:table-cell table:style-name="ce7" table:formula="of:=ROUND([.BW17]*2.54;0)" office:value-type="float" office:value="76" calcext:value-type="float">
            <text:p>76</text:p>
          </table:table-cell>
          <table:table-cell table:style-name="ce7" table:formula="of:=IF([.$I17]&lt;[.$H17]; [.$I17]/[.BV17]; [.$H17]/[.BV17])" office:value-type="float" office:value="136" calcext:value-type="float">
            <text:p>136</text:p>
          </table:table-cell>
          <table:table-cell table:style-name="ce7" table:formula="of:=IF([.BZ17]&gt;110; 1; 0)" office:value-type="float" office:value="1" calcext:value-type="float">
            <text:p>1</text:p>
          </table:table-cell>
          <table:table-cell table:style-name="ce7" table:formula="of:=IF([.CA17]=1;COM.MICROSOFT.CONCAT([.BV17];&quot; x &quot;;[.BW17];&quot; inches, &quot;;[.BX17];&quot; x &quot;;[.BY17];&quot; cm&quot;); &quot;&quot;)" office:value-type="string" office:string-value="24 x 30 inches, 61 x 76 cm" calcext:value-type="string">
            <text:p>24 x 30 inches, 61 x 76 cm</text:p>
          </table:table-cell>
          <table:table-cell table:number-columns-repeated="2"/>
        </table:table-row>
        <table:table-row table:style-name="ro2">
          <table:table-cell office:value-type="float" office:value="17" calcext:value-type="float">
            <text:p>17</text:p>
          </table:table-cell>
          <table:table-cell table:formula="of:=COM.MICROSOFT.CONCAT(&quot;PrintGalleryImage-&quot;;[.A18];&quot;.jpg&quot;)" office:value-type="string" office:string-value="PrintGalleryImage-17.jpg" calcext:value-type="string">
            <text:p>PrintGalleryImage-17.jpg</text:p>
          </table:table-cell>
          <table:table-cell table:style-name="Default" office:value-type="string" calcext:value-type="string">
            <text:p>Lilac Breasted Roller</text:p>
          </table:table-cell>
          <table:table-cell table:style-name="Default" office:value-type="string" calcext:value-type="string">
            <text:p>The lilac-breasted roller is relatively common in East Africa but again the problem is getting these birds to sit still long enough to get a good image.</text:p>
          </table:table-cell>
          <table:table-cell table:style-name="Default" office:value-type="string" calcext:value-type="string">
            <text:p>Adrian, Adrian O Brien, Adrian O' Brien, Adrian O'Brien, Animals, Bird, Birds, Brien, O' Brien, O'Brien, OBrien, Wildlife chasing, chasing, chasing wildlife, chasingwildlife, kenya, lilac breasted roller, mara, masai, nature, wildlifechasing</text:p>
          </table:table-cell>
          <table:table-cell table:style-name="ce12" office:value-type="string" calcext:value-type="string">
            <text:p>17/10/2012 16:35:12</text:p>
          </table:table-cell>
          <table:table-cell table:style-name="Default" office:value-type="string" calcext:value-type="string">
            <text:p>3254 x 2603</text:p>
          </table:table-cell>
          <table:table-cell table:formula="of:=LEFT([.G18];4)" office:value-type="string" office:string-value="3254" calcext:value-type="string">
            <text:p>3254</text:p>
          </table:table-cell>
          <table:table-cell table:formula="of:=RIGHT([.G18];4)" office:value-type="string" office:string-value="2603" calcext:value-type="string">
            <text:p>2603</text:p>
          </table:table-cell>
          <table:table-cell table:style-name="ce6" table:formula="of:=IF([.I18]/[.H18]&gt;1;[.H18]/[.I18];[.I18]/[.H18])" office:value-type="float" office:value="0.799938537185003" calcext:value-type="float">
            <text:p>0.800</text:p>
          </table:table-cell>
          <table:table-cell table:style-name="ce7" office:value-type="float" office:value="8" calcext:value-type="float">
            <text:p>8</text:p>
          </table:table-cell>
          <table:table-cell table:style-name="ce7" table:formula="of:=ROUND([.K18]/[.$J18]; 0)" office:value-type="float" office:value="10" calcext:value-type="float">
            <text:p>10</text:p>
          </table:table-cell>
          <table:table-cell table:style-name="ce7" table:formula="of:=ROUND([.K18]*2.54; 0)" office:value-type="float" office:value="20" calcext:value-type="float">
            <text:p>20</text:p>
          </table:table-cell>
          <table:table-cell table:style-name="ce7" table:formula="of:=ROUND([.L18]*2.54;0)" office:value-type="float" office:value="25" calcext:value-type="float">
            <text:p>25</text:p>
          </table:table-cell>
          <table:table-cell table:style-name="ce7" table:formula="of:=IF([.$I18]&lt;[.$H18]; [.$I18]/[.K18]; [.$H18]/[.K18])" office:value-type="float" office:value="325.375" calcext:value-type="float">
            <text:p>325</text:p>
          </table:table-cell>
          <table:table-cell table:style-name="ce7" table:formula="of:=IF([.O18]&gt;250; 1; 0)" office:value-type="float" office:value="1" calcext:value-type="float">
            <text:p>1</text:p>
          </table:table-cell>
          <table:table-cell table:style-name="ce7" table:formula="of:=IF([.P18]=1;COM.MICROSOFT.CONCAT([.K18];&quot; x &quot;;[.L18];&quot; inches, &quot;;[.M18];&quot; x &quot;;[.N18];&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18]/[.$J18]; 0)" office:value-type="float" office:value="15" calcext:value-type="float">
            <text:p>15</text:p>
          </table:table-cell>
          <table:table-cell table:style-name="ce7" table:formula="of:=ROUND([.R18]*2.54; 0)" office:value-type="float" office:value="30" calcext:value-type="float">
            <text:p>30</text:p>
          </table:table-cell>
          <table:table-cell table:style-name="ce7" table:formula="of:=ROUND([.S18]*2.54;0)" office:value-type="float" office:value="38" calcext:value-type="float">
            <text:p>38</text:p>
          </table:table-cell>
          <table:table-cell table:style-name="ce7" table:formula="of:=IF([.$I18]&lt;[.$H18]; [.$I18]/[.R18]; [.$H18]/[.R18])" office:value-type="float" office:value="216.916666666667" calcext:value-type="float">
            <text:p>217</text:p>
          </table:table-cell>
          <table:table-cell table:style-name="ce7" table:formula="of:=IF([.V18]&gt;150; 1; 0)" office:value-type="float" office:value="1" calcext:value-type="float">
            <text:p>1</text:p>
          </table:table-cell>
          <table:table-cell table:style-name="ce7" table:formula="of:=IF([.W18]=1;COM.MICROSOFT.CONCAT([.R18];&quot; x &quot;;[.S18];&quot; inches, &quot;;[.T18];&quot; x &quot;;[.U18];&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18]/[.$J18]; 0)" office:value-type="float" office:value="20" calcext:value-type="float">
            <text:p>20</text:p>
          </table:table-cell>
          <table:table-cell table:style-name="ce7" table:formula="of:=ROUND([.Y18]*2.54; 0)" office:value-type="float" office:value="41" calcext:value-type="float">
            <text:p>41</text:p>
          </table:table-cell>
          <table:table-cell table:style-name="ce7" table:formula="of:=ROUND([.Z18]*2.54;0)" office:value-type="float" office:value="51" calcext:value-type="float">
            <text:p>51</text:p>
          </table:table-cell>
          <table:table-cell table:style-name="ce7" table:formula="of:=IF([.$I18]&lt;[.$H18]; [.$I18]/[.Y18]; [.$H18]/[.Y18])" office:value-type="float" office:value="162.6875" calcext:value-type="float">
            <text:p>163</text:p>
          </table:table-cell>
          <table:table-cell table:style-name="ce7" table:formula="of:=IF([.AC18]&gt;120; 1; 0)" office:value-type="float" office:value="1" calcext:value-type="float">
            <text:p>1</text:p>
          </table:table-cell>
          <table:table-cell table:style-name="ce7" table:formula="of:=IF([.AD18]=1;COM.MICROSOFT.CONCAT([.Y18];&quot; x &quot;;[.Z18];&quot; inches, &quot;;[.AA18];&quot; x &quot;;[.AB18];&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18]/[.$J18]; 0)" office:value-type="float" office:value="25" calcext:value-type="float">
            <text:p>25</text:p>
          </table:table-cell>
          <table:table-cell table:style-name="ce7" table:formula="of:=ROUND([.AF18]*2.54; 0)" office:value-type="float" office:value="51" calcext:value-type="float">
            <text:p>51</text:p>
          </table:table-cell>
          <table:table-cell table:style-name="ce7" table:formula="of:=ROUND([.AG18]*2.54;0)" office:value-type="float" office:value="64" calcext:value-type="float">
            <text:p>64</text:p>
          </table:table-cell>
          <table:table-cell table:style-name="ce7" table:formula="of:=IF([.$I18]&lt;[.$H18]; [.$I18]/[.AF18]; [.$H18]/[.AF18])" office:value-type="float" office:value="130.15" calcext:value-type="float">
            <text:p>130</text:p>
          </table:table-cell>
          <table:table-cell table:style-name="ce7" table:formula="of:=IF([.AJ18]&gt;100; 1; 0)" office:value-type="float" office:value="1" calcext:value-type="float">
            <text:p>1</text:p>
          </table:table-cell>
          <table:table-cell table:style-name="ce7" table:formula="of:=IF([.AK18]=1;COM.MICROSOFT.CONCAT([.AF18];&quot; x &quot;;[.AG18];&quot; inches, &quot;;[.AH18];&quot; x &quot;;[.AI18];&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18]/[.$J18]; 0)" office:value-type="float" office:value="30" calcext:value-type="float">
            <text:p>30</text:p>
          </table:table-cell>
          <table:table-cell table:style-name="ce7" table:formula="of:=ROUND([.AM18]*2.54; 0)" office:value-type="float" office:value="61" calcext:value-type="float">
            <text:p>61</text:p>
          </table:table-cell>
          <table:table-cell table:style-name="ce7" table:formula="of:=ROUND([.AN18]*2.54;0)" office:value-type="float" office:value="76" calcext:value-type="float">
            <text:p>76</text:p>
          </table:table-cell>
          <table:table-cell table:style-name="ce7" table:formula="of:=IF([.$I18]&lt;[.$H18]; [.$I18]/[.AM18]; [.$H18]/[.AM18])" office:value-type="float" office:value="108.458333333333" calcext:value-type="float">
            <text:p>108</text:p>
          </table:table-cell>
          <table:table-cell table:style-name="ce7" table:formula="of:=IF([.AQ18]&gt;90; 1; 0)" office:value-type="float" office:value="1" calcext:value-type="float">
            <text:p>1</text:p>
          </table:table-cell>
          <table:table-cell table:style-name="ce7" table:formula="of:=IF([.AR18]=1;COM.MICROSOFT.CONCAT([.AM18];&quot; x &quot;;[.AN18];&quot; inches, &quot;;[.AO18];&quot; x &quot;;[.AP18];&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18]/[.$J18]; 0)" office:value-type="float" office:value="10" calcext:value-type="float">
            <text:p>10</text:p>
          </table:table-cell>
          <table:table-cell table:style-name="ce7" table:formula="of:=ROUND([.AT18]*2.54; 0)" office:value-type="float" office:value="20" calcext:value-type="float">
            <text:p>20</text:p>
          </table:table-cell>
          <table:table-cell table:style-name="ce7" table:formula="of:=ROUND([.AU18]*2.54;0)" office:value-type="float" office:value="25" calcext:value-type="float">
            <text:p>25</text:p>
          </table:table-cell>
          <table:table-cell table:style-name="ce7" table:formula="of:=IF([.$I18]&lt;[.$H18]; [.$I18]/[.AT18]; [.$H18]/[.AT18])" office:value-type="float" office:value="325.375" calcext:value-type="float">
            <text:p>325</text:p>
          </table:table-cell>
          <table:table-cell table:style-name="ce7" table:formula="of:=IF([.AX18]&gt;280; 1; 0)" office:value-type="float" office:value="1" calcext:value-type="float">
            <text:p>1</text:p>
          </table:table-cell>
          <table:table-cell table:style-name="ce7" table:formula="of:=IF([.AY18]=1;COM.MICROSOFT.CONCAT([.AT18];&quot; x &quot;;[.AU18];&quot; inches, &quot;;[.AV18];&quot; x &quot;;[.AW18];&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18]/[.$J18]; 0)" office:value-type="float" office:value="15" calcext:value-type="float">
            <text:p>15</text:p>
          </table:table-cell>
          <table:table-cell table:style-name="ce7" table:formula="of:=ROUND([.BA18]*2.54; 0)" office:value-type="float" office:value="30" calcext:value-type="float">
            <text:p>30</text:p>
          </table:table-cell>
          <table:table-cell table:style-name="ce7" table:formula="of:=ROUND([.BB18]*2.54;0)" office:value-type="float" office:value="38" calcext:value-type="float">
            <text:p>38</text:p>
          </table:table-cell>
          <table:table-cell table:style-name="ce7" table:formula="of:=IF([.$I18]&lt;[.$H18]; [.$I18]/[.BA18]; [.$H18]/[.BA18])" office:value-type="float" office:value="216.916666666667" calcext:value-type="float">
            <text:p>217</text:p>
          </table:table-cell>
          <table:table-cell table:style-name="ce7" table:formula="of:=IF([.BE18]&gt;180; 1; 0)" office:value-type="float" office:value="1" calcext:value-type="float">
            <text:p>1</text:p>
          </table:table-cell>
          <table:table-cell table:style-name="ce7" table:formula="of:=IF([.BF18]=1;COM.MICROSOFT.CONCAT([.BA18];&quot; x &quot;;[.BB18];&quot; inches, &quot;;[.BC18];&quot; x &quot;;[.BD18];&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18]/[.$J18]; 0)" office:value-type="float" office:value="20" calcext:value-type="float">
            <text:p>20</text:p>
          </table:table-cell>
          <table:table-cell table:style-name="ce7" table:formula="of:=ROUND([.BH18]*2.54; 0)" office:value-type="float" office:value="41" calcext:value-type="float">
            <text:p>41</text:p>
          </table:table-cell>
          <table:table-cell table:style-name="ce7" table:formula="of:=ROUND([.BI18]*2.54;0)" office:value-type="float" office:value="51" calcext:value-type="float">
            <text:p>51</text:p>
          </table:table-cell>
          <table:table-cell table:style-name="ce7" table:formula="of:=IF([.$I18]&lt;[.$H18]; [.$I18]/[.BH18]; [.$H18]/[.BH18])" office:value-type="float" office:value="162.6875" calcext:value-type="float">
            <text:p>163</text:p>
          </table:table-cell>
          <table:table-cell table:style-name="ce7" table:formula="of:=IF([.BL18]&gt;150; 1; 0)" office:value-type="float" office:value="1" calcext:value-type="float">
            <text:p>1</text:p>
          </table:table-cell>
          <table:table-cell table:style-name="ce7" table:formula="of:=IF([.BM18]=1;COM.MICROSOFT.CONCAT([.BH18];&quot; x &quot;;[.BI18];&quot; inches, &quot;;[.BJ18];&quot; x &quot;;[.BK18];&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18]/[.$J18]; 0)" office:value-type="float" office:value="25" calcext:value-type="float">
            <text:p>25</text:p>
          </table:table-cell>
          <table:table-cell table:style-name="ce7" table:formula="of:=ROUND([.BO18]*2.54; 0)" office:value-type="float" office:value="51" calcext:value-type="float">
            <text:p>51</text:p>
          </table:table-cell>
          <table:table-cell table:style-name="ce7" table:formula="of:=ROUND([.BP18]*2.54;0)" office:value-type="float" office:value="64" calcext:value-type="float">
            <text:p>64</text:p>
          </table:table-cell>
          <table:table-cell table:style-name="ce7" table:formula="of:=IF([.$I18]&lt;[.$H18]; [.$I18]/[.BO18]; [.$H18]/[.BO18])" office:value-type="float" office:value="130.15" calcext:value-type="float">
            <text:p>130</text:p>
          </table:table-cell>
          <table:table-cell table:style-name="ce7" table:formula="of:=IF([.BS18]&gt;125; 1; 0)" office:value-type="float" office:value="1" calcext:value-type="float">
            <text:p>1</text:p>
          </table:table-cell>
          <table:table-cell table:style-name="ce7" table:formula="of:=IF([.BT18]=1;COM.MICROSOFT.CONCAT([.BO18];&quot; x &quot;;[.BP18];&quot; inches, &quot;;[.BQ18];&quot; x &quot;;[.BR18];&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18]/[.$J18]; 0)" office:value-type="float" office:value="30" calcext:value-type="float">
            <text:p>30</text:p>
          </table:table-cell>
          <table:table-cell table:style-name="ce7" table:formula="of:=ROUND([.BV18]*2.54; 0)" office:value-type="float" office:value="61" calcext:value-type="float">
            <text:p>61</text:p>
          </table:table-cell>
          <table:table-cell table:style-name="ce7" table:formula="of:=ROUND([.BW18]*2.54;0)" office:value-type="float" office:value="76" calcext:value-type="float">
            <text:p>76</text:p>
          </table:table-cell>
          <table:table-cell table:style-name="ce7" table:formula="of:=IF([.$I18]&lt;[.$H18]; [.$I18]/[.BV18]; [.$H18]/[.BV18])" office:value-type="float" office:value="108.458333333333" calcext:value-type="float">
            <text:p>108</text:p>
          </table:table-cell>
          <table:table-cell table:style-name="ce7" table:formula="of:=IF([.BZ18]&gt;110; 1; 0)" office:value-type="float" office:value="0" calcext:value-type="float">
            <text:p>0</text:p>
          </table:table-cell>
          <table:table-cell table:style-name="ce7" table:formula="of:=IF([.CA18]=1;COM.MICROSOFT.CONCAT([.BV18];&quot; x &quot;;[.BW18];&quot; inches, &quot;;[.BX18];&quot; x &quot;;[.BY18];&quot; cm&quot;); &quot;&quot;)">
            <text:p/>
          </table:table-cell>
          <table:table-cell table:number-columns-repeated="2"/>
        </table:table-row>
        <table:table-row table:style-name="ro2">
          <table:table-cell office:value-type="float" office:value="18" calcext:value-type="float">
            <text:p>18</text:p>
          </table:table-cell>
          <table:table-cell table:formula="of:=COM.MICROSOFT.CONCAT(&quot;PrintGalleryImage-&quot;;[.A19];&quot;.jpg&quot;)" office:value-type="string" office:string-value="PrintGalleryImage-18.jpg" calcext:value-type="string">
            <text:p>PrintGalleryImage-18.jpg</text:p>
          </table:table-cell>
          <table:table-cell table:style-name="Default" office:value-type="string" calcext:value-type="string">
            <text:p>New Born Zebra and Mother</text:p>
          </table:table-cell>
          <table:table-cell table:style-name="Default" office:value-type="string" calcext:value-type="string">
            <text:p>The plains zebra is a bit like tourists in Europe. When you want to take a landscape shot of the typical savannah view, they just get in the way. At least in St Mark's Square getting up early gets you a nice clean view. The zebras are up and about straight after sunrise.</text:p>
          </table:table-cell>
          <table:table-cell table:style-name="Default" office:value-type="string" calcext:value-type="string">
            <text:p>Adrian, Adrian O Brien, Adrian O' Brien, Adrian O'Brien, Animals, Brien, Migration, O' Brien, O'Brien, OBrien, Wildlife chasing, chasing, chasing wildlife, chasingwildlife, great, kenya, mammal, mara, masai, nature, wildlifechasing, zebra</text:p>
          </table:table-cell>
          <table:table-cell table:style-name="ce12" office:value-type="string" calcext:value-type="string">
            <text:p>18/10/2012 09:53:25</text:p>
          </table:table-cell>
          <table:table-cell table:style-name="Default" office:value-type="string" calcext:value-type="string">
            <text:p>3480 x 2320</text:p>
          </table:table-cell>
          <table:table-cell table:formula="of:=LEFT([.G19];4)" office:value-type="string" office:string-value="3480" calcext:value-type="string">
            <text:p>3480</text:p>
          </table:table-cell>
          <table:table-cell table:formula="of:=RIGHT([.G19];4)" office:value-type="string" office:string-value="2320" calcext:value-type="string">
            <text:p>2320</text:p>
          </table:table-cell>
          <table:table-cell table:style-name="ce6" table:formula="of:=IF([.I19]/[.H19]&gt;1;[.H19]/[.I19];[.I19]/[.H19])" office:value-type="float" office:value="0.666666666666667" calcext:value-type="float">
            <text:p>0.667</text:p>
          </table:table-cell>
          <table:table-cell table:style-name="ce7" office:value-type="float" office:value="8" calcext:value-type="float">
            <text:p>8</text:p>
          </table:table-cell>
          <table:table-cell table:style-name="ce7" table:formula="of:=ROUND([.K19]/[.$J19]; 0)" office:value-type="float" office:value="12" calcext:value-type="float">
            <text:p>12</text:p>
          </table:table-cell>
          <table:table-cell table:style-name="ce7" table:formula="of:=ROUND([.K19]*2.54; 0)" office:value-type="float" office:value="20" calcext:value-type="float">
            <text:p>20</text:p>
          </table:table-cell>
          <table:table-cell table:style-name="ce7" table:formula="of:=ROUND([.L19]*2.54;0)" office:value-type="float" office:value="30" calcext:value-type="float">
            <text:p>30</text:p>
          </table:table-cell>
          <table:table-cell table:style-name="ce7" table:formula="of:=IF([.$I19]&lt;[.$H19]; [.$I19]/[.K19]; [.$H19]/[.K19])" office:value-type="float" office:value="290" calcext:value-type="float">
            <text:p>290</text:p>
          </table:table-cell>
          <table:table-cell table:style-name="ce7" table:formula="of:=IF([.O19]&gt;250; 1; 0)" office:value-type="float" office:value="1" calcext:value-type="float">
            <text:p>1</text:p>
          </table:table-cell>
          <table:table-cell table:style-name="ce7" table:formula="of:=IF([.P19]=1;COM.MICROSOFT.CONCAT([.K19];&quot; x &quot;;[.L19];&quot; inches, &quot;;[.M19];&quot; x &quot;;[.N1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9]/[.$J19]; 0)" office:value-type="float" office:value="18" calcext:value-type="float">
            <text:p>18</text:p>
          </table:table-cell>
          <table:table-cell table:style-name="ce7" table:formula="of:=ROUND([.R19]*2.54; 0)" office:value-type="float" office:value="30" calcext:value-type="float">
            <text:p>30</text:p>
          </table:table-cell>
          <table:table-cell table:style-name="ce7" table:formula="of:=ROUND([.S19]*2.54;0)" office:value-type="float" office:value="46" calcext:value-type="float">
            <text:p>46</text:p>
          </table:table-cell>
          <table:table-cell table:style-name="ce7" table:formula="of:=IF([.$I19]&lt;[.$H19]; [.$I19]/[.R19]; [.$H19]/[.R19])" office:value-type="float" office:value="193.333333333333" calcext:value-type="float">
            <text:p>193</text:p>
          </table:table-cell>
          <table:table-cell table:style-name="ce7" table:formula="of:=IF([.V19]&gt;150; 1; 0)" office:value-type="float" office:value="1" calcext:value-type="float">
            <text:p>1</text:p>
          </table:table-cell>
          <table:table-cell table:style-name="ce7" table:formula="of:=IF([.W19]=1;COM.MICROSOFT.CONCAT([.R19];&quot; x &quot;;[.S19];&quot; inches, &quot;;[.T19];&quot; x &quot;;[.U1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9]/[.$J19]; 0)" office:value-type="float" office:value="24" calcext:value-type="float">
            <text:p>24</text:p>
          </table:table-cell>
          <table:table-cell table:style-name="ce7" table:formula="of:=ROUND([.Y19]*2.54; 0)" office:value-type="float" office:value="41" calcext:value-type="float">
            <text:p>41</text:p>
          </table:table-cell>
          <table:table-cell table:style-name="ce7" table:formula="of:=ROUND([.Z19]*2.54;0)" office:value-type="float" office:value="61" calcext:value-type="float">
            <text:p>61</text:p>
          </table:table-cell>
          <table:table-cell table:style-name="ce7" table:formula="of:=IF([.$I19]&lt;[.$H19]; [.$I19]/[.Y19]; [.$H19]/[.Y19])" office:value-type="float" office:value="145" calcext:value-type="float">
            <text:p>145</text:p>
          </table:table-cell>
          <table:table-cell table:style-name="ce7" table:formula="of:=IF([.AC19]&gt;120; 1; 0)" office:value-type="float" office:value="1" calcext:value-type="float">
            <text:p>1</text:p>
          </table:table-cell>
          <table:table-cell table:style-name="ce7" table:formula="of:=IF([.AD19]=1;COM.MICROSOFT.CONCAT([.Y19];&quot; x &quot;;[.Z19];&quot; inches, &quot;;[.AA19];&quot; x &quot;;[.AB1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9]/[.$J19]; 0)" office:value-type="float" office:value="30" calcext:value-type="float">
            <text:p>30</text:p>
          </table:table-cell>
          <table:table-cell table:style-name="ce7" table:formula="of:=ROUND([.AF19]*2.54; 0)" office:value-type="float" office:value="51" calcext:value-type="float">
            <text:p>51</text:p>
          </table:table-cell>
          <table:table-cell table:style-name="ce7" table:formula="of:=ROUND([.AG19]*2.54;0)" office:value-type="float" office:value="76" calcext:value-type="float">
            <text:p>76</text:p>
          </table:table-cell>
          <table:table-cell table:style-name="ce7" table:formula="of:=IF([.$I19]&lt;[.$H19]; [.$I19]/[.AF19]; [.$H19]/[.AF19])" office:value-type="float" office:value="116" calcext:value-type="float">
            <text:p>116</text:p>
          </table:table-cell>
          <table:table-cell table:style-name="ce7" table:formula="of:=IF([.AJ19]&gt;100; 1; 0)" office:value-type="float" office:value="1" calcext:value-type="float">
            <text:p>1</text:p>
          </table:table-cell>
          <table:table-cell table:style-name="ce7" table:formula="of:=IF([.AK19]=1;COM.MICROSOFT.CONCAT([.AF19];&quot; x &quot;;[.AG19];&quot; inches, &quot;;[.AH19];&quot; x &quot;;[.AI1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9]/[.$J19]; 0)" office:value-type="float" office:value="36" calcext:value-type="float">
            <text:p>36</text:p>
          </table:table-cell>
          <table:table-cell table:style-name="ce7" table:formula="of:=ROUND([.AM19]*2.54; 0)" office:value-type="float" office:value="61" calcext:value-type="float">
            <text:p>61</text:p>
          </table:table-cell>
          <table:table-cell table:style-name="ce7" table:formula="of:=ROUND([.AN19]*2.54;0)" office:value-type="float" office:value="91" calcext:value-type="float">
            <text:p>91</text:p>
          </table:table-cell>
          <table:table-cell table:style-name="ce7" table:formula="of:=IF([.$I19]&lt;[.$H19]; [.$I19]/[.AM19]; [.$H19]/[.AM19])" office:value-type="float" office:value="96.6666666666667" calcext:value-type="float">
            <text:p>97</text:p>
          </table:table-cell>
          <table:table-cell table:style-name="ce7" table:formula="of:=IF([.AQ19]&gt;90; 1; 0)" office:value-type="float" office:value="1" calcext:value-type="float">
            <text:p>1</text:p>
          </table:table-cell>
          <table:table-cell table:style-name="ce7" table:formula="of:=IF([.AR19]=1;COM.MICROSOFT.CONCAT([.AM19];&quot; x &quot;;[.AN19];&quot; inches, &quot;;[.AO19];&quot; x &quot;;[.AP19];&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9]/[.$J19]; 0)" office:value-type="float" office:value="12" calcext:value-type="float">
            <text:p>12</text:p>
          </table:table-cell>
          <table:table-cell table:style-name="ce7" table:formula="of:=ROUND([.AT19]*2.54; 0)" office:value-type="float" office:value="20" calcext:value-type="float">
            <text:p>20</text:p>
          </table:table-cell>
          <table:table-cell table:style-name="ce7" table:formula="of:=ROUND([.AU19]*2.54;0)" office:value-type="float" office:value="30" calcext:value-type="float">
            <text:p>30</text:p>
          </table:table-cell>
          <table:table-cell table:style-name="ce7" table:formula="of:=IF([.$I19]&lt;[.$H19]; [.$I19]/[.AT19]; [.$H19]/[.AT19])" office:value-type="float" office:value="290" calcext:value-type="float">
            <text:p>290</text:p>
          </table:table-cell>
          <table:table-cell table:style-name="ce7" table:formula="of:=IF([.AX19]&gt;280; 1; 0)" office:value-type="float" office:value="1" calcext:value-type="float">
            <text:p>1</text:p>
          </table:table-cell>
          <table:table-cell table:style-name="ce7" table:formula="of:=IF([.AY19]=1;COM.MICROSOFT.CONCAT([.AT19];&quot; x &quot;;[.AU19];&quot; inches, &quot;;[.AV19];&quot; x &quot;;[.AW1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9]/[.$J19]; 0)" office:value-type="float" office:value="18" calcext:value-type="float">
            <text:p>18</text:p>
          </table:table-cell>
          <table:table-cell table:style-name="ce7" table:formula="of:=ROUND([.BA19]*2.54; 0)" office:value-type="float" office:value="30" calcext:value-type="float">
            <text:p>30</text:p>
          </table:table-cell>
          <table:table-cell table:style-name="ce7" table:formula="of:=ROUND([.BB19]*2.54;0)" office:value-type="float" office:value="46" calcext:value-type="float">
            <text:p>46</text:p>
          </table:table-cell>
          <table:table-cell table:style-name="ce7" table:formula="of:=IF([.$I19]&lt;[.$H19]; [.$I19]/[.BA19]; [.$H19]/[.BA19])" office:value-type="float" office:value="193.333333333333" calcext:value-type="float">
            <text:p>193</text:p>
          </table:table-cell>
          <table:table-cell table:style-name="ce7" table:formula="of:=IF([.BE19]&gt;180; 1; 0)" office:value-type="float" office:value="1" calcext:value-type="float">
            <text:p>1</text:p>
          </table:table-cell>
          <table:table-cell table:style-name="ce7" table:formula="of:=IF([.BF19]=1;COM.MICROSOFT.CONCAT([.BA19];&quot; x &quot;;[.BB19];&quot; inches, &quot;;[.BC19];&quot; x &quot;;[.BD1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9]/[.$J19]; 0)" office:value-type="float" office:value="24" calcext:value-type="float">
            <text:p>24</text:p>
          </table:table-cell>
          <table:table-cell table:style-name="ce7" table:formula="of:=ROUND([.BH19]*2.54; 0)" office:value-type="float" office:value="41" calcext:value-type="float">
            <text:p>41</text:p>
          </table:table-cell>
          <table:table-cell table:style-name="ce7" table:formula="of:=ROUND([.BI19]*2.54;0)" office:value-type="float" office:value="61" calcext:value-type="float">
            <text:p>61</text:p>
          </table:table-cell>
          <table:table-cell table:style-name="ce7" table:formula="of:=IF([.$I19]&lt;[.$H19]; [.$I19]/[.BH19]; [.$H19]/[.BH19])" office:value-type="float" office:value="145" calcext:value-type="float">
            <text:p>145</text:p>
          </table:table-cell>
          <table:table-cell table:style-name="ce7" table:formula="of:=IF([.BL19]&gt;150; 1; 0)" office:value-type="float" office:value="0" calcext:value-type="float">
            <text:p>0</text:p>
          </table:table-cell>
          <table:table-cell table:style-name="ce7" table:formula="of:=IF([.BM19]=1;COM.MICROSOFT.CONCAT([.BH19];&quot; x &quot;;[.BI19];&quot; inches, &quot;;[.BJ19];&quot; x &quot;;[.BK19];&quot; cm&quot;); &quot;&quot;)">
            <text:p/>
          </table:table-cell>
          <table:table-cell table:style-name="ce7" office:value-type="float" office:value="20" calcext:value-type="float">
            <text:p>20</text:p>
          </table:table-cell>
          <table:table-cell table:style-name="ce7" table:formula="of:=ROUND([.BO19]/[.$J19]; 0)" office:value-type="float" office:value="30" calcext:value-type="float">
            <text:p>30</text:p>
          </table:table-cell>
          <table:table-cell table:style-name="ce7" table:formula="of:=ROUND([.BO19]*2.54; 0)" office:value-type="float" office:value="51" calcext:value-type="float">
            <text:p>51</text:p>
          </table:table-cell>
          <table:table-cell table:style-name="ce7" table:formula="of:=ROUND([.BP19]*2.54;0)" office:value-type="float" office:value="76" calcext:value-type="float">
            <text:p>76</text:p>
          </table:table-cell>
          <table:table-cell table:style-name="ce7" table:formula="of:=IF([.$I19]&lt;[.$H19]; [.$I19]/[.BO19]; [.$H19]/[.BO19])" office:value-type="float" office:value="116" calcext:value-type="float">
            <text:p>116</text:p>
          </table:table-cell>
          <table:table-cell table:style-name="ce7" table:formula="of:=IF([.BS19]&gt;125; 1; 0)" office:value-type="float" office:value="0" calcext:value-type="float">
            <text:p>0</text:p>
          </table:table-cell>
          <table:table-cell table:style-name="ce7" table:formula="of:=IF([.BT19]=1;COM.MICROSOFT.CONCAT([.BO19];&quot; x &quot;;[.BP19];&quot; inches, &quot;;[.BQ19];&quot; x &quot;;[.BR19];&quot; cm&quot;); &quot;&quot;)">
            <text:p/>
          </table:table-cell>
          <table:table-cell table:style-name="ce7" office:value-type="float" office:value="24" calcext:value-type="float">
            <text:p>24</text:p>
          </table:table-cell>
          <table:table-cell table:style-name="ce7" table:formula="of:=ROUND([.BV19]/[.$J19]; 0)" office:value-type="float" office:value="36" calcext:value-type="float">
            <text:p>36</text:p>
          </table:table-cell>
          <table:table-cell table:style-name="ce7" table:formula="of:=ROUND([.BV19]*2.54; 0)" office:value-type="float" office:value="61" calcext:value-type="float">
            <text:p>61</text:p>
          </table:table-cell>
          <table:table-cell table:style-name="ce7" table:formula="of:=ROUND([.BW19]*2.54;0)" office:value-type="float" office:value="91" calcext:value-type="float">
            <text:p>91</text:p>
          </table:table-cell>
          <table:table-cell table:style-name="ce7" table:formula="of:=IF([.$I19]&lt;[.$H19]; [.$I19]/[.BV19]; [.$H19]/[.BV19])" office:value-type="float" office:value="96.6666666666667" calcext:value-type="float">
            <text:p>97</text:p>
          </table:table-cell>
          <table:table-cell table:style-name="ce7" table:formula="of:=IF([.BZ19]&gt;110; 1; 0)" office:value-type="float" office:value="0" calcext:value-type="float">
            <text:p>0</text:p>
          </table:table-cell>
          <table:table-cell table:style-name="ce7" table:formula="of:=IF([.CA19]=1;COM.MICROSOFT.CONCAT([.BV19];&quot; x &quot;;[.BW19];&quot; inches, &quot;;[.BX19];&quot; x &quot;;[.BY19];&quot; cm&quot;); &quot;&quot;)">
            <text:p/>
          </table:table-cell>
          <table:table-cell table:number-columns-repeated="2"/>
        </table:table-row>
        <table:table-row table:style-name="ro2">
          <table:table-cell office:value-type="float" office:value="19" calcext:value-type="float">
            <text:p>19</text:p>
          </table:table-cell>
          <table:table-cell table:formula="of:=COM.MICROSOFT.CONCAT(&quot;PrintGalleryImage-&quot;;[.A20];&quot;.jpg&quot;)" office:value-type="string" office:string-value="PrintGalleryImage-19.jpg" calcext:value-type="string">
            <text:p>PrintGalleryImage-19.jpg</text:p>
          </table:table-cell>
          <table:table-cell table:style-name="Default" office:value-type="string" calcext:value-type="string">
            <text:p>Dazzle of Zebras BW</text:p>
          </table:table-cell>
          <table:table-cell table:style-name="Default" office:value-type="string" calcext:value-type="string">
            <text:p>There is a reason why the collective noun for zebras is a dazzle. It is impossible to single them out and count them individually with all those stripes.</text:p>
          </table:table-cell>
          <table:table-cell table:style-name="Default" office:value-type="string" calcext:value-type="string">
            <text:p>Adrian, Adrian O Brien, Adrian O' Brien, Adrian O'Brien, Animals, Brien, Migration, O' Brien, O'Brien, OBrien, Wildlife chasing, chasing, chasing wildlife, chasingwildlife, great, kenya, mammal, mara, masai, nature, wildlifechasing, zebra</text:p>
          </table:table-cell>
          <table:table-cell table:style-name="ce12" office:value-type="string" calcext:value-type="string">
            <text:p>31/12/2017 14:26:42</text:p>
          </table:table-cell>
          <table:table-cell table:style-name="Default" office:value-type="string" calcext:value-type="string">
            <text:p>3623 x 2898</text:p>
          </table:table-cell>
          <table:table-cell table:formula="of:=LEFT([.G20];4)" office:value-type="string" office:string-value="3623" calcext:value-type="string">
            <text:p>3623</text:p>
          </table:table-cell>
          <table:table-cell table:formula="of:=RIGHT([.G20];4)" office:value-type="string" office:string-value="2898" calcext:value-type="string">
            <text:p>2898</text:p>
          </table:table-cell>
          <table:table-cell table:style-name="ce6" table:formula="of:=IF([.I20]/[.H20]&gt;1;[.H20]/[.I20];[.I20]/[.H20])" office:value-type="float" office:value="0.799889594258902" calcext:value-type="float">
            <text:p>0.800</text:p>
          </table:table-cell>
          <table:table-cell table:style-name="ce7" office:value-type="float" office:value="8" calcext:value-type="float">
            <text:p>8</text:p>
          </table:table-cell>
          <table:table-cell table:style-name="ce7" table:formula="of:=ROUND([.K20]/[.$J20]; 0)" office:value-type="float" office:value="10" calcext:value-type="float">
            <text:p>10</text:p>
          </table:table-cell>
          <table:table-cell table:style-name="ce7" table:formula="of:=ROUND([.K20]*2.54; 0)" office:value-type="float" office:value="20" calcext:value-type="float">
            <text:p>20</text:p>
          </table:table-cell>
          <table:table-cell table:style-name="ce7" table:formula="of:=ROUND([.L20]*2.54;0)" office:value-type="float" office:value="25" calcext:value-type="float">
            <text:p>25</text:p>
          </table:table-cell>
          <table:table-cell table:style-name="ce7" table:formula="of:=IF([.$I20]&lt;[.$H20]; [.$I20]/[.K20]; [.$H20]/[.K20])" office:value-type="float" office:value="362.25" calcext:value-type="float">
            <text:p>362</text:p>
          </table:table-cell>
          <table:table-cell table:style-name="ce7" table:formula="of:=IF([.O20]&gt;250; 1; 0)" office:value-type="float" office:value="1" calcext:value-type="float">
            <text:p>1</text:p>
          </table:table-cell>
          <table:table-cell table:style-name="ce7" table:formula="of:=IF([.P20]=1;COM.MICROSOFT.CONCAT([.K20];&quot; x &quot;;[.L20];&quot; inches, &quot;;[.M20];&quot; x &quot;;[.N20];&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20]/[.$J20]; 0)" office:value-type="float" office:value="15" calcext:value-type="float">
            <text:p>15</text:p>
          </table:table-cell>
          <table:table-cell table:style-name="ce7" table:formula="of:=ROUND([.R20]*2.54; 0)" office:value-type="float" office:value="30" calcext:value-type="float">
            <text:p>30</text:p>
          </table:table-cell>
          <table:table-cell table:style-name="ce7" table:formula="of:=ROUND([.S20]*2.54;0)" office:value-type="float" office:value="38" calcext:value-type="float">
            <text:p>38</text:p>
          </table:table-cell>
          <table:table-cell table:style-name="ce7" table:formula="of:=IF([.$I20]&lt;[.$H20]; [.$I20]/[.R20]; [.$H20]/[.R20])" office:value-type="float" office:value="241.5" calcext:value-type="float">
            <text:p>242</text:p>
          </table:table-cell>
          <table:table-cell table:style-name="ce7" table:formula="of:=IF([.V20]&gt;150; 1; 0)" office:value-type="float" office:value="1" calcext:value-type="float">
            <text:p>1</text:p>
          </table:table-cell>
          <table:table-cell table:style-name="ce7" table:formula="of:=IF([.W20]=1;COM.MICROSOFT.CONCAT([.R20];&quot; x &quot;;[.S20];&quot; inches, &quot;;[.T20];&quot; x &quot;;[.U20];&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20]/[.$J20]; 0)" office:value-type="float" office:value="20" calcext:value-type="float">
            <text:p>20</text:p>
          </table:table-cell>
          <table:table-cell table:style-name="ce7" table:formula="of:=ROUND([.Y20]*2.54; 0)" office:value-type="float" office:value="41" calcext:value-type="float">
            <text:p>41</text:p>
          </table:table-cell>
          <table:table-cell table:style-name="ce7" table:formula="of:=ROUND([.Z20]*2.54;0)" office:value-type="float" office:value="51" calcext:value-type="float">
            <text:p>51</text:p>
          </table:table-cell>
          <table:table-cell table:style-name="ce7" table:formula="of:=IF([.$I20]&lt;[.$H20]; [.$I20]/[.Y20]; [.$H20]/[.Y20])" office:value-type="float" office:value="181.125" calcext:value-type="float">
            <text:p>181</text:p>
          </table:table-cell>
          <table:table-cell table:style-name="ce7" table:formula="of:=IF([.AC20]&gt;120; 1; 0)" office:value-type="float" office:value="1" calcext:value-type="float">
            <text:p>1</text:p>
          </table:table-cell>
          <table:table-cell table:style-name="ce7" table:formula="of:=IF([.AD20]=1;COM.MICROSOFT.CONCAT([.Y20];&quot; x &quot;;[.Z20];&quot; inches, &quot;;[.AA20];&quot; x &quot;;[.AB20];&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20]/[.$J20]; 0)" office:value-type="float" office:value="25" calcext:value-type="float">
            <text:p>25</text:p>
          </table:table-cell>
          <table:table-cell table:style-name="ce7" table:formula="of:=ROUND([.AF20]*2.54; 0)" office:value-type="float" office:value="51" calcext:value-type="float">
            <text:p>51</text:p>
          </table:table-cell>
          <table:table-cell table:style-name="ce7" table:formula="of:=ROUND([.AG20]*2.54;0)" office:value-type="float" office:value="64" calcext:value-type="float">
            <text:p>64</text:p>
          </table:table-cell>
          <table:table-cell table:style-name="ce7" table:formula="of:=IF([.$I20]&lt;[.$H20]; [.$I20]/[.AF20]; [.$H20]/[.AF20])" office:value-type="float" office:value="144.9" calcext:value-type="float">
            <text:p>145</text:p>
          </table:table-cell>
          <table:table-cell table:style-name="ce7" table:formula="of:=IF([.AJ20]&gt;100; 1; 0)" office:value-type="float" office:value="1" calcext:value-type="float">
            <text:p>1</text:p>
          </table:table-cell>
          <table:table-cell table:style-name="ce7" table:formula="of:=IF([.AK20]=1;COM.MICROSOFT.CONCAT([.AF20];&quot; x &quot;;[.AG20];&quot; inches, &quot;;[.AH20];&quot; x &quot;;[.AI20];&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20]/[.$J20]; 0)" office:value-type="float" office:value="30" calcext:value-type="float">
            <text:p>30</text:p>
          </table:table-cell>
          <table:table-cell table:style-name="ce7" table:formula="of:=ROUND([.AM20]*2.54; 0)" office:value-type="float" office:value="61" calcext:value-type="float">
            <text:p>61</text:p>
          </table:table-cell>
          <table:table-cell table:style-name="ce7" table:formula="of:=ROUND([.AN20]*2.54;0)" office:value-type="float" office:value="76" calcext:value-type="float">
            <text:p>76</text:p>
          </table:table-cell>
          <table:table-cell table:style-name="ce7" table:formula="of:=IF([.$I20]&lt;[.$H20]; [.$I20]/[.AM20]; [.$H20]/[.AM20])" office:value-type="float" office:value="120.75" calcext:value-type="float">
            <text:p>121</text:p>
          </table:table-cell>
          <table:table-cell table:style-name="ce7" table:formula="of:=IF([.AQ20]&gt;90; 1; 0)" office:value-type="float" office:value="1" calcext:value-type="float">
            <text:p>1</text:p>
          </table:table-cell>
          <table:table-cell table:style-name="ce7" table:formula="of:=IF([.AR20]=1;COM.MICROSOFT.CONCAT([.AM20];&quot; x &quot;;[.AN20];&quot; inches, &quot;;[.AO20];&quot; x &quot;;[.AP20];&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20]/[.$J20]; 0)" office:value-type="float" office:value="10" calcext:value-type="float">
            <text:p>10</text:p>
          </table:table-cell>
          <table:table-cell table:style-name="ce7" table:formula="of:=ROUND([.AT20]*2.54; 0)" office:value-type="float" office:value="20" calcext:value-type="float">
            <text:p>20</text:p>
          </table:table-cell>
          <table:table-cell table:style-name="ce7" table:formula="of:=ROUND([.AU20]*2.54;0)" office:value-type="float" office:value="25" calcext:value-type="float">
            <text:p>25</text:p>
          </table:table-cell>
          <table:table-cell table:style-name="ce7" table:formula="of:=IF([.$I20]&lt;[.$H20]; [.$I20]/[.AT20]; [.$H20]/[.AT20])" office:value-type="float" office:value="362.25" calcext:value-type="float">
            <text:p>362</text:p>
          </table:table-cell>
          <table:table-cell table:style-name="ce7" table:formula="of:=IF([.AX20]&gt;280; 1; 0)" office:value-type="float" office:value="1" calcext:value-type="float">
            <text:p>1</text:p>
          </table:table-cell>
          <table:table-cell table:style-name="ce7" table:formula="of:=IF([.AY20]=1;COM.MICROSOFT.CONCAT([.AT20];&quot; x &quot;;[.AU20];&quot; inches, &quot;;[.AV20];&quot; x &quot;;[.AW20];&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20]/[.$J20]; 0)" office:value-type="float" office:value="15" calcext:value-type="float">
            <text:p>15</text:p>
          </table:table-cell>
          <table:table-cell table:style-name="ce7" table:formula="of:=ROUND([.BA20]*2.54; 0)" office:value-type="float" office:value="30" calcext:value-type="float">
            <text:p>30</text:p>
          </table:table-cell>
          <table:table-cell table:style-name="ce7" table:formula="of:=ROUND([.BB20]*2.54;0)" office:value-type="float" office:value="38" calcext:value-type="float">
            <text:p>38</text:p>
          </table:table-cell>
          <table:table-cell table:style-name="ce7" table:formula="of:=IF([.$I20]&lt;[.$H20]; [.$I20]/[.BA20]; [.$H20]/[.BA20])" office:value-type="float" office:value="241.5" calcext:value-type="float">
            <text:p>242</text:p>
          </table:table-cell>
          <table:table-cell table:style-name="ce7" table:formula="of:=IF([.BE20]&gt;180; 1; 0)" office:value-type="float" office:value="1" calcext:value-type="float">
            <text:p>1</text:p>
          </table:table-cell>
          <table:table-cell table:style-name="ce7" table:formula="of:=IF([.BF20]=1;COM.MICROSOFT.CONCAT([.BA20];&quot; x &quot;;[.BB20];&quot; inches, &quot;;[.BC20];&quot; x &quot;;[.BD20];&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20]/[.$J20]; 0)" office:value-type="float" office:value="20" calcext:value-type="float">
            <text:p>20</text:p>
          </table:table-cell>
          <table:table-cell table:style-name="ce7" table:formula="of:=ROUND([.BH20]*2.54; 0)" office:value-type="float" office:value="41" calcext:value-type="float">
            <text:p>41</text:p>
          </table:table-cell>
          <table:table-cell table:style-name="ce7" table:formula="of:=ROUND([.BI20]*2.54;0)" office:value-type="float" office:value="51" calcext:value-type="float">
            <text:p>51</text:p>
          </table:table-cell>
          <table:table-cell table:style-name="ce7" table:formula="of:=IF([.$I20]&lt;[.$H20]; [.$I20]/[.BH20]; [.$H20]/[.BH20])" office:value-type="float" office:value="181.125" calcext:value-type="float">
            <text:p>181</text:p>
          </table:table-cell>
          <table:table-cell table:style-name="ce7" table:formula="of:=IF([.BL20]&gt;150; 1; 0)" office:value-type="float" office:value="1" calcext:value-type="float">
            <text:p>1</text:p>
          </table:table-cell>
          <table:table-cell table:style-name="ce7" table:formula="of:=IF([.BM20]=1;COM.MICROSOFT.CONCAT([.BH20];&quot; x &quot;;[.BI20];&quot; inches, &quot;;[.BJ20];&quot; x &quot;;[.BK20];&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20]/[.$J20]; 0)" office:value-type="float" office:value="25" calcext:value-type="float">
            <text:p>25</text:p>
          </table:table-cell>
          <table:table-cell table:style-name="ce7" table:formula="of:=ROUND([.BO20]*2.54; 0)" office:value-type="float" office:value="51" calcext:value-type="float">
            <text:p>51</text:p>
          </table:table-cell>
          <table:table-cell table:style-name="ce7" table:formula="of:=ROUND([.BP20]*2.54;0)" office:value-type="float" office:value="64" calcext:value-type="float">
            <text:p>64</text:p>
          </table:table-cell>
          <table:table-cell table:style-name="ce7" table:formula="of:=IF([.$I20]&lt;[.$H20]; [.$I20]/[.BO20]; [.$H20]/[.BO20])" office:value-type="float" office:value="144.9" calcext:value-type="float">
            <text:p>145</text:p>
          </table:table-cell>
          <table:table-cell table:style-name="ce7" table:formula="of:=IF([.BS20]&gt;125; 1; 0)" office:value-type="float" office:value="1" calcext:value-type="float">
            <text:p>1</text:p>
          </table:table-cell>
          <table:table-cell table:style-name="ce7" table:formula="of:=IF([.BT20]=1;COM.MICROSOFT.CONCAT([.BO20];&quot; x &quot;;[.BP20];&quot; inches, &quot;;[.BQ20];&quot; x &quot;;[.BR20];&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20]/[.$J20]; 0)" office:value-type="float" office:value="30" calcext:value-type="float">
            <text:p>30</text:p>
          </table:table-cell>
          <table:table-cell table:style-name="ce7" table:formula="of:=ROUND([.BV20]*2.54; 0)" office:value-type="float" office:value="61" calcext:value-type="float">
            <text:p>61</text:p>
          </table:table-cell>
          <table:table-cell table:style-name="ce7" table:formula="of:=ROUND([.BW20]*2.54;0)" office:value-type="float" office:value="76" calcext:value-type="float">
            <text:p>76</text:p>
          </table:table-cell>
          <table:table-cell table:style-name="ce7" table:formula="of:=IF([.$I20]&lt;[.$H20]; [.$I20]/[.BV20]; [.$H20]/[.BV20])" office:value-type="float" office:value="120.75" calcext:value-type="float">
            <text:p>121</text:p>
          </table:table-cell>
          <table:table-cell table:style-name="ce7" table:formula="of:=IF([.BZ20]&gt;110; 1; 0)" office:value-type="float" office:value="1" calcext:value-type="float">
            <text:p>1</text:p>
          </table:table-cell>
          <table:table-cell table:style-name="ce7" table:formula="of:=IF([.CA20]=1;COM.MICROSOFT.CONCAT([.BV20];&quot; x &quot;;[.BW20];&quot; inches, &quot;;[.BX20];&quot; x &quot;;[.BY20];&quot; cm&quot;); &quot;&quot;)" office:value-type="string" office:string-value="24 x 30 inches, 61 x 76 cm" calcext:value-type="string">
            <text:p>24 x 30 inches, 61 x 76 cm</text:p>
          </table:table-cell>
          <table:table-cell table:number-columns-repeated="2"/>
        </table:table-row>
        <table:table-row table:style-name="ro2">
          <table:table-cell office:value-type="float" office:value="20" calcext:value-type="float">
            <text:p>20</text:p>
          </table:table-cell>
          <table:table-cell table:formula="of:=COM.MICROSOFT.CONCAT(&quot;PrintGalleryImage-&quot;;[.A21];&quot;.jpg&quot;)" office:value-type="string" office:string-value="PrintGalleryImage-20.jpg" calcext:value-type="string">
            <text:p>PrintGalleryImage-20.jpg</text:p>
          </table:table-cell>
          <table:table-cell table:style-name="Default" office:value-type="string" calcext:value-type="string">
            <text:p>Wildebeest Alone</text:p>
          </table:table-cell>
          <table:table-cell table:style-name="Default" office:value-type="string" calcext:value-type="string">
            <text:p>Just because there are over a million wildebeest in doesn't mean they are all best friends. Sometimes though rarely you do see them on their own. As a photographer though it is also possible to be a bit creative and isolate them.</text:p>
          </table:table-cell>
          <table:table-cell table:style-name="Default" office:value-type="string" calcext:value-type="string">
            <text:p>Adrian, Adrian O Brien, Adrian O' Brien, Adrian O'Brien, Africa, Animals, Brien, Migration, O' Brien, O'Brien, OBrien, Wildlife chasing, chasing, chasing wildlife, chasingwildlife, great, kenya, mara, masai, nature, wildlifechasing</text:p>
          </table:table-cell>
          <table:table-cell table:style-name="ce12" office:value-type="string" calcext:value-type="string">
            <text:p>18/10/2012 09:56:17</text:p>
          </table:table-cell>
          <table:table-cell table:style-name="Default" office:value-type="string" calcext:value-type="string">
            <text:p>4928 x 3264</text:p>
          </table:table-cell>
          <table:table-cell table:formula="of:=LEFT([.G21];4)" office:value-type="string" office:string-value="4928" calcext:value-type="string">
            <text:p>4928</text:p>
          </table:table-cell>
          <table:table-cell table:formula="of:=RIGHT([.G21];4)" office:value-type="string" office:string-value="3264" calcext:value-type="string">
            <text:p>3264</text:p>
          </table:table-cell>
          <table:table-cell table:style-name="ce6" table:formula="of:=IF([.I21]/[.H21]&gt;1;[.H21]/[.I21];[.I21]/[.H21])" office:value-type="float" office:value="0.662337662337662" calcext:value-type="float">
            <text:p>0.662</text:p>
          </table:table-cell>
          <table:table-cell table:style-name="ce7" office:value-type="float" office:value="8" calcext:value-type="float">
            <text:p>8</text:p>
          </table:table-cell>
          <table:table-cell table:style-name="ce7" table:formula="of:=ROUND([.K21]/[.$J21]; 0)" office:value-type="float" office:value="12" calcext:value-type="float">
            <text:p>12</text:p>
          </table:table-cell>
          <table:table-cell table:style-name="ce7" table:formula="of:=ROUND([.K21]*2.54; 0)" office:value-type="float" office:value="20" calcext:value-type="float">
            <text:p>20</text:p>
          </table:table-cell>
          <table:table-cell table:style-name="ce7" table:formula="of:=ROUND([.L21]*2.54;0)" office:value-type="float" office:value="30" calcext:value-type="float">
            <text:p>30</text:p>
          </table:table-cell>
          <table:table-cell table:style-name="ce7" table:formula="of:=IF([.$I21]&lt;[.$H21]; [.$I21]/[.K21]; [.$H21]/[.K21])" office:value-type="float" office:value="408" calcext:value-type="float">
            <text:p>408</text:p>
          </table:table-cell>
          <table:table-cell table:style-name="ce7" table:formula="of:=IF([.O21]&gt;250; 1; 0)" office:value-type="float" office:value="1" calcext:value-type="float">
            <text:p>1</text:p>
          </table:table-cell>
          <table:table-cell table:style-name="ce7" table:formula="of:=IF([.P21]=1;COM.MICROSOFT.CONCAT([.K21];&quot; x &quot;;[.L21];&quot; inches, &quot;;[.M21];&quot; x &quot;;[.N2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21]/[.$J21]; 0)" office:value-type="float" office:value="18" calcext:value-type="float">
            <text:p>18</text:p>
          </table:table-cell>
          <table:table-cell table:style-name="ce7" table:formula="of:=ROUND([.R21]*2.54; 0)" office:value-type="float" office:value="30" calcext:value-type="float">
            <text:p>30</text:p>
          </table:table-cell>
          <table:table-cell table:style-name="ce7" table:formula="of:=ROUND([.S21]*2.54;0)" office:value-type="float" office:value="46" calcext:value-type="float">
            <text:p>46</text:p>
          </table:table-cell>
          <table:table-cell table:style-name="ce7" table:formula="of:=IF([.$I21]&lt;[.$H21]; [.$I21]/[.R21]; [.$H21]/[.R21])" office:value-type="float" office:value="272" calcext:value-type="float">
            <text:p>272</text:p>
          </table:table-cell>
          <table:table-cell table:style-name="ce7" table:formula="of:=IF([.V21]&gt;150; 1; 0)" office:value-type="float" office:value="1" calcext:value-type="float">
            <text:p>1</text:p>
          </table:table-cell>
          <table:table-cell table:style-name="ce7" table:formula="of:=IF([.W21]=1;COM.MICROSOFT.CONCAT([.R21];&quot; x &quot;;[.S21];&quot; inches, &quot;;[.T21];&quot; x &quot;;[.U2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21]/[.$J21]; 0)" office:value-type="float" office:value="24" calcext:value-type="float">
            <text:p>24</text:p>
          </table:table-cell>
          <table:table-cell table:style-name="ce7" table:formula="of:=ROUND([.Y21]*2.54; 0)" office:value-type="float" office:value="41" calcext:value-type="float">
            <text:p>41</text:p>
          </table:table-cell>
          <table:table-cell table:style-name="ce7" table:formula="of:=ROUND([.Z21]*2.54;0)" office:value-type="float" office:value="61" calcext:value-type="float">
            <text:p>61</text:p>
          </table:table-cell>
          <table:table-cell table:style-name="ce7" table:formula="of:=IF([.$I21]&lt;[.$H21]; [.$I21]/[.Y21]; [.$H21]/[.Y21])" office:value-type="float" office:value="204" calcext:value-type="float">
            <text:p>204</text:p>
          </table:table-cell>
          <table:table-cell table:style-name="ce7" table:formula="of:=IF([.AC21]&gt;120; 1; 0)" office:value-type="float" office:value="1" calcext:value-type="float">
            <text:p>1</text:p>
          </table:table-cell>
          <table:table-cell table:style-name="ce7" table:formula="of:=IF([.AD21]=1;COM.MICROSOFT.CONCAT([.Y21];&quot; x &quot;;[.Z21];&quot; inches, &quot;;[.AA21];&quot; x &quot;;[.AB2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21]/[.$J21]; 0)" office:value-type="float" office:value="30" calcext:value-type="float">
            <text:p>30</text:p>
          </table:table-cell>
          <table:table-cell table:style-name="ce7" table:formula="of:=ROUND([.AF21]*2.54; 0)" office:value-type="float" office:value="51" calcext:value-type="float">
            <text:p>51</text:p>
          </table:table-cell>
          <table:table-cell table:style-name="ce7" table:formula="of:=ROUND([.AG21]*2.54;0)" office:value-type="float" office:value="76" calcext:value-type="float">
            <text:p>76</text:p>
          </table:table-cell>
          <table:table-cell table:style-name="ce7" table:formula="of:=IF([.$I21]&lt;[.$H21]; [.$I21]/[.AF21]; [.$H21]/[.AF21])" office:value-type="float" office:value="163.2" calcext:value-type="float">
            <text:p>163</text:p>
          </table:table-cell>
          <table:table-cell table:style-name="ce7" table:formula="of:=IF([.AJ21]&gt;100; 1; 0)" office:value-type="float" office:value="1" calcext:value-type="float">
            <text:p>1</text:p>
          </table:table-cell>
          <table:table-cell table:style-name="ce7" table:formula="of:=IF([.AK21]=1;COM.MICROSOFT.CONCAT([.AF21];&quot; x &quot;;[.AG21];&quot; inches, &quot;;[.AH21];&quot; x &quot;;[.AI2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21]/[.$J21]; 0)" office:value-type="float" office:value="36" calcext:value-type="float">
            <text:p>36</text:p>
          </table:table-cell>
          <table:table-cell table:style-name="ce7" table:formula="of:=ROUND([.AM21]*2.54; 0)" office:value-type="float" office:value="61" calcext:value-type="float">
            <text:p>61</text:p>
          </table:table-cell>
          <table:table-cell table:style-name="ce7" table:formula="of:=ROUND([.AN21]*2.54;0)" office:value-type="float" office:value="91" calcext:value-type="float">
            <text:p>91</text:p>
          </table:table-cell>
          <table:table-cell table:style-name="ce7" table:formula="of:=IF([.$I21]&lt;[.$H21]; [.$I21]/[.AM21]; [.$H21]/[.AM21])" office:value-type="float" office:value="136" calcext:value-type="float">
            <text:p>136</text:p>
          </table:table-cell>
          <table:table-cell table:style-name="ce7" table:formula="of:=IF([.AQ21]&gt;90; 1; 0)" office:value-type="float" office:value="1" calcext:value-type="float">
            <text:p>1</text:p>
          </table:table-cell>
          <table:table-cell table:style-name="ce7" table:formula="of:=IF([.AR21]=1;COM.MICROSOFT.CONCAT([.AM21];&quot; x &quot;;[.AN21];&quot; inches, &quot;;[.AO21];&quot; x &quot;;[.AP21];&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21]/[.$J21]; 0)" office:value-type="float" office:value="12" calcext:value-type="float">
            <text:p>12</text:p>
          </table:table-cell>
          <table:table-cell table:style-name="ce7" table:formula="of:=ROUND([.AT21]*2.54; 0)" office:value-type="float" office:value="20" calcext:value-type="float">
            <text:p>20</text:p>
          </table:table-cell>
          <table:table-cell table:style-name="ce7" table:formula="of:=ROUND([.AU21]*2.54;0)" office:value-type="float" office:value="30" calcext:value-type="float">
            <text:p>30</text:p>
          </table:table-cell>
          <table:table-cell table:style-name="ce7" table:formula="of:=IF([.$I21]&lt;[.$H21]; [.$I21]/[.AT21]; [.$H21]/[.AT21])" office:value-type="float" office:value="408" calcext:value-type="float">
            <text:p>408</text:p>
          </table:table-cell>
          <table:table-cell table:style-name="ce7" table:formula="of:=IF([.AX21]&gt;280; 1; 0)" office:value-type="float" office:value="1" calcext:value-type="float">
            <text:p>1</text:p>
          </table:table-cell>
          <table:table-cell table:style-name="ce7" table:formula="of:=IF([.AY21]=1;COM.MICROSOFT.CONCAT([.AT21];&quot; x &quot;;[.AU21];&quot; inches, &quot;;[.AV21];&quot; x &quot;;[.AW2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21]/[.$J21]; 0)" office:value-type="float" office:value="18" calcext:value-type="float">
            <text:p>18</text:p>
          </table:table-cell>
          <table:table-cell table:style-name="ce7" table:formula="of:=ROUND([.BA21]*2.54; 0)" office:value-type="float" office:value="30" calcext:value-type="float">
            <text:p>30</text:p>
          </table:table-cell>
          <table:table-cell table:style-name="ce7" table:formula="of:=ROUND([.BB21]*2.54;0)" office:value-type="float" office:value="46" calcext:value-type="float">
            <text:p>46</text:p>
          </table:table-cell>
          <table:table-cell table:style-name="ce7" table:formula="of:=IF([.$I21]&lt;[.$H21]; [.$I21]/[.BA21]; [.$H21]/[.BA21])" office:value-type="float" office:value="272" calcext:value-type="float">
            <text:p>272</text:p>
          </table:table-cell>
          <table:table-cell table:style-name="ce7" table:formula="of:=IF([.BE21]&gt;180; 1; 0)" office:value-type="float" office:value="1" calcext:value-type="float">
            <text:p>1</text:p>
          </table:table-cell>
          <table:table-cell table:style-name="ce7" table:formula="of:=IF([.BF21]=1;COM.MICROSOFT.CONCAT([.BA21];&quot; x &quot;;[.BB21];&quot; inches, &quot;;[.BC21];&quot; x &quot;;[.BD2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21]/[.$J21]; 0)" office:value-type="float" office:value="24" calcext:value-type="float">
            <text:p>24</text:p>
          </table:table-cell>
          <table:table-cell table:style-name="ce7" table:formula="of:=ROUND([.BH21]*2.54; 0)" office:value-type="float" office:value="41" calcext:value-type="float">
            <text:p>41</text:p>
          </table:table-cell>
          <table:table-cell table:style-name="ce7" table:formula="of:=ROUND([.BI21]*2.54;0)" office:value-type="float" office:value="61" calcext:value-type="float">
            <text:p>61</text:p>
          </table:table-cell>
          <table:table-cell table:style-name="ce7" table:formula="of:=IF([.$I21]&lt;[.$H21]; [.$I21]/[.BH21]; [.$H21]/[.BH21])" office:value-type="float" office:value="204" calcext:value-type="float">
            <text:p>204</text:p>
          </table:table-cell>
          <table:table-cell table:style-name="ce7" table:formula="of:=IF([.BL21]&gt;150; 1; 0)" office:value-type="float" office:value="1" calcext:value-type="float">
            <text:p>1</text:p>
          </table:table-cell>
          <table:table-cell table:style-name="ce7" table:formula="of:=IF([.BM21]=1;COM.MICROSOFT.CONCAT([.BH21];&quot; x &quot;;[.BI21];&quot; inches, &quot;;[.BJ21];&quot; x &quot;;[.BK2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21]/[.$J21]; 0)" office:value-type="float" office:value="30" calcext:value-type="float">
            <text:p>30</text:p>
          </table:table-cell>
          <table:table-cell table:style-name="ce7" table:formula="of:=ROUND([.BO21]*2.54; 0)" office:value-type="float" office:value="51" calcext:value-type="float">
            <text:p>51</text:p>
          </table:table-cell>
          <table:table-cell table:style-name="ce7" table:formula="of:=ROUND([.BP21]*2.54;0)" office:value-type="float" office:value="76" calcext:value-type="float">
            <text:p>76</text:p>
          </table:table-cell>
          <table:table-cell table:style-name="ce7" table:formula="of:=IF([.$I21]&lt;[.$H21]; [.$I21]/[.BO21]; [.$H21]/[.BO21])" office:value-type="float" office:value="163.2" calcext:value-type="float">
            <text:p>163</text:p>
          </table:table-cell>
          <table:table-cell table:style-name="ce7" table:formula="of:=IF([.BS21]&gt;125; 1; 0)" office:value-type="float" office:value="1" calcext:value-type="float">
            <text:p>1</text:p>
          </table:table-cell>
          <table:table-cell table:style-name="ce7" table:formula="of:=IF([.BT21]=1;COM.MICROSOFT.CONCAT([.BO21];&quot; x &quot;;[.BP21];&quot; inches, &quot;;[.BQ21];&quot; x &quot;;[.BR2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21]/[.$J21]; 0)" office:value-type="float" office:value="36" calcext:value-type="float">
            <text:p>36</text:p>
          </table:table-cell>
          <table:table-cell table:style-name="ce7" table:formula="of:=ROUND([.BV21]*2.54; 0)" office:value-type="float" office:value="61" calcext:value-type="float">
            <text:p>61</text:p>
          </table:table-cell>
          <table:table-cell table:style-name="ce7" table:formula="of:=ROUND([.BW21]*2.54;0)" office:value-type="float" office:value="91" calcext:value-type="float">
            <text:p>91</text:p>
          </table:table-cell>
          <table:table-cell table:style-name="ce7" table:formula="of:=IF([.$I21]&lt;[.$H21]; [.$I21]/[.BV21]; [.$H21]/[.BV21])" office:value-type="float" office:value="136" calcext:value-type="float">
            <text:p>136</text:p>
          </table:table-cell>
          <table:table-cell table:style-name="ce7" table:formula="of:=IF([.BZ21]&gt;110; 1; 0)" office:value-type="float" office:value="1" calcext:value-type="float">
            <text:p>1</text:p>
          </table:table-cell>
          <table:table-cell table:style-name="ce7" table:formula="of:=IF([.CA21]=1;COM.MICROSOFT.CONCAT([.BV21];&quot; x &quot;;[.BW21];&quot; inches, &quot;;[.BX21];&quot; x &quot;;[.BY21];&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21" calcext:value-type="float">
            <text:p>21</text:p>
          </table:table-cell>
          <table:table-cell table:formula="of:=COM.MICROSOFT.CONCAT(&quot;PrintGalleryImage-&quot;;[.A22];&quot;.jpg&quot;)" office:value-type="string" office:string-value="PrintGalleryImage-21.jpg" calcext:value-type="string">
            <text:p>PrintGalleryImage-21.jpg</text:p>
          </table:table-cell>
          <table:table-cell table:style-name="Default" office:value-type="string" calcext:value-type="string">
            <text:p>Cheetah Stalking</text:p>
          </table:table-cell>
          <table:table-cell table:style-name="Default" office:value-type="string" calcext:value-type="string">
            <text:p>Unfortunately I have yet to see a cheetah running at full speed. This guy did a little bit of stalking through the grass right beside our safari vehicle but then decided to just give up. I guess he decided it wasn't a realistic hunt and would be a waste of energy to go flat out just so I could get a photo.</text:p>
          </table:table-cell>
          <table:table-cell table:style-name="Default" office:value-type="string" calcext:value-type="string">
            <text:p>Adrian, Adrian O Brien, Adrian O' Brien, Adrian O'Brien, Animals, Brien, Cats, Endangered, O' Brien, O'Brien, OBrien, Predator, Species, Wildlife chasing, chasing, chasing wildlife, chasingwildlife, cheetah, kenya, mammal, mara, masai, nature, wildlifechasing</text:p>
          </table:table-cell>
          <table:table-cell table:style-name="ce12" office:value-type="string" calcext:value-type="string">
            <text:p>18/10/2012 14:13:13</text:p>
          </table:table-cell>
          <table:table-cell table:style-name="Default" office:value-type="string" calcext:value-type="string">
            <text:p>4222 x 2815</text:p>
          </table:table-cell>
          <table:table-cell table:formula="of:=LEFT([.G22];4)" office:value-type="string" office:string-value="4222" calcext:value-type="string">
            <text:p>4222</text:p>
          </table:table-cell>
          <table:table-cell table:formula="of:=RIGHT([.G22];4)" office:value-type="string" office:string-value="2815" calcext:value-type="string">
            <text:p>2815</text:p>
          </table:table-cell>
          <table:table-cell table:style-name="ce6" table:formula="of:=IF([.I22]/[.H22]&gt;1;[.H22]/[.I22];[.I22]/[.H22])" office:value-type="float" office:value="0.666745618190431" calcext:value-type="float">
            <text:p>0.667</text:p>
          </table:table-cell>
          <table:table-cell table:style-name="ce7" office:value-type="float" office:value="8" calcext:value-type="float">
            <text:p>8</text:p>
          </table:table-cell>
          <table:table-cell table:style-name="ce7" table:formula="of:=ROUND([.K22]/[.$J22]; 0)" office:value-type="float" office:value="12" calcext:value-type="float">
            <text:p>12</text:p>
          </table:table-cell>
          <table:table-cell table:style-name="ce7" table:formula="of:=ROUND([.K22]*2.54; 0)" office:value-type="float" office:value="20" calcext:value-type="float">
            <text:p>20</text:p>
          </table:table-cell>
          <table:table-cell table:style-name="ce7" table:formula="of:=ROUND([.L22]*2.54;0)" office:value-type="float" office:value="30" calcext:value-type="float">
            <text:p>30</text:p>
          </table:table-cell>
          <table:table-cell table:style-name="ce7" table:formula="of:=IF([.$I22]&lt;[.$H22]; [.$I22]/[.K22]; [.$H22]/[.K22])" office:value-type="float" office:value="351.875" calcext:value-type="float">
            <text:p>352</text:p>
          </table:table-cell>
          <table:table-cell table:style-name="ce7" table:formula="of:=IF([.O22]&gt;250; 1; 0)" office:value-type="float" office:value="1" calcext:value-type="float">
            <text:p>1</text:p>
          </table:table-cell>
          <table:table-cell table:style-name="ce7" table:formula="of:=IF([.P22]=1;COM.MICROSOFT.CONCAT([.K22];&quot; x &quot;;[.L22];&quot; inches, &quot;;[.M22];&quot; x &quot;;[.N2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22]/[.$J22]; 0)" office:value-type="float" office:value="18" calcext:value-type="float">
            <text:p>18</text:p>
          </table:table-cell>
          <table:table-cell table:style-name="ce7" table:formula="of:=ROUND([.R22]*2.54; 0)" office:value-type="float" office:value="30" calcext:value-type="float">
            <text:p>30</text:p>
          </table:table-cell>
          <table:table-cell table:style-name="ce7" table:formula="of:=ROUND([.S22]*2.54;0)" office:value-type="float" office:value="46" calcext:value-type="float">
            <text:p>46</text:p>
          </table:table-cell>
          <table:table-cell table:style-name="ce7" table:formula="of:=IF([.$I22]&lt;[.$H22]; [.$I22]/[.R22]; [.$H22]/[.R22])" office:value-type="float" office:value="234.583333333333" calcext:value-type="float">
            <text:p>235</text:p>
          </table:table-cell>
          <table:table-cell table:style-name="ce7" table:formula="of:=IF([.V22]&gt;150; 1; 0)" office:value-type="float" office:value="1" calcext:value-type="float">
            <text:p>1</text:p>
          </table:table-cell>
          <table:table-cell table:style-name="ce7" table:formula="of:=IF([.W22]=1;COM.MICROSOFT.CONCAT([.R22];&quot; x &quot;;[.S22];&quot; inches, &quot;;[.T22];&quot; x &quot;;[.U2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22]/[.$J22]; 0)" office:value-type="float" office:value="24" calcext:value-type="float">
            <text:p>24</text:p>
          </table:table-cell>
          <table:table-cell table:style-name="ce7" table:formula="of:=ROUND([.Y22]*2.54; 0)" office:value-type="float" office:value="41" calcext:value-type="float">
            <text:p>41</text:p>
          </table:table-cell>
          <table:table-cell table:style-name="ce7" table:formula="of:=ROUND([.Z22]*2.54;0)" office:value-type="float" office:value="61" calcext:value-type="float">
            <text:p>61</text:p>
          </table:table-cell>
          <table:table-cell table:style-name="ce7" table:formula="of:=IF([.$I22]&lt;[.$H22]; [.$I22]/[.Y22]; [.$H22]/[.Y22])" office:value-type="float" office:value="175.9375" calcext:value-type="float">
            <text:p>176</text:p>
          </table:table-cell>
          <table:table-cell table:style-name="ce7" table:formula="of:=IF([.AC22]&gt;120; 1; 0)" office:value-type="float" office:value="1" calcext:value-type="float">
            <text:p>1</text:p>
          </table:table-cell>
          <table:table-cell table:style-name="ce7" table:formula="of:=IF([.AD22]=1;COM.MICROSOFT.CONCAT([.Y22];&quot; x &quot;;[.Z22];&quot; inches, &quot;;[.AA22];&quot; x &quot;;[.AB2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22]/[.$J22]; 0)" office:value-type="float" office:value="30" calcext:value-type="float">
            <text:p>30</text:p>
          </table:table-cell>
          <table:table-cell table:style-name="ce7" table:formula="of:=ROUND([.AF22]*2.54; 0)" office:value-type="float" office:value="51" calcext:value-type="float">
            <text:p>51</text:p>
          </table:table-cell>
          <table:table-cell table:style-name="ce7" table:formula="of:=ROUND([.AG22]*2.54;0)" office:value-type="float" office:value="76" calcext:value-type="float">
            <text:p>76</text:p>
          </table:table-cell>
          <table:table-cell table:style-name="ce7" table:formula="of:=IF([.$I22]&lt;[.$H22]; [.$I22]/[.AF22]; [.$H22]/[.AF22])" office:value-type="float" office:value="140.75" calcext:value-type="float">
            <text:p>141</text:p>
          </table:table-cell>
          <table:table-cell table:style-name="ce7" table:formula="of:=IF([.AJ22]&gt;100; 1; 0)" office:value-type="float" office:value="1" calcext:value-type="float">
            <text:p>1</text:p>
          </table:table-cell>
          <table:table-cell table:style-name="ce7" table:formula="of:=IF([.AK22]=1;COM.MICROSOFT.CONCAT([.AF22];&quot; x &quot;;[.AG22];&quot; inches, &quot;;[.AH22];&quot; x &quot;;[.AI2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22]/[.$J22]; 0)" office:value-type="float" office:value="36" calcext:value-type="float">
            <text:p>36</text:p>
          </table:table-cell>
          <table:table-cell table:style-name="ce7" table:formula="of:=ROUND([.AM22]*2.54; 0)" office:value-type="float" office:value="61" calcext:value-type="float">
            <text:p>61</text:p>
          </table:table-cell>
          <table:table-cell table:style-name="ce7" table:formula="of:=ROUND([.AN22]*2.54;0)" office:value-type="float" office:value="91" calcext:value-type="float">
            <text:p>91</text:p>
          </table:table-cell>
          <table:table-cell table:style-name="ce7" table:formula="of:=IF([.$I22]&lt;[.$H22]; [.$I22]/[.AM22]; [.$H22]/[.AM22])" office:value-type="float" office:value="117.291666666667" calcext:value-type="float">
            <text:p>117</text:p>
          </table:table-cell>
          <table:table-cell table:style-name="ce7" table:formula="of:=IF([.AQ22]&gt;90; 1; 0)" office:value-type="float" office:value="1" calcext:value-type="float">
            <text:p>1</text:p>
          </table:table-cell>
          <table:table-cell table:style-name="ce7" table:formula="of:=IF([.AR22]=1;COM.MICROSOFT.CONCAT([.AM22];&quot; x &quot;;[.AN22];&quot; inches, &quot;;[.AO22];&quot; x &quot;;[.AP22];&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22]/[.$J22]; 0)" office:value-type="float" office:value="12" calcext:value-type="float">
            <text:p>12</text:p>
          </table:table-cell>
          <table:table-cell table:style-name="ce7" table:formula="of:=ROUND([.AT22]*2.54; 0)" office:value-type="float" office:value="20" calcext:value-type="float">
            <text:p>20</text:p>
          </table:table-cell>
          <table:table-cell table:style-name="ce7" table:formula="of:=ROUND([.AU22]*2.54;0)" office:value-type="float" office:value="30" calcext:value-type="float">
            <text:p>30</text:p>
          </table:table-cell>
          <table:table-cell table:style-name="ce7" table:formula="of:=IF([.$I22]&lt;[.$H22]; [.$I22]/[.AT22]; [.$H22]/[.AT22])" office:value-type="float" office:value="351.875" calcext:value-type="float">
            <text:p>352</text:p>
          </table:table-cell>
          <table:table-cell table:style-name="ce7" table:formula="of:=IF([.AX22]&gt;280; 1; 0)" office:value-type="float" office:value="1" calcext:value-type="float">
            <text:p>1</text:p>
          </table:table-cell>
          <table:table-cell table:style-name="ce7" table:formula="of:=IF([.AY22]=1;COM.MICROSOFT.CONCAT([.AT22];&quot; x &quot;;[.AU22];&quot; inches, &quot;;[.AV22];&quot; x &quot;;[.AW2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22]/[.$J22]; 0)" office:value-type="float" office:value="18" calcext:value-type="float">
            <text:p>18</text:p>
          </table:table-cell>
          <table:table-cell table:style-name="ce7" table:formula="of:=ROUND([.BA22]*2.54; 0)" office:value-type="float" office:value="30" calcext:value-type="float">
            <text:p>30</text:p>
          </table:table-cell>
          <table:table-cell table:style-name="ce7" table:formula="of:=ROUND([.BB22]*2.54;0)" office:value-type="float" office:value="46" calcext:value-type="float">
            <text:p>46</text:p>
          </table:table-cell>
          <table:table-cell table:style-name="ce7" table:formula="of:=IF([.$I22]&lt;[.$H22]; [.$I22]/[.BA22]; [.$H22]/[.BA22])" office:value-type="float" office:value="234.583333333333" calcext:value-type="float">
            <text:p>235</text:p>
          </table:table-cell>
          <table:table-cell table:style-name="ce7" table:formula="of:=IF([.BE22]&gt;180; 1; 0)" office:value-type="float" office:value="1" calcext:value-type="float">
            <text:p>1</text:p>
          </table:table-cell>
          <table:table-cell table:style-name="ce7" table:formula="of:=IF([.BF22]=1;COM.MICROSOFT.CONCAT([.BA22];&quot; x &quot;;[.BB22];&quot; inches, &quot;;[.BC22];&quot; x &quot;;[.BD2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22]/[.$J22]; 0)" office:value-type="float" office:value="24" calcext:value-type="float">
            <text:p>24</text:p>
          </table:table-cell>
          <table:table-cell table:style-name="ce7" table:formula="of:=ROUND([.BH22]*2.54; 0)" office:value-type="float" office:value="41" calcext:value-type="float">
            <text:p>41</text:p>
          </table:table-cell>
          <table:table-cell table:style-name="ce7" table:formula="of:=ROUND([.BI22]*2.54;0)" office:value-type="float" office:value="61" calcext:value-type="float">
            <text:p>61</text:p>
          </table:table-cell>
          <table:table-cell table:style-name="ce7" table:formula="of:=IF([.$I22]&lt;[.$H22]; [.$I22]/[.BH22]; [.$H22]/[.BH22])" office:value-type="float" office:value="175.9375" calcext:value-type="float">
            <text:p>176</text:p>
          </table:table-cell>
          <table:table-cell table:style-name="ce7" table:formula="of:=IF([.BL22]&gt;150; 1; 0)" office:value-type="float" office:value="1" calcext:value-type="float">
            <text:p>1</text:p>
          </table:table-cell>
          <table:table-cell table:style-name="ce7" table:formula="of:=IF([.BM22]=1;COM.MICROSOFT.CONCAT([.BH22];&quot; x &quot;;[.BI22];&quot; inches, &quot;;[.BJ22];&quot; x &quot;;[.BK2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22]/[.$J22]; 0)" office:value-type="float" office:value="30" calcext:value-type="float">
            <text:p>30</text:p>
          </table:table-cell>
          <table:table-cell table:style-name="ce7" table:formula="of:=ROUND([.BO22]*2.54; 0)" office:value-type="float" office:value="51" calcext:value-type="float">
            <text:p>51</text:p>
          </table:table-cell>
          <table:table-cell table:style-name="ce7" table:formula="of:=ROUND([.BP22]*2.54;0)" office:value-type="float" office:value="76" calcext:value-type="float">
            <text:p>76</text:p>
          </table:table-cell>
          <table:table-cell table:style-name="ce7" table:formula="of:=IF([.$I22]&lt;[.$H22]; [.$I22]/[.BO22]; [.$H22]/[.BO22])" office:value-type="float" office:value="140.75" calcext:value-type="float">
            <text:p>141</text:p>
          </table:table-cell>
          <table:table-cell table:style-name="ce7" table:formula="of:=IF([.BS22]&gt;125; 1; 0)" office:value-type="float" office:value="1" calcext:value-type="float">
            <text:p>1</text:p>
          </table:table-cell>
          <table:table-cell table:style-name="ce7" table:formula="of:=IF([.BT22]=1;COM.MICROSOFT.CONCAT([.BO22];&quot; x &quot;;[.BP22];&quot; inches, &quot;;[.BQ22];&quot; x &quot;;[.BR2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22]/[.$J22]; 0)" office:value-type="float" office:value="36" calcext:value-type="float">
            <text:p>36</text:p>
          </table:table-cell>
          <table:table-cell table:style-name="ce7" table:formula="of:=ROUND([.BV22]*2.54; 0)" office:value-type="float" office:value="61" calcext:value-type="float">
            <text:p>61</text:p>
          </table:table-cell>
          <table:table-cell table:style-name="ce7" table:formula="of:=ROUND([.BW22]*2.54;0)" office:value-type="float" office:value="91" calcext:value-type="float">
            <text:p>91</text:p>
          </table:table-cell>
          <table:table-cell table:style-name="ce7" table:formula="of:=IF([.$I22]&lt;[.$H22]; [.$I22]/[.BV22]; [.$H22]/[.BV22])" office:value-type="float" office:value="117.291666666667" calcext:value-type="float">
            <text:p>117</text:p>
          </table:table-cell>
          <table:table-cell table:style-name="ce7" table:formula="of:=IF([.BZ22]&gt;110; 1; 0)" office:value-type="float" office:value="1" calcext:value-type="float">
            <text:p>1</text:p>
          </table:table-cell>
          <table:table-cell table:style-name="ce7" table:formula="of:=IF([.CA22]=1;COM.MICROSOFT.CONCAT([.BV22];&quot; x &quot;;[.BW22];&quot; inches, &quot;;[.BX22];&quot; x &quot;;[.BY22];&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22" calcext:value-type="float">
            <text:p>22</text:p>
          </table:table-cell>
          <table:table-cell table:formula="of:=COM.MICROSOFT.CONCAT(&quot;PrintGalleryImage-&quot;;[.A23];&quot;.jpg&quot;)" office:value-type="string" office:string-value="PrintGalleryImage-22.jpg" calcext:value-type="string">
            <text:p>PrintGalleryImage-22.jpg</text:p>
          </table:table-cell>
          <table:table-cell table:style-name="Default" office:value-type="string" calcext:value-type="string">
            <text:p>Cheetah on Patrol</text:p>
          </table:table-cell>
          <table:table-cell table:style-name="Default" office:value-type="string" calcext:value-type="string">
            <text:p>I met this guy with his brother out for an evening stroll. They were just wandering as cheetah do. Just looking for a bit of prey that would be easy enough to stalk and capture. Since they found nothing they just settled under a bush for a bit of shade.</text:p>
          </table:table-cell>
          <table:table-cell table:style-name="Default" office:value-type="string" calcext:value-type="string">
            <text:p>Adrian, Adrian O Brien, Adrian O' Brien, Adrian O'Brien, Animals, Brien, Endangered, O' Brien, O'Brien, OBrien, Predator, Species, Wildlife chasing, chasing, chasing wildlife, chasingwildlife, cheetah, kenya, mammal, mara, masai, nature, wildlifechasing</text:p>
          </table:table-cell>
          <table:table-cell table:style-name="ce12" office:value-type="string" calcext:value-type="string">
            <text:p>31/12/2017 14:27:11</text:p>
          </table:table-cell>
          <table:table-cell table:style-name="Default" office:value-type="string" calcext:value-type="string">
            <text:p>4684 x 3122</text:p>
          </table:table-cell>
          <table:table-cell table:formula="of:=LEFT([.G23];4)" office:value-type="string" office:string-value="4684" calcext:value-type="string">
            <text:p>4684</text:p>
          </table:table-cell>
          <table:table-cell table:formula="of:=RIGHT([.G23];4)" office:value-type="string" office:string-value="3122" calcext:value-type="string">
            <text:p>3122</text:p>
          </table:table-cell>
          <table:table-cell table:style-name="ce6" table:formula="of:=IF([.I23]/[.H23]&gt;1;[.H23]/[.I23];[.I23]/[.H23])" office:value-type="float" office:value="0.666524338172502" calcext:value-type="float">
            <text:p>0.667</text:p>
          </table:table-cell>
          <table:table-cell table:style-name="ce7" office:value-type="float" office:value="8" calcext:value-type="float">
            <text:p>8</text:p>
          </table:table-cell>
          <table:table-cell table:style-name="ce7" table:formula="of:=ROUND([.K23]/[.$J23]; 0)" office:value-type="float" office:value="12" calcext:value-type="float">
            <text:p>12</text:p>
          </table:table-cell>
          <table:table-cell table:style-name="ce7" table:formula="of:=ROUND([.K23]*2.54; 0)" office:value-type="float" office:value="20" calcext:value-type="float">
            <text:p>20</text:p>
          </table:table-cell>
          <table:table-cell table:style-name="ce7" table:formula="of:=ROUND([.L23]*2.54;0)" office:value-type="float" office:value="30" calcext:value-type="float">
            <text:p>30</text:p>
          </table:table-cell>
          <table:table-cell table:style-name="ce7" table:formula="of:=IF([.$I23]&lt;[.$H23]; [.$I23]/[.K23]; [.$H23]/[.K23])" office:value-type="float" office:value="390.25" calcext:value-type="float">
            <text:p>390</text:p>
          </table:table-cell>
          <table:table-cell table:style-name="ce7" table:formula="of:=IF([.O23]&gt;250; 1; 0)" office:value-type="float" office:value="1" calcext:value-type="float">
            <text:p>1</text:p>
          </table:table-cell>
          <table:table-cell table:style-name="ce7" table:formula="of:=IF([.P23]=1;COM.MICROSOFT.CONCAT([.K23];&quot; x &quot;;[.L23];&quot; inches, &quot;;[.M23];&quot; x &quot;;[.N2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23]/[.$J23]; 0)" office:value-type="float" office:value="18" calcext:value-type="float">
            <text:p>18</text:p>
          </table:table-cell>
          <table:table-cell table:style-name="ce7" table:formula="of:=ROUND([.R23]*2.54; 0)" office:value-type="float" office:value="30" calcext:value-type="float">
            <text:p>30</text:p>
          </table:table-cell>
          <table:table-cell table:style-name="ce7" table:formula="of:=ROUND([.S23]*2.54;0)" office:value-type="float" office:value="46" calcext:value-type="float">
            <text:p>46</text:p>
          </table:table-cell>
          <table:table-cell table:style-name="ce7" table:formula="of:=IF([.$I23]&lt;[.$H23]; [.$I23]/[.R23]; [.$H23]/[.R23])" office:value-type="float" office:value="260.166666666667" calcext:value-type="float">
            <text:p>260</text:p>
          </table:table-cell>
          <table:table-cell table:style-name="ce7" table:formula="of:=IF([.V23]&gt;150; 1; 0)" office:value-type="float" office:value="1" calcext:value-type="float">
            <text:p>1</text:p>
          </table:table-cell>
          <table:table-cell table:style-name="ce7" table:formula="of:=IF([.W23]=1;COM.MICROSOFT.CONCAT([.R23];&quot; x &quot;;[.S23];&quot; inches, &quot;;[.T23];&quot; x &quot;;[.U2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23]/[.$J23]; 0)" office:value-type="float" office:value="24" calcext:value-type="float">
            <text:p>24</text:p>
          </table:table-cell>
          <table:table-cell table:style-name="ce7" table:formula="of:=ROUND([.Y23]*2.54; 0)" office:value-type="float" office:value="41" calcext:value-type="float">
            <text:p>41</text:p>
          </table:table-cell>
          <table:table-cell table:style-name="ce7" table:formula="of:=ROUND([.Z23]*2.54;0)" office:value-type="float" office:value="61" calcext:value-type="float">
            <text:p>61</text:p>
          </table:table-cell>
          <table:table-cell table:style-name="ce7" table:formula="of:=IF([.$I23]&lt;[.$H23]; [.$I23]/[.Y23]; [.$H23]/[.Y23])" office:value-type="float" office:value="195.125" calcext:value-type="float">
            <text:p>195</text:p>
          </table:table-cell>
          <table:table-cell table:style-name="ce7" table:formula="of:=IF([.AC23]&gt;120; 1; 0)" office:value-type="float" office:value="1" calcext:value-type="float">
            <text:p>1</text:p>
          </table:table-cell>
          <table:table-cell table:style-name="ce7" table:formula="of:=IF([.AD23]=1;COM.MICROSOFT.CONCAT([.Y23];&quot; x &quot;;[.Z23];&quot; inches, &quot;;[.AA23];&quot; x &quot;;[.AB2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23]/[.$J23]; 0)" office:value-type="float" office:value="30" calcext:value-type="float">
            <text:p>30</text:p>
          </table:table-cell>
          <table:table-cell table:style-name="ce7" table:formula="of:=ROUND([.AF23]*2.54; 0)" office:value-type="float" office:value="51" calcext:value-type="float">
            <text:p>51</text:p>
          </table:table-cell>
          <table:table-cell table:style-name="ce7" table:formula="of:=ROUND([.AG23]*2.54;0)" office:value-type="float" office:value="76" calcext:value-type="float">
            <text:p>76</text:p>
          </table:table-cell>
          <table:table-cell table:style-name="ce7" table:formula="of:=IF([.$I23]&lt;[.$H23]; [.$I23]/[.AF23]; [.$H23]/[.AF23])" office:value-type="float" office:value="156.1" calcext:value-type="float">
            <text:p>156</text:p>
          </table:table-cell>
          <table:table-cell table:style-name="ce7" table:formula="of:=IF([.AJ23]&gt;100; 1; 0)" office:value-type="float" office:value="1" calcext:value-type="float">
            <text:p>1</text:p>
          </table:table-cell>
          <table:table-cell table:style-name="ce7" table:formula="of:=IF([.AK23]=1;COM.MICROSOFT.CONCAT([.AF23];&quot; x &quot;;[.AG23];&quot; inches, &quot;;[.AH23];&quot; x &quot;;[.AI2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23]/[.$J23]; 0)" office:value-type="float" office:value="36" calcext:value-type="float">
            <text:p>36</text:p>
          </table:table-cell>
          <table:table-cell table:style-name="ce7" table:formula="of:=ROUND([.AM23]*2.54; 0)" office:value-type="float" office:value="61" calcext:value-type="float">
            <text:p>61</text:p>
          </table:table-cell>
          <table:table-cell table:style-name="ce7" table:formula="of:=ROUND([.AN23]*2.54;0)" office:value-type="float" office:value="91" calcext:value-type="float">
            <text:p>91</text:p>
          </table:table-cell>
          <table:table-cell table:style-name="ce7" table:formula="of:=IF([.$I23]&lt;[.$H23]; [.$I23]/[.AM23]; [.$H23]/[.AM23])" office:value-type="float" office:value="130.083333333333" calcext:value-type="float">
            <text:p>130</text:p>
          </table:table-cell>
          <table:table-cell table:style-name="ce7" table:formula="of:=IF([.AQ23]&gt;90; 1; 0)" office:value-type="float" office:value="1" calcext:value-type="float">
            <text:p>1</text:p>
          </table:table-cell>
          <table:table-cell table:style-name="ce7" table:formula="of:=IF([.AR23]=1;COM.MICROSOFT.CONCAT([.AM23];&quot; x &quot;;[.AN23];&quot; inches, &quot;;[.AO23];&quot; x &quot;;[.AP23];&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23]/[.$J23]; 0)" office:value-type="float" office:value="12" calcext:value-type="float">
            <text:p>12</text:p>
          </table:table-cell>
          <table:table-cell table:style-name="ce7" table:formula="of:=ROUND([.AT23]*2.54; 0)" office:value-type="float" office:value="20" calcext:value-type="float">
            <text:p>20</text:p>
          </table:table-cell>
          <table:table-cell table:style-name="ce7" table:formula="of:=ROUND([.AU23]*2.54;0)" office:value-type="float" office:value="30" calcext:value-type="float">
            <text:p>30</text:p>
          </table:table-cell>
          <table:table-cell table:style-name="ce7" table:formula="of:=IF([.$I23]&lt;[.$H23]; [.$I23]/[.AT23]; [.$H23]/[.AT23])" office:value-type="float" office:value="390.25" calcext:value-type="float">
            <text:p>390</text:p>
          </table:table-cell>
          <table:table-cell table:style-name="ce7" table:formula="of:=IF([.AX23]&gt;280; 1; 0)" office:value-type="float" office:value="1" calcext:value-type="float">
            <text:p>1</text:p>
          </table:table-cell>
          <table:table-cell table:style-name="ce7" table:formula="of:=IF([.AY23]=1;COM.MICROSOFT.CONCAT([.AT23];&quot; x &quot;;[.AU23];&quot; inches, &quot;;[.AV23];&quot; x &quot;;[.AW2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23]/[.$J23]; 0)" office:value-type="float" office:value="18" calcext:value-type="float">
            <text:p>18</text:p>
          </table:table-cell>
          <table:table-cell table:style-name="ce7" table:formula="of:=ROUND([.BA23]*2.54; 0)" office:value-type="float" office:value="30" calcext:value-type="float">
            <text:p>30</text:p>
          </table:table-cell>
          <table:table-cell table:style-name="ce7" table:formula="of:=ROUND([.BB23]*2.54;0)" office:value-type="float" office:value="46" calcext:value-type="float">
            <text:p>46</text:p>
          </table:table-cell>
          <table:table-cell table:style-name="ce7" table:formula="of:=IF([.$I23]&lt;[.$H23]; [.$I23]/[.BA23]; [.$H23]/[.BA23])" office:value-type="float" office:value="260.166666666667" calcext:value-type="float">
            <text:p>260</text:p>
          </table:table-cell>
          <table:table-cell table:style-name="ce7" table:formula="of:=IF([.BE23]&gt;180; 1; 0)" office:value-type="float" office:value="1" calcext:value-type="float">
            <text:p>1</text:p>
          </table:table-cell>
          <table:table-cell table:style-name="ce7" table:formula="of:=IF([.BF23]=1;COM.MICROSOFT.CONCAT([.BA23];&quot; x &quot;;[.BB23];&quot; inches, &quot;;[.BC23];&quot; x &quot;;[.BD2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23]/[.$J23]; 0)" office:value-type="float" office:value="24" calcext:value-type="float">
            <text:p>24</text:p>
          </table:table-cell>
          <table:table-cell table:style-name="ce7" table:formula="of:=ROUND([.BH23]*2.54; 0)" office:value-type="float" office:value="41" calcext:value-type="float">
            <text:p>41</text:p>
          </table:table-cell>
          <table:table-cell table:style-name="ce7" table:formula="of:=ROUND([.BI23]*2.54;0)" office:value-type="float" office:value="61" calcext:value-type="float">
            <text:p>61</text:p>
          </table:table-cell>
          <table:table-cell table:style-name="ce7" table:formula="of:=IF([.$I23]&lt;[.$H23]; [.$I23]/[.BH23]; [.$H23]/[.BH23])" office:value-type="float" office:value="195.125" calcext:value-type="float">
            <text:p>195</text:p>
          </table:table-cell>
          <table:table-cell table:style-name="ce7" table:formula="of:=IF([.BL23]&gt;150; 1; 0)" office:value-type="float" office:value="1" calcext:value-type="float">
            <text:p>1</text:p>
          </table:table-cell>
          <table:table-cell table:style-name="ce7" table:formula="of:=IF([.BM23]=1;COM.MICROSOFT.CONCAT([.BH23];&quot; x &quot;;[.BI23];&quot; inches, &quot;;[.BJ23];&quot; x &quot;;[.BK2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23]/[.$J23]; 0)" office:value-type="float" office:value="30" calcext:value-type="float">
            <text:p>30</text:p>
          </table:table-cell>
          <table:table-cell table:style-name="ce7" table:formula="of:=ROUND([.BO23]*2.54; 0)" office:value-type="float" office:value="51" calcext:value-type="float">
            <text:p>51</text:p>
          </table:table-cell>
          <table:table-cell table:style-name="ce7" table:formula="of:=ROUND([.BP23]*2.54;0)" office:value-type="float" office:value="76" calcext:value-type="float">
            <text:p>76</text:p>
          </table:table-cell>
          <table:table-cell table:style-name="ce7" table:formula="of:=IF([.$I23]&lt;[.$H23]; [.$I23]/[.BO23]; [.$H23]/[.BO23])" office:value-type="float" office:value="156.1" calcext:value-type="float">
            <text:p>156</text:p>
          </table:table-cell>
          <table:table-cell table:style-name="ce7" table:formula="of:=IF([.BS23]&gt;125; 1; 0)" office:value-type="float" office:value="1" calcext:value-type="float">
            <text:p>1</text:p>
          </table:table-cell>
          <table:table-cell table:style-name="ce7" table:formula="of:=IF([.BT23]=1;COM.MICROSOFT.CONCAT([.BO23];&quot; x &quot;;[.BP23];&quot; inches, &quot;;[.BQ23];&quot; x &quot;;[.BR2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23]/[.$J23]; 0)" office:value-type="float" office:value="36" calcext:value-type="float">
            <text:p>36</text:p>
          </table:table-cell>
          <table:table-cell table:style-name="ce7" table:formula="of:=ROUND([.BV23]*2.54; 0)" office:value-type="float" office:value="61" calcext:value-type="float">
            <text:p>61</text:p>
          </table:table-cell>
          <table:table-cell table:style-name="ce7" table:formula="of:=ROUND([.BW23]*2.54;0)" office:value-type="float" office:value="91" calcext:value-type="float">
            <text:p>91</text:p>
          </table:table-cell>
          <table:table-cell table:style-name="ce7" table:formula="of:=IF([.$I23]&lt;[.$H23]; [.$I23]/[.BV23]; [.$H23]/[.BV23])" office:value-type="float" office:value="130.083333333333" calcext:value-type="float">
            <text:p>130</text:p>
          </table:table-cell>
          <table:table-cell table:style-name="ce7" table:formula="of:=IF([.BZ23]&gt;110; 1; 0)" office:value-type="float" office:value="1" calcext:value-type="float">
            <text:p>1</text:p>
          </table:table-cell>
          <table:table-cell table:style-name="ce7" table:formula="of:=IF([.CA23]=1;COM.MICROSOFT.CONCAT([.BV23];&quot; x &quot;;[.BW23];&quot; inches, &quot;;[.BX23];&quot; x &quot;;[.BY23];&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23" calcext:value-type="float">
            <text:p>23</text:p>
          </table:table-cell>
          <table:table-cell table:formula="of:=COM.MICROSOFT.CONCAT(&quot;PrintGalleryImage-&quot;;[.A24];&quot;.jpg&quot;)" office:value-type="string" office:string-value="PrintGalleryImage-23.jpg" calcext:value-type="string">
            <text:p>PrintGalleryImage-23.jpg</text:p>
          </table:table-cell>
          <table:table-cell table:style-name="Default" office:value-type="string" calcext:value-type="string">
            <text:p>Thirsty Cheetah</text:p>
          </table:table-cell>
          <table:table-cell table:style-name="Default" office:value-type="string" calcext:value-type="string">
            <text:p>After the small rainy season the land is still relatively dry. However one or two afternoon storms make it a lot easier for animals to find water without the long trek to the nearest big river. At least there are no crocodiles in this puddle.</text:p>
          </table:table-cell>
          <table:table-cell table:style-name="Default" office:value-type="string" calcext:value-type="string">
            <text:p>Adrian, Adrian O Brien, Adrian O' Brien, Adrian O'Brien, Animals, Brien, Cats, Endangered, O' Brien, O'Brien, OBrien, Predator, Species, Wildlife chasing, chasing, chasing wildlife, chasingwildlife, cheetah, kenya, mammal, mara, masai, nature, wildlifechasing</text:p>
          </table:table-cell>
          <table:table-cell table:style-name="ce12" office:value-type="string" calcext:value-type="string">
            <text:p>18/10/2012 14:14:19</text:p>
          </table:table-cell>
          <table:table-cell table:style-name="Default" office:value-type="string" calcext:value-type="string">
            <text:p>4456 x 2971</text:p>
          </table:table-cell>
          <table:table-cell table:formula="of:=LEFT([.G24];4)" office:value-type="string" office:string-value="4456" calcext:value-type="string">
            <text:p>4456</text:p>
          </table:table-cell>
          <table:table-cell table:formula="of:=RIGHT([.G24];4)" office:value-type="string" office:string-value="2971" calcext:value-type="string">
            <text:p>2971</text:p>
          </table:table-cell>
          <table:table-cell table:style-name="ce6" table:formula="of:=IF([.I24]/[.H24]&gt;1;[.H24]/[.I24];[.I24]/[.H24])" office:value-type="float" office:value="0.666741472172352" calcext:value-type="float">
            <text:p>0.667</text:p>
          </table:table-cell>
          <table:table-cell table:style-name="ce7" office:value-type="float" office:value="8" calcext:value-type="float">
            <text:p>8</text:p>
          </table:table-cell>
          <table:table-cell table:style-name="ce7" table:formula="of:=ROUND([.K24]/[.$J24]; 0)" office:value-type="float" office:value="12" calcext:value-type="float">
            <text:p>12</text:p>
          </table:table-cell>
          <table:table-cell table:style-name="ce7" table:formula="of:=ROUND([.K24]*2.54; 0)" office:value-type="float" office:value="20" calcext:value-type="float">
            <text:p>20</text:p>
          </table:table-cell>
          <table:table-cell table:style-name="ce7" table:formula="of:=ROUND([.L24]*2.54;0)" office:value-type="float" office:value="30" calcext:value-type="float">
            <text:p>30</text:p>
          </table:table-cell>
          <table:table-cell table:style-name="ce7" table:formula="of:=IF([.$I24]&lt;[.$H24]; [.$I24]/[.K24]; [.$H24]/[.K24])" office:value-type="float" office:value="371.375" calcext:value-type="float">
            <text:p>371</text:p>
          </table:table-cell>
          <table:table-cell table:style-name="ce7" table:formula="of:=IF([.O24]&gt;250; 1; 0)" office:value-type="float" office:value="1" calcext:value-type="float">
            <text:p>1</text:p>
          </table:table-cell>
          <table:table-cell table:style-name="ce7" table:formula="of:=IF([.P24]=1;COM.MICROSOFT.CONCAT([.K24];&quot; x &quot;;[.L24];&quot; inches, &quot;;[.M24];&quot; x &quot;;[.N2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24]/[.$J24]; 0)" office:value-type="float" office:value="18" calcext:value-type="float">
            <text:p>18</text:p>
          </table:table-cell>
          <table:table-cell table:style-name="ce7" table:formula="of:=ROUND([.R24]*2.54; 0)" office:value-type="float" office:value="30" calcext:value-type="float">
            <text:p>30</text:p>
          </table:table-cell>
          <table:table-cell table:style-name="ce7" table:formula="of:=ROUND([.S24]*2.54;0)" office:value-type="float" office:value="46" calcext:value-type="float">
            <text:p>46</text:p>
          </table:table-cell>
          <table:table-cell table:style-name="ce7" table:formula="of:=IF([.$I24]&lt;[.$H24]; [.$I24]/[.R24]; [.$H24]/[.R24])" office:value-type="float" office:value="247.583333333333" calcext:value-type="float">
            <text:p>248</text:p>
          </table:table-cell>
          <table:table-cell table:style-name="ce7" table:formula="of:=IF([.V24]&gt;150; 1; 0)" office:value-type="float" office:value="1" calcext:value-type="float">
            <text:p>1</text:p>
          </table:table-cell>
          <table:table-cell table:style-name="ce7" table:formula="of:=IF([.W24]=1;COM.MICROSOFT.CONCAT([.R24];&quot; x &quot;;[.S24];&quot; inches, &quot;;[.T24];&quot; x &quot;;[.U2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24]/[.$J24]; 0)" office:value-type="float" office:value="24" calcext:value-type="float">
            <text:p>24</text:p>
          </table:table-cell>
          <table:table-cell table:style-name="ce7" table:formula="of:=ROUND([.Y24]*2.54; 0)" office:value-type="float" office:value="41" calcext:value-type="float">
            <text:p>41</text:p>
          </table:table-cell>
          <table:table-cell table:style-name="ce7" table:formula="of:=ROUND([.Z24]*2.54;0)" office:value-type="float" office:value="61" calcext:value-type="float">
            <text:p>61</text:p>
          </table:table-cell>
          <table:table-cell table:style-name="ce7" table:formula="of:=IF([.$I24]&lt;[.$H24]; [.$I24]/[.Y24]; [.$H24]/[.Y24])" office:value-type="float" office:value="185.6875" calcext:value-type="float">
            <text:p>186</text:p>
          </table:table-cell>
          <table:table-cell table:style-name="ce7" table:formula="of:=IF([.AC24]&gt;120; 1; 0)" office:value-type="float" office:value="1" calcext:value-type="float">
            <text:p>1</text:p>
          </table:table-cell>
          <table:table-cell table:style-name="ce7" table:formula="of:=IF([.AD24]=1;COM.MICROSOFT.CONCAT([.Y24];&quot; x &quot;;[.Z24];&quot; inches, &quot;;[.AA24];&quot; x &quot;;[.AB2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24]/[.$J24]; 0)" office:value-type="float" office:value="30" calcext:value-type="float">
            <text:p>30</text:p>
          </table:table-cell>
          <table:table-cell table:style-name="ce7" table:formula="of:=ROUND([.AF24]*2.54; 0)" office:value-type="float" office:value="51" calcext:value-type="float">
            <text:p>51</text:p>
          </table:table-cell>
          <table:table-cell table:style-name="ce7" table:formula="of:=ROUND([.AG24]*2.54;0)" office:value-type="float" office:value="76" calcext:value-type="float">
            <text:p>76</text:p>
          </table:table-cell>
          <table:table-cell table:style-name="ce7" table:formula="of:=IF([.$I24]&lt;[.$H24]; [.$I24]/[.AF24]; [.$H24]/[.AF24])" office:value-type="float" office:value="148.55" calcext:value-type="float">
            <text:p>149</text:p>
          </table:table-cell>
          <table:table-cell table:style-name="ce7" table:formula="of:=IF([.AJ24]&gt;100; 1; 0)" office:value-type="float" office:value="1" calcext:value-type="float">
            <text:p>1</text:p>
          </table:table-cell>
          <table:table-cell table:style-name="ce7" table:formula="of:=IF([.AK24]=1;COM.MICROSOFT.CONCAT([.AF24];&quot; x &quot;;[.AG24];&quot; inches, &quot;;[.AH24];&quot; x &quot;;[.AI2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24]/[.$J24]; 0)" office:value-type="float" office:value="36" calcext:value-type="float">
            <text:p>36</text:p>
          </table:table-cell>
          <table:table-cell table:style-name="ce7" table:formula="of:=ROUND([.AM24]*2.54; 0)" office:value-type="float" office:value="61" calcext:value-type="float">
            <text:p>61</text:p>
          </table:table-cell>
          <table:table-cell table:style-name="ce7" table:formula="of:=ROUND([.AN24]*2.54;0)" office:value-type="float" office:value="91" calcext:value-type="float">
            <text:p>91</text:p>
          </table:table-cell>
          <table:table-cell table:style-name="ce7" table:formula="of:=IF([.$I24]&lt;[.$H24]; [.$I24]/[.AM24]; [.$H24]/[.AM24])" office:value-type="float" office:value="123.791666666667" calcext:value-type="float">
            <text:p>124</text:p>
          </table:table-cell>
          <table:table-cell table:style-name="ce7" table:formula="of:=IF([.AQ24]&gt;90; 1; 0)" office:value-type="float" office:value="1" calcext:value-type="float">
            <text:p>1</text:p>
          </table:table-cell>
          <table:table-cell table:style-name="ce7" table:formula="of:=IF([.AR24]=1;COM.MICROSOFT.CONCAT([.AM24];&quot; x &quot;;[.AN24];&quot; inches, &quot;;[.AO24];&quot; x &quot;;[.AP24];&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24]/[.$J24]; 0)" office:value-type="float" office:value="12" calcext:value-type="float">
            <text:p>12</text:p>
          </table:table-cell>
          <table:table-cell table:style-name="ce7" table:formula="of:=ROUND([.AT24]*2.54; 0)" office:value-type="float" office:value="20" calcext:value-type="float">
            <text:p>20</text:p>
          </table:table-cell>
          <table:table-cell table:style-name="ce7" table:formula="of:=ROUND([.AU24]*2.54;0)" office:value-type="float" office:value="30" calcext:value-type="float">
            <text:p>30</text:p>
          </table:table-cell>
          <table:table-cell table:style-name="ce7" table:formula="of:=IF([.$I24]&lt;[.$H24]; [.$I24]/[.AT24]; [.$H24]/[.AT24])" office:value-type="float" office:value="371.375" calcext:value-type="float">
            <text:p>371</text:p>
          </table:table-cell>
          <table:table-cell table:style-name="ce7" table:formula="of:=IF([.AX24]&gt;280; 1; 0)" office:value-type="float" office:value="1" calcext:value-type="float">
            <text:p>1</text:p>
          </table:table-cell>
          <table:table-cell table:style-name="ce7" table:formula="of:=IF([.AY24]=1;COM.MICROSOFT.CONCAT([.AT24];&quot; x &quot;;[.AU24];&quot; inches, &quot;;[.AV24];&quot; x &quot;;[.AW2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24]/[.$J24]; 0)" office:value-type="float" office:value="18" calcext:value-type="float">
            <text:p>18</text:p>
          </table:table-cell>
          <table:table-cell table:style-name="ce7" table:formula="of:=ROUND([.BA24]*2.54; 0)" office:value-type="float" office:value="30" calcext:value-type="float">
            <text:p>30</text:p>
          </table:table-cell>
          <table:table-cell table:style-name="ce7" table:formula="of:=ROUND([.BB24]*2.54;0)" office:value-type="float" office:value="46" calcext:value-type="float">
            <text:p>46</text:p>
          </table:table-cell>
          <table:table-cell table:style-name="ce7" table:formula="of:=IF([.$I24]&lt;[.$H24]; [.$I24]/[.BA24]; [.$H24]/[.BA24])" office:value-type="float" office:value="247.583333333333" calcext:value-type="float">
            <text:p>248</text:p>
          </table:table-cell>
          <table:table-cell table:style-name="ce7" table:formula="of:=IF([.BE24]&gt;180; 1; 0)" office:value-type="float" office:value="1" calcext:value-type="float">
            <text:p>1</text:p>
          </table:table-cell>
          <table:table-cell table:style-name="ce7" table:formula="of:=IF([.BF24]=1;COM.MICROSOFT.CONCAT([.BA24];&quot; x &quot;;[.BB24];&quot; inches, &quot;;[.BC24];&quot; x &quot;;[.BD2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24]/[.$J24]; 0)" office:value-type="float" office:value="24" calcext:value-type="float">
            <text:p>24</text:p>
          </table:table-cell>
          <table:table-cell table:style-name="ce7" table:formula="of:=ROUND([.BH24]*2.54; 0)" office:value-type="float" office:value="41" calcext:value-type="float">
            <text:p>41</text:p>
          </table:table-cell>
          <table:table-cell table:style-name="ce7" table:formula="of:=ROUND([.BI24]*2.54;0)" office:value-type="float" office:value="61" calcext:value-type="float">
            <text:p>61</text:p>
          </table:table-cell>
          <table:table-cell table:style-name="ce7" table:formula="of:=IF([.$I24]&lt;[.$H24]; [.$I24]/[.BH24]; [.$H24]/[.BH24])" office:value-type="float" office:value="185.6875" calcext:value-type="float">
            <text:p>186</text:p>
          </table:table-cell>
          <table:table-cell table:style-name="ce7" table:formula="of:=IF([.BL24]&gt;150; 1; 0)" office:value-type="float" office:value="1" calcext:value-type="float">
            <text:p>1</text:p>
          </table:table-cell>
          <table:table-cell table:style-name="ce7" table:formula="of:=IF([.BM24]=1;COM.MICROSOFT.CONCAT([.BH24];&quot; x &quot;;[.BI24];&quot; inches, &quot;;[.BJ24];&quot; x &quot;;[.BK2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24]/[.$J24]; 0)" office:value-type="float" office:value="30" calcext:value-type="float">
            <text:p>30</text:p>
          </table:table-cell>
          <table:table-cell table:style-name="ce7" table:formula="of:=ROUND([.BO24]*2.54; 0)" office:value-type="float" office:value="51" calcext:value-type="float">
            <text:p>51</text:p>
          </table:table-cell>
          <table:table-cell table:style-name="ce7" table:formula="of:=ROUND([.BP24]*2.54;0)" office:value-type="float" office:value="76" calcext:value-type="float">
            <text:p>76</text:p>
          </table:table-cell>
          <table:table-cell table:style-name="ce7" table:formula="of:=IF([.$I24]&lt;[.$H24]; [.$I24]/[.BO24]; [.$H24]/[.BO24])" office:value-type="float" office:value="148.55" calcext:value-type="float">
            <text:p>149</text:p>
          </table:table-cell>
          <table:table-cell table:style-name="ce7" table:formula="of:=IF([.BS24]&gt;125; 1; 0)" office:value-type="float" office:value="1" calcext:value-type="float">
            <text:p>1</text:p>
          </table:table-cell>
          <table:table-cell table:style-name="ce7" table:formula="of:=IF([.BT24]=1;COM.MICROSOFT.CONCAT([.BO24];&quot; x &quot;;[.BP24];&quot; inches, &quot;;[.BQ24];&quot; x &quot;;[.BR2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24]/[.$J24]; 0)" office:value-type="float" office:value="36" calcext:value-type="float">
            <text:p>36</text:p>
          </table:table-cell>
          <table:table-cell table:style-name="ce7" table:formula="of:=ROUND([.BV24]*2.54; 0)" office:value-type="float" office:value="61" calcext:value-type="float">
            <text:p>61</text:p>
          </table:table-cell>
          <table:table-cell table:style-name="ce7" table:formula="of:=ROUND([.BW24]*2.54;0)" office:value-type="float" office:value="91" calcext:value-type="float">
            <text:p>91</text:p>
          </table:table-cell>
          <table:table-cell table:style-name="ce7" table:formula="of:=IF([.$I24]&lt;[.$H24]; [.$I24]/[.BV24]; [.$H24]/[.BV24])" office:value-type="float" office:value="123.791666666667" calcext:value-type="float">
            <text:p>124</text:p>
          </table:table-cell>
          <table:table-cell table:style-name="ce7" table:formula="of:=IF([.BZ24]&gt;110; 1; 0)" office:value-type="float" office:value="1" calcext:value-type="float">
            <text:p>1</text:p>
          </table:table-cell>
          <table:table-cell table:style-name="ce7" table:formula="of:=IF([.CA24]=1;COM.MICROSOFT.CONCAT([.BV24];&quot; x &quot;;[.BW24];&quot; inches, &quot;;[.BX24];&quot; x &quot;;[.BY24];&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24" calcext:value-type="float">
            <text:p>24</text:p>
          </table:table-cell>
          <table:table-cell table:formula="of:=COM.MICROSOFT.CONCAT(&quot;PrintGalleryImage-&quot;;[.A25];&quot;.jpg&quot;)" office:value-type="string" office:string-value="PrintGalleryImage-24.jpg" calcext:value-type="string">
            <text:p>PrintGalleryImage-24.jpg</text:p>
          </table:table-cell>
          <table:table-cell table:style-name="Default" office:value-type="string" calcext:value-type="string">
            <text:p>Up Close Cheetah</text:p>
          </table:table-cell>
          <table:table-cell table:style-name="Default" office:value-type="string" calcext:value-type="string">
            <text:p>Sometimes animals come a bit too close to your safari vehicle. Cheetahs especially like to do this for shade, camouflage and sometimes climb on top for a better view point. I am not a fan of this though so we drove back a bit before he got any ideas.</text:p>
          </table:table-cell>
          <table:table-cell table:style-name="Default" office:value-type="string" calcext:value-type="string">
            <text:p>Adrian, Adrian O Brien, Adrian O' Brien, Adrian O'Brien, Animals, Brien, Cats, Endangered, O' Brien, O'Brien, OBrien, Predator, Species, Wildlife chasing, chasing, chasing wildlife, chasingwildlife, cheetah, kenya, mammal, mara, masai, nature, wildlifechasing</text:p>
          </table:table-cell>
          <table:table-cell table:style-name="ce12" office:value-type="string" calcext:value-type="string">
            <text:p>18/10/2012 14:14:45</text:p>
          </table:table-cell>
          <table:table-cell table:style-name="Default" office:value-type="string" calcext:value-type="string">
            <text:p>4896 x 3264</text:p>
          </table:table-cell>
          <table:table-cell table:formula="of:=LEFT([.G25];4)" office:value-type="string" office:string-value="4896" calcext:value-type="string">
            <text:p>4896</text:p>
          </table:table-cell>
          <table:table-cell table:formula="of:=RIGHT([.G25];4)" office:value-type="string" office:string-value="3264" calcext:value-type="string">
            <text:p>3264</text:p>
          </table:table-cell>
          <table:table-cell table:style-name="ce6" table:formula="of:=IF([.I25]/[.H25]&gt;1;[.H25]/[.I25];[.I25]/[.H25])" office:value-type="float" office:value="0.666666666666667" calcext:value-type="float">
            <text:p>0.667</text:p>
          </table:table-cell>
          <table:table-cell table:style-name="ce7" office:value-type="float" office:value="8" calcext:value-type="float">
            <text:p>8</text:p>
          </table:table-cell>
          <table:table-cell table:style-name="ce7" table:formula="of:=ROUND([.K25]/[.$J25]; 0)" office:value-type="float" office:value="12" calcext:value-type="float">
            <text:p>12</text:p>
          </table:table-cell>
          <table:table-cell table:style-name="ce7" table:formula="of:=ROUND([.K25]*2.54; 0)" office:value-type="float" office:value="20" calcext:value-type="float">
            <text:p>20</text:p>
          </table:table-cell>
          <table:table-cell table:style-name="ce7" table:formula="of:=ROUND([.L25]*2.54;0)" office:value-type="float" office:value="30" calcext:value-type="float">
            <text:p>30</text:p>
          </table:table-cell>
          <table:table-cell table:style-name="ce7" table:formula="of:=IF([.$I25]&lt;[.$H25]; [.$I25]/[.K25]; [.$H25]/[.K25])" office:value-type="float" office:value="408" calcext:value-type="float">
            <text:p>408</text:p>
          </table:table-cell>
          <table:table-cell table:style-name="ce7" table:formula="of:=IF([.O25]&gt;250; 1; 0)" office:value-type="float" office:value="1" calcext:value-type="float">
            <text:p>1</text:p>
          </table:table-cell>
          <table:table-cell table:style-name="ce7" table:formula="of:=IF([.P25]=1;COM.MICROSOFT.CONCAT([.K25];&quot; x &quot;;[.L25];&quot; inches, &quot;;[.M25];&quot; x &quot;;[.N2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25]/[.$J25]; 0)" office:value-type="float" office:value="18" calcext:value-type="float">
            <text:p>18</text:p>
          </table:table-cell>
          <table:table-cell table:style-name="ce7" table:formula="of:=ROUND([.R25]*2.54; 0)" office:value-type="float" office:value="30" calcext:value-type="float">
            <text:p>30</text:p>
          </table:table-cell>
          <table:table-cell table:style-name="ce7" table:formula="of:=ROUND([.S25]*2.54;0)" office:value-type="float" office:value="46" calcext:value-type="float">
            <text:p>46</text:p>
          </table:table-cell>
          <table:table-cell table:style-name="ce7" table:formula="of:=IF([.$I25]&lt;[.$H25]; [.$I25]/[.R25]; [.$H25]/[.R25])" office:value-type="float" office:value="272" calcext:value-type="float">
            <text:p>272</text:p>
          </table:table-cell>
          <table:table-cell table:style-name="ce7" table:formula="of:=IF([.V25]&gt;150; 1; 0)" office:value-type="float" office:value="1" calcext:value-type="float">
            <text:p>1</text:p>
          </table:table-cell>
          <table:table-cell table:style-name="ce7" table:formula="of:=IF([.W25]=1;COM.MICROSOFT.CONCAT([.R25];&quot; x &quot;;[.S25];&quot; inches, &quot;;[.T25];&quot; x &quot;;[.U2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25]/[.$J25]; 0)" office:value-type="float" office:value="24" calcext:value-type="float">
            <text:p>24</text:p>
          </table:table-cell>
          <table:table-cell table:style-name="ce7" table:formula="of:=ROUND([.Y25]*2.54; 0)" office:value-type="float" office:value="41" calcext:value-type="float">
            <text:p>41</text:p>
          </table:table-cell>
          <table:table-cell table:style-name="ce7" table:formula="of:=ROUND([.Z25]*2.54;0)" office:value-type="float" office:value="61" calcext:value-type="float">
            <text:p>61</text:p>
          </table:table-cell>
          <table:table-cell table:style-name="ce7" table:formula="of:=IF([.$I25]&lt;[.$H25]; [.$I25]/[.Y25]; [.$H25]/[.Y25])" office:value-type="float" office:value="204" calcext:value-type="float">
            <text:p>204</text:p>
          </table:table-cell>
          <table:table-cell table:style-name="ce7" table:formula="of:=IF([.AC25]&gt;120; 1; 0)" office:value-type="float" office:value="1" calcext:value-type="float">
            <text:p>1</text:p>
          </table:table-cell>
          <table:table-cell table:style-name="ce7" table:formula="of:=IF([.AD25]=1;COM.MICROSOFT.CONCAT([.Y25];&quot; x &quot;;[.Z25];&quot; inches, &quot;;[.AA25];&quot; x &quot;;[.AB2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25]/[.$J25]; 0)" office:value-type="float" office:value="30" calcext:value-type="float">
            <text:p>30</text:p>
          </table:table-cell>
          <table:table-cell table:style-name="ce7" table:formula="of:=ROUND([.AF25]*2.54; 0)" office:value-type="float" office:value="51" calcext:value-type="float">
            <text:p>51</text:p>
          </table:table-cell>
          <table:table-cell table:style-name="ce7" table:formula="of:=ROUND([.AG25]*2.54;0)" office:value-type="float" office:value="76" calcext:value-type="float">
            <text:p>76</text:p>
          </table:table-cell>
          <table:table-cell table:style-name="ce7" table:formula="of:=IF([.$I25]&lt;[.$H25]; [.$I25]/[.AF25]; [.$H25]/[.AF25])" office:value-type="float" office:value="163.2" calcext:value-type="float">
            <text:p>163</text:p>
          </table:table-cell>
          <table:table-cell table:style-name="ce7" table:formula="of:=IF([.AJ25]&gt;100; 1; 0)" office:value-type="float" office:value="1" calcext:value-type="float">
            <text:p>1</text:p>
          </table:table-cell>
          <table:table-cell table:style-name="ce7" table:formula="of:=IF([.AK25]=1;COM.MICROSOFT.CONCAT([.AF25];&quot; x &quot;;[.AG25];&quot; inches, &quot;;[.AH25];&quot; x &quot;;[.AI2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25]/[.$J25]; 0)" office:value-type="float" office:value="36" calcext:value-type="float">
            <text:p>36</text:p>
          </table:table-cell>
          <table:table-cell table:style-name="ce7" table:formula="of:=ROUND([.AM25]*2.54; 0)" office:value-type="float" office:value="61" calcext:value-type="float">
            <text:p>61</text:p>
          </table:table-cell>
          <table:table-cell table:style-name="ce7" table:formula="of:=ROUND([.AN25]*2.54;0)" office:value-type="float" office:value="91" calcext:value-type="float">
            <text:p>91</text:p>
          </table:table-cell>
          <table:table-cell table:style-name="ce7" table:formula="of:=IF([.$I25]&lt;[.$H25]; [.$I25]/[.AM25]; [.$H25]/[.AM25])" office:value-type="float" office:value="136" calcext:value-type="float">
            <text:p>136</text:p>
          </table:table-cell>
          <table:table-cell table:style-name="ce7" table:formula="of:=IF([.AQ25]&gt;90; 1; 0)" office:value-type="float" office:value="1" calcext:value-type="float">
            <text:p>1</text:p>
          </table:table-cell>
          <table:table-cell table:style-name="ce7" table:formula="of:=IF([.AR25]=1;COM.MICROSOFT.CONCAT([.AM25];&quot; x &quot;;[.AN25];&quot; inches, &quot;;[.AO25];&quot; x &quot;;[.AP25];&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25]/[.$J25]; 0)" office:value-type="float" office:value="12" calcext:value-type="float">
            <text:p>12</text:p>
          </table:table-cell>
          <table:table-cell table:style-name="ce7" table:formula="of:=ROUND([.AT25]*2.54; 0)" office:value-type="float" office:value="20" calcext:value-type="float">
            <text:p>20</text:p>
          </table:table-cell>
          <table:table-cell table:style-name="ce7" table:formula="of:=ROUND([.AU25]*2.54;0)" office:value-type="float" office:value="30" calcext:value-type="float">
            <text:p>30</text:p>
          </table:table-cell>
          <table:table-cell table:style-name="ce7" table:formula="of:=IF([.$I25]&lt;[.$H25]; [.$I25]/[.AT25]; [.$H25]/[.AT25])" office:value-type="float" office:value="408" calcext:value-type="float">
            <text:p>408</text:p>
          </table:table-cell>
          <table:table-cell table:style-name="ce7" table:formula="of:=IF([.AX25]&gt;280; 1; 0)" office:value-type="float" office:value="1" calcext:value-type="float">
            <text:p>1</text:p>
          </table:table-cell>
          <table:table-cell table:style-name="ce7" table:formula="of:=IF([.AY25]=1;COM.MICROSOFT.CONCAT([.AT25];&quot; x &quot;;[.AU25];&quot; inches, &quot;;[.AV25];&quot; x &quot;;[.AW2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25]/[.$J25]; 0)" office:value-type="float" office:value="18" calcext:value-type="float">
            <text:p>18</text:p>
          </table:table-cell>
          <table:table-cell table:style-name="ce7" table:formula="of:=ROUND([.BA25]*2.54; 0)" office:value-type="float" office:value="30" calcext:value-type="float">
            <text:p>30</text:p>
          </table:table-cell>
          <table:table-cell table:style-name="ce7" table:formula="of:=ROUND([.BB25]*2.54;0)" office:value-type="float" office:value="46" calcext:value-type="float">
            <text:p>46</text:p>
          </table:table-cell>
          <table:table-cell table:style-name="ce7" table:formula="of:=IF([.$I25]&lt;[.$H25]; [.$I25]/[.BA25]; [.$H25]/[.BA25])" office:value-type="float" office:value="272" calcext:value-type="float">
            <text:p>272</text:p>
          </table:table-cell>
          <table:table-cell table:style-name="ce7" table:formula="of:=IF([.BE25]&gt;180; 1; 0)" office:value-type="float" office:value="1" calcext:value-type="float">
            <text:p>1</text:p>
          </table:table-cell>
          <table:table-cell table:style-name="ce7" table:formula="of:=IF([.BF25]=1;COM.MICROSOFT.CONCAT([.BA25];&quot; x &quot;;[.BB25];&quot; inches, &quot;;[.BC25];&quot; x &quot;;[.BD2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25]/[.$J25]; 0)" office:value-type="float" office:value="24" calcext:value-type="float">
            <text:p>24</text:p>
          </table:table-cell>
          <table:table-cell table:style-name="ce7" table:formula="of:=ROUND([.BH25]*2.54; 0)" office:value-type="float" office:value="41" calcext:value-type="float">
            <text:p>41</text:p>
          </table:table-cell>
          <table:table-cell table:style-name="ce7" table:formula="of:=ROUND([.BI25]*2.54;0)" office:value-type="float" office:value="61" calcext:value-type="float">
            <text:p>61</text:p>
          </table:table-cell>
          <table:table-cell table:style-name="ce7" table:formula="of:=IF([.$I25]&lt;[.$H25]; [.$I25]/[.BH25]; [.$H25]/[.BH25])" office:value-type="float" office:value="204" calcext:value-type="float">
            <text:p>204</text:p>
          </table:table-cell>
          <table:table-cell table:style-name="ce7" table:formula="of:=IF([.BL25]&gt;150; 1; 0)" office:value-type="float" office:value="1" calcext:value-type="float">
            <text:p>1</text:p>
          </table:table-cell>
          <table:table-cell table:style-name="ce7" table:formula="of:=IF([.BM25]=1;COM.MICROSOFT.CONCAT([.BH25];&quot; x &quot;;[.BI25];&quot; inches, &quot;;[.BJ25];&quot; x &quot;;[.BK2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25]/[.$J25]; 0)" office:value-type="float" office:value="30" calcext:value-type="float">
            <text:p>30</text:p>
          </table:table-cell>
          <table:table-cell table:style-name="ce7" table:formula="of:=ROUND([.BO25]*2.54; 0)" office:value-type="float" office:value="51" calcext:value-type="float">
            <text:p>51</text:p>
          </table:table-cell>
          <table:table-cell table:style-name="ce7" table:formula="of:=ROUND([.BP25]*2.54;0)" office:value-type="float" office:value="76" calcext:value-type="float">
            <text:p>76</text:p>
          </table:table-cell>
          <table:table-cell table:style-name="ce7" table:formula="of:=IF([.$I25]&lt;[.$H25]; [.$I25]/[.BO25]; [.$H25]/[.BO25])" office:value-type="float" office:value="163.2" calcext:value-type="float">
            <text:p>163</text:p>
          </table:table-cell>
          <table:table-cell table:style-name="ce7" table:formula="of:=IF([.BS25]&gt;125; 1; 0)" office:value-type="float" office:value="1" calcext:value-type="float">
            <text:p>1</text:p>
          </table:table-cell>
          <table:table-cell table:style-name="ce7" table:formula="of:=IF([.BT25]=1;COM.MICROSOFT.CONCAT([.BO25];&quot; x &quot;;[.BP25];&quot; inches, &quot;;[.BQ25];&quot; x &quot;;[.BR2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25]/[.$J25]; 0)" office:value-type="float" office:value="36" calcext:value-type="float">
            <text:p>36</text:p>
          </table:table-cell>
          <table:table-cell table:style-name="ce7" table:formula="of:=ROUND([.BV25]*2.54; 0)" office:value-type="float" office:value="61" calcext:value-type="float">
            <text:p>61</text:p>
          </table:table-cell>
          <table:table-cell table:style-name="ce7" table:formula="of:=ROUND([.BW25]*2.54;0)" office:value-type="float" office:value="91" calcext:value-type="float">
            <text:p>91</text:p>
          </table:table-cell>
          <table:table-cell table:style-name="ce7" table:formula="of:=IF([.$I25]&lt;[.$H25]; [.$I25]/[.BV25]; [.$H25]/[.BV25])" office:value-type="float" office:value="136" calcext:value-type="float">
            <text:p>136</text:p>
          </table:table-cell>
          <table:table-cell table:style-name="ce7" table:formula="of:=IF([.BZ25]&gt;110; 1; 0)" office:value-type="float" office:value="1" calcext:value-type="float">
            <text:p>1</text:p>
          </table:table-cell>
          <table:table-cell table:style-name="ce7" table:formula="of:=IF([.CA25]=1;COM.MICROSOFT.CONCAT([.BV25];&quot; x &quot;;[.BW25];&quot; inches, &quot;;[.BX25];&quot; x &quot;;[.BY25];&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25" calcext:value-type="float">
            <text:p>25</text:p>
          </table:table-cell>
          <table:table-cell table:formula="of:=COM.MICROSOFT.CONCAT(&quot;PrintGalleryImage-&quot;;[.A26];&quot;.jpg&quot;)" office:value-type="string" office:string-value="PrintGalleryImage-25.jpg" calcext:value-type="string">
            <text:p>PrintGalleryImage-25.jpg</text:p>
          </table:table-cell>
          <table:table-cell table:style-name="Default" office:value-type="string" calcext:value-type="string">
            <text:p>Sleepy Head Cheetah</text:p>
          </table:table-cell>
          <table:table-cell table:style-name="Default" office:value-type="string" calcext:value-type="string">
            <text:p>Waking up after a siesta is never easy.</text:p>
          </table:table-cell>
          <table:table-cell table:style-name="Default" office:value-type="string" calcext:value-type="string">
            <text:p>Adrian, Adrian O Brien, Adrian O' Brien, Adrian O'Brien, Animals, Brien, Cats, Endangered, O' Brien, O'Brien, OBrien, Predator, Species, Wildlife chasing, chasing, chasing wildlife, chasingwildlife, cheetah, kenya, mammal, mara, masai, nature, wildlifechasing</text:p>
          </table:table-cell>
          <table:table-cell table:style-name="ce12" office:value-type="string" calcext:value-type="string">
            <text:p>18/10/2012 14:21:06</text:p>
          </table:table-cell>
          <table:table-cell table:style-name="Default" office:value-type="string" calcext:value-type="string">
            <text:p>4896 x 3264</text:p>
          </table:table-cell>
          <table:table-cell table:formula="of:=LEFT([.G26];4)" office:value-type="string" office:string-value="4896" calcext:value-type="string">
            <text:p>4896</text:p>
          </table:table-cell>
          <table:table-cell table:formula="of:=RIGHT([.G26];4)" office:value-type="string" office:string-value="3264" calcext:value-type="string">
            <text:p>3264</text:p>
          </table:table-cell>
          <table:table-cell table:style-name="ce6" table:formula="of:=IF([.I26]/[.H26]&gt;1;[.H26]/[.I26];[.I26]/[.H26])" office:value-type="float" office:value="0.666666666666667" calcext:value-type="float">
            <text:p>0.667</text:p>
          </table:table-cell>
          <table:table-cell table:style-name="ce7" office:value-type="float" office:value="8" calcext:value-type="float">
            <text:p>8</text:p>
          </table:table-cell>
          <table:table-cell table:style-name="ce7" table:formula="of:=ROUND([.K26]/[.$J26]; 0)" office:value-type="float" office:value="12" calcext:value-type="float">
            <text:p>12</text:p>
          </table:table-cell>
          <table:table-cell table:style-name="ce7" table:formula="of:=ROUND([.K26]*2.54; 0)" office:value-type="float" office:value="20" calcext:value-type="float">
            <text:p>20</text:p>
          </table:table-cell>
          <table:table-cell table:style-name="ce7" table:formula="of:=ROUND([.L26]*2.54;0)" office:value-type="float" office:value="30" calcext:value-type="float">
            <text:p>30</text:p>
          </table:table-cell>
          <table:table-cell table:style-name="ce7" table:formula="of:=IF([.$I26]&lt;[.$H26]; [.$I26]/[.K26]; [.$H26]/[.K26])" office:value-type="float" office:value="408" calcext:value-type="float">
            <text:p>408</text:p>
          </table:table-cell>
          <table:table-cell table:style-name="ce7" table:formula="of:=IF([.O26]&gt;250; 1; 0)" office:value-type="float" office:value="1" calcext:value-type="float">
            <text:p>1</text:p>
          </table:table-cell>
          <table:table-cell table:style-name="ce7" table:formula="of:=IF([.P26]=1;COM.MICROSOFT.CONCAT([.K26];&quot; x &quot;;[.L26];&quot; inches, &quot;;[.M26];&quot; x &quot;;[.N2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26]/[.$J26]; 0)" office:value-type="float" office:value="18" calcext:value-type="float">
            <text:p>18</text:p>
          </table:table-cell>
          <table:table-cell table:style-name="ce7" table:formula="of:=ROUND([.R26]*2.54; 0)" office:value-type="float" office:value="30" calcext:value-type="float">
            <text:p>30</text:p>
          </table:table-cell>
          <table:table-cell table:style-name="ce7" table:formula="of:=ROUND([.S26]*2.54;0)" office:value-type="float" office:value="46" calcext:value-type="float">
            <text:p>46</text:p>
          </table:table-cell>
          <table:table-cell table:style-name="ce7" table:formula="of:=IF([.$I26]&lt;[.$H26]; [.$I26]/[.R26]; [.$H26]/[.R26])" office:value-type="float" office:value="272" calcext:value-type="float">
            <text:p>272</text:p>
          </table:table-cell>
          <table:table-cell table:style-name="ce7" table:formula="of:=IF([.V26]&gt;150; 1; 0)" office:value-type="float" office:value="1" calcext:value-type="float">
            <text:p>1</text:p>
          </table:table-cell>
          <table:table-cell table:style-name="ce7" table:formula="of:=IF([.W26]=1;COM.MICROSOFT.CONCAT([.R26];&quot; x &quot;;[.S26];&quot; inches, &quot;;[.T26];&quot; x &quot;;[.U2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26]/[.$J26]; 0)" office:value-type="float" office:value="24" calcext:value-type="float">
            <text:p>24</text:p>
          </table:table-cell>
          <table:table-cell table:style-name="ce7" table:formula="of:=ROUND([.Y26]*2.54; 0)" office:value-type="float" office:value="41" calcext:value-type="float">
            <text:p>41</text:p>
          </table:table-cell>
          <table:table-cell table:style-name="ce7" table:formula="of:=ROUND([.Z26]*2.54;0)" office:value-type="float" office:value="61" calcext:value-type="float">
            <text:p>61</text:p>
          </table:table-cell>
          <table:table-cell table:style-name="ce7" table:formula="of:=IF([.$I26]&lt;[.$H26]; [.$I26]/[.Y26]; [.$H26]/[.Y26])" office:value-type="float" office:value="204" calcext:value-type="float">
            <text:p>204</text:p>
          </table:table-cell>
          <table:table-cell table:style-name="ce7" table:formula="of:=IF([.AC26]&gt;120; 1; 0)" office:value-type="float" office:value="1" calcext:value-type="float">
            <text:p>1</text:p>
          </table:table-cell>
          <table:table-cell table:style-name="ce7" table:formula="of:=IF([.AD26]=1;COM.MICROSOFT.CONCAT([.Y26];&quot; x &quot;;[.Z26];&quot; inches, &quot;;[.AA26];&quot; x &quot;;[.AB2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26]/[.$J26]; 0)" office:value-type="float" office:value="30" calcext:value-type="float">
            <text:p>30</text:p>
          </table:table-cell>
          <table:table-cell table:style-name="ce7" table:formula="of:=ROUND([.AF26]*2.54; 0)" office:value-type="float" office:value="51" calcext:value-type="float">
            <text:p>51</text:p>
          </table:table-cell>
          <table:table-cell table:style-name="ce7" table:formula="of:=ROUND([.AG26]*2.54;0)" office:value-type="float" office:value="76" calcext:value-type="float">
            <text:p>76</text:p>
          </table:table-cell>
          <table:table-cell table:style-name="ce7" table:formula="of:=IF([.$I26]&lt;[.$H26]; [.$I26]/[.AF26]; [.$H26]/[.AF26])" office:value-type="float" office:value="163.2" calcext:value-type="float">
            <text:p>163</text:p>
          </table:table-cell>
          <table:table-cell table:style-name="ce7" table:formula="of:=IF([.AJ26]&gt;100; 1; 0)" office:value-type="float" office:value="1" calcext:value-type="float">
            <text:p>1</text:p>
          </table:table-cell>
          <table:table-cell table:style-name="ce7" table:formula="of:=IF([.AK26]=1;COM.MICROSOFT.CONCAT([.AF26];&quot; x &quot;;[.AG26];&quot; inches, &quot;;[.AH26];&quot; x &quot;;[.AI2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26]/[.$J26]; 0)" office:value-type="float" office:value="36" calcext:value-type="float">
            <text:p>36</text:p>
          </table:table-cell>
          <table:table-cell table:style-name="ce7" table:formula="of:=ROUND([.AM26]*2.54; 0)" office:value-type="float" office:value="61" calcext:value-type="float">
            <text:p>61</text:p>
          </table:table-cell>
          <table:table-cell table:style-name="ce7" table:formula="of:=ROUND([.AN26]*2.54;0)" office:value-type="float" office:value="91" calcext:value-type="float">
            <text:p>91</text:p>
          </table:table-cell>
          <table:table-cell table:style-name="ce7" table:formula="of:=IF([.$I26]&lt;[.$H26]; [.$I26]/[.AM26]; [.$H26]/[.AM26])" office:value-type="float" office:value="136" calcext:value-type="float">
            <text:p>136</text:p>
          </table:table-cell>
          <table:table-cell table:style-name="ce7" table:formula="of:=IF([.AQ26]&gt;90; 1; 0)" office:value-type="float" office:value="1" calcext:value-type="float">
            <text:p>1</text:p>
          </table:table-cell>
          <table:table-cell table:style-name="ce7" table:formula="of:=IF([.AR26]=1;COM.MICROSOFT.CONCAT([.AM26];&quot; x &quot;;[.AN26];&quot; inches, &quot;;[.AO26];&quot; x &quot;;[.AP26];&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26]/[.$J26]; 0)" office:value-type="float" office:value="12" calcext:value-type="float">
            <text:p>12</text:p>
          </table:table-cell>
          <table:table-cell table:style-name="ce7" table:formula="of:=ROUND([.AT26]*2.54; 0)" office:value-type="float" office:value="20" calcext:value-type="float">
            <text:p>20</text:p>
          </table:table-cell>
          <table:table-cell table:style-name="ce7" table:formula="of:=ROUND([.AU26]*2.54;0)" office:value-type="float" office:value="30" calcext:value-type="float">
            <text:p>30</text:p>
          </table:table-cell>
          <table:table-cell table:style-name="ce7" table:formula="of:=IF([.$I26]&lt;[.$H26]; [.$I26]/[.AT26]; [.$H26]/[.AT26])" office:value-type="float" office:value="408" calcext:value-type="float">
            <text:p>408</text:p>
          </table:table-cell>
          <table:table-cell table:style-name="ce7" table:formula="of:=IF([.AX26]&gt;280; 1; 0)" office:value-type="float" office:value="1" calcext:value-type="float">
            <text:p>1</text:p>
          </table:table-cell>
          <table:table-cell table:style-name="ce7" table:formula="of:=IF([.AY26]=1;COM.MICROSOFT.CONCAT([.AT26];&quot; x &quot;;[.AU26];&quot; inches, &quot;;[.AV26];&quot; x &quot;;[.AW2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26]/[.$J26]; 0)" office:value-type="float" office:value="18" calcext:value-type="float">
            <text:p>18</text:p>
          </table:table-cell>
          <table:table-cell table:style-name="ce7" table:formula="of:=ROUND([.BA26]*2.54; 0)" office:value-type="float" office:value="30" calcext:value-type="float">
            <text:p>30</text:p>
          </table:table-cell>
          <table:table-cell table:style-name="ce7" table:formula="of:=ROUND([.BB26]*2.54;0)" office:value-type="float" office:value="46" calcext:value-type="float">
            <text:p>46</text:p>
          </table:table-cell>
          <table:table-cell table:style-name="ce7" table:formula="of:=IF([.$I26]&lt;[.$H26]; [.$I26]/[.BA26]; [.$H26]/[.BA26])" office:value-type="float" office:value="272" calcext:value-type="float">
            <text:p>272</text:p>
          </table:table-cell>
          <table:table-cell table:style-name="ce7" table:formula="of:=IF([.BE26]&gt;180; 1; 0)" office:value-type="float" office:value="1" calcext:value-type="float">
            <text:p>1</text:p>
          </table:table-cell>
          <table:table-cell table:style-name="ce7" table:formula="of:=IF([.BF26]=1;COM.MICROSOFT.CONCAT([.BA26];&quot; x &quot;;[.BB26];&quot; inches, &quot;;[.BC26];&quot; x &quot;;[.BD2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26]/[.$J26]; 0)" office:value-type="float" office:value="24" calcext:value-type="float">
            <text:p>24</text:p>
          </table:table-cell>
          <table:table-cell table:style-name="ce7" table:formula="of:=ROUND([.BH26]*2.54; 0)" office:value-type="float" office:value="41" calcext:value-type="float">
            <text:p>41</text:p>
          </table:table-cell>
          <table:table-cell table:style-name="ce7" table:formula="of:=ROUND([.BI26]*2.54;0)" office:value-type="float" office:value="61" calcext:value-type="float">
            <text:p>61</text:p>
          </table:table-cell>
          <table:table-cell table:style-name="ce7" table:formula="of:=IF([.$I26]&lt;[.$H26]; [.$I26]/[.BH26]; [.$H26]/[.BH26])" office:value-type="float" office:value="204" calcext:value-type="float">
            <text:p>204</text:p>
          </table:table-cell>
          <table:table-cell table:style-name="ce7" table:formula="of:=IF([.BL26]&gt;150; 1; 0)" office:value-type="float" office:value="1" calcext:value-type="float">
            <text:p>1</text:p>
          </table:table-cell>
          <table:table-cell table:style-name="ce7" table:formula="of:=IF([.BM26]=1;COM.MICROSOFT.CONCAT([.BH26];&quot; x &quot;;[.BI26];&quot; inches, &quot;;[.BJ26];&quot; x &quot;;[.BK2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26]/[.$J26]; 0)" office:value-type="float" office:value="30" calcext:value-type="float">
            <text:p>30</text:p>
          </table:table-cell>
          <table:table-cell table:style-name="ce7" table:formula="of:=ROUND([.BO26]*2.54; 0)" office:value-type="float" office:value="51" calcext:value-type="float">
            <text:p>51</text:p>
          </table:table-cell>
          <table:table-cell table:style-name="ce7" table:formula="of:=ROUND([.BP26]*2.54;0)" office:value-type="float" office:value="76" calcext:value-type="float">
            <text:p>76</text:p>
          </table:table-cell>
          <table:table-cell table:style-name="ce7" table:formula="of:=IF([.$I26]&lt;[.$H26]; [.$I26]/[.BO26]; [.$H26]/[.BO26])" office:value-type="float" office:value="163.2" calcext:value-type="float">
            <text:p>163</text:p>
          </table:table-cell>
          <table:table-cell table:style-name="ce7" table:formula="of:=IF([.BS26]&gt;125; 1; 0)" office:value-type="float" office:value="1" calcext:value-type="float">
            <text:p>1</text:p>
          </table:table-cell>
          <table:table-cell table:style-name="ce7" table:formula="of:=IF([.BT26]=1;COM.MICROSOFT.CONCAT([.BO26];&quot; x &quot;;[.BP26];&quot; inches, &quot;;[.BQ26];&quot; x &quot;;[.BR2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26]/[.$J26]; 0)" office:value-type="float" office:value="36" calcext:value-type="float">
            <text:p>36</text:p>
          </table:table-cell>
          <table:table-cell table:style-name="ce7" table:formula="of:=ROUND([.BV26]*2.54; 0)" office:value-type="float" office:value="61" calcext:value-type="float">
            <text:p>61</text:p>
          </table:table-cell>
          <table:table-cell table:style-name="ce7" table:formula="of:=ROUND([.BW26]*2.54;0)" office:value-type="float" office:value="91" calcext:value-type="float">
            <text:p>91</text:p>
          </table:table-cell>
          <table:table-cell table:style-name="ce7" table:formula="of:=IF([.$I26]&lt;[.$H26]; [.$I26]/[.BV26]; [.$H26]/[.BV26])" office:value-type="float" office:value="136" calcext:value-type="float">
            <text:p>136</text:p>
          </table:table-cell>
          <table:table-cell table:style-name="ce7" table:formula="of:=IF([.BZ26]&gt;110; 1; 0)" office:value-type="float" office:value="1" calcext:value-type="float">
            <text:p>1</text:p>
          </table:table-cell>
          <table:table-cell table:style-name="ce7" table:formula="of:=IF([.CA26]=1;COM.MICROSOFT.CONCAT([.BV26];&quot; x &quot;;[.BW26];&quot; inches, &quot;;[.BX26];&quot; x &quot;;[.BY26];&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26" calcext:value-type="float">
            <text:p>26</text:p>
          </table:table-cell>
          <table:table-cell table:formula="of:=COM.MICROSOFT.CONCAT(&quot;PrintGalleryImage-&quot;;[.A27];&quot;.jpg&quot;)" office:value-type="string" office:string-value="PrintGalleryImage-26.jpg" calcext:value-type="string">
            <text:p>PrintGalleryImage-26.jpg</text:p>
          </table:table-cell>
          <table:table-cell table:style-name="Default" office:value-type="string" calcext:value-type="string">
            <text:p>Waterbuck in a Field</text:p>
          </table:table-cell>
          <table:table-cell table:style-name="Default" office:value-type="string" calcext:value-type="string">
            <text:p>I find the Waterbuck to be one of the most beautiful of the Antelope type animals. Normally they are found by water, hence the name but sometimes also standing nicely in the grasses for a simple portrait.</text:p>
          </table:table-cell>
          <table:table-cell table:style-name="Default" office:value-type="string" calcext:value-type="string">
            <text:p>Adrian, Adrian O Brien, Adrian O' Brien, Adrian O'Brien, Animals, Brien, O' Brien, O'Brien, OBrien, Wildlife chasing, chasing, chasing wildlife, chasingwildlife, kenya, mammal, mara, masai, nature, wildlifechasing</text:p>
          </table:table-cell>
          <table:table-cell table:style-name="ce12" office:value-type="string" calcext:value-type="string">
            <text:p>18/10/2012 14:37:17</text:p>
          </table:table-cell>
          <table:table-cell table:style-name="Default" office:value-type="string" calcext:value-type="string">
            <text:p>4465 x 2977</text:p>
          </table:table-cell>
          <table:table-cell table:formula="of:=LEFT([.G27];4)" office:value-type="string" office:string-value="4465" calcext:value-type="string">
            <text:p>4465</text:p>
          </table:table-cell>
          <table:table-cell table:formula="of:=RIGHT([.G27];4)" office:value-type="string" office:string-value="2977" calcext:value-type="string">
            <text:p>2977</text:p>
          </table:table-cell>
          <table:table-cell table:style-name="ce6" table:formula="of:=IF([.I27]/[.H27]&gt;1;[.H27]/[.I27];[.I27]/[.H27])" office:value-type="float" office:value="0.666741321388578" calcext:value-type="float">
            <text:p>0.667</text:p>
          </table:table-cell>
          <table:table-cell table:style-name="ce7" office:value-type="float" office:value="8" calcext:value-type="float">
            <text:p>8</text:p>
          </table:table-cell>
          <table:table-cell table:style-name="ce7" table:formula="of:=ROUND([.K27]/[.$J27]; 0)" office:value-type="float" office:value="12" calcext:value-type="float">
            <text:p>12</text:p>
          </table:table-cell>
          <table:table-cell table:style-name="ce7" table:formula="of:=ROUND([.K27]*2.54; 0)" office:value-type="float" office:value="20" calcext:value-type="float">
            <text:p>20</text:p>
          </table:table-cell>
          <table:table-cell table:style-name="ce7" table:formula="of:=ROUND([.L27]*2.54;0)" office:value-type="float" office:value="30" calcext:value-type="float">
            <text:p>30</text:p>
          </table:table-cell>
          <table:table-cell table:style-name="ce7" table:formula="of:=IF([.$I27]&lt;[.$H27]; [.$I27]/[.K27]; [.$H27]/[.K27])" office:value-type="float" office:value="372.125" calcext:value-type="float">
            <text:p>372</text:p>
          </table:table-cell>
          <table:table-cell table:style-name="ce7" table:formula="of:=IF([.O27]&gt;250; 1; 0)" office:value-type="float" office:value="1" calcext:value-type="float">
            <text:p>1</text:p>
          </table:table-cell>
          <table:table-cell table:style-name="ce7" table:formula="of:=IF([.P27]=1;COM.MICROSOFT.CONCAT([.K27];&quot; x &quot;;[.L27];&quot; inches, &quot;;[.M27];&quot; x &quot;;[.N2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27]/[.$J27]; 0)" office:value-type="float" office:value="18" calcext:value-type="float">
            <text:p>18</text:p>
          </table:table-cell>
          <table:table-cell table:style-name="ce7" table:formula="of:=ROUND([.R27]*2.54; 0)" office:value-type="float" office:value="30" calcext:value-type="float">
            <text:p>30</text:p>
          </table:table-cell>
          <table:table-cell table:style-name="ce7" table:formula="of:=ROUND([.S27]*2.54;0)" office:value-type="float" office:value="46" calcext:value-type="float">
            <text:p>46</text:p>
          </table:table-cell>
          <table:table-cell table:style-name="ce7" table:formula="of:=IF([.$I27]&lt;[.$H27]; [.$I27]/[.R27]; [.$H27]/[.R27])" office:value-type="float" office:value="248.083333333333" calcext:value-type="float">
            <text:p>248</text:p>
          </table:table-cell>
          <table:table-cell table:style-name="ce7" table:formula="of:=IF([.V27]&gt;150; 1; 0)" office:value-type="float" office:value="1" calcext:value-type="float">
            <text:p>1</text:p>
          </table:table-cell>
          <table:table-cell table:style-name="ce7" table:formula="of:=IF([.W27]=1;COM.MICROSOFT.CONCAT([.R27];&quot; x &quot;;[.S27];&quot; inches, &quot;;[.T27];&quot; x &quot;;[.U2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27]/[.$J27]; 0)" office:value-type="float" office:value="24" calcext:value-type="float">
            <text:p>24</text:p>
          </table:table-cell>
          <table:table-cell table:style-name="ce7" table:formula="of:=ROUND([.Y27]*2.54; 0)" office:value-type="float" office:value="41" calcext:value-type="float">
            <text:p>41</text:p>
          </table:table-cell>
          <table:table-cell table:style-name="ce7" table:formula="of:=ROUND([.Z27]*2.54;0)" office:value-type="float" office:value="61" calcext:value-type="float">
            <text:p>61</text:p>
          </table:table-cell>
          <table:table-cell table:style-name="ce7" table:formula="of:=IF([.$I27]&lt;[.$H27]; [.$I27]/[.Y27]; [.$H27]/[.Y27])" office:value-type="float" office:value="186.0625" calcext:value-type="float">
            <text:p>186</text:p>
          </table:table-cell>
          <table:table-cell table:style-name="ce7" table:formula="of:=IF([.AC27]&gt;120; 1; 0)" office:value-type="float" office:value="1" calcext:value-type="float">
            <text:p>1</text:p>
          </table:table-cell>
          <table:table-cell table:style-name="ce7" table:formula="of:=IF([.AD27]=1;COM.MICROSOFT.CONCAT([.Y27];&quot; x &quot;;[.Z27];&quot; inches, &quot;;[.AA27];&quot; x &quot;;[.AB2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27]/[.$J27]; 0)" office:value-type="float" office:value="30" calcext:value-type="float">
            <text:p>30</text:p>
          </table:table-cell>
          <table:table-cell table:style-name="ce7" table:formula="of:=ROUND([.AF27]*2.54; 0)" office:value-type="float" office:value="51" calcext:value-type="float">
            <text:p>51</text:p>
          </table:table-cell>
          <table:table-cell table:style-name="ce7" table:formula="of:=ROUND([.AG27]*2.54;0)" office:value-type="float" office:value="76" calcext:value-type="float">
            <text:p>76</text:p>
          </table:table-cell>
          <table:table-cell table:style-name="ce7" table:formula="of:=IF([.$I27]&lt;[.$H27]; [.$I27]/[.AF27]; [.$H27]/[.AF27])" office:value-type="float" office:value="148.85" calcext:value-type="float">
            <text:p>149</text:p>
          </table:table-cell>
          <table:table-cell table:style-name="ce7" table:formula="of:=IF([.AJ27]&gt;100; 1; 0)" office:value-type="float" office:value="1" calcext:value-type="float">
            <text:p>1</text:p>
          </table:table-cell>
          <table:table-cell table:style-name="ce7" table:formula="of:=IF([.AK27]=1;COM.MICROSOFT.CONCAT([.AF27];&quot; x &quot;;[.AG27];&quot; inches, &quot;;[.AH27];&quot; x &quot;;[.AI2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27]/[.$J27]; 0)" office:value-type="float" office:value="36" calcext:value-type="float">
            <text:p>36</text:p>
          </table:table-cell>
          <table:table-cell table:style-name="ce7" table:formula="of:=ROUND([.AM27]*2.54; 0)" office:value-type="float" office:value="61" calcext:value-type="float">
            <text:p>61</text:p>
          </table:table-cell>
          <table:table-cell table:style-name="ce7" table:formula="of:=ROUND([.AN27]*2.54;0)" office:value-type="float" office:value="91" calcext:value-type="float">
            <text:p>91</text:p>
          </table:table-cell>
          <table:table-cell table:style-name="ce7" table:formula="of:=IF([.$I27]&lt;[.$H27]; [.$I27]/[.AM27]; [.$H27]/[.AM27])" office:value-type="float" office:value="124.041666666667" calcext:value-type="float">
            <text:p>124</text:p>
          </table:table-cell>
          <table:table-cell table:style-name="ce7" table:formula="of:=IF([.AQ27]&gt;90; 1; 0)" office:value-type="float" office:value="1" calcext:value-type="float">
            <text:p>1</text:p>
          </table:table-cell>
          <table:table-cell table:style-name="ce7" table:formula="of:=IF([.AR27]=1;COM.MICROSOFT.CONCAT([.AM27];&quot; x &quot;;[.AN27];&quot; inches, &quot;;[.AO27];&quot; x &quot;;[.AP27];&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27]/[.$J27]; 0)" office:value-type="float" office:value="12" calcext:value-type="float">
            <text:p>12</text:p>
          </table:table-cell>
          <table:table-cell table:style-name="ce7" table:formula="of:=ROUND([.AT27]*2.54; 0)" office:value-type="float" office:value="20" calcext:value-type="float">
            <text:p>20</text:p>
          </table:table-cell>
          <table:table-cell table:style-name="ce7" table:formula="of:=ROUND([.AU27]*2.54;0)" office:value-type="float" office:value="30" calcext:value-type="float">
            <text:p>30</text:p>
          </table:table-cell>
          <table:table-cell table:style-name="ce7" table:formula="of:=IF([.$I27]&lt;[.$H27]; [.$I27]/[.AT27]; [.$H27]/[.AT27])" office:value-type="float" office:value="372.125" calcext:value-type="float">
            <text:p>372</text:p>
          </table:table-cell>
          <table:table-cell table:style-name="ce7" table:formula="of:=IF([.AX27]&gt;280; 1; 0)" office:value-type="float" office:value="1" calcext:value-type="float">
            <text:p>1</text:p>
          </table:table-cell>
          <table:table-cell table:style-name="ce7" table:formula="of:=IF([.AY27]=1;COM.MICROSOFT.CONCAT([.AT27];&quot; x &quot;;[.AU27];&quot; inches, &quot;;[.AV27];&quot; x &quot;;[.AW2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27]/[.$J27]; 0)" office:value-type="float" office:value="18" calcext:value-type="float">
            <text:p>18</text:p>
          </table:table-cell>
          <table:table-cell table:style-name="ce7" table:formula="of:=ROUND([.BA27]*2.54; 0)" office:value-type="float" office:value="30" calcext:value-type="float">
            <text:p>30</text:p>
          </table:table-cell>
          <table:table-cell table:style-name="ce7" table:formula="of:=ROUND([.BB27]*2.54;0)" office:value-type="float" office:value="46" calcext:value-type="float">
            <text:p>46</text:p>
          </table:table-cell>
          <table:table-cell table:style-name="ce7" table:formula="of:=IF([.$I27]&lt;[.$H27]; [.$I27]/[.BA27]; [.$H27]/[.BA27])" office:value-type="float" office:value="248.083333333333" calcext:value-type="float">
            <text:p>248</text:p>
          </table:table-cell>
          <table:table-cell table:style-name="ce7" table:formula="of:=IF([.BE27]&gt;180; 1; 0)" office:value-type="float" office:value="1" calcext:value-type="float">
            <text:p>1</text:p>
          </table:table-cell>
          <table:table-cell table:style-name="ce7" table:formula="of:=IF([.BF27]=1;COM.MICROSOFT.CONCAT([.BA27];&quot; x &quot;;[.BB27];&quot; inches, &quot;;[.BC27];&quot; x &quot;;[.BD2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27]/[.$J27]; 0)" office:value-type="float" office:value="24" calcext:value-type="float">
            <text:p>24</text:p>
          </table:table-cell>
          <table:table-cell table:style-name="ce7" table:formula="of:=ROUND([.BH27]*2.54; 0)" office:value-type="float" office:value="41" calcext:value-type="float">
            <text:p>41</text:p>
          </table:table-cell>
          <table:table-cell table:style-name="ce7" table:formula="of:=ROUND([.BI27]*2.54;0)" office:value-type="float" office:value="61" calcext:value-type="float">
            <text:p>61</text:p>
          </table:table-cell>
          <table:table-cell table:style-name="ce7" table:formula="of:=IF([.$I27]&lt;[.$H27]; [.$I27]/[.BH27]; [.$H27]/[.BH27])" office:value-type="float" office:value="186.0625" calcext:value-type="float">
            <text:p>186</text:p>
          </table:table-cell>
          <table:table-cell table:style-name="ce7" table:formula="of:=IF([.BL27]&gt;150; 1; 0)" office:value-type="float" office:value="1" calcext:value-type="float">
            <text:p>1</text:p>
          </table:table-cell>
          <table:table-cell table:style-name="ce7" table:formula="of:=IF([.BM27]=1;COM.MICROSOFT.CONCAT([.BH27];&quot; x &quot;;[.BI27];&quot; inches, &quot;;[.BJ27];&quot; x &quot;;[.BK2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27]/[.$J27]; 0)" office:value-type="float" office:value="30" calcext:value-type="float">
            <text:p>30</text:p>
          </table:table-cell>
          <table:table-cell table:style-name="ce7" table:formula="of:=ROUND([.BO27]*2.54; 0)" office:value-type="float" office:value="51" calcext:value-type="float">
            <text:p>51</text:p>
          </table:table-cell>
          <table:table-cell table:style-name="ce7" table:formula="of:=ROUND([.BP27]*2.54;0)" office:value-type="float" office:value="76" calcext:value-type="float">
            <text:p>76</text:p>
          </table:table-cell>
          <table:table-cell table:style-name="ce7" table:formula="of:=IF([.$I27]&lt;[.$H27]; [.$I27]/[.BO27]; [.$H27]/[.BO27])" office:value-type="float" office:value="148.85" calcext:value-type="float">
            <text:p>149</text:p>
          </table:table-cell>
          <table:table-cell table:style-name="ce7" table:formula="of:=IF([.BS27]&gt;125; 1; 0)" office:value-type="float" office:value="1" calcext:value-type="float">
            <text:p>1</text:p>
          </table:table-cell>
          <table:table-cell table:style-name="ce7" table:formula="of:=IF([.BT27]=1;COM.MICROSOFT.CONCAT([.BO27];&quot; x &quot;;[.BP27];&quot; inches, &quot;;[.BQ27];&quot; x &quot;;[.BR2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27]/[.$J27]; 0)" office:value-type="float" office:value="36" calcext:value-type="float">
            <text:p>36</text:p>
          </table:table-cell>
          <table:table-cell table:style-name="ce7" table:formula="of:=ROUND([.BV27]*2.54; 0)" office:value-type="float" office:value="61" calcext:value-type="float">
            <text:p>61</text:p>
          </table:table-cell>
          <table:table-cell table:style-name="ce7" table:formula="of:=ROUND([.BW27]*2.54;0)" office:value-type="float" office:value="91" calcext:value-type="float">
            <text:p>91</text:p>
          </table:table-cell>
          <table:table-cell table:style-name="ce7" table:formula="of:=IF([.$I27]&lt;[.$H27]; [.$I27]/[.BV27]; [.$H27]/[.BV27])" office:value-type="float" office:value="124.041666666667" calcext:value-type="float">
            <text:p>124</text:p>
          </table:table-cell>
          <table:table-cell table:style-name="ce7" table:formula="of:=IF([.BZ27]&gt;110; 1; 0)" office:value-type="float" office:value="1" calcext:value-type="float">
            <text:p>1</text:p>
          </table:table-cell>
          <table:table-cell table:style-name="ce7" table:formula="of:=IF([.CA27]=1;COM.MICROSOFT.CONCAT([.BV27];&quot; x &quot;;[.BW27];&quot; inches, &quot;;[.BX27];&quot; x &quot;;[.BY27];&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27" calcext:value-type="float">
            <text:p>27</text:p>
          </table:table-cell>
          <table:table-cell table:formula="of:=COM.MICROSOFT.CONCAT(&quot;PrintGalleryImage-&quot;;[.A28];&quot;.jpg&quot;)" office:value-type="string" office:string-value="PrintGalleryImage-27.jpg" calcext:value-type="string">
            <text:p>PrintGalleryImage-27.jpg</text:p>
          </table:table-cell>
          <table:table-cell table:style-name="Default" office:value-type="string" calcext:value-type="string">
            <text:p>Painted Zebras (digital art)</text:p>
          </table:table-cell>
          <table:table-cell table:style-name="Default" office:value-type="string" calcext:value-type="string">
            <text:p>The plains zebra is a bit like tourists in Europe. When you want to take a landscape shot of the typical savannah view, they just get in the way. At least in St Mark's Square getting up early gets you a nice clean view. The zebras are up and about straight after sunrise. This is one of my first attempts to make art from my photos, using photoshop to add a more 'traditional' look.</text:p>
          </table:table-cell>
          <table:table-cell table:style-name="Default" office:value-type="string" calcext:value-type="string">
            <text:p>Adrian, Adrian O Brien, Adrian O' Brien, Adrian O'Brien, Africa, Animals, Brien, Migration, O' Brien, O'Brien, OBrien, Wildlife chasing, chasing, chasing wildlife, chasingwildlife, great, kenya, mammal, mara, masai, nature, wildlifechasing, zebra</text:p>
          </table:table-cell>
          <table:table-cell table:style-name="ce12" office:value-type="string" calcext:value-type="string">
            <text:p>04/04/2016 17:28:55</text:p>
          </table:table-cell>
          <table:table-cell table:style-name="Default" office:value-type="string" calcext:value-type="string">
            <text:p>7650 x 5100</text:p>
          </table:table-cell>
          <table:table-cell table:formula="of:=LEFT([.G28];4)" office:value-type="string" office:string-value="7650" calcext:value-type="string">
            <text:p>7650</text:p>
          </table:table-cell>
          <table:table-cell table:formula="of:=RIGHT([.G28];4)" office:value-type="string" office:string-value="5100" calcext:value-type="string">
            <text:p>5100</text:p>
          </table:table-cell>
          <table:table-cell table:style-name="ce6" table:formula="of:=IF([.I28]/[.H28]&gt;1;[.H28]/[.I28];[.I28]/[.H28])" office:value-type="float" office:value="0.666666666666667" calcext:value-type="float">
            <text:p>0.667</text:p>
          </table:table-cell>
          <table:table-cell table:style-name="ce7" office:value-type="float" office:value="8" calcext:value-type="float">
            <text:p>8</text:p>
          </table:table-cell>
          <table:table-cell table:style-name="ce7" table:formula="of:=ROUND([.K28]/[.$J28]; 0)" office:value-type="float" office:value="12" calcext:value-type="float">
            <text:p>12</text:p>
          </table:table-cell>
          <table:table-cell table:style-name="ce7" table:formula="of:=ROUND([.K28]*2.54; 0)" office:value-type="float" office:value="20" calcext:value-type="float">
            <text:p>20</text:p>
          </table:table-cell>
          <table:table-cell table:style-name="ce7" table:formula="of:=ROUND([.L28]*2.54;0)" office:value-type="float" office:value="30" calcext:value-type="float">
            <text:p>30</text:p>
          </table:table-cell>
          <table:table-cell table:style-name="ce7" table:formula="of:=IF([.$I28]&lt;[.$H28]; [.$I28]/[.K28]; [.$H28]/[.K28])" office:value-type="float" office:value="637.5" calcext:value-type="float">
            <text:p>638</text:p>
          </table:table-cell>
          <table:table-cell table:style-name="ce7" table:formula="of:=IF([.O28]&gt;250; 1; 0)" office:value-type="float" office:value="1" calcext:value-type="float">
            <text:p>1</text:p>
          </table:table-cell>
          <table:table-cell table:style-name="ce7" table:formula="of:=IF([.P28]=1;COM.MICROSOFT.CONCAT([.K28];&quot; x &quot;;[.L28];&quot; inches, &quot;;[.M28];&quot; x &quot;;[.N2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28]/[.$J28]; 0)" office:value-type="float" office:value="18" calcext:value-type="float">
            <text:p>18</text:p>
          </table:table-cell>
          <table:table-cell table:style-name="ce7" table:formula="of:=ROUND([.R28]*2.54; 0)" office:value-type="float" office:value="30" calcext:value-type="float">
            <text:p>30</text:p>
          </table:table-cell>
          <table:table-cell table:style-name="ce7" table:formula="of:=ROUND([.S28]*2.54;0)" office:value-type="float" office:value="46" calcext:value-type="float">
            <text:p>46</text:p>
          </table:table-cell>
          <table:table-cell table:style-name="ce7" table:formula="of:=IF([.$I28]&lt;[.$H28]; [.$I28]/[.R28]; [.$H28]/[.R28])" office:value-type="float" office:value="425" calcext:value-type="float">
            <text:p>425</text:p>
          </table:table-cell>
          <table:table-cell table:style-name="ce7" table:formula="of:=IF([.V28]&gt;150; 1; 0)" office:value-type="float" office:value="1" calcext:value-type="float">
            <text:p>1</text:p>
          </table:table-cell>
          <table:table-cell table:style-name="ce7" table:formula="of:=IF([.W28]=1;COM.MICROSOFT.CONCAT([.R28];&quot; x &quot;;[.S28];&quot; inches, &quot;;[.T28];&quot; x &quot;;[.U2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28]/[.$J28]; 0)" office:value-type="float" office:value="24" calcext:value-type="float">
            <text:p>24</text:p>
          </table:table-cell>
          <table:table-cell table:style-name="ce7" table:formula="of:=ROUND([.Y28]*2.54; 0)" office:value-type="float" office:value="41" calcext:value-type="float">
            <text:p>41</text:p>
          </table:table-cell>
          <table:table-cell table:style-name="ce7" table:formula="of:=ROUND([.Z28]*2.54;0)" office:value-type="float" office:value="61" calcext:value-type="float">
            <text:p>61</text:p>
          </table:table-cell>
          <table:table-cell table:style-name="ce7" table:formula="of:=IF([.$I28]&lt;[.$H28]; [.$I28]/[.Y28]; [.$H28]/[.Y28])" office:value-type="float" office:value="318.75" calcext:value-type="float">
            <text:p>319</text:p>
          </table:table-cell>
          <table:table-cell table:style-name="ce7" table:formula="of:=IF([.AC28]&gt;120; 1; 0)" office:value-type="float" office:value="1" calcext:value-type="float">
            <text:p>1</text:p>
          </table:table-cell>
          <table:table-cell table:style-name="ce7" table:formula="of:=IF([.AD28]=1;COM.MICROSOFT.CONCAT([.Y28];&quot; x &quot;;[.Z28];&quot; inches, &quot;;[.AA28];&quot; x &quot;;[.AB2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28]/[.$J28]; 0)" office:value-type="float" office:value="30" calcext:value-type="float">
            <text:p>30</text:p>
          </table:table-cell>
          <table:table-cell table:style-name="ce7" table:formula="of:=ROUND([.AF28]*2.54; 0)" office:value-type="float" office:value="51" calcext:value-type="float">
            <text:p>51</text:p>
          </table:table-cell>
          <table:table-cell table:style-name="ce7" table:formula="of:=ROUND([.AG28]*2.54;0)" office:value-type="float" office:value="76" calcext:value-type="float">
            <text:p>76</text:p>
          </table:table-cell>
          <table:table-cell table:style-name="ce7" table:formula="of:=IF([.$I28]&lt;[.$H28]; [.$I28]/[.AF28]; [.$H28]/[.AF28])" office:value-type="float" office:value="255" calcext:value-type="float">
            <text:p>255</text:p>
          </table:table-cell>
          <table:table-cell table:style-name="ce7" table:formula="of:=IF([.AJ28]&gt;100; 1; 0)" office:value-type="float" office:value="1" calcext:value-type="float">
            <text:p>1</text:p>
          </table:table-cell>
          <table:table-cell table:style-name="ce7" table:formula="of:=IF([.AK28]=1;COM.MICROSOFT.CONCAT([.AF28];&quot; x &quot;;[.AG28];&quot; inches, &quot;;[.AH28];&quot; x &quot;;[.AI2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28]/[.$J28]; 0)" office:value-type="float" office:value="36" calcext:value-type="float">
            <text:p>36</text:p>
          </table:table-cell>
          <table:table-cell table:style-name="ce7" table:formula="of:=ROUND([.AM28]*2.54; 0)" office:value-type="float" office:value="61" calcext:value-type="float">
            <text:p>61</text:p>
          </table:table-cell>
          <table:table-cell table:style-name="ce7" table:formula="of:=ROUND([.AN28]*2.54;0)" office:value-type="float" office:value="91" calcext:value-type="float">
            <text:p>91</text:p>
          </table:table-cell>
          <table:table-cell table:style-name="ce7" table:formula="of:=IF([.$I28]&lt;[.$H28]; [.$I28]/[.AM28]; [.$H28]/[.AM28])" office:value-type="float" office:value="212.5" calcext:value-type="float">
            <text:p>213</text:p>
          </table:table-cell>
          <table:table-cell table:style-name="ce7" table:formula="of:=IF([.AQ28]&gt;90; 1; 0)" office:value-type="float" office:value="1" calcext:value-type="float">
            <text:p>1</text:p>
          </table:table-cell>
          <table:table-cell table:style-name="ce7" table:formula="of:=IF([.AR28]=1;COM.MICROSOFT.CONCAT([.AM28];&quot; x &quot;;[.AN28];&quot; inches, &quot;;[.AO28];&quot; x &quot;;[.AP28];&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28]/[.$J28]; 0)" office:value-type="float" office:value="12" calcext:value-type="float">
            <text:p>12</text:p>
          </table:table-cell>
          <table:table-cell table:style-name="ce7" table:formula="of:=ROUND([.AT28]*2.54; 0)" office:value-type="float" office:value="20" calcext:value-type="float">
            <text:p>20</text:p>
          </table:table-cell>
          <table:table-cell table:style-name="ce7" table:formula="of:=ROUND([.AU28]*2.54;0)" office:value-type="float" office:value="30" calcext:value-type="float">
            <text:p>30</text:p>
          </table:table-cell>
          <table:table-cell table:style-name="ce7" table:formula="of:=IF([.$I28]&lt;[.$H28]; [.$I28]/[.AT28]; [.$H28]/[.AT28])" office:value-type="float" office:value="637.5" calcext:value-type="float">
            <text:p>638</text:p>
          </table:table-cell>
          <table:table-cell table:style-name="ce7" table:formula="of:=IF([.AX28]&gt;280; 1; 0)" office:value-type="float" office:value="1" calcext:value-type="float">
            <text:p>1</text:p>
          </table:table-cell>
          <table:table-cell table:style-name="ce7" table:formula="of:=IF([.AY28]=1;COM.MICROSOFT.CONCAT([.AT28];&quot; x &quot;;[.AU28];&quot; inches, &quot;;[.AV28];&quot; x &quot;;[.AW2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28]/[.$J28]; 0)" office:value-type="float" office:value="18" calcext:value-type="float">
            <text:p>18</text:p>
          </table:table-cell>
          <table:table-cell table:style-name="ce7" table:formula="of:=ROUND([.BA28]*2.54; 0)" office:value-type="float" office:value="30" calcext:value-type="float">
            <text:p>30</text:p>
          </table:table-cell>
          <table:table-cell table:style-name="ce7" table:formula="of:=ROUND([.BB28]*2.54;0)" office:value-type="float" office:value="46" calcext:value-type="float">
            <text:p>46</text:p>
          </table:table-cell>
          <table:table-cell table:style-name="ce7" table:formula="of:=IF([.$I28]&lt;[.$H28]; [.$I28]/[.BA28]; [.$H28]/[.BA28])" office:value-type="float" office:value="425" calcext:value-type="float">
            <text:p>425</text:p>
          </table:table-cell>
          <table:table-cell table:style-name="ce7" table:formula="of:=IF([.BE28]&gt;180; 1; 0)" office:value-type="float" office:value="1" calcext:value-type="float">
            <text:p>1</text:p>
          </table:table-cell>
          <table:table-cell table:style-name="ce7" table:formula="of:=IF([.BF28]=1;COM.MICROSOFT.CONCAT([.BA28];&quot; x &quot;;[.BB28];&quot; inches, &quot;;[.BC28];&quot; x &quot;;[.BD2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28]/[.$J28]; 0)" office:value-type="float" office:value="24" calcext:value-type="float">
            <text:p>24</text:p>
          </table:table-cell>
          <table:table-cell table:style-name="ce7" table:formula="of:=ROUND([.BH28]*2.54; 0)" office:value-type="float" office:value="41" calcext:value-type="float">
            <text:p>41</text:p>
          </table:table-cell>
          <table:table-cell table:style-name="ce7" table:formula="of:=ROUND([.BI28]*2.54;0)" office:value-type="float" office:value="61" calcext:value-type="float">
            <text:p>61</text:p>
          </table:table-cell>
          <table:table-cell table:style-name="ce7" table:formula="of:=IF([.$I28]&lt;[.$H28]; [.$I28]/[.BH28]; [.$H28]/[.BH28])" office:value-type="float" office:value="318.75" calcext:value-type="float">
            <text:p>319</text:p>
          </table:table-cell>
          <table:table-cell table:style-name="ce7" table:formula="of:=IF([.BL28]&gt;150; 1; 0)" office:value-type="float" office:value="1" calcext:value-type="float">
            <text:p>1</text:p>
          </table:table-cell>
          <table:table-cell table:style-name="ce7" table:formula="of:=IF([.BM28]=1;COM.MICROSOFT.CONCAT([.BH28];&quot; x &quot;;[.BI28];&quot; inches, &quot;;[.BJ28];&quot; x &quot;;[.BK2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28]/[.$J28]; 0)" office:value-type="float" office:value="30" calcext:value-type="float">
            <text:p>30</text:p>
          </table:table-cell>
          <table:table-cell table:style-name="ce7" table:formula="of:=ROUND([.BO28]*2.54; 0)" office:value-type="float" office:value="51" calcext:value-type="float">
            <text:p>51</text:p>
          </table:table-cell>
          <table:table-cell table:style-name="ce7" table:formula="of:=ROUND([.BP28]*2.54;0)" office:value-type="float" office:value="76" calcext:value-type="float">
            <text:p>76</text:p>
          </table:table-cell>
          <table:table-cell table:style-name="ce7" table:formula="of:=IF([.$I28]&lt;[.$H28]; [.$I28]/[.BO28]; [.$H28]/[.BO28])" office:value-type="float" office:value="255" calcext:value-type="float">
            <text:p>255</text:p>
          </table:table-cell>
          <table:table-cell table:style-name="ce7" table:formula="of:=IF([.BS28]&gt;125; 1; 0)" office:value-type="float" office:value="1" calcext:value-type="float">
            <text:p>1</text:p>
          </table:table-cell>
          <table:table-cell table:style-name="ce7" table:formula="of:=IF([.BT28]=1;COM.MICROSOFT.CONCAT([.BO28];&quot; x &quot;;[.BP28];&quot; inches, &quot;;[.BQ28];&quot; x &quot;;[.BR2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28]/[.$J28]; 0)" office:value-type="float" office:value="36" calcext:value-type="float">
            <text:p>36</text:p>
          </table:table-cell>
          <table:table-cell table:style-name="ce7" table:formula="of:=ROUND([.BV28]*2.54; 0)" office:value-type="float" office:value="61" calcext:value-type="float">
            <text:p>61</text:p>
          </table:table-cell>
          <table:table-cell table:style-name="ce7" table:formula="of:=ROUND([.BW28]*2.54;0)" office:value-type="float" office:value="91" calcext:value-type="float">
            <text:p>91</text:p>
          </table:table-cell>
          <table:table-cell table:style-name="ce7" table:formula="of:=IF([.$I28]&lt;[.$H28]; [.$I28]/[.BV28]; [.$H28]/[.BV28])" office:value-type="float" office:value="212.5" calcext:value-type="float">
            <text:p>213</text:p>
          </table:table-cell>
          <table:table-cell table:style-name="ce7" table:formula="of:=IF([.BZ28]&gt;110; 1; 0)" office:value-type="float" office:value="1" calcext:value-type="float">
            <text:p>1</text:p>
          </table:table-cell>
          <table:table-cell table:style-name="ce7" table:formula="of:=IF([.CA28]=1;COM.MICROSOFT.CONCAT([.BV28];&quot; x &quot;;[.BW28];&quot; inches, &quot;;[.BX28];&quot; x &quot;;[.BY28];&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28" calcext:value-type="float">
            <text:p>28</text:p>
          </table:table-cell>
          <table:table-cell table:formula="of:=COM.MICROSOFT.CONCAT(&quot;PrintGalleryImage-&quot;;[.A29];&quot;.jpg&quot;)" office:value-type="string" office:string-value="PrintGalleryImage-28.jpg" calcext:value-type="string">
            <text:p>PrintGalleryImage-28.jpg</text:p>
          </table:table-cell>
          <table:table-cell table:style-name="Default" office:value-type="string" calcext:value-type="string">
            <text:p>Vulture Wingspan</text:p>
          </table:table-cell>
          <table:table-cell table:style-name="Default" office:value-type="string" calcext:value-type="string">
            <text:p>During the great migration a lot of Wildebeest die crossing the rivers leaving nice food for the vultures to scavenge. However as the carcasses are in the water the birds' feathers can get wet and a drying session is necessary. It makes the feather detail so much easier to photograph than on an individual soaring on the thermals.</text:p>
          </table:table-cell>
          <table:table-cell table:style-name="Default" office:value-type="string" calcext:value-type="string">
            <text:p>Adrian, Adrian O Brien, Adrian O' Brien, Adrian O'Brien, Animals, Birds, Brien, O' Brien, O'Brien, OBrien, Predator, Wildlife chasing, chasing, chasing wildlife, chasingwildlife, kenya, mara, masai, nature, wildlifechasing</text:p>
          </table:table-cell>
          <table:table-cell table:style-name="ce12" office:value-type="string" calcext:value-type="string">
            <text:p>19/10/2012 12:28:22</text:p>
          </table:table-cell>
          <table:table-cell table:style-name="Default" office:value-type="string" calcext:value-type="string">
            <text:p>4144 x 2763</text:p>
          </table:table-cell>
          <table:table-cell table:formula="of:=LEFT([.G29];4)" office:value-type="string" office:string-value="4144" calcext:value-type="string">
            <text:p>4144</text:p>
          </table:table-cell>
          <table:table-cell table:formula="of:=RIGHT([.G29];4)" office:value-type="string" office:string-value="2763" calcext:value-type="string">
            <text:p>2763</text:p>
          </table:table-cell>
          <table:table-cell table:style-name="ce6" table:formula="of:=IF([.I29]/[.H29]&gt;1;[.H29]/[.I29];[.I29]/[.H29])" office:value-type="float" office:value="0.666747104247104" calcext:value-type="float">
            <text:p>0.667</text:p>
          </table:table-cell>
          <table:table-cell table:style-name="ce7" office:value-type="float" office:value="8" calcext:value-type="float">
            <text:p>8</text:p>
          </table:table-cell>
          <table:table-cell table:style-name="ce7" table:formula="of:=ROUND([.K29]/[.$J29]; 0)" office:value-type="float" office:value="12" calcext:value-type="float">
            <text:p>12</text:p>
          </table:table-cell>
          <table:table-cell table:style-name="ce7" table:formula="of:=ROUND([.K29]*2.54; 0)" office:value-type="float" office:value="20" calcext:value-type="float">
            <text:p>20</text:p>
          </table:table-cell>
          <table:table-cell table:style-name="ce7" table:formula="of:=ROUND([.L29]*2.54;0)" office:value-type="float" office:value="30" calcext:value-type="float">
            <text:p>30</text:p>
          </table:table-cell>
          <table:table-cell table:style-name="ce7" table:formula="of:=IF([.$I29]&lt;[.$H29]; [.$I29]/[.K29]; [.$H29]/[.K29])" office:value-type="float" office:value="345.375" calcext:value-type="float">
            <text:p>345</text:p>
          </table:table-cell>
          <table:table-cell table:style-name="ce7" table:formula="of:=IF([.O29]&gt;250; 1; 0)" office:value-type="float" office:value="1" calcext:value-type="float">
            <text:p>1</text:p>
          </table:table-cell>
          <table:table-cell table:style-name="ce7" table:formula="of:=IF([.P29]=1;COM.MICROSOFT.CONCAT([.K29];&quot; x &quot;;[.L29];&quot; inches, &quot;;[.M29];&quot; x &quot;;[.N2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29]/[.$J29]; 0)" office:value-type="float" office:value="18" calcext:value-type="float">
            <text:p>18</text:p>
          </table:table-cell>
          <table:table-cell table:style-name="ce7" table:formula="of:=ROUND([.R29]*2.54; 0)" office:value-type="float" office:value="30" calcext:value-type="float">
            <text:p>30</text:p>
          </table:table-cell>
          <table:table-cell table:style-name="ce7" table:formula="of:=ROUND([.S29]*2.54;0)" office:value-type="float" office:value="46" calcext:value-type="float">
            <text:p>46</text:p>
          </table:table-cell>
          <table:table-cell table:style-name="ce7" table:formula="of:=IF([.$I29]&lt;[.$H29]; [.$I29]/[.R29]; [.$H29]/[.R29])" office:value-type="float" office:value="230.25" calcext:value-type="float">
            <text:p>230</text:p>
          </table:table-cell>
          <table:table-cell table:style-name="ce7" table:formula="of:=IF([.V29]&gt;150; 1; 0)" office:value-type="float" office:value="1" calcext:value-type="float">
            <text:p>1</text:p>
          </table:table-cell>
          <table:table-cell table:style-name="ce7" table:formula="of:=IF([.W29]=1;COM.MICROSOFT.CONCAT([.R29];&quot; x &quot;;[.S29];&quot; inches, &quot;;[.T29];&quot; x &quot;;[.U2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29]/[.$J29]; 0)" office:value-type="float" office:value="24" calcext:value-type="float">
            <text:p>24</text:p>
          </table:table-cell>
          <table:table-cell table:style-name="ce7" table:formula="of:=ROUND([.Y29]*2.54; 0)" office:value-type="float" office:value="41" calcext:value-type="float">
            <text:p>41</text:p>
          </table:table-cell>
          <table:table-cell table:style-name="ce7" table:formula="of:=ROUND([.Z29]*2.54;0)" office:value-type="float" office:value="61" calcext:value-type="float">
            <text:p>61</text:p>
          </table:table-cell>
          <table:table-cell table:style-name="ce7" table:formula="of:=IF([.$I29]&lt;[.$H29]; [.$I29]/[.Y29]; [.$H29]/[.Y29])" office:value-type="float" office:value="172.6875" calcext:value-type="float">
            <text:p>173</text:p>
          </table:table-cell>
          <table:table-cell table:style-name="ce7" table:formula="of:=IF([.AC29]&gt;120; 1; 0)" office:value-type="float" office:value="1" calcext:value-type="float">
            <text:p>1</text:p>
          </table:table-cell>
          <table:table-cell table:style-name="ce7" table:formula="of:=IF([.AD29]=1;COM.MICROSOFT.CONCAT([.Y29];&quot; x &quot;;[.Z29];&quot; inches, &quot;;[.AA29];&quot; x &quot;;[.AB2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29]/[.$J29]; 0)" office:value-type="float" office:value="30" calcext:value-type="float">
            <text:p>30</text:p>
          </table:table-cell>
          <table:table-cell table:style-name="ce7" table:formula="of:=ROUND([.AF29]*2.54; 0)" office:value-type="float" office:value="51" calcext:value-type="float">
            <text:p>51</text:p>
          </table:table-cell>
          <table:table-cell table:style-name="ce7" table:formula="of:=ROUND([.AG29]*2.54;0)" office:value-type="float" office:value="76" calcext:value-type="float">
            <text:p>76</text:p>
          </table:table-cell>
          <table:table-cell table:style-name="ce7" table:formula="of:=IF([.$I29]&lt;[.$H29]; [.$I29]/[.AF29]; [.$H29]/[.AF29])" office:value-type="float" office:value="138.15" calcext:value-type="float">
            <text:p>138</text:p>
          </table:table-cell>
          <table:table-cell table:style-name="ce7" table:formula="of:=IF([.AJ29]&gt;100; 1; 0)" office:value-type="float" office:value="1" calcext:value-type="float">
            <text:p>1</text:p>
          </table:table-cell>
          <table:table-cell table:style-name="ce7" table:formula="of:=IF([.AK29]=1;COM.MICROSOFT.CONCAT([.AF29];&quot; x &quot;;[.AG29];&quot; inches, &quot;;[.AH29];&quot; x &quot;;[.AI2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29]/[.$J29]; 0)" office:value-type="float" office:value="36" calcext:value-type="float">
            <text:p>36</text:p>
          </table:table-cell>
          <table:table-cell table:style-name="ce7" table:formula="of:=ROUND([.AM29]*2.54; 0)" office:value-type="float" office:value="61" calcext:value-type="float">
            <text:p>61</text:p>
          </table:table-cell>
          <table:table-cell table:style-name="ce7" table:formula="of:=ROUND([.AN29]*2.54;0)" office:value-type="float" office:value="91" calcext:value-type="float">
            <text:p>91</text:p>
          </table:table-cell>
          <table:table-cell table:style-name="ce7" table:formula="of:=IF([.$I29]&lt;[.$H29]; [.$I29]/[.AM29]; [.$H29]/[.AM29])" office:value-type="float" office:value="115.125" calcext:value-type="float">
            <text:p>115</text:p>
          </table:table-cell>
          <table:table-cell table:style-name="ce7" table:formula="of:=IF([.AQ29]&gt;90; 1; 0)" office:value-type="float" office:value="1" calcext:value-type="float">
            <text:p>1</text:p>
          </table:table-cell>
          <table:table-cell table:style-name="ce7" table:formula="of:=IF([.AR29]=1;COM.MICROSOFT.CONCAT([.AM29];&quot; x &quot;;[.AN29];&quot; inches, &quot;;[.AO29];&quot; x &quot;;[.AP29];&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29]/[.$J29]; 0)" office:value-type="float" office:value="12" calcext:value-type="float">
            <text:p>12</text:p>
          </table:table-cell>
          <table:table-cell table:style-name="ce7" table:formula="of:=ROUND([.AT29]*2.54; 0)" office:value-type="float" office:value="20" calcext:value-type="float">
            <text:p>20</text:p>
          </table:table-cell>
          <table:table-cell table:style-name="ce7" table:formula="of:=ROUND([.AU29]*2.54;0)" office:value-type="float" office:value="30" calcext:value-type="float">
            <text:p>30</text:p>
          </table:table-cell>
          <table:table-cell table:style-name="ce7" table:formula="of:=IF([.$I29]&lt;[.$H29]; [.$I29]/[.AT29]; [.$H29]/[.AT29])" office:value-type="float" office:value="345.375" calcext:value-type="float">
            <text:p>345</text:p>
          </table:table-cell>
          <table:table-cell table:style-name="ce7" table:formula="of:=IF([.AX29]&gt;280; 1; 0)" office:value-type="float" office:value="1" calcext:value-type="float">
            <text:p>1</text:p>
          </table:table-cell>
          <table:table-cell table:style-name="ce7" table:formula="of:=IF([.AY29]=1;COM.MICROSOFT.CONCAT([.AT29];&quot; x &quot;;[.AU29];&quot; inches, &quot;;[.AV29];&quot; x &quot;;[.AW2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29]/[.$J29]; 0)" office:value-type="float" office:value="18" calcext:value-type="float">
            <text:p>18</text:p>
          </table:table-cell>
          <table:table-cell table:style-name="ce7" table:formula="of:=ROUND([.BA29]*2.54; 0)" office:value-type="float" office:value="30" calcext:value-type="float">
            <text:p>30</text:p>
          </table:table-cell>
          <table:table-cell table:style-name="ce7" table:formula="of:=ROUND([.BB29]*2.54;0)" office:value-type="float" office:value="46" calcext:value-type="float">
            <text:p>46</text:p>
          </table:table-cell>
          <table:table-cell table:style-name="ce7" table:formula="of:=IF([.$I29]&lt;[.$H29]; [.$I29]/[.BA29]; [.$H29]/[.BA29])" office:value-type="float" office:value="230.25" calcext:value-type="float">
            <text:p>230</text:p>
          </table:table-cell>
          <table:table-cell table:style-name="ce7" table:formula="of:=IF([.BE29]&gt;180; 1; 0)" office:value-type="float" office:value="1" calcext:value-type="float">
            <text:p>1</text:p>
          </table:table-cell>
          <table:table-cell table:style-name="ce7" table:formula="of:=IF([.BF29]=1;COM.MICROSOFT.CONCAT([.BA29];&quot; x &quot;;[.BB29];&quot; inches, &quot;;[.BC29];&quot; x &quot;;[.BD2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29]/[.$J29]; 0)" office:value-type="float" office:value="24" calcext:value-type="float">
            <text:p>24</text:p>
          </table:table-cell>
          <table:table-cell table:style-name="ce7" table:formula="of:=ROUND([.BH29]*2.54; 0)" office:value-type="float" office:value="41" calcext:value-type="float">
            <text:p>41</text:p>
          </table:table-cell>
          <table:table-cell table:style-name="ce7" table:formula="of:=ROUND([.BI29]*2.54;0)" office:value-type="float" office:value="61" calcext:value-type="float">
            <text:p>61</text:p>
          </table:table-cell>
          <table:table-cell table:style-name="ce7" table:formula="of:=IF([.$I29]&lt;[.$H29]; [.$I29]/[.BH29]; [.$H29]/[.BH29])" office:value-type="float" office:value="172.6875" calcext:value-type="float">
            <text:p>173</text:p>
          </table:table-cell>
          <table:table-cell table:style-name="ce7" table:formula="of:=IF([.BL29]&gt;150; 1; 0)" office:value-type="float" office:value="1" calcext:value-type="float">
            <text:p>1</text:p>
          </table:table-cell>
          <table:table-cell table:style-name="ce7" table:formula="of:=IF([.BM29]=1;COM.MICROSOFT.CONCAT([.BH29];&quot; x &quot;;[.BI29];&quot; inches, &quot;;[.BJ29];&quot; x &quot;;[.BK2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29]/[.$J29]; 0)" office:value-type="float" office:value="30" calcext:value-type="float">
            <text:p>30</text:p>
          </table:table-cell>
          <table:table-cell table:style-name="ce7" table:formula="of:=ROUND([.BO29]*2.54; 0)" office:value-type="float" office:value="51" calcext:value-type="float">
            <text:p>51</text:p>
          </table:table-cell>
          <table:table-cell table:style-name="ce7" table:formula="of:=ROUND([.BP29]*2.54;0)" office:value-type="float" office:value="76" calcext:value-type="float">
            <text:p>76</text:p>
          </table:table-cell>
          <table:table-cell table:style-name="ce7" table:formula="of:=IF([.$I29]&lt;[.$H29]; [.$I29]/[.BO29]; [.$H29]/[.BO29])" office:value-type="float" office:value="138.15" calcext:value-type="float">
            <text:p>138</text:p>
          </table:table-cell>
          <table:table-cell table:style-name="ce7" table:formula="of:=IF([.BS29]&gt;125; 1; 0)" office:value-type="float" office:value="1" calcext:value-type="float">
            <text:p>1</text:p>
          </table:table-cell>
          <table:table-cell table:style-name="ce7" table:formula="of:=IF([.BT29]=1;COM.MICROSOFT.CONCAT([.BO29];&quot; x &quot;;[.BP29];&quot; inches, &quot;;[.BQ29];&quot; x &quot;;[.BR2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29]/[.$J29]; 0)" office:value-type="float" office:value="36" calcext:value-type="float">
            <text:p>36</text:p>
          </table:table-cell>
          <table:table-cell table:style-name="ce7" table:formula="of:=ROUND([.BV29]*2.54; 0)" office:value-type="float" office:value="61" calcext:value-type="float">
            <text:p>61</text:p>
          </table:table-cell>
          <table:table-cell table:style-name="ce7" table:formula="of:=ROUND([.BW29]*2.54;0)" office:value-type="float" office:value="91" calcext:value-type="float">
            <text:p>91</text:p>
          </table:table-cell>
          <table:table-cell table:style-name="ce7" table:formula="of:=IF([.$I29]&lt;[.$H29]; [.$I29]/[.BV29]; [.$H29]/[.BV29])" office:value-type="float" office:value="115.125" calcext:value-type="float">
            <text:p>115</text:p>
          </table:table-cell>
          <table:table-cell table:style-name="ce7" table:formula="of:=IF([.BZ29]&gt;110; 1; 0)" office:value-type="float" office:value="1" calcext:value-type="float">
            <text:p>1</text:p>
          </table:table-cell>
          <table:table-cell table:style-name="ce7" table:formula="of:=IF([.CA29]=1;COM.MICROSOFT.CONCAT([.BV29];&quot; x &quot;;[.BW29];&quot; inches, &quot;;[.BX29];&quot; x &quot;;[.BY29];&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29" calcext:value-type="float">
            <text:p>29</text:p>
          </table:table-cell>
          <table:table-cell table:formula="of:=COM.MICROSOFT.CONCAT(&quot;PrintGalleryImage-&quot;;[.A30];&quot;.jpg&quot;)" office:value-type="string" office:string-value="PrintGalleryImage-29.jpg" calcext:value-type="string">
            <text:p>PrintGalleryImage-29.jpg</text:p>
          </table:table-cell>
          <table:table-cell table:style-name="Default" office:value-type="string" calcext:value-type="string">
            <text:p>Framed Vervet Monkey</text:p>
          </table:table-cell>
          <table:table-cell table:style-name="Default" office:value-type="string" calcext:value-type="string">
            <text:p>This vervet hung around our camp and was willing to sit and pose quite a lot. He also tried to steel our fruit as well, so wasn't always perfectly behaved.</text:p>
          </table:table-cell>
          <table:table-cell table:style-name="Default" office:value-type="string" calcext:value-type="string">
            <text:p>Adrian, Adrian O Brien, Adrian O' Brien, Adrian O'Brien, Animals, Brien, O' Brien, O'Brien, OBrien, Wildlife chasing, chasing, chasing wildlife, chasingwildlife, kenya, mammal, mara, masai, monkey, nature, wildlifechasing</text:p>
          </table:table-cell>
          <table:table-cell table:style-name="ce12" office:value-type="string" calcext:value-type="string">
            <text:p>19/10/2012 12:33:27</text:p>
          </table:table-cell>
          <table:table-cell table:style-name="Default" office:value-type="string" calcext:value-type="string">
            <text:p>4012 x 2675</text:p>
          </table:table-cell>
          <table:table-cell table:formula="of:=LEFT([.G30];4)" office:value-type="string" office:string-value="4012" calcext:value-type="string">
            <text:p>4012</text:p>
          </table:table-cell>
          <table:table-cell table:formula="of:=RIGHT([.G30];4)" office:value-type="string" office:string-value="2675" calcext:value-type="string">
            <text:p>2675</text:p>
          </table:table-cell>
          <table:table-cell table:style-name="ce6" table:formula="of:=IF([.I30]/[.H30]&gt;1;[.H30]/[.I30];[.I30]/[.H30])" office:value-type="float" office:value="0.666749750747757" calcext:value-type="float">
            <text:p>0.667</text:p>
          </table:table-cell>
          <table:table-cell table:style-name="ce7" office:value-type="float" office:value="8" calcext:value-type="float">
            <text:p>8</text:p>
          </table:table-cell>
          <table:table-cell table:style-name="ce7" table:formula="of:=ROUND([.K30]/[.$J30]; 0)" office:value-type="float" office:value="12" calcext:value-type="float">
            <text:p>12</text:p>
          </table:table-cell>
          <table:table-cell table:style-name="ce7" table:formula="of:=ROUND([.K30]*2.54; 0)" office:value-type="float" office:value="20" calcext:value-type="float">
            <text:p>20</text:p>
          </table:table-cell>
          <table:table-cell table:style-name="ce7" table:formula="of:=ROUND([.L30]*2.54;0)" office:value-type="float" office:value="30" calcext:value-type="float">
            <text:p>30</text:p>
          </table:table-cell>
          <table:table-cell table:style-name="ce7" table:formula="of:=IF([.$I30]&lt;[.$H30]; [.$I30]/[.K30]; [.$H30]/[.K30])" office:value-type="float" office:value="334.375" calcext:value-type="float">
            <text:p>334</text:p>
          </table:table-cell>
          <table:table-cell table:style-name="ce7" table:formula="of:=IF([.O30]&gt;250; 1; 0)" office:value-type="float" office:value="1" calcext:value-type="float">
            <text:p>1</text:p>
          </table:table-cell>
          <table:table-cell table:style-name="ce7" table:formula="of:=IF([.P30]=1;COM.MICROSOFT.CONCAT([.K30];&quot; x &quot;;[.L30];&quot; inches, &quot;;[.M30];&quot; x &quot;;[.N3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30]/[.$J30]; 0)" office:value-type="float" office:value="18" calcext:value-type="float">
            <text:p>18</text:p>
          </table:table-cell>
          <table:table-cell table:style-name="ce7" table:formula="of:=ROUND([.R30]*2.54; 0)" office:value-type="float" office:value="30" calcext:value-type="float">
            <text:p>30</text:p>
          </table:table-cell>
          <table:table-cell table:style-name="ce7" table:formula="of:=ROUND([.S30]*2.54;0)" office:value-type="float" office:value="46" calcext:value-type="float">
            <text:p>46</text:p>
          </table:table-cell>
          <table:table-cell table:style-name="ce7" table:formula="of:=IF([.$I30]&lt;[.$H30]; [.$I30]/[.R30]; [.$H30]/[.R30])" office:value-type="float" office:value="222.916666666667" calcext:value-type="float">
            <text:p>223</text:p>
          </table:table-cell>
          <table:table-cell table:style-name="ce7" table:formula="of:=IF([.V30]&gt;150; 1; 0)" office:value-type="float" office:value="1" calcext:value-type="float">
            <text:p>1</text:p>
          </table:table-cell>
          <table:table-cell table:style-name="ce7" table:formula="of:=IF([.W30]=1;COM.MICROSOFT.CONCAT([.R30];&quot; x &quot;;[.S30];&quot; inches, &quot;;[.T30];&quot; x &quot;;[.U3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30]/[.$J30]; 0)" office:value-type="float" office:value="24" calcext:value-type="float">
            <text:p>24</text:p>
          </table:table-cell>
          <table:table-cell table:style-name="ce7" table:formula="of:=ROUND([.Y30]*2.54; 0)" office:value-type="float" office:value="41" calcext:value-type="float">
            <text:p>41</text:p>
          </table:table-cell>
          <table:table-cell table:style-name="ce7" table:formula="of:=ROUND([.Z30]*2.54;0)" office:value-type="float" office:value="61" calcext:value-type="float">
            <text:p>61</text:p>
          </table:table-cell>
          <table:table-cell table:style-name="ce7" table:formula="of:=IF([.$I30]&lt;[.$H30]; [.$I30]/[.Y30]; [.$H30]/[.Y30])" office:value-type="float" office:value="167.1875" calcext:value-type="float">
            <text:p>167</text:p>
          </table:table-cell>
          <table:table-cell table:style-name="ce7" table:formula="of:=IF([.AC30]&gt;120; 1; 0)" office:value-type="float" office:value="1" calcext:value-type="float">
            <text:p>1</text:p>
          </table:table-cell>
          <table:table-cell table:style-name="ce7" table:formula="of:=IF([.AD30]=1;COM.MICROSOFT.CONCAT([.Y30];&quot; x &quot;;[.Z30];&quot; inches, &quot;;[.AA30];&quot; x &quot;;[.AB3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30]/[.$J30]; 0)" office:value-type="float" office:value="30" calcext:value-type="float">
            <text:p>30</text:p>
          </table:table-cell>
          <table:table-cell table:style-name="ce7" table:formula="of:=ROUND([.AF30]*2.54; 0)" office:value-type="float" office:value="51" calcext:value-type="float">
            <text:p>51</text:p>
          </table:table-cell>
          <table:table-cell table:style-name="ce7" table:formula="of:=ROUND([.AG30]*2.54;0)" office:value-type="float" office:value="76" calcext:value-type="float">
            <text:p>76</text:p>
          </table:table-cell>
          <table:table-cell table:style-name="ce7" table:formula="of:=IF([.$I30]&lt;[.$H30]; [.$I30]/[.AF30]; [.$H30]/[.AF30])" office:value-type="float" office:value="133.75" calcext:value-type="float">
            <text:p>134</text:p>
          </table:table-cell>
          <table:table-cell table:style-name="ce7" table:formula="of:=IF([.AJ30]&gt;100; 1; 0)" office:value-type="float" office:value="1" calcext:value-type="float">
            <text:p>1</text:p>
          </table:table-cell>
          <table:table-cell table:style-name="ce7" table:formula="of:=IF([.AK30]=1;COM.MICROSOFT.CONCAT([.AF30];&quot; x &quot;;[.AG30];&quot; inches, &quot;;[.AH30];&quot; x &quot;;[.AI3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30]/[.$J30]; 0)" office:value-type="float" office:value="36" calcext:value-type="float">
            <text:p>36</text:p>
          </table:table-cell>
          <table:table-cell table:style-name="ce7" table:formula="of:=ROUND([.AM30]*2.54; 0)" office:value-type="float" office:value="61" calcext:value-type="float">
            <text:p>61</text:p>
          </table:table-cell>
          <table:table-cell table:style-name="ce7" table:formula="of:=ROUND([.AN30]*2.54;0)" office:value-type="float" office:value="91" calcext:value-type="float">
            <text:p>91</text:p>
          </table:table-cell>
          <table:table-cell table:style-name="ce7" table:formula="of:=IF([.$I30]&lt;[.$H30]; [.$I30]/[.AM30]; [.$H30]/[.AM30])" office:value-type="float" office:value="111.458333333333" calcext:value-type="float">
            <text:p>111</text:p>
          </table:table-cell>
          <table:table-cell table:style-name="ce7" table:formula="of:=IF([.AQ30]&gt;90; 1; 0)" office:value-type="float" office:value="1" calcext:value-type="float">
            <text:p>1</text:p>
          </table:table-cell>
          <table:table-cell table:style-name="ce7" table:formula="of:=IF([.AR30]=1;COM.MICROSOFT.CONCAT([.AM30];&quot; x &quot;;[.AN30];&quot; inches, &quot;;[.AO30];&quot; x &quot;;[.AP30];&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30]/[.$J30]; 0)" office:value-type="float" office:value="12" calcext:value-type="float">
            <text:p>12</text:p>
          </table:table-cell>
          <table:table-cell table:style-name="ce7" table:formula="of:=ROUND([.AT30]*2.54; 0)" office:value-type="float" office:value="20" calcext:value-type="float">
            <text:p>20</text:p>
          </table:table-cell>
          <table:table-cell table:style-name="ce7" table:formula="of:=ROUND([.AU30]*2.54;0)" office:value-type="float" office:value="30" calcext:value-type="float">
            <text:p>30</text:p>
          </table:table-cell>
          <table:table-cell table:style-name="ce7" table:formula="of:=IF([.$I30]&lt;[.$H30]; [.$I30]/[.AT30]; [.$H30]/[.AT30])" office:value-type="float" office:value="334.375" calcext:value-type="float">
            <text:p>334</text:p>
          </table:table-cell>
          <table:table-cell table:style-name="ce7" table:formula="of:=IF([.AX30]&gt;280; 1; 0)" office:value-type="float" office:value="1" calcext:value-type="float">
            <text:p>1</text:p>
          </table:table-cell>
          <table:table-cell table:style-name="ce7" table:formula="of:=IF([.AY30]=1;COM.MICROSOFT.CONCAT([.AT30];&quot; x &quot;;[.AU30];&quot; inches, &quot;;[.AV30];&quot; x &quot;;[.AW3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30]/[.$J30]; 0)" office:value-type="float" office:value="18" calcext:value-type="float">
            <text:p>18</text:p>
          </table:table-cell>
          <table:table-cell table:style-name="ce7" table:formula="of:=ROUND([.BA30]*2.54; 0)" office:value-type="float" office:value="30" calcext:value-type="float">
            <text:p>30</text:p>
          </table:table-cell>
          <table:table-cell table:style-name="ce7" table:formula="of:=ROUND([.BB30]*2.54;0)" office:value-type="float" office:value="46" calcext:value-type="float">
            <text:p>46</text:p>
          </table:table-cell>
          <table:table-cell table:style-name="ce7" table:formula="of:=IF([.$I30]&lt;[.$H30]; [.$I30]/[.BA30]; [.$H30]/[.BA30])" office:value-type="float" office:value="222.916666666667" calcext:value-type="float">
            <text:p>223</text:p>
          </table:table-cell>
          <table:table-cell table:style-name="ce7" table:formula="of:=IF([.BE30]&gt;180; 1; 0)" office:value-type="float" office:value="1" calcext:value-type="float">
            <text:p>1</text:p>
          </table:table-cell>
          <table:table-cell table:style-name="ce7" table:formula="of:=IF([.BF30]=1;COM.MICROSOFT.CONCAT([.BA30];&quot; x &quot;;[.BB30];&quot; inches, &quot;;[.BC30];&quot; x &quot;;[.BD3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30]/[.$J30]; 0)" office:value-type="float" office:value="24" calcext:value-type="float">
            <text:p>24</text:p>
          </table:table-cell>
          <table:table-cell table:style-name="ce7" table:formula="of:=ROUND([.BH30]*2.54; 0)" office:value-type="float" office:value="41" calcext:value-type="float">
            <text:p>41</text:p>
          </table:table-cell>
          <table:table-cell table:style-name="ce7" table:formula="of:=ROUND([.BI30]*2.54;0)" office:value-type="float" office:value="61" calcext:value-type="float">
            <text:p>61</text:p>
          </table:table-cell>
          <table:table-cell table:style-name="ce7" table:formula="of:=IF([.$I30]&lt;[.$H30]; [.$I30]/[.BH30]; [.$H30]/[.BH30])" office:value-type="float" office:value="167.1875" calcext:value-type="float">
            <text:p>167</text:p>
          </table:table-cell>
          <table:table-cell table:style-name="ce7" table:formula="of:=IF([.BL30]&gt;150; 1; 0)" office:value-type="float" office:value="1" calcext:value-type="float">
            <text:p>1</text:p>
          </table:table-cell>
          <table:table-cell table:style-name="ce7" table:formula="of:=IF([.BM30]=1;COM.MICROSOFT.CONCAT([.BH30];&quot; x &quot;;[.BI30];&quot; inches, &quot;;[.BJ30];&quot; x &quot;;[.BK3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30]/[.$J30]; 0)" office:value-type="float" office:value="30" calcext:value-type="float">
            <text:p>30</text:p>
          </table:table-cell>
          <table:table-cell table:style-name="ce7" table:formula="of:=ROUND([.BO30]*2.54; 0)" office:value-type="float" office:value="51" calcext:value-type="float">
            <text:p>51</text:p>
          </table:table-cell>
          <table:table-cell table:style-name="ce7" table:formula="of:=ROUND([.BP30]*2.54;0)" office:value-type="float" office:value="76" calcext:value-type="float">
            <text:p>76</text:p>
          </table:table-cell>
          <table:table-cell table:style-name="ce7" table:formula="of:=IF([.$I30]&lt;[.$H30]; [.$I30]/[.BO30]; [.$H30]/[.BO30])" office:value-type="float" office:value="133.75" calcext:value-type="float">
            <text:p>134</text:p>
          </table:table-cell>
          <table:table-cell table:style-name="ce7" table:formula="of:=IF([.BS30]&gt;125; 1; 0)" office:value-type="float" office:value="1" calcext:value-type="float">
            <text:p>1</text:p>
          </table:table-cell>
          <table:table-cell table:style-name="ce7" table:formula="of:=IF([.BT30]=1;COM.MICROSOFT.CONCAT([.BO30];&quot; x &quot;;[.BP30];&quot; inches, &quot;;[.BQ30];&quot; x &quot;;[.BR3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30]/[.$J30]; 0)" office:value-type="float" office:value="36" calcext:value-type="float">
            <text:p>36</text:p>
          </table:table-cell>
          <table:table-cell table:style-name="ce7" table:formula="of:=ROUND([.BV30]*2.54; 0)" office:value-type="float" office:value="61" calcext:value-type="float">
            <text:p>61</text:p>
          </table:table-cell>
          <table:table-cell table:style-name="ce7" table:formula="of:=ROUND([.BW30]*2.54;0)" office:value-type="float" office:value="91" calcext:value-type="float">
            <text:p>91</text:p>
          </table:table-cell>
          <table:table-cell table:style-name="ce7" table:formula="of:=IF([.$I30]&lt;[.$H30]; [.$I30]/[.BV30]; [.$H30]/[.BV30])" office:value-type="float" office:value="111.458333333333" calcext:value-type="float">
            <text:p>111</text:p>
          </table:table-cell>
          <table:table-cell table:style-name="ce7" table:formula="of:=IF([.BZ30]&gt;110; 1; 0)" office:value-type="float" office:value="1" calcext:value-type="float">
            <text:p>1</text:p>
          </table:table-cell>
          <table:table-cell table:style-name="ce7" table:formula="of:=IF([.CA30]=1;COM.MICROSOFT.CONCAT([.BV30];&quot; x &quot;;[.BW30];&quot; inches, &quot;;[.BX30];&quot; x &quot;;[.BY30];&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30" calcext:value-type="float">
            <text:p>30</text:p>
          </table:table-cell>
          <table:table-cell table:formula="of:=COM.MICROSOFT.CONCAT(&quot;PrintGalleryImage-&quot;;[.A31];&quot;.jpg&quot;)" office:value-type="string" office:string-value="PrintGalleryImage-30.jpg" calcext:value-type="string">
            <text:p>PrintGalleryImage-30.jpg</text:p>
          </table:table-cell>
          <table:table-cell table:style-name="Default" office:value-type="string" calcext:value-type="string">
            <text:p>Hippo Face</text:p>
          </table:table-cell>
          <table:table-cell table:style-name="Default" office:value-type="string" calcext:value-type="string">
            <text:p>Photography Lesson number 1. Back everything up twice. The NatGeo level photos I had of Hippos were on a memory card that got corrupted. The back up was stolen. Hippos aren't easy to photograph but do provide opportunities for dramatic story telling images. I need to go back and get some more.</text:p>
          </table:table-cell>
          <table:table-cell table:style-name="Default" office:value-type="string" calcext:value-type="string">
            <text:p>Adrian, Adrian O Brien, Adrian O' Brien, Adrian O'Brien, Animals, Brien, O' Brien, O'Brien, OBrien, Wildlife chasing, chasing, chasing wildlife, chasingwildlife, kenya, mammal, mara, masai, nature, wildlifechasing</text:p>
          </table:table-cell>
          <table:table-cell table:style-name="ce12" office:value-type="string" calcext:value-type="string">
            <text:p>31/12/2017 14:27:44</text:p>
          </table:table-cell>
          <table:table-cell table:style-name="Default" office:value-type="string" calcext:value-type="string">
            <text:p>3054 x 2443</text:p>
          </table:table-cell>
          <table:table-cell table:formula="of:=LEFT([.G31];4)" office:value-type="string" office:string-value="3054" calcext:value-type="string">
            <text:p>3054</text:p>
          </table:table-cell>
          <table:table-cell table:formula="of:=RIGHT([.G31];4)" office:value-type="string" office:string-value="2443" calcext:value-type="string">
            <text:p>2443</text:p>
          </table:table-cell>
          <table:table-cell table:style-name="ce6" table:formula="of:=IF([.I31]/[.H31]&gt;1;[.H31]/[.I31];[.I31]/[.H31])" office:value-type="float" office:value="0.799934512115259" calcext:value-type="float">
            <text:p>0.800</text:p>
          </table:table-cell>
          <table:table-cell table:style-name="ce7" office:value-type="float" office:value="8" calcext:value-type="float">
            <text:p>8</text:p>
          </table:table-cell>
          <table:table-cell table:style-name="ce7" table:formula="of:=ROUND([.K31]/[.$J31]; 0)" office:value-type="float" office:value="10" calcext:value-type="float">
            <text:p>10</text:p>
          </table:table-cell>
          <table:table-cell table:style-name="ce7" table:formula="of:=ROUND([.K31]*2.54; 0)" office:value-type="float" office:value="20" calcext:value-type="float">
            <text:p>20</text:p>
          </table:table-cell>
          <table:table-cell table:style-name="ce7" table:formula="of:=ROUND([.L31]*2.54;0)" office:value-type="float" office:value="25" calcext:value-type="float">
            <text:p>25</text:p>
          </table:table-cell>
          <table:table-cell table:style-name="ce7" table:formula="of:=IF([.$I31]&lt;[.$H31]; [.$I31]/[.K31]; [.$H31]/[.K31])" office:value-type="float" office:value="305.375" calcext:value-type="float">
            <text:p>305</text:p>
          </table:table-cell>
          <table:table-cell table:style-name="ce7" table:formula="of:=IF([.O31]&gt;250; 1; 0)" office:value-type="float" office:value="1" calcext:value-type="float">
            <text:p>1</text:p>
          </table:table-cell>
          <table:table-cell table:style-name="ce7" table:formula="of:=IF([.P31]=1;COM.MICROSOFT.CONCAT([.K31];&quot; x &quot;;[.L31];&quot; inches, &quot;;[.M31];&quot; x &quot;;[.N31];&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31]/[.$J31]; 0)" office:value-type="float" office:value="15" calcext:value-type="float">
            <text:p>15</text:p>
          </table:table-cell>
          <table:table-cell table:style-name="ce7" table:formula="of:=ROUND([.R31]*2.54; 0)" office:value-type="float" office:value="30" calcext:value-type="float">
            <text:p>30</text:p>
          </table:table-cell>
          <table:table-cell table:style-name="ce7" table:formula="of:=ROUND([.S31]*2.54;0)" office:value-type="float" office:value="38" calcext:value-type="float">
            <text:p>38</text:p>
          </table:table-cell>
          <table:table-cell table:style-name="ce7" table:formula="of:=IF([.$I31]&lt;[.$H31]; [.$I31]/[.R31]; [.$H31]/[.R31])" office:value-type="float" office:value="203.583333333333" calcext:value-type="float">
            <text:p>204</text:p>
          </table:table-cell>
          <table:table-cell table:style-name="ce7" table:formula="of:=IF([.V31]&gt;150; 1; 0)" office:value-type="float" office:value="1" calcext:value-type="float">
            <text:p>1</text:p>
          </table:table-cell>
          <table:table-cell table:style-name="ce7" table:formula="of:=IF([.W31]=1;COM.MICROSOFT.CONCAT([.R31];&quot; x &quot;;[.S31];&quot; inches, &quot;;[.T31];&quot; x &quot;;[.U31];&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31]/[.$J31]; 0)" office:value-type="float" office:value="20" calcext:value-type="float">
            <text:p>20</text:p>
          </table:table-cell>
          <table:table-cell table:style-name="ce7" table:formula="of:=ROUND([.Y31]*2.54; 0)" office:value-type="float" office:value="41" calcext:value-type="float">
            <text:p>41</text:p>
          </table:table-cell>
          <table:table-cell table:style-name="ce7" table:formula="of:=ROUND([.Z31]*2.54;0)" office:value-type="float" office:value="51" calcext:value-type="float">
            <text:p>51</text:p>
          </table:table-cell>
          <table:table-cell table:style-name="ce7" table:formula="of:=IF([.$I31]&lt;[.$H31]; [.$I31]/[.Y31]; [.$H31]/[.Y31])" office:value-type="float" office:value="152.6875" calcext:value-type="float">
            <text:p>153</text:p>
          </table:table-cell>
          <table:table-cell table:style-name="ce7" table:formula="of:=IF([.AC31]&gt;120; 1; 0)" office:value-type="float" office:value="1" calcext:value-type="float">
            <text:p>1</text:p>
          </table:table-cell>
          <table:table-cell table:style-name="ce7" table:formula="of:=IF([.AD31]=1;COM.MICROSOFT.CONCAT([.Y31];&quot; x &quot;;[.Z31];&quot; inches, &quot;;[.AA31];&quot; x &quot;;[.AB31];&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31]/[.$J31]; 0)" office:value-type="float" office:value="25" calcext:value-type="float">
            <text:p>25</text:p>
          </table:table-cell>
          <table:table-cell table:style-name="ce7" table:formula="of:=ROUND([.AF31]*2.54; 0)" office:value-type="float" office:value="51" calcext:value-type="float">
            <text:p>51</text:p>
          </table:table-cell>
          <table:table-cell table:style-name="ce7" table:formula="of:=ROUND([.AG31]*2.54;0)" office:value-type="float" office:value="64" calcext:value-type="float">
            <text:p>64</text:p>
          </table:table-cell>
          <table:table-cell table:style-name="ce7" table:formula="of:=IF([.$I31]&lt;[.$H31]; [.$I31]/[.AF31]; [.$H31]/[.AF31])" office:value-type="float" office:value="122.15" calcext:value-type="float">
            <text:p>122</text:p>
          </table:table-cell>
          <table:table-cell table:style-name="ce7" table:formula="of:=IF([.AJ31]&gt;100; 1; 0)" office:value-type="float" office:value="1" calcext:value-type="float">
            <text:p>1</text:p>
          </table:table-cell>
          <table:table-cell table:style-name="ce7" table:formula="of:=IF([.AK31]=1;COM.MICROSOFT.CONCAT([.AF31];&quot; x &quot;;[.AG31];&quot; inches, &quot;;[.AH31];&quot; x &quot;;[.AI31];&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31]/[.$J31]; 0)" office:value-type="float" office:value="30" calcext:value-type="float">
            <text:p>30</text:p>
          </table:table-cell>
          <table:table-cell table:style-name="ce7" table:formula="of:=ROUND([.AM31]*2.54; 0)" office:value-type="float" office:value="61" calcext:value-type="float">
            <text:p>61</text:p>
          </table:table-cell>
          <table:table-cell table:style-name="ce7" table:formula="of:=ROUND([.AN31]*2.54;0)" office:value-type="float" office:value="76" calcext:value-type="float">
            <text:p>76</text:p>
          </table:table-cell>
          <table:table-cell table:style-name="ce7" table:formula="of:=IF([.$I31]&lt;[.$H31]; [.$I31]/[.AM31]; [.$H31]/[.AM31])" office:value-type="float" office:value="101.791666666667" calcext:value-type="float">
            <text:p>102</text:p>
          </table:table-cell>
          <table:table-cell table:style-name="ce7" table:formula="of:=IF([.AQ31]&gt;90; 1; 0)" office:value-type="float" office:value="1" calcext:value-type="float">
            <text:p>1</text:p>
          </table:table-cell>
          <table:table-cell table:style-name="ce7" table:formula="of:=IF([.AR31]=1;COM.MICROSOFT.CONCAT([.AM31];&quot; x &quot;;[.AN31];&quot; inches, &quot;;[.AO31];&quot; x &quot;;[.AP31];&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31]/[.$J31]; 0)" office:value-type="float" office:value="10" calcext:value-type="float">
            <text:p>10</text:p>
          </table:table-cell>
          <table:table-cell table:style-name="ce7" table:formula="of:=ROUND([.AT31]*2.54; 0)" office:value-type="float" office:value="20" calcext:value-type="float">
            <text:p>20</text:p>
          </table:table-cell>
          <table:table-cell table:style-name="ce7" table:formula="of:=ROUND([.AU31]*2.54;0)" office:value-type="float" office:value="25" calcext:value-type="float">
            <text:p>25</text:p>
          </table:table-cell>
          <table:table-cell table:style-name="ce7" table:formula="of:=IF([.$I31]&lt;[.$H31]; [.$I31]/[.AT31]; [.$H31]/[.AT31])" office:value-type="float" office:value="305.375" calcext:value-type="float">
            <text:p>305</text:p>
          </table:table-cell>
          <table:table-cell table:style-name="ce7" table:formula="of:=IF([.AX31]&gt;280; 1; 0)" office:value-type="float" office:value="1" calcext:value-type="float">
            <text:p>1</text:p>
          </table:table-cell>
          <table:table-cell table:style-name="ce7" table:formula="of:=IF([.AY31]=1;COM.MICROSOFT.CONCAT([.AT31];&quot; x &quot;;[.AU31];&quot; inches, &quot;;[.AV31];&quot; x &quot;;[.AW31];&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31]/[.$J31]; 0)" office:value-type="float" office:value="15" calcext:value-type="float">
            <text:p>15</text:p>
          </table:table-cell>
          <table:table-cell table:style-name="ce7" table:formula="of:=ROUND([.BA31]*2.54; 0)" office:value-type="float" office:value="30" calcext:value-type="float">
            <text:p>30</text:p>
          </table:table-cell>
          <table:table-cell table:style-name="ce7" table:formula="of:=ROUND([.BB31]*2.54;0)" office:value-type="float" office:value="38" calcext:value-type="float">
            <text:p>38</text:p>
          </table:table-cell>
          <table:table-cell table:style-name="ce7" table:formula="of:=IF([.$I31]&lt;[.$H31]; [.$I31]/[.BA31]; [.$H31]/[.BA31])" office:value-type="float" office:value="203.583333333333" calcext:value-type="float">
            <text:p>204</text:p>
          </table:table-cell>
          <table:table-cell table:style-name="ce7" table:formula="of:=IF([.BE31]&gt;180; 1; 0)" office:value-type="float" office:value="1" calcext:value-type="float">
            <text:p>1</text:p>
          </table:table-cell>
          <table:table-cell table:style-name="ce7" table:formula="of:=IF([.BF31]=1;COM.MICROSOFT.CONCAT([.BA31];&quot; x &quot;;[.BB31];&quot; inches, &quot;;[.BC31];&quot; x &quot;;[.BD31];&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31]/[.$J31]; 0)" office:value-type="float" office:value="20" calcext:value-type="float">
            <text:p>20</text:p>
          </table:table-cell>
          <table:table-cell table:style-name="ce7" table:formula="of:=ROUND([.BH31]*2.54; 0)" office:value-type="float" office:value="41" calcext:value-type="float">
            <text:p>41</text:p>
          </table:table-cell>
          <table:table-cell table:style-name="ce7" table:formula="of:=ROUND([.BI31]*2.54;0)" office:value-type="float" office:value="51" calcext:value-type="float">
            <text:p>51</text:p>
          </table:table-cell>
          <table:table-cell table:style-name="ce7" table:formula="of:=IF([.$I31]&lt;[.$H31]; [.$I31]/[.BH31]; [.$H31]/[.BH31])" office:value-type="float" office:value="152.6875" calcext:value-type="float">
            <text:p>153</text:p>
          </table:table-cell>
          <table:table-cell table:style-name="ce7" table:formula="of:=IF([.BL31]&gt;150; 1; 0)" office:value-type="float" office:value="1" calcext:value-type="float">
            <text:p>1</text:p>
          </table:table-cell>
          <table:table-cell table:style-name="ce7" table:formula="of:=IF([.BM31]=1;COM.MICROSOFT.CONCAT([.BH31];&quot; x &quot;;[.BI31];&quot; inches, &quot;;[.BJ31];&quot; x &quot;;[.BK31];&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31]/[.$J31]; 0)" office:value-type="float" office:value="25" calcext:value-type="float">
            <text:p>25</text:p>
          </table:table-cell>
          <table:table-cell table:style-name="ce7" table:formula="of:=ROUND([.BO31]*2.54; 0)" office:value-type="float" office:value="51" calcext:value-type="float">
            <text:p>51</text:p>
          </table:table-cell>
          <table:table-cell table:style-name="ce7" table:formula="of:=ROUND([.BP31]*2.54;0)" office:value-type="float" office:value="64" calcext:value-type="float">
            <text:p>64</text:p>
          </table:table-cell>
          <table:table-cell table:style-name="ce7" table:formula="of:=IF([.$I31]&lt;[.$H31]; [.$I31]/[.BO31]; [.$H31]/[.BO31])" office:value-type="float" office:value="122.15" calcext:value-type="float">
            <text:p>122</text:p>
          </table:table-cell>
          <table:table-cell table:style-name="ce7" table:formula="of:=IF([.BS31]&gt;125; 1; 0)" office:value-type="float" office:value="0" calcext:value-type="float">
            <text:p>0</text:p>
          </table:table-cell>
          <table:table-cell table:style-name="ce7" table:formula="of:=IF([.BT31]=1;COM.MICROSOFT.CONCAT([.BO31];&quot; x &quot;;[.BP31];&quot; inches, &quot;;[.BQ31];&quot; x &quot;;[.BR31];&quot; cm&quot;); &quot;&quot;)">
            <text:p/>
          </table:table-cell>
          <table:table-cell table:style-name="ce7" office:value-type="float" office:value="24" calcext:value-type="float">
            <text:p>24</text:p>
          </table:table-cell>
          <table:table-cell table:style-name="ce7" table:formula="of:=ROUND([.BV31]/[.$J31]; 0)" office:value-type="float" office:value="30" calcext:value-type="float">
            <text:p>30</text:p>
          </table:table-cell>
          <table:table-cell table:style-name="ce7" table:formula="of:=ROUND([.BV31]*2.54; 0)" office:value-type="float" office:value="61" calcext:value-type="float">
            <text:p>61</text:p>
          </table:table-cell>
          <table:table-cell table:style-name="ce7" table:formula="of:=ROUND([.BW31]*2.54;0)" office:value-type="float" office:value="76" calcext:value-type="float">
            <text:p>76</text:p>
          </table:table-cell>
          <table:table-cell table:style-name="ce7" table:formula="of:=IF([.$I31]&lt;[.$H31]; [.$I31]/[.BV31]; [.$H31]/[.BV31])" office:value-type="float" office:value="101.791666666667" calcext:value-type="float">
            <text:p>102</text:p>
          </table:table-cell>
          <table:table-cell table:style-name="ce7" table:formula="of:=IF([.BZ31]&gt;110; 1; 0)" office:value-type="float" office:value="0" calcext:value-type="float">
            <text:p>0</text:p>
          </table:table-cell>
          <table:table-cell table:style-name="ce7" table:formula="of:=IF([.CA31]=1;COM.MICROSOFT.CONCAT([.BV31];&quot; x &quot;;[.BW31];&quot; inches, &quot;;[.BX31];&quot; x &quot;;[.BY31];&quot; cm&quot;); &quot;&quot;)">
            <text:p/>
          </table:table-cell>
          <table:table-cell table:number-columns-repeated="2"/>
        </table:table-row>
        <table:table-row table:style-name="ro2">
          <table:table-cell office:value-type="float" office:value="31" calcext:value-type="float">
            <text:p>31</text:p>
          </table:table-cell>
          <table:table-cell table:formula="of:=COM.MICROSOFT.CONCAT(&quot;PrintGalleryImage-&quot;;[.A32];&quot;.jpg&quot;)" office:value-type="string" office:string-value="PrintGalleryImage-31.jpg" calcext:value-type="string">
            <text:p>PrintGalleryImage-31.jpg</text:p>
          </table:table-cell>
          <table:table-cell table:style-name="Default" office:value-type="string" calcext:value-type="string">
            <text:p>Perched Lilac-breasted Roller</text:p>
          </table:table-cell>
          <table:table-cell table:style-name="Default" office:value-type="string" calcext:value-type="string">
            <text:p>The lilac-breasted roller is one of Africa's iconic birds. It is visible all over when you are on safari. However being such quick fliers and graceful movers, getting a good image is rather difficult sometimes.</text:p>
          </table:table-cell>
          <table:table-cell table:style-name="Default" office:value-type="string" calcext:value-type="string">
            <text:p>Adrian, Adrian O Brien, Adrian O' Brien, Adrian O'Brien, Animals, Birds, Brien, O' Brien, O'Brien, OBrien, Wildlife chasing, chasing, chasing wildlife, chasingwildlife, kenya, mara, masai, nature, wildlifechasing</text:p>
          </table:table-cell>
          <table:table-cell table:style-name="ce12" office:value-type="string" calcext:value-type="string">
            <text:p>19/10/2012 15:16:18</text:p>
          </table:table-cell>
          <table:table-cell table:style-name="Default" office:value-type="string" calcext:value-type="string">
            <text:p>3264 x 4896</text:p>
          </table:table-cell>
          <table:table-cell table:formula="of:=LEFT([.G32];4)" office:value-type="string" office:string-value="3264" calcext:value-type="string">
            <text:p>3264</text:p>
          </table:table-cell>
          <table:table-cell table:formula="of:=RIGHT([.G32];4)" office:value-type="string" office:string-value="4896" calcext:value-type="string">
            <text:p>4896</text:p>
          </table:table-cell>
          <table:table-cell table:style-name="ce6" table:formula="of:=IF([.I32]/[.H32]&gt;1;[.H32]/[.I32];[.I32]/[.H32])" office:value-type="float" office:value="0.666666666666667" calcext:value-type="float">
            <text:p>0.667</text:p>
          </table:table-cell>
          <table:table-cell table:style-name="ce7" office:value-type="float" office:value="8" calcext:value-type="float">
            <text:p>8</text:p>
          </table:table-cell>
          <table:table-cell table:style-name="ce7" table:formula="of:=ROUND([.K32]/[.$J32]; 0)" office:value-type="float" office:value="12" calcext:value-type="float">
            <text:p>12</text:p>
          </table:table-cell>
          <table:table-cell table:style-name="ce7" table:formula="of:=ROUND([.K32]*2.54; 0)" office:value-type="float" office:value="20" calcext:value-type="float">
            <text:p>20</text:p>
          </table:table-cell>
          <table:table-cell table:style-name="ce7" table:formula="of:=ROUND([.L32]*2.54;0)" office:value-type="float" office:value="30" calcext:value-type="float">
            <text:p>30</text:p>
          </table:table-cell>
          <table:table-cell table:style-name="ce7" table:formula="of:=IF([.$I32]&lt;[.$H32]; [.$I32]/[.K32]; [.$H32]/[.K32])" office:value-type="float" office:value="408" calcext:value-type="float">
            <text:p>408</text:p>
          </table:table-cell>
          <table:table-cell table:style-name="ce7" table:formula="of:=IF([.O32]&gt;250; 1; 0)" office:value-type="float" office:value="1" calcext:value-type="float">
            <text:p>1</text:p>
          </table:table-cell>
          <table:table-cell table:style-name="ce7" table:formula="of:=IF([.P32]=1;COM.MICROSOFT.CONCAT([.K32];&quot; x &quot;;[.L32];&quot; inches, &quot;;[.M32];&quot; x &quot;;[.N3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32]/[.$J32]; 0)" office:value-type="float" office:value="18" calcext:value-type="float">
            <text:p>18</text:p>
          </table:table-cell>
          <table:table-cell table:style-name="ce7" table:formula="of:=ROUND([.R32]*2.54; 0)" office:value-type="float" office:value="30" calcext:value-type="float">
            <text:p>30</text:p>
          </table:table-cell>
          <table:table-cell table:style-name="ce7" table:formula="of:=ROUND([.S32]*2.54;0)" office:value-type="float" office:value="46" calcext:value-type="float">
            <text:p>46</text:p>
          </table:table-cell>
          <table:table-cell table:style-name="ce7" table:formula="of:=IF([.$I32]&lt;[.$H32]; [.$I32]/[.R32]; [.$H32]/[.R32])" office:value-type="float" office:value="272" calcext:value-type="float">
            <text:p>272</text:p>
          </table:table-cell>
          <table:table-cell table:style-name="ce7" table:formula="of:=IF([.V32]&gt;150; 1; 0)" office:value-type="float" office:value="1" calcext:value-type="float">
            <text:p>1</text:p>
          </table:table-cell>
          <table:table-cell table:style-name="ce7" table:formula="of:=IF([.W32]=1;COM.MICROSOFT.CONCAT([.R32];&quot; x &quot;;[.S32];&quot; inches, &quot;;[.T32];&quot; x &quot;;[.U3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32]/[.$J32]; 0)" office:value-type="float" office:value="24" calcext:value-type="float">
            <text:p>24</text:p>
          </table:table-cell>
          <table:table-cell table:style-name="ce7" table:formula="of:=ROUND([.Y32]*2.54; 0)" office:value-type="float" office:value="41" calcext:value-type="float">
            <text:p>41</text:p>
          </table:table-cell>
          <table:table-cell table:style-name="ce7" table:formula="of:=ROUND([.Z32]*2.54;0)" office:value-type="float" office:value="61" calcext:value-type="float">
            <text:p>61</text:p>
          </table:table-cell>
          <table:table-cell table:style-name="ce7" table:formula="of:=IF([.$I32]&lt;[.$H32]; [.$I32]/[.Y32]; [.$H32]/[.Y32])" office:value-type="float" office:value="204" calcext:value-type="float">
            <text:p>204</text:p>
          </table:table-cell>
          <table:table-cell table:style-name="ce7" table:formula="of:=IF([.AC32]&gt;120; 1; 0)" office:value-type="float" office:value="1" calcext:value-type="float">
            <text:p>1</text:p>
          </table:table-cell>
          <table:table-cell table:style-name="ce7" table:formula="of:=IF([.AD32]=1;COM.MICROSOFT.CONCAT([.Y32];&quot; x &quot;;[.Z32];&quot; inches, &quot;;[.AA32];&quot; x &quot;;[.AB3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32]/[.$J32]; 0)" office:value-type="float" office:value="30" calcext:value-type="float">
            <text:p>30</text:p>
          </table:table-cell>
          <table:table-cell table:style-name="ce7" table:formula="of:=ROUND([.AF32]*2.54; 0)" office:value-type="float" office:value="51" calcext:value-type="float">
            <text:p>51</text:p>
          </table:table-cell>
          <table:table-cell table:style-name="ce7" table:formula="of:=ROUND([.AG32]*2.54;0)" office:value-type="float" office:value="76" calcext:value-type="float">
            <text:p>76</text:p>
          </table:table-cell>
          <table:table-cell table:style-name="ce7" table:formula="of:=IF([.$I32]&lt;[.$H32]; [.$I32]/[.AF32]; [.$H32]/[.AF32])" office:value-type="float" office:value="163.2" calcext:value-type="float">
            <text:p>163</text:p>
          </table:table-cell>
          <table:table-cell table:style-name="ce7" table:formula="of:=IF([.AJ32]&gt;100; 1; 0)" office:value-type="float" office:value="1" calcext:value-type="float">
            <text:p>1</text:p>
          </table:table-cell>
          <table:table-cell table:style-name="ce7" table:formula="of:=IF([.AK32]=1;COM.MICROSOFT.CONCAT([.AF32];&quot; x &quot;;[.AG32];&quot; inches, &quot;;[.AH32];&quot; x &quot;;[.AI3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32]/[.$J32]; 0)" office:value-type="float" office:value="36" calcext:value-type="float">
            <text:p>36</text:p>
          </table:table-cell>
          <table:table-cell table:style-name="ce7" table:formula="of:=ROUND([.AM32]*2.54; 0)" office:value-type="float" office:value="61" calcext:value-type="float">
            <text:p>61</text:p>
          </table:table-cell>
          <table:table-cell table:style-name="ce7" table:formula="of:=ROUND([.AN32]*2.54;0)" office:value-type="float" office:value="91" calcext:value-type="float">
            <text:p>91</text:p>
          </table:table-cell>
          <table:table-cell table:style-name="ce7" table:formula="of:=IF([.$I32]&lt;[.$H32]; [.$I32]/[.AM32]; [.$H32]/[.AM32])" office:value-type="float" office:value="136" calcext:value-type="float">
            <text:p>136</text:p>
          </table:table-cell>
          <table:table-cell table:style-name="ce7" table:formula="of:=IF([.AQ32]&gt;90; 1; 0)" office:value-type="float" office:value="1" calcext:value-type="float">
            <text:p>1</text:p>
          </table:table-cell>
          <table:table-cell table:style-name="ce7" table:formula="of:=IF([.AR32]=1;COM.MICROSOFT.CONCAT([.AM32];&quot; x &quot;;[.AN32];&quot; inches, &quot;;[.AO32];&quot; x &quot;;[.AP32];&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32]/[.$J32]; 0)" office:value-type="float" office:value="12" calcext:value-type="float">
            <text:p>12</text:p>
          </table:table-cell>
          <table:table-cell table:style-name="ce7" table:formula="of:=ROUND([.AT32]*2.54; 0)" office:value-type="float" office:value="20" calcext:value-type="float">
            <text:p>20</text:p>
          </table:table-cell>
          <table:table-cell table:style-name="ce7" table:formula="of:=ROUND([.AU32]*2.54;0)" office:value-type="float" office:value="30" calcext:value-type="float">
            <text:p>30</text:p>
          </table:table-cell>
          <table:table-cell table:style-name="ce7" table:formula="of:=IF([.$I32]&lt;[.$H32]; [.$I32]/[.AT32]; [.$H32]/[.AT32])" office:value-type="float" office:value="408" calcext:value-type="float">
            <text:p>408</text:p>
          </table:table-cell>
          <table:table-cell table:style-name="ce7" table:formula="of:=IF([.AX32]&gt;280; 1; 0)" office:value-type="float" office:value="1" calcext:value-type="float">
            <text:p>1</text:p>
          </table:table-cell>
          <table:table-cell table:style-name="ce7" table:formula="of:=IF([.AY32]=1;COM.MICROSOFT.CONCAT([.AT32];&quot; x &quot;;[.AU32];&quot; inches, &quot;;[.AV32];&quot; x &quot;;[.AW3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32]/[.$J32]; 0)" office:value-type="float" office:value="18" calcext:value-type="float">
            <text:p>18</text:p>
          </table:table-cell>
          <table:table-cell table:style-name="ce7" table:formula="of:=ROUND([.BA32]*2.54; 0)" office:value-type="float" office:value="30" calcext:value-type="float">
            <text:p>30</text:p>
          </table:table-cell>
          <table:table-cell table:style-name="ce7" table:formula="of:=ROUND([.BB32]*2.54;0)" office:value-type="float" office:value="46" calcext:value-type="float">
            <text:p>46</text:p>
          </table:table-cell>
          <table:table-cell table:style-name="ce7" table:formula="of:=IF([.$I32]&lt;[.$H32]; [.$I32]/[.BA32]; [.$H32]/[.BA32])" office:value-type="float" office:value="272" calcext:value-type="float">
            <text:p>272</text:p>
          </table:table-cell>
          <table:table-cell table:style-name="ce7" table:formula="of:=IF([.BE32]&gt;180; 1; 0)" office:value-type="float" office:value="1" calcext:value-type="float">
            <text:p>1</text:p>
          </table:table-cell>
          <table:table-cell table:style-name="ce7" table:formula="of:=IF([.BF32]=1;COM.MICROSOFT.CONCAT([.BA32];&quot; x &quot;;[.BB32];&quot; inches, &quot;;[.BC32];&quot; x &quot;;[.BD3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32]/[.$J32]; 0)" office:value-type="float" office:value="24" calcext:value-type="float">
            <text:p>24</text:p>
          </table:table-cell>
          <table:table-cell table:style-name="ce7" table:formula="of:=ROUND([.BH32]*2.54; 0)" office:value-type="float" office:value="41" calcext:value-type="float">
            <text:p>41</text:p>
          </table:table-cell>
          <table:table-cell table:style-name="ce7" table:formula="of:=ROUND([.BI32]*2.54;0)" office:value-type="float" office:value="61" calcext:value-type="float">
            <text:p>61</text:p>
          </table:table-cell>
          <table:table-cell table:style-name="ce7" table:formula="of:=IF([.$I32]&lt;[.$H32]; [.$I32]/[.BH32]; [.$H32]/[.BH32])" office:value-type="float" office:value="204" calcext:value-type="float">
            <text:p>204</text:p>
          </table:table-cell>
          <table:table-cell table:style-name="ce7" table:formula="of:=IF([.BL32]&gt;150; 1; 0)" office:value-type="float" office:value="1" calcext:value-type="float">
            <text:p>1</text:p>
          </table:table-cell>
          <table:table-cell table:style-name="ce7" table:formula="of:=IF([.BM32]=1;COM.MICROSOFT.CONCAT([.BH32];&quot; x &quot;;[.BI32];&quot; inches, &quot;;[.BJ32];&quot; x &quot;;[.BK3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32]/[.$J32]; 0)" office:value-type="float" office:value="30" calcext:value-type="float">
            <text:p>30</text:p>
          </table:table-cell>
          <table:table-cell table:style-name="ce7" table:formula="of:=ROUND([.BO32]*2.54; 0)" office:value-type="float" office:value="51" calcext:value-type="float">
            <text:p>51</text:p>
          </table:table-cell>
          <table:table-cell table:style-name="ce7" table:formula="of:=ROUND([.BP32]*2.54;0)" office:value-type="float" office:value="76" calcext:value-type="float">
            <text:p>76</text:p>
          </table:table-cell>
          <table:table-cell table:style-name="ce7" table:formula="of:=IF([.$I32]&lt;[.$H32]; [.$I32]/[.BO32]; [.$H32]/[.BO32])" office:value-type="float" office:value="163.2" calcext:value-type="float">
            <text:p>163</text:p>
          </table:table-cell>
          <table:table-cell table:style-name="ce7" table:formula="of:=IF([.BS32]&gt;125; 1; 0)" office:value-type="float" office:value="1" calcext:value-type="float">
            <text:p>1</text:p>
          </table:table-cell>
          <table:table-cell table:style-name="ce7" table:formula="of:=IF([.BT32]=1;COM.MICROSOFT.CONCAT([.BO32];&quot; x &quot;;[.BP32];&quot; inches, &quot;;[.BQ32];&quot; x &quot;;[.BR3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32]/[.$J32]; 0)" office:value-type="float" office:value="36" calcext:value-type="float">
            <text:p>36</text:p>
          </table:table-cell>
          <table:table-cell table:style-name="ce7" table:formula="of:=ROUND([.BV32]*2.54; 0)" office:value-type="float" office:value="61" calcext:value-type="float">
            <text:p>61</text:p>
          </table:table-cell>
          <table:table-cell table:style-name="ce7" table:formula="of:=ROUND([.BW32]*2.54;0)" office:value-type="float" office:value="91" calcext:value-type="float">
            <text:p>91</text:p>
          </table:table-cell>
          <table:table-cell table:style-name="ce7" table:formula="of:=IF([.$I32]&lt;[.$H32]; [.$I32]/[.BV32]; [.$H32]/[.BV32])" office:value-type="float" office:value="136" calcext:value-type="float">
            <text:p>136</text:p>
          </table:table-cell>
          <table:table-cell table:style-name="ce7" table:formula="of:=IF([.BZ32]&gt;110; 1; 0)" office:value-type="float" office:value="1" calcext:value-type="float">
            <text:p>1</text:p>
          </table:table-cell>
          <table:table-cell table:style-name="ce7" table:formula="of:=IF([.CA32]=1;COM.MICROSOFT.CONCAT([.BV32];&quot; x &quot;;[.BW32];&quot; inches, &quot;;[.BX32];&quot; x &quot;;[.BY32];&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32" calcext:value-type="float">
            <text:p>32</text:p>
          </table:table-cell>
          <table:table-cell table:formula="of:=COM.MICROSOFT.CONCAT(&quot;PrintGalleryImage-&quot;;[.A33];&quot;.jpg&quot;)" office:value-type="string" office:string-value="PrintGalleryImage-32.jpg" calcext:value-type="string">
            <text:p>PrintGalleryImage-32.jpg</text:p>
          </table:table-cell>
          <table:table-cell table:style-name="Default" office:value-type="string" calcext:value-type="string">
            <text:p>Mountain Gorilla BW</text:p>
          </table:table-cell>
          <table:table-cell table:style-name="Default" office:value-type="string" calcext:value-type="string">
            <text:p>It is probably scary for most people when a 120 kg Gorilla charges at you. However for those who have a guide with them it is doubly scary as those guides insist on standing their ground. And since we had the cameras and were standing in front our guides put their hands on our shoulders to make sure we didn't move. This adolescent was just trying to show off though, like any human of an equivalent age. Then he sat back in the bamboo bushes for a nice portrait.</text:p>
          </table:table-cell>
          <table:table-cell table:style-name="Default" office:value-type="string" calcext:value-type="string">
            <text:p>Adrian, Adrian O Brien, Adrian O' Brien, Adrian O'Brien, Animals, Brien, Gorilla, Monkeys, O' Brien, O'Brien, OBrien, Uganda, Wildlife chasing, chasing, chasing wildlife, chasingwildlife, mammal, nature, wildlifechasing</text:p>
          </table:table-cell>
          <table:table-cell table:style-name="ce12" office:value-type="string" calcext:value-type="string">
            <text:p>09/11/2012 10:41:51</text:p>
          </table:table-cell>
          <table:table-cell table:style-name="Default" office:value-type="string" calcext:value-type="string">
            <text:p>4364 x 2909</text:p>
          </table:table-cell>
          <table:table-cell table:formula="of:=LEFT([.G33];4)" office:value-type="string" office:string-value="4364" calcext:value-type="string">
            <text:p>4364</text:p>
          </table:table-cell>
          <table:table-cell table:formula="of:=RIGHT([.G33];4)" office:value-type="string" office:string-value="2909" calcext:value-type="string">
            <text:p>2909</text:p>
          </table:table-cell>
          <table:table-cell table:style-name="ce6" table:formula="of:=IF([.I33]/[.H33]&gt;1;[.H33]/[.I33];[.I33]/[.H33])" office:value-type="float" office:value="0.666590284142988" calcext:value-type="float">
            <text:p>0.667</text:p>
          </table:table-cell>
          <table:table-cell table:style-name="ce7" office:value-type="float" office:value="8" calcext:value-type="float">
            <text:p>8</text:p>
          </table:table-cell>
          <table:table-cell table:style-name="ce7" table:formula="of:=ROUND([.K33]/[.$J33]; 0)" office:value-type="float" office:value="12" calcext:value-type="float">
            <text:p>12</text:p>
          </table:table-cell>
          <table:table-cell table:style-name="ce7" table:formula="of:=ROUND([.K33]*2.54; 0)" office:value-type="float" office:value="20" calcext:value-type="float">
            <text:p>20</text:p>
          </table:table-cell>
          <table:table-cell table:style-name="ce7" table:formula="of:=ROUND([.L33]*2.54;0)" office:value-type="float" office:value="30" calcext:value-type="float">
            <text:p>30</text:p>
          </table:table-cell>
          <table:table-cell table:style-name="ce7" table:formula="of:=IF([.$I33]&lt;[.$H33]; [.$I33]/[.K33]; [.$H33]/[.K33])" office:value-type="float" office:value="363.625" calcext:value-type="float">
            <text:p>364</text:p>
          </table:table-cell>
          <table:table-cell table:style-name="ce7" table:formula="of:=IF([.O33]&gt;250; 1; 0)" office:value-type="float" office:value="1" calcext:value-type="float">
            <text:p>1</text:p>
          </table:table-cell>
          <table:table-cell table:style-name="ce7" table:formula="of:=IF([.P33]=1;COM.MICROSOFT.CONCAT([.K33];&quot; x &quot;;[.L33];&quot; inches, &quot;;[.M33];&quot; x &quot;;[.N3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33]/[.$J33]; 0)" office:value-type="float" office:value="18" calcext:value-type="float">
            <text:p>18</text:p>
          </table:table-cell>
          <table:table-cell table:style-name="ce7" table:formula="of:=ROUND([.R33]*2.54; 0)" office:value-type="float" office:value="30" calcext:value-type="float">
            <text:p>30</text:p>
          </table:table-cell>
          <table:table-cell table:style-name="ce7" table:formula="of:=ROUND([.S33]*2.54;0)" office:value-type="float" office:value="46" calcext:value-type="float">
            <text:p>46</text:p>
          </table:table-cell>
          <table:table-cell table:style-name="ce7" table:formula="of:=IF([.$I33]&lt;[.$H33]; [.$I33]/[.R33]; [.$H33]/[.R33])" office:value-type="float" office:value="242.416666666667" calcext:value-type="float">
            <text:p>242</text:p>
          </table:table-cell>
          <table:table-cell table:style-name="ce7" table:formula="of:=IF([.V33]&gt;150; 1; 0)" office:value-type="float" office:value="1" calcext:value-type="float">
            <text:p>1</text:p>
          </table:table-cell>
          <table:table-cell table:style-name="ce7" table:formula="of:=IF([.W33]=1;COM.MICROSOFT.CONCAT([.R33];&quot; x &quot;;[.S33];&quot; inches, &quot;;[.T33];&quot; x &quot;;[.U3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33]/[.$J33]; 0)" office:value-type="float" office:value="24" calcext:value-type="float">
            <text:p>24</text:p>
          </table:table-cell>
          <table:table-cell table:style-name="ce7" table:formula="of:=ROUND([.Y33]*2.54; 0)" office:value-type="float" office:value="41" calcext:value-type="float">
            <text:p>41</text:p>
          </table:table-cell>
          <table:table-cell table:style-name="ce7" table:formula="of:=ROUND([.Z33]*2.54;0)" office:value-type="float" office:value="61" calcext:value-type="float">
            <text:p>61</text:p>
          </table:table-cell>
          <table:table-cell table:style-name="ce7" table:formula="of:=IF([.$I33]&lt;[.$H33]; [.$I33]/[.Y33]; [.$H33]/[.Y33])" office:value-type="float" office:value="181.8125" calcext:value-type="float">
            <text:p>182</text:p>
          </table:table-cell>
          <table:table-cell table:style-name="ce7" table:formula="of:=IF([.AC33]&gt;120; 1; 0)" office:value-type="float" office:value="1" calcext:value-type="float">
            <text:p>1</text:p>
          </table:table-cell>
          <table:table-cell table:style-name="ce7" table:formula="of:=IF([.AD33]=1;COM.MICROSOFT.CONCAT([.Y33];&quot; x &quot;;[.Z33];&quot; inches, &quot;;[.AA33];&quot; x &quot;;[.AB3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33]/[.$J33]; 0)" office:value-type="float" office:value="30" calcext:value-type="float">
            <text:p>30</text:p>
          </table:table-cell>
          <table:table-cell table:style-name="ce7" table:formula="of:=ROUND([.AF33]*2.54; 0)" office:value-type="float" office:value="51" calcext:value-type="float">
            <text:p>51</text:p>
          </table:table-cell>
          <table:table-cell table:style-name="ce7" table:formula="of:=ROUND([.AG33]*2.54;0)" office:value-type="float" office:value="76" calcext:value-type="float">
            <text:p>76</text:p>
          </table:table-cell>
          <table:table-cell table:style-name="ce7" table:formula="of:=IF([.$I33]&lt;[.$H33]; [.$I33]/[.AF33]; [.$H33]/[.AF33])" office:value-type="float" office:value="145.45" calcext:value-type="float">
            <text:p>145</text:p>
          </table:table-cell>
          <table:table-cell table:style-name="ce7" table:formula="of:=IF([.AJ33]&gt;100; 1; 0)" office:value-type="float" office:value="1" calcext:value-type="float">
            <text:p>1</text:p>
          </table:table-cell>
          <table:table-cell table:style-name="ce7" table:formula="of:=IF([.AK33]=1;COM.MICROSOFT.CONCAT([.AF33];&quot; x &quot;;[.AG33];&quot; inches, &quot;;[.AH33];&quot; x &quot;;[.AI3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33]/[.$J33]; 0)" office:value-type="float" office:value="36" calcext:value-type="float">
            <text:p>36</text:p>
          </table:table-cell>
          <table:table-cell table:style-name="ce7" table:formula="of:=ROUND([.AM33]*2.54; 0)" office:value-type="float" office:value="61" calcext:value-type="float">
            <text:p>61</text:p>
          </table:table-cell>
          <table:table-cell table:style-name="ce7" table:formula="of:=ROUND([.AN33]*2.54;0)" office:value-type="float" office:value="91" calcext:value-type="float">
            <text:p>91</text:p>
          </table:table-cell>
          <table:table-cell table:style-name="ce7" table:formula="of:=IF([.$I33]&lt;[.$H33]; [.$I33]/[.AM33]; [.$H33]/[.AM33])" office:value-type="float" office:value="121.208333333333" calcext:value-type="float">
            <text:p>121</text:p>
          </table:table-cell>
          <table:table-cell table:style-name="ce7" table:formula="of:=IF([.AQ33]&gt;90; 1; 0)" office:value-type="float" office:value="1" calcext:value-type="float">
            <text:p>1</text:p>
          </table:table-cell>
          <table:table-cell table:style-name="ce7" table:formula="of:=IF([.AR33]=1;COM.MICROSOFT.CONCAT([.AM33];&quot; x &quot;;[.AN33];&quot; inches, &quot;;[.AO33];&quot; x &quot;;[.AP33];&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33]/[.$J33]; 0)" office:value-type="float" office:value="12" calcext:value-type="float">
            <text:p>12</text:p>
          </table:table-cell>
          <table:table-cell table:style-name="ce7" table:formula="of:=ROUND([.AT33]*2.54; 0)" office:value-type="float" office:value="20" calcext:value-type="float">
            <text:p>20</text:p>
          </table:table-cell>
          <table:table-cell table:style-name="ce7" table:formula="of:=ROUND([.AU33]*2.54;0)" office:value-type="float" office:value="30" calcext:value-type="float">
            <text:p>30</text:p>
          </table:table-cell>
          <table:table-cell table:style-name="ce7" table:formula="of:=IF([.$I33]&lt;[.$H33]; [.$I33]/[.AT33]; [.$H33]/[.AT33])" office:value-type="float" office:value="363.625" calcext:value-type="float">
            <text:p>364</text:p>
          </table:table-cell>
          <table:table-cell table:style-name="ce7" table:formula="of:=IF([.AX33]&gt;280; 1; 0)" office:value-type="float" office:value="1" calcext:value-type="float">
            <text:p>1</text:p>
          </table:table-cell>
          <table:table-cell table:style-name="ce7" table:formula="of:=IF([.AY33]=1;COM.MICROSOFT.CONCAT([.AT33];&quot; x &quot;;[.AU33];&quot; inches, &quot;;[.AV33];&quot; x &quot;;[.AW3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33]/[.$J33]; 0)" office:value-type="float" office:value="18" calcext:value-type="float">
            <text:p>18</text:p>
          </table:table-cell>
          <table:table-cell table:style-name="ce7" table:formula="of:=ROUND([.BA33]*2.54; 0)" office:value-type="float" office:value="30" calcext:value-type="float">
            <text:p>30</text:p>
          </table:table-cell>
          <table:table-cell table:style-name="ce7" table:formula="of:=ROUND([.BB33]*2.54;0)" office:value-type="float" office:value="46" calcext:value-type="float">
            <text:p>46</text:p>
          </table:table-cell>
          <table:table-cell table:style-name="ce7" table:formula="of:=IF([.$I33]&lt;[.$H33]; [.$I33]/[.BA33]; [.$H33]/[.BA33])" office:value-type="float" office:value="242.416666666667" calcext:value-type="float">
            <text:p>242</text:p>
          </table:table-cell>
          <table:table-cell table:style-name="ce7" table:formula="of:=IF([.BE33]&gt;180; 1; 0)" office:value-type="float" office:value="1" calcext:value-type="float">
            <text:p>1</text:p>
          </table:table-cell>
          <table:table-cell table:style-name="ce7" table:formula="of:=IF([.BF33]=1;COM.MICROSOFT.CONCAT([.BA33];&quot; x &quot;;[.BB33];&quot; inches, &quot;;[.BC33];&quot; x &quot;;[.BD3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33]/[.$J33]; 0)" office:value-type="float" office:value="24" calcext:value-type="float">
            <text:p>24</text:p>
          </table:table-cell>
          <table:table-cell table:style-name="ce7" table:formula="of:=ROUND([.BH33]*2.54; 0)" office:value-type="float" office:value="41" calcext:value-type="float">
            <text:p>41</text:p>
          </table:table-cell>
          <table:table-cell table:style-name="ce7" table:formula="of:=ROUND([.BI33]*2.54;0)" office:value-type="float" office:value="61" calcext:value-type="float">
            <text:p>61</text:p>
          </table:table-cell>
          <table:table-cell table:style-name="ce7" table:formula="of:=IF([.$I33]&lt;[.$H33]; [.$I33]/[.BH33]; [.$H33]/[.BH33])" office:value-type="float" office:value="181.8125" calcext:value-type="float">
            <text:p>182</text:p>
          </table:table-cell>
          <table:table-cell table:style-name="ce7" table:formula="of:=IF([.BL33]&gt;150; 1; 0)" office:value-type="float" office:value="1" calcext:value-type="float">
            <text:p>1</text:p>
          </table:table-cell>
          <table:table-cell table:style-name="ce7" table:formula="of:=IF([.BM33]=1;COM.MICROSOFT.CONCAT([.BH33];&quot; x &quot;;[.BI33];&quot; inches, &quot;;[.BJ33];&quot; x &quot;;[.BK3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33]/[.$J33]; 0)" office:value-type="float" office:value="30" calcext:value-type="float">
            <text:p>30</text:p>
          </table:table-cell>
          <table:table-cell table:style-name="ce7" table:formula="of:=ROUND([.BO33]*2.54; 0)" office:value-type="float" office:value="51" calcext:value-type="float">
            <text:p>51</text:p>
          </table:table-cell>
          <table:table-cell table:style-name="ce7" table:formula="of:=ROUND([.BP33]*2.54;0)" office:value-type="float" office:value="76" calcext:value-type="float">
            <text:p>76</text:p>
          </table:table-cell>
          <table:table-cell table:style-name="ce7" table:formula="of:=IF([.$I33]&lt;[.$H33]; [.$I33]/[.BO33]; [.$H33]/[.BO33])" office:value-type="float" office:value="145.45" calcext:value-type="float">
            <text:p>145</text:p>
          </table:table-cell>
          <table:table-cell table:style-name="ce7" table:formula="of:=IF([.BS33]&gt;125; 1; 0)" office:value-type="float" office:value="1" calcext:value-type="float">
            <text:p>1</text:p>
          </table:table-cell>
          <table:table-cell table:style-name="ce7" table:formula="of:=IF([.BT33]=1;COM.MICROSOFT.CONCAT([.BO33];&quot; x &quot;;[.BP33];&quot; inches, &quot;;[.BQ33];&quot; x &quot;;[.BR3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33]/[.$J33]; 0)" office:value-type="float" office:value="36" calcext:value-type="float">
            <text:p>36</text:p>
          </table:table-cell>
          <table:table-cell table:style-name="ce7" table:formula="of:=ROUND([.BV33]*2.54; 0)" office:value-type="float" office:value="61" calcext:value-type="float">
            <text:p>61</text:p>
          </table:table-cell>
          <table:table-cell table:style-name="ce7" table:formula="of:=ROUND([.BW33]*2.54;0)" office:value-type="float" office:value="91" calcext:value-type="float">
            <text:p>91</text:p>
          </table:table-cell>
          <table:table-cell table:style-name="ce7" table:formula="of:=IF([.$I33]&lt;[.$H33]; [.$I33]/[.BV33]; [.$H33]/[.BV33])" office:value-type="float" office:value="121.208333333333" calcext:value-type="float">
            <text:p>121</text:p>
          </table:table-cell>
          <table:table-cell table:style-name="ce7" table:formula="of:=IF([.BZ33]&gt;110; 1; 0)" office:value-type="float" office:value="1" calcext:value-type="float">
            <text:p>1</text:p>
          </table:table-cell>
          <table:table-cell table:style-name="ce7" table:formula="of:=IF([.CA33]=1;COM.MICROSOFT.CONCAT([.BV33];&quot; x &quot;;[.BW33];&quot; inches, &quot;;[.BX33];&quot; x &quot;;[.BY33];&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33" calcext:value-type="float">
            <text:p>33</text:p>
          </table:table-cell>
          <table:table-cell table:formula="of:=COM.MICROSOFT.CONCAT(&quot;PrintGalleryImage-&quot;;[.A34];&quot;.jpg&quot;)" office:value-type="string" office:string-value="PrintGalleryImage-33.jpg" calcext:value-type="string">
            <text:p>PrintGalleryImage-33.jpg</text:p>
          </table:table-cell>
          <table:table-cell table:style-name="Default" office:value-type="string" calcext:value-type="string">
            <text:p>Mountain Gorilla Portrait</text:p>
          </table:table-cell>
          <table:table-cell table:style-name="Default" office:value-type="string" calcext:value-type="string">
            <text:p>The big silverback of the Nkoringo group of gorillas really is a relaxed type of guy. He showed mild interest when we turned up but then just enjoyed our company for the hour permitted to gorilla trackers in Uganda.</text:p>
          </table:table-cell>
          <table:table-cell table:style-name="Default" office:value-type="string" calcext:value-type="string">
            <text:p>Adrian, Adrian O Brien, Adrian O' Brien, Adrian O'Brien, Animals, Brien, Gorilla, O' Brien, O'Brien, OBrien, Uganda, Western, Wildlife, Wildlife chasing, chasing, chasing wildlife, chasingwildlife, mammal, mountain, nature, wildlifechasing</text:p>
          </table:table-cell>
          <table:table-cell table:style-name="ce12" office:value-type="string" calcext:value-type="string">
            <text:p>09/11/2012 10:51:24</text:p>
          </table:table-cell>
          <table:table-cell table:style-name="Default" office:value-type="string" calcext:value-type="string">
            <text:p>3264 x 3264</text:p>
          </table:table-cell>
          <table:table-cell table:formula="of:=LEFT([.G34];4)" office:value-type="string" office:string-value="3264" calcext:value-type="string">
            <text:p>3264</text:p>
          </table:table-cell>
          <table:table-cell table:formula="of:=RIGHT([.G34];4)" office:value-type="string" office:string-value="3264" calcext:value-type="string">
            <text:p>3264</text:p>
          </table:table-cell>
          <table:table-cell table:style-name="ce6" table:formula="of:=IF([.I34]/[.H34]&gt;1;[.H34]/[.I34];[.I34]/[.H34])" office:value-type="float" office:value="1" calcext:value-type="float">
            <text:p>1.000</text:p>
          </table:table-cell>
          <table:table-cell table:style-name="ce7" office:value-type="float" office:value="8" calcext:value-type="float">
            <text:p>8</text:p>
          </table:table-cell>
          <table:table-cell table:style-name="ce7" table:formula="of:=ROUND([.K34]/[.$J34]; 0)" office:value-type="float" office:value="8" calcext:value-type="float">
            <text:p>8</text:p>
          </table:table-cell>
          <table:table-cell table:style-name="ce7" table:formula="of:=ROUND([.K34]*2.54; 0)" office:value-type="float" office:value="20" calcext:value-type="float">
            <text:p>20</text:p>
          </table:table-cell>
          <table:table-cell table:style-name="ce7" table:formula="of:=ROUND([.L34]*2.54;0)" office:value-type="float" office:value="20" calcext:value-type="float">
            <text:p>20</text:p>
          </table:table-cell>
          <table:table-cell table:style-name="ce7" table:formula="of:=IF([.$I34]&lt;[.$H34]; [.$I34]/[.K34]; [.$H34]/[.K34])" office:value-type="float" office:value="408" calcext:value-type="float">
            <text:p>408</text:p>
          </table:table-cell>
          <table:table-cell table:style-name="ce7" table:formula="of:=IF([.O34]&gt;250; 1; 0)" office:value-type="float" office:value="1" calcext:value-type="float">
            <text:p>1</text:p>
          </table:table-cell>
          <table:table-cell table:style-name="ce7" table:formula="of:=IF([.P34]=1;COM.MICROSOFT.CONCAT([.K34];&quot; x &quot;;[.L34];&quot; inches, &quot;;[.M34];&quot; x &quot;;[.N34];&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34]/[.$J34]; 0)" office:value-type="float" office:value="12" calcext:value-type="float">
            <text:p>12</text:p>
          </table:table-cell>
          <table:table-cell table:style-name="ce7" table:formula="of:=ROUND([.R34]*2.54; 0)" office:value-type="float" office:value="30" calcext:value-type="float">
            <text:p>30</text:p>
          </table:table-cell>
          <table:table-cell table:style-name="ce7" table:formula="of:=ROUND([.S34]*2.54;0)" office:value-type="float" office:value="30" calcext:value-type="float">
            <text:p>30</text:p>
          </table:table-cell>
          <table:table-cell table:style-name="ce7" table:formula="of:=IF([.$I34]&lt;[.$H34]; [.$I34]/[.R34]; [.$H34]/[.R34])" office:value-type="float" office:value="272" calcext:value-type="float">
            <text:p>272</text:p>
          </table:table-cell>
          <table:table-cell table:style-name="ce7" table:formula="of:=IF([.V34]&gt;150; 1; 0)" office:value-type="float" office:value="1" calcext:value-type="float">
            <text:p>1</text:p>
          </table:table-cell>
          <table:table-cell table:style-name="ce7" table:formula="of:=IF([.W34]=1;COM.MICROSOFT.CONCAT([.R34];&quot; x &quot;;[.S34];&quot; inches, &quot;;[.T34];&quot; x &quot;;[.U34];&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34]/[.$J34]; 0)" office:value-type="float" office:value="16" calcext:value-type="float">
            <text:p>16</text:p>
          </table:table-cell>
          <table:table-cell table:style-name="ce7" table:formula="of:=ROUND([.Y34]*2.54; 0)" office:value-type="float" office:value="41" calcext:value-type="float">
            <text:p>41</text:p>
          </table:table-cell>
          <table:table-cell table:style-name="ce7" table:formula="of:=ROUND([.Z34]*2.54;0)" office:value-type="float" office:value="41" calcext:value-type="float">
            <text:p>41</text:p>
          </table:table-cell>
          <table:table-cell table:style-name="ce7" table:formula="of:=IF([.$I34]&lt;[.$H34]; [.$I34]/[.Y34]; [.$H34]/[.Y34])" office:value-type="float" office:value="204" calcext:value-type="float">
            <text:p>204</text:p>
          </table:table-cell>
          <table:table-cell table:style-name="ce7" table:formula="of:=IF([.AC34]&gt;120; 1; 0)" office:value-type="float" office:value="1" calcext:value-type="float">
            <text:p>1</text:p>
          </table:table-cell>
          <table:table-cell table:style-name="ce7" table:formula="of:=IF([.AD34]=1;COM.MICROSOFT.CONCAT([.Y34];&quot; x &quot;;[.Z34];&quot; inches, &quot;;[.AA34];&quot; x &quot;;[.AB34];&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34]/[.$J34]; 0)" office:value-type="float" office:value="20" calcext:value-type="float">
            <text:p>20</text:p>
          </table:table-cell>
          <table:table-cell table:style-name="ce7" table:formula="of:=ROUND([.AF34]*2.54; 0)" office:value-type="float" office:value="51" calcext:value-type="float">
            <text:p>51</text:p>
          </table:table-cell>
          <table:table-cell table:style-name="ce7" table:formula="of:=ROUND([.AG34]*2.54;0)" office:value-type="float" office:value="51" calcext:value-type="float">
            <text:p>51</text:p>
          </table:table-cell>
          <table:table-cell table:style-name="ce7" table:formula="of:=IF([.$I34]&lt;[.$H34]; [.$I34]/[.AF34]; [.$H34]/[.AF34])" office:value-type="float" office:value="163.2" calcext:value-type="float">
            <text:p>163</text:p>
          </table:table-cell>
          <table:table-cell table:style-name="ce7" table:formula="of:=IF([.AJ34]&gt;100; 1; 0)" office:value-type="float" office:value="1" calcext:value-type="float">
            <text:p>1</text:p>
          </table:table-cell>
          <table:table-cell table:style-name="ce7" table:formula="of:=IF([.AK34]=1;COM.MICROSOFT.CONCAT([.AF34];&quot; x &quot;;[.AG34];&quot; inches, &quot;;[.AH34];&quot; x &quot;;[.AI34];&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34]/[.$J34]; 0)" office:value-type="float" office:value="24" calcext:value-type="float">
            <text:p>24</text:p>
          </table:table-cell>
          <table:table-cell table:style-name="ce7" table:formula="of:=ROUND([.AM34]*2.54; 0)" office:value-type="float" office:value="61" calcext:value-type="float">
            <text:p>61</text:p>
          </table:table-cell>
          <table:table-cell table:style-name="ce7" table:formula="of:=ROUND([.AN34]*2.54;0)" office:value-type="float" office:value="61" calcext:value-type="float">
            <text:p>61</text:p>
          </table:table-cell>
          <table:table-cell table:style-name="ce7" table:formula="of:=IF([.$I34]&lt;[.$H34]; [.$I34]/[.AM34]; [.$H34]/[.AM34])" office:value-type="float" office:value="136" calcext:value-type="float">
            <text:p>136</text:p>
          </table:table-cell>
          <table:table-cell table:style-name="ce7" table:formula="of:=IF([.AQ34]&gt;90; 1; 0)" office:value-type="float" office:value="1" calcext:value-type="float">
            <text:p>1</text:p>
          </table:table-cell>
          <table:table-cell table:style-name="ce7" table:formula="of:=IF([.AR34]=1;COM.MICROSOFT.CONCAT([.AM34];&quot; x &quot;;[.AN34];&quot; inches, &quot;;[.AO34];&quot; x &quot;;[.AP34];&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34]/[.$J34]; 0)" office:value-type="float" office:value="8" calcext:value-type="float">
            <text:p>8</text:p>
          </table:table-cell>
          <table:table-cell table:style-name="ce7" table:formula="of:=ROUND([.AT34]*2.54; 0)" office:value-type="float" office:value="20" calcext:value-type="float">
            <text:p>20</text:p>
          </table:table-cell>
          <table:table-cell table:style-name="ce7" table:formula="of:=ROUND([.AU34]*2.54;0)" office:value-type="float" office:value="20" calcext:value-type="float">
            <text:p>20</text:p>
          </table:table-cell>
          <table:table-cell table:style-name="ce7" table:formula="of:=IF([.$I34]&lt;[.$H34]; [.$I34]/[.AT34]; [.$H34]/[.AT34])" office:value-type="float" office:value="408" calcext:value-type="float">
            <text:p>408</text:p>
          </table:table-cell>
          <table:table-cell table:style-name="ce7" table:formula="of:=IF([.AX34]&gt;280; 1; 0)" office:value-type="float" office:value="1" calcext:value-type="float">
            <text:p>1</text:p>
          </table:table-cell>
          <table:table-cell table:style-name="ce7" table:formula="of:=IF([.AY34]=1;COM.MICROSOFT.CONCAT([.AT34];&quot; x &quot;;[.AU34];&quot; inches, &quot;;[.AV34];&quot; x &quot;;[.AW34];&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34]/[.$J34]; 0)" office:value-type="float" office:value="12" calcext:value-type="float">
            <text:p>12</text:p>
          </table:table-cell>
          <table:table-cell table:style-name="ce7" table:formula="of:=ROUND([.BA34]*2.54; 0)" office:value-type="float" office:value="30" calcext:value-type="float">
            <text:p>30</text:p>
          </table:table-cell>
          <table:table-cell table:style-name="ce7" table:formula="of:=ROUND([.BB34]*2.54;0)" office:value-type="float" office:value="30" calcext:value-type="float">
            <text:p>30</text:p>
          </table:table-cell>
          <table:table-cell table:style-name="ce7" table:formula="of:=IF([.$I34]&lt;[.$H34]; [.$I34]/[.BA34]; [.$H34]/[.BA34])" office:value-type="float" office:value="272" calcext:value-type="float">
            <text:p>272</text:p>
          </table:table-cell>
          <table:table-cell table:style-name="ce7" table:formula="of:=IF([.BE34]&gt;180; 1; 0)" office:value-type="float" office:value="1" calcext:value-type="float">
            <text:p>1</text:p>
          </table:table-cell>
          <table:table-cell table:style-name="ce7" table:formula="of:=IF([.BF34]=1;COM.MICROSOFT.CONCAT([.BA34];&quot; x &quot;;[.BB34];&quot; inches, &quot;;[.BC34];&quot; x &quot;;[.BD34];&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34]/[.$J34]; 0)" office:value-type="float" office:value="16" calcext:value-type="float">
            <text:p>16</text:p>
          </table:table-cell>
          <table:table-cell table:style-name="ce7" table:formula="of:=ROUND([.BH34]*2.54; 0)" office:value-type="float" office:value="41" calcext:value-type="float">
            <text:p>41</text:p>
          </table:table-cell>
          <table:table-cell table:style-name="ce7" table:formula="of:=ROUND([.BI34]*2.54;0)" office:value-type="float" office:value="41" calcext:value-type="float">
            <text:p>41</text:p>
          </table:table-cell>
          <table:table-cell table:style-name="ce7" table:formula="of:=IF([.$I34]&lt;[.$H34]; [.$I34]/[.BH34]; [.$H34]/[.BH34])" office:value-type="float" office:value="204" calcext:value-type="float">
            <text:p>204</text:p>
          </table:table-cell>
          <table:table-cell table:style-name="ce7" table:formula="of:=IF([.BL34]&gt;150; 1; 0)" office:value-type="float" office:value="1" calcext:value-type="float">
            <text:p>1</text:p>
          </table:table-cell>
          <table:table-cell table:style-name="ce7" table:formula="of:=IF([.BM34]=1;COM.MICROSOFT.CONCAT([.BH34];&quot; x &quot;;[.BI34];&quot; inches, &quot;;[.BJ34];&quot; x &quot;;[.BK34];&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BO34]/[.$J34]; 0)" office:value-type="float" office:value="20" calcext:value-type="float">
            <text:p>20</text:p>
          </table:table-cell>
          <table:table-cell table:style-name="ce7" table:formula="of:=ROUND([.BO34]*2.54; 0)" office:value-type="float" office:value="51" calcext:value-type="float">
            <text:p>51</text:p>
          </table:table-cell>
          <table:table-cell table:style-name="ce7" table:formula="of:=ROUND([.BP34]*2.54;0)" office:value-type="float" office:value="51" calcext:value-type="float">
            <text:p>51</text:p>
          </table:table-cell>
          <table:table-cell table:style-name="ce7" table:formula="of:=IF([.$I34]&lt;[.$H34]; [.$I34]/[.BO34]; [.$H34]/[.BO34])" office:value-type="float" office:value="163.2" calcext:value-type="float">
            <text:p>163</text:p>
          </table:table-cell>
          <table:table-cell table:style-name="ce7" table:formula="of:=IF([.BS34]&gt;125; 1; 0)" office:value-type="float" office:value="1" calcext:value-type="float">
            <text:p>1</text:p>
          </table:table-cell>
          <table:table-cell table:style-name="ce7" table:formula="of:=IF([.BT34]=1;COM.MICROSOFT.CONCAT([.BO34];&quot; x &quot;;[.BP34];&quot; inches, &quot;;[.BQ34];&quot; x &quot;;[.BR34];&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BV34]/[.$J34]; 0)" office:value-type="float" office:value="24" calcext:value-type="float">
            <text:p>24</text:p>
          </table:table-cell>
          <table:table-cell table:style-name="ce7" table:formula="of:=ROUND([.BV34]*2.54; 0)" office:value-type="float" office:value="61" calcext:value-type="float">
            <text:p>61</text:p>
          </table:table-cell>
          <table:table-cell table:style-name="ce7" table:formula="of:=ROUND([.BW34]*2.54;0)" office:value-type="float" office:value="61" calcext:value-type="float">
            <text:p>61</text:p>
          </table:table-cell>
          <table:table-cell table:style-name="ce7" table:formula="of:=IF([.$I34]&lt;[.$H34]; [.$I34]/[.BV34]; [.$H34]/[.BV34])" office:value-type="float" office:value="136" calcext:value-type="float">
            <text:p>136</text:p>
          </table:table-cell>
          <table:table-cell table:style-name="ce7" table:formula="of:=IF([.BZ34]&gt;110; 1; 0)" office:value-type="float" office:value="1" calcext:value-type="float">
            <text:p>1</text:p>
          </table:table-cell>
          <table:table-cell table:style-name="ce7" table:formula="of:=IF([.CA34]=1;COM.MICROSOFT.CONCAT([.BV34];&quot; x &quot;;[.BW34];&quot; inches, &quot;;[.BX34];&quot; x &quot;;[.BY34];&quot; cm&quot;); &quot;&quot;)" office:value-type="string" office:string-value="24 x 24 inches, 61 x 61 cm" calcext:value-type="string">
            <text:p>24 x 24 inches, 61 x 61 cm</text:p>
          </table:table-cell>
          <table:table-cell table:number-columns-repeated="2"/>
        </table:table-row>
        <table:table-row table:style-name="ro2">
          <table:table-cell office:value-type="float" office:value="34" calcext:value-type="float">
            <text:p>34</text:p>
          </table:table-cell>
          <table:table-cell table:formula="of:=COM.MICROSOFT.CONCAT(&quot;PrintGalleryImage-&quot;;[.A35];&quot;.jpg&quot;)" office:value-type="string" office:string-value="PrintGalleryImage-34.jpg" calcext:value-type="string">
            <text:p>PrintGalleryImage-34.jpg</text:p>
          </table:table-cell>
          <table:table-cell table:style-name="Default" office:value-type="string" calcext:value-type="string">
            <text:p>Grazing Zebras</text:p>
          </table:table-cell>
          <table:table-cell table:style-name="Default" office:value-type="string" calcext:value-type="string">
            <text:p>Often we think of the East African savanna as a flat unending grassland with millions of zebras and wildebeest when it is so much more complex. However stereotypes exist for a reason and much of the Serengeti area is indeed just grass and grazing animals.</text:p>
          </table:table-cell>
          <table:table-cell table:style-name="Default" office:value-type="string" calcext:value-type="string">
            <text:p>Adrian, Adrian O Brien, Adrian O' Brien, Adrian O'Brien, Animals, Brien, O' Brien, O'Brien, OBrien, Tanzania, Wildlife chasing, chasing, chasing wildlife, chasingwildlife, mammal, nature, wildlifechasing, zebra</text:p>
          </table:table-cell>
          <table:table-cell table:style-name="ce12" office:value-type="string" calcext:value-type="string">
            <text:p>20/11/2012 14:29:53</text:p>
          </table:table-cell>
          <table:table-cell table:style-name="Default" office:value-type="string" calcext:value-type="string">
            <text:p>4896 x 3264</text:p>
          </table:table-cell>
          <table:table-cell table:formula="of:=LEFT([.G35];4)" office:value-type="string" office:string-value="4896" calcext:value-type="string">
            <text:p>4896</text:p>
          </table:table-cell>
          <table:table-cell table:formula="of:=RIGHT([.G35];4)" office:value-type="string" office:string-value="3264" calcext:value-type="string">
            <text:p>3264</text:p>
          </table:table-cell>
          <table:table-cell table:style-name="ce6" table:formula="of:=IF([.I35]/[.H35]&gt;1;[.H35]/[.I35];[.I35]/[.H35])" office:value-type="float" office:value="0.666666666666667" calcext:value-type="float">
            <text:p>0.667</text:p>
          </table:table-cell>
          <table:table-cell table:style-name="ce7" office:value-type="float" office:value="8" calcext:value-type="float">
            <text:p>8</text:p>
          </table:table-cell>
          <table:table-cell table:style-name="ce7" table:formula="of:=ROUND([.K35]/[.$J35]; 0)" office:value-type="float" office:value="12" calcext:value-type="float">
            <text:p>12</text:p>
          </table:table-cell>
          <table:table-cell table:style-name="ce7" table:formula="of:=ROUND([.K35]*2.54; 0)" office:value-type="float" office:value="20" calcext:value-type="float">
            <text:p>20</text:p>
          </table:table-cell>
          <table:table-cell table:style-name="ce7" table:formula="of:=ROUND([.L35]*2.54;0)" office:value-type="float" office:value="30" calcext:value-type="float">
            <text:p>30</text:p>
          </table:table-cell>
          <table:table-cell table:style-name="ce7" table:formula="of:=IF([.$I35]&lt;[.$H35]; [.$I35]/[.K35]; [.$H35]/[.K35])" office:value-type="float" office:value="408" calcext:value-type="float">
            <text:p>408</text:p>
          </table:table-cell>
          <table:table-cell table:style-name="ce7" table:formula="of:=IF([.O35]&gt;250; 1; 0)" office:value-type="float" office:value="1" calcext:value-type="float">
            <text:p>1</text:p>
          </table:table-cell>
          <table:table-cell table:style-name="ce7" table:formula="of:=IF([.P35]=1;COM.MICROSOFT.CONCAT([.K35];&quot; x &quot;;[.L35];&quot; inches, &quot;;[.M35];&quot; x &quot;;[.N3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35]/[.$J35]; 0)" office:value-type="float" office:value="18" calcext:value-type="float">
            <text:p>18</text:p>
          </table:table-cell>
          <table:table-cell table:style-name="ce7" table:formula="of:=ROUND([.R35]*2.54; 0)" office:value-type="float" office:value="30" calcext:value-type="float">
            <text:p>30</text:p>
          </table:table-cell>
          <table:table-cell table:style-name="ce7" table:formula="of:=ROUND([.S35]*2.54;0)" office:value-type="float" office:value="46" calcext:value-type="float">
            <text:p>46</text:p>
          </table:table-cell>
          <table:table-cell table:style-name="ce7" table:formula="of:=IF([.$I35]&lt;[.$H35]; [.$I35]/[.R35]; [.$H35]/[.R35])" office:value-type="float" office:value="272" calcext:value-type="float">
            <text:p>272</text:p>
          </table:table-cell>
          <table:table-cell table:style-name="ce7" table:formula="of:=IF([.V35]&gt;150; 1; 0)" office:value-type="float" office:value="1" calcext:value-type="float">
            <text:p>1</text:p>
          </table:table-cell>
          <table:table-cell table:style-name="ce7" table:formula="of:=IF([.W35]=1;COM.MICROSOFT.CONCAT([.R35];&quot; x &quot;;[.S35];&quot; inches, &quot;;[.T35];&quot; x &quot;;[.U3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35]/[.$J35]; 0)" office:value-type="float" office:value="24" calcext:value-type="float">
            <text:p>24</text:p>
          </table:table-cell>
          <table:table-cell table:style-name="ce7" table:formula="of:=ROUND([.Y35]*2.54; 0)" office:value-type="float" office:value="41" calcext:value-type="float">
            <text:p>41</text:p>
          </table:table-cell>
          <table:table-cell table:style-name="ce7" table:formula="of:=ROUND([.Z35]*2.54;0)" office:value-type="float" office:value="61" calcext:value-type="float">
            <text:p>61</text:p>
          </table:table-cell>
          <table:table-cell table:style-name="ce7" table:formula="of:=IF([.$I35]&lt;[.$H35]; [.$I35]/[.Y35]; [.$H35]/[.Y35])" office:value-type="float" office:value="204" calcext:value-type="float">
            <text:p>204</text:p>
          </table:table-cell>
          <table:table-cell table:style-name="ce7" table:formula="of:=IF([.AC35]&gt;120; 1; 0)" office:value-type="float" office:value="1" calcext:value-type="float">
            <text:p>1</text:p>
          </table:table-cell>
          <table:table-cell table:style-name="ce7" table:formula="of:=IF([.AD35]=1;COM.MICROSOFT.CONCAT([.Y35];&quot; x &quot;;[.Z35];&quot; inches, &quot;;[.AA35];&quot; x &quot;;[.AB3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35]/[.$J35]; 0)" office:value-type="float" office:value="30" calcext:value-type="float">
            <text:p>30</text:p>
          </table:table-cell>
          <table:table-cell table:style-name="ce7" table:formula="of:=ROUND([.AF35]*2.54; 0)" office:value-type="float" office:value="51" calcext:value-type="float">
            <text:p>51</text:p>
          </table:table-cell>
          <table:table-cell table:style-name="ce7" table:formula="of:=ROUND([.AG35]*2.54;0)" office:value-type="float" office:value="76" calcext:value-type="float">
            <text:p>76</text:p>
          </table:table-cell>
          <table:table-cell table:style-name="ce7" table:formula="of:=IF([.$I35]&lt;[.$H35]; [.$I35]/[.AF35]; [.$H35]/[.AF35])" office:value-type="float" office:value="163.2" calcext:value-type="float">
            <text:p>163</text:p>
          </table:table-cell>
          <table:table-cell table:style-name="ce7" table:formula="of:=IF([.AJ35]&gt;100; 1; 0)" office:value-type="float" office:value="1" calcext:value-type="float">
            <text:p>1</text:p>
          </table:table-cell>
          <table:table-cell table:style-name="ce7" table:formula="of:=IF([.AK35]=1;COM.MICROSOFT.CONCAT([.AF35];&quot; x &quot;;[.AG35];&quot; inches, &quot;;[.AH35];&quot; x &quot;;[.AI3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35]/[.$J35]; 0)" office:value-type="float" office:value="36" calcext:value-type="float">
            <text:p>36</text:p>
          </table:table-cell>
          <table:table-cell table:style-name="ce7" table:formula="of:=ROUND([.AM35]*2.54; 0)" office:value-type="float" office:value="61" calcext:value-type="float">
            <text:p>61</text:p>
          </table:table-cell>
          <table:table-cell table:style-name="ce7" table:formula="of:=ROUND([.AN35]*2.54;0)" office:value-type="float" office:value="91" calcext:value-type="float">
            <text:p>91</text:p>
          </table:table-cell>
          <table:table-cell table:style-name="ce7" table:formula="of:=IF([.$I35]&lt;[.$H35]; [.$I35]/[.AM35]; [.$H35]/[.AM35])" office:value-type="float" office:value="136" calcext:value-type="float">
            <text:p>136</text:p>
          </table:table-cell>
          <table:table-cell table:style-name="ce7" table:formula="of:=IF([.AQ35]&gt;90; 1; 0)" office:value-type="float" office:value="1" calcext:value-type="float">
            <text:p>1</text:p>
          </table:table-cell>
          <table:table-cell table:style-name="ce7" table:formula="of:=IF([.AR35]=1;COM.MICROSOFT.CONCAT([.AM35];&quot; x &quot;;[.AN35];&quot; inches, &quot;;[.AO35];&quot; x &quot;;[.AP35];&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35]/[.$J35]; 0)" office:value-type="float" office:value="12" calcext:value-type="float">
            <text:p>12</text:p>
          </table:table-cell>
          <table:table-cell table:style-name="ce7" table:formula="of:=ROUND([.AT35]*2.54; 0)" office:value-type="float" office:value="20" calcext:value-type="float">
            <text:p>20</text:p>
          </table:table-cell>
          <table:table-cell table:style-name="ce7" table:formula="of:=ROUND([.AU35]*2.54;0)" office:value-type="float" office:value="30" calcext:value-type="float">
            <text:p>30</text:p>
          </table:table-cell>
          <table:table-cell table:style-name="ce7" table:formula="of:=IF([.$I35]&lt;[.$H35]; [.$I35]/[.AT35]; [.$H35]/[.AT35])" office:value-type="float" office:value="408" calcext:value-type="float">
            <text:p>408</text:p>
          </table:table-cell>
          <table:table-cell table:style-name="ce7" table:formula="of:=IF([.AX35]&gt;280; 1; 0)" office:value-type="float" office:value="1" calcext:value-type="float">
            <text:p>1</text:p>
          </table:table-cell>
          <table:table-cell table:style-name="ce7" table:formula="of:=IF([.AY35]=1;COM.MICROSOFT.CONCAT([.AT35];&quot; x &quot;;[.AU35];&quot; inches, &quot;;[.AV35];&quot; x &quot;;[.AW3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35]/[.$J35]; 0)" office:value-type="float" office:value="18" calcext:value-type="float">
            <text:p>18</text:p>
          </table:table-cell>
          <table:table-cell table:style-name="ce7" table:formula="of:=ROUND([.BA35]*2.54; 0)" office:value-type="float" office:value="30" calcext:value-type="float">
            <text:p>30</text:p>
          </table:table-cell>
          <table:table-cell table:style-name="ce7" table:formula="of:=ROUND([.BB35]*2.54;0)" office:value-type="float" office:value="46" calcext:value-type="float">
            <text:p>46</text:p>
          </table:table-cell>
          <table:table-cell table:style-name="ce7" table:formula="of:=IF([.$I35]&lt;[.$H35]; [.$I35]/[.BA35]; [.$H35]/[.BA35])" office:value-type="float" office:value="272" calcext:value-type="float">
            <text:p>272</text:p>
          </table:table-cell>
          <table:table-cell table:style-name="ce7" table:formula="of:=IF([.BE35]&gt;180; 1; 0)" office:value-type="float" office:value="1" calcext:value-type="float">
            <text:p>1</text:p>
          </table:table-cell>
          <table:table-cell table:style-name="ce7" table:formula="of:=IF([.BF35]=1;COM.MICROSOFT.CONCAT([.BA35];&quot; x &quot;;[.BB35];&quot; inches, &quot;;[.BC35];&quot; x &quot;;[.BD3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35]/[.$J35]; 0)" office:value-type="float" office:value="24" calcext:value-type="float">
            <text:p>24</text:p>
          </table:table-cell>
          <table:table-cell table:style-name="ce7" table:formula="of:=ROUND([.BH35]*2.54; 0)" office:value-type="float" office:value="41" calcext:value-type="float">
            <text:p>41</text:p>
          </table:table-cell>
          <table:table-cell table:style-name="ce7" table:formula="of:=ROUND([.BI35]*2.54;0)" office:value-type="float" office:value="61" calcext:value-type="float">
            <text:p>61</text:p>
          </table:table-cell>
          <table:table-cell table:style-name="ce7" table:formula="of:=IF([.$I35]&lt;[.$H35]; [.$I35]/[.BH35]; [.$H35]/[.BH35])" office:value-type="float" office:value="204" calcext:value-type="float">
            <text:p>204</text:p>
          </table:table-cell>
          <table:table-cell table:style-name="ce7" table:formula="of:=IF([.BL35]&gt;150; 1; 0)" office:value-type="float" office:value="1" calcext:value-type="float">
            <text:p>1</text:p>
          </table:table-cell>
          <table:table-cell table:style-name="ce7" table:formula="of:=IF([.BM35]=1;COM.MICROSOFT.CONCAT([.BH35];&quot; x &quot;;[.BI35];&quot; inches, &quot;;[.BJ35];&quot; x &quot;;[.BK3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35]/[.$J35]; 0)" office:value-type="float" office:value="30" calcext:value-type="float">
            <text:p>30</text:p>
          </table:table-cell>
          <table:table-cell table:style-name="ce7" table:formula="of:=ROUND([.BO35]*2.54; 0)" office:value-type="float" office:value="51" calcext:value-type="float">
            <text:p>51</text:p>
          </table:table-cell>
          <table:table-cell table:style-name="ce7" table:formula="of:=ROUND([.BP35]*2.54;0)" office:value-type="float" office:value="76" calcext:value-type="float">
            <text:p>76</text:p>
          </table:table-cell>
          <table:table-cell table:style-name="ce7" table:formula="of:=IF([.$I35]&lt;[.$H35]; [.$I35]/[.BO35]; [.$H35]/[.BO35])" office:value-type="float" office:value="163.2" calcext:value-type="float">
            <text:p>163</text:p>
          </table:table-cell>
          <table:table-cell table:style-name="ce7" table:formula="of:=IF([.BS35]&gt;125; 1; 0)" office:value-type="float" office:value="1" calcext:value-type="float">
            <text:p>1</text:p>
          </table:table-cell>
          <table:table-cell table:style-name="ce7" table:formula="of:=IF([.BT35]=1;COM.MICROSOFT.CONCAT([.BO35];&quot; x &quot;;[.BP35];&quot; inches, &quot;;[.BQ35];&quot; x &quot;;[.BR3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35]/[.$J35]; 0)" office:value-type="float" office:value="36" calcext:value-type="float">
            <text:p>36</text:p>
          </table:table-cell>
          <table:table-cell table:style-name="ce7" table:formula="of:=ROUND([.BV35]*2.54; 0)" office:value-type="float" office:value="61" calcext:value-type="float">
            <text:p>61</text:p>
          </table:table-cell>
          <table:table-cell table:style-name="ce7" table:formula="of:=ROUND([.BW35]*2.54;0)" office:value-type="float" office:value="91" calcext:value-type="float">
            <text:p>91</text:p>
          </table:table-cell>
          <table:table-cell table:style-name="ce7" table:formula="of:=IF([.$I35]&lt;[.$H35]; [.$I35]/[.BV35]; [.$H35]/[.BV35])" office:value-type="float" office:value="136" calcext:value-type="float">
            <text:p>136</text:p>
          </table:table-cell>
          <table:table-cell table:style-name="ce7" table:formula="of:=IF([.BZ35]&gt;110; 1; 0)" office:value-type="float" office:value="1" calcext:value-type="float">
            <text:p>1</text:p>
          </table:table-cell>
          <table:table-cell table:style-name="ce7" table:formula="of:=IF([.CA35]=1;COM.MICROSOFT.CONCAT([.BV35];&quot; x &quot;;[.BW35];&quot; inches, &quot;;[.BX35];&quot; x &quot;;[.BY35];&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35" calcext:value-type="float">
            <text:p>35</text:p>
          </table:table-cell>
          <table:table-cell table:formula="of:=COM.MICROSOFT.CONCAT(&quot;PrintGalleryImage-&quot;;[.A36];&quot;.jpg&quot;)" office:value-type="string" office:string-value="PrintGalleryImage-35.jpg" calcext:value-type="string">
            <text:p>PrintGalleryImage-35.jpg</text:p>
          </table:table-cell>
          <table:table-cell table:style-name="Default" office:value-type="string" calcext:value-type="string">
            <text:p>Monkey Family</text:p>
          </table:table-cell>
          <table:table-cell table:style-name="Default" office:value-type="string" calcext:value-type="string">
            <text:p>Like all primates the Vervet Monkey is a social creature and a bit of family playtime before bed is perfectly normal. in the soft golden afternoon light, this family came down from the trees to gather in the open and spend time together.</text:p>
          </table:table-cell>
          <table:table-cell table:style-name="Default" office:value-type="string" calcext:value-type="string">
            <text:p>Adrian, Adrian O Brien, Adrian O' Brien, Adrian O'Brien, Animals, Brien, Monkeys, O' Brien, O'Brien, OBrien, Serengeti, Tanzania, Wildlife chasing, chasing, chasing wildlife, chasingwildlife, mammal, monkey, nature, wildlifechasing</text:p>
          </table:table-cell>
          <table:table-cell table:style-name="ce12" office:value-type="string" calcext:value-type="string">
            <text:p>20/11/2012 15:34:49</text:p>
          </table:table-cell>
          <table:table-cell table:style-name="Default" office:value-type="string" calcext:value-type="string">
            <text:p>3534 x 2827</text:p>
          </table:table-cell>
          <table:table-cell table:formula="of:=LEFT([.G36];4)" office:value-type="string" office:string-value="3534" calcext:value-type="string">
            <text:p>3534</text:p>
          </table:table-cell>
          <table:table-cell table:formula="of:=RIGHT([.G36];4)" office:value-type="string" office:string-value="2827" calcext:value-type="string">
            <text:p>2827</text:p>
          </table:table-cell>
          <table:table-cell table:style-name="ce6" table:formula="of:=IF([.I36]/[.H36]&gt;1;[.H36]/[.I36];[.I36]/[.H36])" office:value-type="float" office:value="0.799943406904358" calcext:value-type="float">
            <text:p>0.800</text:p>
          </table:table-cell>
          <table:table-cell table:style-name="ce7" office:value-type="float" office:value="8" calcext:value-type="float">
            <text:p>8</text:p>
          </table:table-cell>
          <table:table-cell table:style-name="ce7" table:formula="of:=ROUND([.K36]/[.$J36]; 0)" office:value-type="float" office:value="10" calcext:value-type="float">
            <text:p>10</text:p>
          </table:table-cell>
          <table:table-cell table:style-name="ce7" table:formula="of:=ROUND([.K36]*2.54; 0)" office:value-type="float" office:value="20" calcext:value-type="float">
            <text:p>20</text:p>
          </table:table-cell>
          <table:table-cell table:style-name="ce7" table:formula="of:=ROUND([.L36]*2.54;0)" office:value-type="float" office:value="25" calcext:value-type="float">
            <text:p>25</text:p>
          </table:table-cell>
          <table:table-cell table:style-name="ce7" table:formula="of:=IF([.$I36]&lt;[.$H36]; [.$I36]/[.K36]; [.$H36]/[.K36])" office:value-type="float" office:value="353.375" calcext:value-type="float">
            <text:p>353</text:p>
          </table:table-cell>
          <table:table-cell table:style-name="ce7" table:formula="of:=IF([.O36]&gt;250; 1; 0)" office:value-type="float" office:value="1" calcext:value-type="float">
            <text:p>1</text:p>
          </table:table-cell>
          <table:table-cell table:style-name="ce7" table:formula="of:=IF([.P36]=1;COM.MICROSOFT.CONCAT([.K36];&quot; x &quot;;[.L36];&quot; inches, &quot;;[.M36];&quot; x &quot;;[.N36];&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36]/[.$J36]; 0)" office:value-type="float" office:value="15" calcext:value-type="float">
            <text:p>15</text:p>
          </table:table-cell>
          <table:table-cell table:style-name="ce7" table:formula="of:=ROUND([.R36]*2.54; 0)" office:value-type="float" office:value="30" calcext:value-type="float">
            <text:p>30</text:p>
          </table:table-cell>
          <table:table-cell table:style-name="ce7" table:formula="of:=ROUND([.S36]*2.54;0)" office:value-type="float" office:value="38" calcext:value-type="float">
            <text:p>38</text:p>
          </table:table-cell>
          <table:table-cell table:style-name="ce7" table:formula="of:=IF([.$I36]&lt;[.$H36]; [.$I36]/[.R36]; [.$H36]/[.R36])" office:value-type="float" office:value="235.583333333333" calcext:value-type="float">
            <text:p>236</text:p>
          </table:table-cell>
          <table:table-cell table:style-name="ce7" table:formula="of:=IF([.V36]&gt;150; 1; 0)" office:value-type="float" office:value="1" calcext:value-type="float">
            <text:p>1</text:p>
          </table:table-cell>
          <table:table-cell table:style-name="ce7" table:formula="of:=IF([.W36]=1;COM.MICROSOFT.CONCAT([.R36];&quot; x &quot;;[.S36];&quot; inches, &quot;;[.T36];&quot; x &quot;;[.U36];&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36]/[.$J36]; 0)" office:value-type="float" office:value="20" calcext:value-type="float">
            <text:p>20</text:p>
          </table:table-cell>
          <table:table-cell table:style-name="ce7" table:formula="of:=ROUND([.Y36]*2.54; 0)" office:value-type="float" office:value="41" calcext:value-type="float">
            <text:p>41</text:p>
          </table:table-cell>
          <table:table-cell table:style-name="ce7" table:formula="of:=ROUND([.Z36]*2.54;0)" office:value-type="float" office:value="51" calcext:value-type="float">
            <text:p>51</text:p>
          </table:table-cell>
          <table:table-cell table:style-name="ce7" table:formula="of:=IF([.$I36]&lt;[.$H36]; [.$I36]/[.Y36]; [.$H36]/[.Y36])" office:value-type="float" office:value="176.6875" calcext:value-type="float">
            <text:p>177</text:p>
          </table:table-cell>
          <table:table-cell table:style-name="ce7" table:formula="of:=IF([.AC36]&gt;120; 1; 0)" office:value-type="float" office:value="1" calcext:value-type="float">
            <text:p>1</text:p>
          </table:table-cell>
          <table:table-cell table:style-name="ce7" table:formula="of:=IF([.AD36]=1;COM.MICROSOFT.CONCAT([.Y36];&quot; x &quot;;[.Z36];&quot; inches, &quot;;[.AA36];&quot; x &quot;;[.AB36];&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36]/[.$J36]; 0)" office:value-type="float" office:value="25" calcext:value-type="float">
            <text:p>25</text:p>
          </table:table-cell>
          <table:table-cell table:style-name="ce7" table:formula="of:=ROUND([.AF36]*2.54; 0)" office:value-type="float" office:value="51" calcext:value-type="float">
            <text:p>51</text:p>
          </table:table-cell>
          <table:table-cell table:style-name="ce7" table:formula="of:=ROUND([.AG36]*2.54;0)" office:value-type="float" office:value="64" calcext:value-type="float">
            <text:p>64</text:p>
          </table:table-cell>
          <table:table-cell table:style-name="ce7" table:formula="of:=IF([.$I36]&lt;[.$H36]; [.$I36]/[.AF36]; [.$H36]/[.AF36])" office:value-type="float" office:value="141.35" calcext:value-type="float">
            <text:p>141</text:p>
          </table:table-cell>
          <table:table-cell table:style-name="ce7" table:formula="of:=IF([.AJ36]&gt;100; 1; 0)" office:value-type="float" office:value="1" calcext:value-type="float">
            <text:p>1</text:p>
          </table:table-cell>
          <table:table-cell table:style-name="ce7" table:formula="of:=IF([.AK36]=1;COM.MICROSOFT.CONCAT([.AF36];&quot; x &quot;;[.AG36];&quot; inches, &quot;;[.AH36];&quot; x &quot;;[.AI36];&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36]/[.$J36]; 0)" office:value-type="float" office:value="30" calcext:value-type="float">
            <text:p>30</text:p>
          </table:table-cell>
          <table:table-cell table:style-name="ce7" table:formula="of:=ROUND([.AM36]*2.54; 0)" office:value-type="float" office:value="61" calcext:value-type="float">
            <text:p>61</text:p>
          </table:table-cell>
          <table:table-cell table:style-name="ce7" table:formula="of:=ROUND([.AN36]*2.54;0)" office:value-type="float" office:value="76" calcext:value-type="float">
            <text:p>76</text:p>
          </table:table-cell>
          <table:table-cell table:style-name="ce7" table:formula="of:=IF([.$I36]&lt;[.$H36]; [.$I36]/[.AM36]; [.$H36]/[.AM36])" office:value-type="float" office:value="117.791666666667" calcext:value-type="float">
            <text:p>118</text:p>
          </table:table-cell>
          <table:table-cell table:style-name="ce7" table:formula="of:=IF([.AQ36]&gt;90; 1; 0)" office:value-type="float" office:value="1" calcext:value-type="float">
            <text:p>1</text:p>
          </table:table-cell>
          <table:table-cell table:style-name="ce7" table:formula="of:=IF([.AR36]=1;COM.MICROSOFT.CONCAT([.AM36];&quot; x &quot;;[.AN36];&quot; inches, &quot;;[.AO36];&quot; x &quot;;[.AP36];&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36]/[.$J36]; 0)" office:value-type="float" office:value="10" calcext:value-type="float">
            <text:p>10</text:p>
          </table:table-cell>
          <table:table-cell table:style-name="ce7" table:formula="of:=ROUND([.AT36]*2.54; 0)" office:value-type="float" office:value="20" calcext:value-type="float">
            <text:p>20</text:p>
          </table:table-cell>
          <table:table-cell table:style-name="ce7" table:formula="of:=ROUND([.AU36]*2.54;0)" office:value-type="float" office:value="25" calcext:value-type="float">
            <text:p>25</text:p>
          </table:table-cell>
          <table:table-cell table:style-name="ce7" table:formula="of:=IF([.$I36]&lt;[.$H36]; [.$I36]/[.AT36]; [.$H36]/[.AT36])" office:value-type="float" office:value="353.375" calcext:value-type="float">
            <text:p>353</text:p>
          </table:table-cell>
          <table:table-cell table:style-name="ce7" table:formula="of:=IF([.AX36]&gt;280; 1; 0)" office:value-type="float" office:value="1" calcext:value-type="float">
            <text:p>1</text:p>
          </table:table-cell>
          <table:table-cell table:style-name="ce7" table:formula="of:=IF([.AY36]=1;COM.MICROSOFT.CONCAT([.AT36];&quot; x &quot;;[.AU36];&quot; inches, &quot;;[.AV36];&quot; x &quot;;[.AW36];&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36]/[.$J36]; 0)" office:value-type="float" office:value="15" calcext:value-type="float">
            <text:p>15</text:p>
          </table:table-cell>
          <table:table-cell table:style-name="ce7" table:formula="of:=ROUND([.BA36]*2.54; 0)" office:value-type="float" office:value="30" calcext:value-type="float">
            <text:p>30</text:p>
          </table:table-cell>
          <table:table-cell table:style-name="ce7" table:formula="of:=ROUND([.BB36]*2.54;0)" office:value-type="float" office:value="38" calcext:value-type="float">
            <text:p>38</text:p>
          </table:table-cell>
          <table:table-cell table:style-name="ce7" table:formula="of:=IF([.$I36]&lt;[.$H36]; [.$I36]/[.BA36]; [.$H36]/[.BA36])" office:value-type="float" office:value="235.583333333333" calcext:value-type="float">
            <text:p>236</text:p>
          </table:table-cell>
          <table:table-cell table:style-name="ce7" table:formula="of:=IF([.BE36]&gt;180; 1; 0)" office:value-type="float" office:value="1" calcext:value-type="float">
            <text:p>1</text:p>
          </table:table-cell>
          <table:table-cell table:style-name="ce7" table:formula="of:=IF([.BF36]=1;COM.MICROSOFT.CONCAT([.BA36];&quot; x &quot;;[.BB36];&quot; inches, &quot;;[.BC36];&quot; x &quot;;[.BD36];&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36]/[.$J36]; 0)" office:value-type="float" office:value="20" calcext:value-type="float">
            <text:p>20</text:p>
          </table:table-cell>
          <table:table-cell table:style-name="ce7" table:formula="of:=ROUND([.BH36]*2.54; 0)" office:value-type="float" office:value="41" calcext:value-type="float">
            <text:p>41</text:p>
          </table:table-cell>
          <table:table-cell table:style-name="ce7" table:formula="of:=ROUND([.BI36]*2.54;0)" office:value-type="float" office:value="51" calcext:value-type="float">
            <text:p>51</text:p>
          </table:table-cell>
          <table:table-cell table:style-name="ce7" table:formula="of:=IF([.$I36]&lt;[.$H36]; [.$I36]/[.BH36]; [.$H36]/[.BH36])" office:value-type="float" office:value="176.6875" calcext:value-type="float">
            <text:p>177</text:p>
          </table:table-cell>
          <table:table-cell table:style-name="ce7" table:formula="of:=IF([.BL36]&gt;150; 1; 0)" office:value-type="float" office:value="1" calcext:value-type="float">
            <text:p>1</text:p>
          </table:table-cell>
          <table:table-cell table:style-name="ce7" table:formula="of:=IF([.BM36]=1;COM.MICROSOFT.CONCAT([.BH36];&quot; x &quot;;[.BI36];&quot; inches, &quot;;[.BJ36];&quot; x &quot;;[.BK36];&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36]/[.$J36]; 0)" office:value-type="float" office:value="25" calcext:value-type="float">
            <text:p>25</text:p>
          </table:table-cell>
          <table:table-cell table:style-name="ce7" table:formula="of:=ROUND([.BO36]*2.54; 0)" office:value-type="float" office:value="51" calcext:value-type="float">
            <text:p>51</text:p>
          </table:table-cell>
          <table:table-cell table:style-name="ce7" table:formula="of:=ROUND([.BP36]*2.54;0)" office:value-type="float" office:value="64" calcext:value-type="float">
            <text:p>64</text:p>
          </table:table-cell>
          <table:table-cell table:style-name="ce7" table:formula="of:=IF([.$I36]&lt;[.$H36]; [.$I36]/[.BO36]; [.$H36]/[.BO36])" office:value-type="float" office:value="141.35" calcext:value-type="float">
            <text:p>141</text:p>
          </table:table-cell>
          <table:table-cell table:style-name="ce7" table:formula="of:=IF([.BS36]&gt;125; 1; 0)" office:value-type="float" office:value="1" calcext:value-type="float">
            <text:p>1</text:p>
          </table:table-cell>
          <table:table-cell table:style-name="ce7" table:formula="of:=IF([.BT36]=1;COM.MICROSOFT.CONCAT([.BO36];&quot; x &quot;;[.BP36];&quot; inches, &quot;;[.BQ36];&quot; x &quot;;[.BR36];&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36]/[.$J36]; 0)" office:value-type="float" office:value="30" calcext:value-type="float">
            <text:p>30</text:p>
          </table:table-cell>
          <table:table-cell table:style-name="ce7" table:formula="of:=ROUND([.BV36]*2.54; 0)" office:value-type="float" office:value="61" calcext:value-type="float">
            <text:p>61</text:p>
          </table:table-cell>
          <table:table-cell table:style-name="ce7" table:formula="of:=ROUND([.BW36]*2.54;0)" office:value-type="float" office:value="76" calcext:value-type="float">
            <text:p>76</text:p>
          </table:table-cell>
          <table:table-cell table:style-name="ce7" table:formula="of:=IF([.$I36]&lt;[.$H36]; [.$I36]/[.BV36]; [.$H36]/[.BV36])" office:value-type="float" office:value="117.791666666667" calcext:value-type="float">
            <text:p>118</text:p>
          </table:table-cell>
          <table:table-cell table:style-name="ce7" table:formula="of:=IF([.BZ36]&gt;110; 1; 0)" office:value-type="float" office:value="1" calcext:value-type="float">
            <text:p>1</text:p>
          </table:table-cell>
          <table:table-cell table:style-name="ce7" table:formula="of:=IF([.CA36]=1;COM.MICROSOFT.CONCAT([.BV36];&quot; x &quot;;[.BW36];&quot; inches, &quot;;[.BX36];&quot; x &quot;;[.BY36];&quot; cm&quot;); &quot;&quot;)" office:value-type="string" office:string-value="24 x 30 inches, 61 x 76 cm" calcext:value-type="string">
            <text:p>24 x 30 inches, 61 x 76 cm</text:p>
          </table:table-cell>
          <table:table-cell table:number-columns-repeated="2"/>
        </table:table-row>
        <table:table-row table:style-name="ro2">
          <table:table-cell office:value-type="float" office:value="36" calcext:value-type="float">
            <text:p>36</text:p>
          </table:table-cell>
          <table:table-cell table:formula="of:=COM.MICROSOFT.CONCAT(&quot;PrintGalleryImage-&quot;;[.A37];&quot;.jpg&quot;)" office:value-type="string" office:string-value="PrintGalleryImage-36.jpg" calcext:value-type="string">
            <text:p>PrintGalleryImage-36.jpg</text:p>
          </table:table-cell>
          <table:table-cell table:style-name="Default" office:value-type="string" calcext:value-type="string">
            <text:p>Secretary Birds on an Evening Walk</text:p>
          </table:table-cell>
          <table:table-cell table:style-name="Default" office:value-type="string" calcext:value-type="string">
            <text:p>The Kori Bustard is the largest flying bird in Africa. However they do like to stroll as well and are often seen strutting around the savanna. I am not sure I managed to see one flying, never mind get a shot of them.</text:p>
          </table:table-cell>
          <table:table-cell table:style-name="Default" office:value-type="string" calcext:value-type="string">
            <text:p>Adrian, Adrian O Brien, Adrian O' Brien, Adrian O'Brien, Animals, Birds, Brien, Kori Bustard, Migration, O' Brien, O'Brien, OBrien, Serengeti, Tanzania, Wildlife chasing, chasing, chasing wildlife, chasingwildlife, great, mammal, nature, wildlifechasing</text:p>
          </table:table-cell>
          <table:table-cell table:style-name="ce12" office:value-type="string" calcext:value-type="string">
            <text:p>21/11/2012 11:27:38</text:p>
          </table:table-cell>
          <table:table-cell table:style-name="Default" office:value-type="string" calcext:value-type="string">
            <text:p>4161 x 2774</text:p>
          </table:table-cell>
          <table:table-cell table:formula="of:=LEFT([.G37];4)" office:value-type="string" office:string-value="4161" calcext:value-type="string">
            <text:p>4161</text:p>
          </table:table-cell>
          <table:table-cell table:formula="of:=RIGHT([.G37];4)" office:value-type="string" office:string-value="2774" calcext:value-type="string">
            <text:p>2774</text:p>
          </table:table-cell>
          <table:table-cell table:style-name="ce6" table:formula="of:=IF([.I37]/[.H37]&gt;1;[.H37]/[.I37];[.I37]/[.H37])" office:value-type="float" office:value="0.666666666666667" calcext:value-type="float">
            <text:p>0.667</text:p>
          </table:table-cell>
          <table:table-cell table:style-name="ce7" office:value-type="float" office:value="8" calcext:value-type="float">
            <text:p>8</text:p>
          </table:table-cell>
          <table:table-cell table:style-name="ce7" table:formula="of:=ROUND([.K37]/[.$J37]; 0)" office:value-type="float" office:value="12" calcext:value-type="float">
            <text:p>12</text:p>
          </table:table-cell>
          <table:table-cell table:style-name="ce7" table:formula="of:=ROUND([.K37]*2.54; 0)" office:value-type="float" office:value="20" calcext:value-type="float">
            <text:p>20</text:p>
          </table:table-cell>
          <table:table-cell table:style-name="ce7" table:formula="of:=ROUND([.L37]*2.54;0)" office:value-type="float" office:value="30" calcext:value-type="float">
            <text:p>30</text:p>
          </table:table-cell>
          <table:table-cell table:style-name="ce7" table:formula="of:=IF([.$I37]&lt;[.$H37]; [.$I37]/[.K37]; [.$H37]/[.K37])" office:value-type="float" office:value="346.75" calcext:value-type="float">
            <text:p>347</text:p>
          </table:table-cell>
          <table:table-cell table:style-name="ce7" table:formula="of:=IF([.O37]&gt;250; 1; 0)" office:value-type="float" office:value="1" calcext:value-type="float">
            <text:p>1</text:p>
          </table:table-cell>
          <table:table-cell table:style-name="ce7" table:formula="of:=IF([.P37]=1;COM.MICROSOFT.CONCAT([.K37];&quot; x &quot;;[.L37];&quot; inches, &quot;;[.M37];&quot; x &quot;;[.N3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37]/[.$J37]; 0)" office:value-type="float" office:value="18" calcext:value-type="float">
            <text:p>18</text:p>
          </table:table-cell>
          <table:table-cell table:style-name="ce7" table:formula="of:=ROUND([.R37]*2.54; 0)" office:value-type="float" office:value="30" calcext:value-type="float">
            <text:p>30</text:p>
          </table:table-cell>
          <table:table-cell table:style-name="ce7" table:formula="of:=ROUND([.S37]*2.54;0)" office:value-type="float" office:value="46" calcext:value-type="float">
            <text:p>46</text:p>
          </table:table-cell>
          <table:table-cell table:style-name="ce7" table:formula="of:=IF([.$I37]&lt;[.$H37]; [.$I37]/[.R37]; [.$H37]/[.R37])" office:value-type="float" office:value="231.166666666667" calcext:value-type="float">
            <text:p>231</text:p>
          </table:table-cell>
          <table:table-cell table:style-name="ce7" table:formula="of:=IF([.V37]&gt;150; 1; 0)" office:value-type="float" office:value="1" calcext:value-type="float">
            <text:p>1</text:p>
          </table:table-cell>
          <table:table-cell table:style-name="ce7" table:formula="of:=IF([.W37]=1;COM.MICROSOFT.CONCAT([.R37];&quot; x &quot;;[.S37];&quot; inches, &quot;;[.T37];&quot; x &quot;;[.U3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37]/[.$J37]; 0)" office:value-type="float" office:value="24" calcext:value-type="float">
            <text:p>24</text:p>
          </table:table-cell>
          <table:table-cell table:style-name="ce7" table:formula="of:=ROUND([.Y37]*2.54; 0)" office:value-type="float" office:value="41" calcext:value-type="float">
            <text:p>41</text:p>
          </table:table-cell>
          <table:table-cell table:style-name="ce7" table:formula="of:=ROUND([.Z37]*2.54;0)" office:value-type="float" office:value="61" calcext:value-type="float">
            <text:p>61</text:p>
          </table:table-cell>
          <table:table-cell table:style-name="ce7" table:formula="of:=IF([.$I37]&lt;[.$H37]; [.$I37]/[.Y37]; [.$H37]/[.Y37])" office:value-type="float" office:value="173.375" calcext:value-type="float">
            <text:p>173</text:p>
          </table:table-cell>
          <table:table-cell table:style-name="ce7" table:formula="of:=IF([.AC37]&gt;120; 1; 0)" office:value-type="float" office:value="1" calcext:value-type="float">
            <text:p>1</text:p>
          </table:table-cell>
          <table:table-cell table:style-name="ce7" table:formula="of:=IF([.AD37]=1;COM.MICROSOFT.CONCAT([.Y37];&quot; x &quot;;[.Z37];&quot; inches, &quot;;[.AA37];&quot; x &quot;;[.AB3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37]/[.$J37]; 0)" office:value-type="float" office:value="30" calcext:value-type="float">
            <text:p>30</text:p>
          </table:table-cell>
          <table:table-cell table:style-name="ce7" table:formula="of:=ROUND([.AF37]*2.54; 0)" office:value-type="float" office:value="51" calcext:value-type="float">
            <text:p>51</text:p>
          </table:table-cell>
          <table:table-cell table:style-name="ce7" table:formula="of:=ROUND([.AG37]*2.54;0)" office:value-type="float" office:value="76" calcext:value-type="float">
            <text:p>76</text:p>
          </table:table-cell>
          <table:table-cell table:style-name="ce7" table:formula="of:=IF([.$I37]&lt;[.$H37]; [.$I37]/[.AF37]; [.$H37]/[.AF37])" office:value-type="float" office:value="138.7" calcext:value-type="float">
            <text:p>139</text:p>
          </table:table-cell>
          <table:table-cell table:style-name="ce7" table:formula="of:=IF([.AJ37]&gt;100; 1; 0)" office:value-type="float" office:value="1" calcext:value-type="float">
            <text:p>1</text:p>
          </table:table-cell>
          <table:table-cell table:style-name="ce7" table:formula="of:=IF([.AK37]=1;COM.MICROSOFT.CONCAT([.AF37];&quot; x &quot;;[.AG37];&quot; inches, &quot;;[.AH37];&quot; x &quot;;[.AI3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37]/[.$J37]; 0)" office:value-type="float" office:value="36" calcext:value-type="float">
            <text:p>36</text:p>
          </table:table-cell>
          <table:table-cell table:style-name="ce7" table:formula="of:=ROUND([.AM37]*2.54; 0)" office:value-type="float" office:value="61" calcext:value-type="float">
            <text:p>61</text:p>
          </table:table-cell>
          <table:table-cell table:style-name="ce7" table:formula="of:=ROUND([.AN37]*2.54;0)" office:value-type="float" office:value="91" calcext:value-type="float">
            <text:p>91</text:p>
          </table:table-cell>
          <table:table-cell table:style-name="ce7" table:formula="of:=IF([.$I37]&lt;[.$H37]; [.$I37]/[.AM37]; [.$H37]/[.AM37])" office:value-type="float" office:value="115.583333333333" calcext:value-type="float">
            <text:p>116</text:p>
          </table:table-cell>
          <table:table-cell table:style-name="ce7" table:formula="of:=IF([.AQ37]&gt;90; 1; 0)" office:value-type="float" office:value="1" calcext:value-type="float">
            <text:p>1</text:p>
          </table:table-cell>
          <table:table-cell table:style-name="ce7" table:formula="of:=IF([.AR37]=1;COM.MICROSOFT.CONCAT([.AM37];&quot; x &quot;;[.AN37];&quot; inches, &quot;;[.AO37];&quot; x &quot;;[.AP37];&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37]/[.$J37]; 0)" office:value-type="float" office:value="12" calcext:value-type="float">
            <text:p>12</text:p>
          </table:table-cell>
          <table:table-cell table:style-name="ce7" table:formula="of:=ROUND([.AT37]*2.54; 0)" office:value-type="float" office:value="20" calcext:value-type="float">
            <text:p>20</text:p>
          </table:table-cell>
          <table:table-cell table:style-name="ce7" table:formula="of:=ROUND([.AU37]*2.54;0)" office:value-type="float" office:value="30" calcext:value-type="float">
            <text:p>30</text:p>
          </table:table-cell>
          <table:table-cell table:style-name="ce7" table:formula="of:=IF([.$I37]&lt;[.$H37]; [.$I37]/[.AT37]; [.$H37]/[.AT37])" office:value-type="float" office:value="346.75" calcext:value-type="float">
            <text:p>347</text:p>
          </table:table-cell>
          <table:table-cell table:style-name="ce7" table:formula="of:=IF([.AX37]&gt;280; 1; 0)" office:value-type="float" office:value="1" calcext:value-type="float">
            <text:p>1</text:p>
          </table:table-cell>
          <table:table-cell table:style-name="ce7" table:formula="of:=IF([.AY37]=1;COM.MICROSOFT.CONCAT([.AT37];&quot; x &quot;;[.AU37];&quot; inches, &quot;;[.AV37];&quot; x &quot;;[.AW3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37]/[.$J37]; 0)" office:value-type="float" office:value="18" calcext:value-type="float">
            <text:p>18</text:p>
          </table:table-cell>
          <table:table-cell table:style-name="ce7" table:formula="of:=ROUND([.BA37]*2.54; 0)" office:value-type="float" office:value="30" calcext:value-type="float">
            <text:p>30</text:p>
          </table:table-cell>
          <table:table-cell table:style-name="ce7" table:formula="of:=ROUND([.BB37]*2.54;0)" office:value-type="float" office:value="46" calcext:value-type="float">
            <text:p>46</text:p>
          </table:table-cell>
          <table:table-cell table:style-name="ce7" table:formula="of:=IF([.$I37]&lt;[.$H37]; [.$I37]/[.BA37]; [.$H37]/[.BA37])" office:value-type="float" office:value="231.166666666667" calcext:value-type="float">
            <text:p>231</text:p>
          </table:table-cell>
          <table:table-cell table:style-name="ce7" table:formula="of:=IF([.BE37]&gt;180; 1; 0)" office:value-type="float" office:value="1" calcext:value-type="float">
            <text:p>1</text:p>
          </table:table-cell>
          <table:table-cell table:style-name="ce7" table:formula="of:=IF([.BF37]=1;COM.MICROSOFT.CONCAT([.BA37];&quot; x &quot;;[.BB37];&quot; inches, &quot;;[.BC37];&quot; x &quot;;[.BD3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37]/[.$J37]; 0)" office:value-type="float" office:value="24" calcext:value-type="float">
            <text:p>24</text:p>
          </table:table-cell>
          <table:table-cell table:style-name="ce7" table:formula="of:=ROUND([.BH37]*2.54; 0)" office:value-type="float" office:value="41" calcext:value-type="float">
            <text:p>41</text:p>
          </table:table-cell>
          <table:table-cell table:style-name="ce7" table:formula="of:=ROUND([.BI37]*2.54;0)" office:value-type="float" office:value="61" calcext:value-type="float">
            <text:p>61</text:p>
          </table:table-cell>
          <table:table-cell table:style-name="ce7" table:formula="of:=IF([.$I37]&lt;[.$H37]; [.$I37]/[.BH37]; [.$H37]/[.BH37])" office:value-type="float" office:value="173.375" calcext:value-type="float">
            <text:p>173</text:p>
          </table:table-cell>
          <table:table-cell table:style-name="ce7" table:formula="of:=IF([.BL37]&gt;150; 1; 0)" office:value-type="float" office:value="1" calcext:value-type="float">
            <text:p>1</text:p>
          </table:table-cell>
          <table:table-cell table:style-name="ce7" table:formula="of:=IF([.BM37]=1;COM.MICROSOFT.CONCAT([.BH37];&quot; x &quot;;[.BI37];&quot; inches, &quot;;[.BJ37];&quot; x &quot;;[.BK3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37]/[.$J37]; 0)" office:value-type="float" office:value="30" calcext:value-type="float">
            <text:p>30</text:p>
          </table:table-cell>
          <table:table-cell table:style-name="ce7" table:formula="of:=ROUND([.BO37]*2.54; 0)" office:value-type="float" office:value="51" calcext:value-type="float">
            <text:p>51</text:p>
          </table:table-cell>
          <table:table-cell table:style-name="ce7" table:formula="of:=ROUND([.BP37]*2.54;0)" office:value-type="float" office:value="76" calcext:value-type="float">
            <text:p>76</text:p>
          </table:table-cell>
          <table:table-cell table:style-name="ce7" table:formula="of:=IF([.$I37]&lt;[.$H37]; [.$I37]/[.BO37]; [.$H37]/[.BO37])" office:value-type="float" office:value="138.7" calcext:value-type="float">
            <text:p>139</text:p>
          </table:table-cell>
          <table:table-cell table:style-name="ce7" table:formula="of:=IF([.BS37]&gt;125; 1; 0)" office:value-type="float" office:value="1" calcext:value-type="float">
            <text:p>1</text:p>
          </table:table-cell>
          <table:table-cell table:style-name="ce7" table:formula="of:=IF([.BT37]=1;COM.MICROSOFT.CONCAT([.BO37];&quot; x &quot;;[.BP37];&quot; inches, &quot;;[.BQ37];&quot; x &quot;;[.BR3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37]/[.$J37]; 0)" office:value-type="float" office:value="36" calcext:value-type="float">
            <text:p>36</text:p>
          </table:table-cell>
          <table:table-cell table:style-name="ce7" table:formula="of:=ROUND([.BV37]*2.54; 0)" office:value-type="float" office:value="61" calcext:value-type="float">
            <text:p>61</text:p>
          </table:table-cell>
          <table:table-cell table:style-name="ce7" table:formula="of:=ROUND([.BW37]*2.54;0)" office:value-type="float" office:value="91" calcext:value-type="float">
            <text:p>91</text:p>
          </table:table-cell>
          <table:table-cell table:style-name="ce7" table:formula="of:=IF([.$I37]&lt;[.$H37]; [.$I37]/[.BV37]; [.$H37]/[.BV37])" office:value-type="float" office:value="115.583333333333" calcext:value-type="float">
            <text:p>116</text:p>
          </table:table-cell>
          <table:table-cell table:style-name="ce7" table:formula="of:=IF([.BZ37]&gt;110; 1; 0)" office:value-type="float" office:value="1" calcext:value-type="float">
            <text:p>1</text:p>
          </table:table-cell>
          <table:table-cell table:style-name="ce7" table:formula="of:=IF([.CA37]=1;COM.MICROSOFT.CONCAT([.BV37];&quot; x &quot;;[.BW37];&quot; inches, &quot;;[.BX37];&quot; x &quot;;[.BY37];&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37" calcext:value-type="float">
            <text:p>37</text:p>
          </table:table-cell>
          <table:table-cell table:formula="of:=COM.MICROSOFT.CONCAT(&quot;PrintGalleryImage-&quot;;[.A38];&quot;.jpg&quot;)" office:value-type="string" office:string-value="PrintGalleryImage-37.jpg" calcext:value-type="string">
            <text:p>PrintGalleryImage-37.jpg</text:p>
          </table:table-cell>
          <table:table-cell table:style-name="Default" office:value-type="string" calcext:value-type="string">
            <text:p>Secretary Birds on an Evening Walk BW</text:p>
          </table:table-cell>
          <table:table-cell table:style-name="Default" office:value-type="string" calcext:value-type="string">
            <text:p>The Kori Bustard is the largest flying bird in Africa. However they do like to stroll as well and are often seen strutting around the savanna. I am not sure I managed to see one flying, never mind get a shot of them.</text:p>
          </table:table-cell>
          <table:table-cell table:style-name="Default" office:value-type="string" calcext:value-type="string">
            <text:p>Adrian, Adrian O Brien, Adrian O' Brien, Adrian O'Brien, Animals, Birds, Brien, Kori Bustard, Migration, O' Brien, O'Brien, OBrien, Serengeti, Tanzania, Wildlife chasing, chasing, chasing wildlife, chasingwildlife, great, mammal, nature, wildlifechasing</text:p>
          </table:table-cell>
          <table:table-cell table:style-name="ce12" office:value-type="string" calcext:value-type="string">
            <text:p>21/11/2012 11:27:38</text:p>
          </table:table-cell>
          <table:table-cell table:style-name="Default" office:value-type="string" calcext:value-type="string">
            <text:p>4867 x 3223</text:p>
          </table:table-cell>
          <table:table-cell table:formula="of:=LEFT([.G38];4)" office:value-type="string" office:string-value="4867" calcext:value-type="string">
            <text:p>4867</text:p>
          </table:table-cell>
          <table:table-cell table:formula="of:=RIGHT([.G38];4)" office:value-type="string" office:string-value="3223" calcext:value-type="string">
            <text:p>3223</text:p>
          </table:table-cell>
          <table:table-cell table:style-name="ce6" table:formula="of:=IF([.I38]/[.H38]&gt;1;[.H38]/[.I38];[.I38]/[.H38])" office:value-type="float" office:value="0.662214916786521" calcext:value-type="float">
            <text:p>0.662</text:p>
          </table:table-cell>
          <table:table-cell table:style-name="ce7" office:value-type="float" office:value="8" calcext:value-type="float">
            <text:p>8</text:p>
          </table:table-cell>
          <table:table-cell table:style-name="ce7" table:formula="of:=ROUND([.K38]/[.$J38]; 0)" office:value-type="float" office:value="12" calcext:value-type="float">
            <text:p>12</text:p>
          </table:table-cell>
          <table:table-cell table:style-name="ce7" table:formula="of:=ROUND([.K38]*2.54; 0)" office:value-type="float" office:value="20" calcext:value-type="float">
            <text:p>20</text:p>
          </table:table-cell>
          <table:table-cell table:style-name="ce7" table:formula="of:=ROUND([.L38]*2.54;0)" office:value-type="float" office:value="30" calcext:value-type="float">
            <text:p>30</text:p>
          </table:table-cell>
          <table:table-cell table:style-name="ce7" table:formula="of:=IF([.$I38]&lt;[.$H38]; [.$I38]/[.K38]; [.$H38]/[.K38])" office:value-type="float" office:value="402.875" calcext:value-type="float">
            <text:p>403</text:p>
          </table:table-cell>
          <table:table-cell table:style-name="ce7" table:formula="of:=IF([.O38]&gt;250; 1; 0)" office:value-type="float" office:value="1" calcext:value-type="float">
            <text:p>1</text:p>
          </table:table-cell>
          <table:table-cell table:style-name="ce7" table:formula="of:=IF([.P38]=1;COM.MICROSOFT.CONCAT([.K38];&quot; x &quot;;[.L38];&quot; inches, &quot;;[.M38];&quot; x &quot;;[.N3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38]/[.$J38]; 0)" office:value-type="float" office:value="18" calcext:value-type="float">
            <text:p>18</text:p>
          </table:table-cell>
          <table:table-cell table:style-name="ce7" table:formula="of:=ROUND([.R38]*2.54; 0)" office:value-type="float" office:value="30" calcext:value-type="float">
            <text:p>30</text:p>
          </table:table-cell>
          <table:table-cell table:style-name="ce7" table:formula="of:=ROUND([.S38]*2.54;0)" office:value-type="float" office:value="46" calcext:value-type="float">
            <text:p>46</text:p>
          </table:table-cell>
          <table:table-cell table:style-name="ce7" table:formula="of:=IF([.$I38]&lt;[.$H38]; [.$I38]/[.R38]; [.$H38]/[.R38])" office:value-type="float" office:value="268.583333333333" calcext:value-type="float">
            <text:p>269</text:p>
          </table:table-cell>
          <table:table-cell table:style-name="ce7" table:formula="of:=IF([.V38]&gt;150; 1; 0)" office:value-type="float" office:value="1" calcext:value-type="float">
            <text:p>1</text:p>
          </table:table-cell>
          <table:table-cell table:style-name="ce7" table:formula="of:=IF([.W38]=1;COM.MICROSOFT.CONCAT([.R38];&quot; x &quot;;[.S38];&quot; inches, &quot;;[.T38];&quot; x &quot;;[.U3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38]/[.$J38]; 0)" office:value-type="float" office:value="24" calcext:value-type="float">
            <text:p>24</text:p>
          </table:table-cell>
          <table:table-cell table:style-name="ce7" table:formula="of:=ROUND([.Y38]*2.54; 0)" office:value-type="float" office:value="41" calcext:value-type="float">
            <text:p>41</text:p>
          </table:table-cell>
          <table:table-cell table:style-name="ce7" table:formula="of:=ROUND([.Z38]*2.54;0)" office:value-type="float" office:value="61" calcext:value-type="float">
            <text:p>61</text:p>
          </table:table-cell>
          <table:table-cell table:style-name="ce7" table:formula="of:=IF([.$I38]&lt;[.$H38]; [.$I38]/[.Y38]; [.$H38]/[.Y38])" office:value-type="float" office:value="201.4375" calcext:value-type="float">
            <text:p>201</text:p>
          </table:table-cell>
          <table:table-cell table:style-name="ce7" table:formula="of:=IF([.AC38]&gt;120; 1; 0)" office:value-type="float" office:value="1" calcext:value-type="float">
            <text:p>1</text:p>
          </table:table-cell>
          <table:table-cell table:style-name="ce7" table:formula="of:=IF([.AD38]=1;COM.MICROSOFT.CONCAT([.Y38];&quot; x &quot;;[.Z38];&quot; inches, &quot;;[.AA38];&quot; x &quot;;[.AB3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38]/[.$J38]; 0)" office:value-type="float" office:value="30" calcext:value-type="float">
            <text:p>30</text:p>
          </table:table-cell>
          <table:table-cell table:style-name="ce7" table:formula="of:=ROUND([.AF38]*2.54; 0)" office:value-type="float" office:value="51" calcext:value-type="float">
            <text:p>51</text:p>
          </table:table-cell>
          <table:table-cell table:style-name="ce7" table:formula="of:=ROUND([.AG38]*2.54;0)" office:value-type="float" office:value="76" calcext:value-type="float">
            <text:p>76</text:p>
          </table:table-cell>
          <table:table-cell table:style-name="ce7" table:formula="of:=IF([.$I38]&lt;[.$H38]; [.$I38]/[.AF38]; [.$H38]/[.AF38])" office:value-type="float" office:value="161.15" calcext:value-type="float">
            <text:p>161</text:p>
          </table:table-cell>
          <table:table-cell table:style-name="ce7" table:formula="of:=IF([.AJ38]&gt;100; 1; 0)" office:value-type="float" office:value="1" calcext:value-type="float">
            <text:p>1</text:p>
          </table:table-cell>
          <table:table-cell table:style-name="ce7" table:formula="of:=IF([.AK38]=1;COM.MICROSOFT.CONCAT([.AF38];&quot; x &quot;;[.AG38];&quot; inches, &quot;;[.AH38];&quot; x &quot;;[.AI3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38]/[.$J38]; 0)" office:value-type="float" office:value="36" calcext:value-type="float">
            <text:p>36</text:p>
          </table:table-cell>
          <table:table-cell table:style-name="ce7" table:formula="of:=ROUND([.AM38]*2.54; 0)" office:value-type="float" office:value="61" calcext:value-type="float">
            <text:p>61</text:p>
          </table:table-cell>
          <table:table-cell table:style-name="ce7" table:formula="of:=ROUND([.AN38]*2.54;0)" office:value-type="float" office:value="91" calcext:value-type="float">
            <text:p>91</text:p>
          </table:table-cell>
          <table:table-cell table:style-name="ce7" table:formula="of:=IF([.$I38]&lt;[.$H38]; [.$I38]/[.AM38]; [.$H38]/[.AM38])" office:value-type="float" office:value="134.291666666667" calcext:value-type="float">
            <text:p>134</text:p>
          </table:table-cell>
          <table:table-cell table:style-name="ce7" table:formula="of:=IF([.AQ38]&gt;90; 1; 0)" office:value-type="float" office:value="1" calcext:value-type="float">
            <text:p>1</text:p>
          </table:table-cell>
          <table:table-cell table:style-name="ce7" table:formula="of:=IF([.AR38]=1;COM.MICROSOFT.CONCAT([.AM38];&quot; x &quot;;[.AN38];&quot; inches, &quot;;[.AO38];&quot; x &quot;;[.AP38];&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38]/[.$J38]; 0)" office:value-type="float" office:value="12" calcext:value-type="float">
            <text:p>12</text:p>
          </table:table-cell>
          <table:table-cell table:style-name="ce7" table:formula="of:=ROUND([.AT38]*2.54; 0)" office:value-type="float" office:value="20" calcext:value-type="float">
            <text:p>20</text:p>
          </table:table-cell>
          <table:table-cell table:style-name="ce7" table:formula="of:=ROUND([.AU38]*2.54;0)" office:value-type="float" office:value="30" calcext:value-type="float">
            <text:p>30</text:p>
          </table:table-cell>
          <table:table-cell table:style-name="ce7" table:formula="of:=IF([.$I38]&lt;[.$H38]; [.$I38]/[.AT38]; [.$H38]/[.AT38])" office:value-type="float" office:value="402.875" calcext:value-type="float">
            <text:p>403</text:p>
          </table:table-cell>
          <table:table-cell table:style-name="ce7" table:formula="of:=IF([.AX38]&gt;280; 1; 0)" office:value-type="float" office:value="1" calcext:value-type="float">
            <text:p>1</text:p>
          </table:table-cell>
          <table:table-cell table:style-name="ce7" table:formula="of:=IF([.AY38]=1;COM.MICROSOFT.CONCAT([.AT38];&quot; x &quot;;[.AU38];&quot; inches, &quot;;[.AV38];&quot; x &quot;;[.AW3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38]/[.$J38]; 0)" office:value-type="float" office:value="18" calcext:value-type="float">
            <text:p>18</text:p>
          </table:table-cell>
          <table:table-cell table:style-name="ce7" table:formula="of:=ROUND([.BA38]*2.54; 0)" office:value-type="float" office:value="30" calcext:value-type="float">
            <text:p>30</text:p>
          </table:table-cell>
          <table:table-cell table:style-name="ce7" table:formula="of:=ROUND([.BB38]*2.54;0)" office:value-type="float" office:value="46" calcext:value-type="float">
            <text:p>46</text:p>
          </table:table-cell>
          <table:table-cell table:style-name="ce7" table:formula="of:=IF([.$I38]&lt;[.$H38]; [.$I38]/[.BA38]; [.$H38]/[.BA38])" office:value-type="float" office:value="268.583333333333" calcext:value-type="float">
            <text:p>269</text:p>
          </table:table-cell>
          <table:table-cell table:style-name="ce7" table:formula="of:=IF([.BE38]&gt;180; 1; 0)" office:value-type="float" office:value="1" calcext:value-type="float">
            <text:p>1</text:p>
          </table:table-cell>
          <table:table-cell table:style-name="ce7" table:formula="of:=IF([.BF38]=1;COM.MICROSOFT.CONCAT([.BA38];&quot; x &quot;;[.BB38];&quot; inches, &quot;;[.BC38];&quot; x &quot;;[.BD3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38]/[.$J38]; 0)" office:value-type="float" office:value="24" calcext:value-type="float">
            <text:p>24</text:p>
          </table:table-cell>
          <table:table-cell table:style-name="ce7" table:formula="of:=ROUND([.BH38]*2.54; 0)" office:value-type="float" office:value="41" calcext:value-type="float">
            <text:p>41</text:p>
          </table:table-cell>
          <table:table-cell table:style-name="ce7" table:formula="of:=ROUND([.BI38]*2.54;0)" office:value-type="float" office:value="61" calcext:value-type="float">
            <text:p>61</text:p>
          </table:table-cell>
          <table:table-cell table:style-name="ce7" table:formula="of:=IF([.$I38]&lt;[.$H38]; [.$I38]/[.BH38]; [.$H38]/[.BH38])" office:value-type="float" office:value="201.4375" calcext:value-type="float">
            <text:p>201</text:p>
          </table:table-cell>
          <table:table-cell table:style-name="ce7" table:formula="of:=IF([.BL38]&gt;150; 1; 0)" office:value-type="float" office:value="1" calcext:value-type="float">
            <text:p>1</text:p>
          </table:table-cell>
          <table:table-cell table:style-name="ce7" table:formula="of:=IF([.BM38]=1;COM.MICROSOFT.CONCAT([.BH38];&quot; x &quot;;[.BI38];&quot; inches, &quot;;[.BJ38];&quot; x &quot;;[.BK3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38]/[.$J38]; 0)" office:value-type="float" office:value="30" calcext:value-type="float">
            <text:p>30</text:p>
          </table:table-cell>
          <table:table-cell table:style-name="ce7" table:formula="of:=ROUND([.BO38]*2.54; 0)" office:value-type="float" office:value="51" calcext:value-type="float">
            <text:p>51</text:p>
          </table:table-cell>
          <table:table-cell table:style-name="ce7" table:formula="of:=ROUND([.BP38]*2.54;0)" office:value-type="float" office:value="76" calcext:value-type="float">
            <text:p>76</text:p>
          </table:table-cell>
          <table:table-cell table:style-name="ce7" table:formula="of:=IF([.$I38]&lt;[.$H38]; [.$I38]/[.BO38]; [.$H38]/[.BO38])" office:value-type="float" office:value="161.15" calcext:value-type="float">
            <text:p>161</text:p>
          </table:table-cell>
          <table:table-cell table:style-name="ce7" table:formula="of:=IF([.BS38]&gt;125; 1; 0)" office:value-type="float" office:value="1" calcext:value-type="float">
            <text:p>1</text:p>
          </table:table-cell>
          <table:table-cell table:style-name="ce7" table:formula="of:=IF([.BT38]=1;COM.MICROSOFT.CONCAT([.BO38];&quot; x &quot;;[.BP38];&quot; inches, &quot;;[.BQ38];&quot; x &quot;;[.BR3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38]/[.$J38]; 0)" office:value-type="float" office:value="36" calcext:value-type="float">
            <text:p>36</text:p>
          </table:table-cell>
          <table:table-cell table:style-name="ce7" table:formula="of:=ROUND([.BV38]*2.54; 0)" office:value-type="float" office:value="61" calcext:value-type="float">
            <text:p>61</text:p>
          </table:table-cell>
          <table:table-cell table:style-name="ce7" table:formula="of:=ROUND([.BW38]*2.54;0)" office:value-type="float" office:value="91" calcext:value-type="float">
            <text:p>91</text:p>
          </table:table-cell>
          <table:table-cell table:style-name="ce7" table:formula="of:=IF([.$I38]&lt;[.$H38]; [.$I38]/[.BV38]; [.$H38]/[.BV38])" office:value-type="float" office:value="134.291666666667" calcext:value-type="float">
            <text:p>134</text:p>
          </table:table-cell>
          <table:table-cell table:style-name="ce7" table:formula="of:=IF([.BZ38]&gt;110; 1; 0)" office:value-type="float" office:value="1" calcext:value-type="float">
            <text:p>1</text:p>
          </table:table-cell>
          <table:table-cell table:style-name="ce7" table:formula="of:=IF([.CA38]=1;COM.MICROSOFT.CONCAT([.BV38];&quot; x &quot;;[.BW38];&quot; inches, &quot;;[.BX38];&quot; x &quot;;[.BY38];&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38" calcext:value-type="float">
            <text:p>38</text:p>
          </table:table-cell>
          <table:table-cell table:formula="of:=COM.MICROSOFT.CONCAT(&quot;PrintGalleryImage-&quot;;[.A39];&quot;.jpg&quot;)" office:value-type="string" office:string-value="PrintGalleryImage-38.jpg" calcext:value-type="string">
            <text:p>PrintGalleryImage-38.jpg</text:p>
          </table:table-cell>
          <table:table-cell table:style-name="Default" office:value-type="string" calcext:value-type="string">
            <text:p>Yin and Yang Zebras</text:p>
          </table:table-cell>
          <table:table-cell table:style-name="Default" office:value-type="string" calcext:value-type="string">
            <text:p>The stripes of a zebra is designed to blend into the stripes of another when seen by a predator from afar. Normally the young are a bit more brown than black but I probably wasn't sure which end was the mother and which was the young until I got home and went through my images.</text:p>
          </table:table-cell>
          <table:table-cell table:style-name="Default" office:value-type="string" calcext:value-type="string">
            <text:p>Adrian, Adrian O Brien, Adrian O' Brien, Adrian O'Brien, Animals, Brien, Migration, O' Brien, O'Brien, OBrien, Serengeti, Tanzania, Wildlife chasing, chasing, chasing wildlife, chasingwildlife, great, mammal, nature, wildlifechasing, zebra</text:p>
          </table:table-cell>
          <table:table-cell table:style-name="ce12" office:value-type="string" calcext:value-type="string">
            <text:p>21/11/2012 12:58:18</text:p>
          </table:table-cell>
          <table:table-cell table:style-name="Default" office:value-type="string" calcext:value-type="string">
            <text:p>4917 x 3278</text:p>
          </table:table-cell>
          <table:table-cell table:formula="of:=LEFT([.G39];4)" office:value-type="string" office:string-value="4917" calcext:value-type="string">
            <text:p>4917</text:p>
          </table:table-cell>
          <table:table-cell table:formula="of:=RIGHT([.G39];4)" office:value-type="string" office:string-value="3278" calcext:value-type="string">
            <text:p>3278</text:p>
          </table:table-cell>
          <table:table-cell table:style-name="ce6" table:formula="of:=IF([.I39]/[.H39]&gt;1;[.H39]/[.I39];[.I39]/[.H39])" office:value-type="float" office:value="0.666666666666667" calcext:value-type="float">
            <text:p>0.667</text:p>
          </table:table-cell>
          <table:table-cell table:style-name="ce7" office:value-type="float" office:value="8" calcext:value-type="float">
            <text:p>8</text:p>
          </table:table-cell>
          <table:table-cell table:style-name="ce7" table:formula="of:=ROUND([.K39]/[.$J39]; 0)" office:value-type="float" office:value="12" calcext:value-type="float">
            <text:p>12</text:p>
          </table:table-cell>
          <table:table-cell table:style-name="ce7" table:formula="of:=ROUND([.K39]*2.54; 0)" office:value-type="float" office:value="20" calcext:value-type="float">
            <text:p>20</text:p>
          </table:table-cell>
          <table:table-cell table:style-name="ce7" table:formula="of:=ROUND([.L39]*2.54;0)" office:value-type="float" office:value="30" calcext:value-type="float">
            <text:p>30</text:p>
          </table:table-cell>
          <table:table-cell table:style-name="ce7" table:formula="of:=IF([.$I39]&lt;[.$H39]; [.$I39]/[.K39]; [.$H39]/[.K39])" office:value-type="float" office:value="409.75" calcext:value-type="float">
            <text:p>410</text:p>
          </table:table-cell>
          <table:table-cell table:style-name="ce7" table:formula="of:=IF([.O39]&gt;250; 1; 0)" office:value-type="float" office:value="1" calcext:value-type="float">
            <text:p>1</text:p>
          </table:table-cell>
          <table:table-cell table:style-name="ce7" table:formula="of:=IF([.P39]=1;COM.MICROSOFT.CONCAT([.K39];&quot; x &quot;;[.L39];&quot; inches, &quot;;[.M39];&quot; x &quot;;[.N3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39]/[.$J39]; 0)" office:value-type="float" office:value="18" calcext:value-type="float">
            <text:p>18</text:p>
          </table:table-cell>
          <table:table-cell table:style-name="ce7" table:formula="of:=ROUND([.R39]*2.54; 0)" office:value-type="float" office:value="30" calcext:value-type="float">
            <text:p>30</text:p>
          </table:table-cell>
          <table:table-cell table:style-name="ce7" table:formula="of:=ROUND([.S39]*2.54;0)" office:value-type="float" office:value="46" calcext:value-type="float">
            <text:p>46</text:p>
          </table:table-cell>
          <table:table-cell table:style-name="ce7" table:formula="of:=IF([.$I39]&lt;[.$H39]; [.$I39]/[.R39]; [.$H39]/[.R39])" office:value-type="float" office:value="273.166666666667" calcext:value-type="float">
            <text:p>273</text:p>
          </table:table-cell>
          <table:table-cell table:style-name="ce7" table:formula="of:=IF([.V39]&gt;150; 1; 0)" office:value-type="float" office:value="1" calcext:value-type="float">
            <text:p>1</text:p>
          </table:table-cell>
          <table:table-cell table:style-name="ce7" table:formula="of:=IF([.W39]=1;COM.MICROSOFT.CONCAT([.R39];&quot; x &quot;;[.S39];&quot; inches, &quot;;[.T39];&quot; x &quot;;[.U3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39]/[.$J39]; 0)" office:value-type="float" office:value="24" calcext:value-type="float">
            <text:p>24</text:p>
          </table:table-cell>
          <table:table-cell table:style-name="ce7" table:formula="of:=ROUND([.Y39]*2.54; 0)" office:value-type="float" office:value="41" calcext:value-type="float">
            <text:p>41</text:p>
          </table:table-cell>
          <table:table-cell table:style-name="ce7" table:formula="of:=ROUND([.Z39]*2.54;0)" office:value-type="float" office:value="61" calcext:value-type="float">
            <text:p>61</text:p>
          </table:table-cell>
          <table:table-cell table:style-name="ce7" table:formula="of:=IF([.$I39]&lt;[.$H39]; [.$I39]/[.Y39]; [.$H39]/[.Y39])" office:value-type="float" office:value="204.875" calcext:value-type="float">
            <text:p>205</text:p>
          </table:table-cell>
          <table:table-cell table:style-name="ce7" table:formula="of:=IF([.AC39]&gt;120; 1; 0)" office:value-type="float" office:value="1" calcext:value-type="float">
            <text:p>1</text:p>
          </table:table-cell>
          <table:table-cell table:style-name="ce7" table:formula="of:=IF([.AD39]=1;COM.MICROSOFT.CONCAT([.Y39];&quot; x &quot;;[.Z39];&quot; inches, &quot;;[.AA39];&quot; x &quot;;[.AB3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39]/[.$J39]; 0)" office:value-type="float" office:value="30" calcext:value-type="float">
            <text:p>30</text:p>
          </table:table-cell>
          <table:table-cell table:style-name="ce7" table:formula="of:=ROUND([.AF39]*2.54; 0)" office:value-type="float" office:value="51" calcext:value-type="float">
            <text:p>51</text:p>
          </table:table-cell>
          <table:table-cell table:style-name="ce7" table:formula="of:=ROUND([.AG39]*2.54;0)" office:value-type="float" office:value="76" calcext:value-type="float">
            <text:p>76</text:p>
          </table:table-cell>
          <table:table-cell table:style-name="ce7" table:formula="of:=IF([.$I39]&lt;[.$H39]; [.$I39]/[.AF39]; [.$H39]/[.AF39])" office:value-type="float" office:value="163.9" calcext:value-type="float">
            <text:p>164</text:p>
          </table:table-cell>
          <table:table-cell table:style-name="ce7" table:formula="of:=IF([.AJ39]&gt;100; 1; 0)" office:value-type="float" office:value="1" calcext:value-type="float">
            <text:p>1</text:p>
          </table:table-cell>
          <table:table-cell table:style-name="ce7" table:formula="of:=IF([.AK39]=1;COM.MICROSOFT.CONCAT([.AF39];&quot; x &quot;;[.AG39];&quot; inches, &quot;;[.AH39];&quot; x &quot;;[.AI3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39]/[.$J39]; 0)" office:value-type="float" office:value="36" calcext:value-type="float">
            <text:p>36</text:p>
          </table:table-cell>
          <table:table-cell table:style-name="ce7" table:formula="of:=ROUND([.AM39]*2.54; 0)" office:value-type="float" office:value="61" calcext:value-type="float">
            <text:p>61</text:p>
          </table:table-cell>
          <table:table-cell table:style-name="ce7" table:formula="of:=ROUND([.AN39]*2.54;0)" office:value-type="float" office:value="91" calcext:value-type="float">
            <text:p>91</text:p>
          </table:table-cell>
          <table:table-cell table:style-name="ce7" table:formula="of:=IF([.$I39]&lt;[.$H39]; [.$I39]/[.AM39]; [.$H39]/[.AM39])" office:value-type="float" office:value="136.583333333333" calcext:value-type="float">
            <text:p>137</text:p>
          </table:table-cell>
          <table:table-cell table:style-name="ce7" table:formula="of:=IF([.AQ39]&gt;90; 1; 0)" office:value-type="float" office:value="1" calcext:value-type="float">
            <text:p>1</text:p>
          </table:table-cell>
          <table:table-cell table:style-name="ce7" table:formula="of:=IF([.AR39]=1;COM.MICROSOFT.CONCAT([.AM39];&quot; x &quot;;[.AN39];&quot; inches, &quot;;[.AO39];&quot; x &quot;;[.AP39];&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39]/[.$J39]; 0)" office:value-type="float" office:value="12" calcext:value-type="float">
            <text:p>12</text:p>
          </table:table-cell>
          <table:table-cell table:style-name="ce7" table:formula="of:=ROUND([.AT39]*2.54; 0)" office:value-type="float" office:value="20" calcext:value-type="float">
            <text:p>20</text:p>
          </table:table-cell>
          <table:table-cell table:style-name="ce7" table:formula="of:=ROUND([.AU39]*2.54;0)" office:value-type="float" office:value="30" calcext:value-type="float">
            <text:p>30</text:p>
          </table:table-cell>
          <table:table-cell table:style-name="ce7" table:formula="of:=IF([.$I39]&lt;[.$H39]; [.$I39]/[.AT39]; [.$H39]/[.AT39])" office:value-type="float" office:value="409.75" calcext:value-type="float">
            <text:p>410</text:p>
          </table:table-cell>
          <table:table-cell table:style-name="ce7" table:formula="of:=IF([.AX39]&gt;280; 1; 0)" office:value-type="float" office:value="1" calcext:value-type="float">
            <text:p>1</text:p>
          </table:table-cell>
          <table:table-cell table:style-name="ce7" table:formula="of:=IF([.AY39]=1;COM.MICROSOFT.CONCAT([.AT39];&quot; x &quot;;[.AU39];&quot; inches, &quot;;[.AV39];&quot; x &quot;;[.AW3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39]/[.$J39]; 0)" office:value-type="float" office:value="18" calcext:value-type="float">
            <text:p>18</text:p>
          </table:table-cell>
          <table:table-cell table:style-name="ce7" table:formula="of:=ROUND([.BA39]*2.54; 0)" office:value-type="float" office:value="30" calcext:value-type="float">
            <text:p>30</text:p>
          </table:table-cell>
          <table:table-cell table:style-name="ce7" table:formula="of:=ROUND([.BB39]*2.54;0)" office:value-type="float" office:value="46" calcext:value-type="float">
            <text:p>46</text:p>
          </table:table-cell>
          <table:table-cell table:style-name="ce7" table:formula="of:=IF([.$I39]&lt;[.$H39]; [.$I39]/[.BA39]; [.$H39]/[.BA39])" office:value-type="float" office:value="273.166666666667" calcext:value-type="float">
            <text:p>273</text:p>
          </table:table-cell>
          <table:table-cell table:style-name="ce7" table:formula="of:=IF([.BE39]&gt;180; 1; 0)" office:value-type="float" office:value="1" calcext:value-type="float">
            <text:p>1</text:p>
          </table:table-cell>
          <table:table-cell table:style-name="ce7" table:formula="of:=IF([.BF39]=1;COM.MICROSOFT.CONCAT([.BA39];&quot; x &quot;;[.BB39];&quot; inches, &quot;;[.BC39];&quot; x &quot;;[.BD3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39]/[.$J39]; 0)" office:value-type="float" office:value="24" calcext:value-type="float">
            <text:p>24</text:p>
          </table:table-cell>
          <table:table-cell table:style-name="ce7" table:formula="of:=ROUND([.BH39]*2.54; 0)" office:value-type="float" office:value="41" calcext:value-type="float">
            <text:p>41</text:p>
          </table:table-cell>
          <table:table-cell table:style-name="ce7" table:formula="of:=ROUND([.BI39]*2.54;0)" office:value-type="float" office:value="61" calcext:value-type="float">
            <text:p>61</text:p>
          </table:table-cell>
          <table:table-cell table:style-name="ce7" table:formula="of:=IF([.$I39]&lt;[.$H39]; [.$I39]/[.BH39]; [.$H39]/[.BH39])" office:value-type="float" office:value="204.875" calcext:value-type="float">
            <text:p>205</text:p>
          </table:table-cell>
          <table:table-cell table:style-name="ce7" table:formula="of:=IF([.BL39]&gt;150; 1; 0)" office:value-type="float" office:value="1" calcext:value-type="float">
            <text:p>1</text:p>
          </table:table-cell>
          <table:table-cell table:style-name="ce7" table:formula="of:=IF([.BM39]=1;COM.MICROSOFT.CONCAT([.BH39];&quot; x &quot;;[.BI39];&quot; inches, &quot;;[.BJ39];&quot; x &quot;;[.BK3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39]/[.$J39]; 0)" office:value-type="float" office:value="30" calcext:value-type="float">
            <text:p>30</text:p>
          </table:table-cell>
          <table:table-cell table:style-name="ce7" table:formula="of:=ROUND([.BO39]*2.54; 0)" office:value-type="float" office:value="51" calcext:value-type="float">
            <text:p>51</text:p>
          </table:table-cell>
          <table:table-cell table:style-name="ce7" table:formula="of:=ROUND([.BP39]*2.54;0)" office:value-type="float" office:value="76" calcext:value-type="float">
            <text:p>76</text:p>
          </table:table-cell>
          <table:table-cell table:style-name="ce7" table:formula="of:=IF([.$I39]&lt;[.$H39]; [.$I39]/[.BO39]; [.$H39]/[.BO39])" office:value-type="float" office:value="163.9" calcext:value-type="float">
            <text:p>164</text:p>
          </table:table-cell>
          <table:table-cell table:style-name="ce7" table:formula="of:=IF([.BS39]&gt;125; 1; 0)" office:value-type="float" office:value="1" calcext:value-type="float">
            <text:p>1</text:p>
          </table:table-cell>
          <table:table-cell table:style-name="ce7" table:formula="of:=IF([.BT39]=1;COM.MICROSOFT.CONCAT([.BO39];&quot; x &quot;;[.BP39];&quot; inches, &quot;;[.BQ39];&quot; x &quot;;[.BR3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39]/[.$J39]; 0)" office:value-type="float" office:value="36" calcext:value-type="float">
            <text:p>36</text:p>
          </table:table-cell>
          <table:table-cell table:style-name="ce7" table:formula="of:=ROUND([.BV39]*2.54; 0)" office:value-type="float" office:value="61" calcext:value-type="float">
            <text:p>61</text:p>
          </table:table-cell>
          <table:table-cell table:style-name="ce7" table:formula="of:=ROUND([.BW39]*2.54;0)" office:value-type="float" office:value="91" calcext:value-type="float">
            <text:p>91</text:p>
          </table:table-cell>
          <table:table-cell table:style-name="ce7" table:formula="of:=IF([.$I39]&lt;[.$H39]; [.$I39]/[.BV39]; [.$H39]/[.BV39])" office:value-type="float" office:value="136.583333333333" calcext:value-type="float">
            <text:p>137</text:p>
          </table:table-cell>
          <table:table-cell table:style-name="ce7" table:formula="of:=IF([.BZ39]&gt;110; 1; 0)" office:value-type="float" office:value="1" calcext:value-type="float">
            <text:p>1</text:p>
          </table:table-cell>
          <table:table-cell table:style-name="ce7" table:formula="of:=IF([.CA39]=1;COM.MICROSOFT.CONCAT([.BV39];&quot; x &quot;;[.BW39];&quot; inches, &quot;;[.BX39];&quot; x &quot;;[.BY39];&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39" calcext:value-type="float">
            <text:p>39</text:p>
          </table:table-cell>
          <table:table-cell table:formula="of:=COM.MICROSOFT.CONCAT(&quot;PrintGalleryImage-&quot;;[.A40];&quot;.jpg&quot;)" office:value-type="string" office:string-value="PrintGalleryImage-39.jpg" calcext:value-type="string">
            <text:p>PrintGalleryImage-39.jpg</text:p>
          </table:table-cell>
          <table:table-cell table:style-name="Default" office:value-type="string" calcext:value-type="string">
            <text:p>Yin and Yang Zebras BW </text:p>
          </table:table-cell>
          <table:table-cell table:style-name="Default" office:value-type="string" calcext:value-type="string">
            <text:p>The stripes of a zebra is designed to blend into the stripes of another when seen by a predator from afar. Normally the young are a bit more brown than black but I probably wasn't sure which end was the mother and which was the young until I got home and went through my images.</text:p>
          </table:table-cell>
          <table:table-cell table:style-name="Default" office:value-type="string" calcext:value-type="string">
            <text:p>Adrian, Adrian O Brien, Adrian O' Brien, Adrian O'Brien, Animals, Brien, Migration, O' Brien, O'Brien, OBrien, Serengeti, Tanzania, Wildlife chasing, chasing, chasing wildlife, chasingwildlife, great, mammal, nature, wildlifechasing, zebra</text:p>
          </table:table-cell>
          <table:table-cell table:style-name="ce12" office:value-type="string" calcext:value-type="string">
            <text:p>21/11/2012 12:58:18</text:p>
          </table:table-cell>
          <table:table-cell table:style-name="Default" office:value-type="string" calcext:value-type="string">
            <text:p>4917 x 3278</text:p>
          </table:table-cell>
          <table:table-cell table:formula="of:=LEFT([.G40];4)" office:value-type="string" office:string-value="4917" calcext:value-type="string">
            <text:p>4917</text:p>
          </table:table-cell>
          <table:table-cell table:formula="of:=RIGHT([.G40];4)" office:value-type="string" office:string-value="3278" calcext:value-type="string">
            <text:p>3278</text:p>
          </table:table-cell>
          <table:table-cell table:style-name="ce6" table:formula="of:=IF([.I40]/[.H40]&gt;1;[.H40]/[.I40];[.I40]/[.H40])" office:value-type="float" office:value="0.666666666666667" calcext:value-type="float">
            <text:p>0.667</text:p>
          </table:table-cell>
          <table:table-cell table:style-name="ce7" office:value-type="float" office:value="8" calcext:value-type="float">
            <text:p>8</text:p>
          </table:table-cell>
          <table:table-cell table:style-name="ce7" table:formula="of:=ROUND([.K40]/[.$J40]; 0)" office:value-type="float" office:value="12" calcext:value-type="float">
            <text:p>12</text:p>
          </table:table-cell>
          <table:table-cell table:style-name="ce7" table:formula="of:=ROUND([.K40]*2.54; 0)" office:value-type="float" office:value="20" calcext:value-type="float">
            <text:p>20</text:p>
          </table:table-cell>
          <table:table-cell table:style-name="ce7" table:formula="of:=ROUND([.L40]*2.54;0)" office:value-type="float" office:value="30" calcext:value-type="float">
            <text:p>30</text:p>
          </table:table-cell>
          <table:table-cell table:style-name="ce7" table:formula="of:=IF([.$I40]&lt;[.$H40]; [.$I40]/[.K40]; [.$H40]/[.K40])" office:value-type="float" office:value="409.75" calcext:value-type="float">
            <text:p>410</text:p>
          </table:table-cell>
          <table:table-cell table:style-name="ce7" table:formula="of:=IF([.O40]&gt;250; 1; 0)" office:value-type="float" office:value="1" calcext:value-type="float">
            <text:p>1</text:p>
          </table:table-cell>
          <table:table-cell table:style-name="ce7" table:formula="of:=IF([.P40]=1;COM.MICROSOFT.CONCAT([.K40];&quot; x &quot;;[.L40];&quot; inches, &quot;;[.M40];&quot; x &quot;;[.N4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40]/[.$J40]; 0)" office:value-type="float" office:value="18" calcext:value-type="float">
            <text:p>18</text:p>
          </table:table-cell>
          <table:table-cell table:style-name="ce7" table:formula="of:=ROUND([.R40]*2.54; 0)" office:value-type="float" office:value="30" calcext:value-type="float">
            <text:p>30</text:p>
          </table:table-cell>
          <table:table-cell table:style-name="ce7" table:formula="of:=ROUND([.S40]*2.54;0)" office:value-type="float" office:value="46" calcext:value-type="float">
            <text:p>46</text:p>
          </table:table-cell>
          <table:table-cell table:style-name="ce7" table:formula="of:=IF([.$I40]&lt;[.$H40]; [.$I40]/[.R40]; [.$H40]/[.R40])" office:value-type="float" office:value="273.166666666667" calcext:value-type="float">
            <text:p>273</text:p>
          </table:table-cell>
          <table:table-cell table:style-name="ce7" table:formula="of:=IF([.V40]&gt;150; 1; 0)" office:value-type="float" office:value="1" calcext:value-type="float">
            <text:p>1</text:p>
          </table:table-cell>
          <table:table-cell table:style-name="ce7" table:formula="of:=IF([.W40]=1;COM.MICROSOFT.CONCAT([.R40];&quot; x &quot;;[.S40];&quot; inches, &quot;;[.T40];&quot; x &quot;;[.U4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40]/[.$J40]; 0)" office:value-type="float" office:value="24" calcext:value-type="float">
            <text:p>24</text:p>
          </table:table-cell>
          <table:table-cell table:style-name="ce7" table:formula="of:=ROUND([.Y40]*2.54; 0)" office:value-type="float" office:value="41" calcext:value-type="float">
            <text:p>41</text:p>
          </table:table-cell>
          <table:table-cell table:style-name="ce7" table:formula="of:=ROUND([.Z40]*2.54;0)" office:value-type="float" office:value="61" calcext:value-type="float">
            <text:p>61</text:p>
          </table:table-cell>
          <table:table-cell table:style-name="ce7" table:formula="of:=IF([.$I40]&lt;[.$H40]; [.$I40]/[.Y40]; [.$H40]/[.Y40])" office:value-type="float" office:value="204.875" calcext:value-type="float">
            <text:p>205</text:p>
          </table:table-cell>
          <table:table-cell table:style-name="ce7" table:formula="of:=IF([.AC40]&gt;120; 1; 0)" office:value-type="float" office:value="1" calcext:value-type="float">
            <text:p>1</text:p>
          </table:table-cell>
          <table:table-cell table:style-name="ce7" table:formula="of:=IF([.AD40]=1;COM.MICROSOFT.CONCAT([.Y40];&quot; x &quot;;[.Z40];&quot; inches, &quot;;[.AA40];&quot; x &quot;;[.AB4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40]/[.$J40]; 0)" office:value-type="float" office:value="30" calcext:value-type="float">
            <text:p>30</text:p>
          </table:table-cell>
          <table:table-cell table:style-name="ce7" table:formula="of:=ROUND([.AF40]*2.54; 0)" office:value-type="float" office:value="51" calcext:value-type="float">
            <text:p>51</text:p>
          </table:table-cell>
          <table:table-cell table:style-name="ce7" table:formula="of:=ROUND([.AG40]*2.54;0)" office:value-type="float" office:value="76" calcext:value-type="float">
            <text:p>76</text:p>
          </table:table-cell>
          <table:table-cell table:style-name="ce7" table:formula="of:=IF([.$I40]&lt;[.$H40]; [.$I40]/[.AF40]; [.$H40]/[.AF40])" office:value-type="float" office:value="163.9" calcext:value-type="float">
            <text:p>164</text:p>
          </table:table-cell>
          <table:table-cell table:style-name="ce7" table:formula="of:=IF([.AJ40]&gt;100; 1; 0)" office:value-type="float" office:value="1" calcext:value-type="float">
            <text:p>1</text:p>
          </table:table-cell>
          <table:table-cell table:style-name="ce7" table:formula="of:=IF([.AK40]=1;COM.MICROSOFT.CONCAT([.AF40];&quot; x &quot;;[.AG40];&quot; inches, &quot;;[.AH40];&quot; x &quot;;[.AI4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40]/[.$J40]; 0)" office:value-type="float" office:value="36" calcext:value-type="float">
            <text:p>36</text:p>
          </table:table-cell>
          <table:table-cell table:style-name="ce7" table:formula="of:=ROUND([.AM40]*2.54; 0)" office:value-type="float" office:value="61" calcext:value-type="float">
            <text:p>61</text:p>
          </table:table-cell>
          <table:table-cell table:style-name="ce7" table:formula="of:=ROUND([.AN40]*2.54;0)" office:value-type="float" office:value="91" calcext:value-type="float">
            <text:p>91</text:p>
          </table:table-cell>
          <table:table-cell table:style-name="ce7" table:formula="of:=IF([.$I40]&lt;[.$H40]; [.$I40]/[.AM40]; [.$H40]/[.AM40])" office:value-type="float" office:value="136.583333333333" calcext:value-type="float">
            <text:p>137</text:p>
          </table:table-cell>
          <table:table-cell table:style-name="ce7" table:formula="of:=IF([.AQ40]&gt;90; 1; 0)" office:value-type="float" office:value="1" calcext:value-type="float">
            <text:p>1</text:p>
          </table:table-cell>
          <table:table-cell table:style-name="ce7" table:formula="of:=IF([.AR40]=1;COM.MICROSOFT.CONCAT([.AM40];&quot; x &quot;;[.AN40];&quot; inches, &quot;;[.AO40];&quot; x &quot;;[.AP40];&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40]/[.$J40]; 0)" office:value-type="float" office:value="12" calcext:value-type="float">
            <text:p>12</text:p>
          </table:table-cell>
          <table:table-cell table:style-name="ce7" table:formula="of:=ROUND([.AT40]*2.54; 0)" office:value-type="float" office:value="20" calcext:value-type="float">
            <text:p>20</text:p>
          </table:table-cell>
          <table:table-cell table:style-name="ce7" table:formula="of:=ROUND([.AU40]*2.54;0)" office:value-type="float" office:value="30" calcext:value-type="float">
            <text:p>30</text:p>
          </table:table-cell>
          <table:table-cell table:style-name="ce7" table:formula="of:=IF([.$I40]&lt;[.$H40]; [.$I40]/[.AT40]; [.$H40]/[.AT40])" office:value-type="float" office:value="409.75" calcext:value-type="float">
            <text:p>410</text:p>
          </table:table-cell>
          <table:table-cell table:style-name="ce7" table:formula="of:=IF([.AX40]&gt;280; 1; 0)" office:value-type="float" office:value="1" calcext:value-type="float">
            <text:p>1</text:p>
          </table:table-cell>
          <table:table-cell table:style-name="ce7" table:formula="of:=IF([.AY40]=1;COM.MICROSOFT.CONCAT([.AT40];&quot; x &quot;;[.AU40];&quot; inches, &quot;;[.AV40];&quot; x &quot;;[.AW4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40]/[.$J40]; 0)" office:value-type="float" office:value="18" calcext:value-type="float">
            <text:p>18</text:p>
          </table:table-cell>
          <table:table-cell table:style-name="ce7" table:formula="of:=ROUND([.BA40]*2.54; 0)" office:value-type="float" office:value="30" calcext:value-type="float">
            <text:p>30</text:p>
          </table:table-cell>
          <table:table-cell table:style-name="ce7" table:formula="of:=ROUND([.BB40]*2.54;0)" office:value-type="float" office:value="46" calcext:value-type="float">
            <text:p>46</text:p>
          </table:table-cell>
          <table:table-cell table:style-name="ce7" table:formula="of:=IF([.$I40]&lt;[.$H40]; [.$I40]/[.BA40]; [.$H40]/[.BA40])" office:value-type="float" office:value="273.166666666667" calcext:value-type="float">
            <text:p>273</text:p>
          </table:table-cell>
          <table:table-cell table:style-name="ce7" table:formula="of:=IF([.BE40]&gt;180; 1; 0)" office:value-type="float" office:value="1" calcext:value-type="float">
            <text:p>1</text:p>
          </table:table-cell>
          <table:table-cell table:style-name="ce7" table:formula="of:=IF([.BF40]=1;COM.MICROSOFT.CONCAT([.BA40];&quot; x &quot;;[.BB40];&quot; inches, &quot;;[.BC40];&quot; x &quot;;[.BD4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40]/[.$J40]; 0)" office:value-type="float" office:value="24" calcext:value-type="float">
            <text:p>24</text:p>
          </table:table-cell>
          <table:table-cell table:style-name="ce7" table:formula="of:=ROUND([.BH40]*2.54; 0)" office:value-type="float" office:value="41" calcext:value-type="float">
            <text:p>41</text:p>
          </table:table-cell>
          <table:table-cell table:style-name="ce7" table:formula="of:=ROUND([.BI40]*2.54;0)" office:value-type="float" office:value="61" calcext:value-type="float">
            <text:p>61</text:p>
          </table:table-cell>
          <table:table-cell table:style-name="ce7" table:formula="of:=IF([.$I40]&lt;[.$H40]; [.$I40]/[.BH40]; [.$H40]/[.BH40])" office:value-type="float" office:value="204.875" calcext:value-type="float">
            <text:p>205</text:p>
          </table:table-cell>
          <table:table-cell table:style-name="ce7" table:formula="of:=IF([.BL40]&gt;150; 1; 0)" office:value-type="float" office:value="1" calcext:value-type="float">
            <text:p>1</text:p>
          </table:table-cell>
          <table:table-cell table:style-name="ce7" table:formula="of:=IF([.BM40]=1;COM.MICROSOFT.CONCAT([.BH40];&quot; x &quot;;[.BI40];&quot; inches, &quot;;[.BJ40];&quot; x &quot;;[.BK4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40]/[.$J40]; 0)" office:value-type="float" office:value="30" calcext:value-type="float">
            <text:p>30</text:p>
          </table:table-cell>
          <table:table-cell table:style-name="ce7" table:formula="of:=ROUND([.BO40]*2.54; 0)" office:value-type="float" office:value="51" calcext:value-type="float">
            <text:p>51</text:p>
          </table:table-cell>
          <table:table-cell table:style-name="ce7" table:formula="of:=ROUND([.BP40]*2.54;0)" office:value-type="float" office:value="76" calcext:value-type="float">
            <text:p>76</text:p>
          </table:table-cell>
          <table:table-cell table:style-name="ce7" table:formula="of:=IF([.$I40]&lt;[.$H40]; [.$I40]/[.BO40]; [.$H40]/[.BO40])" office:value-type="float" office:value="163.9" calcext:value-type="float">
            <text:p>164</text:p>
          </table:table-cell>
          <table:table-cell table:style-name="ce7" table:formula="of:=IF([.BS40]&gt;125; 1; 0)" office:value-type="float" office:value="1" calcext:value-type="float">
            <text:p>1</text:p>
          </table:table-cell>
          <table:table-cell table:style-name="ce7" table:formula="of:=IF([.BT40]=1;COM.MICROSOFT.CONCAT([.BO40];&quot; x &quot;;[.BP40];&quot; inches, &quot;;[.BQ40];&quot; x &quot;;[.BR4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40]/[.$J40]; 0)" office:value-type="float" office:value="36" calcext:value-type="float">
            <text:p>36</text:p>
          </table:table-cell>
          <table:table-cell table:style-name="ce7" table:formula="of:=ROUND([.BV40]*2.54; 0)" office:value-type="float" office:value="61" calcext:value-type="float">
            <text:p>61</text:p>
          </table:table-cell>
          <table:table-cell table:style-name="ce7" table:formula="of:=ROUND([.BW40]*2.54;0)" office:value-type="float" office:value="91" calcext:value-type="float">
            <text:p>91</text:p>
          </table:table-cell>
          <table:table-cell table:style-name="ce7" table:formula="of:=IF([.$I40]&lt;[.$H40]; [.$I40]/[.BV40]; [.$H40]/[.BV40])" office:value-type="float" office:value="136.583333333333" calcext:value-type="float">
            <text:p>137</text:p>
          </table:table-cell>
          <table:table-cell table:style-name="ce7" table:formula="of:=IF([.BZ40]&gt;110; 1; 0)" office:value-type="float" office:value="1" calcext:value-type="float">
            <text:p>1</text:p>
          </table:table-cell>
          <table:table-cell table:style-name="ce7" table:formula="of:=IF([.CA40]=1;COM.MICROSOFT.CONCAT([.BV40];&quot; x &quot;;[.BW40];&quot; inches, &quot;;[.BX40];&quot; x &quot;;[.BY40];&quot; cm&quot;); &quot;&quot;)" office:value-type="string" office:string-value="24 x 36 inches, 61 x 91 cm" calcext:value-type="string">
            <text:p>24 x 36 inches, 61 x 91 cm</text:p>
          </table:table-cell>
          <table:table-cell table:number-columns-repeated="2"/>
        </table:table-row>
        <table:table-row table:style-name="ro3">
          <table:table-cell office:value-type="float" office:value="40" calcext:value-type="float">
            <text:p>40</text:p>
          </table:table-cell>
          <table:table-cell table:formula="of:=COM.MICROSOFT.CONCAT(&quot;PrintGalleryImage-&quot;;[.A41];&quot;.jpg&quot;)" office:value-type="string" office:string-value="PrintGalleryImage-40.jpg" calcext:value-type="string">
            <text:p>PrintGalleryImage-40.jpg</text:p>
          </table:table-cell>
          <table:table-cell table:style-name="Default" office:value-type="string" calcext:value-type="string">
            <text:p>Savanah Scene</text:p>
          </table:table-cell>
          <table:table-cell table:style-name="Default" office:value-type="string" calcext:value-type="string">
            <text:p>There are over 1 million wildebeest in the great migration's herds and I think I saw every one of them. Sometimes they gather in their 1000's but at other times when the rains are a bit more extensive and nourish more grass, the wildebeest spread out a bit. However you will probably have one in every wide angle shot in the Serengeti.</text:p>
          </table:table-cell>
          <table:table-cell table:style-name="Default" office:value-type="string" calcext:value-type="string">
            <text:p>Adrian, Adrian O Brien, Adrian O' Brien, Adrian O'Brien, Africa, Animals, Brien, O' Brien, O'Brien, OBrien, Serengeti, Tanzania, Wildlife chasing, chasing, chasing wildlife, chasingwildlife, mammal, nature, wildlifechasing</text:p>
          </table:table-cell>
          <table:table-cell table:style-name="ce12" office:value-type="string" calcext:value-type="string">
            <text:p>21/11/2012 13:01:20</text:p>
          </table:table-cell>
          <table:table-cell table:style-name="Default" office:value-type="string" calcext:value-type="string">
            <text:p>3364 x 1682</text:p>
          </table:table-cell>
          <table:table-cell table:formula="of:=LEFT([.G41];4)" office:value-type="string" office:string-value="3364" calcext:value-type="string">
            <text:p>3364</text:p>
          </table:table-cell>
          <table:table-cell table:formula="of:=RIGHT([.G41];4)" office:value-type="string" office:string-value="1682" calcext:value-type="string">
            <text:p>1682</text:p>
          </table:table-cell>
          <table:table-cell table:style-name="ce6" table:formula="of:=IF([.I41]/[.H41]&gt;1;[.H41]/[.I41];[.I41]/[.H41])" office:value-type="float" office:value="0.5" calcext:value-type="float">
            <text:p>0.500</text:p>
          </table:table-cell>
          <table:table-cell table:style-name="ce7" office:value-type="float" office:value="8" calcext:value-type="float">
            <text:p>8</text:p>
          </table:table-cell>
          <table:table-cell table:style-name="ce7" table:formula="of:=ROUND([.K41]/[.$J41]; 0)" office:value-type="float" office:value="16" calcext:value-type="float">
            <text:p>16</text:p>
          </table:table-cell>
          <table:table-cell table:style-name="ce7" table:formula="of:=ROUND([.K41]*2.54; 0)" office:value-type="float" office:value="20" calcext:value-type="float">
            <text:p>20</text:p>
          </table:table-cell>
          <table:table-cell table:style-name="ce7" table:formula="of:=ROUND([.L41]*2.54;0)" office:value-type="float" office:value="41" calcext:value-type="float">
            <text:p>41</text:p>
          </table:table-cell>
          <table:table-cell table:style-name="ce7" table:formula="of:=IF([.$I41]&lt;[.$H41]; [.$I41]/[.K41]; [.$H41]/[.K41])" office:value-type="float" office:value="210.25" calcext:value-type="float">
            <text:p>210</text:p>
          </table:table-cell>
          <table:table-cell table:style-name="ce7" table:formula="of:=IF([.O41]&gt;250; 1; 0)" office:value-type="float" office:value="0" calcext:value-type="float">
            <text:p>0</text:p>
          </table:table-cell>
          <table:table-cell table:style-name="ce7" table:formula="of:=IF([.P41]=1;COM.MICROSOFT.CONCAT([.K41];&quot; x &quot;;[.L41];&quot; inches, &quot;;[.M41];&quot; x &quot;;[.N41];&quot; cm&quot;); &quot;&quot;)">
            <text:p/>
          </table:table-cell>
          <table:table-cell table:style-name="ce7" office:value-type="float" office:value="12" calcext:value-type="float">
            <text:p>12</text:p>
          </table:table-cell>
          <table:table-cell table:style-name="ce7" table:formula="of:=ROUND([.R41]/[.$J41]; 0)" office:value-type="float" office:value="24" calcext:value-type="float">
            <text:p>24</text:p>
          </table:table-cell>
          <table:table-cell table:style-name="ce7" table:formula="of:=ROUND([.R41]*2.54; 0)" office:value-type="float" office:value="30" calcext:value-type="float">
            <text:p>30</text:p>
          </table:table-cell>
          <table:table-cell table:style-name="ce7" table:formula="of:=ROUND([.S41]*2.54;0)" office:value-type="float" office:value="61" calcext:value-type="float">
            <text:p>61</text:p>
          </table:table-cell>
          <table:table-cell table:style-name="ce7" table:formula="of:=IF([.$I41]&lt;[.$H41]; [.$I41]/[.R41]; [.$H41]/[.R41])" office:value-type="float" office:value="140.166666666667" calcext:value-type="float">
            <text:p>140</text:p>
          </table:table-cell>
          <table:table-cell table:style-name="ce7" table:formula="of:=IF([.V41]&gt;150; 1; 0)" office:value-type="float" office:value="0" calcext:value-type="float">
            <text:p>0</text:p>
          </table:table-cell>
          <table:table-cell table:style-name="ce7" table:formula="of:=IF([.W41]=1;COM.MICROSOFT.CONCAT([.R41];&quot; x &quot;;[.S41];&quot; inches, &quot;;[.T41];&quot; x &quot;;[.U41];&quot; cm&quot;); &quot;&quot;)">
            <text:p/>
          </table:table-cell>
          <table:table-cell table:style-name="ce7" office:value-type="float" office:value="16" calcext:value-type="float">
            <text:p>16</text:p>
          </table:table-cell>
          <table:table-cell table:style-name="ce7" table:formula="of:=ROUND([.Y41]/[.$J41]; 0)" office:value-type="float" office:value="32" calcext:value-type="float">
            <text:p>32</text:p>
          </table:table-cell>
          <table:table-cell table:style-name="ce7" table:formula="of:=ROUND([.Y41]*2.54; 0)" office:value-type="float" office:value="41" calcext:value-type="float">
            <text:p>41</text:p>
          </table:table-cell>
          <table:table-cell table:style-name="ce7" table:formula="of:=ROUND([.Z41]*2.54;0)" office:value-type="float" office:value="81" calcext:value-type="float">
            <text:p>81</text:p>
          </table:table-cell>
          <table:table-cell table:style-name="ce7" table:formula="of:=IF([.$I41]&lt;[.$H41]; [.$I41]/[.Y41]; [.$H41]/[.Y41])" office:value-type="float" office:value="105.125" calcext:value-type="float">
            <text:p>105</text:p>
          </table:table-cell>
          <table:table-cell table:style-name="ce7" table:formula="of:=IF([.AC41]&gt;120; 1; 0)" office:value-type="float" office:value="0" calcext:value-type="float">
            <text:p>0</text:p>
          </table:table-cell>
          <table:table-cell table:style-name="ce7" table:formula="of:=IF([.AD41]=1;COM.MICROSOFT.CONCAT([.Y41];&quot; x &quot;;[.Z41];&quot; inches, &quot;;[.AA41];&quot; x &quot;;[.AB41];&quot; cm&quot;); &quot;&quot;)">
            <text:p/>
          </table:table-cell>
          <table:table-cell table:style-name="ce7" office:value-type="float" office:value="20" calcext:value-type="float">
            <text:p>20</text:p>
          </table:table-cell>
          <table:table-cell table:style-name="ce7" table:formula="of:=ROUND([.AF41]/[.$J41]; 0)" office:value-type="float" office:value="40" calcext:value-type="float">
            <text:p>40</text:p>
          </table:table-cell>
          <table:table-cell table:style-name="ce7" table:formula="of:=ROUND([.AF41]*2.54; 0)" office:value-type="float" office:value="51" calcext:value-type="float">
            <text:p>51</text:p>
          </table:table-cell>
          <table:table-cell table:style-name="ce7" table:formula="of:=ROUND([.AG41]*2.54;0)" office:value-type="float" office:value="102" calcext:value-type="float">
            <text:p>102</text:p>
          </table:table-cell>
          <table:table-cell table:style-name="ce7" table:formula="of:=IF([.$I41]&lt;[.$H41]; [.$I41]/[.AF41]; [.$H41]/[.AF41])" office:value-type="float" office:value="84.1" calcext:value-type="float">
            <text:p>84</text:p>
          </table:table-cell>
          <table:table-cell table:style-name="ce7" table:formula="of:=IF([.AJ41]&gt;100; 1; 0)" office:value-type="float" office:value="0" calcext:value-type="float">
            <text:p>0</text:p>
          </table:table-cell>
          <table:table-cell table:style-name="ce7" table:formula="of:=IF([.AK41]=1;COM.MICROSOFT.CONCAT([.AF41];&quot; x &quot;;[.AG41];&quot; inches, &quot;;[.AH41];&quot; x &quot;;[.AI41];&quot; cm&quot;); &quot;&quot;)">
            <text:p/>
          </table:table-cell>
          <table:table-cell table:style-name="ce7" office:value-type="float" office:value="24" calcext:value-type="float">
            <text:p>24</text:p>
          </table:table-cell>
          <table:table-cell table:style-name="ce7" table:formula="of:=ROUND([.AM41]/[.$J41]; 0)" office:value-type="float" office:value="48" calcext:value-type="float">
            <text:p>48</text:p>
          </table:table-cell>
          <table:table-cell table:style-name="ce7" table:formula="of:=ROUND([.AM41]*2.54; 0)" office:value-type="float" office:value="61" calcext:value-type="float">
            <text:p>61</text:p>
          </table:table-cell>
          <table:table-cell table:style-name="ce7" table:formula="of:=ROUND([.AN41]*2.54;0)" office:value-type="float" office:value="122" calcext:value-type="float">
            <text:p>122</text:p>
          </table:table-cell>
          <table:table-cell table:style-name="ce7" table:formula="of:=IF([.$I41]&lt;[.$H41]; [.$I41]/[.AM41]; [.$H41]/[.AM41])" office:value-type="float" office:value="70.0833333333333" calcext:value-type="float">
            <text:p>70</text:p>
          </table:table-cell>
          <table:table-cell table:style-name="ce7" table:formula="of:=IF([.AQ41]&gt;90; 1; 0)" office:value-type="float" office:value="0" calcext:value-type="float">
            <text:p>0</text:p>
          </table:table-cell>
          <table:table-cell table:style-name="ce7" table:formula="of:=IF([.AR41]=1;COM.MICROSOFT.CONCAT([.AM41];&quot; x &quot;;[.AN41];&quot; inches, &quot;;[.AO41];&quot; x &quot;;[.AP41];&quot; cm&quot;); &quot;&quot;)">
            <text:p/>
          </table:table-cell>
          <table:table-cell table:style-name="ce7" office:value-type="float" office:value="8" calcext:value-type="float">
            <text:p>8</text:p>
          </table:table-cell>
          <table:table-cell table:style-name="ce7" table:formula="of:=ROUND([.AT41]/[.$J41]; 0)" office:value-type="float" office:value="16" calcext:value-type="float">
            <text:p>16</text:p>
          </table:table-cell>
          <table:table-cell table:style-name="ce7" table:formula="of:=ROUND([.AT41]*2.54; 0)" office:value-type="float" office:value="20" calcext:value-type="float">
            <text:p>20</text:p>
          </table:table-cell>
          <table:table-cell table:style-name="ce7" table:formula="of:=ROUND([.AU41]*2.54;0)" office:value-type="float" office:value="41" calcext:value-type="float">
            <text:p>41</text:p>
          </table:table-cell>
          <table:table-cell table:style-name="ce7" table:formula="of:=IF([.$I41]&lt;[.$H41]; [.$I41]/[.AT41]; [.$H41]/[.AT41])" office:value-type="float" office:value="210.25" calcext:value-type="float">
            <text:p>210</text:p>
          </table:table-cell>
          <table:table-cell table:style-name="ce7" table:formula="of:=IF([.AX41]&gt;280; 1; 0)" office:value-type="float" office:value="0" calcext:value-type="float">
            <text:p>0</text:p>
          </table:table-cell>
          <table:table-cell table:style-name="ce7" table:formula="of:=IF([.AY41]=1;COM.MICROSOFT.CONCAT([.AT41];&quot; x &quot;;[.AU41];&quot; inches, &quot;;[.AV41];&quot; x &quot;;[.AW41];&quot; cm&quot;); &quot;&quot;)">
            <text:p/>
          </table:table-cell>
          <table:table-cell table:style-name="ce7" office:value-type="float" office:value="12" calcext:value-type="float">
            <text:p>12</text:p>
          </table:table-cell>
          <table:table-cell table:style-name="ce7" table:formula="of:=ROUND([.BA41]/[.$J41]; 0)" office:value-type="float" office:value="24" calcext:value-type="float">
            <text:p>24</text:p>
          </table:table-cell>
          <table:table-cell table:style-name="ce7" table:formula="of:=ROUND([.BA41]*2.54; 0)" office:value-type="float" office:value="30" calcext:value-type="float">
            <text:p>30</text:p>
          </table:table-cell>
          <table:table-cell table:style-name="ce7" table:formula="of:=ROUND([.BB41]*2.54;0)" office:value-type="float" office:value="61" calcext:value-type="float">
            <text:p>61</text:p>
          </table:table-cell>
          <table:table-cell table:style-name="ce7" table:formula="of:=IF([.$I41]&lt;[.$H41]; [.$I41]/[.BA41]; [.$H41]/[.BA41])" office:value-type="float" office:value="140.166666666667" calcext:value-type="float">
            <text:p>140</text:p>
          </table:table-cell>
          <table:table-cell table:style-name="ce7" table:formula="of:=IF([.BE41]&gt;180; 1; 0)" office:value-type="float" office:value="0" calcext:value-type="float">
            <text:p>0</text:p>
          </table:table-cell>
          <table:table-cell table:style-name="ce7" table:formula="of:=IF([.BF41]=1;COM.MICROSOFT.CONCAT([.BA41];&quot; x &quot;;[.BB41];&quot; inches, &quot;;[.BC41];&quot; x &quot;;[.BD41];&quot; cm&quot;); &quot;&quot;)">
            <text:p/>
          </table:table-cell>
          <table:table-cell table:style-name="ce7" office:value-type="float" office:value="16" calcext:value-type="float">
            <text:p>16</text:p>
          </table:table-cell>
          <table:table-cell table:style-name="ce7" table:formula="of:=ROUND([.BH41]/[.$J41]; 0)" office:value-type="float" office:value="32" calcext:value-type="float">
            <text:p>32</text:p>
          </table:table-cell>
          <table:table-cell table:style-name="ce7" table:formula="of:=ROUND([.BH41]*2.54; 0)" office:value-type="float" office:value="41" calcext:value-type="float">
            <text:p>41</text:p>
          </table:table-cell>
          <table:table-cell table:style-name="ce7" table:formula="of:=ROUND([.BI41]*2.54;0)" office:value-type="float" office:value="81" calcext:value-type="float">
            <text:p>81</text:p>
          </table:table-cell>
          <table:table-cell table:style-name="ce7" table:formula="of:=IF([.$I41]&lt;[.$H41]; [.$I41]/[.BH41]; [.$H41]/[.BH41])" office:value-type="float" office:value="105.125" calcext:value-type="float">
            <text:p>105</text:p>
          </table:table-cell>
          <table:table-cell table:style-name="ce7" table:formula="of:=IF([.BL41]&gt;150; 1; 0)" office:value-type="float" office:value="0" calcext:value-type="float">
            <text:p>0</text:p>
          </table:table-cell>
          <table:table-cell table:style-name="ce7" table:formula="of:=IF([.BM41]=1;COM.MICROSOFT.CONCAT([.BH41];&quot; x &quot;;[.BI41];&quot; inches, &quot;;[.BJ41];&quot; x &quot;;[.BK41];&quot; cm&quot;); &quot;&quot;)">
            <text:p/>
          </table:table-cell>
          <table:table-cell table:style-name="ce7" office:value-type="float" office:value="20" calcext:value-type="float">
            <text:p>20</text:p>
          </table:table-cell>
          <table:table-cell table:style-name="ce7" table:formula="of:=ROUND([.BO41]/[.$J41]; 0)" office:value-type="float" office:value="40" calcext:value-type="float">
            <text:p>40</text:p>
          </table:table-cell>
          <table:table-cell table:style-name="ce7" table:formula="of:=ROUND([.BO41]*2.54; 0)" office:value-type="float" office:value="51" calcext:value-type="float">
            <text:p>51</text:p>
          </table:table-cell>
          <table:table-cell table:style-name="ce7" table:formula="of:=ROUND([.BP41]*2.54;0)" office:value-type="float" office:value="102" calcext:value-type="float">
            <text:p>102</text:p>
          </table:table-cell>
          <table:table-cell table:style-name="ce7" table:formula="of:=IF([.$I41]&lt;[.$H41]; [.$I41]/[.BO41]; [.$H41]/[.BO41])" office:value-type="float" office:value="84.1" calcext:value-type="float">
            <text:p>84</text:p>
          </table:table-cell>
          <table:table-cell table:style-name="ce7" table:formula="of:=IF([.BS41]&gt;125; 1; 0)" office:value-type="float" office:value="0" calcext:value-type="float">
            <text:p>0</text:p>
          </table:table-cell>
          <table:table-cell table:style-name="ce7" table:formula="of:=IF([.BT41]=1;COM.MICROSOFT.CONCAT([.BO41];&quot; x &quot;;[.BP41];&quot; inches, &quot;;[.BQ41];&quot; x &quot;;[.BR41];&quot; cm&quot;); &quot;&quot;)">
            <text:p/>
          </table:table-cell>
          <table:table-cell table:style-name="ce7" office:value-type="float" office:value="24" calcext:value-type="float">
            <text:p>24</text:p>
          </table:table-cell>
          <table:table-cell table:style-name="ce7" table:formula="of:=ROUND([.BV41]/[.$J41]; 0)" office:value-type="float" office:value="48" calcext:value-type="float">
            <text:p>48</text:p>
          </table:table-cell>
          <table:table-cell table:style-name="ce7" table:formula="of:=ROUND([.BV41]*2.54; 0)" office:value-type="float" office:value="61" calcext:value-type="float">
            <text:p>61</text:p>
          </table:table-cell>
          <table:table-cell table:style-name="ce7" table:formula="of:=ROUND([.BW41]*2.54;0)" office:value-type="float" office:value="122" calcext:value-type="float">
            <text:p>122</text:p>
          </table:table-cell>
          <table:table-cell table:style-name="ce7" table:formula="of:=IF([.$I41]&lt;[.$H41]; [.$I41]/[.BV41]; [.$H41]/[.BV41])" office:value-type="float" office:value="70.0833333333333" calcext:value-type="float">
            <text:p>70</text:p>
          </table:table-cell>
          <table:table-cell table:style-name="ce7" table:formula="of:=IF([.BZ41]&gt;110; 1; 0)" office:value-type="float" office:value="0" calcext:value-type="float">
            <text:p>0</text:p>
          </table:table-cell>
          <table:table-cell table:style-name="ce7" table:formula="of:=IF([.CA41]=1;COM.MICROSOFT.CONCAT([.BV41];&quot; x &quot;;[.BW41];&quot; inches, &quot;;[.BX41];&quot; x &quot;;[.BY41];&quot; cm&quot;); &quot;&quot;)">
            <text:p/>
          </table:table-cell>
          <table:table-cell table:number-columns-repeated="2"/>
        </table:table-row>
        <table:table-row table:style-name="ro2">
          <table:table-cell office:value-type="float" office:value="41" calcext:value-type="float">
            <text:p>41</text:p>
          </table:table-cell>
          <table:table-cell table:formula="of:=COM.MICROSOFT.CONCAT(&quot;PrintGalleryImage-&quot;;[.A42];&quot;.jpg&quot;)" office:value-type="string" office:string-value="PrintGalleryImage-41.jpg" calcext:value-type="string">
            <text:p>PrintGalleryImage-41.jpg</text:p>
          </table:table-cell>
          <table:table-cell table:style-name="Default" office:value-type="string" calcext:value-type="string">
            <text:p>Lion Patrol</text:p>
          </table:table-cell>
          <table:table-cell table:style-name="Default" office:value-type="string" calcext:value-type="string">
            <text:p>Nothing compares to seeing the confidence of a male line strutting through the grasses of the savanna. If I was that big and strong I guess I would be equally confident that nothing could hurt me.</text:p>
          </table:table-cell>
          <table:table-cell table:style-name="Default" office:value-type="string" calcext:value-type="string">
            <text:p>Adrian, Adrian O Brien, Adrian O' Brien, Adrian O'Brien, Animals, Brien, Cats, O' Brien, O'Brien, OBrien, Predator, Serengeti, Tanzania, Wildlife chasing, chasing, chasing wildlife, chasingwildlife, lion, mammal, nature, wildlifechasing</text:p>
          </table:table-cell>
          <table:table-cell table:style-name="ce12" office:value-type="string" calcext:value-type="string">
            <text:p>31/12/2017 16:50:21</text:p>
          </table:table-cell>
          <table:table-cell table:style-name="Default" office:value-type="string" calcext:value-type="string">
            <text:p>3100 x 2067</text:p>
          </table:table-cell>
          <table:table-cell table:formula="of:=LEFT([.G42];4)" office:value-type="string" office:string-value="3100" calcext:value-type="string">
            <text:p>3100</text:p>
          </table:table-cell>
          <table:table-cell table:formula="of:=RIGHT([.G42];4)" office:value-type="string" office:string-value="2067" calcext:value-type="string">
            <text:p>2067</text:p>
          </table:table-cell>
          <table:table-cell table:style-name="ce6" table:formula="of:=IF([.I42]/[.H42]&gt;1;[.H42]/[.I42];[.I42]/[.H42])" office:value-type="float" office:value="0.666774193548387" calcext:value-type="float">
            <text:p>0.667</text:p>
          </table:table-cell>
          <table:table-cell table:style-name="ce7" office:value-type="float" office:value="8" calcext:value-type="float">
            <text:p>8</text:p>
          </table:table-cell>
          <table:table-cell table:style-name="ce7" table:formula="of:=ROUND([.K42]/[.$J42]; 0)" office:value-type="float" office:value="12" calcext:value-type="float">
            <text:p>12</text:p>
          </table:table-cell>
          <table:table-cell table:style-name="ce7" table:formula="of:=ROUND([.K42]*2.54; 0)" office:value-type="float" office:value="20" calcext:value-type="float">
            <text:p>20</text:p>
          </table:table-cell>
          <table:table-cell table:style-name="ce7" table:formula="of:=ROUND([.L42]*2.54;0)" office:value-type="float" office:value="30" calcext:value-type="float">
            <text:p>30</text:p>
          </table:table-cell>
          <table:table-cell table:style-name="ce7" table:formula="of:=IF([.$I42]&lt;[.$H42]; [.$I42]/[.K42]; [.$H42]/[.K42])" office:value-type="float" office:value="258.375" calcext:value-type="float">
            <text:p>258</text:p>
          </table:table-cell>
          <table:table-cell table:style-name="ce7" table:formula="of:=IF([.O42]&gt;250; 1; 0)" office:value-type="float" office:value="1" calcext:value-type="float">
            <text:p>1</text:p>
          </table:table-cell>
          <table:table-cell table:style-name="ce7" table:formula="of:=IF([.P42]=1;COM.MICROSOFT.CONCAT([.K42];&quot; x &quot;;[.L42];&quot; inches, &quot;;[.M42];&quot; x &quot;;[.N4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42]/[.$J42]; 0)" office:value-type="float" office:value="18" calcext:value-type="float">
            <text:p>18</text:p>
          </table:table-cell>
          <table:table-cell table:style-name="ce7" table:formula="of:=ROUND([.R42]*2.54; 0)" office:value-type="float" office:value="30" calcext:value-type="float">
            <text:p>30</text:p>
          </table:table-cell>
          <table:table-cell table:style-name="ce7" table:formula="of:=ROUND([.S42]*2.54;0)" office:value-type="float" office:value="46" calcext:value-type="float">
            <text:p>46</text:p>
          </table:table-cell>
          <table:table-cell table:style-name="ce7" table:formula="of:=IF([.$I42]&lt;[.$H42]; [.$I42]/[.R42]; [.$H42]/[.R42])" office:value-type="float" office:value="172.25" calcext:value-type="float">
            <text:p>172</text:p>
          </table:table-cell>
          <table:table-cell table:style-name="ce7" table:formula="of:=IF([.V42]&gt;150; 1; 0)" office:value-type="float" office:value="1" calcext:value-type="float">
            <text:p>1</text:p>
          </table:table-cell>
          <table:table-cell table:style-name="ce7" table:formula="of:=IF([.W42]=1;COM.MICROSOFT.CONCAT([.R42];&quot; x &quot;;[.S42];&quot; inches, &quot;;[.T42];&quot; x &quot;;[.U4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42]/[.$J42]; 0)" office:value-type="float" office:value="24" calcext:value-type="float">
            <text:p>24</text:p>
          </table:table-cell>
          <table:table-cell table:style-name="ce7" table:formula="of:=ROUND([.Y42]*2.54; 0)" office:value-type="float" office:value="41" calcext:value-type="float">
            <text:p>41</text:p>
          </table:table-cell>
          <table:table-cell table:style-name="ce7" table:formula="of:=ROUND([.Z42]*2.54;0)" office:value-type="float" office:value="61" calcext:value-type="float">
            <text:p>61</text:p>
          </table:table-cell>
          <table:table-cell table:style-name="ce7" table:formula="of:=IF([.$I42]&lt;[.$H42]; [.$I42]/[.Y42]; [.$H42]/[.Y42])" office:value-type="float" office:value="129.1875" calcext:value-type="float">
            <text:p>129</text:p>
          </table:table-cell>
          <table:table-cell table:style-name="ce7" table:formula="of:=IF([.AC42]&gt;120; 1; 0)" office:value-type="float" office:value="1" calcext:value-type="float">
            <text:p>1</text:p>
          </table:table-cell>
          <table:table-cell table:style-name="ce7" table:formula="of:=IF([.AD42]=1;COM.MICROSOFT.CONCAT([.Y42];&quot; x &quot;;[.Z42];&quot; inches, &quot;;[.AA42];&quot; x &quot;;[.AB4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42]/[.$J42]; 0)" office:value-type="float" office:value="30" calcext:value-type="float">
            <text:p>30</text:p>
          </table:table-cell>
          <table:table-cell table:style-name="ce7" table:formula="of:=ROUND([.AF42]*2.54; 0)" office:value-type="float" office:value="51" calcext:value-type="float">
            <text:p>51</text:p>
          </table:table-cell>
          <table:table-cell table:style-name="ce7" table:formula="of:=ROUND([.AG42]*2.54;0)" office:value-type="float" office:value="76" calcext:value-type="float">
            <text:p>76</text:p>
          </table:table-cell>
          <table:table-cell table:style-name="ce7" table:formula="of:=IF([.$I42]&lt;[.$H42]; [.$I42]/[.AF42]; [.$H42]/[.AF42])" office:value-type="float" office:value="103.35" calcext:value-type="float">
            <text:p>103</text:p>
          </table:table-cell>
          <table:table-cell table:style-name="ce7" table:formula="of:=IF([.AJ42]&gt;100; 1; 0)" office:value-type="float" office:value="1" calcext:value-type="float">
            <text:p>1</text:p>
          </table:table-cell>
          <table:table-cell table:style-name="ce7" table:formula="of:=IF([.AK42]=1;COM.MICROSOFT.CONCAT([.AF42];&quot; x &quot;;[.AG42];&quot; inches, &quot;;[.AH42];&quot; x &quot;;[.AI4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42]/[.$J42]; 0)" office:value-type="float" office:value="36" calcext:value-type="float">
            <text:p>36</text:p>
          </table:table-cell>
          <table:table-cell table:style-name="ce7" table:formula="of:=ROUND([.AM42]*2.54; 0)" office:value-type="float" office:value="61" calcext:value-type="float">
            <text:p>61</text:p>
          </table:table-cell>
          <table:table-cell table:style-name="ce7" table:formula="of:=ROUND([.AN42]*2.54;0)" office:value-type="float" office:value="91" calcext:value-type="float">
            <text:p>91</text:p>
          </table:table-cell>
          <table:table-cell table:style-name="ce7" table:formula="of:=IF([.$I42]&lt;[.$H42]; [.$I42]/[.AM42]; [.$H42]/[.AM42])" office:value-type="float" office:value="86.125" calcext:value-type="float">
            <text:p>86</text:p>
          </table:table-cell>
          <table:table-cell table:style-name="ce7" table:formula="of:=IF([.AQ42]&gt;90; 1; 0)" office:value-type="float" office:value="0" calcext:value-type="float">
            <text:p>0</text:p>
          </table:table-cell>
          <table:table-cell table:style-name="ce7" table:formula="of:=IF([.AR42]=1;COM.MICROSOFT.CONCAT([.AM42];&quot; x &quot;;[.AN42];&quot; inches, &quot;;[.AO42];&quot; x &quot;;[.AP42];&quot; cm&quot;); &quot;&quot;)">
            <text:p/>
          </table:table-cell>
          <table:table-cell table:style-name="ce7" office:value-type="float" office:value="8" calcext:value-type="float">
            <text:p>8</text:p>
          </table:table-cell>
          <table:table-cell table:style-name="ce7" table:formula="of:=ROUND([.AT42]/[.$J42]; 0)" office:value-type="float" office:value="12" calcext:value-type="float">
            <text:p>12</text:p>
          </table:table-cell>
          <table:table-cell table:style-name="ce7" table:formula="of:=ROUND([.AT42]*2.54; 0)" office:value-type="float" office:value="20" calcext:value-type="float">
            <text:p>20</text:p>
          </table:table-cell>
          <table:table-cell table:style-name="ce7" table:formula="of:=ROUND([.AU42]*2.54;0)" office:value-type="float" office:value="30" calcext:value-type="float">
            <text:p>30</text:p>
          </table:table-cell>
          <table:table-cell table:style-name="ce7" table:formula="of:=IF([.$I42]&lt;[.$H42]; [.$I42]/[.AT42]; [.$H42]/[.AT42])" office:value-type="float" office:value="258.375" calcext:value-type="float">
            <text:p>258</text:p>
          </table:table-cell>
          <table:table-cell table:style-name="ce7" table:formula="of:=IF([.AX42]&gt;280; 1; 0)" office:value-type="float" office:value="0" calcext:value-type="float">
            <text:p>0</text:p>
          </table:table-cell>
          <table:table-cell table:style-name="ce7" table:formula="of:=IF([.AY42]=1;COM.MICROSOFT.CONCAT([.AT42];&quot; x &quot;;[.AU42];&quot; inches, &quot;;[.AV42];&quot; x &quot;;[.AW42];&quot; cm&quot;); &quot;&quot;)">
            <text:p/>
          </table:table-cell>
          <table:table-cell table:style-name="ce7" office:value-type="float" office:value="12" calcext:value-type="float">
            <text:p>12</text:p>
          </table:table-cell>
          <table:table-cell table:style-name="ce7" table:formula="of:=ROUND([.BA42]/[.$J42]; 0)" office:value-type="float" office:value="18" calcext:value-type="float">
            <text:p>18</text:p>
          </table:table-cell>
          <table:table-cell table:style-name="ce7" table:formula="of:=ROUND([.BA42]*2.54; 0)" office:value-type="float" office:value="30" calcext:value-type="float">
            <text:p>30</text:p>
          </table:table-cell>
          <table:table-cell table:style-name="ce7" table:formula="of:=ROUND([.BB42]*2.54;0)" office:value-type="float" office:value="46" calcext:value-type="float">
            <text:p>46</text:p>
          </table:table-cell>
          <table:table-cell table:style-name="ce7" table:formula="of:=IF([.$I42]&lt;[.$H42]; [.$I42]/[.BA42]; [.$H42]/[.BA42])" office:value-type="float" office:value="172.25" calcext:value-type="float">
            <text:p>172</text:p>
          </table:table-cell>
          <table:table-cell table:style-name="ce7" table:formula="of:=IF([.BE42]&gt;180; 1; 0)" office:value-type="float" office:value="0" calcext:value-type="float">
            <text:p>0</text:p>
          </table:table-cell>
          <table:table-cell table:style-name="ce7" table:formula="of:=IF([.BF42]=1;COM.MICROSOFT.CONCAT([.BA42];&quot; x &quot;;[.BB42];&quot; inches, &quot;;[.BC42];&quot; x &quot;;[.BD42];&quot; cm&quot;); &quot;&quot;)">
            <text:p/>
          </table:table-cell>
          <table:table-cell table:style-name="ce7" office:value-type="float" office:value="16" calcext:value-type="float">
            <text:p>16</text:p>
          </table:table-cell>
          <table:table-cell table:style-name="ce7" table:formula="of:=ROUND([.BH42]/[.$J42]; 0)" office:value-type="float" office:value="24" calcext:value-type="float">
            <text:p>24</text:p>
          </table:table-cell>
          <table:table-cell table:style-name="ce7" table:formula="of:=ROUND([.BH42]*2.54; 0)" office:value-type="float" office:value="41" calcext:value-type="float">
            <text:p>41</text:p>
          </table:table-cell>
          <table:table-cell table:style-name="ce7" table:formula="of:=ROUND([.BI42]*2.54;0)" office:value-type="float" office:value="61" calcext:value-type="float">
            <text:p>61</text:p>
          </table:table-cell>
          <table:table-cell table:style-name="ce7" table:formula="of:=IF([.$I42]&lt;[.$H42]; [.$I42]/[.BH42]; [.$H42]/[.BH42])" office:value-type="float" office:value="129.1875" calcext:value-type="float">
            <text:p>129</text:p>
          </table:table-cell>
          <table:table-cell table:style-name="ce7" table:formula="of:=IF([.BL42]&gt;150; 1; 0)" office:value-type="float" office:value="0" calcext:value-type="float">
            <text:p>0</text:p>
          </table:table-cell>
          <table:table-cell table:style-name="ce7" table:formula="of:=IF([.BM42]=1;COM.MICROSOFT.CONCAT([.BH42];&quot; x &quot;;[.BI42];&quot; inches, &quot;;[.BJ42];&quot; x &quot;;[.BK42];&quot; cm&quot;); &quot;&quot;)">
            <text:p/>
          </table:table-cell>
          <table:table-cell table:style-name="ce7" office:value-type="float" office:value="20" calcext:value-type="float">
            <text:p>20</text:p>
          </table:table-cell>
          <table:table-cell table:style-name="ce7" table:formula="of:=ROUND([.BO42]/[.$J42]; 0)" office:value-type="float" office:value="30" calcext:value-type="float">
            <text:p>30</text:p>
          </table:table-cell>
          <table:table-cell table:style-name="ce7" table:formula="of:=ROUND([.BO42]*2.54; 0)" office:value-type="float" office:value="51" calcext:value-type="float">
            <text:p>51</text:p>
          </table:table-cell>
          <table:table-cell table:style-name="ce7" table:formula="of:=ROUND([.BP42]*2.54;0)" office:value-type="float" office:value="76" calcext:value-type="float">
            <text:p>76</text:p>
          </table:table-cell>
          <table:table-cell table:style-name="ce7" table:formula="of:=IF([.$I42]&lt;[.$H42]; [.$I42]/[.BO42]; [.$H42]/[.BO42])" office:value-type="float" office:value="103.35" calcext:value-type="float">
            <text:p>103</text:p>
          </table:table-cell>
          <table:table-cell table:style-name="ce7" table:formula="of:=IF([.BS42]&gt;125; 1; 0)" office:value-type="float" office:value="0" calcext:value-type="float">
            <text:p>0</text:p>
          </table:table-cell>
          <table:table-cell table:style-name="ce7" table:formula="of:=IF([.BT42]=1;COM.MICROSOFT.CONCAT([.BO42];&quot; x &quot;;[.BP42];&quot; inches, &quot;;[.BQ42];&quot; x &quot;;[.BR42];&quot; cm&quot;); &quot;&quot;)">
            <text:p/>
          </table:table-cell>
          <table:table-cell table:style-name="ce7" office:value-type="float" office:value="24" calcext:value-type="float">
            <text:p>24</text:p>
          </table:table-cell>
          <table:table-cell table:style-name="ce7" table:formula="of:=ROUND([.BV42]/[.$J42]; 0)" office:value-type="float" office:value="36" calcext:value-type="float">
            <text:p>36</text:p>
          </table:table-cell>
          <table:table-cell table:style-name="ce7" table:formula="of:=ROUND([.BV42]*2.54; 0)" office:value-type="float" office:value="61" calcext:value-type="float">
            <text:p>61</text:p>
          </table:table-cell>
          <table:table-cell table:style-name="ce7" table:formula="of:=ROUND([.BW42]*2.54;0)" office:value-type="float" office:value="91" calcext:value-type="float">
            <text:p>91</text:p>
          </table:table-cell>
          <table:table-cell table:style-name="ce7" table:formula="of:=IF([.$I42]&lt;[.$H42]; [.$I42]/[.BV42]; [.$H42]/[.BV42])" office:value-type="float" office:value="86.125" calcext:value-type="float">
            <text:p>86</text:p>
          </table:table-cell>
          <table:table-cell table:style-name="ce7" table:formula="of:=IF([.BZ42]&gt;110; 1; 0)" office:value-type="float" office:value="0" calcext:value-type="float">
            <text:p>0</text:p>
          </table:table-cell>
          <table:table-cell table:style-name="ce7" table:formula="of:=IF([.CA42]=1;COM.MICROSOFT.CONCAT([.BV42];&quot; x &quot;;[.BW42];&quot; inches, &quot;;[.BX42];&quot; x &quot;;[.BY42];&quot; cm&quot;); &quot;&quot;)">
            <text:p/>
          </table:table-cell>
          <table:table-cell table:number-columns-repeated="2"/>
        </table:table-row>
        <table:table-row table:style-name="ro2">
          <table:table-cell office:value-type="float" office:value="42" calcext:value-type="float">
            <text:p>42</text:p>
          </table:table-cell>
          <table:table-cell table:formula="of:=COM.MICROSOFT.CONCAT(&quot;PrintGalleryImage-&quot;;[.A43];&quot;.jpg&quot;)" office:value-type="string" office:string-value="PrintGalleryImage-42.jpg" calcext:value-type="string">
            <text:p>PrintGalleryImage-42.jpg</text:p>
          </table:table-cell>
          <table:table-cell table:style-name="Default" office:value-type="string" calcext:value-type="string">
            <text:p>Lioness on Lookout</text:p>
          </table:table-cell>
          <table:table-cell table:style-name="Default" office:value-type="string" calcext:value-type="string">
            <text:p>Everybody likes a good kopje for a lookout point. If we were allowed out of the vehicle in the national parks we would have climbed up too, to see what intersting prey we could find for our cameras.</text:p>
          </table:table-cell>
          <table:table-cell table:style-name="Default" office:value-type="string" calcext:value-type="string">
            <text:p>Adrian, Adrian O Brien, Adrian O' Brien, Adrian O'Brien, Animals, Brien, Cats, O' Brien, O'Brien, OBrien, Predator, Serengeti, Tanzania, Wildlife chasing, chasing, chasing wildlife, chasingwildlife, lion, mammal, nature, wildlifechasing</text:p>
          </table:table-cell>
          <table:table-cell table:style-name="ce12" office:value-type="string" calcext:value-type="string">
            <text:p>21/11/2012 13:38:17</text:p>
          </table:table-cell>
          <table:table-cell table:style-name="Default" office:value-type="string" calcext:value-type="string">
            <text:p>3343 x 2229</text:p>
          </table:table-cell>
          <table:table-cell table:formula="of:=LEFT([.G43];4)" office:value-type="string" office:string-value="3343" calcext:value-type="string">
            <text:p>3343</text:p>
          </table:table-cell>
          <table:table-cell table:formula="of:=RIGHT([.G43];4)" office:value-type="string" office:string-value="2229" calcext:value-type="string">
            <text:p>2229</text:p>
          </table:table-cell>
          <table:table-cell table:style-name="ce6" table:formula="of:=IF([.I43]/[.H43]&gt;1;[.H43]/[.I43];[.I43]/[.H43])" office:value-type="float" office:value="0.666766377505235" calcext:value-type="float">
            <text:p>0.667</text:p>
          </table:table-cell>
          <table:table-cell table:style-name="ce7" office:value-type="float" office:value="8" calcext:value-type="float">
            <text:p>8</text:p>
          </table:table-cell>
          <table:table-cell table:style-name="ce7" table:formula="of:=ROUND([.K43]/[.$J43]; 0)" office:value-type="float" office:value="12" calcext:value-type="float">
            <text:p>12</text:p>
          </table:table-cell>
          <table:table-cell table:style-name="ce7" table:formula="of:=ROUND([.K43]*2.54; 0)" office:value-type="float" office:value="20" calcext:value-type="float">
            <text:p>20</text:p>
          </table:table-cell>
          <table:table-cell table:style-name="ce7" table:formula="of:=ROUND([.L43]*2.54;0)" office:value-type="float" office:value="30" calcext:value-type="float">
            <text:p>30</text:p>
          </table:table-cell>
          <table:table-cell table:style-name="ce7" table:formula="of:=IF([.$I43]&lt;[.$H43]; [.$I43]/[.K43]; [.$H43]/[.K43])" office:value-type="float" office:value="278.625" calcext:value-type="float">
            <text:p>279</text:p>
          </table:table-cell>
          <table:table-cell table:style-name="ce7" table:formula="of:=IF([.O43]&gt;250; 1; 0)" office:value-type="float" office:value="1" calcext:value-type="float">
            <text:p>1</text:p>
          </table:table-cell>
          <table:table-cell table:style-name="ce7" table:formula="of:=IF([.P43]=1;COM.MICROSOFT.CONCAT([.K43];&quot; x &quot;;[.L43];&quot; inches, &quot;;[.M43];&quot; x &quot;;[.N4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43]/[.$J43]; 0)" office:value-type="float" office:value="18" calcext:value-type="float">
            <text:p>18</text:p>
          </table:table-cell>
          <table:table-cell table:style-name="ce7" table:formula="of:=ROUND([.R43]*2.54; 0)" office:value-type="float" office:value="30" calcext:value-type="float">
            <text:p>30</text:p>
          </table:table-cell>
          <table:table-cell table:style-name="ce7" table:formula="of:=ROUND([.S43]*2.54;0)" office:value-type="float" office:value="46" calcext:value-type="float">
            <text:p>46</text:p>
          </table:table-cell>
          <table:table-cell table:style-name="ce7" table:formula="of:=IF([.$I43]&lt;[.$H43]; [.$I43]/[.R43]; [.$H43]/[.R43])" office:value-type="float" office:value="185.75" calcext:value-type="float">
            <text:p>186</text:p>
          </table:table-cell>
          <table:table-cell table:style-name="ce7" table:formula="of:=IF([.V43]&gt;150; 1; 0)" office:value-type="float" office:value="1" calcext:value-type="float">
            <text:p>1</text:p>
          </table:table-cell>
          <table:table-cell table:style-name="ce7" table:formula="of:=IF([.W43]=1;COM.MICROSOFT.CONCAT([.R43];&quot; x &quot;;[.S43];&quot; inches, &quot;;[.T43];&quot; x &quot;;[.U4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43]/[.$J43]; 0)" office:value-type="float" office:value="24" calcext:value-type="float">
            <text:p>24</text:p>
          </table:table-cell>
          <table:table-cell table:style-name="ce7" table:formula="of:=ROUND([.Y43]*2.54; 0)" office:value-type="float" office:value="41" calcext:value-type="float">
            <text:p>41</text:p>
          </table:table-cell>
          <table:table-cell table:style-name="ce7" table:formula="of:=ROUND([.Z43]*2.54;0)" office:value-type="float" office:value="61" calcext:value-type="float">
            <text:p>61</text:p>
          </table:table-cell>
          <table:table-cell table:style-name="ce7" table:formula="of:=IF([.$I43]&lt;[.$H43]; [.$I43]/[.Y43]; [.$H43]/[.Y43])" office:value-type="float" office:value="139.3125" calcext:value-type="float">
            <text:p>139</text:p>
          </table:table-cell>
          <table:table-cell table:style-name="ce7" table:formula="of:=IF([.AC43]&gt;120; 1; 0)" office:value-type="float" office:value="1" calcext:value-type="float">
            <text:p>1</text:p>
          </table:table-cell>
          <table:table-cell table:style-name="ce7" table:formula="of:=IF([.AD43]=1;COM.MICROSOFT.CONCAT([.Y43];&quot; x &quot;;[.Z43];&quot; inches, &quot;;[.AA43];&quot; x &quot;;[.AB4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43]/[.$J43]; 0)" office:value-type="float" office:value="30" calcext:value-type="float">
            <text:p>30</text:p>
          </table:table-cell>
          <table:table-cell table:style-name="ce7" table:formula="of:=ROUND([.AF43]*2.54; 0)" office:value-type="float" office:value="51" calcext:value-type="float">
            <text:p>51</text:p>
          </table:table-cell>
          <table:table-cell table:style-name="ce7" table:formula="of:=ROUND([.AG43]*2.54;0)" office:value-type="float" office:value="76" calcext:value-type="float">
            <text:p>76</text:p>
          </table:table-cell>
          <table:table-cell table:style-name="ce7" table:formula="of:=IF([.$I43]&lt;[.$H43]; [.$I43]/[.AF43]; [.$H43]/[.AF43])" office:value-type="float" office:value="111.45" calcext:value-type="float">
            <text:p>111</text:p>
          </table:table-cell>
          <table:table-cell table:style-name="ce7" table:formula="of:=IF([.AJ43]&gt;100; 1; 0)" office:value-type="float" office:value="1" calcext:value-type="float">
            <text:p>1</text:p>
          </table:table-cell>
          <table:table-cell table:style-name="ce7" table:formula="of:=IF([.AK43]=1;COM.MICROSOFT.CONCAT([.AF43];&quot; x &quot;;[.AG43];&quot; inches, &quot;;[.AH43];&quot; x &quot;;[.AI4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43]/[.$J43]; 0)" office:value-type="float" office:value="36" calcext:value-type="float">
            <text:p>36</text:p>
          </table:table-cell>
          <table:table-cell table:style-name="ce7" table:formula="of:=ROUND([.AM43]*2.54; 0)" office:value-type="float" office:value="61" calcext:value-type="float">
            <text:p>61</text:p>
          </table:table-cell>
          <table:table-cell table:style-name="ce7" table:formula="of:=ROUND([.AN43]*2.54;0)" office:value-type="float" office:value="91" calcext:value-type="float">
            <text:p>91</text:p>
          </table:table-cell>
          <table:table-cell table:style-name="ce7" table:formula="of:=IF([.$I43]&lt;[.$H43]; [.$I43]/[.AM43]; [.$H43]/[.AM43])" office:value-type="float" office:value="92.875" calcext:value-type="float">
            <text:p>93</text:p>
          </table:table-cell>
          <table:table-cell table:style-name="ce7" table:formula="of:=IF([.AQ43]&gt;90; 1; 0)" office:value-type="float" office:value="1" calcext:value-type="float">
            <text:p>1</text:p>
          </table:table-cell>
          <table:table-cell table:style-name="ce7" table:formula="of:=IF([.AR43]=1;COM.MICROSOFT.CONCAT([.AM43];&quot; x &quot;;[.AN43];&quot; inches, &quot;;[.AO43];&quot; x &quot;;[.AP43];&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43]/[.$J43]; 0)" office:value-type="float" office:value="12" calcext:value-type="float">
            <text:p>12</text:p>
          </table:table-cell>
          <table:table-cell table:style-name="ce7" table:formula="of:=ROUND([.AT43]*2.54; 0)" office:value-type="float" office:value="20" calcext:value-type="float">
            <text:p>20</text:p>
          </table:table-cell>
          <table:table-cell table:style-name="ce7" table:formula="of:=ROUND([.AU43]*2.54;0)" office:value-type="float" office:value="30" calcext:value-type="float">
            <text:p>30</text:p>
          </table:table-cell>
          <table:table-cell table:style-name="ce7" table:formula="of:=IF([.$I43]&lt;[.$H43]; [.$I43]/[.AT43]; [.$H43]/[.AT43])" office:value-type="float" office:value="278.625" calcext:value-type="float">
            <text:p>279</text:p>
          </table:table-cell>
          <table:table-cell table:style-name="ce7" table:formula="of:=IF([.AX43]&gt;280; 1; 0)" office:value-type="float" office:value="0" calcext:value-type="float">
            <text:p>0</text:p>
          </table:table-cell>
          <table:table-cell table:style-name="ce7" table:formula="of:=IF([.AY43]=1;COM.MICROSOFT.CONCAT([.AT43];&quot; x &quot;;[.AU43];&quot; inches, &quot;;[.AV43];&quot; x &quot;;[.AW43];&quot; cm&quot;); &quot;&quot;)">
            <text:p/>
          </table:table-cell>
          <table:table-cell table:style-name="ce7" office:value-type="float" office:value="12" calcext:value-type="float">
            <text:p>12</text:p>
          </table:table-cell>
          <table:table-cell table:style-name="ce7" table:formula="of:=ROUND([.BA43]/[.$J43]; 0)" office:value-type="float" office:value="18" calcext:value-type="float">
            <text:p>18</text:p>
          </table:table-cell>
          <table:table-cell table:style-name="ce7" table:formula="of:=ROUND([.BA43]*2.54; 0)" office:value-type="float" office:value="30" calcext:value-type="float">
            <text:p>30</text:p>
          </table:table-cell>
          <table:table-cell table:style-name="ce7" table:formula="of:=ROUND([.BB43]*2.54;0)" office:value-type="float" office:value="46" calcext:value-type="float">
            <text:p>46</text:p>
          </table:table-cell>
          <table:table-cell table:style-name="ce7" table:formula="of:=IF([.$I43]&lt;[.$H43]; [.$I43]/[.BA43]; [.$H43]/[.BA43])" office:value-type="float" office:value="185.75" calcext:value-type="float">
            <text:p>186</text:p>
          </table:table-cell>
          <table:table-cell table:style-name="ce7" table:formula="of:=IF([.BE43]&gt;180; 1; 0)" office:value-type="float" office:value="1" calcext:value-type="float">
            <text:p>1</text:p>
          </table:table-cell>
          <table:table-cell table:style-name="ce7" table:formula="of:=IF([.BF43]=1;COM.MICROSOFT.CONCAT([.BA43];&quot; x &quot;;[.BB43];&quot; inches, &quot;;[.BC43];&quot; x &quot;;[.BD4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43]/[.$J43]; 0)" office:value-type="float" office:value="24" calcext:value-type="float">
            <text:p>24</text:p>
          </table:table-cell>
          <table:table-cell table:style-name="ce7" table:formula="of:=ROUND([.BH43]*2.54; 0)" office:value-type="float" office:value="41" calcext:value-type="float">
            <text:p>41</text:p>
          </table:table-cell>
          <table:table-cell table:style-name="ce7" table:formula="of:=ROUND([.BI43]*2.54;0)" office:value-type="float" office:value="61" calcext:value-type="float">
            <text:p>61</text:p>
          </table:table-cell>
          <table:table-cell table:style-name="ce7" table:formula="of:=IF([.$I43]&lt;[.$H43]; [.$I43]/[.BH43]; [.$H43]/[.BH43])" office:value-type="float" office:value="139.3125" calcext:value-type="float">
            <text:p>139</text:p>
          </table:table-cell>
          <table:table-cell table:style-name="ce7" table:formula="of:=IF([.BL43]&gt;150; 1; 0)" office:value-type="float" office:value="0" calcext:value-type="float">
            <text:p>0</text:p>
          </table:table-cell>
          <table:table-cell table:style-name="ce7" table:formula="of:=IF([.BM43]=1;COM.MICROSOFT.CONCAT([.BH43];&quot; x &quot;;[.BI43];&quot; inches, &quot;;[.BJ43];&quot; x &quot;;[.BK43];&quot; cm&quot;); &quot;&quot;)">
            <text:p/>
          </table:table-cell>
          <table:table-cell table:style-name="ce7" office:value-type="float" office:value="20" calcext:value-type="float">
            <text:p>20</text:p>
          </table:table-cell>
          <table:table-cell table:style-name="ce7" table:formula="of:=ROUND([.BO43]/[.$J43]; 0)" office:value-type="float" office:value="30" calcext:value-type="float">
            <text:p>30</text:p>
          </table:table-cell>
          <table:table-cell table:style-name="ce7" table:formula="of:=ROUND([.BO43]*2.54; 0)" office:value-type="float" office:value="51" calcext:value-type="float">
            <text:p>51</text:p>
          </table:table-cell>
          <table:table-cell table:style-name="ce7" table:formula="of:=ROUND([.BP43]*2.54;0)" office:value-type="float" office:value="76" calcext:value-type="float">
            <text:p>76</text:p>
          </table:table-cell>
          <table:table-cell table:style-name="ce7" table:formula="of:=IF([.$I43]&lt;[.$H43]; [.$I43]/[.BO43]; [.$H43]/[.BO43])" office:value-type="float" office:value="111.45" calcext:value-type="float">
            <text:p>111</text:p>
          </table:table-cell>
          <table:table-cell table:style-name="ce7" table:formula="of:=IF([.BS43]&gt;125; 1; 0)" office:value-type="float" office:value="0" calcext:value-type="float">
            <text:p>0</text:p>
          </table:table-cell>
          <table:table-cell table:style-name="ce7" table:formula="of:=IF([.BT43]=1;COM.MICROSOFT.CONCAT([.BO43];&quot; x &quot;;[.BP43];&quot; inches, &quot;;[.BQ43];&quot; x &quot;;[.BR43];&quot; cm&quot;); &quot;&quot;)">
            <text:p/>
          </table:table-cell>
          <table:table-cell table:style-name="ce7" office:value-type="float" office:value="24" calcext:value-type="float">
            <text:p>24</text:p>
          </table:table-cell>
          <table:table-cell table:style-name="ce7" table:formula="of:=ROUND([.BV43]/[.$J43]; 0)" office:value-type="float" office:value="36" calcext:value-type="float">
            <text:p>36</text:p>
          </table:table-cell>
          <table:table-cell table:style-name="ce7" table:formula="of:=ROUND([.BV43]*2.54; 0)" office:value-type="float" office:value="61" calcext:value-type="float">
            <text:p>61</text:p>
          </table:table-cell>
          <table:table-cell table:style-name="ce7" table:formula="of:=ROUND([.BW43]*2.54;0)" office:value-type="float" office:value="91" calcext:value-type="float">
            <text:p>91</text:p>
          </table:table-cell>
          <table:table-cell table:style-name="ce7" table:formula="of:=IF([.$I43]&lt;[.$H43]; [.$I43]/[.BV43]; [.$H43]/[.BV43])" office:value-type="float" office:value="92.875" calcext:value-type="float">
            <text:p>93</text:p>
          </table:table-cell>
          <table:table-cell table:style-name="ce7" table:formula="of:=IF([.BZ43]&gt;110; 1; 0)" office:value-type="float" office:value="0" calcext:value-type="float">
            <text:p>0</text:p>
          </table:table-cell>
          <table:table-cell table:style-name="ce7" table:formula="of:=IF([.CA43]=1;COM.MICROSOFT.CONCAT([.BV43];&quot; x &quot;;[.BW43];&quot; inches, &quot;;[.BX43];&quot; x &quot;;[.BY43];&quot; cm&quot;); &quot;&quot;)">
            <text:p/>
          </table:table-cell>
          <table:table-cell table:number-columns-repeated="2"/>
        </table:table-row>
        <table:table-row table:style-name="ro2">
          <table:table-cell office:value-type="float" office:value="43" calcext:value-type="float">
            <text:p>43</text:p>
          </table:table-cell>
          <table:table-cell table:formula="of:=COM.MICROSOFT.CONCAT(&quot;PrintGalleryImage-&quot;;[.A44];&quot;.jpg&quot;)" office:value-type="string" office:string-value="PrintGalleryImage-43.jpg" calcext:value-type="string">
            <text:p>PrintGalleryImage-43.jpg</text:p>
          </table:table-cell>
          <table:table-cell table:style-name="Default" office:value-type="string" calcext:value-type="string">
            <text:p>Double Wildebeest Migration</text:p>
          </table:table-cell>
          <table:table-cell table:style-name="Default" office:value-type="string" calcext:value-type="string">
            <text:p>Depending where you are in the seasonal circle of the great migration there will be a few or many wildebeest visible in the Serengeti. Over two million live on the plains of east Africa, one of the conservation worlds success stories.</text:p>
          </table:table-cell>
          <table:table-cell table:style-name="Default" office:value-type="string" calcext:value-type="string">
            <text:p>Adrian, Adrian O Brien, Adrian O' Brien, Adrian O'Brien, Africa, Animals, Brien, Migration, O' Brien, O'Brien, OBrien, Serengeti, Tanzania, Wildlife chasing, chasing, chasing wildlife, chasingwildlife, great, mammal, nature, wildlifechasing</text:p>
          </table:table-cell>
          <table:table-cell table:style-name="ce12" office:value-type="string" calcext:value-type="string">
            <text:p>31/12/2017 16:50:21</text:p>
          </table:table-cell>
          <table:table-cell table:style-name="Default" office:value-type="string" calcext:value-type="string">
            <text:p>3711 x 2474</text:p>
          </table:table-cell>
          <table:table-cell table:formula="of:=LEFT([.G44];4)" office:value-type="string" office:string-value="3711" calcext:value-type="string">
            <text:p>3711</text:p>
          </table:table-cell>
          <table:table-cell table:formula="of:=RIGHT([.G44];4)" office:value-type="string" office:string-value="2474" calcext:value-type="string">
            <text:p>2474</text:p>
          </table:table-cell>
          <table:table-cell table:style-name="ce6" table:formula="of:=IF([.I44]/[.H44]&gt;1;[.H44]/[.I44];[.I44]/[.H44])" office:value-type="float" office:value="0.666666666666667" calcext:value-type="float">
            <text:p>0.667</text:p>
          </table:table-cell>
          <table:table-cell table:style-name="ce7" office:value-type="float" office:value="8" calcext:value-type="float">
            <text:p>8</text:p>
          </table:table-cell>
          <table:table-cell table:style-name="ce7" table:formula="of:=ROUND([.K44]/[.$J44]; 0)" office:value-type="float" office:value="12" calcext:value-type="float">
            <text:p>12</text:p>
          </table:table-cell>
          <table:table-cell table:style-name="ce7" table:formula="of:=ROUND([.K44]*2.54; 0)" office:value-type="float" office:value="20" calcext:value-type="float">
            <text:p>20</text:p>
          </table:table-cell>
          <table:table-cell table:style-name="ce7" table:formula="of:=ROUND([.L44]*2.54;0)" office:value-type="float" office:value="30" calcext:value-type="float">
            <text:p>30</text:p>
          </table:table-cell>
          <table:table-cell table:style-name="ce7" table:formula="of:=IF([.$I44]&lt;[.$H44]; [.$I44]/[.K44]; [.$H44]/[.K44])" office:value-type="float" office:value="309.25" calcext:value-type="float">
            <text:p>309</text:p>
          </table:table-cell>
          <table:table-cell table:style-name="ce7" table:formula="of:=IF([.O44]&gt;250; 1; 0)" office:value-type="float" office:value="1" calcext:value-type="float">
            <text:p>1</text:p>
          </table:table-cell>
          <table:table-cell table:style-name="ce7" table:formula="of:=IF([.P44]=1;COM.MICROSOFT.CONCAT([.K44];&quot; x &quot;;[.L44];&quot; inches, &quot;;[.M44];&quot; x &quot;;[.N4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44]/[.$J44]; 0)" office:value-type="float" office:value="18" calcext:value-type="float">
            <text:p>18</text:p>
          </table:table-cell>
          <table:table-cell table:style-name="ce7" table:formula="of:=ROUND([.R44]*2.54; 0)" office:value-type="float" office:value="30" calcext:value-type="float">
            <text:p>30</text:p>
          </table:table-cell>
          <table:table-cell table:style-name="ce7" table:formula="of:=ROUND([.S44]*2.54;0)" office:value-type="float" office:value="46" calcext:value-type="float">
            <text:p>46</text:p>
          </table:table-cell>
          <table:table-cell table:style-name="ce7" table:formula="of:=IF([.$I44]&lt;[.$H44]; [.$I44]/[.R44]; [.$H44]/[.R44])" office:value-type="float" office:value="206.166666666667" calcext:value-type="float">
            <text:p>206</text:p>
          </table:table-cell>
          <table:table-cell table:style-name="ce7" table:formula="of:=IF([.V44]&gt;150; 1; 0)" office:value-type="float" office:value="1" calcext:value-type="float">
            <text:p>1</text:p>
          </table:table-cell>
          <table:table-cell table:style-name="ce7" table:formula="of:=IF([.W44]=1;COM.MICROSOFT.CONCAT([.R44];&quot; x &quot;;[.S44];&quot; inches, &quot;;[.T44];&quot; x &quot;;[.U4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44]/[.$J44]; 0)" office:value-type="float" office:value="24" calcext:value-type="float">
            <text:p>24</text:p>
          </table:table-cell>
          <table:table-cell table:style-name="ce7" table:formula="of:=ROUND([.Y44]*2.54; 0)" office:value-type="float" office:value="41" calcext:value-type="float">
            <text:p>41</text:p>
          </table:table-cell>
          <table:table-cell table:style-name="ce7" table:formula="of:=ROUND([.Z44]*2.54;0)" office:value-type="float" office:value="61" calcext:value-type="float">
            <text:p>61</text:p>
          </table:table-cell>
          <table:table-cell table:style-name="ce7" table:formula="of:=IF([.$I44]&lt;[.$H44]; [.$I44]/[.Y44]; [.$H44]/[.Y44])" office:value-type="float" office:value="154.625" calcext:value-type="float">
            <text:p>155</text:p>
          </table:table-cell>
          <table:table-cell table:style-name="ce7" table:formula="of:=IF([.AC44]&gt;120; 1; 0)" office:value-type="float" office:value="1" calcext:value-type="float">
            <text:p>1</text:p>
          </table:table-cell>
          <table:table-cell table:style-name="ce7" table:formula="of:=IF([.AD44]=1;COM.MICROSOFT.CONCAT([.Y44];&quot; x &quot;;[.Z44];&quot; inches, &quot;;[.AA44];&quot; x &quot;;[.AB4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44]/[.$J44]; 0)" office:value-type="float" office:value="30" calcext:value-type="float">
            <text:p>30</text:p>
          </table:table-cell>
          <table:table-cell table:style-name="ce7" table:formula="of:=ROUND([.AF44]*2.54; 0)" office:value-type="float" office:value="51" calcext:value-type="float">
            <text:p>51</text:p>
          </table:table-cell>
          <table:table-cell table:style-name="ce7" table:formula="of:=ROUND([.AG44]*2.54;0)" office:value-type="float" office:value="76" calcext:value-type="float">
            <text:p>76</text:p>
          </table:table-cell>
          <table:table-cell table:style-name="ce7" table:formula="of:=IF([.$I44]&lt;[.$H44]; [.$I44]/[.AF44]; [.$H44]/[.AF44])" office:value-type="float" office:value="123.7" calcext:value-type="float">
            <text:p>124</text:p>
          </table:table-cell>
          <table:table-cell table:style-name="ce7" table:formula="of:=IF([.AJ44]&gt;100; 1; 0)" office:value-type="float" office:value="1" calcext:value-type="float">
            <text:p>1</text:p>
          </table:table-cell>
          <table:table-cell table:style-name="ce7" table:formula="of:=IF([.AK44]=1;COM.MICROSOFT.CONCAT([.AF44];&quot; x &quot;;[.AG44];&quot; inches, &quot;;[.AH44];&quot; x &quot;;[.AI4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44]/[.$J44]; 0)" office:value-type="float" office:value="36" calcext:value-type="float">
            <text:p>36</text:p>
          </table:table-cell>
          <table:table-cell table:style-name="ce7" table:formula="of:=ROUND([.AM44]*2.54; 0)" office:value-type="float" office:value="61" calcext:value-type="float">
            <text:p>61</text:p>
          </table:table-cell>
          <table:table-cell table:style-name="ce7" table:formula="of:=ROUND([.AN44]*2.54;0)" office:value-type="float" office:value="91" calcext:value-type="float">
            <text:p>91</text:p>
          </table:table-cell>
          <table:table-cell table:style-name="ce7" table:formula="of:=IF([.$I44]&lt;[.$H44]; [.$I44]/[.AM44]; [.$H44]/[.AM44])" office:value-type="float" office:value="103.083333333333" calcext:value-type="float">
            <text:p>103</text:p>
          </table:table-cell>
          <table:table-cell table:style-name="ce7" table:formula="of:=IF([.AQ44]&gt;90; 1; 0)" office:value-type="float" office:value="1" calcext:value-type="float">
            <text:p>1</text:p>
          </table:table-cell>
          <table:table-cell table:style-name="ce7" table:formula="of:=IF([.AR44]=1;COM.MICROSOFT.CONCAT([.AM44];&quot; x &quot;;[.AN44];&quot; inches, &quot;;[.AO44];&quot; x &quot;;[.AP44];&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44]/[.$J44]; 0)" office:value-type="float" office:value="12" calcext:value-type="float">
            <text:p>12</text:p>
          </table:table-cell>
          <table:table-cell table:style-name="ce7" table:formula="of:=ROUND([.AT44]*2.54; 0)" office:value-type="float" office:value="20" calcext:value-type="float">
            <text:p>20</text:p>
          </table:table-cell>
          <table:table-cell table:style-name="ce7" table:formula="of:=ROUND([.AU44]*2.54;0)" office:value-type="float" office:value="30" calcext:value-type="float">
            <text:p>30</text:p>
          </table:table-cell>
          <table:table-cell table:style-name="ce7" table:formula="of:=IF([.$I44]&lt;[.$H44]; [.$I44]/[.AT44]; [.$H44]/[.AT44])" office:value-type="float" office:value="309.25" calcext:value-type="float">
            <text:p>309</text:p>
          </table:table-cell>
          <table:table-cell table:style-name="ce7" table:formula="of:=IF([.AX44]&gt;280; 1; 0)" office:value-type="float" office:value="1" calcext:value-type="float">
            <text:p>1</text:p>
          </table:table-cell>
          <table:table-cell table:style-name="ce7" table:formula="of:=IF([.AY44]=1;COM.MICROSOFT.CONCAT([.AT44];&quot; x &quot;;[.AU44];&quot; inches, &quot;;[.AV44];&quot; x &quot;;[.AW4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44]/[.$J44]; 0)" office:value-type="float" office:value="18" calcext:value-type="float">
            <text:p>18</text:p>
          </table:table-cell>
          <table:table-cell table:style-name="ce7" table:formula="of:=ROUND([.BA44]*2.54; 0)" office:value-type="float" office:value="30" calcext:value-type="float">
            <text:p>30</text:p>
          </table:table-cell>
          <table:table-cell table:style-name="ce7" table:formula="of:=ROUND([.BB44]*2.54;0)" office:value-type="float" office:value="46" calcext:value-type="float">
            <text:p>46</text:p>
          </table:table-cell>
          <table:table-cell table:style-name="ce7" table:formula="of:=IF([.$I44]&lt;[.$H44]; [.$I44]/[.BA44]; [.$H44]/[.BA44])" office:value-type="float" office:value="206.166666666667" calcext:value-type="float">
            <text:p>206</text:p>
          </table:table-cell>
          <table:table-cell table:style-name="ce7" table:formula="of:=IF([.BE44]&gt;180; 1; 0)" office:value-type="float" office:value="1" calcext:value-type="float">
            <text:p>1</text:p>
          </table:table-cell>
          <table:table-cell table:style-name="ce7" table:formula="of:=IF([.BF44]=1;COM.MICROSOFT.CONCAT([.BA44];&quot; x &quot;;[.BB44];&quot; inches, &quot;;[.BC44];&quot; x &quot;;[.BD4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44]/[.$J44]; 0)" office:value-type="float" office:value="24" calcext:value-type="float">
            <text:p>24</text:p>
          </table:table-cell>
          <table:table-cell table:style-name="ce7" table:formula="of:=ROUND([.BH44]*2.54; 0)" office:value-type="float" office:value="41" calcext:value-type="float">
            <text:p>41</text:p>
          </table:table-cell>
          <table:table-cell table:style-name="ce7" table:formula="of:=ROUND([.BI44]*2.54;0)" office:value-type="float" office:value="61" calcext:value-type="float">
            <text:p>61</text:p>
          </table:table-cell>
          <table:table-cell table:style-name="ce7" table:formula="of:=IF([.$I44]&lt;[.$H44]; [.$I44]/[.BH44]; [.$H44]/[.BH44])" office:value-type="float" office:value="154.625" calcext:value-type="float">
            <text:p>155</text:p>
          </table:table-cell>
          <table:table-cell table:style-name="ce7" table:formula="of:=IF([.BL44]&gt;150; 1; 0)" office:value-type="float" office:value="1" calcext:value-type="float">
            <text:p>1</text:p>
          </table:table-cell>
          <table:table-cell table:style-name="ce7" table:formula="of:=IF([.BM44]=1;COM.MICROSOFT.CONCAT([.BH44];&quot; x &quot;;[.BI44];&quot; inches, &quot;;[.BJ44];&quot; x &quot;;[.BK4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44]/[.$J44]; 0)" office:value-type="float" office:value="30" calcext:value-type="float">
            <text:p>30</text:p>
          </table:table-cell>
          <table:table-cell table:style-name="ce7" table:formula="of:=ROUND([.BO44]*2.54; 0)" office:value-type="float" office:value="51" calcext:value-type="float">
            <text:p>51</text:p>
          </table:table-cell>
          <table:table-cell table:style-name="ce7" table:formula="of:=ROUND([.BP44]*2.54;0)" office:value-type="float" office:value="76" calcext:value-type="float">
            <text:p>76</text:p>
          </table:table-cell>
          <table:table-cell table:style-name="ce7" table:formula="of:=IF([.$I44]&lt;[.$H44]; [.$I44]/[.BO44]; [.$H44]/[.BO44])" office:value-type="float" office:value="123.7" calcext:value-type="float">
            <text:p>124</text:p>
          </table:table-cell>
          <table:table-cell table:style-name="ce7" table:formula="of:=IF([.BS44]&gt;125; 1; 0)" office:value-type="float" office:value="0" calcext:value-type="float">
            <text:p>0</text:p>
          </table:table-cell>
          <table:table-cell table:style-name="ce7" table:formula="of:=IF([.BT44]=1;COM.MICROSOFT.CONCAT([.BO44];&quot; x &quot;;[.BP44];&quot; inches, &quot;;[.BQ44];&quot; x &quot;;[.BR44];&quot; cm&quot;); &quot;&quot;)">
            <text:p/>
          </table:table-cell>
          <table:table-cell table:style-name="ce7" office:value-type="float" office:value="24" calcext:value-type="float">
            <text:p>24</text:p>
          </table:table-cell>
          <table:table-cell table:style-name="ce7" table:formula="of:=ROUND([.BV44]/[.$J44]; 0)" office:value-type="float" office:value="36" calcext:value-type="float">
            <text:p>36</text:p>
          </table:table-cell>
          <table:table-cell table:style-name="ce7" table:formula="of:=ROUND([.BV44]*2.54; 0)" office:value-type="float" office:value="61" calcext:value-type="float">
            <text:p>61</text:p>
          </table:table-cell>
          <table:table-cell table:style-name="ce7" table:formula="of:=ROUND([.BW44]*2.54;0)" office:value-type="float" office:value="91" calcext:value-type="float">
            <text:p>91</text:p>
          </table:table-cell>
          <table:table-cell table:style-name="ce7" table:formula="of:=IF([.$I44]&lt;[.$H44]; [.$I44]/[.BV44]; [.$H44]/[.BV44])" office:value-type="float" office:value="103.083333333333" calcext:value-type="float">
            <text:p>103</text:p>
          </table:table-cell>
          <table:table-cell table:style-name="ce7" table:formula="of:=IF([.BZ44]&gt;110; 1; 0)" office:value-type="float" office:value="0" calcext:value-type="float">
            <text:p>0</text:p>
          </table:table-cell>
          <table:table-cell table:style-name="ce7" table:formula="of:=IF([.CA44]=1;COM.MICROSOFT.CONCAT([.BV44];&quot; x &quot;;[.BW44];&quot; inches, &quot;;[.BX44];&quot; x &quot;;[.BY44];&quot; cm&quot;); &quot;&quot;)">
            <text:p/>
          </table:table-cell>
          <table:table-cell table:number-columns-repeated="2"/>
        </table:table-row>
        <table:table-row table:style-name="ro2">
          <table:table-cell office:value-type="float" office:value="44" calcext:value-type="float">
            <text:p>44</text:p>
          </table:table-cell>
          <table:table-cell table:formula="of:=COM.MICROSOFT.CONCAT(&quot;PrintGalleryImage-&quot;;[.A45];&quot;.jpg&quot;)" office:value-type="string" office:string-value="PrintGalleryImage-44.jpg" calcext:value-type="string">
            <text:p>PrintGalleryImage-44.jpg</text:p>
          </table:table-cell>
          <table:table-cell table:style-name="Default" office:value-type="string" calcext:value-type="string">
            <text:p>Triple Wildebeest Migration</text:p>
          </table:table-cell>
          <table:table-cell table:style-name="Default" office:value-type="string" calcext:value-type="string">
            <text:p>There are many things hiding in the long grasses of the Serengeti. When the grasses grow long the servals, mice and other mini creatures have lots of space to hide. Wildebeest on the other hand are everywhere.</text:p>
          </table:table-cell>
          <table:table-cell table:style-name="Default" office:value-type="string" calcext:value-type="string">
            <text:p>Adrian, Adrian O Brien, Adrian O' Brien, Adrian O'Brien, Africa, Animals, Brien, Migration, O' Brien, O'Brien, OBrien, Serengeti, Wildlife chasing, chasing, chasing wildlife, chasingwildlife, great, mammal, nature, wildlifechasing</text:p>
          </table:table-cell>
          <table:table-cell table:style-name="ce12" office:value-type="string" calcext:value-type="string">
            <text:p>31/12/2017 16:50:24</text:p>
          </table:table-cell>
          <table:table-cell table:style-name="Default" office:value-type="string" calcext:value-type="string">
            <text:p>4510 x 3007</text:p>
          </table:table-cell>
          <table:table-cell table:formula="of:=LEFT([.G45];4)" office:value-type="string" office:string-value="4510" calcext:value-type="string">
            <text:p>4510</text:p>
          </table:table-cell>
          <table:table-cell table:formula="of:=RIGHT([.G45];4)" office:value-type="string" office:string-value="3007" calcext:value-type="string">
            <text:p>3007</text:p>
          </table:table-cell>
          <table:table-cell table:style-name="ce6" table:formula="of:=IF([.I45]/[.H45]&gt;1;[.H45]/[.I45];[.I45]/[.H45])" office:value-type="float" office:value="0.666740576496674" calcext:value-type="float">
            <text:p>0.667</text:p>
          </table:table-cell>
          <table:table-cell table:style-name="ce7" office:value-type="float" office:value="8" calcext:value-type="float">
            <text:p>8</text:p>
          </table:table-cell>
          <table:table-cell table:style-name="ce7" table:formula="of:=ROUND([.K45]/[.$J45]; 0)" office:value-type="float" office:value="12" calcext:value-type="float">
            <text:p>12</text:p>
          </table:table-cell>
          <table:table-cell table:style-name="ce7" table:formula="of:=ROUND([.K45]*2.54; 0)" office:value-type="float" office:value="20" calcext:value-type="float">
            <text:p>20</text:p>
          </table:table-cell>
          <table:table-cell table:style-name="ce7" table:formula="of:=ROUND([.L45]*2.54;0)" office:value-type="float" office:value="30" calcext:value-type="float">
            <text:p>30</text:p>
          </table:table-cell>
          <table:table-cell table:style-name="ce7" table:formula="of:=IF([.$I45]&lt;[.$H45]; [.$I45]/[.K45]; [.$H45]/[.K45])" office:value-type="float" office:value="375.875" calcext:value-type="float">
            <text:p>376</text:p>
          </table:table-cell>
          <table:table-cell table:style-name="ce7" table:formula="of:=IF([.O45]&gt;250; 1; 0)" office:value-type="float" office:value="1" calcext:value-type="float">
            <text:p>1</text:p>
          </table:table-cell>
          <table:table-cell table:style-name="ce7" table:formula="of:=IF([.P45]=1;COM.MICROSOFT.CONCAT([.K45];&quot; x &quot;;[.L45];&quot; inches, &quot;;[.M45];&quot; x &quot;;[.N4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45]/[.$J45]; 0)" office:value-type="float" office:value="18" calcext:value-type="float">
            <text:p>18</text:p>
          </table:table-cell>
          <table:table-cell table:style-name="ce7" table:formula="of:=ROUND([.R45]*2.54; 0)" office:value-type="float" office:value="30" calcext:value-type="float">
            <text:p>30</text:p>
          </table:table-cell>
          <table:table-cell table:style-name="ce7" table:formula="of:=ROUND([.S45]*2.54;0)" office:value-type="float" office:value="46" calcext:value-type="float">
            <text:p>46</text:p>
          </table:table-cell>
          <table:table-cell table:style-name="ce7" table:formula="of:=IF([.$I45]&lt;[.$H45]; [.$I45]/[.R45]; [.$H45]/[.R45])" office:value-type="float" office:value="250.583333333333" calcext:value-type="float">
            <text:p>251</text:p>
          </table:table-cell>
          <table:table-cell table:style-name="ce7" table:formula="of:=IF([.V45]&gt;150; 1; 0)" office:value-type="float" office:value="1" calcext:value-type="float">
            <text:p>1</text:p>
          </table:table-cell>
          <table:table-cell table:style-name="ce7" table:formula="of:=IF([.W45]=1;COM.MICROSOFT.CONCAT([.R45];&quot; x &quot;;[.S45];&quot; inches, &quot;;[.T45];&quot; x &quot;;[.U4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45]/[.$J45]; 0)" office:value-type="float" office:value="24" calcext:value-type="float">
            <text:p>24</text:p>
          </table:table-cell>
          <table:table-cell table:style-name="ce7" table:formula="of:=ROUND([.Y45]*2.54; 0)" office:value-type="float" office:value="41" calcext:value-type="float">
            <text:p>41</text:p>
          </table:table-cell>
          <table:table-cell table:style-name="ce7" table:formula="of:=ROUND([.Z45]*2.54;0)" office:value-type="float" office:value="61" calcext:value-type="float">
            <text:p>61</text:p>
          </table:table-cell>
          <table:table-cell table:style-name="ce7" table:formula="of:=IF([.$I45]&lt;[.$H45]; [.$I45]/[.Y45]; [.$H45]/[.Y45])" office:value-type="float" office:value="187.9375" calcext:value-type="float">
            <text:p>188</text:p>
          </table:table-cell>
          <table:table-cell table:style-name="ce7" table:formula="of:=IF([.AC45]&gt;120; 1; 0)" office:value-type="float" office:value="1" calcext:value-type="float">
            <text:p>1</text:p>
          </table:table-cell>
          <table:table-cell table:style-name="ce7" table:formula="of:=IF([.AD45]=1;COM.MICROSOFT.CONCAT([.Y45];&quot; x &quot;;[.Z45];&quot; inches, &quot;;[.AA45];&quot; x &quot;;[.AB4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45]/[.$J45]; 0)" office:value-type="float" office:value="30" calcext:value-type="float">
            <text:p>30</text:p>
          </table:table-cell>
          <table:table-cell table:style-name="ce7" table:formula="of:=ROUND([.AF45]*2.54; 0)" office:value-type="float" office:value="51" calcext:value-type="float">
            <text:p>51</text:p>
          </table:table-cell>
          <table:table-cell table:style-name="ce7" table:formula="of:=ROUND([.AG45]*2.54;0)" office:value-type="float" office:value="76" calcext:value-type="float">
            <text:p>76</text:p>
          </table:table-cell>
          <table:table-cell table:style-name="ce7" table:formula="of:=IF([.$I45]&lt;[.$H45]; [.$I45]/[.AF45]; [.$H45]/[.AF45])" office:value-type="float" office:value="150.35" calcext:value-type="float">
            <text:p>150</text:p>
          </table:table-cell>
          <table:table-cell table:style-name="ce7" table:formula="of:=IF([.AJ45]&gt;100; 1; 0)" office:value-type="float" office:value="1" calcext:value-type="float">
            <text:p>1</text:p>
          </table:table-cell>
          <table:table-cell table:style-name="ce7" table:formula="of:=IF([.AK45]=1;COM.MICROSOFT.CONCAT([.AF45];&quot; x &quot;;[.AG45];&quot; inches, &quot;;[.AH45];&quot; x &quot;;[.AI4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45]/[.$J45]; 0)" office:value-type="float" office:value="36" calcext:value-type="float">
            <text:p>36</text:p>
          </table:table-cell>
          <table:table-cell table:style-name="ce7" table:formula="of:=ROUND([.AM45]*2.54; 0)" office:value-type="float" office:value="61" calcext:value-type="float">
            <text:p>61</text:p>
          </table:table-cell>
          <table:table-cell table:style-name="ce7" table:formula="of:=ROUND([.AN45]*2.54;0)" office:value-type="float" office:value="91" calcext:value-type="float">
            <text:p>91</text:p>
          </table:table-cell>
          <table:table-cell table:style-name="ce7" table:formula="of:=IF([.$I45]&lt;[.$H45]; [.$I45]/[.AM45]; [.$H45]/[.AM45])" office:value-type="float" office:value="125.291666666667" calcext:value-type="float">
            <text:p>125</text:p>
          </table:table-cell>
          <table:table-cell table:style-name="ce7" table:formula="of:=IF([.AQ45]&gt;90; 1; 0)" office:value-type="float" office:value="1" calcext:value-type="float">
            <text:p>1</text:p>
          </table:table-cell>
          <table:table-cell table:style-name="ce7" table:formula="of:=IF([.AR45]=1;COM.MICROSOFT.CONCAT([.AM45];&quot; x &quot;;[.AN45];&quot; inches, &quot;;[.AO45];&quot; x &quot;;[.AP45];&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45]/[.$J45]; 0)" office:value-type="float" office:value="12" calcext:value-type="float">
            <text:p>12</text:p>
          </table:table-cell>
          <table:table-cell table:style-name="ce7" table:formula="of:=ROUND([.AT45]*2.54; 0)" office:value-type="float" office:value="20" calcext:value-type="float">
            <text:p>20</text:p>
          </table:table-cell>
          <table:table-cell table:style-name="ce7" table:formula="of:=ROUND([.AU45]*2.54;0)" office:value-type="float" office:value="30" calcext:value-type="float">
            <text:p>30</text:p>
          </table:table-cell>
          <table:table-cell table:style-name="ce7" table:formula="of:=IF([.$I45]&lt;[.$H45]; [.$I45]/[.AT45]; [.$H45]/[.AT45])" office:value-type="float" office:value="375.875" calcext:value-type="float">
            <text:p>376</text:p>
          </table:table-cell>
          <table:table-cell table:style-name="ce7" table:formula="of:=IF([.AX45]&gt;280; 1; 0)" office:value-type="float" office:value="1" calcext:value-type="float">
            <text:p>1</text:p>
          </table:table-cell>
          <table:table-cell table:style-name="ce7" table:formula="of:=IF([.AY45]=1;COM.MICROSOFT.CONCAT([.AT45];&quot; x &quot;;[.AU45];&quot; inches, &quot;;[.AV45];&quot; x &quot;;[.AW4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45]/[.$J45]; 0)" office:value-type="float" office:value="18" calcext:value-type="float">
            <text:p>18</text:p>
          </table:table-cell>
          <table:table-cell table:style-name="ce7" table:formula="of:=ROUND([.BA45]*2.54; 0)" office:value-type="float" office:value="30" calcext:value-type="float">
            <text:p>30</text:p>
          </table:table-cell>
          <table:table-cell table:style-name="ce7" table:formula="of:=ROUND([.BB45]*2.54;0)" office:value-type="float" office:value="46" calcext:value-type="float">
            <text:p>46</text:p>
          </table:table-cell>
          <table:table-cell table:style-name="ce7" table:formula="of:=IF([.$I45]&lt;[.$H45]; [.$I45]/[.BA45]; [.$H45]/[.BA45])" office:value-type="float" office:value="250.583333333333" calcext:value-type="float">
            <text:p>251</text:p>
          </table:table-cell>
          <table:table-cell table:style-name="ce7" table:formula="of:=IF([.BE45]&gt;180; 1; 0)" office:value-type="float" office:value="1" calcext:value-type="float">
            <text:p>1</text:p>
          </table:table-cell>
          <table:table-cell table:style-name="ce7" table:formula="of:=IF([.BF45]=1;COM.MICROSOFT.CONCAT([.BA45];&quot; x &quot;;[.BB45];&quot; inches, &quot;;[.BC45];&quot; x &quot;;[.BD4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45]/[.$J45]; 0)" office:value-type="float" office:value="24" calcext:value-type="float">
            <text:p>24</text:p>
          </table:table-cell>
          <table:table-cell table:style-name="ce7" table:formula="of:=ROUND([.BH45]*2.54; 0)" office:value-type="float" office:value="41" calcext:value-type="float">
            <text:p>41</text:p>
          </table:table-cell>
          <table:table-cell table:style-name="ce7" table:formula="of:=ROUND([.BI45]*2.54;0)" office:value-type="float" office:value="61" calcext:value-type="float">
            <text:p>61</text:p>
          </table:table-cell>
          <table:table-cell table:style-name="ce7" table:formula="of:=IF([.$I45]&lt;[.$H45]; [.$I45]/[.BH45]; [.$H45]/[.BH45])" office:value-type="float" office:value="187.9375" calcext:value-type="float">
            <text:p>188</text:p>
          </table:table-cell>
          <table:table-cell table:style-name="ce7" table:formula="of:=IF([.BL45]&gt;150; 1; 0)" office:value-type="float" office:value="1" calcext:value-type="float">
            <text:p>1</text:p>
          </table:table-cell>
          <table:table-cell table:style-name="ce7" table:formula="of:=IF([.BM45]=1;COM.MICROSOFT.CONCAT([.BH45];&quot; x &quot;;[.BI45];&quot; inches, &quot;;[.BJ45];&quot; x &quot;;[.BK4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45]/[.$J45]; 0)" office:value-type="float" office:value="30" calcext:value-type="float">
            <text:p>30</text:p>
          </table:table-cell>
          <table:table-cell table:style-name="ce7" table:formula="of:=ROUND([.BO45]*2.54; 0)" office:value-type="float" office:value="51" calcext:value-type="float">
            <text:p>51</text:p>
          </table:table-cell>
          <table:table-cell table:style-name="ce7" table:formula="of:=ROUND([.BP45]*2.54;0)" office:value-type="float" office:value="76" calcext:value-type="float">
            <text:p>76</text:p>
          </table:table-cell>
          <table:table-cell table:style-name="ce7" table:formula="of:=IF([.$I45]&lt;[.$H45]; [.$I45]/[.BO45]; [.$H45]/[.BO45])" office:value-type="float" office:value="150.35" calcext:value-type="float">
            <text:p>150</text:p>
          </table:table-cell>
          <table:table-cell table:style-name="ce7" table:formula="of:=IF([.BS45]&gt;125; 1; 0)" office:value-type="float" office:value="1" calcext:value-type="float">
            <text:p>1</text:p>
          </table:table-cell>
          <table:table-cell table:style-name="ce7" table:formula="of:=IF([.BT45]=1;COM.MICROSOFT.CONCAT([.BO45];&quot; x &quot;;[.BP45];&quot; inches, &quot;;[.BQ45];&quot; x &quot;;[.BR4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45]/[.$J45]; 0)" office:value-type="float" office:value="36" calcext:value-type="float">
            <text:p>36</text:p>
          </table:table-cell>
          <table:table-cell table:style-name="ce7" table:formula="of:=ROUND([.BV45]*2.54; 0)" office:value-type="float" office:value="61" calcext:value-type="float">
            <text:p>61</text:p>
          </table:table-cell>
          <table:table-cell table:style-name="ce7" table:formula="of:=ROUND([.BW45]*2.54;0)" office:value-type="float" office:value="91" calcext:value-type="float">
            <text:p>91</text:p>
          </table:table-cell>
          <table:table-cell table:style-name="ce7" table:formula="of:=IF([.$I45]&lt;[.$H45]; [.$I45]/[.BV45]; [.$H45]/[.BV45])" office:value-type="float" office:value="125.291666666667" calcext:value-type="float">
            <text:p>125</text:p>
          </table:table-cell>
          <table:table-cell table:style-name="ce7" table:formula="of:=IF([.BZ45]&gt;110; 1; 0)" office:value-type="float" office:value="1" calcext:value-type="float">
            <text:p>1</text:p>
          </table:table-cell>
          <table:table-cell table:style-name="ce7" table:formula="of:=IF([.CA45]=1;COM.MICROSOFT.CONCAT([.BV45];&quot; x &quot;;[.BW45];&quot; inches, &quot;;[.BX45];&quot; x &quot;;[.BY45];&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45" calcext:value-type="float">
            <text:p>45</text:p>
          </table:table-cell>
          <table:table-cell table:formula="of:=COM.MICROSOFT.CONCAT(&quot;PrintGalleryImage-&quot;;[.A46];&quot;.jpg&quot;)" office:value-type="string" office:string-value="PrintGalleryImage-45.jpg" calcext:value-type="string">
            <text:p>PrintGalleryImage-45.jpg</text:p>
          </table:table-cell>
          <table:table-cell table:style-name="Default" office:value-type="string" calcext:value-type="string">
            <text:p>Quadruple Wildebeest Migration</text:p>
          </table:table-cell>
          <table:table-cell table:style-name="Default" office:value-type="string" calcext:value-type="string">
            <text:p>There are so many wildebeest that they are just visible in every direction during the great migration. One can't complain though , they do attract the 'movie star' predators.</text:p>
          </table:table-cell>
          <table:table-cell table:style-name="Default" office:value-type="string" calcext:value-type="string">
            <text:p>Adrian, Adrian O Brien, Adrian O' Brien, Adrian O'Brien, Africa, Animals, Brien, Migration, O' Brien, O'Brien, OBrien, Serengeti, Tanzania, Wildlife chasing, chasing, chasing wildlife, chasingwildlife, great, mammal, nature, wildlifechasing</text:p>
          </table:table-cell>
          <table:table-cell table:style-name="ce12" office:value-type="string" calcext:value-type="string">
            <text:p>31/12/2017 14:29:04</text:p>
          </table:table-cell>
          <table:table-cell table:style-name="Default" office:value-type="string" calcext:value-type="string">
            <text:p>4413 x 2942</text:p>
          </table:table-cell>
          <table:table-cell table:formula="of:=LEFT([.G46];4)" office:value-type="string" office:string-value="4413" calcext:value-type="string">
            <text:p>4413</text:p>
          </table:table-cell>
          <table:table-cell table:formula="of:=RIGHT([.G46];4)" office:value-type="string" office:string-value="2942" calcext:value-type="string">
            <text:p>2942</text:p>
          </table:table-cell>
          <table:table-cell table:style-name="ce6" table:formula="of:=IF([.I46]/[.H46]&gt;1;[.H46]/[.I46];[.I46]/[.H46])" office:value-type="float" office:value="0.666666666666667" calcext:value-type="float">
            <text:p>0.667</text:p>
          </table:table-cell>
          <table:table-cell table:style-name="ce7" office:value-type="float" office:value="8" calcext:value-type="float">
            <text:p>8</text:p>
          </table:table-cell>
          <table:table-cell table:style-name="ce7" table:formula="of:=ROUND([.K46]/[.$J46]; 0)" office:value-type="float" office:value="12" calcext:value-type="float">
            <text:p>12</text:p>
          </table:table-cell>
          <table:table-cell table:style-name="ce7" table:formula="of:=ROUND([.K46]*2.54; 0)" office:value-type="float" office:value="20" calcext:value-type="float">
            <text:p>20</text:p>
          </table:table-cell>
          <table:table-cell table:style-name="ce7" table:formula="of:=ROUND([.L46]*2.54;0)" office:value-type="float" office:value="30" calcext:value-type="float">
            <text:p>30</text:p>
          </table:table-cell>
          <table:table-cell table:style-name="ce7" table:formula="of:=IF([.$I46]&lt;[.$H46]; [.$I46]/[.K46]; [.$H46]/[.K46])" office:value-type="float" office:value="367.75" calcext:value-type="float">
            <text:p>368</text:p>
          </table:table-cell>
          <table:table-cell table:style-name="ce7" table:formula="of:=IF([.O46]&gt;250; 1; 0)" office:value-type="float" office:value="1" calcext:value-type="float">
            <text:p>1</text:p>
          </table:table-cell>
          <table:table-cell table:style-name="ce7" table:formula="of:=IF([.P46]=1;COM.MICROSOFT.CONCAT([.K46];&quot; x &quot;;[.L46];&quot; inches, &quot;;[.M46];&quot; x &quot;;[.N4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46]/[.$J46]; 0)" office:value-type="float" office:value="18" calcext:value-type="float">
            <text:p>18</text:p>
          </table:table-cell>
          <table:table-cell table:style-name="ce7" table:formula="of:=ROUND([.R46]*2.54; 0)" office:value-type="float" office:value="30" calcext:value-type="float">
            <text:p>30</text:p>
          </table:table-cell>
          <table:table-cell table:style-name="ce7" table:formula="of:=ROUND([.S46]*2.54;0)" office:value-type="float" office:value="46" calcext:value-type="float">
            <text:p>46</text:p>
          </table:table-cell>
          <table:table-cell table:style-name="ce7" table:formula="of:=IF([.$I46]&lt;[.$H46]; [.$I46]/[.R46]; [.$H46]/[.R46])" office:value-type="float" office:value="245.166666666667" calcext:value-type="float">
            <text:p>245</text:p>
          </table:table-cell>
          <table:table-cell table:style-name="ce7" table:formula="of:=IF([.V46]&gt;150; 1; 0)" office:value-type="float" office:value="1" calcext:value-type="float">
            <text:p>1</text:p>
          </table:table-cell>
          <table:table-cell table:style-name="ce7" table:formula="of:=IF([.W46]=1;COM.MICROSOFT.CONCAT([.R46];&quot; x &quot;;[.S46];&quot; inches, &quot;;[.T46];&quot; x &quot;;[.U4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46]/[.$J46]; 0)" office:value-type="float" office:value="24" calcext:value-type="float">
            <text:p>24</text:p>
          </table:table-cell>
          <table:table-cell table:style-name="ce7" table:formula="of:=ROUND([.Y46]*2.54; 0)" office:value-type="float" office:value="41" calcext:value-type="float">
            <text:p>41</text:p>
          </table:table-cell>
          <table:table-cell table:style-name="ce7" table:formula="of:=ROUND([.Z46]*2.54;0)" office:value-type="float" office:value="61" calcext:value-type="float">
            <text:p>61</text:p>
          </table:table-cell>
          <table:table-cell table:style-name="ce7" table:formula="of:=IF([.$I46]&lt;[.$H46]; [.$I46]/[.Y46]; [.$H46]/[.Y46])" office:value-type="float" office:value="183.875" calcext:value-type="float">
            <text:p>184</text:p>
          </table:table-cell>
          <table:table-cell table:style-name="ce7" table:formula="of:=IF([.AC46]&gt;120; 1; 0)" office:value-type="float" office:value="1" calcext:value-type="float">
            <text:p>1</text:p>
          </table:table-cell>
          <table:table-cell table:style-name="ce7" table:formula="of:=IF([.AD46]=1;COM.MICROSOFT.CONCAT([.Y46];&quot; x &quot;;[.Z46];&quot; inches, &quot;;[.AA46];&quot; x &quot;;[.AB4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46]/[.$J46]; 0)" office:value-type="float" office:value="30" calcext:value-type="float">
            <text:p>30</text:p>
          </table:table-cell>
          <table:table-cell table:style-name="ce7" table:formula="of:=ROUND([.AF46]*2.54; 0)" office:value-type="float" office:value="51" calcext:value-type="float">
            <text:p>51</text:p>
          </table:table-cell>
          <table:table-cell table:style-name="ce7" table:formula="of:=ROUND([.AG46]*2.54;0)" office:value-type="float" office:value="76" calcext:value-type="float">
            <text:p>76</text:p>
          </table:table-cell>
          <table:table-cell table:style-name="ce7" table:formula="of:=IF([.$I46]&lt;[.$H46]; [.$I46]/[.AF46]; [.$H46]/[.AF46])" office:value-type="float" office:value="147.1" calcext:value-type="float">
            <text:p>147</text:p>
          </table:table-cell>
          <table:table-cell table:style-name="ce7" table:formula="of:=IF([.AJ46]&gt;100; 1; 0)" office:value-type="float" office:value="1" calcext:value-type="float">
            <text:p>1</text:p>
          </table:table-cell>
          <table:table-cell table:style-name="ce7" table:formula="of:=IF([.AK46]=1;COM.MICROSOFT.CONCAT([.AF46];&quot; x &quot;;[.AG46];&quot; inches, &quot;;[.AH46];&quot; x &quot;;[.AI4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46]/[.$J46]; 0)" office:value-type="float" office:value="36" calcext:value-type="float">
            <text:p>36</text:p>
          </table:table-cell>
          <table:table-cell table:style-name="ce7" table:formula="of:=ROUND([.AM46]*2.54; 0)" office:value-type="float" office:value="61" calcext:value-type="float">
            <text:p>61</text:p>
          </table:table-cell>
          <table:table-cell table:style-name="ce7" table:formula="of:=ROUND([.AN46]*2.54;0)" office:value-type="float" office:value="91" calcext:value-type="float">
            <text:p>91</text:p>
          </table:table-cell>
          <table:table-cell table:style-name="ce7" table:formula="of:=IF([.$I46]&lt;[.$H46]; [.$I46]/[.AM46]; [.$H46]/[.AM46])" office:value-type="float" office:value="122.583333333333" calcext:value-type="float">
            <text:p>123</text:p>
          </table:table-cell>
          <table:table-cell table:style-name="ce7" table:formula="of:=IF([.AQ46]&gt;90; 1; 0)" office:value-type="float" office:value="1" calcext:value-type="float">
            <text:p>1</text:p>
          </table:table-cell>
          <table:table-cell table:style-name="ce7" table:formula="of:=IF([.AR46]=1;COM.MICROSOFT.CONCAT([.AM46];&quot; x &quot;;[.AN46];&quot; inches, &quot;;[.AO46];&quot; x &quot;;[.AP46];&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46]/[.$J46]; 0)" office:value-type="float" office:value="12" calcext:value-type="float">
            <text:p>12</text:p>
          </table:table-cell>
          <table:table-cell table:style-name="ce7" table:formula="of:=ROUND([.AT46]*2.54; 0)" office:value-type="float" office:value="20" calcext:value-type="float">
            <text:p>20</text:p>
          </table:table-cell>
          <table:table-cell table:style-name="ce7" table:formula="of:=ROUND([.AU46]*2.54;0)" office:value-type="float" office:value="30" calcext:value-type="float">
            <text:p>30</text:p>
          </table:table-cell>
          <table:table-cell table:style-name="ce7" table:formula="of:=IF([.$I46]&lt;[.$H46]; [.$I46]/[.AT46]; [.$H46]/[.AT46])" office:value-type="float" office:value="367.75" calcext:value-type="float">
            <text:p>368</text:p>
          </table:table-cell>
          <table:table-cell table:style-name="ce7" table:formula="of:=IF([.AX46]&gt;280; 1; 0)" office:value-type="float" office:value="1" calcext:value-type="float">
            <text:p>1</text:p>
          </table:table-cell>
          <table:table-cell table:style-name="ce7" table:formula="of:=IF([.AY46]=1;COM.MICROSOFT.CONCAT([.AT46];&quot; x &quot;;[.AU46];&quot; inches, &quot;;[.AV46];&quot; x &quot;;[.AW4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46]/[.$J46]; 0)" office:value-type="float" office:value="18" calcext:value-type="float">
            <text:p>18</text:p>
          </table:table-cell>
          <table:table-cell table:style-name="ce7" table:formula="of:=ROUND([.BA46]*2.54; 0)" office:value-type="float" office:value="30" calcext:value-type="float">
            <text:p>30</text:p>
          </table:table-cell>
          <table:table-cell table:style-name="ce7" table:formula="of:=ROUND([.BB46]*2.54;0)" office:value-type="float" office:value="46" calcext:value-type="float">
            <text:p>46</text:p>
          </table:table-cell>
          <table:table-cell table:style-name="ce7" table:formula="of:=IF([.$I46]&lt;[.$H46]; [.$I46]/[.BA46]; [.$H46]/[.BA46])" office:value-type="float" office:value="245.166666666667" calcext:value-type="float">
            <text:p>245</text:p>
          </table:table-cell>
          <table:table-cell table:style-name="ce7" table:formula="of:=IF([.BE46]&gt;180; 1; 0)" office:value-type="float" office:value="1" calcext:value-type="float">
            <text:p>1</text:p>
          </table:table-cell>
          <table:table-cell table:style-name="ce7" table:formula="of:=IF([.BF46]=1;COM.MICROSOFT.CONCAT([.BA46];&quot; x &quot;;[.BB46];&quot; inches, &quot;;[.BC46];&quot; x &quot;;[.BD4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46]/[.$J46]; 0)" office:value-type="float" office:value="24" calcext:value-type="float">
            <text:p>24</text:p>
          </table:table-cell>
          <table:table-cell table:style-name="ce7" table:formula="of:=ROUND([.BH46]*2.54; 0)" office:value-type="float" office:value="41" calcext:value-type="float">
            <text:p>41</text:p>
          </table:table-cell>
          <table:table-cell table:style-name="ce7" table:formula="of:=ROUND([.BI46]*2.54;0)" office:value-type="float" office:value="61" calcext:value-type="float">
            <text:p>61</text:p>
          </table:table-cell>
          <table:table-cell table:style-name="ce7" table:formula="of:=IF([.$I46]&lt;[.$H46]; [.$I46]/[.BH46]; [.$H46]/[.BH46])" office:value-type="float" office:value="183.875" calcext:value-type="float">
            <text:p>184</text:p>
          </table:table-cell>
          <table:table-cell table:style-name="ce7" table:formula="of:=IF([.BL46]&gt;150; 1; 0)" office:value-type="float" office:value="1" calcext:value-type="float">
            <text:p>1</text:p>
          </table:table-cell>
          <table:table-cell table:style-name="ce7" table:formula="of:=IF([.BM46]=1;COM.MICROSOFT.CONCAT([.BH46];&quot; x &quot;;[.BI46];&quot; inches, &quot;;[.BJ46];&quot; x &quot;;[.BK4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46]/[.$J46]; 0)" office:value-type="float" office:value="30" calcext:value-type="float">
            <text:p>30</text:p>
          </table:table-cell>
          <table:table-cell table:style-name="ce7" table:formula="of:=ROUND([.BO46]*2.54; 0)" office:value-type="float" office:value="51" calcext:value-type="float">
            <text:p>51</text:p>
          </table:table-cell>
          <table:table-cell table:style-name="ce7" table:formula="of:=ROUND([.BP46]*2.54;0)" office:value-type="float" office:value="76" calcext:value-type="float">
            <text:p>76</text:p>
          </table:table-cell>
          <table:table-cell table:style-name="ce7" table:formula="of:=IF([.$I46]&lt;[.$H46]; [.$I46]/[.BO46]; [.$H46]/[.BO46])" office:value-type="float" office:value="147.1" calcext:value-type="float">
            <text:p>147</text:p>
          </table:table-cell>
          <table:table-cell table:style-name="ce7" table:formula="of:=IF([.BS46]&gt;125; 1; 0)" office:value-type="float" office:value="1" calcext:value-type="float">
            <text:p>1</text:p>
          </table:table-cell>
          <table:table-cell table:style-name="ce7" table:formula="of:=IF([.BT46]=1;COM.MICROSOFT.CONCAT([.BO46];&quot; x &quot;;[.BP46];&quot; inches, &quot;;[.BQ46];&quot; x &quot;;[.BR4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46]/[.$J46]; 0)" office:value-type="float" office:value="36" calcext:value-type="float">
            <text:p>36</text:p>
          </table:table-cell>
          <table:table-cell table:style-name="ce7" table:formula="of:=ROUND([.BV46]*2.54; 0)" office:value-type="float" office:value="61" calcext:value-type="float">
            <text:p>61</text:p>
          </table:table-cell>
          <table:table-cell table:style-name="ce7" table:formula="of:=ROUND([.BW46]*2.54;0)" office:value-type="float" office:value="91" calcext:value-type="float">
            <text:p>91</text:p>
          </table:table-cell>
          <table:table-cell table:style-name="ce7" table:formula="of:=IF([.$I46]&lt;[.$H46]; [.$I46]/[.BV46]; [.$H46]/[.BV46])" office:value-type="float" office:value="122.583333333333" calcext:value-type="float">
            <text:p>123</text:p>
          </table:table-cell>
          <table:table-cell table:style-name="ce7" table:formula="of:=IF([.BZ46]&gt;110; 1; 0)" office:value-type="float" office:value="1" calcext:value-type="float">
            <text:p>1</text:p>
          </table:table-cell>
          <table:table-cell table:style-name="ce7" table:formula="of:=IF([.CA46]=1;COM.MICROSOFT.CONCAT([.BV46];&quot; x &quot;;[.BW46];&quot; inches, &quot;;[.BX46];&quot; x &quot;;[.BY46];&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46" calcext:value-type="float">
            <text:p>46</text:p>
          </table:table-cell>
          <table:table-cell table:formula="of:=COM.MICROSOFT.CONCAT(&quot;PrintGalleryImage-&quot;;[.A47];&quot;.jpg&quot;)" office:value-type="string" office:string-value="PrintGalleryImage-46.jpg" calcext:value-type="string">
            <text:p>PrintGalleryImage-46.jpg</text:p>
          </table:table-cell>
          <table:table-cell table:style-name="Default" office:value-type="string" calcext:value-type="string">
            <text:p>Young Black Backed Jackal</text:p>
          </table:table-cell>
          <table:table-cell table:style-name="Default" office:value-type="string" calcext:value-type="string">
            <text:p>What is the young of a Jackal called? Does it matter, he is just a cute looking puppy. Of course a photo doesn't tell the complete story but just before this he was playing with his brothers just like any domestic puppy would.</text:p>
          </table:table-cell>
          <table:table-cell table:style-name="Default" office:value-type="string" calcext:value-type="string">
            <text:p>Adrian, Adrian O Brien, Adrian O' Brien, Adrian O'Brien, Africa, Animals, Brien, O' Brien, O'Brien, OBrien, Serengeti, Tanzania, Wildlife chasing, chasing, chasing wildlife, chasingwildlife, mammal, nature, wildlifechasing</text:p>
          </table:table-cell>
          <table:table-cell table:style-name="ce12" office:value-type="string" calcext:value-type="string">
            <text:p>22/11/2012 06:51:33</text:p>
          </table:table-cell>
          <table:table-cell table:style-name="Default" office:value-type="string" calcext:value-type="string">
            <text:p>3858 x 2572</text:p>
          </table:table-cell>
          <table:table-cell table:formula="of:=LEFT([.G47];4)" office:value-type="string" office:string-value="3858" calcext:value-type="string">
            <text:p>3858</text:p>
          </table:table-cell>
          <table:table-cell table:formula="of:=RIGHT([.G47];4)" office:value-type="string" office:string-value="2572" calcext:value-type="string">
            <text:p>2572</text:p>
          </table:table-cell>
          <table:table-cell table:style-name="ce6" table:formula="of:=IF([.I47]/[.H47]&gt;1;[.H47]/[.I47];[.I47]/[.H47])" office:value-type="float" office:value="0.666666666666667" calcext:value-type="float">
            <text:p>0.667</text:p>
          </table:table-cell>
          <table:table-cell table:style-name="ce7" office:value-type="float" office:value="8" calcext:value-type="float">
            <text:p>8</text:p>
          </table:table-cell>
          <table:table-cell table:style-name="ce7" table:formula="of:=ROUND([.K47]/[.$J47]; 0)" office:value-type="float" office:value="12" calcext:value-type="float">
            <text:p>12</text:p>
          </table:table-cell>
          <table:table-cell table:style-name="ce7" table:formula="of:=ROUND([.K47]*2.54; 0)" office:value-type="float" office:value="20" calcext:value-type="float">
            <text:p>20</text:p>
          </table:table-cell>
          <table:table-cell table:style-name="ce7" table:formula="of:=ROUND([.L47]*2.54;0)" office:value-type="float" office:value="30" calcext:value-type="float">
            <text:p>30</text:p>
          </table:table-cell>
          <table:table-cell table:style-name="ce7" table:formula="of:=IF([.$I47]&lt;[.$H47]; [.$I47]/[.K47]; [.$H47]/[.K47])" office:value-type="float" office:value="321.5" calcext:value-type="float">
            <text:p>322</text:p>
          </table:table-cell>
          <table:table-cell table:style-name="ce7" table:formula="of:=IF([.O47]&gt;250; 1; 0)" office:value-type="float" office:value="1" calcext:value-type="float">
            <text:p>1</text:p>
          </table:table-cell>
          <table:table-cell table:style-name="ce7" table:formula="of:=IF([.P47]=1;COM.MICROSOFT.CONCAT([.K47];&quot; x &quot;;[.L47];&quot; inches, &quot;;[.M47];&quot; x &quot;;[.N4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47]/[.$J47]; 0)" office:value-type="float" office:value="18" calcext:value-type="float">
            <text:p>18</text:p>
          </table:table-cell>
          <table:table-cell table:style-name="ce7" table:formula="of:=ROUND([.R47]*2.54; 0)" office:value-type="float" office:value="30" calcext:value-type="float">
            <text:p>30</text:p>
          </table:table-cell>
          <table:table-cell table:style-name="ce7" table:formula="of:=ROUND([.S47]*2.54;0)" office:value-type="float" office:value="46" calcext:value-type="float">
            <text:p>46</text:p>
          </table:table-cell>
          <table:table-cell table:style-name="ce7" table:formula="of:=IF([.$I47]&lt;[.$H47]; [.$I47]/[.R47]; [.$H47]/[.R47])" office:value-type="float" office:value="214.333333333333" calcext:value-type="float">
            <text:p>214</text:p>
          </table:table-cell>
          <table:table-cell table:style-name="ce7" table:formula="of:=IF([.V47]&gt;150; 1; 0)" office:value-type="float" office:value="1" calcext:value-type="float">
            <text:p>1</text:p>
          </table:table-cell>
          <table:table-cell table:style-name="ce7" table:formula="of:=IF([.W47]=1;COM.MICROSOFT.CONCAT([.R47];&quot; x &quot;;[.S47];&quot; inches, &quot;;[.T47];&quot; x &quot;;[.U4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47]/[.$J47]; 0)" office:value-type="float" office:value="24" calcext:value-type="float">
            <text:p>24</text:p>
          </table:table-cell>
          <table:table-cell table:style-name="ce7" table:formula="of:=ROUND([.Y47]*2.54; 0)" office:value-type="float" office:value="41" calcext:value-type="float">
            <text:p>41</text:p>
          </table:table-cell>
          <table:table-cell table:style-name="ce7" table:formula="of:=ROUND([.Z47]*2.54;0)" office:value-type="float" office:value="61" calcext:value-type="float">
            <text:p>61</text:p>
          </table:table-cell>
          <table:table-cell table:style-name="ce7" table:formula="of:=IF([.$I47]&lt;[.$H47]; [.$I47]/[.Y47]; [.$H47]/[.Y47])" office:value-type="float" office:value="160.75" calcext:value-type="float">
            <text:p>161</text:p>
          </table:table-cell>
          <table:table-cell table:style-name="ce7" table:formula="of:=IF([.AC47]&gt;120; 1; 0)" office:value-type="float" office:value="1" calcext:value-type="float">
            <text:p>1</text:p>
          </table:table-cell>
          <table:table-cell table:style-name="ce7" table:formula="of:=IF([.AD47]=1;COM.MICROSOFT.CONCAT([.Y47];&quot; x &quot;;[.Z47];&quot; inches, &quot;;[.AA47];&quot; x &quot;;[.AB4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47]/[.$J47]; 0)" office:value-type="float" office:value="30" calcext:value-type="float">
            <text:p>30</text:p>
          </table:table-cell>
          <table:table-cell table:style-name="ce7" table:formula="of:=ROUND([.AF47]*2.54; 0)" office:value-type="float" office:value="51" calcext:value-type="float">
            <text:p>51</text:p>
          </table:table-cell>
          <table:table-cell table:style-name="ce7" table:formula="of:=ROUND([.AG47]*2.54;0)" office:value-type="float" office:value="76" calcext:value-type="float">
            <text:p>76</text:p>
          </table:table-cell>
          <table:table-cell table:style-name="ce7" table:formula="of:=IF([.$I47]&lt;[.$H47]; [.$I47]/[.AF47]; [.$H47]/[.AF47])" office:value-type="float" office:value="128.6" calcext:value-type="float">
            <text:p>129</text:p>
          </table:table-cell>
          <table:table-cell table:style-name="ce7" table:formula="of:=IF([.AJ47]&gt;100; 1; 0)" office:value-type="float" office:value="1" calcext:value-type="float">
            <text:p>1</text:p>
          </table:table-cell>
          <table:table-cell table:style-name="ce7" table:formula="of:=IF([.AK47]=1;COM.MICROSOFT.CONCAT([.AF47];&quot; x &quot;;[.AG47];&quot; inches, &quot;;[.AH47];&quot; x &quot;;[.AI4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47]/[.$J47]; 0)" office:value-type="float" office:value="36" calcext:value-type="float">
            <text:p>36</text:p>
          </table:table-cell>
          <table:table-cell table:style-name="ce7" table:formula="of:=ROUND([.AM47]*2.54; 0)" office:value-type="float" office:value="61" calcext:value-type="float">
            <text:p>61</text:p>
          </table:table-cell>
          <table:table-cell table:style-name="ce7" table:formula="of:=ROUND([.AN47]*2.54;0)" office:value-type="float" office:value="91" calcext:value-type="float">
            <text:p>91</text:p>
          </table:table-cell>
          <table:table-cell table:style-name="ce7" table:formula="of:=IF([.$I47]&lt;[.$H47]; [.$I47]/[.AM47]; [.$H47]/[.AM47])" office:value-type="float" office:value="107.166666666667" calcext:value-type="float">
            <text:p>107</text:p>
          </table:table-cell>
          <table:table-cell table:style-name="ce7" table:formula="of:=IF([.AQ47]&gt;90; 1; 0)" office:value-type="float" office:value="1" calcext:value-type="float">
            <text:p>1</text:p>
          </table:table-cell>
          <table:table-cell table:style-name="ce7" table:formula="of:=IF([.AR47]=1;COM.MICROSOFT.CONCAT([.AM47];&quot; x &quot;;[.AN47];&quot; inches, &quot;;[.AO47];&quot; x &quot;;[.AP47];&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47]/[.$J47]; 0)" office:value-type="float" office:value="12" calcext:value-type="float">
            <text:p>12</text:p>
          </table:table-cell>
          <table:table-cell table:style-name="ce7" table:formula="of:=ROUND([.AT47]*2.54; 0)" office:value-type="float" office:value="20" calcext:value-type="float">
            <text:p>20</text:p>
          </table:table-cell>
          <table:table-cell table:style-name="ce7" table:formula="of:=ROUND([.AU47]*2.54;0)" office:value-type="float" office:value="30" calcext:value-type="float">
            <text:p>30</text:p>
          </table:table-cell>
          <table:table-cell table:style-name="ce7" table:formula="of:=IF([.$I47]&lt;[.$H47]; [.$I47]/[.AT47]; [.$H47]/[.AT47])" office:value-type="float" office:value="321.5" calcext:value-type="float">
            <text:p>322</text:p>
          </table:table-cell>
          <table:table-cell table:style-name="ce7" table:formula="of:=IF([.AX47]&gt;280; 1; 0)" office:value-type="float" office:value="1" calcext:value-type="float">
            <text:p>1</text:p>
          </table:table-cell>
          <table:table-cell table:style-name="ce7" table:formula="of:=IF([.AY47]=1;COM.MICROSOFT.CONCAT([.AT47];&quot; x &quot;;[.AU47];&quot; inches, &quot;;[.AV47];&quot; x &quot;;[.AW4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47]/[.$J47]; 0)" office:value-type="float" office:value="18" calcext:value-type="float">
            <text:p>18</text:p>
          </table:table-cell>
          <table:table-cell table:style-name="ce7" table:formula="of:=ROUND([.BA47]*2.54; 0)" office:value-type="float" office:value="30" calcext:value-type="float">
            <text:p>30</text:p>
          </table:table-cell>
          <table:table-cell table:style-name="ce7" table:formula="of:=ROUND([.BB47]*2.54;0)" office:value-type="float" office:value="46" calcext:value-type="float">
            <text:p>46</text:p>
          </table:table-cell>
          <table:table-cell table:style-name="ce7" table:formula="of:=IF([.$I47]&lt;[.$H47]; [.$I47]/[.BA47]; [.$H47]/[.BA47])" office:value-type="float" office:value="214.333333333333" calcext:value-type="float">
            <text:p>214</text:p>
          </table:table-cell>
          <table:table-cell table:style-name="ce7" table:formula="of:=IF([.BE47]&gt;180; 1; 0)" office:value-type="float" office:value="1" calcext:value-type="float">
            <text:p>1</text:p>
          </table:table-cell>
          <table:table-cell table:style-name="ce7" table:formula="of:=IF([.BF47]=1;COM.MICROSOFT.CONCAT([.BA47];&quot; x &quot;;[.BB47];&quot; inches, &quot;;[.BC47];&quot; x &quot;;[.BD4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47]/[.$J47]; 0)" office:value-type="float" office:value="24" calcext:value-type="float">
            <text:p>24</text:p>
          </table:table-cell>
          <table:table-cell table:style-name="ce7" table:formula="of:=ROUND([.BH47]*2.54; 0)" office:value-type="float" office:value="41" calcext:value-type="float">
            <text:p>41</text:p>
          </table:table-cell>
          <table:table-cell table:style-name="ce7" table:formula="of:=ROUND([.BI47]*2.54;0)" office:value-type="float" office:value="61" calcext:value-type="float">
            <text:p>61</text:p>
          </table:table-cell>
          <table:table-cell table:style-name="ce7" table:formula="of:=IF([.$I47]&lt;[.$H47]; [.$I47]/[.BH47]; [.$H47]/[.BH47])" office:value-type="float" office:value="160.75" calcext:value-type="float">
            <text:p>161</text:p>
          </table:table-cell>
          <table:table-cell table:style-name="ce7" table:formula="of:=IF([.BL47]&gt;150; 1; 0)" office:value-type="float" office:value="1" calcext:value-type="float">
            <text:p>1</text:p>
          </table:table-cell>
          <table:table-cell table:style-name="ce7" table:formula="of:=IF([.BM47]=1;COM.MICROSOFT.CONCAT([.BH47];&quot; x &quot;;[.BI47];&quot; inches, &quot;;[.BJ47];&quot; x &quot;;[.BK4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47]/[.$J47]; 0)" office:value-type="float" office:value="30" calcext:value-type="float">
            <text:p>30</text:p>
          </table:table-cell>
          <table:table-cell table:style-name="ce7" table:formula="of:=ROUND([.BO47]*2.54; 0)" office:value-type="float" office:value="51" calcext:value-type="float">
            <text:p>51</text:p>
          </table:table-cell>
          <table:table-cell table:style-name="ce7" table:formula="of:=ROUND([.BP47]*2.54;0)" office:value-type="float" office:value="76" calcext:value-type="float">
            <text:p>76</text:p>
          </table:table-cell>
          <table:table-cell table:style-name="ce7" table:formula="of:=IF([.$I47]&lt;[.$H47]; [.$I47]/[.BO47]; [.$H47]/[.BO47])" office:value-type="float" office:value="128.6" calcext:value-type="float">
            <text:p>129</text:p>
          </table:table-cell>
          <table:table-cell table:style-name="ce7" table:formula="of:=IF([.BS47]&gt;125; 1; 0)" office:value-type="float" office:value="1" calcext:value-type="float">
            <text:p>1</text:p>
          </table:table-cell>
          <table:table-cell table:style-name="ce7" table:formula="of:=IF([.BT47]=1;COM.MICROSOFT.CONCAT([.BO47];&quot; x &quot;;[.BP47];&quot; inches, &quot;;[.BQ47];&quot; x &quot;;[.BR4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47]/[.$J47]; 0)" office:value-type="float" office:value="36" calcext:value-type="float">
            <text:p>36</text:p>
          </table:table-cell>
          <table:table-cell table:style-name="ce7" table:formula="of:=ROUND([.BV47]*2.54; 0)" office:value-type="float" office:value="61" calcext:value-type="float">
            <text:p>61</text:p>
          </table:table-cell>
          <table:table-cell table:style-name="ce7" table:formula="of:=ROUND([.BW47]*2.54;0)" office:value-type="float" office:value="91" calcext:value-type="float">
            <text:p>91</text:p>
          </table:table-cell>
          <table:table-cell table:style-name="ce7" table:formula="of:=IF([.$I47]&lt;[.$H47]; [.$I47]/[.BV47]; [.$H47]/[.BV47])" office:value-type="float" office:value="107.166666666667" calcext:value-type="float">
            <text:p>107</text:p>
          </table:table-cell>
          <table:table-cell table:style-name="ce7" table:formula="of:=IF([.BZ47]&gt;110; 1; 0)" office:value-type="float" office:value="0" calcext:value-type="float">
            <text:p>0</text:p>
          </table:table-cell>
          <table:table-cell table:style-name="ce7" table:formula="of:=IF([.CA47]=1;COM.MICROSOFT.CONCAT([.BV47];&quot; x &quot;;[.BW47];&quot; inches, &quot;;[.BX47];&quot; x &quot;;[.BY47];&quot; cm&quot;); &quot;&quot;)">
            <text:p/>
          </table:table-cell>
          <table:table-cell table:number-columns-repeated="2"/>
        </table:table-row>
        <table:table-row table:style-name="ro2">
          <table:table-cell office:value-type="float" office:value="47" calcext:value-type="float">
            <text:p>47</text:p>
          </table:table-cell>
          <table:table-cell table:formula="of:=COM.MICROSOFT.CONCAT(&quot;PrintGalleryImage-&quot;;[.A48];&quot;.jpg&quot;)" office:value-type="string" office:string-value="PrintGalleryImage-47.jpg" calcext:value-type="string">
            <text:p>PrintGalleryImage-47.jpg</text:p>
          </table:table-cell>
          <table:table-cell table:style-name="Default" office:value-type="string" calcext:value-type="string">
            <text:p>Lesser Masked Weaver Building His Home</text:p>
          </table:table-cell>
          <table:table-cell table:style-name="Default" office:value-type="string" calcext:value-type="string">
            <text:p>Watching weaver birds make their nests is an amazing experience. Watching any craftsman at work is great but the little birds gather so much material to make a complete and complex home all on their own.</text:p>
          </table:table-cell>
          <table:table-cell table:style-name="Default" office:value-type="string" calcext:value-type="string">
            <text:p>Adrian, Adrian O Brien, Adrian O' Brien, Adrian O'Brien, Africa, Animals, Bird, Birds, Brien, O' Brien, O'Brien, OBrien, Serengeti, Tanzania, Wildlife chasing, chasing, chasing wildlife, chasingwildlife, nature, wildlifechasing</text:p>
          </table:table-cell>
          <table:table-cell table:style-name="ce12" office:value-type="string" calcext:value-type="string">
            <text:p>22/11/2012 10:01:06</text:p>
          </table:table-cell>
          <table:table-cell table:style-name="Default" office:value-type="string" calcext:value-type="string">
            <text:p>4310 x 2874</text:p>
          </table:table-cell>
          <table:table-cell table:formula="of:=LEFT([.G48];4)" office:value-type="string" office:string-value="4310" calcext:value-type="string">
            <text:p>4310</text:p>
          </table:table-cell>
          <table:table-cell table:formula="of:=RIGHT([.G48];4)" office:value-type="string" office:string-value="2874" calcext:value-type="string">
            <text:p>2874</text:p>
          </table:table-cell>
          <table:table-cell table:style-name="ce6" table:formula="of:=IF([.I48]/[.H48]&gt;1;[.H48]/[.I48];[.I48]/[.H48])" office:value-type="float" office:value="0.666821345707657" calcext:value-type="float">
            <text:p>0.667</text:p>
          </table:table-cell>
          <table:table-cell table:style-name="ce7" office:value-type="float" office:value="8" calcext:value-type="float">
            <text:p>8</text:p>
          </table:table-cell>
          <table:table-cell table:style-name="ce7" table:formula="of:=ROUND([.K48]/[.$J48]; 0)" office:value-type="float" office:value="12" calcext:value-type="float">
            <text:p>12</text:p>
          </table:table-cell>
          <table:table-cell table:style-name="ce7" table:formula="of:=ROUND([.K48]*2.54; 0)" office:value-type="float" office:value="20" calcext:value-type="float">
            <text:p>20</text:p>
          </table:table-cell>
          <table:table-cell table:style-name="ce7" table:formula="of:=ROUND([.L48]*2.54;0)" office:value-type="float" office:value="30" calcext:value-type="float">
            <text:p>30</text:p>
          </table:table-cell>
          <table:table-cell table:style-name="ce7" table:formula="of:=IF([.$I48]&lt;[.$H48]; [.$I48]/[.K48]; [.$H48]/[.K48])" office:value-type="float" office:value="359.25" calcext:value-type="float">
            <text:p>359</text:p>
          </table:table-cell>
          <table:table-cell table:style-name="ce7" table:formula="of:=IF([.O48]&gt;250; 1; 0)" office:value-type="float" office:value="1" calcext:value-type="float">
            <text:p>1</text:p>
          </table:table-cell>
          <table:table-cell table:style-name="ce7" table:formula="of:=IF([.P48]=1;COM.MICROSOFT.CONCAT([.K48];&quot; x &quot;;[.L48];&quot; inches, &quot;;[.M48];&quot; x &quot;;[.N4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48]/[.$J48]; 0)" office:value-type="float" office:value="18" calcext:value-type="float">
            <text:p>18</text:p>
          </table:table-cell>
          <table:table-cell table:style-name="ce7" table:formula="of:=ROUND([.R48]*2.54; 0)" office:value-type="float" office:value="30" calcext:value-type="float">
            <text:p>30</text:p>
          </table:table-cell>
          <table:table-cell table:style-name="ce7" table:formula="of:=ROUND([.S48]*2.54;0)" office:value-type="float" office:value="46" calcext:value-type="float">
            <text:p>46</text:p>
          </table:table-cell>
          <table:table-cell table:style-name="ce7" table:formula="of:=IF([.$I48]&lt;[.$H48]; [.$I48]/[.R48]; [.$H48]/[.R48])" office:value-type="float" office:value="239.5" calcext:value-type="float">
            <text:p>240</text:p>
          </table:table-cell>
          <table:table-cell table:style-name="ce7" table:formula="of:=IF([.V48]&gt;150; 1; 0)" office:value-type="float" office:value="1" calcext:value-type="float">
            <text:p>1</text:p>
          </table:table-cell>
          <table:table-cell table:style-name="ce7" table:formula="of:=IF([.W48]=1;COM.MICROSOFT.CONCAT([.R48];&quot; x &quot;;[.S48];&quot; inches, &quot;;[.T48];&quot; x &quot;;[.U4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48]/[.$J48]; 0)" office:value-type="float" office:value="24" calcext:value-type="float">
            <text:p>24</text:p>
          </table:table-cell>
          <table:table-cell table:style-name="ce7" table:formula="of:=ROUND([.Y48]*2.54; 0)" office:value-type="float" office:value="41" calcext:value-type="float">
            <text:p>41</text:p>
          </table:table-cell>
          <table:table-cell table:style-name="ce7" table:formula="of:=ROUND([.Z48]*2.54;0)" office:value-type="float" office:value="61" calcext:value-type="float">
            <text:p>61</text:p>
          </table:table-cell>
          <table:table-cell table:style-name="ce7" table:formula="of:=IF([.$I48]&lt;[.$H48]; [.$I48]/[.Y48]; [.$H48]/[.Y48])" office:value-type="float" office:value="179.625" calcext:value-type="float">
            <text:p>180</text:p>
          </table:table-cell>
          <table:table-cell table:style-name="ce7" table:formula="of:=IF([.AC48]&gt;120; 1; 0)" office:value-type="float" office:value="1" calcext:value-type="float">
            <text:p>1</text:p>
          </table:table-cell>
          <table:table-cell table:style-name="ce7" table:formula="of:=IF([.AD48]=1;COM.MICROSOFT.CONCAT([.Y48];&quot; x &quot;;[.Z48];&quot; inches, &quot;;[.AA48];&quot; x &quot;;[.AB4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48]/[.$J48]; 0)" office:value-type="float" office:value="30" calcext:value-type="float">
            <text:p>30</text:p>
          </table:table-cell>
          <table:table-cell table:style-name="ce7" table:formula="of:=ROUND([.AF48]*2.54; 0)" office:value-type="float" office:value="51" calcext:value-type="float">
            <text:p>51</text:p>
          </table:table-cell>
          <table:table-cell table:style-name="ce7" table:formula="of:=ROUND([.AG48]*2.54;0)" office:value-type="float" office:value="76" calcext:value-type="float">
            <text:p>76</text:p>
          </table:table-cell>
          <table:table-cell table:style-name="ce7" table:formula="of:=IF([.$I48]&lt;[.$H48]; [.$I48]/[.AF48]; [.$H48]/[.AF48])" office:value-type="float" office:value="143.7" calcext:value-type="float">
            <text:p>144</text:p>
          </table:table-cell>
          <table:table-cell table:style-name="ce7" table:formula="of:=IF([.AJ48]&gt;100; 1; 0)" office:value-type="float" office:value="1" calcext:value-type="float">
            <text:p>1</text:p>
          </table:table-cell>
          <table:table-cell table:style-name="ce7" table:formula="of:=IF([.AK48]=1;COM.MICROSOFT.CONCAT([.AF48];&quot; x &quot;;[.AG48];&quot; inches, &quot;;[.AH48];&quot; x &quot;;[.AI4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48]/[.$J48]; 0)" office:value-type="float" office:value="36" calcext:value-type="float">
            <text:p>36</text:p>
          </table:table-cell>
          <table:table-cell table:style-name="ce7" table:formula="of:=ROUND([.AM48]*2.54; 0)" office:value-type="float" office:value="61" calcext:value-type="float">
            <text:p>61</text:p>
          </table:table-cell>
          <table:table-cell table:style-name="ce7" table:formula="of:=ROUND([.AN48]*2.54;0)" office:value-type="float" office:value="91" calcext:value-type="float">
            <text:p>91</text:p>
          </table:table-cell>
          <table:table-cell table:style-name="ce7" table:formula="of:=IF([.$I48]&lt;[.$H48]; [.$I48]/[.AM48]; [.$H48]/[.AM48])" office:value-type="float" office:value="119.75" calcext:value-type="float">
            <text:p>120</text:p>
          </table:table-cell>
          <table:table-cell table:style-name="ce7" table:formula="of:=IF([.AQ48]&gt;90; 1; 0)" office:value-type="float" office:value="1" calcext:value-type="float">
            <text:p>1</text:p>
          </table:table-cell>
          <table:table-cell table:style-name="ce7" table:formula="of:=IF([.AR48]=1;COM.MICROSOFT.CONCAT([.AM48];&quot; x &quot;;[.AN48];&quot; inches, &quot;;[.AO48];&quot; x &quot;;[.AP48];&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48]/[.$J48]; 0)" office:value-type="float" office:value="12" calcext:value-type="float">
            <text:p>12</text:p>
          </table:table-cell>
          <table:table-cell table:style-name="ce7" table:formula="of:=ROUND([.AT48]*2.54; 0)" office:value-type="float" office:value="20" calcext:value-type="float">
            <text:p>20</text:p>
          </table:table-cell>
          <table:table-cell table:style-name="ce7" table:formula="of:=ROUND([.AU48]*2.54;0)" office:value-type="float" office:value="30" calcext:value-type="float">
            <text:p>30</text:p>
          </table:table-cell>
          <table:table-cell table:style-name="ce7" table:formula="of:=IF([.$I48]&lt;[.$H48]; [.$I48]/[.AT48]; [.$H48]/[.AT48])" office:value-type="float" office:value="359.25" calcext:value-type="float">
            <text:p>359</text:p>
          </table:table-cell>
          <table:table-cell table:style-name="ce7" table:formula="of:=IF([.AX48]&gt;280; 1; 0)" office:value-type="float" office:value="1" calcext:value-type="float">
            <text:p>1</text:p>
          </table:table-cell>
          <table:table-cell table:style-name="ce7" table:formula="of:=IF([.AY48]=1;COM.MICROSOFT.CONCAT([.AT48];&quot; x &quot;;[.AU48];&quot; inches, &quot;;[.AV48];&quot; x &quot;;[.AW4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48]/[.$J48]; 0)" office:value-type="float" office:value="18" calcext:value-type="float">
            <text:p>18</text:p>
          </table:table-cell>
          <table:table-cell table:style-name="ce7" table:formula="of:=ROUND([.BA48]*2.54; 0)" office:value-type="float" office:value="30" calcext:value-type="float">
            <text:p>30</text:p>
          </table:table-cell>
          <table:table-cell table:style-name="ce7" table:formula="of:=ROUND([.BB48]*2.54;0)" office:value-type="float" office:value="46" calcext:value-type="float">
            <text:p>46</text:p>
          </table:table-cell>
          <table:table-cell table:style-name="ce7" table:formula="of:=IF([.$I48]&lt;[.$H48]; [.$I48]/[.BA48]; [.$H48]/[.BA48])" office:value-type="float" office:value="239.5" calcext:value-type="float">
            <text:p>240</text:p>
          </table:table-cell>
          <table:table-cell table:style-name="ce7" table:formula="of:=IF([.BE48]&gt;180; 1; 0)" office:value-type="float" office:value="1" calcext:value-type="float">
            <text:p>1</text:p>
          </table:table-cell>
          <table:table-cell table:style-name="ce7" table:formula="of:=IF([.BF48]=1;COM.MICROSOFT.CONCAT([.BA48];&quot; x &quot;;[.BB48];&quot; inches, &quot;;[.BC48];&quot; x &quot;;[.BD4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48]/[.$J48]; 0)" office:value-type="float" office:value="24" calcext:value-type="float">
            <text:p>24</text:p>
          </table:table-cell>
          <table:table-cell table:style-name="ce7" table:formula="of:=ROUND([.BH48]*2.54; 0)" office:value-type="float" office:value="41" calcext:value-type="float">
            <text:p>41</text:p>
          </table:table-cell>
          <table:table-cell table:style-name="ce7" table:formula="of:=ROUND([.BI48]*2.54;0)" office:value-type="float" office:value="61" calcext:value-type="float">
            <text:p>61</text:p>
          </table:table-cell>
          <table:table-cell table:style-name="ce7" table:formula="of:=IF([.$I48]&lt;[.$H48]; [.$I48]/[.BH48]; [.$H48]/[.BH48])" office:value-type="float" office:value="179.625" calcext:value-type="float">
            <text:p>180</text:p>
          </table:table-cell>
          <table:table-cell table:style-name="ce7" table:formula="of:=IF([.BL48]&gt;150; 1; 0)" office:value-type="float" office:value="1" calcext:value-type="float">
            <text:p>1</text:p>
          </table:table-cell>
          <table:table-cell table:style-name="ce7" table:formula="of:=IF([.BM48]=1;COM.MICROSOFT.CONCAT([.BH48];&quot; x &quot;;[.BI48];&quot; inches, &quot;;[.BJ48];&quot; x &quot;;[.BK4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48]/[.$J48]; 0)" office:value-type="float" office:value="30" calcext:value-type="float">
            <text:p>30</text:p>
          </table:table-cell>
          <table:table-cell table:style-name="ce7" table:formula="of:=ROUND([.BO48]*2.54; 0)" office:value-type="float" office:value="51" calcext:value-type="float">
            <text:p>51</text:p>
          </table:table-cell>
          <table:table-cell table:style-name="ce7" table:formula="of:=ROUND([.BP48]*2.54;0)" office:value-type="float" office:value="76" calcext:value-type="float">
            <text:p>76</text:p>
          </table:table-cell>
          <table:table-cell table:style-name="ce7" table:formula="of:=IF([.$I48]&lt;[.$H48]; [.$I48]/[.BO48]; [.$H48]/[.BO48])" office:value-type="float" office:value="143.7" calcext:value-type="float">
            <text:p>144</text:p>
          </table:table-cell>
          <table:table-cell table:style-name="ce7" table:formula="of:=IF([.BS48]&gt;125; 1; 0)" office:value-type="float" office:value="1" calcext:value-type="float">
            <text:p>1</text:p>
          </table:table-cell>
          <table:table-cell table:style-name="ce7" table:formula="of:=IF([.BT48]=1;COM.MICROSOFT.CONCAT([.BO48];&quot; x &quot;;[.BP48];&quot; inches, &quot;;[.BQ48];&quot; x &quot;;[.BR4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48]/[.$J48]; 0)" office:value-type="float" office:value="36" calcext:value-type="float">
            <text:p>36</text:p>
          </table:table-cell>
          <table:table-cell table:style-name="ce7" table:formula="of:=ROUND([.BV48]*2.54; 0)" office:value-type="float" office:value="61" calcext:value-type="float">
            <text:p>61</text:p>
          </table:table-cell>
          <table:table-cell table:style-name="ce7" table:formula="of:=ROUND([.BW48]*2.54;0)" office:value-type="float" office:value="91" calcext:value-type="float">
            <text:p>91</text:p>
          </table:table-cell>
          <table:table-cell table:style-name="ce7" table:formula="of:=IF([.$I48]&lt;[.$H48]; [.$I48]/[.BV48]; [.$H48]/[.BV48])" office:value-type="float" office:value="119.75" calcext:value-type="float">
            <text:p>120</text:p>
          </table:table-cell>
          <table:table-cell table:style-name="ce7" table:formula="of:=IF([.BZ48]&gt;110; 1; 0)" office:value-type="float" office:value="1" calcext:value-type="float">
            <text:p>1</text:p>
          </table:table-cell>
          <table:table-cell table:style-name="ce7" table:formula="of:=IF([.CA48]=1;COM.MICROSOFT.CONCAT([.BV48];&quot; x &quot;;[.BW48];&quot; inches, &quot;;[.BX48];&quot; x &quot;;[.BY48];&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48" calcext:value-type="float">
            <text:p>48</text:p>
          </table:table-cell>
          <table:table-cell table:formula="of:=COM.MICROSOFT.CONCAT(&quot;PrintGalleryImage-&quot;;[.A49];&quot;.jpg&quot;)" office:value-type="string" office:string-value="PrintGalleryImage-48.jpg" calcext:value-type="string">
            <text:p>PrintGalleryImage-48.jpg</text:p>
          </table:table-cell>
          <table:table-cell table:style-name="Default" office:value-type="string" calcext:value-type="string">
            <text:p>Hildebrandt's Starling on Perch</text:p>
          </table:table-cell>
          <table:table-cell table:style-name="Default" office:value-type="string" calcext:value-type="string">
            <text:p>The national parks of East Africa generally do not permit getting out of vehicles for the safety of people but there are suitable picnic areas for lunch. Of course the locals who like to eat crumbs are aware of them. This Hildebrandt's Starling wasn't afraid <text:s/>of getting close to people for some easy pickings.</text:p>
          </table:table-cell>
          <table:table-cell table:style-name="Default" office:value-type="string" calcext:value-type="string">
            <text:p>Adrian, Adrian O Brien, Adrian O' Brien, Adrian O'Brien, Africa, Animals, Bird, Birds, Brien, O' Brien, O'Brien, OBrien, Serengeti, Tanzania, Wildlife chasing, chasing, chasing wildlife, chasingwildlife, nature, wildlifechasing</text:p>
          </table:table-cell>
          <table:table-cell table:style-name="ce12" office:value-type="string" calcext:value-type="string">
            <text:p>31/12/2017 14:29:31</text:p>
          </table:table-cell>
          <table:table-cell table:style-name="Default" office:value-type="string" calcext:value-type="string">
            <text:p>4896 x 3264</text:p>
          </table:table-cell>
          <table:table-cell table:formula="of:=LEFT([.G49];4)" office:value-type="string" office:string-value="4896" calcext:value-type="string">
            <text:p>4896</text:p>
          </table:table-cell>
          <table:table-cell table:formula="of:=RIGHT([.G49];4)" office:value-type="string" office:string-value="3264" calcext:value-type="string">
            <text:p>3264</text:p>
          </table:table-cell>
          <table:table-cell table:style-name="ce6" table:formula="of:=IF([.I49]/[.H49]&gt;1;[.H49]/[.I49];[.I49]/[.H49])" office:value-type="float" office:value="0.666666666666667" calcext:value-type="float">
            <text:p>0.667</text:p>
          </table:table-cell>
          <table:table-cell table:style-name="ce7" office:value-type="float" office:value="8" calcext:value-type="float">
            <text:p>8</text:p>
          </table:table-cell>
          <table:table-cell table:style-name="ce7" table:formula="of:=ROUND([.K49]/[.$J49]; 0)" office:value-type="float" office:value="12" calcext:value-type="float">
            <text:p>12</text:p>
          </table:table-cell>
          <table:table-cell table:style-name="ce7" table:formula="of:=ROUND([.K49]*2.54; 0)" office:value-type="float" office:value="20" calcext:value-type="float">
            <text:p>20</text:p>
          </table:table-cell>
          <table:table-cell table:style-name="ce7" table:formula="of:=ROUND([.L49]*2.54;0)" office:value-type="float" office:value="30" calcext:value-type="float">
            <text:p>30</text:p>
          </table:table-cell>
          <table:table-cell table:style-name="ce7" table:formula="of:=IF([.$I49]&lt;[.$H49]; [.$I49]/[.K49]; [.$H49]/[.K49])" office:value-type="float" office:value="408" calcext:value-type="float">
            <text:p>408</text:p>
          </table:table-cell>
          <table:table-cell table:style-name="ce7" table:formula="of:=IF([.O49]&gt;250; 1; 0)" office:value-type="float" office:value="1" calcext:value-type="float">
            <text:p>1</text:p>
          </table:table-cell>
          <table:table-cell table:style-name="ce7" table:formula="of:=IF([.P49]=1;COM.MICROSOFT.CONCAT([.K49];&quot; x &quot;;[.L49];&quot; inches, &quot;;[.M49];&quot; x &quot;;[.N4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49]/[.$J49]; 0)" office:value-type="float" office:value="18" calcext:value-type="float">
            <text:p>18</text:p>
          </table:table-cell>
          <table:table-cell table:style-name="ce7" table:formula="of:=ROUND([.R49]*2.54; 0)" office:value-type="float" office:value="30" calcext:value-type="float">
            <text:p>30</text:p>
          </table:table-cell>
          <table:table-cell table:style-name="ce7" table:formula="of:=ROUND([.S49]*2.54;0)" office:value-type="float" office:value="46" calcext:value-type="float">
            <text:p>46</text:p>
          </table:table-cell>
          <table:table-cell table:style-name="ce7" table:formula="of:=IF([.$I49]&lt;[.$H49]; [.$I49]/[.R49]; [.$H49]/[.R49])" office:value-type="float" office:value="272" calcext:value-type="float">
            <text:p>272</text:p>
          </table:table-cell>
          <table:table-cell table:style-name="ce7" table:formula="of:=IF([.V49]&gt;150; 1; 0)" office:value-type="float" office:value="1" calcext:value-type="float">
            <text:p>1</text:p>
          </table:table-cell>
          <table:table-cell table:style-name="ce7" table:formula="of:=IF([.W49]=1;COM.MICROSOFT.CONCAT([.R49];&quot; x &quot;;[.S49];&quot; inches, &quot;;[.T49];&quot; x &quot;;[.U4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49]/[.$J49]; 0)" office:value-type="float" office:value="24" calcext:value-type="float">
            <text:p>24</text:p>
          </table:table-cell>
          <table:table-cell table:style-name="ce7" table:formula="of:=ROUND([.Y49]*2.54; 0)" office:value-type="float" office:value="41" calcext:value-type="float">
            <text:p>41</text:p>
          </table:table-cell>
          <table:table-cell table:style-name="ce7" table:formula="of:=ROUND([.Z49]*2.54;0)" office:value-type="float" office:value="61" calcext:value-type="float">
            <text:p>61</text:p>
          </table:table-cell>
          <table:table-cell table:style-name="ce7" table:formula="of:=IF([.$I49]&lt;[.$H49]; [.$I49]/[.Y49]; [.$H49]/[.Y49])" office:value-type="float" office:value="204" calcext:value-type="float">
            <text:p>204</text:p>
          </table:table-cell>
          <table:table-cell table:style-name="ce7" table:formula="of:=IF([.AC49]&gt;120; 1; 0)" office:value-type="float" office:value="1" calcext:value-type="float">
            <text:p>1</text:p>
          </table:table-cell>
          <table:table-cell table:style-name="ce7" table:formula="of:=IF([.AD49]=1;COM.MICROSOFT.CONCAT([.Y49];&quot; x &quot;;[.Z49];&quot; inches, &quot;;[.AA49];&quot; x &quot;;[.AB4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49]/[.$J49]; 0)" office:value-type="float" office:value="30" calcext:value-type="float">
            <text:p>30</text:p>
          </table:table-cell>
          <table:table-cell table:style-name="ce7" table:formula="of:=ROUND([.AF49]*2.54; 0)" office:value-type="float" office:value="51" calcext:value-type="float">
            <text:p>51</text:p>
          </table:table-cell>
          <table:table-cell table:style-name="ce7" table:formula="of:=ROUND([.AG49]*2.54;0)" office:value-type="float" office:value="76" calcext:value-type="float">
            <text:p>76</text:p>
          </table:table-cell>
          <table:table-cell table:style-name="ce7" table:formula="of:=IF([.$I49]&lt;[.$H49]; [.$I49]/[.AF49]; [.$H49]/[.AF49])" office:value-type="float" office:value="163.2" calcext:value-type="float">
            <text:p>163</text:p>
          </table:table-cell>
          <table:table-cell table:style-name="ce7" table:formula="of:=IF([.AJ49]&gt;100; 1; 0)" office:value-type="float" office:value="1" calcext:value-type="float">
            <text:p>1</text:p>
          </table:table-cell>
          <table:table-cell table:style-name="ce7" table:formula="of:=IF([.AK49]=1;COM.MICROSOFT.CONCAT([.AF49];&quot; x &quot;;[.AG49];&quot; inches, &quot;;[.AH49];&quot; x &quot;;[.AI4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49]/[.$J49]; 0)" office:value-type="float" office:value="36" calcext:value-type="float">
            <text:p>36</text:p>
          </table:table-cell>
          <table:table-cell table:style-name="ce7" table:formula="of:=ROUND([.AM49]*2.54; 0)" office:value-type="float" office:value="61" calcext:value-type="float">
            <text:p>61</text:p>
          </table:table-cell>
          <table:table-cell table:style-name="ce7" table:formula="of:=ROUND([.AN49]*2.54;0)" office:value-type="float" office:value="91" calcext:value-type="float">
            <text:p>91</text:p>
          </table:table-cell>
          <table:table-cell table:style-name="ce7" table:formula="of:=IF([.$I49]&lt;[.$H49]; [.$I49]/[.AM49]; [.$H49]/[.AM49])" office:value-type="float" office:value="136" calcext:value-type="float">
            <text:p>136</text:p>
          </table:table-cell>
          <table:table-cell table:style-name="ce7" table:formula="of:=IF([.AQ49]&gt;90; 1; 0)" office:value-type="float" office:value="1" calcext:value-type="float">
            <text:p>1</text:p>
          </table:table-cell>
          <table:table-cell table:style-name="ce7" table:formula="of:=IF([.AR49]=1;COM.MICROSOFT.CONCAT([.AM49];&quot; x &quot;;[.AN49];&quot; inches, &quot;;[.AO49];&quot; x &quot;;[.AP49];&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49]/[.$J49]; 0)" office:value-type="float" office:value="12" calcext:value-type="float">
            <text:p>12</text:p>
          </table:table-cell>
          <table:table-cell table:style-name="ce7" table:formula="of:=ROUND([.AT49]*2.54; 0)" office:value-type="float" office:value="20" calcext:value-type="float">
            <text:p>20</text:p>
          </table:table-cell>
          <table:table-cell table:style-name="ce7" table:formula="of:=ROUND([.AU49]*2.54;0)" office:value-type="float" office:value="30" calcext:value-type="float">
            <text:p>30</text:p>
          </table:table-cell>
          <table:table-cell table:style-name="ce7" table:formula="of:=IF([.$I49]&lt;[.$H49]; [.$I49]/[.AT49]; [.$H49]/[.AT49])" office:value-type="float" office:value="408" calcext:value-type="float">
            <text:p>408</text:p>
          </table:table-cell>
          <table:table-cell table:style-name="ce7" table:formula="of:=IF([.AX49]&gt;280; 1; 0)" office:value-type="float" office:value="1" calcext:value-type="float">
            <text:p>1</text:p>
          </table:table-cell>
          <table:table-cell table:style-name="ce7" table:formula="of:=IF([.AY49]=1;COM.MICROSOFT.CONCAT([.AT49];&quot; x &quot;;[.AU49];&quot; inches, &quot;;[.AV49];&quot; x &quot;;[.AW4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49]/[.$J49]; 0)" office:value-type="float" office:value="18" calcext:value-type="float">
            <text:p>18</text:p>
          </table:table-cell>
          <table:table-cell table:style-name="ce7" table:formula="of:=ROUND([.BA49]*2.54; 0)" office:value-type="float" office:value="30" calcext:value-type="float">
            <text:p>30</text:p>
          </table:table-cell>
          <table:table-cell table:style-name="ce7" table:formula="of:=ROUND([.BB49]*2.54;0)" office:value-type="float" office:value="46" calcext:value-type="float">
            <text:p>46</text:p>
          </table:table-cell>
          <table:table-cell table:style-name="ce7" table:formula="of:=IF([.$I49]&lt;[.$H49]; [.$I49]/[.BA49]; [.$H49]/[.BA49])" office:value-type="float" office:value="272" calcext:value-type="float">
            <text:p>272</text:p>
          </table:table-cell>
          <table:table-cell table:style-name="ce7" table:formula="of:=IF([.BE49]&gt;180; 1; 0)" office:value-type="float" office:value="1" calcext:value-type="float">
            <text:p>1</text:p>
          </table:table-cell>
          <table:table-cell table:style-name="ce7" table:formula="of:=IF([.BF49]=1;COM.MICROSOFT.CONCAT([.BA49];&quot; x &quot;;[.BB49];&quot; inches, &quot;;[.BC49];&quot; x &quot;;[.BD4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49]/[.$J49]; 0)" office:value-type="float" office:value="24" calcext:value-type="float">
            <text:p>24</text:p>
          </table:table-cell>
          <table:table-cell table:style-name="ce7" table:formula="of:=ROUND([.BH49]*2.54; 0)" office:value-type="float" office:value="41" calcext:value-type="float">
            <text:p>41</text:p>
          </table:table-cell>
          <table:table-cell table:style-name="ce7" table:formula="of:=ROUND([.BI49]*2.54;0)" office:value-type="float" office:value="61" calcext:value-type="float">
            <text:p>61</text:p>
          </table:table-cell>
          <table:table-cell table:style-name="ce7" table:formula="of:=IF([.$I49]&lt;[.$H49]; [.$I49]/[.BH49]; [.$H49]/[.BH49])" office:value-type="float" office:value="204" calcext:value-type="float">
            <text:p>204</text:p>
          </table:table-cell>
          <table:table-cell table:style-name="ce7" table:formula="of:=IF([.BL49]&gt;150; 1; 0)" office:value-type="float" office:value="1" calcext:value-type="float">
            <text:p>1</text:p>
          </table:table-cell>
          <table:table-cell table:style-name="ce7" table:formula="of:=IF([.BM49]=1;COM.MICROSOFT.CONCAT([.BH49];&quot; x &quot;;[.BI49];&quot; inches, &quot;;[.BJ49];&quot; x &quot;;[.BK4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49]/[.$J49]; 0)" office:value-type="float" office:value="30" calcext:value-type="float">
            <text:p>30</text:p>
          </table:table-cell>
          <table:table-cell table:style-name="ce7" table:formula="of:=ROUND([.BO49]*2.54; 0)" office:value-type="float" office:value="51" calcext:value-type="float">
            <text:p>51</text:p>
          </table:table-cell>
          <table:table-cell table:style-name="ce7" table:formula="of:=ROUND([.BP49]*2.54;0)" office:value-type="float" office:value="76" calcext:value-type="float">
            <text:p>76</text:p>
          </table:table-cell>
          <table:table-cell table:style-name="ce7" table:formula="of:=IF([.$I49]&lt;[.$H49]; [.$I49]/[.BO49]; [.$H49]/[.BO49])" office:value-type="float" office:value="163.2" calcext:value-type="float">
            <text:p>163</text:p>
          </table:table-cell>
          <table:table-cell table:style-name="ce7" table:formula="of:=IF([.BS49]&gt;125; 1; 0)" office:value-type="float" office:value="1" calcext:value-type="float">
            <text:p>1</text:p>
          </table:table-cell>
          <table:table-cell table:style-name="ce7" table:formula="of:=IF([.BT49]=1;COM.MICROSOFT.CONCAT([.BO49];&quot; x &quot;;[.BP49];&quot; inches, &quot;;[.BQ49];&quot; x &quot;;[.BR4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49]/[.$J49]; 0)" office:value-type="float" office:value="36" calcext:value-type="float">
            <text:p>36</text:p>
          </table:table-cell>
          <table:table-cell table:style-name="ce7" table:formula="of:=ROUND([.BV49]*2.54; 0)" office:value-type="float" office:value="61" calcext:value-type="float">
            <text:p>61</text:p>
          </table:table-cell>
          <table:table-cell table:style-name="ce7" table:formula="of:=ROUND([.BW49]*2.54;0)" office:value-type="float" office:value="91" calcext:value-type="float">
            <text:p>91</text:p>
          </table:table-cell>
          <table:table-cell table:style-name="ce7" table:formula="of:=IF([.$I49]&lt;[.$H49]; [.$I49]/[.BV49]; [.$H49]/[.BV49])" office:value-type="float" office:value="136" calcext:value-type="float">
            <text:p>136</text:p>
          </table:table-cell>
          <table:table-cell table:style-name="ce7" table:formula="of:=IF([.BZ49]&gt;110; 1; 0)" office:value-type="float" office:value="1" calcext:value-type="float">
            <text:p>1</text:p>
          </table:table-cell>
          <table:table-cell table:style-name="ce7" table:formula="of:=IF([.CA49]=1;COM.MICROSOFT.CONCAT([.BV49];&quot; x &quot;;[.BW49];&quot; inches, &quot;;[.BX49];&quot; x &quot;;[.BY49];&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49" calcext:value-type="float">
            <text:p>49</text:p>
          </table:table-cell>
          <table:table-cell table:formula="of:=COM.MICROSOFT.CONCAT(&quot;PrintGalleryImage-&quot;;[.A50];&quot;.jpg&quot;)" office:value-type="string" office:string-value="PrintGalleryImage-49.jpg" calcext:value-type="string">
            <text:p>PrintGalleryImage-49.jpg</text:p>
          </table:table-cell>
          <table:table-cell table:style-name="Default" office:value-type="string" calcext:value-type="string">
            <text:p>Curious Hildebrandt's Starling</text:p>
          </table:table-cell>
          <table:table-cell table:style-name="Default" office:value-type="string" calcext:value-type="string">
            <text:p>The national parks of East Africa generally do not permit getting out of vehicles for the safety of people but there are suitable picnic areas for lunch. Of course the locals who like to eat crumbs are aware of them. This Hildebrandt's Starling wasn't afraid <text:s/>of getting close to people for some easy pickings.</text:p>
          </table:table-cell>
          <table:table-cell table:style-name="Default" office:value-type="string" calcext:value-type="string">
            <text:p>Adrian, Adrian O Brien, Adrian O' Brien, Adrian O'Brien, Africa, Animals, Birds, Brien, O' Brien, O'Brien, OBrien, Serengeti, Tanzania, Wildlife chasing, chasing, chasing wildlife, chasingwildlife, nature, wildlifechasing</text:p>
          </table:table-cell>
          <table:table-cell table:style-name="ce12" office:value-type="string" calcext:value-type="string">
            <text:p>31/12/2017 16:50:27</text:p>
          </table:table-cell>
          <table:table-cell table:style-name="Default" office:value-type="string" calcext:value-type="string">
            <text:p>4896 x 3264</text:p>
          </table:table-cell>
          <table:table-cell table:formula="of:=LEFT([.G50];4)" office:value-type="string" office:string-value="4896" calcext:value-type="string">
            <text:p>4896</text:p>
          </table:table-cell>
          <table:table-cell table:formula="of:=RIGHT([.G50];4)" office:value-type="string" office:string-value="3264" calcext:value-type="string">
            <text:p>3264</text:p>
          </table:table-cell>
          <table:table-cell table:style-name="ce6" table:formula="of:=IF([.I50]/[.H50]&gt;1;[.H50]/[.I50];[.I50]/[.H50])" office:value-type="float" office:value="0.666666666666667" calcext:value-type="float">
            <text:p>0.667</text:p>
          </table:table-cell>
          <table:table-cell table:style-name="ce7" office:value-type="float" office:value="8" calcext:value-type="float">
            <text:p>8</text:p>
          </table:table-cell>
          <table:table-cell table:style-name="ce7" table:formula="of:=ROUND([.K50]/[.$J50]; 0)" office:value-type="float" office:value="12" calcext:value-type="float">
            <text:p>12</text:p>
          </table:table-cell>
          <table:table-cell table:style-name="ce7" table:formula="of:=ROUND([.K50]*2.54; 0)" office:value-type="float" office:value="20" calcext:value-type="float">
            <text:p>20</text:p>
          </table:table-cell>
          <table:table-cell table:style-name="ce7" table:formula="of:=ROUND([.L50]*2.54;0)" office:value-type="float" office:value="30" calcext:value-type="float">
            <text:p>30</text:p>
          </table:table-cell>
          <table:table-cell table:style-name="ce7" table:formula="of:=IF([.$I50]&lt;[.$H50]; [.$I50]/[.K50]; [.$H50]/[.K50])" office:value-type="float" office:value="408" calcext:value-type="float">
            <text:p>408</text:p>
          </table:table-cell>
          <table:table-cell table:style-name="ce7" table:formula="of:=IF([.O50]&gt;250; 1; 0)" office:value-type="float" office:value="1" calcext:value-type="float">
            <text:p>1</text:p>
          </table:table-cell>
          <table:table-cell table:style-name="ce7" table:formula="of:=IF([.P50]=1;COM.MICROSOFT.CONCAT([.K50];&quot; x &quot;;[.L50];&quot; inches, &quot;;[.M50];&quot; x &quot;;[.N5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50]/[.$J50]; 0)" office:value-type="float" office:value="18" calcext:value-type="float">
            <text:p>18</text:p>
          </table:table-cell>
          <table:table-cell table:style-name="ce7" table:formula="of:=ROUND([.R50]*2.54; 0)" office:value-type="float" office:value="30" calcext:value-type="float">
            <text:p>30</text:p>
          </table:table-cell>
          <table:table-cell table:style-name="ce7" table:formula="of:=ROUND([.S50]*2.54;0)" office:value-type="float" office:value="46" calcext:value-type="float">
            <text:p>46</text:p>
          </table:table-cell>
          <table:table-cell table:style-name="ce7" table:formula="of:=IF([.$I50]&lt;[.$H50]; [.$I50]/[.R50]; [.$H50]/[.R50])" office:value-type="float" office:value="272" calcext:value-type="float">
            <text:p>272</text:p>
          </table:table-cell>
          <table:table-cell table:style-name="ce7" table:formula="of:=IF([.V50]&gt;150; 1; 0)" office:value-type="float" office:value="1" calcext:value-type="float">
            <text:p>1</text:p>
          </table:table-cell>
          <table:table-cell table:style-name="ce7" table:formula="of:=IF([.W50]=1;COM.MICROSOFT.CONCAT([.R50];&quot; x &quot;;[.S50];&quot; inches, &quot;;[.T50];&quot; x &quot;;[.U5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50]/[.$J50]; 0)" office:value-type="float" office:value="24" calcext:value-type="float">
            <text:p>24</text:p>
          </table:table-cell>
          <table:table-cell table:style-name="ce7" table:formula="of:=ROUND([.Y50]*2.54; 0)" office:value-type="float" office:value="41" calcext:value-type="float">
            <text:p>41</text:p>
          </table:table-cell>
          <table:table-cell table:style-name="ce7" table:formula="of:=ROUND([.Z50]*2.54;0)" office:value-type="float" office:value="61" calcext:value-type="float">
            <text:p>61</text:p>
          </table:table-cell>
          <table:table-cell table:style-name="ce7" table:formula="of:=IF([.$I50]&lt;[.$H50]; [.$I50]/[.Y50]; [.$H50]/[.Y50])" office:value-type="float" office:value="204" calcext:value-type="float">
            <text:p>204</text:p>
          </table:table-cell>
          <table:table-cell table:style-name="ce7" table:formula="of:=IF([.AC50]&gt;120; 1; 0)" office:value-type="float" office:value="1" calcext:value-type="float">
            <text:p>1</text:p>
          </table:table-cell>
          <table:table-cell table:style-name="ce7" table:formula="of:=IF([.AD50]=1;COM.MICROSOFT.CONCAT([.Y50];&quot; x &quot;;[.Z50];&quot; inches, &quot;;[.AA50];&quot; x &quot;;[.AB5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50]/[.$J50]; 0)" office:value-type="float" office:value="30" calcext:value-type="float">
            <text:p>30</text:p>
          </table:table-cell>
          <table:table-cell table:style-name="ce7" table:formula="of:=ROUND([.AF50]*2.54; 0)" office:value-type="float" office:value="51" calcext:value-type="float">
            <text:p>51</text:p>
          </table:table-cell>
          <table:table-cell table:style-name="ce7" table:formula="of:=ROUND([.AG50]*2.54;0)" office:value-type="float" office:value="76" calcext:value-type="float">
            <text:p>76</text:p>
          </table:table-cell>
          <table:table-cell table:style-name="ce7" table:formula="of:=IF([.$I50]&lt;[.$H50]; [.$I50]/[.AF50]; [.$H50]/[.AF50])" office:value-type="float" office:value="163.2" calcext:value-type="float">
            <text:p>163</text:p>
          </table:table-cell>
          <table:table-cell table:style-name="ce7" table:formula="of:=IF([.AJ50]&gt;100; 1; 0)" office:value-type="float" office:value="1" calcext:value-type="float">
            <text:p>1</text:p>
          </table:table-cell>
          <table:table-cell table:style-name="ce7" table:formula="of:=IF([.AK50]=1;COM.MICROSOFT.CONCAT([.AF50];&quot; x &quot;;[.AG50];&quot; inches, &quot;;[.AH50];&quot; x &quot;;[.AI5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50]/[.$J50]; 0)" office:value-type="float" office:value="36" calcext:value-type="float">
            <text:p>36</text:p>
          </table:table-cell>
          <table:table-cell table:style-name="ce7" table:formula="of:=ROUND([.AM50]*2.54; 0)" office:value-type="float" office:value="61" calcext:value-type="float">
            <text:p>61</text:p>
          </table:table-cell>
          <table:table-cell table:style-name="ce7" table:formula="of:=ROUND([.AN50]*2.54;0)" office:value-type="float" office:value="91" calcext:value-type="float">
            <text:p>91</text:p>
          </table:table-cell>
          <table:table-cell table:style-name="ce7" table:formula="of:=IF([.$I50]&lt;[.$H50]; [.$I50]/[.AM50]; [.$H50]/[.AM50])" office:value-type="float" office:value="136" calcext:value-type="float">
            <text:p>136</text:p>
          </table:table-cell>
          <table:table-cell table:style-name="ce7" table:formula="of:=IF([.AQ50]&gt;90; 1; 0)" office:value-type="float" office:value="1" calcext:value-type="float">
            <text:p>1</text:p>
          </table:table-cell>
          <table:table-cell table:style-name="ce7" table:formula="of:=IF([.AR50]=1;COM.MICROSOFT.CONCAT([.AM50];&quot; x &quot;;[.AN50];&quot; inches, &quot;;[.AO50];&quot; x &quot;;[.AP50];&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50]/[.$J50]; 0)" office:value-type="float" office:value="12" calcext:value-type="float">
            <text:p>12</text:p>
          </table:table-cell>
          <table:table-cell table:style-name="ce7" table:formula="of:=ROUND([.AT50]*2.54; 0)" office:value-type="float" office:value="20" calcext:value-type="float">
            <text:p>20</text:p>
          </table:table-cell>
          <table:table-cell table:style-name="ce7" table:formula="of:=ROUND([.AU50]*2.54;0)" office:value-type="float" office:value="30" calcext:value-type="float">
            <text:p>30</text:p>
          </table:table-cell>
          <table:table-cell table:style-name="ce7" table:formula="of:=IF([.$I50]&lt;[.$H50]; [.$I50]/[.AT50]; [.$H50]/[.AT50])" office:value-type="float" office:value="408" calcext:value-type="float">
            <text:p>408</text:p>
          </table:table-cell>
          <table:table-cell table:style-name="ce7" table:formula="of:=IF([.AX50]&gt;280; 1; 0)" office:value-type="float" office:value="1" calcext:value-type="float">
            <text:p>1</text:p>
          </table:table-cell>
          <table:table-cell table:style-name="ce7" table:formula="of:=IF([.AY50]=1;COM.MICROSOFT.CONCAT([.AT50];&quot; x &quot;;[.AU50];&quot; inches, &quot;;[.AV50];&quot; x &quot;;[.AW5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50]/[.$J50]; 0)" office:value-type="float" office:value="18" calcext:value-type="float">
            <text:p>18</text:p>
          </table:table-cell>
          <table:table-cell table:style-name="ce7" table:formula="of:=ROUND([.BA50]*2.54; 0)" office:value-type="float" office:value="30" calcext:value-type="float">
            <text:p>30</text:p>
          </table:table-cell>
          <table:table-cell table:style-name="ce7" table:formula="of:=ROUND([.BB50]*2.54;0)" office:value-type="float" office:value="46" calcext:value-type="float">
            <text:p>46</text:p>
          </table:table-cell>
          <table:table-cell table:style-name="ce7" table:formula="of:=IF([.$I50]&lt;[.$H50]; [.$I50]/[.BA50]; [.$H50]/[.BA50])" office:value-type="float" office:value="272" calcext:value-type="float">
            <text:p>272</text:p>
          </table:table-cell>
          <table:table-cell table:style-name="ce7" table:formula="of:=IF([.BE50]&gt;180; 1; 0)" office:value-type="float" office:value="1" calcext:value-type="float">
            <text:p>1</text:p>
          </table:table-cell>
          <table:table-cell table:style-name="ce7" table:formula="of:=IF([.BF50]=1;COM.MICROSOFT.CONCAT([.BA50];&quot; x &quot;;[.BB50];&quot; inches, &quot;;[.BC50];&quot; x &quot;;[.BD5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50]/[.$J50]; 0)" office:value-type="float" office:value="24" calcext:value-type="float">
            <text:p>24</text:p>
          </table:table-cell>
          <table:table-cell table:style-name="ce7" table:formula="of:=ROUND([.BH50]*2.54; 0)" office:value-type="float" office:value="41" calcext:value-type="float">
            <text:p>41</text:p>
          </table:table-cell>
          <table:table-cell table:style-name="ce7" table:formula="of:=ROUND([.BI50]*2.54;0)" office:value-type="float" office:value="61" calcext:value-type="float">
            <text:p>61</text:p>
          </table:table-cell>
          <table:table-cell table:style-name="ce7" table:formula="of:=IF([.$I50]&lt;[.$H50]; [.$I50]/[.BH50]; [.$H50]/[.BH50])" office:value-type="float" office:value="204" calcext:value-type="float">
            <text:p>204</text:p>
          </table:table-cell>
          <table:table-cell table:style-name="ce7" table:formula="of:=IF([.BL50]&gt;150; 1; 0)" office:value-type="float" office:value="1" calcext:value-type="float">
            <text:p>1</text:p>
          </table:table-cell>
          <table:table-cell table:style-name="ce7" table:formula="of:=IF([.BM50]=1;COM.MICROSOFT.CONCAT([.BH50];&quot; x &quot;;[.BI50];&quot; inches, &quot;;[.BJ50];&quot; x &quot;;[.BK5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50]/[.$J50]; 0)" office:value-type="float" office:value="30" calcext:value-type="float">
            <text:p>30</text:p>
          </table:table-cell>
          <table:table-cell table:style-name="ce7" table:formula="of:=ROUND([.BO50]*2.54; 0)" office:value-type="float" office:value="51" calcext:value-type="float">
            <text:p>51</text:p>
          </table:table-cell>
          <table:table-cell table:style-name="ce7" table:formula="of:=ROUND([.BP50]*2.54;0)" office:value-type="float" office:value="76" calcext:value-type="float">
            <text:p>76</text:p>
          </table:table-cell>
          <table:table-cell table:style-name="ce7" table:formula="of:=IF([.$I50]&lt;[.$H50]; [.$I50]/[.BO50]; [.$H50]/[.BO50])" office:value-type="float" office:value="163.2" calcext:value-type="float">
            <text:p>163</text:p>
          </table:table-cell>
          <table:table-cell table:style-name="ce7" table:formula="of:=IF([.BS50]&gt;125; 1; 0)" office:value-type="float" office:value="1" calcext:value-type="float">
            <text:p>1</text:p>
          </table:table-cell>
          <table:table-cell table:style-name="ce7" table:formula="of:=IF([.BT50]=1;COM.MICROSOFT.CONCAT([.BO50];&quot; x &quot;;[.BP50];&quot; inches, &quot;;[.BQ50];&quot; x &quot;;[.BR5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50]/[.$J50]; 0)" office:value-type="float" office:value="36" calcext:value-type="float">
            <text:p>36</text:p>
          </table:table-cell>
          <table:table-cell table:style-name="ce7" table:formula="of:=ROUND([.BV50]*2.54; 0)" office:value-type="float" office:value="61" calcext:value-type="float">
            <text:p>61</text:p>
          </table:table-cell>
          <table:table-cell table:style-name="ce7" table:formula="of:=ROUND([.BW50]*2.54;0)" office:value-type="float" office:value="91" calcext:value-type="float">
            <text:p>91</text:p>
          </table:table-cell>
          <table:table-cell table:style-name="ce7" table:formula="of:=IF([.$I50]&lt;[.$H50]; [.$I50]/[.BV50]; [.$H50]/[.BV50])" office:value-type="float" office:value="136" calcext:value-type="float">
            <text:p>136</text:p>
          </table:table-cell>
          <table:table-cell table:style-name="ce7" table:formula="of:=IF([.BZ50]&gt;110; 1; 0)" office:value-type="float" office:value="1" calcext:value-type="float">
            <text:p>1</text:p>
          </table:table-cell>
          <table:table-cell table:style-name="ce7" table:formula="of:=IF([.CA50]=1;COM.MICROSOFT.CONCAT([.BV50];&quot; x &quot;;[.BW50];&quot; inches, &quot;;[.BX50];&quot; x &quot;;[.BY50];&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50" calcext:value-type="float">
            <text:p>50</text:p>
          </table:table-cell>
          <table:table-cell table:formula="of:=COM.MICROSOFT.CONCAT(&quot;PrintGalleryImage-&quot;;[.A51];&quot;.jpg&quot;)" office:value-type="string" office:string-value="PrintGalleryImage-50.jpg" calcext:value-type="string">
            <text:p>PrintGalleryImage-50.jpg</text:p>
          </table:table-cell>
          <table:table-cell table:style-name="Default" office:value-type="string" calcext:value-type="string">
            <text:p>Sad Old Lion</text:p>
          </table:table-cell>
          <table:table-cell table:style-name="Default" office:value-type="string" calcext:value-type="string">
            <text:p>This lions was in fact known to our guide. Lions can live to 15 in the wild but our guide and his colleagues are pretty sure this guy was older. Even without a guide you would know this guy was the equivalent of a pensioner. His movements and behaviour was just slow and careful, just like any elderly human afraid of breaking a hip.</text:p>
          </table:table-cell>
          <table:table-cell table:style-name="Default" office:value-type="string" calcext:value-type="string">
            <text:p>Adrian, Adrian O Brien, Adrian O' Brien, Adrian O'Brien, Africa, Animals, Brien, Cats, O' Brien, O'Brien, OBrien, Predator, Serengeti, Tanzania, Wildlife chasing, chasing, chasing wildlife, chasingwildlife, lion, mammal, nature, wildlifechasing</text:p>
          </table:table-cell>
          <table:table-cell table:style-name="ce12" office:value-type="string" calcext:value-type="string">
            <text:p>31/12/2017 14:29:35</text:p>
          </table:table-cell>
          <table:table-cell table:style-name="Default" office:value-type="string" calcext:value-type="string">
            <text:p>3744 x 2995</text:p>
          </table:table-cell>
          <table:table-cell table:formula="of:=LEFT([.G51];4)" office:value-type="string" office:string-value="3744" calcext:value-type="string">
            <text:p>3744</text:p>
          </table:table-cell>
          <table:table-cell table:formula="of:=RIGHT([.G51];4)" office:value-type="string" office:string-value="2995" calcext:value-type="string">
            <text:p>2995</text:p>
          </table:table-cell>
          <table:table-cell table:style-name="ce6" table:formula="of:=IF([.I51]/[.H51]&gt;1;[.H51]/[.I51];[.I51]/[.H51])" office:value-type="float" office:value="0.799946581196581" calcext:value-type="float">
            <text:p>0.800</text:p>
          </table:table-cell>
          <table:table-cell table:style-name="ce7" office:value-type="float" office:value="8" calcext:value-type="float">
            <text:p>8</text:p>
          </table:table-cell>
          <table:table-cell table:style-name="ce7" table:formula="of:=ROUND([.K51]/[.$J51]; 0)" office:value-type="float" office:value="10" calcext:value-type="float">
            <text:p>10</text:p>
          </table:table-cell>
          <table:table-cell table:style-name="ce7" table:formula="of:=ROUND([.K51]*2.54; 0)" office:value-type="float" office:value="20" calcext:value-type="float">
            <text:p>20</text:p>
          </table:table-cell>
          <table:table-cell table:style-name="ce7" table:formula="of:=ROUND([.L51]*2.54;0)" office:value-type="float" office:value="25" calcext:value-type="float">
            <text:p>25</text:p>
          </table:table-cell>
          <table:table-cell table:style-name="ce7" table:formula="of:=IF([.$I51]&lt;[.$H51]; [.$I51]/[.K51]; [.$H51]/[.K51])" office:value-type="float" office:value="374.375" calcext:value-type="float">
            <text:p>374</text:p>
          </table:table-cell>
          <table:table-cell table:style-name="ce7" table:formula="of:=IF([.O51]&gt;250; 1; 0)" office:value-type="float" office:value="1" calcext:value-type="float">
            <text:p>1</text:p>
          </table:table-cell>
          <table:table-cell table:style-name="ce7" table:formula="of:=IF([.P51]=1;COM.MICROSOFT.CONCAT([.K51];&quot; x &quot;;[.L51];&quot; inches, &quot;;[.M51];&quot; x &quot;;[.N51];&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51]/[.$J51]; 0)" office:value-type="float" office:value="15" calcext:value-type="float">
            <text:p>15</text:p>
          </table:table-cell>
          <table:table-cell table:style-name="ce7" table:formula="of:=ROUND([.R51]*2.54; 0)" office:value-type="float" office:value="30" calcext:value-type="float">
            <text:p>30</text:p>
          </table:table-cell>
          <table:table-cell table:style-name="ce7" table:formula="of:=ROUND([.S51]*2.54;0)" office:value-type="float" office:value="38" calcext:value-type="float">
            <text:p>38</text:p>
          </table:table-cell>
          <table:table-cell table:style-name="ce7" table:formula="of:=IF([.$I51]&lt;[.$H51]; [.$I51]/[.R51]; [.$H51]/[.R51])" office:value-type="float" office:value="249.583333333333" calcext:value-type="float">
            <text:p>250</text:p>
          </table:table-cell>
          <table:table-cell table:style-name="ce7" table:formula="of:=IF([.V51]&gt;150; 1; 0)" office:value-type="float" office:value="1" calcext:value-type="float">
            <text:p>1</text:p>
          </table:table-cell>
          <table:table-cell table:style-name="ce7" table:formula="of:=IF([.W51]=1;COM.MICROSOFT.CONCAT([.R51];&quot; x &quot;;[.S51];&quot; inches, &quot;;[.T51];&quot; x &quot;;[.U51];&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51]/[.$J51]; 0)" office:value-type="float" office:value="20" calcext:value-type="float">
            <text:p>20</text:p>
          </table:table-cell>
          <table:table-cell table:style-name="ce7" table:formula="of:=ROUND([.Y51]*2.54; 0)" office:value-type="float" office:value="41" calcext:value-type="float">
            <text:p>41</text:p>
          </table:table-cell>
          <table:table-cell table:style-name="ce7" table:formula="of:=ROUND([.Z51]*2.54;0)" office:value-type="float" office:value="51" calcext:value-type="float">
            <text:p>51</text:p>
          </table:table-cell>
          <table:table-cell table:style-name="ce7" table:formula="of:=IF([.$I51]&lt;[.$H51]; [.$I51]/[.Y51]; [.$H51]/[.Y51])" office:value-type="float" office:value="187.1875" calcext:value-type="float">
            <text:p>187</text:p>
          </table:table-cell>
          <table:table-cell table:style-name="ce7" table:formula="of:=IF([.AC51]&gt;120; 1; 0)" office:value-type="float" office:value="1" calcext:value-type="float">
            <text:p>1</text:p>
          </table:table-cell>
          <table:table-cell table:style-name="ce7" table:formula="of:=IF([.AD51]=1;COM.MICROSOFT.CONCAT([.Y51];&quot; x &quot;;[.Z51];&quot; inches, &quot;;[.AA51];&quot; x &quot;;[.AB51];&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51]/[.$J51]; 0)" office:value-type="float" office:value="25" calcext:value-type="float">
            <text:p>25</text:p>
          </table:table-cell>
          <table:table-cell table:style-name="ce7" table:formula="of:=ROUND([.AF51]*2.54; 0)" office:value-type="float" office:value="51" calcext:value-type="float">
            <text:p>51</text:p>
          </table:table-cell>
          <table:table-cell table:style-name="ce7" table:formula="of:=ROUND([.AG51]*2.54;0)" office:value-type="float" office:value="64" calcext:value-type="float">
            <text:p>64</text:p>
          </table:table-cell>
          <table:table-cell table:style-name="ce7" table:formula="of:=IF([.$I51]&lt;[.$H51]; [.$I51]/[.AF51]; [.$H51]/[.AF51])" office:value-type="float" office:value="149.75" calcext:value-type="float">
            <text:p>150</text:p>
          </table:table-cell>
          <table:table-cell table:style-name="ce7" table:formula="of:=IF([.AJ51]&gt;100; 1; 0)" office:value-type="float" office:value="1" calcext:value-type="float">
            <text:p>1</text:p>
          </table:table-cell>
          <table:table-cell table:style-name="ce7" table:formula="of:=IF([.AK51]=1;COM.MICROSOFT.CONCAT([.AF51];&quot; x &quot;;[.AG51];&quot; inches, &quot;;[.AH51];&quot; x &quot;;[.AI51];&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51]/[.$J51]; 0)" office:value-type="float" office:value="30" calcext:value-type="float">
            <text:p>30</text:p>
          </table:table-cell>
          <table:table-cell table:style-name="ce7" table:formula="of:=ROUND([.AM51]*2.54; 0)" office:value-type="float" office:value="61" calcext:value-type="float">
            <text:p>61</text:p>
          </table:table-cell>
          <table:table-cell table:style-name="ce7" table:formula="of:=ROUND([.AN51]*2.54;0)" office:value-type="float" office:value="76" calcext:value-type="float">
            <text:p>76</text:p>
          </table:table-cell>
          <table:table-cell table:style-name="ce7" table:formula="of:=IF([.$I51]&lt;[.$H51]; [.$I51]/[.AM51]; [.$H51]/[.AM51])" office:value-type="float" office:value="124.791666666667" calcext:value-type="float">
            <text:p>125</text:p>
          </table:table-cell>
          <table:table-cell table:style-name="ce7" table:formula="of:=IF([.AQ51]&gt;90; 1; 0)" office:value-type="float" office:value="1" calcext:value-type="float">
            <text:p>1</text:p>
          </table:table-cell>
          <table:table-cell table:style-name="ce7" table:formula="of:=IF([.AR51]=1;COM.MICROSOFT.CONCAT([.AM51];&quot; x &quot;;[.AN51];&quot; inches, &quot;;[.AO51];&quot; x &quot;;[.AP51];&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51]/[.$J51]; 0)" office:value-type="float" office:value="10" calcext:value-type="float">
            <text:p>10</text:p>
          </table:table-cell>
          <table:table-cell table:style-name="ce7" table:formula="of:=ROUND([.AT51]*2.54; 0)" office:value-type="float" office:value="20" calcext:value-type="float">
            <text:p>20</text:p>
          </table:table-cell>
          <table:table-cell table:style-name="ce7" table:formula="of:=ROUND([.AU51]*2.54;0)" office:value-type="float" office:value="25" calcext:value-type="float">
            <text:p>25</text:p>
          </table:table-cell>
          <table:table-cell table:style-name="ce7" table:formula="of:=IF([.$I51]&lt;[.$H51]; [.$I51]/[.AT51]; [.$H51]/[.AT51])" office:value-type="float" office:value="374.375" calcext:value-type="float">
            <text:p>374</text:p>
          </table:table-cell>
          <table:table-cell table:style-name="ce7" table:formula="of:=IF([.AX51]&gt;280; 1; 0)" office:value-type="float" office:value="1" calcext:value-type="float">
            <text:p>1</text:p>
          </table:table-cell>
          <table:table-cell table:style-name="ce7" table:formula="of:=IF([.AY51]=1;COM.MICROSOFT.CONCAT([.AT51];&quot; x &quot;;[.AU51];&quot; inches, &quot;;[.AV51];&quot; x &quot;;[.AW51];&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51]/[.$J51]; 0)" office:value-type="float" office:value="15" calcext:value-type="float">
            <text:p>15</text:p>
          </table:table-cell>
          <table:table-cell table:style-name="ce7" table:formula="of:=ROUND([.BA51]*2.54; 0)" office:value-type="float" office:value="30" calcext:value-type="float">
            <text:p>30</text:p>
          </table:table-cell>
          <table:table-cell table:style-name="ce7" table:formula="of:=ROUND([.BB51]*2.54;0)" office:value-type="float" office:value="38" calcext:value-type="float">
            <text:p>38</text:p>
          </table:table-cell>
          <table:table-cell table:style-name="ce7" table:formula="of:=IF([.$I51]&lt;[.$H51]; [.$I51]/[.BA51]; [.$H51]/[.BA51])" office:value-type="float" office:value="249.583333333333" calcext:value-type="float">
            <text:p>250</text:p>
          </table:table-cell>
          <table:table-cell table:style-name="ce7" table:formula="of:=IF([.BE51]&gt;180; 1; 0)" office:value-type="float" office:value="1" calcext:value-type="float">
            <text:p>1</text:p>
          </table:table-cell>
          <table:table-cell table:style-name="ce7" table:formula="of:=IF([.BF51]=1;COM.MICROSOFT.CONCAT([.BA51];&quot; x &quot;;[.BB51];&quot; inches, &quot;;[.BC51];&quot; x &quot;;[.BD51];&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51]/[.$J51]; 0)" office:value-type="float" office:value="20" calcext:value-type="float">
            <text:p>20</text:p>
          </table:table-cell>
          <table:table-cell table:style-name="ce7" table:formula="of:=ROUND([.BH51]*2.54; 0)" office:value-type="float" office:value="41" calcext:value-type="float">
            <text:p>41</text:p>
          </table:table-cell>
          <table:table-cell table:style-name="ce7" table:formula="of:=ROUND([.BI51]*2.54;0)" office:value-type="float" office:value="51" calcext:value-type="float">
            <text:p>51</text:p>
          </table:table-cell>
          <table:table-cell table:style-name="ce7" table:formula="of:=IF([.$I51]&lt;[.$H51]; [.$I51]/[.BH51]; [.$H51]/[.BH51])" office:value-type="float" office:value="187.1875" calcext:value-type="float">
            <text:p>187</text:p>
          </table:table-cell>
          <table:table-cell table:style-name="ce7" table:formula="of:=IF([.BL51]&gt;150; 1; 0)" office:value-type="float" office:value="1" calcext:value-type="float">
            <text:p>1</text:p>
          </table:table-cell>
          <table:table-cell table:style-name="ce7" table:formula="of:=IF([.BM51]=1;COM.MICROSOFT.CONCAT([.BH51];&quot; x &quot;;[.BI51];&quot; inches, &quot;;[.BJ51];&quot; x &quot;;[.BK51];&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51]/[.$J51]; 0)" office:value-type="float" office:value="25" calcext:value-type="float">
            <text:p>25</text:p>
          </table:table-cell>
          <table:table-cell table:style-name="ce7" table:formula="of:=ROUND([.BO51]*2.54; 0)" office:value-type="float" office:value="51" calcext:value-type="float">
            <text:p>51</text:p>
          </table:table-cell>
          <table:table-cell table:style-name="ce7" table:formula="of:=ROUND([.BP51]*2.54;0)" office:value-type="float" office:value="64" calcext:value-type="float">
            <text:p>64</text:p>
          </table:table-cell>
          <table:table-cell table:style-name="ce7" table:formula="of:=IF([.$I51]&lt;[.$H51]; [.$I51]/[.BO51]; [.$H51]/[.BO51])" office:value-type="float" office:value="149.75" calcext:value-type="float">
            <text:p>150</text:p>
          </table:table-cell>
          <table:table-cell table:style-name="ce7" table:formula="of:=IF([.BS51]&gt;125; 1; 0)" office:value-type="float" office:value="1" calcext:value-type="float">
            <text:p>1</text:p>
          </table:table-cell>
          <table:table-cell table:style-name="ce7" table:formula="of:=IF([.BT51]=1;COM.MICROSOFT.CONCAT([.BO51];&quot; x &quot;;[.BP51];&quot; inches, &quot;;[.BQ51];&quot; x &quot;;[.BR51];&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51]/[.$J51]; 0)" office:value-type="float" office:value="30" calcext:value-type="float">
            <text:p>30</text:p>
          </table:table-cell>
          <table:table-cell table:style-name="ce7" table:formula="of:=ROUND([.BV51]*2.54; 0)" office:value-type="float" office:value="61" calcext:value-type="float">
            <text:p>61</text:p>
          </table:table-cell>
          <table:table-cell table:style-name="ce7" table:formula="of:=ROUND([.BW51]*2.54;0)" office:value-type="float" office:value="76" calcext:value-type="float">
            <text:p>76</text:p>
          </table:table-cell>
          <table:table-cell table:style-name="ce7" table:formula="of:=IF([.$I51]&lt;[.$H51]; [.$I51]/[.BV51]; [.$H51]/[.BV51])" office:value-type="float" office:value="124.791666666667" calcext:value-type="float">
            <text:p>125</text:p>
          </table:table-cell>
          <table:table-cell table:style-name="ce7" table:formula="of:=IF([.BZ51]&gt;110; 1; 0)" office:value-type="float" office:value="1" calcext:value-type="float">
            <text:p>1</text:p>
          </table:table-cell>
          <table:table-cell table:style-name="ce7" table:formula="of:=IF([.CA51]=1;COM.MICROSOFT.CONCAT([.BV51];&quot; x &quot;;[.BW51];&quot; inches, &quot;;[.BX51];&quot; x &quot;;[.BY51];&quot; cm&quot;); &quot;&quot;)" office:value-type="string" office:string-value="24 x 30 inches, 61 x 76 cm" calcext:value-type="string">
            <text:p>24 x 30 inches, 61 x 76 cm</text:p>
          </table:table-cell>
          <table:table-cell table:number-columns-repeated="2"/>
        </table:table-row>
        <table:table-row table:style-name="ro2">
          <table:table-cell office:value-type="float" office:value="51" calcext:value-type="float">
            <text:p>51</text:p>
          </table:table-cell>
          <table:table-cell table:formula="of:=COM.MICROSOFT.CONCAT(&quot;PrintGalleryImage-&quot;;[.A52];&quot;.jpg&quot;)" office:value-type="string" office:string-value="PrintGalleryImage-51.jpg" calcext:value-type="string">
            <text:p>PrintGalleryImage-51.jpg</text:p>
          </table:table-cell>
          <table:table-cell table:style-name="Default" office:value-type="string" calcext:value-type="string">
            <text:p>Tired Lion</text:p>
          </table:table-cell>
          <table:table-cell table:style-name="Default" office:value-type="string" calcext:value-type="string">
            <text:p>As age catches up with you the warm hot days in the Serengeti can take their toll. Sitting out in the sun all day isn't good for a lion thought to be over 15 years old.</text:p>
          </table:table-cell>
          <table:table-cell table:style-name="Default" office:value-type="string" calcext:value-type="string">
            <text:p>Adrian, Adrian O Brien, Adrian O' Brien, Adrian O'Brien, Africa, Animals, Brien, Cats, O' Brien, O'Brien, OBrien, Predator, Serengeti, Tanzania, Wildlife chasing, chasing, chasing wildlife, chasingwildlife, lion, mammal, nature, wildlifechasing</text:p>
          </table:table-cell>
          <table:table-cell table:style-name="ce12" office:value-type="string" calcext:value-type="string">
            <text:p>31/12/2017 14:29:37</text:p>
          </table:table-cell>
          <table:table-cell table:style-name="Default" office:value-type="string" calcext:value-type="string">
            <text:p>3058 x 3823</text:p>
          </table:table-cell>
          <table:table-cell table:formula="of:=LEFT([.G52];4)" office:value-type="string" office:string-value="3058" calcext:value-type="string">
            <text:p>3058</text:p>
          </table:table-cell>
          <table:table-cell table:formula="of:=RIGHT([.G52];4)" office:value-type="string" office:string-value="3823" calcext:value-type="string">
            <text:p>3823</text:p>
          </table:table-cell>
          <table:table-cell table:style-name="ce6" table:formula="of:=IF([.I52]/[.H52]&gt;1;[.H52]/[.I52];[.I52]/[.H52])" office:value-type="float" office:value="0.799895370128172" calcext:value-type="float">
            <text:p>0.800</text:p>
          </table:table-cell>
          <table:table-cell table:style-name="ce7" office:value-type="float" office:value="8" calcext:value-type="float">
            <text:p>8</text:p>
          </table:table-cell>
          <table:table-cell table:style-name="ce7" table:formula="of:=ROUND([.K52]/[.$J52]; 0)" office:value-type="float" office:value="10" calcext:value-type="float">
            <text:p>10</text:p>
          </table:table-cell>
          <table:table-cell table:style-name="ce7" table:formula="of:=ROUND([.K52]*2.54; 0)" office:value-type="float" office:value="20" calcext:value-type="float">
            <text:p>20</text:p>
          </table:table-cell>
          <table:table-cell table:style-name="ce7" table:formula="of:=ROUND([.L52]*2.54;0)" office:value-type="float" office:value="25" calcext:value-type="float">
            <text:p>25</text:p>
          </table:table-cell>
          <table:table-cell table:style-name="ce7" table:formula="of:=IF([.$I52]&lt;[.$H52]; [.$I52]/[.K52]; [.$H52]/[.K52])" office:value-type="float" office:value="382.25" calcext:value-type="float">
            <text:p>382</text:p>
          </table:table-cell>
          <table:table-cell table:style-name="ce7" table:formula="of:=IF([.O52]&gt;250; 1; 0)" office:value-type="float" office:value="1" calcext:value-type="float">
            <text:p>1</text:p>
          </table:table-cell>
          <table:table-cell table:style-name="ce7" table:formula="of:=IF([.P52]=1;COM.MICROSOFT.CONCAT([.K52];&quot; x &quot;;[.L52];&quot; inches, &quot;;[.M52];&quot; x &quot;;[.N52];&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52]/[.$J52]; 0)" office:value-type="float" office:value="15" calcext:value-type="float">
            <text:p>15</text:p>
          </table:table-cell>
          <table:table-cell table:style-name="ce7" table:formula="of:=ROUND([.R52]*2.54; 0)" office:value-type="float" office:value="30" calcext:value-type="float">
            <text:p>30</text:p>
          </table:table-cell>
          <table:table-cell table:style-name="ce7" table:formula="of:=ROUND([.S52]*2.54;0)" office:value-type="float" office:value="38" calcext:value-type="float">
            <text:p>38</text:p>
          </table:table-cell>
          <table:table-cell table:style-name="ce7" table:formula="of:=IF([.$I52]&lt;[.$H52]; [.$I52]/[.R52]; [.$H52]/[.R52])" office:value-type="float" office:value="254.833333333333" calcext:value-type="float">
            <text:p>255</text:p>
          </table:table-cell>
          <table:table-cell table:style-name="ce7" table:formula="of:=IF([.V52]&gt;150; 1; 0)" office:value-type="float" office:value="1" calcext:value-type="float">
            <text:p>1</text:p>
          </table:table-cell>
          <table:table-cell table:style-name="ce7" table:formula="of:=IF([.W52]=1;COM.MICROSOFT.CONCAT([.R52];&quot; x &quot;;[.S52];&quot; inches, &quot;;[.T52];&quot; x &quot;;[.U52];&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52]/[.$J52]; 0)" office:value-type="float" office:value="20" calcext:value-type="float">
            <text:p>20</text:p>
          </table:table-cell>
          <table:table-cell table:style-name="ce7" table:formula="of:=ROUND([.Y52]*2.54; 0)" office:value-type="float" office:value="41" calcext:value-type="float">
            <text:p>41</text:p>
          </table:table-cell>
          <table:table-cell table:style-name="ce7" table:formula="of:=ROUND([.Z52]*2.54;0)" office:value-type="float" office:value="51" calcext:value-type="float">
            <text:p>51</text:p>
          </table:table-cell>
          <table:table-cell table:style-name="ce7" table:formula="of:=IF([.$I52]&lt;[.$H52]; [.$I52]/[.Y52]; [.$H52]/[.Y52])" office:value-type="float" office:value="191.125" calcext:value-type="float">
            <text:p>191</text:p>
          </table:table-cell>
          <table:table-cell table:style-name="ce7" table:formula="of:=IF([.AC52]&gt;120; 1; 0)" office:value-type="float" office:value="1" calcext:value-type="float">
            <text:p>1</text:p>
          </table:table-cell>
          <table:table-cell table:style-name="ce7" table:formula="of:=IF([.AD52]=1;COM.MICROSOFT.CONCAT([.Y52];&quot; x &quot;;[.Z52];&quot; inches, &quot;;[.AA52];&quot; x &quot;;[.AB52];&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52]/[.$J52]; 0)" office:value-type="float" office:value="25" calcext:value-type="float">
            <text:p>25</text:p>
          </table:table-cell>
          <table:table-cell table:style-name="ce7" table:formula="of:=ROUND([.AF52]*2.54; 0)" office:value-type="float" office:value="51" calcext:value-type="float">
            <text:p>51</text:p>
          </table:table-cell>
          <table:table-cell table:style-name="ce7" table:formula="of:=ROUND([.AG52]*2.54;0)" office:value-type="float" office:value="64" calcext:value-type="float">
            <text:p>64</text:p>
          </table:table-cell>
          <table:table-cell table:style-name="ce7" table:formula="of:=IF([.$I52]&lt;[.$H52]; [.$I52]/[.AF52]; [.$H52]/[.AF52])" office:value-type="float" office:value="152.9" calcext:value-type="float">
            <text:p>153</text:p>
          </table:table-cell>
          <table:table-cell table:style-name="ce7" table:formula="of:=IF([.AJ52]&gt;100; 1; 0)" office:value-type="float" office:value="1" calcext:value-type="float">
            <text:p>1</text:p>
          </table:table-cell>
          <table:table-cell table:style-name="ce7" table:formula="of:=IF([.AK52]=1;COM.MICROSOFT.CONCAT([.AF52];&quot; x &quot;;[.AG52];&quot; inches, &quot;;[.AH52];&quot; x &quot;;[.AI52];&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52]/[.$J52]; 0)" office:value-type="float" office:value="30" calcext:value-type="float">
            <text:p>30</text:p>
          </table:table-cell>
          <table:table-cell table:style-name="ce7" table:formula="of:=ROUND([.AM52]*2.54; 0)" office:value-type="float" office:value="61" calcext:value-type="float">
            <text:p>61</text:p>
          </table:table-cell>
          <table:table-cell table:style-name="ce7" table:formula="of:=ROUND([.AN52]*2.54;0)" office:value-type="float" office:value="76" calcext:value-type="float">
            <text:p>76</text:p>
          </table:table-cell>
          <table:table-cell table:style-name="ce7" table:formula="of:=IF([.$I52]&lt;[.$H52]; [.$I52]/[.AM52]; [.$H52]/[.AM52])" office:value-type="float" office:value="127.416666666667" calcext:value-type="float">
            <text:p>127</text:p>
          </table:table-cell>
          <table:table-cell table:style-name="ce7" table:formula="of:=IF([.AQ52]&gt;90; 1; 0)" office:value-type="float" office:value="1" calcext:value-type="float">
            <text:p>1</text:p>
          </table:table-cell>
          <table:table-cell table:style-name="ce7" table:formula="of:=IF([.AR52]=1;COM.MICROSOFT.CONCAT([.AM52];&quot; x &quot;;[.AN52];&quot; inches, &quot;;[.AO52];&quot; x &quot;;[.AP52];&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52]/[.$J52]; 0)" office:value-type="float" office:value="10" calcext:value-type="float">
            <text:p>10</text:p>
          </table:table-cell>
          <table:table-cell table:style-name="ce7" table:formula="of:=ROUND([.AT52]*2.54; 0)" office:value-type="float" office:value="20" calcext:value-type="float">
            <text:p>20</text:p>
          </table:table-cell>
          <table:table-cell table:style-name="ce7" table:formula="of:=ROUND([.AU52]*2.54;0)" office:value-type="float" office:value="25" calcext:value-type="float">
            <text:p>25</text:p>
          </table:table-cell>
          <table:table-cell table:style-name="ce7" table:formula="of:=IF([.$I52]&lt;[.$H52]; [.$I52]/[.AT52]; [.$H52]/[.AT52])" office:value-type="float" office:value="382.25" calcext:value-type="float">
            <text:p>382</text:p>
          </table:table-cell>
          <table:table-cell table:style-name="ce7" table:formula="of:=IF([.AX52]&gt;280; 1; 0)" office:value-type="float" office:value="1" calcext:value-type="float">
            <text:p>1</text:p>
          </table:table-cell>
          <table:table-cell table:style-name="ce7" table:formula="of:=IF([.AY52]=1;COM.MICROSOFT.CONCAT([.AT52];&quot; x &quot;;[.AU52];&quot; inches, &quot;;[.AV52];&quot; x &quot;;[.AW52];&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52]/[.$J52]; 0)" office:value-type="float" office:value="15" calcext:value-type="float">
            <text:p>15</text:p>
          </table:table-cell>
          <table:table-cell table:style-name="ce7" table:formula="of:=ROUND([.BA52]*2.54; 0)" office:value-type="float" office:value="30" calcext:value-type="float">
            <text:p>30</text:p>
          </table:table-cell>
          <table:table-cell table:style-name="ce7" table:formula="of:=ROUND([.BB52]*2.54;0)" office:value-type="float" office:value="38" calcext:value-type="float">
            <text:p>38</text:p>
          </table:table-cell>
          <table:table-cell table:style-name="ce7" table:formula="of:=IF([.$I52]&lt;[.$H52]; [.$I52]/[.BA52]; [.$H52]/[.BA52])" office:value-type="float" office:value="254.833333333333" calcext:value-type="float">
            <text:p>255</text:p>
          </table:table-cell>
          <table:table-cell table:style-name="ce7" table:formula="of:=IF([.BE52]&gt;180; 1; 0)" office:value-type="float" office:value="1" calcext:value-type="float">
            <text:p>1</text:p>
          </table:table-cell>
          <table:table-cell table:style-name="ce7" table:formula="of:=IF([.BF52]=1;COM.MICROSOFT.CONCAT([.BA52];&quot; x &quot;;[.BB52];&quot; inches, &quot;;[.BC52];&quot; x &quot;;[.BD52];&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52]/[.$J52]; 0)" office:value-type="float" office:value="20" calcext:value-type="float">
            <text:p>20</text:p>
          </table:table-cell>
          <table:table-cell table:style-name="ce7" table:formula="of:=ROUND([.BH52]*2.54; 0)" office:value-type="float" office:value="41" calcext:value-type="float">
            <text:p>41</text:p>
          </table:table-cell>
          <table:table-cell table:style-name="ce7" table:formula="of:=ROUND([.BI52]*2.54;0)" office:value-type="float" office:value="51" calcext:value-type="float">
            <text:p>51</text:p>
          </table:table-cell>
          <table:table-cell table:style-name="ce7" table:formula="of:=IF([.$I52]&lt;[.$H52]; [.$I52]/[.BH52]; [.$H52]/[.BH52])" office:value-type="float" office:value="191.125" calcext:value-type="float">
            <text:p>191</text:p>
          </table:table-cell>
          <table:table-cell table:style-name="ce7" table:formula="of:=IF([.BL52]&gt;150; 1; 0)" office:value-type="float" office:value="1" calcext:value-type="float">
            <text:p>1</text:p>
          </table:table-cell>
          <table:table-cell table:style-name="ce7" table:formula="of:=IF([.BM52]=1;COM.MICROSOFT.CONCAT([.BH52];&quot; x &quot;;[.BI52];&quot; inches, &quot;;[.BJ52];&quot; x &quot;;[.BK52];&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52]/[.$J52]; 0)" office:value-type="float" office:value="25" calcext:value-type="float">
            <text:p>25</text:p>
          </table:table-cell>
          <table:table-cell table:style-name="ce7" table:formula="of:=ROUND([.BO52]*2.54; 0)" office:value-type="float" office:value="51" calcext:value-type="float">
            <text:p>51</text:p>
          </table:table-cell>
          <table:table-cell table:style-name="ce7" table:formula="of:=ROUND([.BP52]*2.54;0)" office:value-type="float" office:value="64" calcext:value-type="float">
            <text:p>64</text:p>
          </table:table-cell>
          <table:table-cell table:style-name="ce7" table:formula="of:=IF([.$I52]&lt;[.$H52]; [.$I52]/[.BO52]; [.$H52]/[.BO52])" office:value-type="float" office:value="152.9" calcext:value-type="float">
            <text:p>153</text:p>
          </table:table-cell>
          <table:table-cell table:style-name="ce7" table:formula="of:=IF([.BS52]&gt;125; 1; 0)" office:value-type="float" office:value="1" calcext:value-type="float">
            <text:p>1</text:p>
          </table:table-cell>
          <table:table-cell table:style-name="ce7" table:formula="of:=IF([.BT52]=1;COM.MICROSOFT.CONCAT([.BO52];&quot; x &quot;;[.BP52];&quot; inches, &quot;;[.BQ52];&quot; x &quot;;[.BR52];&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52]/[.$J52]; 0)" office:value-type="float" office:value="30" calcext:value-type="float">
            <text:p>30</text:p>
          </table:table-cell>
          <table:table-cell table:style-name="ce7" table:formula="of:=ROUND([.BV52]*2.54; 0)" office:value-type="float" office:value="61" calcext:value-type="float">
            <text:p>61</text:p>
          </table:table-cell>
          <table:table-cell table:style-name="ce7" table:formula="of:=ROUND([.BW52]*2.54;0)" office:value-type="float" office:value="76" calcext:value-type="float">
            <text:p>76</text:p>
          </table:table-cell>
          <table:table-cell table:style-name="ce7" table:formula="of:=IF([.$I52]&lt;[.$H52]; [.$I52]/[.BV52]; [.$H52]/[.BV52])" office:value-type="float" office:value="127.416666666667" calcext:value-type="float">
            <text:p>127</text:p>
          </table:table-cell>
          <table:table-cell table:style-name="ce7" table:formula="of:=IF([.BZ52]&gt;110; 1; 0)" office:value-type="float" office:value="1" calcext:value-type="float">
            <text:p>1</text:p>
          </table:table-cell>
          <table:table-cell table:style-name="ce7" table:formula="of:=IF([.CA52]=1;COM.MICROSOFT.CONCAT([.BV52];&quot; x &quot;;[.BW52];&quot; inches, &quot;;[.BX52];&quot; x &quot;;[.BY52];&quot; cm&quot;); &quot;&quot;)" office:value-type="string" office:string-value="24 x 30 inches, 61 x 76 cm" calcext:value-type="string">
            <text:p>24 x 30 inches, 61 x 76 cm</text:p>
          </table:table-cell>
          <table:table-cell table:number-columns-repeated="2"/>
        </table:table-row>
        <table:table-row table:style-name="ro2">
          <table:table-cell office:value-type="float" office:value="52" calcext:value-type="float">
            <text:p>52</text:p>
          </table:table-cell>
          <table:table-cell table:formula="of:=COM.MICROSOFT.CONCAT(&quot;PrintGalleryImage-&quot;;[.A53];&quot;.jpg&quot;)" office:value-type="string" office:string-value="PrintGalleryImage-52.jpg" calcext:value-type="string">
            <text:p>PrintGalleryImage-52.jpg</text:p>
          </table:table-cell>
          <table:table-cell table:style-name="Default" office:value-type="string" calcext:value-type="string">
            <text:p>Black Hawk in Ngorongoro</text:p>
          </table:table-cell>
          <table:table-cell table:style-name="Default" office:value-type="string" calcext:value-type="string">
            <text:p>The Ngorongoro Crater is one of the best places in the world to see wildlife. However getting photos isn't easy. They are often just too close to your safari vehicle and the angles are comical. This Hawk was the only good image I managed there. Though seeing lions feed on a wildebeest carcass from just <text:s/>a couple of meters away was worth the lack of photo opportunities.</text:p>
          </table:table-cell>
          <table:table-cell table:style-name="Default" office:value-type="string" calcext:value-type="string">
            <text:p>Adrian, Adrian O Brien, Adrian O' Brien, Adrian O'Brien, Africa, Animals, Bird, Birds, Brien, Ngongogoro, O' Brien, O'Brien, OBrien, Predator, Serengeti, Tanzania, Wildlife chasing, chasing, chasing wildlife, chasingwildlife, flight, in, nature, wildlifechasing</text:p>
          </table:table-cell>
          <table:table-cell table:style-name="ce12" office:value-type="string" calcext:value-type="string">
            <text:p>23/11/2012 11:06:02</text:p>
          </table:table-cell>
          <table:table-cell table:style-name="Default" office:value-type="string" calcext:value-type="string">
            <text:p>2994 x 2395</text:p>
          </table:table-cell>
          <table:table-cell table:formula="of:=LEFT([.G53];4)" office:value-type="string" office:string-value="2994" calcext:value-type="string">
            <text:p>2994</text:p>
          </table:table-cell>
          <table:table-cell table:formula="of:=RIGHT([.G53];4)" office:value-type="string" office:string-value="2395" calcext:value-type="string">
            <text:p>2395</text:p>
          </table:table-cell>
          <table:table-cell table:style-name="ce6" table:formula="of:=IF([.I53]/[.H53]&gt;1;[.H53]/[.I53];[.I53]/[.H53])" office:value-type="float" office:value="0.799933199732799" calcext:value-type="float">
            <text:p>0.800</text:p>
          </table:table-cell>
          <table:table-cell table:style-name="ce7" office:value-type="float" office:value="8" calcext:value-type="float">
            <text:p>8</text:p>
          </table:table-cell>
          <table:table-cell table:style-name="ce7" table:formula="of:=ROUND([.K53]/[.$J53]; 0)" office:value-type="float" office:value="10" calcext:value-type="float">
            <text:p>10</text:p>
          </table:table-cell>
          <table:table-cell table:style-name="ce7" table:formula="of:=ROUND([.K53]*2.54; 0)" office:value-type="float" office:value="20" calcext:value-type="float">
            <text:p>20</text:p>
          </table:table-cell>
          <table:table-cell table:style-name="ce7" table:formula="of:=ROUND([.L53]*2.54;0)" office:value-type="float" office:value="25" calcext:value-type="float">
            <text:p>25</text:p>
          </table:table-cell>
          <table:table-cell table:style-name="ce7" table:formula="of:=IF([.$I53]&lt;[.$H53]; [.$I53]/[.K53]; [.$H53]/[.K53])" office:value-type="float" office:value="299.375" calcext:value-type="float">
            <text:p>299</text:p>
          </table:table-cell>
          <table:table-cell table:style-name="ce7" table:formula="of:=IF([.O53]&gt;250; 1; 0)" office:value-type="float" office:value="1" calcext:value-type="float">
            <text:p>1</text:p>
          </table:table-cell>
          <table:table-cell table:style-name="ce7" table:formula="of:=IF([.P53]=1;COM.MICROSOFT.CONCAT([.K53];&quot; x &quot;;[.L53];&quot; inches, &quot;;[.M53];&quot; x &quot;;[.N53];&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53]/[.$J53]; 0)" office:value-type="float" office:value="15" calcext:value-type="float">
            <text:p>15</text:p>
          </table:table-cell>
          <table:table-cell table:style-name="ce7" table:formula="of:=ROUND([.R53]*2.54; 0)" office:value-type="float" office:value="30" calcext:value-type="float">
            <text:p>30</text:p>
          </table:table-cell>
          <table:table-cell table:style-name="ce7" table:formula="of:=ROUND([.S53]*2.54;0)" office:value-type="float" office:value="38" calcext:value-type="float">
            <text:p>38</text:p>
          </table:table-cell>
          <table:table-cell table:style-name="ce7" table:formula="of:=IF([.$I53]&lt;[.$H53]; [.$I53]/[.R53]; [.$H53]/[.R53])" office:value-type="float" office:value="199.583333333333" calcext:value-type="float">
            <text:p>200</text:p>
          </table:table-cell>
          <table:table-cell table:style-name="ce7" table:formula="of:=IF([.V53]&gt;150; 1; 0)" office:value-type="float" office:value="1" calcext:value-type="float">
            <text:p>1</text:p>
          </table:table-cell>
          <table:table-cell table:style-name="ce7" table:formula="of:=IF([.W53]=1;COM.MICROSOFT.CONCAT([.R53];&quot; x &quot;;[.S53];&quot; inches, &quot;;[.T53];&quot; x &quot;;[.U53];&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53]/[.$J53]; 0)" office:value-type="float" office:value="20" calcext:value-type="float">
            <text:p>20</text:p>
          </table:table-cell>
          <table:table-cell table:style-name="ce7" table:formula="of:=ROUND([.Y53]*2.54; 0)" office:value-type="float" office:value="41" calcext:value-type="float">
            <text:p>41</text:p>
          </table:table-cell>
          <table:table-cell table:style-name="ce7" table:formula="of:=ROUND([.Z53]*2.54;0)" office:value-type="float" office:value="51" calcext:value-type="float">
            <text:p>51</text:p>
          </table:table-cell>
          <table:table-cell table:style-name="ce7" table:formula="of:=IF([.$I53]&lt;[.$H53]; [.$I53]/[.Y53]; [.$H53]/[.Y53])" office:value-type="float" office:value="149.6875" calcext:value-type="float">
            <text:p>150</text:p>
          </table:table-cell>
          <table:table-cell table:style-name="ce7" table:formula="of:=IF([.AC53]&gt;120; 1; 0)" office:value-type="float" office:value="1" calcext:value-type="float">
            <text:p>1</text:p>
          </table:table-cell>
          <table:table-cell table:style-name="ce7" table:formula="of:=IF([.AD53]=1;COM.MICROSOFT.CONCAT([.Y53];&quot; x &quot;;[.Z53];&quot; inches, &quot;;[.AA53];&quot; x &quot;;[.AB53];&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53]/[.$J53]; 0)" office:value-type="float" office:value="25" calcext:value-type="float">
            <text:p>25</text:p>
          </table:table-cell>
          <table:table-cell table:style-name="ce7" table:formula="of:=ROUND([.AF53]*2.54; 0)" office:value-type="float" office:value="51" calcext:value-type="float">
            <text:p>51</text:p>
          </table:table-cell>
          <table:table-cell table:style-name="ce7" table:formula="of:=ROUND([.AG53]*2.54;0)" office:value-type="float" office:value="64" calcext:value-type="float">
            <text:p>64</text:p>
          </table:table-cell>
          <table:table-cell table:style-name="ce7" table:formula="of:=IF([.$I53]&lt;[.$H53]; [.$I53]/[.AF53]; [.$H53]/[.AF53])" office:value-type="float" office:value="119.75" calcext:value-type="float">
            <text:p>120</text:p>
          </table:table-cell>
          <table:table-cell table:style-name="ce7" table:formula="of:=IF([.AJ53]&gt;100; 1; 0)" office:value-type="float" office:value="1" calcext:value-type="float">
            <text:p>1</text:p>
          </table:table-cell>
          <table:table-cell table:style-name="ce7" table:formula="of:=IF([.AK53]=1;COM.MICROSOFT.CONCAT([.AF53];&quot; x &quot;;[.AG53];&quot; inches, &quot;;[.AH53];&quot; x &quot;;[.AI53];&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53]/[.$J53]; 0)" office:value-type="float" office:value="30" calcext:value-type="float">
            <text:p>30</text:p>
          </table:table-cell>
          <table:table-cell table:style-name="ce7" table:formula="of:=ROUND([.AM53]*2.54; 0)" office:value-type="float" office:value="61" calcext:value-type="float">
            <text:p>61</text:p>
          </table:table-cell>
          <table:table-cell table:style-name="ce7" table:formula="of:=ROUND([.AN53]*2.54;0)" office:value-type="float" office:value="76" calcext:value-type="float">
            <text:p>76</text:p>
          </table:table-cell>
          <table:table-cell table:style-name="ce7" table:formula="of:=IF([.$I53]&lt;[.$H53]; [.$I53]/[.AM53]; [.$H53]/[.AM53])" office:value-type="float" office:value="99.7916666666667" calcext:value-type="float">
            <text:p>100</text:p>
          </table:table-cell>
          <table:table-cell table:style-name="ce7" table:formula="of:=IF([.AQ53]&gt;90; 1; 0)" office:value-type="float" office:value="1" calcext:value-type="float">
            <text:p>1</text:p>
          </table:table-cell>
          <table:table-cell table:style-name="ce7" table:formula="of:=IF([.AR53]=1;COM.MICROSOFT.CONCAT([.AM53];&quot; x &quot;;[.AN53];&quot; inches, &quot;;[.AO53];&quot; x &quot;;[.AP53];&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53]/[.$J53]; 0)" office:value-type="float" office:value="10" calcext:value-type="float">
            <text:p>10</text:p>
          </table:table-cell>
          <table:table-cell table:style-name="ce7" table:formula="of:=ROUND([.AT53]*2.54; 0)" office:value-type="float" office:value="20" calcext:value-type="float">
            <text:p>20</text:p>
          </table:table-cell>
          <table:table-cell table:style-name="ce7" table:formula="of:=ROUND([.AU53]*2.54;0)" office:value-type="float" office:value="25" calcext:value-type="float">
            <text:p>25</text:p>
          </table:table-cell>
          <table:table-cell table:style-name="ce7" table:formula="of:=IF([.$I53]&lt;[.$H53]; [.$I53]/[.AT53]; [.$H53]/[.AT53])" office:value-type="float" office:value="299.375" calcext:value-type="float">
            <text:p>299</text:p>
          </table:table-cell>
          <table:table-cell table:style-name="ce7" table:formula="of:=IF([.AX53]&gt;280; 1; 0)" office:value-type="float" office:value="1" calcext:value-type="float">
            <text:p>1</text:p>
          </table:table-cell>
          <table:table-cell table:style-name="ce7" table:formula="of:=IF([.AY53]=1;COM.MICROSOFT.CONCAT([.AT53];&quot; x &quot;;[.AU53];&quot; inches, &quot;;[.AV53];&quot; x &quot;;[.AW53];&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53]/[.$J53]; 0)" office:value-type="float" office:value="15" calcext:value-type="float">
            <text:p>15</text:p>
          </table:table-cell>
          <table:table-cell table:style-name="ce7" table:formula="of:=ROUND([.BA53]*2.54; 0)" office:value-type="float" office:value="30" calcext:value-type="float">
            <text:p>30</text:p>
          </table:table-cell>
          <table:table-cell table:style-name="ce7" table:formula="of:=ROUND([.BB53]*2.54;0)" office:value-type="float" office:value="38" calcext:value-type="float">
            <text:p>38</text:p>
          </table:table-cell>
          <table:table-cell table:style-name="ce7" table:formula="of:=IF([.$I53]&lt;[.$H53]; [.$I53]/[.BA53]; [.$H53]/[.BA53])" office:value-type="float" office:value="199.583333333333" calcext:value-type="float">
            <text:p>200</text:p>
          </table:table-cell>
          <table:table-cell table:style-name="ce7" table:formula="of:=IF([.BE53]&gt;180; 1; 0)" office:value-type="float" office:value="1" calcext:value-type="float">
            <text:p>1</text:p>
          </table:table-cell>
          <table:table-cell table:style-name="ce7" table:formula="of:=IF([.BF53]=1;COM.MICROSOFT.CONCAT([.BA53];&quot; x &quot;;[.BB53];&quot; inches, &quot;;[.BC53];&quot; x &quot;;[.BD53];&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53]/[.$J53]; 0)" office:value-type="float" office:value="20" calcext:value-type="float">
            <text:p>20</text:p>
          </table:table-cell>
          <table:table-cell table:style-name="ce7" table:formula="of:=ROUND([.BH53]*2.54; 0)" office:value-type="float" office:value="41" calcext:value-type="float">
            <text:p>41</text:p>
          </table:table-cell>
          <table:table-cell table:style-name="ce7" table:formula="of:=ROUND([.BI53]*2.54;0)" office:value-type="float" office:value="51" calcext:value-type="float">
            <text:p>51</text:p>
          </table:table-cell>
          <table:table-cell table:style-name="ce7" table:formula="of:=IF([.$I53]&lt;[.$H53]; [.$I53]/[.BH53]; [.$H53]/[.BH53])" office:value-type="float" office:value="149.6875" calcext:value-type="float">
            <text:p>150</text:p>
          </table:table-cell>
          <table:table-cell table:style-name="ce7" table:formula="of:=IF([.BL53]&gt;150; 1; 0)" office:value-type="float" office:value="0" calcext:value-type="float">
            <text:p>0</text:p>
          </table:table-cell>
          <table:table-cell table:style-name="ce7" table:formula="of:=IF([.BM53]=1;COM.MICROSOFT.CONCAT([.BH53];&quot; x &quot;;[.BI53];&quot; inches, &quot;;[.BJ53];&quot; x &quot;;[.BK53];&quot; cm&quot;); &quot;&quot;)">
            <text:p/>
          </table:table-cell>
          <table:table-cell table:style-name="ce7" office:value-type="float" office:value="20" calcext:value-type="float">
            <text:p>20</text:p>
          </table:table-cell>
          <table:table-cell table:style-name="ce7" table:formula="of:=ROUND([.BO53]/[.$J53]; 0)" office:value-type="float" office:value="25" calcext:value-type="float">
            <text:p>25</text:p>
          </table:table-cell>
          <table:table-cell table:style-name="ce7" table:formula="of:=ROUND([.BO53]*2.54; 0)" office:value-type="float" office:value="51" calcext:value-type="float">
            <text:p>51</text:p>
          </table:table-cell>
          <table:table-cell table:style-name="ce7" table:formula="of:=ROUND([.BP53]*2.54;0)" office:value-type="float" office:value="64" calcext:value-type="float">
            <text:p>64</text:p>
          </table:table-cell>
          <table:table-cell table:style-name="ce7" table:formula="of:=IF([.$I53]&lt;[.$H53]; [.$I53]/[.BO53]; [.$H53]/[.BO53])" office:value-type="float" office:value="119.75" calcext:value-type="float">
            <text:p>120</text:p>
          </table:table-cell>
          <table:table-cell table:style-name="ce7" table:formula="of:=IF([.BS53]&gt;125; 1; 0)" office:value-type="float" office:value="0" calcext:value-type="float">
            <text:p>0</text:p>
          </table:table-cell>
          <table:table-cell table:style-name="ce7" table:formula="of:=IF([.BT53]=1;COM.MICROSOFT.CONCAT([.BO53];&quot; x &quot;;[.BP53];&quot; inches, &quot;;[.BQ53];&quot; x &quot;;[.BR53];&quot; cm&quot;); &quot;&quot;)">
            <text:p/>
          </table:table-cell>
          <table:table-cell table:style-name="ce7" office:value-type="float" office:value="24" calcext:value-type="float">
            <text:p>24</text:p>
          </table:table-cell>
          <table:table-cell table:style-name="ce7" table:formula="of:=ROUND([.BV53]/[.$J53]; 0)" office:value-type="float" office:value="30" calcext:value-type="float">
            <text:p>30</text:p>
          </table:table-cell>
          <table:table-cell table:style-name="ce7" table:formula="of:=ROUND([.BV53]*2.54; 0)" office:value-type="float" office:value="61" calcext:value-type="float">
            <text:p>61</text:p>
          </table:table-cell>
          <table:table-cell table:style-name="ce7" table:formula="of:=ROUND([.BW53]*2.54;0)" office:value-type="float" office:value="76" calcext:value-type="float">
            <text:p>76</text:p>
          </table:table-cell>
          <table:table-cell table:style-name="ce7" table:formula="of:=IF([.$I53]&lt;[.$H53]; [.$I53]/[.BV53]; [.$H53]/[.BV53])" office:value-type="float" office:value="99.7916666666667" calcext:value-type="float">
            <text:p>100</text:p>
          </table:table-cell>
          <table:table-cell table:style-name="ce7" table:formula="of:=IF([.BZ53]&gt;110; 1; 0)" office:value-type="float" office:value="0" calcext:value-type="float">
            <text:p>0</text:p>
          </table:table-cell>
          <table:table-cell table:style-name="ce7" table:formula="of:=IF([.CA53]=1;COM.MICROSOFT.CONCAT([.BV53];&quot; x &quot;;[.BW53];&quot; inches, &quot;;[.BX53];&quot; x &quot;;[.BY53];&quot; cm&quot;); &quot;&quot;)">
            <text:p/>
          </table:table-cell>
          <table:table-cell table:number-columns-repeated="2"/>
        </table:table-row>
        <table:table-row table:style-name="ro2">
          <table:table-cell office:value-type="float" office:value="53" calcext:value-type="float">
            <text:p>53</text:p>
          </table:table-cell>
          <table:table-cell table:formula="of:=COM.MICROSOFT.CONCAT(&quot;PrintGalleryImage-&quot;;[.A54];&quot;.jpg&quot;)" office:value-type="string" office:string-value="PrintGalleryImage-53.jpg" calcext:value-type="string">
            <text:p>PrintGalleryImage-53.jpg</text:p>
          </table:table-cell>
          <table:table-cell table:style-name="Default" office:value-type="string" calcext:value-type="string">
            <text:p>Young Macaque Staring</text:p>
          </table:table-cell>
          <table:table-cell table:style-name="Default" office:value-type="string" calcext:value-type="string">
            <text:p>The forests of the Terai in Nepal are great for wildlife. After trekking in the mountains for a few weeks the extra oxygen in the lowlands makes walking and carrying heavy cameras much easier allowing you to be out for longer.</text:p>
          </table:table-cell>
          <table:table-cell table:style-name="Default" office:value-type="string" calcext:value-type="string">
            <text:p>Adrian, Adrian O Brien, Adrian O' Brien, Adrian O'Brien, Animals, Bardia, Brien, Monkeys, National, Nepal, O' Brien, O'Brien, OBrien, Park, Rhesus Macaque, Wildlife chasing, chasing, chasing wildlife, chasingwildlife, mammal, monkey, nature, wildlifechasing</text:p>
          </table:table-cell>
          <table:table-cell table:style-name="ce12" office:value-type="string" calcext:value-type="string">
            <text:p>15/04/2013 16:24:02</text:p>
          </table:table-cell>
          <table:table-cell table:style-name="Default" office:value-type="string" calcext:value-type="string">
            <text:p>4810 x 3206</text:p>
          </table:table-cell>
          <table:table-cell table:formula="of:=LEFT([.G54];4)" office:value-type="string" office:string-value="4810" calcext:value-type="string">
            <text:p>4810</text:p>
          </table:table-cell>
          <table:table-cell table:formula="of:=RIGHT([.G54];4)" office:value-type="string" office:string-value="3206" calcext:value-type="string">
            <text:p>3206</text:p>
          </table:table-cell>
          <table:table-cell table:style-name="ce6" table:formula="of:=IF([.I54]/[.H54]&gt;1;[.H54]/[.I54];[.I54]/[.H54])" office:value-type="float" office:value="0.666528066528066" calcext:value-type="float">
            <text:p>0.667</text:p>
          </table:table-cell>
          <table:table-cell table:style-name="ce7" office:value-type="float" office:value="8" calcext:value-type="float">
            <text:p>8</text:p>
          </table:table-cell>
          <table:table-cell table:style-name="ce7" table:formula="of:=ROUND([.K54]/[.$J54]; 0)" office:value-type="float" office:value="12" calcext:value-type="float">
            <text:p>12</text:p>
          </table:table-cell>
          <table:table-cell table:style-name="ce7" table:formula="of:=ROUND([.K54]*2.54; 0)" office:value-type="float" office:value="20" calcext:value-type="float">
            <text:p>20</text:p>
          </table:table-cell>
          <table:table-cell table:style-name="ce7" table:formula="of:=ROUND([.L54]*2.54;0)" office:value-type="float" office:value="30" calcext:value-type="float">
            <text:p>30</text:p>
          </table:table-cell>
          <table:table-cell table:style-name="ce7" table:formula="of:=IF([.$I54]&lt;[.$H54]; [.$I54]/[.K54]; [.$H54]/[.K54])" office:value-type="float" office:value="400.75" calcext:value-type="float">
            <text:p>401</text:p>
          </table:table-cell>
          <table:table-cell table:style-name="ce7" table:formula="of:=IF([.O54]&gt;250; 1; 0)" office:value-type="float" office:value="1" calcext:value-type="float">
            <text:p>1</text:p>
          </table:table-cell>
          <table:table-cell table:style-name="ce7" table:formula="of:=IF([.P54]=1;COM.MICROSOFT.CONCAT([.K54];&quot; x &quot;;[.L54];&quot; inches, &quot;;[.M54];&quot; x &quot;;[.N5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54]/[.$J54]; 0)" office:value-type="float" office:value="18" calcext:value-type="float">
            <text:p>18</text:p>
          </table:table-cell>
          <table:table-cell table:style-name="ce7" table:formula="of:=ROUND([.R54]*2.54; 0)" office:value-type="float" office:value="30" calcext:value-type="float">
            <text:p>30</text:p>
          </table:table-cell>
          <table:table-cell table:style-name="ce7" table:formula="of:=ROUND([.S54]*2.54;0)" office:value-type="float" office:value="46" calcext:value-type="float">
            <text:p>46</text:p>
          </table:table-cell>
          <table:table-cell table:style-name="ce7" table:formula="of:=IF([.$I54]&lt;[.$H54]; [.$I54]/[.R54]; [.$H54]/[.R54])" office:value-type="float" office:value="267.166666666667" calcext:value-type="float">
            <text:p>267</text:p>
          </table:table-cell>
          <table:table-cell table:style-name="ce7" table:formula="of:=IF([.V54]&gt;150; 1; 0)" office:value-type="float" office:value="1" calcext:value-type="float">
            <text:p>1</text:p>
          </table:table-cell>
          <table:table-cell table:style-name="ce7" table:formula="of:=IF([.W54]=1;COM.MICROSOFT.CONCAT([.R54];&quot; x &quot;;[.S54];&quot; inches, &quot;;[.T54];&quot; x &quot;;[.U5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54]/[.$J54]; 0)" office:value-type="float" office:value="24" calcext:value-type="float">
            <text:p>24</text:p>
          </table:table-cell>
          <table:table-cell table:style-name="ce7" table:formula="of:=ROUND([.Y54]*2.54; 0)" office:value-type="float" office:value="41" calcext:value-type="float">
            <text:p>41</text:p>
          </table:table-cell>
          <table:table-cell table:style-name="ce7" table:formula="of:=ROUND([.Z54]*2.54;0)" office:value-type="float" office:value="61" calcext:value-type="float">
            <text:p>61</text:p>
          </table:table-cell>
          <table:table-cell table:style-name="ce7" table:formula="of:=IF([.$I54]&lt;[.$H54]; [.$I54]/[.Y54]; [.$H54]/[.Y54])" office:value-type="float" office:value="200.375" calcext:value-type="float">
            <text:p>200</text:p>
          </table:table-cell>
          <table:table-cell table:style-name="ce7" table:formula="of:=IF([.AC54]&gt;120; 1; 0)" office:value-type="float" office:value="1" calcext:value-type="float">
            <text:p>1</text:p>
          </table:table-cell>
          <table:table-cell table:style-name="ce7" table:formula="of:=IF([.AD54]=1;COM.MICROSOFT.CONCAT([.Y54];&quot; x &quot;;[.Z54];&quot; inches, &quot;;[.AA54];&quot; x &quot;;[.AB5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54]/[.$J54]; 0)" office:value-type="float" office:value="30" calcext:value-type="float">
            <text:p>30</text:p>
          </table:table-cell>
          <table:table-cell table:style-name="ce7" table:formula="of:=ROUND([.AF54]*2.54; 0)" office:value-type="float" office:value="51" calcext:value-type="float">
            <text:p>51</text:p>
          </table:table-cell>
          <table:table-cell table:style-name="ce7" table:formula="of:=ROUND([.AG54]*2.54;0)" office:value-type="float" office:value="76" calcext:value-type="float">
            <text:p>76</text:p>
          </table:table-cell>
          <table:table-cell table:style-name="ce7" table:formula="of:=IF([.$I54]&lt;[.$H54]; [.$I54]/[.AF54]; [.$H54]/[.AF54])" office:value-type="float" office:value="160.3" calcext:value-type="float">
            <text:p>160</text:p>
          </table:table-cell>
          <table:table-cell table:style-name="ce7" table:formula="of:=IF([.AJ54]&gt;100; 1; 0)" office:value-type="float" office:value="1" calcext:value-type="float">
            <text:p>1</text:p>
          </table:table-cell>
          <table:table-cell table:style-name="ce7" table:formula="of:=IF([.AK54]=1;COM.MICROSOFT.CONCAT([.AF54];&quot; x &quot;;[.AG54];&quot; inches, &quot;;[.AH54];&quot; x &quot;;[.AI5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54]/[.$J54]; 0)" office:value-type="float" office:value="36" calcext:value-type="float">
            <text:p>36</text:p>
          </table:table-cell>
          <table:table-cell table:style-name="ce7" table:formula="of:=ROUND([.AM54]*2.54; 0)" office:value-type="float" office:value="61" calcext:value-type="float">
            <text:p>61</text:p>
          </table:table-cell>
          <table:table-cell table:style-name="ce7" table:formula="of:=ROUND([.AN54]*2.54;0)" office:value-type="float" office:value="91" calcext:value-type="float">
            <text:p>91</text:p>
          </table:table-cell>
          <table:table-cell table:style-name="ce7" table:formula="of:=IF([.$I54]&lt;[.$H54]; [.$I54]/[.AM54]; [.$H54]/[.AM54])" office:value-type="float" office:value="133.583333333333" calcext:value-type="float">
            <text:p>134</text:p>
          </table:table-cell>
          <table:table-cell table:style-name="ce7" table:formula="of:=IF([.AQ54]&gt;90; 1; 0)" office:value-type="float" office:value="1" calcext:value-type="float">
            <text:p>1</text:p>
          </table:table-cell>
          <table:table-cell table:style-name="ce7" table:formula="of:=IF([.AR54]=1;COM.MICROSOFT.CONCAT([.AM54];&quot; x &quot;;[.AN54];&quot; inches, &quot;;[.AO54];&quot; x &quot;;[.AP54];&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54]/[.$J54]; 0)" office:value-type="float" office:value="12" calcext:value-type="float">
            <text:p>12</text:p>
          </table:table-cell>
          <table:table-cell table:style-name="ce7" table:formula="of:=ROUND([.AT54]*2.54; 0)" office:value-type="float" office:value="20" calcext:value-type="float">
            <text:p>20</text:p>
          </table:table-cell>
          <table:table-cell table:style-name="ce7" table:formula="of:=ROUND([.AU54]*2.54;0)" office:value-type="float" office:value="30" calcext:value-type="float">
            <text:p>30</text:p>
          </table:table-cell>
          <table:table-cell table:style-name="ce7" table:formula="of:=IF([.$I54]&lt;[.$H54]; [.$I54]/[.AT54]; [.$H54]/[.AT54])" office:value-type="float" office:value="400.75" calcext:value-type="float">
            <text:p>401</text:p>
          </table:table-cell>
          <table:table-cell table:style-name="ce7" table:formula="of:=IF([.AX54]&gt;280; 1; 0)" office:value-type="float" office:value="1" calcext:value-type="float">
            <text:p>1</text:p>
          </table:table-cell>
          <table:table-cell table:style-name="ce7" table:formula="of:=IF([.AY54]=1;COM.MICROSOFT.CONCAT([.AT54];&quot; x &quot;;[.AU54];&quot; inches, &quot;;[.AV54];&quot; x &quot;;[.AW5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54]/[.$J54]; 0)" office:value-type="float" office:value="18" calcext:value-type="float">
            <text:p>18</text:p>
          </table:table-cell>
          <table:table-cell table:style-name="ce7" table:formula="of:=ROUND([.BA54]*2.54; 0)" office:value-type="float" office:value="30" calcext:value-type="float">
            <text:p>30</text:p>
          </table:table-cell>
          <table:table-cell table:style-name="ce7" table:formula="of:=ROUND([.BB54]*2.54;0)" office:value-type="float" office:value="46" calcext:value-type="float">
            <text:p>46</text:p>
          </table:table-cell>
          <table:table-cell table:style-name="ce7" table:formula="of:=IF([.$I54]&lt;[.$H54]; [.$I54]/[.BA54]; [.$H54]/[.BA54])" office:value-type="float" office:value="267.166666666667" calcext:value-type="float">
            <text:p>267</text:p>
          </table:table-cell>
          <table:table-cell table:style-name="ce7" table:formula="of:=IF([.BE54]&gt;180; 1; 0)" office:value-type="float" office:value="1" calcext:value-type="float">
            <text:p>1</text:p>
          </table:table-cell>
          <table:table-cell table:style-name="ce7" table:formula="of:=IF([.BF54]=1;COM.MICROSOFT.CONCAT([.BA54];&quot; x &quot;;[.BB54];&quot; inches, &quot;;[.BC54];&quot; x &quot;;[.BD5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54]/[.$J54]; 0)" office:value-type="float" office:value="24" calcext:value-type="float">
            <text:p>24</text:p>
          </table:table-cell>
          <table:table-cell table:style-name="ce7" table:formula="of:=ROUND([.BH54]*2.54; 0)" office:value-type="float" office:value="41" calcext:value-type="float">
            <text:p>41</text:p>
          </table:table-cell>
          <table:table-cell table:style-name="ce7" table:formula="of:=ROUND([.BI54]*2.54;0)" office:value-type="float" office:value="61" calcext:value-type="float">
            <text:p>61</text:p>
          </table:table-cell>
          <table:table-cell table:style-name="ce7" table:formula="of:=IF([.$I54]&lt;[.$H54]; [.$I54]/[.BH54]; [.$H54]/[.BH54])" office:value-type="float" office:value="200.375" calcext:value-type="float">
            <text:p>200</text:p>
          </table:table-cell>
          <table:table-cell table:style-name="ce7" table:formula="of:=IF([.BL54]&gt;150; 1; 0)" office:value-type="float" office:value="1" calcext:value-type="float">
            <text:p>1</text:p>
          </table:table-cell>
          <table:table-cell table:style-name="ce7" table:formula="of:=IF([.BM54]=1;COM.MICROSOFT.CONCAT([.BH54];&quot; x &quot;;[.BI54];&quot; inches, &quot;;[.BJ54];&quot; x &quot;;[.BK5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54]/[.$J54]; 0)" office:value-type="float" office:value="30" calcext:value-type="float">
            <text:p>30</text:p>
          </table:table-cell>
          <table:table-cell table:style-name="ce7" table:formula="of:=ROUND([.BO54]*2.54; 0)" office:value-type="float" office:value="51" calcext:value-type="float">
            <text:p>51</text:p>
          </table:table-cell>
          <table:table-cell table:style-name="ce7" table:formula="of:=ROUND([.BP54]*2.54;0)" office:value-type="float" office:value="76" calcext:value-type="float">
            <text:p>76</text:p>
          </table:table-cell>
          <table:table-cell table:style-name="ce7" table:formula="of:=IF([.$I54]&lt;[.$H54]; [.$I54]/[.BO54]; [.$H54]/[.BO54])" office:value-type="float" office:value="160.3" calcext:value-type="float">
            <text:p>160</text:p>
          </table:table-cell>
          <table:table-cell table:style-name="ce7" table:formula="of:=IF([.BS54]&gt;125; 1; 0)" office:value-type="float" office:value="1" calcext:value-type="float">
            <text:p>1</text:p>
          </table:table-cell>
          <table:table-cell table:style-name="ce7" table:formula="of:=IF([.BT54]=1;COM.MICROSOFT.CONCAT([.BO54];&quot; x &quot;;[.BP54];&quot; inches, &quot;;[.BQ54];&quot; x &quot;;[.BR5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54]/[.$J54]; 0)" office:value-type="float" office:value="36" calcext:value-type="float">
            <text:p>36</text:p>
          </table:table-cell>
          <table:table-cell table:style-name="ce7" table:formula="of:=ROUND([.BV54]*2.54; 0)" office:value-type="float" office:value="61" calcext:value-type="float">
            <text:p>61</text:p>
          </table:table-cell>
          <table:table-cell table:style-name="ce7" table:formula="of:=ROUND([.BW54]*2.54;0)" office:value-type="float" office:value="91" calcext:value-type="float">
            <text:p>91</text:p>
          </table:table-cell>
          <table:table-cell table:style-name="ce7" table:formula="of:=IF([.$I54]&lt;[.$H54]; [.$I54]/[.BV54]; [.$H54]/[.BV54])" office:value-type="float" office:value="133.583333333333" calcext:value-type="float">
            <text:p>134</text:p>
          </table:table-cell>
          <table:table-cell table:style-name="ce7" table:formula="of:=IF([.BZ54]&gt;110; 1; 0)" office:value-type="float" office:value="1" calcext:value-type="float">
            <text:p>1</text:p>
          </table:table-cell>
          <table:table-cell table:style-name="ce7" table:formula="of:=IF([.CA54]=1;COM.MICROSOFT.CONCAT([.BV54];&quot; x &quot;;[.BW54];&quot; inches, &quot;;[.BX54];&quot; x &quot;;[.BY54];&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54" calcext:value-type="float">
            <text:p>54</text:p>
          </table:table-cell>
          <table:table-cell table:formula="of:=COM.MICROSOFT.CONCAT(&quot;PrintGalleryImage-&quot;;[.A55];&quot;.jpg&quot;)" office:value-type="string" office:string-value="PrintGalleryImage-54.jpg" calcext:value-type="string">
            <text:p>PrintGalleryImage-54.jpg</text:p>
          </table:table-cell>
          <table:table-cell table:style-name="Default" office:value-type="string" calcext:value-type="string">
            <text:p>Insecure Macaque</text:p>
          </table:table-cell>
          <table:table-cell table:style-name="Default" office:value-type="string" calcext:value-type="string">
            <text:p>The macaques of the Indian Subcontinent are a curious bunch. Spend enough time around them and you can see multiple personalities. This guy was one moment curious and outgoing and the next shy and timid.</text:p>
          </table:table-cell>
          <table:table-cell table:style-name="Default" office:value-type="string" calcext:value-type="string">
            <text:p>Adrian, Adrian O Brien, Adrian O' Brien, Adrian O'Brien, Animals, Bardia, Brien, Monkeys, National, Nepal, O' Brien, O'Brien, OBrien, Park, Rhesus Macaque, Wildlife chasing, chasing, chasing wildlife, chasingwildlife, jungle, mammal, monkey, nature, wildlifechasing</text:p>
          </table:table-cell>
          <table:table-cell table:style-name="ce12" office:value-type="string" calcext:value-type="string">
            <text:p>15/04/2013 16:15:33</text:p>
          </table:table-cell>
          <table:table-cell table:style-name="Default" office:value-type="string" calcext:value-type="string">
            <text:p>3671 x 2937</text:p>
          </table:table-cell>
          <table:table-cell table:formula="of:=LEFT([.G55];4)" office:value-type="string" office:string-value="3671" calcext:value-type="string">
            <text:p>3671</text:p>
          </table:table-cell>
          <table:table-cell table:formula="of:=RIGHT([.G55];4)" office:value-type="string" office:string-value="2937" calcext:value-type="string">
            <text:p>2937</text:p>
          </table:table-cell>
          <table:table-cell table:style-name="ce6" table:formula="of:=IF([.I55]/[.H55]&gt;1;[.H55]/[.I55];[.I55]/[.H55])" office:value-type="float" office:value="0.800054481067829" calcext:value-type="float">
            <text:p>0.800</text:p>
          </table:table-cell>
          <table:table-cell table:style-name="ce7" office:value-type="float" office:value="8" calcext:value-type="float">
            <text:p>8</text:p>
          </table:table-cell>
          <table:table-cell table:style-name="ce7" table:formula="of:=ROUND([.K55]/[.$J55]; 0)" office:value-type="float" office:value="10" calcext:value-type="float">
            <text:p>10</text:p>
          </table:table-cell>
          <table:table-cell table:style-name="ce7" table:formula="of:=ROUND([.K55]*2.54; 0)" office:value-type="float" office:value="20" calcext:value-type="float">
            <text:p>20</text:p>
          </table:table-cell>
          <table:table-cell table:style-name="ce7" table:formula="of:=ROUND([.L55]*2.54;0)" office:value-type="float" office:value="25" calcext:value-type="float">
            <text:p>25</text:p>
          </table:table-cell>
          <table:table-cell table:style-name="ce7" table:formula="of:=IF([.$I55]&lt;[.$H55]; [.$I55]/[.K55]; [.$H55]/[.K55])" office:value-type="float" office:value="367.125" calcext:value-type="float">
            <text:p>367</text:p>
          </table:table-cell>
          <table:table-cell table:style-name="ce7" table:formula="of:=IF([.O55]&gt;250; 1; 0)" office:value-type="float" office:value="1" calcext:value-type="float">
            <text:p>1</text:p>
          </table:table-cell>
          <table:table-cell table:style-name="ce7" table:formula="of:=IF([.P55]=1;COM.MICROSOFT.CONCAT([.K55];&quot; x &quot;;[.L55];&quot; inches, &quot;;[.M55];&quot; x &quot;;[.N55];&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55]/[.$J55]; 0)" office:value-type="float" office:value="15" calcext:value-type="float">
            <text:p>15</text:p>
          </table:table-cell>
          <table:table-cell table:style-name="ce7" table:formula="of:=ROUND([.R55]*2.54; 0)" office:value-type="float" office:value="30" calcext:value-type="float">
            <text:p>30</text:p>
          </table:table-cell>
          <table:table-cell table:style-name="ce7" table:formula="of:=ROUND([.S55]*2.54;0)" office:value-type="float" office:value="38" calcext:value-type="float">
            <text:p>38</text:p>
          </table:table-cell>
          <table:table-cell table:style-name="ce7" table:formula="of:=IF([.$I55]&lt;[.$H55]; [.$I55]/[.R55]; [.$H55]/[.R55])" office:value-type="float" office:value="244.75" calcext:value-type="float">
            <text:p>245</text:p>
          </table:table-cell>
          <table:table-cell table:style-name="ce7" table:formula="of:=IF([.V55]&gt;150; 1; 0)" office:value-type="float" office:value="1" calcext:value-type="float">
            <text:p>1</text:p>
          </table:table-cell>
          <table:table-cell table:style-name="ce7" table:formula="of:=IF([.W55]=1;COM.MICROSOFT.CONCAT([.R55];&quot; x &quot;;[.S55];&quot; inches, &quot;;[.T55];&quot; x &quot;;[.U55];&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55]/[.$J55]; 0)" office:value-type="float" office:value="20" calcext:value-type="float">
            <text:p>20</text:p>
          </table:table-cell>
          <table:table-cell table:style-name="ce7" table:formula="of:=ROUND([.Y55]*2.54; 0)" office:value-type="float" office:value="41" calcext:value-type="float">
            <text:p>41</text:p>
          </table:table-cell>
          <table:table-cell table:style-name="ce7" table:formula="of:=ROUND([.Z55]*2.54;0)" office:value-type="float" office:value="51" calcext:value-type="float">
            <text:p>51</text:p>
          </table:table-cell>
          <table:table-cell table:style-name="ce7" table:formula="of:=IF([.$I55]&lt;[.$H55]; [.$I55]/[.Y55]; [.$H55]/[.Y55])" office:value-type="float" office:value="183.5625" calcext:value-type="float">
            <text:p>184</text:p>
          </table:table-cell>
          <table:table-cell table:style-name="ce7" table:formula="of:=IF([.AC55]&gt;120; 1; 0)" office:value-type="float" office:value="1" calcext:value-type="float">
            <text:p>1</text:p>
          </table:table-cell>
          <table:table-cell table:style-name="ce7" table:formula="of:=IF([.AD55]=1;COM.MICROSOFT.CONCAT([.Y55];&quot; x &quot;;[.Z55];&quot; inches, &quot;;[.AA55];&quot; x &quot;;[.AB55];&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55]/[.$J55]; 0)" office:value-type="float" office:value="25" calcext:value-type="float">
            <text:p>25</text:p>
          </table:table-cell>
          <table:table-cell table:style-name="ce7" table:formula="of:=ROUND([.AF55]*2.54; 0)" office:value-type="float" office:value="51" calcext:value-type="float">
            <text:p>51</text:p>
          </table:table-cell>
          <table:table-cell table:style-name="ce7" table:formula="of:=ROUND([.AG55]*2.54;0)" office:value-type="float" office:value="64" calcext:value-type="float">
            <text:p>64</text:p>
          </table:table-cell>
          <table:table-cell table:style-name="ce7" table:formula="of:=IF([.$I55]&lt;[.$H55]; [.$I55]/[.AF55]; [.$H55]/[.AF55])" office:value-type="float" office:value="146.85" calcext:value-type="float">
            <text:p>147</text:p>
          </table:table-cell>
          <table:table-cell table:style-name="ce7" table:formula="of:=IF([.AJ55]&gt;100; 1; 0)" office:value-type="float" office:value="1" calcext:value-type="float">
            <text:p>1</text:p>
          </table:table-cell>
          <table:table-cell table:style-name="ce7" table:formula="of:=IF([.AK55]=1;COM.MICROSOFT.CONCAT([.AF55];&quot; x &quot;;[.AG55];&quot; inches, &quot;;[.AH55];&quot; x &quot;;[.AI55];&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55]/[.$J55]; 0)" office:value-type="float" office:value="30" calcext:value-type="float">
            <text:p>30</text:p>
          </table:table-cell>
          <table:table-cell table:style-name="ce7" table:formula="of:=ROUND([.AM55]*2.54; 0)" office:value-type="float" office:value="61" calcext:value-type="float">
            <text:p>61</text:p>
          </table:table-cell>
          <table:table-cell table:style-name="ce7" table:formula="of:=ROUND([.AN55]*2.54;0)" office:value-type="float" office:value="76" calcext:value-type="float">
            <text:p>76</text:p>
          </table:table-cell>
          <table:table-cell table:style-name="ce7" table:formula="of:=IF([.$I55]&lt;[.$H55]; [.$I55]/[.AM55]; [.$H55]/[.AM55])" office:value-type="float" office:value="122.375" calcext:value-type="float">
            <text:p>122</text:p>
          </table:table-cell>
          <table:table-cell table:style-name="ce7" table:formula="of:=IF([.AQ55]&gt;90; 1; 0)" office:value-type="float" office:value="1" calcext:value-type="float">
            <text:p>1</text:p>
          </table:table-cell>
          <table:table-cell table:style-name="ce7" table:formula="of:=IF([.AR55]=1;COM.MICROSOFT.CONCAT([.AM55];&quot; x &quot;;[.AN55];&quot; inches, &quot;;[.AO55];&quot; x &quot;;[.AP55];&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55]/[.$J55]; 0)" office:value-type="float" office:value="10" calcext:value-type="float">
            <text:p>10</text:p>
          </table:table-cell>
          <table:table-cell table:style-name="ce7" table:formula="of:=ROUND([.AT55]*2.54; 0)" office:value-type="float" office:value="20" calcext:value-type="float">
            <text:p>20</text:p>
          </table:table-cell>
          <table:table-cell table:style-name="ce7" table:formula="of:=ROUND([.AU55]*2.54;0)" office:value-type="float" office:value="25" calcext:value-type="float">
            <text:p>25</text:p>
          </table:table-cell>
          <table:table-cell table:style-name="ce7" table:formula="of:=IF([.$I55]&lt;[.$H55]; [.$I55]/[.AT55]; [.$H55]/[.AT55])" office:value-type="float" office:value="367.125" calcext:value-type="float">
            <text:p>367</text:p>
          </table:table-cell>
          <table:table-cell table:style-name="ce7" table:formula="of:=IF([.AX55]&gt;280; 1; 0)" office:value-type="float" office:value="1" calcext:value-type="float">
            <text:p>1</text:p>
          </table:table-cell>
          <table:table-cell table:style-name="ce7" table:formula="of:=IF([.AY55]=1;COM.MICROSOFT.CONCAT([.AT55];&quot; x &quot;;[.AU55];&quot; inches, &quot;;[.AV55];&quot; x &quot;;[.AW55];&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55]/[.$J55]; 0)" office:value-type="float" office:value="15" calcext:value-type="float">
            <text:p>15</text:p>
          </table:table-cell>
          <table:table-cell table:style-name="ce7" table:formula="of:=ROUND([.BA55]*2.54; 0)" office:value-type="float" office:value="30" calcext:value-type="float">
            <text:p>30</text:p>
          </table:table-cell>
          <table:table-cell table:style-name="ce7" table:formula="of:=ROUND([.BB55]*2.54;0)" office:value-type="float" office:value="38" calcext:value-type="float">
            <text:p>38</text:p>
          </table:table-cell>
          <table:table-cell table:style-name="ce7" table:formula="of:=IF([.$I55]&lt;[.$H55]; [.$I55]/[.BA55]; [.$H55]/[.BA55])" office:value-type="float" office:value="244.75" calcext:value-type="float">
            <text:p>245</text:p>
          </table:table-cell>
          <table:table-cell table:style-name="ce7" table:formula="of:=IF([.BE55]&gt;180; 1; 0)" office:value-type="float" office:value="1" calcext:value-type="float">
            <text:p>1</text:p>
          </table:table-cell>
          <table:table-cell table:style-name="ce7" table:formula="of:=IF([.BF55]=1;COM.MICROSOFT.CONCAT([.BA55];&quot; x &quot;;[.BB55];&quot; inches, &quot;;[.BC55];&quot; x &quot;;[.BD55];&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55]/[.$J55]; 0)" office:value-type="float" office:value="20" calcext:value-type="float">
            <text:p>20</text:p>
          </table:table-cell>
          <table:table-cell table:style-name="ce7" table:formula="of:=ROUND([.BH55]*2.54; 0)" office:value-type="float" office:value="41" calcext:value-type="float">
            <text:p>41</text:p>
          </table:table-cell>
          <table:table-cell table:style-name="ce7" table:formula="of:=ROUND([.BI55]*2.54;0)" office:value-type="float" office:value="51" calcext:value-type="float">
            <text:p>51</text:p>
          </table:table-cell>
          <table:table-cell table:style-name="ce7" table:formula="of:=IF([.$I55]&lt;[.$H55]; [.$I55]/[.BH55]; [.$H55]/[.BH55])" office:value-type="float" office:value="183.5625" calcext:value-type="float">
            <text:p>184</text:p>
          </table:table-cell>
          <table:table-cell table:style-name="ce7" table:formula="of:=IF([.BL55]&gt;150; 1; 0)" office:value-type="float" office:value="1" calcext:value-type="float">
            <text:p>1</text:p>
          </table:table-cell>
          <table:table-cell table:style-name="ce7" table:formula="of:=IF([.BM55]=1;COM.MICROSOFT.CONCAT([.BH55];&quot; x &quot;;[.BI55];&quot; inches, &quot;;[.BJ55];&quot; x &quot;;[.BK55];&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55]/[.$J55]; 0)" office:value-type="float" office:value="25" calcext:value-type="float">
            <text:p>25</text:p>
          </table:table-cell>
          <table:table-cell table:style-name="ce7" table:formula="of:=ROUND([.BO55]*2.54; 0)" office:value-type="float" office:value="51" calcext:value-type="float">
            <text:p>51</text:p>
          </table:table-cell>
          <table:table-cell table:style-name="ce7" table:formula="of:=ROUND([.BP55]*2.54;0)" office:value-type="float" office:value="64" calcext:value-type="float">
            <text:p>64</text:p>
          </table:table-cell>
          <table:table-cell table:style-name="ce7" table:formula="of:=IF([.$I55]&lt;[.$H55]; [.$I55]/[.BO55]; [.$H55]/[.BO55])" office:value-type="float" office:value="146.85" calcext:value-type="float">
            <text:p>147</text:p>
          </table:table-cell>
          <table:table-cell table:style-name="ce7" table:formula="of:=IF([.BS55]&gt;125; 1; 0)" office:value-type="float" office:value="1" calcext:value-type="float">
            <text:p>1</text:p>
          </table:table-cell>
          <table:table-cell table:style-name="ce7" table:formula="of:=IF([.BT55]=1;COM.MICROSOFT.CONCAT([.BO55];&quot; x &quot;;[.BP55];&quot; inches, &quot;;[.BQ55];&quot; x &quot;;[.BR55];&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55]/[.$J55]; 0)" office:value-type="float" office:value="30" calcext:value-type="float">
            <text:p>30</text:p>
          </table:table-cell>
          <table:table-cell table:style-name="ce7" table:formula="of:=ROUND([.BV55]*2.54; 0)" office:value-type="float" office:value="61" calcext:value-type="float">
            <text:p>61</text:p>
          </table:table-cell>
          <table:table-cell table:style-name="ce7" table:formula="of:=ROUND([.BW55]*2.54;0)" office:value-type="float" office:value="76" calcext:value-type="float">
            <text:p>76</text:p>
          </table:table-cell>
          <table:table-cell table:style-name="ce7" table:formula="of:=IF([.$I55]&lt;[.$H55]; [.$I55]/[.BV55]; [.$H55]/[.BV55])" office:value-type="float" office:value="122.375" calcext:value-type="float">
            <text:p>122</text:p>
          </table:table-cell>
          <table:table-cell table:style-name="ce7" table:formula="of:=IF([.BZ55]&gt;110; 1; 0)" office:value-type="float" office:value="1" calcext:value-type="float">
            <text:p>1</text:p>
          </table:table-cell>
          <table:table-cell table:style-name="ce7" table:formula="of:=IF([.CA55]=1;COM.MICROSOFT.CONCAT([.BV55];&quot; x &quot;;[.BW55];&quot; inches, &quot;;[.BX55];&quot; x &quot;;[.BY55];&quot; cm&quot;); &quot;&quot;)" office:value-type="string" office:string-value="24 x 30 inches, 61 x 76 cm" calcext:value-type="string">
            <text:p>24 x 30 inches, 61 x 76 cm</text:p>
          </table:table-cell>
          <table:table-cell table:number-columns-repeated="2"/>
        </table:table-row>
        <table:table-row table:style-name="ro2">
          <table:table-cell office:value-type="float" office:value="55" calcext:value-type="float">
            <text:p>55</text:p>
          </table:table-cell>
          <table:table-cell table:formula="of:=COM.MICROSOFT.CONCAT(&quot;PrintGalleryImage-&quot;;[.A56];&quot;.jpg&quot;)" office:value-type="string" office:string-value="PrintGalleryImage-55.jpg" calcext:value-type="string">
            <text:p>PrintGalleryImage-55.jpg</text:p>
          </table:table-cell>
          <table:table-cell table:style-name="Default" office:value-type="string" calcext:value-type="string">
            <text:p>Acrobatic Juvenile Macaque</text:p>
          </table:table-cell>
          <table:table-cell table:style-name="Default" office:value-type="string" calcext:value-type="string">
            <text:p>Getting across roads isn't always easy when one is just a youngster, especially when trees are far apart. However sometimes there are useful cables that can be used for bridges.</text:p>
          </table:table-cell>
          <table:table-cell table:style-name="Default" office:value-type="string" calcext:value-type="string">
            <text:p>Adrian, Adrian O Brien, Adrian O' Brien, Adrian O'Brien, Animals, Bardia, Brien, Monkeys, National, Nepal, O' Brien, O'Brien, OBrien, Park, Rhesus Macaque, Wildlife chasing, chasing, chasing wildlife, chasingwildlife, jungle, mammal, monkey, nature, wildlifechasing</text:p>
          </table:table-cell>
          <table:table-cell table:style-name="ce12" office:value-type="string" calcext:value-type="string">
            <text:p>15/04/2013 16:18:18</text:p>
          </table:table-cell>
          <table:table-cell table:style-name="Default" office:value-type="string" calcext:value-type="string">
            <text:p>4896 x 3264</text:p>
          </table:table-cell>
          <table:table-cell table:formula="of:=LEFT([.G56];4)" office:value-type="string" office:string-value="4896" calcext:value-type="string">
            <text:p>4896</text:p>
          </table:table-cell>
          <table:table-cell table:formula="of:=RIGHT([.G56];4)" office:value-type="string" office:string-value="3264" calcext:value-type="string">
            <text:p>3264</text:p>
          </table:table-cell>
          <table:table-cell table:style-name="ce6" table:formula="of:=IF([.I56]/[.H56]&gt;1;[.H56]/[.I56];[.I56]/[.H56])" office:value-type="float" office:value="0.666666666666667" calcext:value-type="float">
            <text:p>0.667</text:p>
          </table:table-cell>
          <table:table-cell table:style-name="ce7" office:value-type="float" office:value="8" calcext:value-type="float">
            <text:p>8</text:p>
          </table:table-cell>
          <table:table-cell table:style-name="ce7" table:formula="of:=ROUND([.K56]/[.$J56]; 0)" office:value-type="float" office:value="12" calcext:value-type="float">
            <text:p>12</text:p>
          </table:table-cell>
          <table:table-cell table:style-name="ce7" table:formula="of:=ROUND([.K56]*2.54; 0)" office:value-type="float" office:value="20" calcext:value-type="float">
            <text:p>20</text:p>
          </table:table-cell>
          <table:table-cell table:style-name="ce7" table:formula="of:=ROUND([.L56]*2.54;0)" office:value-type="float" office:value="30" calcext:value-type="float">
            <text:p>30</text:p>
          </table:table-cell>
          <table:table-cell table:style-name="ce7" table:formula="of:=IF([.$I56]&lt;[.$H56]; [.$I56]/[.K56]; [.$H56]/[.K56])" office:value-type="float" office:value="408" calcext:value-type="float">
            <text:p>408</text:p>
          </table:table-cell>
          <table:table-cell table:style-name="ce7" table:formula="of:=IF([.O56]&gt;250; 1; 0)" office:value-type="float" office:value="1" calcext:value-type="float">
            <text:p>1</text:p>
          </table:table-cell>
          <table:table-cell table:style-name="ce7" table:formula="of:=IF([.P56]=1;COM.MICROSOFT.CONCAT([.K56];&quot; x &quot;;[.L56];&quot; inches, &quot;;[.M56];&quot; x &quot;;[.N5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56]/[.$J56]; 0)" office:value-type="float" office:value="18" calcext:value-type="float">
            <text:p>18</text:p>
          </table:table-cell>
          <table:table-cell table:style-name="ce7" table:formula="of:=ROUND([.R56]*2.54; 0)" office:value-type="float" office:value="30" calcext:value-type="float">
            <text:p>30</text:p>
          </table:table-cell>
          <table:table-cell table:style-name="ce7" table:formula="of:=ROUND([.S56]*2.54;0)" office:value-type="float" office:value="46" calcext:value-type="float">
            <text:p>46</text:p>
          </table:table-cell>
          <table:table-cell table:style-name="ce7" table:formula="of:=IF([.$I56]&lt;[.$H56]; [.$I56]/[.R56]; [.$H56]/[.R56])" office:value-type="float" office:value="272" calcext:value-type="float">
            <text:p>272</text:p>
          </table:table-cell>
          <table:table-cell table:style-name="ce7" table:formula="of:=IF([.V56]&gt;150; 1; 0)" office:value-type="float" office:value="1" calcext:value-type="float">
            <text:p>1</text:p>
          </table:table-cell>
          <table:table-cell table:style-name="ce7" table:formula="of:=IF([.W56]=1;COM.MICROSOFT.CONCAT([.R56];&quot; x &quot;;[.S56];&quot; inches, &quot;;[.T56];&quot; x &quot;;[.U5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56]/[.$J56]; 0)" office:value-type="float" office:value="24" calcext:value-type="float">
            <text:p>24</text:p>
          </table:table-cell>
          <table:table-cell table:style-name="ce7" table:formula="of:=ROUND([.Y56]*2.54; 0)" office:value-type="float" office:value="41" calcext:value-type="float">
            <text:p>41</text:p>
          </table:table-cell>
          <table:table-cell table:style-name="ce7" table:formula="of:=ROUND([.Z56]*2.54;0)" office:value-type="float" office:value="61" calcext:value-type="float">
            <text:p>61</text:p>
          </table:table-cell>
          <table:table-cell table:style-name="ce7" table:formula="of:=IF([.$I56]&lt;[.$H56]; [.$I56]/[.Y56]; [.$H56]/[.Y56])" office:value-type="float" office:value="204" calcext:value-type="float">
            <text:p>204</text:p>
          </table:table-cell>
          <table:table-cell table:style-name="ce7" table:formula="of:=IF([.AC56]&gt;120; 1; 0)" office:value-type="float" office:value="1" calcext:value-type="float">
            <text:p>1</text:p>
          </table:table-cell>
          <table:table-cell table:style-name="ce7" table:formula="of:=IF([.AD56]=1;COM.MICROSOFT.CONCAT([.Y56];&quot; x &quot;;[.Z56];&quot; inches, &quot;;[.AA56];&quot; x &quot;;[.AB5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56]/[.$J56]; 0)" office:value-type="float" office:value="30" calcext:value-type="float">
            <text:p>30</text:p>
          </table:table-cell>
          <table:table-cell table:style-name="ce7" table:formula="of:=ROUND([.AF56]*2.54; 0)" office:value-type="float" office:value="51" calcext:value-type="float">
            <text:p>51</text:p>
          </table:table-cell>
          <table:table-cell table:style-name="ce7" table:formula="of:=ROUND([.AG56]*2.54;0)" office:value-type="float" office:value="76" calcext:value-type="float">
            <text:p>76</text:p>
          </table:table-cell>
          <table:table-cell table:style-name="ce7" table:formula="of:=IF([.$I56]&lt;[.$H56]; [.$I56]/[.AF56]; [.$H56]/[.AF56])" office:value-type="float" office:value="163.2" calcext:value-type="float">
            <text:p>163</text:p>
          </table:table-cell>
          <table:table-cell table:style-name="ce7" table:formula="of:=IF([.AJ56]&gt;100; 1; 0)" office:value-type="float" office:value="1" calcext:value-type="float">
            <text:p>1</text:p>
          </table:table-cell>
          <table:table-cell table:style-name="ce7" table:formula="of:=IF([.AK56]=1;COM.MICROSOFT.CONCAT([.AF56];&quot; x &quot;;[.AG56];&quot; inches, &quot;;[.AH56];&quot; x &quot;;[.AI5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56]/[.$J56]; 0)" office:value-type="float" office:value="36" calcext:value-type="float">
            <text:p>36</text:p>
          </table:table-cell>
          <table:table-cell table:style-name="ce7" table:formula="of:=ROUND([.AM56]*2.54; 0)" office:value-type="float" office:value="61" calcext:value-type="float">
            <text:p>61</text:p>
          </table:table-cell>
          <table:table-cell table:style-name="ce7" table:formula="of:=ROUND([.AN56]*2.54;0)" office:value-type="float" office:value="91" calcext:value-type="float">
            <text:p>91</text:p>
          </table:table-cell>
          <table:table-cell table:style-name="ce7" table:formula="of:=IF([.$I56]&lt;[.$H56]; [.$I56]/[.AM56]; [.$H56]/[.AM56])" office:value-type="float" office:value="136" calcext:value-type="float">
            <text:p>136</text:p>
          </table:table-cell>
          <table:table-cell table:style-name="ce7" table:formula="of:=IF([.AQ56]&gt;90; 1; 0)" office:value-type="float" office:value="1" calcext:value-type="float">
            <text:p>1</text:p>
          </table:table-cell>
          <table:table-cell table:style-name="ce7" table:formula="of:=IF([.AR56]=1;COM.MICROSOFT.CONCAT([.AM56];&quot; x &quot;;[.AN56];&quot; inches, &quot;;[.AO56];&quot; x &quot;;[.AP56];&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56]/[.$J56]; 0)" office:value-type="float" office:value="12" calcext:value-type="float">
            <text:p>12</text:p>
          </table:table-cell>
          <table:table-cell table:style-name="ce7" table:formula="of:=ROUND([.AT56]*2.54; 0)" office:value-type="float" office:value="20" calcext:value-type="float">
            <text:p>20</text:p>
          </table:table-cell>
          <table:table-cell table:style-name="ce7" table:formula="of:=ROUND([.AU56]*2.54;0)" office:value-type="float" office:value="30" calcext:value-type="float">
            <text:p>30</text:p>
          </table:table-cell>
          <table:table-cell table:style-name="ce7" table:formula="of:=IF([.$I56]&lt;[.$H56]; [.$I56]/[.AT56]; [.$H56]/[.AT56])" office:value-type="float" office:value="408" calcext:value-type="float">
            <text:p>408</text:p>
          </table:table-cell>
          <table:table-cell table:style-name="ce7" table:formula="of:=IF([.AX56]&gt;280; 1; 0)" office:value-type="float" office:value="1" calcext:value-type="float">
            <text:p>1</text:p>
          </table:table-cell>
          <table:table-cell table:style-name="ce7" table:formula="of:=IF([.AY56]=1;COM.MICROSOFT.CONCAT([.AT56];&quot; x &quot;;[.AU56];&quot; inches, &quot;;[.AV56];&quot; x &quot;;[.AW5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56]/[.$J56]; 0)" office:value-type="float" office:value="18" calcext:value-type="float">
            <text:p>18</text:p>
          </table:table-cell>
          <table:table-cell table:style-name="ce7" table:formula="of:=ROUND([.BA56]*2.54; 0)" office:value-type="float" office:value="30" calcext:value-type="float">
            <text:p>30</text:p>
          </table:table-cell>
          <table:table-cell table:style-name="ce7" table:formula="of:=ROUND([.BB56]*2.54;0)" office:value-type="float" office:value="46" calcext:value-type="float">
            <text:p>46</text:p>
          </table:table-cell>
          <table:table-cell table:style-name="ce7" table:formula="of:=IF([.$I56]&lt;[.$H56]; [.$I56]/[.BA56]; [.$H56]/[.BA56])" office:value-type="float" office:value="272" calcext:value-type="float">
            <text:p>272</text:p>
          </table:table-cell>
          <table:table-cell table:style-name="ce7" table:formula="of:=IF([.BE56]&gt;180; 1; 0)" office:value-type="float" office:value="1" calcext:value-type="float">
            <text:p>1</text:p>
          </table:table-cell>
          <table:table-cell table:style-name="ce7" table:formula="of:=IF([.BF56]=1;COM.MICROSOFT.CONCAT([.BA56];&quot; x &quot;;[.BB56];&quot; inches, &quot;;[.BC56];&quot; x &quot;;[.BD5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56]/[.$J56]; 0)" office:value-type="float" office:value="24" calcext:value-type="float">
            <text:p>24</text:p>
          </table:table-cell>
          <table:table-cell table:style-name="ce7" table:formula="of:=ROUND([.BH56]*2.54; 0)" office:value-type="float" office:value="41" calcext:value-type="float">
            <text:p>41</text:p>
          </table:table-cell>
          <table:table-cell table:style-name="ce7" table:formula="of:=ROUND([.BI56]*2.54;0)" office:value-type="float" office:value="61" calcext:value-type="float">
            <text:p>61</text:p>
          </table:table-cell>
          <table:table-cell table:style-name="ce7" table:formula="of:=IF([.$I56]&lt;[.$H56]; [.$I56]/[.BH56]; [.$H56]/[.BH56])" office:value-type="float" office:value="204" calcext:value-type="float">
            <text:p>204</text:p>
          </table:table-cell>
          <table:table-cell table:style-name="ce7" table:formula="of:=IF([.BL56]&gt;150; 1; 0)" office:value-type="float" office:value="1" calcext:value-type="float">
            <text:p>1</text:p>
          </table:table-cell>
          <table:table-cell table:style-name="ce7" table:formula="of:=IF([.BM56]=1;COM.MICROSOFT.CONCAT([.BH56];&quot; x &quot;;[.BI56];&quot; inches, &quot;;[.BJ56];&quot; x &quot;;[.BK5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56]/[.$J56]; 0)" office:value-type="float" office:value="30" calcext:value-type="float">
            <text:p>30</text:p>
          </table:table-cell>
          <table:table-cell table:style-name="ce7" table:formula="of:=ROUND([.BO56]*2.54; 0)" office:value-type="float" office:value="51" calcext:value-type="float">
            <text:p>51</text:p>
          </table:table-cell>
          <table:table-cell table:style-name="ce7" table:formula="of:=ROUND([.BP56]*2.54;0)" office:value-type="float" office:value="76" calcext:value-type="float">
            <text:p>76</text:p>
          </table:table-cell>
          <table:table-cell table:style-name="ce7" table:formula="of:=IF([.$I56]&lt;[.$H56]; [.$I56]/[.BO56]; [.$H56]/[.BO56])" office:value-type="float" office:value="163.2" calcext:value-type="float">
            <text:p>163</text:p>
          </table:table-cell>
          <table:table-cell table:style-name="ce7" table:formula="of:=IF([.BS56]&gt;125; 1; 0)" office:value-type="float" office:value="1" calcext:value-type="float">
            <text:p>1</text:p>
          </table:table-cell>
          <table:table-cell table:style-name="ce7" table:formula="of:=IF([.BT56]=1;COM.MICROSOFT.CONCAT([.BO56];&quot; x &quot;;[.BP56];&quot; inches, &quot;;[.BQ56];&quot; x &quot;;[.BR5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56]/[.$J56]; 0)" office:value-type="float" office:value="36" calcext:value-type="float">
            <text:p>36</text:p>
          </table:table-cell>
          <table:table-cell table:style-name="ce7" table:formula="of:=ROUND([.BV56]*2.54; 0)" office:value-type="float" office:value="61" calcext:value-type="float">
            <text:p>61</text:p>
          </table:table-cell>
          <table:table-cell table:style-name="ce7" table:formula="of:=ROUND([.BW56]*2.54;0)" office:value-type="float" office:value="91" calcext:value-type="float">
            <text:p>91</text:p>
          </table:table-cell>
          <table:table-cell table:style-name="ce7" table:formula="of:=IF([.$I56]&lt;[.$H56]; [.$I56]/[.BV56]; [.$H56]/[.BV56])" office:value-type="float" office:value="136" calcext:value-type="float">
            <text:p>136</text:p>
          </table:table-cell>
          <table:table-cell table:style-name="ce7" table:formula="of:=IF([.BZ56]&gt;110; 1; 0)" office:value-type="float" office:value="1" calcext:value-type="float">
            <text:p>1</text:p>
          </table:table-cell>
          <table:table-cell table:style-name="ce7" table:formula="of:=IF([.CA56]=1;COM.MICROSOFT.CONCAT([.BV56];&quot; x &quot;;[.BW56];&quot; inches, &quot;;[.BX56];&quot; x &quot;;[.BY56];&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56" calcext:value-type="float">
            <text:p>56</text:p>
          </table:table-cell>
          <table:table-cell table:formula="of:=COM.MICROSOFT.CONCAT(&quot;PrintGalleryImage-&quot;;[.A57];&quot;.jpg&quot;)" office:value-type="string" office:string-value="PrintGalleryImage-56.jpg" calcext:value-type="string">
            <text:p>PrintGalleryImage-56.jpg</text:p>
          </table:table-cell>
          <table:table-cell table:style-name="Default" office:value-type="string" calcext:value-type="string">
            <text:p>Shy Young Macaque</text:p>
          </table:table-cell>
          <table:table-cell table:style-name="Default" office:value-type="string" calcext:value-type="string">
            <text:p>Younger monkeys aren't always sure about what is happening and just like humans look to their peers to find out what to do rather than looking straight at the strange person photographing them.</text:p>
          </table:table-cell>
          <table:table-cell table:style-name="Default" office:value-type="string" calcext:value-type="string">
            <text:p>Adrian, Adrian O Brien, Adrian O' Brien, Adrian O'Brien, Animals, Bardia, Brien, Monkeys, National, Nepal, O' Brien, O'Brien, OBrien, Park, Rhesus Macaque, Wildlife chasing, chasing, chasing wildlife, chasingwildlife, mammal, monkey, nature, wildlifechasing</text:p>
          </table:table-cell>
          <table:table-cell table:style-name="ce12" office:value-type="string" calcext:value-type="string">
            <text:p>15/04/2013 16:18:44</text:p>
          </table:table-cell>
          <table:table-cell table:style-name="Default" office:value-type="string" calcext:value-type="string">
            <text:p>3256 x 2171</text:p>
          </table:table-cell>
          <table:table-cell table:formula="of:=LEFT([.G57];4)" office:value-type="string" office:string-value="3256" calcext:value-type="string">
            <text:p>3256</text:p>
          </table:table-cell>
          <table:table-cell table:formula="of:=RIGHT([.G57];4)" office:value-type="string" office:string-value="2171" calcext:value-type="string">
            <text:p>2171</text:p>
          </table:table-cell>
          <table:table-cell table:style-name="ce6" table:formula="of:=IF([.I57]/[.H57]&gt;1;[.H57]/[.I57];[.I57]/[.H57])" office:value-type="float" office:value="0.666769041769042" calcext:value-type="float">
            <text:p>0.667</text:p>
          </table:table-cell>
          <table:table-cell table:style-name="ce7" office:value-type="float" office:value="8" calcext:value-type="float">
            <text:p>8</text:p>
          </table:table-cell>
          <table:table-cell table:style-name="ce7" table:formula="of:=ROUND([.K57]/[.$J57]; 0)" office:value-type="float" office:value="12" calcext:value-type="float">
            <text:p>12</text:p>
          </table:table-cell>
          <table:table-cell table:style-name="ce7" table:formula="of:=ROUND([.K57]*2.54; 0)" office:value-type="float" office:value="20" calcext:value-type="float">
            <text:p>20</text:p>
          </table:table-cell>
          <table:table-cell table:style-name="ce7" table:formula="of:=ROUND([.L57]*2.54;0)" office:value-type="float" office:value="30" calcext:value-type="float">
            <text:p>30</text:p>
          </table:table-cell>
          <table:table-cell table:style-name="ce7" table:formula="of:=IF([.$I57]&lt;[.$H57]; [.$I57]/[.K57]; [.$H57]/[.K57])" office:value-type="float" office:value="271.375" calcext:value-type="float">
            <text:p>271</text:p>
          </table:table-cell>
          <table:table-cell table:style-name="ce7" table:formula="of:=IF([.O57]&gt;250; 1; 0)" office:value-type="float" office:value="1" calcext:value-type="float">
            <text:p>1</text:p>
          </table:table-cell>
          <table:table-cell table:style-name="ce7" table:formula="of:=IF([.P57]=1;COM.MICROSOFT.CONCAT([.K57];&quot; x &quot;;[.L57];&quot; inches, &quot;;[.M57];&quot; x &quot;;[.N5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57]/[.$J57]; 0)" office:value-type="float" office:value="18" calcext:value-type="float">
            <text:p>18</text:p>
          </table:table-cell>
          <table:table-cell table:style-name="ce7" table:formula="of:=ROUND([.R57]*2.54; 0)" office:value-type="float" office:value="30" calcext:value-type="float">
            <text:p>30</text:p>
          </table:table-cell>
          <table:table-cell table:style-name="ce7" table:formula="of:=ROUND([.S57]*2.54;0)" office:value-type="float" office:value="46" calcext:value-type="float">
            <text:p>46</text:p>
          </table:table-cell>
          <table:table-cell table:style-name="ce7" table:formula="of:=IF([.$I57]&lt;[.$H57]; [.$I57]/[.R57]; [.$H57]/[.R57])" office:value-type="float" office:value="180.916666666667" calcext:value-type="float">
            <text:p>181</text:p>
          </table:table-cell>
          <table:table-cell table:style-name="ce7" table:formula="of:=IF([.V57]&gt;150; 1; 0)" office:value-type="float" office:value="1" calcext:value-type="float">
            <text:p>1</text:p>
          </table:table-cell>
          <table:table-cell table:style-name="ce7" table:formula="of:=IF([.W57]=1;COM.MICROSOFT.CONCAT([.R57];&quot; x &quot;;[.S57];&quot; inches, &quot;;[.T57];&quot; x &quot;;[.U5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57]/[.$J57]; 0)" office:value-type="float" office:value="24" calcext:value-type="float">
            <text:p>24</text:p>
          </table:table-cell>
          <table:table-cell table:style-name="ce7" table:formula="of:=ROUND([.Y57]*2.54; 0)" office:value-type="float" office:value="41" calcext:value-type="float">
            <text:p>41</text:p>
          </table:table-cell>
          <table:table-cell table:style-name="ce7" table:formula="of:=ROUND([.Z57]*2.54;0)" office:value-type="float" office:value="61" calcext:value-type="float">
            <text:p>61</text:p>
          </table:table-cell>
          <table:table-cell table:style-name="ce7" table:formula="of:=IF([.$I57]&lt;[.$H57]; [.$I57]/[.Y57]; [.$H57]/[.Y57])" office:value-type="float" office:value="135.6875" calcext:value-type="float">
            <text:p>136</text:p>
          </table:table-cell>
          <table:table-cell table:style-name="ce7" table:formula="of:=IF([.AC57]&gt;120; 1; 0)" office:value-type="float" office:value="1" calcext:value-type="float">
            <text:p>1</text:p>
          </table:table-cell>
          <table:table-cell table:style-name="ce7" table:formula="of:=IF([.AD57]=1;COM.MICROSOFT.CONCAT([.Y57];&quot; x &quot;;[.Z57];&quot; inches, &quot;;[.AA57];&quot; x &quot;;[.AB5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57]/[.$J57]; 0)" office:value-type="float" office:value="30" calcext:value-type="float">
            <text:p>30</text:p>
          </table:table-cell>
          <table:table-cell table:style-name="ce7" table:formula="of:=ROUND([.AF57]*2.54; 0)" office:value-type="float" office:value="51" calcext:value-type="float">
            <text:p>51</text:p>
          </table:table-cell>
          <table:table-cell table:style-name="ce7" table:formula="of:=ROUND([.AG57]*2.54;0)" office:value-type="float" office:value="76" calcext:value-type="float">
            <text:p>76</text:p>
          </table:table-cell>
          <table:table-cell table:style-name="ce7" table:formula="of:=IF([.$I57]&lt;[.$H57]; [.$I57]/[.AF57]; [.$H57]/[.AF57])" office:value-type="float" office:value="108.55" calcext:value-type="float">
            <text:p>109</text:p>
          </table:table-cell>
          <table:table-cell table:style-name="ce7" table:formula="of:=IF([.AJ57]&gt;100; 1; 0)" office:value-type="float" office:value="1" calcext:value-type="float">
            <text:p>1</text:p>
          </table:table-cell>
          <table:table-cell table:style-name="ce7" table:formula="of:=IF([.AK57]=1;COM.MICROSOFT.CONCAT([.AF57];&quot; x &quot;;[.AG57];&quot; inches, &quot;;[.AH57];&quot; x &quot;;[.AI5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57]/[.$J57]; 0)" office:value-type="float" office:value="36" calcext:value-type="float">
            <text:p>36</text:p>
          </table:table-cell>
          <table:table-cell table:style-name="ce7" table:formula="of:=ROUND([.AM57]*2.54; 0)" office:value-type="float" office:value="61" calcext:value-type="float">
            <text:p>61</text:p>
          </table:table-cell>
          <table:table-cell table:style-name="ce7" table:formula="of:=ROUND([.AN57]*2.54;0)" office:value-type="float" office:value="91" calcext:value-type="float">
            <text:p>91</text:p>
          </table:table-cell>
          <table:table-cell table:style-name="ce7" table:formula="of:=IF([.$I57]&lt;[.$H57]; [.$I57]/[.AM57]; [.$H57]/[.AM57])" office:value-type="float" office:value="90.4583333333333" calcext:value-type="float">
            <text:p>90</text:p>
          </table:table-cell>
          <table:table-cell table:style-name="ce7" table:formula="of:=IF([.AQ57]&gt;90; 1; 0)" office:value-type="float" office:value="1" calcext:value-type="float">
            <text:p>1</text:p>
          </table:table-cell>
          <table:table-cell table:style-name="ce7" table:formula="of:=IF([.AR57]=1;COM.MICROSOFT.CONCAT([.AM57];&quot; x &quot;;[.AN57];&quot; inches, &quot;;[.AO57];&quot; x &quot;;[.AP57];&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57]/[.$J57]; 0)" office:value-type="float" office:value="12" calcext:value-type="float">
            <text:p>12</text:p>
          </table:table-cell>
          <table:table-cell table:style-name="ce7" table:formula="of:=ROUND([.AT57]*2.54; 0)" office:value-type="float" office:value="20" calcext:value-type="float">
            <text:p>20</text:p>
          </table:table-cell>
          <table:table-cell table:style-name="ce7" table:formula="of:=ROUND([.AU57]*2.54;0)" office:value-type="float" office:value="30" calcext:value-type="float">
            <text:p>30</text:p>
          </table:table-cell>
          <table:table-cell table:style-name="ce7" table:formula="of:=IF([.$I57]&lt;[.$H57]; [.$I57]/[.AT57]; [.$H57]/[.AT57])" office:value-type="float" office:value="271.375" calcext:value-type="float">
            <text:p>271</text:p>
          </table:table-cell>
          <table:table-cell table:style-name="ce7" table:formula="of:=IF([.AX57]&gt;280; 1; 0)" office:value-type="float" office:value="0" calcext:value-type="float">
            <text:p>0</text:p>
          </table:table-cell>
          <table:table-cell table:style-name="ce7" table:formula="of:=IF([.AY57]=1;COM.MICROSOFT.CONCAT([.AT57];&quot; x &quot;;[.AU57];&quot; inches, &quot;;[.AV57];&quot; x &quot;;[.AW57];&quot; cm&quot;); &quot;&quot;)">
            <text:p/>
          </table:table-cell>
          <table:table-cell table:style-name="ce7" office:value-type="float" office:value="12" calcext:value-type="float">
            <text:p>12</text:p>
          </table:table-cell>
          <table:table-cell table:style-name="ce7" table:formula="of:=ROUND([.BA57]/[.$J57]; 0)" office:value-type="float" office:value="18" calcext:value-type="float">
            <text:p>18</text:p>
          </table:table-cell>
          <table:table-cell table:style-name="ce7" table:formula="of:=ROUND([.BA57]*2.54; 0)" office:value-type="float" office:value="30" calcext:value-type="float">
            <text:p>30</text:p>
          </table:table-cell>
          <table:table-cell table:style-name="ce7" table:formula="of:=ROUND([.BB57]*2.54;0)" office:value-type="float" office:value="46" calcext:value-type="float">
            <text:p>46</text:p>
          </table:table-cell>
          <table:table-cell table:style-name="ce7" table:formula="of:=IF([.$I57]&lt;[.$H57]; [.$I57]/[.BA57]; [.$H57]/[.BA57])" office:value-type="float" office:value="180.916666666667" calcext:value-type="float">
            <text:p>181</text:p>
          </table:table-cell>
          <table:table-cell table:style-name="ce7" table:formula="of:=IF([.BE57]&gt;180; 1; 0)" office:value-type="float" office:value="1" calcext:value-type="float">
            <text:p>1</text:p>
          </table:table-cell>
          <table:table-cell table:style-name="ce7" table:formula="of:=IF([.BF57]=1;COM.MICROSOFT.CONCAT([.BA57];&quot; x &quot;;[.BB57];&quot; inches, &quot;;[.BC57];&quot; x &quot;;[.BD5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57]/[.$J57]; 0)" office:value-type="float" office:value="24" calcext:value-type="float">
            <text:p>24</text:p>
          </table:table-cell>
          <table:table-cell table:style-name="ce7" table:formula="of:=ROUND([.BH57]*2.54; 0)" office:value-type="float" office:value="41" calcext:value-type="float">
            <text:p>41</text:p>
          </table:table-cell>
          <table:table-cell table:style-name="ce7" table:formula="of:=ROUND([.BI57]*2.54;0)" office:value-type="float" office:value="61" calcext:value-type="float">
            <text:p>61</text:p>
          </table:table-cell>
          <table:table-cell table:style-name="ce7" table:formula="of:=IF([.$I57]&lt;[.$H57]; [.$I57]/[.BH57]; [.$H57]/[.BH57])" office:value-type="float" office:value="135.6875" calcext:value-type="float">
            <text:p>136</text:p>
          </table:table-cell>
          <table:table-cell table:style-name="ce7" table:formula="of:=IF([.BL57]&gt;150; 1; 0)" office:value-type="float" office:value="0" calcext:value-type="float">
            <text:p>0</text:p>
          </table:table-cell>
          <table:table-cell table:style-name="ce7" table:formula="of:=IF([.BM57]=1;COM.MICROSOFT.CONCAT([.BH57];&quot; x &quot;;[.BI57];&quot; inches, &quot;;[.BJ57];&quot; x &quot;;[.BK57];&quot; cm&quot;); &quot;&quot;)">
            <text:p/>
          </table:table-cell>
          <table:table-cell table:style-name="ce7" office:value-type="float" office:value="20" calcext:value-type="float">
            <text:p>20</text:p>
          </table:table-cell>
          <table:table-cell table:style-name="ce7" table:formula="of:=ROUND([.BO57]/[.$J57]; 0)" office:value-type="float" office:value="30" calcext:value-type="float">
            <text:p>30</text:p>
          </table:table-cell>
          <table:table-cell table:style-name="ce7" table:formula="of:=ROUND([.BO57]*2.54; 0)" office:value-type="float" office:value="51" calcext:value-type="float">
            <text:p>51</text:p>
          </table:table-cell>
          <table:table-cell table:style-name="ce7" table:formula="of:=ROUND([.BP57]*2.54;0)" office:value-type="float" office:value="76" calcext:value-type="float">
            <text:p>76</text:p>
          </table:table-cell>
          <table:table-cell table:style-name="ce7" table:formula="of:=IF([.$I57]&lt;[.$H57]; [.$I57]/[.BO57]; [.$H57]/[.BO57])" office:value-type="float" office:value="108.55" calcext:value-type="float">
            <text:p>109</text:p>
          </table:table-cell>
          <table:table-cell table:style-name="ce7" table:formula="of:=IF([.BS57]&gt;125; 1; 0)" office:value-type="float" office:value="0" calcext:value-type="float">
            <text:p>0</text:p>
          </table:table-cell>
          <table:table-cell table:style-name="ce7" table:formula="of:=IF([.BT57]=1;COM.MICROSOFT.CONCAT([.BO57];&quot; x &quot;;[.BP57];&quot; inches, &quot;;[.BQ57];&quot; x &quot;;[.BR57];&quot; cm&quot;); &quot;&quot;)">
            <text:p/>
          </table:table-cell>
          <table:table-cell table:style-name="ce7" office:value-type="float" office:value="24" calcext:value-type="float">
            <text:p>24</text:p>
          </table:table-cell>
          <table:table-cell table:style-name="ce7" table:formula="of:=ROUND([.BV57]/[.$J57]; 0)" office:value-type="float" office:value="36" calcext:value-type="float">
            <text:p>36</text:p>
          </table:table-cell>
          <table:table-cell table:style-name="ce7" table:formula="of:=ROUND([.BV57]*2.54; 0)" office:value-type="float" office:value="61" calcext:value-type="float">
            <text:p>61</text:p>
          </table:table-cell>
          <table:table-cell table:style-name="ce7" table:formula="of:=ROUND([.BW57]*2.54;0)" office:value-type="float" office:value="91" calcext:value-type="float">
            <text:p>91</text:p>
          </table:table-cell>
          <table:table-cell table:style-name="ce7" table:formula="of:=IF([.$I57]&lt;[.$H57]; [.$I57]/[.BV57]; [.$H57]/[.BV57])" office:value-type="float" office:value="90.4583333333333" calcext:value-type="float">
            <text:p>90</text:p>
          </table:table-cell>
          <table:table-cell table:style-name="ce7" table:formula="of:=IF([.BZ57]&gt;110; 1; 0)" office:value-type="float" office:value="0" calcext:value-type="float">
            <text:p>0</text:p>
          </table:table-cell>
          <table:table-cell table:style-name="ce7" table:formula="of:=IF([.CA57]=1;COM.MICROSOFT.CONCAT([.BV57];&quot; x &quot;;[.BW57];&quot; inches, &quot;;[.BX57];&quot; x &quot;;[.BY57];&quot; cm&quot;); &quot;&quot;)">
            <text:p/>
          </table:table-cell>
          <table:table-cell table:number-columns-repeated="2"/>
        </table:table-row>
        <table:table-row table:style-name="ro2">
          <table:table-cell office:value-type="float" office:value="57" calcext:value-type="float">
            <text:p>57</text:p>
          </table:table-cell>
          <table:table-cell table:formula="of:=COM.MICROSOFT.CONCAT(&quot;PrintGalleryImage-&quot;;[.A58];&quot;.jpg&quot;)" office:value-type="string" office:string-value="PrintGalleryImage-57.jpg" calcext:value-type="string">
            <text:p>PrintGalleryImage-57.jpg</text:p>
          </table:table-cell>
          <table:table-cell table:style-name="Default" office:value-type="string" calcext:value-type="string">
            <text:p>Black Faced Langur Peeking Out</text:p>
          </table:table-cell>
          <table:table-cell table:style-name="Default" office:value-type="string" calcext:value-type="string">
            <text:p>Monkeys are very curious and almost always check you out while you photograph them. However they do like their security and stay high up or somewhere relatively safe.</text:p>
          </table:table-cell>
          <table:table-cell table:style-name="Default" office:value-type="string" calcext:value-type="string">
            <text:p>Adrian, Adrian O Brien, Adrian O' Brien, Adrian O'Brien, Animals, Bardia, Brien, Monkeys, National, Nepal, O' Brien, O'Brien, OBrien, Park, Wildlife chasing, chasing, chasing wildlife, chasingwildlife, mammal, monkey, nature, wildlifechasing</text:p>
          </table:table-cell>
          <table:table-cell table:style-name="ce12" office:value-type="string" calcext:value-type="string">
            <text:p>15/04/2013 16:34:15</text:p>
          </table:table-cell>
          <table:table-cell table:style-name="Default" office:value-type="string" calcext:value-type="string">
            <text:p>3436 x 2749</text:p>
          </table:table-cell>
          <table:table-cell table:formula="of:=LEFT([.G58];4)" office:value-type="string" office:string-value="3436" calcext:value-type="string">
            <text:p>3436</text:p>
          </table:table-cell>
          <table:table-cell table:formula="of:=RIGHT([.G58];4)" office:value-type="string" office:string-value="2749" calcext:value-type="string">
            <text:p>2749</text:p>
          </table:table-cell>
          <table:table-cell table:style-name="ce6" table:formula="of:=IF([.I58]/[.H58]&gt;1;[.H58]/[.I58];[.I58]/[.H58])" office:value-type="float" office:value="0.800058207217695" calcext:value-type="float">
            <text:p>0.800</text:p>
          </table:table-cell>
          <table:table-cell table:style-name="ce7" office:value-type="float" office:value="8" calcext:value-type="float">
            <text:p>8</text:p>
          </table:table-cell>
          <table:table-cell table:style-name="ce7" table:formula="of:=ROUND([.K58]/[.$J58]; 0)" office:value-type="float" office:value="10" calcext:value-type="float">
            <text:p>10</text:p>
          </table:table-cell>
          <table:table-cell table:style-name="ce7" table:formula="of:=ROUND([.K58]*2.54; 0)" office:value-type="float" office:value="20" calcext:value-type="float">
            <text:p>20</text:p>
          </table:table-cell>
          <table:table-cell table:style-name="ce7" table:formula="of:=ROUND([.L58]*2.54;0)" office:value-type="float" office:value="25" calcext:value-type="float">
            <text:p>25</text:p>
          </table:table-cell>
          <table:table-cell table:style-name="ce7" table:formula="of:=IF([.$I58]&lt;[.$H58]; [.$I58]/[.K58]; [.$H58]/[.K58])" office:value-type="float" office:value="343.625" calcext:value-type="float">
            <text:p>344</text:p>
          </table:table-cell>
          <table:table-cell table:style-name="ce7" table:formula="of:=IF([.O58]&gt;250; 1; 0)" office:value-type="float" office:value="1" calcext:value-type="float">
            <text:p>1</text:p>
          </table:table-cell>
          <table:table-cell table:style-name="ce7" table:formula="of:=IF([.P58]=1;COM.MICROSOFT.CONCAT([.K58];&quot; x &quot;;[.L58];&quot; inches, &quot;;[.M58];&quot; x &quot;;[.N58];&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58]/[.$J58]; 0)" office:value-type="float" office:value="15" calcext:value-type="float">
            <text:p>15</text:p>
          </table:table-cell>
          <table:table-cell table:style-name="ce7" table:formula="of:=ROUND([.R58]*2.54; 0)" office:value-type="float" office:value="30" calcext:value-type="float">
            <text:p>30</text:p>
          </table:table-cell>
          <table:table-cell table:style-name="ce7" table:formula="of:=ROUND([.S58]*2.54;0)" office:value-type="float" office:value="38" calcext:value-type="float">
            <text:p>38</text:p>
          </table:table-cell>
          <table:table-cell table:style-name="ce7" table:formula="of:=IF([.$I58]&lt;[.$H58]; [.$I58]/[.R58]; [.$H58]/[.R58])" office:value-type="float" office:value="229.083333333333" calcext:value-type="float">
            <text:p>229</text:p>
          </table:table-cell>
          <table:table-cell table:style-name="ce7" table:formula="of:=IF([.V58]&gt;150; 1; 0)" office:value-type="float" office:value="1" calcext:value-type="float">
            <text:p>1</text:p>
          </table:table-cell>
          <table:table-cell table:style-name="ce7" table:formula="of:=IF([.W58]=1;COM.MICROSOFT.CONCAT([.R58];&quot; x &quot;;[.S58];&quot; inches, &quot;;[.T58];&quot; x &quot;;[.U58];&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58]/[.$J58]; 0)" office:value-type="float" office:value="20" calcext:value-type="float">
            <text:p>20</text:p>
          </table:table-cell>
          <table:table-cell table:style-name="ce7" table:formula="of:=ROUND([.Y58]*2.54; 0)" office:value-type="float" office:value="41" calcext:value-type="float">
            <text:p>41</text:p>
          </table:table-cell>
          <table:table-cell table:style-name="ce7" table:formula="of:=ROUND([.Z58]*2.54;0)" office:value-type="float" office:value="51" calcext:value-type="float">
            <text:p>51</text:p>
          </table:table-cell>
          <table:table-cell table:style-name="ce7" table:formula="of:=IF([.$I58]&lt;[.$H58]; [.$I58]/[.Y58]; [.$H58]/[.Y58])" office:value-type="float" office:value="171.8125" calcext:value-type="float">
            <text:p>172</text:p>
          </table:table-cell>
          <table:table-cell table:style-name="ce7" table:formula="of:=IF([.AC58]&gt;120; 1; 0)" office:value-type="float" office:value="1" calcext:value-type="float">
            <text:p>1</text:p>
          </table:table-cell>
          <table:table-cell table:style-name="ce7" table:formula="of:=IF([.AD58]=1;COM.MICROSOFT.CONCAT([.Y58];&quot; x &quot;;[.Z58];&quot; inches, &quot;;[.AA58];&quot; x &quot;;[.AB58];&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58]/[.$J58]; 0)" office:value-type="float" office:value="25" calcext:value-type="float">
            <text:p>25</text:p>
          </table:table-cell>
          <table:table-cell table:style-name="ce7" table:formula="of:=ROUND([.AF58]*2.54; 0)" office:value-type="float" office:value="51" calcext:value-type="float">
            <text:p>51</text:p>
          </table:table-cell>
          <table:table-cell table:style-name="ce7" table:formula="of:=ROUND([.AG58]*2.54;0)" office:value-type="float" office:value="64" calcext:value-type="float">
            <text:p>64</text:p>
          </table:table-cell>
          <table:table-cell table:style-name="ce7" table:formula="of:=IF([.$I58]&lt;[.$H58]; [.$I58]/[.AF58]; [.$H58]/[.AF58])" office:value-type="float" office:value="137.45" calcext:value-type="float">
            <text:p>137</text:p>
          </table:table-cell>
          <table:table-cell table:style-name="ce7" table:formula="of:=IF([.AJ58]&gt;100; 1; 0)" office:value-type="float" office:value="1" calcext:value-type="float">
            <text:p>1</text:p>
          </table:table-cell>
          <table:table-cell table:style-name="ce7" table:formula="of:=IF([.AK58]=1;COM.MICROSOFT.CONCAT([.AF58];&quot; x &quot;;[.AG58];&quot; inches, &quot;;[.AH58];&quot; x &quot;;[.AI58];&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58]/[.$J58]; 0)" office:value-type="float" office:value="30" calcext:value-type="float">
            <text:p>30</text:p>
          </table:table-cell>
          <table:table-cell table:style-name="ce7" table:formula="of:=ROUND([.AM58]*2.54; 0)" office:value-type="float" office:value="61" calcext:value-type="float">
            <text:p>61</text:p>
          </table:table-cell>
          <table:table-cell table:style-name="ce7" table:formula="of:=ROUND([.AN58]*2.54;0)" office:value-type="float" office:value="76" calcext:value-type="float">
            <text:p>76</text:p>
          </table:table-cell>
          <table:table-cell table:style-name="ce7" table:formula="of:=IF([.$I58]&lt;[.$H58]; [.$I58]/[.AM58]; [.$H58]/[.AM58])" office:value-type="float" office:value="114.541666666667" calcext:value-type="float">
            <text:p>115</text:p>
          </table:table-cell>
          <table:table-cell table:style-name="ce7" table:formula="of:=IF([.AQ58]&gt;90; 1; 0)" office:value-type="float" office:value="1" calcext:value-type="float">
            <text:p>1</text:p>
          </table:table-cell>
          <table:table-cell table:style-name="ce7" table:formula="of:=IF([.AR58]=1;COM.MICROSOFT.CONCAT([.AM58];&quot; x &quot;;[.AN58];&quot; inches, &quot;;[.AO58];&quot; x &quot;;[.AP58];&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58]/[.$J58]; 0)" office:value-type="float" office:value="10" calcext:value-type="float">
            <text:p>10</text:p>
          </table:table-cell>
          <table:table-cell table:style-name="ce7" table:formula="of:=ROUND([.AT58]*2.54; 0)" office:value-type="float" office:value="20" calcext:value-type="float">
            <text:p>20</text:p>
          </table:table-cell>
          <table:table-cell table:style-name="ce7" table:formula="of:=ROUND([.AU58]*2.54;0)" office:value-type="float" office:value="25" calcext:value-type="float">
            <text:p>25</text:p>
          </table:table-cell>
          <table:table-cell table:style-name="ce7" table:formula="of:=IF([.$I58]&lt;[.$H58]; [.$I58]/[.AT58]; [.$H58]/[.AT58])" office:value-type="float" office:value="343.625" calcext:value-type="float">
            <text:p>344</text:p>
          </table:table-cell>
          <table:table-cell table:style-name="ce7" table:formula="of:=IF([.AX58]&gt;280; 1; 0)" office:value-type="float" office:value="1" calcext:value-type="float">
            <text:p>1</text:p>
          </table:table-cell>
          <table:table-cell table:style-name="ce7" table:formula="of:=IF([.AY58]=1;COM.MICROSOFT.CONCAT([.AT58];&quot; x &quot;;[.AU58];&quot; inches, &quot;;[.AV58];&quot; x &quot;;[.AW58];&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58]/[.$J58]; 0)" office:value-type="float" office:value="15" calcext:value-type="float">
            <text:p>15</text:p>
          </table:table-cell>
          <table:table-cell table:style-name="ce7" table:formula="of:=ROUND([.BA58]*2.54; 0)" office:value-type="float" office:value="30" calcext:value-type="float">
            <text:p>30</text:p>
          </table:table-cell>
          <table:table-cell table:style-name="ce7" table:formula="of:=ROUND([.BB58]*2.54;0)" office:value-type="float" office:value="38" calcext:value-type="float">
            <text:p>38</text:p>
          </table:table-cell>
          <table:table-cell table:style-name="ce7" table:formula="of:=IF([.$I58]&lt;[.$H58]; [.$I58]/[.BA58]; [.$H58]/[.BA58])" office:value-type="float" office:value="229.083333333333" calcext:value-type="float">
            <text:p>229</text:p>
          </table:table-cell>
          <table:table-cell table:style-name="ce7" table:formula="of:=IF([.BE58]&gt;180; 1; 0)" office:value-type="float" office:value="1" calcext:value-type="float">
            <text:p>1</text:p>
          </table:table-cell>
          <table:table-cell table:style-name="ce7" table:formula="of:=IF([.BF58]=1;COM.MICROSOFT.CONCAT([.BA58];&quot; x &quot;;[.BB58];&quot; inches, &quot;;[.BC58];&quot; x &quot;;[.BD58];&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58]/[.$J58]; 0)" office:value-type="float" office:value="20" calcext:value-type="float">
            <text:p>20</text:p>
          </table:table-cell>
          <table:table-cell table:style-name="ce7" table:formula="of:=ROUND([.BH58]*2.54; 0)" office:value-type="float" office:value="41" calcext:value-type="float">
            <text:p>41</text:p>
          </table:table-cell>
          <table:table-cell table:style-name="ce7" table:formula="of:=ROUND([.BI58]*2.54;0)" office:value-type="float" office:value="51" calcext:value-type="float">
            <text:p>51</text:p>
          </table:table-cell>
          <table:table-cell table:style-name="ce7" table:formula="of:=IF([.$I58]&lt;[.$H58]; [.$I58]/[.BH58]; [.$H58]/[.BH58])" office:value-type="float" office:value="171.8125" calcext:value-type="float">
            <text:p>172</text:p>
          </table:table-cell>
          <table:table-cell table:style-name="ce7" table:formula="of:=IF([.BL58]&gt;150; 1; 0)" office:value-type="float" office:value="1" calcext:value-type="float">
            <text:p>1</text:p>
          </table:table-cell>
          <table:table-cell table:style-name="ce7" table:formula="of:=IF([.BM58]=1;COM.MICROSOFT.CONCAT([.BH58];&quot; x &quot;;[.BI58];&quot; inches, &quot;;[.BJ58];&quot; x &quot;;[.BK58];&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58]/[.$J58]; 0)" office:value-type="float" office:value="25" calcext:value-type="float">
            <text:p>25</text:p>
          </table:table-cell>
          <table:table-cell table:style-name="ce7" table:formula="of:=ROUND([.BO58]*2.54; 0)" office:value-type="float" office:value="51" calcext:value-type="float">
            <text:p>51</text:p>
          </table:table-cell>
          <table:table-cell table:style-name="ce7" table:formula="of:=ROUND([.BP58]*2.54;0)" office:value-type="float" office:value="64" calcext:value-type="float">
            <text:p>64</text:p>
          </table:table-cell>
          <table:table-cell table:style-name="ce7" table:formula="of:=IF([.$I58]&lt;[.$H58]; [.$I58]/[.BO58]; [.$H58]/[.BO58])" office:value-type="float" office:value="137.45" calcext:value-type="float">
            <text:p>137</text:p>
          </table:table-cell>
          <table:table-cell table:style-name="ce7" table:formula="of:=IF([.BS58]&gt;125; 1; 0)" office:value-type="float" office:value="1" calcext:value-type="float">
            <text:p>1</text:p>
          </table:table-cell>
          <table:table-cell table:style-name="ce7" table:formula="of:=IF([.BT58]=1;COM.MICROSOFT.CONCAT([.BO58];&quot; x &quot;;[.BP58];&quot; inches, &quot;;[.BQ58];&quot; x &quot;;[.BR58];&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58]/[.$J58]; 0)" office:value-type="float" office:value="30" calcext:value-type="float">
            <text:p>30</text:p>
          </table:table-cell>
          <table:table-cell table:style-name="ce7" table:formula="of:=ROUND([.BV58]*2.54; 0)" office:value-type="float" office:value="61" calcext:value-type="float">
            <text:p>61</text:p>
          </table:table-cell>
          <table:table-cell table:style-name="ce7" table:formula="of:=ROUND([.BW58]*2.54;0)" office:value-type="float" office:value="76" calcext:value-type="float">
            <text:p>76</text:p>
          </table:table-cell>
          <table:table-cell table:style-name="ce7" table:formula="of:=IF([.$I58]&lt;[.$H58]; [.$I58]/[.BV58]; [.$H58]/[.BV58])" office:value-type="float" office:value="114.541666666667" calcext:value-type="float">
            <text:p>115</text:p>
          </table:table-cell>
          <table:table-cell table:style-name="ce7" table:formula="of:=IF([.BZ58]&gt;110; 1; 0)" office:value-type="float" office:value="1" calcext:value-type="float">
            <text:p>1</text:p>
          </table:table-cell>
          <table:table-cell table:style-name="ce7" table:formula="of:=IF([.CA58]=1;COM.MICROSOFT.CONCAT([.BV58];&quot; x &quot;;[.BW58];&quot; inches, &quot;;[.BX58];&quot; x &quot;;[.BY58];&quot; cm&quot;); &quot;&quot;)" office:value-type="string" office:string-value="24 x 30 inches, 61 x 76 cm" calcext:value-type="string">
            <text:p>24 x 30 inches, 61 x 76 cm</text:p>
          </table:table-cell>
          <table:table-cell table:number-columns-repeated="2"/>
        </table:table-row>
        <table:table-row table:style-name="ro2">
          <table:table-cell office:value-type="float" office:value="58" calcext:value-type="float">
            <text:p>58</text:p>
          </table:table-cell>
          <table:table-cell table:formula="of:=COM.MICROSOFT.CONCAT(&quot;PrintGalleryImage-&quot;;[.A59];&quot;.jpg&quot;)" office:value-type="string" office:string-value="PrintGalleryImage-58.jpg" calcext:value-type="string">
            <text:p>PrintGalleryImage-58.jpg</text:p>
          </table:table-cell>
          <table:table-cell table:style-name="Default" office:value-type="string" calcext:value-type="string">
            <text:p>Blue Tailed Bee-Eater</text:p>
          </table:table-cell>
          <table:table-cell table:style-name="Default" office:value-type="string" calcext:value-type="string">
            <text:p>The colours and beauty of the bee-eaters always blows me away. I just wish they were more common in Europe so I could capture them all year round.</text:p>
          </table:table-cell>
          <table:table-cell table:style-name="Default" office:value-type="string" calcext:value-type="string">
            <text:p>Adrian, Adrian O Brien, Adrian O' Brien, Adrian O'Brien, Animals, Bird, Birds, Brien, Corbett, India, Jim, O' Brien, O'Brien, OBrien, Predator, Wildlife chasing, chasing, chasing wildlife, chasingwildlife, nature, wildlifechasing</text:p>
          </table:table-cell>
          <table:table-cell table:style-name="ce12" office:value-type="string" calcext:value-type="string">
            <text:p>18/04/2013 15:59:51</text:p>
          </table:table-cell>
          <table:table-cell table:style-name="Default" office:value-type="string" calcext:value-type="string">
            <text:p>3444 x 2296</text:p>
          </table:table-cell>
          <table:table-cell table:formula="of:=LEFT([.G59];4)" office:value-type="string" office:string-value="3444" calcext:value-type="string">
            <text:p>3444</text:p>
          </table:table-cell>
          <table:table-cell table:formula="of:=RIGHT([.G59];4)" office:value-type="string" office:string-value="2296" calcext:value-type="string">
            <text:p>2296</text:p>
          </table:table-cell>
          <table:table-cell table:style-name="ce6" table:formula="of:=IF([.I59]/[.H59]&gt;1;[.H59]/[.I59];[.I59]/[.H59])" office:value-type="float" office:value="0.666666666666667" calcext:value-type="float">
            <text:p>0.667</text:p>
          </table:table-cell>
          <table:table-cell table:style-name="ce7" office:value-type="float" office:value="8" calcext:value-type="float">
            <text:p>8</text:p>
          </table:table-cell>
          <table:table-cell table:style-name="ce7" table:formula="of:=ROUND([.K59]/[.$J59]; 0)" office:value-type="float" office:value="12" calcext:value-type="float">
            <text:p>12</text:p>
          </table:table-cell>
          <table:table-cell table:style-name="ce7" table:formula="of:=ROUND([.K59]*2.54; 0)" office:value-type="float" office:value="20" calcext:value-type="float">
            <text:p>20</text:p>
          </table:table-cell>
          <table:table-cell table:style-name="ce7" table:formula="of:=ROUND([.L59]*2.54;0)" office:value-type="float" office:value="30" calcext:value-type="float">
            <text:p>30</text:p>
          </table:table-cell>
          <table:table-cell table:style-name="ce7" table:formula="of:=IF([.$I59]&lt;[.$H59]; [.$I59]/[.K59]; [.$H59]/[.K59])" office:value-type="float" office:value="287" calcext:value-type="float">
            <text:p>287</text:p>
          </table:table-cell>
          <table:table-cell table:style-name="ce7" table:formula="of:=IF([.O59]&gt;250; 1; 0)" office:value-type="float" office:value="1" calcext:value-type="float">
            <text:p>1</text:p>
          </table:table-cell>
          <table:table-cell table:style-name="ce7" table:formula="of:=IF([.P59]=1;COM.MICROSOFT.CONCAT([.K59];&quot; x &quot;;[.L59];&quot; inches, &quot;;[.M59];&quot; x &quot;;[.N5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59]/[.$J59]; 0)" office:value-type="float" office:value="18" calcext:value-type="float">
            <text:p>18</text:p>
          </table:table-cell>
          <table:table-cell table:style-name="ce7" table:formula="of:=ROUND([.R59]*2.54; 0)" office:value-type="float" office:value="30" calcext:value-type="float">
            <text:p>30</text:p>
          </table:table-cell>
          <table:table-cell table:style-name="ce7" table:formula="of:=ROUND([.S59]*2.54;0)" office:value-type="float" office:value="46" calcext:value-type="float">
            <text:p>46</text:p>
          </table:table-cell>
          <table:table-cell table:style-name="ce7" table:formula="of:=IF([.$I59]&lt;[.$H59]; [.$I59]/[.R59]; [.$H59]/[.R59])" office:value-type="float" office:value="191.333333333333" calcext:value-type="float">
            <text:p>191</text:p>
          </table:table-cell>
          <table:table-cell table:style-name="ce7" table:formula="of:=IF([.V59]&gt;150; 1; 0)" office:value-type="float" office:value="1" calcext:value-type="float">
            <text:p>1</text:p>
          </table:table-cell>
          <table:table-cell table:style-name="ce7" table:formula="of:=IF([.W59]=1;COM.MICROSOFT.CONCAT([.R59];&quot; x &quot;;[.S59];&quot; inches, &quot;;[.T59];&quot; x &quot;;[.U5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59]/[.$J59]; 0)" office:value-type="float" office:value="24" calcext:value-type="float">
            <text:p>24</text:p>
          </table:table-cell>
          <table:table-cell table:style-name="ce7" table:formula="of:=ROUND([.Y59]*2.54; 0)" office:value-type="float" office:value="41" calcext:value-type="float">
            <text:p>41</text:p>
          </table:table-cell>
          <table:table-cell table:style-name="ce7" table:formula="of:=ROUND([.Z59]*2.54;0)" office:value-type="float" office:value="61" calcext:value-type="float">
            <text:p>61</text:p>
          </table:table-cell>
          <table:table-cell table:style-name="ce7" table:formula="of:=IF([.$I59]&lt;[.$H59]; [.$I59]/[.Y59]; [.$H59]/[.Y59])" office:value-type="float" office:value="143.5" calcext:value-type="float">
            <text:p>144</text:p>
          </table:table-cell>
          <table:table-cell table:style-name="ce7" table:formula="of:=IF([.AC59]&gt;120; 1; 0)" office:value-type="float" office:value="1" calcext:value-type="float">
            <text:p>1</text:p>
          </table:table-cell>
          <table:table-cell table:style-name="ce7" table:formula="of:=IF([.AD59]=1;COM.MICROSOFT.CONCAT([.Y59];&quot; x &quot;;[.Z59];&quot; inches, &quot;;[.AA59];&quot; x &quot;;[.AB5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59]/[.$J59]; 0)" office:value-type="float" office:value="30" calcext:value-type="float">
            <text:p>30</text:p>
          </table:table-cell>
          <table:table-cell table:style-name="ce7" table:formula="of:=ROUND([.AF59]*2.54; 0)" office:value-type="float" office:value="51" calcext:value-type="float">
            <text:p>51</text:p>
          </table:table-cell>
          <table:table-cell table:style-name="ce7" table:formula="of:=ROUND([.AG59]*2.54;0)" office:value-type="float" office:value="76" calcext:value-type="float">
            <text:p>76</text:p>
          </table:table-cell>
          <table:table-cell table:style-name="ce7" table:formula="of:=IF([.$I59]&lt;[.$H59]; [.$I59]/[.AF59]; [.$H59]/[.AF59])" office:value-type="float" office:value="114.8" calcext:value-type="float">
            <text:p>115</text:p>
          </table:table-cell>
          <table:table-cell table:style-name="ce7" table:formula="of:=IF([.AJ59]&gt;100; 1; 0)" office:value-type="float" office:value="1" calcext:value-type="float">
            <text:p>1</text:p>
          </table:table-cell>
          <table:table-cell table:style-name="ce7" table:formula="of:=IF([.AK59]=1;COM.MICROSOFT.CONCAT([.AF59];&quot; x &quot;;[.AG59];&quot; inches, &quot;;[.AH59];&quot; x &quot;;[.AI5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59]/[.$J59]; 0)" office:value-type="float" office:value="36" calcext:value-type="float">
            <text:p>36</text:p>
          </table:table-cell>
          <table:table-cell table:style-name="ce7" table:formula="of:=ROUND([.AM59]*2.54; 0)" office:value-type="float" office:value="61" calcext:value-type="float">
            <text:p>61</text:p>
          </table:table-cell>
          <table:table-cell table:style-name="ce7" table:formula="of:=ROUND([.AN59]*2.54;0)" office:value-type="float" office:value="91" calcext:value-type="float">
            <text:p>91</text:p>
          </table:table-cell>
          <table:table-cell table:style-name="ce7" table:formula="of:=IF([.$I59]&lt;[.$H59]; [.$I59]/[.AM59]; [.$H59]/[.AM59])" office:value-type="float" office:value="95.6666666666667" calcext:value-type="float">
            <text:p>96</text:p>
          </table:table-cell>
          <table:table-cell table:style-name="ce7" table:formula="of:=IF([.AQ59]&gt;90; 1; 0)" office:value-type="float" office:value="1" calcext:value-type="float">
            <text:p>1</text:p>
          </table:table-cell>
          <table:table-cell table:style-name="ce7" table:formula="of:=IF([.AR59]=1;COM.MICROSOFT.CONCAT([.AM59];&quot; x &quot;;[.AN59];&quot; inches, &quot;;[.AO59];&quot; x &quot;;[.AP59];&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59]/[.$J59]; 0)" office:value-type="float" office:value="12" calcext:value-type="float">
            <text:p>12</text:p>
          </table:table-cell>
          <table:table-cell table:style-name="ce7" table:formula="of:=ROUND([.AT59]*2.54; 0)" office:value-type="float" office:value="20" calcext:value-type="float">
            <text:p>20</text:p>
          </table:table-cell>
          <table:table-cell table:style-name="ce7" table:formula="of:=ROUND([.AU59]*2.54;0)" office:value-type="float" office:value="30" calcext:value-type="float">
            <text:p>30</text:p>
          </table:table-cell>
          <table:table-cell table:style-name="ce7" table:formula="of:=IF([.$I59]&lt;[.$H59]; [.$I59]/[.AT59]; [.$H59]/[.AT59])" office:value-type="float" office:value="287" calcext:value-type="float">
            <text:p>287</text:p>
          </table:table-cell>
          <table:table-cell table:style-name="ce7" table:formula="of:=IF([.AX59]&gt;280; 1; 0)" office:value-type="float" office:value="1" calcext:value-type="float">
            <text:p>1</text:p>
          </table:table-cell>
          <table:table-cell table:style-name="ce7" table:formula="of:=IF([.AY59]=1;COM.MICROSOFT.CONCAT([.AT59];&quot; x &quot;;[.AU59];&quot; inches, &quot;;[.AV59];&quot; x &quot;;[.AW5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59]/[.$J59]; 0)" office:value-type="float" office:value="18" calcext:value-type="float">
            <text:p>18</text:p>
          </table:table-cell>
          <table:table-cell table:style-name="ce7" table:formula="of:=ROUND([.BA59]*2.54; 0)" office:value-type="float" office:value="30" calcext:value-type="float">
            <text:p>30</text:p>
          </table:table-cell>
          <table:table-cell table:style-name="ce7" table:formula="of:=ROUND([.BB59]*2.54;0)" office:value-type="float" office:value="46" calcext:value-type="float">
            <text:p>46</text:p>
          </table:table-cell>
          <table:table-cell table:style-name="ce7" table:formula="of:=IF([.$I59]&lt;[.$H59]; [.$I59]/[.BA59]; [.$H59]/[.BA59])" office:value-type="float" office:value="191.333333333333" calcext:value-type="float">
            <text:p>191</text:p>
          </table:table-cell>
          <table:table-cell table:style-name="ce7" table:formula="of:=IF([.BE59]&gt;180; 1; 0)" office:value-type="float" office:value="1" calcext:value-type="float">
            <text:p>1</text:p>
          </table:table-cell>
          <table:table-cell table:style-name="ce7" table:formula="of:=IF([.BF59]=1;COM.MICROSOFT.CONCAT([.BA59];&quot; x &quot;;[.BB59];&quot; inches, &quot;;[.BC59];&quot; x &quot;;[.BD5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59]/[.$J59]; 0)" office:value-type="float" office:value="24" calcext:value-type="float">
            <text:p>24</text:p>
          </table:table-cell>
          <table:table-cell table:style-name="ce7" table:formula="of:=ROUND([.BH59]*2.54; 0)" office:value-type="float" office:value="41" calcext:value-type="float">
            <text:p>41</text:p>
          </table:table-cell>
          <table:table-cell table:style-name="ce7" table:formula="of:=ROUND([.BI59]*2.54;0)" office:value-type="float" office:value="61" calcext:value-type="float">
            <text:p>61</text:p>
          </table:table-cell>
          <table:table-cell table:style-name="ce7" table:formula="of:=IF([.$I59]&lt;[.$H59]; [.$I59]/[.BH59]; [.$H59]/[.BH59])" office:value-type="float" office:value="143.5" calcext:value-type="float">
            <text:p>144</text:p>
          </table:table-cell>
          <table:table-cell table:style-name="ce7" table:formula="of:=IF([.BL59]&gt;150; 1; 0)" office:value-type="float" office:value="0" calcext:value-type="float">
            <text:p>0</text:p>
          </table:table-cell>
          <table:table-cell table:style-name="ce7" table:formula="of:=IF([.BM59]=1;COM.MICROSOFT.CONCAT([.BH59];&quot; x &quot;;[.BI59];&quot; inches, &quot;;[.BJ59];&quot; x &quot;;[.BK59];&quot; cm&quot;); &quot;&quot;)">
            <text:p/>
          </table:table-cell>
          <table:table-cell table:style-name="ce7" office:value-type="float" office:value="20" calcext:value-type="float">
            <text:p>20</text:p>
          </table:table-cell>
          <table:table-cell table:style-name="ce7" table:formula="of:=ROUND([.BO59]/[.$J59]; 0)" office:value-type="float" office:value="30" calcext:value-type="float">
            <text:p>30</text:p>
          </table:table-cell>
          <table:table-cell table:style-name="ce7" table:formula="of:=ROUND([.BO59]*2.54; 0)" office:value-type="float" office:value="51" calcext:value-type="float">
            <text:p>51</text:p>
          </table:table-cell>
          <table:table-cell table:style-name="ce7" table:formula="of:=ROUND([.BP59]*2.54;0)" office:value-type="float" office:value="76" calcext:value-type="float">
            <text:p>76</text:p>
          </table:table-cell>
          <table:table-cell table:style-name="ce7" table:formula="of:=IF([.$I59]&lt;[.$H59]; [.$I59]/[.BO59]; [.$H59]/[.BO59])" office:value-type="float" office:value="114.8" calcext:value-type="float">
            <text:p>115</text:p>
          </table:table-cell>
          <table:table-cell table:style-name="ce7" table:formula="of:=IF([.BS59]&gt;125; 1; 0)" office:value-type="float" office:value="0" calcext:value-type="float">
            <text:p>0</text:p>
          </table:table-cell>
          <table:table-cell table:style-name="ce7" table:formula="of:=IF([.BT59]=1;COM.MICROSOFT.CONCAT([.BO59];&quot; x &quot;;[.BP59];&quot; inches, &quot;;[.BQ59];&quot; x &quot;;[.BR59];&quot; cm&quot;); &quot;&quot;)">
            <text:p/>
          </table:table-cell>
          <table:table-cell table:style-name="ce7" office:value-type="float" office:value="24" calcext:value-type="float">
            <text:p>24</text:p>
          </table:table-cell>
          <table:table-cell table:style-name="ce7" table:formula="of:=ROUND([.BV59]/[.$J59]; 0)" office:value-type="float" office:value="36" calcext:value-type="float">
            <text:p>36</text:p>
          </table:table-cell>
          <table:table-cell table:style-name="ce7" table:formula="of:=ROUND([.BV59]*2.54; 0)" office:value-type="float" office:value="61" calcext:value-type="float">
            <text:p>61</text:p>
          </table:table-cell>
          <table:table-cell table:style-name="ce7" table:formula="of:=ROUND([.BW59]*2.54;0)" office:value-type="float" office:value="91" calcext:value-type="float">
            <text:p>91</text:p>
          </table:table-cell>
          <table:table-cell table:style-name="ce7" table:formula="of:=IF([.$I59]&lt;[.$H59]; [.$I59]/[.BV59]; [.$H59]/[.BV59])" office:value-type="float" office:value="95.6666666666667" calcext:value-type="float">
            <text:p>96</text:p>
          </table:table-cell>
          <table:table-cell table:style-name="ce7" table:formula="of:=IF([.BZ59]&gt;110; 1; 0)" office:value-type="float" office:value="0" calcext:value-type="float">
            <text:p>0</text:p>
          </table:table-cell>
          <table:table-cell table:style-name="ce7" table:formula="of:=IF([.CA59]=1;COM.MICROSOFT.CONCAT([.BV59];&quot; x &quot;;[.BW59];&quot; inches, &quot;;[.BX59];&quot; x &quot;;[.BY59];&quot; cm&quot;); &quot;&quot;)">
            <text:p/>
          </table:table-cell>
          <table:table-cell table:number-columns-repeated="2"/>
        </table:table-row>
        <table:table-row table:style-name="ro2">
          <table:table-cell office:value-type="float" office:value="59" calcext:value-type="float">
            <text:p>59</text:p>
          </table:table-cell>
          <table:table-cell table:formula="of:=COM.MICROSOFT.CONCAT(&quot;PrintGalleryImage-&quot;;[.A60];&quot;.jpg&quot;)" office:value-type="string" office:string-value="PrintGalleryImage-59.jpg" calcext:value-type="string">
            <text:p>PrintGalleryImage-59.jpg</text:p>
          </table:table-cell>
          <table:table-cell table:style-name="Default" office:value-type="string" calcext:value-type="string">
            <text:p>Baby macaque.</text:p>
          </table:table-cell>
          <table:table-cell table:style-name="Default" office:value-type="string" calcext:value-type="string">
            <text:p>This guy might be a few weeks old but he is still confident enough to climb and run around the forest on his own.</text:p>
          </table:table-cell>
          <table:table-cell table:style-name="Default" office:value-type="string" calcext:value-type="string">
            <text:p>Adrian, Adrian O Brien, Adrian O' Brien, Adrian O'Brien, Animals, Brien, Corbett, India, Jim, Monkeys, O' Brien, O'Brien, OBrien, Wildlife chasing, chasing, chasing wildlife, chasingwildlife, mammal, monkey, nature, wildlifechasing</text:p>
          </table:table-cell>
          <table:table-cell table:style-name="ce12" office:value-type="string" calcext:value-type="string">
            <text:p>18/04/2013 17:40:03</text:p>
          </table:table-cell>
          <table:table-cell table:style-name="Default" office:value-type="string" calcext:value-type="string">
            <text:p>3264 x 4896</text:p>
          </table:table-cell>
          <table:table-cell table:formula="of:=LEFT([.G60];4)" office:value-type="string" office:string-value="3264" calcext:value-type="string">
            <text:p>3264</text:p>
          </table:table-cell>
          <table:table-cell table:formula="of:=RIGHT([.G60];4)" office:value-type="string" office:string-value="4896" calcext:value-type="string">
            <text:p>4896</text:p>
          </table:table-cell>
          <table:table-cell table:style-name="ce6" table:formula="of:=IF([.I60]/[.H60]&gt;1;[.H60]/[.I60];[.I60]/[.H60])" office:value-type="float" office:value="0.666666666666667" calcext:value-type="float">
            <text:p>0.667</text:p>
          </table:table-cell>
          <table:table-cell table:style-name="ce7" office:value-type="float" office:value="8" calcext:value-type="float">
            <text:p>8</text:p>
          </table:table-cell>
          <table:table-cell table:style-name="ce7" table:formula="of:=ROUND([.K60]/[.$J60]; 0)" office:value-type="float" office:value="12" calcext:value-type="float">
            <text:p>12</text:p>
          </table:table-cell>
          <table:table-cell table:style-name="ce7" table:formula="of:=ROUND([.K60]*2.54; 0)" office:value-type="float" office:value="20" calcext:value-type="float">
            <text:p>20</text:p>
          </table:table-cell>
          <table:table-cell table:style-name="ce7" table:formula="of:=ROUND([.L60]*2.54;0)" office:value-type="float" office:value="30" calcext:value-type="float">
            <text:p>30</text:p>
          </table:table-cell>
          <table:table-cell table:style-name="ce7" table:formula="of:=IF([.$I60]&lt;[.$H60]; [.$I60]/[.K60]; [.$H60]/[.K60])" office:value-type="float" office:value="408" calcext:value-type="float">
            <text:p>408</text:p>
          </table:table-cell>
          <table:table-cell table:style-name="ce7" table:formula="of:=IF([.O60]&gt;250; 1; 0)" office:value-type="float" office:value="1" calcext:value-type="float">
            <text:p>1</text:p>
          </table:table-cell>
          <table:table-cell table:style-name="ce7" table:formula="of:=IF([.P60]=1;COM.MICROSOFT.CONCAT([.K60];&quot; x &quot;;[.L60];&quot; inches, &quot;;[.M60];&quot; x &quot;;[.N6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60]/[.$J60]; 0)" office:value-type="float" office:value="18" calcext:value-type="float">
            <text:p>18</text:p>
          </table:table-cell>
          <table:table-cell table:style-name="ce7" table:formula="of:=ROUND([.R60]*2.54; 0)" office:value-type="float" office:value="30" calcext:value-type="float">
            <text:p>30</text:p>
          </table:table-cell>
          <table:table-cell table:style-name="ce7" table:formula="of:=ROUND([.S60]*2.54;0)" office:value-type="float" office:value="46" calcext:value-type="float">
            <text:p>46</text:p>
          </table:table-cell>
          <table:table-cell table:style-name="ce7" table:formula="of:=IF([.$I60]&lt;[.$H60]; [.$I60]/[.R60]; [.$H60]/[.R60])" office:value-type="float" office:value="272" calcext:value-type="float">
            <text:p>272</text:p>
          </table:table-cell>
          <table:table-cell table:style-name="ce7" table:formula="of:=IF([.V60]&gt;150; 1; 0)" office:value-type="float" office:value="1" calcext:value-type="float">
            <text:p>1</text:p>
          </table:table-cell>
          <table:table-cell table:style-name="ce7" table:formula="of:=IF([.W60]=1;COM.MICROSOFT.CONCAT([.R60];&quot; x &quot;;[.S60];&quot; inches, &quot;;[.T60];&quot; x &quot;;[.U6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60]/[.$J60]; 0)" office:value-type="float" office:value="24" calcext:value-type="float">
            <text:p>24</text:p>
          </table:table-cell>
          <table:table-cell table:style-name="ce7" table:formula="of:=ROUND([.Y60]*2.54; 0)" office:value-type="float" office:value="41" calcext:value-type="float">
            <text:p>41</text:p>
          </table:table-cell>
          <table:table-cell table:style-name="ce7" table:formula="of:=ROUND([.Z60]*2.54;0)" office:value-type="float" office:value="61" calcext:value-type="float">
            <text:p>61</text:p>
          </table:table-cell>
          <table:table-cell table:style-name="ce7" table:formula="of:=IF([.$I60]&lt;[.$H60]; [.$I60]/[.Y60]; [.$H60]/[.Y60])" office:value-type="float" office:value="204" calcext:value-type="float">
            <text:p>204</text:p>
          </table:table-cell>
          <table:table-cell table:style-name="ce7" table:formula="of:=IF([.AC60]&gt;120; 1; 0)" office:value-type="float" office:value="1" calcext:value-type="float">
            <text:p>1</text:p>
          </table:table-cell>
          <table:table-cell table:style-name="ce7" table:formula="of:=IF([.AD60]=1;COM.MICROSOFT.CONCAT([.Y60];&quot; x &quot;;[.Z60];&quot; inches, &quot;;[.AA60];&quot; x &quot;;[.AB6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60]/[.$J60]; 0)" office:value-type="float" office:value="30" calcext:value-type="float">
            <text:p>30</text:p>
          </table:table-cell>
          <table:table-cell table:style-name="ce7" table:formula="of:=ROUND([.AF60]*2.54; 0)" office:value-type="float" office:value="51" calcext:value-type="float">
            <text:p>51</text:p>
          </table:table-cell>
          <table:table-cell table:style-name="ce7" table:formula="of:=ROUND([.AG60]*2.54;0)" office:value-type="float" office:value="76" calcext:value-type="float">
            <text:p>76</text:p>
          </table:table-cell>
          <table:table-cell table:style-name="ce7" table:formula="of:=IF([.$I60]&lt;[.$H60]; [.$I60]/[.AF60]; [.$H60]/[.AF60])" office:value-type="float" office:value="163.2" calcext:value-type="float">
            <text:p>163</text:p>
          </table:table-cell>
          <table:table-cell table:style-name="ce7" table:formula="of:=IF([.AJ60]&gt;100; 1; 0)" office:value-type="float" office:value="1" calcext:value-type="float">
            <text:p>1</text:p>
          </table:table-cell>
          <table:table-cell table:style-name="ce7" table:formula="of:=IF([.AK60]=1;COM.MICROSOFT.CONCAT([.AF60];&quot; x &quot;;[.AG60];&quot; inches, &quot;;[.AH60];&quot; x &quot;;[.AI6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60]/[.$J60]; 0)" office:value-type="float" office:value="36" calcext:value-type="float">
            <text:p>36</text:p>
          </table:table-cell>
          <table:table-cell table:style-name="ce7" table:formula="of:=ROUND([.AM60]*2.54; 0)" office:value-type="float" office:value="61" calcext:value-type="float">
            <text:p>61</text:p>
          </table:table-cell>
          <table:table-cell table:style-name="ce7" table:formula="of:=ROUND([.AN60]*2.54;0)" office:value-type="float" office:value="91" calcext:value-type="float">
            <text:p>91</text:p>
          </table:table-cell>
          <table:table-cell table:style-name="ce7" table:formula="of:=IF([.$I60]&lt;[.$H60]; [.$I60]/[.AM60]; [.$H60]/[.AM60])" office:value-type="float" office:value="136" calcext:value-type="float">
            <text:p>136</text:p>
          </table:table-cell>
          <table:table-cell table:style-name="ce7" table:formula="of:=IF([.AQ60]&gt;90; 1; 0)" office:value-type="float" office:value="1" calcext:value-type="float">
            <text:p>1</text:p>
          </table:table-cell>
          <table:table-cell table:style-name="ce7" table:formula="of:=IF([.AR60]=1;COM.MICROSOFT.CONCAT([.AM60];&quot; x &quot;;[.AN60];&quot; inches, &quot;;[.AO60];&quot; x &quot;;[.AP60];&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60]/[.$J60]; 0)" office:value-type="float" office:value="12" calcext:value-type="float">
            <text:p>12</text:p>
          </table:table-cell>
          <table:table-cell table:style-name="ce7" table:formula="of:=ROUND([.AT60]*2.54; 0)" office:value-type="float" office:value="20" calcext:value-type="float">
            <text:p>20</text:p>
          </table:table-cell>
          <table:table-cell table:style-name="ce7" table:formula="of:=ROUND([.AU60]*2.54;0)" office:value-type="float" office:value="30" calcext:value-type="float">
            <text:p>30</text:p>
          </table:table-cell>
          <table:table-cell table:style-name="ce7" table:formula="of:=IF([.$I60]&lt;[.$H60]; [.$I60]/[.AT60]; [.$H60]/[.AT60])" office:value-type="float" office:value="408" calcext:value-type="float">
            <text:p>408</text:p>
          </table:table-cell>
          <table:table-cell table:style-name="ce7" table:formula="of:=IF([.AX60]&gt;280; 1; 0)" office:value-type="float" office:value="1" calcext:value-type="float">
            <text:p>1</text:p>
          </table:table-cell>
          <table:table-cell table:style-name="ce7" table:formula="of:=IF([.AY60]=1;COM.MICROSOFT.CONCAT([.AT60];&quot; x &quot;;[.AU60];&quot; inches, &quot;;[.AV60];&quot; x &quot;;[.AW6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60]/[.$J60]; 0)" office:value-type="float" office:value="18" calcext:value-type="float">
            <text:p>18</text:p>
          </table:table-cell>
          <table:table-cell table:style-name="ce7" table:formula="of:=ROUND([.BA60]*2.54; 0)" office:value-type="float" office:value="30" calcext:value-type="float">
            <text:p>30</text:p>
          </table:table-cell>
          <table:table-cell table:style-name="ce7" table:formula="of:=ROUND([.BB60]*2.54;0)" office:value-type="float" office:value="46" calcext:value-type="float">
            <text:p>46</text:p>
          </table:table-cell>
          <table:table-cell table:style-name="ce7" table:formula="of:=IF([.$I60]&lt;[.$H60]; [.$I60]/[.BA60]; [.$H60]/[.BA60])" office:value-type="float" office:value="272" calcext:value-type="float">
            <text:p>272</text:p>
          </table:table-cell>
          <table:table-cell table:style-name="ce7" table:formula="of:=IF([.BE60]&gt;180; 1; 0)" office:value-type="float" office:value="1" calcext:value-type="float">
            <text:p>1</text:p>
          </table:table-cell>
          <table:table-cell table:style-name="ce7" table:formula="of:=IF([.BF60]=1;COM.MICROSOFT.CONCAT([.BA60];&quot; x &quot;;[.BB60];&quot; inches, &quot;;[.BC60];&quot; x &quot;;[.BD6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60]/[.$J60]; 0)" office:value-type="float" office:value="24" calcext:value-type="float">
            <text:p>24</text:p>
          </table:table-cell>
          <table:table-cell table:style-name="ce7" table:formula="of:=ROUND([.BH60]*2.54; 0)" office:value-type="float" office:value="41" calcext:value-type="float">
            <text:p>41</text:p>
          </table:table-cell>
          <table:table-cell table:style-name="ce7" table:formula="of:=ROUND([.BI60]*2.54;0)" office:value-type="float" office:value="61" calcext:value-type="float">
            <text:p>61</text:p>
          </table:table-cell>
          <table:table-cell table:style-name="ce7" table:formula="of:=IF([.$I60]&lt;[.$H60]; [.$I60]/[.BH60]; [.$H60]/[.BH60])" office:value-type="float" office:value="204" calcext:value-type="float">
            <text:p>204</text:p>
          </table:table-cell>
          <table:table-cell table:style-name="ce7" table:formula="of:=IF([.BL60]&gt;150; 1; 0)" office:value-type="float" office:value="1" calcext:value-type="float">
            <text:p>1</text:p>
          </table:table-cell>
          <table:table-cell table:style-name="ce7" table:formula="of:=IF([.BM60]=1;COM.MICROSOFT.CONCAT([.BH60];&quot; x &quot;;[.BI60];&quot; inches, &quot;;[.BJ60];&quot; x &quot;;[.BK6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60]/[.$J60]; 0)" office:value-type="float" office:value="30" calcext:value-type="float">
            <text:p>30</text:p>
          </table:table-cell>
          <table:table-cell table:style-name="ce7" table:formula="of:=ROUND([.BO60]*2.54; 0)" office:value-type="float" office:value="51" calcext:value-type="float">
            <text:p>51</text:p>
          </table:table-cell>
          <table:table-cell table:style-name="ce7" table:formula="of:=ROUND([.BP60]*2.54;0)" office:value-type="float" office:value="76" calcext:value-type="float">
            <text:p>76</text:p>
          </table:table-cell>
          <table:table-cell table:style-name="ce7" table:formula="of:=IF([.$I60]&lt;[.$H60]; [.$I60]/[.BO60]; [.$H60]/[.BO60])" office:value-type="float" office:value="163.2" calcext:value-type="float">
            <text:p>163</text:p>
          </table:table-cell>
          <table:table-cell table:style-name="ce7" table:formula="of:=IF([.BS60]&gt;125; 1; 0)" office:value-type="float" office:value="1" calcext:value-type="float">
            <text:p>1</text:p>
          </table:table-cell>
          <table:table-cell table:style-name="ce7" table:formula="of:=IF([.BT60]=1;COM.MICROSOFT.CONCAT([.BO60];&quot; x &quot;;[.BP60];&quot; inches, &quot;;[.BQ60];&quot; x &quot;;[.BR6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60]/[.$J60]; 0)" office:value-type="float" office:value="36" calcext:value-type="float">
            <text:p>36</text:p>
          </table:table-cell>
          <table:table-cell table:style-name="ce7" table:formula="of:=ROUND([.BV60]*2.54; 0)" office:value-type="float" office:value="61" calcext:value-type="float">
            <text:p>61</text:p>
          </table:table-cell>
          <table:table-cell table:style-name="ce7" table:formula="of:=ROUND([.BW60]*2.54;0)" office:value-type="float" office:value="91" calcext:value-type="float">
            <text:p>91</text:p>
          </table:table-cell>
          <table:table-cell table:style-name="ce7" table:formula="of:=IF([.$I60]&lt;[.$H60]; [.$I60]/[.BV60]; [.$H60]/[.BV60])" office:value-type="float" office:value="136" calcext:value-type="float">
            <text:p>136</text:p>
          </table:table-cell>
          <table:table-cell table:style-name="ce7" table:formula="of:=IF([.BZ60]&gt;110; 1; 0)" office:value-type="float" office:value="1" calcext:value-type="float">
            <text:p>1</text:p>
          </table:table-cell>
          <table:table-cell table:style-name="ce7" table:formula="of:=IF([.CA60]=1;COM.MICROSOFT.CONCAT([.BV60];&quot; x &quot;;[.BW60];&quot; inches, &quot;;[.BX60];&quot; x &quot;;[.BY60];&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60" calcext:value-type="float">
            <text:p>60</text:p>
          </table:table-cell>
          <table:table-cell table:formula="of:=COM.MICROSOFT.CONCAT(&quot;PrintGalleryImage-&quot;;[.A61];&quot;.jpg&quot;)" office:value-type="string" office:string-value="PrintGalleryImage-60.jpg" calcext:value-type="string">
            <text:p>PrintGalleryImage-60.jpg</text:p>
          </table:table-cell>
          <table:table-cell table:style-name="Default" office:value-type="string" calcext:value-type="string">
            <text:p>Tired Baby Macaque </text:p>
          </table:table-cell>
          <table:table-cell table:style-name="Default" office:value-type="string" calcext:value-type="string">
            <text:p>Sometimes you sit and wait for ages and your model doesn't pose for you. I was ready to give up just before this guy turned around and finally allowed me get a good image.</text:p>
          </table:table-cell>
          <table:table-cell table:style-name="Default" office:value-type="string" calcext:value-type="string">
            <text:p>Adrian, Adrian O Brien, Adrian O' Brien, Adrian O'Brien, Animals, Brien, Corbett, India, Jim, Monkeys, O' Brien, O'Brien, OBrien, Wildlife chasing, chasing, chasing wildlife, chasingwildlife, monkey, nature, wildlifechasing</text:p>
          </table:table-cell>
          <table:table-cell table:style-name="ce12" office:value-type="string" calcext:value-type="string">
            <text:p>18/04/2013 17:40:12</text:p>
          </table:table-cell>
          <table:table-cell table:style-name="Default" office:value-type="string" calcext:value-type="string">
            <text:p>3264 x 4896</text:p>
          </table:table-cell>
          <table:table-cell table:formula="of:=LEFT([.G61];4)" office:value-type="string" office:string-value="3264" calcext:value-type="string">
            <text:p>3264</text:p>
          </table:table-cell>
          <table:table-cell table:formula="of:=RIGHT([.G61];4)" office:value-type="string" office:string-value="4896" calcext:value-type="string">
            <text:p>4896</text:p>
          </table:table-cell>
          <table:table-cell table:style-name="ce6" table:formula="of:=IF([.I61]/[.H61]&gt;1;[.H61]/[.I61];[.I61]/[.H61])" office:value-type="float" office:value="0.666666666666667" calcext:value-type="float">
            <text:p>0.667</text:p>
          </table:table-cell>
          <table:table-cell table:style-name="ce7" office:value-type="float" office:value="8" calcext:value-type="float">
            <text:p>8</text:p>
          </table:table-cell>
          <table:table-cell table:style-name="ce7" table:formula="of:=ROUND([.K61]/[.$J61]; 0)" office:value-type="float" office:value="12" calcext:value-type="float">
            <text:p>12</text:p>
          </table:table-cell>
          <table:table-cell table:style-name="ce7" table:formula="of:=ROUND([.K61]*2.54; 0)" office:value-type="float" office:value="20" calcext:value-type="float">
            <text:p>20</text:p>
          </table:table-cell>
          <table:table-cell table:style-name="ce7" table:formula="of:=ROUND([.L61]*2.54;0)" office:value-type="float" office:value="30" calcext:value-type="float">
            <text:p>30</text:p>
          </table:table-cell>
          <table:table-cell table:style-name="ce7" table:formula="of:=IF([.$I61]&lt;[.$H61]; [.$I61]/[.K61]; [.$H61]/[.K61])" office:value-type="float" office:value="408" calcext:value-type="float">
            <text:p>408</text:p>
          </table:table-cell>
          <table:table-cell table:style-name="ce7" table:formula="of:=IF([.O61]&gt;250; 1; 0)" office:value-type="float" office:value="1" calcext:value-type="float">
            <text:p>1</text:p>
          </table:table-cell>
          <table:table-cell table:style-name="ce7" table:formula="of:=IF([.P61]=1;COM.MICROSOFT.CONCAT([.K61];&quot; x &quot;;[.L61];&quot; inches, &quot;;[.M61];&quot; x &quot;;[.N6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61]/[.$J61]; 0)" office:value-type="float" office:value="18" calcext:value-type="float">
            <text:p>18</text:p>
          </table:table-cell>
          <table:table-cell table:style-name="ce7" table:formula="of:=ROUND([.R61]*2.54; 0)" office:value-type="float" office:value="30" calcext:value-type="float">
            <text:p>30</text:p>
          </table:table-cell>
          <table:table-cell table:style-name="ce7" table:formula="of:=ROUND([.S61]*2.54;0)" office:value-type="float" office:value="46" calcext:value-type="float">
            <text:p>46</text:p>
          </table:table-cell>
          <table:table-cell table:style-name="ce7" table:formula="of:=IF([.$I61]&lt;[.$H61]; [.$I61]/[.R61]; [.$H61]/[.R61])" office:value-type="float" office:value="272" calcext:value-type="float">
            <text:p>272</text:p>
          </table:table-cell>
          <table:table-cell table:style-name="ce7" table:formula="of:=IF([.V61]&gt;150; 1; 0)" office:value-type="float" office:value="1" calcext:value-type="float">
            <text:p>1</text:p>
          </table:table-cell>
          <table:table-cell table:style-name="ce7" table:formula="of:=IF([.W61]=1;COM.MICROSOFT.CONCAT([.R61];&quot; x &quot;;[.S61];&quot; inches, &quot;;[.T61];&quot; x &quot;;[.U6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61]/[.$J61]; 0)" office:value-type="float" office:value="24" calcext:value-type="float">
            <text:p>24</text:p>
          </table:table-cell>
          <table:table-cell table:style-name="ce7" table:formula="of:=ROUND([.Y61]*2.54; 0)" office:value-type="float" office:value="41" calcext:value-type="float">
            <text:p>41</text:p>
          </table:table-cell>
          <table:table-cell table:style-name="ce7" table:formula="of:=ROUND([.Z61]*2.54;0)" office:value-type="float" office:value="61" calcext:value-type="float">
            <text:p>61</text:p>
          </table:table-cell>
          <table:table-cell table:style-name="ce7" table:formula="of:=IF([.$I61]&lt;[.$H61]; [.$I61]/[.Y61]; [.$H61]/[.Y61])" office:value-type="float" office:value="204" calcext:value-type="float">
            <text:p>204</text:p>
          </table:table-cell>
          <table:table-cell table:style-name="ce7" table:formula="of:=IF([.AC61]&gt;120; 1; 0)" office:value-type="float" office:value="1" calcext:value-type="float">
            <text:p>1</text:p>
          </table:table-cell>
          <table:table-cell table:style-name="ce7" table:formula="of:=IF([.AD61]=1;COM.MICROSOFT.CONCAT([.Y61];&quot; x &quot;;[.Z61];&quot; inches, &quot;;[.AA61];&quot; x &quot;;[.AB6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61]/[.$J61]; 0)" office:value-type="float" office:value="30" calcext:value-type="float">
            <text:p>30</text:p>
          </table:table-cell>
          <table:table-cell table:style-name="ce7" table:formula="of:=ROUND([.AF61]*2.54; 0)" office:value-type="float" office:value="51" calcext:value-type="float">
            <text:p>51</text:p>
          </table:table-cell>
          <table:table-cell table:style-name="ce7" table:formula="of:=ROUND([.AG61]*2.54;0)" office:value-type="float" office:value="76" calcext:value-type="float">
            <text:p>76</text:p>
          </table:table-cell>
          <table:table-cell table:style-name="ce7" table:formula="of:=IF([.$I61]&lt;[.$H61]; [.$I61]/[.AF61]; [.$H61]/[.AF61])" office:value-type="float" office:value="163.2" calcext:value-type="float">
            <text:p>163</text:p>
          </table:table-cell>
          <table:table-cell table:style-name="ce7" table:formula="of:=IF([.AJ61]&gt;100; 1; 0)" office:value-type="float" office:value="1" calcext:value-type="float">
            <text:p>1</text:p>
          </table:table-cell>
          <table:table-cell table:style-name="ce7" table:formula="of:=IF([.AK61]=1;COM.MICROSOFT.CONCAT([.AF61];&quot; x &quot;;[.AG61];&quot; inches, &quot;;[.AH61];&quot; x &quot;;[.AI6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61]/[.$J61]; 0)" office:value-type="float" office:value="36" calcext:value-type="float">
            <text:p>36</text:p>
          </table:table-cell>
          <table:table-cell table:style-name="ce7" table:formula="of:=ROUND([.AM61]*2.54; 0)" office:value-type="float" office:value="61" calcext:value-type="float">
            <text:p>61</text:p>
          </table:table-cell>
          <table:table-cell table:style-name="ce7" table:formula="of:=ROUND([.AN61]*2.54;0)" office:value-type="float" office:value="91" calcext:value-type="float">
            <text:p>91</text:p>
          </table:table-cell>
          <table:table-cell table:style-name="ce7" table:formula="of:=IF([.$I61]&lt;[.$H61]; [.$I61]/[.AM61]; [.$H61]/[.AM61])" office:value-type="float" office:value="136" calcext:value-type="float">
            <text:p>136</text:p>
          </table:table-cell>
          <table:table-cell table:style-name="ce7" table:formula="of:=IF([.AQ61]&gt;90; 1; 0)" office:value-type="float" office:value="1" calcext:value-type="float">
            <text:p>1</text:p>
          </table:table-cell>
          <table:table-cell table:style-name="ce7" table:formula="of:=IF([.AR61]=1;COM.MICROSOFT.CONCAT([.AM61];&quot; x &quot;;[.AN61];&quot; inches, &quot;;[.AO61];&quot; x &quot;;[.AP61];&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61]/[.$J61]; 0)" office:value-type="float" office:value="12" calcext:value-type="float">
            <text:p>12</text:p>
          </table:table-cell>
          <table:table-cell table:style-name="ce7" table:formula="of:=ROUND([.AT61]*2.54; 0)" office:value-type="float" office:value="20" calcext:value-type="float">
            <text:p>20</text:p>
          </table:table-cell>
          <table:table-cell table:style-name="ce7" table:formula="of:=ROUND([.AU61]*2.54;0)" office:value-type="float" office:value="30" calcext:value-type="float">
            <text:p>30</text:p>
          </table:table-cell>
          <table:table-cell table:style-name="ce7" table:formula="of:=IF([.$I61]&lt;[.$H61]; [.$I61]/[.AT61]; [.$H61]/[.AT61])" office:value-type="float" office:value="408" calcext:value-type="float">
            <text:p>408</text:p>
          </table:table-cell>
          <table:table-cell table:style-name="ce7" table:formula="of:=IF([.AX61]&gt;280; 1; 0)" office:value-type="float" office:value="1" calcext:value-type="float">
            <text:p>1</text:p>
          </table:table-cell>
          <table:table-cell table:style-name="ce7" table:formula="of:=IF([.AY61]=1;COM.MICROSOFT.CONCAT([.AT61];&quot; x &quot;;[.AU61];&quot; inches, &quot;;[.AV61];&quot; x &quot;;[.AW6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61]/[.$J61]; 0)" office:value-type="float" office:value="18" calcext:value-type="float">
            <text:p>18</text:p>
          </table:table-cell>
          <table:table-cell table:style-name="ce7" table:formula="of:=ROUND([.BA61]*2.54; 0)" office:value-type="float" office:value="30" calcext:value-type="float">
            <text:p>30</text:p>
          </table:table-cell>
          <table:table-cell table:style-name="ce7" table:formula="of:=ROUND([.BB61]*2.54;0)" office:value-type="float" office:value="46" calcext:value-type="float">
            <text:p>46</text:p>
          </table:table-cell>
          <table:table-cell table:style-name="ce7" table:formula="of:=IF([.$I61]&lt;[.$H61]; [.$I61]/[.BA61]; [.$H61]/[.BA61])" office:value-type="float" office:value="272" calcext:value-type="float">
            <text:p>272</text:p>
          </table:table-cell>
          <table:table-cell table:style-name="ce7" table:formula="of:=IF([.BE61]&gt;180; 1; 0)" office:value-type="float" office:value="1" calcext:value-type="float">
            <text:p>1</text:p>
          </table:table-cell>
          <table:table-cell table:style-name="ce7" table:formula="of:=IF([.BF61]=1;COM.MICROSOFT.CONCAT([.BA61];&quot; x &quot;;[.BB61];&quot; inches, &quot;;[.BC61];&quot; x &quot;;[.BD6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61]/[.$J61]; 0)" office:value-type="float" office:value="24" calcext:value-type="float">
            <text:p>24</text:p>
          </table:table-cell>
          <table:table-cell table:style-name="ce7" table:formula="of:=ROUND([.BH61]*2.54; 0)" office:value-type="float" office:value="41" calcext:value-type="float">
            <text:p>41</text:p>
          </table:table-cell>
          <table:table-cell table:style-name="ce7" table:formula="of:=ROUND([.BI61]*2.54;0)" office:value-type="float" office:value="61" calcext:value-type="float">
            <text:p>61</text:p>
          </table:table-cell>
          <table:table-cell table:style-name="ce7" table:formula="of:=IF([.$I61]&lt;[.$H61]; [.$I61]/[.BH61]; [.$H61]/[.BH61])" office:value-type="float" office:value="204" calcext:value-type="float">
            <text:p>204</text:p>
          </table:table-cell>
          <table:table-cell table:style-name="ce7" table:formula="of:=IF([.BL61]&gt;150; 1; 0)" office:value-type="float" office:value="1" calcext:value-type="float">
            <text:p>1</text:p>
          </table:table-cell>
          <table:table-cell table:style-name="ce7" table:formula="of:=IF([.BM61]=1;COM.MICROSOFT.CONCAT([.BH61];&quot; x &quot;;[.BI61];&quot; inches, &quot;;[.BJ61];&quot; x &quot;;[.BK6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61]/[.$J61]; 0)" office:value-type="float" office:value="30" calcext:value-type="float">
            <text:p>30</text:p>
          </table:table-cell>
          <table:table-cell table:style-name="ce7" table:formula="of:=ROUND([.BO61]*2.54; 0)" office:value-type="float" office:value="51" calcext:value-type="float">
            <text:p>51</text:p>
          </table:table-cell>
          <table:table-cell table:style-name="ce7" table:formula="of:=ROUND([.BP61]*2.54;0)" office:value-type="float" office:value="76" calcext:value-type="float">
            <text:p>76</text:p>
          </table:table-cell>
          <table:table-cell table:style-name="ce7" table:formula="of:=IF([.$I61]&lt;[.$H61]; [.$I61]/[.BO61]; [.$H61]/[.BO61])" office:value-type="float" office:value="163.2" calcext:value-type="float">
            <text:p>163</text:p>
          </table:table-cell>
          <table:table-cell table:style-name="ce7" table:formula="of:=IF([.BS61]&gt;125; 1; 0)" office:value-type="float" office:value="1" calcext:value-type="float">
            <text:p>1</text:p>
          </table:table-cell>
          <table:table-cell table:style-name="ce7" table:formula="of:=IF([.BT61]=1;COM.MICROSOFT.CONCAT([.BO61];&quot; x &quot;;[.BP61];&quot; inches, &quot;;[.BQ61];&quot; x &quot;;[.BR6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61]/[.$J61]; 0)" office:value-type="float" office:value="36" calcext:value-type="float">
            <text:p>36</text:p>
          </table:table-cell>
          <table:table-cell table:style-name="ce7" table:formula="of:=ROUND([.BV61]*2.54; 0)" office:value-type="float" office:value="61" calcext:value-type="float">
            <text:p>61</text:p>
          </table:table-cell>
          <table:table-cell table:style-name="ce7" table:formula="of:=ROUND([.BW61]*2.54;0)" office:value-type="float" office:value="91" calcext:value-type="float">
            <text:p>91</text:p>
          </table:table-cell>
          <table:table-cell table:style-name="ce7" table:formula="of:=IF([.$I61]&lt;[.$H61]; [.$I61]/[.BV61]; [.$H61]/[.BV61])" office:value-type="float" office:value="136" calcext:value-type="float">
            <text:p>136</text:p>
          </table:table-cell>
          <table:table-cell table:style-name="ce7" table:formula="of:=IF([.BZ61]&gt;110; 1; 0)" office:value-type="float" office:value="1" calcext:value-type="float">
            <text:p>1</text:p>
          </table:table-cell>
          <table:table-cell table:style-name="ce7" table:formula="of:=IF([.CA61]=1;COM.MICROSOFT.CONCAT([.BV61];&quot; x &quot;;[.BW61];&quot; inches, &quot;;[.BX61];&quot; x &quot;;[.BY61];&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61" calcext:value-type="float">
            <text:p>61</text:p>
          </table:table-cell>
          <table:table-cell table:formula="of:=COM.MICROSOFT.CONCAT(&quot;PrintGalleryImage-&quot;;[.A62];&quot;.jpg&quot;)" office:value-type="string" office:string-value="PrintGalleryImage-61.jpg" calcext:value-type="string">
            <text:p>PrintGalleryImage-61.jpg</text:p>
          </table:table-cell>
          <table:table-cell table:style-name="Default" office:value-type="string" calcext:value-type="string">
            <text:p>Green Iguana</text:p>
          </table:table-cell>
          <table:table-cell table:style-name="Default" office:value-type="string" calcext:value-type="string">
            <text:p>It is often easy to photograph a reptile as they do tend to spend a lot of time in the sun just chilling. A bit of calm and a gentle approach allows for easy photos. Similar sized mammals or birds just move way too fast.</text:p>
          </table:table-cell>
          <table:table-cell table:style-name="Default" office:value-type="string" calcext:value-type="string">
            <text:p>Adrian, Adrian O Brien, Adrian O' Brien, Adrian O'Brien, Animals, Brien, Florida, O' Brien, O'Brien, OBrien, Predator, Reptile, Reptiles, USA, Wildlife chasing, chasing, chasing wildlife, chasingwildlife, nature, wildlifechasing</text:p>
          </table:table-cell>
          <table:table-cell table:style-name="ce12" office:value-type="string" calcext:value-type="string">
            <text:p>28/10/2013 22:48:01</text:p>
          </table:table-cell>
          <table:table-cell table:style-name="Default" office:value-type="string" calcext:value-type="string">
            <text:p>4372 x 2914</text:p>
          </table:table-cell>
          <table:table-cell table:formula="of:=LEFT([.G62];4)" office:value-type="string" office:string-value="4372" calcext:value-type="string">
            <text:p>4372</text:p>
          </table:table-cell>
          <table:table-cell table:formula="of:=RIGHT([.G62];4)" office:value-type="string" office:string-value="2914" calcext:value-type="string">
            <text:p>2914</text:p>
          </table:table-cell>
          <table:table-cell table:style-name="ce6" table:formula="of:=IF([.I62]/[.H62]&gt;1;[.H62]/[.I62];[.I62]/[.H62])" office:value-type="float" office:value="0.66651418115279" calcext:value-type="float">
            <text:p>0.667</text:p>
          </table:table-cell>
          <table:table-cell table:style-name="ce7" office:value-type="float" office:value="8" calcext:value-type="float">
            <text:p>8</text:p>
          </table:table-cell>
          <table:table-cell table:style-name="ce7" table:formula="of:=ROUND([.K62]/[.$J62]; 0)" office:value-type="float" office:value="12" calcext:value-type="float">
            <text:p>12</text:p>
          </table:table-cell>
          <table:table-cell table:style-name="ce7" table:formula="of:=ROUND([.K62]*2.54; 0)" office:value-type="float" office:value="20" calcext:value-type="float">
            <text:p>20</text:p>
          </table:table-cell>
          <table:table-cell table:style-name="ce7" table:formula="of:=ROUND([.L62]*2.54;0)" office:value-type="float" office:value="30" calcext:value-type="float">
            <text:p>30</text:p>
          </table:table-cell>
          <table:table-cell table:style-name="ce7" table:formula="of:=IF([.$I62]&lt;[.$H62]; [.$I62]/[.K62]; [.$H62]/[.K62])" office:value-type="float" office:value="364.25" calcext:value-type="float">
            <text:p>364</text:p>
          </table:table-cell>
          <table:table-cell table:style-name="ce7" table:formula="of:=IF([.O62]&gt;250; 1; 0)" office:value-type="float" office:value="1" calcext:value-type="float">
            <text:p>1</text:p>
          </table:table-cell>
          <table:table-cell table:style-name="ce7" table:formula="of:=IF([.P62]=1;COM.MICROSOFT.CONCAT([.K62];&quot; x &quot;;[.L62];&quot; inches, &quot;;[.M62];&quot; x &quot;;[.N6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62]/[.$J62]; 0)" office:value-type="float" office:value="18" calcext:value-type="float">
            <text:p>18</text:p>
          </table:table-cell>
          <table:table-cell table:style-name="ce7" table:formula="of:=ROUND([.R62]*2.54; 0)" office:value-type="float" office:value="30" calcext:value-type="float">
            <text:p>30</text:p>
          </table:table-cell>
          <table:table-cell table:style-name="ce7" table:formula="of:=ROUND([.S62]*2.54;0)" office:value-type="float" office:value="46" calcext:value-type="float">
            <text:p>46</text:p>
          </table:table-cell>
          <table:table-cell table:style-name="ce7" table:formula="of:=IF([.$I62]&lt;[.$H62]; [.$I62]/[.R62]; [.$H62]/[.R62])" office:value-type="float" office:value="242.833333333333" calcext:value-type="float">
            <text:p>243</text:p>
          </table:table-cell>
          <table:table-cell table:style-name="ce7" table:formula="of:=IF([.V62]&gt;150; 1; 0)" office:value-type="float" office:value="1" calcext:value-type="float">
            <text:p>1</text:p>
          </table:table-cell>
          <table:table-cell table:style-name="ce7" table:formula="of:=IF([.W62]=1;COM.MICROSOFT.CONCAT([.R62];&quot; x &quot;;[.S62];&quot; inches, &quot;;[.T62];&quot; x &quot;;[.U6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62]/[.$J62]; 0)" office:value-type="float" office:value="24" calcext:value-type="float">
            <text:p>24</text:p>
          </table:table-cell>
          <table:table-cell table:style-name="ce7" table:formula="of:=ROUND([.Y62]*2.54; 0)" office:value-type="float" office:value="41" calcext:value-type="float">
            <text:p>41</text:p>
          </table:table-cell>
          <table:table-cell table:style-name="ce7" table:formula="of:=ROUND([.Z62]*2.54;0)" office:value-type="float" office:value="61" calcext:value-type="float">
            <text:p>61</text:p>
          </table:table-cell>
          <table:table-cell table:style-name="ce7" table:formula="of:=IF([.$I62]&lt;[.$H62]; [.$I62]/[.Y62]; [.$H62]/[.Y62])" office:value-type="float" office:value="182.125" calcext:value-type="float">
            <text:p>182</text:p>
          </table:table-cell>
          <table:table-cell table:style-name="ce7" table:formula="of:=IF([.AC62]&gt;120; 1; 0)" office:value-type="float" office:value="1" calcext:value-type="float">
            <text:p>1</text:p>
          </table:table-cell>
          <table:table-cell table:style-name="ce7" table:formula="of:=IF([.AD62]=1;COM.MICROSOFT.CONCAT([.Y62];&quot; x &quot;;[.Z62];&quot; inches, &quot;;[.AA62];&quot; x &quot;;[.AB6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62]/[.$J62]; 0)" office:value-type="float" office:value="30" calcext:value-type="float">
            <text:p>30</text:p>
          </table:table-cell>
          <table:table-cell table:style-name="ce7" table:formula="of:=ROUND([.AF62]*2.54; 0)" office:value-type="float" office:value="51" calcext:value-type="float">
            <text:p>51</text:p>
          </table:table-cell>
          <table:table-cell table:style-name="ce7" table:formula="of:=ROUND([.AG62]*2.54;0)" office:value-type="float" office:value="76" calcext:value-type="float">
            <text:p>76</text:p>
          </table:table-cell>
          <table:table-cell table:style-name="ce7" table:formula="of:=IF([.$I62]&lt;[.$H62]; [.$I62]/[.AF62]; [.$H62]/[.AF62])" office:value-type="float" office:value="145.7" calcext:value-type="float">
            <text:p>146</text:p>
          </table:table-cell>
          <table:table-cell table:style-name="ce7" table:formula="of:=IF([.AJ62]&gt;100; 1; 0)" office:value-type="float" office:value="1" calcext:value-type="float">
            <text:p>1</text:p>
          </table:table-cell>
          <table:table-cell table:style-name="ce7" table:formula="of:=IF([.AK62]=1;COM.MICROSOFT.CONCAT([.AF62];&quot; x &quot;;[.AG62];&quot; inches, &quot;;[.AH62];&quot; x &quot;;[.AI6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62]/[.$J62]; 0)" office:value-type="float" office:value="36" calcext:value-type="float">
            <text:p>36</text:p>
          </table:table-cell>
          <table:table-cell table:style-name="ce7" table:formula="of:=ROUND([.AM62]*2.54; 0)" office:value-type="float" office:value="61" calcext:value-type="float">
            <text:p>61</text:p>
          </table:table-cell>
          <table:table-cell table:style-name="ce7" table:formula="of:=ROUND([.AN62]*2.54;0)" office:value-type="float" office:value="91" calcext:value-type="float">
            <text:p>91</text:p>
          </table:table-cell>
          <table:table-cell table:style-name="ce7" table:formula="of:=IF([.$I62]&lt;[.$H62]; [.$I62]/[.AM62]; [.$H62]/[.AM62])" office:value-type="float" office:value="121.416666666667" calcext:value-type="float">
            <text:p>121</text:p>
          </table:table-cell>
          <table:table-cell table:style-name="ce7" table:formula="of:=IF([.AQ62]&gt;90; 1; 0)" office:value-type="float" office:value="1" calcext:value-type="float">
            <text:p>1</text:p>
          </table:table-cell>
          <table:table-cell table:style-name="ce7" table:formula="of:=IF([.AR62]=1;COM.MICROSOFT.CONCAT([.AM62];&quot; x &quot;;[.AN62];&quot; inches, &quot;;[.AO62];&quot; x &quot;;[.AP62];&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62]/[.$J62]; 0)" office:value-type="float" office:value="12" calcext:value-type="float">
            <text:p>12</text:p>
          </table:table-cell>
          <table:table-cell table:style-name="ce7" table:formula="of:=ROUND([.AT62]*2.54; 0)" office:value-type="float" office:value="20" calcext:value-type="float">
            <text:p>20</text:p>
          </table:table-cell>
          <table:table-cell table:style-name="ce7" table:formula="of:=ROUND([.AU62]*2.54;0)" office:value-type="float" office:value="30" calcext:value-type="float">
            <text:p>30</text:p>
          </table:table-cell>
          <table:table-cell table:style-name="ce7" table:formula="of:=IF([.$I62]&lt;[.$H62]; [.$I62]/[.AT62]; [.$H62]/[.AT62])" office:value-type="float" office:value="364.25" calcext:value-type="float">
            <text:p>364</text:p>
          </table:table-cell>
          <table:table-cell table:style-name="ce7" table:formula="of:=IF([.AX62]&gt;280; 1; 0)" office:value-type="float" office:value="1" calcext:value-type="float">
            <text:p>1</text:p>
          </table:table-cell>
          <table:table-cell table:style-name="ce7" table:formula="of:=IF([.AY62]=1;COM.MICROSOFT.CONCAT([.AT62];&quot; x &quot;;[.AU62];&quot; inches, &quot;;[.AV62];&quot; x &quot;;[.AW6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62]/[.$J62]; 0)" office:value-type="float" office:value="18" calcext:value-type="float">
            <text:p>18</text:p>
          </table:table-cell>
          <table:table-cell table:style-name="ce7" table:formula="of:=ROUND([.BA62]*2.54; 0)" office:value-type="float" office:value="30" calcext:value-type="float">
            <text:p>30</text:p>
          </table:table-cell>
          <table:table-cell table:style-name="ce7" table:formula="of:=ROUND([.BB62]*2.54;0)" office:value-type="float" office:value="46" calcext:value-type="float">
            <text:p>46</text:p>
          </table:table-cell>
          <table:table-cell table:style-name="ce7" table:formula="of:=IF([.$I62]&lt;[.$H62]; [.$I62]/[.BA62]; [.$H62]/[.BA62])" office:value-type="float" office:value="242.833333333333" calcext:value-type="float">
            <text:p>243</text:p>
          </table:table-cell>
          <table:table-cell table:style-name="ce7" table:formula="of:=IF([.BE62]&gt;180; 1; 0)" office:value-type="float" office:value="1" calcext:value-type="float">
            <text:p>1</text:p>
          </table:table-cell>
          <table:table-cell table:style-name="ce7" table:formula="of:=IF([.BF62]=1;COM.MICROSOFT.CONCAT([.BA62];&quot; x &quot;;[.BB62];&quot; inches, &quot;;[.BC62];&quot; x &quot;;[.BD6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62]/[.$J62]; 0)" office:value-type="float" office:value="24" calcext:value-type="float">
            <text:p>24</text:p>
          </table:table-cell>
          <table:table-cell table:style-name="ce7" table:formula="of:=ROUND([.BH62]*2.54; 0)" office:value-type="float" office:value="41" calcext:value-type="float">
            <text:p>41</text:p>
          </table:table-cell>
          <table:table-cell table:style-name="ce7" table:formula="of:=ROUND([.BI62]*2.54;0)" office:value-type="float" office:value="61" calcext:value-type="float">
            <text:p>61</text:p>
          </table:table-cell>
          <table:table-cell table:style-name="ce7" table:formula="of:=IF([.$I62]&lt;[.$H62]; [.$I62]/[.BH62]; [.$H62]/[.BH62])" office:value-type="float" office:value="182.125" calcext:value-type="float">
            <text:p>182</text:p>
          </table:table-cell>
          <table:table-cell table:style-name="ce7" table:formula="of:=IF([.BL62]&gt;150; 1; 0)" office:value-type="float" office:value="1" calcext:value-type="float">
            <text:p>1</text:p>
          </table:table-cell>
          <table:table-cell table:style-name="ce7" table:formula="of:=IF([.BM62]=1;COM.MICROSOFT.CONCAT([.BH62];&quot; x &quot;;[.BI62];&quot; inches, &quot;;[.BJ62];&quot; x &quot;;[.BK6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62]/[.$J62]; 0)" office:value-type="float" office:value="30" calcext:value-type="float">
            <text:p>30</text:p>
          </table:table-cell>
          <table:table-cell table:style-name="ce7" table:formula="of:=ROUND([.BO62]*2.54; 0)" office:value-type="float" office:value="51" calcext:value-type="float">
            <text:p>51</text:p>
          </table:table-cell>
          <table:table-cell table:style-name="ce7" table:formula="of:=ROUND([.BP62]*2.54;0)" office:value-type="float" office:value="76" calcext:value-type="float">
            <text:p>76</text:p>
          </table:table-cell>
          <table:table-cell table:style-name="ce7" table:formula="of:=IF([.$I62]&lt;[.$H62]; [.$I62]/[.BO62]; [.$H62]/[.BO62])" office:value-type="float" office:value="145.7" calcext:value-type="float">
            <text:p>146</text:p>
          </table:table-cell>
          <table:table-cell table:style-name="ce7" table:formula="of:=IF([.BS62]&gt;125; 1; 0)" office:value-type="float" office:value="1" calcext:value-type="float">
            <text:p>1</text:p>
          </table:table-cell>
          <table:table-cell table:style-name="ce7" table:formula="of:=IF([.BT62]=1;COM.MICROSOFT.CONCAT([.BO62];&quot; x &quot;;[.BP62];&quot; inches, &quot;;[.BQ62];&quot; x &quot;;[.BR6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62]/[.$J62]; 0)" office:value-type="float" office:value="36" calcext:value-type="float">
            <text:p>36</text:p>
          </table:table-cell>
          <table:table-cell table:style-name="ce7" table:formula="of:=ROUND([.BV62]*2.54; 0)" office:value-type="float" office:value="61" calcext:value-type="float">
            <text:p>61</text:p>
          </table:table-cell>
          <table:table-cell table:style-name="ce7" table:formula="of:=ROUND([.BW62]*2.54;0)" office:value-type="float" office:value="91" calcext:value-type="float">
            <text:p>91</text:p>
          </table:table-cell>
          <table:table-cell table:style-name="ce7" table:formula="of:=IF([.$I62]&lt;[.$H62]; [.$I62]/[.BV62]; [.$H62]/[.BV62])" office:value-type="float" office:value="121.416666666667" calcext:value-type="float">
            <text:p>121</text:p>
          </table:table-cell>
          <table:table-cell table:style-name="ce7" table:formula="of:=IF([.BZ62]&gt;110; 1; 0)" office:value-type="float" office:value="1" calcext:value-type="float">
            <text:p>1</text:p>
          </table:table-cell>
          <table:table-cell table:style-name="ce7" table:formula="of:=IF([.CA62]=1;COM.MICROSOFT.CONCAT([.BV62];&quot; x &quot;;[.BW62];&quot; inches, &quot;;[.BX62];&quot; x &quot;;[.BY62];&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62" calcext:value-type="float">
            <text:p>62</text:p>
          </table:table-cell>
          <table:table-cell table:formula="of:=COM.MICROSOFT.CONCAT(&quot;PrintGalleryImage-&quot;;[.A63];&quot;.jpg&quot;)" office:value-type="string" office:string-value="PrintGalleryImage-62.jpg" calcext:value-type="string">
            <text:p>PrintGalleryImage-62.jpg</text:p>
          </table:table-cell>
          <table:table-cell table:style-name="Default" office:value-type="string" calcext:value-type="string">
            <text:p>Green Iguana BW</text:p>
          </table:table-cell>
          <table:table-cell table:style-name="Default" office:value-type="string" calcext:value-type="string">
            <text:p>The scaly skin of reptiles just makes black and white photos the obvious choice. I love the way the black and white makes the detail in the skin stand out.</text:p>
          </table:table-cell>
          <table:table-cell table:style-name="Default" office:value-type="string" calcext:value-type="string">
            <text:p>Adrian, Adrian O Brien, Adrian O' Brien, Adrian O'Brien, Animals, Brien, Florida, O' Brien, O'Brien, OBrien, Predator, Reptile, Reptiles, USA, Wildlife chasing, chasing, chasing wildlife, chasingwildlife, nature, wildlifechasing</text:p>
          </table:table-cell>
          <table:table-cell table:style-name="ce12" office:value-type="string" calcext:value-type="string">
            <text:p>28/10/2013 22:48:18</text:p>
          </table:table-cell>
          <table:table-cell table:style-name="Default" office:value-type="string" calcext:value-type="string">
            <text:p>3848 x 2565</text:p>
          </table:table-cell>
          <table:table-cell table:formula="of:=LEFT([.G63];4)" office:value-type="string" office:string-value="3848" calcext:value-type="string">
            <text:p>3848</text:p>
          </table:table-cell>
          <table:table-cell table:formula="of:=RIGHT([.G63];4)" office:value-type="string" office:string-value="2565" calcext:value-type="string">
            <text:p>2565</text:p>
          </table:table-cell>
          <table:table-cell table:style-name="ce6" table:formula="of:=IF([.I63]/[.H63]&gt;1;[.H63]/[.I63];[.I63]/[.H63])" office:value-type="float" office:value="0.666580041580042" calcext:value-type="float">
            <text:p>0.667</text:p>
          </table:table-cell>
          <table:table-cell table:style-name="ce7" office:value-type="float" office:value="8" calcext:value-type="float">
            <text:p>8</text:p>
          </table:table-cell>
          <table:table-cell table:style-name="ce7" table:formula="of:=ROUND([.K63]/[.$J63]; 0)" office:value-type="float" office:value="12" calcext:value-type="float">
            <text:p>12</text:p>
          </table:table-cell>
          <table:table-cell table:style-name="ce7" table:formula="of:=ROUND([.K63]*2.54; 0)" office:value-type="float" office:value="20" calcext:value-type="float">
            <text:p>20</text:p>
          </table:table-cell>
          <table:table-cell table:style-name="ce7" table:formula="of:=ROUND([.L63]*2.54;0)" office:value-type="float" office:value="30" calcext:value-type="float">
            <text:p>30</text:p>
          </table:table-cell>
          <table:table-cell table:style-name="ce7" table:formula="of:=IF([.$I63]&lt;[.$H63]; [.$I63]/[.K63]; [.$H63]/[.K63])" office:value-type="float" office:value="320.625" calcext:value-type="float">
            <text:p>321</text:p>
          </table:table-cell>
          <table:table-cell table:style-name="ce7" table:formula="of:=IF([.O63]&gt;250; 1; 0)" office:value-type="float" office:value="1" calcext:value-type="float">
            <text:p>1</text:p>
          </table:table-cell>
          <table:table-cell table:style-name="ce7" table:formula="of:=IF([.P63]=1;COM.MICROSOFT.CONCAT([.K63];&quot; x &quot;;[.L63];&quot; inches, &quot;;[.M63];&quot; x &quot;;[.N6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63]/[.$J63]; 0)" office:value-type="float" office:value="18" calcext:value-type="float">
            <text:p>18</text:p>
          </table:table-cell>
          <table:table-cell table:style-name="ce7" table:formula="of:=ROUND([.R63]*2.54; 0)" office:value-type="float" office:value="30" calcext:value-type="float">
            <text:p>30</text:p>
          </table:table-cell>
          <table:table-cell table:style-name="ce7" table:formula="of:=ROUND([.S63]*2.54;0)" office:value-type="float" office:value="46" calcext:value-type="float">
            <text:p>46</text:p>
          </table:table-cell>
          <table:table-cell table:style-name="ce7" table:formula="of:=IF([.$I63]&lt;[.$H63]; [.$I63]/[.R63]; [.$H63]/[.R63])" office:value-type="float" office:value="213.75" calcext:value-type="float">
            <text:p>214</text:p>
          </table:table-cell>
          <table:table-cell table:style-name="ce7" table:formula="of:=IF([.V63]&gt;150; 1; 0)" office:value-type="float" office:value="1" calcext:value-type="float">
            <text:p>1</text:p>
          </table:table-cell>
          <table:table-cell table:style-name="ce7" table:formula="of:=IF([.W63]=1;COM.MICROSOFT.CONCAT([.R63];&quot; x &quot;;[.S63];&quot; inches, &quot;;[.T63];&quot; x &quot;;[.U6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63]/[.$J63]; 0)" office:value-type="float" office:value="24" calcext:value-type="float">
            <text:p>24</text:p>
          </table:table-cell>
          <table:table-cell table:style-name="ce7" table:formula="of:=ROUND([.Y63]*2.54; 0)" office:value-type="float" office:value="41" calcext:value-type="float">
            <text:p>41</text:p>
          </table:table-cell>
          <table:table-cell table:style-name="ce7" table:formula="of:=ROUND([.Z63]*2.54;0)" office:value-type="float" office:value="61" calcext:value-type="float">
            <text:p>61</text:p>
          </table:table-cell>
          <table:table-cell table:style-name="ce7" table:formula="of:=IF([.$I63]&lt;[.$H63]; [.$I63]/[.Y63]; [.$H63]/[.Y63])" office:value-type="float" office:value="160.3125" calcext:value-type="float">
            <text:p>160</text:p>
          </table:table-cell>
          <table:table-cell table:style-name="ce7" table:formula="of:=IF([.AC63]&gt;120; 1; 0)" office:value-type="float" office:value="1" calcext:value-type="float">
            <text:p>1</text:p>
          </table:table-cell>
          <table:table-cell table:style-name="ce7" table:formula="of:=IF([.AD63]=1;COM.MICROSOFT.CONCAT([.Y63];&quot; x &quot;;[.Z63];&quot; inches, &quot;;[.AA63];&quot; x &quot;;[.AB6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63]/[.$J63]; 0)" office:value-type="float" office:value="30" calcext:value-type="float">
            <text:p>30</text:p>
          </table:table-cell>
          <table:table-cell table:style-name="ce7" table:formula="of:=ROUND([.AF63]*2.54; 0)" office:value-type="float" office:value="51" calcext:value-type="float">
            <text:p>51</text:p>
          </table:table-cell>
          <table:table-cell table:style-name="ce7" table:formula="of:=ROUND([.AG63]*2.54;0)" office:value-type="float" office:value="76" calcext:value-type="float">
            <text:p>76</text:p>
          </table:table-cell>
          <table:table-cell table:style-name="ce7" table:formula="of:=IF([.$I63]&lt;[.$H63]; [.$I63]/[.AF63]; [.$H63]/[.AF63])" office:value-type="float" office:value="128.25" calcext:value-type="float">
            <text:p>128</text:p>
          </table:table-cell>
          <table:table-cell table:style-name="ce7" table:formula="of:=IF([.AJ63]&gt;100; 1; 0)" office:value-type="float" office:value="1" calcext:value-type="float">
            <text:p>1</text:p>
          </table:table-cell>
          <table:table-cell table:style-name="ce7" table:formula="of:=IF([.AK63]=1;COM.MICROSOFT.CONCAT([.AF63];&quot; x &quot;;[.AG63];&quot; inches, &quot;;[.AH63];&quot; x &quot;;[.AI6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63]/[.$J63]; 0)" office:value-type="float" office:value="36" calcext:value-type="float">
            <text:p>36</text:p>
          </table:table-cell>
          <table:table-cell table:style-name="ce7" table:formula="of:=ROUND([.AM63]*2.54; 0)" office:value-type="float" office:value="61" calcext:value-type="float">
            <text:p>61</text:p>
          </table:table-cell>
          <table:table-cell table:style-name="ce7" table:formula="of:=ROUND([.AN63]*2.54;0)" office:value-type="float" office:value="91" calcext:value-type="float">
            <text:p>91</text:p>
          </table:table-cell>
          <table:table-cell table:style-name="ce7" table:formula="of:=IF([.$I63]&lt;[.$H63]; [.$I63]/[.AM63]; [.$H63]/[.AM63])" office:value-type="float" office:value="106.875" calcext:value-type="float">
            <text:p>107</text:p>
          </table:table-cell>
          <table:table-cell table:style-name="ce7" table:formula="of:=IF([.AQ63]&gt;90; 1; 0)" office:value-type="float" office:value="1" calcext:value-type="float">
            <text:p>1</text:p>
          </table:table-cell>
          <table:table-cell table:style-name="ce7" table:formula="of:=IF([.AR63]=1;COM.MICROSOFT.CONCAT([.AM63];&quot; x &quot;;[.AN63];&quot; inches, &quot;;[.AO63];&quot; x &quot;;[.AP63];&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63]/[.$J63]; 0)" office:value-type="float" office:value="12" calcext:value-type="float">
            <text:p>12</text:p>
          </table:table-cell>
          <table:table-cell table:style-name="ce7" table:formula="of:=ROUND([.AT63]*2.54; 0)" office:value-type="float" office:value="20" calcext:value-type="float">
            <text:p>20</text:p>
          </table:table-cell>
          <table:table-cell table:style-name="ce7" table:formula="of:=ROUND([.AU63]*2.54;0)" office:value-type="float" office:value="30" calcext:value-type="float">
            <text:p>30</text:p>
          </table:table-cell>
          <table:table-cell table:style-name="ce7" table:formula="of:=IF([.$I63]&lt;[.$H63]; [.$I63]/[.AT63]; [.$H63]/[.AT63])" office:value-type="float" office:value="320.625" calcext:value-type="float">
            <text:p>321</text:p>
          </table:table-cell>
          <table:table-cell table:style-name="ce7" table:formula="of:=IF([.AX63]&gt;280; 1; 0)" office:value-type="float" office:value="1" calcext:value-type="float">
            <text:p>1</text:p>
          </table:table-cell>
          <table:table-cell table:style-name="ce7" table:formula="of:=IF([.AY63]=1;COM.MICROSOFT.CONCAT([.AT63];&quot; x &quot;;[.AU63];&quot; inches, &quot;;[.AV63];&quot; x &quot;;[.AW6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63]/[.$J63]; 0)" office:value-type="float" office:value="18" calcext:value-type="float">
            <text:p>18</text:p>
          </table:table-cell>
          <table:table-cell table:style-name="ce7" table:formula="of:=ROUND([.BA63]*2.54; 0)" office:value-type="float" office:value="30" calcext:value-type="float">
            <text:p>30</text:p>
          </table:table-cell>
          <table:table-cell table:style-name="ce7" table:formula="of:=ROUND([.BB63]*2.54;0)" office:value-type="float" office:value="46" calcext:value-type="float">
            <text:p>46</text:p>
          </table:table-cell>
          <table:table-cell table:style-name="ce7" table:formula="of:=IF([.$I63]&lt;[.$H63]; [.$I63]/[.BA63]; [.$H63]/[.BA63])" office:value-type="float" office:value="213.75" calcext:value-type="float">
            <text:p>214</text:p>
          </table:table-cell>
          <table:table-cell table:style-name="ce7" table:formula="of:=IF([.BE63]&gt;180; 1; 0)" office:value-type="float" office:value="1" calcext:value-type="float">
            <text:p>1</text:p>
          </table:table-cell>
          <table:table-cell table:style-name="ce7" table:formula="of:=IF([.BF63]=1;COM.MICROSOFT.CONCAT([.BA63];&quot; x &quot;;[.BB63];&quot; inches, &quot;;[.BC63];&quot; x &quot;;[.BD6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63]/[.$J63]; 0)" office:value-type="float" office:value="24" calcext:value-type="float">
            <text:p>24</text:p>
          </table:table-cell>
          <table:table-cell table:style-name="ce7" table:formula="of:=ROUND([.BH63]*2.54; 0)" office:value-type="float" office:value="41" calcext:value-type="float">
            <text:p>41</text:p>
          </table:table-cell>
          <table:table-cell table:style-name="ce7" table:formula="of:=ROUND([.BI63]*2.54;0)" office:value-type="float" office:value="61" calcext:value-type="float">
            <text:p>61</text:p>
          </table:table-cell>
          <table:table-cell table:style-name="ce7" table:formula="of:=IF([.$I63]&lt;[.$H63]; [.$I63]/[.BH63]; [.$H63]/[.BH63])" office:value-type="float" office:value="160.3125" calcext:value-type="float">
            <text:p>160</text:p>
          </table:table-cell>
          <table:table-cell table:style-name="ce7" table:formula="of:=IF([.BL63]&gt;150; 1; 0)" office:value-type="float" office:value="1" calcext:value-type="float">
            <text:p>1</text:p>
          </table:table-cell>
          <table:table-cell table:style-name="ce7" table:formula="of:=IF([.BM63]=1;COM.MICROSOFT.CONCAT([.BH63];&quot; x &quot;;[.BI63];&quot; inches, &quot;;[.BJ63];&quot; x &quot;;[.BK6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63]/[.$J63]; 0)" office:value-type="float" office:value="30" calcext:value-type="float">
            <text:p>30</text:p>
          </table:table-cell>
          <table:table-cell table:style-name="ce7" table:formula="of:=ROUND([.BO63]*2.54; 0)" office:value-type="float" office:value="51" calcext:value-type="float">
            <text:p>51</text:p>
          </table:table-cell>
          <table:table-cell table:style-name="ce7" table:formula="of:=ROUND([.BP63]*2.54;0)" office:value-type="float" office:value="76" calcext:value-type="float">
            <text:p>76</text:p>
          </table:table-cell>
          <table:table-cell table:style-name="ce7" table:formula="of:=IF([.$I63]&lt;[.$H63]; [.$I63]/[.BO63]; [.$H63]/[.BO63])" office:value-type="float" office:value="128.25" calcext:value-type="float">
            <text:p>128</text:p>
          </table:table-cell>
          <table:table-cell table:style-name="ce7" table:formula="of:=IF([.BS63]&gt;125; 1; 0)" office:value-type="float" office:value="1" calcext:value-type="float">
            <text:p>1</text:p>
          </table:table-cell>
          <table:table-cell table:style-name="ce7" table:formula="of:=IF([.BT63]=1;COM.MICROSOFT.CONCAT([.BO63];&quot; x &quot;;[.BP63];&quot; inches, &quot;;[.BQ63];&quot; x &quot;;[.BR6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63]/[.$J63]; 0)" office:value-type="float" office:value="36" calcext:value-type="float">
            <text:p>36</text:p>
          </table:table-cell>
          <table:table-cell table:style-name="ce7" table:formula="of:=ROUND([.BV63]*2.54; 0)" office:value-type="float" office:value="61" calcext:value-type="float">
            <text:p>61</text:p>
          </table:table-cell>
          <table:table-cell table:style-name="ce7" table:formula="of:=ROUND([.BW63]*2.54;0)" office:value-type="float" office:value="91" calcext:value-type="float">
            <text:p>91</text:p>
          </table:table-cell>
          <table:table-cell table:style-name="ce7" table:formula="of:=IF([.$I63]&lt;[.$H63]; [.$I63]/[.BV63]; [.$H63]/[.BV63])" office:value-type="float" office:value="106.875" calcext:value-type="float">
            <text:p>107</text:p>
          </table:table-cell>
          <table:table-cell table:style-name="ce7" table:formula="of:=IF([.BZ63]&gt;110; 1; 0)" office:value-type="float" office:value="0" calcext:value-type="float">
            <text:p>0</text:p>
          </table:table-cell>
          <table:table-cell table:style-name="ce7" table:formula="of:=IF([.CA63]=1;COM.MICROSOFT.CONCAT([.BV63];&quot; x &quot;;[.BW63];&quot; inches, &quot;;[.BX63];&quot; x &quot;;[.BY63];&quot; cm&quot;); &quot;&quot;)">
            <text:p/>
          </table:table-cell>
          <table:table-cell table:number-columns-repeated="2"/>
        </table:table-row>
        <table:table-row table:style-name="ro2">
          <table:table-cell office:value-type="float" office:value="63" calcext:value-type="float">
            <text:p>63</text:p>
          </table:table-cell>
          <table:table-cell table:formula="of:=COM.MICROSOFT.CONCAT(&quot;PrintGalleryImage-&quot;;[.A64];&quot;.jpg&quot;)" office:value-type="string" office:string-value="PrintGalleryImage-63.jpg" calcext:value-type="string">
            <text:p>PrintGalleryImage-63.jpg</text:p>
          </table:table-cell>
          <table:table-cell table:style-name="Default" office:value-type="string" calcext:value-type="string">
            <text:p>Florida Gator</text:p>
          </table:table-cell>
          <table:table-cell table:style-name="Default" office:value-type="string" calcext:value-type="string">
            <text:p>There is nothing like meeting a gator up close and personal to see the power and strength they have. The everglades in Florida are a really easy place to see this and you get the bonus of going on an airboat, something that you dreamt was much more exciting that it ends up being, but they do allow you to get out into the swamps with ease.</text:p>
          </table:table-cell>
          <table:table-cell table:style-name="Default" office:value-type="string" calcext:value-type="string">
            <text:p>Adrian, Adrian O Brien, Adrian O' Brien, Adrian O'Brien, Animals, Brien, Florida, O' Brien, O'Brien, OBrien, Predator, Reptile, Reptiles, USA, Wildlife chasing, chasing, chasing wildlife, chasingwildlife, nature, wildlifechasing</text:p>
          </table:table-cell>
          <table:table-cell table:style-name="ce12" office:value-type="string" calcext:value-type="string">
            <text:p>31/10/2013 23:31:23</text:p>
          </table:table-cell>
          <table:table-cell table:style-name="Default" office:value-type="string" calcext:value-type="string">
            <text:p>4258 x 2838</text:p>
          </table:table-cell>
          <table:table-cell table:formula="of:=LEFT([.G64];4)" office:value-type="string" office:string-value="4258" calcext:value-type="string">
            <text:p>4258</text:p>
          </table:table-cell>
          <table:table-cell table:formula="of:=RIGHT([.G64];4)" office:value-type="string" office:string-value="2838" calcext:value-type="string">
            <text:p>2838</text:p>
          </table:table-cell>
          <table:table-cell table:style-name="ce6" table:formula="of:=IF([.I64]/[.H64]&gt;1;[.H64]/[.I64];[.I64]/[.H64])" office:value-type="float" office:value="0.666510098637858" calcext:value-type="float">
            <text:p>0.667</text:p>
          </table:table-cell>
          <table:table-cell table:style-name="ce7" office:value-type="float" office:value="8" calcext:value-type="float">
            <text:p>8</text:p>
          </table:table-cell>
          <table:table-cell table:style-name="ce7" table:formula="of:=ROUND([.K64]/[.$J64]; 0)" office:value-type="float" office:value="12" calcext:value-type="float">
            <text:p>12</text:p>
          </table:table-cell>
          <table:table-cell table:style-name="ce7" table:formula="of:=ROUND([.K64]*2.54; 0)" office:value-type="float" office:value="20" calcext:value-type="float">
            <text:p>20</text:p>
          </table:table-cell>
          <table:table-cell table:style-name="ce7" table:formula="of:=ROUND([.L64]*2.54;0)" office:value-type="float" office:value="30" calcext:value-type="float">
            <text:p>30</text:p>
          </table:table-cell>
          <table:table-cell table:style-name="ce7" table:formula="of:=IF([.$I64]&lt;[.$H64]; [.$I64]/[.K64]; [.$H64]/[.K64])" office:value-type="float" office:value="354.75" calcext:value-type="float">
            <text:p>355</text:p>
          </table:table-cell>
          <table:table-cell table:style-name="ce7" table:formula="of:=IF([.O64]&gt;250; 1; 0)" office:value-type="float" office:value="1" calcext:value-type="float">
            <text:p>1</text:p>
          </table:table-cell>
          <table:table-cell table:style-name="ce7" table:formula="of:=IF([.P64]=1;COM.MICROSOFT.CONCAT([.K64];&quot; x &quot;;[.L64];&quot; inches, &quot;;[.M64];&quot; x &quot;;[.N6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64]/[.$J64]; 0)" office:value-type="float" office:value="18" calcext:value-type="float">
            <text:p>18</text:p>
          </table:table-cell>
          <table:table-cell table:style-name="ce7" table:formula="of:=ROUND([.R64]*2.54; 0)" office:value-type="float" office:value="30" calcext:value-type="float">
            <text:p>30</text:p>
          </table:table-cell>
          <table:table-cell table:style-name="ce7" table:formula="of:=ROUND([.S64]*2.54;0)" office:value-type="float" office:value="46" calcext:value-type="float">
            <text:p>46</text:p>
          </table:table-cell>
          <table:table-cell table:style-name="ce7" table:formula="of:=IF([.$I64]&lt;[.$H64]; [.$I64]/[.R64]; [.$H64]/[.R64])" office:value-type="float" office:value="236.5" calcext:value-type="float">
            <text:p>237</text:p>
          </table:table-cell>
          <table:table-cell table:style-name="ce7" table:formula="of:=IF([.V64]&gt;150; 1; 0)" office:value-type="float" office:value="1" calcext:value-type="float">
            <text:p>1</text:p>
          </table:table-cell>
          <table:table-cell table:style-name="ce7" table:formula="of:=IF([.W64]=1;COM.MICROSOFT.CONCAT([.R64];&quot; x &quot;;[.S64];&quot; inches, &quot;;[.T64];&quot; x &quot;;[.U6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64]/[.$J64]; 0)" office:value-type="float" office:value="24" calcext:value-type="float">
            <text:p>24</text:p>
          </table:table-cell>
          <table:table-cell table:style-name="ce7" table:formula="of:=ROUND([.Y64]*2.54; 0)" office:value-type="float" office:value="41" calcext:value-type="float">
            <text:p>41</text:p>
          </table:table-cell>
          <table:table-cell table:style-name="ce7" table:formula="of:=ROUND([.Z64]*2.54;0)" office:value-type="float" office:value="61" calcext:value-type="float">
            <text:p>61</text:p>
          </table:table-cell>
          <table:table-cell table:style-name="ce7" table:formula="of:=IF([.$I64]&lt;[.$H64]; [.$I64]/[.Y64]; [.$H64]/[.Y64])" office:value-type="float" office:value="177.375" calcext:value-type="float">
            <text:p>177</text:p>
          </table:table-cell>
          <table:table-cell table:style-name="ce7" table:formula="of:=IF([.AC64]&gt;120; 1; 0)" office:value-type="float" office:value="1" calcext:value-type="float">
            <text:p>1</text:p>
          </table:table-cell>
          <table:table-cell table:style-name="ce7" table:formula="of:=IF([.AD64]=1;COM.MICROSOFT.CONCAT([.Y64];&quot; x &quot;;[.Z64];&quot; inches, &quot;;[.AA64];&quot; x &quot;;[.AB6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64]/[.$J64]; 0)" office:value-type="float" office:value="30" calcext:value-type="float">
            <text:p>30</text:p>
          </table:table-cell>
          <table:table-cell table:style-name="ce7" table:formula="of:=ROUND([.AF64]*2.54; 0)" office:value-type="float" office:value="51" calcext:value-type="float">
            <text:p>51</text:p>
          </table:table-cell>
          <table:table-cell table:style-name="ce7" table:formula="of:=ROUND([.AG64]*2.54;0)" office:value-type="float" office:value="76" calcext:value-type="float">
            <text:p>76</text:p>
          </table:table-cell>
          <table:table-cell table:style-name="ce7" table:formula="of:=IF([.$I64]&lt;[.$H64]; [.$I64]/[.AF64]; [.$H64]/[.AF64])" office:value-type="float" office:value="141.9" calcext:value-type="float">
            <text:p>142</text:p>
          </table:table-cell>
          <table:table-cell table:style-name="ce7" table:formula="of:=IF([.AJ64]&gt;100; 1; 0)" office:value-type="float" office:value="1" calcext:value-type="float">
            <text:p>1</text:p>
          </table:table-cell>
          <table:table-cell table:style-name="ce7" table:formula="of:=IF([.AK64]=1;COM.MICROSOFT.CONCAT([.AF64];&quot; x &quot;;[.AG64];&quot; inches, &quot;;[.AH64];&quot; x &quot;;[.AI6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64]/[.$J64]; 0)" office:value-type="float" office:value="36" calcext:value-type="float">
            <text:p>36</text:p>
          </table:table-cell>
          <table:table-cell table:style-name="ce7" table:formula="of:=ROUND([.AM64]*2.54; 0)" office:value-type="float" office:value="61" calcext:value-type="float">
            <text:p>61</text:p>
          </table:table-cell>
          <table:table-cell table:style-name="ce7" table:formula="of:=ROUND([.AN64]*2.54;0)" office:value-type="float" office:value="91" calcext:value-type="float">
            <text:p>91</text:p>
          </table:table-cell>
          <table:table-cell table:style-name="ce7" table:formula="of:=IF([.$I64]&lt;[.$H64]; [.$I64]/[.AM64]; [.$H64]/[.AM64])" office:value-type="float" office:value="118.25" calcext:value-type="float">
            <text:p>118</text:p>
          </table:table-cell>
          <table:table-cell table:style-name="ce7" table:formula="of:=IF([.AQ64]&gt;90; 1; 0)" office:value-type="float" office:value="1" calcext:value-type="float">
            <text:p>1</text:p>
          </table:table-cell>
          <table:table-cell table:style-name="ce7" table:formula="of:=IF([.AR64]=1;COM.MICROSOFT.CONCAT([.AM64];&quot; x &quot;;[.AN64];&quot; inches, &quot;;[.AO64];&quot; x &quot;;[.AP64];&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64]/[.$J64]; 0)" office:value-type="float" office:value="12" calcext:value-type="float">
            <text:p>12</text:p>
          </table:table-cell>
          <table:table-cell table:style-name="ce7" table:formula="of:=ROUND([.AT64]*2.54; 0)" office:value-type="float" office:value="20" calcext:value-type="float">
            <text:p>20</text:p>
          </table:table-cell>
          <table:table-cell table:style-name="ce7" table:formula="of:=ROUND([.AU64]*2.54;0)" office:value-type="float" office:value="30" calcext:value-type="float">
            <text:p>30</text:p>
          </table:table-cell>
          <table:table-cell table:style-name="ce7" table:formula="of:=IF([.$I64]&lt;[.$H64]; [.$I64]/[.AT64]; [.$H64]/[.AT64])" office:value-type="float" office:value="354.75" calcext:value-type="float">
            <text:p>355</text:p>
          </table:table-cell>
          <table:table-cell table:style-name="ce7" table:formula="of:=IF([.AX64]&gt;280; 1; 0)" office:value-type="float" office:value="1" calcext:value-type="float">
            <text:p>1</text:p>
          </table:table-cell>
          <table:table-cell table:style-name="ce7" table:formula="of:=IF([.AY64]=1;COM.MICROSOFT.CONCAT([.AT64];&quot; x &quot;;[.AU64];&quot; inches, &quot;;[.AV64];&quot; x &quot;;[.AW6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64]/[.$J64]; 0)" office:value-type="float" office:value="18" calcext:value-type="float">
            <text:p>18</text:p>
          </table:table-cell>
          <table:table-cell table:style-name="ce7" table:formula="of:=ROUND([.BA64]*2.54; 0)" office:value-type="float" office:value="30" calcext:value-type="float">
            <text:p>30</text:p>
          </table:table-cell>
          <table:table-cell table:style-name="ce7" table:formula="of:=ROUND([.BB64]*2.54;0)" office:value-type="float" office:value="46" calcext:value-type="float">
            <text:p>46</text:p>
          </table:table-cell>
          <table:table-cell table:style-name="ce7" table:formula="of:=IF([.$I64]&lt;[.$H64]; [.$I64]/[.BA64]; [.$H64]/[.BA64])" office:value-type="float" office:value="236.5" calcext:value-type="float">
            <text:p>237</text:p>
          </table:table-cell>
          <table:table-cell table:style-name="ce7" table:formula="of:=IF([.BE64]&gt;180; 1; 0)" office:value-type="float" office:value="1" calcext:value-type="float">
            <text:p>1</text:p>
          </table:table-cell>
          <table:table-cell table:style-name="ce7" table:formula="of:=IF([.BF64]=1;COM.MICROSOFT.CONCAT([.BA64];&quot; x &quot;;[.BB64];&quot; inches, &quot;;[.BC64];&quot; x &quot;;[.BD6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64]/[.$J64]; 0)" office:value-type="float" office:value="24" calcext:value-type="float">
            <text:p>24</text:p>
          </table:table-cell>
          <table:table-cell table:style-name="ce7" table:formula="of:=ROUND([.BH64]*2.54; 0)" office:value-type="float" office:value="41" calcext:value-type="float">
            <text:p>41</text:p>
          </table:table-cell>
          <table:table-cell table:style-name="ce7" table:formula="of:=ROUND([.BI64]*2.54;0)" office:value-type="float" office:value="61" calcext:value-type="float">
            <text:p>61</text:p>
          </table:table-cell>
          <table:table-cell table:style-name="ce7" table:formula="of:=IF([.$I64]&lt;[.$H64]; [.$I64]/[.BH64]; [.$H64]/[.BH64])" office:value-type="float" office:value="177.375" calcext:value-type="float">
            <text:p>177</text:p>
          </table:table-cell>
          <table:table-cell table:style-name="ce7" table:formula="of:=IF([.BL64]&gt;150; 1; 0)" office:value-type="float" office:value="1" calcext:value-type="float">
            <text:p>1</text:p>
          </table:table-cell>
          <table:table-cell table:style-name="ce7" table:formula="of:=IF([.BM64]=1;COM.MICROSOFT.CONCAT([.BH64];&quot; x &quot;;[.BI64];&quot; inches, &quot;;[.BJ64];&quot; x &quot;;[.BK6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64]/[.$J64]; 0)" office:value-type="float" office:value="30" calcext:value-type="float">
            <text:p>30</text:p>
          </table:table-cell>
          <table:table-cell table:style-name="ce7" table:formula="of:=ROUND([.BO64]*2.54; 0)" office:value-type="float" office:value="51" calcext:value-type="float">
            <text:p>51</text:p>
          </table:table-cell>
          <table:table-cell table:style-name="ce7" table:formula="of:=ROUND([.BP64]*2.54;0)" office:value-type="float" office:value="76" calcext:value-type="float">
            <text:p>76</text:p>
          </table:table-cell>
          <table:table-cell table:style-name="ce7" table:formula="of:=IF([.$I64]&lt;[.$H64]; [.$I64]/[.BO64]; [.$H64]/[.BO64])" office:value-type="float" office:value="141.9" calcext:value-type="float">
            <text:p>142</text:p>
          </table:table-cell>
          <table:table-cell table:style-name="ce7" table:formula="of:=IF([.BS64]&gt;125; 1; 0)" office:value-type="float" office:value="1" calcext:value-type="float">
            <text:p>1</text:p>
          </table:table-cell>
          <table:table-cell table:style-name="ce7" table:formula="of:=IF([.BT64]=1;COM.MICROSOFT.CONCAT([.BO64];&quot; x &quot;;[.BP64];&quot; inches, &quot;;[.BQ64];&quot; x &quot;;[.BR6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64]/[.$J64]; 0)" office:value-type="float" office:value="36" calcext:value-type="float">
            <text:p>36</text:p>
          </table:table-cell>
          <table:table-cell table:style-name="ce7" table:formula="of:=ROUND([.BV64]*2.54; 0)" office:value-type="float" office:value="61" calcext:value-type="float">
            <text:p>61</text:p>
          </table:table-cell>
          <table:table-cell table:style-name="ce7" table:formula="of:=ROUND([.BW64]*2.54;0)" office:value-type="float" office:value="91" calcext:value-type="float">
            <text:p>91</text:p>
          </table:table-cell>
          <table:table-cell table:style-name="ce7" table:formula="of:=IF([.$I64]&lt;[.$H64]; [.$I64]/[.BV64]; [.$H64]/[.BV64])" office:value-type="float" office:value="118.25" calcext:value-type="float">
            <text:p>118</text:p>
          </table:table-cell>
          <table:table-cell table:style-name="ce7" table:formula="of:=IF([.BZ64]&gt;110; 1; 0)" office:value-type="float" office:value="1" calcext:value-type="float">
            <text:p>1</text:p>
          </table:table-cell>
          <table:table-cell table:style-name="ce7" table:formula="of:=IF([.CA64]=1;COM.MICROSOFT.CONCAT([.BV64];&quot; x &quot;;[.BW64];&quot; inches, &quot;;[.BX64];&quot; x &quot;;[.BY64];&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64" calcext:value-type="float">
            <text:p>64</text:p>
          </table:table-cell>
          <table:table-cell table:formula="of:=COM.MICROSOFT.CONCAT(&quot;PrintGalleryImage-&quot;;[.A65];&quot;.jpg&quot;)" office:value-type="string" office:string-value="PrintGalleryImage-64.jpg" calcext:value-type="string">
            <text:p>PrintGalleryImage-64.jpg</text:p>
          </table:table-cell>
          <table:table-cell table:style-name="Default" office:value-type="string" calcext:value-type="string">
            <text:p>Galapagos Seals in a Queue</text:p>
          </table:table-cell>
          <table:table-cell table:style-name="Default" office:value-type="string" calcext:value-type="string">
            <text:p>There are seals everywhere in the Galapagos. Even on the wall behind the bus stops. Well I guess first person to arrive and wait for the bus gets the wall to sit on.</text:p>
          </table:table-cell>
          <table:table-cell table:style-name="Default" office:value-type="string" calcext:value-type="string">
            <text:p>Adrian, Adrian O Brien, Adrian O' Brien, Adrian O'Brien, Animals, Brien, Ecuador, Galapagos, O' Brien, O'Brien, OBrien, Wildlife chasing, chasing, chasing wildlife, chasingwildlife, mammal, nature, wildlifechasing</text:p>
          </table:table-cell>
          <table:table-cell table:style-name="ce12" office:value-type="string" calcext:value-type="string">
            <text:p>11/11/2013 02:39:52</text:p>
          </table:table-cell>
          <table:table-cell table:style-name="Default" office:value-type="string" calcext:value-type="string">
            <text:p>4405 x 2936</text:p>
          </table:table-cell>
          <table:table-cell table:formula="of:=LEFT([.G65];4)" office:value-type="string" office:string-value="4405" calcext:value-type="string">
            <text:p>4405</text:p>
          </table:table-cell>
          <table:table-cell table:formula="of:=RIGHT([.G65];4)" office:value-type="string" office:string-value="2936" calcext:value-type="string">
            <text:p>2936</text:p>
          </table:table-cell>
          <table:table-cell table:style-name="ce6" table:formula="of:=IF([.I65]/[.H65]&gt;1;[.H65]/[.I65];[.I65]/[.H65])" office:value-type="float" office:value="0.666515323496027" calcext:value-type="float">
            <text:p>0.667</text:p>
          </table:table-cell>
          <table:table-cell table:style-name="ce7" office:value-type="float" office:value="8" calcext:value-type="float">
            <text:p>8</text:p>
          </table:table-cell>
          <table:table-cell table:style-name="ce7" table:formula="of:=ROUND([.K65]/[.$J65]; 0)" office:value-type="float" office:value="12" calcext:value-type="float">
            <text:p>12</text:p>
          </table:table-cell>
          <table:table-cell table:style-name="ce7" table:formula="of:=ROUND([.K65]*2.54; 0)" office:value-type="float" office:value="20" calcext:value-type="float">
            <text:p>20</text:p>
          </table:table-cell>
          <table:table-cell table:style-name="ce7" table:formula="of:=ROUND([.L65]*2.54;0)" office:value-type="float" office:value="30" calcext:value-type="float">
            <text:p>30</text:p>
          </table:table-cell>
          <table:table-cell table:style-name="ce7" table:formula="of:=IF([.$I65]&lt;[.$H65]; [.$I65]/[.K65]; [.$H65]/[.K65])" office:value-type="float" office:value="367" calcext:value-type="float">
            <text:p>367</text:p>
          </table:table-cell>
          <table:table-cell table:style-name="ce7" table:formula="of:=IF([.O65]&gt;250; 1; 0)" office:value-type="float" office:value="1" calcext:value-type="float">
            <text:p>1</text:p>
          </table:table-cell>
          <table:table-cell table:style-name="ce7" table:formula="of:=IF([.P65]=1;COM.MICROSOFT.CONCAT([.K65];&quot; x &quot;;[.L65];&quot; inches, &quot;;[.M65];&quot; x &quot;;[.N6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65]/[.$J65]; 0)" office:value-type="float" office:value="18" calcext:value-type="float">
            <text:p>18</text:p>
          </table:table-cell>
          <table:table-cell table:style-name="ce7" table:formula="of:=ROUND([.R65]*2.54; 0)" office:value-type="float" office:value="30" calcext:value-type="float">
            <text:p>30</text:p>
          </table:table-cell>
          <table:table-cell table:style-name="ce7" table:formula="of:=ROUND([.S65]*2.54;0)" office:value-type="float" office:value="46" calcext:value-type="float">
            <text:p>46</text:p>
          </table:table-cell>
          <table:table-cell table:style-name="ce7" table:formula="of:=IF([.$I65]&lt;[.$H65]; [.$I65]/[.R65]; [.$H65]/[.R65])" office:value-type="float" office:value="244.666666666667" calcext:value-type="float">
            <text:p>245</text:p>
          </table:table-cell>
          <table:table-cell table:style-name="ce7" table:formula="of:=IF([.V65]&gt;150; 1; 0)" office:value-type="float" office:value="1" calcext:value-type="float">
            <text:p>1</text:p>
          </table:table-cell>
          <table:table-cell table:style-name="ce7" table:formula="of:=IF([.W65]=1;COM.MICROSOFT.CONCAT([.R65];&quot; x &quot;;[.S65];&quot; inches, &quot;;[.T65];&quot; x &quot;;[.U6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65]/[.$J65]; 0)" office:value-type="float" office:value="24" calcext:value-type="float">
            <text:p>24</text:p>
          </table:table-cell>
          <table:table-cell table:style-name="ce7" table:formula="of:=ROUND([.Y65]*2.54; 0)" office:value-type="float" office:value="41" calcext:value-type="float">
            <text:p>41</text:p>
          </table:table-cell>
          <table:table-cell table:style-name="ce7" table:formula="of:=ROUND([.Z65]*2.54;0)" office:value-type="float" office:value="61" calcext:value-type="float">
            <text:p>61</text:p>
          </table:table-cell>
          <table:table-cell table:style-name="ce7" table:formula="of:=IF([.$I65]&lt;[.$H65]; [.$I65]/[.Y65]; [.$H65]/[.Y65])" office:value-type="float" office:value="183.5" calcext:value-type="float">
            <text:p>184</text:p>
          </table:table-cell>
          <table:table-cell table:style-name="ce7" table:formula="of:=IF([.AC65]&gt;120; 1; 0)" office:value-type="float" office:value="1" calcext:value-type="float">
            <text:p>1</text:p>
          </table:table-cell>
          <table:table-cell table:style-name="ce7" table:formula="of:=IF([.AD65]=1;COM.MICROSOFT.CONCAT([.Y65];&quot; x &quot;;[.Z65];&quot; inches, &quot;;[.AA65];&quot; x &quot;;[.AB6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65]/[.$J65]; 0)" office:value-type="float" office:value="30" calcext:value-type="float">
            <text:p>30</text:p>
          </table:table-cell>
          <table:table-cell table:style-name="ce7" table:formula="of:=ROUND([.AF65]*2.54; 0)" office:value-type="float" office:value="51" calcext:value-type="float">
            <text:p>51</text:p>
          </table:table-cell>
          <table:table-cell table:style-name="ce7" table:formula="of:=ROUND([.AG65]*2.54;0)" office:value-type="float" office:value="76" calcext:value-type="float">
            <text:p>76</text:p>
          </table:table-cell>
          <table:table-cell table:style-name="ce7" table:formula="of:=IF([.$I65]&lt;[.$H65]; [.$I65]/[.AF65]; [.$H65]/[.AF65])" office:value-type="float" office:value="146.8" calcext:value-type="float">
            <text:p>147</text:p>
          </table:table-cell>
          <table:table-cell table:style-name="ce7" table:formula="of:=IF([.AJ65]&gt;100; 1; 0)" office:value-type="float" office:value="1" calcext:value-type="float">
            <text:p>1</text:p>
          </table:table-cell>
          <table:table-cell table:style-name="ce7" table:formula="of:=IF([.AK65]=1;COM.MICROSOFT.CONCAT([.AF65];&quot; x &quot;;[.AG65];&quot; inches, &quot;;[.AH65];&quot; x &quot;;[.AI6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65]/[.$J65]; 0)" office:value-type="float" office:value="36" calcext:value-type="float">
            <text:p>36</text:p>
          </table:table-cell>
          <table:table-cell table:style-name="ce7" table:formula="of:=ROUND([.AM65]*2.54; 0)" office:value-type="float" office:value="61" calcext:value-type="float">
            <text:p>61</text:p>
          </table:table-cell>
          <table:table-cell table:style-name="ce7" table:formula="of:=ROUND([.AN65]*2.54;0)" office:value-type="float" office:value="91" calcext:value-type="float">
            <text:p>91</text:p>
          </table:table-cell>
          <table:table-cell table:style-name="ce7" table:formula="of:=IF([.$I65]&lt;[.$H65]; [.$I65]/[.AM65]; [.$H65]/[.AM65])" office:value-type="float" office:value="122.333333333333" calcext:value-type="float">
            <text:p>122</text:p>
          </table:table-cell>
          <table:table-cell table:style-name="ce7" table:formula="of:=IF([.AQ65]&gt;90; 1; 0)" office:value-type="float" office:value="1" calcext:value-type="float">
            <text:p>1</text:p>
          </table:table-cell>
          <table:table-cell table:style-name="ce7" table:formula="of:=IF([.AR65]=1;COM.MICROSOFT.CONCAT([.AM65];&quot; x &quot;;[.AN65];&quot; inches, &quot;;[.AO65];&quot; x &quot;;[.AP65];&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65]/[.$J65]; 0)" office:value-type="float" office:value="12" calcext:value-type="float">
            <text:p>12</text:p>
          </table:table-cell>
          <table:table-cell table:style-name="ce7" table:formula="of:=ROUND([.AT65]*2.54; 0)" office:value-type="float" office:value="20" calcext:value-type="float">
            <text:p>20</text:p>
          </table:table-cell>
          <table:table-cell table:style-name="ce7" table:formula="of:=ROUND([.AU65]*2.54;0)" office:value-type="float" office:value="30" calcext:value-type="float">
            <text:p>30</text:p>
          </table:table-cell>
          <table:table-cell table:style-name="ce7" table:formula="of:=IF([.$I65]&lt;[.$H65]; [.$I65]/[.AT65]; [.$H65]/[.AT65])" office:value-type="float" office:value="367" calcext:value-type="float">
            <text:p>367</text:p>
          </table:table-cell>
          <table:table-cell table:style-name="ce7" table:formula="of:=IF([.AX65]&gt;280; 1; 0)" office:value-type="float" office:value="1" calcext:value-type="float">
            <text:p>1</text:p>
          </table:table-cell>
          <table:table-cell table:style-name="ce7" table:formula="of:=IF([.AY65]=1;COM.MICROSOFT.CONCAT([.AT65];&quot; x &quot;;[.AU65];&quot; inches, &quot;;[.AV65];&quot; x &quot;;[.AW6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65]/[.$J65]; 0)" office:value-type="float" office:value="18" calcext:value-type="float">
            <text:p>18</text:p>
          </table:table-cell>
          <table:table-cell table:style-name="ce7" table:formula="of:=ROUND([.BA65]*2.54; 0)" office:value-type="float" office:value="30" calcext:value-type="float">
            <text:p>30</text:p>
          </table:table-cell>
          <table:table-cell table:style-name="ce7" table:formula="of:=ROUND([.BB65]*2.54;0)" office:value-type="float" office:value="46" calcext:value-type="float">
            <text:p>46</text:p>
          </table:table-cell>
          <table:table-cell table:style-name="ce7" table:formula="of:=IF([.$I65]&lt;[.$H65]; [.$I65]/[.BA65]; [.$H65]/[.BA65])" office:value-type="float" office:value="244.666666666667" calcext:value-type="float">
            <text:p>245</text:p>
          </table:table-cell>
          <table:table-cell table:style-name="ce7" table:formula="of:=IF([.BE65]&gt;180; 1; 0)" office:value-type="float" office:value="1" calcext:value-type="float">
            <text:p>1</text:p>
          </table:table-cell>
          <table:table-cell table:style-name="ce7" table:formula="of:=IF([.BF65]=1;COM.MICROSOFT.CONCAT([.BA65];&quot; x &quot;;[.BB65];&quot; inches, &quot;;[.BC65];&quot; x &quot;;[.BD6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65]/[.$J65]; 0)" office:value-type="float" office:value="24" calcext:value-type="float">
            <text:p>24</text:p>
          </table:table-cell>
          <table:table-cell table:style-name="ce7" table:formula="of:=ROUND([.BH65]*2.54; 0)" office:value-type="float" office:value="41" calcext:value-type="float">
            <text:p>41</text:p>
          </table:table-cell>
          <table:table-cell table:style-name="ce7" table:formula="of:=ROUND([.BI65]*2.54;0)" office:value-type="float" office:value="61" calcext:value-type="float">
            <text:p>61</text:p>
          </table:table-cell>
          <table:table-cell table:style-name="ce7" table:formula="of:=IF([.$I65]&lt;[.$H65]; [.$I65]/[.BH65]; [.$H65]/[.BH65])" office:value-type="float" office:value="183.5" calcext:value-type="float">
            <text:p>184</text:p>
          </table:table-cell>
          <table:table-cell table:style-name="ce7" table:formula="of:=IF([.BL65]&gt;150; 1; 0)" office:value-type="float" office:value="1" calcext:value-type="float">
            <text:p>1</text:p>
          </table:table-cell>
          <table:table-cell table:style-name="ce7" table:formula="of:=IF([.BM65]=1;COM.MICROSOFT.CONCAT([.BH65];&quot; x &quot;;[.BI65];&quot; inches, &quot;;[.BJ65];&quot; x &quot;;[.BK6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65]/[.$J65]; 0)" office:value-type="float" office:value="30" calcext:value-type="float">
            <text:p>30</text:p>
          </table:table-cell>
          <table:table-cell table:style-name="ce7" table:formula="of:=ROUND([.BO65]*2.54; 0)" office:value-type="float" office:value="51" calcext:value-type="float">
            <text:p>51</text:p>
          </table:table-cell>
          <table:table-cell table:style-name="ce7" table:formula="of:=ROUND([.BP65]*2.54;0)" office:value-type="float" office:value="76" calcext:value-type="float">
            <text:p>76</text:p>
          </table:table-cell>
          <table:table-cell table:style-name="ce7" table:formula="of:=IF([.$I65]&lt;[.$H65]; [.$I65]/[.BO65]; [.$H65]/[.BO65])" office:value-type="float" office:value="146.8" calcext:value-type="float">
            <text:p>147</text:p>
          </table:table-cell>
          <table:table-cell table:style-name="ce7" table:formula="of:=IF([.BS65]&gt;125; 1; 0)" office:value-type="float" office:value="1" calcext:value-type="float">
            <text:p>1</text:p>
          </table:table-cell>
          <table:table-cell table:style-name="ce7" table:formula="of:=IF([.BT65]=1;COM.MICROSOFT.CONCAT([.BO65];&quot; x &quot;;[.BP65];&quot; inches, &quot;;[.BQ65];&quot; x &quot;;[.BR6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65]/[.$J65]; 0)" office:value-type="float" office:value="36" calcext:value-type="float">
            <text:p>36</text:p>
          </table:table-cell>
          <table:table-cell table:style-name="ce7" table:formula="of:=ROUND([.BV65]*2.54; 0)" office:value-type="float" office:value="61" calcext:value-type="float">
            <text:p>61</text:p>
          </table:table-cell>
          <table:table-cell table:style-name="ce7" table:formula="of:=ROUND([.BW65]*2.54;0)" office:value-type="float" office:value="91" calcext:value-type="float">
            <text:p>91</text:p>
          </table:table-cell>
          <table:table-cell table:style-name="ce7" table:formula="of:=IF([.$I65]&lt;[.$H65]; [.$I65]/[.BV65]; [.$H65]/[.BV65])" office:value-type="float" office:value="122.333333333333" calcext:value-type="float">
            <text:p>122</text:p>
          </table:table-cell>
          <table:table-cell table:style-name="ce7" table:formula="of:=IF([.BZ65]&gt;110; 1; 0)" office:value-type="float" office:value="1" calcext:value-type="float">
            <text:p>1</text:p>
          </table:table-cell>
          <table:table-cell table:style-name="ce7" table:formula="of:=IF([.CA65]=1;COM.MICROSOFT.CONCAT([.BV65];&quot; x &quot;;[.BW65];&quot; inches, &quot;;[.BX65];&quot; x &quot;;[.BY65];&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65" calcext:value-type="float">
            <text:p>65</text:p>
          </table:table-cell>
          <table:table-cell table:formula="of:=COM.MICROSOFT.CONCAT(&quot;PrintGalleryImage-&quot;;[.A66];&quot;.jpg&quot;)" office:value-type="string" office:string-value="PrintGalleryImage-65.jpg" calcext:value-type="string">
            <text:p>PrintGalleryImage-65.jpg</text:p>
          </table:table-cell>
          <table:table-cell table:style-name="Default" office:value-type="string" calcext:value-type="string">
            <text:p>Galapagos Land Iguana</text:p>
          </table:table-cell>
          <table:table-cell table:style-name="Default" office:value-type="string" calcext:value-type="string">
            <text:p>The marine iguana is the more famous of the two Galapagos iguanas but the land iguana is quite common and like all Galapagos animals willing to pose for a photo.</text:p>
          </table:table-cell>
          <table:table-cell table:style-name="Default" office:value-type="string" calcext:value-type="string">
            <text:p>Adrian, Adrian O Brien, Adrian O' Brien, Adrian O'Brien, Animals, Brien, Ecuador, Galapagos, O' Brien, O'Brien, OBrien, Predator, Reptile, Reptiles, Wildlife chasing, chasing, chasing wildlife, chasingwildlife, nature, wildlifechasing</text:p>
          </table:table-cell>
          <table:table-cell table:style-name="ce12" office:value-type="string" calcext:value-type="string">
            <text:p>12/11/2013 20:26:29</text:p>
          </table:table-cell>
          <table:table-cell table:style-name="Default" office:value-type="string" calcext:value-type="string">
            <text:p>4896 x 3264</text:p>
          </table:table-cell>
          <table:table-cell table:formula="of:=LEFT([.G66];4)" office:value-type="string" office:string-value="4896" calcext:value-type="string">
            <text:p>4896</text:p>
          </table:table-cell>
          <table:table-cell table:formula="of:=RIGHT([.G66];4)" office:value-type="string" office:string-value="3264" calcext:value-type="string">
            <text:p>3264</text:p>
          </table:table-cell>
          <table:table-cell table:style-name="ce6" table:formula="of:=IF([.I66]/[.H66]&gt;1;[.H66]/[.I66];[.I66]/[.H66])" office:value-type="float" office:value="0.666666666666667" calcext:value-type="float">
            <text:p>0.667</text:p>
          </table:table-cell>
          <table:table-cell table:style-name="ce7" office:value-type="float" office:value="8" calcext:value-type="float">
            <text:p>8</text:p>
          </table:table-cell>
          <table:table-cell table:style-name="ce7" table:formula="of:=ROUND([.K66]/[.$J66]; 0)" office:value-type="float" office:value="12" calcext:value-type="float">
            <text:p>12</text:p>
          </table:table-cell>
          <table:table-cell table:style-name="ce7" table:formula="of:=ROUND([.K66]*2.54; 0)" office:value-type="float" office:value="20" calcext:value-type="float">
            <text:p>20</text:p>
          </table:table-cell>
          <table:table-cell table:style-name="ce7" table:formula="of:=ROUND([.L66]*2.54;0)" office:value-type="float" office:value="30" calcext:value-type="float">
            <text:p>30</text:p>
          </table:table-cell>
          <table:table-cell table:style-name="ce7" table:formula="of:=IF([.$I66]&lt;[.$H66]; [.$I66]/[.K66]; [.$H66]/[.K66])" office:value-type="float" office:value="408" calcext:value-type="float">
            <text:p>408</text:p>
          </table:table-cell>
          <table:table-cell table:style-name="ce7" table:formula="of:=IF([.O66]&gt;250; 1; 0)" office:value-type="float" office:value="1" calcext:value-type="float">
            <text:p>1</text:p>
          </table:table-cell>
          <table:table-cell table:style-name="ce7" table:formula="of:=IF([.P66]=1;COM.MICROSOFT.CONCAT([.K66];&quot; x &quot;;[.L66];&quot; inches, &quot;;[.M66];&quot; x &quot;;[.N6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66]/[.$J66]; 0)" office:value-type="float" office:value="18" calcext:value-type="float">
            <text:p>18</text:p>
          </table:table-cell>
          <table:table-cell table:style-name="ce7" table:formula="of:=ROUND([.R66]*2.54; 0)" office:value-type="float" office:value="30" calcext:value-type="float">
            <text:p>30</text:p>
          </table:table-cell>
          <table:table-cell table:style-name="ce7" table:formula="of:=ROUND([.S66]*2.54;0)" office:value-type="float" office:value="46" calcext:value-type="float">
            <text:p>46</text:p>
          </table:table-cell>
          <table:table-cell table:style-name="ce7" table:formula="of:=IF([.$I66]&lt;[.$H66]; [.$I66]/[.R66]; [.$H66]/[.R66])" office:value-type="float" office:value="272" calcext:value-type="float">
            <text:p>272</text:p>
          </table:table-cell>
          <table:table-cell table:style-name="ce7" table:formula="of:=IF([.V66]&gt;150; 1; 0)" office:value-type="float" office:value="1" calcext:value-type="float">
            <text:p>1</text:p>
          </table:table-cell>
          <table:table-cell table:style-name="ce7" table:formula="of:=IF([.W66]=1;COM.MICROSOFT.CONCAT([.R66];&quot; x &quot;;[.S66];&quot; inches, &quot;;[.T66];&quot; x &quot;;[.U6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66]/[.$J66]; 0)" office:value-type="float" office:value="24" calcext:value-type="float">
            <text:p>24</text:p>
          </table:table-cell>
          <table:table-cell table:style-name="ce7" table:formula="of:=ROUND([.Y66]*2.54; 0)" office:value-type="float" office:value="41" calcext:value-type="float">
            <text:p>41</text:p>
          </table:table-cell>
          <table:table-cell table:style-name="ce7" table:formula="of:=ROUND([.Z66]*2.54;0)" office:value-type="float" office:value="61" calcext:value-type="float">
            <text:p>61</text:p>
          </table:table-cell>
          <table:table-cell table:style-name="ce7" table:formula="of:=IF([.$I66]&lt;[.$H66]; [.$I66]/[.Y66]; [.$H66]/[.Y66])" office:value-type="float" office:value="204" calcext:value-type="float">
            <text:p>204</text:p>
          </table:table-cell>
          <table:table-cell table:style-name="ce7" table:formula="of:=IF([.AC66]&gt;120; 1; 0)" office:value-type="float" office:value="1" calcext:value-type="float">
            <text:p>1</text:p>
          </table:table-cell>
          <table:table-cell table:style-name="ce7" table:formula="of:=IF([.AD66]=1;COM.MICROSOFT.CONCAT([.Y66];&quot; x &quot;;[.Z66];&quot; inches, &quot;;[.AA66];&quot; x &quot;;[.AB6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66]/[.$J66]; 0)" office:value-type="float" office:value="30" calcext:value-type="float">
            <text:p>30</text:p>
          </table:table-cell>
          <table:table-cell table:style-name="ce7" table:formula="of:=ROUND([.AF66]*2.54; 0)" office:value-type="float" office:value="51" calcext:value-type="float">
            <text:p>51</text:p>
          </table:table-cell>
          <table:table-cell table:style-name="ce7" table:formula="of:=ROUND([.AG66]*2.54;0)" office:value-type="float" office:value="76" calcext:value-type="float">
            <text:p>76</text:p>
          </table:table-cell>
          <table:table-cell table:style-name="ce7" table:formula="of:=IF([.$I66]&lt;[.$H66]; [.$I66]/[.AF66]; [.$H66]/[.AF66])" office:value-type="float" office:value="163.2" calcext:value-type="float">
            <text:p>163</text:p>
          </table:table-cell>
          <table:table-cell table:style-name="ce7" table:formula="of:=IF([.AJ66]&gt;100; 1; 0)" office:value-type="float" office:value="1" calcext:value-type="float">
            <text:p>1</text:p>
          </table:table-cell>
          <table:table-cell table:style-name="ce7" table:formula="of:=IF([.AK66]=1;COM.MICROSOFT.CONCAT([.AF66];&quot; x &quot;;[.AG66];&quot; inches, &quot;;[.AH66];&quot; x &quot;;[.AI6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66]/[.$J66]; 0)" office:value-type="float" office:value="36" calcext:value-type="float">
            <text:p>36</text:p>
          </table:table-cell>
          <table:table-cell table:style-name="ce7" table:formula="of:=ROUND([.AM66]*2.54; 0)" office:value-type="float" office:value="61" calcext:value-type="float">
            <text:p>61</text:p>
          </table:table-cell>
          <table:table-cell table:style-name="ce7" table:formula="of:=ROUND([.AN66]*2.54;0)" office:value-type="float" office:value="91" calcext:value-type="float">
            <text:p>91</text:p>
          </table:table-cell>
          <table:table-cell table:style-name="ce7" table:formula="of:=IF([.$I66]&lt;[.$H66]; [.$I66]/[.AM66]; [.$H66]/[.AM66])" office:value-type="float" office:value="136" calcext:value-type="float">
            <text:p>136</text:p>
          </table:table-cell>
          <table:table-cell table:style-name="ce7" table:formula="of:=IF([.AQ66]&gt;90; 1; 0)" office:value-type="float" office:value="1" calcext:value-type="float">
            <text:p>1</text:p>
          </table:table-cell>
          <table:table-cell table:style-name="ce7" table:formula="of:=IF([.AR66]=1;COM.MICROSOFT.CONCAT([.AM66];&quot; x &quot;;[.AN66];&quot; inches, &quot;;[.AO66];&quot; x &quot;;[.AP66];&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66]/[.$J66]; 0)" office:value-type="float" office:value="12" calcext:value-type="float">
            <text:p>12</text:p>
          </table:table-cell>
          <table:table-cell table:style-name="ce7" table:formula="of:=ROUND([.AT66]*2.54; 0)" office:value-type="float" office:value="20" calcext:value-type="float">
            <text:p>20</text:p>
          </table:table-cell>
          <table:table-cell table:style-name="ce7" table:formula="of:=ROUND([.AU66]*2.54;0)" office:value-type="float" office:value="30" calcext:value-type="float">
            <text:p>30</text:p>
          </table:table-cell>
          <table:table-cell table:style-name="ce7" table:formula="of:=IF([.$I66]&lt;[.$H66]; [.$I66]/[.AT66]; [.$H66]/[.AT66])" office:value-type="float" office:value="408" calcext:value-type="float">
            <text:p>408</text:p>
          </table:table-cell>
          <table:table-cell table:style-name="ce7" table:formula="of:=IF([.AX66]&gt;280; 1; 0)" office:value-type="float" office:value="1" calcext:value-type="float">
            <text:p>1</text:p>
          </table:table-cell>
          <table:table-cell table:style-name="ce7" table:formula="of:=IF([.AY66]=1;COM.MICROSOFT.CONCAT([.AT66];&quot; x &quot;;[.AU66];&quot; inches, &quot;;[.AV66];&quot; x &quot;;[.AW6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66]/[.$J66]; 0)" office:value-type="float" office:value="18" calcext:value-type="float">
            <text:p>18</text:p>
          </table:table-cell>
          <table:table-cell table:style-name="ce7" table:formula="of:=ROUND([.BA66]*2.54; 0)" office:value-type="float" office:value="30" calcext:value-type="float">
            <text:p>30</text:p>
          </table:table-cell>
          <table:table-cell table:style-name="ce7" table:formula="of:=ROUND([.BB66]*2.54;0)" office:value-type="float" office:value="46" calcext:value-type="float">
            <text:p>46</text:p>
          </table:table-cell>
          <table:table-cell table:style-name="ce7" table:formula="of:=IF([.$I66]&lt;[.$H66]; [.$I66]/[.BA66]; [.$H66]/[.BA66])" office:value-type="float" office:value="272" calcext:value-type="float">
            <text:p>272</text:p>
          </table:table-cell>
          <table:table-cell table:style-name="ce7" table:formula="of:=IF([.BE66]&gt;180; 1; 0)" office:value-type="float" office:value="1" calcext:value-type="float">
            <text:p>1</text:p>
          </table:table-cell>
          <table:table-cell table:style-name="ce7" table:formula="of:=IF([.BF66]=1;COM.MICROSOFT.CONCAT([.BA66];&quot; x &quot;;[.BB66];&quot; inches, &quot;;[.BC66];&quot; x &quot;;[.BD6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66]/[.$J66]; 0)" office:value-type="float" office:value="24" calcext:value-type="float">
            <text:p>24</text:p>
          </table:table-cell>
          <table:table-cell table:style-name="ce7" table:formula="of:=ROUND([.BH66]*2.54; 0)" office:value-type="float" office:value="41" calcext:value-type="float">
            <text:p>41</text:p>
          </table:table-cell>
          <table:table-cell table:style-name="ce7" table:formula="of:=ROUND([.BI66]*2.54;0)" office:value-type="float" office:value="61" calcext:value-type="float">
            <text:p>61</text:p>
          </table:table-cell>
          <table:table-cell table:style-name="ce7" table:formula="of:=IF([.$I66]&lt;[.$H66]; [.$I66]/[.BH66]; [.$H66]/[.BH66])" office:value-type="float" office:value="204" calcext:value-type="float">
            <text:p>204</text:p>
          </table:table-cell>
          <table:table-cell table:style-name="ce7" table:formula="of:=IF([.BL66]&gt;150; 1; 0)" office:value-type="float" office:value="1" calcext:value-type="float">
            <text:p>1</text:p>
          </table:table-cell>
          <table:table-cell table:style-name="ce7" table:formula="of:=IF([.BM66]=1;COM.MICROSOFT.CONCAT([.BH66];&quot; x &quot;;[.BI66];&quot; inches, &quot;;[.BJ66];&quot; x &quot;;[.BK6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66]/[.$J66]; 0)" office:value-type="float" office:value="30" calcext:value-type="float">
            <text:p>30</text:p>
          </table:table-cell>
          <table:table-cell table:style-name="ce7" table:formula="of:=ROUND([.BO66]*2.54; 0)" office:value-type="float" office:value="51" calcext:value-type="float">
            <text:p>51</text:p>
          </table:table-cell>
          <table:table-cell table:style-name="ce7" table:formula="of:=ROUND([.BP66]*2.54;0)" office:value-type="float" office:value="76" calcext:value-type="float">
            <text:p>76</text:p>
          </table:table-cell>
          <table:table-cell table:style-name="ce7" table:formula="of:=IF([.$I66]&lt;[.$H66]; [.$I66]/[.BO66]; [.$H66]/[.BO66])" office:value-type="float" office:value="163.2" calcext:value-type="float">
            <text:p>163</text:p>
          </table:table-cell>
          <table:table-cell table:style-name="ce7" table:formula="of:=IF([.BS66]&gt;125; 1; 0)" office:value-type="float" office:value="1" calcext:value-type="float">
            <text:p>1</text:p>
          </table:table-cell>
          <table:table-cell table:style-name="ce7" table:formula="of:=IF([.BT66]=1;COM.MICROSOFT.CONCAT([.BO66];&quot; x &quot;;[.BP66];&quot; inches, &quot;;[.BQ66];&quot; x &quot;;[.BR6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66]/[.$J66]; 0)" office:value-type="float" office:value="36" calcext:value-type="float">
            <text:p>36</text:p>
          </table:table-cell>
          <table:table-cell table:style-name="ce7" table:formula="of:=ROUND([.BV66]*2.54; 0)" office:value-type="float" office:value="61" calcext:value-type="float">
            <text:p>61</text:p>
          </table:table-cell>
          <table:table-cell table:style-name="ce7" table:formula="of:=ROUND([.BW66]*2.54;0)" office:value-type="float" office:value="91" calcext:value-type="float">
            <text:p>91</text:p>
          </table:table-cell>
          <table:table-cell table:style-name="ce7" table:formula="of:=IF([.$I66]&lt;[.$H66]; [.$I66]/[.BV66]; [.$H66]/[.BV66])" office:value-type="float" office:value="136" calcext:value-type="float">
            <text:p>136</text:p>
          </table:table-cell>
          <table:table-cell table:style-name="ce7" table:formula="of:=IF([.BZ66]&gt;110; 1; 0)" office:value-type="float" office:value="1" calcext:value-type="float">
            <text:p>1</text:p>
          </table:table-cell>
          <table:table-cell table:style-name="ce7" table:formula="of:=IF([.CA66]=1;COM.MICROSOFT.CONCAT([.BV66];&quot; x &quot;;[.BW66];&quot; inches, &quot;;[.BX66];&quot; x &quot;;[.BY66];&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66" calcext:value-type="float">
            <text:p>66</text:p>
          </table:table-cell>
          <table:table-cell table:formula="of:=COM.MICROSOFT.CONCAT(&quot;PrintGalleryImage-&quot;;[.A67];&quot;.jpg&quot;)" office:value-type="string" office:string-value="PrintGalleryImage-66.jpg" calcext:value-type="string">
            <text:p>PrintGalleryImage-66.jpg</text:p>
          </table:table-cell>
          <table:table-cell table:style-name="Default" office:value-type="string" calcext:value-type="string">
            <text:p>Baby Galapagos Seal</text:p>
          </table:table-cell>
          <table:table-cell table:style-name="Default" office:value-type="string" calcext:value-type="string">
            <text:p>The animals of the Galapagos Islands really have no fear of humans. As such the young can be very inquisitive around photographers.</text:p>
          </table:table-cell>
          <table:table-cell table:style-name="Default" office:value-type="string" calcext:value-type="string">
            <text:p>Adrian, Adrian O Brien, Adrian O' Brien, Adrian O'Brien, Animals, Brien, Ecuador, Galapagos, O' Brien, O'Brien, OBrien, Predator, Wildlife chasing, chasing, chasing wildlife, chasingwildlife, mammal, nature, wildlifechasing</text:p>
          </table:table-cell>
          <table:table-cell table:style-name="ce12" office:value-type="string" calcext:value-type="string">
            <text:p>12/11/2013 20:54:23</text:p>
          </table:table-cell>
          <table:table-cell table:style-name="Default" office:value-type="string" calcext:value-type="string">
            <text:p>4849 x 3233</text:p>
          </table:table-cell>
          <table:table-cell table:formula="of:=LEFT([.G67];4)" office:value-type="string" office:string-value="4849" calcext:value-type="string">
            <text:p>4849</text:p>
          </table:table-cell>
          <table:table-cell table:formula="of:=RIGHT([.G67];4)" office:value-type="string" office:string-value="3233" calcext:value-type="string">
            <text:p>3233</text:p>
          </table:table-cell>
          <table:table-cell table:style-name="ce6" table:formula="of:=IF([.I67]/[.H67]&gt;1;[.H67]/[.I67];[.I67]/[.H67])" office:value-type="float" office:value="0.666735409362755" calcext:value-type="float">
            <text:p>0.667</text:p>
          </table:table-cell>
          <table:table-cell table:style-name="ce7" office:value-type="float" office:value="8" calcext:value-type="float">
            <text:p>8</text:p>
          </table:table-cell>
          <table:table-cell table:style-name="ce7" table:formula="of:=ROUND([.K67]/[.$J67]; 0)" office:value-type="float" office:value="12" calcext:value-type="float">
            <text:p>12</text:p>
          </table:table-cell>
          <table:table-cell table:style-name="ce7" table:formula="of:=ROUND([.K67]*2.54; 0)" office:value-type="float" office:value="20" calcext:value-type="float">
            <text:p>20</text:p>
          </table:table-cell>
          <table:table-cell table:style-name="ce7" table:formula="of:=ROUND([.L67]*2.54;0)" office:value-type="float" office:value="30" calcext:value-type="float">
            <text:p>30</text:p>
          </table:table-cell>
          <table:table-cell table:style-name="ce7" table:formula="of:=IF([.$I67]&lt;[.$H67]; [.$I67]/[.K67]; [.$H67]/[.K67])" office:value-type="float" office:value="404.125" calcext:value-type="float">
            <text:p>404</text:p>
          </table:table-cell>
          <table:table-cell table:style-name="ce7" table:formula="of:=IF([.O67]&gt;250; 1; 0)" office:value-type="float" office:value="1" calcext:value-type="float">
            <text:p>1</text:p>
          </table:table-cell>
          <table:table-cell table:style-name="ce7" table:formula="of:=IF([.P67]=1;COM.MICROSOFT.CONCAT([.K67];&quot; x &quot;;[.L67];&quot; inches, &quot;;[.M67];&quot; x &quot;;[.N6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67]/[.$J67]; 0)" office:value-type="float" office:value="18" calcext:value-type="float">
            <text:p>18</text:p>
          </table:table-cell>
          <table:table-cell table:style-name="ce7" table:formula="of:=ROUND([.R67]*2.54; 0)" office:value-type="float" office:value="30" calcext:value-type="float">
            <text:p>30</text:p>
          </table:table-cell>
          <table:table-cell table:style-name="ce7" table:formula="of:=ROUND([.S67]*2.54;0)" office:value-type="float" office:value="46" calcext:value-type="float">
            <text:p>46</text:p>
          </table:table-cell>
          <table:table-cell table:style-name="ce7" table:formula="of:=IF([.$I67]&lt;[.$H67]; [.$I67]/[.R67]; [.$H67]/[.R67])" office:value-type="float" office:value="269.416666666667" calcext:value-type="float">
            <text:p>269</text:p>
          </table:table-cell>
          <table:table-cell table:style-name="ce7" table:formula="of:=IF([.V67]&gt;150; 1; 0)" office:value-type="float" office:value="1" calcext:value-type="float">
            <text:p>1</text:p>
          </table:table-cell>
          <table:table-cell table:style-name="ce7" table:formula="of:=IF([.W67]=1;COM.MICROSOFT.CONCAT([.R67];&quot; x &quot;;[.S67];&quot; inches, &quot;;[.T67];&quot; x &quot;;[.U6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67]/[.$J67]; 0)" office:value-type="float" office:value="24" calcext:value-type="float">
            <text:p>24</text:p>
          </table:table-cell>
          <table:table-cell table:style-name="ce7" table:formula="of:=ROUND([.Y67]*2.54; 0)" office:value-type="float" office:value="41" calcext:value-type="float">
            <text:p>41</text:p>
          </table:table-cell>
          <table:table-cell table:style-name="ce7" table:formula="of:=ROUND([.Z67]*2.54;0)" office:value-type="float" office:value="61" calcext:value-type="float">
            <text:p>61</text:p>
          </table:table-cell>
          <table:table-cell table:style-name="ce7" table:formula="of:=IF([.$I67]&lt;[.$H67]; [.$I67]/[.Y67]; [.$H67]/[.Y67])" office:value-type="float" office:value="202.0625" calcext:value-type="float">
            <text:p>202</text:p>
          </table:table-cell>
          <table:table-cell table:style-name="ce7" table:formula="of:=IF([.AC67]&gt;120; 1; 0)" office:value-type="float" office:value="1" calcext:value-type="float">
            <text:p>1</text:p>
          </table:table-cell>
          <table:table-cell table:style-name="ce7" table:formula="of:=IF([.AD67]=1;COM.MICROSOFT.CONCAT([.Y67];&quot; x &quot;;[.Z67];&quot; inches, &quot;;[.AA67];&quot; x &quot;;[.AB6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67]/[.$J67]; 0)" office:value-type="float" office:value="30" calcext:value-type="float">
            <text:p>30</text:p>
          </table:table-cell>
          <table:table-cell table:style-name="ce7" table:formula="of:=ROUND([.AF67]*2.54; 0)" office:value-type="float" office:value="51" calcext:value-type="float">
            <text:p>51</text:p>
          </table:table-cell>
          <table:table-cell table:style-name="ce7" table:formula="of:=ROUND([.AG67]*2.54;0)" office:value-type="float" office:value="76" calcext:value-type="float">
            <text:p>76</text:p>
          </table:table-cell>
          <table:table-cell table:style-name="ce7" table:formula="of:=IF([.$I67]&lt;[.$H67]; [.$I67]/[.AF67]; [.$H67]/[.AF67])" office:value-type="float" office:value="161.65" calcext:value-type="float">
            <text:p>162</text:p>
          </table:table-cell>
          <table:table-cell table:style-name="ce7" table:formula="of:=IF([.AJ67]&gt;100; 1; 0)" office:value-type="float" office:value="1" calcext:value-type="float">
            <text:p>1</text:p>
          </table:table-cell>
          <table:table-cell table:style-name="ce7" table:formula="of:=IF([.AK67]=1;COM.MICROSOFT.CONCAT([.AF67];&quot; x &quot;;[.AG67];&quot; inches, &quot;;[.AH67];&quot; x &quot;;[.AI6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67]/[.$J67]; 0)" office:value-type="float" office:value="36" calcext:value-type="float">
            <text:p>36</text:p>
          </table:table-cell>
          <table:table-cell table:style-name="ce7" table:formula="of:=ROUND([.AM67]*2.54; 0)" office:value-type="float" office:value="61" calcext:value-type="float">
            <text:p>61</text:p>
          </table:table-cell>
          <table:table-cell table:style-name="ce7" table:formula="of:=ROUND([.AN67]*2.54;0)" office:value-type="float" office:value="91" calcext:value-type="float">
            <text:p>91</text:p>
          </table:table-cell>
          <table:table-cell table:style-name="ce7" table:formula="of:=IF([.$I67]&lt;[.$H67]; [.$I67]/[.AM67]; [.$H67]/[.AM67])" office:value-type="float" office:value="134.708333333333" calcext:value-type="float">
            <text:p>135</text:p>
          </table:table-cell>
          <table:table-cell table:style-name="ce7" table:formula="of:=IF([.AQ67]&gt;90; 1; 0)" office:value-type="float" office:value="1" calcext:value-type="float">
            <text:p>1</text:p>
          </table:table-cell>
          <table:table-cell table:style-name="ce7" table:formula="of:=IF([.AR67]=1;COM.MICROSOFT.CONCAT([.AM67];&quot; x &quot;;[.AN67];&quot; inches, &quot;;[.AO67];&quot; x &quot;;[.AP67];&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67]/[.$J67]; 0)" office:value-type="float" office:value="12" calcext:value-type="float">
            <text:p>12</text:p>
          </table:table-cell>
          <table:table-cell table:style-name="ce7" table:formula="of:=ROUND([.AT67]*2.54; 0)" office:value-type="float" office:value="20" calcext:value-type="float">
            <text:p>20</text:p>
          </table:table-cell>
          <table:table-cell table:style-name="ce7" table:formula="of:=ROUND([.AU67]*2.54;0)" office:value-type="float" office:value="30" calcext:value-type="float">
            <text:p>30</text:p>
          </table:table-cell>
          <table:table-cell table:style-name="ce7" table:formula="of:=IF([.$I67]&lt;[.$H67]; [.$I67]/[.AT67]; [.$H67]/[.AT67])" office:value-type="float" office:value="404.125" calcext:value-type="float">
            <text:p>404</text:p>
          </table:table-cell>
          <table:table-cell table:style-name="ce7" table:formula="of:=IF([.AX67]&gt;280; 1; 0)" office:value-type="float" office:value="1" calcext:value-type="float">
            <text:p>1</text:p>
          </table:table-cell>
          <table:table-cell table:style-name="ce7" table:formula="of:=IF([.AY67]=1;COM.MICROSOFT.CONCAT([.AT67];&quot; x &quot;;[.AU67];&quot; inches, &quot;;[.AV67];&quot; x &quot;;[.AW6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67]/[.$J67]; 0)" office:value-type="float" office:value="18" calcext:value-type="float">
            <text:p>18</text:p>
          </table:table-cell>
          <table:table-cell table:style-name="ce7" table:formula="of:=ROUND([.BA67]*2.54; 0)" office:value-type="float" office:value="30" calcext:value-type="float">
            <text:p>30</text:p>
          </table:table-cell>
          <table:table-cell table:style-name="ce7" table:formula="of:=ROUND([.BB67]*2.54;0)" office:value-type="float" office:value="46" calcext:value-type="float">
            <text:p>46</text:p>
          </table:table-cell>
          <table:table-cell table:style-name="ce7" table:formula="of:=IF([.$I67]&lt;[.$H67]; [.$I67]/[.BA67]; [.$H67]/[.BA67])" office:value-type="float" office:value="269.416666666667" calcext:value-type="float">
            <text:p>269</text:p>
          </table:table-cell>
          <table:table-cell table:style-name="ce7" table:formula="of:=IF([.BE67]&gt;180; 1; 0)" office:value-type="float" office:value="1" calcext:value-type="float">
            <text:p>1</text:p>
          </table:table-cell>
          <table:table-cell table:style-name="ce7" table:formula="of:=IF([.BF67]=1;COM.MICROSOFT.CONCAT([.BA67];&quot; x &quot;;[.BB67];&quot; inches, &quot;;[.BC67];&quot; x &quot;;[.BD6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67]/[.$J67]; 0)" office:value-type="float" office:value="24" calcext:value-type="float">
            <text:p>24</text:p>
          </table:table-cell>
          <table:table-cell table:style-name="ce7" table:formula="of:=ROUND([.BH67]*2.54; 0)" office:value-type="float" office:value="41" calcext:value-type="float">
            <text:p>41</text:p>
          </table:table-cell>
          <table:table-cell table:style-name="ce7" table:formula="of:=ROUND([.BI67]*2.54;0)" office:value-type="float" office:value="61" calcext:value-type="float">
            <text:p>61</text:p>
          </table:table-cell>
          <table:table-cell table:style-name="ce7" table:formula="of:=IF([.$I67]&lt;[.$H67]; [.$I67]/[.BH67]; [.$H67]/[.BH67])" office:value-type="float" office:value="202.0625" calcext:value-type="float">
            <text:p>202</text:p>
          </table:table-cell>
          <table:table-cell table:style-name="ce7" table:formula="of:=IF([.BL67]&gt;150; 1; 0)" office:value-type="float" office:value="1" calcext:value-type="float">
            <text:p>1</text:p>
          </table:table-cell>
          <table:table-cell table:style-name="ce7" table:formula="of:=IF([.BM67]=1;COM.MICROSOFT.CONCAT([.BH67];&quot; x &quot;;[.BI67];&quot; inches, &quot;;[.BJ67];&quot; x &quot;;[.BK6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67]/[.$J67]; 0)" office:value-type="float" office:value="30" calcext:value-type="float">
            <text:p>30</text:p>
          </table:table-cell>
          <table:table-cell table:style-name="ce7" table:formula="of:=ROUND([.BO67]*2.54; 0)" office:value-type="float" office:value="51" calcext:value-type="float">
            <text:p>51</text:p>
          </table:table-cell>
          <table:table-cell table:style-name="ce7" table:formula="of:=ROUND([.BP67]*2.54;0)" office:value-type="float" office:value="76" calcext:value-type="float">
            <text:p>76</text:p>
          </table:table-cell>
          <table:table-cell table:style-name="ce7" table:formula="of:=IF([.$I67]&lt;[.$H67]; [.$I67]/[.BO67]; [.$H67]/[.BO67])" office:value-type="float" office:value="161.65" calcext:value-type="float">
            <text:p>162</text:p>
          </table:table-cell>
          <table:table-cell table:style-name="ce7" table:formula="of:=IF([.BS67]&gt;125; 1; 0)" office:value-type="float" office:value="1" calcext:value-type="float">
            <text:p>1</text:p>
          </table:table-cell>
          <table:table-cell table:style-name="ce7" table:formula="of:=IF([.BT67]=1;COM.MICROSOFT.CONCAT([.BO67];&quot; x &quot;;[.BP67];&quot; inches, &quot;;[.BQ67];&quot; x &quot;;[.BR6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67]/[.$J67]; 0)" office:value-type="float" office:value="36" calcext:value-type="float">
            <text:p>36</text:p>
          </table:table-cell>
          <table:table-cell table:style-name="ce7" table:formula="of:=ROUND([.BV67]*2.54; 0)" office:value-type="float" office:value="61" calcext:value-type="float">
            <text:p>61</text:p>
          </table:table-cell>
          <table:table-cell table:style-name="ce7" table:formula="of:=ROUND([.BW67]*2.54;0)" office:value-type="float" office:value="91" calcext:value-type="float">
            <text:p>91</text:p>
          </table:table-cell>
          <table:table-cell table:style-name="ce7" table:formula="of:=IF([.$I67]&lt;[.$H67]; [.$I67]/[.BV67]; [.$H67]/[.BV67])" office:value-type="float" office:value="134.708333333333" calcext:value-type="float">
            <text:p>135</text:p>
          </table:table-cell>
          <table:table-cell table:style-name="ce7" table:formula="of:=IF([.BZ67]&gt;110; 1; 0)" office:value-type="float" office:value="1" calcext:value-type="float">
            <text:p>1</text:p>
          </table:table-cell>
          <table:table-cell table:style-name="ce7" table:formula="of:=IF([.CA67]=1;COM.MICROSOFT.CONCAT([.BV67];&quot; x &quot;;[.BW67];&quot; inches, &quot;;[.BX67];&quot; x &quot;;[.BY67];&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67" calcext:value-type="float">
            <text:p>67</text:p>
          </table:table-cell>
          <table:table-cell table:formula="of:=COM.MICROSOFT.CONCAT(&quot;PrintGalleryImage-&quot;;[.A68];&quot;.jpg&quot;)" office:value-type="string" office:string-value="PrintGalleryImage-67.jpg" calcext:value-type="string">
            <text:p>PrintGalleryImage-67.jpg</text:p>
          </table:table-cell>
          <table:table-cell table:style-name="Default" office:value-type="string" calcext:value-type="string">
            <text:p>Baby Galapagos Seal BW</text:p>
          </table:table-cell>
          <table:table-cell table:style-name="Default" office:value-type="string" calcext:value-type="string">
            <text:p>The animals of the Galapagos Islands really have no fear of humans. As such the young can be very inquisitive around photographers.</text:p>
          </table:table-cell>
          <table:table-cell table:style-name="Default" office:value-type="string" calcext:value-type="string">
            <text:p>Adrian, Adrian O Brien, Adrian O' Brien, Adrian O'Brien, Animals, Brien, Ecuador, Galapagos, O' Brien, O'Brien, OBrien, Predator, Wildlife chasing, chasing, chasing wildlife, chasingwildlife, mammal, nature, wildlifechasing</text:p>
          </table:table-cell>
          <table:table-cell table:style-name="ce12" office:value-type="string" calcext:value-type="string">
            <text:p>12/11/2013 20:54:23</text:p>
          </table:table-cell>
          <table:table-cell table:style-name="Default" office:value-type="string" calcext:value-type="string">
            <text:p>4896 x 3264</text:p>
          </table:table-cell>
          <table:table-cell table:formula="of:=LEFT([.G68];4)" office:value-type="string" office:string-value="4896" calcext:value-type="string">
            <text:p>4896</text:p>
          </table:table-cell>
          <table:table-cell table:formula="of:=RIGHT([.G68];4)" office:value-type="string" office:string-value="3264" calcext:value-type="string">
            <text:p>3264</text:p>
          </table:table-cell>
          <table:table-cell table:style-name="ce6" table:formula="of:=IF([.I68]/[.H68]&gt;1;[.H68]/[.I68];[.I68]/[.H68])" office:value-type="float" office:value="0.666666666666667" calcext:value-type="float">
            <text:p>0.667</text:p>
          </table:table-cell>
          <table:table-cell table:style-name="ce7" office:value-type="float" office:value="8" calcext:value-type="float">
            <text:p>8</text:p>
          </table:table-cell>
          <table:table-cell table:style-name="ce7" table:formula="of:=ROUND([.K68]/[.$J68]; 0)" office:value-type="float" office:value="12" calcext:value-type="float">
            <text:p>12</text:p>
          </table:table-cell>
          <table:table-cell table:style-name="ce7" table:formula="of:=ROUND([.K68]*2.54; 0)" office:value-type="float" office:value="20" calcext:value-type="float">
            <text:p>20</text:p>
          </table:table-cell>
          <table:table-cell table:style-name="ce7" table:formula="of:=ROUND([.L68]*2.54;0)" office:value-type="float" office:value="30" calcext:value-type="float">
            <text:p>30</text:p>
          </table:table-cell>
          <table:table-cell table:style-name="ce7" table:formula="of:=IF([.$I68]&lt;[.$H68]; [.$I68]/[.K68]; [.$H68]/[.K68])" office:value-type="float" office:value="408" calcext:value-type="float">
            <text:p>408</text:p>
          </table:table-cell>
          <table:table-cell table:style-name="ce7" table:formula="of:=IF([.O68]&gt;250; 1; 0)" office:value-type="float" office:value="1" calcext:value-type="float">
            <text:p>1</text:p>
          </table:table-cell>
          <table:table-cell table:style-name="ce7" table:formula="of:=IF([.P68]=1;COM.MICROSOFT.CONCAT([.K68];&quot; x &quot;;[.L68];&quot; inches, &quot;;[.M68];&quot; x &quot;;[.N6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68]/[.$J68]; 0)" office:value-type="float" office:value="18" calcext:value-type="float">
            <text:p>18</text:p>
          </table:table-cell>
          <table:table-cell table:style-name="ce7" table:formula="of:=ROUND([.R68]*2.54; 0)" office:value-type="float" office:value="30" calcext:value-type="float">
            <text:p>30</text:p>
          </table:table-cell>
          <table:table-cell table:style-name="ce7" table:formula="of:=ROUND([.S68]*2.54;0)" office:value-type="float" office:value="46" calcext:value-type="float">
            <text:p>46</text:p>
          </table:table-cell>
          <table:table-cell table:style-name="ce7" table:formula="of:=IF([.$I68]&lt;[.$H68]; [.$I68]/[.R68]; [.$H68]/[.R68])" office:value-type="float" office:value="272" calcext:value-type="float">
            <text:p>272</text:p>
          </table:table-cell>
          <table:table-cell table:style-name="ce7" table:formula="of:=IF([.V68]&gt;150; 1; 0)" office:value-type="float" office:value="1" calcext:value-type="float">
            <text:p>1</text:p>
          </table:table-cell>
          <table:table-cell table:style-name="ce7" table:formula="of:=IF([.W68]=1;COM.MICROSOFT.CONCAT([.R68];&quot; x &quot;;[.S68];&quot; inches, &quot;;[.T68];&quot; x &quot;;[.U6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68]/[.$J68]; 0)" office:value-type="float" office:value="24" calcext:value-type="float">
            <text:p>24</text:p>
          </table:table-cell>
          <table:table-cell table:style-name="ce7" table:formula="of:=ROUND([.Y68]*2.54; 0)" office:value-type="float" office:value="41" calcext:value-type="float">
            <text:p>41</text:p>
          </table:table-cell>
          <table:table-cell table:style-name="ce7" table:formula="of:=ROUND([.Z68]*2.54;0)" office:value-type="float" office:value="61" calcext:value-type="float">
            <text:p>61</text:p>
          </table:table-cell>
          <table:table-cell table:style-name="ce7" table:formula="of:=IF([.$I68]&lt;[.$H68]; [.$I68]/[.Y68]; [.$H68]/[.Y68])" office:value-type="float" office:value="204" calcext:value-type="float">
            <text:p>204</text:p>
          </table:table-cell>
          <table:table-cell table:style-name="ce7" table:formula="of:=IF([.AC68]&gt;120; 1; 0)" office:value-type="float" office:value="1" calcext:value-type="float">
            <text:p>1</text:p>
          </table:table-cell>
          <table:table-cell table:style-name="ce7" table:formula="of:=IF([.AD68]=1;COM.MICROSOFT.CONCAT([.Y68];&quot; x &quot;;[.Z68];&quot; inches, &quot;;[.AA68];&quot; x &quot;;[.AB6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68]/[.$J68]; 0)" office:value-type="float" office:value="30" calcext:value-type="float">
            <text:p>30</text:p>
          </table:table-cell>
          <table:table-cell table:style-name="ce7" table:formula="of:=ROUND([.AF68]*2.54; 0)" office:value-type="float" office:value="51" calcext:value-type="float">
            <text:p>51</text:p>
          </table:table-cell>
          <table:table-cell table:style-name="ce7" table:formula="of:=ROUND([.AG68]*2.54;0)" office:value-type="float" office:value="76" calcext:value-type="float">
            <text:p>76</text:p>
          </table:table-cell>
          <table:table-cell table:style-name="ce7" table:formula="of:=IF([.$I68]&lt;[.$H68]; [.$I68]/[.AF68]; [.$H68]/[.AF68])" office:value-type="float" office:value="163.2" calcext:value-type="float">
            <text:p>163</text:p>
          </table:table-cell>
          <table:table-cell table:style-name="ce7" table:formula="of:=IF([.AJ68]&gt;100; 1; 0)" office:value-type="float" office:value="1" calcext:value-type="float">
            <text:p>1</text:p>
          </table:table-cell>
          <table:table-cell table:style-name="ce7" table:formula="of:=IF([.AK68]=1;COM.MICROSOFT.CONCAT([.AF68];&quot; x &quot;;[.AG68];&quot; inches, &quot;;[.AH68];&quot; x &quot;;[.AI6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68]/[.$J68]; 0)" office:value-type="float" office:value="36" calcext:value-type="float">
            <text:p>36</text:p>
          </table:table-cell>
          <table:table-cell table:style-name="ce7" table:formula="of:=ROUND([.AM68]*2.54; 0)" office:value-type="float" office:value="61" calcext:value-type="float">
            <text:p>61</text:p>
          </table:table-cell>
          <table:table-cell table:style-name="ce7" table:formula="of:=ROUND([.AN68]*2.54;0)" office:value-type="float" office:value="91" calcext:value-type="float">
            <text:p>91</text:p>
          </table:table-cell>
          <table:table-cell table:style-name="ce7" table:formula="of:=IF([.$I68]&lt;[.$H68]; [.$I68]/[.AM68]; [.$H68]/[.AM68])" office:value-type="float" office:value="136" calcext:value-type="float">
            <text:p>136</text:p>
          </table:table-cell>
          <table:table-cell table:style-name="ce7" table:formula="of:=IF([.AQ68]&gt;90; 1; 0)" office:value-type="float" office:value="1" calcext:value-type="float">
            <text:p>1</text:p>
          </table:table-cell>
          <table:table-cell table:style-name="ce7" table:formula="of:=IF([.AR68]=1;COM.MICROSOFT.CONCAT([.AM68];&quot; x &quot;;[.AN68];&quot; inches, &quot;;[.AO68];&quot; x &quot;;[.AP68];&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68]/[.$J68]; 0)" office:value-type="float" office:value="12" calcext:value-type="float">
            <text:p>12</text:p>
          </table:table-cell>
          <table:table-cell table:style-name="ce7" table:formula="of:=ROUND([.AT68]*2.54; 0)" office:value-type="float" office:value="20" calcext:value-type="float">
            <text:p>20</text:p>
          </table:table-cell>
          <table:table-cell table:style-name="ce7" table:formula="of:=ROUND([.AU68]*2.54;0)" office:value-type="float" office:value="30" calcext:value-type="float">
            <text:p>30</text:p>
          </table:table-cell>
          <table:table-cell table:style-name="ce7" table:formula="of:=IF([.$I68]&lt;[.$H68]; [.$I68]/[.AT68]; [.$H68]/[.AT68])" office:value-type="float" office:value="408" calcext:value-type="float">
            <text:p>408</text:p>
          </table:table-cell>
          <table:table-cell table:style-name="ce7" table:formula="of:=IF([.AX68]&gt;280; 1; 0)" office:value-type="float" office:value="1" calcext:value-type="float">
            <text:p>1</text:p>
          </table:table-cell>
          <table:table-cell table:style-name="ce7" table:formula="of:=IF([.AY68]=1;COM.MICROSOFT.CONCAT([.AT68];&quot; x &quot;;[.AU68];&quot; inches, &quot;;[.AV68];&quot; x &quot;;[.AW6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68]/[.$J68]; 0)" office:value-type="float" office:value="18" calcext:value-type="float">
            <text:p>18</text:p>
          </table:table-cell>
          <table:table-cell table:style-name="ce7" table:formula="of:=ROUND([.BA68]*2.54; 0)" office:value-type="float" office:value="30" calcext:value-type="float">
            <text:p>30</text:p>
          </table:table-cell>
          <table:table-cell table:style-name="ce7" table:formula="of:=ROUND([.BB68]*2.54;0)" office:value-type="float" office:value="46" calcext:value-type="float">
            <text:p>46</text:p>
          </table:table-cell>
          <table:table-cell table:style-name="ce7" table:formula="of:=IF([.$I68]&lt;[.$H68]; [.$I68]/[.BA68]; [.$H68]/[.BA68])" office:value-type="float" office:value="272" calcext:value-type="float">
            <text:p>272</text:p>
          </table:table-cell>
          <table:table-cell table:style-name="ce7" table:formula="of:=IF([.BE68]&gt;180; 1; 0)" office:value-type="float" office:value="1" calcext:value-type="float">
            <text:p>1</text:p>
          </table:table-cell>
          <table:table-cell table:style-name="ce7" table:formula="of:=IF([.BF68]=1;COM.MICROSOFT.CONCAT([.BA68];&quot; x &quot;;[.BB68];&quot; inches, &quot;;[.BC68];&quot; x &quot;;[.BD6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68]/[.$J68]; 0)" office:value-type="float" office:value="24" calcext:value-type="float">
            <text:p>24</text:p>
          </table:table-cell>
          <table:table-cell table:style-name="ce7" table:formula="of:=ROUND([.BH68]*2.54; 0)" office:value-type="float" office:value="41" calcext:value-type="float">
            <text:p>41</text:p>
          </table:table-cell>
          <table:table-cell table:style-name="ce7" table:formula="of:=ROUND([.BI68]*2.54;0)" office:value-type="float" office:value="61" calcext:value-type="float">
            <text:p>61</text:p>
          </table:table-cell>
          <table:table-cell table:style-name="ce7" table:formula="of:=IF([.$I68]&lt;[.$H68]; [.$I68]/[.BH68]; [.$H68]/[.BH68])" office:value-type="float" office:value="204" calcext:value-type="float">
            <text:p>204</text:p>
          </table:table-cell>
          <table:table-cell table:style-name="ce7" table:formula="of:=IF([.BL68]&gt;150; 1; 0)" office:value-type="float" office:value="1" calcext:value-type="float">
            <text:p>1</text:p>
          </table:table-cell>
          <table:table-cell table:style-name="ce7" table:formula="of:=IF([.BM68]=1;COM.MICROSOFT.CONCAT([.BH68];&quot; x &quot;;[.BI68];&quot; inches, &quot;;[.BJ68];&quot; x &quot;;[.BK6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68]/[.$J68]; 0)" office:value-type="float" office:value="30" calcext:value-type="float">
            <text:p>30</text:p>
          </table:table-cell>
          <table:table-cell table:style-name="ce7" table:formula="of:=ROUND([.BO68]*2.54; 0)" office:value-type="float" office:value="51" calcext:value-type="float">
            <text:p>51</text:p>
          </table:table-cell>
          <table:table-cell table:style-name="ce7" table:formula="of:=ROUND([.BP68]*2.54;0)" office:value-type="float" office:value="76" calcext:value-type="float">
            <text:p>76</text:p>
          </table:table-cell>
          <table:table-cell table:style-name="ce7" table:formula="of:=IF([.$I68]&lt;[.$H68]; [.$I68]/[.BO68]; [.$H68]/[.BO68])" office:value-type="float" office:value="163.2" calcext:value-type="float">
            <text:p>163</text:p>
          </table:table-cell>
          <table:table-cell table:style-name="ce7" table:formula="of:=IF([.BS68]&gt;125; 1; 0)" office:value-type="float" office:value="1" calcext:value-type="float">
            <text:p>1</text:p>
          </table:table-cell>
          <table:table-cell table:style-name="ce7" table:formula="of:=IF([.BT68]=1;COM.MICROSOFT.CONCAT([.BO68];&quot; x &quot;;[.BP68];&quot; inches, &quot;;[.BQ68];&quot; x &quot;;[.BR6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68]/[.$J68]; 0)" office:value-type="float" office:value="36" calcext:value-type="float">
            <text:p>36</text:p>
          </table:table-cell>
          <table:table-cell table:style-name="ce7" table:formula="of:=ROUND([.BV68]*2.54; 0)" office:value-type="float" office:value="61" calcext:value-type="float">
            <text:p>61</text:p>
          </table:table-cell>
          <table:table-cell table:style-name="ce7" table:formula="of:=ROUND([.BW68]*2.54;0)" office:value-type="float" office:value="91" calcext:value-type="float">
            <text:p>91</text:p>
          </table:table-cell>
          <table:table-cell table:style-name="ce7" table:formula="of:=IF([.$I68]&lt;[.$H68]; [.$I68]/[.BV68]; [.$H68]/[.BV68])" office:value-type="float" office:value="136" calcext:value-type="float">
            <text:p>136</text:p>
          </table:table-cell>
          <table:table-cell table:style-name="ce7" table:formula="of:=IF([.BZ68]&gt;110; 1; 0)" office:value-type="float" office:value="1" calcext:value-type="float">
            <text:p>1</text:p>
          </table:table-cell>
          <table:table-cell table:style-name="ce7" table:formula="of:=IF([.CA68]=1;COM.MICROSOFT.CONCAT([.BV68];&quot; x &quot;;[.BW68];&quot; inches, &quot;;[.BX68];&quot; x &quot;;[.BY68];&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68" calcext:value-type="float">
            <text:p>68</text:p>
          </table:table-cell>
          <table:table-cell table:formula="of:=COM.MICROSOFT.CONCAT(&quot;PrintGalleryImage-&quot;;[.A69];&quot;.jpg&quot;)" office:value-type="string" office:string-value="PrintGalleryImage-68.jpg" calcext:value-type="string">
            <text:p>PrintGalleryImage-68.jpg</text:p>
          </table:table-cell>
          <table:table-cell table:style-name="Default" office:value-type="string" calcext:value-type="string">
            <text:p>Galapagos Seal and Pup</text:p>
          </table:table-cell>
          <table:table-cell table:style-name="Default" office:value-type="string" calcext:value-type="string">
            <text:p>Getting to the Galapagos in the birthing season is amazing and the opportunities to see cute youngsters is massive. There is no escaping the seals and in October/November no escaping the youngsters either.</text:p>
          </table:table-cell>
          <table:table-cell table:style-name="Default" office:value-type="string" calcext:value-type="string">
            <text:p>Adrian, Adrian O Brien, Adrian O' Brien, Adrian O'Brien, Animals, Brien, Galapagos, O' Brien, O'Brien, OBrien, Predator, Wildlife chasing, chasing, chasing wildlife, chasingwildlife, mammal, nature, wildlifechasing</text:p>
          </table:table-cell>
          <table:table-cell table:style-name="ce12" office:value-type="string" calcext:value-type="string">
            <text:p>12/11/2013 21:14:32</text:p>
          </table:table-cell>
          <table:table-cell table:style-name="Default" office:value-type="string" calcext:value-type="string">
            <text:p>4026 x 2684</text:p>
          </table:table-cell>
          <table:table-cell table:formula="of:=LEFT([.G69];4)" office:value-type="string" office:string-value="4026" calcext:value-type="string">
            <text:p>4026</text:p>
          </table:table-cell>
          <table:table-cell table:formula="of:=RIGHT([.G69];4)" office:value-type="string" office:string-value="2684" calcext:value-type="string">
            <text:p>2684</text:p>
          </table:table-cell>
          <table:table-cell table:style-name="ce6" table:formula="of:=IF([.I69]/[.H69]&gt;1;[.H69]/[.I69];[.I69]/[.H69])" office:value-type="float" office:value="0.666666666666667" calcext:value-type="float">
            <text:p>0.667</text:p>
          </table:table-cell>
          <table:table-cell table:style-name="ce7" office:value-type="float" office:value="8" calcext:value-type="float">
            <text:p>8</text:p>
          </table:table-cell>
          <table:table-cell table:style-name="ce7" table:formula="of:=ROUND([.K69]/[.$J69]; 0)" office:value-type="float" office:value="12" calcext:value-type="float">
            <text:p>12</text:p>
          </table:table-cell>
          <table:table-cell table:style-name="ce7" table:formula="of:=ROUND([.K69]*2.54; 0)" office:value-type="float" office:value="20" calcext:value-type="float">
            <text:p>20</text:p>
          </table:table-cell>
          <table:table-cell table:style-name="ce7" table:formula="of:=ROUND([.L69]*2.54;0)" office:value-type="float" office:value="30" calcext:value-type="float">
            <text:p>30</text:p>
          </table:table-cell>
          <table:table-cell table:style-name="ce7" table:formula="of:=IF([.$I69]&lt;[.$H69]; [.$I69]/[.K69]; [.$H69]/[.K69])" office:value-type="float" office:value="335.5" calcext:value-type="float">
            <text:p>336</text:p>
          </table:table-cell>
          <table:table-cell table:style-name="ce7" table:formula="of:=IF([.O69]&gt;250; 1; 0)" office:value-type="float" office:value="1" calcext:value-type="float">
            <text:p>1</text:p>
          </table:table-cell>
          <table:table-cell table:style-name="ce7" table:formula="of:=IF([.P69]=1;COM.MICROSOFT.CONCAT([.K69];&quot; x &quot;;[.L69];&quot; inches, &quot;;[.M69];&quot; x &quot;;[.N6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69]/[.$J69]; 0)" office:value-type="float" office:value="18" calcext:value-type="float">
            <text:p>18</text:p>
          </table:table-cell>
          <table:table-cell table:style-name="ce7" table:formula="of:=ROUND([.R69]*2.54; 0)" office:value-type="float" office:value="30" calcext:value-type="float">
            <text:p>30</text:p>
          </table:table-cell>
          <table:table-cell table:style-name="ce7" table:formula="of:=ROUND([.S69]*2.54;0)" office:value-type="float" office:value="46" calcext:value-type="float">
            <text:p>46</text:p>
          </table:table-cell>
          <table:table-cell table:style-name="ce7" table:formula="of:=IF([.$I69]&lt;[.$H69]; [.$I69]/[.R69]; [.$H69]/[.R69])" office:value-type="float" office:value="223.666666666667" calcext:value-type="float">
            <text:p>224</text:p>
          </table:table-cell>
          <table:table-cell table:style-name="ce7" table:formula="of:=IF([.V69]&gt;150; 1; 0)" office:value-type="float" office:value="1" calcext:value-type="float">
            <text:p>1</text:p>
          </table:table-cell>
          <table:table-cell table:style-name="ce7" table:formula="of:=IF([.W69]=1;COM.MICROSOFT.CONCAT([.R69];&quot; x &quot;;[.S69];&quot; inches, &quot;;[.T69];&quot; x &quot;;[.U6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69]/[.$J69]; 0)" office:value-type="float" office:value="24" calcext:value-type="float">
            <text:p>24</text:p>
          </table:table-cell>
          <table:table-cell table:style-name="ce7" table:formula="of:=ROUND([.Y69]*2.54; 0)" office:value-type="float" office:value="41" calcext:value-type="float">
            <text:p>41</text:p>
          </table:table-cell>
          <table:table-cell table:style-name="ce7" table:formula="of:=ROUND([.Z69]*2.54;0)" office:value-type="float" office:value="61" calcext:value-type="float">
            <text:p>61</text:p>
          </table:table-cell>
          <table:table-cell table:style-name="ce7" table:formula="of:=IF([.$I69]&lt;[.$H69]; [.$I69]/[.Y69]; [.$H69]/[.Y69])" office:value-type="float" office:value="167.75" calcext:value-type="float">
            <text:p>168</text:p>
          </table:table-cell>
          <table:table-cell table:style-name="ce7" table:formula="of:=IF([.AC69]&gt;120; 1; 0)" office:value-type="float" office:value="1" calcext:value-type="float">
            <text:p>1</text:p>
          </table:table-cell>
          <table:table-cell table:style-name="ce7" table:formula="of:=IF([.AD69]=1;COM.MICROSOFT.CONCAT([.Y69];&quot; x &quot;;[.Z69];&quot; inches, &quot;;[.AA69];&quot; x &quot;;[.AB6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69]/[.$J69]; 0)" office:value-type="float" office:value="30" calcext:value-type="float">
            <text:p>30</text:p>
          </table:table-cell>
          <table:table-cell table:style-name="ce7" table:formula="of:=ROUND([.AF69]*2.54; 0)" office:value-type="float" office:value="51" calcext:value-type="float">
            <text:p>51</text:p>
          </table:table-cell>
          <table:table-cell table:style-name="ce7" table:formula="of:=ROUND([.AG69]*2.54;0)" office:value-type="float" office:value="76" calcext:value-type="float">
            <text:p>76</text:p>
          </table:table-cell>
          <table:table-cell table:style-name="ce7" table:formula="of:=IF([.$I69]&lt;[.$H69]; [.$I69]/[.AF69]; [.$H69]/[.AF69])" office:value-type="float" office:value="134.2" calcext:value-type="float">
            <text:p>134</text:p>
          </table:table-cell>
          <table:table-cell table:style-name="ce7" table:formula="of:=IF([.AJ69]&gt;100; 1; 0)" office:value-type="float" office:value="1" calcext:value-type="float">
            <text:p>1</text:p>
          </table:table-cell>
          <table:table-cell table:style-name="ce7" table:formula="of:=IF([.AK69]=1;COM.MICROSOFT.CONCAT([.AF69];&quot; x &quot;;[.AG69];&quot; inches, &quot;;[.AH69];&quot; x &quot;;[.AI6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69]/[.$J69]; 0)" office:value-type="float" office:value="36" calcext:value-type="float">
            <text:p>36</text:p>
          </table:table-cell>
          <table:table-cell table:style-name="ce7" table:formula="of:=ROUND([.AM69]*2.54; 0)" office:value-type="float" office:value="61" calcext:value-type="float">
            <text:p>61</text:p>
          </table:table-cell>
          <table:table-cell table:style-name="ce7" table:formula="of:=ROUND([.AN69]*2.54;0)" office:value-type="float" office:value="91" calcext:value-type="float">
            <text:p>91</text:p>
          </table:table-cell>
          <table:table-cell table:style-name="ce7" table:formula="of:=IF([.$I69]&lt;[.$H69]; [.$I69]/[.AM69]; [.$H69]/[.AM69])" office:value-type="float" office:value="111.833333333333" calcext:value-type="float">
            <text:p>112</text:p>
          </table:table-cell>
          <table:table-cell table:style-name="ce7" table:formula="of:=IF([.AQ69]&gt;90; 1; 0)" office:value-type="float" office:value="1" calcext:value-type="float">
            <text:p>1</text:p>
          </table:table-cell>
          <table:table-cell table:style-name="ce7" table:formula="of:=IF([.AR69]=1;COM.MICROSOFT.CONCAT([.AM69];&quot; x &quot;;[.AN69];&quot; inches, &quot;;[.AO69];&quot; x &quot;;[.AP69];&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69]/[.$J69]; 0)" office:value-type="float" office:value="12" calcext:value-type="float">
            <text:p>12</text:p>
          </table:table-cell>
          <table:table-cell table:style-name="ce7" table:formula="of:=ROUND([.AT69]*2.54; 0)" office:value-type="float" office:value="20" calcext:value-type="float">
            <text:p>20</text:p>
          </table:table-cell>
          <table:table-cell table:style-name="ce7" table:formula="of:=ROUND([.AU69]*2.54;0)" office:value-type="float" office:value="30" calcext:value-type="float">
            <text:p>30</text:p>
          </table:table-cell>
          <table:table-cell table:style-name="ce7" table:formula="of:=IF([.$I69]&lt;[.$H69]; [.$I69]/[.AT69]; [.$H69]/[.AT69])" office:value-type="float" office:value="335.5" calcext:value-type="float">
            <text:p>336</text:p>
          </table:table-cell>
          <table:table-cell table:style-name="ce7" table:formula="of:=IF([.AX69]&gt;280; 1; 0)" office:value-type="float" office:value="1" calcext:value-type="float">
            <text:p>1</text:p>
          </table:table-cell>
          <table:table-cell table:style-name="ce7" table:formula="of:=IF([.AY69]=1;COM.MICROSOFT.CONCAT([.AT69];&quot; x &quot;;[.AU69];&quot; inches, &quot;;[.AV69];&quot; x &quot;;[.AW6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69]/[.$J69]; 0)" office:value-type="float" office:value="18" calcext:value-type="float">
            <text:p>18</text:p>
          </table:table-cell>
          <table:table-cell table:style-name="ce7" table:formula="of:=ROUND([.BA69]*2.54; 0)" office:value-type="float" office:value="30" calcext:value-type="float">
            <text:p>30</text:p>
          </table:table-cell>
          <table:table-cell table:style-name="ce7" table:formula="of:=ROUND([.BB69]*2.54;0)" office:value-type="float" office:value="46" calcext:value-type="float">
            <text:p>46</text:p>
          </table:table-cell>
          <table:table-cell table:style-name="ce7" table:formula="of:=IF([.$I69]&lt;[.$H69]; [.$I69]/[.BA69]; [.$H69]/[.BA69])" office:value-type="float" office:value="223.666666666667" calcext:value-type="float">
            <text:p>224</text:p>
          </table:table-cell>
          <table:table-cell table:style-name="ce7" table:formula="of:=IF([.BE69]&gt;180; 1; 0)" office:value-type="float" office:value="1" calcext:value-type="float">
            <text:p>1</text:p>
          </table:table-cell>
          <table:table-cell table:style-name="ce7" table:formula="of:=IF([.BF69]=1;COM.MICROSOFT.CONCAT([.BA69];&quot; x &quot;;[.BB69];&quot; inches, &quot;;[.BC69];&quot; x &quot;;[.BD6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69]/[.$J69]; 0)" office:value-type="float" office:value="24" calcext:value-type="float">
            <text:p>24</text:p>
          </table:table-cell>
          <table:table-cell table:style-name="ce7" table:formula="of:=ROUND([.BH69]*2.54; 0)" office:value-type="float" office:value="41" calcext:value-type="float">
            <text:p>41</text:p>
          </table:table-cell>
          <table:table-cell table:style-name="ce7" table:formula="of:=ROUND([.BI69]*2.54;0)" office:value-type="float" office:value="61" calcext:value-type="float">
            <text:p>61</text:p>
          </table:table-cell>
          <table:table-cell table:style-name="ce7" table:formula="of:=IF([.$I69]&lt;[.$H69]; [.$I69]/[.BH69]; [.$H69]/[.BH69])" office:value-type="float" office:value="167.75" calcext:value-type="float">
            <text:p>168</text:p>
          </table:table-cell>
          <table:table-cell table:style-name="ce7" table:formula="of:=IF([.BL69]&gt;150; 1; 0)" office:value-type="float" office:value="1" calcext:value-type="float">
            <text:p>1</text:p>
          </table:table-cell>
          <table:table-cell table:style-name="ce7" table:formula="of:=IF([.BM69]=1;COM.MICROSOFT.CONCAT([.BH69];&quot; x &quot;;[.BI69];&quot; inches, &quot;;[.BJ69];&quot; x &quot;;[.BK6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69]/[.$J69]; 0)" office:value-type="float" office:value="30" calcext:value-type="float">
            <text:p>30</text:p>
          </table:table-cell>
          <table:table-cell table:style-name="ce7" table:formula="of:=ROUND([.BO69]*2.54; 0)" office:value-type="float" office:value="51" calcext:value-type="float">
            <text:p>51</text:p>
          </table:table-cell>
          <table:table-cell table:style-name="ce7" table:formula="of:=ROUND([.BP69]*2.54;0)" office:value-type="float" office:value="76" calcext:value-type="float">
            <text:p>76</text:p>
          </table:table-cell>
          <table:table-cell table:style-name="ce7" table:formula="of:=IF([.$I69]&lt;[.$H69]; [.$I69]/[.BO69]; [.$H69]/[.BO69])" office:value-type="float" office:value="134.2" calcext:value-type="float">
            <text:p>134</text:p>
          </table:table-cell>
          <table:table-cell table:style-name="ce7" table:formula="of:=IF([.BS69]&gt;125; 1; 0)" office:value-type="float" office:value="1" calcext:value-type="float">
            <text:p>1</text:p>
          </table:table-cell>
          <table:table-cell table:style-name="ce7" table:formula="of:=IF([.BT69]=1;COM.MICROSOFT.CONCAT([.BO69];&quot; x &quot;;[.BP69];&quot; inches, &quot;;[.BQ69];&quot; x &quot;;[.BR6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69]/[.$J69]; 0)" office:value-type="float" office:value="36" calcext:value-type="float">
            <text:p>36</text:p>
          </table:table-cell>
          <table:table-cell table:style-name="ce7" table:formula="of:=ROUND([.BV69]*2.54; 0)" office:value-type="float" office:value="61" calcext:value-type="float">
            <text:p>61</text:p>
          </table:table-cell>
          <table:table-cell table:style-name="ce7" table:formula="of:=ROUND([.BW69]*2.54;0)" office:value-type="float" office:value="91" calcext:value-type="float">
            <text:p>91</text:p>
          </table:table-cell>
          <table:table-cell table:style-name="ce7" table:formula="of:=IF([.$I69]&lt;[.$H69]; [.$I69]/[.BV69]; [.$H69]/[.BV69])" office:value-type="float" office:value="111.833333333333" calcext:value-type="float">
            <text:p>112</text:p>
          </table:table-cell>
          <table:table-cell table:style-name="ce7" table:formula="of:=IF([.BZ69]&gt;110; 1; 0)" office:value-type="float" office:value="1" calcext:value-type="float">
            <text:p>1</text:p>
          </table:table-cell>
          <table:table-cell table:style-name="ce7" table:formula="of:=IF([.CA69]=1;COM.MICROSOFT.CONCAT([.BV69];&quot; x &quot;;[.BW69];&quot; inches, &quot;;[.BX69];&quot; x &quot;;[.BY69];&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69" calcext:value-type="float">
            <text:p>69</text:p>
          </table:table-cell>
          <table:table-cell table:formula="of:=COM.MICROSOFT.CONCAT(&quot;PrintGalleryImage-&quot;;[.A70];&quot;.jpg&quot;)" office:value-type="string" office:string-value="PrintGalleryImage-69.jpg" calcext:value-type="string">
            <text:p>PrintGalleryImage-69.jpg</text:p>
          </table:table-cell>
          <table:table-cell table:style-name="Default" office:value-type="string" calcext:value-type="string">
            <text:p>Galapagos Hawk</text:p>
          </table:table-cell>
          <table:table-cell table:style-name="Default" office:value-type="string" calcext:value-type="string">
            <text:p>Even the birds on the Galapagos are docile. This guy sat on a tree no more than 10 meters away from us.</text:p>
          </table:table-cell>
          <table:table-cell table:style-name="Default" office:value-type="string" calcext:value-type="string">
            <text:p>Adrian, Adrian O Brien, Adrian O' Brien, Adrian O'Brien, Animals, Bird, Birds, Brien, Ecuador, Galapagos, O' Brien, O'Brien, OBrien, Predator, Wildlife chasing, chasing, chasing wildlife, chasingwildlife, nature, wildlifechasing</text:p>
          </table:table-cell>
          <table:table-cell table:style-name="ce12" office:value-type="string" calcext:value-type="string">
            <text:p>13/11/2013 21:16:19</text:p>
          </table:table-cell>
          <table:table-cell table:style-name="Default" office:value-type="string" calcext:value-type="string">
            <text:p>4896 x 3264</text:p>
          </table:table-cell>
          <table:table-cell table:formula="of:=LEFT([.G70];4)" office:value-type="string" office:string-value="4896" calcext:value-type="string">
            <text:p>4896</text:p>
          </table:table-cell>
          <table:table-cell table:formula="of:=RIGHT([.G70];4)" office:value-type="string" office:string-value="3264" calcext:value-type="string">
            <text:p>3264</text:p>
          </table:table-cell>
          <table:table-cell table:style-name="ce6" table:formula="of:=IF([.I70]/[.H70]&gt;1;[.H70]/[.I70];[.I70]/[.H70])" office:value-type="float" office:value="0.666666666666667" calcext:value-type="float">
            <text:p>0.667</text:p>
          </table:table-cell>
          <table:table-cell table:style-name="ce7" office:value-type="float" office:value="8" calcext:value-type="float">
            <text:p>8</text:p>
          </table:table-cell>
          <table:table-cell table:style-name="ce7" table:formula="of:=ROUND([.K70]/[.$J70]; 0)" office:value-type="float" office:value="12" calcext:value-type="float">
            <text:p>12</text:p>
          </table:table-cell>
          <table:table-cell table:style-name="ce7" table:formula="of:=ROUND([.K70]*2.54; 0)" office:value-type="float" office:value="20" calcext:value-type="float">
            <text:p>20</text:p>
          </table:table-cell>
          <table:table-cell table:style-name="ce7" table:formula="of:=ROUND([.L70]*2.54;0)" office:value-type="float" office:value="30" calcext:value-type="float">
            <text:p>30</text:p>
          </table:table-cell>
          <table:table-cell table:style-name="ce7" table:formula="of:=IF([.$I70]&lt;[.$H70]; [.$I70]/[.K70]; [.$H70]/[.K70])" office:value-type="float" office:value="408" calcext:value-type="float">
            <text:p>408</text:p>
          </table:table-cell>
          <table:table-cell table:style-name="ce7" table:formula="of:=IF([.O70]&gt;250; 1; 0)" office:value-type="float" office:value="1" calcext:value-type="float">
            <text:p>1</text:p>
          </table:table-cell>
          <table:table-cell table:style-name="ce7" table:formula="of:=IF([.P70]=1;COM.MICROSOFT.CONCAT([.K70];&quot; x &quot;;[.L70];&quot; inches, &quot;;[.M70];&quot; x &quot;;[.N7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70]/[.$J70]; 0)" office:value-type="float" office:value="18" calcext:value-type="float">
            <text:p>18</text:p>
          </table:table-cell>
          <table:table-cell table:style-name="ce7" table:formula="of:=ROUND([.R70]*2.54; 0)" office:value-type="float" office:value="30" calcext:value-type="float">
            <text:p>30</text:p>
          </table:table-cell>
          <table:table-cell table:style-name="ce7" table:formula="of:=ROUND([.S70]*2.54;0)" office:value-type="float" office:value="46" calcext:value-type="float">
            <text:p>46</text:p>
          </table:table-cell>
          <table:table-cell table:style-name="ce7" table:formula="of:=IF([.$I70]&lt;[.$H70]; [.$I70]/[.R70]; [.$H70]/[.R70])" office:value-type="float" office:value="272" calcext:value-type="float">
            <text:p>272</text:p>
          </table:table-cell>
          <table:table-cell table:style-name="ce7" table:formula="of:=IF([.V70]&gt;150; 1; 0)" office:value-type="float" office:value="1" calcext:value-type="float">
            <text:p>1</text:p>
          </table:table-cell>
          <table:table-cell table:style-name="ce7" table:formula="of:=IF([.W70]=1;COM.MICROSOFT.CONCAT([.R70];&quot; x &quot;;[.S70];&quot; inches, &quot;;[.T70];&quot; x &quot;;[.U7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70]/[.$J70]; 0)" office:value-type="float" office:value="24" calcext:value-type="float">
            <text:p>24</text:p>
          </table:table-cell>
          <table:table-cell table:style-name="ce7" table:formula="of:=ROUND([.Y70]*2.54; 0)" office:value-type="float" office:value="41" calcext:value-type="float">
            <text:p>41</text:p>
          </table:table-cell>
          <table:table-cell table:style-name="ce7" table:formula="of:=ROUND([.Z70]*2.54;0)" office:value-type="float" office:value="61" calcext:value-type="float">
            <text:p>61</text:p>
          </table:table-cell>
          <table:table-cell table:style-name="ce7" table:formula="of:=IF([.$I70]&lt;[.$H70]; [.$I70]/[.Y70]; [.$H70]/[.Y70])" office:value-type="float" office:value="204" calcext:value-type="float">
            <text:p>204</text:p>
          </table:table-cell>
          <table:table-cell table:style-name="ce7" table:formula="of:=IF([.AC70]&gt;120; 1; 0)" office:value-type="float" office:value="1" calcext:value-type="float">
            <text:p>1</text:p>
          </table:table-cell>
          <table:table-cell table:style-name="ce7" table:formula="of:=IF([.AD70]=1;COM.MICROSOFT.CONCAT([.Y70];&quot; x &quot;;[.Z70];&quot; inches, &quot;;[.AA70];&quot; x &quot;;[.AB7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70]/[.$J70]; 0)" office:value-type="float" office:value="30" calcext:value-type="float">
            <text:p>30</text:p>
          </table:table-cell>
          <table:table-cell table:style-name="ce7" table:formula="of:=ROUND([.AF70]*2.54; 0)" office:value-type="float" office:value="51" calcext:value-type="float">
            <text:p>51</text:p>
          </table:table-cell>
          <table:table-cell table:style-name="ce7" table:formula="of:=ROUND([.AG70]*2.54;0)" office:value-type="float" office:value="76" calcext:value-type="float">
            <text:p>76</text:p>
          </table:table-cell>
          <table:table-cell table:style-name="ce7" table:formula="of:=IF([.$I70]&lt;[.$H70]; [.$I70]/[.AF70]; [.$H70]/[.AF70])" office:value-type="float" office:value="163.2" calcext:value-type="float">
            <text:p>163</text:p>
          </table:table-cell>
          <table:table-cell table:style-name="ce7" table:formula="of:=IF([.AJ70]&gt;100; 1; 0)" office:value-type="float" office:value="1" calcext:value-type="float">
            <text:p>1</text:p>
          </table:table-cell>
          <table:table-cell table:style-name="ce7" table:formula="of:=IF([.AK70]=1;COM.MICROSOFT.CONCAT([.AF70];&quot; x &quot;;[.AG70];&quot; inches, &quot;;[.AH70];&quot; x &quot;;[.AI7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70]/[.$J70]; 0)" office:value-type="float" office:value="36" calcext:value-type="float">
            <text:p>36</text:p>
          </table:table-cell>
          <table:table-cell table:style-name="ce7" table:formula="of:=ROUND([.AM70]*2.54; 0)" office:value-type="float" office:value="61" calcext:value-type="float">
            <text:p>61</text:p>
          </table:table-cell>
          <table:table-cell table:style-name="ce7" table:formula="of:=ROUND([.AN70]*2.54;0)" office:value-type="float" office:value="91" calcext:value-type="float">
            <text:p>91</text:p>
          </table:table-cell>
          <table:table-cell table:style-name="ce7" table:formula="of:=IF([.$I70]&lt;[.$H70]; [.$I70]/[.AM70]; [.$H70]/[.AM70])" office:value-type="float" office:value="136" calcext:value-type="float">
            <text:p>136</text:p>
          </table:table-cell>
          <table:table-cell table:style-name="ce7" table:formula="of:=IF([.AQ70]&gt;90; 1; 0)" office:value-type="float" office:value="1" calcext:value-type="float">
            <text:p>1</text:p>
          </table:table-cell>
          <table:table-cell table:style-name="ce7" table:formula="of:=IF([.AR70]=1;COM.MICROSOFT.CONCAT([.AM70];&quot; x &quot;;[.AN70];&quot; inches, &quot;;[.AO70];&quot; x &quot;;[.AP70];&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70]/[.$J70]; 0)" office:value-type="float" office:value="12" calcext:value-type="float">
            <text:p>12</text:p>
          </table:table-cell>
          <table:table-cell table:style-name="ce7" table:formula="of:=ROUND([.AT70]*2.54; 0)" office:value-type="float" office:value="20" calcext:value-type="float">
            <text:p>20</text:p>
          </table:table-cell>
          <table:table-cell table:style-name="ce7" table:formula="of:=ROUND([.AU70]*2.54;0)" office:value-type="float" office:value="30" calcext:value-type="float">
            <text:p>30</text:p>
          </table:table-cell>
          <table:table-cell table:style-name="ce7" table:formula="of:=IF([.$I70]&lt;[.$H70]; [.$I70]/[.AT70]; [.$H70]/[.AT70])" office:value-type="float" office:value="408" calcext:value-type="float">
            <text:p>408</text:p>
          </table:table-cell>
          <table:table-cell table:style-name="ce7" table:formula="of:=IF([.AX70]&gt;280; 1; 0)" office:value-type="float" office:value="1" calcext:value-type="float">
            <text:p>1</text:p>
          </table:table-cell>
          <table:table-cell table:style-name="ce7" table:formula="of:=IF([.AY70]=1;COM.MICROSOFT.CONCAT([.AT70];&quot; x &quot;;[.AU70];&quot; inches, &quot;;[.AV70];&quot; x &quot;;[.AW7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70]/[.$J70]; 0)" office:value-type="float" office:value="18" calcext:value-type="float">
            <text:p>18</text:p>
          </table:table-cell>
          <table:table-cell table:style-name="ce7" table:formula="of:=ROUND([.BA70]*2.54; 0)" office:value-type="float" office:value="30" calcext:value-type="float">
            <text:p>30</text:p>
          </table:table-cell>
          <table:table-cell table:style-name="ce7" table:formula="of:=ROUND([.BB70]*2.54;0)" office:value-type="float" office:value="46" calcext:value-type="float">
            <text:p>46</text:p>
          </table:table-cell>
          <table:table-cell table:style-name="ce7" table:formula="of:=IF([.$I70]&lt;[.$H70]; [.$I70]/[.BA70]; [.$H70]/[.BA70])" office:value-type="float" office:value="272" calcext:value-type="float">
            <text:p>272</text:p>
          </table:table-cell>
          <table:table-cell table:style-name="ce7" table:formula="of:=IF([.BE70]&gt;180; 1; 0)" office:value-type="float" office:value="1" calcext:value-type="float">
            <text:p>1</text:p>
          </table:table-cell>
          <table:table-cell table:style-name="ce7" table:formula="of:=IF([.BF70]=1;COM.MICROSOFT.CONCAT([.BA70];&quot; x &quot;;[.BB70];&quot; inches, &quot;;[.BC70];&quot; x &quot;;[.BD7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70]/[.$J70]; 0)" office:value-type="float" office:value="24" calcext:value-type="float">
            <text:p>24</text:p>
          </table:table-cell>
          <table:table-cell table:style-name="ce7" table:formula="of:=ROUND([.BH70]*2.54; 0)" office:value-type="float" office:value="41" calcext:value-type="float">
            <text:p>41</text:p>
          </table:table-cell>
          <table:table-cell table:style-name="ce7" table:formula="of:=ROUND([.BI70]*2.54;0)" office:value-type="float" office:value="61" calcext:value-type="float">
            <text:p>61</text:p>
          </table:table-cell>
          <table:table-cell table:style-name="ce7" table:formula="of:=IF([.$I70]&lt;[.$H70]; [.$I70]/[.BH70]; [.$H70]/[.BH70])" office:value-type="float" office:value="204" calcext:value-type="float">
            <text:p>204</text:p>
          </table:table-cell>
          <table:table-cell table:style-name="ce7" table:formula="of:=IF([.BL70]&gt;150; 1; 0)" office:value-type="float" office:value="1" calcext:value-type="float">
            <text:p>1</text:p>
          </table:table-cell>
          <table:table-cell table:style-name="ce7" table:formula="of:=IF([.BM70]=1;COM.MICROSOFT.CONCAT([.BH70];&quot; x &quot;;[.BI70];&quot; inches, &quot;;[.BJ70];&quot; x &quot;;[.BK7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70]/[.$J70]; 0)" office:value-type="float" office:value="30" calcext:value-type="float">
            <text:p>30</text:p>
          </table:table-cell>
          <table:table-cell table:style-name="ce7" table:formula="of:=ROUND([.BO70]*2.54; 0)" office:value-type="float" office:value="51" calcext:value-type="float">
            <text:p>51</text:p>
          </table:table-cell>
          <table:table-cell table:style-name="ce7" table:formula="of:=ROUND([.BP70]*2.54;0)" office:value-type="float" office:value="76" calcext:value-type="float">
            <text:p>76</text:p>
          </table:table-cell>
          <table:table-cell table:style-name="ce7" table:formula="of:=IF([.$I70]&lt;[.$H70]; [.$I70]/[.BO70]; [.$H70]/[.BO70])" office:value-type="float" office:value="163.2" calcext:value-type="float">
            <text:p>163</text:p>
          </table:table-cell>
          <table:table-cell table:style-name="ce7" table:formula="of:=IF([.BS70]&gt;125; 1; 0)" office:value-type="float" office:value="1" calcext:value-type="float">
            <text:p>1</text:p>
          </table:table-cell>
          <table:table-cell table:style-name="ce7" table:formula="of:=IF([.BT70]=1;COM.MICROSOFT.CONCAT([.BO70];&quot; x &quot;;[.BP70];&quot; inches, &quot;;[.BQ70];&quot; x &quot;;[.BR7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70]/[.$J70]; 0)" office:value-type="float" office:value="36" calcext:value-type="float">
            <text:p>36</text:p>
          </table:table-cell>
          <table:table-cell table:style-name="ce7" table:formula="of:=ROUND([.BV70]*2.54; 0)" office:value-type="float" office:value="61" calcext:value-type="float">
            <text:p>61</text:p>
          </table:table-cell>
          <table:table-cell table:style-name="ce7" table:formula="of:=ROUND([.BW70]*2.54;0)" office:value-type="float" office:value="91" calcext:value-type="float">
            <text:p>91</text:p>
          </table:table-cell>
          <table:table-cell table:style-name="ce7" table:formula="of:=IF([.$I70]&lt;[.$H70]; [.$I70]/[.BV70]; [.$H70]/[.BV70])" office:value-type="float" office:value="136" calcext:value-type="float">
            <text:p>136</text:p>
          </table:table-cell>
          <table:table-cell table:style-name="ce7" table:formula="of:=IF([.BZ70]&gt;110; 1; 0)" office:value-type="float" office:value="1" calcext:value-type="float">
            <text:p>1</text:p>
          </table:table-cell>
          <table:table-cell table:style-name="ce7" table:formula="of:=IF([.CA70]=1;COM.MICROSOFT.CONCAT([.BV70];&quot; x &quot;;[.BW70];&quot; inches, &quot;;[.BX70];&quot; x &quot;;[.BY70];&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70" calcext:value-type="float">
            <text:p>70</text:p>
          </table:table-cell>
          <table:table-cell table:formula="of:=COM.MICROSOFT.CONCAT(&quot;PrintGalleryImage-&quot;;[.A71];&quot;.jpg&quot;)" office:value-type="string" office:string-value="PrintGalleryImage-70.jpg" calcext:value-type="string">
            <text:p>PrintGalleryImage-70.jpg</text:p>
          </table:table-cell>
          <table:table-cell table:style-name="Default" office:value-type="string" calcext:value-type="string">
            <text:p>Inquisitive Galapagos Hawk</text:p>
          </table:table-cell>
          <table:table-cell table:style-name="Default" office:value-type="string" calcext:value-type="string">
            <text:p>It isn't often that a bird is willing to sit for a photo shoot as long as this guy did. He even added in a few extra poses for us to make things more interesting.</text:p>
          </table:table-cell>
          <table:table-cell table:style-name="Default" office:value-type="string" calcext:value-type="string">
            <text:p>Adrian, Adrian O Brien, Adrian O' Brien, Adrian O'Brien, Animals, Bird, Birds, Brien, Ecuador, Galapagos, O' Brien, O'Brien, OBrien, Predator, Wildlife chasing, chasing, chasing wildlife, chasingwildlife, nature, wildlifechasing</text:p>
          </table:table-cell>
          <table:table-cell table:style-name="ce12" office:value-type="string" calcext:value-type="string">
            <text:p>13/11/2013 21:19:06</text:p>
          </table:table-cell>
          <table:table-cell table:style-name="Default" office:value-type="string" calcext:value-type="string">
            <text:p>4896 x 3264</text:p>
          </table:table-cell>
          <table:table-cell table:formula="of:=LEFT([.G71];4)" office:value-type="string" office:string-value="4896" calcext:value-type="string">
            <text:p>4896</text:p>
          </table:table-cell>
          <table:table-cell table:formula="of:=RIGHT([.G71];4)" office:value-type="string" office:string-value="3264" calcext:value-type="string">
            <text:p>3264</text:p>
          </table:table-cell>
          <table:table-cell table:style-name="ce6" table:formula="of:=IF([.I71]/[.H71]&gt;1;[.H71]/[.I71];[.I71]/[.H71])" office:value-type="float" office:value="0.666666666666667" calcext:value-type="float">
            <text:p>0.667</text:p>
          </table:table-cell>
          <table:table-cell table:style-name="ce7" office:value-type="float" office:value="8" calcext:value-type="float">
            <text:p>8</text:p>
          </table:table-cell>
          <table:table-cell table:style-name="ce7" table:formula="of:=ROUND([.K71]/[.$J71]; 0)" office:value-type="float" office:value="12" calcext:value-type="float">
            <text:p>12</text:p>
          </table:table-cell>
          <table:table-cell table:style-name="ce7" table:formula="of:=ROUND([.K71]*2.54; 0)" office:value-type="float" office:value="20" calcext:value-type="float">
            <text:p>20</text:p>
          </table:table-cell>
          <table:table-cell table:style-name="ce7" table:formula="of:=ROUND([.L71]*2.54;0)" office:value-type="float" office:value="30" calcext:value-type="float">
            <text:p>30</text:p>
          </table:table-cell>
          <table:table-cell table:style-name="ce7" table:formula="of:=IF([.$I71]&lt;[.$H71]; [.$I71]/[.K71]; [.$H71]/[.K71])" office:value-type="float" office:value="408" calcext:value-type="float">
            <text:p>408</text:p>
          </table:table-cell>
          <table:table-cell table:style-name="ce7" table:formula="of:=IF([.O71]&gt;250; 1; 0)" office:value-type="float" office:value="1" calcext:value-type="float">
            <text:p>1</text:p>
          </table:table-cell>
          <table:table-cell table:style-name="ce7" table:formula="of:=IF([.P71]=1;COM.MICROSOFT.CONCAT([.K71];&quot; x &quot;;[.L71];&quot; inches, &quot;;[.M71];&quot; x &quot;;[.N7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71]/[.$J71]; 0)" office:value-type="float" office:value="18" calcext:value-type="float">
            <text:p>18</text:p>
          </table:table-cell>
          <table:table-cell table:style-name="ce7" table:formula="of:=ROUND([.R71]*2.54; 0)" office:value-type="float" office:value="30" calcext:value-type="float">
            <text:p>30</text:p>
          </table:table-cell>
          <table:table-cell table:style-name="ce7" table:formula="of:=ROUND([.S71]*2.54;0)" office:value-type="float" office:value="46" calcext:value-type="float">
            <text:p>46</text:p>
          </table:table-cell>
          <table:table-cell table:style-name="ce7" table:formula="of:=IF([.$I71]&lt;[.$H71]; [.$I71]/[.R71]; [.$H71]/[.R71])" office:value-type="float" office:value="272" calcext:value-type="float">
            <text:p>272</text:p>
          </table:table-cell>
          <table:table-cell table:style-name="ce7" table:formula="of:=IF([.V71]&gt;150; 1; 0)" office:value-type="float" office:value="1" calcext:value-type="float">
            <text:p>1</text:p>
          </table:table-cell>
          <table:table-cell table:style-name="ce7" table:formula="of:=IF([.W71]=1;COM.MICROSOFT.CONCAT([.R71];&quot; x &quot;;[.S71];&quot; inches, &quot;;[.T71];&quot; x &quot;;[.U7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71]/[.$J71]; 0)" office:value-type="float" office:value="24" calcext:value-type="float">
            <text:p>24</text:p>
          </table:table-cell>
          <table:table-cell table:style-name="ce7" table:formula="of:=ROUND([.Y71]*2.54; 0)" office:value-type="float" office:value="41" calcext:value-type="float">
            <text:p>41</text:p>
          </table:table-cell>
          <table:table-cell table:style-name="ce7" table:formula="of:=ROUND([.Z71]*2.54;0)" office:value-type="float" office:value="61" calcext:value-type="float">
            <text:p>61</text:p>
          </table:table-cell>
          <table:table-cell table:style-name="ce7" table:formula="of:=IF([.$I71]&lt;[.$H71]; [.$I71]/[.Y71]; [.$H71]/[.Y71])" office:value-type="float" office:value="204" calcext:value-type="float">
            <text:p>204</text:p>
          </table:table-cell>
          <table:table-cell table:style-name="ce7" table:formula="of:=IF([.AC71]&gt;120; 1; 0)" office:value-type="float" office:value="1" calcext:value-type="float">
            <text:p>1</text:p>
          </table:table-cell>
          <table:table-cell table:style-name="ce7" table:formula="of:=IF([.AD71]=1;COM.MICROSOFT.CONCAT([.Y71];&quot; x &quot;;[.Z71];&quot; inches, &quot;;[.AA71];&quot; x &quot;;[.AB7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71]/[.$J71]; 0)" office:value-type="float" office:value="30" calcext:value-type="float">
            <text:p>30</text:p>
          </table:table-cell>
          <table:table-cell table:style-name="ce7" table:formula="of:=ROUND([.AF71]*2.54; 0)" office:value-type="float" office:value="51" calcext:value-type="float">
            <text:p>51</text:p>
          </table:table-cell>
          <table:table-cell table:style-name="ce7" table:formula="of:=ROUND([.AG71]*2.54;0)" office:value-type="float" office:value="76" calcext:value-type="float">
            <text:p>76</text:p>
          </table:table-cell>
          <table:table-cell table:style-name="ce7" table:formula="of:=IF([.$I71]&lt;[.$H71]; [.$I71]/[.AF71]; [.$H71]/[.AF71])" office:value-type="float" office:value="163.2" calcext:value-type="float">
            <text:p>163</text:p>
          </table:table-cell>
          <table:table-cell table:style-name="ce7" table:formula="of:=IF([.AJ71]&gt;100; 1; 0)" office:value-type="float" office:value="1" calcext:value-type="float">
            <text:p>1</text:p>
          </table:table-cell>
          <table:table-cell table:style-name="ce7" table:formula="of:=IF([.AK71]=1;COM.MICROSOFT.CONCAT([.AF71];&quot; x &quot;;[.AG71];&quot; inches, &quot;;[.AH71];&quot; x &quot;;[.AI7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71]/[.$J71]; 0)" office:value-type="float" office:value="36" calcext:value-type="float">
            <text:p>36</text:p>
          </table:table-cell>
          <table:table-cell table:style-name="ce7" table:formula="of:=ROUND([.AM71]*2.54; 0)" office:value-type="float" office:value="61" calcext:value-type="float">
            <text:p>61</text:p>
          </table:table-cell>
          <table:table-cell table:style-name="ce7" table:formula="of:=ROUND([.AN71]*2.54;0)" office:value-type="float" office:value="91" calcext:value-type="float">
            <text:p>91</text:p>
          </table:table-cell>
          <table:table-cell table:style-name="ce7" table:formula="of:=IF([.$I71]&lt;[.$H71]; [.$I71]/[.AM71]; [.$H71]/[.AM71])" office:value-type="float" office:value="136" calcext:value-type="float">
            <text:p>136</text:p>
          </table:table-cell>
          <table:table-cell table:style-name="ce7" table:formula="of:=IF([.AQ71]&gt;90; 1; 0)" office:value-type="float" office:value="1" calcext:value-type="float">
            <text:p>1</text:p>
          </table:table-cell>
          <table:table-cell table:style-name="ce7" table:formula="of:=IF([.AR71]=1;COM.MICROSOFT.CONCAT([.AM71];&quot; x &quot;;[.AN71];&quot; inches, &quot;;[.AO71];&quot; x &quot;;[.AP71];&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71]/[.$J71]; 0)" office:value-type="float" office:value="12" calcext:value-type="float">
            <text:p>12</text:p>
          </table:table-cell>
          <table:table-cell table:style-name="ce7" table:formula="of:=ROUND([.AT71]*2.54; 0)" office:value-type="float" office:value="20" calcext:value-type="float">
            <text:p>20</text:p>
          </table:table-cell>
          <table:table-cell table:style-name="ce7" table:formula="of:=ROUND([.AU71]*2.54;0)" office:value-type="float" office:value="30" calcext:value-type="float">
            <text:p>30</text:p>
          </table:table-cell>
          <table:table-cell table:style-name="ce7" table:formula="of:=IF([.$I71]&lt;[.$H71]; [.$I71]/[.AT71]; [.$H71]/[.AT71])" office:value-type="float" office:value="408" calcext:value-type="float">
            <text:p>408</text:p>
          </table:table-cell>
          <table:table-cell table:style-name="ce7" table:formula="of:=IF([.AX71]&gt;280; 1; 0)" office:value-type="float" office:value="1" calcext:value-type="float">
            <text:p>1</text:p>
          </table:table-cell>
          <table:table-cell table:style-name="ce7" table:formula="of:=IF([.AY71]=1;COM.MICROSOFT.CONCAT([.AT71];&quot; x &quot;;[.AU71];&quot; inches, &quot;;[.AV71];&quot; x &quot;;[.AW7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71]/[.$J71]; 0)" office:value-type="float" office:value="18" calcext:value-type="float">
            <text:p>18</text:p>
          </table:table-cell>
          <table:table-cell table:style-name="ce7" table:formula="of:=ROUND([.BA71]*2.54; 0)" office:value-type="float" office:value="30" calcext:value-type="float">
            <text:p>30</text:p>
          </table:table-cell>
          <table:table-cell table:style-name="ce7" table:formula="of:=ROUND([.BB71]*2.54;0)" office:value-type="float" office:value="46" calcext:value-type="float">
            <text:p>46</text:p>
          </table:table-cell>
          <table:table-cell table:style-name="ce7" table:formula="of:=IF([.$I71]&lt;[.$H71]; [.$I71]/[.BA71]; [.$H71]/[.BA71])" office:value-type="float" office:value="272" calcext:value-type="float">
            <text:p>272</text:p>
          </table:table-cell>
          <table:table-cell table:style-name="ce7" table:formula="of:=IF([.BE71]&gt;180; 1; 0)" office:value-type="float" office:value="1" calcext:value-type="float">
            <text:p>1</text:p>
          </table:table-cell>
          <table:table-cell table:style-name="ce7" table:formula="of:=IF([.BF71]=1;COM.MICROSOFT.CONCAT([.BA71];&quot; x &quot;;[.BB71];&quot; inches, &quot;;[.BC71];&quot; x &quot;;[.BD7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71]/[.$J71]; 0)" office:value-type="float" office:value="24" calcext:value-type="float">
            <text:p>24</text:p>
          </table:table-cell>
          <table:table-cell table:style-name="ce7" table:formula="of:=ROUND([.BH71]*2.54; 0)" office:value-type="float" office:value="41" calcext:value-type="float">
            <text:p>41</text:p>
          </table:table-cell>
          <table:table-cell table:style-name="ce7" table:formula="of:=ROUND([.BI71]*2.54;0)" office:value-type="float" office:value="61" calcext:value-type="float">
            <text:p>61</text:p>
          </table:table-cell>
          <table:table-cell table:style-name="ce7" table:formula="of:=IF([.$I71]&lt;[.$H71]; [.$I71]/[.BH71]; [.$H71]/[.BH71])" office:value-type="float" office:value="204" calcext:value-type="float">
            <text:p>204</text:p>
          </table:table-cell>
          <table:table-cell table:style-name="ce7" table:formula="of:=IF([.BL71]&gt;150; 1; 0)" office:value-type="float" office:value="1" calcext:value-type="float">
            <text:p>1</text:p>
          </table:table-cell>
          <table:table-cell table:style-name="ce7" table:formula="of:=IF([.BM71]=1;COM.MICROSOFT.CONCAT([.BH71];&quot; x &quot;;[.BI71];&quot; inches, &quot;;[.BJ71];&quot; x &quot;;[.BK7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71]/[.$J71]; 0)" office:value-type="float" office:value="30" calcext:value-type="float">
            <text:p>30</text:p>
          </table:table-cell>
          <table:table-cell table:style-name="ce7" table:formula="of:=ROUND([.BO71]*2.54; 0)" office:value-type="float" office:value="51" calcext:value-type="float">
            <text:p>51</text:p>
          </table:table-cell>
          <table:table-cell table:style-name="ce7" table:formula="of:=ROUND([.BP71]*2.54;0)" office:value-type="float" office:value="76" calcext:value-type="float">
            <text:p>76</text:p>
          </table:table-cell>
          <table:table-cell table:style-name="ce7" table:formula="of:=IF([.$I71]&lt;[.$H71]; [.$I71]/[.BO71]; [.$H71]/[.BO71])" office:value-type="float" office:value="163.2" calcext:value-type="float">
            <text:p>163</text:p>
          </table:table-cell>
          <table:table-cell table:style-name="ce7" table:formula="of:=IF([.BS71]&gt;125; 1; 0)" office:value-type="float" office:value="1" calcext:value-type="float">
            <text:p>1</text:p>
          </table:table-cell>
          <table:table-cell table:style-name="ce7" table:formula="of:=IF([.BT71]=1;COM.MICROSOFT.CONCAT([.BO71];&quot; x &quot;;[.BP71];&quot; inches, &quot;;[.BQ71];&quot; x &quot;;[.BR7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71]/[.$J71]; 0)" office:value-type="float" office:value="36" calcext:value-type="float">
            <text:p>36</text:p>
          </table:table-cell>
          <table:table-cell table:style-name="ce7" table:formula="of:=ROUND([.BV71]*2.54; 0)" office:value-type="float" office:value="61" calcext:value-type="float">
            <text:p>61</text:p>
          </table:table-cell>
          <table:table-cell table:style-name="ce7" table:formula="of:=ROUND([.BW71]*2.54;0)" office:value-type="float" office:value="91" calcext:value-type="float">
            <text:p>91</text:p>
          </table:table-cell>
          <table:table-cell table:style-name="ce7" table:formula="of:=IF([.$I71]&lt;[.$H71]; [.$I71]/[.BV71]; [.$H71]/[.BV71])" office:value-type="float" office:value="136" calcext:value-type="float">
            <text:p>136</text:p>
          </table:table-cell>
          <table:table-cell table:style-name="ce7" table:formula="of:=IF([.BZ71]&gt;110; 1; 0)" office:value-type="float" office:value="1" calcext:value-type="float">
            <text:p>1</text:p>
          </table:table-cell>
          <table:table-cell table:style-name="ce7" table:formula="of:=IF([.CA71]=1;COM.MICROSOFT.CONCAT([.BV71];&quot; x &quot;;[.BW71];&quot; inches, &quot;;[.BX71];&quot; x &quot;;[.BY71];&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71" calcext:value-type="float">
            <text:p>71</text:p>
          </table:table-cell>
          <table:table-cell table:formula="of:=COM.MICROSOFT.CONCAT(&quot;PrintGalleryImage-&quot;;[.A72];&quot;.jpg&quot;)" office:value-type="string" office:string-value="PrintGalleryImage-71.jpg" calcext:value-type="string">
            <text:p>PrintGalleryImage-71.jpg</text:p>
          </table:table-cell>
          <table:table-cell table:style-name="Default" office:value-type="string" calcext:value-type="string">
            <text:p>Young Blue Footed Booby</text:p>
          </table:table-cell>
          <table:table-cell table:style-name="Default" office:value-type="string" calcext:value-type="string">
            <text:p>Blue footed boobies are one of the iconic species of the Galapagos. I was lucky enough to be there during the 'springtime' when there were numerous young.</text:p>
          </table:table-cell>
          <table:table-cell table:style-name="Default" office:value-type="string" calcext:value-type="string">
            <text:p>Adrian, Adrian O Brien, Adrian O' Brien, Adrian O'Brien, Animals, Bird, Birds, Brien, Ecuador, Galapagos, O' Brien, O'Brien, OBrien, Wildlife chasing, chasing, chasing wildlife, chasingwildlife, nature, wildlifechasing</text:p>
          </table:table-cell>
          <table:table-cell table:style-name="ce12" office:value-type="string" calcext:value-type="string">
            <text:p>14/11/2013 03:38:55</text:p>
          </table:table-cell>
          <table:table-cell table:style-name="Default" office:value-type="string" calcext:value-type="string">
            <text:p>4896 x 3264</text:p>
          </table:table-cell>
          <table:table-cell table:formula="of:=LEFT([.G72];4)" office:value-type="string" office:string-value="4896" calcext:value-type="string">
            <text:p>4896</text:p>
          </table:table-cell>
          <table:table-cell table:formula="of:=RIGHT([.G72];4)" office:value-type="string" office:string-value="3264" calcext:value-type="string">
            <text:p>3264</text:p>
          </table:table-cell>
          <table:table-cell table:style-name="ce6" table:formula="of:=IF([.I72]/[.H72]&gt;1;[.H72]/[.I72];[.I72]/[.H72])" office:value-type="float" office:value="0.666666666666667" calcext:value-type="float">
            <text:p>0.667</text:p>
          </table:table-cell>
          <table:table-cell table:style-name="ce7" office:value-type="float" office:value="8" calcext:value-type="float">
            <text:p>8</text:p>
          </table:table-cell>
          <table:table-cell table:style-name="ce7" table:formula="of:=ROUND([.K72]/[.$J72]; 0)" office:value-type="float" office:value="12" calcext:value-type="float">
            <text:p>12</text:p>
          </table:table-cell>
          <table:table-cell table:style-name="ce7" table:formula="of:=ROUND([.K72]*2.54; 0)" office:value-type="float" office:value="20" calcext:value-type="float">
            <text:p>20</text:p>
          </table:table-cell>
          <table:table-cell table:style-name="ce7" table:formula="of:=ROUND([.L72]*2.54;0)" office:value-type="float" office:value="30" calcext:value-type="float">
            <text:p>30</text:p>
          </table:table-cell>
          <table:table-cell table:style-name="ce7" table:formula="of:=IF([.$I72]&lt;[.$H72]; [.$I72]/[.K72]; [.$H72]/[.K72])" office:value-type="float" office:value="408" calcext:value-type="float">
            <text:p>408</text:p>
          </table:table-cell>
          <table:table-cell table:style-name="ce7" table:formula="of:=IF([.O72]&gt;250; 1; 0)" office:value-type="float" office:value="1" calcext:value-type="float">
            <text:p>1</text:p>
          </table:table-cell>
          <table:table-cell table:style-name="ce7" table:formula="of:=IF([.P72]=1;COM.MICROSOFT.CONCAT([.K72];&quot; x &quot;;[.L72];&quot; inches, &quot;;[.M72];&quot; x &quot;;[.N7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72]/[.$J72]; 0)" office:value-type="float" office:value="18" calcext:value-type="float">
            <text:p>18</text:p>
          </table:table-cell>
          <table:table-cell table:style-name="ce7" table:formula="of:=ROUND([.R72]*2.54; 0)" office:value-type="float" office:value="30" calcext:value-type="float">
            <text:p>30</text:p>
          </table:table-cell>
          <table:table-cell table:style-name="ce7" table:formula="of:=ROUND([.S72]*2.54;0)" office:value-type="float" office:value="46" calcext:value-type="float">
            <text:p>46</text:p>
          </table:table-cell>
          <table:table-cell table:style-name="ce7" table:formula="of:=IF([.$I72]&lt;[.$H72]; [.$I72]/[.R72]; [.$H72]/[.R72])" office:value-type="float" office:value="272" calcext:value-type="float">
            <text:p>272</text:p>
          </table:table-cell>
          <table:table-cell table:style-name="ce7" table:formula="of:=IF([.V72]&gt;150; 1; 0)" office:value-type="float" office:value="1" calcext:value-type="float">
            <text:p>1</text:p>
          </table:table-cell>
          <table:table-cell table:style-name="ce7" table:formula="of:=IF([.W72]=1;COM.MICROSOFT.CONCAT([.R72];&quot; x &quot;;[.S72];&quot; inches, &quot;;[.T72];&quot; x &quot;;[.U7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72]/[.$J72]; 0)" office:value-type="float" office:value="24" calcext:value-type="float">
            <text:p>24</text:p>
          </table:table-cell>
          <table:table-cell table:style-name="ce7" table:formula="of:=ROUND([.Y72]*2.54; 0)" office:value-type="float" office:value="41" calcext:value-type="float">
            <text:p>41</text:p>
          </table:table-cell>
          <table:table-cell table:style-name="ce7" table:formula="of:=ROUND([.Z72]*2.54;0)" office:value-type="float" office:value="61" calcext:value-type="float">
            <text:p>61</text:p>
          </table:table-cell>
          <table:table-cell table:style-name="ce7" table:formula="of:=IF([.$I72]&lt;[.$H72]; [.$I72]/[.Y72]; [.$H72]/[.Y72])" office:value-type="float" office:value="204" calcext:value-type="float">
            <text:p>204</text:p>
          </table:table-cell>
          <table:table-cell table:style-name="ce7" table:formula="of:=IF([.AC72]&gt;120; 1; 0)" office:value-type="float" office:value="1" calcext:value-type="float">
            <text:p>1</text:p>
          </table:table-cell>
          <table:table-cell table:style-name="ce7" table:formula="of:=IF([.AD72]=1;COM.MICROSOFT.CONCAT([.Y72];&quot; x &quot;;[.Z72];&quot; inches, &quot;;[.AA72];&quot; x &quot;;[.AB7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72]/[.$J72]; 0)" office:value-type="float" office:value="30" calcext:value-type="float">
            <text:p>30</text:p>
          </table:table-cell>
          <table:table-cell table:style-name="ce7" table:formula="of:=ROUND([.AF72]*2.54; 0)" office:value-type="float" office:value="51" calcext:value-type="float">
            <text:p>51</text:p>
          </table:table-cell>
          <table:table-cell table:style-name="ce7" table:formula="of:=ROUND([.AG72]*2.54;0)" office:value-type="float" office:value="76" calcext:value-type="float">
            <text:p>76</text:p>
          </table:table-cell>
          <table:table-cell table:style-name="ce7" table:formula="of:=IF([.$I72]&lt;[.$H72]; [.$I72]/[.AF72]; [.$H72]/[.AF72])" office:value-type="float" office:value="163.2" calcext:value-type="float">
            <text:p>163</text:p>
          </table:table-cell>
          <table:table-cell table:style-name="ce7" table:formula="of:=IF([.AJ72]&gt;100; 1; 0)" office:value-type="float" office:value="1" calcext:value-type="float">
            <text:p>1</text:p>
          </table:table-cell>
          <table:table-cell table:style-name="ce7" table:formula="of:=IF([.AK72]=1;COM.MICROSOFT.CONCAT([.AF72];&quot; x &quot;;[.AG72];&quot; inches, &quot;;[.AH72];&quot; x &quot;;[.AI7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72]/[.$J72]; 0)" office:value-type="float" office:value="36" calcext:value-type="float">
            <text:p>36</text:p>
          </table:table-cell>
          <table:table-cell table:style-name="ce7" table:formula="of:=ROUND([.AM72]*2.54; 0)" office:value-type="float" office:value="61" calcext:value-type="float">
            <text:p>61</text:p>
          </table:table-cell>
          <table:table-cell table:style-name="ce7" table:formula="of:=ROUND([.AN72]*2.54;0)" office:value-type="float" office:value="91" calcext:value-type="float">
            <text:p>91</text:p>
          </table:table-cell>
          <table:table-cell table:style-name="ce7" table:formula="of:=IF([.$I72]&lt;[.$H72]; [.$I72]/[.AM72]; [.$H72]/[.AM72])" office:value-type="float" office:value="136" calcext:value-type="float">
            <text:p>136</text:p>
          </table:table-cell>
          <table:table-cell table:style-name="ce7" table:formula="of:=IF([.AQ72]&gt;90; 1; 0)" office:value-type="float" office:value="1" calcext:value-type="float">
            <text:p>1</text:p>
          </table:table-cell>
          <table:table-cell table:style-name="ce7" table:formula="of:=IF([.AR72]=1;COM.MICROSOFT.CONCAT([.AM72];&quot; x &quot;;[.AN72];&quot; inches, &quot;;[.AO72];&quot; x &quot;;[.AP72];&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72]/[.$J72]; 0)" office:value-type="float" office:value="12" calcext:value-type="float">
            <text:p>12</text:p>
          </table:table-cell>
          <table:table-cell table:style-name="ce7" table:formula="of:=ROUND([.AT72]*2.54; 0)" office:value-type="float" office:value="20" calcext:value-type="float">
            <text:p>20</text:p>
          </table:table-cell>
          <table:table-cell table:style-name="ce7" table:formula="of:=ROUND([.AU72]*2.54;0)" office:value-type="float" office:value="30" calcext:value-type="float">
            <text:p>30</text:p>
          </table:table-cell>
          <table:table-cell table:style-name="ce7" table:formula="of:=IF([.$I72]&lt;[.$H72]; [.$I72]/[.AT72]; [.$H72]/[.AT72])" office:value-type="float" office:value="408" calcext:value-type="float">
            <text:p>408</text:p>
          </table:table-cell>
          <table:table-cell table:style-name="ce7" table:formula="of:=IF([.AX72]&gt;280; 1; 0)" office:value-type="float" office:value="1" calcext:value-type="float">
            <text:p>1</text:p>
          </table:table-cell>
          <table:table-cell table:style-name="ce7" table:formula="of:=IF([.AY72]=1;COM.MICROSOFT.CONCAT([.AT72];&quot; x &quot;;[.AU72];&quot; inches, &quot;;[.AV72];&quot; x &quot;;[.AW7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72]/[.$J72]; 0)" office:value-type="float" office:value="18" calcext:value-type="float">
            <text:p>18</text:p>
          </table:table-cell>
          <table:table-cell table:style-name="ce7" table:formula="of:=ROUND([.BA72]*2.54; 0)" office:value-type="float" office:value="30" calcext:value-type="float">
            <text:p>30</text:p>
          </table:table-cell>
          <table:table-cell table:style-name="ce7" table:formula="of:=ROUND([.BB72]*2.54;0)" office:value-type="float" office:value="46" calcext:value-type="float">
            <text:p>46</text:p>
          </table:table-cell>
          <table:table-cell table:style-name="ce7" table:formula="of:=IF([.$I72]&lt;[.$H72]; [.$I72]/[.BA72]; [.$H72]/[.BA72])" office:value-type="float" office:value="272" calcext:value-type="float">
            <text:p>272</text:p>
          </table:table-cell>
          <table:table-cell table:style-name="ce7" table:formula="of:=IF([.BE72]&gt;180; 1; 0)" office:value-type="float" office:value="1" calcext:value-type="float">
            <text:p>1</text:p>
          </table:table-cell>
          <table:table-cell table:style-name="ce7" table:formula="of:=IF([.BF72]=1;COM.MICROSOFT.CONCAT([.BA72];&quot; x &quot;;[.BB72];&quot; inches, &quot;;[.BC72];&quot; x &quot;;[.BD7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72]/[.$J72]; 0)" office:value-type="float" office:value="24" calcext:value-type="float">
            <text:p>24</text:p>
          </table:table-cell>
          <table:table-cell table:style-name="ce7" table:formula="of:=ROUND([.BH72]*2.54; 0)" office:value-type="float" office:value="41" calcext:value-type="float">
            <text:p>41</text:p>
          </table:table-cell>
          <table:table-cell table:style-name="ce7" table:formula="of:=ROUND([.BI72]*2.54;0)" office:value-type="float" office:value="61" calcext:value-type="float">
            <text:p>61</text:p>
          </table:table-cell>
          <table:table-cell table:style-name="ce7" table:formula="of:=IF([.$I72]&lt;[.$H72]; [.$I72]/[.BH72]; [.$H72]/[.BH72])" office:value-type="float" office:value="204" calcext:value-type="float">
            <text:p>204</text:p>
          </table:table-cell>
          <table:table-cell table:style-name="ce7" table:formula="of:=IF([.BL72]&gt;150; 1; 0)" office:value-type="float" office:value="1" calcext:value-type="float">
            <text:p>1</text:p>
          </table:table-cell>
          <table:table-cell table:style-name="ce7" table:formula="of:=IF([.BM72]=1;COM.MICROSOFT.CONCAT([.BH72];&quot; x &quot;;[.BI72];&quot; inches, &quot;;[.BJ72];&quot; x &quot;;[.BK7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72]/[.$J72]; 0)" office:value-type="float" office:value="30" calcext:value-type="float">
            <text:p>30</text:p>
          </table:table-cell>
          <table:table-cell table:style-name="ce7" table:formula="of:=ROUND([.BO72]*2.54; 0)" office:value-type="float" office:value="51" calcext:value-type="float">
            <text:p>51</text:p>
          </table:table-cell>
          <table:table-cell table:style-name="ce7" table:formula="of:=ROUND([.BP72]*2.54;0)" office:value-type="float" office:value="76" calcext:value-type="float">
            <text:p>76</text:p>
          </table:table-cell>
          <table:table-cell table:style-name="ce7" table:formula="of:=IF([.$I72]&lt;[.$H72]; [.$I72]/[.BO72]; [.$H72]/[.BO72])" office:value-type="float" office:value="163.2" calcext:value-type="float">
            <text:p>163</text:p>
          </table:table-cell>
          <table:table-cell table:style-name="ce7" table:formula="of:=IF([.BS72]&gt;125; 1; 0)" office:value-type="float" office:value="1" calcext:value-type="float">
            <text:p>1</text:p>
          </table:table-cell>
          <table:table-cell table:style-name="ce7" table:formula="of:=IF([.BT72]=1;COM.MICROSOFT.CONCAT([.BO72];&quot; x &quot;;[.BP72];&quot; inches, &quot;;[.BQ72];&quot; x &quot;;[.BR7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72]/[.$J72]; 0)" office:value-type="float" office:value="36" calcext:value-type="float">
            <text:p>36</text:p>
          </table:table-cell>
          <table:table-cell table:style-name="ce7" table:formula="of:=ROUND([.BV72]*2.54; 0)" office:value-type="float" office:value="61" calcext:value-type="float">
            <text:p>61</text:p>
          </table:table-cell>
          <table:table-cell table:style-name="ce7" table:formula="of:=ROUND([.BW72]*2.54;0)" office:value-type="float" office:value="91" calcext:value-type="float">
            <text:p>91</text:p>
          </table:table-cell>
          <table:table-cell table:style-name="ce7" table:formula="of:=IF([.$I72]&lt;[.$H72]; [.$I72]/[.BV72]; [.$H72]/[.BV72])" office:value-type="float" office:value="136" calcext:value-type="float">
            <text:p>136</text:p>
          </table:table-cell>
          <table:table-cell table:style-name="ce7" table:formula="of:=IF([.BZ72]&gt;110; 1; 0)" office:value-type="float" office:value="1" calcext:value-type="float">
            <text:p>1</text:p>
          </table:table-cell>
          <table:table-cell table:style-name="ce7" table:formula="of:=IF([.CA72]=1;COM.MICROSOFT.CONCAT([.BV72];&quot; x &quot;;[.BW72];&quot; inches, &quot;;[.BX72];&quot; x &quot;;[.BY72];&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72" calcext:value-type="float">
            <text:p>72</text:p>
          </table:table-cell>
          <table:table-cell table:formula="of:=COM.MICROSOFT.CONCAT(&quot;PrintGalleryImage-&quot;;[.A73];&quot;.jpg&quot;)" office:value-type="string" office:string-value="PrintGalleryImage-72.jpg" calcext:value-type="string">
            <text:p>PrintGalleryImage-72.jpg</text:p>
          </table:table-cell>
          <table:table-cell table:style-name="Default" office:value-type="string" calcext:value-type="string">
            <text:p>Blue Footed Booby Chick</text:p>
          </table:table-cell>
          <table:table-cell table:style-name="Default" office:value-type="string" calcext:value-type="string">
            <text:p>In November the chicks of the blue-footed-booby are wandering around outside their nests for the first time. Sometimes it is hard to keep your distance from them as they get interested in the people taking photos of them.</text:p>
          </table:table-cell>
          <table:table-cell table:style-name="Default" office:value-type="string" calcext:value-type="string">
            <text:p>Adrian, Adrian O Brien, Adrian O' Brien, Adrian O'Brien, Animals, Bird, Birds, Brien, Ecuador, Galapagos, O' Brien, O'Brien, OBrien, Wildlife chasing, chasing, chasing wildlife, chasingwildlife, nature, wildlifechasing</text:p>
          </table:table-cell>
          <table:table-cell table:style-name="ce12" office:value-type="string" calcext:value-type="string">
            <text:p>14/11/2013 03:40:33</text:p>
          </table:table-cell>
          <table:table-cell table:style-name="Default" office:value-type="string" calcext:value-type="string">
            <text:p>4199 x 2800</text:p>
          </table:table-cell>
          <table:table-cell table:formula="of:=LEFT([.G73];4)" office:value-type="string" office:string-value="4199" calcext:value-type="string">
            <text:p>4199</text:p>
          </table:table-cell>
          <table:table-cell table:formula="of:=RIGHT([.G73];4)" office:value-type="string" office:string-value="2800" calcext:value-type="string">
            <text:p>2800</text:p>
          </table:table-cell>
          <table:table-cell table:style-name="ce6" table:formula="of:=IF([.I73]/[.H73]&gt;1;[.H73]/[.I73];[.I73]/[.H73])" office:value-type="float" office:value="0.666825434627292" calcext:value-type="float">
            <text:p>0.667</text:p>
          </table:table-cell>
          <table:table-cell table:style-name="ce7" office:value-type="float" office:value="8" calcext:value-type="float">
            <text:p>8</text:p>
          </table:table-cell>
          <table:table-cell table:style-name="ce7" table:formula="of:=ROUND([.K73]/[.$J73]; 0)" office:value-type="float" office:value="12" calcext:value-type="float">
            <text:p>12</text:p>
          </table:table-cell>
          <table:table-cell table:style-name="ce7" table:formula="of:=ROUND([.K73]*2.54; 0)" office:value-type="float" office:value="20" calcext:value-type="float">
            <text:p>20</text:p>
          </table:table-cell>
          <table:table-cell table:style-name="ce7" table:formula="of:=ROUND([.L73]*2.54;0)" office:value-type="float" office:value="30" calcext:value-type="float">
            <text:p>30</text:p>
          </table:table-cell>
          <table:table-cell table:style-name="ce7" table:formula="of:=IF([.$I73]&lt;[.$H73]; [.$I73]/[.K73]; [.$H73]/[.K73])" office:value-type="float" office:value="350" calcext:value-type="float">
            <text:p>350</text:p>
          </table:table-cell>
          <table:table-cell table:style-name="ce7" table:formula="of:=IF([.O73]&gt;250; 1; 0)" office:value-type="float" office:value="1" calcext:value-type="float">
            <text:p>1</text:p>
          </table:table-cell>
          <table:table-cell table:style-name="ce7" table:formula="of:=IF([.P73]=1;COM.MICROSOFT.CONCAT([.K73];&quot; x &quot;;[.L73];&quot; inches, &quot;;[.M73];&quot; x &quot;;[.N7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73]/[.$J73]; 0)" office:value-type="float" office:value="18" calcext:value-type="float">
            <text:p>18</text:p>
          </table:table-cell>
          <table:table-cell table:style-name="ce7" table:formula="of:=ROUND([.R73]*2.54; 0)" office:value-type="float" office:value="30" calcext:value-type="float">
            <text:p>30</text:p>
          </table:table-cell>
          <table:table-cell table:style-name="ce7" table:formula="of:=ROUND([.S73]*2.54;0)" office:value-type="float" office:value="46" calcext:value-type="float">
            <text:p>46</text:p>
          </table:table-cell>
          <table:table-cell table:style-name="ce7" table:formula="of:=IF([.$I73]&lt;[.$H73]; [.$I73]/[.R73]; [.$H73]/[.R73])" office:value-type="float" office:value="233.333333333333" calcext:value-type="float">
            <text:p>233</text:p>
          </table:table-cell>
          <table:table-cell table:style-name="ce7" table:formula="of:=IF([.V73]&gt;150; 1; 0)" office:value-type="float" office:value="1" calcext:value-type="float">
            <text:p>1</text:p>
          </table:table-cell>
          <table:table-cell table:style-name="ce7" table:formula="of:=IF([.W73]=1;COM.MICROSOFT.CONCAT([.R73];&quot; x &quot;;[.S73];&quot; inches, &quot;;[.T73];&quot; x &quot;;[.U7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73]/[.$J73]; 0)" office:value-type="float" office:value="24" calcext:value-type="float">
            <text:p>24</text:p>
          </table:table-cell>
          <table:table-cell table:style-name="ce7" table:formula="of:=ROUND([.Y73]*2.54; 0)" office:value-type="float" office:value="41" calcext:value-type="float">
            <text:p>41</text:p>
          </table:table-cell>
          <table:table-cell table:style-name="ce7" table:formula="of:=ROUND([.Z73]*2.54;0)" office:value-type="float" office:value="61" calcext:value-type="float">
            <text:p>61</text:p>
          </table:table-cell>
          <table:table-cell table:style-name="ce7" table:formula="of:=IF([.$I73]&lt;[.$H73]; [.$I73]/[.Y73]; [.$H73]/[.Y73])" office:value-type="float" office:value="175" calcext:value-type="float">
            <text:p>175</text:p>
          </table:table-cell>
          <table:table-cell table:style-name="ce7" table:formula="of:=IF([.AC73]&gt;120; 1; 0)" office:value-type="float" office:value="1" calcext:value-type="float">
            <text:p>1</text:p>
          </table:table-cell>
          <table:table-cell table:style-name="ce7" table:formula="of:=IF([.AD73]=1;COM.MICROSOFT.CONCAT([.Y73];&quot; x &quot;;[.Z73];&quot; inches, &quot;;[.AA73];&quot; x &quot;;[.AB7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73]/[.$J73]; 0)" office:value-type="float" office:value="30" calcext:value-type="float">
            <text:p>30</text:p>
          </table:table-cell>
          <table:table-cell table:style-name="ce7" table:formula="of:=ROUND([.AF73]*2.54; 0)" office:value-type="float" office:value="51" calcext:value-type="float">
            <text:p>51</text:p>
          </table:table-cell>
          <table:table-cell table:style-name="ce7" table:formula="of:=ROUND([.AG73]*2.54;0)" office:value-type="float" office:value="76" calcext:value-type="float">
            <text:p>76</text:p>
          </table:table-cell>
          <table:table-cell table:style-name="ce7" table:formula="of:=IF([.$I73]&lt;[.$H73]; [.$I73]/[.AF73]; [.$H73]/[.AF73])" office:value-type="float" office:value="140" calcext:value-type="float">
            <text:p>140</text:p>
          </table:table-cell>
          <table:table-cell table:style-name="ce7" table:formula="of:=IF([.AJ73]&gt;100; 1; 0)" office:value-type="float" office:value="1" calcext:value-type="float">
            <text:p>1</text:p>
          </table:table-cell>
          <table:table-cell table:style-name="ce7" table:formula="of:=IF([.AK73]=1;COM.MICROSOFT.CONCAT([.AF73];&quot; x &quot;;[.AG73];&quot; inches, &quot;;[.AH73];&quot; x &quot;;[.AI7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73]/[.$J73]; 0)" office:value-type="float" office:value="36" calcext:value-type="float">
            <text:p>36</text:p>
          </table:table-cell>
          <table:table-cell table:style-name="ce7" table:formula="of:=ROUND([.AM73]*2.54; 0)" office:value-type="float" office:value="61" calcext:value-type="float">
            <text:p>61</text:p>
          </table:table-cell>
          <table:table-cell table:style-name="ce7" table:formula="of:=ROUND([.AN73]*2.54;0)" office:value-type="float" office:value="91" calcext:value-type="float">
            <text:p>91</text:p>
          </table:table-cell>
          <table:table-cell table:style-name="ce7" table:formula="of:=IF([.$I73]&lt;[.$H73]; [.$I73]/[.AM73]; [.$H73]/[.AM73])" office:value-type="float" office:value="116.666666666667" calcext:value-type="float">
            <text:p>117</text:p>
          </table:table-cell>
          <table:table-cell table:style-name="ce7" table:formula="of:=IF([.AQ73]&gt;90; 1; 0)" office:value-type="float" office:value="1" calcext:value-type="float">
            <text:p>1</text:p>
          </table:table-cell>
          <table:table-cell table:style-name="ce7" table:formula="of:=IF([.AR73]=1;COM.MICROSOFT.CONCAT([.AM73];&quot; x &quot;;[.AN73];&quot; inches, &quot;;[.AO73];&quot; x &quot;;[.AP73];&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73]/[.$J73]; 0)" office:value-type="float" office:value="12" calcext:value-type="float">
            <text:p>12</text:p>
          </table:table-cell>
          <table:table-cell table:style-name="ce7" table:formula="of:=ROUND([.AT73]*2.54; 0)" office:value-type="float" office:value="20" calcext:value-type="float">
            <text:p>20</text:p>
          </table:table-cell>
          <table:table-cell table:style-name="ce7" table:formula="of:=ROUND([.AU73]*2.54;0)" office:value-type="float" office:value="30" calcext:value-type="float">
            <text:p>30</text:p>
          </table:table-cell>
          <table:table-cell table:style-name="ce7" table:formula="of:=IF([.$I73]&lt;[.$H73]; [.$I73]/[.AT73]; [.$H73]/[.AT73])" office:value-type="float" office:value="350" calcext:value-type="float">
            <text:p>350</text:p>
          </table:table-cell>
          <table:table-cell table:style-name="ce7" table:formula="of:=IF([.AX73]&gt;280; 1; 0)" office:value-type="float" office:value="1" calcext:value-type="float">
            <text:p>1</text:p>
          </table:table-cell>
          <table:table-cell table:style-name="ce7" table:formula="of:=IF([.AY73]=1;COM.MICROSOFT.CONCAT([.AT73];&quot; x &quot;;[.AU73];&quot; inches, &quot;;[.AV73];&quot; x &quot;;[.AW7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73]/[.$J73]; 0)" office:value-type="float" office:value="18" calcext:value-type="float">
            <text:p>18</text:p>
          </table:table-cell>
          <table:table-cell table:style-name="ce7" table:formula="of:=ROUND([.BA73]*2.54; 0)" office:value-type="float" office:value="30" calcext:value-type="float">
            <text:p>30</text:p>
          </table:table-cell>
          <table:table-cell table:style-name="ce7" table:formula="of:=ROUND([.BB73]*2.54;0)" office:value-type="float" office:value="46" calcext:value-type="float">
            <text:p>46</text:p>
          </table:table-cell>
          <table:table-cell table:style-name="ce7" table:formula="of:=IF([.$I73]&lt;[.$H73]; [.$I73]/[.BA73]; [.$H73]/[.BA73])" office:value-type="float" office:value="233.333333333333" calcext:value-type="float">
            <text:p>233</text:p>
          </table:table-cell>
          <table:table-cell table:style-name="ce7" table:formula="of:=IF([.BE73]&gt;180; 1; 0)" office:value-type="float" office:value="1" calcext:value-type="float">
            <text:p>1</text:p>
          </table:table-cell>
          <table:table-cell table:style-name="ce7" table:formula="of:=IF([.BF73]=1;COM.MICROSOFT.CONCAT([.BA73];&quot; x &quot;;[.BB73];&quot; inches, &quot;;[.BC73];&quot; x &quot;;[.BD7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73]/[.$J73]; 0)" office:value-type="float" office:value="24" calcext:value-type="float">
            <text:p>24</text:p>
          </table:table-cell>
          <table:table-cell table:style-name="ce7" table:formula="of:=ROUND([.BH73]*2.54; 0)" office:value-type="float" office:value="41" calcext:value-type="float">
            <text:p>41</text:p>
          </table:table-cell>
          <table:table-cell table:style-name="ce7" table:formula="of:=ROUND([.BI73]*2.54;0)" office:value-type="float" office:value="61" calcext:value-type="float">
            <text:p>61</text:p>
          </table:table-cell>
          <table:table-cell table:style-name="ce7" table:formula="of:=IF([.$I73]&lt;[.$H73]; [.$I73]/[.BH73]; [.$H73]/[.BH73])" office:value-type="float" office:value="175" calcext:value-type="float">
            <text:p>175</text:p>
          </table:table-cell>
          <table:table-cell table:style-name="ce7" table:formula="of:=IF([.BL73]&gt;150; 1; 0)" office:value-type="float" office:value="1" calcext:value-type="float">
            <text:p>1</text:p>
          </table:table-cell>
          <table:table-cell table:style-name="ce7" table:formula="of:=IF([.BM73]=1;COM.MICROSOFT.CONCAT([.BH73];&quot; x &quot;;[.BI73];&quot; inches, &quot;;[.BJ73];&quot; x &quot;;[.BK7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73]/[.$J73]; 0)" office:value-type="float" office:value="30" calcext:value-type="float">
            <text:p>30</text:p>
          </table:table-cell>
          <table:table-cell table:style-name="ce7" table:formula="of:=ROUND([.BO73]*2.54; 0)" office:value-type="float" office:value="51" calcext:value-type="float">
            <text:p>51</text:p>
          </table:table-cell>
          <table:table-cell table:style-name="ce7" table:formula="of:=ROUND([.BP73]*2.54;0)" office:value-type="float" office:value="76" calcext:value-type="float">
            <text:p>76</text:p>
          </table:table-cell>
          <table:table-cell table:style-name="ce7" table:formula="of:=IF([.$I73]&lt;[.$H73]; [.$I73]/[.BO73]; [.$H73]/[.BO73])" office:value-type="float" office:value="140" calcext:value-type="float">
            <text:p>140</text:p>
          </table:table-cell>
          <table:table-cell table:style-name="ce7" table:formula="of:=IF([.BS73]&gt;125; 1; 0)" office:value-type="float" office:value="1" calcext:value-type="float">
            <text:p>1</text:p>
          </table:table-cell>
          <table:table-cell table:style-name="ce7" table:formula="of:=IF([.BT73]=1;COM.MICROSOFT.CONCAT([.BO73];&quot; x &quot;;[.BP73];&quot; inches, &quot;;[.BQ73];&quot; x &quot;;[.BR7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73]/[.$J73]; 0)" office:value-type="float" office:value="36" calcext:value-type="float">
            <text:p>36</text:p>
          </table:table-cell>
          <table:table-cell table:style-name="ce7" table:formula="of:=ROUND([.BV73]*2.54; 0)" office:value-type="float" office:value="61" calcext:value-type="float">
            <text:p>61</text:p>
          </table:table-cell>
          <table:table-cell table:style-name="ce7" table:formula="of:=ROUND([.BW73]*2.54;0)" office:value-type="float" office:value="91" calcext:value-type="float">
            <text:p>91</text:p>
          </table:table-cell>
          <table:table-cell table:style-name="ce7" table:formula="of:=IF([.$I73]&lt;[.$H73]; [.$I73]/[.BV73]; [.$H73]/[.BV73])" office:value-type="float" office:value="116.666666666667" calcext:value-type="float">
            <text:p>117</text:p>
          </table:table-cell>
          <table:table-cell table:style-name="ce7" table:formula="of:=IF([.BZ73]&gt;110; 1; 0)" office:value-type="float" office:value="1" calcext:value-type="float">
            <text:p>1</text:p>
          </table:table-cell>
          <table:table-cell table:style-name="ce7" table:formula="of:=IF([.CA73]=1;COM.MICROSOFT.CONCAT([.BV73];&quot; x &quot;;[.BW73];&quot; inches, &quot;;[.BX73];&quot; x &quot;;[.BY73];&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73" calcext:value-type="float">
            <text:p>73</text:p>
          </table:table-cell>
          <table:table-cell table:formula="of:=COM.MICROSOFT.CONCAT(&quot;PrintGalleryImage-&quot;;[.A74];&quot;.jpg&quot;)" office:value-type="string" office:string-value="PrintGalleryImage-73.jpg" calcext:value-type="string">
            <text:p>PrintGalleryImage-73.jpg</text:p>
          </table:table-cell>
          <table:table-cell table:style-name="Default" office:value-type="string" calcext:value-type="string">
            <text:p>Staring Galapagos Hawk</text:p>
          </table:table-cell>
          <table:table-cell table:style-name="Default" office:value-type="string" calcext:value-type="string">
            <text:p>The Galapagos Hawk is one of the few land basted predators on the Islands. He really has nothing to be afraid of and often can be captured down at ground level.</text:p>
          </table:table-cell>
          <table:table-cell table:style-name="Default" office:value-type="string" calcext:value-type="string">
            <text:p>Adrian, Adrian O Brien, Adrian O' Brien, Adrian O'Brien, Animals, Bird, Birds, Brien, Ecuador, Galapagos, O' Brien, O'Brien, OBrien, Predator, Wildlife chasing, chasing, chasing wildlife, chasingwildlife, nature, wildlifechasing</text:p>
          </table:table-cell>
          <table:table-cell table:style-name="ce12" office:value-type="string" calcext:value-type="string">
            <text:p>14/11/2013 04:07:06</text:p>
          </table:table-cell>
          <table:table-cell table:style-name="Default" office:value-type="string" calcext:value-type="string">
            <text:p>3762 x 2508</text:p>
          </table:table-cell>
          <table:table-cell table:formula="of:=LEFT([.G74];4)" office:value-type="string" office:string-value="3762" calcext:value-type="string">
            <text:p>3762</text:p>
          </table:table-cell>
          <table:table-cell table:formula="of:=RIGHT([.G74];4)" office:value-type="string" office:string-value="2508" calcext:value-type="string">
            <text:p>2508</text:p>
          </table:table-cell>
          <table:table-cell table:style-name="ce6" table:formula="of:=IF([.I74]/[.H74]&gt;1;[.H74]/[.I74];[.I74]/[.H74])" office:value-type="float" office:value="0.666666666666667" calcext:value-type="float">
            <text:p>0.667</text:p>
          </table:table-cell>
          <table:table-cell table:style-name="ce7" office:value-type="float" office:value="8" calcext:value-type="float">
            <text:p>8</text:p>
          </table:table-cell>
          <table:table-cell table:style-name="ce7" table:formula="of:=ROUND([.K74]/[.$J74]; 0)" office:value-type="float" office:value="12" calcext:value-type="float">
            <text:p>12</text:p>
          </table:table-cell>
          <table:table-cell table:style-name="ce7" table:formula="of:=ROUND([.K74]*2.54; 0)" office:value-type="float" office:value="20" calcext:value-type="float">
            <text:p>20</text:p>
          </table:table-cell>
          <table:table-cell table:style-name="ce7" table:formula="of:=ROUND([.L74]*2.54;0)" office:value-type="float" office:value="30" calcext:value-type="float">
            <text:p>30</text:p>
          </table:table-cell>
          <table:table-cell table:style-name="ce7" table:formula="of:=IF([.$I74]&lt;[.$H74]; [.$I74]/[.K74]; [.$H74]/[.K74])" office:value-type="float" office:value="313.5" calcext:value-type="float">
            <text:p>314</text:p>
          </table:table-cell>
          <table:table-cell table:style-name="ce7" table:formula="of:=IF([.O74]&gt;250; 1; 0)" office:value-type="float" office:value="1" calcext:value-type="float">
            <text:p>1</text:p>
          </table:table-cell>
          <table:table-cell table:style-name="ce7" table:formula="of:=IF([.P74]=1;COM.MICROSOFT.CONCAT([.K74];&quot; x &quot;;[.L74];&quot; inches, &quot;;[.M74];&quot; x &quot;;[.N7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74]/[.$J74]; 0)" office:value-type="float" office:value="18" calcext:value-type="float">
            <text:p>18</text:p>
          </table:table-cell>
          <table:table-cell table:style-name="ce7" table:formula="of:=ROUND([.R74]*2.54; 0)" office:value-type="float" office:value="30" calcext:value-type="float">
            <text:p>30</text:p>
          </table:table-cell>
          <table:table-cell table:style-name="ce7" table:formula="of:=ROUND([.S74]*2.54;0)" office:value-type="float" office:value="46" calcext:value-type="float">
            <text:p>46</text:p>
          </table:table-cell>
          <table:table-cell table:style-name="ce7" table:formula="of:=IF([.$I74]&lt;[.$H74]; [.$I74]/[.R74]; [.$H74]/[.R74])" office:value-type="float" office:value="209" calcext:value-type="float">
            <text:p>209</text:p>
          </table:table-cell>
          <table:table-cell table:style-name="ce7" table:formula="of:=IF([.V74]&gt;150; 1; 0)" office:value-type="float" office:value="1" calcext:value-type="float">
            <text:p>1</text:p>
          </table:table-cell>
          <table:table-cell table:style-name="ce7" table:formula="of:=IF([.W74]=1;COM.MICROSOFT.CONCAT([.R74];&quot; x &quot;;[.S74];&quot; inches, &quot;;[.T74];&quot; x &quot;;[.U7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74]/[.$J74]; 0)" office:value-type="float" office:value="24" calcext:value-type="float">
            <text:p>24</text:p>
          </table:table-cell>
          <table:table-cell table:style-name="ce7" table:formula="of:=ROUND([.Y74]*2.54; 0)" office:value-type="float" office:value="41" calcext:value-type="float">
            <text:p>41</text:p>
          </table:table-cell>
          <table:table-cell table:style-name="ce7" table:formula="of:=ROUND([.Z74]*2.54;0)" office:value-type="float" office:value="61" calcext:value-type="float">
            <text:p>61</text:p>
          </table:table-cell>
          <table:table-cell table:style-name="ce7" table:formula="of:=IF([.$I74]&lt;[.$H74]; [.$I74]/[.Y74]; [.$H74]/[.Y74])" office:value-type="float" office:value="156.75" calcext:value-type="float">
            <text:p>157</text:p>
          </table:table-cell>
          <table:table-cell table:style-name="ce7" table:formula="of:=IF([.AC74]&gt;120; 1; 0)" office:value-type="float" office:value="1" calcext:value-type="float">
            <text:p>1</text:p>
          </table:table-cell>
          <table:table-cell table:style-name="ce7" table:formula="of:=IF([.AD74]=1;COM.MICROSOFT.CONCAT([.Y74];&quot; x &quot;;[.Z74];&quot; inches, &quot;;[.AA74];&quot; x &quot;;[.AB7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74]/[.$J74]; 0)" office:value-type="float" office:value="30" calcext:value-type="float">
            <text:p>30</text:p>
          </table:table-cell>
          <table:table-cell table:style-name="ce7" table:formula="of:=ROUND([.AF74]*2.54; 0)" office:value-type="float" office:value="51" calcext:value-type="float">
            <text:p>51</text:p>
          </table:table-cell>
          <table:table-cell table:style-name="ce7" table:formula="of:=ROUND([.AG74]*2.54;0)" office:value-type="float" office:value="76" calcext:value-type="float">
            <text:p>76</text:p>
          </table:table-cell>
          <table:table-cell table:style-name="ce7" table:formula="of:=IF([.$I74]&lt;[.$H74]; [.$I74]/[.AF74]; [.$H74]/[.AF74])" office:value-type="float" office:value="125.4" calcext:value-type="float">
            <text:p>125</text:p>
          </table:table-cell>
          <table:table-cell table:style-name="ce7" table:formula="of:=IF([.AJ74]&gt;100; 1; 0)" office:value-type="float" office:value="1" calcext:value-type="float">
            <text:p>1</text:p>
          </table:table-cell>
          <table:table-cell table:style-name="ce7" table:formula="of:=IF([.AK74]=1;COM.MICROSOFT.CONCAT([.AF74];&quot; x &quot;;[.AG74];&quot; inches, &quot;;[.AH74];&quot; x &quot;;[.AI7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74]/[.$J74]; 0)" office:value-type="float" office:value="36" calcext:value-type="float">
            <text:p>36</text:p>
          </table:table-cell>
          <table:table-cell table:style-name="ce7" table:formula="of:=ROUND([.AM74]*2.54; 0)" office:value-type="float" office:value="61" calcext:value-type="float">
            <text:p>61</text:p>
          </table:table-cell>
          <table:table-cell table:style-name="ce7" table:formula="of:=ROUND([.AN74]*2.54;0)" office:value-type="float" office:value="91" calcext:value-type="float">
            <text:p>91</text:p>
          </table:table-cell>
          <table:table-cell table:style-name="ce7" table:formula="of:=IF([.$I74]&lt;[.$H74]; [.$I74]/[.AM74]; [.$H74]/[.AM74])" office:value-type="float" office:value="104.5" calcext:value-type="float">
            <text:p>105</text:p>
          </table:table-cell>
          <table:table-cell table:style-name="ce7" table:formula="of:=IF([.AQ74]&gt;90; 1; 0)" office:value-type="float" office:value="1" calcext:value-type="float">
            <text:p>1</text:p>
          </table:table-cell>
          <table:table-cell table:style-name="ce7" table:formula="of:=IF([.AR74]=1;COM.MICROSOFT.CONCAT([.AM74];&quot; x &quot;;[.AN74];&quot; inches, &quot;;[.AO74];&quot; x &quot;;[.AP74];&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74]/[.$J74]; 0)" office:value-type="float" office:value="12" calcext:value-type="float">
            <text:p>12</text:p>
          </table:table-cell>
          <table:table-cell table:style-name="ce7" table:formula="of:=ROUND([.AT74]*2.54; 0)" office:value-type="float" office:value="20" calcext:value-type="float">
            <text:p>20</text:p>
          </table:table-cell>
          <table:table-cell table:style-name="ce7" table:formula="of:=ROUND([.AU74]*2.54;0)" office:value-type="float" office:value="30" calcext:value-type="float">
            <text:p>30</text:p>
          </table:table-cell>
          <table:table-cell table:style-name="ce7" table:formula="of:=IF([.$I74]&lt;[.$H74]; [.$I74]/[.AT74]; [.$H74]/[.AT74])" office:value-type="float" office:value="313.5" calcext:value-type="float">
            <text:p>314</text:p>
          </table:table-cell>
          <table:table-cell table:style-name="ce7" table:formula="of:=IF([.AX74]&gt;280; 1; 0)" office:value-type="float" office:value="1" calcext:value-type="float">
            <text:p>1</text:p>
          </table:table-cell>
          <table:table-cell table:style-name="ce7" table:formula="of:=IF([.AY74]=1;COM.MICROSOFT.CONCAT([.AT74];&quot; x &quot;;[.AU74];&quot; inches, &quot;;[.AV74];&quot; x &quot;;[.AW7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74]/[.$J74]; 0)" office:value-type="float" office:value="18" calcext:value-type="float">
            <text:p>18</text:p>
          </table:table-cell>
          <table:table-cell table:style-name="ce7" table:formula="of:=ROUND([.BA74]*2.54; 0)" office:value-type="float" office:value="30" calcext:value-type="float">
            <text:p>30</text:p>
          </table:table-cell>
          <table:table-cell table:style-name="ce7" table:formula="of:=ROUND([.BB74]*2.54;0)" office:value-type="float" office:value="46" calcext:value-type="float">
            <text:p>46</text:p>
          </table:table-cell>
          <table:table-cell table:style-name="ce7" table:formula="of:=IF([.$I74]&lt;[.$H74]; [.$I74]/[.BA74]; [.$H74]/[.BA74])" office:value-type="float" office:value="209" calcext:value-type="float">
            <text:p>209</text:p>
          </table:table-cell>
          <table:table-cell table:style-name="ce7" table:formula="of:=IF([.BE74]&gt;180; 1; 0)" office:value-type="float" office:value="1" calcext:value-type="float">
            <text:p>1</text:p>
          </table:table-cell>
          <table:table-cell table:style-name="ce7" table:formula="of:=IF([.BF74]=1;COM.MICROSOFT.CONCAT([.BA74];&quot; x &quot;;[.BB74];&quot; inches, &quot;;[.BC74];&quot; x &quot;;[.BD7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74]/[.$J74]; 0)" office:value-type="float" office:value="24" calcext:value-type="float">
            <text:p>24</text:p>
          </table:table-cell>
          <table:table-cell table:style-name="ce7" table:formula="of:=ROUND([.BH74]*2.54; 0)" office:value-type="float" office:value="41" calcext:value-type="float">
            <text:p>41</text:p>
          </table:table-cell>
          <table:table-cell table:style-name="ce7" table:formula="of:=ROUND([.BI74]*2.54;0)" office:value-type="float" office:value="61" calcext:value-type="float">
            <text:p>61</text:p>
          </table:table-cell>
          <table:table-cell table:style-name="ce7" table:formula="of:=IF([.$I74]&lt;[.$H74]; [.$I74]/[.BH74]; [.$H74]/[.BH74])" office:value-type="float" office:value="156.75" calcext:value-type="float">
            <text:p>157</text:p>
          </table:table-cell>
          <table:table-cell table:style-name="ce7" table:formula="of:=IF([.BL74]&gt;150; 1; 0)" office:value-type="float" office:value="1" calcext:value-type="float">
            <text:p>1</text:p>
          </table:table-cell>
          <table:table-cell table:style-name="ce7" table:formula="of:=IF([.BM74]=1;COM.MICROSOFT.CONCAT([.BH74];&quot; x &quot;;[.BI74];&quot; inches, &quot;;[.BJ74];&quot; x &quot;;[.BK7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74]/[.$J74]; 0)" office:value-type="float" office:value="30" calcext:value-type="float">
            <text:p>30</text:p>
          </table:table-cell>
          <table:table-cell table:style-name="ce7" table:formula="of:=ROUND([.BO74]*2.54; 0)" office:value-type="float" office:value="51" calcext:value-type="float">
            <text:p>51</text:p>
          </table:table-cell>
          <table:table-cell table:style-name="ce7" table:formula="of:=ROUND([.BP74]*2.54;0)" office:value-type="float" office:value="76" calcext:value-type="float">
            <text:p>76</text:p>
          </table:table-cell>
          <table:table-cell table:style-name="ce7" table:formula="of:=IF([.$I74]&lt;[.$H74]; [.$I74]/[.BO74]; [.$H74]/[.BO74])" office:value-type="float" office:value="125.4" calcext:value-type="float">
            <text:p>125</text:p>
          </table:table-cell>
          <table:table-cell table:style-name="ce7" table:formula="of:=IF([.BS74]&gt;125; 1; 0)" office:value-type="float" office:value="1" calcext:value-type="float">
            <text:p>1</text:p>
          </table:table-cell>
          <table:table-cell table:style-name="ce7" table:formula="of:=IF([.BT74]=1;COM.MICROSOFT.CONCAT([.BO74];&quot; x &quot;;[.BP74];&quot; inches, &quot;;[.BQ74];&quot; x &quot;;[.BR7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74]/[.$J74]; 0)" office:value-type="float" office:value="36" calcext:value-type="float">
            <text:p>36</text:p>
          </table:table-cell>
          <table:table-cell table:style-name="ce7" table:formula="of:=ROUND([.BV74]*2.54; 0)" office:value-type="float" office:value="61" calcext:value-type="float">
            <text:p>61</text:p>
          </table:table-cell>
          <table:table-cell table:style-name="ce7" table:formula="of:=ROUND([.BW74]*2.54;0)" office:value-type="float" office:value="91" calcext:value-type="float">
            <text:p>91</text:p>
          </table:table-cell>
          <table:table-cell table:style-name="ce7" table:formula="of:=IF([.$I74]&lt;[.$H74]; [.$I74]/[.BV74]; [.$H74]/[.BV74])" office:value-type="float" office:value="104.5" calcext:value-type="float">
            <text:p>105</text:p>
          </table:table-cell>
          <table:table-cell table:style-name="ce7" table:formula="of:=IF([.BZ74]&gt;110; 1; 0)" office:value-type="float" office:value="0" calcext:value-type="float">
            <text:p>0</text:p>
          </table:table-cell>
          <table:table-cell table:style-name="ce7" table:formula="of:=IF([.CA74]=1;COM.MICROSOFT.CONCAT([.BV74];&quot; x &quot;;[.BW74];&quot; inches, &quot;;[.BX74];&quot; x &quot;;[.BY74];&quot; cm&quot;); &quot;&quot;)">
            <text:p/>
          </table:table-cell>
          <table:table-cell table:number-columns-repeated="2"/>
        </table:table-row>
        <table:table-row table:style-name="ro2">
          <table:table-cell office:value-type="float" office:value="74" calcext:value-type="float">
            <text:p>74</text:p>
          </table:table-cell>
          <table:table-cell table:formula="of:=COM.MICROSOFT.CONCAT(&quot;PrintGalleryImage-&quot;;[.A75];&quot;.jpg&quot;)" office:value-type="string" office:string-value="PrintGalleryImage-74.jpg" calcext:value-type="string">
            <text:p>PrintGalleryImage-74.jpg</text:p>
          </table:table-cell>
          <table:table-cell table:style-name="Default" office:value-type="string" calcext:value-type="string">
            <text:p>Aligned Blue Footed Boobies</text:p>
          </table:table-cell>
          <table:table-cell table:style-name="Default" office:value-type="string" calcext:value-type="string">
            <text:p>The iconic blue-footed boobies all lined up for me. It was rather lucky really considering I was in a RIB bouncing about in the waves, which doesn't make for easy shots.</text:p>
          </table:table-cell>
          <table:table-cell table:style-name="Default" office:value-type="string" calcext:value-type="string">
            <text:p>Adrian, Adrian O Brien, Adrian O' Brien, Adrian O'Brien, Animals, Bird, Birds, Brien, Ecuador, Galapagos, O' Brien, O'Brien, OBrien, Wildlife chasing, chasing, chasing wildlife, chasingwildlife, nature, wildlifechasing</text:p>
          </table:table-cell>
          <table:table-cell table:style-name="ce12" office:value-type="string" calcext:value-type="string">
            <text:p>15/11/2013 20:18:33</text:p>
          </table:table-cell>
          <table:table-cell table:style-name="Default" office:value-type="string" calcext:value-type="string">
            <text:p>4385 x 2923</text:p>
          </table:table-cell>
          <table:table-cell table:formula="of:=LEFT([.G75];4)" office:value-type="string" office:string-value="4385" calcext:value-type="string">
            <text:p>4385</text:p>
          </table:table-cell>
          <table:table-cell table:formula="of:=RIGHT([.G75];4)" office:value-type="string" office:string-value="2923" calcext:value-type="string">
            <text:p>2923</text:p>
          </table:table-cell>
          <table:table-cell table:style-name="ce6" table:formula="of:=IF([.I75]/[.H75]&gt;1;[.H75]/[.I75];[.I75]/[.H75])" office:value-type="float" office:value="0.666590649942987" calcext:value-type="float">
            <text:p>0.667</text:p>
          </table:table-cell>
          <table:table-cell table:style-name="ce7" office:value-type="float" office:value="8" calcext:value-type="float">
            <text:p>8</text:p>
          </table:table-cell>
          <table:table-cell table:style-name="ce7" table:formula="of:=ROUND([.K75]/[.$J75]; 0)" office:value-type="float" office:value="12" calcext:value-type="float">
            <text:p>12</text:p>
          </table:table-cell>
          <table:table-cell table:style-name="ce7" table:formula="of:=ROUND([.K75]*2.54; 0)" office:value-type="float" office:value="20" calcext:value-type="float">
            <text:p>20</text:p>
          </table:table-cell>
          <table:table-cell table:style-name="ce7" table:formula="of:=ROUND([.L75]*2.54;0)" office:value-type="float" office:value="30" calcext:value-type="float">
            <text:p>30</text:p>
          </table:table-cell>
          <table:table-cell table:style-name="ce7" table:formula="of:=IF([.$I75]&lt;[.$H75]; [.$I75]/[.K75]; [.$H75]/[.K75])" office:value-type="float" office:value="365.375" calcext:value-type="float">
            <text:p>365</text:p>
          </table:table-cell>
          <table:table-cell table:style-name="ce7" table:formula="of:=IF([.O75]&gt;250; 1; 0)" office:value-type="float" office:value="1" calcext:value-type="float">
            <text:p>1</text:p>
          </table:table-cell>
          <table:table-cell table:style-name="ce7" table:formula="of:=IF([.P75]=1;COM.MICROSOFT.CONCAT([.K75];&quot; x &quot;;[.L75];&quot; inches, &quot;;[.M75];&quot; x &quot;;[.N7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75]/[.$J75]; 0)" office:value-type="float" office:value="18" calcext:value-type="float">
            <text:p>18</text:p>
          </table:table-cell>
          <table:table-cell table:style-name="ce7" table:formula="of:=ROUND([.R75]*2.54; 0)" office:value-type="float" office:value="30" calcext:value-type="float">
            <text:p>30</text:p>
          </table:table-cell>
          <table:table-cell table:style-name="ce7" table:formula="of:=ROUND([.S75]*2.54;0)" office:value-type="float" office:value="46" calcext:value-type="float">
            <text:p>46</text:p>
          </table:table-cell>
          <table:table-cell table:style-name="ce7" table:formula="of:=IF([.$I75]&lt;[.$H75]; [.$I75]/[.R75]; [.$H75]/[.R75])" office:value-type="float" office:value="243.583333333333" calcext:value-type="float">
            <text:p>244</text:p>
          </table:table-cell>
          <table:table-cell table:style-name="ce7" table:formula="of:=IF([.V75]&gt;150; 1; 0)" office:value-type="float" office:value="1" calcext:value-type="float">
            <text:p>1</text:p>
          </table:table-cell>
          <table:table-cell table:style-name="ce7" table:formula="of:=IF([.W75]=1;COM.MICROSOFT.CONCAT([.R75];&quot; x &quot;;[.S75];&quot; inches, &quot;;[.T75];&quot; x &quot;;[.U7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75]/[.$J75]; 0)" office:value-type="float" office:value="24" calcext:value-type="float">
            <text:p>24</text:p>
          </table:table-cell>
          <table:table-cell table:style-name="ce7" table:formula="of:=ROUND([.Y75]*2.54; 0)" office:value-type="float" office:value="41" calcext:value-type="float">
            <text:p>41</text:p>
          </table:table-cell>
          <table:table-cell table:style-name="ce7" table:formula="of:=ROUND([.Z75]*2.54;0)" office:value-type="float" office:value="61" calcext:value-type="float">
            <text:p>61</text:p>
          </table:table-cell>
          <table:table-cell table:style-name="ce7" table:formula="of:=IF([.$I75]&lt;[.$H75]; [.$I75]/[.Y75]; [.$H75]/[.Y75])" office:value-type="float" office:value="182.6875" calcext:value-type="float">
            <text:p>183</text:p>
          </table:table-cell>
          <table:table-cell table:style-name="ce7" table:formula="of:=IF([.AC75]&gt;120; 1; 0)" office:value-type="float" office:value="1" calcext:value-type="float">
            <text:p>1</text:p>
          </table:table-cell>
          <table:table-cell table:style-name="ce7" table:formula="of:=IF([.AD75]=1;COM.MICROSOFT.CONCAT([.Y75];&quot; x &quot;;[.Z75];&quot; inches, &quot;;[.AA75];&quot; x &quot;;[.AB7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75]/[.$J75]; 0)" office:value-type="float" office:value="30" calcext:value-type="float">
            <text:p>30</text:p>
          </table:table-cell>
          <table:table-cell table:style-name="ce7" table:formula="of:=ROUND([.AF75]*2.54; 0)" office:value-type="float" office:value="51" calcext:value-type="float">
            <text:p>51</text:p>
          </table:table-cell>
          <table:table-cell table:style-name="ce7" table:formula="of:=ROUND([.AG75]*2.54;0)" office:value-type="float" office:value="76" calcext:value-type="float">
            <text:p>76</text:p>
          </table:table-cell>
          <table:table-cell table:style-name="ce7" table:formula="of:=IF([.$I75]&lt;[.$H75]; [.$I75]/[.AF75]; [.$H75]/[.AF75])" office:value-type="float" office:value="146.15" calcext:value-type="float">
            <text:p>146</text:p>
          </table:table-cell>
          <table:table-cell table:style-name="ce7" table:formula="of:=IF([.AJ75]&gt;100; 1; 0)" office:value-type="float" office:value="1" calcext:value-type="float">
            <text:p>1</text:p>
          </table:table-cell>
          <table:table-cell table:style-name="ce7" table:formula="of:=IF([.AK75]=1;COM.MICROSOFT.CONCAT([.AF75];&quot; x &quot;;[.AG75];&quot; inches, &quot;;[.AH75];&quot; x &quot;;[.AI7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75]/[.$J75]; 0)" office:value-type="float" office:value="36" calcext:value-type="float">
            <text:p>36</text:p>
          </table:table-cell>
          <table:table-cell table:style-name="ce7" table:formula="of:=ROUND([.AM75]*2.54; 0)" office:value-type="float" office:value="61" calcext:value-type="float">
            <text:p>61</text:p>
          </table:table-cell>
          <table:table-cell table:style-name="ce7" table:formula="of:=ROUND([.AN75]*2.54;0)" office:value-type="float" office:value="91" calcext:value-type="float">
            <text:p>91</text:p>
          </table:table-cell>
          <table:table-cell table:style-name="ce7" table:formula="of:=IF([.$I75]&lt;[.$H75]; [.$I75]/[.AM75]; [.$H75]/[.AM75])" office:value-type="float" office:value="121.791666666667" calcext:value-type="float">
            <text:p>122</text:p>
          </table:table-cell>
          <table:table-cell table:style-name="ce7" table:formula="of:=IF([.AQ75]&gt;90; 1; 0)" office:value-type="float" office:value="1" calcext:value-type="float">
            <text:p>1</text:p>
          </table:table-cell>
          <table:table-cell table:style-name="ce7" table:formula="of:=IF([.AR75]=1;COM.MICROSOFT.CONCAT([.AM75];&quot; x &quot;;[.AN75];&quot; inches, &quot;;[.AO75];&quot; x &quot;;[.AP75];&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75]/[.$J75]; 0)" office:value-type="float" office:value="12" calcext:value-type="float">
            <text:p>12</text:p>
          </table:table-cell>
          <table:table-cell table:style-name="ce7" table:formula="of:=ROUND([.AT75]*2.54; 0)" office:value-type="float" office:value="20" calcext:value-type="float">
            <text:p>20</text:p>
          </table:table-cell>
          <table:table-cell table:style-name="ce7" table:formula="of:=ROUND([.AU75]*2.54;0)" office:value-type="float" office:value="30" calcext:value-type="float">
            <text:p>30</text:p>
          </table:table-cell>
          <table:table-cell table:style-name="ce7" table:formula="of:=IF([.$I75]&lt;[.$H75]; [.$I75]/[.AT75]; [.$H75]/[.AT75])" office:value-type="float" office:value="365.375" calcext:value-type="float">
            <text:p>365</text:p>
          </table:table-cell>
          <table:table-cell table:style-name="ce7" table:formula="of:=IF([.AX75]&gt;280; 1; 0)" office:value-type="float" office:value="1" calcext:value-type="float">
            <text:p>1</text:p>
          </table:table-cell>
          <table:table-cell table:style-name="ce7" table:formula="of:=IF([.AY75]=1;COM.MICROSOFT.CONCAT([.AT75];&quot; x &quot;;[.AU75];&quot; inches, &quot;;[.AV75];&quot; x &quot;;[.AW7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75]/[.$J75]; 0)" office:value-type="float" office:value="18" calcext:value-type="float">
            <text:p>18</text:p>
          </table:table-cell>
          <table:table-cell table:style-name="ce7" table:formula="of:=ROUND([.BA75]*2.54; 0)" office:value-type="float" office:value="30" calcext:value-type="float">
            <text:p>30</text:p>
          </table:table-cell>
          <table:table-cell table:style-name="ce7" table:formula="of:=ROUND([.BB75]*2.54;0)" office:value-type="float" office:value="46" calcext:value-type="float">
            <text:p>46</text:p>
          </table:table-cell>
          <table:table-cell table:style-name="ce7" table:formula="of:=IF([.$I75]&lt;[.$H75]; [.$I75]/[.BA75]; [.$H75]/[.BA75])" office:value-type="float" office:value="243.583333333333" calcext:value-type="float">
            <text:p>244</text:p>
          </table:table-cell>
          <table:table-cell table:style-name="ce7" table:formula="of:=IF([.BE75]&gt;180; 1; 0)" office:value-type="float" office:value="1" calcext:value-type="float">
            <text:p>1</text:p>
          </table:table-cell>
          <table:table-cell table:style-name="ce7" table:formula="of:=IF([.BF75]=1;COM.MICROSOFT.CONCAT([.BA75];&quot; x &quot;;[.BB75];&quot; inches, &quot;;[.BC75];&quot; x &quot;;[.BD7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75]/[.$J75]; 0)" office:value-type="float" office:value="24" calcext:value-type="float">
            <text:p>24</text:p>
          </table:table-cell>
          <table:table-cell table:style-name="ce7" table:formula="of:=ROUND([.BH75]*2.54; 0)" office:value-type="float" office:value="41" calcext:value-type="float">
            <text:p>41</text:p>
          </table:table-cell>
          <table:table-cell table:style-name="ce7" table:formula="of:=ROUND([.BI75]*2.54;0)" office:value-type="float" office:value="61" calcext:value-type="float">
            <text:p>61</text:p>
          </table:table-cell>
          <table:table-cell table:style-name="ce7" table:formula="of:=IF([.$I75]&lt;[.$H75]; [.$I75]/[.BH75]; [.$H75]/[.BH75])" office:value-type="float" office:value="182.6875" calcext:value-type="float">
            <text:p>183</text:p>
          </table:table-cell>
          <table:table-cell table:style-name="ce7" table:formula="of:=IF([.BL75]&gt;150; 1; 0)" office:value-type="float" office:value="1" calcext:value-type="float">
            <text:p>1</text:p>
          </table:table-cell>
          <table:table-cell table:style-name="ce7" table:formula="of:=IF([.BM75]=1;COM.MICROSOFT.CONCAT([.BH75];&quot; x &quot;;[.BI75];&quot; inches, &quot;;[.BJ75];&quot; x &quot;;[.BK7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75]/[.$J75]; 0)" office:value-type="float" office:value="30" calcext:value-type="float">
            <text:p>30</text:p>
          </table:table-cell>
          <table:table-cell table:style-name="ce7" table:formula="of:=ROUND([.BO75]*2.54; 0)" office:value-type="float" office:value="51" calcext:value-type="float">
            <text:p>51</text:p>
          </table:table-cell>
          <table:table-cell table:style-name="ce7" table:formula="of:=ROUND([.BP75]*2.54;0)" office:value-type="float" office:value="76" calcext:value-type="float">
            <text:p>76</text:p>
          </table:table-cell>
          <table:table-cell table:style-name="ce7" table:formula="of:=IF([.$I75]&lt;[.$H75]; [.$I75]/[.BO75]; [.$H75]/[.BO75])" office:value-type="float" office:value="146.15" calcext:value-type="float">
            <text:p>146</text:p>
          </table:table-cell>
          <table:table-cell table:style-name="ce7" table:formula="of:=IF([.BS75]&gt;125; 1; 0)" office:value-type="float" office:value="1" calcext:value-type="float">
            <text:p>1</text:p>
          </table:table-cell>
          <table:table-cell table:style-name="ce7" table:formula="of:=IF([.BT75]=1;COM.MICROSOFT.CONCAT([.BO75];&quot; x &quot;;[.BP75];&quot; inches, &quot;;[.BQ75];&quot; x &quot;;[.BR7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75]/[.$J75]; 0)" office:value-type="float" office:value="36" calcext:value-type="float">
            <text:p>36</text:p>
          </table:table-cell>
          <table:table-cell table:style-name="ce7" table:formula="of:=ROUND([.BV75]*2.54; 0)" office:value-type="float" office:value="61" calcext:value-type="float">
            <text:p>61</text:p>
          </table:table-cell>
          <table:table-cell table:style-name="ce7" table:formula="of:=ROUND([.BW75]*2.54;0)" office:value-type="float" office:value="91" calcext:value-type="float">
            <text:p>91</text:p>
          </table:table-cell>
          <table:table-cell table:style-name="ce7" table:formula="of:=IF([.$I75]&lt;[.$H75]; [.$I75]/[.BV75]; [.$H75]/[.BV75])" office:value-type="float" office:value="121.791666666667" calcext:value-type="float">
            <text:p>122</text:p>
          </table:table-cell>
          <table:table-cell table:style-name="ce7" table:formula="of:=IF([.BZ75]&gt;110; 1; 0)" office:value-type="float" office:value="1" calcext:value-type="float">
            <text:p>1</text:p>
          </table:table-cell>
          <table:table-cell table:style-name="ce7" table:formula="of:=IF([.CA75]=1;COM.MICROSOFT.CONCAT([.BV75];&quot; x &quot;;[.BW75];&quot; inches, &quot;;[.BX75];&quot; x &quot;;[.BY75];&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75" calcext:value-type="float">
            <text:p>75</text:p>
          </table:table-cell>
          <table:table-cell table:formula="of:=COM.MICROSOFT.CONCAT(&quot;PrintGalleryImage-&quot;;[.A76];&quot;.jpg&quot;)" office:value-type="string" office:string-value="PrintGalleryImage-75.jpg" calcext:value-type="string">
            <text:p>PrintGalleryImage-75.jpg</text:p>
          </table:table-cell>
          <table:table-cell table:style-name="Default" office:value-type="string" calcext:value-type="string">
            <text:p>Aligned Blue Footed Boobies (single tone)</text:p>
          </table:table-cell>
          <table:table-cell table:style-name="Default" office:value-type="string" calcext:value-type="string">
            <text:p>I don't do a lot of editing to my photos. Often just black and white is an 'extreme' edit. However I thought considering the look in B&amp;W and the iconic nature of the birds feet that a selective colour would work for this.</text:p>
          </table:table-cell>
          <table:table-cell table:style-name="Default" office:value-type="string" calcext:value-type="string">
            <text:p>Adrian, Adrian O Brien, Adrian O' Brien, Adrian O'Brien, Animals, Bird, Birds, Brien, Ecuador, Galapagos, O' Brien, O'Brien, OBrien, Wildlife chasing, chasing, chasing wildlife, chasingwildlife, nature, wildlifechasing</text:p>
          </table:table-cell>
          <table:table-cell table:style-name="ce12" office:value-type="string" calcext:value-type="string">
            <text:p>15/11/2013 20:18:33</text:p>
          </table:table-cell>
          <table:table-cell table:style-name="Default" office:value-type="string" calcext:value-type="string">
            <text:p>4385 x 2923</text:p>
          </table:table-cell>
          <table:table-cell table:formula="of:=LEFT([.G76];4)" office:value-type="string" office:string-value="4385" calcext:value-type="string">
            <text:p>4385</text:p>
          </table:table-cell>
          <table:table-cell table:formula="of:=RIGHT([.G76];4)" office:value-type="string" office:string-value="2923" calcext:value-type="string">
            <text:p>2923</text:p>
          </table:table-cell>
          <table:table-cell table:style-name="ce6" table:formula="of:=IF([.I76]/[.H76]&gt;1;[.H76]/[.I76];[.I76]/[.H76])" office:value-type="float" office:value="0.666590649942987" calcext:value-type="float">
            <text:p>0.667</text:p>
          </table:table-cell>
          <table:table-cell table:style-name="ce7" office:value-type="float" office:value="8" calcext:value-type="float">
            <text:p>8</text:p>
          </table:table-cell>
          <table:table-cell table:style-name="ce7" table:formula="of:=ROUND([.K76]/[.$J76]; 0)" office:value-type="float" office:value="12" calcext:value-type="float">
            <text:p>12</text:p>
          </table:table-cell>
          <table:table-cell table:style-name="ce7" table:formula="of:=ROUND([.K76]*2.54; 0)" office:value-type="float" office:value="20" calcext:value-type="float">
            <text:p>20</text:p>
          </table:table-cell>
          <table:table-cell table:style-name="ce7" table:formula="of:=ROUND([.L76]*2.54;0)" office:value-type="float" office:value="30" calcext:value-type="float">
            <text:p>30</text:p>
          </table:table-cell>
          <table:table-cell table:style-name="ce7" table:formula="of:=IF([.$I76]&lt;[.$H76]; [.$I76]/[.K76]; [.$H76]/[.K76])" office:value-type="float" office:value="365.375" calcext:value-type="float">
            <text:p>365</text:p>
          </table:table-cell>
          <table:table-cell table:style-name="ce7" table:formula="of:=IF([.O76]&gt;250; 1; 0)" office:value-type="float" office:value="1" calcext:value-type="float">
            <text:p>1</text:p>
          </table:table-cell>
          <table:table-cell table:style-name="ce7" table:formula="of:=IF([.P76]=1;COM.MICROSOFT.CONCAT([.K76];&quot; x &quot;;[.L76];&quot; inches, &quot;;[.M76];&quot; x &quot;;[.N7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76]/[.$J76]; 0)" office:value-type="float" office:value="18" calcext:value-type="float">
            <text:p>18</text:p>
          </table:table-cell>
          <table:table-cell table:style-name="ce7" table:formula="of:=ROUND([.R76]*2.54; 0)" office:value-type="float" office:value="30" calcext:value-type="float">
            <text:p>30</text:p>
          </table:table-cell>
          <table:table-cell table:style-name="ce7" table:formula="of:=ROUND([.S76]*2.54;0)" office:value-type="float" office:value="46" calcext:value-type="float">
            <text:p>46</text:p>
          </table:table-cell>
          <table:table-cell table:style-name="ce7" table:formula="of:=IF([.$I76]&lt;[.$H76]; [.$I76]/[.R76]; [.$H76]/[.R76])" office:value-type="float" office:value="243.583333333333" calcext:value-type="float">
            <text:p>244</text:p>
          </table:table-cell>
          <table:table-cell table:style-name="ce7" table:formula="of:=IF([.V76]&gt;150; 1; 0)" office:value-type="float" office:value="1" calcext:value-type="float">
            <text:p>1</text:p>
          </table:table-cell>
          <table:table-cell table:style-name="ce7" table:formula="of:=IF([.W76]=1;COM.MICROSOFT.CONCAT([.R76];&quot; x &quot;;[.S76];&quot; inches, &quot;;[.T76];&quot; x &quot;;[.U7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76]/[.$J76]; 0)" office:value-type="float" office:value="24" calcext:value-type="float">
            <text:p>24</text:p>
          </table:table-cell>
          <table:table-cell table:style-name="ce7" table:formula="of:=ROUND([.Y76]*2.54; 0)" office:value-type="float" office:value="41" calcext:value-type="float">
            <text:p>41</text:p>
          </table:table-cell>
          <table:table-cell table:style-name="ce7" table:formula="of:=ROUND([.Z76]*2.54;0)" office:value-type="float" office:value="61" calcext:value-type="float">
            <text:p>61</text:p>
          </table:table-cell>
          <table:table-cell table:style-name="ce7" table:formula="of:=IF([.$I76]&lt;[.$H76]; [.$I76]/[.Y76]; [.$H76]/[.Y76])" office:value-type="float" office:value="182.6875" calcext:value-type="float">
            <text:p>183</text:p>
          </table:table-cell>
          <table:table-cell table:style-name="ce7" table:formula="of:=IF([.AC76]&gt;120; 1; 0)" office:value-type="float" office:value="1" calcext:value-type="float">
            <text:p>1</text:p>
          </table:table-cell>
          <table:table-cell table:style-name="ce7" table:formula="of:=IF([.AD76]=1;COM.MICROSOFT.CONCAT([.Y76];&quot; x &quot;;[.Z76];&quot; inches, &quot;;[.AA76];&quot; x &quot;;[.AB7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76]/[.$J76]; 0)" office:value-type="float" office:value="30" calcext:value-type="float">
            <text:p>30</text:p>
          </table:table-cell>
          <table:table-cell table:style-name="ce7" table:formula="of:=ROUND([.AF76]*2.54; 0)" office:value-type="float" office:value="51" calcext:value-type="float">
            <text:p>51</text:p>
          </table:table-cell>
          <table:table-cell table:style-name="ce7" table:formula="of:=ROUND([.AG76]*2.54;0)" office:value-type="float" office:value="76" calcext:value-type="float">
            <text:p>76</text:p>
          </table:table-cell>
          <table:table-cell table:style-name="ce7" table:formula="of:=IF([.$I76]&lt;[.$H76]; [.$I76]/[.AF76]; [.$H76]/[.AF76])" office:value-type="float" office:value="146.15" calcext:value-type="float">
            <text:p>146</text:p>
          </table:table-cell>
          <table:table-cell table:style-name="ce7" table:formula="of:=IF([.AJ76]&gt;100; 1; 0)" office:value-type="float" office:value="1" calcext:value-type="float">
            <text:p>1</text:p>
          </table:table-cell>
          <table:table-cell table:style-name="ce7" table:formula="of:=IF([.AK76]=1;COM.MICROSOFT.CONCAT([.AF76];&quot; x &quot;;[.AG76];&quot; inches, &quot;;[.AH76];&quot; x &quot;;[.AI7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76]/[.$J76]; 0)" office:value-type="float" office:value="36" calcext:value-type="float">
            <text:p>36</text:p>
          </table:table-cell>
          <table:table-cell table:style-name="ce7" table:formula="of:=ROUND([.AM76]*2.54; 0)" office:value-type="float" office:value="61" calcext:value-type="float">
            <text:p>61</text:p>
          </table:table-cell>
          <table:table-cell table:style-name="ce7" table:formula="of:=ROUND([.AN76]*2.54;0)" office:value-type="float" office:value="91" calcext:value-type="float">
            <text:p>91</text:p>
          </table:table-cell>
          <table:table-cell table:style-name="ce7" table:formula="of:=IF([.$I76]&lt;[.$H76]; [.$I76]/[.AM76]; [.$H76]/[.AM76])" office:value-type="float" office:value="121.791666666667" calcext:value-type="float">
            <text:p>122</text:p>
          </table:table-cell>
          <table:table-cell table:style-name="ce7" table:formula="of:=IF([.AQ76]&gt;90; 1; 0)" office:value-type="float" office:value="1" calcext:value-type="float">
            <text:p>1</text:p>
          </table:table-cell>
          <table:table-cell table:style-name="ce7" table:formula="of:=IF([.AR76]=1;COM.MICROSOFT.CONCAT([.AM76];&quot; x &quot;;[.AN76];&quot; inches, &quot;;[.AO76];&quot; x &quot;;[.AP76];&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76]/[.$J76]; 0)" office:value-type="float" office:value="12" calcext:value-type="float">
            <text:p>12</text:p>
          </table:table-cell>
          <table:table-cell table:style-name="ce7" table:formula="of:=ROUND([.AT76]*2.54; 0)" office:value-type="float" office:value="20" calcext:value-type="float">
            <text:p>20</text:p>
          </table:table-cell>
          <table:table-cell table:style-name="ce7" table:formula="of:=ROUND([.AU76]*2.54;0)" office:value-type="float" office:value="30" calcext:value-type="float">
            <text:p>30</text:p>
          </table:table-cell>
          <table:table-cell table:style-name="ce7" table:formula="of:=IF([.$I76]&lt;[.$H76]; [.$I76]/[.AT76]; [.$H76]/[.AT76])" office:value-type="float" office:value="365.375" calcext:value-type="float">
            <text:p>365</text:p>
          </table:table-cell>
          <table:table-cell table:style-name="ce7" table:formula="of:=IF([.AX76]&gt;280; 1; 0)" office:value-type="float" office:value="1" calcext:value-type="float">
            <text:p>1</text:p>
          </table:table-cell>
          <table:table-cell table:style-name="ce7" table:formula="of:=IF([.AY76]=1;COM.MICROSOFT.CONCAT([.AT76];&quot; x &quot;;[.AU76];&quot; inches, &quot;;[.AV76];&quot; x &quot;;[.AW7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76]/[.$J76]; 0)" office:value-type="float" office:value="18" calcext:value-type="float">
            <text:p>18</text:p>
          </table:table-cell>
          <table:table-cell table:style-name="ce7" table:formula="of:=ROUND([.BA76]*2.54; 0)" office:value-type="float" office:value="30" calcext:value-type="float">
            <text:p>30</text:p>
          </table:table-cell>
          <table:table-cell table:style-name="ce7" table:formula="of:=ROUND([.BB76]*2.54;0)" office:value-type="float" office:value="46" calcext:value-type="float">
            <text:p>46</text:p>
          </table:table-cell>
          <table:table-cell table:style-name="ce7" table:formula="of:=IF([.$I76]&lt;[.$H76]; [.$I76]/[.BA76]; [.$H76]/[.BA76])" office:value-type="float" office:value="243.583333333333" calcext:value-type="float">
            <text:p>244</text:p>
          </table:table-cell>
          <table:table-cell table:style-name="ce7" table:formula="of:=IF([.BE76]&gt;180; 1; 0)" office:value-type="float" office:value="1" calcext:value-type="float">
            <text:p>1</text:p>
          </table:table-cell>
          <table:table-cell table:style-name="ce7" table:formula="of:=IF([.BF76]=1;COM.MICROSOFT.CONCAT([.BA76];&quot; x &quot;;[.BB76];&quot; inches, &quot;;[.BC76];&quot; x &quot;;[.BD7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76]/[.$J76]; 0)" office:value-type="float" office:value="24" calcext:value-type="float">
            <text:p>24</text:p>
          </table:table-cell>
          <table:table-cell table:style-name="ce7" table:formula="of:=ROUND([.BH76]*2.54; 0)" office:value-type="float" office:value="41" calcext:value-type="float">
            <text:p>41</text:p>
          </table:table-cell>
          <table:table-cell table:style-name="ce7" table:formula="of:=ROUND([.BI76]*2.54;0)" office:value-type="float" office:value="61" calcext:value-type="float">
            <text:p>61</text:p>
          </table:table-cell>
          <table:table-cell table:style-name="ce7" table:formula="of:=IF([.$I76]&lt;[.$H76]; [.$I76]/[.BH76]; [.$H76]/[.BH76])" office:value-type="float" office:value="182.6875" calcext:value-type="float">
            <text:p>183</text:p>
          </table:table-cell>
          <table:table-cell table:style-name="ce7" table:formula="of:=IF([.BL76]&gt;150; 1; 0)" office:value-type="float" office:value="1" calcext:value-type="float">
            <text:p>1</text:p>
          </table:table-cell>
          <table:table-cell table:style-name="ce7" table:formula="of:=IF([.BM76]=1;COM.MICROSOFT.CONCAT([.BH76];&quot; x &quot;;[.BI76];&quot; inches, &quot;;[.BJ76];&quot; x &quot;;[.BK7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76]/[.$J76]; 0)" office:value-type="float" office:value="30" calcext:value-type="float">
            <text:p>30</text:p>
          </table:table-cell>
          <table:table-cell table:style-name="ce7" table:formula="of:=ROUND([.BO76]*2.54; 0)" office:value-type="float" office:value="51" calcext:value-type="float">
            <text:p>51</text:p>
          </table:table-cell>
          <table:table-cell table:style-name="ce7" table:formula="of:=ROUND([.BP76]*2.54;0)" office:value-type="float" office:value="76" calcext:value-type="float">
            <text:p>76</text:p>
          </table:table-cell>
          <table:table-cell table:style-name="ce7" table:formula="of:=IF([.$I76]&lt;[.$H76]; [.$I76]/[.BO76]; [.$H76]/[.BO76])" office:value-type="float" office:value="146.15" calcext:value-type="float">
            <text:p>146</text:p>
          </table:table-cell>
          <table:table-cell table:style-name="ce7" table:formula="of:=IF([.BS76]&gt;125; 1; 0)" office:value-type="float" office:value="1" calcext:value-type="float">
            <text:p>1</text:p>
          </table:table-cell>
          <table:table-cell table:style-name="ce7" table:formula="of:=IF([.BT76]=1;COM.MICROSOFT.CONCAT([.BO76];&quot; x &quot;;[.BP76];&quot; inches, &quot;;[.BQ76];&quot; x &quot;;[.BR7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76]/[.$J76]; 0)" office:value-type="float" office:value="36" calcext:value-type="float">
            <text:p>36</text:p>
          </table:table-cell>
          <table:table-cell table:style-name="ce7" table:formula="of:=ROUND([.BV76]*2.54; 0)" office:value-type="float" office:value="61" calcext:value-type="float">
            <text:p>61</text:p>
          </table:table-cell>
          <table:table-cell table:style-name="ce7" table:formula="of:=ROUND([.BW76]*2.54;0)" office:value-type="float" office:value="91" calcext:value-type="float">
            <text:p>91</text:p>
          </table:table-cell>
          <table:table-cell table:style-name="ce7" table:formula="of:=IF([.$I76]&lt;[.$H76]; [.$I76]/[.BV76]; [.$H76]/[.BV76])" office:value-type="float" office:value="121.791666666667" calcext:value-type="float">
            <text:p>122</text:p>
          </table:table-cell>
          <table:table-cell table:style-name="ce7" table:formula="of:=IF([.BZ76]&gt;110; 1; 0)" office:value-type="float" office:value="1" calcext:value-type="float">
            <text:p>1</text:p>
          </table:table-cell>
          <table:table-cell table:style-name="ce7" table:formula="of:=IF([.CA76]=1;COM.MICROSOFT.CONCAT([.BV76];&quot; x &quot;;[.BW76];&quot; inches, &quot;;[.BX76];&quot; x &quot;;[.BY76];&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76" calcext:value-type="float">
            <text:p>76</text:p>
          </table:table-cell>
          <table:table-cell table:formula="of:=COM.MICROSOFT.CONCAT(&quot;PrintGalleryImage-&quot;;[.A77];&quot;.jpg&quot;)" office:value-type="string" office:string-value="PrintGalleryImage-76.jpg" calcext:value-type="string">
            <text:p>PrintGalleryImage-76.jpg</text:p>
          </table:table-cell>
          <table:table-cell table:style-name="Default" office:value-type="string" calcext:value-type="string">
            <text:p>Blue Footed Booby</text:p>
          </table:table-cell>
          <table:table-cell table:style-name="Default" office:value-type="string" calcext:value-type="string">
            <text:p>The blue feet of the Booby really stand out <text:s/>in what is a bit of a monochrome landscape. The lava rocks have only limited amounts of green growing on them a lot of the time. The blue is really noticeable agains this grey/green background.</text:p>
          </table:table-cell>
          <table:table-cell table:style-name="Default" office:value-type="string" calcext:value-type="string">
            <text:p>Adrian, Adrian O Brien, Adrian O' Brien, Adrian O'Brien, Animals, Bird, Brien, Ecuador, Galapagos, O' Brien, O'Brien, OBrien, Wildlife chasing, chasing, chasing wildlife, chasingwildlife, nature, wildlifechasing</text:p>
          </table:table-cell>
          <table:table-cell table:style-name="ce12" office:value-type="string" calcext:value-type="string">
            <text:p>15/11/2013 20:24:12</text:p>
          </table:table-cell>
          <table:table-cell table:style-name="Default" office:value-type="string" calcext:value-type="string">
            <text:p>4896 x 3264</text:p>
          </table:table-cell>
          <table:table-cell table:formula="of:=LEFT([.G77];4)" office:value-type="string" office:string-value="4896" calcext:value-type="string">
            <text:p>4896</text:p>
          </table:table-cell>
          <table:table-cell table:formula="of:=RIGHT([.G77];4)" office:value-type="string" office:string-value="3264" calcext:value-type="string">
            <text:p>3264</text:p>
          </table:table-cell>
          <table:table-cell table:style-name="ce6" table:formula="of:=IF([.I77]/[.H77]&gt;1;[.H77]/[.I77];[.I77]/[.H77])" office:value-type="float" office:value="0.666666666666667" calcext:value-type="float">
            <text:p>0.667</text:p>
          </table:table-cell>
          <table:table-cell table:style-name="ce7" office:value-type="float" office:value="8" calcext:value-type="float">
            <text:p>8</text:p>
          </table:table-cell>
          <table:table-cell table:style-name="ce7" table:formula="of:=ROUND([.K77]/[.$J77]; 0)" office:value-type="float" office:value="12" calcext:value-type="float">
            <text:p>12</text:p>
          </table:table-cell>
          <table:table-cell table:style-name="ce7" table:formula="of:=ROUND([.K77]*2.54; 0)" office:value-type="float" office:value="20" calcext:value-type="float">
            <text:p>20</text:p>
          </table:table-cell>
          <table:table-cell table:style-name="ce7" table:formula="of:=ROUND([.L77]*2.54;0)" office:value-type="float" office:value="30" calcext:value-type="float">
            <text:p>30</text:p>
          </table:table-cell>
          <table:table-cell table:style-name="ce7" table:formula="of:=IF([.$I77]&lt;[.$H77]; [.$I77]/[.K77]; [.$H77]/[.K77])" office:value-type="float" office:value="408" calcext:value-type="float">
            <text:p>408</text:p>
          </table:table-cell>
          <table:table-cell table:style-name="ce7" table:formula="of:=IF([.O77]&gt;250; 1; 0)" office:value-type="float" office:value="1" calcext:value-type="float">
            <text:p>1</text:p>
          </table:table-cell>
          <table:table-cell table:style-name="ce7" table:formula="of:=IF([.P77]=1;COM.MICROSOFT.CONCAT([.K77];&quot; x &quot;;[.L77];&quot; inches, &quot;;[.M77];&quot; x &quot;;[.N7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77]/[.$J77]; 0)" office:value-type="float" office:value="18" calcext:value-type="float">
            <text:p>18</text:p>
          </table:table-cell>
          <table:table-cell table:style-name="ce7" table:formula="of:=ROUND([.R77]*2.54; 0)" office:value-type="float" office:value="30" calcext:value-type="float">
            <text:p>30</text:p>
          </table:table-cell>
          <table:table-cell table:style-name="ce7" table:formula="of:=ROUND([.S77]*2.54;0)" office:value-type="float" office:value="46" calcext:value-type="float">
            <text:p>46</text:p>
          </table:table-cell>
          <table:table-cell table:style-name="ce7" table:formula="of:=IF([.$I77]&lt;[.$H77]; [.$I77]/[.R77]; [.$H77]/[.R77])" office:value-type="float" office:value="272" calcext:value-type="float">
            <text:p>272</text:p>
          </table:table-cell>
          <table:table-cell table:style-name="ce7" table:formula="of:=IF([.V77]&gt;150; 1; 0)" office:value-type="float" office:value="1" calcext:value-type="float">
            <text:p>1</text:p>
          </table:table-cell>
          <table:table-cell table:style-name="ce7" table:formula="of:=IF([.W77]=1;COM.MICROSOFT.CONCAT([.R77];&quot; x &quot;;[.S77];&quot; inches, &quot;;[.T77];&quot; x &quot;;[.U7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77]/[.$J77]; 0)" office:value-type="float" office:value="24" calcext:value-type="float">
            <text:p>24</text:p>
          </table:table-cell>
          <table:table-cell table:style-name="ce7" table:formula="of:=ROUND([.Y77]*2.54; 0)" office:value-type="float" office:value="41" calcext:value-type="float">
            <text:p>41</text:p>
          </table:table-cell>
          <table:table-cell table:style-name="ce7" table:formula="of:=ROUND([.Z77]*2.54;0)" office:value-type="float" office:value="61" calcext:value-type="float">
            <text:p>61</text:p>
          </table:table-cell>
          <table:table-cell table:style-name="ce7" table:formula="of:=IF([.$I77]&lt;[.$H77]; [.$I77]/[.Y77]; [.$H77]/[.Y77])" office:value-type="float" office:value="204" calcext:value-type="float">
            <text:p>204</text:p>
          </table:table-cell>
          <table:table-cell table:style-name="ce7" table:formula="of:=IF([.AC77]&gt;120; 1; 0)" office:value-type="float" office:value="1" calcext:value-type="float">
            <text:p>1</text:p>
          </table:table-cell>
          <table:table-cell table:style-name="ce7" table:formula="of:=IF([.AD77]=1;COM.MICROSOFT.CONCAT([.Y77];&quot; x &quot;;[.Z77];&quot; inches, &quot;;[.AA77];&quot; x &quot;;[.AB7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77]/[.$J77]; 0)" office:value-type="float" office:value="30" calcext:value-type="float">
            <text:p>30</text:p>
          </table:table-cell>
          <table:table-cell table:style-name="ce7" table:formula="of:=ROUND([.AF77]*2.54; 0)" office:value-type="float" office:value="51" calcext:value-type="float">
            <text:p>51</text:p>
          </table:table-cell>
          <table:table-cell table:style-name="ce7" table:formula="of:=ROUND([.AG77]*2.54;0)" office:value-type="float" office:value="76" calcext:value-type="float">
            <text:p>76</text:p>
          </table:table-cell>
          <table:table-cell table:style-name="ce7" table:formula="of:=IF([.$I77]&lt;[.$H77]; [.$I77]/[.AF77]; [.$H77]/[.AF77])" office:value-type="float" office:value="163.2" calcext:value-type="float">
            <text:p>163</text:p>
          </table:table-cell>
          <table:table-cell table:style-name="ce7" table:formula="of:=IF([.AJ77]&gt;100; 1; 0)" office:value-type="float" office:value="1" calcext:value-type="float">
            <text:p>1</text:p>
          </table:table-cell>
          <table:table-cell table:style-name="ce7" table:formula="of:=IF([.AK77]=1;COM.MICROSOFT.CONCAT([.AF77];&quot; x &quot;;[.AG77];&quot; inches, &quot;;[.AH77];&quot; x &quot;;[.AI7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77]/[.$J77]; 0)" office:value-type="float" office:value="36" calcext:value-type="float">
            <text:p>36</text:p>
          </table:table-cell>
          <table:table-cell table:style-name="ce7" table:formula="of:=ROUND([.AM77]*2.54; 0)" office:value-type="float" office:value="61" calcext:value-type="float">
            <text:p>61</text:p>
          </table:table-cell>
          <table:table-cell table:style-name="ce7" table:formula="of:=ROUND([.AN77]*2.54;0)" office:value-type="float" office:value="91" calcext:value-type="float">
            <text:p>91</text:p>
          </table:table-cell>
          <table:table-cell table:style-name="ce7" table:formula="of:=IF([.$I77]&lt;[.$H77]; [.$I77]/[.AM77]; [.$H77]/[.AM77])" office:value-type="float" office:value="136" calcext:value-type="float">
            <text:p>136</text:p>
          </table:table-cell>
          <table:table-cell table:style-name="ce7" table:formula="of:=IF([.AQ77]&gt;90; 1; 0)" office:value-type="float" office:value="1" calcext:value-type="float">
            <text:p>1</text:p>
          </table:table-cell>
          <table:table-cell table:style-name="ce7" table:formula="of:=IF([.AR77]=1;COM.MICROSOFT.CONCAT([.AM77];&quot; x &quot;;[.AN77];&quot; inches, &quot;;[.AO77];&quot; x &quot;;[.AP77];&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77]/[.$J77]; 0)" office:value-type="float" office:value="12" calcext:value-type="float">
            <text:p>12</text:p>
          </table:table-cell>
          <table:table-cell table:style-name="ce7" table:formula="of:=ROUND([.AT77]*2.54; 0)" office:value-type="float" office:value="20" calcext:value-type="float">
            <text:p>20</text:p>
          </table:table-cell>
          <table:table-cell table:style-name="ce7" table:formula="of:=ROUND([.AU77]*2.54;0)" office:value-type="float" office:value="30" calcext:value-type="float">
            <text:p>30</text:p>
          </table:table-cell>
          <table:table-cell table:style-name="ce7" table:formula="of:=IF([.$I77]&lt;[.$H77]; [.$I77]/[.AT77]; [.$H77]/[.AT77])" office:value-type="float" office:value="408" calcext:value-type="float">
            <text:p>408</text:p>
          </table:table-cell>
          <table:table-cell table:style-name="ce7" table:formula="of:=IF([.AX77]&gt;280; 1; 0)" office:value-type="float" office:value="1" calcext:value-type="float">
            <text:p>1</text:p>
          </table:table-cell>
          <table:table-cell table:style-name="ce7" table:formula="of:=IF([.AY77]=1;COM.MICROSOFT.CONCAT([.AT77];&quot; x &quot;;[.AU77];&quot; inches, &quot;;[.AV77];&quot; x &quot;;[.AW7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77]/[.$J77]; 0)" office:value-type="float" office:value="18" calcext:value-type="float">
            <text:p>18</text:p>
          </table:table-cell>
          <table:table-cell table:style-name="ce7" table:formula="of:=ROUND([.BA77]*2.54; 0)" office:value-type="float" office:value="30" calcext:value-type="float">
            <text:p>30</text:p>
          </table:table-cell>
          <table:table-cell table:style-name="ce7" table:formula="of:=ROUND([.BB77]*2.54;0)" office:value-type="float" office:value="46" calcext:value-type="float">
            <text:p>46</text:p>
          </table:table-cell>
          <table:table-cell table:style-name="ce7" table:formula="of:=IF([.$I77]&lt;[.$H77]; [.$I77]/[.BA77]; [.$H77]/[.BA77])" office:value-type="float" office:value="272" calcext:value-type="float">
            <text:p>272</text:p>
          </table:table-cell>
          <table:table-cell table:style-name="ce7" table:formula="of:=IF([.BE77]&gt;180; 1; 0)" office:value-type="float" office:value="1" calcext:value-type="float">
            <text:p>1</text:p>
          </table:table-cell>
          <table:table-cell table:style-name="ce7" table:formula="of:=IF([.BF77]=1;COM.MICROSOFT.CONCAT([.BA77];&quot; x &quot;;[.BB77];&quot; inches, &quot;;[.BC77];&quot; x &quot;;[.BD7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77]/[.$J77]; 0)" office:value-type="float" office:value="24" calcext:value-type="float">
            <text:p>24</text:p>
          </table:table-cell>
          <table:table-cell table:style-name="ce7" table:formula="of:=ROUND([.BH77]*2.54; 0)" office:value-type="float" office:value="41" calcext:value-type="float">
            <text:p>41</text:p>
          </table:table-cell>
          <table:table-cell table:style-name="ce7" table:formula="of:=ROUND([.BI77]*2.54;0)" office:value-type="float" office:value="61" calcext:value-type="float">
            <text:p>61</text:p>
          </table:table-cell>
          <table:table-cell table:style-name="ce7" table:formula="of:=IF([.$I77]&lt;[.$H77]; [.$I77]/[.BH77]; [.$H77]/[.BH77])" office:value-type="float" office:value="204" calcext:value-type="float">
            <text:p>204</text:p>
          </table:table-cell>
          <table:table-cell table:style-name="ce7" table:formula="of:=IF([.BL77]&gt;150; 1; 0)" office:value-type="float" office:value="1" calcext:value-type="float">
            <text:p>1</text:p>
          </table:table-cell>
          <table:table-cell table:style-name="ce7" table:formula="of:=IF([.BM77]=1;COM.MICROSOFT.CONCAT([.BH77];&quot; x &quot;;[.BI77];&quot; inches, &quot;;[.BJ77];&quot; x &quot;;[.BK7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77]/[.$J77]; 0)" office:value-type="float" office:value="30" calcext:value-type="float">
            <text:p>30</text:p>
          </table:table-cell>
          <table:table-cell table:style-name="ce7" table:formula="of:=ROUND([.BO77]*2.54; 0)" office:value-type="float" office:value="51" calcext:value-type="float">
            <text:p>51</text:p>
          </table:table-cell>
          <table:table-cell table:style-name="ce7" table:formula="of:=ROUND([.BP77]*2.54;0)" office:value-type="float" office:value="76" calcext:value-type="float">
            <text:p>76</text:p>
          </table:table-cell>
          <table:table-cell table:style-name="ce7" table:formula="of:=IF([.$I77]&lt;[.$H77]; [.$I77]/[.BO77]; [.$H77]/[.BO77])" office:value-type="float" office:value="163.2" calcext:value-type="float">
            <text:p>163</text:p>
          </table:table-cell>
          <table:table-cell table:style-name="ce7" table:formula="of:=IF([.BS77]&gt;125; 1; 0)" office:value-type="float" office:value="1" calcext:value-type="float">
            <text:p>1</text:p>
          </table:table-cell>
          <table:table-cell table:style-name="ce7" table:formula="of:=IF([.BT77]=1;COM.MICROSOFT.CONCAT([.BO77];&quot; x &quot;;[.BP77];&quot; inches, &quot;;[.BQ77];&quot; x &quot;;[.BR7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77]/[.$J77]; 0)" office:value-type="float" office:value="36" calcext:value-type="float">
            <text:p>36</text:p>
          </table:table-cell>
          <table:table-cell table:style-name="ce7" table:formula="of:=ROUND([.BV77]*2.54; 0)" office:value-type="float" office:value="61" calcext:value-type="float">
            <text:p>61</text:p>
          </table:table-cell>
          <table:table-cell table:style-name="ce7" table:formula="of:=ROUND([.BW77]*2.54;0)" office:value-type="float" office:value="91" calcext:value-type="float">
            <text:p>91</text:p>
          </table:table-cell>
          <table:table-cell table:style-name="ce7" table:formula="of:=IF([.$I77]&lt;[.$H77]; [.$I77]/[.BV77]; [.$H77]/[.BV77])" office:value-type="float" office:value="136" calcext:value-type="float">
            <text:p>136</text:p>
          </table:table-cell>
          <table:table-cell table:style-name="ce7" table:formula="of:=IF([.BZ77]&gt;110; 1; 0)" office:value-type="float" office:value="1" calcext:value-type="float">
            <text:p>1</text:p>
          </table:table-cell>
          <table:table-cell table:style-name="ce7" table:formula="of:=IF([.CA77]=1;COM.MICROSOFT.CONCAT([.BV77];&quot; x &quot;;[.BW77];&quot; inches, &quot;;[.BX77];&quot; x &quot;;[.BY77];&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77" calcext:value-type="float">
            <text:p>77</text:p>
          </table:table-cell>
          <table:table-cell table:formula="of:=COM.MICROSOFT.CONCAT(&quot;PrintGalleryImage-&quot;;[.A78];&quot;.jpg&quot;)" office:value-type="string" office:string-value="PrintGalleryImage-77.jpg" calcext:value-type="string">
            <text:p>PrintGalleryImage-77.jpg</text:p>
          </table:table-cell>
          <table:table-cell table:style-name="Default" office:value-type="string" calcext:value-type="string">
            <text:p>Uncaged Zoo Squirrel</text:p>
          </table:table-cell>
          <table:table-cell table:style-name="Default" office:value-type="string" calcext:value-type="string">
            <text:p>I am not a fan of going to zoos but sometimes you just have to practice with a new lens before you take it out into the wild. While in Berlin's Tiergarten I met this squirrel who was completely uncaged.</text:p>
          </table:table-cell>
          <table:table-cell table:style-name="Default" office:value-type="string" calcext:value-type="string">
            <text:p>Adrian, Adrian O Brien, Adrian O' Brien, Adrian O'Brien, Animals, Brien, Germany, O' Brien, O'Brien, OBrien, Wildlife chasing, chasing, chasing wildlife, chasingwildlife, mammal, nature, wildlifechasing</text:p>
          </table:table-cell>
          <table:table-cell table:style-name="ce12" office:value-type="string" calcext:value-type="string">
            <text:p>08/03/2014 13:33:55</text:p>
          </table:table-cell>
          <table:table-cell table:style-name="Default" office:value-type="string" calcext:value-type="string">
            <text:p>4896 x 3264</text:p>
          </table:table-cell>
          <table:table-cell table:formula="of:=LEFT([.G78];4)" office:value-type="string" office:string-value="4896" calcext:value-type="string">
            <text:p>4896</text:p>
          </table:table-cell>
          <table:table-cell table:formula="of:=RIGHT([.G78];4)" office:value-type="string" office:string-value="3264" calcext:value-type="string">
            <text:p>3264</text:p>
          </table:table-cell>
          <table:table-cell table:style-name="ce6" table:formula="of:=IF([.I78]/[.H78]&gt;1;[.H78]/[.I78];[.I78]/[.H78])" office:value-type="float" office:value="0.666666666666667" calcext:value-type="float">
            <text:p>0.667</text:p>
          </table:table-cell>
          <table:table-cell table:style-name="ce7" office:value-type="float" office:value="8" calcext:value-type="float">
            <text:p>8</text:p>
          </table:table-cell>
          <table:table-cell table:style-name="ce7" table:formula="of:=ROUND([.K78]/[.$J78]; 0)" office:value-type="float" office:value="12" calcext:value-type="float">
            <text:p>12</text:p>
          </table:table-cell>
          <table:table-cell table:style-name="ce7" table:formula="of:=ROUND([.K78]*2.54; 0)" office:value-type="float" office:value="20" calcext:value-type="float">
            <text:p>20</text:p>
          </table:table-cell>
          <table:table-cell table:style-name="ce7" table:formula="of:=ROUND([.L78]*2.54;0)" office:value-type="float" office:value="30" calcext:value-type="float">
            <text:p>30</text:p>
          </table:table-cell>
          <table:table-cell table:style-name="ce7" table:formula="of:=IF([.$I78]&lt;[.$H78]; [.$I78]/[.K78]; [.$H78]/[.K78])" office:value-type="float" office:value="408" calcext:value-type="float">
            <text:p>408</text:p>
          </table:table-cell>
          <table:table-cell table:style-name="ce7" table:formula="of:=IF([.O78]&gt;250; 1; 0)" office:value-type="float" office:value="1" calcext:value-type="float">
            <text:p>1</text:p>
          </table:table-cell>
          <table:table-cell table:style-name="ce7" table:formula="of:=IF([.P78]=1;COM.MICROSOFT.CONCAT([.K78];&quot; x &quot;;[.L78];&quot; inches, &quot;;[.M78];&quot; x &quot;;[.N7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78]/[.$J78]; 0)" office:value-type="float" office:value="18" calcext:value-type="float">
            <text:p>18</text:p>
          </table:table-cell>
          <table:table-cell table:style-name="ce7" table:formula="of:=ROUND([.R78]*2.54; 0)" office:value-type="float" office:value="30" calcext:value-type="float">
            <text:p>30</text:p>
          </table:table-cell>
          <table:table-cell table:style-name="ce7" table:formula="of:=ROUND([.S78]*2.54;0)" office:value-type="float" office:value="46" calcext:value-type="float">
            <text:p>46</text:p>
          </table:table-cell>
          <table:table-cell table:style-name="ce7" table:formula="of:=IF([.$I78]&lt;[.$H78]; [.$I78]/[.R78]; [.$H78]/[.R78])" office:value-type="float" office:value="272" calcext:value-type="float">
            <text:p>272</text:p>
          </table:table-cell>
          <table:table-cell table:style-name="ce7" table:formula="of:=IF([.V78]&gt;150; 1; 0)" office:value-type="float" office:value="1" calcext:value-type="float">
            <text:p>1</text:p>
          </table:table-cell>
          <table:table-cell table:style-name="ce7" table:formula="of:=IF([.W78]=1;COM.MICROSOFT.CONCAT([.R78];&quot; x &quot;;[.S78];&quot; inches, &quot;;[.T78];&quot; x &quot;;[.U7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78]/[.$J78]; 0)" office:value-type="float" office:value="24" calcext:value-type="float">
            <text:p>24</text:p>
          </table:table-cell>
          <table:table-cell table:style-name="ce7" table:formula="of:=ROUND([.Y78]*2.54; 0)" office:value-type="float" office:value="41" calcext:value-type="float">
            <text:p>41</text:p>
          </table:table-cell>
          <table:table-cell table:style-name="ce7" table:formula="of:=ROUND([.Z78]*2.54;0)" office:value-type="float" office:value="61" calcext:value-type="float">
            <text:p>61</text:p>
          </table:table-cell>
          <table:table-cell table:style-name="ce7" table:formula="of:=IF([.$I78]&lt;[.$H78]; [.$I78]/[.Y78]; [.$H78]/[.Y78])" office:value-type="float" office:value="204" calcext:value-type="float">
            <text:p>204</text:p>
          </table:table-cell>
          <table:table-cell table:style-name="ce7" table:formula="of:=IF([.AC78]&gt;120; 1; 0)" office:value-type="float" office:value="1" calcext:value-type="float">
            <text:p>1</text:p>
          </table:table-cell>
          <table:table-cell table:style-name="ce7" table:formula="of:=IF([.AD78]=1;COM.MICROSOFT.CONCAT([.Y78];&quot; x &quot;;[.Z78];&quot; inches, &quot;;[.AA78];&quot; x &quot;;[.AB7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78]/[.$J78]; 0)" office:value-type="float" office:value="30" calcext:value-type="float">
            <text:p>30</text:p>
          </table:table-cell>
          <table:table-cell table:style-name="ce7" table:formula="of:=ROUND([.AF78]*2.54; 0)" office:value-type="float" office:value="51" calcext:value-type="float">
            <text:p>51</text:p>
          </table:table-cell>
          <table:table-cell table:style-name="ce7" table:formula="of:=ROUND([.AG78]*2.54;0)" office:value-type="float" office:value="76" calcext:value-type="float">
            <text:p>76</text:p>
          </table:table-cell>
          <table:table-cell table:style-name="ce7" table:formula="of:=IF([.$I78]&lt;[.$H78]; [.$I78]/[.AF78]; [.$H78]/[.AF78])" office:value-type="float" office:value="163.2" calcext:value-type="float">
            <text:p>163</text:p>
          </table:table-cell>
          <table:table-cell table:style-name="ce7" table:formula="of:=IF([.AJ78]&gt;100; 1; 0)" office:value-type="float" office:value="1" calcext:value-type="float">
            <text:p>1</text:p>
          </table:table-cell>
          <table:table-cell table:style-name="ce7" table:formula="of:=IF([.AK78]=1;COM.MICROSOFT.CONCAT([.AF78];&quot; x &quot;;[.AG78];&quot; inches, &quot;;[.AH78];&quot; x &quot;;[.AI7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78]/[.$J78]; 0)" office:value-type="float" office:value="36" calcext:value-type="float">
            <text:p>36</text:p>
          </table:table-cell>
          <table:table-cell table:style-name="ce7" table:formula="of:=ROUND([.AM78]*2.54; 0)" office:value-type="float" office:value="61" calcext:value-type="float">
            <text:p>61</text:p>
          </table:table-cell>
          <table:table-cell table:style-name="ce7" table:formula="of:=ROUND([.AN78]*2.54;0)" office:value-type="float" office:value="91" calcext:value-type="float">
            <text:p>91</text:p>
          </table:table-cell>
          <table:table-cell table:style-name="ce7" table:formula="of:=IF([.$I78]&lt;[.$H78]; [.$I78]/[.AM78]; [.$H78]/[.AM78])" office:value-type="float" office:value="136" calcext:value-type="float">
            <text:p>136</text:p>
          </table:table-cell>
          <table:table-cell table:style-name="ce7" table:formula="of:=IF([.AQ78]&gt;90; 1; 0)" office:value-type="float" office:value="1" calcext:value-type="float">
            <text:p>1</text:p>
          </table:table-cell>
          <table:table-cell table:style-name="ce7" table:formula="of:=IF([.AR78]=1;COM.MICROSOFT.CONCAT([.AM78];&quot; x &quot;;[.AN78];&quot; inches, &quot;;[.AO78];&quot; x &quot;;[.AP78];&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78]/[.$J78]; 0)" office:value-type="float" office:value="12" calcext:value-type="float">
            <text:p>12</text:p>
          </table:table-cell>
          <table:table-cell table:style-name="ce7" table:formula="of:=ROUND([.AT78]*2.54; 0)" office:value-type="float" office:value="20" calcext:value-type="float">
            <text:p>20</text:p>
          </table:table-cell>
          <table:table-cell table:style-name="ce7" table:formula="of:=ROUND([.AU78]*2.54;0)" office:value-type="float" office:value="30" calcext:value-type="float">
            <text:p>30</text:p>
          </table:table-cell>
          <table:table-cell table:style-name="ce7" table:formula="of:=IF([.$I78]&lt;[.$H78]; [.$I78]/[.AT78]; [.$H78]/[.AT78])" office:value-type="float" office:value="408" calcext:value-type="float">
            <text:p>408</text:p>
          </table:table-cell>
          <table:table-cell table:style-name="ce7" table:formula="of:=IF([.AX78]&gt;280; 1; 0)" office:value-type="float" office:value="1" calcext:value-type="float">
            <text:p>1</text:p>
          </table:table-cell>
          <table:table-cell table:style-name="ce7" table:formula="of:=IF([.AY78]=1;COM.MICROSOFT.CONCAT([.AT78];&quot; x &quot;;[.AU78];&quot; inches, &quot;;[.AV78];&quot; x &quot;;[.AW7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78]/[.$J78]; 0)" office:value-type="float" office:value="18" calcext:value-type="float">
            <text:p>18</text:p>
          </table:table-cell>
          <table:table-cell table:style-name="ce7" table:formula="of:=ROUND([.BA78]*2.54; 0)" office:value-type="float" office:value="30" calcext:value-type="float">
            <text:p>30</text:p>
          </table:table-cell>
          <table:table-cell table:style-name="ce7" table:formula="of:=ROUND([.BB78]*2.54;0)" office:value-type="float" office:value="46" calcext:value-type="float">
            <text:p>46</text:p>
          </table:table-cell>
          <table:table-cell table:style-name="ce7" table:formula="of:=IF([.$I78]&lt;[.$H78]; [.$I78]/[.BA78]; [.$H78]/[.BA78])" office:value-type="float" office:value="272" calcext:value-type="float">
            <text:p>272</text:p>
          </table:table-cell>
          <table:table-cell table:style-name="ce7" table:formula="of:=IF([.BE78]&gt;180; 1; 0)" office:value-type="float" office:value="1" calcext:value-type="float">
            <text:p>1</text:p>
          </table:table-cell>
          <table:table-cell table:style-name="ce7" table:formula="of:=IF([.BF78]=1;COM.MICROSOFT.CONCAT([.BA78];&quot; x &quot;;[.BB78];&quot; inches, &quot;;[.BC78];&quot; x &quot;;[.BD7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78]/[.$J78]; 0)" office:value-type="float" office:value="24" calcext:value-type="float">
            <text:p>24</text:p>
          </table:table-cell>
          <table:table-cell table:style-name="ce7" table:formula="of:=ROUND([.BH78]*2.54; 0)" office:value-type="float" office:value="41" calcext:value-type="float">
            <text:p>41</text:p>
          </table:table-cell>
          <table:table-cell table:style-name="ce7" table:formula="of:=ROUND([.BI78]*2.54;0)" office:value-type="float" office:value="61" calcext:value-type="float">
            <text:p>61</text:p>
          </table:table-cell>
          <table:table-cell table:style-name="ce7" table:formula="of:=IF([.$I78]&lt;[.$H78]; [.$I78]/[.BH78]; [.$H78]/[.BH78])" office:value-type="float" office:value="204" calcext:value-type="float">
            <text:p>204</text:p>
          </table:table-cell>
          <table:table-cell table:style-name="ce7" table:formula="of:=IF([.BL78]&gt;150; 1; 0)" office:value-type="float" office:value="1" calcext:value-type="float">
            <text:p>1</text:p>
          </table:table-cell>
          <table:table-cell table:style-name="ce7" table:formula="of:=IF([.BM78]=1;COM.MICROSOFT.CONCAT([.BH78];&quot; x &quot;;[.BI78];&quot; inches, &quot;;[.BJ78];&quot; x &quot;;[.BK7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78]/[.$J78]; 0)" office:value-type="float" office:value="30" calcext:value-type="float">
            <text:p>30</text:p>
          </table:table-cell>
          <table:table-cell table:style-name="ce7" table:formula="of:=ROUND([.BO78]*2.54; 0)" office:value-type="float" office:value="51" calcext:value-type="float">
            <text:p>51</text:p>
          </table:table-cell>
          <table:table-cell table:style-name="ce7" table:formula="of:=ROUND([.BP78]*2.54;0)" office:value-type="float" office:value="76" calcext:value-type="float">
            <text:p>76</text:p>
          </table:table-cell>
          <table:table-cell table:style-name="ce7" table:formula="of:=IF([.$I78]&lt;[.$H78]; [.$I78]/[.BO78]; [.$H78]/[.BO78])" office:value-type="float" office:value="163.2" calcext:value-type="float">
            <text:p>163</text:p>
          </table:table-cell>
          <table:table-cell table:style-name="ce7" table:formula="of:=IF([.BS78]&gt;125; 1; 0)" office:value-type="float" office:value="1" calcext:value-type="float">
            <text:p>1</text:p>
          </table:table-cell>
          <table:table-cell table:style-name="ce7" table:formula="of:=IF([.BT78]=1;COM.MICROSOFT.CONCAT([.BO78];&quot; x &quot;;[.BP78];&quot; inches, &quot;;[.BQ78];&quot; x &quot;;[.BR7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78]/[.$J78]; 0)" office:value-type="float" office:value="36" calcext:value-type="float">
            <text:p>36</text:p>
          </table:table-cell>
          <table:table-cell table:style-name="ce7" table:formula="of:=ROUND([.BV78]*2.54; 0)" office:value-type="float" office:value="61" calcext:value-type="float">
            <text:p>61</text:p>
          </table:table-cell>
          <table:table-cell table:style-name="ce7" table:formula="of:=ROUND([.BW78]*2.54;0)" office:value-type="float" office:value="91" calcext:value-type="float">
            <text:p>91</text:p>
          </table:table-cell>
          <table:table-cell table:style-name="ce7" table:formula="of:=IF([.$I78]&lt;[.$H78]; [.$I78]/[.BV78]; [.$H78]/[.BV78])" office:value-type="float" office:value="136" calcext:value-type="float">
            <text:p>136</text:p>
          </table:table-cell>
          <table:table-cell table:style-name="ce7" table:formula="of:=IF([.BZ78]&gt;110; 1; 0)" office:value-type="float" office:value="1" calcext:value-type="float">
            <text:p>1</text:p>
          </table:table-cell>
          <table:table-cell table:style-name="ce7" table:formula="of:=IF([.CA78]=1;COM.MICROSOFT.CONCAT([.BV78];&quot; x &quot;;[.BW78];&quot; inches, &quot;;[.BX78];&quot; x &quot;;[.BY78];&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78" calcext:value-type="float">
            <text:p>78</text:p>
          </table:table-cell>
          <table:table-cell table:formula="of:=COM.MICROSOFT.CONCAT(&quot;PrintGalleryImage-&quot;;[.A79];&quot;.jpg&quot;)" office:value-type="string" office:string-value="PrintGalleryImage-78.jpg" calcext:value-type="string">
            <text:p>PrintGalleryImage-78.jpg</text:p>
          </table:table-cell>
          <table:table-cell table:style-name="Default" office:value-type="string" calcext:value-type="string">
            <text:p>Foraging Squirrel</text:p>
          </table:table-cell>
          <table:table-cell table:style-name="Default" office:value-type="string" calcext:value-type="string">
            <text:p>Sometimes animals like to live in zoos. I guess the Berlin Tiergarten is in the middle of such a large wooded area that the squirrels don't mind moving between the zoo and the park. This guy was completely uncaged while I was trying out a new lens on some of the moving animals within the zoo.</text:p>
          </table:table-cell>
          <table:table-cell table:style-name="Default" office:value-type="string" calcext:value-type="string">
            <text:p>Adrian, Adrian O Brien, Adrian O' Brien, Adrian O'Brien, Animals, Brien, Germany, O' Brien, O'Brien, OBrien, Wildlife chasing, chasing, chasing wildlife, chasingwildlife, mammal, nature, wildlifechasing</text:p>
          </table:table-cell>
          <table:table-cell table:style-name="ce12" office:value-type="string" calcext:value-type="string">
            <text:p>08/03/2014 13:33:57</text:p>
          </table:table-cell>
          <table:table-cell table:style-name="Default" office:value-type="string" calcext:value-type="string">
            <text:p>4326 x 2884</text:p>
          </table:table-cell>
          <table:table-cell table:formula="of:=LEFT([.G79];4)" office:value-type="string" office:string-value="4326" calcext:value-type="string">
            <text:p>4326</text:p>
          </table:table-cell>
          <table:table-cell table:formula="of:=RIGHT([.G79];4)" office:value-type="string" office:string-value="2884" calcext:value-type="string">
            <text:p>2884</text:p>
          </table:table-cell>
          <table:table-cell table:style-name="ce6" table:formula="of:=IF([.I79]/[.H79]&gt;1;[.H79]/[.I79];[.I79]/[.H79])" office:value-type="float" office:value="0.666666666666667" calcext:value-type="float">
            <text:p>0.667</text:p>
          </table:table-cell>
          <table:table-cell table:style-name="ce7" office:value-type="float" office:value="8" calcext:value-type="float">
            <text:p>8</text:p>
          </table:table-cell>
          <table:table-cell table:style-name="ce7" table:formula="of:=ROUND([.K79]/[.$J79]; 0)" office:value-type="float" office:value="12" calcext:value-type="float">
            <text:p>12</text:p>
          </table:table-cell>
          <table:table-cell table:style-name="ce7" table:formula="of:=ROUND([.K79]*2.54; 0)" office:value-type="float" office:value="20" calcext:value-type="float">
            <text:p>20</text:p>
          </table:table-cell>
          <table:table-cell table:style-name="ce7" table:formula="of:=ROUND([.L79]*2.54;0)" office:value-type="float" office:value="30" calcext:value-type="float">
            <text:p>30</text:p>
          </table:table-cell>
          <table:table-cell table:style-name="ce7" table:formula="of:=IF([.$I79]&lt;[.$H79]; [.$I79]/[.K79]; [.$H79]/[.K79])" office:value-type="float" office:value="360.5" calcext:value-type="float">
            <text:p>361</text:p>
          </table:table-cell>
          <table:table-cell table:style-name="ce7" table:formula="of:=IF([.O79]&gt;250; 1; 0)" office:value-type="float" office:value="1" calcext:value-type="float">
            <text:p>1</text:p>
          </table:table-cell>
          <table:table-cell table:style-name="ce7" table:formula="of:=IF([.P79]=1;COM.MICROSOFT.CONCAT([.K79];&quot; x &quot;;[.L79];&quot; inches, &quot;;[.M79];&quot; x &quot;;[.N7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79]/[.$J79]; 0)" office:value-type="float" office:value="18" calcext:value-type="float">
            <text:p>18</text:p>
          </table:table-cell>
          <table:table-cell table:style-name="ce7" table:formula="of:=ROUND([.R79]*2.54; 0)" office:value-type="float" office:value="30" calcext:value-type="float">
            <text:p>30</text:p>
          </table:table-cell>
          <table:table-cell table:style-name="ce7" table:formula="of:=ROUND([.S79]*2.54;0)" office:value-type="float" office:value="46" calcext:value-type="float">
            <text:p>46</text:p>
          </table:table-cell>
          <table:table-cell table:style-name="ce7" table:formula="of:=IF([.$I79]&lt;[.$H79]; [.$I79]/[.R79]; [.$H79]/[.R79])" office:value-type="float" office:value="240.333333333333" calcext:value-type="float">
            <text:p>240</text:p>
          </table:table-cell>
          <table:table-cell table:style-name="ce7" table:formula="of:=IF([.V79]&gt;150; 1; 0)" office:value-type="float" office:value="1" calcext:value-type="float">
            <text:p>1</text:p>
          </table:table-cell>
          <table:table-cell table:style-name="ce7" table:formula="of:=IF([.W79]=1;COM.MICROSOFT.CONCAT([.R79];&quot; x &quot;;[.S79];&quot; inches, &quot;;[.T79];&quot; x &quot;;[.U7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79]/[.$J79]; 0)" office:value-type="float" office:value="24" calcext:value-type="float">
            <text:p>24</text:p>
          </table:table-cell>
          <table:table-cell table:style-name="ce7" table:formula="of:=ROUND([.Y79]*2.54; 0)" office:value-type="float" office:value="41" calcext:value-type="float">
            <text:p>41</text:p>
          </table:table-cell>
          <table:table-cell table:style-name="ce7" table:formula="of:=ROUND([.Z79]*2.54;0)" office:value-type="float" office:value="61" calcext:value-type="float">
            <text:p>61</text:p>
          </table:table-cell>
          <table:table-cell table:style-name="ce7" table:formula="of:=IF([.$I79]&lt;[.$H79]; [.$I79]/[.Y79]; [.$H79]/[.Y79])" office:value-type="float" office:value="180.25" calcext:value-type="float">
            <text:p>180</text:p>
          </table:table-cell>
          <table:table-cell table:style-name="ce7" table:formula="of:=IF([.AC79]&gt;120; 1; 0)" office:value-type="float" office:value="1" calcext:value-type="float">
            <text:p>1</text:p>
          </table:table-cell>
          <table:table-cell table:style-name="ce7" table:formula="of:=IF([.AD79]=1;COM.MICROSOFT.CONCAT([.Y79];&quot; x &quot;;[.Z79];&quot; inches, &quot;;[.AA79];&quot; x &quot;;[.AB7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79]/[.$J79]; 0)" office:value-type="float" office:value="30" calcext:value-type="float">
            <text:p>30</text:p>
          </table:table-cell>
          <table:table-cell table:style-name="ce7" table:formula="of:=ROUND([.AF79]*2.54; 0)" office:value-type="float" office:value="51" calcext:value-type="float">
            <text:p>51</text:p>
          </table:table-cell>
          <table:table-cell table:style-name="ce7" table:formula="of:=ROUND([.AG79]*2.54;0)" office:value-type="float" office:value="76" calcext:value-type="float">
            <text:p>76</text:p>
          </table:table-cell>
          <table:table-cell table:style-name="ce7" table:formula="of:=IF([.$I79]&lt;[.$H79]; [.$I79]/[.AF79]; [.$H79]/[.AF79])" office:value-type="float" office:value="144.2" calcext:value-type="float">
            <text:p>144</text:p>
          </table:table-cell>
          <table:table-cell table:style-name="ce7" table:formula="of:=IF([.AJ79]&gt;100; 1; 0)" office:value-type="float" office:value="1" calcext:value-type="float">
            <text:p>1</text:p>
          </table:table-cell>
          <table:table-cell table:style-name="ce7" table:formula="of:=IF([.AK79]=1;COM.MICROSOFT.CONCAT([.AF79];&quot; x &quot;;[.AG79];&quot; inches, &quot;;[.AH79];&quot; x &quot;;[.AI7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79]/[.$J79]; 0)" office:value-type="float" office:value="36" calcext:value-type="float">
            <text:p>36</text:p>
          </table:table-cell>
          <table:table-cell table:style-name="ce7" table:formula="of:=ROUND([.AM79]*2.54; 0)" office:value-type="float" office:value="61" calcext:value-type="float">
            <text:p>61</text:p>
          </table:table-cell>
          <table:table-cell table:style-name="ce7" table:formula="of:=ROUND([.AN79]*2.54;0)" office:value-type="float" office:value="91" calcext:value-type="float">
            <text:p>91</text:p>
          </table:table-cell>
          <table:table-cell table:style-name="ce7" table:formula="of:=IF([.$I79]&lt;[.$H79]; [.$I79]/[.AM79]; [.$H79]/[.AM79])" office:value-type="float" office:value="120.166666666667" calcext:value-type="float">
            <text:p>120</text:p>
          </table:table-cell>
          <table:table-cell table:style-name="ce7" table:formula="of:=IF([.AQ79]&gt;90; 1; 0)" office:value-type="float" office:value="1" calcext:value-type="float">
            <text:p>1</text:p>
          </table:table-cell>
          <table:table-cell table:style-name="ce7" table:formula="of:=IF([.AR79]=1;COM.MICROSOFT.CONCAT([.AM79];&quot; x &quot;;[.AN79];&quot; inches, &quot;;[.AO79];&quot; x &quot;;[.AP79];&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79]/[.$J79]; 0)" office:value-type="float" office:value="12" calcext:value-type="float">
            <text:p>12</text:p>
          </table:table-cell>
          <table:table-cell table:style-name="ce7" table:formula="of:=ROUND([.AT79]*2.54; 0)" office:value-type="float" office:value="20" calcext:value-type="float">
            <text:p>20</text:p>
          </table:table-cell>
          <table:table-cell table:style-name="ce7" table:formula="of:=ROUND([.AU79]*2.54;0)" office:value-type="float" office:value="30" calcext:value-type="float">
            <text:p>30</text:p>
          </table:table-cell>
          <table:table-cell table:style-name="ce7" table:formula="of:=IF([.$I79]&lt;[.$H79]; [.$I79]/[.AT79]; [.$H79]/[.AT79])" office:value-type="float" office:value="360.5" calcext:value-type="float">
            <text:p>361</text:p>
          </table:table-cell>
          <table:table-cell table:style-name="ce7" table:formula="of:=IF([.AX79]&gt;280; 1; 0)" office:value-type="float" office:value="1" calcext:value-type="float">
            <text:p>1</text:p>
          </table:table-cell>
          <table:table-cell table:style-name="ce7" table:formula="of:=IF([.AY79]=1;COM.MICROSOFT.CONCAT([.AT79];&quot; x &quot;;[.AU79];&quot; inches, &quot;;[.AV79];&quot; x &quot;;[.AW7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79]/[.$J79]; 0)" office:value-type="float" office:value="18" calcext:value-type="float">
            <text:p>18</text:p>
          </table:table-cell>
          <table:table-cell table:style-name="ce7" table:formula="of:=ROUND([.BA79]*2.54; 0)" office:value-type="float" office:value="30" calcext:value-type="float">
            <text:p>30</text:p>
          </table:table-cell>
          <table:table-cell table:style-name="ce7" table:formula="of:=ROUND([.BB79]*2.54;0)" office:value-type="float" office:value="46" calcext:value-type="float">
            <text:p>46</text:p>
          </table:table-cell>
          <table:table-cell table:style-name="ce7" table:formula="of:=IF([.$I79]&lt;[.$H79]; [.$I79]/[.BA79]; [.$H79]/[.BA79])" office:value-type="float" office:value="240.333333333333" calcext:value-type="float">
            <text:p>240</text:p>
          </table:table-cell>
          <table:table-cell table:style-name="ce7" table:formula="of:=IF([.BE79]&gt;180; 1; 0)" office:value-type="float" office:value="1" calcext:value-type="float">
            <text:p>1</text:p>
          </table:table-cell>
          <table:table-cell table:style-name="ce7" table:formula="of:=IF([.BF79]=1;COM.MICROSOFT.CONCAT([.BA79];&quot; x &quot;;[.BB79];&quot; inches, &quot;;[.BC79];&quot; x &quot;;[.BD7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79]/[.$J79]; 0)" office:value-type="float" office:value="24" calcext:value-type="float">
            <text:p>24</text:p>
          </table:table-cell>
          <table:table-cell table:style-name="ce7" table:formula="of:=ROUND([.BH79]*2.54; 0)" office:value-type="float" office:value="41" calcext:value-type="float">
            <text:p>41</text:p>
          </table:table-cell>
          <table:table-cell table:style-name="ce7" table:formula="of:=ROUND([.BI79]*2.54;0)" office:value-type="float" office:value="61" calcext:value-type="float">
            <text:p>61</text:p>
          </table:table-cell>
          <table:table-cell table:style-name="ce7" table:formula="of:=IF([.$I79]&lt;[.$H79]; [.$I79]/[.BH79]; [.$H79]/[.BH79])" office:value-type="float" office:value="180.25" calcext:value-type="float">
            <text:p>180</text:p>
          </table:table-cell>
          <table:table-cell table:style-name="ce7" table:formula="of:=IF([.BL79]&gt;150; 1; 0)" office:value-type="float" office:value="1" calcext:value-type="float">
            <text:p>1</text:p>
          </table:table-cell>
          <table:table-cell table:style-name="ce7" table:formula="of:=IF([.BM79]=1;COM.MICROSOFT.CONCAT([.BH79];&quot; x &quot;;[.BI79];&quot; inches, &quot;;[.BJ79];&quot; x &quot;;[.BK7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79]/[.$J79]; 0)" office:value-type="float" office:value="30" calcext:value-type="float">
            <text:p>30</text:p>
          </table:table-cell>
          <table:table-cell table:style-name="ce7" table:formula="of:=ROUND([.BO79]*2.54; 0)" office:value-type="float" office:value="51" calcext:value-type="float">
            <text:p>51</text:p>
          </table:table-cell>
          <table:table-cell table:style-name="ce7" table:formula="of:=ROUND([.BP79]*2.54;0)" office:value-type="float" office:value="76" calcext:value-type="float">
            <text:p>76</text:p>
          </table:table-cell>
          <table:table-cell table:style-name="ce7" table:formula="of:=IF([.$I79]&lt;[.$H79]; [.$I79]/[.BO79]; [.$H79]/[.BO79])" office:value-type="float" office:value="144.2" calcext:value-type="float">
            <text:p>144</text:p>
          </table:table-cell>
          <table:table-cell table:style-name="ce7" table:formula="of:=IF([.BS79]&gt;125; 1; 0)" office:value-type="float" office:value="1" calcext:value-type="float">
            <text:p>1</text:p>
          </table:table-cell>
          <table:table-cell table:style-name="ce7" table:formula="of:=IF([.BT79]=1;COM.MICROSOFT.CONCAT([.BO79];&quot; x &quot;;[.BP79];&quot; inches, &quot;;[.BQ79];&quot; x &quot;;[.BR7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79]/[.$J79]; 0)" office:value-type="float" office:value="36" calcext:value-type="float">
            <text:p>36</text:p>
          </table:table-cell>
          <table:table-cell table:style-name="ce7" table:formula="of:=ROUND([.BV79]*2.54; 0)" office:value-type="float" office:value="61" calcext:value-type="float">
            <text:p>61</text:p>
          </table:table-cell>
          <table:table-cell table:style-name="ce7" table:formula="of:=ROUND([.BW79]*2.54;0)" office:value-type="float" office:value="91" calcext:value-type="float">
            <text:p>91</text:p>
          </table:table-cell>
          <table:table-cell table:style-name="ce7" table:formula="of:=IF([.$I79]&lt;[.$H79]; [.$I79]/[.BV79]; [.$H79]/[.BV79])" office:value-type="float" office:value="120.166666666667" calcext:value-type="float">
            <text:p>120</text:p>
          </table:table-cell>
          <table:table-cell table:style-name="ce7" table:formula="of:=IF([.BZ79]&gt;110; 1; 0)" office:value-type="float" office:value="1" calcext:value-type="float">
            <text:p>1</text:p>
          </table:table-cell>
          <table:table-cell table:style-name="ce7" table:formula="of:=IF([.CA79]=1;COM.MICROSOFT.CONCAT([.BV79];&quot; x &quot;;[.BW79];&quot; inches, &quot;;[.BX79];&quot; x &quot;;[.BY79];&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79" calcext:value-type="float">
            <text:p>79</text:p>
          </table:table-cell>
          <table:table-cell table:formula="of:=COM.MICROSOFT.CONCAT(&quot;PrintGalleryImage-&quot;;[.A80];&quot;.jpg&quot;)" office:value-type="string" office:string-value="PrintGalleryImage-79.jpg" calcext:value-type="string">
            <text:p>PrintGalleryImage-79.jpg</text:p>
          </table:table-cell>
          <table:table-cell table:style-name="Default" office:value-type="string" calcext:value-type="string">
            <text:p>Northern Gannet</text:p>
          </table:table-cell>
          <table:table-cell table:style-name="Default" office:value-type="string" calcext:value-type="string">
            <text:p>Gannets are the most beautiful birds on the planet. End of story. Some day I need to get to a breeding colony to see and photograph their 'dance'.</text:p>
          </table:table-cell>
          <table:table-cell table:style-name="Default" office:value-type="string" calcext:value-type="string">
            <text:p>Adrian, Adrian O Brien, Adrian O' Brien, Adrian O'Brien, Animals, Bird, Birds, Brien, Ireland, O' Brien, O'Brien, OBrien, Wildlife chasing, chasing, chasing wildlife, chasingwildlife, flight, in, nature, wildlifechasing</text:p>
          </table:table-cell>
          <table:table-cell table:style-name="ce12" office:value-type="string" calcext:value-type="string">
            <text:p>29/09/2014 15:25:27</text:p>
          </table:table-cell>
          <table:table-cell table:style-name="Default" office:value-type="string" calcext:value-type="string">
            <text:p>3150 x 2086</text:p>
          </table:table-cell>
          <table:table-cell table:formula="of:=LEFT([.G80];4)" office:value-type="string" office:string-value="3150" calcext:value-type="string">
            <text:p>3150</text:p>
          </table:table-cell>
          <table:table-cell table:formula="of:=RIGHT([.G80];4)" office:value-type="string" office:string-value="2086" calcext:value-type="string">
            <text:p>2086</text:p>
          </table:table-cell>
          <table:table-cell table:style-name="ce6" table:formula="of:=IF([.I80]/[.H80]&gt;1;[.H80]/[.I80];[.I80]/[.H80])" office:value-type="float" office:value="0.662222222222222" calcext:value-type="float">
            <text:p>0.662</text:p>
          </table:table-cell>
          <table:table-cell table:style-name="ce7" office:value-type="float" office:value="8" calcext:value-type="float">
            <text:p>8</text:p>
          </table:table-cell>
          <table:table-cell table:style-name="ce7" table:formula="of:=ROUND([.K80]/[.$J80]; 0)" office:value-type="float" office:value="12" calcext:value-type="float">
            <text:p>12</text:p>
          </table:table-cell>
          <table:table-cell table:style-name="ce7" table:formula="of:=ROUND([.K80]*2.54; 0)" office:value-type="float" office:value="20" calcext:value-type="float">
            <text:p>20</text:p>
          </table:table-cell>
          <table:table-cell table:style-name="ce7" table:formula="of:=ROUND([.L80]*2.54;0)" office:value-type="float" office:value="30" calcext:value-type="float">
            <text:p>30</text:p>
          </table:table-cell>
          <table:table-cell table:style-name="ce7" table:formula="of:=IF([.$I80]&lt;[.$H80]; [.$I80]/[.K80]; [.$H80]/[.K80])" office:value-type="float" office:value="260.75" calcext:value-type="float">
            <text:p>261</text:p>
          </table:table-cell>
          <table:table-cell table:style-name="ce7" table:formula="of:=IF([.O80]&gt;250; 1; 0)" office:value-type="float" office:value="1" calcext:value-type="float">
            <text:p>1</text:p>
          </table:table-cell>
          <table:table-cell table:style-name="ce7" table:formula="of:=IF([.P80]=1;COM.MICROSOFT.CONCAT([.K80];&quot; x &quot;;[.L80];&quot; inches, &quot;;[.M80];&quot; x &quot;;[.N8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80]/[.$J80]; 0)" office:value-type="float" office:value="18" calcext:value-type="float">
            <text:p>18</text:p>
          </table:table-cell>
          <table:table-cell table:style-name="ce7" table:formula="of:=ROUND([.R80]*2.54; 0)" office:value-type="float" office:value="30" calcext:value-type="float">
            <text:p>30</text:p>
          </table:table-cell>
          <table:table-cell table:style-name="ce7" table:formula="of:=ROUND([.S80]*2.54;0)" office:value-type="float" office:value="46" calcext:value-type="float">
            <text:p>46</text:p>
          </table:table-cell>
          <table:table-cell table:style-name="ce7" table:formula="of:=IF([.$I80]&lt;[.$H80]; [.$I80]/[.R80]; [.$H80]/[.R80])" office:value-type="float" office:value="173.833333333333" calcext:value-type="float">
            <text:p>174</text:p>
          </table:table-cell>
          <table:table-cell table:style-name="ce7" table:formula="of:=IF([.V80]&gt;150; 1; 0)" office:value-type="float" office:value="1" calcext:value-type="float">
            <text:p>1</text:p>
          </table:table-cell>
          <table:table-cell table:style-name="ce7" table:formula="of:=IF([.W80]=1;COM.MICROSOFT.CONCAT([.R80];&quot; x &quot;;[.S80];&quot; inches, &quot;;[.T80];&quot; x &quot;;[.U8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80]/[.$J80]; 0)" office:value-type="float" office:value="24" calcext:value-type="float">
            <text:p>24</text:p>
          </table:table-cell>
          <table:table-cell table:style-name="ce7" table:formula="of:=ROUND([.Y80]*2.54; 0)" office:value-type="float" office:value="41" calcext:value-type="float">
            <text:p>41</text:p>
          </table:table-cell>
          <table:table-cell table:style-name="ce7" table:formula="of:=ROUND([.Z80]*2.54;0)" office:value-type="float" office:value="61" calcext:value-type="float">
            <text:p>61</text:p>
          </table:table-cell>
          <table:table-cell table:style-name="ce7" table:formula="of:=IF([.$I80]&lt;[.$H80]; [.$I80]/[.Y80]; [.$H80]/[.Y80])" office:value-type="float" office:value="130.375" calcext:value-type="float">
            <text:p>130</text:p>
          </table:table-cell>
          <table:table-cell table:style-name="ce7" table:formula="of:=IF([.AC80]&gt;120; 1; 0)" office:value-type="float" office:value="1" calcext:value-type="float">
            <text:p>1</text:p>
          </table:table-cell>
          <table:table-cell table:style-name="ce7" table:formula="of:=IF([.AD80]=1;COM.MICROSOFT.CONCAT([.Y80];&quot; x &quot;;[.Z80];&quot; inches, &quot;;[.AA80];&quot; x &quot;;[.AB8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80]/[.$J80]; 0)" office:value-type="float" office:value="30" calcext:value-type="float">
            <text:p>30</text:p>
          </table:table-cell>
          <table:table-cell table:style-name="ce7" table:formula="of:=ROUND([.AF80]*2.54; 0)" office:value-type="float" office:value="51" calcext:value-type="float">
            <text:p>51</text:p>
          </table:table-cell>
          <table:table-cell table:style-name="ce7" table:formula="of:=ROUND([.AG80]*2.54;0)" office:value-type="float" office:value="76" calcext:value-type="float">
            <text:p>76</text:p>
          </table:table-cell>
          <table:table-cell table:style-name="ce7" table:formula="of:=IF([.$I80]&lt;[.$H80]; [.$I80]/[.AF80]; [.$H80]/[.AF80])" office:value-type="float" office:value="104.3" calcext:value-type="float">
            <text:p>104</text:p>
          </table:table-cell>
          <table:table-cell table:style-name="ce7" table:formula="of:=IF([.AJ80]&gt;100; 1; 0)" office:value-type="float" office:value="1" calcext:value-type="float">
            <text:p>1</text:p>
          </table:table-cell>
          <table:table-cell table:style-name="ce7" table:formula="of:=IF([.AK80]=1;COM.MICROSOFT.CONCAT([.AF80];&quot; x &quot;;[.AG80];&quot; inches, &quot;;[.AH80];&quot; x &quot;;[.AI8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80]/[.$J80]; 0)" office:value-type="float" office:value="36" calcext:value-type="float">
            <text:p>36</text:p>
          </table:table-cell>
          <table:table-cell table:style-name="ce7" table:formula="of:=ROUND([.AM80]*2.54; 0)" office:value-type="float" office:value="61" calcext:value-type="float">
            <text:p>61</text:p>
          </table:table-cell>
          <table:table-cell table:style-name="ce7" table:formula="of:=ROUND([.AN80]*2.54;0)" office:value-type="float" office:value="91" calcext:value-type="float">
            <text:p>91</text:p>
          </table:table-cell>
          <table:table-cell table:style-name="ce7" table:formula="of:=IF([.$I80]&lt;[.$H80]; [.$I80]/[.AM80]; [.$H80]/[.AM80])" office:value-type="float" office:value="86.9166666666667" calcext:value-type="float">
            <text:p>87</text:p>
          </table:table-cell>
          <table:table-cell table:style-name="ce7" table:formula="of:=IF([.AQ80]&gt;90; 1; 0)" office:value-type="float" office:value="0" calcext:value-type="float">
            <text:p>0</text:p>
          </table:table-cell>
          <table:table-cell table:style-name="ce7" table:formula="of:=IF([.AR80]=1;COM.MICROSOFT.CONCAT([.AM80];&quot; x &quot;;[.AN80];&quot; inches, &quot;;[.AO80];&quot; x &quot;;[.AP80];&quot; cm&quot;); &quot;&quot;)">
            <text:p/>
          </table:table-cell>
          <table:table-cell table:style-name="ce7" office:value-type="float" office:value="8" calcext:value-type="float">
            <text:p>8</text:p>
          </table:table-cell>
          <table:table-cell table:style-name="ce7" table:formula="of:=ROUND([.AT80]/[.$J80]; 0)" office:value-type="float" office:value="12" calcext:value-type="float">
            <text:p>12</text:p>
          </table:table-cell>
          <table:table-cell table:style-name="ce7" table:formula="of:=ROUND([.AT80]*2.54; 0)" office:value-type="float" office:value="20" calcext:value-type="float">
            <text:p>20</text:p>
          </table:table-cell>
          <table:table-cell table:style-name="ce7" table:formula="of:=ROUND([.AU80]*2.54;0)" office:value-type="float" office:value="30" calcext:value-type="float">
            <text:p>30</text:p>
          </table:table-cell>
          <table:table-cell table:style-name="ce7" table:formula="of:=IF([.$I80]&lt;[.$H80]; [.$I80]/[.AT80]; [.$H80]/[.AT80])" office:value-type="float" office:value="260.75" calcext:value-type="float">
            <text:p>261</text:p>
          </table:table-cell>
          <table:table-cell table:style-name="ce7" table:formula="of:=IF([.AX80]&gt;280; 1; 0)" office:value-type="float" office:value="0" calcext:value-type="float">
            <text:p>0</text:p>
          </table:table-cell>
          <table:table-cell table:style-name="ce7" table:formula="of:=IF([.AY80]=1;COM.MICROSOFT.CONCAT([.AT80];&quot; x &quot;;[.AU80];&quot; inches, &quot;;[.AV80];&quot; x &quot;;[.AW80];&quot; cm&quot;); &quot;&quot;)">
            <text:p/>
          </table:table-cell>
          <table:table-cell table:style-name="ce7" office:value-type="float" office:value="12" calcext:value-type="float">
            <text:p>12</text:p>
          </table:table-cell>
          <table:table-cell table:style-name="ce7" table:formula="of:=ROUND([.BA80]/[.$J80]; 0)" office:value-type="float" office:value="18" calcext:value-type="float">
            <text:p>18</text:p>
          </table:table-cell>
          <table:table-cell table:style-name="ce7" table:formula="of:=ROUND([.BA80]*2.54; 0)" office:value-type="float" office:value="30" calcext:value-type="float">
            <text:p>30</text:p>
          </table:table-cell>
          <table:table-cell table:style-name="ce7" table:formula="of:=ROUND([.BB80]*2.54;0)" office:value-type="float" office:value="46" calcext:value-type="float">
            <text:p>46</text:p>
          </table:table-cell>
          <table:table-cell table:style-name="ce7" table:formula="of:=IF([.$I80]&lt;[.$H80]; [.$I80]/[.BA80]; [.$H80]/[.BA80])" office:value-type="float" office:value="173.833333333333" calcext:value-type="float">
            <text:p>174</text:p>
          </table:table-cell>
          <table:table-cell table:style-name="ce7" table:formula="of:=IF([.BE80]&gt;180; 1; 0)" office:value-type="float" office:value="0" calcext:value-type="float">
            <text:p>0</text:p>
          </table:table-cell>
          <table:table-cell table:style-name="ce7" table:formula="of:=IF([.BF80]=1;COM.MICROSOFT.CONCAT([.BA80];&quot; x &quot;;[.BB80];&quot; inches, &quot;;[.BC80];&quot; x &quot;;[.BD80];&quot; cm&quot;); &quot;&quot;)">
            <text:p/>
          </table:table-cell>
          <table:table-cell table:style-name="ce7" office:value-type="float" office:value="16" calcext:value-type="float">
            <text:p>16</text:p>
          </table:table-cell>
          <table:table-cell table:style-name="ce7" table:formula="of:=ROUND([.BH80]/[.$J80]; 0)" office:value-type="float" office:value="24" calcext:value-type="float">
            <text:p>24</text:p>
          </table:table-cell>
          <table:table-cell table:style-name="ce7" table:formula="of:=ROUND([.BH80]*2.54; 0)" office:value-type="float" office:value="41" calcext:value-type="float">
            <text:p>41</text:p>
          </table:table-cell>
          <table:table-cell table:style-name="ce7" table:formula="of:=ROUND([.BI80]*2.54;0)" office:value-type="float" office:value="61" calcext:value-type="float">
            <text:p>61</text:p>
          </table:table-cell>
          <table:table-cell table:style-name="ce7" table:formula="of:=IF([.$I80]&lt;[.$H80]; [.$I80]/[.BH80]; [.$H80]/[.BH80])" office:value-type="float" office:value="130.375" calcext:value-type="float">
            <text:p>130</text:p>
          </table:table-cell>
          <table:table-cell table:style-name="ce7" table:formula="of:=IF([.BL80]&gt;150; 1; 0)" office:value-type="float" office:value="0" calcext:value-type="float">
            <text:p>0</text:p>
          </table:table-cell>
          <table:table-cell table:style-name="ce7" table:formula="of:=IF([.BM80]=1;COM.MICROSOFT.CONCAT([.BH80];&quot; x &quot;;[.BI80];&quot; inches, &quot;;[.BJ80];&quot; x &quot;;[.BK80];&quot; cm&quot;); &quot;&quot;)">
            <text:p/>
          </table:table-cell>
          <table:table-cell table:style-name="ce7" office:value-type="float" office:value="20" calcext:value-type="float">
            <text:p>20</text:p>
          </table:table-cell>
          <table:table-cell table:style-name="ce7" table:formula="of:=ROUND([.BO80]/[.$J80]; 0)" office:value-type="float" office:value="30" calcext:value-type="float">
            <text:p>30</text:p>
          </table:table-cell>
          <table:table-cell table:style-name="ce7" table:formula="of:=ROUND([.BO80]*2.54; 0)" office:value-type="float" office:value="51" calcext:value-type="float">
            <text:p>51</text:p>
          </table:table-cell>
          <table:table-cell table:style-name="ce7" table:formula="of:=ROUND([.BP80]*2.54;0)" office:value-type="float" office:value="76" calcext:value-type="float">
            <text:p>76</text:p>
          </table:table-cell>
          <table:table-cell table:style-name="ce7" table:formula="of:=IF([.$I80]&lt;[.$H80]; [.$I80]/[.BO80]; [.$H80]/[.BO80])" office:value-type="float" office:value="104.3" calcext:value-type="float">
            <text:p>104</text:p>
          </table:table-cell>
          <table:table-cell table:style-name="ce7" table:formula="of:=IF([.BS80]&gt;125; 1; 0)" office:value-type="float" office:value="0" calcext:value-type="float">
            <text:p>0</text:p>
          </table:table-cell>
          <table:table-cell table:style-name="ce7" table:formula="of:=IF([.BT80]=1;COM.MICROSOFT.CONCAT([.BO80];&quot; x &quot;;[.BP80];&quot; inches, &quot;;[.BQ80];&quot; x &quot;;[.BR80];&quot; cm&quot;); &quot;&quot;)">
            <text:p/>
          </table:table-cell>
          <table:table-cell table:style-name="ce7" office:value-type="float" office:value="24" calcext:value-type="float">
            <text:p>24</text:p>
          </table:table-cell>
          <table:table-cell table:style-name="ce7" table:formula="of:=ROUND([.BV80]/[.$J80]; 0)" office:value-type="float" office:value="36" calcext:value-type="float">
            <text:p>36</text:p>
          </table:table-cell>
          <table:table-cell table:style-name="ce7" table:formula="of:=ROUND([.BV80]*2.54; 0)" office:value-type="float" office:value="61" calcext:value-type="float">
            <text:p>61</text:p>
          </table:table-cell>
          <table:table-cell table:style-name="ce7" table:formula="of:=ROUND([.BW80]*2.54;0)" office:value-type="float" office:value="91" calcext:value-type="float">
            <text:p>91</text:p>
          </table:table-cell>
          <table:table-cell table:style-name="ce7" table:formula="of:=IF([.$I80]&lt;[.$H80]; [.$I80]/[.BV80]; [.$H80]/[.BV80])" office:value-type="float" office:value="86.9166666666667" calcext:value-type="float">
            <text:p>87</text:p>
          </table:table-cell>
          <table:table-cell table:style-name="ce7" table:formula="of:=IF([.BZ80]&gt;110; 1; 0)" office:value-type="float" office:value="0" calcext:value-type="float">
            <text:p>0</text:p>
          </table:table-cell>
          <table:table-cell table:style-name="ce7" table:formula="of:=IF([.CA80]=1;COM.MICROSOFT.CONCAT([.BV80];&quot; x &quot;;[.BW80];&quot; inches, &quot;;[.BX80];&quot; x &quot;;[.BY80];&quot; cm&quot;); &quot;&quot;)">
            <text:p/>
          </table:table-cell>
          <table:table-cell table:number-columns-repeated="2"/>
        </table:table-row>
        <table:table-row table:style-name="ro2">
          <table:table-cell office:value-type="float" office:value="80" calcext:value-type="float">
            <text:p>80</text:p>
          </table:table-cell>
          <table:table-cell table:formula="of:=COM.MICROSOFT.CONCAT(&quot;PrintGalleryImage-&quot;;[.A81];&quot;.jpg&quot;)" office:value-type="string" office:string-value="PrintGalleryImage-80.jpg" calcext:value-type="string">
            <text:p>PrintGalleryImage-80.jpg</text:p>
          </table:table-cell>
          <table:table-cell table:style-name="Default" office:value-type="string" calcext:value-type="string">
            <text:p>Immature Gannet in Flight</text:p>
          </table:table-cell>
          <table:table-cell table:style-name="Default" office:value-type="string" calcext:value-type="string">
            <text:p>The juvenile gannet isn't as beautiful as an adult but the face and eye is starting to get that distinctive look.</text:p>
          </table:table-cell>
          <table:table-cell table:style-name="Default" office:value-type="string" calcext:value-type="string">
            <text:p>Adrian, Adrian O Brien, Adrian O' Brien, Adrian O'Brien, Animals, Bird, Birds, Brien, Ireland, O' Brien, O'Brien, OBrien, Wildlife chasing, chasing, chasing wildlife, chasingwildlife, flight, in, nature, wildlifechasing</text:p>
          </table:table-cell>
          <table:table-cell table:style-name="ce12" office:value-type="string" calcext:value-type="string">
            <text:p>29/09/2014 15:28:02</text:p>
          </table:table-cell>
          <table:table-cell table:style-name="Default" office:value-type="string" calcext:value-type="string">
            <text:p>3519 x 2346</text:p>
          </table:table-cell>
          <table:table-cell table:formula="of:=LEFT([.G81];4)" office:value-type="string" office:string-value="3519" calcext:value-type="string">
            <text:p>3519</text:p>
          </table:table-cell>
          <table:table-cell table:formula="of:=RIGHT([.G81];4)" office:value-type="string" office:string-value="2346" calcext:value-type="string">
            <text:p>2346</text:p>
          </table:table-cell>
          <table:table-cell table:style-name="ce6" table:formula="of:=IF([.I81]/[.H81]&gt;1;[.H81]/[.I81];[.I81]/[.H81])" office:value-type="float" office:value="0.666666666666667" calcext:value-type="float">
            <text:p>0.667</text:p>
          </table:table-cell>
          <table:table-cell table:style-name="ce7" office:value-type="float" office:value="8" calcext:value-type="float">
            <text:p>8</text:p>
          </table:table-cell>
          <table:table-cell table:style-name="ce7" table:formula="of:=ROUND([.K81]/[.$J81]; 0)" office:value-type="float" office:value="12" calcext:value-type="float">
            <text:p>12</text:p>
          </table:table-cell>
          <table:table-cell table:style-name="ce7" table:formula="of:=ROUND([.K81]*2.54; 0)" office:value-type="float" office:value="20" calcext:value-type="float">
            <text:p>20</text:p>
          </table:table-cell>
          <table:table-cell table:style-name="ce7" table:formula="of:=ROUND([.L81]*2.54;0)" office:value-type="float" office:value="30" calcext:value-type="float">
            <text:p>30</text:p>
          </table:table-cell>
          <table:table-cell table:style-name="ce7" table:formula="of:=IF([.$I81]&lt;[.$H81]; [.$I81]/[.K81]; [.$H81]/[.K81])" office:value-type="float" office:value="293.25" calcext:value-type="float">
            <text:p>293</text:p>
          </table:table-cell>
          <table:table-cell table:style-name="ce7" table:formula="of:=IF([.O81]&gt;250; 1; 0)" office:value-type="float" office:value="1" calcext:value-type="float">
            <text:p>1</text:p>
          </table:table-cell>
          <table:table-cell table:style-name="ce7" table:formula="of:=IF([.P81]=1;COM.MICROSOFT.CONCAT([.K81];&quot; x &quot;;[.L81];&quot; inches, &quot;;[.M81];&quot; x &quot;;[.N8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81]/[.$J81]; 0)" office:value-type="float" office:value="18" calcext:value-type="float">
            <text:p>18</text:p>
          </table:table-cell>
          <table:table-cell table:style-name="ce7" table:formula="of:=ROUND([.R81]*2.54; 0)" office:value-type="float" office:value="30" calcext:value-type="float">
            <text:p>30</text:p>
          </table:table-cell>
          <table:table-cell table:style-name="ce7" table:formula="of:=ROUND([.S81]*2.54;0)" office:value-type="float" office:value="46" calcext:value-type="float">
            <text:p>46</text:p>
          </table:table-cell>
          <table:table-cell table:style-name="ce7" table:formula="of:=IF([.$I81]&lt;[.$H81]; [.$I81]/[.R81]; [.$H81]/[.R81])" office:value-type="float" office:value="195.5" calcext:value-type="float">
            <text:p>196</text:p>
          </table:table-cell>
          <table:table-cell table:style-name="ce7" table:formula="of:=IF([.V81]&gt;150; 1; 0)" office:value-type="float" office:value="1" calcext:value-type="float">
            <text:p>1</text:p>
          </table:table-cell>
          <table:table-cell table:style-name="ce7" table:formula="of:=IF([.W81]=1;COM.MICROSOFT.CONCAT([.R81];&quot; x &quot;;[.S81];&quot; inches, &quot;;[.T81];&quot; x &quot;;[.U8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81]/[.$J81]; 0)" office:value-type="float" office:value="24" calcext:value-type="float">
            <text:p>24</text:p>
          </table:table-cell>
          <table:table-cell table:style-name="ce7" table:formula="of:=ROUND([.Y81]*2.54; 0)" office:value-type="float" office:value="41" calcext:value-type="float">
            <text:p>41</text:p>
          </table:table-cell>
          <table:table-cell table:style-name="ce7" table:formula="of:=ROUND([.Z81]*2.54;0)" office:value-type="float" office:value="61" calcext:value-type="float">
            <text:p>61</text:p>
          </table:table-cell>
          <table:table-cell table:style-name="ce7" table:formula="of:=IF([.$I81]&lt;[.$H81]; [.$I81]/[.Y81]; [.$H81]/[.Y81])" office:value-type="float" office:value="146.625" calcext:value-type="float">
            <text:p>147</text:p>
          </table:table-cell>
          <table:table-cell table:style-name="ce7" table:formula="of:=IF([.AC81]&gt;120; 1; 0)" office:value-type="float" office:value="1" calcext:value-type="float">
            <text:p>1</text:p>
          </table:table-cell>
          <table:table-cell table:style-name="ce7" table:formula="of:=IF([.AD81]=1;COM.MICROSOFT.CONCAT([.Y81];&quot; x &quot;;[.Z81];&quot; inches, &quot;;[.AA81];&quot; x &quot;;[.AB8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81]/[.$J81]; 0)" office:value-type="float" office:value="30" calcext:value-type="float">
            <text:p>30</text:p>
          </table:table-cell>
          <table:table-cell table:style-name="ce7" table:formula="of:=ROUND([.AF81]*2.54; 0)" office:value-type="float" office:value="51" calcext:value-type="float">
            <text:p>51</text:p>
          </table:table-cell>
          <table:table-cell table:style-name="ce7" table:formula="of:=ROUND([.AG81]*2.54;0)" office:value-type="float" office:value="76" calcext:value-type="float">
            <text:p>76</text:p>
          </table:table-cell>
          <table:table-cell table:style-name="ce7" table:formula="of:=IF([.$I81]&lt;[.$H81]; [.$I81]/[.AF81]; [.$H81]/[.AF81])" office:value-type="float" office:value="117.3" calcext:value-type="float">
            <text:p>117</text:p>
          </table:table-cell>
          <table:table-cell table:style-name="ce7" table:formula="of:=IF([.AJ81]&gt;100; 1; 0)" office:value-type="float" office:value="1" calcext:value-type="float">
            <text:p>1</text:p>
          </table:table-cell>
          <table:table-cell table:style-name="ce7" table:formula="of:=IF([.AK81]=1;COM.MICROSOFT.CONCAT([.AF81];&quot; x &quot;;[.AG81];&quot; inches, &quot;;[.AH81];&quot; x &quot;;[.AI8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81]/[.$J81]; 0)" office:value-type="float" office:value="36" calcext:value-type="float">
            <text:p>36</text:p>
          </table:table-cell>
          <table:table-cell table:style-name="ce7" table:formula="of:=ROUND([.AM81]*2.54; 0)" office:value-type="float" office:value="61" calcext:value-type="float">
            <text:p>61</text:p>
          </table:table-cell>
          <table:table-cell table:style-name="ce7" table:formula="of:=ROUND([.AN81]*2.54;0)" office:value-type="float" office:value="91" calcext:value-type="float">
            <text:p>91</text:p>
          </table:table-cell>
          <table:table-cell table:style-name="ce7" table:formula="of:=IF([.$I81]&lt;[.$H81]; [.$I81]/[.AM81]; [.$H81]/[.AM81])" office:value-type="float" office:value="97.75" calcext:value-type="float">
            <text:p>98</text:p>
          </table:table-cell>
          <table:table-cell table:style-name="ce7" table:formula="of:=IF([.AQ81]&gt;90; 1; 0)" office:value-type="float" office:value="1" calcext:value-type="float">
            <text:p>1</text:p>
          </table:table-cell>
          <table:table-cell table:style-name="ce7" table:formula="of:=IF([.AR81]=1;COM.MICROSOFT.CONCAT([.AM81];&quot; x &quot;;[.AN81];&quot; inches, &quot;;[.AO81];&quot; x &quot;;[.AP81];&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81]/[.$J81]; 0)" office:value-type="float" office:value="12" calcext:value-type="float">
            <text:p>12</text:p>
          </table:table-cell>
          <table:table-cell table:style-name="ce7" table:formula="of:=ROUND([.AT81]*2.54; 0)" office:value-type="float" office:value="20" calcext:value-type="float">
            <text:p>20</text:p>
          </table:table-cell>
          <table:table-cell table:style-name="ce7" table:formula="of:=ROUND([.AU81]*2.54;0)" office:value-type="float" office:value="30" calcext:value-type="float">
            <text:p>30</text:p>
          </table:table-cell>
          <table:table-cell table:style-name="ce7" table:formula="of:=IF([.$I81]&lt;[.$H81]; [.$I81]/[.AT81]; [.$H81]/[.AT81])" office:value-type="float" office:value="293.25" calcext:value-type="float">
            <text:p>293</text:p>
          </table:table-cell>
          <table:table-cell table:style-name="ce7" table:formula="of:=IF([.AX81]&gt;280; 1; 0)" office:value-type="float" office:value="1" calcext:value-type="float">
            <text:p>1</text:p>
          </table:table-cell>
          <table:table-cell table:style-name="ce7" table:formula="of:=IF([.AY81]=1;COM.MICROSOFT.CONCAT([.AT81];&quot; x &quot;;[.AU81];&quot; inches, &quot;;[.AV81];&quot; x &quot;;[.AW8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81]/[.$J81]; 0)" office:value-type="float" office:value="18" calcext:value-type="float">
            <text:p>18</text:p>
          </table:table-cell>
          <table:table-cell table:style-name="ce7" table:formula="of:=ROUND([.BA81]*2.54; 0)" office:value-type="float" office:value="30" calcext:value-type="float">
            <text:p>30</text:p>
          </table:table-cell>
          <table:table-cell table:style-name="ce7" table:formula="of:=ROUND([.BB81]*2.54;0)" office:value-type="float" office:value="46" calcext:value-type="float">
            <text:p>46</text:p>
          </table:table-cell>
          <table:table-cell table:style-name="ce7" table:formula="of:=IF([.$I81]&lt;[.$H81]; [.$I81]/[.BA81]; [.$H81]/[.BA81])" office:value-type="float" office:value="195.5" calcext:value-type="float">
            <text:p>196</text:p>
          </table:table-cell>
          <table:table-cell table:style-name="ce7" table:formula="of:=IF([.BE81]&gt;180; 1; 0)" office:value-type="float" office:value="1" calcext:value-type="float">
            <text:p>1</text:p>
          </table:table-cell>
          <table:table-cell table:style-name="ce7" table:formula="of:=IF([.BF81]=1;COM.MICROSOFT.CONCAT([.BA81];&quot; x &quot;;[.BB81];&quot; inches, &quot;;[.BC81];&quot; x &quot;;[.BD8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81]/[.$J81]; 0)" office:value-type="float" office:value="24" calcext:value-type="float">
            <text:p>24</text:p>
          </table:table-cell>
          <table:table-cell table:style-name="ce7" table:formula="of:=ROUND([.BH81]*2.54; 0)" office:value-type="float" office:value="41" calcext:value-type="float">
            <text:p>41</text:p>
          </table:table-cell>
          <table:table-cell table:style-name="ce7" table:formula="of:=ROUND([.BI81]*2.54;0)" office:value-type="float" office:value="61" calcext:value-type="float">
            <text:p>61</text:p>
          </table:table-cell>
          <table:table-cell table:style-name="ce7" table:formula="of:=IF([.$I81]&lt;[.$H81]; [.$I81]/[.BH81]; [.$H81]/[.BH81])" office:value-type="float" office:value="146.625" calcext:value-type="float">
            <text:p>147</text:p>
          </table:table-cell>
          <table:table-cell table:style-name="ce7" table:formula="of:=IF([.BL81]&gt;150; 1; 0)" office:value-type="float" office:value="0" calcext:value-type="float">
            <text:p>0</text:p>
          </table:table-cell>
          <table:table-cell table:style-name="ce7" table:formula="of:=IF([.BM81]=1;COM.MICROSOFT.CONCAT([.BH81];&quot; x &quot;;[.BI81];&quot; inches, &quot;;[.BJ81];&quot; x &quot;;[.BK81];&quot; cm&quot;); &quot;&quot;)">
            <text:p/>
          </table:table-cell>
          <table:table-cell table:style-name="ce7" office:value-type="float" office:value="20" calcext:value-type="float">
            <text:p>20</text:p>
          </table:table-cell>
          <table:table-cell table:style-name="ce7" table:formula="of:=ROUND([.BO81]/[.$J81]; 0)" office:value-type="float" office:value="30" calcext:value-type="float">
            <text:p>30</text:p>
          </table:table-cell>
          <table:table-cell table:style-name="ce7" table:formula="of:=ROUND([.BO81]*2.54; 0)" office:value-type="float" office:value="51" calcext:value-type="float">
            <text:p>51</text:p>
          </table:table-cell>
          <table:table-cell table:style-name="ce7" table:formula="of:=ROUND([.BP81]*2.54;0)" office:value-type="float" office:value="76" calcext:value-type="float">
            <text:p>76</text:p>
          </table:table-cell>
          <table:table-cell table:style-name="ce7" table:formula="of:=IF([.$I81]&lt;[.$H81]; [.$I81]/[.BO81]; [.$H81]/[.BO81])" office:value-type="float" office:value="117.3" calcext:value-type="float">
            <text:p>117</text:p>
          </table:table-cell>
          <table:table-cell table:style-name="ce7" table:formula="of:=IF([.BS81]&gt;125; 1; 0)" office:value-type="float" office:value="0" calcext:value-type="float">
            <text:p>0</text:p>
          </table:table-cell>
          <table:table-cell table:style-name="ce7" table:formula="of:=IF([.BT81]=1;COM.MICROSOFT.CONCAT([.BO81];&quot; x &quot;;[.BP81];&quot; inches, &quot;;[.BQ81];&quot; x &quot;;[.BR81];&quot; cm&quot;); &quot;&quot;)">
            <text:p/>
          </table:table-cell>
          <table:table-cell table:style-name="ce7" office:value-type="float" office:value="24" calcext:value-type="float">
            <text:p>24</text:p>
          </table:table-cell>
          <table:table-cell table:style-name="ce7" table:formula="of:=ROUND([.BV81]/[.$J81]; 0)" office:value-type="float" office:value="36" calcext:value-type="float">
            <text:p>36</text:p>
          </table:table-cell>
          <table:table-cell table:style-name="ce7" table:formula="of:=ROUND([.BV81]*2.54; 0)" office:value-type="float" office:value="61" calcext:value-type="float">
            <text:p>61</text:p>
          </table:table-cell>
          <table:table-cell table:style-name="ce7" table:formula="of:=ROUND([.BW81]*2.54;0)" office:value-type="float" office:value="91" calcext:value-type="float">
            <text:p>91</text:p>
          </table:table-cell>
          <table:table-cell table:style-name="ce7" table:formula="of:=IF([.$I81]&lt;[.$H81]; [.$I81]/[.BV81]; [.$H81]/[.BV81])" office:value-type="float" office:value="97.75" calcext:value-type="float">
            <text:p>98</text:p>
          </table:table-cell>
          <table:table-cell table:style-name="ce7" table:formula="of:=IF([.BZ81]&gt;110; 1; 0)" office:value-type="float" office:value="0" calcext:value-type="float">
            <text:p>0</text:p>
          </table:table-cell>
          <table:table-cell table:style-name="ce7" table:formula="of:=IF([.CA81]=1;COM.MICROSOFT.CONCAT([.BV81];&quot; x &quot;;[.BW81];&quot; inches, &quot;;[.BX81];&quot; x &quot;;[.BY81];&quot; cm&quot;); &quot;&quot;)">
            <text:p/>
          </table:table-cell>
          <table:table-cell table:number-columns-repeated="2"/>
        </table:table-row>
        <table:table-row table:style-name="ro2">
          <table:table-cell office:value-type="float" office:value="81" calcext:value-type="float">
            <text:p>81</text:p>
          </table:table-cell>
          <table:table-cell table:formula="of:=COM.MICROSOFT.CONCAT(&quot;PrintGalleryImage-&quot;;[.A82];&quot;.jpg&quot;)" office:value-type="string" office:string-value="PrintGalleryImage-81.jpg" calcext:value-type="string">
            <text:p>PrintGalleryImage-81.jpg</text:p>
          </table:table-cell>
          <table:table-cell table:style-name="Default" office:value-type="string" calcext:value-type="string">
            <text:p>Atlantic White Sided Dolphin Surfacing</text:p>
          </table:table-cell>
          <table:table-cell table:style-name="Default" office:value-type="string" calcext:value-type="string">
            <text:p>Well when you go whale watching the best thing you can get a photo of is a whale. If you don't see any then maybe a pod of dolphins will be compensation enough.</text:p>
          </table:table-cell>
          <table:table-cell table:style-name="Default" office:value-type="string" calcext:value-type="string">
            <text:p>Adrian, Adrian O Brien, Adrian O' Brien, Adrian O'Brien, Animals, Brien, Ireland, O' Brien, O'Brien, OBrien, Predator, Wildlife chasing, chasing, chasing wildlife, chasingwildlife, mammal, nature, wildlifechasing</text:p>
          </table:table-cell>
          <table:table-cell table:style-name="ce12" office:value-type="string" calcext:value-type="string">
            <text:p>29/09/2014 16:27:11</text:p>
          </table:table-cell>
          <table:table-cell table:style-name="Default" office:value-type="string" calcext:value-type="string">
            <text:p>4466 x 2977</text:p>
          </table:table-cell>
          <table:table-cell table:formula="of:=LEFT([.G82];4)" office:value-type="string" office:string-value="4466" calcext:value-type="string">
            <text:p>4466</text:p>
          </table:table-cell>
          <table:table-cell table:formula="of:=RIGHT([.G82];4)" office:value-type="string" office:string-value="2977" calcext:value-type="string">
            <text:p>2977</text:p>
          </table:table-cell>
          <table:table-cell table:style-name="ce6" table:formula="of:=IF([.I82]/[.H82]&gt;1;[.H82]/[.I82];[.I82]/[.H82])" office:value-type="float" office:value="0.666592028660994" calcext:value-type="float">
            <text:p>0.667</text:p>
          </table:table-cell>
          <table:table-cell table:style-name="ce7" office:value-type="float" office:value="8" calcext:value-type="float">
            <text:p>8</text:p>
          </table:table-cell>
          <table:table-cell table:style-name="ce7" table:formula="of:=ROUND([.K82]/[.$J82]; 0)" office:value-type="float" office:value="12" calcext:value-type="float">
            <text:p>12</text:p>
          </table:table-cell>
          <table:table-cell table:style-name="ce7" table:formula="of:=ROUND([.K82]*2.54; 0)" office:value-type="float" office:value="20" calcext:value-type="float">
            <text:p>20</text:p>
          </table:table-cell>
          <table:table-cell table:style-name="ce7" table:formula="of:=ROUND([.L82]*2.54;0)" office:value-type="float" office:value="30" calcext:value-type="float">
            <text:p>30</text:p>
          </table:table-cell>
          <table:table-cell table:style-name="ce7" table:formula="of:=IF([.$I82]&lt;[.$H82]; [.$I82]/[.K82]; [.$H82]/[.K82])" office:value-type="float" office:value="372.125" calcext:value-type="float">
            <text:p>372</text:p>
          </table:table-cell>
          <table:table-cell table:style-name="ce7" table:formula="of:=IF([.O82]&gt;250; 1; 0)" office:value-type="float" office:value="1" calcext:value-type="float">
            <text:p>1</text:p>
          </table:table-cell>
          <table:table-cell table:style-name="ce7" table:formula="of:=IF([.P82]=1;COM.MICROSOFT.CONCAT([.K82];&quot; x &quot;;[.L82];&quot; inches, &quot;;[.M82];&quot; x &quot;;[.N8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82]/[.$J82]; 0)" office:value-type="float" office:value="18" calcext:value-type="float">
            <text:p>18</text:p>
          </table:table-cell>
          <table:table-cell table:style-name="ce7" table:formula="of:=ROUND([.R82]*2.54; 0)" office:value-type="float" office:value="30" calcext:value-type="float">
            <text:p>30</text:p>
          </table:table-cell>
          <table:table-cell table:style-name="ce7" table:formula="of:=ROUND([.S82]*2.54;0)" office:value-type="float" office:value="46" calcext:value-type="float">
            <text:p>46</text:p>
          </table:table-cell>
          <table:table-cell table:style-name="ce7" table:formula="of:=IF([.$I82]&lt;[.$H82]; [.$I82]/[.R82]; [.$H82]/[.R82])" office:value-type="float" office:value="248.083333333333" calcext:value-type="float">
            <text:p>248</text:p>
          </table:table-cell>
          <table:table-cell table:style-name="ce7" table:formula="of:=IF([.V82]&gt;150; 1; 0)" office:value-type="float" office:value="1" calcext:value-type="float">
            <text:p>1</text:p>
          </table:table-cell>
          <table:table-cell table:style-name="ce7" table:formula="of:=IF([.W82]=1;COM.MICROSOFT.CONCAT([.R82];&quot; x &quot;;[.S82];&quot; inches, &quot;;[.T82];&quot; x &quot;;[.U8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82]/[.$J82]; 0)" office:value-type="float" office:value="24" calcext:value-type="float">
            <text:p>24</text:p>
          </table:table-cell>
          <table:table-cell table:style-name="ce7" table:formula="of:=ROUND([.Y82]*2.54; 0)" office:value-type="float" office:value="41" calcext:value-type="float">
            <text:p>41</text:p>
          </table:table-cell>
          <table:table-cell table:style-name="ce7" table:formula="of:=ROUND([.Z82]*2.54;0)" office:value-type="float" office:value="61" calcext:value-type="float">
            <text:p>61</text:p>
          </table:table-cell>
          <table:table-cell table:style-name="ce7" table:formula="of:=IF([.$I82]&lt;[.$H82]; [.$I82]/[.Y82]; [.$H82]/[.Y82])" office:value-type="float" office:value="186.0625" calcext:value-type="float">
            <text:p>186</text:p>
          </table:table-cell>
          <table:table-cell table:style-name="ce7" table:formula="of:=IF([.AC82]&gt;120; 1; 0)" office:value-type="float" office:value="1" calcext:value-type="float">
            <text:p>1</text:p>
          </table:table-cell>
          <table:table-cell table:style-name="ce7" table:formula="of:=IF([.AD82]=1;COM.MICROSOFT.CONCAT([.Y82];&quot; x &quot;;[.Z82];&quot; inches, &quot;;[.AA82];&quot; x &quot;;[.AB8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82]/[.$J82]; 0)" office:value-type="float" office:value="30" calcext:value-type="float">
            <text:p>30</text:p>
          </table:table-cell>
          <table:table-cell table:style-name="ce7" table:formula="of:=ROUND([.AF82]*2.54; 0)" office:value-type="float" office:value="51" calcext:value-type="float">
            <text:p>51</text:p>
          </table:table-cell>
          <table:table-cell table:style-name="ce7" table:formula="of:=ROUND([.AG82]*2.54;0)" office:value-type="float" office:value="76" calcext:value-type="float">
            <text:p>76</text:p>
          </table:table-cell>
          <table:table-cell table:style-name="ce7" table:formula="of:=IF([.$I82]&lt;[.$H82]; [.$I82]/[.AF82]; [.$H82]/[.AF82])" office:value-type="float" office:value="148.85" calcext:value-type="float">
            <text:p>149</text:p>
          </table:table-cell>
          <table:table-cell table:style-name="ce7" table:formula="of:=IF([.AJ82]&gt;100; 1; 0)" office:value-type="float" office:value="1" calcext:value-type="float">
            <text:p>1</text:p>
          </table:table-cell>
          <table:table-cell table:style-name="ce7" table:formula="of:=IF([.AK82]=1;COM.MICROSOFT.CONCAT([.AF82];&quot; x &quot;;[.AG82];&quot; inches, &quot;;[.AH82];&quot; x &quot;;[.AI8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82]/[.$J82]; 0)" office:value-type="float" office:value="36" calcext:value-type="float">
            <text:p>36</text:p>
          </table:table-cell>
          <table:table-cell table:style-name="ce7" table:formula="of:=ROUND([.AM82]*2.54; 0)" office:value-type="float" office:value="61" calcext:value-type="float">
            <text:p>61</text:p>
          </table:table-cell>
          <table:table-cell table:style-name="ce7" table:formula="of:=ROUND([.AN82]*2.54;0)" office:value-type="float" office:value="91" calcext:value-type="float">
            <text:p>91</text:p>
          </table:table-cell>
          <table:table-cell table:style-name="ce7" table:formula="of:=IF([.$I82]&lt;[.$H82]; [.$I82]/[.AM82]; [.$H82]/[.AM82])" office:value-type="float" office:value="124.041666666667" calcext:value-type="float">
            <text:p>124</text:p>
          </table:table-cell>
          <table:table-cell table:style-name="ce7" table:formula="of:=IF([.AQ82]&gt;90; 1; 0)" office:value-type="float" office:value="1" calcext:value-type="float">
            <text:p>1</text:p>
          </table:table-cell>
          <table:table-cell table:style-name="ce7" table:formula="of:=IF([.AR82]=1;COM.MICROSOFT.CONCAT([.AM82];&quot; x &quot;;[.AN82];&quot; inches, &quot;;[.AO82];&quot; x &quot;;[.AP82];&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82]/[.$J82]; 0)" office:value-type="float" office:value="12" calcext:value-type="float">
            <text:p>12</text:p>
          </table:table-cell>
          <table:table-cell table:style-name="ce7" table:formula="of:=ROUND([.AT82]*2.54; 0)" office:value-type="float" office:value="20" calcext:value-type="float">
            <text:p>20</text:p>
          </table:table-cell>
          <table:table-cell table:style-name="ce7" table:formula="of:=ROUND([.AU82]*2.54;0)" office:value-type="float" office:value="30" calcext:value-type="float">
            <text:p>30</text:p>
          </table:table-cell>
          <table:table-cell table:style-name="ce7" table:formula="of:=IF([.$I82]&lt;[.$H82]; [.$I82]/[.AT82]; [.$H82]/[.AT82])" office:value-type="float" office:value="372.125" calcext:value-type="float">
            <text:p>372</text:p>
          </table:table-cell>
          <table:table-cell table:style-name="ce7" table:formula="of:=IF([.AX82]&gt;280; 1; 0)" office:value-type="float" office:value="1" calcext:value-type="float">
            <text:p>1</text:p>
          </table:table-cell>
          <table:table-cell table:style-name="ce7" table:formula="of:=IF([.AY82]=1;COM.MICROSOFT.CONCAT([.AT82];&quot; x &quot;;[.AU82];&quot; inches, &quot;;[.AV82];&quot; x &quot;;[.AW8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82]/[.$J82]; 0)" office:value-type="float" office:value="18" calcext:value-type="float">
            <text:p>18</text:p>
          </table:table-cell>
          <table:table-cell table:style-name="ce7" table:formula="of:=ROUND([.BA82]*2.54; 0)" office:value-type="float" office:value="30" calcext:value-type="float">
            <text:p>30</text:p>
          </table:table-cell>
          <table:table-cell table:style-name="ce7" table:formula="of:=ROUND([.BB82]*2.54;0)" office:value-type="float" office:value="46" calcext:value-type="float">
            <text:p>46</text:p>
          </table:table-cell>
          <table:table-cell table:style-name="ce7" table:formula="of:=IF([.$I82]&lt;[.$H82]; [.$I82]/[.BA82]; [.$H82]/[.BA82])" office:value-type="float" office:value="248.083333333333" calcext:value-type="float">
            <text:p>248</text:p>
          </table:table-cell>
          <table:table-cell table:style-name="ce7" table:formula="of:=IF([.BE82]&gt;180; 1; 0)" office:value-type="float" office:value="1" calcext:value-type="float">
            <text:p>1</text:p>
          </table:table-cell>
          <table:table-cell table:style-name="ce7" table:formula="of:=IF([.BF82]=1;COM.MICROSOFT.CONCAT([.BA82];&quot; x &quot;;[.BB82];&quot; inches, &quot;;[.BC82];&quot; x &quot;;[.BD8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82]/[.$J82]; 0)" office:value-type="float" office:value="24" calcext:value-type="float">
            <text:p>24</text:p>
          </table:table-cell>
          <table:table-cell table:style-name="ce7" table:formula="of:=ROUND([.BH82]*2.54; 0)" office:value-type="float" office:value="41" calcext:value-type="float">
            <text:p>41</text:p>
          </table:table-cell>
          <table:table-cell table:style-name="ce7" table:formula="of:=ROUND([.BI82]*2.54;0)" office:value-type="float" office:value="61" calcext:value-type="float">
            <text:p>61</text:p>
          </table:table-cell>
          <table:table-cell table:style-name="ce7" table:formula="of:=IF([.$I82]&lt;[.$H82]; [.$I82]/[.BH82]; [.$H82]/[.BH82])" office:value-type="float" office:value="186.0625" calcext:value-type="float">
            <text:p>186</text:p>
          </table:table-cell>
          <table:table-cell table:style-name="ce7" table:formula="of:=IF([.BL82]&gt;150; 1; 0)" office:value-type="float" office:value="1" calcext:value-type="float">
            <text:p>1</text:p>
          </table:table-cell>
          <table:table-cell table:style-name="ce7" table:formula="of:=IF([.BM82]=1;COM.MICROSOFT.CONCAT([.BH82];&quot; x &quot;;[.BI82];&quot; inches, &quot;;[.BJ82];&quot; x &quot;;[.BK8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82]/[.$J82]; 0)" office:value-type="float" office:value="30" calcext:value-type="float">
            <text:p>30</text:p>
          </table:table-cell>
          <table:table-cell table:style-name="ce7" table:formula="of:=ROUND([.BO82]*2.54; 0)" office:value-type="float" office:value="51" calcext:value-type="float">
            <text:p>51</text:p>
          </table:table-cell>
          <table:table-cell table:style-name="ce7" table:formula="of:=ROUND([.BP82]*2.54;0)" office:value-type="float" office:value="76" calcext:value-type="float">
            <text:p>76</text:p>
          </table:table-cell>
          <table:table-cell table:style-name="ce7" table:formula="of:=IF([.$I82]&lt;[.$H82]; [.$I82]/[.BO82]; [.$H82]/[.BO82])" office:value-type="float" office:value="148.85" calcext:value-type="float">
            <text:p>149</text:p>
          </table:table-cell>
          <table:table-cell table:style-name="ce7" table:formula="of:=IF([.BS82]&gt;125; 1; 0)" office:value-type="float" office:value="1" calcext:value-type="float">
            <text:p>1</text:p>
          </table:table-cell>
          <table:table-cell table:style-name="ce7" table:formula="of:=IF([.BT82]=1;COM.MICROSOFT.CONCAT([.BO82];&quot; x &quot;;[.BP82];&quot; inches, &quot;;[.BQ82];&quot; x &quot;;[.BR8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82]/[.$J82]; 0)" office:value-type="float" office:value="36" calcext:value-type="float">
            <text:p>36</text:p>
          </table:table-cell>
          <table:table-cell table:style-name="ce7" table:formula="of:=ROUND([.BV82]*2.54; 0)" office:value-type="float" office:value="61" calcext:value-type="float">
            <text:p>61</text:p>
          </table:table-cell>
          <table:table-cell table:style-name="ce7" table:formula="of:=ROUND([.BW82]*2.54;0)" office:value-type="float" office:value="91" calcext:value-type="float">
            <text:p>91</text:p>
          </table:table-cell>
          <table:table-cell table:style-name="ce7" table:formula="of:=IF([.$I82]&lt;[.$H82]; [.$I82]/[.BV82]; [.$H82]/[.BV82])" office:value-type="float" office:value="124.041666666667" calcext:value-type="float">
            <text:p>124</text:p>
          </table:table-cell>
          <table:table-cell table:style-name="ce7" table:formula="of:=IF([.BZ82]&gt;110; 1; 0)" office:value-type="float" office:value="1" calcext:value-type="float">
            <text:p>1</text:p>
          </table:table-cell>
          <table:table-cell table:style-name="ce7" table:formula="of:=IF([.CA82]=1;COM.MICROSOFT.CONCAT([.BV82];&quot; x &quot;;[.BW82];&quot; inches, &quot;;[.BX82];&quot; x &quot;;[.BY82];&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82" calcext:value-type="float">
            <text:p>82</text:p>
          </table:table-cell>
          <table:table-cell table:formula="of:=COM.MICROSOFT.CONCAT(&quot;PrintGalleryImage-&quot;;[.A83];&quot;.jpg&quot;)" office:value-type="string" office:string-value="PrintGalleryImage-82.jpg" calcext:value-type="string">
            <text:p>PrintGalleryImage-82.jpg</text:p>
          </table:table-cell>
          <table:table-cell table:style-name="Default" office:value-type="string" calcext:value-type="string">
            <text:p>Black Spider Monkey BW</text:p>
          </table:table-cell>
          <table:table-cell table:style-name="Default" office:value-type="string" calcext:value-type="string">
            <text:p>Fota Wildlife park in Cork is dedicated to breeding endangered species. Since they have had a lot of success with cheetahs they are moving out to try and preserve other endangered animals. While visiting I met this black spider monkey who doesn't look to be too enthralled by his life. Is life in captivity worth it to save a species?</text:p>
          </table:table-cell>
          <table:table-cell table:style-name="Default" office:value-type="string" calcext:value-type="string">
            <text:p>Adrian, Adrian O Brien, Adrian O' Brien, Adrian O'Brien, Animals, Brien, Endangered, Ireland, Monkeys, O' Brien, O'Brien, OBrien, Species, Wildlife chasing, chasing, chasing wildlife, chasingwildlife, mammal, monkey, nature, wildlifechasing</text:p>
          </table:table-cell>
          <table:table-cell table:style-name="ce12" office:value-type="string" calcext:value-type="string">
            <text:p>30/09/2014 15:28:32</text:p>
          </table:table-cell>
          <table:table-cell table:style-name="Default" office:value-type="string" calcext:value-type="string">
            <text:p>4158 x 2772</text:p>
          </table:table-cell>
          <table:table-cell table:formula="of:=LEFT([.G83];4)" office:value-type="string" office:string-value="4158" calcext:value-type="string">
            <text:p>4158</text:p>
          </table:table-cell>
          <table:table-cell table:formula="of:=RIGHT([.G83];4)" office:value-type="string" office:string-value="2772" calcext:value-type="string">
            <text:p>2772</text:p>
          </table:table-cell>
          <table:table-cell table:style-name="ce6" table:formula="of:=IF([.I83]/[.H83]&gt;1;[.H83]/[.I83];[.I83]/[.H83])" office:value-type="float" office:value="0.666666666666667" calcext:value-type="float">
            <text:p>0.667</text:p>
          </table:table-cell>
          <table:table-cell table:style-name="ce7" office:value-type="float" office:value="8" calcext:value-type="float">
            <text:p>8</text:p>
          </table:table-cell>
          <table:table-cell table:style-name="ce7" table:formula="of:=ROUND([.K83]/[.$J83]; 0)" office:value-type="float" office:value="12" calcext:value-type="float">
            <text:p>12</text:p>
          </table:table-cell>
          <table:table-cell table:style-name="ce7" table:formula="of:=ROUND([.K83]*2.54; 0)" office:value-type="float" office:value="20" calcext:value-type="float">
            <text:p>20</text:p>
          </table:table-cell>
          <table:table-cell table:style-name="ce7" table:formula="of:=ROUND([.L83]*2.54;0)" office:value-type="float" office:value="30" calcext:value-type="float">
            <text:p>30</text:p>
          </table:table-cell>
          <table:table-cell table:style-name="ce7" table:formula="of:=IF([.$I83]&lt;[.$H83]; [.$I83]/[.K83]; [.$H83]/[.K83])" office:value-type="float" office:value="346.5" calcext:value-type="float">
            <text:p>347</text:p>
          </table:table-cell>
          <table:table-cell table:style-name="ce7" table:formula="of:=IF([.O83]&gt;250; 1; 0)" office:value-type="float" office:value="1" calcext:value-type="float">
            <text:p>1</text:p>
          </table:table-cell>
          <table:table-cell table:style-name="ce7" table:formula="of:=IF([.P83]=1;COM.MICROSOFT.CONCAT([.K83];&quot; x &quot;;[.L83];&quot; inches, &quot;;[.M83];&quot; x &quot;;[.N8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83]/[.$J83]; 0)" office:value-type="float" office:value="18" calcext:value-type="float">
            <text:p>18</text:p>
          </table:table-cell>
          <table:table-cell table:style-name="ce7" table:formula="of:=ROUND([.R83]*2.54; 0)" office:value-type="float" office:value="30" calcext:value-type="float">
            <text:p>30</text:p>
          </table:table-cell>
          <table:table-cell table:style-name="ce7" table:formula="of:=ROUND([.S83]*2.54;0)" office:value-type="float" office:value="46" calcext:value-type="float">
            <text:p>46</text:p>
          </table:table-cell>
          <table:table-cell table:style-name="ce7" table:formula="of:=IF([.$I83]&lt;[.$H83]; [.$I83]/[.R83]; [.$H83]/[.R83])" office:value-type="float" office:value="231" calcext:value-type="float">
            <text:p>231</text:p>
          </table:table-cell>
          <table:table-cell table:style-name="ce7" table:formula="of:=IF([.V83]&gt;150; 1; 0)" office:value-type="float" office:value="1" calcext:value-type="float">
            <text:p>1</text:p>
          </table:table-cell>
          <table:table-cell table:style-name="ce7" table:formula="of:=IF([.W83]=1;COM.MICROSOFT.CONCAT([.R83];&quot; x &quot;;[.S83];&quot; inches, &quot;;[.T83];&quot; x &quot;;[.U8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83]/[.$J83]; 0)" office:value-type="float" office:value="24" calcext:value-type="float">
            <text:p>24</text:p>
          </table:table-cell>
          <table:table-cell table:style-name="ce7" table:formula="of:=ROUND([.Y83]*2.54; 0)" office:value-type="float" office:value="41" calcext:value-type="float">
            <text:p>41</text:p>
          </table:table-cell>
          <table:table-cell table:style-name="ce7" table:formula="of:=ROUND([.Z83]*2.54;0)" office:value-type="float" office:value="61" calcext:value-type="float">
            <text:p>61</text:p>
          </table:table-cell>
          <table:table-cell table:style-name="ce7" table:formula="of:=IF([.$I83]&lt;[.$H83]; [.$I83]/[.Y83]; [.$H83]/[.Y83])" office:value-type="float" office:value="173.25" calcext:value-type="float">
            <text:p>173</text:p>
          </table:table-cell>
          <table:table-cell table:style-name="ce7" table:formula="of:=IF([.AC83]&gt;120; 1; 0)" office:value-type="float" office:value="1" calcext:value-type="float">
            <text:p>1</text:p>
          </table:table-cell>
          <table:table-cell table:style-name="ce7" table:formula="of:=IF([.AD83]=1;COM.MICROSOFT.CONCAT([.Y83];&quot; x &quot;;[.Z83];&quot; inches, &quot;;[.AA83];&quot; x &quot;;[.AB8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83]/[.$J83]; 0)" office:value-type="float" office:value="30" calcext:value-type="float">
            <text:p>30</text:p>
          </table:table-cell>
          <table:table-cell table:style-name="ce7" table:formula="of:=ROUND([.AF83]*2.54; 0)" office:value-type="float" office:value="51" calcext:value-type="float">
            <text:p>51</text:p>
          </table:table-cell>
          <table:table-cell table:style-name="ce7" table:formula="of:=ROUND([.AG83]*2.54;0)" office:value-type="float" office:value="76" calcext:value-type="float">
            <text:p>76</text:p>
          </table:table-cell>
          <table:table-cell table:style-name="ce7" table:formula="of:=IF([.$I83]&lt;[.$H83]; [.$I83]/[.AF83]; [.$H83]/[.AF83])" office:value-type="float" office:value="138.6" calcext:value-type="float">
            <text:p>139</text:p>
          </table:table-cell>
          <table:table-cell table:style-name="ce7" table:formula="of:=IF([.AJ83]&gt;100; 1; 0)" office:value-type="float" office:value="1" calcext:value-type="float">
            <text:p>1</text:p>
          </table:table-cell>
          <table:table-cell table:style-name="ce7" table:formula="of:=IF([.AK83]=1;COM.MICROSOFT.CONCAT([.AF83];&quot; x &quot;;[.AG83];&quot; inches, &quot;;[.AH83];&quot; x &quot;;[.AI8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83]/[.$J83]; 0)" office:value-type="float" office:value="36" calcext:value-type="float">
            <text:p>36</text:p>
          </table:table-cell>
          <table:table-cell table:style-name="ce7" table:formula="of:=ROUND([.AM83]*2.54; 0)" office:value-type="float" office:value="61" calcext:value-type="float">
            <text:p>61</text:p>
          </table:table-cell>
          <table:table-cell table:style-name="ce7" table:formula="of:=ROUND([.AN83]*2.54;0)" office:value-type="float" office:value="91" calcext:value-type="float">
            <text:p>91</text:p>
          </table:table-cell>
          <table:table-cell table:style-name="ce7" table:formula="of:=IF([.$I83]&lt;[.$H83]; [.$I83]/[.AM83]; [.$H83]/[.AM83])" office:value-type="float" office:value="115.5" calcext:value-type="float">
            <text:p>116</text:p>
          </table:table-cell>
          <table:table-cell table:style-name="ce7" table:formula="of:=IF([.AQ83]&gt;90; 1; 0)" office:value-type="float" office:value="1" calcext:value-type="float">
            <text:p>1</text:p>
          </table:table-cell>
          <table:table-cell table:style-name="ce7" table:formula="of:=IF([.AR83]=1;COM.MICROSOFT.CONCAT([.AM83];&quot; x &quot;;[.AN83];&quot; inches, &quot;;[.AO83];&quot; x &quot;;[.AP83];&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83]/[.$J83]; 0)" office:value-type="float" office:value="12" calcext:value-type="float">
            <text:p>12</text:p>
          </table:table-cell>
          <table:table-cell table:style-name="ce7" table:formula="of:=ROUND([.AT83]*2.54; 0)" office:value-type="float" office:value="20" calcext:value-type="float">
            <text:p>20</text:p>
          </table:table-cell>
          <table:table-cell table:style-name="ce7" table:formula="of:=ROUND([.AU83]*2.54;0)" office:value-type="float" office:value="30" calcext:value-type="float">
            <text:p>30</text:p>
          </table:table-cell>
          <table:table-cell table:style-name="ce7" table:formula="of:=IF([.$I83]&lt;[.$H83]; [.$I83]/[.AT83]; [.$H83]/[.AT83])" office:value-type="float" office:value="346.5" calcext:value-type="float">
            <text:p>347</text:p>
          </table:table-cell>
          <table:table-cell table:style-name="ce7" table:formula="of:=IF([.AX83]&gt;280; 1; 0)" office:value-type="float" office:value="1" calcext:value-type="float">
            <text:p>1</text:p>
          </table:table-cell>
          <table:table-cell table:style-name="ce7" table:formula="of:=IF([.AY83]=1;COM.MICROSOFT.CONCAT([.AT83];&quot; x &quot;;[.AU83];&quot; inches, &quot;;[.AV83];&quot; x &quot;;[.AW8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83]/[.$J83]; 0)" office:value-type="float" office:value="18" calcext:value-type="float">
            <text:p>18</text:p>
          </table:table-cell>
          <table:table-cell table:style-name="ce7" table:formula="of:=ROUND([.BA83]*2.54; 0)" office:value-type="float" office:value="30" calcext:value-type="float">
            <text:p>30</text:p>
          </table:table-cell>
          <table:table-cell table:style-name="ce7" table:formula="of:=ROUND([.BB83]*2.54;0)" office:value-type="float" office:value="46" calcext:value-type="float">
            <text:p>46</text:p>
          </table:table-cell>
          <table:table-cell table:style-name="ce7" table:formula="of:=IF([.$I83]&lt;[.$H83]; [.$I83]/[.BA83]; [.$H83]/[.BA83])" office:value-type="float" office:value="231" calcext:value-type="float">
            <text:p>231</text:p>
          </table:table-cell>
          <table:table-cell table:style-name="ce7" table:formula="of:=IF([.BE83]&gt;180; 1; 0)" office:value-type="float" office:value="1" calcext:value-type="float">
            <text:p>1</text:p>
          </table:table-cell>
          <table:table-cell table:style-name="ce7" table:formula="of:=IF([.BF83]=1;COM.MICROSOFT.CONCAT([.BA83];&quot; x &quot;;[.BB83];&quot; inches, &quot;;[.BC83];&quot; x &quot;;[.BD8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83]/[.$J83]; 0)" office:value-type="float" office:value="24" calcext:value-type="float">
            <text:p>24</text:p>
          </table:table-cell>
          <table:table-cell table:style-name="ce7" table:formula="of:=ROUND([.BH83]*2.54; 0)" office:value-type="float" office:value="41" calcext:value-type="float">
            <text:p>41</text:p>
          </table:table-cell>
          <table:table-cell table:style-name="ce7" table:formula="of:=ROUND([.BI83]*2.54;0)" office:value-type="float" office:value="61" calcext:value-type="float">
            <text:p>61</text:p>
          </table:table-cell>
          <table:table-cell table:style-name="ce7" table:formula="of:=IF([.$I83]&lt;[.$H83]; [.$I83]/[.BH83]; [.$H83]/[.BH83])" office:value-type="float" office:value="173.25" calcext:value-type="float">
            <text:p>173</text:p>
          </table:table-cell>
          <table:table-cell table:style-name="ce7" table:formula="of:=IF([.BL83]&gt;150; 1; 0)" office:value-type="float" office:value="1" calcext:value-type="float">
            <text:p>1</text:p>
          </table:table-cell>
          <table:table-cell table:style-name="ce7" table:formula="of:=IF([.BM83]=1;COM.MICROSOFT.CONCAT([.BH83];&quot; x &quot;;[.BI83];&quot; inches, &quot;;[.BJ83];&quot; x &quot;;[.BK8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83]/[.$J83]; 0)" office:value-type="float" office:value="30" calcext:value-type="float">
            <text:p>30</text:p>
          </table:table-cell>
          <table:table-cell table:style-name="ce7" table:formula="of:=ROUND([.BO83]*2.54; 0)" office:value-type="float" office:value="51" calcext:value-type="float">
            <text:p>51</text:p>
          </table:table-cell>
          <table:table-cell table:style-name="ce7" table:formula="of:=ROUND([.BP83]*2.54;0)" office:value-type="float" office:value="76" calcext:value-type="float">
            <text:p>76</text:p>
          </table:table-cell>
          <table:table-cell table:style-name="ce7" table:formula="of:=IF([.$I83]&lt;[.$H83]; [.$I83]/[.BO83]; [.$H83]/[.BO83])" office:value-type="float" office:value="138.6" calcext:value-type="float">
            <text:p>139</text:p>
          </table:table-cell>
          <table:table-cell table:style-name="ce7" table:formula="of:=IF([.BS83]&gt;125; 1; 0)" office:value-type="float" office:value="1" calcext:value-type="float">
            <text:p>1</text:p>
          </table:table-cell>
          <table:table-cell table:style-name="ce7" table:formula="of:=IF([.BT83]=1;COM.MICROSOFT.CONCAT([.BO83];&quot; x &quot;;[.BP83];&quot; inches, &quot;;[.BQ83];&quot; x &quot;;[.BR8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83]/[.$J83]; 0)" office:value-type="float" office:value="36" calcext:value-type="float">
            <text:p>36</text:p>
          </table:table-cell>
          <table:table-cell table:style-name="ce7" table:formula="of:=ROUND([.BV83]*2.54; 0)" office:value-type="float" office:value="61" calcext:value-type="float">
            <text:p>61</text:p>
          </table:table-cell>
          <table:table-cell table:style-name="ce7" table:formula="of:=ROUND([.BW83]*2.54;0)" office:value-type="float" office:value="91" calcext:value-type="float">
            <text:p>91</text:p>
          </table:table-cell>
          <table:table-cell table:style-name="ce7" table:formula="of:=IF([.$I83]&lt;[.$H83]; [.$I83]/[.BV83]; [.$H83]/[.BV83])" office:value-type="float" office:value="115.5" calcext:value-type="float">
            <text:p>116</text:p>
          </table:table-cell>
          <table:table-cell table:style-name="ce7" table:formula="of:=IF([.BZ83]&gt;110; 1; 0)" office:value-type="float" office:value="1" calcext:value-type="float">
            <text:p>1</text:p>
          </table:table-cell>
          <table:table-cell table:style-name="ce7" table:formula="of:=IF([.CA83]=1;COM.MICROSOFT.CONCAT([.BV83];&quot; x &quot;;[.BW83];&quot; inches, &quot;;[.BX83];&quot; x &quot;;[.BY83];&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83" calcext:value-type="float">
            <text:p>83</text:p>
          </table:table-cell>
          <table:table-cell table:formula="of:=COM.MICROSOFT.CONCAT(&quot;PrintGalleryImage-&quot;;[.A84];&quot;.jpg&quot;)" office:value-type="string" office:string-value="PrintGalleryImage-83.jpg" calcext:value-type="string">
            <text:p>PrintGalleryImage-83.jpg</text:p>
          </table:table-cell>
          <table:table-cell table:style-name="Default" office:value-type="string" calcext:value-type="string">
            <text:p>Red Panda Anticipating Dinner</text:p>
          </table:table-cell>
          <table:table-cell table:style-name="Default" office:value-type="string" calcext:value-type="string">
            <text:p>A lot of people ask me where my logo came from. Quite simply it is a tracing of this beautiful creature. This new mother is one of the breeding pandas at Fota Wildlife Park in Cork where I was practicing my focussing techniques on animals hiding in trees.</text:p>
          </table:table-cell>
          <table:table-cell table:style-name="Default" office:value-type="string" calcext:value-type="string">
            <text:p>Adrian, Adrian O Brien, Adrian O' Brien, Adrian O'Brien, Animals, Brien, Endangered, Ireland, O' Brien, O'Brien, OBrien, Species, Wildlife chasing, chasing, chasing wildlife, chasingwildlife, mammal, nature, wildlifechasing</text:p>
          </table:table-cell>
          <table:table-cell table:style-name="ce12" office:value-type="string" calcext:value-type="string">
            <text:p>30/09/2014 15:54:34</text:p>
          </table:table-cell>
          <table:table-cell table:style-name="Default" office:value-type="string" calcext:value-type="string">
            <text:p>4691 x 3128</text:p>
          </table:table-cell>
          <table:table-cell table:formula="of:=LEFT([.G84];4)" office:value-type="string" office:string-value="4691" calcext:value-type="string">
            <text:p>4691</text:p>
          </table:table-cell>
          <table:table-cell table:formula="of:=RIGHT([.G84];4)" office:value-type="string" office:string-value="3128" calcext:value-type="string">
            <text:p>3128</text:p>
          </table:table-cell>
          <table:table-cell table:style-name="ce6" table:formula="of:=IF([.I84]/[.H84]&gt;1;[.H84]/[.I84];[.I84]/[.H84])" office:value-type="float" office:value="0.666808782775528" calcext:value-type="float">
            <text:p>0.667</text:p>
          </table:table-cell>
          <table:table-cell table:style-name="ce7" office:value-type="float" office:value="8" calcext:value-type="float">
            <text:p>8</text:p>
          </table:table-cell>
          <table:table-cell table:style-name="ce7" table:formula="of:=ROUND([.K84]/[.$J84]; 0)" office:value-type="float" office:value="12" calcext:value-type="float">
            <text:p>12</text:p>
          </table:table-cell>
          <table:table-cell table:style-name="ce7" table:formula="of:=ROUND([.K84]*2.54; 0)" office:value-type="float" office:value="20" calcext:value-type="float">
            <text:p>20</text:p>
          </table:table-cell>
          <table:table-cell table:style-name="ce7" table:formula="of:=ROUND([.L84]*2.54;0)" office:value-type="float" office:value="30" calcext:value-type="float">
            <text:p>30</text:p>
          </table:table-cell>
          <table:table-cell table:style-name="ce7" table:formula="of:=IF([.$I84]&lt;[.$H84]; [.$I84]/[.K84]; [.$H84]/[.K84])" office:value-type="float" office:value="391" calcext:value-type="float">
            <text:p>391</text:p>
          </table:table-cell>
          <table:table-cell table:style-name="ce7" table:formula="of:=IF([.O84]&gt;250; 1; 0)" office:value-type="float" office:value="1" calcext:value-type="float">
            <text:p>1</text:p>
          </table:table-cell>
          <table:table-cell table:style-name="ce7" table:formula="of:=IF([.P84]=1;COM.MICROSOFT.CONCAT([.K84];&quot; x &quot;;[.L84];&quot; inches, &quot;;[.M84];&quot; x &quot;;[.N8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84]/[.$J84]; 0)" office:value-type="float" office:value="18" calcext:value-type="float">
            <text:p>18</text:p>
          </table:table-cell>
          <table:table-cell table:style-name="ce7" table:formula="of:=ROUND([.R84]*2.54; 0)" office:value-type="float" office:value="30" calcext:value-type="float">
            <text:p>30</text:p>
          </table:table-cell>
          <table:table-cell table:style-name="ce7" table:formula="of:=ROUND([.S84]*2.54;0)" office:value-type="float" office:value="46" calcext:value-type="float">
            <text:p>46</text:p>
          </table:table-cell>
          <table:table-cell table:style-name="ce7" table:formula="of:=IF([.$I84]&lt;[.$H84]; [.$I84]/[.R84]; [.$H84]/[.R84])" office:value-type="float" office:value="260.666666666667" calcext:value-type="float">
            <text:p>261</text:p>
          </table:table-cell>
          <table:table-cell table:style-name="ce7" table:formula="of:=IF([.V84]&gt;150; 1; 0)" office:value-type="float" office:value="1" calcext:value-type="float">
            <text:p>1</text:p>
          </table:table-cell>
          <table:table-cell table:style-name="ce7" table:formula="of:=IF([.W84]=1;COM.MICROSOFT.CONCAT([.R84];&quot; x &quot;;[.S84];&quot; inches, &quot;;[.T84];&quot; x &quot;;[.U8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84]/[.$J84]; 0)" office:value-type="float" office:value="24" calcext:value-type="float">
            <text:p>24</text:p>
          </table:table-cell>
          <table:table-cell table:style-name="ce7" table:formula="of:=ROUND([.Y84]*2.54; 0)" office:value-type="float" office:value="41" calcext:value-type="float">
            <text:p>41</text:p>
          </table:table-cell>
          <table:table-cell table:style-name="ce7" table:formula="of:=ROUND([.Z84]*2.54;0)" office:value-type="float" office:value="61" calcext:value-type="float">
            <text:p>61</text:p>
          </table:table-cell>
          <table:table-cell table:style-name="ce7" table:formula="of:=IF([.$I84]&lt;[.$H84]; [.$I84]/[.Y84]; [.$H84]/[.Y84])" office:value-type="float" office:value="195.5" calcext:value-type="float">
            <text:p>196</text:p>
          </table:table-cell>
          <table:table-cell table:style-name="ce7" table:formula="of:=IF([.AC84]&gt;120; 1; 0)" office:value-type="float" office:value="1" calcext:value-type="float">
            <text:p>1</text:p>
          </table:table-cell>
          <table:table-cell table:style-name="ce7" table:formula="of:=IF([.AD84]=1;COM.MICROSOFT.CONCAT([.Y84];&quot; x &quot;;[.Z84];&quot; inches, &quot;;[.AA84];&quot; x &quot;;[.AB8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84]/[.$J84]; 0)" office:value-type="float" office:value="30" calcext:value-type="float">
            <text:p>30</text:p>
          </table:table-cell>
          <table:table-cell table:style-name="ce7" table:formula="of:=ROUND([.AF84]*2.54; 0)" office:value-type="float" office:value="51" calcext:value-type="float">
            <text:p>51</text:p>
          </table:table-cell>
          <table:table-cell table:style-name="ce7" table:formula="of:=ROUND([.AG84]*2.54;0)" office:value-type="float" office:value="76" calcext:value-type="float">
            <text:p>76</text:p>
          </table:table-cell>
          <table:table-cell table:style-name="ce7" table:formula="of:=IF([.$I84]&lt;[.$H84]; [.$I84]/[.AF84]; [.$H84]/[.AF84])" office:value-type="float" office:value="156.4" calcext:value-type="float">
            <text:p>156</text:p>
          </table:table-cell>
          <table:table-cell table:style-name="ce7" table:formula="of:=IF([.AJ84]&gt;100; 1; 0)" office:value-type="float" office:value="1" calcext:value-type="float">
            <text:p>1</text:p>
          </table:table-cell>
          <table:table-cell table:style-name="ce7" table:formula="of:=IF([.AK84]=1;COM.MICROSOFT.CONCAT([.AF84];&quot; x &quot;;[.AG84];&quot; inches, &quot;;[.AH84];&quot; x &quot;;[.AI8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84]/[.$J84]; 0)" office:value-type="float" office:value="36" calcext:value-type="float">
            <text:p>36</text:p>
          </table:table-cell>
          <table:table-cell table:style-name="ce7" table:formula="of:=ROUND([.AM84]*2.54; 0)" office:value-type="float" office:value="61" calcext:value-type="float">
            <text:p>61</text:p>
          </table:table-cell>
          <table:table-cell table:style-name="ce7" table:formula="of:=ROUND([.AN84]*2.54;0)" office:value-type="float" office:value="91" calcext:value-type="float">
            <text:p>91</text:p>
          </table:table-cell>
          <table:table-cell table:style-name="ce7" table:formula="of:=IF([.$I84]&lt;[.$H84]; [.$I84]/[.AM84]; [.$H84]/[.AM84])" office:value-type="float" office:value="130.333333333333" calcext:value-type="float">
            <text:p>130</text:p>
          </table:table-cell>
          <table:table-cell table:style-name="ce7" table:formula="of:=IF([.AQ84]&gt;90; 1; 0)" office:value-type="float" office:value="1" calcext:value-type="float">
            <text:p>1</text:p>
          </table:table-cell>
          <table:table-cell table:style-name="ce7" table:formula="of:=IF([.AR84]=1;COM.MICROSOFT.CONCAT([.AM84];&quot; x &quot;;[.AN84];&quot; inches, &quot;;[.AO84];&quot; x &quot;;[.AP84];&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84]/[.$J84]; 0)" office:value-type="float" office:value="12" calcext:value-type="float">
            <text:p>12</text:p>
          </table:table-cell>
          <table:table-cell table:style-name="ce7" table:formula="of:=ROUND([.AT84]*2.54; 0)" office:value-type="float" office:value="20" calcext:value-type="float">
            <text:p>20</text:p>
          </table:table-cell>
          <table:table-cell table:style-name="ce7" table:formula="of:=ROUND([.AU84]*2.54;0)" office:value-type="float" office:value="30" calcext:value-type="float">
            <text:p>30</text:p>
          </table:table-cell>
          <table:table-cell table:style-name="ce7" table:formula="of:=IF([.$I84]&lt;[.$H84]; [.$I84]/[.AT84]; [.$H84]/[.AT84])" office:value-type="float" office:value="391" calcext:value-type="float">
            <text:p>391</text:p>
          </table:table-cell>
          <table:table-cell table:style-name="ce7" table:formula="of:=IF([.AX84]&gt;280; 1; 0)" office:value-type="float" office:value="1" calcext:value-type="float">
            <text:p>1</text:p>
          </table:table-cell>
          <table:table-cell table:style-name="ce7" table:formula="of:=IF([.AY84]=1;COM.MICROSOFT.CONCAT([.AT84];&quot; x &quot;;[.AU84];&quot; inches, &quot;;[.AV84];&quot; x &quot;;[.AW8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84]/[.$J84]; 0)" office:value-type="float" office:value="18" calcext:value-type="float">
            <text:p>18</text:p>
          </table:table-cell>
          <table:table-cell table:style-name="ce7" table:formula="of:=ROUND([.BA84]*2.54; 0)" office:value-type="float" office:value="30" calcext:value-type="float">
            <text:p>30</text:p>
          </table:table-cell>
          <table:table-cell table:style-name="ce7" table:formula="of:=ROUND([.BB84]*2.54;0)" office:value-type="float" office:value="46" calcext:value-type="float">
            <text:p>46</text:p>
          </table:table-cell>
          <table:table-cell table:style-name="ce7" table:formula="of:=IF([.$I84]&lt;[.$H84]; [.$I84]/[.BA84]; [.$H84]/[.BA84])" office:value-type="float" office:value="260.666666666667" calcext:value-type="float">
            <text:p>261</text:p>
          </table:table-cell>
          <table:table-cell table:style-name="ce7" table:formula="of:=IF([.BE84]&gt;180; 1; 0)" office:value-type="float" office:value="1" calcext:value-type="float">
            <text:p>1</text:p>
          </table:table-cell>
          <table:table-cell table:style-name="ce7" table:formula="of:=IF([.BF84]=1;COM.MICROSOFT.CONCAT([.BA84];&quot; x &quot;;[.BB84];&quot; inches, &quot;;[.BC84];&quot; x &quot;;[.BD8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84]/[.$J84]; 0)" office:value-type="float" office:value="24" calcext:value-type="float">
            <text:p>24</text:p>
          </table:table-cell>
          <table:table-cell table:style-name="ce7" table:formula="of:=ROUND([.BH84]*2.54; 0)" office:value-type="float" office:value="41" calcext:value-type="float">
            <text:p>41</text:p>
          </table:table-cell>
          <table:table-cell table:style-name="ce7" table:formula="of:=ROUND([.BI84]*2.54;0)" office:value-type="float" office:value="61" calcext:value-type="float">
            <text:p>61</text:p>
          </table:table-cell>
          <table:table-cell table:style-name="ce7" table:formula="of:=IF([.$I84]&lt;[.$H84]; [.$I84]/[.BH84]; [.$H84]/[.BH84])" office:value-type="float" office:value="195.5" calcext:value-type="float">
            <text:p>196</text:p>
          </table:table-cell>
          <table:table-cell table:style-name="ce7" table:formula="of:=IF([.BL84]&gt;150; 1; 0)" office:value-type="float" office:value="1" calcext:value-type="float">
            <text:p>1</text:p>
          </table:table-cell>
          <table:table-cell table:style-name="ce7" table:formula="of:=IF([.BM84]=1;COM.MICROSOFT.CONCAT([.BH84];&quot; x &quot;;[.BI84];&quot; inches, &quot;;[.BJ84];&quot; x &quot;;[.BK8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84]/[.$J84]; 0)" office:value-type="float" office:value="30" calcext:value-type="float">
            <text:p>30</text:p>
          </table:table-cell>
          <table:table-cell table:style-name="ce7" table:formula="of:=ROUND([.BO84]*2.54; 0)" office:value-type="float" office:value="51" calcext:value-type="float">
            <text:p>51</text:p>
          </table:table-cell>
          <table:table-cell table:style-name="ce7" table:formula="of:=ROUND([.BP84]*2.54;0)" office:value-type="float" office:value="76" calcext:value-type="float">
            <text:p>76</text:p>
          </table:table-cell>
          <table:table-cell table:style-name="ce7" table:formula="of:=IF([.$I84]&lt;[.$H84]; [.$I84]/[.BO84]; [.$H84]/[.BO84])" office:value-type="float" office:value="156.4" calcext:value-type="float">
            <text:p>156</text:p>
          </table:table-cell>
          <table:table-cell table:style-name="ce7" table:formula="of:=IF([.BS84]&gt;125; 1; 0)" office:value-type="float" office:value="1" calcext:value-type="float">
            <text:p>1</text:p>
          </table:table-cell>
          <table:table-cell table:style-name="ce7" table:formula="of:=IF([.BT84]=1;COM.MICROSOFT.CONCAT([.BO84];&quot; x &quot;;[.BP84];&quot; inches, &quot;;[.BQ84];&quot; x &quot;;[.BR8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84]/[.$J84]; 0)" office:value-type="float" office:value="36" calcext:value-type="float">
            <text:p>36</text:p>
          </table:table-cell>
          <table:table-cell table:style-name="ce7" table:formula="of:=ROUND([.BV84]*2.54; 0)" office:value-type="float" office:value="61" calcext:value-type="float">
            <text:p>61</text:p>
          </table:table-cell>
          <table:table-cell table:style-name="ce7" table:formula="of:=ROUND([.BW84]*2.54;0)" office:value-type="float" office:value="91" calcext:value-type="float">
            <text:p>91</text:p>
          </table:table-cell>
          <table:table-cell table:style-name="ce7" table:formula="of:=IF([.$I84]&lt;[.$H84]; [.$I84]/[.BV84]; [.$H84]/[.BV84])" office:value-type="float" office:value="130.333333333333" calcext:value-type="float">
            <text:p>130</text:p>
          </table:table-cell>
          <table:table-cell table:style-name="ce7" table:formula="of:=IF([.BZ84]&gt;110; 1; 0)" office:value-type="float" office:value="1" calcext:value-type="float">
            <text:p>1</text:p>
          </table:table-cell>
          <table:table-cell table:style-name="ce7" table:formula="of:=IF([.CA84]=1;COM.MICROSOFT.CONCAT([.BV84];&quot; x &quot;;[.BW84];&quot; inches, &quot;;[.BX84];&quot; x &quot;;[.BY84];&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84" calcext:value-type="float">
            <text:p>84</text:p>
          </table:table-cell>
          <table:table-cell table:formula="of:=COM.MICROSOFT.CONCAT(&quot;PrintGalleryImage-&quot;;[.A85];&quot;.jpg&quot;)" office:value-type="string" office:string-value="PrintGalleryImage-84.jpg" calcext:value-type="string">
            <text:p>PrintGalleryImage-84.jpg</text:p>
          </table:table-cell>
          <table:table-cell table:style-name="Default" office:value-type="string" calcext:value-type="string">
            <text:p>Red Panda Chewing on Bamboo</text:p>
          </table:table-cell>
          <table:table-cell table:style-name="Default" office:value-type="string" calcext:value-type="string">
            <text:p>A lot of people ask me where my logo came from. Quite simply it is a tracing of this beautiful creature. This new mother is one of the breeding pandas at Fota Wildlife Park in Cork where I was practicing my focussing techniques on animals hiding in trees.</text:p>
          </table:table-cell>
          <table:table-cell table:style-name="Default" office:value-type="string" calcext:value-type="string">
            <text:p>Adrian, Adrian O Brien, Adrian O' Brien, Adrian O'Brien, Animals, Brien, Endangered, Ireland, O' Brien, O'Brien, OBrien, Species, Wildlife chasing, chasing, chasing wildlife, chasingwildlife, mammal, nature, wildlifechasing</text:p>
          </table:table-cell>
          <table:table-cell table:style-name="ce12" office:value-type="string" calcext:value-type="string">
            <text:p>30/09/2014 16:57:15</text:p>
          </table:table-cell>
          <table:table-cell table:style-name="Default" office:value-type="string" calcext:value-type="string">
            <text:p>4156 x 2753</text:p>
          </table:table-cell>
          <table:table-cell table:formula="of:=LEFT([.G85];4)" office:value-type="string" office:string-value="4156" calcext:value-type="string">
            <text:p>4156</text:p>
          </table:table-cell>
          <table:table-cell table:formula="of:=RIGHT([.G85];4)" office:value-type="string" office:string-value="2753" calcext:value-type="string">
            <text:p>2753</text:p>
          </table:table-cell>
          <table:table-cell table:style-name="ce6" table:formula="of:=IF([.I85]/[.H85]&gt;1;[.H85]/[.I85];[.I85]/[.H85])" office:value-type="float" office:value="0.662415784408085" calcext:value-type="float">
            <text:p>0.662</text:p>
          </table:table-cell>
          <table:table-cell table:style-name="ce7" office:value-type="float" office:value="8" calcext:value-type="float">
            <text:p>8</text:p>
          </table:table-cell>
          <table:table-cell table:style-name="ce7" table:formula="of:=ROUND([.K85]/[.$J85]; 0)" office:value-type="float" office:value="12" calcext:value-type="float">
            <text:p>12</text:p>
          </table:table-cell>
          <table:table-cell table:style-name="ce7" table:formula="of:=ROUND([.K85]*2.54; 0)" office:value-type="float" office:value="20" calcext:value-type="float">
            <text:p>20</text:p>
          </table:table-cell>
          <table:table-cell table:style-name="ce7" table:formula="of:=ROUND([.L85]*2.54;0)" office:value-type="float" office:value="30" calcext:value-type="float">
            <text:p>30</text:p>
          </table:table-cell>
          <table:table-cell table:style-name="ce7" table:formula="of:=IF([.$I85]&lt;[.$H85]; [.$I85]/[.K85]; [.$H85]/[.K85])" office:value-type="float" office:value="344.125" calcext:value-type="float">
            <text:p>344</text:p>
          </table:table-cell>
          <table:table-cell table:style-name="ce7" table:formula="of:=IF([.O85]&gt;250; 1; 0)" office:value-type="float" office:value="1" calcext:value-type="float">
            <text:p>1</text:p>
          </table:table-cell>
          <table:table-cell table:style-name="ce7" table:formula="of:=IF([.P85]=1;COM.MICROSOFT.CONCAT([.K85];&quot; x &quot;;[.L85];&quot; inches, &quot;;[.M85];&quot; x &quot;;[.N8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85]/[.$J85]; 0)" office:value-type="float" office:value="18" calcext:value-type="float">
            <text:p>18</text:p>
          </table:table-cell>
          <table:table-cell table:style-name="ce7" table:formula="of:=ROUND([.R85]*2.54; 0)" office:value-type="float" office:value="30" calcext:value-type="float">
            <text:p>30</text:p>
          </table:table-cell>
          <table:table-cell table:style-name="ce7" table:formula="of:=ROUND([.S85]*2.54;0)" office:value-type="float" office:value="46" calcext:value-type="float">
            <text:p>46</text:p>
          </table:table-cell>
          <table:table-cell table:style-name="ce7" table:formula="of:=IF([.$I85]&lt;[.$H85]; [.$I85]/[.R85]; [.$H85]/[.R85])" office:value-type="float" office:value="229.416666666667" calcext:value-type="float">
            <text:p>229</text:p>
          </table:table-cell>
          <table:table-cell table:style-name="ce7" table:formula="of:=IF([.V85]&gt;150; 1; 0)" office:value-type="float" office:value="1" calcext:value-type="float">
            <text:p>1</text:p>
          </table:table-cell>
          <table:table-cell table:style-name="ce7" table:formula="of:=IF([.W85]=1;COM.MICROSOFT.CONCAT([.R85];&quot; x &quot;;[.S85];&quot; inches, &quot;;[.T85];&quot; x &quot;;[.U8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85]/[.$J85]; 0)" office:value-type="float" office:value="24" calcext:value-type="float">
            <text:p>24</text:p>
          </table:table-cell>
          <table:table-cell table:style-name="ce7" table:formula="of:=ROUND([.Y85]*2.54; 0)" office:value-type="float" office:value="41" calcext:value-type="float">
            <text:p>41</text:p>
          </table:table-cell>
          <table:table-cell table:style-name="ce7" table:formula="of:=ROUND([.Z85]*2.54;0)" office:value-type="float" office:value="61" calcext:value-type="float">
            <text:p>61</text:p>
          </table:table-cell>
          <table:table-cell table:style-name="ce7" table:formula="of:=IF([.$I85]&lt;[.$H85]; [.$I85]/[.Y85]; [.$H85]/[.Y85])" office:value-type="float" office:value="172.0625" calcext:value-type="float">
            <text:p>172</text:p>
          </table:table-cell>
          <table:table-cell table:style-name="ce7" table:formula="of:=IF([.AC85]&gt;120; 1; 0)" office:value-type="float" office:value="1" calcext:value-type="float">
            <text:p>1</text:p>
          </table:table-cell>
          <table:table-cell table:style-name="ce7" table:formula="of:=IF([.AD85]=1;COM.MICROSOFT.CONCAT([.Y85];&quot; x &quot;;[.Z85];&quot; inches, &quot;;[.AA85];&quot; x &quot;;[.AB8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85]/[.$J85]; 0)" office:value-type="float" office:value="30" calcext:value-type="float">
            <text:p>30</text:p>
          </table:table-cell>
          <table:table-cell table:style-name="ce7" table:formula="of:=ROUND([.AF85]*2.54; 0)" office:value-type="float" office:value="51" calcext:value-type="float">
            <text:p>51</text:p>
          </table:table-cell>
          <table:table-cell table:style-name="ce7" table:formula="of:=ROUND([.AG85]*2.54;0)" office:value-type="float" office:value="76" calcext:value-type="float">
            <text:p>76</text:p>
          </table:table-cell>
          <table:table-cell table:style-name="ce7" table:formula="of:=IF([.$I85]&lt;[.$H85]; [.$I85]/[.AF85]; [.$H85]/[.AF85])" office:value-type="float" office:value="137.65" calcext:value-type="float">
            <text:p>138</text:p>
          </table:table-cell>
          <table:table-cell table:style-name="ce7" table:formula="of:=IF([.AJ85]&gt;100; 1; 0)" office:value-type="float" office:value="1" calcext:value-type="float">
            <text:p>1</text:p>
          </table:table-cell>
          <table:table-cell table:style-name="ce7" table:formula="of:=IF([.AK85]=1;COM.MICROSOFT.CONCAT([.AF85];&quot; x &quot;;[.AG85];&quot; inches, &quot;;[.AH85];&quot; x &quot;;[.AI8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85]/[.$J85]; 0)" office:value-type="float" office:value="36" calcext:value-type="float">
            <text:p>36</text:p>
          </table:table-cell>
          <table:table-cell table:style-name="ce7" table:formula="of:=ROUND([.AM85]*2.54; 0)" office:value-type="float" office:value="61" calcext:value-type="float">
            <text:p>61</text:p>
          </table:table-cell>
          <table:table-cell table:style-name="ce7" table:formula="of:=ROUND([.AN85]*2.54;0)" office:value-type="float" office:value="91" calcext:value-type="float">
            <text:p>91</text:p>
          </table:table-cell>
          <table:table-cell table:style-name="ce7" table:formula="of:=IF([.$I85]&lt;[.$H85]; [.$I85]/[.AM85]; [.$H85]/[.AM85])" office:value-type="float" office:value="114.708333333333" calcext:value-type="float">
            <text:p>115</text:p>
          </table:table-cell>
          <table:table-cell table:style-name="ce7" table:formula="of:=IF([.AQ85]&gt;90; 1; 0)" office:value-type="float" office:value="1" calcext:value-type="float">
            <text:p>1</text:p>
          </table:table-cell>
          <table:table-cell table:style-name="ce7" table:formula="of:=IF([.AR85]=1;COM.MICROSOFT.CONCAT([.AM85];&quot; x &quot;;[.AN85];&quot; inches, &quot;;[.AO85];&quot; x &quot;;[.AP85];&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85]/[.$J85]; 0)" office:value-type="float" office:value="12" calcext:value-type="float">
            <text:p>12</text:p>
          </table:table-cell>
          <table:table-cell table:style-name="ce7" table:formula="of:=ROUND([.AT85]*2.54; 0)" office:value-type="float" office:value="20" calcext:value-type="float">
            <text:p>20</text:p>
          </table:table-cell>
          <table:table-cell table:style-name="ce7" table:formula="of:=ROUND([.AU85]*2.54;0)" office:value-type="float" office:value="30" calcext:value-type="float">
            <text:p>30</text:p>
          </table:table-cell>
          <table:table-cell table:style-name="ce7" table:formula="of:=IF([.$I85]&lt;[.$H85]; [.$I85]/[.AT85]; [.$H85]/[.AT85])" office:value-type="float" office:value="344.125" calcext:value-type="float">
            <text:p>344</text:p>
          </table:table-cell>
          <table:table-cell table:style-name="ce7" table:formula="of:=IF([.AX85]&gt;280; 1; 0)" office:value-type="float" office:value="1" calcext:value-type="float">
            <text:p>1</text:p>
          </table:table-cell>
          <table:table-cell table:style-name="ce7" table:formula="of:=IF([.AY85]=1;COM.MICROSOFT.CONCAT([.AT85];&quot; x &quot;;[.AU85];&quot; inches, &quot;;[.AV85];&quot; x &quot;;[.AW8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85]/[.$J85]; 0)" office:value-type="float" office:value="18" calcext:value-type="float">
            <text:p>18</text:p>
          </table:table-cell>
          <table:table-cell table:style-name="ce7" table:formula="of:=ROUND([.BA85]*2.54; 0)" office:value-type="float" office:value="30" calcext:value-type="float">
            <text:p>30</text:p>
          </table:table-cell>
          <table:table-cell table:style-name="ce7" table:formula="of:=ROUND([.BB85]*2.54;0)" office:value-type="float" office:value="46" calcext:value-type="float">
            <text:p>46</text:p>
          </table:table-cell>
          <table:table-cell table:style-name="ce7" table:formula="of:=IF([.$I85]&lt;[.$H85]; [.$I85]/[.BA85]; [.$H85]/[.BA85])" office:value-type="float" office:value="229.416666666667" calcext:value-type="float">
            <text:p>229</text:p>
          </table:table-cell>
          <table:table-cell table:style-name="ce7" table:formula="of:=IF([.BE85]&gt;180; 1; 0)" office:value-type="float" office:value="1" calcext:value-type="float">
            <text:p>1</text:p>
          </table:table-cell>
          <table:table-cell table:style-name="ce7" table:formula="of:=IF([.BF85]=1;COM.MICROSOFT.CONCAT([.BA85];&quot; x &quot;;[.BB85];&quot; inches, &quot;;[.BC85];&quot; x &quot;;[.BD8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85]/[.$J85]; 0)" office:value-type="float" office:value="24" calcext:value-type="float">
            <text:p>24</text:p>
          </table:table-cell>
          <table:table-cell table:style-name="ce7" table:formula="of:=ROUND([.BH85]*2.54; 0)" office:value-type="float" office:value="41" calcext:value-type="float">
            <text:p>41</text:p>
          </table:table-cell>
          <table:table-cell table:style-name="ce7" table:formula="of:=ROUND([.BI85]*2.54;0)" office:value-type="float" office:value="61" calcext:value-type="float">
            <text:p>61</text:p>
          </table:table-cell>
          <table:table-cell table:style-name="ce7" table:formula="of:=IF([.$I85]&lt;[.$H85]; [.$I85]/[.BH85]; [.$H85]/[.BH85])" office:value-type="float" office:value="172.0625" calcext:value-type="float">
            <text:p>172</text:p>
          </table:table-cell>
          <table:table-cell table:style-name="ce7" table:formula="of:=IF([.BL85]&gt;150; 1; 0)" office:value-type="float" office:value="1" calcext:value-type="float">
            <text:p>1</text:p>
          </table:table-cell>
          <table:table-cell table:style-name="ce7" table:formula="of:=IF([.BM85]=1;COM.MICROSOFT.CONCAT([.BH85];&quot; x &quot;;[.BI85];&quot; inches, &quot;;[.BJ85];&quot; x &quot;;[.BK8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85]/[.$J85]; 0)" office:value-type="float" office:value="30" calcext:value-type="float">
            <text:p>30</text:p>
          </table:table-cell>
          <table:table-cell table:style-name="ce7" table:formula="of:=ROUND([.BO85]*2.54; 0)" office:value-type="float" office:value="51" calcext:value-type="float">
            <text:p>51</text:p>
          </table:table-cell>
          <table:table-cell table:style-name="ce7" table:formula="of:=ROUND([.BP85]*2.54;0)" office:value-type="float" office:value="76" calcext:value-type="float">
            <text:p>76</text:p>
          </table:table-cell>
          <table:table-cell table:style-name="ce7" table:formula="of:=IF([.$I85]&lt;[.$H85]; [.$I85]/[.BO85]; [.$H85]/[.BO85])" office:value-type="float" office:value="137.65" calcext:value-type="float">
            <text:p>138</text:p>
          </table:table-cell>
          <table:table-cell table:style-name="ce7" table:formula="of:=IF([.BS85]&gt;125; 1; 0)" office:value-type="float" office:value="1" calcext:value-type="float">
            <text:p>1</text:p>
          </table:table-cell>
          <table:table-cell table:style-name="ce7" table:formula="of:=IF([.BT85]=1;COM.MICROSOFT.CONCAT([.BO85];&quot; x &quot;;[.BP85];&quot; inches, &quot;;[.BQ85];&quot; x &quot;;[.BR8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85]/[.$J85]; 0)" office:value-type="float" office:value="36" calcext:value-type="float">
            <text:p>36</text:p>
          </table:table-cell>
          <table:table-cell table:style-name="ce7" table:formula="of:=ROUND([.BV85]*2.54; 0)" office:value-type="float" office:value="61" calcext:value-type="float">
            <text:p>61</text:p>
          </table:table-cell>
          <table:table-cell table:style-name="ce7" table:formula="of:=ROUND([.BW85]*2.54;0)" office:value-type="float" office:value="91" calcext:value-type="float">
            <text:p>91</text:p>
          </table:table-cell>
          <table:table-cell table:style-name="ce7" table:formula="of:=IF([.$I85]&lt;[.$H85]; [.$I85]/[.BV85]; [.$H85]/[.BV85])" office:value-type="float" office:value="114.708333333333" calcext:value-type="float">
            <text:p>115</text:p>
          </table:table-cell>
          <table:table-cell table:style-name="ce7" table:formula="of:=IF([.BZ85]&gt;110; 1; 0)" office:value-type="float" office:value="1" calcext:value-type="float">
            <text:p>1</text:p>
          </table:table-cell>
          <table:table-cell table:style-name="ce7" table:formula="of:=IF([.CA85]=1;COM.MICROSOFT.CONCAT([.BV85];&quot; x &quot;;[.BW85];&quot; inches, &quot;;[.BX85];&quot; x &quot;;[.BY85];&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85" calcext:value-type="float">
            <text:p>85</text:p>
          </table:table-cell>
          <table:table-cell table:formula="of:=COM.MICROSOFT.CONCAT(&quot;PrintGalleryImage-&quot;;[.A86];&quot;.jpg&quot;)" office:value-type="string" office:string-value="PrintGalleryImage-85.jpg" calcext:value-type="string">
            <text:p>PrintGalleryImage-85.jpg</text:p>
          </table:table-cell>
          <table:table-cell table:style-name="Default" office:value-type="string" calcext:value-type="string">
            <text:p>Gull in Flight</text:p>
          </table:table-cell>
          <table:table-cell table:style-name="Default" office:value-type="string" calcext:value-type="string">
            <text:p>Shooting birds in flight is pretty difficult. As they move the background moves in ways determined by the bird and not you. However after following certain birds for long enough you see where they are going and as the gulls kept flying towards the sun I managed to get the sun reflecting nicely in the water below.</text:p>
          </table:table-cell>
          <table:table-cell table:style-name="Default" office:value-type="string" calcext:value-type="string">
            <text:p>Adrian, Adrian O Brien, Adrian O' Brien, Adrian O'Brien, Animals, Bird, Birds, Brien, Norway, O' Brien, O'Brien, OBrien, Wildlife chasing, chasing, chasing wildlife, chasingwildlife, flight, in, nature, wildlifechasing</text:p>
          </table:table-cell>
          <table:table-cell table:style-name="ce12" office:value-type="string" calcext:value-type="string">
            <text:p>13/03/2015 14:18:26</text:p>
          </table:table-cell>
          <table:table-cell table:style-name="Default" office:value-type="string" calcext:value-type="string">
            <text:p>4896 x 3264</text:p>
          </table:table-cell>
          <table:table-cell table:formula="of:=LEFT([.G86];4)" office:value-type="string" office:string-value="4896" calcext:value-type="string">
            <text:p>4896</text:p>
          </table:table-cell>
          <table:table-cell table:formula="of:=RIGHT([.G86];4)" office:value-type="string" office:string-value="3264" calcext:value-type="string">
            <text:p>3264</text:p>
          </table:table-cell>
          <table:table-cell table:style-name="ce6" table:formula="of:=IF([.I86]/[.H86]&gt;1;[.H86]/[.I86];[.I86]/[.H86])" office:value-type="float" office:value="0.666666666666667" calcext:value-type="float">
            <text:p>0.667</text:p>
          </table:table-cell>
          <table:table-cell table:style-name="ce7" office:value-type="float" office:value="8" calcext:value-type="float">
            <text:p>8</text:p>
          </table:table-cell>
          <table:table-cell table:style-name="ce7" table:formula="of:=ROUND([.K86]/[.$J86]; 0)" office:value-type="float" office:value="12" calcext:value-type="float">
            <text:p>12</text:p>
          </table:table-cell>
          <table:table-cell table:style-name="ce7" table:formula="of:=ROUND([.K86]*2.54; 0)" office:value-type="float" office:value="20" calcext:value-type="float">
            <text:p>20</text:p>
          </table:table-cell>
          <table:table-cell table:style-name="ce7" table:formula="of:=ROUND([.L86]*2.54;0)" office:value-type="float" office:value="30" calcext:value-type="float">
            <text:p>30</text:p>
          </table:table-cell>
          <table:table-cell table:style-name="ce7" table:formula="of:=IF([.$I86]&lt;[.$H86]; [.$I86]/[.K86]; [.$H86]/[.K86])" office:value-type="float" office:value="408" calcext:value-type="float">
            <text:p>408</text:p>
          </table:table-cell>
          <table:table-cell table:style-name="ce7" table:formula="of:=IF([.O86]&gt;250; 1; 0)" office:value-type="float" office:value="1" calcext:value-type="float">
            <text:p>1</text:p>
          </table:table-cell>
          <table:table-cell table:style-name="ce7" table:formula="of:=IF([.P86]=1;COM.MICROSOFT.CONCAT([.K86];&quot; x &quot;;[.L86];&quot; inches, &quot;;[.M86];&quot; x &quot;;[.N8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86]/[.$J86]; 0)" office:value-type="float" office:value="18" calcext:value-type="float">
            <text:p>18</text:p>
          </table:table-cell>
          <table:table-cell table:style-name="ce7" table:formula="of:=ROUND([.R86]*2.54; 0)" office:value-type="float" office:value="30" calcext:value-type="float">
            <text:p>30</text:p>
          </table:table-cell>
          <table:table-cell table:style-name="ce7" table:formula="of:=ROUND([.S86]*2.54;0)" office:value-type="float" office:value="46" calcext:value-type="float">
            <text:p>46</text:p>
          </table:table-cell>
          <table:table-cell table:style-name="ce7" table:formula="of:=IF([.$I86]&lt;[.$H86]; [.$I86]/[.R86]; [.$H86]/[.R86])" office:value-type="float" office:value="272" calcext:value-type="float">
            <text:p>272</text:p>
          </table:table-cell>
          <table:table-cell table:style-name="ce7" table:formula="of:=IF([.V86]&gt;150; 1; 0)" office:value-type="float" office:value="1" calcext:value-type="float">
            <text:p>1</text:p>
          </table:table-cell>
          <table:table-cell table:style-name="ce7" table:formula="of:=IF([.W86]=1;COM.MICROSOFT.CONCAT([.R86];&quot; x &quot;;[.S86];&quot; inches, &quot;;[.T86];&quot; x &quot;;[.U8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86]/[.$J86]; 0)" office:value-type="float" office:value="24" calcext:value-type="float">
            <text:p>24</text:p>
          </table:table-cell>
          <table:table-cell table:style-name="ce7" table:formula="of:=ROUND([.Y86]*2.54; 0)" office:value-type="float" office:value="41" calcext:value-type="float">
            <text:p>41</text:p>
          </table:table-cell>
          <table:table-cell table:style-name="ce7" table:formula="of:=ROUND([.Z86]*2.54;0)" office:value-type="float" office:value="61" calcext:value-type="float">
            <text:p>61</text:p>
          </table:table-cell>
          <table:table-cell table:style-name="ce7" table:formula="of:=IF([.$I86]&lt;[.$H86]; [.$I86]/[.Y86]; [.$H86]/[.Y86])" office:value-type="float" office:value="204" calcext:value-type="float">
            <text:p>204</text:p>
          </table:table-cell>
          <table:table-cell table:style-name="ce7" table:formula="of:=IF([.AC86]&gt;120; 1; 0)" office:value-type="float" office:value="1" calcext:value-type="float">
            <text:p>1</text:p>
          </table:table-cell>
          <table:table-cell table:style-name="ce7" table:formula="of:=IF([.AD86]=1;COM.MICROSOFT.CONCAT([.Y86];&quot; x &quot;;[.Z86];&quot; inches, &quot;;[.AA86];&quot; x &quot;;[.AB8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86]/[.$J86]; 0)" office:value-type="float" office:value="30" calcext:value-type="float">
            <text:p>30</text:p>
          </table:table-cell>
          <table:table-cell table:style-name="ce7" table:formula="of:=ROUND([.AF86]*2.54; 0)" office:value-type="float" office:value="51" calcext:value-type="float">
            <text:p>51</text:p>
          </table:table-cell>
          <table:table-cell table:style-name="ce7" table:formula="of:=ROUND([.AG86]*2.54;0)" office:value-type="float" office:value="76" calcext:value-type="float">
            <text:p>76</text:p>
          </table:table-cell>
          <table:table-cell table:style-name="ce7" table:formula="of:=IF([.$I86]&lt;[.$H86]; [.$I86]/[.AF86]; [.$H86]/[.AF86])" office:value-type="float" office:value="163.2" calcext:value-type="float">
            <text:p>163</text:p>
          </table:table-cell>
          <table:table-cell table:style-name="ce7" table:formula="of:=IF([.AJ86]&gt;100; 1; 0)" office:value-type="float" office:value="1" calcext:value-type="float">
            <text:p>1</text:p>
          </table:table-cell>
          <table:table-cell table:style-name="ce7" table:formula="of:=IF([.AK86]=1;COM.MICROSOFT.CONCAT([.AF86];&quot; x &quot;;[.AG86];&quot; inches, &quot;;[.AH86];&quot; x &quot;;[.AI8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86]/[.$J86]; 0)" office:value-type="float" office:value="36" calcext:value-type="float">
            <text:p>36</text:p>
          </table:table-cell>
          <table:table-cell table:style-name="ce7" table:formula="of:=ROUND([.AM86]*2.54; 0)" office:value-type="float" office:value="61" calcext:value-type="float">
            <text:p>61</text:p>
          </table:table-cell>
          <table:table-cell table:style-name="ce7" table:formula="of:=ROUND([.AN86]*2.54;0)" office:value-type="float" office:value="91" calcext:value-type="float">
            <text:p>91</text:p>
          </table:table-cell>
          <table:table-cell table:style-name="ce7" table:formula="of:=IF([.$I86]&lt;[.$H86]; [.$I86]/[.AM86]; [.$H86]/[.AM86])" office:value-type="float" office:value="136" calcext:value-type="float">
            <text:p>136</text:p>
          </table:table-cell>
          <table:table-cell table:style-name="ce7" table:formula="of:=IF([.AQ86]&gt;90; 1; 0)" office:value-type="float" office:value="1" calcext:value-type="float">
            <text:p>1</text:p>
          </table:table-cell>
          <table:table-cell table:style-name="ce7" table:formula="of:=IF([.AR86]=1;COM.MICROSOFT.CONCAT([.AM86];&quot; x &quot;;[.AN86];&quot; inches, &quot;;[.AO86];&quot; x &quot;;[.AP86];&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86]/[.$J86]; 0)" office:value-type="float" office:value="12" calcext:value-type="float">
            <text:p>12</text:p>
          </table:table-cell>
          <table:table-cell table:style-name="ce7" table:formula="of:=ROUND([.AT86]*2.54; 0)" office:value-type="float" office:value="20" calcext:value-type="float">
            <text:p>20</text:p>
          </table:table-cell>
          <table:table-cell table:style-name="ce7" table:formula="of:=ROUND([.AU86]*2.54;0)" office:value-type="float" office:value="30" calcext:value-type="float">
            <text:p>30</text:p>
          </table:table-cell>
          <table:table-cell table:style-name="ce7" table:formula="of:=IF([.$I86]&lt;[.$H86]; [.$I86]/[.AT86]; [.$H86]/[.AT86])" office:value-type="float" office:value="408" calcext:value-type="float">
            <text:p>408</text:p>
          </table:table-cell>
          <table:table-cell table:style-name="ce7" table:formula="of:=IF([.AX86]&gt;280; 1; 0)" office:value-type="float" office:value="1" calcext:value-type="float">
            <text:p>1</text:p>
          </table:table-cell>
          <table:table-cell table:style-name="ce7" table:formula="of:=IF([.AY86]=1;COM.MICROSOFT.CONCAT([.AT86];&quot; x &quot;;[.AU86];&quot; inches, &quot;;[.AV86];&quot; x &quot;;[.AW8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86]/[.$J86]; 0)" office:value-type="float" office:value="18" calcext:value-type="float">
            <text:p>18</text:p>
          </table:table-cell>
          <table:table-cell table:style-name="ce7" table:formula="of:=ROUND([.BA86]*2.54; 0)" office:value-type="float" office:value="30" calcext:value-type="float">
            <text:p>30</text:p>
          </table:table-cell>
          <table:table-cell table:style-name="ce7" table:formula="of:=ROUND([.BB86]*2.54;0)" office:value-type="float" office:value="46" calcext:value-type="float">
            <text:p>46</text:p>
          </table:table-cell>
          <table:table-cell table:style-name="ce7" table:formula="of:=IF([.$I86]&lt;[.$H86]; [.$I86]/[.BA86]; [.$H86]/[.BA86])" office:value-type="float" office:value="272" calcext:value-type="float">
            <text:p>272</text:p>
          </table:table-cell>
          <table:table-cell table:style-name="ce7" table:formula="of:=IF([.BE86]&gt;180; 1; 0)" office:value-type="float" office:value="1" calcext:value-type="float">
            <text:p>1</text:p>
          </table:table-cell>
          <table:table-cell table:style-name="ce7" table:formula="of:=IF([.BF86]=1;COM.MICROSOFT.CONCAT([.BA86];&quot; x &quot;;[.BB86];&quot; inches, &quot;;[.BC86];&quot; x &quot;;[.BD8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86]/[.$J86]; 0)" office:value-type="float" office:value="24" calcext:value-type="float">
            <text:p>24</text:p>
          </table:table-cell>
          <table:table-cell table:style-name="ce7" table:formula="of:=ROUND([.BH86]*2.54; 0)" office:value-type="float" office:value="41" calcext:value-type="float">
            <text:p>41</text:p>
          </table:table-cell>
          <table:table-cell table:style-name="ce7" table:formula="of:=ROUND([.BI86]*2.54;0)" office:value-type="float" office:value="61" calcext:value-type="float">
            <text:p>61</text:p>
          </table:table-cell>
          <table:table-cell table:style-name="ce7" table:formula="of:=IF([.$I86]&lt;[.$H86]; [.$I86]/[.BH86]; [.$H86]/[.BH86])" office:value-type="float" office:value="204" calcext:value-type="float">
            <text:p>204</text:p>
          </table:table-cell>
          <table:table-cell table:style-name="ce7" table:formula="of:=IF([.BL86]&gt;150; 1; 0)" office:value-type="float" office:value="1" calcext:value-type="float">
            <text:p>1</text:p>
          </table:table-cell>
          <table:table-cell table:style-name="ce7" table:formula="of:=IF([.BM86]=1;COM.MICROSOFT.CONCAT([.BH86];&quot; x &quot;;[.BI86];&quot; inches, &quot;;[.BJ86];&quot; x &quot;;[.BK8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86]/[.$J86]; 0)" office:value-type="float" office:value="30" calcext:value-type="float">
            <text:p>30</text:p>
          </table:table-cell>
          <table:table-cell table:style-name="ce7" table:formula="of:=ROUND([.BO86]*2.54; 0)" office:value-type="float" office:value="51" calcext:value-type="float">
            <text:p>51</text:p>
          </table:table-cell>
          <table:table-cell table:style-name="ce7" table:formula="of:=ROUND([.BP86]*2.54;0)" office:value-type="float" office:value="76" calcext:value-type="float">
            <text:p>76</text:p>
          </table:table-cell>
          <table:table-cell table:style-name="ce7" table:formula="of:=IF([.$I86]&lt;[.$H86]; [.$I86]/[.BO86]; [.$H86]/[.BO86])" office:value-type="float" office:value="163.2" calcext:value-type="float">
            <text:p>163</text:p>
          </table:table-cell>
          <table:table-cell table:style-name="ce7" table:formula="of:=IF([.BS86]&gt;125; 1; 0)" office:value-type="float" office:value="1" calcext:value-type="float">
            <text:p>1</text:p>
          </table:table-cell>
          <table:table-cell table:style-name="ce7" table:formula="of:=IF([.BT86]=1;COM.MICROSOFT.CONCAT([.BO86];&quot; x &quot;;[.BP86];&quot; inches, &quot;;[.BQ86];&quot; x &quot;;[.BR8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86]/[.$J86]; 0)" office:value-type="float" office:value="36" calcext:value-type="float">
            <text:p>36</text:p>
          </table:table-cell>
          <table:table-cell table:style-name="ce7" table:formula="of:=ROUND([.BV86]*2.54; 0)" office:value-type="float" office:value="61" calcext:value-type="float">
            <text:p>61</text:p>
          </table:table-cell>
          <table:table-cell table:style-name="ce7" table:formula="of:=ROUND([.BW86]*2.54;0)" office:value-type="float" office:value="91" calcext:value-type="float">
            <text:p>91</text:p>
          </table:table-cell>
          <table:table-cell table:style-name="ce7" table:formula="of:=IF([.$I86]&lt;[.$H86]; [.$I86]/[.BV86]; [.$H86]/[.BV86])" office:value-type="float" office:value="136" calcext:value-type="float">
            <text:p>136</text:p>
          </table:table-cell>
          <table:table-cell table:style-name="ce7" table:formula="of:=IF([.BZ86]&gt;110; 1; 0)" office:value-type="float" office:value="1" calcext:value-type="float">
            <text:p>1</text:p>
          </table:table-cell>
          <table:table-cell table:style-name="ce7" table:formula="of:=IF([.CA86]=1;COM.MICROSOFT.CONCAT([.BV86];&quot; x &quot;;[.BW86];&quot; inches, &quot;;[.BX86];&quot; x &quot;;[.BY86];&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86" calcext:value-type="float">
            <text:p>86</text:p>
          </table:table-cell>
          <table:table-cell table:formula="of:=COM.MICROSOFT.CONCAT(&quot;PrintGalleryImage-&quot;;[.A87];&quot;.jpg&quot;)" office:value-type="string" office:string-value="PrintGalleryImage-86.jpg" calcext:value-type="string">
            <text:p>PrintGalleryImage-86.jpg</text:p>
          </table:table-cell>
          <table:table-cell table:style-name="Default" office:value-type="string" calcext:value-type="string">
            <text:p>Irish Robin in the Woods</text:p>
          </table:table-cell>
          <table:table-cell table:style-name="Default" office:value-type="string" calcext:value-type="string">
            <text:p>If you go to popular walks early enough in the morning there is still wildlife there to be seen. Once the hoards of people and their dogs arrive the birds tend to hide. However being out early is always good for photography.</text:p>
          </table:table-cell>
          <table:table-cell table:style-name="Default" office:value-type="string" calcext:value-type="string">
            <text:p>Adrian, Adrian O Brien, Adrian O' Brien, Adrian O'Brien, Animals, Bird, Birds, Brien, Ireland, O' Brien, O'Brien, OBrien, Wildlife chasing, chasing, chasing wildlife, chasingwildlife, nature, robin, wildlifechasing</text:p>
          </table:table-cell>
          <table:table-cell table:style-name="ce12" office:value-type="string" calcext:value-type="string">
            <text:p>29/01/2016 14:15:17</text:p>
          </table:table-cell>
          <table:table-cell table:style-name="Default" office:value-type="string" calcext:value-type="string">
            <text:p>2686 x 2149</text:p>
          </table:table-cell>
          <table:table-cell table:formula="of:=LEFT([.G87];4)" office:value-type="string" office:string-value="2686" calcext:value-type="string">
            <text:p>2686</text:p>
          </table:table-cell>
          <table:table-cell table:formula="of:=RIGHT([.G87];4)" office:value-type="string" office:string-value="2149" calcext:value-type="string">
            <text:p>2149</text:p>
          </table:table-cell>
          <table:table-cell table:style-name="ce6" table:formula="of:=IF([.I87]/[.H87]&gt;1;[.H87]/[.I87];[.I87]/[.H87])" office:value-type="float" office:value="0.800074460163812" calcext:value-type="float">
            <text:p>0.800</text:p>
          </table:table-cell>
          <table:table-cell table:style-name="ce7" office:value-type="float" office:value="8" calcext:value-type="float">
            <text:p>8</text:p>
          </table:table-cell>
          <table:table-cell table:style-name="ce7" table:formula="of:=ROUND([.K87]/[.$J87]; 0)" office:value-type="float" office:value="10" calcext:value-type="float">
            <text:p>10</text:p>
          </table:table-cell>
          <table:table-cell table:style-name="ce7" table:formula="of:=ROUND([.K87]*2.54; 0)" office:value-type="float" office:value="20" calcext:value-type="float">
            <text:p>20</text:p>
          </table:table-cell>
          <table:table-cell table:style-name="ce7" table:formula="of:=ROUND([.L87]*2.54;0)" office:value-type="float" office:value="25" calcext:value-type="float">
            <text:p>25</text:p>
          </table:table-cell>
          <table:table-cell table:style-name="ce7" table:formula="of:=IF([.$I87]&lt;[.$H87]; [.$I87]/[.K87]; [.$H87]/[.K87])" office:value-type="float" office:value="268.625" calcext:value-type="float">
            <text:p>269</text:p>
          </table:table-cell>
          <table:table-cell table:style-name="ce7" table:formula="of:=IF([.O87]&gt;250; 1; 0)" office:value-type="float" office:value="1" calcext:value-type="float">
            <text:p>1</text:p>
          </table:table-cell>
          <table:table-cell table:style-name="ce7" table:formula="of:=IF([.P87]=1;COM.MICROSOFT.CONCAT([.K87];&quot; x &quot;;[.L87];&quot; inches, &quot;;[.M87];&quot; x &quot;;[.N87];&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87]/[.$J87]; 0)" office:value-type="float" office:value="15" calcext:value-type="float">
            <text:p>15</text:p>
          </table:table-cell>
          <table:table-cell table:style-name="ce7" table:formula="of:=ROUND([.R87]*2.54; 0)" office:value-type="float" office:value="30" calcext:value-type="float">
            <text:p>30</text:p>
          </table:table-cell>
          <table:table-cell table:style-name="ce7" table:formula="of:=ROUND([.S87]*2.54;0)" office:value-type="float" office:value="38" calcext:value-type="float">
            <text:p>38</text:p>
          </table:table-cell>
          <table:table-cell table:style-name="ce7" table:formula="of:=IF([.$I87]&lt;[.$H87]; [.$I87]/[.R87]; [.$H87]/[.R87])" office:value-type="float" office:value="179.083333333333" calcext:value-type="float">
            <text:p>179</text:p>
          </table:table-cell>
          <table:table-cell table:style-name="ce7" table:formula="of:=IF([.V87]&gt;150; 1; 0)" office:value-type="float" office:value="1" calcext:value-type="float">
            <text:p>1</text:p>
          </table:table-cell>
          <table:table-cell table:style-name="ce7" table:formula="of:=IF([.W87]=1;COM.MICROSOFT.CONCAT([.R87];&quot; x &quot;;[.S87];&quot; inches, &quot;;[.T87];&quot; x &quot;;[.U87];&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87]/[.$J87]; 0)" office:value-type="float" office:value="20" calcext:value-type="float">
            <text:p>20</text:p>
          </table:table-cell>
          <table:table-cell table:style-name="ce7" table:formula="of:=ROUND([.Y87]*2.54; 0)" office:value-type="float" office:value="41" calcext:value-type="float">
            <text:p>41</text:p>
          </table:table-cell>
          <table:table-cell table:style-name="ce7" table:formula="of:=ROUND([.Z87]*2.54;0)" office:value-type="float" office:value="51" calcext:value-type="float">
            <text:p>51</text:p>
          </table:table-cell>
          <table:table-cell table:style-name="ce7" table:formula="of:=IF([.$I87]&lt;[.$H87]; [.$I87]/[.Y87]; [.$H87]/[.Y87])" office:value-type="float" office:value="134.3125" calcext:value-type="float">
            <text:p>134</text:p>
          </table:table-cell>
          <table:table-cell table:style-name="ce7" table:formula="of:=IF([.AC87]&gt;120; 1; 0)" office:value-type="float" office:value="1" calcext:value-type="float">
            <text:p>1</text:p>
          </table:table-cell>
          <table:table-cell table:style-name="ce7" table:formula="of:=IF([.AD87]=1;COM.MICROSOFT.CONCAT([.Y87];&quot; x &quot;;[.Z87];&quot; inches, &quot;;[.AA87];&quot; x &quot;;[.AB87];&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87]/[.$J87]; 0)" office:value-type="float" office:value="25" calcext:value-type="float">
            <text:p>25</text:p>
          </table:table-cell>
          <table:table-cell table:style-name="ce7" table:formula="of:=ROUND([.AF87]*2.54; 0)" office:value-type="float" office:value="51" calcext:value-type="float">
            <text:p>51</text:p>
          </table:table-cell>
          <table:table-cell table:style-name="ce7" table:formula="of:=ROUND([.AG87]*2.54;0)" office:value-type="float" office:value="64" calcext:value-type="float">
            <text:p>64</text:p>
          </table:table-cell>
          <table:table-cell table:style-name="ce7" table:formula="of:=IF([.$I87]&lt;[.$H87]; [.$I87]/[.AF87]; [.$H87]/[.AF87])" office:value-type="float" office:value="107.45" calcext:value-type="float">
            <text:p>107</text:p>
          </table:table-cell>
          <table:table-cell table:style-name="ce7" table:formula="of:=IF([.AJ87]&gt;100; 1; 0)" office:value-type="float" office:value="1" calcext:value-type="float">
            <text:p>1</text:p>
          </table:table-cell>
          <table:table-cell table:style-name="ce7" table:formula="of:=IF([.AK87]=1;COM.MICROSOFT.CONCAT([.AF87];&quot; x &quot;;[.AG87];&quot; inches, &quot;;[.AH87];&quot; x &quot;;[.AI87];&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87]/[.$J87]; 0)" office:value-type="float" office:value="30" calcext:value-type="float">
            <text:p>30</text:p>
          </table:table-cell>
          <table:table-cell table:style-name="ce7" table:formula="of:=ROUND([.AM87]*2.54; 0)" office:value-type="float" office:value="61" calcext:value-type="float">
            <text:p>61</text:p>
          </table:table-cell>
          <table:table-cell table:style-name="ce7" table:formula="of:=ROUND([.AN87]*2.54;0)" office:value-type="float" office:value="76" calcext:value-type="float">
            <text:p>76</text:p>
          </table:table-cell>
          <table:table-cell table:style-name="ce7" table:formula="of:=IF([.$I87]&lt;[.$H87]; [.$I87]/[.AM87]; [.$H87]/[.AM87])" office:value-type="float" office:value="89.5416666666667" calcext:value-type="float">
            <text:p>90</text:p>
          </table:table-cell>
          <table:table-cell table:style-name="ce7" table:formula="of:=IF([.AQ87]&gt;90; 1; 0)" office:value-type="float" office:value="0" calcext:value-type="float">
            <text:p>0</text:p>
          </table:table-cell>
          <table:table-cell table:style-name="ce7" table:formula="of:=IF([.AR87]=1;COM.MICROSOFT.CONCAT([.AM87];&quot; x &quot;;[.AN87];&quot; inches, &quot;;[.AO87];&quot; x &quot;;[.AP87];&quot; cm&quot;); &quot;&quot;)">
            <text:p/>
          </table:table-cell>
          <table:table-cell table:style-name="ce7" office:value-type="float" office:value="8" calcext:value-type="float">
            <text:p>8</text:p>
          </table:table-cell>
          <table:table-cell table:style-name="ce7" table:formula="of:=ROUND([.AT87]/[.$J87]; 0)" office:value-type="float" office:value="10" calcext:value-type="float">
            <text:p>10</text:p>
          </table:table-cell>
          <table:table-cell table:style-name="ce7" table:formula="of:=ROUND([.AT87]*2.54; 0)" office:value-type="float" office:value="20" calcext:value-type="float">
            <text:p>20</text:p>
          </table:table-cell>
          <table:table-cell table:style-name="ce7" table:formula="of:=ROUND([.AU87]*2.54;0)" office:value-type="float" office:value="25" calcext:value-type="float">
            <text:p>25</text:p>
          </table:table-cell>
          <table:table-cell table:style-name="ce7" table:formula="of:=IF([.$I87]&lt;[.$H87]; [.$I87]/[.AT87]; [.$H87]/[.AT87])" office:value-type="float" office:value="268.625" calcext:value-type="float">
            <text:p>269</text:p>
          </table:table-cell>
          <table:table-cell table:style-name="ce7" table:formula="of:=IF([.AX87]&gt;280; 1; 0)" office:value-type="float" office:value="0" calcext:value-type="float">
            <text:p>0</text:p>
          </table:table-cell>
          <table:table-cell table:style-name="ce7" table:formula="of:=IF([.AY87]=1;COM.MICROSOFT.CONCAT([.AT87];&quot; x &quot;;[.AU87];&quot; inches, &quot;;[.AV87];&quot; x &quot;;[.AW87];&quot; cm&quot;); &quot;&quot;)">
            <text:p/>
          </table:table-cell>
          <table:table-cell table:style-name="ce7" office:value-type="float" office:value="12" calcext:value-type="float">
            <text:p>12</text:p>
          </table:table-cell>
          <table:table-cell table:style-name="ce7" table:formula="of:=ROUND([.BA87]/[.$J87]; 0)" office:value-type="float" office:value="15" calcext:value-type="float">
            <text:p>15</text:p>
          </table:table-cell>
          <table:table-cell table:style-name="ce7" table:formula="of:=ROUND([.BA87]*2.54; 0)" office:value-type="float" office:value="30" calcext:value-type="float">
            <text:p>30</text:p>
          </table:table-cell>
          <table:table-cell table:style-name="ce7" table:formula="of:=ROUND([.BB87]*2.54;0)" office:value-type="float" office:value="38" calcext:value-type="float">
            <text:p>38</text:p>
          </table:table-cell>
          <table:table-cell table:style-name="ce7" table:formula="of:=IF([.$I87]&lt;[.$H87]; [.$I87]/[.BA87]; [.$H87]/[.BA87])" office:value-type="float" office:value="179.083333333333" calcext:value-type="float">
            <text:p>179</text:p>
          </table:table-cell>
          <table:table-cell table:style-name="ce7" table:formula="of:=IF([.BE87]&gt;180; 1; 0)" office:value-type="float" office:value="0" calcext:value-type="float">
            <text:p>0</text:p>
          </table:table-cell>
          <table:table-cell table:style-name="ce7" table:formula="of:=IF([.BF87]=1;COM.MICROSOFT.CONCAT([.BA87];&quot; x &quot;;[.BB87];&quot; inches, &quot;;[.BC87];&quot; x &quot;;[.BD87];&quot; cm&quot;); &quot;&quot;)">
            <text:p/>
          </table:table-cell>
          <table:table-cell table:style-name="ce7" office:value-type="float" office:value="16" calcext:value-type="float">
            <text:p>16</text:p>
          </table:table-cell>
          <table:table-cell table:style-name="ce7" table:formula="of:=ROUND([.BH87]/[.$J87]; 0)" office:value-type="float" office:value="20" calcext:value-type="float">
            <text:p>20</text:p>
          </table:table-cell>
          <table:table-cell table:style-name="ce7" table:formula="of:=ROUND([.BH87]*2.54; 0)" office:value-type="float" office:value="41" calcext:value-type="float">
            <text:p>41</text:p>
          </table:table-cell>
          <table:table-cell table:style-name="ce7" table:formula="of:=ROUND([.BI87]*2.54;0)" office:value-type="float" office:value="51" calcext:value-type="float">
            <text:p>51</text:p>
          </table:table-cell>
          <table:table-cell table:style-name="ce7" table:formula="of:=IF([.$I87]&lt;[.$H87]; [.$I87]/[.BH87]; [.$H87]/[.BH87])" office:value-type="float" office:value="134.3125" calcext:value-type="float">
            <text:p>134</text:p>
          </table:table-cell>
          <table:table-cell table:style-name="ce7" table:formula="of:=IF([.BL87]&gt;150; 1; 0)" office:value-type="float" office:value="0" calcext:value-type="float">
            <text:p>0</text:p>
          </table:table-cell>
          <table:table-cell table:style-name="ce7" table:formula="of:=IF([.BM87]=1;COM.MICROSOFT.CONCAT([.BH87];&quot; x &quot;;[.BI87];&quot; inches, &quot;;[.BJ87];&quot; x &quot;;[.BK87];&quot; cm&quot;); &quot;&quot;)">
            <text:p/>
          </table:table-cell>
          <table:table-cell table:style-name="ce7" office:value-type="float" office:value="20" calcext:value-type="float">
            <text:p>20</text:p>
          </table:table-cell>
          <table:table-cell table:style-name="ce7" table:formula="of:=ROUND([.BO87]/[.$J87]; 0)" office:value-type="float" office:value="25" calcext:value-type="float">
            <text:p>25</text:p>
          </table:table-cell>
          <table:table-cell table:style-name="ce7" table:formula="of:=ROUND([.BO87]*2.54; 0)" office:value-type="float" office:value="51" calcext:value-type="float">
            <text:p>51</text:p>
          </table:table-cell>
          <table:table-cell table:style-name="ce7" table:formula="of:=ROUND([.BP87]*2.54;0)" office:value-type="float" office:value="64" calcext:value-type="float">
            <text:p>64</text:p>
          </table:table-cell>
          <table:table-cell table:style-name="ce7" table:formula="of:=IF([.$I87]&lt;[.$H87]; [.$I87]/[.BO87]; [.$H87]/[.BO87])" office:value-type="float" office:value="107.45" calcext:value-type="float">
            <text:p>107</text:p>
          </table:table-cell>
          <table:table-cell table:style-name="ce7" table:formula="of:=IF([.BS87]&gt;125; 1; 0)" office:value-type="float" office:value="0" calcext:value-type="float">
            <text:p>0</text:p>
          </table:table-cell>
          <table:table-cell table:style-name="ce7" table:formula="of:=IF([.BT87]=1;COM.MICROSOFT.CONCAT([.BO87];&quot; x &quot;;[.BP87];&quot; inches, &quot;;[.BQ87];&quot; x &quot;;[.BR87];&quot; cm&quot;); &quot;&quot;)">
            <text:p/>
          </table:table-cell>
          <table:table-cell table:style-name="ce7" office:value-type="float" office:value="24" calcext:value-type="float">
            <text:p>24</text:p>
          </table:table-cell>
          <table:table-cell table:style-name="ce7" table:formula="of:=ROUND([.BV87]/[.$J87]; 0)" office:value-type="float" office:value="30" calcext:value-type="float">
            <text:p>30</text:p>
          </table:table-cell>
          <table:table-cell table:style-name="ce7" table:formula="of:=ROUND([.BV87]*2.54; 0)" office:value-type="float" office:value="61" calcext:value-type="float">
            <text:p>61</text:p>
          </table:table-cell>
          <table:table-cell table:style-name="ce7" table:formula="of:=ROUND([.BW87]*2.54;0)" office:value-type="float" office:value="76" calcext:value-type="float">
            <text:p>76</text:p>
          </table:table-cell>
          <table:table-cell table:style-name="ce7" table:formula="of:=IF([.$I87]&lt;[.$H87]; [.$I87]/[.BV87]; [.$H87]/[.BV87])" office:value-type="float" office:value="89.5416666666667" calcext:value-type="float">
            <text:p>90</text:p>
          </table:table-cell>
          <table:table-cell table:style-name="ce7" table:formula="of:=IF([.BZ87]&gt;110; 1; 0)" office:value-type="float" office:value="0" calcext:value-type="float">
            <text:p>0</text:p>
          </table:table-cell>
          <table:table-cell table:style-name="ce7" table:formula="of:=IF([.CA87]=1;COM.MICROSOFT.CONCAT([.BV87];&quot; x &quot;;[.BW87];&quot; inches, &quot;;[.BX87];&quot; x &quot;;[.BY87];&quot; cm&quot;); &quot;&quot;)">
            <text:p/>
          </table:table-cell>
          <table:table-cell table:number-columns-repeated="2"/>
        </table:table-row>
        <table:table-row table:style-name="ro2">
          <table:table-cell office:value-type="float" office:value="87" calcext:value-type="float">
            <text:p>87</text:p>
          </table:table-cell>
          <table:table-cell table:formula="of:=COM.MICROSOFT.CONCAT(&quot;PrintGalleryImage-&quot;;[.A88];&quot;.jpg&quot;)" office:value-type="string" office:string-value="PrintGalleryImage-87.jpg" calcext:value-type="string">
            <text:p>PrintGalleryImage-87.jpg</text:p>
          </table:table-cell>
          <table:table-cell table:style-name="Default" office:value-type="string" calcext:value-type="string">
            <text:p>Displaying Peacock</text:p>
          </table:table-cell>
          <table:table-cell table:style-name="Default" office:value-type="string" calcext:value-type="string">
            <text:p>This is another shot taking while training at my local wildlife park. I have photographed wild peacocks in India but never managed to get a special photograph of them. However here I just love the pattern made by the feathers. I will work on getting one like this in the wild.</text:p>
          </table:table-cell>
          <table:table-cell table:style-name="Default" office:value-type="string" calcext:value-type="string">
            <text:p>Adrian, Adrian O Brien, Adrian O' Brien, Adrian O'Brien, Animals, Bird, Brien, Ireland, O' Brien, O'Brien, OBrien, Wildlife chasing, chasing, chasing wildlife, chasingwildlife, nature, peacock, wildlifechasing</text:p>
          </table:table-cell>
          <table:table-cell table:style-name="ce12" office:value-type="string" calcext:value-type="string">
            <text:p>08/05/2016 12:16:52</text:p>
          </table:table-cell>
          <table:table-cell table:style-name="Default" office:value-type="string" calcext:value-type="string">
            <text:p>4896 x 3264</text:p>
          </table:table-cell>
          <table:table-cell table:formula="of:=LEFT([.G88];4)" office:value-type="string" office:string-value="4896" calcext:value-type="string">
            <text:p>4896</text:p>
          </table:table-cell>
          <table:table-cell table:formula="of:=RIGHT([.G88];4)" office:value-type="string" office:string-value="3264" calcext:value-type="string">
            <text:p>3264</text:p>
          </table:table-cell>
          <table:table-cell table:style-name="ce6" table:formula="of:=IF([.I88]/[.H88]&gt;1;[.H88]/[.I88];[.I88]/[.H88])" office:value-type="float" office:value="0.666666666666667" calcext:value-type="float">
            <text:p>0.667</text:p>
          </table:table-cell>
          <table:table-cell table:style-name="ce7" office:value-type="float" office:value="8" calcext:value-type="float">
            <text:p>8</text:p>
          </table:table-cell>
          <table:table-cell table:style-name="ce7" table:formula="of:=ROUND([.K88]/[.$J88]; 0)" office:value-type="float" office:value="12" calcext:value-type="float">
            <text:p>12</text:p>
          </table:table-cell>
          <table:table-cell table:style-name="ce7" table:formula="of:=ROUND([.K88]*2.54; 0)" office:value-type="float" office:value="20" calcext:value-type="float">
            <text:p>20</text:p>
          </table:table-cell>
          <table:table-cell table:style-name="ce7" table:formula="of:=ROUND([.L88]*2.54;0)" office:value-type="float" office:value="30" calcext:value-type="float">
            <text:p>30</text:p>
          </table:table-cell>
          <table:table-cell table:style-name="ce7" table:formula="of:=IF([.$I88]&lt;[.$H88]; [.$I88]/[.K88]; [.$H88]/[.K88])" office:value-type="float" office:value="408" calcext:value-type="float">
            <text:p>408</text:p>
          </table:table-cell>
          <table:table-cell table:style-name="ce7" table:formula="of:=IF([.O88]&gt;250; 1; 0)" office:value-type="float" office:value="1" calcext:value-type="float">
            <text:p>1</text:p>
          </table:table-cell>
          <table:table-cell table:style-name="ce7" table:formula="of:=IF([.P88]=1;COM.MICROSOFT.CONCAT([.K88];&quot; x &quot;;[.L88];&quot; inches, &quot;;[.M88];&quot; x &quot;;[.N8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88]/[.$J88]; 0)" office:value-type="float" office:value="18" calcext:value-type="float">
            <text:p>18</text:p>
          </table:table-cell>
          <table:table-cell table:style-name="ce7" table:formula="of:=ROUND([.R88]*2.54; 0)" office:value-type="float" office:value="30" calcext:value-type="float">
            <text:p>30</text:p>
          </table:table-cell>
          <table:table-cell table:style-name="ce7" table:formula="of:=ROUND([.S88]*2.54;0)" office:value-type="float" office:value="46" calcext:value-type="float">
            <text:p>46</text:p>
          </table:table-cell>
          <table:table-cell table:style-name="ce7" table:formula="of:=IF([.$I88]&lt;[.$H88]; [.$I88]/[.R88]; [.$H88]/[.R88])" office:value-type="float" office:value="272" calcext:value-type="float">
            <text:p>272</text:p>
          </table:table-cell>
          <table:table-cell table:style-name="ce7" table:formula="of:=IF([.V88]&gt;150; 1; 0)" office:value-type="float" office:value="1" calcext:value-type="float">
            <text:p>1</text:p>
          </table:table-cell>
          <table:table-cell table:style-name="ce7" table:formula="of:=IF([.W88]=1;COM.MICROSOFT.CONCAT([.R88];&quot; x &quot;;[.S88];&quot; inches, &quot;;[.T88];&quot; x &quot;;[.U8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88]/[.$J88]; 0)" office:value-type="float" office:value="24" calcext:value-type="float">
            <text:p>24</text:p>
          </table:table-cell>
          <table:table-cell table:style-name="ce7" table:formula="of:=ROUND([.Y88]*2.54; 0)" office:value-type="float" office:value="41" calcext:value-type="float">
            <text:p>41</text:p>
          </table:table-cell>
          <table:table-cell table:style-name="ce7" table:formula="of:=ROUND([.Z88]*2.54;0)" office:value-type="float" office:value="61" calcext:value-type="float">
            <text:p>61</text:p>
          </table:table-cell>
          <table:table-cell table:style-name="ce7" table:formula="of:=IF([.$I88]&lt;[.$H88]; [.$I88]/[.Y88]; [.$H88]/[.Y88])" office:value-type="float" office:value="204" calcext:value-type="float">
            <text:p>204</text:p>
          </table:table-cell>
          <table:table-cell table:style-name="ce7" table:formula="of:=IF([.AC88]&gt;120; 1; 0)" office:value-type="float" office:value="1" calcext:value-type="float">
            <text:p>1</text:p>
          </table:table-cell>
          <table:table-cell table:style-name="ce7" table:formula="of:=IF([.AD88]=1;COM.MICROSOFT.CONCAT([.Y88];&quot; x &quot;;[.Z88];&quot; inches, &quot;;[.AA88];&quot; x &quot;;[.AB8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88]/[.$J88]; 0)" office:value-type="float" office:value="30" calcext:value-type="float">
            <text:p>30</text:p>
          </table:table-cell>
          <table:table-cell table:style-name="ce7" table:formula="of:=ROUND([.AF88]*2.54; 0)" office:value-type="float" office:value="51" calcext:value-type="float">
            <text:p>51</text:p>
          </table:table-cell>
          <table:table-cell table:style-name="ce7" table:formula="of:=ROUND([.AG88]*2.54;0)" office:value-type="float" office:value="76" calcext:value-type="float">
            <text:p>76</text:p>
          </table:table-cell>
          <table:table-cell table:style-name="ce7" table:formula="of:=IF([.$I88]&lt;[.$H88]; [.$I88]/[.AF88]; [.$H88]/[.AF88])" office:value-type="float" office:value="163.2" calcext:value-type="float">
            <text:p>163</text:p>
          </table:table-cell>
          <table:table-cell table:style-name="ce7" table:formula="of:=IF([.AJ88]&gt;100; 1; 0)" office:value-type="float" office:value="1" calcext:value-type="float">
            <text:p>1</text:p>
          </table:table-cell>
          <table:table-cell table:style-name="ce7" table:formula="of:=IF([.AK88]=1;COM.MICROSOFT.CONCAT([.AF88];&quot; x &quot;;[.AG88];&quot; inches, &quot;;[.AH88];&quot; x &quot;;[.AI8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88]/[.$J88]; 0)" office:value-type="float" office:value="36" calcext:value-type="float">
            <text:p>36</text:p>
          </table:table-cell>
          <table:table-cell table:style-name="ce7" table:formula="of:=ROUND([.AM88]*2.54; 0)" office:value-type="float" office:value="61" calcext:value-type="float">
            <text:p>61</text:p>
          </table:table-cell>
          <table:table-cell table:style-name="ce7" table:formula="of:=ROUND([.AN88]*2.54;0)" office:value-type="float" office:value="91" calcext:value-type="float">
            <text:p>91</text:p>
          </table:table-cell>
          <table:table-cell table:style-name="ce7" table:formula="of:=IF([.$I88]&lt;[.$H88]; [.$I88]/[.AM88]; [.$H88]/[.AM88])" office:value-type="float" office:value="136" calcext:value-type="float">
            <text:p>136</text:p>
          </table:table-cell>
          <table:table-cell table:style-name="ce7" table:formula="of:=IF([.AQ88]&gt;90; 1; 0)" office:value-type="float" office:value="1" calcext:value-type="float">
            <text:p>1</text:p>
          </table:table-cell>
          <table:table-cell table:style-name="ce7" table:formula="of:=IF([.AR88]=1;COM.MICROSOFT.CONCAT([.AM88];&quot; x &quot;;[.AN88];&quot; inches, &quot;;[.AO88];&quot; x &quot;;[.AP88];&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88]/[.$J88]; 0)" office:value-type="float" office:value="12" calcext:value-type="float">
            <text:p>12</text:p>
          </table:table-cell>
          <table:table-cell table:style-name="ce7" table:formula="of:=ROUND([.AT88]*2.54; 0)" office:value-type="float" office:value="20" calcext:value-type="float">
            <text:p>20</text:p>
          </table:table-cell>
          <table:table-cell table:style-name="ce7" table:formula="of:=ROUND([.AU88]*2.54;0)" office:value-type="float" office:value="30" calcext:value-type="float">
            <text:p>30</text:p>
          </table:table-cell>
          <table:table-cell table:style-name="ce7" table:formula="of:=IF([.$I88]&lt;[.$H88]; [.$I88]/[.AT88]; [.$H88]/[.AT88])" office:value-type="float" office:value="408" calcext:value-type="float">
            <text:p>408</text:p>
          </table:table-cell>
          <table:table-cell table:style-name="ce7" table:formula="of:=IF([.AX88]&gt;280; 1; 0)" office:value-type="float" office:value="1" calcext:value-type="float">
            <text:p>1</text:p>
          </table:table-cell>
          <table:table-cell table:style-name="ce7" table:formula="of:=IF([.AY88]=1;COM.MICROSOFT.CONCAT([.AT88];&quot; x &quot;;[.AU88];&quot; inches, &quot;;[.AV88];&quot; x &quot;;[.AW8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88]/[.$J88]; 0)" office:value-type="float" office:value="18" calcext:value-type="float">
            <text:p>18</text:p>
          </table:table-cell>
          <table:table-cell table:style-name="ce7" table:formula="of:=ROUND([.BA88]*2.54; 0)" office:value-type="float" office:value="30" calcext:value-type="float">
            <text:p>30</text:p>
          </table:table-cell>
          <table:table-cell table:style-name="ce7" table:formula="of:=ROUND([.BB88]*2.54;0)" office:value-type="float" office:value="46" calcext:value-type="float">
            <text:p>46</text:p>
          </table:table-cell>
          <table:table-cell table:style-name="ce7" table:formula="of:=IF([.$I88]&lt;[.$H88]; [.$I88]/[.BA88]; [.$H88]/[.BA88])" office:value-type="float" office:value="272" calcext:value-type="float">
            <text:p>272</text:p>
          </table:table-cell>
          <table:table-cell table:style-name="ce7" table:formula="of:=IF([.BE88]&gt;180; 1; 0)" office:value-type="float" office:value="1" calcext:value-type="float">
            <text:p>1</text:p>
          </table:table-cell>
          <table:table-cell table:style-name="ce7" table:formula="of:=IF([.BF88]=1;COM.MICROSOFT.CONCAT([.BA88];&quot; x &quot;;[.BB88];&quot; inches, &quot;;[.BC88];&quot; x &quot;;[.BD8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88]/[.$J88]; 0)" office:value-type="float" office:value="24" calcext:value-type="float">
            <text:p>24</text:p>
          </table:table-cell>
          <table:table-cell table:style-name="ce7" table:formula="of:=ROUND([.BH88]*2.54; 0)" office:value-type="float" office:value="41" calcext:value-type="float">
            <text:p>41</text:p>
          </table:table-cell>
          <table:table-cell table:style-name="ce7" table:formula="of:=ROUND([.BI88]*2.54;0)" office:value-type="float" office:value="61" calcext:value-type="float">
            <text:p>61</text:p>
          </table:table-cell>
          <table:table-cell table:style-name="ce7" table:formula="of:=IF([.$I88]&lt;[.$H88]; [.$I88]/[.BH88]; [.$H88]/[.BH88])" office:value-type="float" office:value="204" calcext:value-type="float">
            <text:p>204</text:p>
          </table:table-cell>
          <table:table-cell table:style-name="ce7" table:formula="of:=IF([.BL88]&gt;150; 1; 0)" office:value-type="float" office:value="1" calcext:value-type="float">
            <text:p>1</text:p>
          </table:table-cell>
          <table:table-cell table:style-name="ce7" table:formula="of:=IF([.BM88]=1;COM.MICROSOFT.CONCAT([.BH88];&quot; x &quot;;[.BI88];&quot; inches, &quot;;[.BJ88];&quot; x &quot;;[.BK8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88]/[.$J88]; 0)" office:value-type="float" office:value="30" calcext:value-type="float">
            <text:p>30</text:p>
          </table:table-cell>
          <table:table-cell table:style-name="ce7" table:formula="of:=ROUND([.BO88]*2.54; 0)" office:value-type="float" office:value="51" calcext:value-type="float">
            <text:p>51</text:p>
          </table:table-cell>
          <table:table-cell table:style-name="ce7" table:formula="of:=ROUND([.BP88]*2.54;0)" office:value-type="float" office:value="76" calcext:value-type="float">
            <text:p>76</text:p>
          </table:table-cell>
          <table:table-cell table:style-name="ce7" table:formula="of:=IF([.$I88]&lt;[.$H88]; [.$I88]/[.BO88]; [.$H88]/[.BO88])" office:value-type="float" office:value="163.2" calcext:value-type="float">
            <text:p>163</text:p>
          </table:table-cell>
          <table:table-cell table:style-name="ce7" table:formula="of:=IF([.BS88]&gt;125; 1; 0)" office:value-type="float" office:value="1" calcext:value-type="float">
            <text:p>1</text:p>
          </table:table-cell>
          <table:table-cell table:style-name="ce7" table:formula="of:=IF([.BT88]=1;COM.MICROSOFT.CONCAT([.BO88];&quot; x &quot;;[.BP88];&quot; inches, &quot;;[.BQ88];&quot; x &quot;;[.BR8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88]/[.$J88]; 0)" office:value-type="float" office:value="36" calcext:value-type="float">
            <text:p>36</text:p>
          </table:table-cell>
          <table:table-cell table:style-name="ce7" table:formula="of:=ROUND([.BV88]*2.54; 0)" office:value-type="float" office:value="61" calcext:value-type="float">
            <text:p>61</text:p>
          </table:table-cell>
          <table:table-cell table:style-name="ce7" table:formula="of:=ROUND([.BW88]*2.54;0)" office:value-type="float" office:value="91" calcext:value-type="float">
            <text:p>91</text:p>
          </table:table-cell>
          <table:table-cell table:style-name="ce7" table:formula="of:=IF([.$I88]&lt;[.$H88]; [.$I88]/[.BV88]; [.$H88]/[.BV88])" office:value-type="float" office:value="136" calcext:value-type="float">
            <text:p>136</text:p>
          </table:table-cell>
          <table:table-cell table:style-name="ce7" table:formula="of:=IF([.BZ88]&gt;110; 1; 0)" office:value-type="float" office:value="1" calcext:value-type="float">
            <text:p>1</text:p>
          </table:table-cell>
          <table:table-cell table:style-name="ce7" table:formula="of:=IF([.CA88]=1;COM.MICROSOFT.CONCAT([.BV88];&quot; x &quot;;[.BW88];&quot; inches, &quot;;[.BX88];&quot; x &quot;;[.BY88];&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88" calcext:value-type="float">
            <text:p>88</text:p>
          </table:table-cell>
          <table:table-cell table:formula="of:=COM.MICROSOFT.CONCAT(&quot;PrintGalleryImage-&quot;;[.A89];&quot;.jpg&quot;)" office:value-type="string" office:string-value="PrintGalleryImage-88.jpg" calcext:value-type="string">
            <text:p>PrintGalleryImage-88.jpg</text:p>
          </table:table-cell>
          <table:table-cell table:style-name="Default" office:value-type="string" calcext:value-type="string">
            <text:p>Diving Humpback Whale</text:p>
          </table:table-cell>
          <table:table-cell table:style-name="Default" office:value-type="string" calcext:value-type="string">
            <text:p>It isn't easy to time whale shots and get their heads in the frame. The tail or flukes are much easier. Also I do think tail shots are a bit more whale like. After all how many of us have seen many whale faces? Tails are what you see all the time when whale watching.</text:p>
          </table:table-cell>
          <table:table-cell table:style-name="Default" office:value-type="string" calcext:value-type="string">
            <text:p>Adrian, Adrian O Brien, Adrian O' Brien, Adrian O'Brien, Animals, Brien, Iceland, O' Brien, O'Brien, OBrien, Wildlife chasing, chasing, chasing wildlife, chasingwildlife, nature, wildlifechasing</text:p>
          </table:table-cell>
          <table:table-cell table:style-name="ce12" office:value-type="string" calcext:value-type="string">
            <text:p>25/10/2016 11:52:44</text:p>
          </table:table-cell>
          <table:table-cell table:style-name="Default" office:value-type="string" calcext:value-type="string">
            <text:p>3378 x 2252</text:p>
          </table:table-cell>
          <table:table-cell table:formula="of:=LEFT([.G89];4)" office:value-type="string" office:string-value="3378" calcext:value-type="string">
            <text:p>3378</text:p>
          </table:table-cell>
          <table:table-cell table:formula="of:=RIGHT([.G89];4)" office:value-type="string" office:string-value="2252" calcext:value-type="string">
            <text:p>2252</text:p>
          </table:table-cell>
          <table:table-cell table:style-name="ce6" table:formula="of:=IF([.I89]/[.H89]&gt;1;[.H89]/[.I89];[.I89]/[.H89])" office:value-type="float" office:value="0.666666666666667" calcext:value-type="float">
            <text:p>0.667</text:p>
          </table:table-cell>
          <table:table-cell table:style-name="ce7" office:value-type="float" office:value="8" calcext:value-type="float">
            <text:p>8</text:p>
          </table:table-cell>
          <table:table-cell table:style-name="ce7" table:formula="of:=ROUND([.K89]/[.$J89]; 0)" office:value-type="float" office:value="12" calcext:value-type="float">
            <text:p>12</text:p>
          </table:table-cell>
          <table:table-cell table:style-name="ce7" table:formula="of:=ROUND([.K89]*2.54; 0)" office:value-type="float" office:value="20" calcext:value-type="float">
            <text:p>20</text:p>
          </table:table-cell>
          <table:table-cell table:style-name="ce7" table:formula="of:=ROUND([.L89]*2.54;0)" office:value-type="float" office:value="30" calcext:value-type="float">
            <text:p>30</text:p>
          </table:table-cell>
          <table:table-cell table:style-name="ce7" table:formula="of:=IF([.$I89]&lt;[.$H89]; [.$I89]/[.K89]; [.$H89]/[.K89])" office:value-type="float" office:value="281.5" calcext:value-type="float">
            <text:p>282</text:p>
          </table:table-cell>
          <table:table-cell table:style-name="ce7" table:formula="of:=IF([.O89]&gt;250; 1; 0)" office:value-type="float" office:value="1" calcext:value-type="float">
            <text:p>1</text:p>
          </table:table-cell>
          <table:table-cell table:style-name="ce7" table:formula="of:=IF([.P89]=1;COM.MICROSOFT.CONCAT([.K89];&quot; x &quot;;[.L89];&quot; inches, &quot;;[.M89];&quot; x &quot;;[.N8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89]/[.$J89]; 0)" office:value-type="float" office:value="18" calcext:value-type="float">
            <text:p>18</text:p>
          </table:table-cell>
          <table:table-cell table:style-name="ce7" table:formula="of:=ROUND([.R89]*2.54; 0)" office:value-type="float" office:value="30" calcext:value-type="float">
            <text:p>30</text:p>
          </table:table-cell>
          <table:table-cell table:style-name="ce7" table:formula="of:=ROUND([.S89]*2.54;0)" office:value-type="float" office:value="46" calcext:value-type="float">
            <text:p>46</text:p>
          </table:table-cell>
          <table:table-cell table:style-name="ce7" table:formula="of:=IF([.$I89]&lt;[.$H89]; [.$I89]/[.R89]; [.$H89]/[.R89])" office:value-type="float" office:value="187.666666666667" calcext:value-type="float">
            <text:p>188</text:p>
          </table:table-cell>
          <table:table-cell table:style-name="ce7" table:formula="of:=IF([.V89]&gt;150; 1; 0)" office:value-type="float" office:value="1" calcext:value-type="float">
            <text:p>1</text:p>
          </table:table-cell>
          <table:table-cell table:style-name="ce7" table:formula="of:=IF([.W89]=1;COM.MICROSOFT.CONCAT([.R89];&quot; x &quot;;[.S89];&quot; inches, &quot;;[.T89];&quot; x &quot;;[.U8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89]/[.$J89]; 0)" office:value-type="float" office:value="24" calcext:value-type="float">
            <text:p>24</text:p>
          </table:table-cell>
          <table:table-cell table:style-name="ce7" table:formula="of:=ROUND([.Y89]*2.54; 0)" office:value-type="float" office:value="41" calcext:value-type="float">
            <text:p>41</text:p>
          </table:table-cell>
          <table:table-cell table:style-name="ce7" table:formula="of:=ROUND([.Z89]*2.54;0)" office:value-type="float" office:value="61" calcext:value-type="float">
            <text:p>61</text:p>
          </table:table-cell>
          <table:table-cell table:style-name="ce7" table:formula="of:=IF([.$I89]&lt;[.$H89]; [.$I89]/[.Y89]; [.$H89]/[.Y89])" office:value-type="float" office:value="140.75" calcext:value-type="float">
            <text:p>141</text:p>
          </table:table-cell>
          <table:table-cell table:style-name="ce7" table:formula="of:=IF([.AC89]&gt;120; 1; 0)" office:value-type="float" office:value="1" calcext:value-type="float">
            <text:p>1</text:p>
          </table:table-cell>
          <table:table-cell table:style-name="ce7" table:formula="of:=IF([.AD89]=1;COM.MICROSOFT.CONCAT([.Y89];&quot; x &quot;;[.Z89];&quot; inches, &quot;;[.AA89];&quot; x &quot;;[.AB8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89]/[.$J89]; 0)" office:value-type="float" office:value="30" calcext:value-type="float">
            <text:p>30</text:p>
          </table:table-cell>
          <table:table-cell table:style-name="ce7" table:formula="of:=ROUND([.AF89]*2.54; 0)" office:value-type="float" office:value="51" calcext:value-type="float">
            <text:p>51</text:p>
          </table:table-cell>
          <table:table-cell table:style-name="ce7" table:formula="of:=ROUND([.AG89]*2.54;0)" office:value-type="float" office:value="76" calcext:value-type="float">
            <text:p>76</text:p>
          </table:table-cell>
          <table:table-cell table:style-name="ce7" table:formula="of:=IF([.$I89]&lt;[.$H89]; [.$I89]/[.AF89]; [.$H89]/[.AF89])" office:value-type="float" office:value="112.6" calcext:value-type="float">
            <text:p>113</text:p>
          </table:table-cell>
          <table:table-cell table:style-name="ce7" table:formula="of:=IF([.AJ89]&gt;100; 1; 0)" office:value-type="float" office:value="1" calcext:value-type="float">
            <text:p>1</text:p>
          </table:table-cell>
          <table:table-cell table:style-name="ce7" table:formula="of:=IF([.AK89]=1;COM.MICROSOFT.CONCAT([.AF89];&quot; x &quot;;[.AG89];&quot; inches, &quot;;[.AH89];&quot; x &quot;;[.AI8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89]/[.$J89]; 0)" office:value-type="float" office:value="36" calcext:value-type="float">
            <text:p>36</text:p>
          </table:table-cell>
          <table:table-cell table:style-name="ce7" table:formula="of:=ROUND([.AM89]*2.54; 0)" office:value-type="float" office:value="61" calcext:value-type="float">
            <text:p>61</text:p>
          </table:table-cell>
          <table:table-cell table:style-name="ce7" table:formula="of:=ROUND([.AN89]*2.54;0)" office:value-type="float" office:value="91" calcext:value-type="float">
            <text:p>91</text:p>
          </table:table-cell>
          <table:table-cell table:style-name="ce7" table:formula="of:=IF([.$I89]&lt;[.$H89]; [.$I89]/[.AM89]; [.$H89]/[.AM89])" office:value-type="float" office:value="93.8333333333333" calcext:value-type="float">
            <text:p>94</text:p>
          </table:table-cell>
          <table:table-cell table:style-name="ce7" table:formula="of:=IF([.AQ89]&gt;90; 1; 0)" office:value-type="float" office:value="1" calcext:value-type="float">
            <text:p>1</text:p>
          </table:table-cell>
          <table:table-cell table:style-name="ce7" table:formula="of:=IF([.AR89]=1;COM.MICROSOFT.CONCAT([.AM89];&quot; x &quot;;[.AN89];&quot; inches, &quot;;[.AO89];&quot; x &quot;;[.AP89];&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89]/[.$J89]; 0)" office:value-type="float" office:value="12" calcext:value-type="float">
            <text:p>12</text:p>
          </table:table-cell>
          <table:table-cell table:style-name="ce7" table:formula="of:=ROUND([.AT89]*2.54; 0)" office:value-type="float" office:value="20" calcext:value-type="float">
            <text:p>20</text:p>
          </table:table-cell>
          <table:table-cell table:style-name="ce7" table:formula="of:=ROUND([.AU89]*2.54;0)" office:value-type="float" office:value="30" calcext:value-type="float">
            <text:p>30</text:p>
          </table:table-cell>
          <table:table-cell table:style-name="ce7" table:formula="of:=IF([.$I89]&lt;[.$H89]; [.$I89]/[.AT89]; [.$H89]/[.AT89])" office:value-type="float" office:value="281.5" calcext:value-type="float">
            <text:p>282</text:p>
          </table:table-cell>
          <table:table-cell table:style-name="ce7" table:formula="of:=IF([.AX89]&gt;280; 1; 0)" office:value-type="float" office:value="1" calcext:value-type="float">
            <text:p>1</text:p>
          </table:table-cell>
          <table:table-cell table:style-name="ce7" table:formula="of:=IF([.AY89]=1;COM.MICROSOFT.CONCAT([.AT89];&quot; x &quot;;[.AU89];&quot; inches, &quot;;[.AV89];&quot; x &quot;;[.AW8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89]/[.$J89]; 0)" office:value-type="float" office:value="18" calcext:value-type="float">
            <text:p>18</text:p>
          </table:table-cell>
          <table:table-cell table:style-name="ce7" table:formula="of:=ROUND([.BA89]*2.54; 0)" office:value-type="float" office:value="30" calcext:value-type="float">
            <text:p>30</text:p>
          </table:table-cell>
          <table:table-cell table:style-name="ce7" table:formula="of:=ROUND([.BB89]*2.54;0)" office:value-type="float" office:value="46" calcext:value-type="float">
            <text:p>46</text:p>
          </table:table-cell>
          <table:table-cell table:style-name="ce7" table:formula="of:=IF([.$I89]&lt;[.$H89]; [.$I89]/[.BA89]; [.$H89]/[.BA89])" office:value-type="float" office:value="187.666666666667" calcext:value-type="float">
            <text:p>188</text:p>
          </table:table-cell>
          <table:table-cell table:style-name="ce7" table:formula="of:=IF([.BE89]&gt;180; 1; 0)" office:value-type="float" office:value="1" calcext:value-type="float">
            <text:p>1</text:p>
          </table:table-cell>
          <table:table-cell table:style-name="ce7" table:formula="of:=IF([.BF89]=1;COM.MICROSOFT.CONCAT([.BA89];&quot; x &quot;;[.BB89];&quot; inches, &quot;;[.BC89];&quot; x &quot;;[.BD8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89]/[.$J89]; 0)" office:value-type="float" office:value="24" calcext:value-type="float">
            <text:p>24</text:p>
          </table:table-cell>
          <table:table-cell table:style-name="ce7" table:formula="of:=ROUND([.BH89]*2.54; 0)" office:value-type="float" office:value="41" calcext:value-type="float">
            <text:p>41</text:p>
          </table:table-cell>
          <table:table-cell table:style-name="ce7" table:formula="of:=ROUND([.BI89]*2.54;0)" office:value-type="float" office:value="61" calcext:value-type="float">
            <text:p>61</text:p>
          </table:table-cell>
          <table:table-cell table:style-name="ce7" table:formula="of:=IF([.$I89]&lt;[.$H89]; [.$I89]/[.BH89]; [.$H89]/[.BH89])" office:value-type="float" office:value="140.75" calcext:value-type="float">
            <text:p>141</text:p>
          </table:table-cell>
          <table:table-cell table:style-name="ce7" table:formula="of:=IF([.BL89]&gt;150; 1; 0)" office:value-type="float" office:value="0" calcext:value-type="float">
            <text:p>0</text:p>
          </table:table-cell>
          <table:table-cell table:style-name="ce7" table:formula="of:=IF([.BM89]=1;COM.MICROSOFT.CONCAT([.BH89];&quot; x &quot;;[.BI89];&quot; inches, &quot;;[.BJ89];&quot; x &quot;;[.BK89];&quot; cm&quot;); &quot;&quot;)">
            <text:p/>
          </table:table-cell>
          <table:table-cell table:style-name="ce7" office:value-type="float" office:value="20" calcext:value-type="float">
            <text:p>20</text:p>
          </table:table-cell>
          <table:table-cell table:style-name="ce7" table:formula="of:=ROUND([.BO89]/[.$J89]; 0)" office:value-type="float" office:value="30" calcext:value-type="float">
            <text:p>30</text:p>
          </table:table-cell>
          <table:table-cell table:style-name="ce7" table:formula="of:=ROUND([.BO89]*2.54; 0)" office:value-type="float" office:value="51" calcext:value-type="float">
            <text:p>51</text:p>
          </table:table-cell>
          <table:table-cell table:style-name="ce7" table:formula="of:=ROUND([.BP89]*2.54;0)" office:value-type="float" office:value="76" calcext:value-type="float">
            <text:p>76</text:p>
          </table:table-cell>
          <table:table-cell table:style-name="ce7" table:formula="of:=IF([.$I89]&lt;[.$H89]; [.$I89]/[.BO89]; [.$H89]/[.BO89])" office:value-type="float" office:value="112.6" calcext:value-type="float">
            <text:p>113</text:p>
          </table:table-cell>
          <table:table-cell table:style-name="ce7" table:formula="of:=IF([.BS89]&gt;125; 1; 0)" office:value-type="float" office:value="0" calcext:value-type="float">
            <text:p>0</text:p>
          </table:table-cell>
          <table:table-cell table:style-name="ce7" table:formula="of:=IF([.BT89]=1;COM.MICROSOFT.CONCAT([.BO89];&quot; x &quot;;[.BP89];&quot; inches, &quot;;[.BQ89];&quot; x &quot;;[.BR89];&quot; cm&quot;); &quot;&quot;)">
            <text:p/>
          </table:table-cell>
          <table:table-cell table:style-name="ce7" office:value-type="float" office:value="24" calcext:value-type="float">
            <text:p>24</text:p>
          </table:table-cell>
          <table:table-cell table:style-name="ce7" table:formula="of:=ROUND([.BV89]/[.$J89]; 0)" office:value-type="float" office:value="36" calcext:value-type="float">
            <text:p>36</text:p>
          </table:table-cell>
          <table:table-cell table:style-name="ce7" table:formula="of:=ROUND([.BV89]*2.54; 0)" office:value-type="float" office:value="61" calcext:value-type="float">
            <text:p>61</text:p>
          </table:table-cell>
          <table:table-cell table:style-name="ce7" table:formula="of:=ROUND([.BW89]*2.54;0)" office:value-type="float" office:value="91" calcext:value-type="float">
            <text:p>91</text:p>
          </table:table-cell>
          <table:table-cell table:style-name="ce7" table:formula="of:=IF([.$I89]&lt;[.$H89]; [.$I89]/[.BV89]; [.$H89]/[.BV89])" office:value-type="float" office:value="93.8333333333333" calcext:value-type="float">
            <text:p>94</text:p>
          </table:table-cell>
          <table:table-cell table:style-name="ce7" table:formula="of:=IF([.BZ89]&gt;110; 1; 0)" office:value-type="float" office:value="0" calcext:value-type="float">
            <text:p>0</text:p>
          </table:table-cell>
          <table:table-cell table:style-name="ce7" table:formula="of:=IF([.CA89]=1;COM.MICROSOFT.CONCAT([.BV89];&quot; x &quot;;[.BW89];&quot; inches, &quot;;[.BX89];&quot; x &quot;;[.BY89];&quot; cm&quot;); &quot;&quot;)">
            <text:p/>
          </table:table-cell>
          <table:table-cell table:number-columns-repeated="2"/>
        </table:table-row>
        <table:table-row table:style-name="ro2">
          <table:table-cell office:value-type="float" office:value="89" calcext:value-type="float">
            <text:p>89</text:p>
          </table:table-cell>
          <table:table-cell table:formula="of:=COM.MICROSOFT.CONCAT(&quot;PrintGalleryImage-&quot;;[.A90];&quot;.jpg&quot;)" office:value-type="string" office:string-value="PrintGalleryImage-89.jpg" calcext:value-type="string">
            <text:p>PrintGalleryImage-89.jpg</text:p>
          </table:table-cell>
          <table:table-cell table:style-name="Default" office:value-type="string" calcext:value-type="string">
            <text:p>Humpback Tail Fin</text:p>
          </table:table-cell>
          <table:table-cell table:style-name="Default" office:value-type="string" calcext:value-type="string">
            <text:p>Whale watching in Iceland is wonderful in the early morning in the late autumn. The sun is so low in the sky that it feels like it is sunrise for hours on end.</text:p>
          </table:table-cell>
          <table:table-cell table:style-name="Default" office:value-type="string" calcext:value-type="string">
            <text:p>Adrian, Adrian O Brien, Adrian O' Brien, Adrian O'Brien, Animals, Brien, Iceland, O' Brien, O'Brien, OBrien, Wildlife chasing, chasing, chasing wildlife, chasingwildlife, nature, wildlifechasing</text:p>
          </table:table-cell>
          <table:table-cell table:style-name="ce12" office:value-type="string" calcext:value-type="string">
            <text:p>25/10/2016 11:52:45</text:p>
          </table:table-cell>
          <table:table-cell table:style-name="Default" office:value-type="string" calcext:value-type="string">
            <text:p>4017 x 2678</text:p>
          </table:table-cell>
          <table:table-cell table:formula="of:=LEFT([.G90];4)" office:value-type="string" office:string-value="4017" calcext:value-type="string">
            <text:p>4017</text:p>
          </table:table-cell>
          <table:table-cell table:formula="of:=RIGHT([.G90];4)" office:value-type="string" office:string-value="2678" calcext:value-type="string">
            <text:p>2678</text:p>
          </table:table-cell>
          <table:table-cell table:style-name="ce6" table:formula="of:=IF([.I90]/[.H90]&gt;1;[.H90]/[.I90];[.I90]/[.H90])" office:value-type="float" office:value="0.666666666666667" calcext:value-type="float">
            <text:p>0.667</text:p>
          </table:table-cell>
          <table:table-cell table:style-name="ce7" office:value-type="float" office:value="8" calcext:value-type="float">
            <text:p>8</text:p>
          </table:table-cell>
          <table:table-cell table:style-name="ce7" table:formula="of:=ROUND([.K90]/[.$J90]; 0)" office:value-type="float" office:value="12" calcext:value-type="float">
            <text:p>12</text:p>
          </table:table-cell>
          <table:table-cell table:style-name="ce7" table:formula="of:=ROUND([.K90]*2.54; 0)" office:value-type="float" office:value="20" calcext:value-type="float">
            <text:p>20</text:p>
          </table:table-cell>
          <table:table-cell table:style-name="ce7" table:formula="of:=ROUND([.L90]*2.54;0)" office:value-type="float" office:value="30" calcext:value-type="float">
            <text:p>30</text:p>
          </table:table-cell>
          <table:table-cell table:style-name="ce7" table:formula="of:=IF([.$I90]&lt;[.$H90]; [.$I90]/[.K90]; [.$H90]/[.K90])" office:value-type="float" office:value="334.75" calcext:value-type="float">
            <text:p>335</text:p>
          </table:table-cell>
          <table:table-cell table:style-name="ce7" table:formula="of:=IF([.O90]&gt;250; 1; 0)" office:value-type="float" office:value="1" calcext:value-type="float">
            <text:p>1</text:p>
          </table:table-cell>
          <table:table-cell table:style-name="ce7" table:formula="of:=IF([.P90]=1;COM.MICROSOFT.CONCAT([.K90];&quot; x &quot;;[.L90];&quot; inches, &quot;;[.M90];&quot; x &quot;;[.N9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90]/[.$J90]; 0)" office:value-type="float" office:value="18" calcext:value-type="float">
            <text:p>18</text:p>
          </table:table-cell>
          <table:table-cell table:style-name="ce7" table:formula="of:=ROUND([.R90]*2.54; 0)" office:value-type="float" office:value="30" calcext:value-type="float">
            <text:p>30</text:p>
          </table:table-cell>
          <table:table-cell table:style-name="ce7" table:formula="of:=ROUND([.S90]*2.54;0)" office:value-type="float" office:value="46" calcext:value-type="float">
            <text:p>46</text:p>
          </table:table-cell>
          <table:table-cell table:style-name="ce7" table:formula="of:=IF([.$I90]&lt;[.$H90]; [.$I90]/[.R90]; [.$H90]/[.R90])" office:value-type="float" office:value="223.166666666667" calcext:value-type="float">
            <text:p>223</text:p>
          </table:table-cell>
          <table:table-cell table:style-name="ce7" table:formula="of:=IF([.V90]&gt;150; 1; 0)" office:value-type="float" office:value="1" calcext:value-type="float">
            <text:p>1</text:p>
          </table:table-cell>
          <table:table-cell table:style-name="ce7" table:formula="of:=IF([.W90]=1;COM.MICROSOFT.CONCAT([.R90];&quot; x &quot;;[.S90];&quot; inches, &quot;;[.T90];&quot; x &quot;;[.U9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90]/[.$J90]; 0)" office:value-type="float" office:value="24" calcext:value-type="float">
            <text:p>24</text:p>
          </table:table-cell>
          <table:table-cell table:style-name="ce7" table:formula="of:=ROUND([.Y90]*2.54; 0)" office:value-type="float" office:value="41" calcext:value-type="float">
            <text:p>41</text:p>
          </table:table-cell>
          <table:table-cell table:style-name="ce7" table:formula="of:=ROUND([.Z90]*2.54;0)" office:value-type="float" office:value="61" calcext:value-type="float">
            <text:p>61</text:p>
          </table:table-cell>
          <table:table-cell table:style-name="ce7" table:formula="of:=IF([.$I90]&lt;[.$H90]; [.$I90]/[.Y90]; [.$H90]/[.Y90])" office:value-type="float" office:value="167.375" calcext:value-type="float">
            <text:p>167</text:p>
          </table:table-cell>
          <table:table-cell table:style-name="ce7" table:formula="of:=IF([.AC90]&gt;120; 1; 0)" office:value-type="float" office:value="1" calcext:value-type="float">
            <text:p>1</text:p>
          </table:table-cell>
          <table:table-cell table:style-name="ce7" table:formula="of:=IF([.AD90]=1;COM.MICROSOFT.CONCAT([.Y90];&quot; x &quot;;[.Z90];&quot; inches, &quot;;[.AA90];&quot; x &quot;;[.AB9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90]/[.$J90]; 0)" office:value-type="float" office:value="30" calcext:value-type="float">
            <text:p>30</text:p>
          </table:table-cell>
          <table:table-cell table:style-name="ce7" table:formula="of:=ROUND([.AF90]*2.54; 0)" office:value-type="float" office:value="51" calcext:value-type="float">
            <text:p>51</text:p>
          </table:table-cell>
          <table:table-cell table:style-name="ce7" table:formula="of:=ROUND([.AG90]*2.54;0)" office:value-type="float" office:value="76" calcext:value-type="float">
            <text:p>76</text:p>
          </table:table-cell>
          <table:table-cell table:style-name="ce7" table:formula="of:=IF([.$I90]&lt;[.$H90]; [.$I90]/[.AF90]; [.$H90]/[.AF90])" office:value-type="float" office:value="133.9" calcext:value-type="float">
            <text:p>134</text:p>
          </table:table-cell>
          <table:table-cell table:style-name="ce7" table:formula="of:=IF([.AJ90]&gt;100; 1; 0)" office:value-type="float" office:value="1" calcext:value-type="float">
            <text:p>1</text:p>
          </table:table-cell>
          <table:table-cell table:style-name="ce7" table:formula="of:=IF([.AK90]=1;COM.MICROSOFT.CONCAT([.AF90];&quot; x &quot;;[.AG90];&quot; inches, &quot;;[.AH90];&quot; x &quot;;[.AI9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90]/[.$J90]; 0)" office:value-type="float" office:value="36" calcext:value-type="float">
            <text:p>36</text:p>
          </table:table-cell>
          <table:table-cell table:style-name="ce7" table:formula="of:=ROUND([.AM90]*2.54; 0)" office:value-type="float" office:value="61" calcext:value-type="float">
            <text:p>61</text:p>
          </table:table-cell>
          <table:table-cell table:style-name="ce7" table:formula="of:=ROUND([.AN90]*2.54;0)" office:value-type="float" office:value="91" calcext:value-type="float">
            <text:p>91</text:p>
          </table:table-cell>
          <table:table-cell table:style-name="ce7" table:formula="of:=IF([.$I90]&lt;[.$H90]; [.$I90]/[.AM90]; [.$H90]/[.AM90])" office:value-type="float" office:value="111.583333333333" calcext:value-type="float">
            <text:p>112</text:p>
          </table:table-cell>
          <table:table-cell table:style-name="ce7" table:formula="of:=IF([.AQ90]&gt;90; 1; 0)" office:value-type="float" office:value="1" calcext:value-type="float">
            <text:p>1</text:p>
          </table:table-cell>
          <table:table-cell table:style-name="ce7" table:formula="of:=IF([.AR90]=1;COM.MICROSOFT.CONCAT([.AM90];&quot; x &quot;;[.AN90];&quot; inches, &quot;;[.AO90];&quot; x &quot;;[.AP90];&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90]/[.$J90]; 0)" office:value-type="float" office:value="12" calcext:value-type="float">
            <text:p>12</text:p>
          </table:table-cell>
          <table:table-cell table:style-name="ce7" table:formula="of:=ROUND([.AT90]*2.54; 0)" office:value-type="float" office:value="20" calcext:value-type="float">
            <text:p>20</text:p>
          </table:table-cell>
          <table:table-cell table:style-name="ce7" table:formula="of:=ROUND([.AU90]*2.54;0)" office:value-type="float" office:value="30" calcext:value-type="float">
            <text:p>30</text:p>
          </table:table-cell>
          <table:table-cell table:style-name="ce7" table:formula="of:=IF([.$I90]&lt;[.$H90]; [.$I90]/[.AT90]; [.$H90]/[.AT90])" office:value-type="float" office:value="334.75" calcext:value-type="float">
            <text:p>335</text:p>
          </table:table-cell>
          <table:table-cell table:style-name="ce7" table:formula="of:=IF([.AX90]&gt;280; 1; 0)" office:value-type="float" office:value="1" calcext:value-type="float">
            <text:p>1</text:p>
          </table:table-cell>
          <table:table-cell table:style-name="ce7" table:formula="of:=IF([.AY90]=1;COM.MICROSOFT.CONCAT([.AT90];&quot; x &quot;;[.AU90];&quot; inches, &quot;;[.AV90];&quot; x &quot;;[.AW9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90]/[.$J90]; 0)" office:value-type="float" office:value="18" calcext:value-type="float">
            <text:p>18</text:p>
          </table:table-cell>
          <table:table-cell table:style-name="ce7" table:formula="of:=ROUND([.BA90]*2.54; 0)" office:value-type="float" office:value="30" calcext:value-type="float">
            <text:p>30</text:p>
          </table:table-cell>
          <table:table-cell table:style-name="ce7" table:formula="of:=ROUND([.BB90]*2.54;0)" office:value-type="float" office:value="46" calcext:value-type="float">
            <text:p>46</text:p>
          </table:table-cell>
          <table:table-cell table:style-name="ce7" table:formula="of:=IF([.$I90]&lt;[.$H90]; [.$I90]/[.BA90]; [.$H90]/[.BA90])" office:value-type="float" office:value="223.166666666667" calcext:value-type="float">
            <text:p>223</text:p>
          </table:table-cell>
          <table:table-cell table:style-name="ce7" table:formula="of:=IF([.BE90]&gt;180; 1; 0)" office:value-type="float" office:value="1" calcext:value-type="float">
            <text:p>1</text:p>
          </table:table-cell>
          <table:table-cell table:style-name="ce7" table:formula="of:=IF([.BF90]=1;COM.MICROSOFT.CONCAT([.BA90];&quot; x &quot;;[.BB90];&quot; inches, &quot;;[.BC90];&quot; x &quot;;[.BD9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90]/[.$J90]; 0)" office:value-type="float" office:value="24" calcext:value-type="float">
            <text:p>24</text:p>
          </table:table-cell>
          <table:table-cell table:style-name="ce7" table:formula="of:=ROUND([.BH90]*2.54; 0)" office:value-type="float" office:value="41" calcext:value-type="float">
            <text:p>41</text:p>
          </table:table-cell>
          <table:table-cell table:style-name="ce7" table:formula="of:=ROUND([.BI90]*2.54;0)" office:value-type="float" office:value="61" calcext:value-type="float">
            <text:p>61</text:p>
          </table:table-cell>
          <table:table-cell table:style-name="ce7" table:formula="of:=IF([.$I90]&lt;[.$H90]; [.$I90]/[.BH90]; [.$H90]/[.BH90])" office:value-type="float" office:value="167.375" calcext:value-type="float">
            <text:p>167</text:p>
          </table:table-cell>
          <table:table-cell table:style-name="ce7" table:formula="of:=IF([.BL90]&gt;150; 1; 0)" office:value-type="float" office:value="1" calcext:value-type="float">
            <text:p>1</text:p>
          </table:table-cell>
          <table:table-cell table:style-name="ce7" table:formula="of:=IF([.BM90]=1;COM.MICROSOFT.CONCAT([.BH90];&quot; x &quot;;[.BI90];&quot; inches, &quot;;[.BJ90];&quot; x &quot;;[.BK9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90]/[.$J90]; 0)" office:value-type="float" office:value="30" calcext:value-type="float">
            <text:p>30</text:p>
          </table:table-cell>
          <table:table-cell table:style-name="ce7" table:formula="of:=ROUND([.BO90]*2.54; 0)" office:value-type="float" office:value="51" calcext:value-type="float">
            <text:p>51</text:p>
          </table:table-cell>
          <table:table-cell table:style-name="ce7" table:formula="of:=ROUND([.BP90]*2.54;0)" office:value-type="float" office:value="76" calcext:value-type="float">
            <text:p>76</text:p>
          </table:table-cell>
          <table:table-cell table:style-name="ce7" table:formula="of:=IF([.$I90]&lt;[.$H90]; [.$I90]/[.BO90]; [.$H90]/[.BO90])" office:value-type="float" office:value="133.9" calcext:value-type="float">
            <text:p>134</text:p>
          </table:table-cell>
          <table:table-cell table:style-name="ce7" table:formula="of:=IF([.BS90]&gt;125; 1; 0)" office:value-type="float" office:value="1" calcext:value-type="float">
            <text:p>1</text:p>
          </table:table-cell>
          <table:table-cell table:style-name="ce7" table:formula="of:=IF([.BT90]=1;COM.MICROSOFT.CONCAT([.BO90];&quot; x &quot;;[.BP90];&quot; inches, &quot;;[.BQ90];&quot; x &quot;;[.BR9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90]/[.$J90]; 0)" office:value-type="float" office:value="36" calcext:value-type="float">
            <text:p>36</text:p>
          </table:table-cell>
          <table:table-cell table:style-name="ce7" table:formula="of:=ROUND([.BV90]*2.54; 0)" office:value-type="float" office:value="61" calcext:value-type="float">
            <text:p>61</text:p>
          </table:table-cell>
          <table:table-cell table:style-name="ce7" table:formula="of:=ROUND([.BW90]*2.54;0)" office:value-type="float" office:value="91" calcext:value-type="float">
            <text:p>91</text:p>
          </table:table-cell>
          <table:table-cell table:style-name="ce7" table:formula="of:=IF([.$I90]&lt;[.$H90]; [.$I90]/[.BV90]; [.$H90]/[.BV90])" office:value-type="float" office:value="111.583333333333" calcext:value-type="float">
            <text:p>112</text:p>
          </table:table-cell>
          <table:table-cell table:style-name="ce7" table:formula="of:=IF([.BZ90]&gt;110; 1; 0)" office:value-type="float" office:value="1" calcext:value-type="float">
            <text:p>1</text:p>
          </table:table-cell>
          <table:table-cell table:style-name="ce7" table:formula="of:=IF([.CA90]=1;COM.MICROSOFT.CONCAT([.BV90];&quot; x &quot;;[.BW90];&quot; inches, &quot;;[.BX90];&quot; x &quot;;[.BY90];&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90" calcext:value-type="float">
            <text:p>90</text:p>
          </table:table-cell>
          <table:table-cell table:formula="of:=COM.MICROSOFT.CONCAT(&quot;PrintGalleryImage-&quot;;[.A91];&quot;.jpg&quot;)" office:value-type="string" office:string-value="PrintGalleryImage-90.jpg" calcext:value-type="string">
            <text:p>PrintGalleryImage-90.jpg</text:p>
          </table:table-cell>
          <table:table-cell table:style-name="Default" office:value-type="string" calcext:value-type="string">
            <text:p>Happy Squirrel on Christmas Day</text:p>
          </table:table-cell>
          <table:table-cell table:style-name="Default" office:value-type="string" calcext:value-type="string">
            <text:p>This squirrel in the Alps is quite active during the winter. The local casino puts out bird feed and nuts regularly through the woods to help support the wildlife during the winter months. The squirrels therefore don't need to store up as much food and are active bird table raiders during the cold season.</text:p>
          </table:table-cell>
          <table:table-cell table:style-name="Default" office:value-type="string" calcext:value-type="string">
            <text:p>Adrian, Adrian O Brien, Adrian O' Brien, Adrian O'Brien, Animals, Austria, Brien, O' Brien, O'Brien, OBrien, Wildlife chasing, chasing, chasing wildlife, chasingwildlife, mammal, nature, wildlifechasing</text:p>
          </table:table-cell>
          <table:table-cell table:style-name="ce12" office:value-type="string" calcext:value-type="string">
            <text:p>25/12/2017 09:27:33</text:p>
          </table:table-cell>
          <table:table-cell table:style-name="Default" office:value-type="string" calcext:value-type="string">
            <text:p>3778 x 2519</text:p>
          </table:table-cell>
          <table:table-cell table:formula="of:=LEFT([.G91];4)" office:value-type="string" office:string-value="3778" calcext:value-type="string">
            <text:p>3778</text:p>
          </table:table-cell>
          <table:table-cell table:formula="of:=RIGHT([.G91];4)" office:value-type="string" office:string-value="2519" calcext:value-type="string">
            <text:p>2519</text:p>
          </table:table-cell>
          <table:table-cell table:style-name="ce6" table:formula="of:=IF([.I91]/[.H91]&gt;1;[.H91]/[.I91];[.I91]/[.H91])" office:value-type="float" office:value="0.666754896770778" calcext:value-type="float">
            <text:p>0.667</text:p>
          </table:table-cell>
          <table:table-cell table:style-name="ce7" office:value-type="float" office:value="8" calcext:value-type="float">
            <text:p>8</text:p>
          </table:table-cell>
          <table:table-cell table:style-name="ce7" table:formula="of:=ROUND([.K91]/[.$J91]; 0)" office:value-type="float" office:value="12" calcext:value-type="float">
            <text:p>12</text:p>
          </table:table-cell>
          <table:table-cell table:style-name="ce7" table:formula="of:=ROUND([.K91]*2.54; 0)" office:value-type="float" office:value="20" calcext:value-type="float">
            <text:p>20</text:p>
          </table:table-cell>
          <table:table-cell table:style-name="ce7" table:formula="of:=ROUND([.L91]*2.54;0)" office:value-type="float" office:value="30" calcext:value-type="float">
            <text:p>30</text:p>
          </table:table-cell>
          <table:table-cell table:style-name="ce7" table:formula="of:=IF([.$I91]&lt;[.$H91]; [.$I91]/[.K91]; [.$H91]/[.K91])" office:value-type="float" office:value="314.875" calcext:value-type="float">
            <text:p>315</text:p>
          </table:table-cell>
          <table:table-cell table:style-name="ce7" table:formula="of:=IF([.O91]&gt;250; 1; 0)" office:value-type="float" office:value="1" calcext:value-type="float">
            <text:p>1</text:p>
          </table:table-cell>
          <table:table-cell table:style-name="ce7" table:formula="of:=IF([.P91]=1;COM.MICROSOFT.CONCAT([.K91];&quot; x &quot;;[.L91];&quot; inches, &quot;;[.M91];&quot; x &quot;;[.N9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91]/[.$J91]; 0)" office:value-type="float" office:value="18" calcext:value-type="float">
            <text:p>18</text:p>
          </table:table-cell>
          <table:table-cell table:style-name="ce7" table:formula="of:=ROUND([.R91]*2.54; 0)" office:value-type="float" office:value="30" calcext:value-type="float">
            <text:p>30</text:p>
          </table:table-cell>
          <table:table-cell table:style-name="ce7" table:formula="of:=ROUND([.S91]*2.54;0)" office:value-type="float" office:value="46" calcext:value-type="float">
            <text:p>46</text:p>
          </table:table-cell>
          <table:table-cell table:style-name="ce7" table:formula="of:=IF([.$I91]&lt;[.$H91]; [.$I91]/[.R91]; [.$H91]/[.R91])" office:value-type="float" office:value="209.916666666667" calcext:value-type="float">
            <text:p>210</text:p>
          </table:table-cell>
          <table:table-cell table:style-name="ce7" table:formula="of:=IF([.V91]&gt;150; 1; 0)" office:value-type="float" office:value="1" calcext:value-type="float">
            <text:p>1</text:p>
          </table:table-cell>
          <table:table-cell table:style-name="ce7" table:formula="of:=IF([.W91]=1;COM.MICROSOFT.CONCAT([.R91];&quot; x &quot;;[.S91];&quot; inches, &quot;;[.T91];&quot; x &quot;;[.U9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91]/[.$J91]; 0)" office:value-type="float" office:value="24" calcext:value-type="float">
            <text:p>24</text:p>
          </table:table-cell>
          <table:table-cell table:style-name="ce7" table:formula="of:=ROUND([.Y91]*2.54; 0)" office:value-type="float" office:value="41" calcext:value-type="float">
            <text:p>41</text:p>
          </table:table-cell>
          <table:table-cell table:style-name="ce7" table:formula="of:=ROUND([.Z91]*2.54;0)" office:value-type="float" office:value="61" calcext:value-type="float">
            <text:p>61</text:p>
          </table:table-cell>
          <table:table-cell table:style-name="ce7" table:formula="of:=IF([.$I91]&lt;[.$H91]; [.$I91]/[.Y91]; [.$H91]/[.Y91])" office:value-type="float" office:value="157.4375" calcext:value-type="float">
            <text:p>157</text:p>
          </table:table-cell>
          <table:table-cell table:style-name="ce7" table:formula="of:=IF([.AC91]&gt;120; 1; 0)" office:value-type="float" office:value="1" calcext:value-type="float">
            <text:p>1</text:p>
          </table:table-cell>
          <table:table-cell table:style-name="ce7" table:formula="of:=IF([.AD91]=1;COM.MICROSOFT.CONCAT([.Y91];&quot; x &quot;;[.Z91];&quot; inches, &quot;;[.AA91];&quot; x &quot;;[.AB9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91]/[.$J91]; 0)" office:value-type="float" office:value="30" calcext:value-type="float">
            <text:p>30</text:p>
          </table:table-cell>
          <table:table-cell table:style-name="ce7" table:formula="of:=ROUND([.AF91]*2.54; 0)" office:value-type="float" office:value="51" calcext:value-type="float">
            <text:p>51</text:p>
          </table:table-cell>
          <table:table-cell table:style-name="ce7" table:formula="of:=ROUND([.AG91]*2.54;0)" office:value-type="float" office:value="76" calcext:value-type="float">
            <text:p>76</text:p>
          </table:table-cell>
          <table:table-cell table:style-name="ce7" table:formula="of:=IF([.$I91]&lt;[.$H91]; [.$I91]/[.AF91]; [.$H91]/[.AF91])" office:value-type="float" office:value="125.95" calcext:value-type="float">
            <text:p>126</text:p>
          </table:table-cell>
          <table:table-cell table:style-name="ce7" table:formula="of:=IF([.AJ91]&gt;100; 1; 0)" office:value-type="float" office:value="1" calcext:value-type="float">
            <text:p>1</text:p>
          </table:table-cell>
          <table:table-cell table:style-name="ce7" table:formula="of:=IF([.AK91]=1;COM.MICROSOFT.CONCAT([.AF91];&quot; x &quot;;[.AG91];&quot; inches, &quot;;[.AH91];&quot; x &quot;;[.AI9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91]/[.$J91]; 0)" office:value-type="float" office:value="36" calcext:value-type="float">
            <text:p>36</text:p>
          </table:table-cell>
          <table:table-cell table:style-name="ce7" table:formula="of:=ROUND([.AM91]*2.54; 0)" office:value-type="float" office:value="61" calcext:value-type="float">
            <text:p>61</text:p>
          </table:table-cell>
          <table:table-cell table:style-name="ce7" table:formula="of:=ROUND([.AN91]*2.54;0)" office:value-type="float" office:value="91" calcext:value-type="float">
            <text:p>91</text:p>
          </table:table-cell>
          <table:table-cell table:style-name="ce7" table:formula="of:=IF([.$I91]&lt;[.$H91]; [.$I91]/[.AM91]; [.$H91]/[.AM91])" office:value-type="float" office:value="104.958333333333" calcext:value-type="float">
            <text:p>105</text:p>
          </table:table-cell>
          <table:table-cell table:style-name="ce7" table:formula="of:=IF([.AQ91]&gt;90; 1; 0)" office:value-type="float" office:value="1" calcext:value-type="float">
            <text:p>1</text:p>
          </table:table-cell>
          <table:table-cell table:style-name="ce7" table:formula="of:=IF([.AR91]=1;COM.MICROSOFT.CONCAT([.AM91];&quot; x &quot;;[.AN91];&quot; inches, &quot;;[.AO91];&quot; x &quot;;[.AP91];&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91]/[.$J91]; 0)" office:value-type="float" office:value="12" calcext:value-type="float">
            <text:p>12</text:p>
          </table:table-cell>
          <table:table-cell table:style-name="ce7" table:formula="of:=ROUND([.AT91]*2.54; 0)" office:value-type="float" office:value="20" calcext:value-type="float">
            <text:p>20</text:p>
          </table:table-cell>
          <table:table-cell table:style-name="ce7" table:formula="of:=ROUND([.AU91]*2.54;0)" office:value-type="float" office:value="30" calcext:value-type="float">
            <text:p>30</text:p>
          </table:table-cell>
          <table:table-cell table:style-name="ce7" table:formula="of:=IF([.$I91]&lt;[.$H91]; [.$I91]/[.AT91]; [.$H91]/[.AT91])" office:value-type="float" office:value="314.875" calcext:value-type="float">
            <text:p>315</text:p>
          </table:table-cell>
          <table:table-cell table:style-name="ce7" table:formula="of:=IF([.AX91]&gt;280; 1; 0)" office:value-type="float" office:value="1" calcext:value-type="float">
            <text:p>1</text:p>
          </table:table-cell>
          <table:table-cell table:style-name="ce7" table:formula="of:=IF([.AY91]=1;COM.MICROSOFT.CONCAT([.AT91];&quot; x &quot;;[.AU91];&quot; inches, &quot;;[.AV91];&quot; x &quot;;[.AW9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91]/[.$J91]; 0)" office:value-type="float" office:value="18" calcext:value-type="float">
            <text:p>18</text:p>
          </table:table-cell>
          <table:table-cell table:style-name="ce7" table:formula="of:=ROUND([.BA91]*2.54; 0)" office:value-type="float" office:value="30" calcext:value-type="float">
            <text:p>30</text:p>
          </table:table-cell>
          <table:table-cell table:style-name="ce7" table:formula="of:=ROUND([.BB91]*2.54;0)" office:value-type="float" office:value="46" calcext:value-type="float">
            <text:p>46</text:p>
          </table:table-cell>
          <table:table-cell table:style-name="ce7" table:formula="of:=IF([.$I91]&lt;[.$H91]; [.$I91]/[.BA91]; [.$H91]/[.BA91])" office:value-type="float" office:value="209.916666666667" calcext:value-type="float">
            <text:p>210</text:p>
          </table:table-cell>
          <table:table-cell table:style-name="ce7" table:formula="of:=IF([.BE91]&gt;180; 1; 0)" office:value-type="float" office:value="1" calcext:value-type="float">
            <text:p>1</text:p>
          </table:table-cell>
          <table:table-cell table:style-name="ce7" table:formula="of:=IF([.BF91]=1;COM.MICROSOFT.CONCAT([.BA91];&quot; x &quot;;[.BB91];&quot; inches, &quot;;[.BC91];&quot; x &quot;;[.BD9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91]/[.$J91]; 0)" office:value-type="float" office:value="24" calcext:value-type="float">
            <text:p>24</text:p>
          </table:table-cell>
          <table:table-cell table:style-name="ce7" table:formula="of:=ROUND([.BH91]*2.54; 0)" office:value-type="float" office:value="41" calcext:value-type="float">
            <text:p>41</text:p>
          </table:table-cell>
          <table:table-cell table:style-name="ce7" table:formula="of:=ROUND([.BI91]*2.54;0)" office:value-type="float" office:value="61" calcext:value-type="float">
            <text:p>61</text:p>
          </table:table-cell>
          <table:table-cell table:style-name="ce7" table:formula="of:=IF([.$I91]&lt;[.$H91]; [.$I91]/[.BH91]; [.$H91]/[.BH91])" office:value-type="float" office:value="157.4375" calcext:value-type="float">
            <text:p>157</text:p>
          </table:table-cell>
          <table:table-cell table:style-name="ce7" table:formula="of:=IF([.BL91]&gt;150; 1; 0)" office:value-type="float" office:value="1" calcext:value-type="float">
            <text:p>1</text:p>
          </table:table-cell>
          <table:table-cell table:style-name="ce7" table:formula="of:=IF([.BM91]=1;COM.MICROSOFT.CONCAT([.BH91];&quot; x &quot;;[.BI91];&quot; inches, &quot;;[.BJ91];&quot; x &quot;;[.BK9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91]/[.$J91]; 0)" office:value-type="float" office:value="30" calcext:value-type="float">
            <text:p>30</text:p>
          </table:table-cell>
          <table:table-cell table:style-name="ce7" table:formula="of:=ROUND([.BO91]*2.54; 0)" office:value-type="float" office:value="51" calcext:value-type="float">
            <text:p>51</text:p>
          </table:table-cell>
          <table:table-cell table:style-name="ce7" table:formula="of:=ROUND([.BP91]*2.54;0)" office:value-type="float" office:value="76" calcext:value-type="float">
            <text:p>76</text:p>
          </table:table-cell>
          <table:table-cell table:style-name="ce7" table:formula="of:=IF([.$I91]&lt;[.$H91]; [.$I91]/[.BO91]; [.$H91]/[.BO91])" office:value-type="float" office:value="125.95" calcext:value-type="float">
            <text:p>126</text:p>
          </table:table-cell>
          <table:table-cell table:style-name="ce7" table:formula="of:=IF([.BS91]&gt;125; 1; 0)" office:value-type="float" office:value="1" calcext:value-type="float">
            <text:p>1</text:p>
          </table:table-cell>
          <table:table-cell table:style-name="ce7" table:formula="of:=IF([.BT91]=1;COM.MICROSOFT.CONCAT([.BO91];&quot; x &quot;;[.BP91];&quot; inches, &quot;;[.BQ91];&quot; x &quot;;[.BR9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91]/[.$J91]; 0)" office:value-type="float" office:value="36" calcext:value-type="float">
            <text:p>36</text:p>
          </table:table-cell>
          <table:table-cell table:style-name="ce7" table:formula="of:=ROUND([.BV91]*2.54; 0)" office:value-type="float" office:value="61" calcext:value-type="float">
            <text:p>61</text:p>
          </table:table-cell>
          <table:table-cell table:style-name="ce7" table:formula="of:=ROUND([.BW91]*2.54;0)" office:value-type="float" office:value="91" calcext:value-type="float">
            <text:p>91</text:p>
          </table:table-cell>
          <table:table-cell table:style-name="ce7" table:formula="of:=IF([.$I91]&lt;[.$H91]; [.$I91]/[.BV91]; [.$H91]/[.BV91])" office:value-type="float" office:value="104.958333333333" calcext:value-type="float">
            <text:p>105</text:p>
          </table:table-cell>
          <table:table-cell table:style-name="ce7" table:formula="of:=IF([.BZ91]&gt;110; 1; 0)" office:value-type="float" office:value="0" calcext:value-type="float">
            <text:p>0</text:p>
          </table:table-cell>
          <table:table-cell table:style-name="ce7" table:formula="of:=IF([.CA91]=1;COM.MICROSOFT.CONCAT([.BV91];&quot; x &quot;;[.BW91];&quot; inches, &quot;;[.BX91];&quot; x &quot;;[.BY91];&quot; cm&quot;); &quot;&quot;)">
            <text:p/>
          </table:table-cell>
          <table:table-cell table:number-columns-repeated="2"/>
        </table:table-row>
        <table:table-row table:style-name="ro2">
          <table:table-cell office:value-type="float" office:value="91" calcext:value-type="float">
            <text:p>91</text:p>
          </table:table-cell>
          <table:table-cell table:formula="of:=COM.MICROSOFT.CONCAT(&quot;PrintGalleryImage-&quot;;[.A92];&quot;.jpg&quot;)" office:value-type="string" office:string-value="PrintGalleryImage-91.jpg" calcext:value-type="string">
            <text:p>PrintGalleryImage-91.jpg</text:p>
          </table:table-cell>
          <table:table-cell table:style-name="Default" office:value-type="string" calcext:value-type="string">
            <text:p>Winter Squirrel </text:p>
          </table:table-cell>
          <table:table-cell table:style-name="Default" office:value-type="string" calcext:value-type="string">
            <text:p>It isn't often that you see squirrels in the winter but the ones near Seefeld in Tirol, in the Austrian Alps are active all the time. The food available due to humans is enough to keep them happy in the colder months.</text:p>
          </table:table-cell>
          <table:table-cell table:style-name="Default" office:value-type="string" calcext:value-type="string">
            <text:p>Adrian, Adrian O Brien, Adrian O' Brien, Adrian O'Brien, Animals, Austria, Brien, O' Brien, O'Brien, OBrien, Wildlife chasing, chasing, chasing wildlife, chasingwildlife, mammal, nature, wildlifechasing</text:p>
          </table:table-cell>
          <table:table-cell table:style-name="ce12" office:value-type="string" calcext:value-type="string">
            <text:p>25/12/2017 09:27:42</text:p>
          </table:table-cell>
          <table:table-cell table:style-name="Default" office:value-type="string" calcext:value-type="string">
            <text:p>4896 x 3264</text:p>
          </table:table-cell>
          <table:table-cell table:formula="of:=LEFT([.G92];4)" office:value-type="string" office:string-value="4896" calcext:value-type="string">
            <text:p>4896</text:p>
          </table:table-cell>
          <table:table-cell table:formula="of:=RIGHT([.G92];4)" office:value-type="string" office:string-value="3264" calcext:value-type="string">
            <text:p>3264</text:p>
          </table:table-cell>
          <table:table-cell table:style-name="ce6" table:formula="of:=IF([.I92]/[.H92]&gt;1;[.H92]/[.I92];[.I92]/[.H92])" office:value-type="float" office:value="0.666666666666667" calcext:value-type="float">
            <text:p>0.667</text:p>
          </table:table-cell>
          <table:table-cell table:style-name="ce7" office:value-type="float" office:value="8" calcext:value-type="float">
            <text:p>8</text:p>
          </table:table-cell>
          <table:table-cell table:style-name="ce7" table:formula="of:=ROUND([.K92]/[.$J92]; 0)" office:value-type="float" office:value="12" calcext:value-type="float">
            <text:p>12</text:p>
          </table:table-cell>
          <table:table-cell table:style-name="ce7" table:formula="of:=ROUND([.K92]*2.54; 0)" office:value-type="float" office:value="20" calcext:value-type="float">
            <text:p>20</text:p>
          </table:table-cell>
          <table:table-cell table:style-name="ce7" table:formula="of:=ROUND([.L92]*2.54;0)" office:value-type="float" office:value="30" calcext:value-type="float">
            <text:p>30</text:p>
          </table:table-cell>
          <table:table-cell table:style-name="ce7" table:formula="of:=IF([.$I92]&lt;[.$H92]; [.$I92]/[.K92]; [.$H92]/[.K92])" office:value-type="float" office:value="408" calcext:value-type="float">
            <text:p>408</text:p>
          </table:table-cell>
          <table:table-cell table:style-name="ce7" table:formula="of:=IF([.O92]&gt;250; 1; 0)" office:value-type="float" office:value="1" calcext:value-type="float">
            <text:p>1</text:p>
          </table:table-cell>
          <table:table-cell table:style-name="ce7" table:formula="of:=IF([.P92]=1;COM.MICROSOFT.CONCAT([.K92];&quot; x &quot;;[.L92];&quot; inches, &quot;;[.M92];&quot; x &quot;;[.N9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92]/[.$J92]; 0)" office:value-type="float" office:value="18" calcext:value-type="float">
            <text:p>18</text:p>
          </table:table-cell>
          <table:table-cell table:style-name="ce7" table:formula="of:=ROUND([.R92]*2.54; 0)" office:value-type="float" office:value="30" calcext:value-type="float">
            <text:p>30</text:p>
          </table:table-cell>
          <table:table-cell table:style-name="ce7" table:formula="of:=ROUND([.S92]*2.54;0)" office:value-type="float" office:value="46" calcext:value-type="float">
            <text:p>46</text:p>
          </table:table-cell>
          <table:table-cell table:style-name="ce7" table:formula="of:=IF([.$I92]&lt;[.$H92]; [.$I92]/[.R92]; [.$H92]/[.R92])" office:value-type="float" office:value="272" calcext:value-type="float">
            <text:p>272</text:p>
          </table:table-cell>
          <table:table-cell table:style-name="ce7" table:formula="of:=IF([.V92]&gt;150; 1; 0)" office:value-type="float" office:value="1" calcext:value-type="float">
            <text:p>1</text:p>
          </table:table-cell>
          <table:table-cell table:style-name="ce7" table:formula="of:=IF([.W92]=1;COM.MICROSOFT.CONCAT([.R92];&quot; x &quot;;[.S92];&quot; inches, &quot;;[.T92];&quot; x &quot;;[.U9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92]/[.$J92]; 0)" office:value-type="float" office:value="24" calcext:value-type="float">
            <text:p>24</text:p>
          </table:table-cell>
          <table:table-cell table:style-name="ce7" table:formula="of:=ROUND([.Y92]*2.54; 0)" office:value-type="float" office:value="41" calcext:value-type="float">
            <text:p>41</text:p>
          </table:table-cell>
          <table:table-cell table:style-name="ce7" table:formula="of:=ROUND([.Z92]*2.54;0)" office:value-type="float" office:value="61" calcext:value-type="float">
            <text:p>61</text:p>
          </table:table-cell>
          <table:table-cell table:style-name="ce7" table:formula="of:=IF([.$I92]&lt;[.$H92]; [.$I92]/[.Y92]; [.$H92]/[.Y92])" office:value-type="float" office:value="204" calcext:value-type="float">
            <text:p>204</text:p>
          </table:table-cell>
          <table:table-cell table:style-name="ce7" table:formula="of:=IF([.AC92]&gt;120; 1; 0)" office:value-type="float" office:value="1" calcext:value-type="float">
            <text:p>1</text:p>
          </table:table-cell>
          <table:table-cell table:style-name="ce7" table:formula="of:=IF([.AD92]=1;COM.MICROSOFT.CONCAT([.Y92];&quot; x &quot;;[.Z92];&quot; inches, &quot;;[.AA92];&quot; x &quot;;[.AB9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92]/[.$J92]; 0)" office:value-type="float" office:value="30" calcext:value-type="float">
            <text:p>30</text:p>
          </table:table-cell>
          <table:table-cell table:style-name="ce7" table:formula="of:=ROUND([.AF92]*2.54; 0)" office:value-type="float" office:value="51" calcext:value-type="float">
            <text:p>51</text:p>
          </table:table-cell>
          <table:table-cell table:style-name="ce7" table:formula="of:=ROUND([.AG92]*2.54;0)" office:value-type="float" office:value="76" calcext:value-type="float">
            <text:p>76</text:p>
          </table:table-cell>
          <table:table-cell table:style-name="ce7" table:formula="of:=IF([.$I92]&lt;[.$H92]; [.$I92]/[.AF92]; [.$H92]/[.AF92])" office:value-type="float" office:value="163.2" calcext:value-type="float">
            <text:p>163</text:p>
          </table:table-cell>
          <table:table-cell table:style-name="ce7" table:formula="of:=IF([.AJ92]&gt;100; 1; 0)" office:value-type="float" office:value="1" calcext:value-type="float">
            <text:p>1</text:p>
          </table:table-cell>
          <table:table-cell table:style-name="ce7" table:formula="of:=IF([.AK92]=1;COM.MICROSOFT.CONCAT([.AF92];&quot; x &quot;;[.AG92];&quot; inches, &quot;;[.AH92];&quot; x &quot;;[.AI9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92]/[.$J92]; 0)" office:value-type="float" office:value="36" calcext:value-type="float">
            <text:p>36</text:p>
          </table:table-cell>
          <table:table-cell table:style-name="ce7" table:formula="of:=ROUND([.AM92]*2.54; 0)" office:value-type="float" office:value="61" calcext:value-type="float">
            <text:p>61</text:p>
          </table:table-cell>
          <table:table-cell table:style-name="ce7" table:formula="of:=ROUND([.AN92]*2.54;0)" office:value-type="float" office:value="91" calcext:value-type="float">
            <text:p>91</text:p>
          </table:table-cell>
          <table:table-cell table:style-name="ce7" table:formula="of:=IF([.$I92]&lt;[.$H92]; [.$I92]/[.AM92]; [.$H92]/[.AM92])" office:value-type="float" office:value="136" calcext:value-type="float">
            <text:p>136</text:p>
          </table:table-cell>
          <table:table-cell table:style-name="ce7" table:formula="of:=IF([.AQ92]&gt;90; 1; 0)" office:value-type="float" office:value="1" calcext:value-type="float">
            <text:p>1</text:p>
          </table:table-cell>
          <table:table-cell table:style-name="ce7" table:formula="of:=IF([.AR92]=1;COM.MICROSOFT.CONCAT([.AM92];&quot; x &quot;;[.AN92];&quot; inches, &quot;;[.AO92];&quot; x &quot;;[.AP92];&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92]/[.$J92]; 0)" office:value-type="float" office:value="12" calcext:value-type="float">
            <text:p>12</text:p>
          </table:table-cell>
          <table:table-cell table:style-name="ce7" table:formula="of:=ROUND([.AT92]*2.54; 0)" office:value-type="float" office:value="20" calcext:value-type="float">
            <text:p>20</text:p>
          </table:table-cell>
          <table:table-cell table:style-name="ce7" table:formula="of:=ROUND([.AU92]*2.54;0)" office:value-type="float" office:value="30" calcext:value-type="float">
            <text:p>30</text:p>
          </table:table-cell>
          <table:table-cell table:style-name="ce7" table:formula="of:=IF([.$I92]&lt;[.$H92]; [.$I92]/[.AT92]; [.$H92]/[.AT92])" office:value-type="float" office:value="408" calcext:value-type="float">
            <text:p>408</text:p>
          </table:table-cell>
          <table:table-cell table:style-name="ce7" table:formula="of:=IF([.AX92]&gt;280; 1; 0)" office:value-type="float" office:value="1" calcext:value-type="float">
            <text:p>1</text:p>
          </table:table-cell>
          <table:table-cell table:style-name="ce7" table:formula="of:=IF([.AY92]=1;COM.MICROSOFT.CONCAT([.AT92];&quot; x &quot;;[.AU92];&quot; inches, &quot;;[.AV92];&quot; x &quot;;[.AW9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92]/[.$J92]; 0)" office:value-type="float" office:value="18" calcext:value-type="float">
            <text:p>18</text:p>
          </table:table-cell>
          <table:table-cell table:style-name="ce7" table:formula="of:=ROUND([.BA92]*2.54; 0)" office:value-type="float" office:value="30" calcext:value-type="float">
            <text:p>30</text:p>
          </table:table-cell>
          <table:table-cell table:style-name="ce7" table:formula="of:=ROUND([.BB92]*2.54;0)" office:value-type="float" office:value="46" calcext:value-type="float">
            <text:p>46</text:p>
          </table:table-cell>
          <table:table-cell table:style-name="ce7" table:formula="of:=IF([.$I92]&lt;[.$H92]; [.$I92]/[.BA92]; [.$H92]/[.BA92])" office:value-type="float" office:value="272" calcext:value-type="float">
            <text:p>272</text:p>
          </table:table-cell>
          <table:table-cell table:style-name="ce7" table:formula="of:=IF([.BE92]&gt;180; 1; 0)" office:value-type="float" office:value="1" calcext:value-type="float">
            <text:p>1</text:p>
          </table:table-cell>
          <table:table-cell table:style-name="ce7" table:formula="of:=IF([.BF92]=1;COM.MICROSOFT.CONCAT([.BA92];&quot; x &quot;;[.BB92];&quot; inches, &quot;;[.BC92];&quot; x &quot;;[.BD9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92]/[.$J92]; 0)" office:value-type="float" office:value="24" calcext:value-type="float">
            <text:p>24</text:p>
          </table:table-cell>
          <table:table-cell table:style-name="ce7" table:formula="of:=ROUND([.BH92]*2.54; 0)" office:value-type="float" office:value="41" calcext:value-type="float">
            <text:p>41</text:p>
          </table:table-cell>
          <table:table-cell table:style-name="ce7" table:formula="of:=ROUND([.BI92]*2.54;0)" office:value-type="float" office:value="61" calcext:value-type="float">
            <text:p>61</text:p>
          </table:table-cell>
          <table:table-cell table:style-name="ce7" table:formula="of:=IF([.$I92]&lt;[.$H92]; [.$I92]/[.BH92]; [.$H92]/[.BH92])" office:value-type="float" office:value="204" calcext:value-type="float">
            <text:p>204</text:p>
          </table:table-cell>
          <table:table-cell table:style-name="ce7" table:formula="of:=IF([.BL92]&gt;150; 1; 0)" office:value-type="float" office:value="1" calcext:value-type="float">
            <text:p>1</text:p>
          </table:table-cell>
          <table:table-cell table:style-name="ce7" table:formula="of:=IF([.BM92]=1;COM.MICROSOFT.CONCAT([.BH92];&quot; x &quot;;[.BI92];&quot; inches, &quot;;[.BJ92];&quot; x &quot;;[.BK9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92]/[.$J92]; 0)" office:value-type="float" office:value="30" calcext:value-type="float">
            <text:p>30</text:p>
          </table:table-cell>
          <table:table-cell table:style-name="ce7" table:formula="of:=ROUND([.BO92]*2.54; 0)" office:value-type="float" office:value="51" calcext:value-type="float">
            <text:p>51</text:p>
          </table:table-cell>
          <table:table-cell table:style-name="ce7" table:formula="of:=ROUND([.BP92]*2.54;0)" office:value-type="float" office:value="76" calcext:value-type="float">
            <text:p>76</text:p>
          </table:table-cell>
          <table:table-cell table:style-name="ce7" table:formula="of:=IF([.$I92]&lt;[.$H92]; [.$I92]/[.BO92]; [.$H92]/[.BO92])" office:value-type="float" office:value="163.2" calcext:value-type="float">
            <text:p>163</text:p>
          </table:table-cell>
          <table:table-cell table:style-name="ce7" table:formula="of:=IF([.BS92]&gt;125; 1; 0)" office:value-type="float" office:value="1" calcext:value-type="float">
            <text:p>1</text:p>
          </table:table-cell>
          <table:table-cell table:style-name="ce7" table:formula="of:=IF([.BT92]=1;COM.MICROSOFT.CONCAT([.BO92];&quot; x &quot;;[.BP92];&quot; inches, &quot;;[.BQ92];&quot; x &quot;;[.BR9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92]/[.$J92]; 0)" office:value-type="float" office:value="36" calcext:value-type="float">
            <text:p>36</text:p>
          </table:table-cell>
          <table:table-cell table:style-name="ce7" table:formula="of:=ROUND([.BV92]*2.54; 0)" office:value-type="float" office:value="61" calcext:value-type="float">
            <text:p>61</text:p>
          </table:table-cell>
          <table:table-cell table:style-name="ce7" table:formula="of:=ROUND([.BW92]*2.54;0)" office:value-type="float" office:value="91" calcext:value-type="float">
            <text:p>91</text:p>
          </table:table-cell>
          <table:table-cell table:style-name="ce7" table:formula="of:=IF([.$I92]&lt;[.$H92]; [.$I92]/[.BV92]; [.$H92]/[.BV92])" office:value-type="float" office:value="136" calcext:value-type="float">
            <text:p>136</text:p>
          </table:table-cell>
          <table:table-cell table:style-name="ce7" table:formula="of:=IF([.BZ92]&gt;110; 1; 0)" office:value-type="float" office:value="1" calcext:value-type="float">
            <text:p>1</text:p>
          </table:table-cell>
          <table:table-cell table:style-name="ce7" table:formula="of:=IF([.CA92]=1;COM.MICROSOFT.CONCAT([.BV92];&quot; x &quot;;[.BW92];&quot; inches, &quot;;[.BX92];&quot; x &quot;;[.BY92];&quot; cm&quot;); &quot;&quot;)" office:value-type="string" office:string-value="24 x 36 inches, 61 x 91 cm" calcext:value-type="string">
            <text:p>24 x 36 inches, 61 x 91 cm</text:p>
          </table:table-cell>
          <table:table-cell table:number-columns-repeated="2"/>
        </table:table-row>
        <table:table-row table:style-name="ro3">
          <table:table-cell office:value-type="float" office:value="92" calcext:value-type="float">
            <text:p>92</text:p>
          </table:table-cell>
          <table:table-cell table:formula="of:=COM.MICROSOFT.CONCAT(&quot;PrintGalleryImage-&quot;;[.A93];&quot;.jpg&quot;)" office:value-type="string" office:string-value="PrintGalleryImage-92.jpg" calcext:value-type="string">
            <text:p>PrintGalleryImage-92.jpg</text:p>
          </table:table-cell>
          <table:table-cell table:style-name="Default" office:value-type="string" calcext:value-type="string">
            <text:p>Springtime Blackbird</text:p>
          </table:table-cell>
          <table:table-cell table:style-name="Default" office:value-type="string" calcext:value-type="string">
            <text:p>Blackbirds are possibly the stupidest of birds. The places they build their nests are often almost reckless. However to prevent people finding them they often try to draw your attention away from the nest and on to them. This bird was certainly doing that as he tried to hold my attention by posing for photos.</text:p>
          </table:table-cell>
          <table:table-cell table:style-name="Default" office:value-type="string" calcext:value-type="string">
            <text:p>Adrian, Adrian O Brien, Adrian O' Brien, Adrian O'Brien, Animals, Austria, Birds, Brien, O' Brien, O'Brien, OBrien, Wildlife chasing, chasing, chasing wildlife, chasingwildlife, nature, wildlifechasing</text:p>
          </table:table-cell>
          <table:table-cell table:style-name="ce12" office:value-type="string" calcext:value-type="string">
            <text:p>24/03/2018 06:52:06</text:p>
          </table:table-cell>
          <table:table-cell table:style-name="Default" office:value-type="string" calcext:value-type="string">
            <text:p>2280 x 1520</text:p>
          </table:table-cell>
          <table:table-cell table:formula="of:=LEFT([.G93];4)" office:value-type="string" office:string-value="2280" calcext:value-type="string">
            <text:p>2280</text:p>
          </table:table-cell>
          <table:table-cell table:formula="of:=RIGHT([.G93];4)" office:value-type="string" office:string-value="1520" calcext:value-type="string">
            <text:p>1520</text:p>
          </table:table-cell>
          <table:table-cell table:style-name="ce6" table:formula="of:=IF([.I93]/[.H93]&gt;1;[.H93]/[.I93];[.I93]/[.H93])" office:value-type="float" office:value="0.666666666666667" calcext:value-type="float">
            <text:p>0.667</text:p>
          </table:table-cell>
          <table:table-cell table:style-name="ce7" office:value-type="float" office:value="8" calcext:value-type="float">
            <text:p>8</text:p>
          </table:table-cell>
          <table:table-cell table:style-name="ce7" table:formula="of:=ROUND([.K93]/[.$J93]; 0)" office:value-type="float" office:value="12" calcext:value-type="float">
            <text:p>12</text:p>
          </table:table-cell>
          <table:table-cell table:style-name="ce7" table:formula="of:=ROUND([.K93]*2.54; 0)" office:value-type="float" office:value="20" calcext:value-type="float">
            <text:p>20</text:p>
          </table:table-cell>
          <table:table-cell table:style-name="ce7" table:formula="of:=ROUND([.L93]*2.54;0)" office:value-type="float" office:value="30" calcext:value-type="float">
            <text:p>30</text:p>
          </table:table-cell>
          <table:table-cell table:style-name="ce7" table:formula="of:=IF([.$I93]&lt;[.$H93]; [.$I93]/[.K93]; [.$H93]/[.K93])" office:value-type="float" office:value="190" calcext:value-type="float">
            <text:p>190</text:p>
          </table:table-cell>
          <table:table-cell table:style-name="ce7" table:formula="of:=IF([.O93]&gt;250; 1; 0)" office:value-type="float" office:value="0" calcext:value-type="float">
            <text:p>0</text:p>
          </table:table-cell>
          <table:table-cell table:style-name="ce7" table:formula="of:=IF([.P93]=1;COM.MICROSOFT.CONCAT([.K93];&quot; x &quot;;[.L93];&quot; inches, &quot;;[.M93];&quot; x &quot;;[.N93];&quot; cm&quot;); &quot;&quot;)">
            <text:p/>
          </table:table-cell>
          <table:table-cell table:style-name="ce7" office:value-type="float" office:value="12" calcext:value-type="float">
            <text:p>12</text:p>
          </table:table-cell>
          <table:table-cell table:style-name="ce7" table:formula="of:=ROUND([.R93]/[.$J93]; 0)" office:value-type="float" office:value="18" calcext:value-type="float">
            <text:p>18</text:p>
          </table:table-cell>
          <table:table-cell table:style-name="ce7" table:formula="of:=ROUND([.R93]*2.54; 0)" office:value-type="float" office:value="30" calcext:value-type="float">
            <text:p>30</text:p>
          </table:table-cell>
          <table:table-cell table:style-name="ce7" table:formula="of:=ROUND([.S93]*2.54;0)" office:value-type="float" office:value="46" calcext:value-type="float">
            <text:p>46</text:p>
          </table:table-cell>
          <table:table-cell table:style-name="ce7" table:formula="of:=IF([.$I93]&lt;[.$H93]; [.$I93]/[.R93]; [.$H93]/[.R93])" office:value-type="float" office:value="126.666666666667" calcext:value-type="float">
            <text:p>127</text:p>
          </table:table-cell>
          <table:table-cell table:style-name="ce7" table:formula="of:=IF([.V93]&gt;150; 1; 0)" office:value-type="float" office:value="0" calcext:value-type="float">
            <text:p>0</text:p>
          </table:table-cell>
          <table:table-cell table:style-name="ce7" table:formula="of:=IF([.W93]=1;COM.MICROSOFT.CONCAT([.R93];&quot; x &quot;;[.S93];&quot; inches, &quot;;[.T93];&quot; x &quot;;[.U93];&quot; cm&quot;); &quot;&quot;)">
            <text:p/>
          </table:table-cell>
          <table:table-cell table:style-name="ce7" office:value-type="float" office:value="16" calcext:value-type="float">
            <text:p>16</text:p>
          </table:table-cell>
          <table:table-cell table:style-name="ce7" table:formula="of:=ROUND([.Y93]/[.$J93]; 0)" office:value-type="float" office:value="24" calcext:value-type="float">
            <text:p>24</text:p>
          </table:table-cell>
          <table:table-cell table:style-name="ce7" table:formula="of:=ROUND([.Y93]*2.54; 0)" office:value-type="float" office:value="41" calcext:value-type="float">
            <text:p>41</text:p>
          </table:table-cell>
          <table:table-cell table:style-name="ce7" table:formula="of:=ROUND([.Z93]*2.54;0)" office:value-type="float" office:value="61" calcext:value-type="float">
            <text:p>61</text:p>
          </table:table-cell>
          <table:table-cell table:style-name="ce7" table:formula="of:=IF([.$I93]&lt;[.$H93]; [.$I93]/[.Y93]; [.$H93]/[.Y93])" office:value-type="float" office:value="95" calcext:value-type="float">
            <text:p>95</text:p>
          </table:table-cell>
          <table:table-cell table:style-name="ce7" table:formula="of:=IF([.AC93]&gt;120; 1; 0)" office:value-type="float" office:value="0" calcext:value-type="float">
            <text:p>0</text:p>
          </table:table-cell>
          <table:table-cell table:style-name="ce7" table:formula="of:=IF([.AD93]=1;COM.MICROSOFT.CONCAT([.Y93];&quot; x &quot;;[.Z93];&quot; inches, &quot;;[.AA93];&quot; x &quot;;[.AB93];&quot; cm&quot;); &quot;&quot;)">
            <text:p/>
          </table:table-cell>
          <table:table-cell table:style-name="ce7" office:value-type="float" office:value="20" calcext:value-type="float">
            <text:p>20</text:p>
          </table:table-cell>
          <table:table-cell table:style-name="ce7" table:formula="of:=ROUND([.AF93]/[.$J93]; 0)" office:value-type="float" office:value="30" calcext:value-type="float">
            <text:p>30</text:p>
          </table:table-cell>
          <table:table-cell table:style-name="ce7" table:formula="of:=ROUND([.AF93]*2.54; 0)" office:value-type="float" office:value="51" calcext:value-type="float">
            <text:p>51</text:p>
          </table:table-cell>
          <table:table-cell table:style-name="ce7" table:formula="of:=ROUND([.AG93]*2.54;0)" office:value-type="float" office:value="76" calcext:value-type="float">
            <text:p>76</text:p>
          </table:table-cell>
          <table:table-cell table:style-name="ce7" table:formula="of:=IF([.$I93]&lt;[.$H93]; [.$I93]/[.AF93]; [.$H93]/[.AF93])" office:value-type="float" office:value="76" calcext:value-type="float">
            <text:p>76</text:p>
          </table:table-cell>
          <table:table-cell table:style-name="ce7" table:formula="of:=IF([.AJ93]&gt;100; 1; 0)" office:value-type="float" office:value="0" calcext:value-type="float">
            <text:p>0</text:p>
          </table:table-cell>
          <table:table-cell table:style-name="ce7" table:formula="of:=IF([.AK93]=1;COM.MICROSOFT.CONCAT([.AF93];&quot; x &quot;;[.AG93];&quot; inches, &quot;;[.AH93];&quot; x &quot;;[.AI93];&quot; cm&quot;); &quot;&quot;)">
            <text:p/>
          </table:table-cell>
          <table:table-cell table:style-name="ce7" office:value-type="float" office:value="24" calcext:value-type="float">
            <text:p>24</text:p>
          </table:table-cell>
          <table:table-cell table:style-name="ce7" table:formula="of:=ROUND([.AM93]/[.$J93]; 0)" office:value-type="float" office:value="36" calcext:value-type="float">
            <text:p>36</text:p>
          </table:table-cell>
          <table:table-cell table:style-name="ce7" table:formula="of:=ROUND([.AM93]*2.54; 0)" office:value-type="float" office:value="61" calcext:value-type="float">
            <text:p>61</text:p>
          </table:table-cell>
          <table:table-cell table:style-name="ce7" table:formula="of:=ROUND([.AN93]*2.54;0)" office:value-type="float" office:value="91" calcext:value-type="float">
            <text:p>91</text:p>
          </table:table-cell>
          <table:table-cell table:style-name="ce7" table:formula="of:=IF([.$I93]&lt;[.$H93]; [.$I93]/[.AM93]; [.$H93]/[.AM93])" office:value-type="float" office:value="63.3333333333333" calcext:value-type="float">
            <text:p>63</text:p>
          </table:table-cell>
          <table:table-cell table:style-name="ce7" table:formula="of:=IF([.AQ93]&gt;90; 1; 0)" office:value-type="float" office:value="0" calcext:value-type="float">
            <text:p>0</text:p>
          </table:table-cell>
          <table:table-cell table:style-name="ce7" table:formula="of:=IF([.AR93]=1;COM.MICROSOFT.CONCAT([.AM93];&quot; x &quot;;[.AN93];&quot; inches, &quot;;[.AO93];&quot; x &quot;;[.AP93];&quot; cm&quot;); &quot;&quot;)">
            <text:p/>
          </table:table-cell>
          <table:table-cell table:style-name="ce7" office:value-type="float" office:value="8" calcext:value-type="float">
            <text:p>8</text:p>
          </table:table-cell>
          <table:table-cell table:style-name="ce7" table:formula="of:=ROUND([.AT93]/[.$J93]; 0)" office:value-type="float" office:value="12" calcext:value-type="float">
            <text:p>12</text:p>
          </table:table-cell>
          <table:table-cell table:style-name="ce7" table:formula="of:=ROUND([.AT93]*2.54; 0)" office:value-type="float" office:value="20" calcext:value-type="float">
            <text:p>20</text:p>
          </table:table-cell>
          <table:table-cell table:style-name="ce7" table:formula="of:=ROUND([.AU93]*2.54;0)" office:value-type="float" office:value="30" calcext:value-type="float">
            <text:p>30</text:p>
          </table:table-cell>
          <table:table-cell table:style-name="ce7" table:formula="of:=IF([.$I93]&lt;[.$H93]; [.$I93]/[.AT93]; [.$H93]/[.AT93])" office:value-type="float" office:value="190" calcext:value-type="float">
            <text:p>190</text:p>
          </table:table-cell>
          <table:table-cell table:style-name="ce7" table:formula="of:=IF([.AX93]&gt;280; 1; 0)" office:value-type="float" office:value="0" calcext:value-type="float">
            <text:p>0</text:p>
          </table:table-cell>
          <table:table-cell table:style-name="ce7" table:formula="of:=IF([.AY93]=1;COM.MICROSOFT.CONCAT([.AT93];&quot; x &quot;;[.AU93];&quot; inches, &quot;;[.AV93];&quot; x &quot;;[.AW93];&quot; cm&quot;); &quot;&quot;)">
            <text:p/>
          </table:table-cell>
          <table:table-cell table:style-name="ce7" office:value-type="float" office:value="12" calcext:value-type="float">
            <text:p>12</text:p>
          </table:table-cell>
          <table:table-cell table:style-name="ce7" table:formula="of:=ROUND([.BA93]/[.$J93]; 0)" office:value-type="float" office:value="18" calcext:value-type="float">
            <text:p>18</text:p>
          </table:table-cell>
          <table:table-cell table:style-name="ce7" table:formula="of:=ROUND([.BA93]*2.54; 0)" office:value-type="float" office:value="30" calcext:value-type="float">
            <text:p>30</text:p>
          </table:table-cell>
          <table:table-cell table:style-name="ce7" table:formula="of:=ROUND([.BB93]*2.54;0)" office:value-type="float" office:value="46" calcext:value-type="float">
            <text:p>46</text:p>
          </table:table-cell>
          <table:table-cell table:style-name="ce7" table:formula="of:=IF([.$I93]&lt;[.$H93]; [.$I93]/[.BA93]; [.$H93]/[.BA93])" office:value-type="float" office:value="126.666666666667" calcext:value-type="float">
            <text:p>127</text:p>
          </table:table-cell>
          <table:table-cell table:style-name="ce7" table:formula="of:=IF([.BE93]&gt;180; 1; 0)" office:value-type="float" office:value="0" calcext:value-type="float">
            <text:p>0</text:p>
          </table:table-cell>
          <table:table-cell table:style-name="ce7" table:formula="of:=IF([.BF93]=1;COM.MICROSOFT.CONCAT([.BA93];&quot; x &quot;;[.BB93];&quot; inches, &quot;;[.BC93];&quot; x &quot;;[.BD93];&quot; cm&quot;); &quot;&quot;)">
            <text:p/>
          </table:table-cell>
          <table:table-cell table:style-name="ce7" office:value-type="float" office:value="16" calcext:value-type="float">
            <text:p>16</text:p>
          </table:table-cell>
          <table:table-cell table:style-name="ce7" table:formula="of:=ROUND([.BH93]/[.$J93]; 0)" office:value-type="float" office:value="24" calcext:value-type="float">
            <text:p>24</text:p>
          </table:table-cell>
          <table:table-cell table:style-name="ce7" table:formula="of:=ROUND([.BH93]*2.54; 0)" office:value-type="float" office:value="41" calcext:value-type="float">
            <text:p>41</text:p>
          </table:table-cell>
          <table:table-cell table:style-name="ce7" table:formula="of:=ROUND([.BI93]*2.54;0)" office:value-type="float" office:value="61" calcext:value-type="float">
            <text:p>61</text:p>
          </table:table-cell>
          <table:table-cell table:style-name="ce7" table:formula="of:=IF([.$I93]&lt;[.$H93]; [.$I93]/[.BH93]; [.$H93]/[.BH93])" office:value-type="float" office:value="95" calcext:value-type="float">
            <text:p>95</text:p>
          </table:table-cell>
          <table:table-cell table:style-name="ce7" table:formula="of:=IF([.BL93]&gt;150; 1; 0)" office:value-type="float" office:value="0" calcext:value-type="float">
            <text:p>0</text:p>
          </table:table-cell>
          <table:table-cell table:style-name="ce7" table:formula="of:=IF([.BM93]=1;COM.MICROSOFT.CONCAT([.BH93];&quot; x &quot;;[.BI93];&quot; inches, &quot;;[.BJ93];&quot; x &quot;;[.BK93];&quot; cm&quot;); &quot;&quot;)">
            <text:p/>
          </table:table-cell>
          <table:table-cell table:style-name="ce7" office:value-type="float" office:value="20" calcext:value-type="float">
            <text:p>20</text:p>
          </table:table-cell>
          <table:table-cell table:style-name="ce7" table:formula="of:=ROUND([.BO93]/[.$J93]; 0)" office:value-type="float" office:value="30" calcext:value-type="float">
            <text:p>30</text:p>
          </table:table-cell>
          <table:table-cell table:style-name="ce7" table:formula="of:=ROUND([.BO93]*2.54; 0)" office:value-type="float" office:value="51" calcext:value-type="float">
            <text:p>51</text:p>
          </table:table-cell>
          <table:table-cell table:style-name="ce7" table:formula="of:=ROUND([.BP93]*2.54;0)" office:value-type="float" office:value="76" calcext:value-type="float">
            <text:p>76</text:p>
          </table:table-cell>
          <table:table-cell table:style-name="ce7" table:formula="of:=IF([.$I93]&lt;[.$H93]; [.$I93]/[.BO93]; [.$H93]/[.BO93])" office:value-type="float" office:value="76" calcext:value-type="float">
            <text:p>76</text:p>
          </table:table-cell>
          <table:table-cell table:style-name="ce7" table:formula="of:=IF([.BS93]&gt;125; 1; 0)" office:value-type="float" office:value="0" calcext:value-type="float">
            <text:p>0</text:p>
          </table:table-cell>
          <table:table-cell table:style-name="ce7" table:formula="of:=IF([.BT93]=1;COM.MICROSOFT.CONCAT([.BO93];&quot; x &quot;;[.BP93];&quot; inches, &quot;;[.BQ93];&quot; x &quot;;[.BR93];&quot; cm&quot;); &quot;&quot;)">
            <text:p/>
          </table:table-cell>
          <table:table-cell table:style-name="ce7" office:value-type="float" office:value="24" calcext:value-type="float">
            <text:p>24</text:p>
          </table:table-cell>
          <table:table-cell table:style-name="ce7" table:formula="of:=ROUND([.BV93]/[.$J93]; 0)" office:value-type="float" office:value="36" calcext:value-type="float">
            <text:p>36</text:p>
          </table:table-cell>
          <table:table-cell table:style-name="ce7" table:formula="of:=ROUND([.BV93]*2.54; 0)" office:value-type="float" office:value="61" calcext:value-type="float">
            <text:p>61</text:p>
          </table:table-cell>
          <table:table-cell table:style-name="ce7" table:formula="of:=ROUND([.BW93]*2.54;0)" office:value-type="float" office:value="91" calcext:value-type="float">
            <text:p>91</text:p>
          </table:table-cell>
          <table:table-cell table:style-name="ce7" table:formula="of:=IF([.$I93]&lt;[.$H93]; [.$I93]/[.BV93]; [.$H93]/[.BV93])" office:value-type="float" office:value="63.3333333333333" calcext:value-type="float">
            <text:p>63</text:p>
          </table:table-cell>
          <table:table-cell table:style-name="ce7" table:formula="of:=IF([.BZ93]&gt;110; 1; 0)" office:value-type="float" office:value="0" calcext:value-type="float">
            <text:p>0</text:p>
          </table:table-cell>
          <table:table-cell table:style-name="ce7" table:formula="of:=IF([.CA93]=1;COM.MICROSOFT.CONCAT([.BV93];&quot; x &quot;;[.BW93];&quot; inches, &quot;;[.BX93];&quot; x &quot;;[.BY93];&quot; cm&quot;); &quot;&quot;)">
            <text:p/>
          </table:table-cell>
          <table:table-cell table:number-columns-repeated="2"/>
        </table:table-row>
        <table:table-row table:style-name="ro2">
          <table:table-cell office:value-type="float" office:value="93" calcext:value-type="float">
            <text:p>93</text:p>
          </table:table-cell>
          <table:table-cell table:formula="of:=COM.MICROSOFT.CONCAT(&quot;PrintGalleryImage-&quot;;[.A94];&quot;.jpg&quot;)" office:value-type="string" office:string-value="PrintGalleryImage-93.jpg" calcext:value-type="string">
            <text:p>PrintGalleryImage-93.jpg</text:p>
          </table:table-cell>
          <table:table-cell table:style-name="Default" office:value-type="string" calcext:value-type="string">
            <text:p>Hover Fly on a Buttercup</text:p>
          </table:table-cell>
          <table:table-cell table:style-name="Default" office:value-type="string" calcext:value-type="string">
            <text:p>Bees are the medias favourite pollinators at the moment but all small insects are in decline and are equally important. Hoverflies are extremely common but often overlooked.</text:p>
          </table:table-cell>
          <table:table-cell table:style-name="Default" office:value-type="string" calcext:value-type="string">
            <text:p>Adrian, Adrian O Brien, Adrian O' Brien, Adrian O'Brien, Animals, Austria, Brien, Insect, O' Brien, O'Brien, OBrien, Wildlife chasing, chasing, chasing wildlife, chasingwildlife, nature, wildlifechasing</text:p>
          </table:table-cell>
          <table:table-cell table:style-name="ce12" office:value-type="string" calcext:value-type="string">
            <text:p>24/06/2018 10:04:58</text:p>
          </table:table-cell>
          <table:table-cell table:style-name="Default" office:value-type="string" calcext:value-type="string">
            <text:p>3367 x 2244</text:p>
          </table:table-cell>
          <table:table-cell table:formula="of:=LEFT([.G94];4)" office:value-type="string" office:string-value="3367" calcext:value-type="string">
            <text:p>3367</text:p>
          </table:table-cell>
          <table:table-cell table:formula="of:=RIGHT([.G94];4)" office:value-type="string" office:string-value="2244" calcext:value-type="string">
            <text:p>2244</text:p>
          </table:table-cell>
          <table:table-cell table:style-name="ce6" table:formula="of:=IF([.I94]/[.H94]&gt;1;[.H94]/[.I94];[.I94]/[.H94])" office:value-type="float" office:value="0.666468666468666" calcext:value-type="float">
            <text:p>0.666</text:p>
          </table:table-cell>
          <table:table-cell table:style-name="ce7" office:value-type="float" office:value="8" calcext:value-type="float">
            <text:p>8</text:p>
          </table:table-cell>
          <table:table-cell table:style-name="ce7" table:formula="of:=ROUND([.K94]/[.$J94]; 0)" office:value-type="float" office:value="12" calcext:value-type="float">
            <text:p>12</text:p>
          </table:table-cell>
          <table:table-cell table:style-name="ce7" table:formula="of:=ROUND([.K94]*2.54; 0)" office:value-type="float" office:value="20" calcext:value-type="float">
            <text:p>20</text:p>
          </table:table-cell>
          <table:table-cell table:style-name="ce7" table:formula="of:=ROUND([.L94]*2.54;0)" office:value-type="float" office:value="30" calcext:value-type="float">
            <text:p>30</text:p>
          </table:table-cell>
          <table:table-cell table:style-name="ce7" table:formula="of:=IF([.$I94]&lt;[.$H94]; [.$I94]/[.K94]; [.$H94]/[.K94])" office:value-type="float" office:value="280.5" calcext:value-type="float">
            <text:p>281</text:p>
          </table:table-cell>
          <table:table-cell table:style-name="ce7" table:formula="of:=IF([.O94]&gt;250; 1; 0)" office:value-type="float" office:value="1" calcext:value-type="float">
            <text:p>1</text:p>
          </table:table-cell>
          <table:table-cell table:style-name="ce7" table:formula="of:=IF([.P94]=1;COM.MICROSOFT.CONCAT([.K94];&quot; x &quot;;[.L94];&quot; inches, &quot;;[.M94];&quot; x &quot;;[.N9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94]/[.$J94]; 0)" office:value-type="float" office:value="18" calcext:value-type="float">
            <text:p>18</text:p>
          </table:table-cell>
          <table:table-cell table:style-name="ce7" table:formula="of:=ROUND([.R94]*2.54; 0)" office:value-type="float" office:value="30" calcext:value-type="float">
            <text:p>30</text:p>
          </table:table-cell>
          <table:table-cell table:style-name="ce7" table:formula="of:=ROUND([.S94]*2.54;0)" office:value-type="float" office:value="46" calcext:value-type="float">
            <text:p>46</text:p>
          </table:table-cell>
          <table:table-cell table:style-name="ce7" table:formula="of:=IF([.$I94]&lt;[.$H94]; [.$I94]/[.R94]; [.$H94]/[.R94])" office:value-type="float" office:value="187" calcext:value-type="float">
            <text:p>187</text:p>
          </table:table-cell>
          <table:table-cell table:style-name="ce7" table:formula="of:=IF([.V94]&gt;150; 1; 0)" office:value-type="float" office:value="1" calcext:value-type="float">
            <text:p>1</text:p>
          </table:table-cell>
          <table:table-cell table:style-name="ce7" table:formula="of:=IF([.W94]=1;COM.MICROSOFT.CONCAT([.R94];&quot; x &quot;;[.S94];&quot; inches, &quot;;[.T94];&quot; x &quot;;[.U9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94]/[.$J94]; 0)" office:value-type="float" office:value="24" calcext:value-type="float">
            <text:p>24</text:p>
          </table:table-cell>
          <table:table-cell table:style-name="ce7" table:formula="of:=ROUND([.Y94]*2.54; 0)" office:value-type="float" office:value="41" calcext:value-type="float">
            <text:p>41</text:p>
          </table:table-cell>
          <table:table-cell table:style-name="ce7" table:formula="of:=ROUND([.Z94]*2.54;0)" office:value-type="float" office:value="61" calcext:value-type="float">
            <text:p>61</text:p>
          </table:table-cell>
          <table:table-cell table:style-name="ce7" table:formula="of:=IF([.$I94]&lt;[.$H94]; [.$I94]/[.Y94]; [.$H94]/[.Y94])" office:value-type="float" office:value="140.25" calcext:value-type="float">
            <text:p>140</text:p>
          </table:table-cell>
          <table:table-cell table:style-name="ce7" table:formula="of:=IF([.AC94]&gt;120; 1; 0)" office:value-type="float" office:value="1" calcext:value-type="float">
            <text:p>1</text:p>
          </table:table-cell>
          <table:table-cell table:style-name="ce7" table:formula="of:=IF([.AD94]=1;COM.MICROSOFT.CONCAT([.Y94];&quot; x &quot;;[.Z94];&quot; inches, &quot;;[.AA94];&quot; x &quot;;[.AB9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94]/[.$J94]; 0)" office:value-type="float" office:value="30" calcext:value-type="float">
            <text:p>30</text:p>
          </table:table-cell>
          <table:table-cell table:style-name="ce7" table:formula="of:=ROUND([.AF94]*2.54; 0)" office:value-type="float" office:value="51" calcext:value-type="float">
            <text:p>51</text:p>
          </table:table-cell>
          <table:table-cell table:style-name="ce7" table:formula="of:=ROUND([.AG94]*2.54;0)" office:value-type="float" office:value="76" calcext:value-type="float">
            <text:p>76</text:p>
          </table:table-cell>
          <table:table-cell table:style-name="ce7" table:formula="of:=IF([.$I94]&lt;[.$H94]; [.$I94]/[.AF94]; [.$H94]/[.AF94])" office:value-type="float" office:value="112.2" calcext:value-type="float">
            <text:p>112</text:p>
          </table:table-cell>
          <table:table-cell table:style-name="ce7" table:formula="of:=IF([.AJ94]&gt;100; 1; 0)" office:value-type="float" office:value="1" calcext:value-type="float">
            <text:p>1</text:p>
          </table:table-cell>
          <table:table-cell table:style-name="ce7" table:formula="of:=IF([.AK94]=1;COM.MICROSOFT.CONCAT([.AF94];&quot; x &quot;;[.AG94];&quot; inches, &quot;;[.AH94];&quot; x &quot;;[.AI9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94]/[.$J94]; 0)" office:value-type="float" office:value="36" calcext:value-type="float">
            <text:p>36</text:p>
          </table:table-cell>
          <table:table-cell table:style-name="ce7" table:formula="of:=ROUND([.AM94]*2.54; 0)" office:value-type="float" office:value="61" calcext:value-type="float">
            <text:p>61</text:p>
          </table:table-cell>
          <table:table-cell table:style-name="ce7" table:formula="of:=ROUND([.AN94]*2.54;0)" office:value-type="float" office:value="91" calcext:value-type="float">
            <text:p>91</text:p>
          </table:table-cell>
          <table:table-cell table:style-name="ce7" table:formula="of:=IF([.$I94]&lt;[.$H94]; [.$I94]/[.AM94]; [.$H94]/[.AM94])" office:value-type="float" office:value="93.5" calcext:value-type="float">
            <text:p>94</text:p>
          </table:table-cell>
          <table:table-cell table:style-name="ce7" table:formula="of:=IF([.AQ94]&gt;90; 1; 0)" office:value-type="float" office:value="1" calcext:value-type="float">
            <text:p>1</text:p>
          </table:table-cell>
          <table:table-cell table:style-name="ce7" table:formula="of:=IF([.AR94]=1;COM.MICROSOFT.CONCAT([.AM94];&quot; x &quot;;[.AN94];&quot; inches, &quot;;[.AO94];&quot; x &quot;;[.AP94];&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94]/[.$J94]; 0)" office:value-type="float" office:value="12" calcext:value-type="float">
            <text:p>12</text:p>
          </table:table-cell>
          <table:table-cell table:style-name="ce7" table:formula="of:=ROUND([.AT94]*2.54; 0)" office:value-type="float" office:value="20" calcext:value-type="float">
            <text:p>20</text:p>
          </table:table-cell>
          <table:table-cell table:style-name="ce7" table:formula="of:=ROUND([.AU94]*2.54;0)" office:value-type="float" office:value="30" calcext:value-type="float">
            <text:p>30</text:p>
          </table:table-cell>
          <table:table-cell table:style-name="ce7" table:formula="of:=IF([.$I94]&lt;[.$H94]; [.$I94]/[.AT94]; [.$H94]/[.AT94])" office:value-type="float" office:value="280.5" calcext:value-type="float">
            <text:p>281</text:p>
          </table:table-cell>
          <table:table-cell table:style-name="ce7" table:formula="of:=IF([.AX94]&gt;280; 1; 0)" office:value-type="float" office:value="1" calcext:value-type="float">
            <text:p>1</text:p>
          </table:table-cell>
          <table:table-cell table:style-name="ce7" table:formula="of:=IF([.AY94]=1;COM.MICROSOFT.CONCAT([.AT94];&quot; x &quot;;[.AU94];&quot; inches, &quot;;[.AV94];&quot; x &quot;;[.AW9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94]/[.$J94]; 0)" office:value-type="float" office:value="18" calcext:value-type="float">
            <text:p>18</text:p>
          </table:table-cell>
          <table:table-cell table:style-name="ce7" table:formula="of:=ROUND([.BA94]*2.54; 0)" office:value-type="float" office:value="30" calcext:value-type="float">
            <text:p>30</text:p>
          </table:table-cell>
          <table:table-cell table:style-name="ce7" table:formula="of:=ROUND([.BB94]*2.54;0)" office:value-type="float" office:value="46" calcext:value-type="float">
            <text:p>46</text:p>
          </table:table-cell>
          <table:table-cell table:style-name="ce7" table:formula="of:=IF([.$I94]&lt;[.$H94]; [.$I94]/[.BA94]; [.$H94]/[.BA94])" office:value-type="float" office:value="187" calcext:value-type="float">
            <text:p>187</text:p>
          </table:table-cell>
          <table:table-cell table:style-name="ce7" table:formula="of:=IF([.BE94]&gt;180; 1; 0)" office:value-type="float" office:value="1" calcext:value-type="float">
            <text:p>1</text:p>
          </table:table-cell>
          <table:table-cell table:style-name="ce7" table:formula="of:=IF([.BF94]=1;COM.MICROSOFT.CONCAT([.BA94];&quot; x &quot;;[.BB94];&quot; inches, &quot;;[.BC94];&quot; x &quot;;[.BD9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94]/[.$J94]; 0)" office:value-type="float" office:value="24" calcext:value-type="float">
            <text:p>24</text:p>
          </table:table-cell>
          <table:table-cell table:style-name="ce7" table:formula="of:=ROUND([.BH94]*2.54; 0)" office:value-type="float" office:value="41" calcext:value-type="float">
            <text:p>41</text:p>
          </table:table-cell>
          <table:table-cell table:style-name="ce7" table:formula="of:=ROUND([.BI94]*2.54;0)" office:value-type="float" office:value="61" calcext:value-type="float">
            <text:p>61</text:p>
          </table:table-cell>
          <table:table-cell table:style-name="ce7" table:formula="of:=IF([.$I94]&lt;[.$H94]; [.$I94]/[.BH94]; [.$H94]/[.BH94])" office:value-type="float" office:value="140.25" calcext:value-type="float">
            <text:p>140</text:p>
          </table:table-cell>
          <table:table-cell table:style-name="ce7" table:formula="of:=IF([.BL94]&gt;150; 1; 0)" office:value-type="float" office:value="0" calcext:value-type="float">
            <text:p>0</text:p>
          </table:table-cell>
          <table:table-cell table:style-name="ce7" table:formula="of:=IF([.BM94]=1;COM.MICROSOFT.CONCAT([.BH94];&quot; x &quot;;[.BI94];&quot; inches, &quot;;[.BJ94];&quot; x &quot;;[.BK94];&quot; cm&quot;); &quot;&quot;)">
            <text:p/>
          </table:table-cell>
          <table:table-cell table:style-name="ce7" office:value-type="float" office:value="20" calcext:value-type="float">
            <text:p>20</text:p>
          </table:table-cell>
          <table:table-cell table:style-name="ce7" table:formula="of:=ROUND([.BO94]/[.$J94]; 0)" office:value-type="float" office:value="30" calcext:value-type="float">
            <text:p>30</text:p>
          </table:table-cell>
          <table:table-cell table:style-name="ce7" table:formula="of:=ROUND([.BO94]*2.54; 0)" office:value-type="float" office:value="51" calcext:value-type="float">
            <text:p>51</text:p>
          </table:table-cell>
          <table:table-cell table:style-name="ce7" table:formula="of:=ROUND([.BP94]*2.54;0)" office:value-type="float" office:value="76" calcext:value-type="float">
            <text:p>76</text:p>
          </table:table-cell>
          <table:table-cell table:style-name="ce7" table:formula="of:=IF([.$I94]&lt;[.$H94]; [.$I94]/[.BO94]; [.$H94]/[.BO94])" office:value-type="float" office:value="112.2" calcext:value-type="float">
            <text:p>112</text:p>
          </table:table-cell>
          <table:table-cell table:style-name="ce7" table:formula="of:=IF([.BS94]&gt;125; 1; 0)" office:value-type="float" office:value="0" calcext:value-type="float">
            <text:p>0</text:p>
          </table:table-cell>
          <table:table-cell table:style-name="ce7" table:formula="of:=IF([.BT94]=1;COM.MICROSOFT.CONCAT([.BO94];&quot; x &quot;;[.BP94];&quot; inches, &quot;;[.BQ94];&quot; x &quot;;[.BR94];&quot; cm&quot;); &quot;&quot;)">
            <text:p/>
          </table:table-cell>
          <table:table-cell table:style-name="ce7" office:value-type="float" office:value="24" calcext:value-type="float">
            <text:p>24</text:p>
          </table:table-cell>
          <table:table-cell table:style-name="ce7" table:formula="of:=ROUND([.BV94]/[.$J94]; 0)" office:value-type="float" office:value="36" calcext:value-type="float">
            <text:p>36</text:p>
          </table:table-cell>
          <table:table-cell table:style-name="ce7" table:formula="of:=ROUND([.BV94]*2.54; 0)" office:value-type="float" office:value="61" calcext:value-type="float">
            <text:p>61</text:p>
          </table:table-cell>
          <table:table-cell table:style-name="ce7" table:formula="of:=ROUND([.BW94]*2.54;0)" office:value-type="float" office:value="91" calcext:value-type="float">
            <text:p>91</text:p>
          </table:table-cell>
          <table:table-cell table:style-name="ce7" table:formula="of:=IF([.$I94]&lt;[.$H94]; [.$I94]/[.BV94]; [.$H94]/[.BV94])" office:value-type="float" office:value="93.5" calcext:value-type="float">
            <text:p>94</text:p>
          </table:table-cell>
          <table:table-cell table:style-name="ce7" table:formula="of:=IF([.BZ94]&gt;110; 1; 0)" office:value-type="float" office:value="0" calcext:value-type="float">
            <text:p>0</text:p>
          </table:table-cell>
          <table:table-cell table:style-name="ce7" table:formula="of:=IF([.CA94]=1;COM.MICROSOFT.CONCAT([.BV94];&quot; x &quot;;[.BW94];&quot; inches, &quot;;[.BX94];&quot; x &quot;;[.BY94];&quot; cm&quot;); &quot;&quot;)">
            <text:p/>
          </table:table-cell>
          <table:table-cell table:number-columns-repeated="2"/>
        </table:table-row>
        <table:table-row table:style-name="ro2">
          <table:table-cell office:value-type="float" office:value="94" calcext:value-type="float">
            <text:p>94</text:p>
          </table:table-cell>
          <table:table-cell table:formula="of:=COM.MICROSOFT.CONCAT(&quot;PrintGalleryImage-&quot;;[.A95];&quot;.jpg&quot;)" office:value-type="string" office:string-value="PrintGalleryImage-94.jpg" calcext:value-type="string">
            <text:p>PrintGalleryImage-94.jpg</text:p>
          </table:table-cell>
          <table:table-cell table:style-name="Default" office:value-type="string" calcext:value-type="string">
            <text:p>Dark Green Fritillary Feeding</text:p>
          </table:table-cell>
          <table:table-cell table:style-name="Default" office:value-type="string" calcext:value-type="string">
            <text:p>The fritillary butterfly is very common in the alps in the summer. While we don't have a lot of larger mammalian wildlife left in Western Europe the mountains are still home to lots of smaller wild creatures.</text:p>
          </table:table-cell>
          <table:table-cell table:style-name="Default" office:value-type="string" calcext:value-type="string">
            <text:p>Adrian, Adrian O Brien, Adrian O' Brien, Adrian O'Brien, Animals, Austria, Brien, Butterfly, Insect, O' Brien, O'Brien, OBrien, Wildlife chasing, chasing, chasing wildlife, chasingwildlife, nature, wildlifechasing</text:p>
          </table:table-cell>
          <table:table-cell table:style-name="ce12" office:value-type="string" calcext:value-type="string">
            <text:p>29/07/2018 12:54:10</text:p>
          </table:table-cell>
          <table:table-cell table:style-name="Default" office:value-type="string" calcext:value-type="string">
            <text:p>3743 x 2496</text:p>
          </table:table-cell>
          <table:table-cell table:formula="of:=LEFT([.G95];4)" office:value-type="string" office:string-value="3743" calcext:value-type="string">
            <text:p>3743</text:p>
          </table:table-cell>
          <table:table-cell table:formula="of:=RIGHT([.G95];4)" office:value-type="string" office:string-value="2496" calcext:value-type="string">
            <text:p>2496</text:p>
          </table:table-cell>
          <table:table-cell table:style-name="ce6" table:formula="of:=IF([.I95]/[.H95]&gt;1;[.H95]/[.I95];[.I95]/[.H95])" office:value-type="float" office:value="0.666844776916912" calcext:value-type="float">
            <text:p>0.667</text:p>
          </table:table-cell>
          <table:table-cell table:style-name="ce7" office:value-type="float" office:value="8" calcext:value-type="float">
            <text:p>8</text:p>
          </table:table-cell>
          <table:table-cell table:style-name="ce7" table:formula="of:=ROUND([.K95]/[.$J95]; 0)" office:value-type="float" office:value="12" calcext:value-type="float">
            <text:p>12</text:p>
          </table:table-cell>
          <table:table-cell table:style-name="ce7" table:formula="of:=ROUND([.K95]*2.54; 0)" office:value-type="float" office:value="20" calcext:value-type="float">
            <text:p>20</text:p>
          </table:table-cell>
          <table:table-cell table:style-name="ce7" table:formula="of:=ROUND([.L95]*2.54;0)" office:value-type="float" office:value="30" calcext:value-type="float">
            <text:p>30</text:p>
          </table:table-cell>
          <table:table-cell table:style-name="ce7" table:formula="of:=IF([.$I95]&lt;[.$H95]; [.$I95]/[.K95]; [.$H95]/[.K95])" office:value-type="float" office:value="312" calcext:value-type="float">
            <text:p>312</text:p>
          </table:table-cell>
          <table:table-cell table:style-name="ce7" table:formula="of:=IF([.O95]&gt;250; 1; 0)" office:value-type="float" office:value="1" calcext:value-type="float">
            <text:p>1</text:p>
          </table:table-cell>
          <table:table-cell table:style-name="ce7" table:formula="of:=IF([.P95]=1;COM.MICROSOFT.CONCAT([.K95];&quot; x &quot;;[.L95];&quot; inches, &quot;;[.M95];&quot; x &quot;;[.N9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95]/[.$J95]; 0)" office:value-type="float" office:value="18" calcext:value-type="float">
            <text:p>18</text:p>
          </table:table-cell>
          <table:table-cell table:style-name="ce7" table:formula="of:=ROUND([.R95]*2.54; 0)" office:value-type="float" office:value="30" calcext:value-type="float">
            <text:p>30</text:p>
          </table:table-cell>
          <table:table-cell table:style-name="ce7" table:formula="of:=ROUND([.S95]*2.54;0)" office:value-type="float" office:value="46" calcext:value-type="float">
            <text:p>46</text:p>
          </table:table-cell>
          <table:table-cell table:style-name="ce7" table:formula="of:=IF([.$I95]&lt;[.$H95]; [.$I95]/[.R95]; [.$H95]/[.R95])" office:value-type="float" office:value="208" calcext:value-type="float">
            <text:p>208</text:p>
          </table:table-cell>
          <table:table-cell table:style-name="ce7" table:formula="of:=IF([.V95]&gt;150; 1; 0)" office:value-type="float" office:value="1" calcext:value-type="float">
            <text:p>1</text:p>
          </table:table-cell>
          <table:table-cell table:style-name="ce7" table:formula="of:=IF([.W95]=1;COM.MICROSOFT.CONCAT([.R95];&quot; x &quot;;[.S95];&quot; inches, &quot;;[.T95];&quot; x &quot;;[.U9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95]/[.$J95]; 0)" office:value-type="float" office:value="24" calcext:value-type="float">
            <text:p>24</text:p>
          </table:table-cell>
          <table:table-cell table:style-name="ce7" table:formula="of:=ROUND([.Y95]*2.54; 0)" office:value-type="float" office:value="41" calcext:value-type="float">
            <text:p>41</text:p>
          </table:table-cell>
          <table:table-cell table:style-name="ce7" table:formula="of:=ROUND([.Z95]*2.54;0)" office:value-type="float" office:value="61" calcext:value-type="float">
            <text:p>61</text:p>
          </table:table-cell>
          <table:table-cell table:style-name="ce7" table:formula="of:=IF([.$I95]&lt;[.$H95]; [.$I95]/[.Y95]; [.$H95]/[.Y95])" office:value-type="float" office:value="156" calcext:value-type="float">
            <text:p>156</text:p>
          </table:table-cell>
          <table:table-cell table:style-name="ce7" table:formula="of:=IF([.AC95]&gt;120; 1; 0)" office:value-type="float" office:value="1" calcext:value-type="float">
            <text:p>1</text:p>
          </table:table-cell>
          <table:table-cell table:style-name="ce7" table:formula="of:=IF([.AD95]=1;COM.MICROSOFT.CONCAT([.Y95];&quot; x &quot;;[.Z95];&quot; inches, &quot;;[.AA95];&quot; x &quot;;[.AB9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95]/[.$J95]; 0)" office:value-type="float" office:value="30" calcext:value-type="float">
            <text:p>30</text:p>
          </table:table-cell>
          <table:table-cell table:style-name="ce7" table:formula="of:=ROUND([.AF95]*2.54; 0)" office:value-type="float" office:value="51" calcext:value-type="float">
            <text:p>51</text:p>
          </table:table-cell>
          <table:table-cell table:style-name="ce7" table:formula="of:=ROUND([.AG95]*2.54;0)" office:value-type="float" office:value="76" calcext:value-type="float">
            <text:p>76</text:p>
          </table:table-cell>
          <table:table-cell table:style-name="ce7" table:formula="of:=IF([.$I95]&lt;[.$H95]; [.$I95]/[.AF95]; [.$H95]/[.AF95])" office:value-type="float" office:value="124.8" calcext:value-type="float">
            <text:p>125</text:p>
          </table:table-cell>
          <table:table-cell table:style-name="ce7" table:formula="of:=IF([.AJ95]&gt;100; 1; 0)" office:value-type="float" office:value="1" calcext:value-type="float">
            <text:p>1</text:p>
          </table:table-cell>
          <table:table-cell table:style-name="ce7" table:formula="of:=IF([.AK95]=1;COM.MICROSOFT.CONCAT([.AF95];&quot; x &quot;;[.AG95];&quot; inches, &quot;;[.AH95];&quot; x &quot;;[.AI9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95]/[.$J95]; 0)" office:value-type="float" office:value="36" calcext:value-type="float">
            <text:p>36</text:p>
          </table:table-cell>
          <table:table-cell table:style-name="ce7" table:formula="of:=ROUND([.AM95]*2.54; 0)" office:value-type="float" office:value="61" calcext:value-type="float">
            <text:p>61</text:p>
          </table:table-cell>
          <table:table-cell table:style-name="ce7" table:formula="of:=ROUND([.AN95]*2.54;0)" office:value-type="float" office:value="91" calcext:value-type="float">
            <text:p>91</text:p>
          </table:table-cell>
          <table:table-cell table:style-name="ce7" table:formula="of:=IF([.$I95]&lt;[.$H95]; [.$I95]/[.AM95]; [.$H95]/[.AM95])" office:value-type="float" office:value="104" calcext:value-type="float">
            <text:p>104</text:p>
          </table:table-cell>
          <table:table-cell table:style-name="ce7" table:formula="of:=IF([.AQ95]&gt;90; 1; 0)" office:value-type="float" office:value="1" calcext:value-type="float">
            <text:p>1</text:p>
          </table:table-cell>
          <table:table-cell table:style-name="ce7" table:formula="of:=IF([.AR95]=1;COM.MICROSOFT.CONCAT([.AM95];&quot; x &quot;;[.AN95];&quot; inches, &quot;;[.AO95];&quot; x &quot;;[.AP95];&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95]/[.$J95]; 0)" office:value-type="float" office:value="12" calcext:value-type="float">
            <text:p>12</text:p>
          </table:table-cell>
          <table:table-cell table:style-name="ce7" table:formula="of:=ROUND([.AT95]*2.54; 0)" office:value-type="float" office:value="20" calcext:value-type="float">
            <text:p>20</text:p>
          </table:table-cell>
          <table:table-cell table:style-name="ce7" table:formula="of:=ROUND([.AU95]*2.54;0)" office:value-type="float" office:value="30" calcext:value-type="float">
            <text:p>30</text:p>
          </table:table-cell>
          <table:table-cell table:style-name="ce7" table:formula="of:=IF([.$I95]&lt;[.$H95]; [.$I95]/[.AT95]; [.$H95]/[.AT95])" office:value-type="float" office:value="312" calcext:value-type="float">
            <text:p>312</text:p>
          </table:table-cell>
          <table:table-cell table:style-name="ce7" table:formula="of:=IF([.AX95]&gt;280; 1; 0)" office:value-type="float" office:value="1" calcext:value-type="float">
            <text:p>1</text:p>
          </table:table-cell>
          <table:table-cell table:style-name="ce7" table:formula="of:=IF([.AY95]=1;COM.MICROSOFT.CONCAT([.AT95];&quot; x &quot;;[.AU95];&quot; inches, &quot;;[.AV95];&quot; x &quot;;[.AW9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95]/[.$J95]; 0)" office:value-type="float" office:value="18" calcext:value-type="float">
            <text:p>18</text:p>
          </table:table-cell>
          <table:table-cell table:style-name="ce7" table:formula="of:=ROUND([.BA95]*2.54; 0)" office:value-type="float" office:value="30" calcext:value-type="float">
            <text:p>30</text:p>
          </table:table-cell>
          <table:table-cell table:style-name="ce7" table:formula="of:=ROUND([.BB95]*2.54;0)" office:value-type="float" office:value="46" calcext:value-type="float">
            <text:p>46</text:p>
          </table:table-cell>
          <table:table-cell table:style-name="ce7" table:formula="of:=IF([.$I95]&lt;[.$H95]; [.$I95]/[.BA95]; [.$H95]/[.BA95])" office:value-type="float" office:value="208" calcext:value-type="float">
            <text:p>208</text:p>
          </table:table-cell>
          <table:table-cell table:style-name="ce7" table:formula="of:=IF([.BE95]&gt;180; 1; 0)" office:value-type="float" office:value="1" calcext:value-type="float">
            <text:p>1</text:p>
          </table:table-cell>
          <table:table-cell table:style-name="ce7" table:formula="of:=IF([.BF95]=1;COM.MICROSOFT.CONCAT([.BA95];&quot; x &quot;;[.BB95];&quot; inches, &quot;;[.BC95];&quot; x &quot;;[.BD9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95]/[.$J95]; 0)" office:value-type="float" office:value="24" calcext:value-type="float">
            <text:p>24</text:p>
          </table:table-cell>
          <table:table-cell table:style-name="ce7" table:formula="of:=ROUND([.BH95]*2.54; 0)" office:value-type="float" office:value="41" calcext:value-type="float">
            <text:p>41</text:p>
          </table:table-cell>
          <table:table-cell table:style-name="ce7" table:formula="of:=ROUND([.BI95]*2.54;0)" office:value-type="float" office:value="61" calcext:value-type="float">
            <text:p>61</text:p>
          </table:table-cell>
          <table:table-cell table:style-name="ce7" table:formula="of:=IF([.$I95]&lt;[.$H95]; [.$I95]/[.BH95]; [.$H95]/[.BH95])" office:value-type="float" office:value="156" calcext:value-type="float">
            <text:p>156</text:p>
          </table:table-cell>
          <table:table-cell table:style-name="ce7" table:formula="of:=IF([.BL95]&gt;150; 1; 0)" office:value-type="float" office:value="1" calcext:value-type="float">
            <text:p>1</text:p>
          </table:table-cell>
          <table:table-cell table:style-name="ce7" table:formula="of:=IF([.BM95]=1;COM.MICROSOFT.CONCAT([.BH95];&quot; x &quot;;[.BI95];&quot; inches, &quot;;[.BJ95];&quot; x &quot;;[.BK9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95]/[.$J95]; 0)" office:value-type="float" office:value="30" calcext:value-type="float">
            <text:p>30</text:p>
          </table:table-cell>
          <table:table-cell table:style-name="ce7" table:formula="of:=ROUND([.BO95]*2.54; 0)" office:value-type="float" office:value="51" calcext:value-type="float">
            <text:p>51</text:p>
          </table:table-cell>
          <table:table-cell table:style-name="ce7" table:formula="of:=ROUND([.BP95]*2.54;0)" office:value-type="float" office:value="76" calcext:value-type="float">
            <text:p>76</text:p>
          </table:table-cell>
          <table:table-cell table:style-name="ce7" table:formula="of:=IF([.$I95]&lt;[.$H95]; [.$I95]/[.BO95]; [.$H95]/[.BO95])" office:value-type="float" office:value="124.8" calcext:value-type="float">
            <text:p>125</text:p>
          </table:table-cell>
          <table:table-cell table:style-name="ce7" table:formula="of:=IF([.BS95]&gt;125; 1; 0)" office:value-type="float" office:value="0" calcext:value-type="float">
            <text:p>0</text:p>
          </table:table-cell>
          <table:table-cell table:style-name="ce7" table:formula="of:=IF([.BT95]=1;COM.MICROSOFT.CONCAT([.BO95];&quot; x &quot;;[.BP95];&quot; inches, &quot;;[.BQ95];&quot; x &quot;;[.BR95];&quot; cm&quot;); &quot;&quot;)">
            <text:p/>
          </table:table-cell>
          <table:table-cell table:style-name="ce7" office:value-type="float" office:value="24" calcext:value-type="float">
            <text:p>24</text:p>
          </table:table-cell>
          <table:table-cell table:style-name="ce7" table:formula="of:=ROUND([.BV95]/[.$J95]; 0)" office:value-type="float" office:value="36" calcext:value-type="float">
            <text:p>36</text:p>
          </table:table-cell>
          <table:table-cell table:style-name="ce7" table:formula="of:=ROUND([.BV95]*2.54; 0)" office:value-type="float" office:value="61" calcext:value-type="float">
            <text:p>61</text:p>
          </table:table-cell>
          <table:table-cell table:style-name="ce7" table:formula="of:=ROUND([.BW95]*2.54;0)" office:value-type="float" office:value="91" calcext:value-type="float">
            <text:p>91</text:p>
          </table:table-cell>
          <table:table-cell table:style-name="ce7" table:formula="of:=IF([.$I95]&lt;[.$H95]; [.$I95]/[.BV95]; [.$H95]/[.BV95])" office:value-type="float" office:value="104" calcext:value-type="float">
            <text:p>104</text:p>
          </table:table-cell>
          <table:table-cell table:style-name="ce7" table:formula="of:=IF([.BZ95]&gt;110; 1; 0)" office:value-type="float" office:value="0" calcext:value-type="float">
            <text:p>0</text:p>
          </table:table-cell>
          <table:table-cell table:style-name="ce7" table:formula="of:=IF([.CA95]=1;COM.MICROSOFT.CONCAT([.BV95];&quot; x &quot;;[.BW95];&quot; inches, &quot;;[.BX95];&quot; x &quot;;[.BY95];&quot; cm&quot;); &quot;&quot;)">
            <text:p/>
          </table:table-cell>
          <table:table-cell table:number-columns-repeated="2"/>
        </table:table-row>
        <table:table-row table:style-name="ro2">
          <table:table-cell office:value-type="float" office:value="95" calcext:value-type="float">
            <text:p>95</text:p>
          </table:table-cell>
          <table:table-cell table:formula="of:=COM.MICROSOFT.CONCAT(&quot;PrintGalleryImage-&quot;;[.A96];&quot;.jpg&quot;)" office:value-type="string" office:string-value="PrintGalleryImage-95.jpg" calcext:value-type="string">
            <text:p>PrintGalleryImage-95.jpg</text:p>
          </table:table-cell>
          <table:table-cell table:style-name="Default" office:value-type="string" calcext:value-type="string">
            <text:p>Dark Green Fritillary on a Thistle</text:p>
          </table:table-cell>
          <table:table-cell table:style-name="Default" office:value-type="string" calcext:value-type="string">
            <text:p>Butterflies are probably the easiest to see of the Alps wildlife. Their numbers in the meadows of Tirol are massive during the summer months while the grass and wildflowers are allowed to grow as winter fodder for the cattle.</text:p>
          </table:table-cell>
          <table:table-cell table:style-name="Default" office:value-type="string" calcext:value-type="string">
            <text:p>Adrian, Adrian O Brien, Adrian O' Brien, Adrian O'Brien, Animals, Austria, Brien, Butterfly, Insect, O' Brien, O'Brien, OBrien, Wildlife chasing, chasing, chasing wildlife, chasingwildlife, nature, wildlifechasing</text:p>
          </table:table-cell>
          <table:table-cell table:style-name="ce12" office:value-type="string" calcext:value-type="string">
            <text:p>29/07/2018 12:57:35</text:p>
          </table:table-cell>
          <table:table-cell table:style-name="Default" office:value-type="string" calcext:value-type="string">
            <text:p>3499 x 2333</text:p>
          </table:table-cell>
          <table:table-cell table:formula="of:=LEFT([.G96];4)" office:value-type="string" office:string-value="3499" calcext:value-type="string">
            <text:p>3499</text:p>
          </table:table-cell>
          <table:table-cell table:formula="of:=RIGHT([.G96];4)" office:value-type="string" office:string-value="2333" calcext:value-type="string">
            <text:p>2333</text:p>
          </table:table-cell>
          <table:table-cell table:style-name="ce6" table:formula="of:=IF([.I96]/[.H96]&gt;1;[.H96]/[.I96];[.I96]/[.H96])" office:value-type="float" office:value="0.666761931980566" calcext:value-type="float">
            <text:p>0.667</text:p>
          </table:table-cell>
          <table:table-cell table:style-name="ce7" office:value-type="float" office:value="8" calcext:value-type="float">
            <text:p>8</text:p>
          </table:table-cell>
          <table:table-cell table:style-name="ce7" table:formula="of:=ROUND([.K96]/[.$J96]; 0)" office:value-type="float" office:value="12" calcext:value-type="float">
            <text:p>12</text:p>
          </table:table-cell>
          <table:table-cell table:style-name="ce7" table:formula="of:=ROUND([.K96]*2.54; 0)" office:value-type="float" office:value="20" calcext:value-type="float">
            <text:p>20</text:p>
          </table:table-cell>
          <table:table-cell table:style-name="ce7" table:formula="of:=ROUND([.L96]*2.54;0)" office:value-type="float" office:value="30" calcext:value-type="float">
            <text:p>30</text:p>
          </table:table-cell>
          <table:table-cell table:style-name="ce7" table:formula="of:=IF([.$I96]&lt;[.$H96]; [.$I96]/[.K96]; [.$H96]/[.K96])" office:value-type="float" office:value="291.625" calcext:value-type="float">
            <text:p>292</text:p>
          </table:table-cell>
          <table:table-cell table:style-name="ce7" table:formula="of:=IF([.O96]&gt;250; 1; 0)" office:value-type="float" office:value="1" calcext:value-type="float">
            <text:p>1</text:p>
          </table:table-cell>
          <table:table-cell table:style-name="ce7" table:formula="of:=IF([.P96]=1;COM.MICROSOFT.CONCAT([.K96];&quot; x &quot;;[.L96];&quot; inches, &quot;;[.M96];&quot; x &quot;;[.N9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96]/[.$J96]; 0)" office:value-type="float" office:value="18" calcext:value-type="float">
            <text:p>18</text:p>
          </table:table-cell>
          <table:table-cell table:style-name="ce7" table:formula="of:=ROUND([.R96]*2.54; 0)" office:value-type="float" office:value="30" calcext:value-type="float">
            <text:p>30</text:p>
          </table:table-cell>
          <table:table-cell table:style-name="ce7" table:formula="of:=ROUND([.S96]*2.54;0)" office:value-type="float" office:value="46" calcext:value-type="float">
            <text:p>46</text:p>
          </table:table-cell>
          <table:table-cell table:style-name="ce7" table:formula="of:=IF([.$I96]&lt;[.$H96]; [.$I96]/[.R96]; [.$H96]/[.R96])" office:value-type="float" office:value="194.416666666667" calcext:value-type="float">
            <text:p>194</text:p>
          </table:table-cell>
          <table:table-cell table:style-name="ce7" table:formula="of:=IF([.V96]&gt;150; 1; 0)" office:value-type="float" office:value="1" calcext:value-type="float">
            <text:p>1</text:p>
          </table:table-cell>
          <table:table-cell table:style-name="ce7" table:formula="of:=IF([.W96]=1;COM.MICROSOFT.CONCAT([.R96];&quot; x &quot;;[.S96];&quot; inches, &quot;;[.T96];&quot; x &quot;;[.U9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96]/[.$J96]; 0)" office:value-type="float" office:value="24" calcext:value-type="float">
            <text:p>24</text:p>
          </table:table-cell>
          <table:table-cell table:style-name="ce7" table:formula="of:=ROUND([.Y96]*2.54; 0)" office:value-type="float" office:value="41" calcext:value-type="float">
            <text:p>41</text:p>
          </table:table-cell>
          <table:table-cell table:style-name="ce7" table:formula="of:=ROUND([.Z96]*2.54;0)" office:value-type="float" office:value="61" calcext:value-type="float">
            <text:p>61</text:p>
          </table:table-cell>
          <table:table-cell table:style-name="ce7" table:formula="of:=IF([.$I96]&lt;[.$H96]; [.$I96]/[.Y96]; [.$H96]/[.Y96])" office:value-type="float" office:value="145.8125" calcext:value-type="float">
            <text:p>146</text:p>
          </table:table-cell>
          <table:table-cell table:style-name="ce7" table:formula="of:=IF([.AC96]&gt;120; 1; 0)" office:value-type="float" office:value="1" calcext:value-type="float">
            <text:p>1</text:p>
          </table:table-cell>
          <table:table-cell table:style-name="ce7" table:formula="of:=IF([.AD96]=1;COM.MICROSOFT.CONCAT([.Y96];&quot; x &quot;;[.Z96];&quot; inches, &quot;;[.AA96];&quot; x &quot;;[.AB9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96]/[.$J96]; 0)" office:value-type="float" office:value="30" calcext:value-type="float">
            <text:p>30</text:p>
          </table:table-cell>
          <table:table-cell table:style-name="ce7" table:formula="of:=ROUND([.AF96]*2.54; 0)" office:value-type="float" office:value="51" calcext:value-type="float">
            <text:p>51</text:p>
          </table:table-cell>
          <table:table-cell table:style-name="ce7" table:formula="of:=ROUND([.AG96]*2.54;0)" office:value-type="float" office:value="76" calcext:value-type="float">
            <text:p>76</text:p>
          </table:table-cell>
          <table:table-cell table:style-name="ce7" table:formula="of:=IF([.$I96]&lt;[.$H96]; [.$I96]/[.AF96]; [.$H96]/[.AF96])" office:value-type="float" office:value="116.65" calcext:value-type="float">
            <text:p>117</text:p>
          </table:table-cell>
          <table:table-cell table:style-name="ce7" table:formula="of:=IF([.AJ96]&gt;100; 1; 0)" office:value-type="float" office:value="1" calcext:value-type="float">
            <text:p>1</text:p>
          </table:table-cell>
          <table:table-cell table:style-name="ce7" table:formula="of:=IF([.AK96]=1;COM.MICROSOFT.CONCAT([.AF96];&quot; x &quot;;[.AG96];&quot; inches, &quot;;[.AH96];&quot; x &quot;;[.AI9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96]/[.$J96]; 0)" office:value-type="float" office:value="36" calcext:value-type="float">
            <text:p>36</text:p>
          </table:table-cell>
          <table:table-cell table:style-name="ce7" table:formula="of:=ROUND([.AM96]*2.54; 0)" office:value-type="float" office:value="61" calcext:value-type="float">
            <text:p>61</text:p>
          </table:table-cell>
          <table:table-cell table:style-name="ce7" table:formula="of:=ROUND([.AN96]*2.54;0)" office:value-type="float" office:value="91" calcext:value-type="float">
            <text:p>91</text:p>
          </table:table-cell>
          <table:table-cell table:style-name="ce7" table:formula="of:=IF([.$I96]&lt;[.$H96]; [.$I96]/[.AM96]; [.$H96]/[.AM96])" office:value-type="float" office:value="97.2083333333333" calcext:value-type="float">
            <text:p>97</text:p>
          </table:table-cell>
          <table:table-cell table:style-name="ce7" table:formula="of:=IF([.AQ96]&gt;90; 1; 0)" office:value-type="float" office:value="1" calcext:value-type="float">
            <text:p>1</text:p>
          </table:table-cell>
          <table:table-cell table:style-name="ce7" table:formula="of:=IF([.AR96]=1;COM.MICROSOFT.CONCAT([.AM96];&quot; x &quot;;[.AN96];&quot; inches, &quot;;[.AO96];&quot; x &quot;;[.AP96];&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96]/[.$J96]; 0)" office:value-type="float" office:value="12" calcext:value-type="float">
            <text:p>12</text:p>
          </table:table-cell>
          <table:table-cell table:style-name="ce7" table:formula="of:=ROUND([.AT96]*2.54; 0)" office:value-type="float" office:value="20" calcext:value-type="float">
            <text:p>20</text:p>
          </table:table-cell>
          <table:table-cell table:style-name="ce7" table:formula="of:=ROUND([.AU96]*2.54;0)" office:value-type="float" office:value="30" calcext:value-type="float">
            <text:p>30</text:p>
          </table:table-cell>
          <table:table-cell table:style-name="ce7" table:formula="of:=IF([.$I96]&lt;[.$H96]; [.$I96]/[.AT96]; [.$H96]/[.AT96])" office:value-type="float" office:value="291.625" calcext:value-type="float">
            <text:p>292</text:p>
          </table:table-cell>
          <table:table-cell table:style-name="ce7" table:formula="of:=IF([.AX96]&gt;280; 1; 0)" office:value-type="float" office:value="1" calcext:value-type="float">
            <text:p>1</text:p>
          </table:table-cell>
          <table:table-cell table:style-name="ce7" table:formula="of:=IF([.AY96]=1;COM.MICROSOFT.CONCAT([.AT96];&quot; x &quot;;[.AU96];&quot; inches, &quot;;[.AV96];&quot; x &quot;;[.AW9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96]/[.$J96]; 0)" office:value-type="float" office:value="18" calcext:value-type="float">
            <text:p>18</text:p>
          </table:table-cell>
          <table:table-cell table:style-name="ce7" table:formula="of:=ROUND([.BA96]*2.54; 0)" office:value-type="float" office:value="30" calcext:value-type="float">
            <text:p>30</text:p>
          </table:table-cell>
          <table:table-cell table:style-name="ce7" table:formula="of:=ROUND([.BB96]*2.54;0)" office:value-type="float" office:value="46" calcext:value-type="float">
            <text:p>46</text:p>
          </table:table-cell>
          <table:table-cell table:style-name="ce7" table:formula="of:=IF([.$I96]&lt;[.$H96]; [.$I96]/[.BA96]; [.$H96]/[.BA96])" office:value-type="float" office:value="194.416666666667" calcext:value-type="float">
            <text:p>194</text:p>
          </table:table-cell>
          <table:table-cell table:style-name="ce7" table:formula="of:=IF([.BE96]&gt;180; 1; 0)" office:value-type="float" office:value="1" calcext:value-type="float">
            <text:p>1</text:p>
          </table:table-cell>
          <table:table-cell table:style-name="ce7" table:formula="of:=IF([.BF96]=1;COM.MICROSOFT.CONCAT([.BA96];&quot; x &quot;;[.BB96];&quot; inches, &quot;;[.BC96];&quot; x &quot;;[.BD9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96]/[.$J96]; 0)" office:value-type="float" office:value="24" calcext:value-type="float">
            <text:p>24</text:p>
          </table:table-cell>
          <table:table-cell table:style-name="ce7" table:formula="of:=ROUND([.BH96]*2.54; 0)" office:value-type="float" office:value="41" calcext:value-type="float">
            <text:p>41</text:p>
          </table:table-cell>
          <table:table-cell table:style-name="ce7" table:formula="of:=ROUND([.BI96]*2.54;0)" office:value-type="float" office:value="61" calcext:value-type="float">
            <text:p>61</text:p>
          </table:table-cell>
          <table:table-cell table:style-name="ce7" table:formula="of:=IF([.$I96]&lt;[.$H96]; [.$I96]/[.BH96]; [.$H96]/[.BH96])" office:value-type="float" office:value="145.8125" calcext:value-type="float">
            <text:p>146</text:p>
          </table:table-cell>
          <table:table-cell table:style-name="ce7" table:formula="of:=IF([.BL96]&gt;150; 1; 0)" office:value-type="float" office:value="0" calcext:value-type="float">
            <text:p>0</text:p>
          </table:table-cell>
          <table:table-cell table:style-name="ce7" table:formula="of:=IF([.BM96]=1;COM.MICROSOFT.CONCAT([.BH96];&quot; x &quot;;[.BI96];&quot; inches, &quot;;[.BJ96];&quot; x &quot;;[.BK96];&quot; cm&quot;); &quot;&quot;)">
            <text:p/>
          </table:table-cell>
          <table:table-cell table:style-name="ce7" office:value-type="float" office:value="20" calcext:value-type="float">
            <text:p>20</text:p>
          </table:table-cell>
          <table:table-cell table:style-name="ce7" table:formula="of:=ROUND([.BO96]/[.$J96]; 0)" office:value-type="float" office:value="30" calcext:value-type="float">
            <text:p>30</text:p>
          </table:table-cell>
          <table:table-cell table:style-name="ce7" table:formula="of:=ROUND([.BO96]*2.54; 0)" office:value-type="float" office:value="51" calcext:value-type="float">
            <text:p>51</text:p>
          </table:table-cell>
          <table:table-cell table:style-name="ce7" table:formula="of:=ROUND([.BP96]*2.54;0)" office:value-type="float" office:value="76" calcext:value-type="float">
            <text:p>76</text:p>
          </table:table-cell>
          <table:table-cell table:style-name="ce7" table:formula="of:=IF([.$I96]&lt;[.$H96]; [.$I96]/[.BO96]; [.$H96]/[.BO96])" office:value-type="float" office:value="116.65" calcext:value-type="float">
            <text:p>117</text:p>
          </table:table-cell>
          <table:table-cell table:style-name="ce7" table:formula="of:=IF([.BS96]&gt;125; 1; 0)" office:value-type="float" office:value="0" calcext:value-type="float">
            <text:p>0</text:p>
          </table:table-cell>
          <table:table-cell table:style-name="ce7" table:formula="of:=IF([.BT96]=1;COM.MICROSOFT.CONCAT([.BO96];&quot; x &quot;;[.BP96];&quot; inches, &quot;;[.BQ96];&quot; x &quot;;[.BR96];&quot; cm&quot;); &quot;&quot;)">
            <text:p/>
          </table:table-cell>
          <table:table-cell table:style-name="ce7" office:value-type="float" office:value="24" calcext:value-type="float">
            <text:p>24</text:p>
          </table:table-cell>
          <table:table-cell table:style-name="ce7" table:formula="of:=ROUND([.BV96]/[.$J96]; 0)" office:value-type="float" office:value="36" calcext:value-type="float">
            <text:p>36</text:p>
          </table:table-cell>
          <table:table-cell table:style-name="ce7" table:formula="of:=ROUND([.BV96]*2.54; 0)" office:value-type="float" office:value="61" calcext:value-type="float">
            <text:p>61</text:p>
          </table:table-cell>
          <table:table-cell table:style-name="ce7" table:formula="of:=ROUND([.BW96]*2.54;0)" office:value-type="float" office:value="91" calcext:value-type="float">
            <text:p>91</text:p>
          </table:table-cell>
          <table:table-cell table:style-name="ce7" table:formula="of:=IF([.$I96]&lt;[.$H96]; [.$I96]/[.BV96]; [.$H96]/[.BV96])" office:value-type="float" office:value="97.2083333333333" calcext:value-type="float">
            <text:p>97</text:p>
          </table:table-cell>
          <table:table-cell table:style-name="ce7" table:formula="of:=IF([.BZ96]&gt;110; 1; 0)" office:value-type="float" office:value="0" calcext:value-type="float">
            <text:p>0</text:p>
          </table:table-cell>
          <table:table-cell table:style-name="ce7" table:formula="of:=IF([.CA96]=1;COM.MICROSOFT.CONCAT([.BV96];&quot; x &quot;;[.BW96];&quot; inches, &quot;;[.BX96];&quot; x &quot;;[.BY96];&quot; cm&quot;); &quot;&quot;)">
            <text:p/>
          </table:table-cell>
          <table:table-cell table:number-columns-repeated="2"/>
        </table:table-row>
        <table:table-row table:style-name="ro2">
          <table:table-cell office:value-type="float" office:value="96" calcext:value-type="float">
            <text:p>96</text:p>
          </table:table-cell>
          <table:table-cell table:formula="of:=COM.MICROSOFT.CONCAT(&quot;PrintGalleryImage-&quot;;[.A97];&quot;.jpg&quot;)" office:value-type="string" office:string-value="PrintGalleryImage-96.jpg" calcext:value-type="string">
            <text:p>PrintGalleryImage-96.jpg</text:p>
          </table:table-cell>
          <table:table-cell table:style-name="Default" office:value-type="string" calcext:value-type="string">
            <text:p>Queueing Impalas</text:p>
          </table:table-cell>
          <table:table-cell table:style-name="Default" office:value-type="string" calcext:value-type="string">
            <text:p>I am not sure whether this has huge artistic merit but it certainly does have comedic value. I just wonder what this impala is chewing on.</text:p>
          </table:table-cell>
          <table:table-cell table:style-name="Default" office:value-type="string" calcext:value-type="string">
            <text:p>Adrian, Adrian O Brien, Adrian O' Brien, Adrian O'Brien, Animals, Brien, Kruger, National, O' Brien, O'Brien, OBrien, Park, South Africa, Wildlife chasing, chasing, chasing wildlife, chasingwildlife, mammal, nature, wildlifechasing</text:p>
          </table:table-cell>
          <table:table-cell table:style-name="ce12" office:value-type="string" calcext:value-type="string">
            <text:p>17/11/2018 08:19:41</text:p>
          </table:table-cell>
          <table:table-cell table:style-name="Default" office:value-type="string" calcext:value-type="string">
            <text:p>6016 x 4011</text:p>
          </table:table-cell>
          <table:table-cell table:formula="of:=LEFT([.G97];4)" office:value-type="string" office:string-value="6016" calcext:value-type="string">
            <text:p>6016</text:p>
          </table:table-cell>
          <table:table-cell table:formula="of:=RIGHT([.G97];4)" office:value-type="string" office:string-value="4011" calcext:value-type="string">
            <text:p>4011</text:p>
          </table:table-cell>
          <table:table-cell table:style-name="ce6" table:formula="of:=IF([.I97]/[.H97]&gt;1;[.H97]/[.I97];[.I97]/[.H97])" office:value-type="float" office:value="0.666722074468085" calcext:value-type="float">
            <text:p>0.667</text:p>
          </table:table-cell>
          <table:table-cell table:style-name="ce7" office:value-type="float" office:value="8" calcext:value-type="float">
            <text:p>8</text:p>
          </table:table-cell>
          <table:table-cell table:style-name="ce7" table:formula="of:=ROUND([.K97]/[.$J97]; 0)" office:value-type="float" office:value="12" calcext:value-type="float">
            <text:p>12</text:p>
          </table:table-cell>
          <table:table-cell table:style-name="ce7" table:formula="of:=ROUND([.K97]*2.54; 0)" office:value-type="float" office:value="20" calcext:value-type="float">
            <text:p>20</text:p>
          </table:table-cell>
          <table:table-cell table:style-name="ce7" table:formula="of:=ROUND([.L97]*2.54;0)" office:value-type="float" office:value="30" calcext:value-type="float">
            <text:p>30</text:p>
          </table:table-cell>
          <table:table-cell table:style-name="ce7" table:formula="of:=IF([.$I97]&lt;[.$H97]; [.$I97]/[.K97]; [.$H97]/[.K97])" office:value-type="float" office:value="501.375" calcext:value-type="float">
            <text:p>501</text:p>
          </table:table-cell>
          <table:table-cell table:style-name="ce7" table:formula="of:=IF([.O97]&gt;250; 1; 0)" office:value-type="float" office:value="1" calcext:value-type="float">
            <text:p>1</text:p>
          </table:table-cell>
          <table:table-cell table:style-name="ce7" table:formula="of:=IF([.P97]=1;COM.MICROSOFT.CONCAT([.K97];&quot; x &quot;;[.L97];&quot; inches, &quot;;[.M97];&quot; x &quot;;[.N9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97]/[.$J97]; 0)" office:value-type="float" office:value="18" calcext:value-type="float">
            <text:p>18</text:p>
          </table:table-cell>
          <table:table-cell table:style-name="ce7" table:formula="of:=ROUND([.R97]*2.54; 0)" office:value-type="float" office:value="30" calcext:value-type="float">
            <text:p>30</text:p>
          </table:table-cell>
          <table:table-cell table:style-name="ce7" table:formula="of:=ROUND([.S97]*2.54;0)" office:value-type="float" office:value="46" calcext:value-type="float">
            <text:p>46</text:p>
          </table:table-cell>
          <table:table-cell table:style-name="ce7" table:formula="of:=IF([.$I97]&lt;[.$H97]; [.$I97]/[.R97]; [.$H97]/[.R97])" office:value-type="float" office:value="334.25" calcext:value-type="float">
            <text:p>334</text:p>
          </table:table-cell>
          <table:table-cell table:style-name="ce7" table:formula="of:=IF([.V97]&gt;150; 1; 0)" office:value-type="float" office:value="1" calcext:value-type="float">
            <text:p>1</text:p>
          </table:table-cell>
          <table:table-cell table:style-name="ce7" table:formula="of:=IF([.W97]=1;COM.MICROSOFT.CONCAT([.R97];&quot; x &quot;;[.S97];&quot; inches, &quot;;[.T97];&quot; x &quot;;[.U9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97]/[.$J97]; 0)" office:value-type="float" office:value="24" calcext:value-type="float">
            <text:p>24</text:p>
          </table:table-cell>
          <table:table-cell table:style-name="ce7" table:formula="of:=ROUND([.Y97]*2.54; 0)" office:value-type="float" office:value="41" calcext:value-type="float">
            <text:p>41</text:p>
          </table:table-cell>
          <table:table-cell table:style-name="ce7" table:formula="of:=ROUND([.Z97]*2.54;0)" office:value-type="float" office:value="61" calcext:value-type="float">
            <text:p>61</text:p>
          </table:table-cell>
          <table:table-cell table:style-name="ce7" table:formula="of:=IF([.$I97]&lt;[.$H97]; [.$I97]/[.Y97]; [.$H97]/[.Y97])" office:value-type="float" office:value="250.6875" calcext:value-type="float">
            <text:p>251</text:p>
          </table:table-cell>
          <table:table-cell table:style-name="ce7" table:formula="of:=IF([.AC97]&gt;120; 1; 0)" office:value-type="float" office:value="1" calcext:value-type="float">
            <text:p>1</text:p>
          </table:table-cell>
          <table:table-cell table:style-name="ce7" table:formula="of:=IF([.AD97]=1;COM.MICROSOFT.CONCAT([.Y97];&quot; x &quot;;[.Z97];&quot; inches, &quot;;[.AA97];&quot; x &quot;;[.AB9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97]/[.$J97]; 0)" office:value-type="float" office:value="30" calcext:value-type="float">
            <text:p>30</text:p>
          </table:table-cell>
          <table:table-cell table:style-name="ce7" table:formula="of:=ROUND([.AF97]*2.54; 0)" office:value-type="float" office:value="51" calcext:value-type="float">
            <text:p>51</text:p>
          </table:table-cell>
          <table:table-cell table:style-name="ce7" table:formula="of:=ROUND([.AG97]*2.54;0)" office:value-type="float" office:value="76" calcext:value-type="float">
            <text:p>76</text:p>
          </table:table-cell>
          <table:table-cell table:style-name="ce7" table:formula="of:=IF([.$I97]&lt;[.$H97]; [.$I97]/[.AF97]; [.$H97]/[.AF97])" office:value-type="float" office:value="200.55" calcext:value-type="float">
            <text:p>201</text:p>
          </table:table-cell>
          <table:table-cell table:style-name="ce7" table:formula="of:=IF([.AJ97]&gt;100; 1; 0)" office:value-type="float" office:value="1" calcext:value-type="float">
            <text:p>1</text:p>
          </table:table-cell>
          <table:table-cell table:style-name="ce7" table:formula="of:=IF([.AK97]=1;COM.MICROSOFT.CONCAT([.AF97];&quot; x &quot;;[.AG97];&quot; inches, &quot;;[.AH97];&quot; x &quot;;[.AI9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97]/[.$J97]; 0)" office:value-type="float" office:value="36" calcext:value-type="float">
            <text:p>36</text:p>
          </table:table-cell>
          <table:table-cell table:style-name="ce7" table:formula="of:=ROUND([.AM97]*2.54; 0)" office:value-type="float" office:value="61" calcext:value-type="float">
            <text:p>61</text:p>
          </table:table-cell>
          <table:table-cell table:style-name="ce7" table:formula="of:=ROUND([.AN97]*2.54;0)" office:value-type="float" office:value="91" calcext:value-type="float">
            <text:p>91</text:p>
          </table:table-cell>
          <table:table-cell table:style-name="ce7" table:formula="of:=IF([.$I97]&lt;[.$H97]; [.$I97]/[.AM97]; [.$H97]/[.AM97])" office:value-type="float" office:value="167.125" calcext:value-type="float">
            <text:p>167</text:p>
          </table:table-cell>
          <table:table-cell table:style-name="ce7" table:formula="of:=IF([.AQ97]&gt;90; 1; 0)" office:value-type="float" office:value="1" calcext:value-type="float">
            <text:p>1</text:p>
          </table:table-cell>
          <table:table-cell table:style-name="ce7" table:formula="of:=IF([.AR97]=1;COM.MICROSOFT.CONCAT([.AM97];&quot; x &quot;;[.AN97];&quot; inches, &quot;;[.AO97];&quot; x &quot;;[.AP97];&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97]/[.$J97]; 0)" office:value-type="float" office:value="12" calcext:value-type="float">
            <text:p>12</text:p>
          </table:table-cell>
          <table:table-cell table:style-name="ce7" table:formula="of:=ROUND([.AT97]*2.54; 0)" office:value-type="float" office:value="20" calcext:value-type="float">
            <text:p>20</text:p>
          </table:table-cell>
          <table:table-cell table:style-name="ce7" table:formula="of:=ROUND([.AU97]*2.54;0)" office:value-type="float" office:value="30" calcext:value-type="float">
            <text:p>30</text:p>
          </table:table-cell>
          <table:table-cell table:style-name="ce7" table:formula="of:=IF([.$I97]&lt;[.$H97]; [.$I97]/[.AT97]; [.$H97]/[.AT97])" office:value-type="float" office:value="501.375" calcext:value-type="float">
            <text:p>501</text:p>
          </table:table-cell>
          <table:table-cell table:style-name="ce7" table:formula="of:=IF([.AX97]&gt;280; 1; 0)" office:value-type="float" office:value="1" calcext:value-type="float">
            <text:p>1</text:p>
          </table:table-cell>
          <table:table-cell table:style-name="ce7" table:formula="of:=IF([.AY97]=1;COM.MICROSOFT.CONCAT([.AT97];&quot; x &quot;;[.AU97];&quot; inches, &quot;;[.AV97];&quot; x &quot;;[.AW9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97]/[.$J97]; 0)" office:value-type="float" office:value="18" calcext:value-type="float">
            <text:p>18</text:p>
          </table:table-cell>
          <table:table-cell table:style-name="ce7" table:formula="of:=ROUND([.BA97]*2.54; 0)" office:value-type="float" office:value="30" calcext:value-type="float">
            <text:p>30</text:p>
          </table:table-cell>
          <table:table-cell table:style-name="ce7" table:formula="of:=ROUND([.BB97]*2.54;0)" office:value-type="float" office:value="46" calcext:value-type="float">
            <text:p>46</text:p>
          </table:table-cell>
          <table:table-cell table:style-name="ce7" table:formula="of:=IF([.$I97]&lt;[.$H97]; [.$I97]/[.BA97]; [.$H97]/[.BA97])" office:value-type="float" office:value="334.25" calcext:value-type="float">
            <text:p>334</text:p>
          </table:table-cell>
          <table:table-cell table:style-name="ce7" table:formula="of:=IF([.BE97]&gt;180; 1; 0)" office:value-type="float" office:value="1" calcext:value-type="float">
            <text:p>1</text:p>
          </table:table-cell>
          <table:table-cell table:style-name="ce7" table:formula="of:=IF([.BF97]=1;COM.MICROSOFT.CONCAT([.BA97];&quot; x &quot;;[.BB97];&quot; inches, &quot;;[.BC97];&quot; x &quot;;[.BD9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97]/[.$J97]; 0)" office:value-type="float" office:value="24" calcext:value-type="float">
            <text:p>24</text:p>
          </table:table-cell>
          <table:table-cell table:style-name="ce7" table:formula="of:=ROUND([.BH97]*2.54; 0)" office:value-type="float" office:value="41" calcext:value-type="float">
            <text:p>41</text:p>
          </table:table-cell>
          <table:table-cell table:style-name="ce7" table:formula="of:=ROUND([.BI97]*2.54;0)" office:value-type="float" office:value="61" calcext:value-type="float">
            <text:p>61</text:p>
          </table:table-cell>
          <table:table-cell table:style-name="ce7" table:formula="of:=IF([.$I97]&lt;[.$H97]; [.$I97]/[.BH97]; [.$H97]/[.BH97])" office:value-type="float" office:value="250.6875" calcext:value-type="float">
            <text:p>251</text:p>
          </table:table-cell>
          <table:table-cell table:style-name="ce7" table:formula="of:=IF([.BL97]&gt;150; 1; 0)" office:value-type="float" office:value="1" calcext:value-type="float">
            <text:p>1</text:p>
          </table:table-cell>
          <table:table-cell table:style-name="ce7" table:formula="of:=IF([.BM97]=1;COM.MICROSOFT.CONCAT([.BH97];&quot; x &quot;;[.BI97];&quot; inches, &quot;;[.BJ97];&quot; x &quot;;[.BK9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97]/[.$J97]; 0)" office:value-type="float" office:value="30" calcext:value-type="float">
            <text:p>30</text:p>
          </table:table-cell>
          <table:table-cell table:style-name="ce7" table:formula="of:=ROUND([.BO97]*2.54; 0)" office:value-type="float" office:value="51" calcext:value-type="float">
            <text:p>51</text:p>
          </table:table-cell>
          <table:table-cell table:style-name="ce7" table:formula="of:=ROUND([.BP97]*2.54;0)" office:value-type="float" office:value="76" calcext:value-type="float">
            <text:p>76</text:p>
          </table:table-cell>
          <table:table-cell table:style-name="ce7" table:formula="of:=IF([.$I97]&lt;[.$H97]; [.$I97]/[.BO97]; [.$H97]/[.BO97])" office:value-type="float" office:value="200.55" calcext:value-type="float">
            <text:p>201</text:p>
          </table:table-cell>
          <table:table-cell table:style-name="ce7" table:formula="of:=IF([.BS97]&gt;125; 1; 0)" office:value-type="float" office:value="1" calcext:value-type="float">
            <text:p>1</text:p>
          </table:table-cell>
          <table:table-cell table:style-name="ce7" table:formula="of:=IF([.BT97]=1;COM.MICROSOFT.CONCAT([.BO97];&quot; x &quot;;[.BP97];&quot; inches, &quot;;[.BQ97];&quot; x &quot;;[.BR9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97]/[.$J97]; 0)" office:value-type="float" office:value="36" calcext:value-type="float">
            <text:p>36</text:p>
          </table:table-cell>
          <table:table-cell table:style-name="ce7" table:formula="of:=ROUND([.BV97]*2.54; 0)" office:value-type="float" office:value="61" calcext:value-type="float">
            <text:p>61</text:p>
          </table:table-cell>
          <table:table-cell table:style-name="ce7" table:formula="of:=ROUND([.BW97]*2.54;0)" office:value-type="float" office:value="91" calcext:value-type="float">
            <text:p>91</text:p>
          </table:table-cell>
          <table:table-cell table:style-name="ce7" table:formula="of:=IF([.$I97]&lt;[.$H97]; [.$I97]/[.BV97]; [.$H97]/[.BV97])" office:value-type="float" office:value="167.125" calcext:value-type="float">
            <text:p>167</text:p>
          </table:table-cell>
          <table:table-cell table:style-name="ce7" table:formula="of:=IF([.BZ97]&gt;110; 1; 0)" office:value-type="float" office:value="1" calcext:value-type="float">
            <text:p>1</text:p>
          </table:table-cell>
          <table:table-cell table:style-name="ce7" table:formula="of:=IF([.CA97]=1;COM.MICROSOFT.CONCAT([.BV97];&quot; x &quot;;[.BW97];&quot; inches, &quot;;[.BX97];&quot; x &quot;;[.BY97];&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97" calcext:value-type="float">
            <text:p>97</text:p>
          </table:table-cell>
          <table:table-cell table:formula="of:=COM.MICROSOFT.CONCAT(&quot;PrintGalleryImage-&quot;;[.A98];&quot;.jpg&quot;)" office:value-type="string" office:string-value="PrintGalleryImage-97.jpg" calcext:value-type="string">
            <text:p>PrintGalleryImage-97.jpg</text:p>
          </table:table-cell>
          <table:table-cell table:style-name="Default" office:value-type="string" calcext:value-type="string">
            <text:p>Alert Steenbok</text:p>
          </table:table-cell>
          <table:table-cell table:style-name="Default" office:value-type="string" calcext:value-type="string">
            <text:p>The steenbok is one of the most common antelope in Kruger national park, but that doesn't mean that getting a good portrait is easy. They are quite skittish and run off with the least provocation.</text:p>
          </table:table-cell>
          <table:table-cell table:style-name="Default" office:value-type="string" calcext:value-type="string">
            <text:p>Adrian, Adrian O Brien, Adrian O' Brien, Adrian O'Brien, Animals, Brien, Kruger, National, O' Brien, O'Brien, OBrien, Park, South Africa, Wildlife chasing, chasing, chasing wildlife, chasingwildlife, mammal, nature, wildlifechasing</text:p>
          </table:table-cell>
          <table:table-cell table:style-name="ce12" office:value-type="string" calcext:value-type="string">
            <text:p>17/11/2018 08:20:33</text:p>
          </table:table-cell>
          <table:table-cell table:style-name="Default" office:value-type="string" calcext:value-type="string">
            <text:p>5020 x 4016</text:p>
          </table:table-cell>
          <table:table-cell table:formula="of:=LEFT([.G98];4)" office:value-type="string" office:string-value="5020" calcext:value-type="string">
            <text:p>5020</text:p>
          </table:table-cell>
          <table:table-cell table:formula="of:=RIGHT([.G98];4)" office:value-type="string" office:string-value="4016" calcext:value-type="string">
            <text:p>4016</text:p>
          </table:table-cell>
          <table:table-cell table:style-name="ce6" table:formula="of:=IF([.I98]/[.H98]&gt;1;[.H98]/[.I98];[.I98]/[.H98])" office:value-type="float" office:value="0.8" calcext:value-type="float">
            <text:p>0.800</text:p>
          </table:table-cell>
          <table:table-cell table:style-name="ce7" office:value-type="float" office:value="8" calcext:value-type="float">
            <text:p>8</text:p>
          </table:table-cell>
          <table:table-cell table:style-name="ce7" table:formula="of:=ROUND([.K98]/[.$J98]; 0)" office:value-type="float" office:value="10" calcext:value-type="float">
            <text:p>10</text:p>
          </table:table-cell>
          <table:table-cell table:style-name="ce7" table:formula="of:=ROUND([.K98]*2.54; 0)" office:value-type="float" office:value="20" calcext:value-type="float">
            <text:p>20</text:p>
          </table:table-cell>
          <table:table-cell table:style-name="ce7" table:formula="of:=ROUND([.L98]*2.54;0)" office:value-type="float" office:value="25" calcext:value-type="float">
            <text:p>25</text:p>
          </table:table-cell>
          <table:table-cell table:style-name="ce7" table:formula="of:=IF([.$I98]&lt;[.$H98]; [.$I98]/[.K98]; [.$H98]/[.K98])" office:value-type="float" office:value="502" calcext:value-type="float">
            <text:p>502</text:p>
          </table:table-cell>
          <table:table-cell table:style-name="ce7" table:formula="of:=IF([.O98]&gt;250; 1; 0)" office:value-type="float" office:value="1" calcext:value-type="float">
            <text:p>1</text:p>
          </table:table-cell>
          <table:table-cell table:style-name="ce7" table:formula="of:=IF([.P98]=1;COM.MICROSOFT.CONCAT([.K98];&quot; x &quot;;[.L98];&quot; inches, &quot;;[.M98];&quot; x &quot;;[.N98];&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98]/[.$J98]; 0)" office:value-type="float" office:value="15" calcext:value-type="float">
            <text:p>15</text:p>
          </table:table-cell>
          <table:table-cell table:style-name="ce7" table:formula="of:=ROUND([.R98]*2.54; 0)" office:value-type="float" office:value="30" calcext:value-type="float">
            <text:p>30</text:p>
          </table:table-cell>
          <table:table-cell table:style-name="ce7" table:formula="of:=ROUND([.S98]*2.54;0)" office:value-type="float" office:value="38" calcext:value-type="float">
            <text:p>38</text:p>
          </table:table-cell>
          <table:table-cell table:style-name="ce7" table:formula="of:=IF([.$I98]&lt;[.$H98]; [.$I98]/[.R98]; [.$H98]/[.R98])" office:value-type="float" office:value="334.666666666667" calcext:value-type="float">
            <text:p>335</text:p>
          </table:table-cell>
          <table:table-cell table:style-name="ce7" table:formula="of:=IF([.V98]&gt;150; 1; 0)" office:value-type="float" office:value="1" calcext:value-type="float">
            <text:p>1</text:p>
          </table:table-cell>
          <table:table-cell table:style-name="ce7" table:formula="of:=IF([.W98]=1;COM.MICROSOFT.CONCAT([.R98];&quot; x &quot;;[.S98];&quot; inches, &quot;;[.T98];&quot; x &quot;;[.U98];&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98]/[.$J98]; 0)" office:value-type="float" office:value="20" calcext:value-type="float">
            <text:p>20</text:p>
          </table:table-cell>
          <table:table-cell table:style-name="ce7" table:formula="of:=ROUND([.Y98]*2.54; 0)" office:value-type="float" office:value="41" calcext:value-type="float">
            <text:p>41</text:p>
          </table:table-cell>
          <table:table-cell table:style-name="ce7" table:formula="of:=ROUND([.Z98]*2.54;0)" office:value-type="float" office:value="51" calcext:value-type="float">
            <text:p>51</text:p>
          </table:table-cell>
          <table:table-cell table:style-name="ce7" table:formula="of:=IF([.$I98]&lt;[.$H98]; [.$I98]/[.Y98]; [.$H98]/[.Y98])" office:value-type="float" office:value="251" calcext:value-type="float">
            <text:p>251</text:p>
          </table:table-cell>
          <table:table-cell table:style-name="ce7" table:formula="of:=IF([.AC98]&gt;120; 1; 0)" office:value-type="float" office:value="1" calcext:value-type="float">
            <text:p>1</text:p>
          </table:table-cell>
          <table:table-cell table:style-name="ce7" table:formula="of:=IF([.AD98]=1;COM.MICROSOFT.CONCAT([.Y98];&quot; x &quot;;[.Z98];&quot; inches, &quot;;[.AA98];&quot; x &quot;;[.AB98];&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98]/[.$J98]; 0)" office:value-type="float" office:value="25" calcext:value-type="float">
            <text:p>25</text:p>
          </table:table-cell>
          <table:table-cell table:style-name="ce7" table:formula="of:=ROUND([.AF98]*2.54; 0)" office:value-type="float" office:value="51" calcext:value-type="float">
            <text:p>51</text:p>
          </table:table-cell>
          <table:table-cell table:style-name="ce7" table:formula="of:=ROUND([.AG98]*2.54;0)" office:value-type="float" office:value="64" calcext:value-type="float">
            <text:p>64</text:p>
          </table:table-cell>
          <table:table-cell table:style-name="ce7" table:formula="of:=IF([.$I98]&lt;[.$H98]; [.$I98]/[.AF98]; [.$H98]/[.AF98])" office:value-type="float" office:value="200.8" calcext:value-type="float">
            <text:p>201</text:p>
          </table:table-cell>
          <table:table-cell table:style-name="ce7" table:formula="of:=IF([.AJ98]&gt;100; 1; 0)" office:value-type="float" office:value="1" calcext:value-type="float">
            <text:p>1</text:p>
          </table:table-cell>
          <table:table-cell table:style-name="ce7" table:formula="of:=IF([.AK98]=1;COM.MICROSOFT.CONCAT([.AF98];&quot; x &quot;;[.AG98];&quot; inches, &quot;;[.AH98];&quot; x &quot;;[.AI98];&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98]/[.$J98]; 0)" office:value-type="float" office:value="30" calcext:value-type="float">
            <text:p>30</text:p>
          </table:table-cell>
          <table:table-cell table:style-name="ce7" table:formula="of:=ROUND([.AM98]*2.54; 0)" office:value-type="float" office:value="61" calcext:value-type="float">
            <text:p>61</text:p>
          </table:table-cell>
          <table:table-cell table:style-name="ce7" table:formula="of:=ROUND([.AN98]*2.54;0)" office:value-type="float" office:value="76" calcext:value-type="float">
            <text:p>76</text:p>
          </table:table-cell>
          <table:table-cell table:style-name="ce7" table:formula="of:=IF([.$I98]&lt;[.$H98]; [.$I98]/[.AM98]; [.$H98]/[.AM98])" office:value-type="float" office:value="167.333333333333" calcext:value-type="float">
            <text:p>167</text:p>
          </table:table-cell>
          <table:table-cell table:style-name="ce7" table:formula="of:=IF([.AQ98]&gt;90; 1; 0)" office:value-type="float" office:value="1" calcext:value-type="float">
            <text:p>1</text:p>
          </table:table-cell>
          <table:table-cell table:style-name="ce7" table:formula="of:=IF([.AR98]=1;COM.MICROSOFT.CONCAT([.AM98];&quot; x &quot;;[.AN98];&quot; inches, &quot;;[.AO98];&quot; x &quot;;[.AP98];&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98]/[.$J98]; 0)" office:value-type="float" office:value="10" calcext:value-type="float">
            <text:p>10</text:p>
          </table:table-cell>
          <table:table-cell table:style-name="ce7" table:formula="of:=ROUND([.AT98]*2.54; 0)" office:value-type="float" office:value="20" calcext:value-type="float">
            <text:p>20</text:p>
          </table:table-cell>
          <table:table-cell table:style-name="ce7" table:formula="of:=ROUND([.AU98]*2.54;0)" office:value-type="float" office:value="25" calcext:value-type="float">
            <text:p>25</text:p>
          </table:table-cell>
          <table:table-cell table:style-name="ce7" table:formula="of:=IF([.$I98]&lt;[.$H98]; [.$I98]/[.AT98]; [.$H98]/[.AT98])" office:value-type="float" office:value="502" calcext:value-type="float">
            <text:p>502</text:p>
          </table:table-cell>
          <table:table-cell table:style-name="ce7" table:formula="of:=IF([.AX98]&gt;280; 1; 0)" office:value-type="float" office:value="1" calcext:value-type="float">
            <text:p>1</text:p>
          </table:table-cell>
          <table:table-cell table:style-name="ce7" table:formula="of:=IF([.AY98]=1;COM.MICROSOFT.CONCAT([.AT98];&quot; x &quot;;[.AU98];&quot; inches, &quot;;[.AV98];&quot; x &quot;;[.AW98];&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98]/[.$J98]; 0)" office:value-type="float" office:value="15" calcext:value-type="float">
            <text:p>15</text:p>
          </table:table-cell>
          <table:table-cell table:style-name="ce7" table:formula="of:=ROUND([.BA98]*2.54; 0)" office:value-type="float" office:value="30" calcext:value-type="float">
            <text:p>30</text:p>
          </table:table-cell>
          <table:table-cell table:style-name="ce7" table:formula="of:=ROUND([.BB98]*2.54;0)" office:value-type="float" office:value="38" calcext:value-type="float">
            <text:p>38</text:p>
          </table:table-cell>
          <table:table-cell table:style-name="ce7" table:formula="of:=IF([.$I98]&lt;[.$H98]; [.$I98]/[.BA98]; [.$H98]/[.BA98])" office:value-type="float" office:value="334.666666666667" calcext:value-type="float">
            <text:p>335</text:p>
          </table:table-cell>
          <table:table-cell table:style-name="ce7" table:formula="of:=IF([.BE98]&gt;180; 1; 0)" office:value-type="float" office:value="1" calcext:value-type="float">
            <text:p>1</text:p>
          </table:table-cell>
          <table:table-cell table:style-name="ce7" table:formula="of:=IF([.BF98]=1;COM.MICROSOFT.CONCAT([.BA98];&quot; x &quot;;[.BB98];&quot; inches, &quot;;[.BC98];&quot; x &quot;;[.BD98];&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98]/[.$J98]; 0)" office:value-type="float" office:value="20" calcext:value-type="float">
            <text:p>20</text:p>
          </table:table-cell>
          <table:table-cell table:style-name="ce7" table:formula="of:=ROUND([.BH98]*2.54; 0)" office:value-type="float" office:value="41" calcext:value-type="float">
            <text:p>41</text:p>
          </table:table-cell>
          <table:table-cell table:style-name="ce7" table:formula="of:=ROUND([.BI98]*2.54;0)" office:value-type="float" office:value="51" calcext:value-type="float">
            <text:p>51</text:p>
          </table:table-cell>
          <table:table-cell table:style-name="ce7" table:formula="of:=IF([.$I98]&lt;[.$H98]; [.$I98]/[.BH98]; [.$H98]/[.BH98])" office:value-type="float" office:value="251" calcext:value-type="float">
            <text:p>251</text:p>
          </table:table-cell>
          <table:table-cell table:style-name="ce7" table:formula="of:=IF([.BL98]&gt;150; 1; 0)" office:value-type="float" office:value="1" calcext:value-type="float">
            <text:p>1</text:p>
          </table:table-cell>
          <table:table-cell table:style-name="ce7" table:formula="of:=IF([.BM98]=1;COM.MICROSOFT.CONCAT([.BH98];&quot; x &quot;;[.BI98];&quot; inches, &quot;;[.BJ98];&quot; x &quot;;[.BK98];&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98]/[.$J98]; 0)" office:value-type="float" office:value="25" calcext:value-type="float">
            <text:p>25</text:p>
          </table:table-cell>
          <table:table-cell table:style-name="ce7" table:formula="of:=ROUND([.BO98]*2.54; 0)" office:value-type="float" office:value="51" calcext:value-type="float">
            <text:p>51</text:p>
          </table:table-cell>
          <table:table-cell table:style-name="ce7" table:formula="of:=ROUND([.BP98]*2.54;0)" office:value-type="float" office:value="64" calcext:value-type="float">
            <text:p>64</text:p>
          </table:table-cell>
          <table:table-cell table:style-name="ce7" table:formula="of:=IF([.$I98]&lt;[.$H98]; [.$I98]/[.BO98]; [.$H98]/[.BO98])" office:value-type="float" office:value="200.8" calcext:value-type="float">
            <text:p>201</text:p>
          </table:table-cell>
          <table:table-cell table:style-name="ce7" table:formula="of:=IF([.BS98]&gt;125; 1; 0)" office:value-type="float" office:value="1" calcext:value-type="float">
            <text:p>1</text:p>
          </table:table-cell>
          <table:table-cell table:style-name="ce7" table:formula="of:=IF([.BT98]=1;COM.MICROSOFT.CONCAT([.BO98];&quot; x &quot;;[.BP98];&quot; inches, &quot;;[.BQ98];&quot; x &quot;;[.BR98];&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98]/[.$J98]; 0)" office:value-type="float" office:value="30" calcext:value-type="float">
            <text:p>30</text:p>
          </table:table-cell>
          <table:table-cell table:style-name="ce7" table:formula="of:=ROUND([.BV98]*2.54; 0)" office:value-type="float" office:value="61" calcext:value-type="float">
            <text:p>61</text:p>
          </table:table-cell>
          <table:table-cell table:style-name="ce7" table:formula="of:=ROUND([.BW98]*2.54;0)" office:value-type="float" office:value="76" calcext:value-type="float">
            <text:p>76</text:p>
          </table:table-cell>
          <table:table-cell table:style-name="ce7" table:formula="of:=IF([.$I98]&lt;[.$H98]; [.$I98]/[.BV98]; [.$H98]/[.BV98])" office:value-type="float" office:value="167.333333333333" calcext:value-type="float">
            <text:p>167</text:p>
          </table:table-cell>
          <table:table-cell table:style-name="ce7" table:formula="of:=IF([.BZ98]&gt;110; 1; 0)" office:value-type="float" office:value="1" calcext:value-type="float">
            <text:p>1</text:p>
          </table:table-cell>
          <table:table-cell table:style-name="ce7" table:formula="of:=IF([.CA98]=1;COM.MICROSOFT.CONCAT([.BV98];&quot; x &quot;;[.BW98];&quot; inches, &quot;;[.BX98];&quot; x &quot;;[.BY98];&quot; cm&quot;); &quot;&quot;)" office:value-type="string" office:string-value="24 x 30 inches, 61 x 76 cm" calcext:value-type="string">
            <text:p>24 x 30 inches, 61 x 76 cm</text:p>
          </table:table-cell>
          <table:table-cell table:number-columns-repeated="2"/>
        </table:table-row>
        <table:table-row table:style-name="ro2">
          <table:table-cell office:value-type="float" office:value="98" calcext:value-type="float">
            <text:p>98</text:p>
          </table:table-cell>
          <table:table-cell table:formula="of:=COM.MICROSOFT.CONCAT(&quot;PrintGalleryImage-&quot;;[.A99];&quot;.jpg&quot;)" office:value-type="string" office:string-value="PrintGalleryImage-98.jpg" calcext:value-type="string">
            <text:p>PrintGalleryImage-98.jpg</text:p>
          </table:table-cell>
          <table:table-cell table:style-name="Default" office:value-type="string" calcext:value-type="string">
            <text:p>Perched White Crested Helmet Shrike</text:p>
          </table:table-cell>
          <table:table-cell table:style-name="Default" office:value-type="string" calcext:value-type="string">
            <text:p>While it is easy to photograph the larger animals in Kruger National Park, the smaller ones are rather difficult to get up close to given the lack of permission to leave vehicles in parks. However given the protection the park receives, there is abundance of all creatures and so just a bit of patience works wonders. Smaller creatures will come close to you eventually.</text:p>
          </table:table-cell>
          <table:table-cell table:style-name="Default" office:value-type="string" calcext:value-type="string">
            <text:p>Adrian, Adrian O Brien, Adrian O' Brien, Adrian O'Brien, Animals, Bird, Birds, Brien, Kruger, National, O' Brien, O'Brien, OBrien, Park, South Africa, Wildlife chasing, chasing, chasing wildlife, chasingwildlife, nature, wildlifechasing</text:p>
          </table:table-cell>
          <table:table-cell table:style-name="ce12" office:value-type="string" calcext:value-type="string">
            <text:p>19/11/2018 11:20:12</text:p>
          </table:table-cell>
          <table:table-cell table:style-name="Default" office:value-type="string" calcext:value-type="string">
            <text:p>2855 x 1904</text:p>
          </table:table-cell>
          <table:table-cell table:formula="of:=LEFT([.G99];4)" office:value-type="string" office:string-value="2855" calcext:value-type="string">
            <text:p>2855</text:p>
          </table:table-cell>
          <table:table-cell table:formula="of:=RIGHT([.G99];4)" office:value-type="string" office:string-value="1904" calcext:value-type="string">
            <text:p>1904</text:p>
          </table:table-cell>
          <table:table-cell table:style-name="ce6" table:formula="of:=IF([.I99]/[.H99]&gt;1;[.H99]/[.I99];[.I99]/[.H99])" office:value-type="float" office:value="0.666900175131348" calcext:value-type="float">
            <text:p>0.667</text:p>
          </table:table-cell>
          <table:table-cell table:style-name="ce7" office:value-type="float" office:value="8" calcext:value-type="float">
            <text:p>8</text:p>
          </table:table-cell>
          <table:table-cell table:style-name="ce7" table:formula="of:=ROUND([.K99]/[.$J99]; 0)" office:value-type="float" office:value="12" calcext:value-type="float">
            <text:p>12</text:p>
          </table:table-cell>
          <table:table-cell table:style-name="ce7" table:formula="of:=ROUND([.K99]*2.54; 0)" office:value-type="float" office:value="20" calcext:value-type="float">
            <text:p>20</text:p>
          </table:table-cell>
          <table:table-cell table:style-name="ce7" table:formula="of:=ROUND([.L99]*2.54;0)" office:value-type="float" office:value="30" calcext:value-type="float">
            <text:p>30</text:p>
          </table:table-cell>
          <table:table-cell table:style-name="ce7" table:formula="of:=IF([.$I99]&lt;[.$H99]; [.$I99]/[.K99]; [.$H99]/[.K99])" office:value-type="float" office:value="238" calcext:value-type="float">
            <text:p>238</text:p>
          </table:table-cell>
          <table:table-cell table:style-name="ce7" table:formula="of:=IF([.O99]&gt;250; 1; 0)" office:value-type="float" office:value="0" calcext:value-type="float">
            <text:p>0</text:p>
          </table:table-cell>
          <table:table-cell table:style-name="ce7" table:formula="of:=IF([.P99]=1;COM.MICROSOFT.CONCAT([.K99];&quot; x &quot;;[.L99];&quot; inches, &quot;;[.M99];&quot; x &quot;;[.N99];&quot; cm&quot;); &quot;&quot;)">
            <text:p/>
          </table:table-cell>
          <table:table-cell table:style-name="ce7" office:value-type="float" office:value="12" calcext:value-type="float">
            <text:p>12</text:p>
          </table:table-cell>
          <table:table-cell table:style-name="ce7" table:formula="of:=ROUND([.R99]/[.$J99]; 0)" office:value-type="float" office:value="18" calcext:value-type="float">
            <text:p>18</text:p>
          </table:table-cell>
          <table:table-cell table:style-name="ce7" table:formula="of:=ROUND([.R99]*2.54; 0)" office:value-type="float" office:value="30" calcext:value-type="float">
            <text:p>30</text:p>
          </table:table-cell>
          <table:table-cell table:style-name="ce7" table:formula="of:=ROUND([.S99]*2.54;0)" office:value-type="float" office:value="46" calcext:value-type="float">
            <text:p>46</text:p>
          </table:table-cell>
          <table:table-cell table:style-name="ce7" table:formula="of:=IF([.$I99]&lt;[.$H99]; [.$I99]/[.R99]; [.$H99]/[.R99])" office:value-type="float" office:value="158.666666666667" calcext:value-type="float">
            <text:p>159</text:p>
          </table:table-cell>
          <table:table-cell table:style-name="ce7" table:formula="of:=IF([.V99]&gt;150; 1; 0)" office:value-type="float" office:value="1" calcext:value-type="float">
            <text:p>1</text:p>
          </table:table-cell>
          <table:table-cell table:style-name="ce7" table:formula="of:=IF([.W99]=1;COM.MICROSOFT.CONCAT([.R99];&quot; x &quot;;[.S99];&quot; inches, &quot;;[.T99];&quot; x &quot;;[.U9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99]/[.$J99]; 0)" office:value-type="float" office:value="24" calcext:value-type="float">
            <text:p>24</text:p>
          </table:table-cell>
          <table:table-cell table:style-name="ce7" table:formula="of:=ROUND([.Y99]*2.54; 0)" office:value-type="float" office:value="41" calcext:value-type="float">
            <text:p>41</text:p>
          </table:table-cell>
          <table:table-cell table:style-name="ce7" table:formula="of:=ROUND([.Z99]*2.54;0)" office:value-type="float" office:value="61" calcext:value-type="float">
            <text:p>61</text:p>
          </table:table-cell>
          <table:table-cell table:style-name="ce7" table:formula="of:=IF([.$I99]&lt;[.$H99]; [.$I99]/[.Y99]; [.$H99]/[.Y99])" office:value-type="float" office:value="119" calcext:value-type="float">
            <text:p>119</text:p>
          </table:table-cell>
          <table:table-cell table:style-name="ce7" table:formula="of:=IF([.AC99]&gt;120; 1; 0)" office:value-type="float" office:value="0" calcext:value-type="float">
            <text:p>0</text:p>
          </table:table-cell>
          <table:table-cell table:style-name="ce7" table:formula="of:=IF([.AD99]=1;COM.MICROSOFT.CONCAT([.Y99];&quot; x &quot;;[.Z99];&quot; inches, &quot;;[.AA99];&quot; x &quot;;[.AB99];&quot; cm&quot;); &quot;&quot;)">
            <text:p/>
          </table:table-cell>
          <table:table-cell table:style-name="ce7" office:value-type="float" office:value="20" calcext:value-type="float">
            <text:p>20</text:p>
          </table:table-cell>
          <table:table-cell table:style-name="ce7" table:formula="of:=ROUND([.AF99]/[.$J99]; 0)" office:value-type="float" office:value="30" calcext:value-type="float">
            <text:p>30</text:p>
          </table:table-cell>
          <table:table-cell table:style-name="ce7" table:formula="of:=ROUND([.AF99]*2.54; 0)" office:value-type="float" office:value="51" calcext:value-type="float">
            <text:p>51</text:p>
          </table:table-cell>
          <table:table-cell table:style-name="ce7" table:formula="of:=ROUND([.AG99]*2.54;0)" office:value-type="float" office:value="76" calcext:value-type="float">
            <text:p>76</text:p>
          </table:table-cell>
          <table:table-cell table:style-name="ce7" table:formula="of:=IF([.$I99]&lt;[.$H99]; [.$I99]/[.AF99]; [.$H99]/[.AF99])" office:value-type="float" office:value="95.2" calcext:value-type="float">
            <text:p>95</text:p>
          </table:table-cell>
          <table:table-cell table:style-name="ce7" table:formula="of:=IF([.AJ99]&gt;100; 1; 0)" office:value-type="float" office:value="0" calcext:value-type="float">
            <text:p>0</text:p>
          </table:table-cell>
          <table:table-cell table:style-name="ce7" table:formula="of:=IF([.AK99]=1;COM.MICROSOFT.CONCAT([.AF99];&quot; x &quot;;[.AG99];&quot; inches, &quot;;[.AH99];&quot; x &quot;;[.AI99];&quot; cm&quot;); &quot;&quot;)">
            <text:p/>
          </table:table-cell>
          <table:table-cell table:style-name="ce7" office:value-type="float" office:value="24" calcext:value-type="float">
            <text:p>24</text:p>
          </table:table-cell>
          <table:table-cell table:style-name="ce7" table:formula="of:=ROUND([.AM99]/[.$J99]; 0)" office:value-type="float" office:value="36" calcext:value-type="float">
            <text:p>36</text:p>
          </table:table-cell>
          <table:table-cell table:style-name="ce7" table:formula="of:=ROUND([.AM99]*2.54; 0)" office:value-type="float" office:value="61" calcext:value-type="float">
            <text:p>61</text:p>
          </table:table-cell>
          <table:table-cell table:style-name="ce7" table:formula="of:=ROUND([.AN99]*2.54;0)" office:value-type="float" office:value="91" calcext:value-type="float">
            <text:p>91</text:p>
          </table:table-cell>
          <table:table-cell table:style-name="ce7" table:formula="of:=IF([.$I99]&lt;[.$H99]; [.$I99]/[.AM99]; [.$H99]/[.AM99])" office:value-type="float" office:value="79.3333333333333" calcext:value-type="float">
            <text:p>79</text:p>
          </table:table-cell>
          <table:table-cell table:style-name="ce7" table:formula="of:=IF([.AQ99]&gt;90; 1; 0)" office:value-type="float" office:value="0" calcext:value-type="float">
            <text:p>0</text:p>
          </table:table-cell>
          <table:table-cell table:style-name="ce7" table:formula="of:=IF([.AR99]=1;COM.MICROSOFT.CONCAT([.AM99];&quot; x &quot;;[.AN99];&quot; inches, &quot;;[.AO99];&quot; x &quot;;[.AP99];&quot; cm&quot;); &quot;&quot;)">
            <text:p/>
          </table:table-cell>
          <table:table-cell table:style-name="ce7" office:value-type="float" office:value="8" calcext:value-type="float">
            <text:p>8</text:p>
          </table:table-cell>
          <table:table-cell table:style-name="ce7" table:formula="of:=ROUND([.AT99]/[.$J99]; 0)" office:value-type="float" office:value="12" calcext:value-type="float">
            <text:p>12</text:p>
          </table:table-cell>
          <table:table-cell table:style-name="ce7" table:formula="of:=ROUND([.AT99]*2.54; 0)" office:value-type="float" office:value="20" calcext:value-type="float">
            <text:p>20</text:p>
          </table:table-cell>
          <table:table-cell table:style-name="ce7" table:formula="of:=ROUND([.AU99]*2.54;0)" office:value-type="float" office:value="30" calcext:value-type="float">
            <text:p>30</text:p>
          </table:table-cell>
          <table:table-cell table:style-name="ce7" table:formula="of:=IF([.$I99]&lt;[.$H99]; [.$I99]/[.AT99]; [.$H99]/[.AT99])" office:value-type="float" office:value="238" calcext:value-type="float">
            <text:p>238</text:p>
          </table:table-cell>
          <table:table-cell table:style-name="ce7" table:formula="of:=IF([.AX99]&gt;280; 1; 0)" office:value-type="float" office:value="0" calcext:value-type="float">
            <text:p>0</text:p>
          </table:table-cell>
          <table:table-cell table:style-name="ce7" table:formula="of:=IF([.AY99]=1;COM.MICROSOFT.CONCAT([.AT99];&quot; x &quot;;[.AU99];&quot; inches, &quot;;[.AV99];&quot; x &quot;;[.AW99];&quot; cm&quot;); &quot;&quot;)">
            <text:p/>
          </table:table-cell>
          <table:table-cell table:style-name="ce7" office:value-type="float" office:value="12" calcext:value-type="float">
            <text:p>12</text:p>
          </table:table-cell>
          <table:table-cell table:style-name="ce7" table:formula="of:=ROUND([.BA99]/[.$J99]; 0)" office:value-type="float" office:value="18" calcext:value-type="float">
            <text:p>18</text:p>
          </table:table-cell>
          <table:table-cell table:style-name="ce7" table:formula="of:=ROUND([.BA99]*2.54; 0)" office:value-type="float" office:value="30" calcext:value-type="float">
            <text:p>30</text:p>
          </table:table-cell>
          <table:table-cell table:style-name="ce7" table:formula="of:=ROUND([.BB99]*2.54;0)" office:value-type="float" office:value="46" calcext:value-type="float">
            <text:p>46</text:p>
          </table:table-cell>
          <table:table-cell table:style-name="ce7" table:formula="of:=IF([.$I99]&lt;[.$H99]; [.$I99]/[.BA99]; [.$H99]/[.BA99])" office:value-type="float" office:value="158.666666666667" calcext:value-type="float">
            <text:p>159</text:p>
          </table:table-cell>
          <table:table-cell table:style-name="ce7" table:formula="of:=IF([.BE99]&gt;180; 1; 0)" office:value-type="float" office:value="0" calcext:value-type="float">
            <text:p>0</text:p>
          </table:table-cell>
          <table:table-cell table:style-name="ce7" table:formula="of:=IF([.BF99]=1;COM.MICROSOFT.CONCAT([.BA99];&quot; x &quot;;[.BB99];&quot; inches, &quot;;[.BC99];&quot; x &quot;;[.BD99];&quot; cm&quot;); &quot;&quot;)">
            <text:p/>
          </table:table-cell>
          <table:table-cell table:style-name="ce7" office:value-type="float" office:value="16" calcext:value-type="float">
            <text:p>16</text:p>
          </table:table-cell>
          <table:table-cell table:style-name="ce7" table:formula="of:=ROUND([.BH99]/[.$J99]; 0)" office:value-type="float" office:value="24" calcext:value-type="float">
            <text:p>24</text:p>
          </table:table-cell>
          <table:table-cell table:style-name="ce7" table:formula="of:=ROUND([.BH99]*2.54; 0)" office:value-type="float" office:value="41" calcext:value-type="float">
            <text:p>41</text:p>
          </table:table-cell>
          <table:table-cell table:style-name="ce7" table:formula="of:=ROUND([.BI99]*2.54;0)" office:value-type="float" office:value="61" calcext:value-type="float">
            <text:p>61</text:p>
          </table:table-cell>
          <table:table-cell table:style-name="ce7" table:formula="of:=IF([.$I99]&lt;[.$H99]; [.$I99]/[.BH99]; [.$H99]/[.BH99])" office:value-type="float" office:value="119" calcext:value-type="float">
            <text:p>119</text:p>
          </table:table-cell>
          <table:table-cell table:style-name="ce7" table:formula="of:=IF([.BL99]&gt;150; 1; 0)" office:value-type="float" office:value="0" calcext:value-type="float">
            <text:p>0</text:p>
          </table:table-cell>
          <table:table-cell table:style-name="ce7" table:formula="of:=IF([.BM99]=1;COM.MICROSOFT.CONCAT([.BH99];&quot; x &quot;;[.BI99];&quot; inches, &quot;;[.BJ99];&quot; x &quot;;[.BK99];&quot; cm&quot;); &quot;&quot;)">
            <text:p/>
          </table:table-cell>
          <table:table-cell table:style-name="ce7" office:value-type="float" office:value="20" calcext:value-type="float">
            <text:p>20</text:p>
          </table:table-cell>
          <table:table-cell table:style-name="ce7" table:formula="of:=ROUND([.BO99]/[.$J99]; 0)" office:value-type="float" office:value="30" calcext:value-type="float">
            <text:p>30</text:p>
          </table:table-cell>
          <table:table-cell table:style-name="ce7" table:formula="of:=ROUND([.BO99]*2.54; 0)" office:value-type="float" office:value="51" calcext:value-type="float">
            <text:p>51</text:p>
          </table:table-cell>
          <table:table-cell table:style-name="ce7" table:formula="of:=ROUND([.BP99]*2.54;0)" office:value-type="float" office:value="76" calcext:value-type="float">
            <text:p>76</text:p>
          </table:table-cell>
          <table:table-cell table:style-name="ce7" table:formula="of:=IF([.$I99]&lt;[.$H99]; [.$I99]/[.BO99]; [.$H99]/[.BO99])" office:value-type="float" office:value="95.2" calcext:value-type="float">
            <text:p>95</text:p>
          </table:table-cell>
          <table:table-cell table:style-name="ce7" table:formula="of:=IF([.BS99]&gt;125; 1; 0)" office:value-type="float" office:value="0" calcext:value-type="float">
            <text:p>0</text:p>
          </table:table-cell>
          <table:table-cell table:style-name="ce7" table:formula="of:=IF([.BT99]=1;COM.MICROSOFT.CONCAT([.BO99];&quot; x &quot;;[.BP99];&quot; inches, &quot;;[.BQ99];&quot; x &quot;;[.BR99];&quot; cm&quot;); &quot;&quot;)">
            <text:p/>
          </table:table-cell>
          <table:table-cell table:style-name="ce7" office:value-type="float" office:value="24" calcext:value-type="float">
            <text:p>24</text:p>
          </table:table-cell>
          <table:table-cell table:style-name="ce7" table:formula="of:=ROUND([.BV99]/[.$J99]; 0)" office:value-type="float" office:value="36" calcext:value-type="float">
            <text:p>36</text:p>
          </table:table-cell>
          <table:table-cell table:style-name="ce7" table:formula="of:=ROUND([.BV99]*2.54; 0)" office:value-type="float" office:value="61" calcext:value-type="float">
            <text:p>61</text:p>
          </table:table-cell>
          <table:table-cell table:style-name="ce7" table:formula="of:=ROUND([.BW99]*2.54;0)" office:value-type="float" office:value="91" calcext:value-type="float">
            <text:p>91</text:p>
          </table:table-cell>
          <table:table-cell table:style-name="ce7" table:formula="of:=IF([.$I99]&lt;[.$H99]; [.$I99]/[.BV99]; [.$H99]/[.BV99])" office:value-type="float" office:value="79.3333333333333" calcext:value-type="float">
            <text:p>79</text:p>
          </table:table-cell>
          <table:table-cell table:style-name="ce7" table:formula="of:=IF([.BZ99]&gt;110; 1; 0)" office:value-type="float" office:value="0" calcext:value-type="float">
            <text:p>0</text:p>
          </table:table-cell>
          <table:table-cell table:style-name="ce7" table:formula="of:=IF([.CA99]=1;COM.MICROSOFT.CONCAT([.BV99];&quot; x &quot;;[.BW99];&quot; inches, &quot;;[.BX99];&quot; x &quot;;[.BY99];&quot; cm&quot;); &quot;&quot;)">
            <text:p/>
          </table:table-cell>
          <table:table-cell table:number-columns-repeated="2"/>
        </table:table-row>
        <table:table-row table:style-name="ro2">
          <table:table-cell office:value-type="float" office:value="99" calcext:value-type="float">
            <text:p>99</text:p>
          </table:table-cell>
          <table:table-cell table:formula="of:=COM.MICROSOFT.CONCAT(&quot;PrintGalleryImage-&quot;;[.A100];&quot;.jpg&quot;)" office:value-type="string" office:string-value="PrintGalleryImage-99.jpg" calcext:value-type="string">
            <text:p>PrintGalleryImage-99.jpg</text:p>
          </table:table-cell>
          <table:table-cell table:style-name="Default" office:value-type="string" calcext:value-type="string">
            <text:p>Warthog Portrait</text:p>
          </table:table-cell>
          <table:table-cell table:style-name="Default" office:value-type="string" calcext:value-type="string">
            <text:p>Warthogs might not be everybody's idea of a beautiful creature. I think though that some can have a bit of charm.</text:p>
          </table:table-cell>
          <table:table-cell table:style-name="Default" office:value-type="string" calcext:value-type="string">
            <text:p>Adrian, Adrian O Brien, Adrian O' Brien, Adrian O'Brien, Animals, Brien, Kruger, National, O' Brien, O'Brien, OBrien, Park, South Africa, Wildlife chasing, chasing, chasing wildlife, chasingwildlife, mammal, nature, wildlifechasing</text:p>
          </table:table-cell>
          <table:table-cell table:style-name="ce12" office:value-type="string" calcext:value-type="string">
            <text:p>19/11/2018 13:14:05</text:p>
          </table:table-cell>
          <table:table-cell table:style-name="Default" office:value-type="string" calcext:value-type="string">
            <text:p>2817 x 2817</text:p>
          </table:table-cell>
          <table:table-cell table:formula="of:=LEFT([.G100];4)" office:value-type="string" office:string-value="2817" calcext:value-type="string">
            <text:p>2817</text:p>
          </table:table-cell>
          <table:table-cell table:formula="of:=RIGHT([.G100];4)" office:value-type="string" office:string-value="2817" calcext:value-type="string">
            <text:p>2817</text:p>
          </table:table-cell>
          <table:table-cell table:style-name="ce6" table:formula="of:=IF([.I100]/[.H100]&gt;1;[.H100]/[.I100];[.I100]/[.H100])" office:value-type="float" office:value="1" calcext:value-type="float">
            <text:p>1.000</text:p>
          </table:table-cell>
          <table:table-cell table:style-name="ce7" office:value-type="float" office:value="8" calcext:value-type="float">
            <text:p>8</text:p>
          </table:table-cell>
          <table:table-cell table:style-name="ce7" table:formula="of:=ROUND([.K100]/[.$J100]; 0)" office:value-type="float" office:value="8" calcext:value-type="float">
            <text:p>8</text:p>
          </table:table-cell>
          <table:table-cell table:style-name="ce7" table:formula="of:=ROUND([.K100]*2.54; 0)" office:value-type="float" office:value="20" calcext:value-type="float">
            <text:p>20</text:p>
          </table:table-cell>
          <table:table-cell table:style-name="ce7" table:formula="of:=ROUND([.L100]*2.54;0)" office:value-type="float" office:value="20" calcext:value-type="float">
            <text:p>20</text:p>
          </table:table-cell>
          <table:table-cell table:style-name="ce7" table:formula="of:=IF([.$I100]&lt;[.$H100]; [.$I100]/[.K100]; [.$H100]/[.K100])" office:value-type="float" office:value="352.125" calcext:value-type="float">
            <text:p>352</text:p>
          </table:table-cell>
          <table:table-cell table:style-name="ce7" table:formula="of:=IF([.O100]&gt;250; 1; 0)" office:value-type="float" office:value="1" calcext:value-type="float">
            <text:p>1</text:p>
          </table:table-cell>
          <table:table-cell table:style-name="ce7" table:formula="of:=IF([.P100]=1;COM.MICROSOFT.CONCAT([.K100];&quot; x &quot;;[.L100];&quot; inches, &quot;;[.M100];&quot; x &quot;;[.N100];&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00]/[.$J100]; 0)" office:value-type="float" office:value="12" calcext:value-type="float">
            <text:p>12</text:p>
          </table:table-cell>
          <table:table-cell table:style-name="ce7" table:formula="of:=ROUND([.R100]*2.54; 0)" office:value-type="float" office:value="30" calcext:value-type="float">
            <text:p>30</text:p>
          </table:table-cell>
          <table:table-cell table:style-name="ce7" table:formula="of:=ROUND([.S100]*2.54;0)" office:value-type="float" office:value="30" calcext:value-type="float">
            <text:p>30</text:p>
          </table:table-cell>
          <table:table-cell table:style-name="ce7" table:formula="of:=IF([.$I100]&lt;[.$H100]; [.$I100]/[.R100]; [.$H100]/[.R100])" office:value-type="float" office:value="234.75" calcext:value-type="float">
            <text:p>235</text:p>
          </table:table-cell>
          <table:table-cell table:style-name="ce7" table:formula="of:=IF([.V100]&gt;150; 1; 0)" office:value-type="float" office:value="1" calcext:value-type="float">
            <text:p>1</text:p>
          </table:table-cell>
          <table:table-cell table:style-name="ce7" table:formula="of:=IF([.W100]=1;COM.MICROSOFT.CONCAT([.R100];&quot; x &quot;;[.S100];&quot; inches, &quot;;[.T100];&quot; x &quot;;[.U100];&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00]/[.$J100]; 0)" office:value-type="float" office:value="16" calcext:value-type="float">
            <text:p>16</text:p>
          </table:table-cell>
          <table:table-cell table:style-name="ce7" table:formula="of:=ROUND([.Y100]*2.54; 0)" office:value-type="float" office:value="41" calcext:value-type="float">
            <text:p>41</text:p>
          </table:table-cell>
          <table:table-cell table:style-name="ce7" table:formula="of:=ROUND([.Z100]*2.54;0)" office:value-type="float" office:value="41" calcext:value-type="float">
            <text:p>41</text:p>
          </table:table-cell>
          <table:table-cell table:style-name="ce7" table:formula="of:=IF([.$I100]&lt;[.$H100]; [.$I100]/[.Y100]; [.$H100]/[.Y100])" office:value-type="float" office:value="176.0625" calcext:value-type="float">
            <text:p>176</text:p>
          </table:table-cell>
          <table:table-cell table:style-name="ce7" table:formula="of:=IF([.AC100]&gt;120; 1; 0)" office:value-type="float" office:value="1" calcext:value-type="float">
            <text:p>1</text:p>
          </table:table-cell>
          <table:table-cell table:style-name="ce7" table:formula="of:=IF([.AD100]=1;COM.MICROSOFT.CONCAT([.Y100];&quot; x &quot;;[.Z100];&quot; inches, &quot;;[.AA100];&quot; x &quot;;[.AB100];&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00]/[.$J100]; 0)" office:value-type="float" office:value="20" calcext:value-type="float">
            <text:p>20</text:p>
          </table:table-cell>
          <table:table-cell table:style-name="ce7" table:formula="of:=ROUND([.AF100]*2.54; 0)" office:value-type="float" office:value="51" calcext:value-type="float">
            <text:p>51</text:p>
          </table:table-cell>
          <table:table-cell table:style-name="ce7" table:formula="of:=ROUND([.AG100]*2.54;0)" office:value-type="float" office:value="51" calcext:value-type="float">
            <text:p>51</text:p>
          </table:table-cell>
          <table:table-cell table:style-name="ce7" table:formula="of:=IF([.$I100]&lt;[.$H100]; [.$I100]/[.AF100]; [.$H100]/[.AF100])" office:value-type="float" office:value="140.85" calcext:value-type="float">
            <text:p>141</text:p>
          </table:table-cell>
          <table:table-cell table:style-name="ce7" table:formula="of:=IF([.AJ100]&gt;100; 1; 0)" office:value-type="float" office:value="1" calcext:value-type="float">
            <text:p>1</text:p>
          </table:table-cell>
          <table:table-cell table:style-name="ce7" table:formula="of:=IF([.AK100]=1;COM.MICROSOFT.CONCAT([.AF100];&quot; x &quot;;[.AG100];&quot; inches, &quot;;[.AH100];&quot; x &quot;;[.AI100];&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00]/[.$J100]; 0)" office:value-type="float" office:value="24" calcext:value-type="float">
            <text:p>24</text:p>
          </table:table-cell>
          <table:table-cell table:style-name="ce7" table:formula="of:=ROUND([.AM100]*2.54; 0)" office:value-type="float" office:value="61" calcext:value-type="float">
            <text:p>61</text:p>
          </table:table-cell>
          <table:table-cell table:style-name="ce7" table:formula="of:=ROUND([.AN100]*2.54;0)" office:value-type="float" office:value="61" calcext:value-type="float">
            <text:p>61</text:p>
          </table:table-cell>
          <table:table-cell table:style-name="ce7" table:formula="of:=IF([.$I100]&lt;[.$H100]; [.$I100]/[.AM100]; [.$H100]/[.AM100])" office:value-type="float" office:value="117.375" calcext:value-type="float">
            <text:p>117</text:p>
          </table:table-cell>
          <table:table-cell table:style-name="ce7" table:formula="of:=IF([.AQ100]&gt;90; 1; 0)" office:value-type="float" office:value="1" calcext:value-type="float">
            <text:p>1</text:p>
          </table:table-cell>
          <table:table-cell table:style-name="ce7" table:formula="of:=IF([.AR100]=1;COM.MICROSOFT.CONCAT([.AM100];&quot; x &quot;;[.AN100];&quot; inches, &quot;;[.AO100];&quot; x &quot;;[.AP100];&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00]/[.$J100]; 0)" office:value-type="float" office:value="8" calcext:value-type="float">
            <text:p>8</text:p>
          </table:table-cell>
          <table:table-cell table:style-name="ce7" table:formula="of:=ROUND([.AT100]*2.54; 0)" office:value-type="float" office:value="20" calcext:value-type="float">
            <text:p>20</text:p>
          </table:table-cell>
          <table:table-cell table:style-name="ce7" table:formula="of:=ROUND([.AU100]*2.54;0)" office:value-type="float" office:value="20" calcext:value-type="float">
            <text:p>20</text:p>
          </table:table-cell>
          <table:table-cell table:style-name="ce7" table:formula="of:=IF([.$I100]&lt;[.$H100]; [.$I100]/[.AT100]; [.$H100]/[.AT100])" office:value-type="float" office:value="352.125" calcext:value-type="float">
            <text:p>352</text:p>
          </table:table-cell>
          <table:table-cell table:style-name="ce7" table:formula="of:=IF([.AX100]&gt;280; 1; 0)" office:value-type="float" office:value="1" calcext:value-type="float">
            <text:p>1</text:p>
          </table:table-cell>
          <table:table-cell table:style-name="ce7" table:formula="of:=IF([.AY100]=1;COM.MICROSOFT.CONCAT([.AT100];&quot; x &quot;;[.AU100];&quot; inches, &quot;;[.AV100];&quot; x &quot;;[.AW100];&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00]/[.$J100]; 0)" office:value-type="float" office:value="12" calcext:value-type="float">
            <text:p>12</text:p>
          </table:table-cell>
          <table:table-cell table:style-name="ce7" table:formula="of:=ROUND([.BA100]*2.54; 0)" office:value-type="float" office:value="30" calcext:value-type="float">
            <text:p>30</text:p>
          </table:table-cell>
          <table:table-cell table:style-name="ce7" table:formula="of:=ROUND([.BB100]*2.54;0)" office:value-type="float" office:value="30" calcext:value-type="float">
            <text:p>30</text:p>
          </table:table-cell>
          <table:table-cell table:style-name="ce7" table:formula="of:=IF([.$I100]&lt;[.$H100]; [.$I100]/[.BA100]; [.$H100]/[.BA100])" office:value-type="float" office:value="234.75" calcext:value-type="float">
            <text:p>235</text:p>
          </table:table-cell>
          <table:table-cell table:style-name="ce7" table:formula="of:=IF([.BE100]&gt;180; 1; 0)" office:value-type="float" office:value="1" calcext:value-type="float">
            <text:p>1</text:p>
          </table:table-cell>
          <table:table-cell table:style-name="ce7" table:formula="of:=IF([.BF100]=1;COM.MICROSOFT.CONCAT([.BA100];&quot; x &quot;;[.BB100];&quot; inches, &quot;;[.BC100];&quot; x &quot;;[.BD100];&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00]/[.$J100]; 0)" office:value-type="float" office:value="16" calcext:value-type="float">
            <text:p>16</text:p>
          </table:table-cell>
          <table:table-cell table:style-name="ce7" table:formula="of:=ROUND([.BH100]*2.54; 0)" office:value-type="float" office:value="41" calcext:value-type="float">
            <text:p>41</text:p>
          </table:table-cell>
          <table:table-cell table:style-name="ce7" table:formula="of:=ROUND([.BI100]*2.54;0)" office:value-type="float" office:value="41" calcext:value-type="float">
            <text:p>41</text:p>
          </table:table-cell>
          <table:table-cell table:style-name="ce7" table:formula="of:=IF([.$I100]&lt;[.$H100]; [.$I100]/[.BH100]; [.$H100]/[.BH100])" office:value-type="float" office:value="176.0625" calcext:value-type="float">
            <text:p>176</text:p>
          </table:table-cell>
          <table:table-cell table:style-name="ce7" table:formula="of:=IF([.BL100]&gt;150; 1; 0)" office:value-type="float" office:value="1" calcext:value-type="float">
            <text:p>1</text:p>
          </table:table-cell>
          <table:table-cell table:style-name="ce7" table:formula="of:=IF([.BM100]=1;COM.MICROSOFT.CONCAT([.BH100];&quot; x &quot;;[.BI100];&quot; inches, &quot;;[.BJ100];&quot; x &quot;;[.BK100];&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BO100]/[.$J100]; 0)" office:value-type="float" office:value="20" calcext:value-type="float">
            <text:p>20</text:p>
          </table:table-cell>
          <table:table-cell table:style-name="ce7" table:formula="of:=ROUND([.BO100]*2.54; 0)" office:value-type="float" office:value="51" calcext:value-type="float">
            <text:p>51</text:p>
          </table:table-cell>
          <table:table-cell table:style-name="ce7" table:formula="of:=ROUND([.BP100]*2.54;0)" office:value-type="float" office:value="51" calcext:value-type="float">
            <text:p>51</text:p>
          </table:table-cell>
          <table:table-cell table:style-name="ce7" table:formula="of:=IF([.$I100]&lt;[.$H100]; [.$I100]/[.BO100]; [.$H100]/[.BO100])" office:value-type="float" office:value="140.85" calcext:value-type="float">
            <text:p>141</text:p>
          </table:table-cell>
          <table:table-cell table:style-name="ce7" table:formula="of:=IF([.BS100]&gt;125; 1; 0)" office:value-type="float" office:value="1" calcext:value-type="float">
            <text:p>1</text:p>
          </table:table-cell>
          <table:table-cell table:style-name="ce7" table:formula="of:=IF([.BT100]=1;COM.MICROSOFT.CONCAT([.BO100];&quot; x &quot;;[.BP100];&quot; inches, &quot;;[.BQ100];&quot; x &quot;;[.BR100];&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BV100]/[.$J100]; 0)" office:value-type="float" office:value="24" calcext:value-type="float">
            <text:p>24</text:p>
          </table:table-cell>
          <table:table-cell table:style-name="ce7" table:formula="of:=ROUND([.BV100]*2.54; 0)" office:value-type="float" office:value="61" calcext:value-type="float">
            <text:p>61</text:p>
          </table:table-cell>
          <table:table-cell table:style-name="ce7" table:formula="of:=ROUND([.BW100]*2.54;0)" office:value-type="float" office:value="61" calcext:value-type="float">
            <text:p>61</text:p>
          </table:table-cell>
          <table:table-cell table:style-name="ce7" table:formula="of:=IF([.$I100]&lt;[.$H100]; [.$I100]/[.BV100]; [.$H100]/[.BV100])" office:value-type="float" office:value="117.375" calcext:value-type="float">
            <text:p>117</text:p>
          </table:table-cell>
          <table:table-cell table:style-name="ce7" table:formula="of:=IF([.BZ100]&gt;110; 1; 0)" office:value-type="float" office:value="1" calcext:value-type="float">
            <text:p>1</text:p>
          </table:table-cell>
          <table:table-cell table:style-name="ce7" table:formula="of:=IF([.CA100]=1;COM.MICROSOFT.CONCAT([.BV100];&quot; x &quot;;[.BW100];&quot; inches, &quot;;[.BX100];&quot; x &quot;;[.BY100];&quot; cm&quot;); &quot;&quot;)" office:value-type="string" office:string-value="24 x 24 inches, 61 x 61 cm" calcext:value-type="string">
            <text:p>24 x 24 inches, 61 x 61 cm</text:p>
          </table:table-cell>
          <table:table-cell table:number-columns-repeated="2"/>
        </table:table-row>
        <table:table-row table:style-name="ro2">
          <table:table-cell office:value-type="float" office:value="100" calcext:value-type="float">
            <text:p>100</text:p>
          </table:table-cell>
          <table:table-cell table:formula="of:=COM.MICROSOFT.CONCAT(&quot;PrintGalleryImage-&quot;;[.A101];&quot;.jpg&quot;)" office:value-type="string" office:string-value="PrintGalleryImage-100.jpg" calcext:value-type="string">
            <text:p>PrintGalleryImage-100.jpg</text:p>
          </table:table-cell>
          <table:table-cell table:style-name="Default" office:value-type="string" calcext:value-type="string">
            <text:p>Two Young Eagles</text:p>
          </table:table-cell>
          <table:table-cell table:style-name="Default" office:value-type="string" calcext:value-type="string">
            <text:p>These two young brown snake eagles got into a fight over a leopard tortoise. I had been watching one alone for quite a while as he struggled to get at the interior of the tortoise's shell. Once he flew up to the tree the second came along to steal dinner.</text:p>
          </table:table-cell>
          <table:table-cell table:style-name="Default" office:value-type="string" calcext:value-type="string">
            <text:p>Africa, South Africa</text:p>
          </table:table-cell>
          <table:table-cell table:style-name="ce12" office:value-type="string" calcext:value-type="string">
            <text:p>19/11/2018 16:30:49</text:p>
          </table:table-cell>
          <table:table-cell table:style-name="Default" office:value-type="string" calcext:value-type="string">
            <text:p>4462 x 2974</text:p>
          </table:table-cell>
          <table:table-cell table:formula="of:=LEFT([.G101];4)" office:value-type="string" office:string-value="4462" calcext:value-type="string">
            <text:p>4462</text:p>
          </table:table-cell>
          <table:table-cell table:formula="of:=RIGHT([.G101];4)" office:value-type="string" office:string-value="2974" calcext:value-type="string">
            <text:p>2974</text:p>
          </table:table-cell>
          <table:table-cell table:style-name="ce6" table:formula="of:=IF([.I101]/[.H101]&gt;1;[.H101]/[.I101];[.I101]/[.H101])" office:value-type="float" office:value="0.6665172568355" calcext:value-type="float">
            <text:p>0.667</text:p>
          </table:table-cell>
          <table:table-cell table:style-name="ce7" office:value-type="float" office:value="8" calcext:value-type="float">
            <text:p>8</text:p>
          </table:table-cell>
          <table:table-cell table:style-name="ce7" table:formula="of:=ROUND([.K101]/[.$J101]; 0)" office:value-type="float" office:value="12" calcext:value-type="float">
            <text:p>12</text:p>
          </table:table-cell>
          <table:table-cell table:style-name="ce7" table:formula="of:=ROUND([.K101]*2.54; 0)" office:value-type="float" office:value="20" calcext:value-type="float">
            <text:p>20</text:p>
          </table:table-cell>
          <table:table-cell table:style-name="ce7" table:formula="of:=ROUND([.L101]*2.54;0)" office:value-type="float" office:value="30" calcext:value-type="float">
            <text:p>30</text:p>
          </table:table-cell>
          <table:table-cell table:style-name="ce7" table:formula="of:=IF([.$I101]&lt;[.$H101]; [.$I101]/[.K101]; [.$H101]/[.K101])" office:value-type="float" office:value="371.75" calcext:value-type="float">
            <text:p>372</text:p>
          </table:table-cell>
          <table:table-cell table:style-name="ce7" table:formula="of:=IF([.O101]&gt;250; 1; 0)" office:value-type="float" office:value="1" calcext:value-type="float">
            <text:p>1</text:p>
          </table:table-cell>
          <table:table-cell table:style-name="ce7" table:formula="of:=IF([.P101]=1;COM.MICROSOFT.CONCAT([.K101];&quot; x &quot;;[.L101];&quot; inches, &quot;;[.M101];&quot; x &quot;;[.N10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01]/[.$J101]; 0)" office:value-type="float" office:value="18" calcext:value-type="float">
            <text:p>18</text:p>
          </table:table-cell>
          <table:table-cell table:style-name="ce7" table:formula="of:=ROUND([.R101]*2.54; 0)" office:value-type="float" office:value="30" calcext:value-type="float">
            <text:p>30</text:p>
          </table:table-cell>
          <table:table-cell table:style-name="ce7" table:formula="of:=ROUND([.S101]*2.54;0)" office:value-type="float" office:value="46" calcext:value-type="float">
            <text:p>46</text:p>
          </table:table-cell>
          <table:table-cell table:style-name="ce7" table:formula="of:=IF([.$I101]&lt;[.$H101]; [.$I101]/[.R101]; [.$H101]/[.R101])" office:value-type="float" office:value="247.833333333333" calcext:value-type="float">
            <text:p>248</text:p>
          </table:table-cell>
          <table:table-cell table:style-name="ce7" table:formula="of:=IF([.V101]&gt;150; 1; 0)" office:value-type="float" office:value="1" calcext:value-type="float">
            <text:p>1</text:p>
          </table:table-cell>
          <table:table-cell table:style-name="ce7" table:formula="of:=IF([.W101]=1;COM.MICROSOFT.CONCAT([.R101];&quot; x &quot;;[.S101];&quot; inches, &quot;;[.T101];&quot; x &quot;;[.U10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01]/[.$J101]; 0)" office:value-type="float" office:value="24" calcext:value-type="float">
            <text:p>24</text:p>
          </table:table-cell>
          <table:table-cell table:style-name="ce7" table:formula="of:=ROUND([.Y101]*2.54; 0)" office:value-type="float" office:value="41" calcext:value-type="float">
            <text:p>41</text:p>
          </table:table-cell>
          <table:table-cell table:style-name="ce7" table:formula="of:=ROUND([.Z101]*2.54;0)" office:value-type="float" office:value="61" calcext:value-type="float">
            <text:p>61</text:p>
          </table:table-cell>
          <table:table-cell table:style-name="ce7" table:formula="of:=IF([.$I101]&lt;[.$H101]; [.$I101]/[.Y101]; [.$H101]/[.Y101])" office:value-type="float" office:value="185.875" calcext:value-type="float">
            <text:p>186</text:p>
          </table:table-cell>
          <table:table-cell table:style-name="ce7" table:formula="of:=IF([.AC101]&gt;120; 1; 0)" office:value-type="float" office:value="1" calcext:value-type="float">
            <text:p>1</text:p>
          </table:table-cell>
          <table:table-cell table:style-name="ce7" table:formula="of:=IF([.AD101]=1;COM.MICROSOFT.CONCAT([.Y101];&quot; x &quot;;[.Z101];&quot; inches, &quot;;[.AA101];&quot; x &quot;;[.AB10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01]/[.$J101]; 0)" office:value-type="float" office:value="30" calcext:value-type="float">
            <text:p>30</text:p>
          </table:table-cell>
          <table:table-cell table:style-name="ce7" table:formula="of:=ROUND([.AF101]*2.54; 0)" office:value-type="float" office:value="51" calcext:value-type="float">
            <text:p>51</text:p>
          </table:table-cell>
          <table:table-cell table:style-name="ce7" table:formula="of:=ROUND([.AG101]*2.54;0)" office:value-type="float" office:value="76" calcext:value-type="float">
            <text:p>76</text:p>
          </table:table-cell>
          <table:table-cell table:style-name="ce7" table:formula="of:=IF([.$I101]&lt;[.$H101]; [.$I101]/[.AF101]; [.$H101]/[.AF101])" office:value-type="float" office:value="148.7" calcext:value-type="float">
            <text:p>149</text:p>
          </table:table-cell>
          <table:table-cell table:style-name="ce7" table:formula="of:=IF([.AJ101]&gt;100; 1; 0)" office:value-type="float" office:value="1" calcext:value-type="float">
            <text:p>1</text:p>
          </table:table-cell>
          <table:table-cell table:style-name="ce7" table:formula="of:=IF([.AK101]=1;COM.MICROSOFT.CONCAT([.AF101];&quot; x &quot;;[.AG101];&quot; inches, &quot;;[.AH101];&quot; x &quot;;[.AI10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01]/[.$J101]; 0)" office:value-type="float" office:value="36" calcext:value-type="float">
            <text:p>36</text:p>
          </table:table-cell>
          <table:table-cell table:style-name="ce7" table:formula="of:=ROUND([.AM101]*2.54; 0)" office:value-type="float" office:value="61" calcext:value-type="float">
            <text:p>61</text:p>
          </table:table-cell>
          <table:table-cell table:style-name="ce7" table:formula="of:=ROUND([.AN101]*2.54;0)" office:value-type="float" office:value="91" calcext:value-type="float">
            <text:p>91</text:p>
          </table:table-cell>
          <table:table-cell table:style-name="ce7" table:formula="of:=IF([.$I101]&lt;[.$H101]; [.$I101]/[.AM101]; [.$H101]/[.AM101])" office:value-type="float" office:value="123.916666666667" calcext:value-type="float">
            <text:p>124</text:p>
          </table:table-cell>
          <table:table-cell table:style-name="ce7" table:formula="of:=IF([.AQ101]&gt;90; 1; 0)" office:value-type="float" office:value="1" calcext:value-type="float">
            <text:p>1</text:p>
          </table:table-cell>
          <table:table-cell table:style-name="ce7" table:formula="of:=IF([.AR101]=1;COM.MICROSOFT.CONCAT([.AM101];&quot; x &quot;;[.AN101];&quot; inches, &quot;;[.AO101];&quot; x &quot;;[.AP101];&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01]/[.$J101]; 0)" office:value-type="float" office:value="12" calcext:value-type="float">
            <text:p>12</text:p>
          </table:table-cell>
          <table:table-cell table:style-name="ce7" table:formula="of:=ROUND([.AT101]*2.54; 0)" office:value-type="float" office:value="20" calcext:value-type="float">
            <text:p>20</text:p>
          </table:table-cell>
          <table:table-cell table:style-name="ce7" table:formula="of:=ROUND([.AU101]*2.54;0)" office:value-type="float" office:value="30" calcext:value-type="float">
            <text:p>30</text:p>
          </table:table-cell>
          <table:table-cell table:style-name="ce7" table:formula="of:=IF([.$I101]&lt;[.$H101]; [.$I101]/[.AT101]; [.$H101]/[.AT101])" office:value-type="float" office:value="371.75" calcext:value-type="float">
            <text:p>372</text:p>
          </table:table-cell>
          <table:table-cell table:style-name="ce7" table:formula="of:=IF([.AX101]&gt;280; 1; 0)" office:value-type="float" office:value="1" calcext:value-type="float">
            <text:p>1</text:p>
          </table:table-cell>
          <table:table-cell table:style-name="ce7" table:formula="of:=IF([.AY101]=1;COM.MICROSOFT.CONCAT([.AT101];&quot; x &quot;;[.AU101];&quot; inches, &quot;;[.AV101];&quot; x &quot;;[.AW10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01]/[.$J101]; 0)" office:value-type="float" office:value="18" calcext:value-type="float">
            <text:p>18</text:p>
          </table:table-cell>
          <table:table-cell table:style-name="ce7" table:formula="of:=ROUND([.BA101]*2.54; 0)" office:value-type="float" office:value="30" calcext:value-type="float">
            <text:p>30</text:p>
          </table:table-cell>
          <table:table-cell table:style-name="ce7" table:formula="of:=ROUND([.BB101]*2.54;0)" office:value-type="float" office:value="46" calcext:value-type="float">
            <text:p>46</text:p>
          </table:table-cell>
          <table:table-cell table:style-name="ce7" table:formula="of:=IF([.$I101]&lt;[.$H101]; [.$I101]/[.BA101]; [.$H101]/[.BA101])" office:value-type="float" office:value="247.833333333333" calcext:value-type="float">
            <text:p>248</text:p>
          </table:table-cell>
          <table:table-cell table:style-name="ce7" table:formula="of:=IF([.BE101]&gt;180; 1; 0)" office:value-type="float" office:value="1" calcext:value-type="float">
            <text:p>1</text:p>
          </table:table-cell>
          <table:table-cell table:style-name="ce7" table:formula="of:=IF([.BF101]=1;COM.MICROSOFT.CONCAT([.BA101];&quot; x &quot;;[.BB101];&quot; inches, &quot;;[.BC101];&quot; x &quot;;[.BD10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01]/[.$J101]; 0)" office:value-type="float" office:value="24" calcext:value-type="float">
            <text:p>24</text:p>
          </table:table-cell>
          <table:table-cell table:style-name="ce7" table:formula="of:=ROUND([.BH101]*2.54; 0)" office:value-type="float" office:value="41" calcext:value-type="float">
            <text:p>41</text:p>
          </table:table-cell>
          <table:table-cell table:style-name="ce7" table:formula="of:=ROUND([.BI101]*2.54;0)" office:value-type="float" office:value="61" calcext:value-type="float">
            <text:p>61</text:p>
          </table:table-cell>
          <table:table-cell table:style-name="ce7" table:formula="of:=IF([.$I101]&lt;[.$H101]; [.$I101]/[.BH101]; [.$H101]/[.BH101])" office:value-type="float" office:value="185.875" calcext:value-type="float">
            <text:p>186</text:p>
          </table:table-cell>
          <table:table-cell table:style-name="ce7" table:formula="of:=IF([.BL101]&gt;150; 1; 0)" office:value-type="float" office:value="1" calcext:value-type="float">
            <text:p>1</text:p>
          </table:table-cell>
          <table:table-cell table:style-name="ce7" table:formula="of:=IF([.BM101]=1;COM.MICROSOFT.CONCAT([.BH101];&quot; x &quot;;[.BI101];&quot; inches, &quot;;[.BJ101];&quot; x &quot;;[.BK10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01]/[.$J101]; 0)" office:value-type="float" office:value="30" calcext:value-type="float">
            <text:p>30</text:p>
          </table:table-cell>
          <table:table-cell table:style-name="ce7" table:formula="of:=ROUND([.BO101]*2.54; 0)" office:value-type="float" office:value="51" calcext:value-type="float">
            <text:p>51</text:p>
          </table:table-cell>
          <table:table-cell table:style-name="ce7" table:formula="of:=ROUND([.BP101]*2.54;0)" office:value-type="float" office:value="76" calcext:value-type="float">
            <text:p>76</text:p>
          </table:table-cell>
          <table:table-cell table:style-name="ce7" table:formula="of:=IF([.$I101]&lt;[.$H101]; [.$I101]/[.BO101]; [.$H101]/[.BO101])" office:value-type="float" office:value="148.7" calcext:value-type="float">
            <text:p>149</text:p>
          </table:table-cell>
          <table:table-cell table:style-name="ce7" table:formula="of:=IF([.BS101]&gt;125; 1; 0)" office:value-type="float" office:value="1" calcext:value-type="float">
            <text:p>1</text:p>
          </table:table-cell>
          <table:table-cell table:style-name="ce7" table:formula="of:=IF([.BT101]=1;COM.MICROSOFT.CONCAT([.BO101];&quot; x &quot;;[.BP101];&quot; inches, &quot;;[.BQ101];&quot; x &quot;;[.BR10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01]/[.$J101]; 0)" office:value-type="float" office:value="36" calcext:value-type="float">
            <text:p>36</text:p>
          </table:table-cell>
          <table:table-cell table:style-name="ce7" table:formula="of:=ROUND([.BV101]*2.54; 0)" office:value-type="float" office:value="61" calcext:value-type="float">
            <text:p>61</text:p>
          </table:table-cell>
          <table:table-cell table:style-name="ce7" table:formula="of:=ROUND([.BW101]*2.54;0)" office:value-type="float" office:value="91" calcext:value-type="float">
            <text:p>91</text:p>
          </table:table-cell>
          <table:table-cell table:style-name="ce7" table:formula="of:=IF([.$I101]&lt;[.$H101]; [.$I101]/[.BV101]; [.$H101]/[.BV101])" office:value-type="float" office:value="123.916666666667" calcext:value-type="float">
            <text:p>124</text:p>
          </table:table-cell>
          <table:table-cell table:style-name="ce7" table:formula="of:=IF([.BZ101]&gt;110; 1; 0)" office:value-type="float" office:value="1" calcext:value-type="float">
            <text:p>1</text:p>
          </table:table-cell>
          <table:table-cell table:style-name="ce7" table:formula="of:=IF([.CA101]=1;COM.MICROSOFT.CONCAT([.BV101];&quot; x &quot;;[.BW101];&quot; inches, &quot;;[.BX101];&quot; x &quot;;[.BY101];&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01" calcext:value-type="float">
            <text:p>101</text:p>
          </table:table-cell>
          <table:table-cell table:formula="of:=COM.MICROSOFT.CONCAT(&quot;PrintGalleryImage-&quot;;[.A102];&quot;.jpg&quot;)" office:value-type="string" office:string-value="PrintGalleryImage-101.jpg" calcext:value-type="string">
            <text:p>PrintGalleryImage-101.jpg</text:p>
          </table:table-cell>
          <table:table-cell table:style-name="Default" office:value-type="string" calcext:value-type="string">
            <text:p>White Rhino Portrait</text:p>
          </table:table-cell>
          <table:table-cell table:style-name="Default" office:value-type="string" calcext:value-type="string">
            <text:p>It is amazing that these creatures, that are build like a tank, would be threatened by anything. However humans have created weapons that easily out gun rhinos. 150 years ago when rifles were weak rhinos were considered one of the stronger animals. Today though we have to look after them as all rhino species are endangered.</text:p>
          </table:table-cell>
          <table:table-cell table:style-name="Default" office:value-type="string" calcext:value-type="string">
            <text:p>Adrian, Adrian O Brien, Adrian O' Brien, Adrian O'Brien, Animals, Brien, Endangered, Kruger, National, O' Brien, O'Brien, OBrien, Park, South Africa, Species, Wildlife chasing, chasing, chasing wildlife, chasingwildlife, mammal, nature, white Rhino, wildlifechasing</text:p>
          </table:table-cell>
          <table:table-cell table:style-name="ce12" office:value-type="string" calcext:value-type="string">
            <text:p>20/11/2018 05:07:28</text:p>
          </table:table-cell>
          <table:table-cell table:style-name="Default" office:value-type="string" calcext:value-type="string">
            <text:p>2755 x 2755</text:p>
          </table:table-cell>
          <table:table-cell table:formula="of:=LEFT([.G102];4)" office:value-type="string" office:string-value="2755" calcext:value-type="string">
            <text:p>2755</text:p>
          </table:table-cell>
          <table:table-cell table:formula="of:=RIGHT([.G102];4)" office:value-type="string" office:string-value="2755" calcext:value-type="string">
            <text:p>2755</text:p>
          </table:table-cell>
          <table:table-cell table:style-name="ce6" table:formula="of:=IF([.I102]/[.H102]&gt;1;[.H102]/[.I102];[.I102]/[.H102])" office:value-type="float" office:value="1" calcext:value-type="float">
            <text:p>1.000</text:p>
          </table:table-cell>
          <table:table-cell table:style-name="ce7" office:value-type="float" office:value="8" calcext:value-type="float">
            <text:p>8</text:p>
          </table:table-cell>
          <table:table-cell table:style-name="ce7" table:formula="of:=ROUND([.K102]/[.$J102]; 0)" office:value-type="float" office:value="8" calcext:value-type="float">
            <text:p>8</text:p>
          </table:table-cell>
          <table:table-cell table:style-name="ce7" table:formula="of:=ROUND([.K102]*2.54; 0)" office:value-type="float" office:value="20" calcext:value-type="float">
            <text:p>20</text:p>
          </table:table-cell>
          <table:table-cell table:style-name="ce7" table:formula="of:=ROUND([.L102]*2.54;0)" office:value-type="float" office:value="20" calcext:value-type="float">
            <text:p>20</text:p>
          </table:table-cell>
          <table:table-cell table:style-name="ce7" table:formula="of:=IF([.$I102]&lt;[.$H102]; [.$I102]/[.K102]; [.$H102]/[.K102])" office:value-type="float" office:value="344.375" calcext:value-type="float">
            <text:p>344</text:p>
          </table:table-cell>
          <table:table-cell table:style-name="ce7" table:formula="of:=IF([.O102]&gt;250; 1; 0)" office:value-type="float" office:value="1" calcext:value-type="float">
            <text:p>1</text:p>
          </table:table-cell>
          <table:table-cell table:style-name="ce7" table:formula="of:=IF([.P102]=1;COM.MICROSOFT.CONCAT([.K102];&quot; x &quot;;[.L102];&quot; inches, &quot;;[.M102];&quot; x &quot;;[.N102];&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02]/[.$J102]; 0)" office:value-type="float" office:value="12" calcext:value-type="float">
            <text:p>12</text:p>
          </table:table-cell>
          <table:table-cell table:style-name="ce7" table:formula="of:=ROUND([.R102]*2.54; 0)" office:value-type="float" office:value="30" calcext:value-type="float">
            <text:p>30</text:p>
          </table:table-cell>
          <table:table-cell table:style-name="ce7" table:formula="of:=ROUND([.S102]*2.54;0)" office:value-type="float" office:value="30" calcext:value-type="float">
            <text:p>30</text:p>
          </table:table-cell>
          <table:table-cell table:style-name="ce7" table:formula="of:=IF([.$I102]&lt;[.$H102]; [.$I102]/[.R102]; [.$H102]/[.R102])" office:value-type="float" office:value="229.583333333333" calcext:value-type="float">
            <text:p>230</text:p>
          </table:table-cell>
          <table:table-cell table:style-name="ce7" table:formula="of:=IF([.V102]&gt;150; 1; 0)" office:value-type="float" office:value="1" calcext:value-type="float">
            <text:p>1</text:p>
          </table:table-cell>
          <table:table-cell table:style-name="ce7" table:formula="of:=IF([.W102]=1;COM.MICROSOFT.CONCAT([.R102];&quot; x &quot;;[.S102];&quot; inches, &quot;;[.T102];&quot; x &quot;;[.U102];&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02]/[.$J102]; 0)" office:value-type="float" office:value="16" calcext:value-type="float">
            <text:p>16</text:p>
          </table:table-cell>
          <table:table-cell table:style-name="ce7" table:formula="of:=ROUND([.Y102]*2.54; 0)" office:value-type="float" office:value="41" calcext:value-type="float">
            <text:p>41</text:p>
          </table:table-cell>
          <table:table-cell table:style-name="ce7" table:formula="of:=ROUND([.Z102]*2.54;0)" office:value-type="float" office:value="41" calcext:value-type="float">
            <text:p>41</text:p>
          </table:table-cell>
          <table:table-cell table:style-name="ce7" table:formula="of:=IF([.$I102]&lt;[.$H102]; [.$I102]/[.Y102]; [.$H102]/[.Y102])" office:value-type="float" office:value="172.1875" calcext:value-type="float">
            <text:p>172</text:p>
          </table:table-cell>
          <table:table-cell table:style-name="ce7" table:formula="of:=IF([.AC102]&gt;120; 1; 0)" office:value-type="float" office:value="1" calcext:value-type="float">
            <text:p>1</text:p>
          </table:table-cell>
          <table:table-cell table:style-name="ce7" table:formula="of:=IF([.AD102]=1;COM.MICROSOFT.CONCAT([.Y102];&quot; x &quot;;[.Z102];&quot; inches, &quot;;[.AA102];&quot; x &quot;;[.AB102];&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02]/[.$J102]; 0)" office:value-type="float" office:value="20" calcext:value-type="float">
            <text:p>20</text:p>
          </table:table-cell>
          <table:table-cell table:style-name="ce7" table:formula="of:=ROUND([.AF102]*2.54; 0)" office:value-type="float" office:value="51" calcext:value-type="float">
            <text:p>51</text:p>
          </table:table-cell>
          <table:table-cell table:style-name="ce7" table:formula="of:=ROUND([.AG102]*2.54;0)" office:value-type="float" office:value="51" calcext:value-type="float">
            <text:p>51</text:p>
          </table:table-cell>
          <table:table-cell table:style-name="ce7" table:formula="of:=IF([.$I102]&lt;[.$H102]; [.$I102]/[.AF102]; [.$H102]/[.AF102])" office:value-type="float" office:value="137.75" calcext:value-type="float">
            <text:p>138</text:p>
          </table:table-cell>
          <table:table-cell table:style-name="ce7" table:formula="of:=IF([.AJ102]&gt;100; 1; 0)" office:value-type="float" office:value="1" calcext:value-type="float">
            <text:p>1</text:p>
          </table:table-cell>
          <table:table-cell table:style-name="ce7" table:formula="of:=IF([.AK102]=1;COM.MICROSOFT.CONCAT([.AF102];&quot; x &quot;;[.AG102];&quot; inches, &quot;;[.AH102];&quot; x &quot;;[.AI102];&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02]/[.$J102]; 0)" office:value-type="float" office:value="24" calcext:value-type="float">
            <text:p>24</text:p>
          </table:table-cell>
          <table:table-cell table:style-name="ce7" table:formula="of:=ROUND([.AM102]*2.54; 0)" office:value-type="float" office:value="61" calcext:value-type="float">
            <text:p>61</text:p>
          </table:table-cell>
          <table:table-cell table:style-name="ce7" table:formula="of:=ROUND([.AN102]*2.54;0)" office:value-type="float" office:value="61" calcext:value-type="float">
            <text:p>61</text:p>
          </table:table-cell>
          <table:table-cell table:style-name="ce7" table:formula="of:=IF([.$I102]&lt;[.$H102]; [.$I102]/[.AM102]; [.$H102]/[.AM102])" office:value-type="float" office:value="114.791666666667" calcext:value-type="float">
            <text:p>115</text:p>
          </table:table-cell>
          <table:table-cell table:style-name="ce7" table:formula="of:=IF([.AQ102]&gt;90; 1; 0)" office:value-type="float" office:value="1" calcext:value-type="float">
            <text:p>1</text:p>
          </table:table-cell>
          <table:table-cell table:style-name="ce7" table:formula="of:=IF([.AR102]=1;COM.MICROSOFT.CONCAT([.AM102];&quot; x &quot;;[.AN102];&quot; inches, &quot;;[.AO102];&quot; x &quot;;[.AP102];&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02]/[.$J102]; 0)" office:value-type="float" office:value="8" calcext:value-type="float">
            <text:p>8</text:p>
          </table:table-cell>
          <table:table-cell table:style-name="ce7" table:formula="of:=ROUND([.AT102]*2.54; 0)" office:value-type="float" office:value="20" calcext:value-type="float">
            <text:p>20</text:p>
          </table:table-cell>
          <table:table-cell table:style-name="ce7" table:formula="of:=ROUND([.AU102]*2.54;0)" office:value-type="float" office:value="20" calcext:value-type="float">
            <text:p>20</text:p>
          </table:table-cell>
          <table:table-cell table:style-name="ce7" table:formula="of:=IF([.$I102]&lt;[.$H102]; [.$I102]/[.AT102]; [.$H102]/[.AT102])" office:value-type="float" office:value="344.375" calcext:value-type="float">
            <text:p>344</text:p>
          </table:table-cell>
          <table:table-cell table:style-name="ce7" table:formula="of:=IF([.AX102]&gt;280; 1; 0)" office:value-type="float" office:value="1" calcext:value-type="float">
            <text:p>1</text:p>
          </table:table-cell>
          <table:table-cell table:style-name="ce7" table:formula="of:=IF([.AY102]=1;COM.MICROSOFT.CONCAT([.AT102];&quot; x &quot;;[.AU102];&quot; inches, &quot;;[.AV102];&quot; x &quot;;[.AW102];&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02]/[.$J102]; 0)" office:value-type="float" office:value="12" calcext:value-type="float">
            <text:p>12</text:p>
          </table:table-cell>
          <table:table-cell table:style-name="ce7" table:formula="of:=ROUND([.BA102]*2.54; 0)" office:value-type="float" office:value="30" calcext:value-type="float">
            <text:p>30</text:p>
          </table:table-cell>
          <table:table-cell table:style-name="ce7" table:formula="of:=ROUND([.BB102]*2.54;0)" office:value-type="float" office:value="30" calcext:value-type="float">
            <text:p>30</text:p>
          </table:table-cell>
          <table:table-cell table:style-name="ce7" table:formula="of:=IF([.$I102]&lt;[.$H102]; [.$I102]/[.BA102]; [.$H102]/[.BA102])" office:value-type="float" office:value="229.583333333333" calcext:value-type="float">
            <text:p>230</text:p>
          </table:table-cell>
          <table:table-cell table:style-name="ce7" table:formula="of:=IF([.BE102]&gt;180; 1; 0)" office:value-type="float" office:value="1" calcext:value-type="float">
            <text:p>1</text:p>
          </table:table-cell>
          <table:table-cell table:style-name="ce7" table:formula="of:=IF([.BF102]=1;COM.MICROSOFT.CONCAT([.BA102];&quot; x &quot;;[.BB102];&quot; inches, &quot;;[.BC102];&quot; x &quot;;[.BD102];&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02]/[.$J102]; 0)" office:value-type="float" office:value="16" calcext:value-type="float">
            <text:p>16</text:p>
          </table:table-cell>
          <table:table-cell table:style-name="ce7" table:formula="of:=ROUND([.BH102]*2.54; 0)" office:value-type="float" office:value="41" calcext:value-type="float">
            <text:p>41</text:p>
          </table:table-cell>
          <table:table-cell table:style-name="ce7" table:formula="of:=ROUND([.BI102]*2.54;0)" office:value-type="float" office:value="41" calcext:value-type="float">
            <text:p>41</text:p>
          </table:table-cell>
          <table:table-cell table:style-name="ce7" table:formula="of:=IF([.$I102]&lt;[.$H102]; [.$I102]/[.BH102]; [.$H102]/[.BH102])" office:value-type="float" office:value="172.1875" calcext:value-type="float">
            <text:p>172</text:p>
          </table:table-cell>
          <table:table-cell table:style-name="ce7" table:formula="of:=IF([.BL102]&gt;150; 1; 0)" office:value-type="float" office:value="1" calcext:value-type="float">
            <text:p>1</text:p>
          </table:table-cell>
          <table:table-cell table:style-name="ce7" table:formula="of:=IF([.BM102]=1;COM.MICROSOFT.CONCAT([.BH102];&quot; x &quot;;[.BI102];&quot; inches, &quot;;[.BJ102];&quot; x &quot;;[.BK102];&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BO102]/[.$J102]; 0)" office:value-type="float" office:value="20" calcext:value-type="float">
            <text:p>20</text:p>
          </table:table-cell>
          <table:table-cell table:style-name="ce7" table:formula="of:=ROUND([.BO102]*2.54; 0)" office:value-type="float" office:value="51" calcext:value-type="float">
            <text:p>51</text:p>
          </table:table-cell>
          <table:table-cell table:style-name="ce7" table:formula="of:=ROUND([.BP102]*2.54;0)" office:value-type="float" office:value="51" calcext:value-type="float">
            <text:p>51</text:p>
          </table:table-cell>
          <table:table-cell table:style-name="ce7" table:formula="of:=IF([.$I102]&lt;[.$H102]; [.$I102]/[.BO102]; [.$H102]/[.BO102])" office:value-type="float" office:value="137.75" calcext:value-type="float">
            <text:p>138</text:p>
          </table:table-cell>
          <table:table-cell table:style-name="ce7" table:formula="of:=IF([.BS102]&gt;125; 1; 0)" office:value-type="float" office:value="1" calcext:value-type="float">
            <text:p>1</text:p>
          </table:table-cell>
          <table:table-cell table:style-name="ce7" table:formula="of:=IF([.BT102]=1;COM.MICROSOFT.CONCAT([.BO102];&quot; x &quot;;[.BP102];&quot; inches, &quot;;[.BQ102];&quot; x &quot;;[.BR102];&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BV102]/[.$J102]; 0)" office:value-type="float" office:value="24" calcext:value-type="float">
            <text:p>24</text:p>
          </table:table-cell>
          <table:table-cell table:style-name="ce7" table:formula="of:=ROUND([.BV102]*2.54; 0)" office:value-type="float" office:value="61" calcext:value-type="float">
            <text:p>61</text:p>
          </table:table-cell>
          <table:table-cell table:style-name="ce7" table:formula="of:=ROUND([.BW102]*2.54;0)" office:value-type="float" office:value="61" calcext:value-type="float">
            <text:p>61</text:p>
          </table:table-cell>
          <table:table-cell table:style-name="ce7" table:formula="of:=IF([.$I102]&lt;[.$H102]; [.$I102]/[.BV102]; [.$H102]/[.BV102])" office:value-type="float" office:value="114.791666666667" calcext:value-type="float">
            <text:p>115</text:p>
          </table:table-cell>
          <table:table-cell table:style-name="ce7" table:formula="of:=IF([.BZ102]&gt;110; 1; 0)" office:value-type="float" office:value="1" calcext:value-type="float">
            <text:p>1</text:p>
          </table:table-cell>
          <table:table-cell table:style-name="ce7" table:formula="of:=IF([.CA102]=1;COM.MICROSOFT.CONCAT([.BV102];&quot; x &quot;;[.BW102];&quot; inches, &quot;;[.BX102];&quot; x &quot;;[.BY102];&quot; cm&quot;); &quot;&quot;)" office:value-type="string" office:string-value="24 x 24 inches, 61 x 61 cm" calcext:value-type="string">
            <text:p>24 x 24 inches, 61 x 61 cm</text:p>
          </table:table-cell>
          <table:table-cell table:number-columns-repeated="2"/>
        </table:table-row>
        <table:table-row table:style-name="ro2">
          <table:table-cell office:value-type="float" office:value="102" calcext:value-type="float">
            <text:p>102</text:p>
          </table:table-cell>
          <table:table-cell table:formula="of:=COM.MICROSOFT.CONCAT(&quot;PrintGalleryImage-&quot;;[.A103];&quot;.jpg&quot;)" office:value-type="string" office:string-value="PrintGalleryImage-102.jpg" calcext:value-type="string">
            <text:p>PrintGalleryImage-102.jpg</text:p>
          </table:table-cell>
          <table:table-cell table:style-name="Default" office:value-type="string" calcext:value-type="string">
            <text:p>Female Kudu Portrait</text:p>
          </table:table-cell>
          <table:table-cell table:style-name="Default" office:value-type="string" calcext:value-type="string">
            <text:p>The Kudu is the symbol of Kruger National Park. However it is the male version with his horns that is instantly recognisable. I think the female is equally graceful</text:p>
          </table:table-cell>
          <table:table-cell table:style-name="Default" office:value-type="string" calcext:value-type="string">
            <text:p>Adrian, Adrian O Brien, Adrian O' Brien, Adrian O'Brien, Animals, Brien, Kruger, National, O' Brien, O'Brien, OBrien, Park, South Africa, Wildlife chasing, chasing, chasing wildlife, chasingwildlife, mammal, nature, wildlifechasing</text:p>
          </table:table-cell>
          <table:table-cell table:style-name="ce12" office:value-type="string" calcext:value-type="string">
            <text:p>20/11/2018 05:53:37</text:p>
          </table:table-cell>
          <table:table-cell table:style-name="Default" office:value-type="string" calcext:value-type="string">
            <text:p>3019 x 3019</text:p>
          </table:table-cell>
          <table:table-cell table:formula="of:=LEFT([.G103];4)" office:value-type="string" office:string-value="3019" calcext:value-type="string">
            <text:p>3019</text:p>
          </table:table-cell>
          <table:table-cell table:formula="of:=RIGHT([.G103];4)" office:value-type="string" office:string-value="3019" calcext:value-type="string">
            <text:p>3019</text:p>
          </table:table-cell>
          <table:table-cell table:style-name="ce6" table:formula="of:=IF([.I103]/[.H103]&gt;1;[.H103]/[.I103];[.I103]/[.H103])" office:value-type="float" office:value="1" calcext:value-type="float">
            <text:p>1.000</text:p>
          </table:table-cell>
          <table:table-cell table:style-name="ce7" office:value-type="float" office:value="8" calcext:value-type="float">
            <text:p>8</text:p>
          </table:table-cell>
          <table:table-cell table:style-name="ce7" table:formula="of:=ROUND([.K103]/[.$J103]; 0)" office:value-type="float" office:value="8" calcext:value-type="float">
            <text:p>8</text:p>
          </table:table-cell>
          <table:table-cell table:style-name="ce7" table:formula="of:=ROUND([.K103]*2.54; 0)" office:value-type="float" office:value="20" calcext:value-type="float">
            <text:p>20</text:p>
          </table:table-cell>
          <table:table-cell table:style-name="ce7" table:formula="of:=ROUND([.L103]*2.54;0)" office:value-type="float" office:value="20" calcext:value-type="float">
            <text:p>20</text:p>
          </table:table-cell>
          <table:table-cell table:style-name="ce7" table:formula="of:=IF([.$I103]&lt;[.$H103]; [.$I103]/[.K103]; [.$H103]/[.K103])" office:value-type="float" office:value="377.375" calcext:value-type="float">
            <text:p>377</text:p>
          </table:table-cell>
          <table:table-cell table:style-name="ce7" table:formula="of:=IF([.O103]&gt;250; 1; 0)" office:value-type="float" office:value="1" calcext:value-type="float">
            <text:p>1</text:p>
          </table:table-cell>
          <table:table-cell table:style-name="ce7" table:formula="of:=IF([.P103]=1;COM.MICROSOFT.CONCAT([.K103];&quot; x &quot;;[.L103];&quot; inches, &quot;;[.M103];&quot; x &quot;;[.N103];&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03]/[.$J103]; 0)" office:value-type="float" office:value="12" calcext:value-type="float">
            <text:p>12</text:p>
          </table:table-cell>
          <table:table-cell table:style-name="ce7" table:formula="of:=ROUND([.R103]*2.54; 0)" office:value-type="float" office:value="30" calcext:value-type="float">
            <text:p>30</text:p>
          </table:table-cell>
          <table:table-cell table:style-name="ce7" table:formula="of:=ROUND([.S103]*2.54;0)" office:value-type="float" office:value="30" calcext:value-type="float">
            <text:p>30</text:p>
          </table:table-cell>
          <table:table-cell table:style-name="ce7" table:formula="of:=IF([.$I103]&lt;[.$H103]; [.$I103]/[.R103]; [.$H103]/[.R103])" office:value-type="float" office:value="251.583333333333" calcext:value-type="float">
            <text:p>252</text:p>
          </table:table-cell>
          <table:table-cell table:style-name="ce7" table:formula="of:=IF([.V103]&gt;150; 1; 0)" office:value-type="float" office:value="1" calcext:value-type="float">
            <text:p>1</text:p>
          </table:table-cell>
          <table:table-cell table:style-name="ce7" table:formula="of:=IF([.W103]=1;COM.MICROSOFT.CONCAT([.R103];&quot; x &quot;;[.S103];&quot; inches, &quot;;[.T103];&quot; x &quot;;[.U103];&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03]/[.$J103]; 0)" office:value-type="float" office:value="16" calcext:value-type="float">
            <text:p>16</text:p>
          </table:table-cell>
          <table:table-cell table:style-name="ce7" table:formula="of:=ROUND([.Y103]*2.54; 0)" office:value-type="float" office:value="41" calcext:value-type="float">
            <text:p>41</text:p>
          </table:table-cell>
          <table:table-cell table:style-name="ce7" table:formula="of:=ROUND([.Z103]*2.54;0)" office:value-type="float" office:value="41" calcext:value-type="float">
            <text:p>41</text:p>
          </table:table-cell>
          <table:table-cell table:style-name="ce7" table:formula="of:=IF([.$I103]&lt;[.$H103]; [.$I103]/[.Y103]; [.$H103]/[.Y103])" office:value-type="float" office:value="188.6875" calcext:value-type="float">
            <text:p>189</text:p>
          </table:table-cell>
          <table:table-cell table:style-name="ce7" table:formula="of:=IF([.AC103]&gt;120; 1; 0)" office:value-type="float" office:value="1" calcext:value-type="float">
            <text:p>1</text:p>
          </table:table-cell>
          <table:table-cell table:style-name="ce7" table:formula="of:=IF([.AD103]=1;COM.MICROSOFT.CONCAT([.Y103];&quot; x &quot;;[.Z103];&quot; inches, &quot;;[.AA103];&quot; x &quot;;[.AB103];&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03]/[.$J103]; 0)" office:value-type="float" office:value="20" calcext:value-type="float">
            <text:p>20</text:p>
          </table:table-cell>
          <table:table-cell table:style-name="ce7" table:formula="of:=ROUND([.AF103]*2.54; 0)" office:value-type="float" office:value="51" calcext:value-type="float">
            <text:p>51</text:p>
          </table:table-cell>
          <table:table-cell table:style-name="ce7" table:formula="of:=ROUND([.AG103]*2.54;0)" office:value-type="float" office:value="51" calcext:value-type="float">
            <text:p>51</text:p>
          </table:table-cell>
          <table:table-cell table:style-name="ce7" table:formula="of:=IF([.$I103]&lt;[.$H103]; [.$I103]/[.AF103]; [.$H103]/[.AF103])" office:value-type="float" office:value="150.95" calcext:value-type="float">
            <text:p>151</text:p>
          </table:table-cell>
          <table:table-cell table:style-name="ce7" table:formula="of:=IF([.AJ103]&gt;100; 1; 0)" office:value-type="float" office:value="1" calcext:value-type="float">
            <text:p>1</text:p>
          </table:table-cell>
          <table:table-cell table:style-name="ce7" table:formula="of:=IF([.AK103]=1;COM.MICROSOFT.CONCAT([.AF103];&quot; x &quot;;[.AG103];&quot; inches, &quot;;[.AH103];&quot; x &quot;;[.AI103];&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03]/[.$J103]; 0)" office:value-type="float" office:value="24" calcext:value-type="float">
            <text:p>24</text:p>
          </table:table-cell>
          <table:table-cell table:style-name="ce7" table:formula="of:=ROUND([.AM103]*2.54; 0)" office:value-type="float" office:value="61" calcext:value-type="float">
            <text:p>61</text:p>
          </table:table-cell>
          <table:table-cell table:style-name="ce7" table:formula="of:=ROUND([.AN103]*2.54;0)" office:value-type="float" office:value="61" calcext:value-type="float">
            <text:p>61</text:p>
          </table:table-cell>
          <table:table-cell table:style-name="ce7" table:formula="of:=IF([.$I103]&lt;[.$H103]; [.$I103]/[.AM103]; [.$H103]/[.AM103])" office:value-type="float" office:value="125.791666666667" calcext:value-type="float">
            <text:p>126</text:p>
          </table:table-cell>
          <table:table-cell table:style-name="ce7" table:formula="of:=IF([.AQ103]&gt;90; 1; 0)" office:value-type="float" office:value="1" calcext:value-type="float">
            <text:p>1</text:p>
          </table:table-cell>
          <table:table-cell table:style-name="ce7" table:formula="of:=IF([.AR103]=1;COM.MICROSOFT.CONCAT([.AM103];&quot; x &quot;;[.AN103];&quot; inches, &quot;;[.AO103];&quot; x &quot;;[.AP103];&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03]/[.$J103]; 0)" office:value-type="float" office:value="8" calcext:value-type="float">
            <text:p>8</text:p>
          </table:table-cell>
          <table:table-cell table:style-name="ce7" table:formula="of:=ROUND([.AT103]*2.54; 0)" office:value-type="float" office:value="20" calcext:value-type="float">
            <text:p>20</text:p>
          </table:table-cell>
          <table:table-cell table:style-name="ce7" table:formula="of:=ROUND([.AU103]*2.54;0)" office:value-type="float" office:value="20" calcext:value-type="float">
            <text:p>20</text:p>
          </table:table-cell>
          <table:table-cell table:style-name="ce7" table:formula="of:=IF([.$I103]&lt;[.$H103]; [.$I103]/[.AT103]; [.$H103]/[.AT103])" office:value-type="float" office:value="377.375" calcext:value-type="float">
            <text:p>377</text:p>
          </table:table-cell>
          <table:table-cell table:style-name="ce7" table:formula="of:=IF([.AX103]&gt;280; 1; 0)" office:value-type="float" office:value="1" calcext:value-type="float">
            <text:p>1</text:p>
          </table:table-cell>
          <table:table-cell table:style-name="ce7" table:formula="of:=IF([.AY103]=1;COM.MICROSOFT.CONCAT([.AT103];&quot; x &quot;;[.AU103];&quot; inches, &quot;;[.AV103];&quot; x &quot;;[.AW103];&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03]/[.$J103]; 0)" office:value-type="float" office:value="12" calcext:value-type="float">
            <text:p>12</text:p>
          </table:table-cell>
          <table:table-cell table:style-name="ce7" table:formula="of:=ROUND([.BA103]*2.54; 0)" office:value-type="float" office:value="30" calcext:value-type="float">
            <text:p>30</text:p>
          </table:table-cell>
          <table:table-cell table:style-name="ce7" table:formula="of:=ROUND([.BB103]*2.54;0)" office:value-type="float" office:value="30" calcext:value-type="float">
            <text:p>30</text:p>
          </table:table-cell>
          <table:table-cell table:style-name="ce7" table:formula="of:=IF([.$I103]&lt;[.$H103]; [.$I103]/[.BA103]; [.$H103]/[.BA103])" office:value-type="float" office:value="251.583333333333" calcext:value-type="float">
            <text:p>252</text:p>
          </table:table-cell>
          <table:table-cell table:style-name="ce7" table:formula="of:=IF([.BE103]&gt;180; 1; 0)" office:value-type="float" office:value="1" calcext:value-type="float">
            <text:p>1</text:p>
          </table:table-cell>
          <table:table-cell table:style-name="ce7" table:formula="of:=IF([.BF103]=1;COM.MICROSOFT.CONCAT([.BA103];&quot; x &quot;;[.BB103];&quot; inches, &quot;;[.BC103];&quot; x &quot;;[.BD103];&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03]/[.$J103]; 0)" office:value-type="float" office:value="16" calcext:value-type="float">
            <text:p>16</text:p>
          </table:table-cell>
          <table:table-cell table:style-name="ce7" table:formula="of:=ROUND([.BH103]*2.54; 0)" office:value-type="float" office:value="41" calcext:value-type="float">
            <text:p>41</text:p>
          </table:table-cell>
          <table:table-cell table:style-name="ce7" table:formula="of:=ROUND([.BI103]*2.54;0)" office:value-type="float" office:value="41" calcext:value-type="float">
            <text:p>41</text:p>
          </table:table-cell>
          <table:table-cell table:style-name="ce7" table:formula="of:=IF([.$I103]&lt;[.$H103]; [.$I103]/[.BH103]; [.$H103]/[.BH103])" office:value-type="float" office:value="188.6875" calcext:value-type="float">
            <text:p>189</text:p>
          </table:table-cell>
          <table:table-cell table:style-name="ce7" table:formula="of:=IF([.BL103]&gt;150; 1; 0)" office:value-type="float" office:value="1" calcext:value-type="float">
            <text:p>1</text:p>
          </table:table-cell>
          <table:table-cell table:style-name="ce7" table:formula="of:=IF([.BM103]=1;COM.MICROSOFT.CONCAT([.BH103];&quot; x &quot;;[.BI103];&quot; inches, &quot;;[.BJ103];&quot; x &quot;;[.BK103];&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BO103]/[.$J103]; 0)" office:value-type="float" office:value="20" calcext:value-type="float">
            <text:p>20</text:p>
          </table:table-cell>
          <table:table-cell table:style-name="ce7" table:formula="of:=ROUND([.BO103]*2.54; 0)" office:value-type="float" office:value="51" calcext:value-type="float">
            <text:p>51</text:p>
          </table:table-cell>
          <table:table-cell table:style-name="ce7" table:formula="of:=ROUND([.BP103]*2.54;0)" office:value-type="float" office:value="51" calcext:value-type="float">
            <text:p>51</text:p>
          </table:table-cell>
          <table:table-cell table:style-name="ce7" table:formula="of:=IF([.$I103]&lt;[.$H103]; [.$I103]/[.BO103]; [.$H103]/[.BO103])" office:value-type="float" office:value="150.95" calcext:value-type="float">
            <text:p>151</text:p>
          </table:table-cell>
          <table:table-cell table:style-name="ce7" table:formula="of:=IF([.BS103]&gt;125; 1; 0)" office:value-type="float" office:value="1" calcext:value-type="float">
            <text:p>1</text:p>
          </table:table-cell>
          <table:table-cell table:style-name="ce7" table:formula="of:=IF([.BT103]=1;COM.MICROSOFT.CONCAT([.BO103];&quot; x &quot;;[.BP103];&quot; inches, &quot;;[.BQ103];&quot; x &quot;;[.BR103];&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BV103]/[.$J103]; 0)" office:value-type="float" office:value="24" calcext:value-type="float">
            <text:p>24</text:p>
          </table:table-cell>
          <table:table-cell table:style-name="ce7" table:formula="of:=ROUND([.BV103]*2.54; 0)" office:value-type="float" office:value="61" calcext:value-type="float">
            <text:p>61</text:p>
          </table:table-cell>
          <table:table-cell table:style-name="ce7" table:formula="of:=ROUND([.BW103]*2.54;0)" office:value-type="float" office:value="61" calcext:value-type="float">
            <text:p>61</text:p>
          </table:table-cell>
          <table:table-cell table:style-name="ce7" table:formula="of:=IF([.$I103]&lt;[.$H103]; [.$I103]/[.BV103]; [.$H103]/[.BV103])" office:value-type="float" office:value="125.791666666667" calcext:value-type="float">
            <text:p>126</text:p>
          </table:table-cell>
          <table:table-cell table:style-name="ce7" table:formula="of:=IF([.BZ103]&gt;110; 1; 0)" office:value-type="float" office:value="1" calcext:value-type="float">
            <text:p>1</text:p>
          </table:table-cell>
          <table:table-cell table:style-name="ce7" table:formula="of:=IF([.CA103]=1;COM.MICROSOFT.CONCAT([.BV103];&quot; x &quot;;[.BW103];&quot; inches, &quot;;[.BX103];&quot; x &quot;;[.BY103];&quot; cm&quot;); &quot;&quot;)" office:value-type="string" office:string-value="24 x 24 inches, 61 x 61 cm" calcext:value-type="string">
            <text:p>24 x 24 inches, 61 x 61 cm</text:p>
          </table:table-cell>
          <table:table-cell table:number-columns-repeated="2"/>
        </table:table-row>
        <table:table-row table:style-name="ro2">
          <table:table-cell office:value-type="float" office:value="103" calcext:value-type="float">
            <text:p>103</text:p>
          </table:table-cell>
          <table:table-cell table:formula="of:=COM.MICROSOFT.CONCAT(&quot;PrintGalleryImage-&quot;;[.A104];&quot;.jpg&quot;)" office:value-type="string" office:string-value="PrintGalleryImage-103.jpg" calcext:value-type="string">
            <text:p>PrintGalleryImage-103.jpg</text:p>
          </table:table-cell>
          <table:table-cell table:style-name="Default" office:value-type="string" calcext:value-type="string">
            <text:p>Cape Glossy Starling</text:p>
          </table:table-cell>
          <table:table-cell table:style-name="Default" office:value-type="string" calcext:value-type="string">
            <text:p>The secret to photographing small birds that move quickly is to do so near where people eat. At one of the campgrounds in Kruger I met two glossy starlings that were not afraid to sit on a tree with me only a few meters away. They proved to be quite bold swooping down for crumbs from the picnickers in the rest area.</text:p>
          </table:table-cell>
          <table:table-cell table:style-name="Default" office:value-type="string" calcext:value-type="string">
            <text:p>Adrian, Adrian O Brien, Adrian O' Brien, Adrian O'Brien, Animals, Bird, Birds, Brien, Kruger, National, O' Brien, O'Brien, OBrien, Park, South Africa, Wildlife chasing, chasing, chasing wildlife, chasingwildlife, nature, wildlifechasing</text:p>
          </table:table-cell>
          <table:table-cell table:style-name="ce12" office:value-type="string" calcext:value-type="string">
            <text:p>20/11/2018 12:08:11</text:p>
          </table:table-cell>
          <table:table-cell table:style-name="Default" office:value-type="string" calcext:value-type="string">
            <text:p>5190 x 3460</text:p>
          </table:table-cell>
          <table:table-cell table:formula="of:=LEFT([.G104];4)" office:value-type="string" office:string-value="5190" calcext:value-type="string">
            <text:p>5190</text:p>
          </table:table-cell>
          <table:table-cell table:formula="of:=RIGHT([.G104];4)" office:value-type="string" office:string-value="3460" calcext:value-type="string">
            <text:p>3460</text:p>
          </table:table-cell>
          <table:table-cell table:style-name="ce6" table:formula="of:=IF([.I104]/[.H104]&gt;1;[.H104]/[.I104];[.I104]/[.H104])" office:value-type="float" office:value="0.666666666666667" calcext:value-type="float">
            <text:p>0.667</text:p>
          </table:table-cell>
          <table:table-cell table:style-name="ce7" office:value-type="float" office:value="8" calcext:value-type="float">
            <text:p>8</text:p>
          </table:table-cell>
          <table:table-cell table:style-name="ce7" table:formula="of:=ROUND([.K104]/[.$J104]; 0)" office:value-type="float" office:value="12" calcext:value-type="float">
            <text:p>12</text:p>
          </table:table-cell>
          <table:table-cell table:style-name="ce7" table:formula="of:=ROUND([.K104]*2.54; 0)" office:value-type="float" office:value="20" calcext:value-type="float">
            <text:p>20</text:p>
          </table:table-cell>
          <table:table-cell table:style-name="ce7" table:formula="of:=ROUND([.L104]*2.54;0)" office:value-type="float" office:value="30" calcext:value-type="float">
            <text:p>30</text:p>
          </table:table-cell>
          <table:table-cell table:style-name="ce7" table:formula="of:=IF([.$I104]&lt;[.$H104]; [.$I104]/[.K104]; [.$H104]/[.K104])" office:value-type="float" office:value="432.5" calcext:value-type="float">
            <text:p>433</text:p>
          </table:table-cell>
          <table:table-cell table:style-name="ce7" table:formula="of:=IF([.O104]&gt;250; 1; 0)" office:value-type="float" office:value="1" calcext:value-type="float">
            <text:p>1</text:p>
          </table:table-cell>
          <table:table-cell table:style-name="ce7" table:formula="of:=IF([.P104]=1;COM.MICROSOFT.CONCAT([.K104];&quot; x &quot;;[.L104];&quot; inches, &quot;;[.M104];&quot; x &quot;;[.N10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04]/[.$J104]; 0)" office:value-type="float" office:value="18" calcext:value-type="float">
            <text:p>18</text:p>
          </table:table-cell>
          <table:table-cell table:style-name="ce7" table:formula="of:=ROUND([.R104]*2.54; 0)" office:value-type="float" office:value="30" calcext:value-type="float">
            <text:p>30</text:p>
          </table:table-cell>
          <table:table-cell table:style-name="ce7" table:formula="of:=ROUND([.S104]*2.54;0)" office:value-type="float" office:value="46" calcext:value-type="float">
            <text:p>46</text:p>
          </table:table-cell>
          <table:table-cell table:style-name="ce7" table:formula="of:=IF([.$I104]&lt;[.$H104]; [.$I104]/[.R104]; [.$H104]/[.R104])" office:value-type="float" office:value="288.333333333333" calcext:value-type="float">
            <text:p>288</text:p>
          </table:table-cell>
          <table:table-cell table:style-name="ce7" table:formula="of:=IF([.V104]&gt;150; 1; 0)" office:value-type="float" office:value="1" calcext:value-type="float">
            <text:p>1</text:p>
          </table:table-cell>
          <table:table-cell table:style-name="ce7" table:formula="of:=IF([.W104]=1;COM.MICROSOFT.CONCAT([.R104];&quot; x &quot;;[.S104];&quot; inches, &quot;;[.T104];&quot; x &quot;;[.U10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04]/[.$J104]; 0)" office:value-type="float" office:value="24" calcext:value-type="float">
            <text:p>24</text:p>
          </table:table-cell>
          <table:table-cell table:style-name="ce7" table:formula="of:=ROUND([.Y104]*2.54; 0)" office:value-type="float" office:value="41" calcext:value-type="float">
            <text:p>41</text:p>
          </table:table-cell>
          <table:table-cell table:style-name="ce7" table:formula="of:=ROUND([.Z104]*2.54;0)" office:value-type="float" office:value="61" calcext:value-type="float">
            <text:p>61</text:p>
          </table:table-cell>
          <table:table-cell table:style-name="ce7" table:formula="of:=IF([.$I104]&lt;[.$H104]; [.$I104]/[.Y104]; [.$H104]/[.Y104])" office:value-type="float" office:value="216.25" calcext:value-type="float">
            <text:p>216</text:p>
          </table:table-cell>
          <table:table-cell table:style-name="ce7" table:formula="of:=IF([.AC104]&gt;120; 1; 0)" office:value-type="float" office:value="1" calcext:value-type="float">
            <text:p>1</text:p>
          </table:table-cell>
          <table:table-cell table:style-name="ce7" table:formula="of:=IF([.AD104]=1;COM.MICROSOFT.CONCAT([.Y104];&quot; x &quot;;[.Z104];&quot; inches, &quot;;[.AA104];&quot; x &quot;;[.AB10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04]/[.$J104]; 0)" office:value-type="float" office:value="30" calcext:value-type="float">
            <text:p>30</text:p>
          </table:table-cell>
          <table:table-cell table:style-name="ce7" table:formula="of:=ROUND([.AF104]*2.54; 0)" office:value-type="float" office:value="51" calcext:value-type="float">
            <text:p>51</text:p>
          </table:table-cell>
          <table:table-cell table:style-name="ce7" table:formula="of:=ROUND([.AG104]*2.54;0)" office:value-type="float" office:value="76" calcext:value-type="float">
            <text:p>76</text:p>
          </table:table-cell>
          <table:table-cell table:style-name="ce7" table:formula="of:=IF([.$I104]&lt;[.$H104]; [.$I104]/[.AF104]; [.$H104]/[.AF104])" office:value-type="float" office:value="173" calcext:value-type="float">
            <text:p>173</text:p>
          </table:table-cell>
          <table:table-cell table:style-name="ce7" table:formula="of:=IF([.AJ104]&gt;100; 1; 0)" office:value-type="float" office:value="1" calcext:value-type="float">
            <text:p>1</text:p>
          </table:table-cell>
          <table:table-cell table:style-name="ce7" table:formula="of:=IF([.AK104]=1;COM.MICROSOFT.CONCAT([.AF104];&quot; x &quot;;[.AG104];&quot; inches, &quot;;[.AH104];&quot; x &quot;;[.AI10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04]/[.$J104]; 0)" office:value-type="float" office:value="36" calcext:value-type="float">
            <text:p>36</text:p>
          </table:table-cell>
          <table:table-cell table:style-name="ce7" table:formula="of:=ROUND([.AM104]*2.54; 0)" office:value-type="float" office:value="61" calcext:value-type="float">
            <text:p>61</text:p>
          </table:table-cell>
          <table:table-cell table:style-name="ce7" table:formula="of:=ROUND([.AN104]*2.54;0)" office:value-type="float" office:value="91" calcext:value-type="float">
            <text:p>91</text:p>
          </table:table-cell>
          <table:table-cell table:style-name="ce7" table:formula="of:=IF([.$I104]&lt;[.$H104]; [.$I104]/[.AM104]; [.$H104]/[.AM104])" office:value-type="float" office:value="144.166666666667" calcext:value-type="float">
            <text:p>144</text:p>
          </table:table-cell>
          <table:table-cell table:style-name="ce7" table:formula="of:=IF([.AQ104]&gt;90; 1; 0)" office:value-type="float" office:value="1" calcext:value-type="float">
            <text:p>1</text:p>
          </table:table-cell>
          <table:table-cell table:style-name="ce7" table:formula="of:=IF([.AR104]=1;COM.MICROSOFT.CONCAT([.AM104];&quot; x &quot;;[.AN104];&quot; inches, &quot;;[.AO104];&quot; x &quot;;[.AP104];&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04]/[.$J104]; 0)" office:value-type="float" office:value="12" calcext:value-type="float">
            <text:p>12</text:p>
          </table:table-cell>
          <table:table-cell table:style-name="ce7" table:formula="of:=ROUND([.AT104]*2.54; 0)" office:value-type="float" office:value="20" calcext:value-type="float">
            <text:p>20</text:p>
          </table:table-cell>
          <table:table-cell table:style-name="ce7" table:formula="of:=ROUND([.AU104]*2.54;0)" office:value-type="float" office:value="30" calcext:value-type="float">
            <text:p>30</text:p>
          </table:table-cell>
          <table:table-cell table:style-name="ce7" table:formula="of:=IF([.$I104]&lt;[.$H104]; [.$I104]/[.AT104]; [.$H104]/[.AT104])" office:value-type="float" office:value="432.5" calcext:value-type="float">
            <text:p>433</text:p>
          </table:table-cell>
          <table:table-cell table:style-name="ce7" table:formula="of:=IF([.AX104]&gt;280; 1; 0)" office:value-type="float" office:value="1" calcext:value-type="float">
            <text:p>1</text:p>
          </table:table-cell>
          <table:table-cell table:style-name="ce7" table:formula="of:=IF([.AY104]=1;COM.MICROSOFT.CONCAT([.AT104];&quot; x &quot;;[.AU104];&quot; inches, &quot;;[.AV104];&quot; x &quot;;[.AW10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04]/[.$J104]; 0)" office:value-type="float" office:value="18" calcext:value-type="float">
            <text:p>18</text:p>
          </table:table-cell>
          <table:table-cell table:style-name="ce7" table:formula="of:=ROUND([.BA104]*2.54; 0)" office:value-type="float" office:value="30" calcext:value-type="float">
            <text:p>30</text:p>
          </table:table-cell>
          <table:table-cell table:style-name="ce7" table:formula="of:=ROUND([.BB104]*2.54;0)" office:value-type="float" office:value="46" calcext:value-type="float">
            <text:p>46</text:p>
          </table:table-cell>
          <table:table-cell table:style-name="ce7" table:formula="of:=IF([.$I104]&lt;[.$H104]; [.$I104]/[.BA104]; [.$H104]/[.BA104])" office:value-type="float" office:value="288.333333333333" calcext:value-type="float">
            <text:p>288</text:p>
          </table:table-cell>
          <table:table-cell table:style-name="ce7" table:formula="of:=IF([.BE104]&gt;180; 1; 0)" office:value-type="float" office:value="1" calcext:value-type="float">
            <text:p>1</text:p>
          </table:table-cell>
          <table:table-cell table:style-name="ce7" table:formula="of:=IF([.BF104]=1;COM.MICROSOFT.CONCAT([.BA104];&quot; x &quot;;[.BB104];&quot; inches, &quot;;[.BC104];&quot; x &quot;;[.BD10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04]/[.$J104]; 0)" office:value-type="float" office:value="24" calcext:value-type="float">
            <text:p>24</text:p>
          </table:table-cell>
          <table:table-cell table:style-name="ce7" table:formula="of:=ROUND([.BH104]*2.54; 0)" office:value-type="float" office:value="41" calcext:value-type="float">
            <text:p>41</text:p>
          </table:table-cell>
          <table:table-cell table:style-name="ce7" table:formula="of:=ROUND([.BI104]*2.54;0)" office:value-type="float" office:value="61" calcext:value-type="float">
            <text:p>61</text:p>
          </table:table-cell>
          <table:table-cell table:style-name="ce7" table:formula="of:=IF([.$I104]&lt;[.$H104]; [.$I104]/[.BH104]; [.$H104]/[.BH104])" office:value-type="float" office:value="216.25" calcext:value-type="float">
            <text:p>216</text:p>
          </table:table-cell>
          <table:table-cell table:style-name="ce7" table:formula="of:=IF([.BL104]&gt;150; 1; 0)" office:value-type="float" office:value="1" calcext:value-type="float">
            <text:p>1</text:p>
          </table:table-cell>
          <table:table-cell table:style-name="ce7" table:formula="of:=IF([.BM104]=1;COM.MICROSOFT.CONCAT([.BH104];&quot; x &quot;;[.BI104];&quot; inches, &quot;;[.BJ104];&quot; x &quot;;[.BK10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04]/[.$J104]; 0)" office:value-type="float" office:value="30" calcext:value-type="float">
            <text:p>30</text:p>
          </table:table-cell>
          <table:table-cell table:style-name="ce7" table:formula="of:=ROUND([.BO104]*2.54; 0)" office:value-type="float" office:value="51" calcext:value-type="float">
            <text:p>51</text:p>
          </table:table-cell>
          <table:table-cell table:style-name="ce7" table:formula="of:=ROUND([.BP104]*2.54;0)" office:value-type="float" office:value="76" calcext:value-type="float">
            <text:p>76</text:p>
          </table:table-cell>
          <table:table-cell table:style-name="ce7" table:formula="of:=IF([.$I104]&lt;[.$H104]; [.$I104]/[.BO104]; [.$H104]/[.BO104])" office:value-type="float" office:value="173" calcext:value-type="float">
            <text:p>173</text:p>
          </table:table-cell>
          <table:table-cell table:style-name="ce7" table:formula="of:=IF([.BS104]&gt;125; 1; 0)" office:value-type="float" office:value="1" calcext:value-type="float">
            <text:p>1</text:p>
          </table:table-cell>
          <table:table-cell table:style-name="ce7" table:formula="of:=IF([.BT104]=1;COM.MICROSOFT.CONCAT([.BO104];&quot; x &quot;;[.BP104];&quot; inches, &quot;;[.BQ104];&quot; x &quot;;[.BR10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04]/[.$J104]; 0)" office:value-type="float" office:value="36" calcext:value-type="float">
            <text:p>36</text:p>
          </table:table-cell>
          <table:table-cell table:style-name="ce7" table:formula="of:=ROUND([.BV104]*2.54; 0)" office:value-type="float" office:value="61" calcext:value-type="float">
            <text:p>61</text:p>
          </table:table-cell>
          <table:table-cell table:style-name="ce7" table:formula="of:=ROUND([.BW104]*2.54;0)" office:value-type="float" office:value="91" calcext:value-type="float">
            <text:p>91</text:p>
          </table:table-cell>
          <table:table-cell table:style-name="ce7" table:formula="of:=IF([.$I104]&lt;[.$H104]; [.$I104]/[.BV104]; [.$H104]/[.BV104])" office:value-type="float" office:value="144.166666666667" calcext:value-type="float">
            <text:p>144</text:p>
          </table:table-cell>
          <table:table-cell table:style-name="ce7" table:formula="of:=IF([.BZ104]&gt;110; 1; 0)" office:value-type="float" office:value="1" calcext:value-type="float">
            <text:p>1</text:p>
          </table:table-cell>
          <table:table-cell table:style-name="ce7" table:formula="of:=IF([.CA104]=1;COM.MICROSOFT.CONCAT([.BV104];&quot; x &quot;;[.BW104];&quot; inches, &quot;;[.BX104];&quot; x &quot;;[.BY104];&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04" calcext:value-type="float">
            <text:p>104</text:p>
          </table:table-cell>
          <table:table-cell table:formula="of:=COM.MICROSOFT.CONCAT(&quot;PrintGalleryImage-&quot;;[.A105];&quot;.jpg&quot;)" office:value-type="string" office:string-value="PrintGalleryImage-104.jpg" calcext:value-type="string">
            <text:p>PrintGalleryImage-104.jpg</text:p>
          </table:table-cell>
          <table:table-cell table:style-name="Default" office:value-type="string" calcext:value-type="string">
            <text:p>Woodland Kingfisher</text:p>
          </table:table-cell>
          <table:table-cell table:style-name="Default" office:value-type="string" calcext:value-type="string">
            <text:p>The drought of the last few years in the Kruger has left a lot of rivers dried up. This woodland kingfisher was captured above one of these dry rivers. At the moment he is reduced to 'diving' for insects rather than fish.</text:p>
          </table:table-cell>
          <table:table-cell table:style-name="Default" office:value-type="string" calcext:value-type="string">
            <text:p>Adrian, Adrian O Brien, Adrian O' Brien, Adrian O'Brien, Animals, Bird, Birds, Brien, Kruger, National, O' Brien, O'Brien, OBrien, Park, South Africa, Wildlife chasing, chasing, chasing wildlife, chasingwildlife, nature, wildlifechasing</text:p>
          </table:table-cell>
          <table:table-cell table:style-name="ce12" office:value-type="string" calcext:value-type="string">
            <text:p>20/11/2018 17:19:54</text:p>
          </table:table-cell>
          <table:table-cell table:style-name="Default" office:value-type="string" calcext:value-type="string">
            <text:p>2478 x 2478</text:p>
          </table:table-cell>
          <table:table-cell table:formula="of:=LEFT([.G105];4)" office:value-type="string" office:string-value="2478" calcext:value-type="string">
            <text:p>2478</text:p>
          </table:table-cell>
          <table:table-cell table:formula="of:=RIGHT([.G105];4)" office:value-type="string" office:string-value="2478" calcext:value-type="string">
            <text:p>2478</text:p>
          </table:table-cell>
          <table:table-cell table:style-name="ce6" table:formula="of:=IF([.I105]/[.H105]&gt;1;[.H105]/[.I105];[.I105]/[.H105])" office:value-type="float" office:value="1" calcext:value-type="float">
            <text:p>1.000</text:p>
          </table:table-cell>
          <table:table-cell table:style-name="ce7" office:value-type="float" office:value="8" calcext:value-type="float">
            <text:p>8</text:p>
          </table:table-cell>
          <table:table-cell table:style-name="ce7" table:formula="of:=ROUND([.K105]/[.$J105]; 0)" office:value-type="float" office:value="8" calcext:value-type="float">
            <text:p>8</text:p>
          </table:table-cell>
          <table:table-cell table:style-name="ce7" table:formula="of:=ROUND([.K105]*2.54; 0)" office:value-type="float" office:value="20" calcext:value-type="float">
            <text:p>20</text:p>
          </table:table-cell>
          <table:table-cell table:style-name="ce7" table:formula="of:=ROUND([.L105]*2.54;0)" office:value-type="float" office:value="20" calcext:value-type="float">
            <text:p>20</text:p>
          </table:table-cell>
          <table:table-cell table:style-name="ce7" table:formula="of:=IF([.$I105]&lt;[.$H105]; [.$I105]/[.K105]; [.$H105]/[.K105])" office:value-type="float" office:value="309.75" calcext:value-type="float">
            <text:p>310</text:p>
          </table:table-cell>
          <table:table-cell table:style-name="ce7" table:formula="of:=IF([.O105]&gt;250; 1; 0)" office:value-type="float" office:value="1" calcext:value-type="float">
            <text:p>1</text:p>
          </table:table-cell>
          <table:table-cell table:style-name="ce7" table:formula="of:=IF([.P105]=1;COM.MICROSOFT.CONCAT([.K105];&quot; x &quot;;[.L105];&quot; inches, &quot;;[.M105];&quot; x &quot;;[.N105];&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05]/[.$J105]; 0)" office:value-type="float" office:value="12" calcext:value-type="float">
            <text:p>12</text:p>
          </table:table-cell>
          <table:table-cell table:style-name="ce7" table:formula="of:=ROUND([.R105]*2.54; 0)" office:value-type="float" office:value="30" calcext:value-type="float">
            <text:p>30</text:p>
          </table:table-cell>
          <table:table-cell table:style-name="ce7" table:formula="of:=ROUND([.S105]*2.54;0)" office:value-type="float" office:value="30" calcext:value-type="float">
            <text:p>30</text:p>
          </table:table-cell>
          <table:table-cell table:style-name="ce7" table:formula="of:=IF([.$I105]&lt;[.$H105]; [.$I105]/[.R105]; [.$H105]/[.R105])" office:value-type="float" office:value="206.5" calcext:value-type="float">
            <text:p>207</text:p>
          </table:table-cell>
          <table:table-cell table:style-name="ce7" table:formula="of:=IF([.V105]&gt;150; 1; 0)" office:value-type="float" office:value="1" calcext:value-type="float">
            <text:p>1</text:p>
          </table:table-cell>
          <table:table-cell table:style-name="ce7" table:formula="of:=IF([.W105]=1;COM.MICROSOFT.CONCAT([.R105];&quot; x &quot;;[.S105];&quot; inches, &quot;;[.T105];&quot; x &quot;;[.U105];&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05]/[.$J105]; 0)" office:value-type="float" office:value="16" calcext:value-type="float">
            <text:p>16</text:p>
          </table:table-cell>
          <table:table-cell table:style-name="ce7" table:formula="of:=ROUND([.Y105]*2.54; 0)" office:value-type="float" office:value="41" calcext:value-type="float">
            <text:p>41</text:p>
          </table:table-cell>
          <table:table-cell table:style-name="ce7" table:formula="of:=ROUND([.Z105]*2.54;0)" office:value-type="float" office:value="41" calcext:value-type="float">
            <text:p>41</text:p>
          </table:table-cell>
          <table:table-cell table:style-name="ce7" table:formula="of:=IF([.$I105]&lt;[.$H105]; [.$I105]/[.Y105]; [.$H105]/[.Y105])" office:value-type="float" office:value="154.875" calcext:value-type="float">
            <text:p>155</text:p>
          </table:table-cell>
          <table:table-cell table:style-name="ce7" table:formula="of:=IF([.AC105]&gt;120; 1; 0)" office:value-type="float" office:value="1" calcext:value-type="float">
            <text:p>1</text:p>
          </table:table-cell>
          <table:table-cell table:style-name="ce7" table:formula="of:=IF([.AD105]=1;COM.MICROSOFT.CONCAT([.Y105];&quot; x &quot;;[.Z105];&quot; inches, &quot;;[.AA105];&quot; x &quot;;[.AB105];&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05]/[.$J105]; 0)" office:value-type="float" office:value="20" calcext:value-type="float">
            <text:p>20</text:p>
          </table:table-cell>
          <table:table-cell table:style-name="ce7" table:formula="of:=ROUND([.AF105]*2.54; 0)" office:value-type="float" office:value="51" calcext:value-type="float">
            <text:p>51</text:p>
          </table:table-cell>
          <table:table-cell table:style-name="ce7" table:formula="of:=ROUND([.AG105]*2.54;0)" office:value-type="float" office:value="51" calcext:value-type="float">
            <text:p>51</text:p>
          </table:table-cell>
          <table:table-cell table:style-name="ce7" table:formula="of:=IF([.$I105]&lt;[.$H105]; [.$I105]/[.AF105]; [.$H105]/[.AF105])" office:value-type="float" office:value="123.9" calcext:value-type="float">
            <text:p>124</text:p>
          </table:table-cell>
          <table:table-cell table:style-name="ce7" table:formula="of:=IF([.AJ105]&gt;100; 1; 0)" office:value-type="float" office:value="1" calcext:value-type="float">
            <text:p>1</text:p>
          </table:table-cell>
          <table:table-cell table:style-name="ce7" table:formula="of:=IF([.AK105]=1;COM.MICROSOFT.CONCAT([.AF105];&quot; x &quot;;[.AG105];&quot; inches, &quot;;[.AH105];&quot; x &quot;;[.AI105];&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05]/[.$J105]; 0)" office:value-type="float" office:value="24" calcext:value-type="float">
            <text:p>24</text:p>
          </table:table-cell>
          <table:table-cell table:style-name="ce7" table:formula="of:=ROUND([.AM105]*2.54; 0)" office:value-type="float" office:value="61" calcext:value-type="float">
            <text:p>61</text:p>
          </table:table-cell>
          <table:table-cell table:style-name="ce7" table:formula="of:=ROUND([.AN105]*2.54;0)" office:value-type="float" office:value="61" calcext:value-type="float">
            <text:p>61</text:p>
          </table:table-cell>
          <table:table-cell table:style-name="ce7" table:formula="of:=IF([.$I105]&lt;[.$H105]; [.$I105]/[.AM105]; [.$H105]/[.AM105])" office:value-type="float" office:value="103.25" calcext:value-type="float">
            <text:p>103</text:p>
          </table:table-cell>
          <table:table-cell table:style-name="ce7" table:formula="of:=IF([.AQ105]&gt;90; 1; 0)" office:value-type="float" office:value="1" calcext:value-type="float">
            <text:p>1</text:p>
          </table:table-cell>
          <table:table-cell table:style-name="ce7" table:formula="of:=IF([.AR105]=1;COM.MICROSOFT.CONCAT([.AM105];&quot; x &quot;;[.AN105];&quot; inches, &quot;;[.AO105];&quot; x &quot;;[.AP105];&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05]/[.$J105]; 0)" office:value-type="float" office:value="8" calcext:value-type="float">
            <text:p>8</text:p>
          </table:table-cell>
          <table:table-cell table:style-name="ce7" table:formula="of:=ROUND([.AT105]*2.54; 0)" office:value-type="float" office:value="20" calcext:value-type="float">
            <text:p>20</text:p>
          </table:table-cell>
          <table:table-cell table:style-name="ce7" table:formula="of:=ROUND([.AU105]*2.54;0)" office:value-type="float" office:value="20" calcext:value-type="float">
            <text:p>20</text:p>
          </table:table-cell>
          <table:table-cell table:style-name="ce7" table:formula="of:=IF([.$I105]&lt;[.$H105]; [.$I105]/[.AT105]; [.$H105]/[.AT105])" office:value-type="float" office:value="309.75" calcext:value-type="float">
            <text:p>310</text:p>
          </table:table-cell>
          <table:table-cell table:style-name="ce7" table:formula="of:=IF([.AX105]&gt;280; 1; 0)" office:value-type="float" office:value="1" calcext:value-type="float">
            <text:p>1</text:p>
          </table:table-cell>
          <table:table-cell table:style-name="ce7" table:formula="of:=IF([.AY105]=1;COM.MICROSOFT.CONCAT([.AT105];&quot; x &quot;;[.AU105];&quot; inches, &quot;;[.AV105];&quot; x &quot;;[.AW105];&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05]/[.$J105]; 0)" office:value-type="float" office:value="12" calcext:value-type="float">
            <text:p>12</text:p>
          </table:table-cell>
          <table:table-cell table:style-name="ce7" table:formula="of:=ROUND([.BA105]*2.54; 0)" office:value-type="float" office:value="30" calcext:value-type="float">
            <text:p>30</text:p>
          </table:table-cell>
          <table:table-cell table:style-name="ce7" table:formula="of:=ROUND([.BB105]*2.54;0)" office:value-type="float" office:value="30" calcext:value-type="float">
            <text:p>30</text:p>
          </table:table-cell>
          <table:table-cell table:style-name="ce7" table:formula="of:=IF([.$I105]&lt;[.$H105]; [.$I105]/[.BA105]; [.$H105]/[.BA105])" office:value-type="float" office:value="206.5" calcext:value-type="float">
            <text:p>207</text:p>
          </table:table-cell>
          <table:table-cell table:style-name="ce7" table:formula="of:=IF([.BE105]&gt;180; 1; 0)" office:value-type="float" office:value="1" calcext:value-type="float">
            <text:p>1</text:p>
          </table:table-cell>
          <table:table-cell table:style-name="ce7" table:formula="of:=IF([.BF105]=1;COM.MICROSOFT.CONCAT([.BA105];&quot; x &quot;;[.BB105];&quot; inches, &quot;;[.BC105];&quot; x &quot;;[.BD105];&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05]/[.$J105]; 0)" office:value-type="float" office:value="16" calcext:value-type="float">
            <text:p>16</text:p>
          </table:table-cell>
          <table:table-cell table:style-name="ce7" table:formula="of:=ROUND([.BH105]*2.54; 0)" office:value-type="float" office:value="41" calcext:value-type="float">
            <text:p>41</text:p>
          </table:table-cell>
          <table:table-cell table:style-name="ce7" table:formula="of:=ROUND([.BI105]*2.54;0)" office:value-type="float" office:value="41" calcext:value-type="float">
            <text:p>41</text:p>
          </table:table-cell>
          <table:table-cell table:style-name="ce7" table:formula="of:=IF([.$I105]&lt;[.$H105]; [.$I105]/[.BH105]; [.$H105]/[.BH105])" office:value-type="float" office:value="154.875" calcext:value-type="float">
            <text:p>155</text:p>
          </table:table-cell>
          <table:table-cell table:style-name="ce7" table:formula="of:=IF([.BL105]&gt;150; 1; 0)" office:value-type="float" office:value="1" calcext:value-type="float">
            <text:p>1</text:p>
          </table:table-cell>
          <table:table-cell table:style-name="ce7" table:formula="of:=IF([.BM105]=1;COM.MICROSOFT.CONCAT([.BH105];&quot; x &quot;;[.BI105];&quot; inches, &quot;;[.BJ105];&quot; x &quot;;[.BK105];&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BO105]/[.$J105]; 0)" office:value-type="float" office:value="20" calcext:value-type="float">
            <text:p>20</text:p>
          </table:table-cell>
          <table:table-cell table:style-name="ce7" table:formula="of:=ROUND([.BO105]*2.54; 0)" office:value-type="float" office:value="51" calcext:value-type="float">
            <text:p>51</text:p>
          </table:table-cell>
          <table:table-cell table:style-name="ce7" table:formula="of:=ROUND([.BP105]*2.54;0)" office:value-type="float" office:value="51" calcext:value-type="float">
            <text:p>51</text:p>
          </table:table-cell>
          <table:table-cell table:style-name="ce7" table:formula="of:=IF([.$I105]&lt;[.$H105]; [.$I105]/[.BO105]; [.$H105]/[.BO105])" office:value-type="float" office:value="123.9" calcext:value-type="float">
            <text:p>124</text:p>
          </table:table-cell>
          <table:table-cell table:style-name="ce7" table:formula="of:=IF([.BS105]&gt;125; 1; 0)" office:value-type="float" office:value="0" calcext:value-type="float">
            <text:p>0</text:p>
          </table:table-cell>
          <table:table-cell table:style-name="ce7" table:formula="of:=IF([.BT105]=1;COM.MICROSOFT.CONCAT([.BO105];&quot; x &quot;;[.BP105];&quot; inches, &quot;;[.BQ105];&quot; x &quot;;[.BR105];&quot; cm&quot;); &quot;&quot;)">
            <text:p/>
          </table:table-cell>
          <table:table-cell table:style-name="ce7" office:value-type="float" office:value="24" calcext:value-type="float">
            <text:p>24</text:p>
          </table:table-cell>
          <table:table-cell table:style-name="ce7" table:formula="of:=ROUND([.BV105]/[.$J105]; 0)" office:value-type="float" office:value="24" calcext:value-type="float">
            <text:p>24</text:p>
          </table:table-cell>
          <table:table-cell table:style-name="ce7" table:formula="of:=ROUND([.BV105]*2.54; 0)" office:value-type="float" office:value="61" calcext:value-type="float">
            <text:p>61</text:p>
          </table:table-cell>
          <table:table-cell table:style-name="ce7" table:formula="of:=ROUND([.BW105]*2.54;0)" office:value-type="float" office:value="61" calcext:value-type="float">
            <text:p>61</text:p>
          </table:table-cell>
          <table:table-cell table:style-name="ce7" table:formula="of:=IF([.$I105]&lt;[.$H105]; [.$I105]/[.BV105]; [.$H105]/[.BV105])" office:value-type="float" office:value="103.25" calcext:value-type="float">
            <text:p>103</text:p>
          </table:table-cell>
          <table:table-cell table:style-name="ce7" table:formula="of:=IF([.BZ105]&gt;110; 1; 0)" office:value-type="float" office:value="0" calcext:value-type="float">
            <text:p>0</text:p>
          </table:table-cell>
          <table:table-cell table:style-name="ce7" table:formula="of:=IF([.CA105]=1;COM.MICROSOFT.CONCAT([.BV105];&quot; x &quot;;[.BW105];&quot; inches, &quot;;[.BX105];&quot; x &quot;;[.BY105];&quot; cm&quot;); &quot;&quot;)">
            <text:p/>
          </table:table-cell>
          <table:table-cell table:number-columns-repeated="2"/>
        </table:table-row>
        <table:table-row table:style-name="ro2">
          <table:table-cell office:value-type="float" office:value="105" calcext:value-type="float">
            <text:p>105</text:p>
          </table:table-cell>
          <table:table-cell table:formula="of:=COM.MICROSOFT.CONCAT(&quot;PrintGalleryImage-&quot;;[.A106];&quot;.jpg&quot;)" office:value-type="string" office:string-value="PrintGalleryImage-105.jpg" calcext:value-type="string">
            <text:p>PrintGalleryImage-105.jpg</text:p>
          </table:table-cell>
          <table:table-cell table:style-name="Default" office:value-type="string" calcext:value-type="string">
            <text:p>Woodland Kingfisher on a Perch</text:p>
          </table:table-cell>
          <table:table-cell table:style-name="Default" office:value-type="string" calcext:value-type="string">
            <text:p>The woodland kingfisher isn't too worried about drought in the Kruger. They have adapted to living in dry areas and often the dry season leaves empty rivers for part of the year. They 'fish' for insects when the rivers are dried up.</text:p>
          </table:table-cell>
          <table:table-cell table:style-name="Default" office:value-type="string" calcext:value-type="string">
            <text:p>Adrian, Adrian O Brien, Adrian O' Brien, Adrian O'Brien, Animals, Bird, Birds, Brien, Kruger, National, O' Brien, O'Brien, OBrien, Park, South Africa, Wildlife chasing, chasing, chasing wildlife, chasingwildlife, nature, wildlifechasing</text:p>
          </table:table-cell>
          <table:table-cell table:style-name="ce12" office:value-type="string" calcext:value-type="string">
            <text:p>20/11/2018 17:23:38</text:p>
          </table:table-cell>
          <table:table-cell table:style-name="Default" office:value-type="string" calcext:value-type="string">
            <text:p>4086 x 3269</text:p>
          </table:table-cell>
          <table:table-cell table:formula="of:=LEFT([.G106];4)" office:value-type="string" office:string-value="4086" calcext:value-type="string">
            <text:p>4086</text:p>
          </table:table-cell>
          <table:table-cell table:formula="of:=RIGHT([.G106];4)" office:value-type="string" office:string-value="3269" calcext:value-type="string">
            <text:p>3269</text:p>
          </table:table-cell>
          <table:table-cell table:style-name="ce6" table:formula="of:=IF([.I106]/[.H106]&gt;1;[.H106]/[.I106];[.I106]/[.H106])" office:value-type="float" office:value="0.80004894762604" calcext:value-type="float">
            <text:p>0.800</text:p>
          </table:table-cell>
          <table:table-cell table:style-name="ce7" office:value-type="float" office:value="8" calcext:value-type="float">
            <text:p>8</text:p>
          </table:table-cell>
          <table:table-cell table:style-name="ce7" table:formula="of:=ROUND([.K106]/[.$J106]; 0)" office:value-type="float" office:value="10" calcext:value-type="float">
            <text:p>10</text:p>
          </table:table-cell>
          <table:table-cell table:style-name="ce7" table:formula="of:=ROUND([.K106]*2.54; 0)" office:value-type="float" office:value="20" calcext:value-type="float">
            <text:p>20</text:p>
          </table:table-cell>
          <table:table-cell table:style-name="ce7" table:formula="of:=ROUND([.L106]*2.54;0)" office:value-type="float" office:value="25" calcext:value-type="float">
            <text:p>25</text:p>
          </table:table-cell>
          <table:table-cell table:style-name="ce7" table:formula="of:=IF([.$I106]&lt;[.$H106]; [.$I106]/[.K106]; [.$H106]/[.K106])" office:value-type="float" office:value="408.625" calcext:value-type="float">
            <text:p>409</text:p>
          </table:table-cell>
          <table:table-cell table:style-name="ce7" table:formula="of:=IF([.O106]&gt;250; 1; 0)" office:value-type="float" office:value="1" calcext:value-type="float">
            <text:p>1</text:p>
          </table:table-cell>
          <table:table-cell table:style-name="ce7" table:formula="of:=IF([.P106]=1;COM.MICROSOFT.CONCAT([.K106];&quot; x &quot;;[.L106];&quot; inches, &quot;;[.M106];&quot; x &quot;;[.N106];&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106]/[.$J106]; 0)" office:value-type="float" office:value="15" calcext:value-type="float">
            <text:p>15</text:p>
          </table:table-cell>
          <table:table-cell table:style-name="ce7" table:formula="of:=ROUND([.R106]*2.54; 0)" office:value-type="float" office:value="30" calcext:value-type="float">
            <text:p>30</text:p>
          </table:table-cell>
          <table:table-cell table:style-name="ce7" table:formula="of:=ROUND([.S106]*2.54;0)" office:value-type="float" office:value="38" calcext:value-type="float">
            <text:p>38</text:p>
          </table:table-cell>
          <table:table-cell table:style-name="ce7" table:formula="of:=IF([.$I106]&lt;[.$H106]; [.$I106]/[.R106]; [.$H106]/[.R106])" office:value-type="float" office:value="272.416666666667" calcext:value-type="float">
            <text:p>272</text:p>
          </table:table-cell>
          <table:table-cell table:style-name="ce7" table:formula="of:=IF([.V106]&gt;150; 1; 0)" office:value-type="float" office:value="1" calcext:value-type="float">
            <text:p>1</text:p>
          </table:table-cell>
          <table:table-cell table:style-name="ce7" table:formula="of:=IF([.W106]=1;COM.MICROSOFT.CONCAT([.R106];&quot; x &quot;;[.S106];&quot; inches, &quot;;[.T106];&quot; x &quot;;[.U106];&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106]/[.$J106]; 0)" office:value-type="float" office:value="20" calcext:value-type="float">
            <text:p>20</text:p>
          </table:table-cell>
          <table:table-cell table:style-name="ce7" table:formula="of:=ROUND([.Y106]*2.54; 0)" office:value-type="float" office:value="41" calcext:value-type="float">
            <text:p>41</text:p>
          </table:table-cell>
          <table:table-cell table:style-name="ce7" table:formula="of:=ROUND([.Z106]*2.54;0)" office:value-type="float" office:value="51" calcext:value-type="float">
            <text:p>51</text:p>
          </table:table-cell>
          <table:table-cell table:style-name="ce7" table:formula="of:=IF([.$I106]&lt;[.$H106]; [.$I106]/[.Y106]; [.$H106]/[.Y106])" office:value-type="float" office:value="204.3125" calcext:value-type="float">
            <text:p>204</text:p>
          </table:table-cell>
          <table:table-cell table:style-name="ce7" table:formula="of:=IF([.AC106]&gt;120; 1; 0)" office:value-type="float" office:value="1" calcext:value-type="float">
            <text:p>1</text:p>
          </table:table-cell>
          <table:table-cell table:style-name="ce7" table:formula="of:=IF([.AD106]=1;COM.MICROSOFT.CONCAT([.Y106];&quot; x &quot;;[.Z106];&quot; inches, &quot;;[.AA106];&quot; x &quot;;[.AB106];&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106]/[.$J106]; 0)" office:value-type="float" office:value="25" calcext:value-type="float">
            <text:p>25</text:p>
          </table:table-cell>
          <table:table-cell table:style-name="ce7" table:formula="of:=ROUND([.AF106]*2.54; 0)" office:value-type="float" office:value="51" calcext:value-type="float">
            <text:p>51</text:p>
          </table:table-cell>
          <table:table-cell table:style-name="ce7" table:formula="of:=ROUND([.AG106]*2.54;0)" office:value-type="float" office:value="64" calcext:value-type="float">
            <text:p>64</text:p>
          </table:table-cell>
          <table:table-cell table:style-name="ce7" table:formula="of:=IF([.$I106]&lt;[.$H106]; [.$I106]/[.AF106]; [.$H106]/[.AF106])" office:value-type="float" office:value="163.45" calcext:value-type="float">
            <text:p>163</text:p>
          </table:table-cell>
          <table:table-cell table:style-name="ce7" table:formula="of:=IF([.AJ106]&gt;100; 1; 0)" office:value-type="float" office:value="1" calcext:value-type="float">
            <text:p>1</text:p>
          </table:table-cell>
          <table:table-cell table:style-name="ce7" table:formula="of:=IF([.AK106]=1;COM.MICROSOFT.CONCAT([.AF106];&quot; x &quot;;[.AG106];&quot; inches, &quot;;[.AH106];&quot; x &quot;;[.AI106];&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106]/[.$J106]; 0)" office:value-type="float" office:value="30" calcext:value-type="float">
            <text:p>30</text:p>
          </table:table-cell>
          <table:table-cell table:style-name="ce7" table:formula="of:=ROUND([.AM106]*2.54; 0)" office:value-type="float" office:value="61" calcext:value-type="float">
            <text:p>61</text:p>
          </table:table-cell>
          <table:table-cell table:style-name="ce7" table:formula="of:=ROUND([.AN106]*2.54;0)" office:value-type="float" office:value="76" calcext:value-type="float">
            <text:p>76</text:p>
          </table:table-cell>
          <table:table-cell table:style-name="ce7" table:formula="of:=IF([.$I106]&lt;[.$H106]; [.$I106]/[.AM106]; [.$H106]/[.AM106])" office:value-type="float" office:value="136.208333333333" calcext:value-type="float">
            <text:p>136</text:p>
          </table:table-cell>
          <table:table-cell table:style-name="ce7" table:formula="of:=IF([.AQ106]&gt;90; 1; 0)" office:value-type="float" office:value="1" calcext:value-type="float">
            <text:p>1</text:p>
          </table:table-cell>
          <table:table-cell table:style-name="ce7" table:formula="of:=IF([.AR106]=1;COM.MICROSOFT.CONCAT([.AM106];&quot; x &quot;;[.AN106];&quot; inches, &quot;;[.AO106];&quot; x &quot;;[.AP106];&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106]/[.$J106]; 0)" office:value-type="float" office:value="10" calcext:value-type="float">
            <text:p>10</text:p>
          </table:table-cell>
          <table:table-cell table:style-name="ce7" table:formula="of:=ROUND([.AT106]*2.54; 0)" office:value-type="float" office:value="20" calcext:value-type="float">
            <text:p>20</text:p>
          </table:table-cell>
          <table:table-cell table:style-name="ce7" table:formula="of:=ROUND([.AU106]*2.54;0)" office:value-type="float" office:value="25" calcext:value-type="float">
            <text:p>25</text:p>
          </table:table-cell>
          <table:table-cell table:style-name="ce7" table:formula="of:=IF([.$I106]&lt;[.$H106]; [.$I106]/[.AT106]; [.$H106]/[.AT106])" office:value-type="float" office:value="408.625" calcext:value-type="float">
            <text:p>409</text:p>
          </table:table-cell>
          <table:table-cell table:style-name="ce7" table:formula="of:=IF([.AX106]&gt;280; 1; 0)" office:value-type="float" office:value="1" calcext:value-type="float">
            <text:p>1</text:p>
          </table:table-cell>
          <table:table-cell table:style-name="ce7" table:formula="of:=IF([.AY106]=1;COM.MICROSOFT.CONCAT([.AT106];&quot; x &quot;;[.AU106];&quot; inches, &quot;;[.AV106];&quot; x &quot;;[.AW106];&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106]/[.$J106]; 0)" office:value-type="float" office:value="15" calcext:value-type="float">
            <text:p>15</text:p>
          </table:table-cell>
          <table:table-cell table:style-name="ce7" table:formula="of:=ROUND([.BA106]*2.54; 0)" office:value-type="float" office:value="30" calcext:value-type="float">
            <text:p>30</text:p>
          </table:table-cell>
          <table:table-cell table:style-name="ce7" table:formula="of:=ROUND([.BB106]*2.54;0)" office:value-type="float" office:value="38" calcext:value-type="float">
            <text:p>38</text:p>
          </table:table-cell>
          <table:table-cell table:style-name="ce7" table:formula="of:=IF([.$I106]&lt;[.$H106]; [.$I106]/[.BA106]; [.$H106]/[.BA106])" office:value-type="float" office:value="272.416666666667" calcext:value-type="float">
            <text:p>272</text:p>
          </table:table-cell>
          <table:table-cell table:style-name="ce7" table:formula="of:=IF([.BE106]&gt;180; 1; 0)" office:value-type="float" office:value="1" calcext:value-type="float">
            <text:p>1</text:p>
          </table:table-cell>
          <table:table-cell table:style-name="ce7" table:formula="of:=IF([.BF106]=1;COM.MICROSOFT.CONCAT([.BA106];&quot; x &quot;;[.BB106];&quot; inches, &quot;;[.BC106];&quot; x &quot;;[.BD106];&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106]/[.$J106]; 0)" office:value-type="float" office:value="20" calcext:value-type="float">
            <text:p>20</text:p>
          </table:table-cell>
          <table:table-cell table:style-name="ce7" table:formula="of:=ROUND([.BH106]*2.54; 0)" office:value-type="float" office:value="41" calcext:value-type="float">
            <text:p>41</text:p>
          </table:table-cell>
          <table:table-cell table:style-name="ce7" table:formula="of:=ROUND([.BI106]*2.54;0)" office:value-type="float" office:value="51" calcext:value-type="float">
            <text:p>51</text:p>
          </table:table-cell>
          <table:table-cell table:style-name="ce7" table:formula="of:=IF([.$I106]&lt;[.$H106]; [.$I106]/[.BH106]; [.$H106]/[.BH106])" office:value-type="float" office:value="204.3125" calcext:value-type="float">
            <text:p>204</text:p>
          </table:table-cell>
          <table:table-cell table:style-name="ce7" table:formula="of:=IF([.BL106]&gt;150; 1; 0)" office:value-type="float" office:value="1" calcext:value-type="float">
            <text:p>1</text:p>
          </table:table-cell>
          <table:table-cell table:style-name="ce7" table:formula="of:=IF([.BM106]=1;COM.MICROSOFT.CONCAT([.BH106];&quot; x &quot;;[.BI106];&quot; inches, &quot;;[.BJ106];&quot; x &quot;;[.BK106];&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106]/[.$J106]; 0)" office:value-type="float" office:value="25" calcext:value-type="float">
            <text:p>25</text:p>
          </table:table-cell>
          <table:table-cell table:style-name="ce7" table:formula="of:=ROUND([.BO106]*2.54; 0)" office:value-type="float" office:value="51" calcext:value-type="float">
            <text:p>51</text:p>
          </table:table-cell>
          <table:table-cell table:style-name="ce7" table:formula="of:=ROUND([.BP106]*2.54;0)" office:value-type="float" office:value="64" calcext:value-type="float">
            <text:p>64</text:p>
          </table:table-cell>
          <table:table-cell table:style-name="ce7" table:formula="of:=IF([.$I106]&lt;[.$H106]; [.$I106]/[.BO106]; [.$H106]/[.BO106])" office:value-type="float" office:value="163.45" calcext:value-type="float">
            <text:p>163</text:p>
          </table:table-cell>
          <table:table-cell table:style-name="ce7" table:formula="of:=IF([.BS106]&gt;125; 1; 0)" office:value-type="float" office:value="1" calcext:value-type="float">
            <text:p>1</text:p>
          </table:table-cell>
          <table:table-cell table:style-name="ce7" table:formula="of:=IF([.BT106]=1;COM.MICROSOFT.CONCAT([.BO106];&quot; x &quot;;[.BP106];&quot; inches, &quot;;[.BQ106];&quot; x &quot;;[.BR106];&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106]/[.$J106]; 0)" office:value-type="float" office:value="30" calcext:value-type="float">
            <text:p>30</text:p>
          </table:table-cell>
          <table:table-cell table:style-name="ce7" table:formula="of:=ROUND([.BV106]*2.54; 0)" office:value-type="float" office:value="61" calcext:value-type="float">
            <text:p>61</text:p>
          </table:table-cell>
          <table:table-cell table:style-name="ce7" table:formula="of:=ROUND([.BW106]*2.54;0)" office:value-type="float" office:value="76" calcext:value-type="float">
            <text:p>76</text:p>
          </table:table-cell>
          <table:table-cell table:style-name="ce7" table:formula="of:=IF([.$I106]&lt;[.$H106]; [.$I106]/[.BV106]; [.$H106]/[.BV106])" office:value-type="float" office:value="136.208333333333" calcext:value-type="float">
            <text:p>136</text:p>
          </table:table-cell>
          <table:table-cell table:style-name="ce7" table:formula="of:=IF([.BZ106]&gt;110; 1; 0)" office:value-type="float" office:value="1" calcext:value-type="float">
            <text:p>1</text:p>
          </table:table-cell>
          <table:table-cell table:style-name="ce7" table:formula="of:=IF([.CA106]=1;COM.MICROSOFT.CONCAT([.BV106];&quot; x &quot;;[.BW106];&quot; inches, &quot;;[.BX106];&quot; x &quot;;[.BY106];&quot; cm&quot;); &quot;&quot;)" office:value-type="string" office:string-value="24 x 30 inches, 61 x 76 cm" calcext:value-type="string">
            <text:p>24 x 30 inches, 61 x 76 cm</text:p>
          </table:table-cell>
          <table:table-cell table:number-columns-repeated="2"/>
        </table:table-row>
        <table:table-row table:style-name="ro2">
          <table:table-cell office:value-type="float" office:value="106" calcext:value-type="float">
            <text:p>106</text:p>
          </table:table-cell>
          <table:table-cell table:formula="of:=COM.MICROSOFT.CONCAT(&quot;PrintGalleryImage-&quot;;[.A107];&quot;.jpg&quot;)" office:value-type="string" office:string-value="PrintGalleryImage-106.jpg" calcext:value-type="string">
            <text:p>PrintGalleryImage-106.jpg</text:p>
          </table:table-cell>
          <table:table-cell table:style-name="Default" office:value-type="string" calcext:value-type="string">
            <text:p>Dusty Zebras</text:p>
          </table:table-cell>
          <table:table-cell table:style-name="Default" office:value-type="string" calcext:value-type="string">
            <text:p>Travelling in Africa just makes everything red. It is such a dusty and red continent. The dry season makes this even worse and a herd of zebras can make quite a dust storm.</text:p>
          </table:table-cell>
          <table:table-cell table:style-name="Default" office:value-type="string" calcext:value-type="string">
            <text:p>Adrian, Adrian O Brien, Adrian O' Brien, Adrian O'Brien, Animals, Brien, Kruger, National, O' Brien, O'Brien, OBrien, Park, South Africa, Wildlife chasing, chasing, chasing wildlife, chasingwildlife, mammal, nature, wildlifechasing, zebra</text:p>
          </table:table-cell>
          <table:table-cell table:style-name="ce12" office:value-type="string" calcext:value-type="string">
            <text:p>21/11/2018 12:00:23</text:p>
          </table:table-cell>
          <table:table-cell table:style-name="Default" office:value-type="string" calcext:value-type="string">
            <text:p>4601 x 3067</text:p>
          </table:table-cell>
          <table:table-cell table:formula="of:=LEFT([.G107];4)" office:value-type="string" office:string-value="4601" calcext:value-type="string">
            <text:p>4601</text:p>
          </table:table-cell>
          <table:table-cell table:formula="of:=RIGHT([.G107];4)" office:value-type="string" office:string-value="3067" calcext:value-type="string">
            <text:p>3067</text:p>
          </table:table-cell>
          <table:table-cell table:style-name="ce6" table:formula="of:=IF([.I107]/[.H107]&gt;1;[.H107]/[.I107];[.I107]/[.H107])" office:value-type="float" office:value="0.66659421864812" calcext:value-type="float">
            <text:p>0.667</text:p>
          </table:table-cell>
          <table:table-cell table:style-name="ce7" office:value-type="float" office:value="8" calcext:value-type="float">
            <text:p>8</text:p>
          </table:table-cell>
          <table:table-cell table:style-name="ce7" table:formula="of:=ROUND([.K107]/[.$J107]; 0)" office:value-type="float" office:value="12" calcext:value-type="float">
            <text:p>12</text:p>
          </table:table-cell>
          <table:table-cell table:style-name="ce7" table:formula="of:=ROUND([.K107]*2.54; 0)" office:value-type="float" office:value="20" calcext:value-type="float">
            <text:p>20</text:p>
          </table:table-cell>
          <table:table-cell table:style-name="ce7" table:formula="of:=ROUND([.L107]*2.54;0)" office:value-type="float" office:value="30" calcext:value-type="float">
            <text:p>30</text:p>
          </table:table-cell>
          <table:table-cell table:style-name="ce7" table:formula="of:=IF([.$I107]&lt;[.$H107]; [.$I107]/[.K107]; [.$H107]/[.K107])" office:value-type="float" office:value="383.375" calcext:value-type="float">
            <text:p>383</text:p>
          </table:table-cell>
          <table:table-cell table:style-name="ce7" table:formula="of:=IF([.O107]&gt;250; 1; 0)" office:value-type="float" office:value="1" calcext:value-type="float">
            <text:p>1</text:p>
          </table:table-cell>
          <table:table-cell table:style-name="ce7" table:formula="of:=IF([.P107]=1;COM.MICROSOFT.CONCAT([.K107];&quot; x &quot;;[.L107];&quot; inches, &quot;;[.M107];&quot; x &quot;;[.N10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07]/[.$J107]; 0)" office:value-type="float" office:value="18" calcext:value-type="float">
            <text:p>18</text:p>
          </table:table-cell>
          <table:table-cell table:style-name="ce7" table:formula="of:=ROUND([.R107]*2.54; 0)" office:value-type="float" office:value="30" calcext:value-type="float">
            <text:p>30</text:p>
          </table:table-cell>
          <table:table-cell table:style-name="ce7" table:formula="of:=ROUND([.S107]*2.54;0)" office:value-type="float" office:value="46" calcext:value-type="float">
            <text:p>46</text:p>
          </table:table-cell>
          <table:table-cell table:style-name="ce7" table:formula="of:=IF([.$I107]&lt;[.$H107]; [.$I107]/[.R107]; [.$H107]/[.R107])" office:value-type="float" office:value="255.583333333333" calcext:value-type="float">
            <text:p>256</text:p>
          </table:table-cell>
          <table:table-cell table:style-name="ce7" table:formula="of:=IF([.V107]&gt;150; 1; 0)" office:value-type="float" office:value="1" calcext:value-type="float">
            <text:p>1</text:p>
          </table:table-cell>
          <table:table-cell table:style-name="ce7" table:formula="of:=IF([.W107]=1;COM.MICROSOFT.CONCAT([.R107];&quot; x &quot;;[.S107];&quot; inches, &quot;;[.T107];&quot; x &quot;;[.U10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07]/[.$J107]; 0)" office:value-type="float" office:value="24" calcext:value-type="float">
            <text:p>24</text:p>
          </table:table-cell>
          <table:table-cell table:style-name="ce7" table:formula="of:=ROUND([.Y107]*2.54; 0)" office:value-type="float" office:value="41" calcext:value-type="float">
            <text:p>41</text:p>
          </table:table-cell>
          <table:table-cell table:style-name="ce7" table:formula="of:=ROUND([.Z107]*2.54;0)" office:value-type="float" office:value="61" calcext:value-type="float">
            <text:p>61</text:p>
          </table:table-cell>
          <table:table-cell table:style-name="ce7" table:formula="of:=IF([.$I107]&lt;[.$H107]; [.$I107]/[.Y107]; [.$H107]/[.Y107])" office:value-type="float" office:value="191.6875" calcext:value-type="float">
            <text:p>192</text:p>
          </table:table-cell>
          <table:table-cell table:style-name="ce7" table:formula="of:=IF([.AC107]&gt;120; 1; 0)" office:value-type="float" office:value="1" calcext:value-type="float">
            <text:p>1</text:p>
          </table:table-cell>
          <table:table-cell table:style-name="ce7" table:formula="of:=IF([.AD107]=1;COM.MICROSOFT.CONCAT([.Y107];&quot; x &quot;;[.Z107];&quot; inches, &quot;;[.AA107];&quot; x &quot;;[.AB10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07]/[.$J107]; 0)" office:value-type="float" office:value="30" calcext:value-type="float">
            <text:p>30</text:p>
          </table:table-cell>
          <table:table-cell table:style-name="ce7" table:formula="of:=ROUND([.AF107]*2.54; 0)" office:value-type="float" office:value="51" calcext:value-type="float">
            <text:p>51</text:p>
          </table:table-cell>
          <table:table-cell table:style-name="ce7" table:formula="of:=ROUND([.AG107]*2.54;0)" office:value-type="float" office:value="76" calcext:value-type="float">
            <text:p>76</text:p>
          </table:table-cell>
          <table:table-cell table:style-name="ce7" table:formula="of:=IF([.$I107]&lt;[.$H107]; [.$I107]/[.AF107]; [.$H107]/[.AF107])" office:value-type="float" office:value="153.35" calcext:value-type="float">
            <text:p>153</text:p>
          </table:table-cell>
          <table:table-cell table:style-name="ce7" table:formula="of:=IF([.AJ107]&gt;100; 1; 0)" office:value-type="float" office:value="1" calcext:value-type="float">
            <text:p>1</text:p>
          </table:table-cell>
          <table:table-cell table:style-name="ce7" table:formula="of:=IF([.AK107]=1;COM.MICROSOFT.CONCAT([.AF107];&quot; x &quot;;[.AG107];&quot; inches, &quot;;[.AH107];&quot; x &quot;;[.AI10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07]/[.$J107]; 0)" office:value-type="float" office:value="36" calcext:value-type="float">
            <text:p>36</text:p>
          </table:table-cell>
          <table:table-cell table:style-name="ce7" table:formula="of:=ROUND([.AM107]*2.54; 0)" office:value-type="float" office:value="61" calcext:value-type="float">
            <text:p>61</text:p>
          </table:table-cell>
          <table:table-cell table:style-name="ce7" table:formula="of:=ROUND([.AN107]*2.54;0)" office:value-type="float" office:value="91" calcext:value-type="float">
            <text:p>91</text:p>
          </table:table-cell>
          <table:table-cell table:style-name="ce7" table:formula="of:=IF([.$I107]&lt;[.$H107]; [.$I107]/[.AM107]; [.$H107]/[.AM107])" office:value-type="float" office:value="127.791666666667" calcext:value-type="float">
            <text:p>128</text:p>
          </table:table-cell>
          <table:table-cell table:style-name="ce7" table:formula="of:=IF([.AQ107]&gt;90; 1; 0)" office:value-type="float" office:value="1" calcext:value-type="float">
            <text:p>1</text:p>
          </table:table-cell>
          <table:table-cell table:style-name="ce7" table:formula="of:=IF([.AR107]=1;COM.MICROSOFT.CONCAT([.AM107];&quot; x &quot;;[.AN107];&quot; inches, &quot;;[.AO107];&quot; x &quot;;[.AP107];&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07]/[.$J107]; 0)" office:value-type="float" office:value="12" calcext:value-type="float">
            <text:p>12</text:p>
          </table:table-cell>
          <table:table-cell table:style-name="ce7" table:formula="of:=ROUND([.AT107]*2.54; 0)" office:value-type="float" office:value="20" calcext:value-type="float">
            <text:p>20</text:p>
          </table:table-cell>
          <table:table-cell table:style-name="ce7" table:formula="of:=ROUND([.AU107]*2.54;0)" office:value-type="float" office:value="30" calcext:value-type="float">
            <text:p>30</text:p>
          </table:table-cell>
          <table:table-cell table:style-name="ce7" table:formula="of:=IF([.$I107]&lt;[.$H107]; [.$I107]/[.AT107]; [.$H107]/[.AT107])" office:value-type="float" office:value="383.375" calcext:value-type="float">
            <text:p>383</text:p>
          </table:table-cell>
          <table:table-cell table:style-name="ce7" table:formula="of:=IF([.AX107]&gt;280; 1; 0)" office:value-type="float" office:value="1" calcext:value-type="float">
            <text:p>1</text:p>
          </table:table-cell>
          <table:table-cell table:style-name="ce7" table:formula="of:=IF([.AY107]=1;COM.MICROSOFT.CONCAT([.AT107];&quot; x &quot;;[.AU107];&quot; inches, &quot;;[.AV107];&quot; x &quot;;[.AW10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07]/[.$J107]; 0)" office:value-type="float" office:value="18" calcext:value-type="float">
            <text:p>18</text:p>
          </table:table-cell>
          <table:table-cell table:style-name="ce7" table:formula="of:=ROUND([.BA107]*2.54; 0)" office:value-type="float" office:value="30" calcext:value-type="float">
            <text:p>30</text:p>
          </table:table-cell>
          <table:table-cell table:style-name="ce7" table:formula="of:=ROUND([.BB107]*2.54;0)" office:value-type="float" office:value="46" calcext:value-type="float">
            <text:p>46</text:p>
          </table:table-cell>
          <table:table-cell table:style-name="ce7" table:formula="of:=IF([.$I107]&lt;[.$H107]; [.$I107]/[.BA107]; [.$H107]/[.BA107])" office:value-type="float" office:value="255.583333333333" calcext:value-type="float">
            <text:p>256</text:p>
          </table:table-cell>
          <table:table-cell table:style-name="ce7" table:formula="of:=IF([.BE107]&gt;180; 1; 0)" office:value-type="float" office:value="1" calcext:value-type="float">
            <text:p>1</text:p>
          </table:table-cell>
          <table:table-cell table:style-name="ce7" table:formula="of:=IF([.BF107]=1;COM.MICROSOFT.CONCAT([.BA107];&quot; x &quot;;[.BB107];&quot; inches, &quot;;[.BC107];&quot; x &quot;;[.BD10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07]/[.$J107]; 0)" office:value-type="float" office:value="24" calcext:value-type="float">
            <text:p>24</text:p>
          </table:table-cell>
          <table:table-cell table:style-name="ce7" table:formula="of:=ROUND([.BH107]*2.54; 0)" office:value-type="float" office:value="41" calcext:value-type="float">
            <text:p>41</text:p>
          </table:table-cell>
          <table:table-cell table:style-name="ce7" table:formula="of:=ROUND([.BI107]*2.54;0)" office:value-type="float" office:value="61" calcext:value-type="float">
            <text:p>61</text:p>
          </table:table-cell>
          <table:table-cell table:style-name="ce7" table:formula="of:=IF([.$I107]&lt;[.$H107]; [.$I107]/[.BH107]; [.$H107]/[.BH107])" office:value-type="float" office:value="191.6875" calcext:value-type="float">
            <text:p>192</text:p>
          </table:table-cell>
          <table:table-cell table:style-name="ce7" table:formula="of:=IF([.BL107]&gt;150; 1; 0)" office:value-type="float" office:value="1" calcext:value-type="float">
            <text:p>1</text:p>
          </table:table-cell>
          <table:table-cell table:style-name="ce7" table:formula="of:=IF([.BM107]=1;COM.MICROSOFT.CONCAT([.BH107];&quot; x &quot;;[.BI107];&quot; inches, &quot;;[.BJ107];&quot; x &quot;;[.BK10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07]/[.$J107]; 0)" office:value-type="float" office:value="30" calcext:value-type="float">
            <text:p>30</text:p>
          </table:table-cell>
          <table:table-cell table:style-name="ce7" table:formula="of:=ROUND([.BO107]*2.54; 0)" office:value-type="float" office:value="51" calcext:value-type="float">
            <text:p>51</text:p>
          </table:table-cell>
          <table:table-cell table:style-name="ce7" table:formula="of:=ROUND([.BP107]*2.54;0)" office:value-type="float" office:value="76" calcext:value-type="float">
            <text:p>76</text:p>
          </table:table-cell>
          <table:table-cell table:style-name="ce7" table:formula="of:=IF([.$I107]&lt;[.$H107]; [.$I107]/[.BO107]; [.$H107]/[.BO107])" office:value-type="float" office:value="153.35" calcext:value-type="float">
            <text:p>153</text:p>
          </table:table-cell>
          <table:table-cell table:style-name="ce7" table:formula="of:=IF([.BS107]&gt;125; 1; 0)" office:value-type="float" office:value="1" calcext:value-type="float">
            <text:p>1</text:p>
          </table:table-cell>
          <table:table-cell table:style-name="ce7" table:formula="of:=IF([.BT107]=1;COM.MICROSOFT.CONCAT([.BO107];&quot; x &quot;;[.BP107];&quot; inches, &quot;;[.BQ107];&quot; x &quot;;[.BR10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07]/[.$J107]; 0)" office:value-type="float" office:value="36" calcext:value-type="float">
            <text:p>36</text:p>
          </table:table-cell>
          <table:table-cell table:style-name="ce7" table:formula="of:=ROUND([.BV107]*2.54; 0)" office:value-type="float" office:value="61" calcext:value-type="float">
            <text:p>61</text:p>
          </table:table-cell>
          <table:table-cell table:style-name="ce7" table:formula="of:=ROUND([.BW107]*2.54;0)" office:value-type="float" office:value="91" calcext:value-type="float">
            <text:p>91</text:p>
          </table:table-cell>
          <table:table-cell table:style-name="ce7" table:formula="of:=IF([.$I107]&lt;[.$H107]; [.$I107]/[.BV107]; [.$H107]/[.BV107])" office:value-type="float" office:value="127.791666666667" calcext:value-type="float">
            <text:p>128</text:p>
          </table:table-cell>
          <table:table-cell table:style-name="ce7" table:formula="of:=IF([.BZ107]&gt;110; 1; 0)" office:value-type="float" office:value="1" calcext:value-type="float">
            <text:p>1</text:p>
          </table:table-cell>
          <table:table-cell table:style-name="ce7" table:formula="of:=IF([.CA107]=1;COM.MICROSOFT.CONCAT([.BV107];&quot; x &quot;;[.BW107];&quot; inches, &quot;;[.BX107];&quot; x &quot;;[.BY107];&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07" calcext:value-type="float">
            <text:p>107</text:p>
          </table:table-cell>
          <table:table-cell table:formula="of:=COM.MICROSOFT.CONCAT(&quot;PrintGalleryImage-&quot;;[.A108];&quot;.jpg&quot;)" office:value-type="string" office:string-value="PrintGalleryImage-107.jpg" calcext:value-type="string">
            <text:p>PrintGalleryImage-107.jpg</text:p>
          </table:table-cell>
          <table:table-cell table:style-name="Default" office:value-type="string" calcext:value-type="string">
            <text:p>Southern Yellow Billed Hornbill</text:p>
          </table:table-cell>
          <table:table-cell table:style-name="Default" office:value-type="string" calcext:value-type="string">
            <text:p>The grey African hornbill is often portrayed as a comical bird. I wouldn't have believed the stereotype was based on reality until I met these two who spent nearly half an hour looking at their reflections in the cars shiny plastic. They really are intelligent and curious birds.</text:p>
          </table:table-cell>
          <table:table-cell table:style-name="Default" office:value-type="string" calcext:value-type="string">
            <text:p>Adrian, Adrian O Brien, Adrian O' Brien, Adrian O'Brien, Animals, Bird, Birds, Brien, Kruger, National, O' Brien, O'Brien, OBrien, Park, South Africa, Wildlife chasing, chasing, chasing wildlife, chasingwildlife, nature, wildlifechasing</text:p>
          </table:table-cell>
          <table:table-cell table:style-name="ce12" office:value-type="string" calcext:value-type="string">
            <text:p>23/11/2018 12:20:49</text:p>
          </table:table-cell>
          <table:table-cell table:style-name="Default" office:value-type="string" calcext:value-type="string">
            <text:p>6016 x 4011</text:p>
          </table:table-cell>
          <table:table-cell table:formula="of:=LEFT([.G108];4)" office:value-type="string" office:string-value="6016" calcext:value-type="string">
            <text:p>6016</text:p>
          </table:table-cell>
          <table:table-cell table:formula="of:=RIGHT([.G108];4)" office:value-type="string" office:string-value="4011" calcext:value-type="string">
            <text:p>4011</text:p>
          </table:table-cell>
          <table:table-cell table:style-name="ce6" table:formula="of:=IF([.I108]/[.H108]&gt;1;[.H108]/[.I108];[.I108]/[.H108])" office:value-type="float" office:value="0.666722074468085" calcext:value-type="float">
            <text:p>0.667</text:p>
          </table:table-cell>
          <table:table-cell table:style-name="ce7" office:value-type="float" office:value="8" calcext:value-type="float">
            <text:p>8</text:p>
          </table:table-cell>
          <table:table-cell table:style-name="ce7" table:formula="of:=ROUND([.K108]/[.$J108]; 0)" office:value-type="float" office:value="12" calcext:value-type="float">
            <text:p>12</text:p>
          </table:table-cell>
          <table:table-cell table:style-name="ce7" table:formula="of:=ROUND([.K108]*2.54; 0)" office:value-type="float" office:value="20" calcext:value-type="float">
            <text:p>20</text:p>
          </table:table-cell>
          <table:table-cell table:style-name="ce7" table:formula="of:=ROUND([.L108]*2.54;0)" office:value-type="float" office:value="30" calcext:value-type="float">
            <text:p>30</text:p>
          </table:table-cell>
          <table:table-cell table:style-name="ce7" table:formula="of:=IF([.$I108]&lt;[.$H108]; [.$I108]/[.K108]; [.$H108]/[.K108])" office:value-type="float" office:value="501.375" calcext:value-type="float">
            <text:p>501</text:p>
          </table:table-cell>
          <table:table-cell table:style-name="ce7" table:formula="of:=IF([.O108]&gt;250; 1; 0)" office:value-type="float" office:value="1" calcext:value-type="float">
            <text:p>1</text:p>
          </table:table-cell>
          <table:table-cell table:style-name="ce7" table:formula="of:=IF([.P108]=1;COM.MICROSOFT.CONCAT([.K108];&quot; x &quot;;[.L108];&quot; inches, &quot;;[.M108];&quot; x &quot;;[.N10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08]/[.$J108]; 0)" office:value-type="float" office:value="18" calcext:value-type="float">
            <text:p>18</text:p>
          </table:table-cell>
          <table:table-cell table:style-name="ce7" table:formula="of:=ROUND([.R108]*2.54; 0)" office:value-type="float" office:value="30" calcext:value-type="float">
            <text:p>30</text:p>
          </table:table-cell>
          <table:table-cell table:style-name="ce7" table:formula="of:=ROUND([.S108]*2.54;0)" office:value-type="float" office:value="46" calcext:value-type="float">
            <text:p>46</text:p>
          </table:table-cell>
          <table:table-cell table:style-name="ce7" table:formula="of:=IF([.$I108]&lt;[.$H108]; [.$I108]/[.R108]; [.$H108]/[.R108])" office:value-type="float" office:value="334.25" calcext:value-type="float">
            <text:p>334</text:p>
          </table:table-cell>
          <table:table-cell table:style-name="ce7" table:formula="of:=IF([.V108]&gt;150; 1; 0)" office:value-type="float" office:value="1" calcext:value-type="float">
            <text:p>1</text:p>
          </table:table-cell>
          <table:table-cell table:style-name="ce7" table:formula="of:=IF([.W108]=1;COM.MICROSOFT.CONCAT([.R108];&quot; x &quot;;[.S108];&quot; inches, &quot;;[.T108];&quot; x &quot;;[.U10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08]/[.$J108]; 0)" office:value-type="float" office:value="24" calcext:value-type="float">
            <text:p>24</text:p>
          </table:table-cell>
          <table:table-cell table:style-name="ce7" table:formula="of:=ROUND([.Y108]*2.54; 0)" office:value-type="float" office:value="41" calcext:value-type="float">
            <text:p>41</text:p>
          </table:table-cell>
          <table:table-cell table:style-name="ce7" table:formula="of:=ROUND([.Z108]*2.54;0)" office:value-type="float" office:value="61" calcext:value-type="float">
            <text:p>61</text:p>
          </table:table-cell>
          <table:table-cell table:style-name="ce7" table:formula="of:=IF([.$I108]&lt;[.$H108]; [.$I108]/[.Y108]; [.$H108]/[.Y108])" office:value-type="float" office:value="250.6875" calcext:value-type="float">
            <text:p>251</text:p>
          </table:table-cell>
          <table:table-cell table:style-name="ce7" table:formula="of:=IF([.AC108]&gt;120; 1; 0)" office:value-type="float" office:value="1" calcext:value-type="float">
            <text:p>1</text:p>
          </table:table-cell>
          <table:table-cell table:style-name="ce7" table:formula="of:=IF([.AD108]=1;COM.MICROSOFT.CONCAT([.Y108];&quot; x &quot;;[.Z108];&quot; inches, &quot;;[.AA108];&quot; x &quot;;[.AB10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08]/[.$J108]; 0)" office:value-type="float" office:value="30" calcext:value-type="float">
            <text:p>30</text:p>
          </table:table-cell>
          <table:table-cell table:style-name="ce7" table:formula="of:=ROUND([.AF108]*2.54; 0)" office:value-type="float" office:value="51" calcext:value-type="float">
            <text:p>51</text:p>
          </table:table-cell>
          <table:table-cell table:style-name="ce7" table:formula="of:=ROUND([.AG108]*2.54;0)" office:value-type="float" office:value="76" calcext:value-type="float">
            <text:p>76</text:p>
          </table:table-cell>
          <table:table-cell table:style-name="ce7" table:formula="of:=IF([.$I108]&lt;[.$H108]; [.$I108]/[.AF108]; [.$H108]/[.AF108])" office:value-type="float" office:value="200.55" calcext:value-type="float">
            <text:p>201</text:p>
          </table:table-cell>
          <table:table-cell table:style-name="ce7" table:formula="of:=IF([.AJ108]&gt;100; 1; 0)" office:value-type="float" office:value="1" calcext:value-type="float">
            <text:p>1</text:p>
          </table:table-cell>
          <table:table-cell table:style-name="ce7" table:formula="of:=IF([.AK108]=1;COM.MICROSOFT.CONCAT([.AF108];&quot; x &quot;;[.AG108];&quot; inches, &quot;;[.AH108];&quot; x &quot;;[.AI10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08]/[.$J108]; 0)" office:value-type="float" office:value="36" calcext:value-type="float">
            <text:p>36</text:p>
          </table:table-cell>
          <table:table-cell table:style-name="ce7" table:formula="of:=ROUND([.AM108]*2.54; 0)" office:value-type="float" office:value="61" calcext:value-type="float">
            <text:p>61</text:p>
          </table:table-cell>
          <table:table-cell table:style-name="ce7" table:formula="of:=ROUND([.AN108]*2.54;0)" office:value-type="float" office:value="91" calcext:value-type="float">
            <text:p>91</text:p>
          </table:table-cell>
          <table:table-cell table:style-name="ce7" table:formula="of:=IF([.$I108]&lt;[.$H108]; [.$I108]/[.AM108]; [.$H108]/[.AM108])" office:value-type="float" office:value="167.125" calcext:value-type="float">
            <text:p>167</text:p>
          </table:table-cell>
          <table:table-cell table:style-name="ce7" table:formula="of:=IF([.AQ108]&gt;90; 1; 0)" office:value-type="float" office:value="1" calcext:value-type="float">
            <text:p>1</text:p>
          </table:table-cell>
          <table:table-cell table:style-name="ce7" table:formula="of:=IF([.AR108]=1;COM.MICROSOFT.CONCAT([.AM108];&quot; x &quot;;[.AN108];&quot; inches, &quot;;[.AO108];&quot; x &quot;;[.AP108];&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08]/[.$J108]; 0)" office:value-type="float" office:value="12" calcext:value-type="float">
            <text:p>12</text:p>
          </table:table-cell>
          <table:table-cell table:style-name="ce7" table:formula="of:=ROUND([.AT108]*2.54; 0)" office:value-type="float" office:value="20" calcext:value-type="float">
            <text:p>20</text:p>
          </table:table-cell>
          <table:table-cell table:style-name="ce7" table:formula="of:=ROUND([.AU108]*2.54;0)" office:value-type="float" office:value="30" calcext:value-type="float">
            <text:p>30</text:p>
          </table:table-cell>
          <table:table-cell table:style-name="ce7" table:formula="of:=IF([.$I108]&lt;[.$H108]; [.$I108]/[.AT108]; [.$H108]/[.AT108])" office:value-type="float" office:value="501.375" calcext:value-type="float">
            <text:p>501</text:p>
          </table:table-cell>
          <table:table-cell table:style-name="ce7" table:formula="of:=IF([.AX108]&gt;280; 1; 0)" office:value-type="float" office:value="1" calcext:value-type="float">
            <text:p>1</text:p>
          </table:table-cell>
          <table:table-cell table:style-name="ce7" table:formula="of:=IF([.AY108]=1;COM.MICROSOFT.CONCAT([.AT108];&quot; x &quot;;[.AU108];&quot; inches, &quot;;[.AV108];&quot; x &quot;;[.AW10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08]/[.$J108]; 0)" office:value-type="float" office:value="18" calcext:value-type="float">
            <text:p>18</text:p>
          </table:table-cell>
          <table:table-cell table:style-name="ce7" table:formula="of:=ROUND([.BA108]*2.54; 0)" office:value-type="float" office:value="30" calcext:value-type="float">
            <text:p>30</text:p>
          </table:table-cell>
          <table:table-cell table:style-name="ce7" table:formula="of:=ROUND([.BB108]*2.54;0)" office:value-type="float" office:value="46" calcext:value-type="float">
            <text:p>46</text:p>
          </table:table-cell>
          <table:table-cell table:style-name="ce7" table:formula="of:=IF([.$I108]&lt;[.$H108]; [.$I108]/[.BA108]; [.$H108]/[.BA108])" office:value-type="float" office:value="334.25" calcext:value-type="float">
            <text:p>334</text:p>
          </table:table-cell>
          <table:table-cell table:style-name="ce7" table:formula="of:=IF([.BE108]&gt;180; 1; 0)" office:value-type="float" office:value="1" calcext:value-type="float">
            <text:p>1</text:p>
          </table:table-cell>
          <table:table-cell table:style-name="ce7" table:formula="of:=IF([.BF108]=1;COM.MICROSOFT.CONCAT([.BA108];&quot; x &quot;;[.BB108];&quot; inches, &quot;;[.BC108];&quot; x &quot;;[.BD10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08]/[.$J108]; 0)" office:value-type="float" office:value="24" calcext:value-type="float">
            <text:p>24</text:p>
          </table:table-cell>
          <table:table-cell table:style-name="ce7" table:formula="of:=ROUND([.BH108]*2.54; 0)" office:value-type="float" office:value="41" calcext:value-type="float">
            <text:p>41</text:p>
          </table:table-cell>
          <table:table-cell table:style-name="ce7" table:formula="of:=ROUND([.BI108]*2.54;0)" office:value-type="float" office:value="61" calcext:value-type="float">
            <text:p>61</text:p>
          </table:table-cell>
          <table:table-cell table:style-name="ce7" table:formula="of:=IF([.$I108]&lt;[.$H108]; [.$I108]/[.BH108]; [.$H108]/[.BH108])" office:value-type="float" office:value="250.6875" calcext:value-type="float">
            <text:p>251</text:p>
          </table:table-cell>
          <table:table-cell table:style-name="ce7" table:formula="of:=IF([.BL108]&gt;150; 1; 0)" office:value-type="float" office:value="1" calcext:value-type="float">
            <text:p>1</text:p>
          </table:table-cell>
          <table:table-cell table:style-name="ce7" table:formula="of:=IF([.BM108]=1;COM.MICROSOFT.CONCAT([.BH108];&quot; x &quot;;[.BI108];&quot; inches, &quot;;[.BJ108];&quot; x &quot;;[.BK10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08]/[.$J108]; 0)" office:value-type="float" office:value="30" calcext:value-type="float">
            <text:p>30</text:p>
          </table:table-cell>
          <table:table-cell table:style-name="ce7" table:formula="of:=ROUND([.BO108]*2.54; 0)" office:value-type="float" office:value="51" calcext:value-type="float">
            <text:p>51</text:p>
          </table:table-cell>
          <table:table-cell table:style-name="ce7" table:formula="of:=ROUND([.BP108]*2.54;0)" office:value-type="float" office:value="76" calcext:value-type="float">
            <text:p>76</text:p>
          </table:table-cell>
          <table:table-cell table:style-name="ce7" table:formula="of:=IF([.$I108]&lt;[.$H108]; [.$I108]/[.BO108]; [.$H108]/[.BO108])" office:value-type="float" office:value="200.55" calcext:value-type="float">
            <text:p>201</text:p>
          </table:table-cell>
          <table:table-cell table:style-name="ce7" table:formula="of:=IF([.BS108]&gt;125; 1; 0)" office:value-type="float" office:value="1" calcext:value-type="float">
            <text:p>1</text:p>
          </table:table-cell>
          <table:table-cell table:style-name="ce7" table:formula="of:=IF([.BT108]=1;COM.MICROSOFT.CONCAT([.BO108];&quot; x &quot;;[.BP108];&quot; inches, &quot;;[.BQ108];&quot; x &quot;;[.BR10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08]/[.$J108]; 0)" office:value-type="float" office:value="36" calcext:value-type="float">
            <text:p>36</text:p>
          </table:table-cell>
          <table:table-cell table:style-name="ce7" table:formula="of:=ROUND([.BV108]*2.54; 0)" office:value-type="float" office:value="61" calcext:value-type="float">
            <text:p>61</text:p>
          </table:table-cell>
          <table:table-cell table:style-name="ce7" table:formula="of:=ROUND([.BW108]*2.54;0)" office:value-type="float" office:value="91" calcext:value-type="float">
            <text:p>91</text:p>
          </table:table-cell>
          <table:table-cell table:style-name="ce7" table:formula="of:=IF([.$I108]&lt;[.$H108]; [.$I108]/[.BV108]; [.$H108]/[.BV108])" office:value-type="float" office:value="167.125" calcext:value-type="float">
            <text:p>167</text:p>
          </table:table-cell>
          <table:table-cell table:style-name="ce7" table:formula="of:=IF([.BZ108]&gt;110; 1; 0)" office:value-type="float" office:value="1" calcext:value-type="float">
            <text:p>1</text:p>
          </table:table-cell>
          <table:table-cell table:style-name="ce7" table:formula="of:=IF([.CA108]=1;COM.MICROSOFT.CONCAT([.BV108];&quot; x &quot;;[.BW108];&quot; inches, &quot;;[.BX108];&quot; x &quot;;[.BY108];&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08" calcext:value-type="float">
            <text:p>108</text:p>
          </table:table-cell>
          <table:table-cell table:formula="of:=COM.MICROSOFT.CONCAT(&quot;PrintGalleryImage-&quot;;[.A109];&quot;.jpg&quot;)" office:value-type="string" office:string-value="PrintGalleryImage-108.jpg" calcext:value-type="string">
            <text:p>PrintGalleryImage-108.jpg</text:p>
          </table:table-cell>
          <table:table-cell table:style-name="Default" office:value-type="string" calcext:value-type="string">
            <text:p>New Born Impala Portrait (crop)</text:p>
          </table:table-cell>
          <table:table-cell table:style-name="Default" office:value-type="string" calcext:value-type="string">
            <text:p>A lot of prey animals give birth at the end of November in the Kruger, just in time for the wet season when lush grasses can help them grow quickly. It makes for a great time to visit as there are many cute creatures around and also plenty of prey to tempt the iconic predators of the savannah.</text:p>
          </table:table-cell>
          <table:table-cell table:style-name="Default" office:value-type="string" calcext:value-type="string">
            <text:p>Adrian, Adrian O Brien, Adrian O' Brien, Adrian O'Brien, Animals, Brien, Kruger, National, O' Brien, O'Brien, OBrien, Park, South Africa, Wildlife chasing, chasing, chasing wildlife, chasingwildlife, mammal, nature, wildlifechasing</text:p>
          </table:table-cell>
          <table:table-cell table:style-name="ce12" office:value-type="string" calcext:value-type="string">
            <text:p>25/11/2018 06:07:21</text:p>
          </table:table-cell>
          <table:table-cell table:style-name="Default" office:value-type="string" calcext:value-type="string">
            <text:p>3125 x 3125</text:p>
          </table:table-cell>
          <table:table-cell table:formula="of:=LEFT([.G109];4)" office:value-type="string" office:string-value="3125" calcext:value-type="string">
            <text:p>3125</text:p>
          </table:table-cell>
          <table:table-cell table:formula="of:=RIGHT([.G109];4)" office:value-type="string" office:string-value="3125" calcext:value-type="string">
            <text:p>3125</text:p>
          </table:table-cell>
          <table:table-cell table:style-name="ce6" table:formula="of:=IF([.I109]/[.H109]&gt;1;[.H109]/[.I109];[.I109]/[.H109])" office:value-type="float" office:value="1" calcext:value-type="float">
            <text:p>1.000</text:p>
          </table:table-cell>
          <table:table-cell table:style-name="ce7" office:value-type="float" office:value="8" calcext:value-type="float">
            <text:p>8</text:p>
          </table:table-cell>
          <table:table-cell table:style-name="ce7" table:formula="of:=ROUND([.K109]/[.$J109]; 0)" office:value-type="float" office:value="8" calcext:value-type="float">
            <text:p>8</text:p>
          </table:table-cell>
          <table:table-cell table:style-name="ce7" table:formula="of:=ROUND([.K109]*2.54; 0)" office:value-type="float" office:value="20" calcext:value-type="float">
            <text:p>20</text:p>
          </table:table-cell>
          <table:table-cell table:style-name="ce7" table:formula="of:=ROUND([.L109]*2.54;0)" office:value-type="float" office:value="20" calcext:value-type="float">
            <text:p>20</text:p>
          </table:table-cell>
          <table:table-cell table:style-name="ce7" table:formula="of:=IF([.$I109]&lt;[.$H109]; [.$I109]/[.K109]; [.$H109]/[.K109])" office:value-type="float" office:value="390.625" calcext:value-type="float">
            <text:p>391</text:p>
          </table:table-cell>
          <table:table-cell table:style-name="ce7" table:formula="of:=IF([.O109]&gt;250; 1; 0)" office:value-type="float" office:value="1" calcext:value-type="float">
            <text:p>1</text:p>
          </table:table-cell>
          <table:table-cell table:style-name="ce7" table:formula="of:=IF([.P109]=1;COM.MICROSOFT.CONCAT([.K109];&quot; x &quot;;[.L109];&quot; inches, &quot;;[.M109];&quot; x &quot;;[.N109];&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09]/[.$J109]; 0)" office:value-type="float" office:value="12" calcext:value-type="float">
            <text:p>12</text:p>
          </table:table-cell>
          <table:table-cell table:style-name="ce7" table:formula="of:=ROUND([.R109]*2.54; 0)" office:value-type="float" office:value="30" calcext:value-type="float">
            <text:p>30</text:p>
          </table:table-cell>
          <table:table-cell table:style-name="ce7" table:formula="of:=ROUND([.S109]*2.54;0)" office:value-type="float" office:value="30" calcext:value-type="float">
            <text:p>30</text:p>
          </table:table-cell>
          <table:table-cell table:style-name="ce7" table:formula="of:=IF([.$I109]&lt;[.$H109]; [.$I109]/[.R109]; [.$H109]/[.R109])" office:value-type="float" office:value="260.416666666667" calcext:value-type="float">
            <text:p>260</text:p>
          </table:table-cell>
          <table:table-cell table:style-name="ce7" table:formula="of:=IF([.V109]&gt;150; 1; 0)" office:value-type="float" office:value="1" calcext:value-type="float">
            <text:p>1</text:p>
          </table:table-cell>
          <table:table-cell table:style-name="ce7" table:formula="of:=IF([.W109]=1;COM.MICROSOFT.CONCAT([.R109];&quot; x &quot;;[.S109];&quot; inches, &quot;;[.T109];&quot; x &quot;;[.U109];&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09]/[.$J109]; 0)" office:value-type="float" office:value="16" calcext:value-type="float">
            <text:p>16</text:p>
          </table:table-cell>
          <table:table-cell table:style-name="ce7" table:formula="of:=ROUND([.Y109]*2.54; 0)" office:value-type="float" office:value="41" calcext:value-type="float">
            <text:p>41</text:p>
          </table:table-cell>
          <table:table-cell table:style-name="ce7" table:formula="of:=ROUND([.Z109]*2.54;0)" office:value-type="float" office:value="41" calcext:value-type="float">
            <text:p>41</text:p>
          </table:table-cell>
          <table:table-cell table:style-name="ce7" table:formula="of:=IF([.$I109]&lt;[.$H109]; [.$I109]/[.Y109]; [.$H109]/[.Y109])" office:value-type="float" office:value="195.3125" calcext:value-type="float">
            <text:p>195</text:p>
          </table:table-cell>
          <table:table-cell table:style-name="ce7" table:formula="of:=IF([.AC109]&gt;120; 1; 0)" office:value-type="float" office:value="1" calcext:value-type="float">
            <text:p>1</text:p>
          </table:table-cell>
          <table:table-cell table:style-name="ce7" table:formula="of:=IF([.AD109]=1;COM.MICROSOFT.CONCAT([.Y109];&quot; x &quot;;[.Z109];&quot; inches, &quot;;[.AA109];&quot; x &quot;;[.AB109];&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09]/[.$J109]; 0)" office:value-type="float" office:value="20" calcext:value-type="float">
            <text:p>20</text:p>
          </table:table-cell>
          <table:table-cell table:style-name="ce7" table:formula="of:=ROUND([.AF109]*2.54; 0)" office:value-type="float" office:value="51" calcext:value-type="float">
            <text:p>51</text:p>
          </table:table-cell>
          <table:table-cell table:style-name="ce7" table:formula="of:=ROUND([.AG109]*2.54;0)" office:value-type="float" office:value="51" calcext:value-type="float">
            <text:p>51</text:p>
          </table:table-cell>
          <table:table-cell table:style-name="ce7" table:formula="of:=IF([.$I109]&lt;[.$H109]; [.$I109]/[.AF109]; [.$H109]/[.AF109])" office:value-type="float" office:value="156.25" calcext:value-type="float">
            <text:p>156</text:p>
          </table:table-cell>
          <table:table-cell table:style-name="ce7" table:formula="of:=IF([.AJ109]&gt;100; 1; 0)" office:value-type="float" office:value="1" calcext:value-type="float">
            <text:p>1</text:p>
          </table:table-cell>
          <table:table-cell table:style-name="ce7" table:formula="of:=IF([.AK109]=1;COM.MICROSOFT.CONCAT([.AF109];&quot; x &quot;;[.AG109];&quot; inches, &quot;;[.AH109];&quot; x &quot;;[.AI109];&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09]/[.$J109]; 0)" office:value-type="float" office:value="24" calcext:value-type="float">
            <text:p>24</text:p>
          </table:table-cell>
          <table:table-cell table:style-name="ce7" table:formula="of:=ROUND([.AM109]*2.54; 0)" office:value-type="float" office:value="61" calcext:value-type="float">
            <text:p>61</text:p>
          </table:table-cell>
          <table:table-cell table:style-name="ce7" table:formula="of:=ROUND([.AN109]*2.54;0)" office:value-type="float" office:value="61" calcext:value-type="float">
            <text:p>61</text:p>
          </table:table-cell>
          <table:table-cell table:style-name="ce7" table:formula="of:=IF([.$I109]&lt;[.$H109]; [.$I109]/[.AM109]; [.$H109]/[.AM109])" office:value-type="float" office:value="130.208333333333" calcext:value-type="float">
            <text:p>130</text:p>
          </table:table-cell>
          <table:table-cell table:style-name="ce7" table:formula="of:=IF([.AQ109]&gt;90; 1; 0)" office:value-type="float" office:value="1" calcext:value-type="float">
            <text:p>1</text:p>
          </table:table-cell>
          <table:table-cell table:style-name="ce7" table:formula="of:=IF([.AR109]=1;COM.MICROSOFT.CONCAT([.AM109];&quot; x &quot;;[.AN109];&quot; inches, &quot;;[.AO109];&quot; x &quot;;[.AP109];&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09]/[.$J109]; 0)" office:value-type="float" office:value="8" calcext:value-type="float">
            <text:p>8</text:p>
          </table:table-cell>
          <table:table-cell table:style-name="ce7" table:formula="of:=ROUND([.AT109]*2.54; 0)" office:value-type="float" office:value="20" calcext:value-type="float">
            <text:p>20</text:p>
          </table:table-cell>
          <table:table-cell table:style-name="ce7" table:formula="of:=ROUND([.AU109]*2.54;0)" office:value-type="float" office:value="20" calcext:value-type="float">
            <text:p>20</text:p>
          </table:table-cell>
          <table:table-cell table:style-name="ce7" table:formula="of:=IF([.$I109]&lt;[.$H109]; [.$I109]/[.AT109]; [.$H109]/[.AT109])" office:value-type="float" office:value="390.625" calcext:value-type="float">
            <text:p>391</text:p>
          </table:table-cell>
          <table:table-cell table:style-name="ce7" table:formula="of:=IF([.AX109]&gt;280; 1; 0)" office:value-type="float" office:value="1" calcext:value-type="float">
            <text:p>1</text:p>
          </table:table-cell>
          <table:table-cell table:style-name="ce7" table:formula="of:=IF([.AY109]=1;COM.MICROSOFT.CONCAT([.AT109];&quot; x &quot;;[.AU109];&quot; inches, &quot;;[.AV109];&quot; x &quot;;[.AW109];&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09]/[.$J109]; 0)" office:value-type="float" office:value="12" calcext:value-type="float">
            <text:p>12</text:p>
          </table:table-cell>
          <table:table-cell table:style-name="ce7" table:formula="of:=ROUND([.BA109]*2.54; 0)" office:value-type="float" office:value="30" calcext:value-type="float">
            <text:p>30</text:p>
          </table:table-cell>
          <table:table-cell table:style-name="ce7" table:formula="of:=ROUND([.BB109]*2.54;0)" office:value-type="float" office:value="30" calcext:value-type="float">
            <text:p>30</text:p>
          </table:table-cell>
          <table:table-cell table:style-name="ce7" table:formula="of:=IF([.$I109]&lt;[.$H109]; [.$I109]/[.BA109]; [.$H109]/[.BA109])" office:value-type="float" office:value="260.416666666667" calcext:value-type="float">
            <text:p>260</text:p>
          </table:table-cell>
          <table:table-cell table:style-name="ce7" table:formula="of:=IF([.BE109]&gt;180; 1; 0)" office:value-type="float" office:value="1" calcext:value-type="float">
            <text:p>1</text:p>
          </table:table-cell>
          <table:table-cell table:style-name="ce7" table:formula="of:=IF([.BF109]=1;COM.MICROSOFT.CONCAT([.BA109];&quot; x &quot;;[.BB109];&quot; inches, &quot;;[.BC109];&quot; x &quot;;[.BD109];&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09]/[.$J109]; 0)" office:value-type="float" office:value="16" calcext:value-type="float">
            <text:p>16</text:p>
          </table:table-cell>
          <table:table-cell table:style-name="ce7" table:formula="of:=ROUND([.BH109]*2.54; 0)" office:value-type="float" office:value="41" calcext:value-type="float">
            <text:p>41</text:p>
          </table:table-cell>
          <table:table-cell table:style-name="ce7" table:formula="of:=ROUND([.BI109]*2.54;0)" office:value-type="float" office:value="41" calcext:value-type="float">
            <text:p>41</text:p>
          </table:table-cell>
          <table:table-cell table:style-name="ce7" table:formula="of:=IF([.$I109]&lt;[.$H109]; [.$I109]/[.BH109]; [.$H109]/[.BH109])" office:value-type="float" office:value="195.3125" calcext:value-type="float">
            <text:p>195</text:p>
          </table:table-cell>
          <table:table-cell table:style-name="ce7" table:formula="of:=IF([.BL109]&gt;150; 1; 0)" office:value-type="float" office:value="1" calcext:value-type="float">
            <text:p>1</text:p>
          </table:table-cell>
          <table:table-cell table:style-name="ce7" table:formula="of:=IF([.BM109]=1;COM.MICROSOFT.CONCAT([.BH109];&quot; x &quot;;[.BI109];&quot; inches, &quot;;[.BJ109];&quot; x &quot;;[.BK109];&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BO109]/[.$J109]; 0)" office:value-type="float" office:value="20" calcext:value-type="float">
            <text:p>20</text:p>
          </table:table-cell>
          <table:table-cell table:style-name="ce7" table:formula="of:=ROUND([.BO109]*2.54; 0)" office:value-type="float" office:value="51" calcext:value-type="float">
            <text:p>51</text:p>
          </table:table-cell>
          <table:table-cell table:style-name="ce7" table:formula="of:=ROUND([.BP109]*2.54;0)" office:value-type="float" office:value="51" calcext:value-type="float">
            <text:p>51</text:p>
          </table:table-cell>
          <table:table-cell table:style-name="ce7" table:formula="of:=IF([.$I109]&lt;[.$H109]; [.$I109]/[.BO109]; [.$H109]/[.BO109])" office:value-type="float" office:value="156.25" calcext:value-type="float">
            <text:p>156</text:p>
          </table:table-cell>
          <table:table-cell table:style-name="ce7" table:formula="of:=IF([.BS109]&gt;125; 1; 0)" office:value-type="float" office:value="1" calcext:value-type="float">
            <text:p>1</text:p>
          </table:table-cell>
          <table:table-cell table:style-name="ce7" table:formula="of:=IF([.BT109]=1;COM.MICROSOFT.CONCAT([.BO109];&quot; x &quot;;[.BP109];&quot; inches, &quot;;[.BQ109];&quot; x &quot;;[.BR109];&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BV109]/[.$J109]; 0)" office:value-type="float" office:value="24" calcext:value-type="float">
            <text:p>24</text:p>
          </table:table-cell>
          <table:table-cell table:style-name="ce7" table:formula="of:=ROUND([.BV109]*2.54; 0)" office:value-type="float" office:value="61" calcext:value-type="float">
            <text:p>61</text:p>
          </table:table-cell>
          <table:table-cell table:style-name="ce7" table:formula="of:=ROUND([.BW109]*2.54;0)" office:value-type="float" office:value="61" calcext:value-type="float">
            <text:p>61</text:p>
          </table:table-cell>
          <table:table-cell table:style-name="ce7" table:formula="of:=IF([.$I109]&lt;[.$H109]; [.$I109]/[.BV109]; [.$H109]/[.BV109])" office:value-type="float" office:value="130.208333333333" calcext:value-type="float">
            <text:p>130</text:p>
          </table:table-cell>
          <table:table-cell table:style-name="ce7" table:formula="of:=IF([.BZ109]&gt;110; 1; 0)" office:value-type="float" office:value="1" calcext:value-type="float">
            <text:p>1</text:p>
          </table:table-cell>
          <table:table-cell table:style-name="ce7" table:formula="of:=IF([.CA109]=1;COM.MICROSOFT.CONCAT([.BV109];&quot; x &quot;;[.BW109];&quot; inches, &quot;;[.BX109];&quot; x &quot;;[.BY109];&quot; cm&quot;); &quot;&quot;)" office:value-type="string" office:string-value="24 x 24 inches, 61 x 61 cm" calcext:value-type="string">
            <text:p>24 x 24 inches, 61 x 61 cm</text:p>
          </table:table-cell>
          <table:table-cell table:number-columns-repeated="2"/>
        </table:table-row>
        <table:table-row table:style-name="ro2">
          <table:table-cell office:value-type="float" office:value="109" calcext:value-type="float">
            <text:p>109</text:p>
          </table:table-cell>
          <table:table-cell table:formula="of:=COM.MICROSOFT.CONCAT(&quot;PrintGalleryImage-&quot;;[.A110];&quot;.jpg&quot;)" office:value-type="string" office:string-value="PrintGalleryImage-109.jpg" calcext:value-type="string">
            <text:p>PrintGalleryImage-109.jpg</text:p>
          </table:table-cell>
          <table:table-cell table:style-name="Default" office:value-type="string" calcext:value-type="string">
            <text:p>Lioness Portrait</text:p>
          </table:table-cell>
          <table:table-cell table:style-name="Default" office:value-type="string" calcext:value-type="string">
            <text:p>This lioness might not have eaten in a long time before I met her. Lions look powerful from a distance but up close you can really see when they are weak and hungry. However there is still a lot of reserve power in their hunting muscles.</text:p>
          </table:table-cell>
          <table:table-cell table:style-name="Default" office:value-type="string" calcext:value-type="string">
            <text:p>Adrian, Adrian O Brien, Adrian O' Brien, Adrian O'Brien, Animals, Brien, Cats, Kruger, National, O' Brien, O'Brien, OBrien, Park, Predator, South Africa, Wildlife chasing, chasing, chasing wildlife, chasingwildlife, lion, nature, wildlifechasing</text:p>
          </table:table-cell>
          <table:table-cell table:style-name="ce12" office:value-type="string" calcext:value-type="string">
            <text:p>25/11/2018 06:33:25</text:p>
          </table:table-cell>
          <table:table-cell table:style-name="Default" office:value-type="string" calcext:value-type="string">
            <text:p>2531 x 2531</text:p>
          </table:table-cell>
          <table:table-cell table:formula="of:=LEFT([.G110];4)" office:value-type="string" office:string-value="2531" calcext:value-type="string">
            <text:p>2531</text:p>
          </table:table-cell>
          <table:table-cell table:formula="of:=RIGHT([.G110];4)" office:value-type="string" office:string-value="2531" calcext:value-type="string">
            <text:p>2531</text:p>
          </table:table-cell>
          <table:table-cell table:style-name="ce6" table:formula="of:=IF([.I110]/[.H110]&gt;1;[.H110]/[.I110];[.I110]/[.H110])" office:value-type="float" office:value="1" calcext:value-type="float">
            <text:p>1.000</text:p>
          </table:table-cell>
          <table:table-cell table:style-name="ce7" office:value-type="float" office:value="8" calcext:value-type="float">
            <text:p>8</text:p>
          </table:table-cell>
          <table:table-cell table:style-name="ce7" table:formula="of:=ROUND([.K110]/[.$J110]; 0)" office:value-type="float" office:value="8" calcext:value-type="float">
            <text:p>8</text:p>
          </table:table-cell>
          <table:table-cell table:style-name="ce7" table:formula="of:=ROUND([.K110]*2.54; 0)" office:value-type="float" office:value="20" calcext:value-type="float">
            <text:p>20</text:p>
          </table:table-cell>
          <table:table-cell table:style-name="ce7" table:formula="of:=ROUND([.L110]*2.54;0)" office:value-type="float" office:value="20" calcext:value-type="float">
            <text:p>20</text:p>
          </table:table-cell>
          <table:table-cell table:style-name="ce7" table:formula="of:=IF([.$I110]&lt;[.$H110]; [.$I110]/[.K110]; [.$H110]/[.K110])" office:value-type="float" office:value="316.375" calcext:value-type="float">
            <text:p>316</text:p>
          </table:table-cell>
          <table:table-cell table:style-name="ce7" table:formula="of:=IF([.O110]&gt;250; 1; 0)" office:value-type="float" office:value="1" calcext:value-type="float">
            <text:p>1</text:p>
          </table:table-cell>
          <table:table-cell table:style-name="ce7" table:formula="of:=IF([.P110]=1;COM.MICROSOFT.CONCAT([.K110];&quot; x &quot;;[.L110];&quot; inches, &quot;;[.M110];&quot; x &quot;;[.N110];&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10]/[.$J110]; 0)" office:value-type="float" office:value="12" calcext:value-type="float">
            <text:p>12</text:p>
          </table:table-cell>
          <table:table-cell table:style-name="ce7" table:formula="of:=ROUND([.R110]*2.54; 0)" office:value-type="float" office:value="30" calcext:value-type="float">
            <text:p>30</text:p>
          </table:table-cell>
          <table:table-cell table:style-name="ce7" table:formula="of:=ROUND([.S110]*2.54;0)" office:value-type="float" office:value="30" calcext:value-type="float">
            <text:p>30</text:p>
          </table:table-cell>
          <table:table-cell table:style-name="ce7" table:formula="of:=IF([.$I110]&lt;[.$H110]; [.$I110]/[.R110]; [.$H110]/[.R110])" office:value-type="float" office:value="210.916666666667" calcext:value-type="float">
            <text:p>211</text:p>
          </table:table-cell>
          <table:table-cell table:style-name="ce7" table:formula="of:=IF([.V110]&gt;150; 1; 0)" office:value-type="float" office:value="1" calcext:value-type="float">
            <text:p>1</text:p>
          </table:table-cell>
          <table:table-cell table:style-name="ce7" table:formula="of:=IF([.W110]=1;COM.MICROSOFT.CONCAT([.R110];&quot; x &quot;;[.S110];&quot; inches, &quot;;[.T110];&quot; x &quot;;[.U110];&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10]/[.$J110]; 0)" office:value-type="float" office:value="16" calcext:value-type="float">
            <text:p>16</text:p>
          </table:table-cell>
          <table:table-cell table:style-name="ce7" table:formula="of:=ROUND([.Y110]*2.54; 0)" office:value-type="float" office:value="41" calcext:value-type="float">
            <text:p>41</text:p>
          </table:table-cell>
          <table:table-cell table:style-name="ce7" table:formula="of:=ROUND([.Z110]*2.54;0)" office:value-type="float" office:value="41" calcext:value-type="float">
            <text:p>41</text:p>
          </table:table-cell>
          <table:table-cell table:style-name="ce7" table:formula="of:=IF([.$I110]&lt;[.$H110]; [.$I110]/[.Y110]; [.$H110]/[.Y110])" office:value-type="float" office:value="158.1875" calcext:value-type="float">
            <text:p>158</text:p>
          </table:table-cell>
          <table:table-cell table:style-name="ce7" table:formula="of:=IF([.AC110]&gt;120; 1; 0)" office:value-type="float" office:value="1" calcext:value-type="float">
            <text:p>1</text:p>
          </table:table-cell>
          <table:table-cell table:style-name="ce7" table:formula="of:=IF([.AD110]=1;COM.MICROSOFT.CONCAT([.Y110];&quot; x &quot;;[.Z110];&quot; inches, &quot;;[.AA110];&quot; x &quot;;[.AB110];&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10]/[.$J110]; 0)" office:value-type="float" office:value="20" calcext:value-type="float">
            <text:p>20</text:p>
          </table:table-cell>
          <table:table-cell table:style-name="ce7" table:formula="of:=ROUND([.AF110]*2.54; 0)" office:value-type="float" office:value="51" calcext:value-type="float">
            <text:p>51</text:p>
          </table:table-cell>
          <table:table-cell table:style-name="ce7" table:formula="of:=ROUND([.AG110]*2.54;0)" office:value-type="float" office:value="51" calcext:value-type="float">
            <text:p>51</text:p>
          </table:table-cell>
          <table:table-cell table:style-name="ce7" table:formula="of:=IF([.$I110]&lt;[.$H110]; [.$I110]/[.AF110]; [.$H110]/[.AF110])" office:value-type="float" office:value="126.55" calcext:value-type="float">
            <text:p>127</text:p>
          </table:table-cell>
          <table:table-cell table:style-name="ce7" table:formula="of:=IF([.AJ110]&gt;100; 1; 0)" office:value-type="float" office:value="1" calcext:value-type="float">
            <text:p>1</text:p>
          </table:table-cell>
          <table:table-cell table:style-name="ce7" table:formula="of:=IF([.AK110]=1;COM.MICROSOFT.CONCAT([.AF110];&quot; x &quot;;[.AG110];&quot; inches, &quot;;[.AH110];&quot; x &quot;;[.AI110];&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10]/[.$J110]; 0)" office:value-type="float" office:value="24" calcext:value-type="float">
            <text:p>24</text:p>
          </table:table-cell>
          <table:table-cell table:style-name="ce7" table:formula="of:=ROUND([.AM110]*2.54; 0)" office:value-type="float" office:value="61" calcext:value-type="float">
            <text:p>61</text:p>
          </table:table-cell>
          <table:table-cell table:style-name="ce7" table:formula="of:=ROUND([.AN110]*2.54;0)" office:value-type="float" office:value="61" calcext:value-type="float">
            <text:p>61</text:p>
          </table:table-cell>
          <table:table-cell table:style-name="ce7" table:formula="of:=IF([.$I110]&lt;[.$H110]; [.$I110]/[.AM110]; [.$H110]/[.AM110])" office:value-type="float" office:value="105.458333333333" calcext:value-type="float">
            <text:p>105</text:p>
          </table:table-cell>
          <table:table-cell table:style-name="ce7" table:formula="of:=IF([.AQ110]&gt;90; 1; 0)" office:value-type="float" office:value="1" calcext:value-type="float">
            <text:p>1</text:p>
          </table:table-cell>
          <table:table-cell table:style-name="ce7" table:formula="of:=IF([.AR110]=1;COM.MICROSOFT.CONCAT([.AM110];&quot; x &quot;;[.AN110];&quot; inches, &quot;;[.AO110];&quot; x &quot;;[.AP110];&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10]/[.$J110]; 0)" office:value-type="float" office:value="8" calcext:value-type="float">
            <text:p>8</text:p>
          </table:table-cell>
          <table:table-cell table:style-name="ce7" table:formula="of:=ROUND([.AT110]*2.54; 0)" office:value-type="float" office:value="20" calcext:value-type="float">
            <text:p>20</text:p>
          </table:table-cell>
          <table:table-cell table:style-name="ce7" table:formula="of:=ROUND([.AU110]*2.54;0)" office:value-type="float" office:value="20" calcext:value-type="float">
            <text:p>20</text:p>
          </table:table-cell>
          <table:table-cell table:style-name="ce7" table:formula="of:=IF([.$I110]&lt;[.$H110]; [.$I110]/[.AT110]; [.$H110]/[.AT110])" office:value-type="float" office:value="316.375" calcext:value-type="float">
            <text:p>316</text:p>
          </table:table-cell>
          <table:table-cell table:style-name="ce7" table:formula="of:=IF([.AX110]&gt;280; 1; 0)" office:value-type="float" office:value="1" calcext:value-type="float">
            <text:p>1</text:p>
          </table:table-cell>
          <table:table-cell table:style-name="ce7" table:formula="of:=IF([.AY110]=1;COM.MICROSOFT.CONCAT([.AT110];&quot; x &quot;;[.AU110];&quot; inches, &quot;;[.AV110];&quot; x &quot;;[.AW110];&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10]/[.$J110]; 0)" office:value-type="float" office:value="12" calcext:value-type="float">
            <text:p>12</text:p>
          </table:table-cell>
          <table:table-cell table:style-name="ce7" table:formula="of:=ROUND([.BA110]*2.54; 0)" office:value-type="float" office:value="30" calcext:value-type="float">
            <text:p>30</text:p>
          </table:table-cell>
          <table:table-cell table:style-name="ce7" table:formula="of:=ROUND([.BB110]*2.54;0)" office:value-type="float" office:value="30" calcext:value-type="float">
            <text:p>30</text:p>
          </table:table-cell>
          <table:table-cell table:style-name="ce7" table:formula="of:=IF([.$I110]&lt;[.$H110]; [.$I110]/[.BA110]; [.$H110]/[.BA110])" office:value-type="float" office:value="210.916666666667" calcext:value-type="float">
            <text:p>211</text:p>
          </table:table-cell>
          <table:table-cell table:style-name="ce7" table:formula="of:=IF([.BE110]&gt;180; 1; 0)" office:value-type="float" office:value="1" calcext:value-type="float">
            <text:p>1</text:p>
          </table:table-cell>
          <table:table-cell table:style-name="ce7" table:formula="of:=IF([.BF110]=1;COM.MICROSOFT.CONCAT([.BA110];&quot; x &quot;;[.BB110];&quot; inches, &quot;;[.BC110];&quot; x &quot;;[.BD110];&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10]/[.$J110]; 0)" office:value-type="float" office:value="16" calcext:value-type="float">
            <text:p>16</text:p>
          </table:table-cell>
          <table:table-cell table:style-name="ce7" table:formula="of:=ROUND([.BH110]*2.54; 0)" office:value-type="float" office:value="41" calcext:value-type="float">
            <text:p>41</text:p>
          </table:table-cell>
          <table:table-cell table:style-name="ce7" table:formula="of:=ROUND([.BI110]*2.54;0)" office:value-type="float" office:value="41" calcext:value-type="float">
            <text:p>41</text:p>
          </table:table-cell>
          <table:table-cell table:style-name="ce7" table:formula="of:=IF([.$I110]&lt;[.$H110]; [.$I110]/[.BH110]; [.$H110]/[.BH110])" office:value-type="float" office:value="158.1875" calcext:value-type="float">
            <text:p>158</text:p>
          </table:table-cell>
          <table:table-cell table:style-name="ce7" table:formula="of:=IF([.BL110]&gt;150; 1; 0)" office:value-type="float" office:value="1" calcext:value-type="float">
            <text:p>1</text:p>
          </table:table-cell>
          <table:table-cell table:style-name="ce7" table:formula="of:=IF([.BM110]=1;COM.MICROSOFT.CONCAT([.BH110];&quot; x &quot;;[.BI110];&quot; inches, &quot;;[.BJ110];&quot; x &quot;;[.BK110];&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BO110]/[.$J110]; 0)" office:value-type="float" office:value="20" calcext:value-type="float">
            <text:p>20</text:p>
          </table:table-cell>
          <table:table-cell table:style-name="ce7" table:formula="of:=ROUND([.BO110]*2.54; 0)" office:value-type="float" office:value="51" calcext:value-type="float">
            <text:p>51</text:p>
          </table:table-cell>
          <table:table-cell table:style-name="ce7" table:formula="of:=ROUND([.BP110]*2.54;0)" office:value-type="float" office:value="51" calcext:value-type="float">
            <text:p>51</text:p>
          </table:table-cell>
          <table:table-cell table:style-name="ce7" table:formula="of:=IF([.$I110]&lt;[.$H110]; [.$I110]/[.BO110]; [.$H110]/[.BO110])" office:value-type="float" office:value="126.55" calcext:value-type="float">
            <text:p>127</text:p>
          </table:table-cell>
          <table:table-cell table:style-name="ce7" table:formula="of:=IF([.BS110]&gt;125; 1; 0)" office:value-type="float" office:value="1" calcext:value-type="float">
            <text:p>1</text:p>
          </table:table-cell>
          <table:table-cell table:style-name="ce7" table:formula="of:=IF([.BT110]=1;COM.MICROSOFT.CONCAT([.BO110];&quot; x &quot;;[.BP110];&quot; inches, &quot;;[.BQ110];&quot; x &quot;;[.BR110];&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BV110]/[.$J110]; 0)" office:value-type="float" office:value="24" calcext:value-type="float">
            <text:p>24</text:p>
          </table:table-cell>
          <table:table-cell table:style-name="ce7" table:formula="of:=ROUND([.BV110]*2.54; 0)" office:value-type="float" office:value="61" calcext:value-type="float">
            <text:p>61</text:p>
          </table:table-cell>
          <table:table-cell table:style-name="ce7" table:formula="of:=ROUND([.BW110]*2.54;0)" office:value-type="float" office:value="61" calcext:value-type="float">
            <text:p>61</text:p>
          </table:table-cell>
          <table:table-cell table:style-name="ce7" table:formula="of:=IF([.$I110]&lt;[.$H110]; [.$I110]/[.BV110]; [.$H110]/[.BV110])" office:value-type="float" office:value="105.458333333333" calcext:value-type="float">
            <text:p>105</text:p>
          </table:table-cell>
          <table:table-cell table:style-name="ce7" table:formula="of:=IF([.BZ110]&gt;110; 1; 0)" office:value-type="float" office:value="0" calcext:value-type="float">
            <text:p>0</text:p>
          </table:table-cell>
          <table:table-cell table:style-name="ce7" table:formula="of:=IF([.CA110]=1;COM.MICROSOFT.CONCAT([.BV110];&quot; x &quot;;[.BW110];&quot; inches, &quot;;[.BX110];&quot; x &quot;;[.BY110];&quot; cm&quot;); &quot;&quot;)">
            <text:p/>
          </table:table-cell>
          <table:table-cell table:number-columns-repeated="2"/>
        </table:table-row>
        <table:table-row table:style-name="ro2">
          <table:table-cell office:value-type="float" office:value="110" calcext:value-type="float">
            <text:p>110</text:p>
          </table:table-cell>
          <table:table-cell table:formula="of:=COM.MICROSOFT.CONCAT(&quot;PrintGalleryImage-&quot;;[.A111];&quot;.jpg&quot;)" office:value-type="string" office:string-value="PrintGalleryImage-110.jpg" calcext:value-type="string">
            <text:p>PrintGalleryImage-110.jpg</text:p>
          </table:table-cell>
          <table:table-cell table:style-name="Default" office:value-type="string" calcext:value-type="string">
            <text:p>Lioness Portrait 2</text:p>
          </table:table-cell>
          <table:table-cell table:style-name="Default" office:value-type="string" calcext:value-type="string">
            <text:p>This lioness was encountered on the famous S100 road in Kruger National park. I hadn't seen very many predators in my week there but when I got to this area I had lions all morning long.</text:p>
          </table:table-cell>
          <table:table-cell table:style-name="Default" office:value-type="string" calcext:value-type="string">
            <text:p>Adrian, Adrian O Brien, Adrian O' Brien, Adrian O'Brien, Animals, Brien, Cats, Kruger, National, O' Brien, O'Brien, OBrien, Park, Predator, South Africa, Wildlife chasing, chasing, chasing wildlife, chasingwildlife, lion, mammal, nature, wildlifechasing</text:p>
          </table:table-cell>
          <table:table-cell table:style-name="ce12" office:value-type="string" calcext:value-type="string">
            <text:p>25/11/2018 06:33:26</text:p>
          </table:table-cell>
          <table:table-cell table:style-name="Default" office:value-type="string" calcext:value-type="string">
            <text:p>2070 x 2070</text:p>
          </table:table-cell>
          <table:table-cell table:formula="of:=LEFT([.G111];4)" office:value-type="string" office:string-value="2070" calcext:value-type="string">
            <text:p>2070</text:p>
          </table:table-cell>
          <table:table-cell table:formula="of:=RIGHT([.G111];4)" office:value-type="string" office:string-value="2070" calcext:value-type="string">
            <text:p>2070</text:p>
          </table:table-cell>
          <table:table-cell table:style-name="ce6" table:formula="of:=IF([.I111]/[.H111]&gt;1;[.H111]/[.I111];[.I111]/[.H111])" office:value-type="float" office:value="1" calcext:value-type="float">
            <text:p>1.000</text:p>
          </table:table-cell>
          <table:table-cell table:style-name="ce7" office:value-type="float" office:value="8" calcext:value-type="float">
            <text:p>8</text:p>
          </table:table-cell>
          <table:table-cell table:style-name="ce7" table:formula="of:=ROUND([.K111]/[.$J111]; 0)" office:value-type="float" office:value="8" calcext:value-type="float">
            <text:p>8</text:p>
          </table:table-cell>
          <table:table-cell table:style-name="ce7" table:formula="of:=ROUND([.K111]*2.54; 0)" office:value-type="float" office:value="20" calcext:value-type="float">
            <text:p>20</text:p>
          </table:table-cell>
          <table:table-cell table:style-name="ce7" table:formula="of:=ROUND([.L111]*2.54;0)" office:value-type="float" office:value="20" calcext:value-type="float">
            <text:p>20</text:p>
          </table:table-cell>
          <table:table-cell table:style-name="ce7" table:formula="of:=IF([.$I111]&lt;[.$H111]; [.$I111]/[.K111]; [.$H111]/[.K111])" office:value-type="float" office:value="258.75" calcext:value-type="float">
            <text:p>259</text:p>
          </table:table-cell>
          <table:table-cell table:style-name="ce7" table:formula="of:=IF([.O111]&gt;250; 1; 0)" office:value-type="float" office:value="1" calcext:value-type="float">
            <text:p>1</text:p>
          </table:table-cell>
          <table:table-cell table:style-name="ce7" table:formula="of:=IF([.P111]=1;COM.MICROSOFT.CONCAT([.K111];&quot; x &quot;;[.L111];&quot; inches, &quot;;[.M111];&quot; x &quot;;[.N111];&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11]/[.$J111]; 0)" office:value-type="float" office:value="12" calcext:value-type="float">
            <text:p>12</text:p>
          </table:table-cell>
          <table:table-cell table:style-name="ce7" table:formula="of:=ROUND([.R111]*2.54; 0)" office:value-type="float" office:value="30" calcext:value-type="float">
            <text:p>30</text:p>
          </table:table-cell>
          <table:table-cell table:style-name="ce7" table:formula="of:=ROUND([.S111]*2.54;0)" office:value-type="float" office:value="30" calcext:value-type="float">
            <text:p>30</text:p>
          </table:table-cell>
          <table:table-cell table:style-name="ce7" table:formula="of:=IF([.$I111]&lt;[.$H111]; [.$I111]/[.R111]; [.$H111]/[.R111])" office:value-type="float" office:value="172.5" calcext:value-type="float">
            <text:p>173</text:p>
          </table:table-cell>
          <table:table-cell table:style-name="ce7" table:formula="of:=IF([.V111]&gt;150; 1; 0)" office:value-type="float" office:value="1" calcext:value-type="float">
            <text:p>1</text:p>
          </table:table-cell>
          <table:table-cell table:style-name="ce7" table:formula="of:=IF([.W111]=1;COM.MICROSOFT.CONCAT([.R111];&quot; x &quot;;[.S111];&quot; inches, &quot;;[.T111];&quot; x &quot;;[.U111];&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11]/[.$J111]; 0)" office:value-type="float" office:value="16" calcext:value-type="float">
            <text:p>16</text:p>
          </table:table-cell>
          <table:table-cell table:style-name="ce7" table:formula="of:=ROUND([.Y111]*2.54; 0)" office:value-type="float" office:value="41" calcext:value-type="float">
            <text:p>41</text:p>
          </table:table-cell>
          <table:table-cell table:style-name="ce7" table:formula="of:=ROUND([.Z111]*2.54;0)" office:value-type="float" office:value="41" calcext:value-type="float">
            <text:p>41</text:p>
          </table:table-cell>
          <table:table-cell table:style-name="ce7" table:formula="of:=IF([.$I111]&lt;[.$H111]; [.$I111]/[.Y111]; [.$H111]/[.Y111])" office:value-type="float" office:value="129.375" calcext:value-type="float">
            <text:p>129</text:p>
          </table:table-cell>
          <table:table-cell table:style-name="ce7" table:formula="of:=IF([.AC111]&gt;120; 1; 0)" office:value-type="float" office:value="1" calcext:value-type="float">
            <text:p>1</text:p>
          </table:table-cell>
          <table:table-cell table:style-name="ce7" table:formula="of:=IF([.AD111]=1;COM.MICROSOFT.CONCAT([.Y111];&quot; x &quot;;[.Z111];&quot; inches, &quot;;[.AA111];&quot; x &quot;;[.AB111];&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11]/[.$J111]; 0)" office:value-type="float" office:value="20" calcext:value-type="float">
            <text:p>20</text:p>
          </table:table-cell>
          <table:table-cell table:style-name="ce7" table:formula="of:=ROUND([.AF111]*2.54; 0)" office:value-type="float" office:value="51" calcext:value-type="float">
            <text:p>51</text:p>
          </table:table-cell>
          <table:table-cell table:style-name="ce7" table:formula="of:=ROUND([.AG111]*2.54;0)" office:value-type="float" office:value="51" calcext:value-type="float">
            <text:p>51</text:p>
          </table:table-cell>
          <table:table-cell table:style-name="ce7" table:formula="of:=IF([.$I111]&lt;[.$H111]; [.$I111]/[.AF111]; [.$H111]/[.AF111])" office:value-type="float" office:value="103.5" calcext:value-type="float">
            <text:p>104</text:p>
          </table:table-cell>
          <table:table-cell table:style-name="ce7" table:formula="of:=IF([.AJ111]&gt;100; 1; 0)" office:value-type="float" office:value="1" calcext:value-type="float">
            <text:p>1</text:p>
          </table:table-cell>
          <table:table-cell table:style-name="ce7" table:formula="of:=IF([.AK111]=1;COM.MICROSOFT.CONCAT([.AF111];&quot; x &quot;;[.AG111];&quot; inches, &quot;;[.AH111];&quot; x &quot;;[.AI111];&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11]/[.$J111]; 0)" office:value-type="float" office:value="24" calcext:value-type="float">
            <text:p>24</text:p>
          </table:table-cell>
          <table:table-cell table:style-name="ce7" table:formula="of:=ROUND([.AM111]*2.54; 0)" office:value-type="float" office:value="61" calcext:value-type="float">
            <text:p>61</text:p>
          </table:table-cell>
          <table:table-cell table:style-name="ce7" table:formula="of:=ROUND([.AN111]*2.54;0)" office:value-type="float" office:value="61" calcext:value-type="float">
            <text:p>61</text:p>
          </table:table-cell>
          <table:table-cell table:style-name="ce7" table:formula="of:=IF([.$I111]&lt;[.$H111]; [.$I111]/[.AM111]; [.$H111]/[.AM111])" office:value-type="float" office:value="86.25" calcext:value-type="float">
            <text:p>86</text:p>
          </table:table-cell>
          <table:table-cell table:style-name="ce7" table:formula="of:=IF([.AQ111]&gt;90; 1; 0)" office:value-type="float" office:value="0" calcext:value-type="float">
            <text:p>0</text:p>
          </table:table-cell>
          <table:table-cell table:style-name="ce7" table:formula="of:=IF([.AR111]=1;COM.MICROSOFT.CONCAT([.AM111];&quot; x &quot;;[.AN111];&quot; inches, &quot;;[.AO111];&quot; x &quot;;[.AP111];&quot; cm&quot;); &quot;&quot;)">
            <text:p/>
          </table:table-cell>
          <table:table-cell table:style-name="ce7" office:value-type="float" office:value="8" calcext:value-type="float">
            <text:p>8</text:p>
          </table:table-cell>
          <table:table-cell table:style-name="ce7" table:formula="of:=ROUND([.AT111]/[.$J111]; 0)" office:value-type="float" office:value="8" calcext:value-type="float">
            <text:p>8</text:p>
          </table:table-cell>
          <table:table-cell table:style-name="ce7" table:formula="of:=ROUND([.AT111]*2.54; 0)" office:value-type="float" office:value="20" calcext:value-type="float">
            <text:p>20</text:p>
          </table:table-cell>
          <table:table-cell table:style-name="ce7" table:formula="of:=ROUND([.AU111]*2.54;0)" office:value-type="float" office:value="20" calcext:value-type="float">
            <text:p>20</text:p>
          </table:table-cell>
          <table:table-cell table:style-name="ce7" table:formula="of:=IF([.$I111]&lt;[.$H111]; [.$I111]/[.AT111]; [.$H111]/[.AT111])" office:value-type="float" office:value="258.75" calcext:value-type="float">
            <text:p>259</text:p>
          </table:table-cell>
          <table:table-cell table:style-name="ce7" table:formula="of:=IF([.AX111]&gt;280; 1; 0)" office:value-type="float" office:value="0" calcext:value-type="float">
            <text:p>0</text:p>
          </table:table-cell>
          <table:table-cell table:style-name="ce7" table:formula="of:=IF([.AY111]=1;COM.MICROSOFT.CONCAT([.AT111];&quot; x &quot;;[.AU111];&quot; inches, &quot;;[.AV111];&quot; x &quot;;[.AW111];&quot; cm&quot;); &quot;&quot;)">
            <text:p/>
          </table:table-cell>
          <table:table-cell table:style-name="ce7" office:value-type="float" office:value="12" calcext:value-type="float">
            <text:p>12</text:p>
          </table:table-cell>
          <table:table-cell table:style-name="ce7" table:formula="of:=ROUND([.BA111]/[.$J111]; 0)" office:value-type="float" office:value="12" calcext:value-type="float">
            <text:p>12</text:p>
          </table:table-cell>
          <table:table-cell table:style-name="ce7" table:formula="of:=ROUND([.BA111]*2.54; 0)" office:value-type="float" office:value="30" calcext:value-type="float">
            <text:p>30</text:p>
          </table:table-cell>
          <table:table-cell table:style-name="ce7" table:formula="of:=ROUND([.BB111]*2.54;0)" office:value-type="float" office:value="30" calcext:value-type="float">
            <text:p>30</text:p>
          </table:table-cell>
          <table:table-cell table:style-name="ce7" table:formula="of:=IF([.$I111]&lt;[.$H111]; [.$I111]/[.BA111]; [.$H111]/[.BA111])" office:value-type="float" office:value="172.5" calcext:value-type="float">
            <text:p>173</text:p>
          </table:table-cell>
          <table:table-cell table:style-name="ce7" table:formula="of:=IF([.BE111]&gt;180; 1; 0)" office:value-type="float" office:value="0" calcext:value-type="float">
            <text:p>0</text:p>
          </table:table-cell>
          <table:table-cell table:style-name="ce7" table:formula="of:=IF([.BF111]=1;COM.MICROSOFT.CONCAT([.BA111];&quot; x &quot;;[.BB111];&quot; inches, &quot;;[.BC111];&quot; x &quot;;[.BD111];&quot; cm&quot;); &quot;&quot;)">
            <text:p/>
          </table:table-cell>
          <table:table-cell table:style-name="ce7" office:value-type="float" office:value="16" calcext:value-type="float">
            <text:p>16</text:p>
          </table:table-cell>
          <table:table-cell table:style-name="ce7" table:formula="of:=ROUND([.BH111]/[.$J111]; 0)" office:value-type="float" office:value="16" calcext:value-type="float">
            <text:p>16</text:p>
          </table:table-cell>
          <table:table-cell table:style-name="ce7" table:formula="of:=ROUND([.BH111]*2.54; 0)" office:value-type="float" office:value="41" calcext:value-type="float">
            <text:p>41</text:p>
          </table:table-cell>
          <table:table-cell table:style-name="ce7" table:formula="of:=ROUND([.BI111]*2.54;0)" office:value-type="float" office:value="41" calcext:value-type="float">
            <text:p>41</text:p>
          </table:table-cell>
          <table:table-cell table:style-name="ce7" table:formula="of:=IF([.$I111]&lt;[.$H111]; [.$I111]/[.BH111]; [.$H111]/[.BH111])" office:value-type="float" office:value="129.375" calcext:value-type="float">
            <text:p>129</text:p>
          </table:table-cell>
          <table:table-cell table:style-name="ce7" table:formula="of:=IF([.BL111]&gt;150; 1; 0)" office:value-type="float" office:value="0" calcext:value-type="float">
            <text:p>0</text:p>
          </table:table-cell>
          <table:table-cell table:style-name="ce7" table:formula="of:=IF([.BM111]=1;COM.MICROSOFT.CONCAT([.BH111];&quot; x &quot;;[.BI111];&quot; inches, &quot;;[.BJ111];&quot; x &quot;;[.BK111];&quot; cm&quot;); &quot;&quot;)">
            <text:p/>
          </table:table-cell>
          <table:table-cell table:style-name="ce7" office:value-type="float" office:value="20" calcext:value-type="float">
            <text:p>20</text:p>
          </table:table-cell>
          <table:table-cell table:style-name="ce7" table:formula="of:=ROUND([.BO111]/[.$J111]; 0)" office:value-type="float" office:value="20" calcext:value-type="float">
            <text:p>20</text:p>
          </table:table-cell>
          <table:table-cell table:style-name="ce7" table:formula="of:=ROUND([.BO111]*2.54; 0)" office:value-type="float" office:value="51" calcext:value-type="float">
            <text:p>51</text:p>
          </table:table-cell>
          <table:table-cell table:style-name="ce7" table:formula="of:=ROUND([.BP111]*2.54;0)" office:value-type="float" office:value="51" calcext:value-type="float">
            <text:p>51</text:p>
          </table:table-cell>
          <table:table-cell table:style-name="ce7" table:formula="of:=IF([.$I111]&lt;[.$H111]; [.$I111]/[.BO111]; [.$H111]/[.BO111])" office:value-type="float" office:value="103.5" calcext:value-type="float">
            <text:p>104</text:p>
          </table:table-cell>
          <table:table-cell table:style-name="ce7" table:formula="of:=IF([.BS111]&gt;125; 1; 0)" office:value-type="float" office:value="0" calcext:value-type="float">
            <text:p>0</text:p>
          </table:table-cell>
          <table:table-cell table:style-name="ce7" table:formula="of:=IF([.BT111]=1;COM.MICROSOFT.CONCAT([.BO111];&quot; x &quot;;[.BP111];&quot; inches, &quot;;[.BQ111];&quot; x &quot;;[.BR111];&quot; cm&quot;); &quot;&quot;)">
            <text:p/>
          </table:table-cell>
          <table:table-cell table:style-name="ce7" office:value-type="float" office:value="24" calcext:value-type="float">
            <text:p>24</text:p>
          </table:table-cell>
          <table:table-cell table:style-name="ce7" table:formula="of:=ROUND([.BV111]/[.$J111]; 0)" office:value-type="float" office:value="24" calcext:value-type="float">
            <text:p>24</text:p>
          </table:table-cell>
          <table:table-cell table:style-name="ce7" table:formula="of:=ROUND([.BV111]*2.54; 0)" office:value-type="float" office:value="61" calcext:value-type="float">
            <text:p>61</text:p>
          </table:table-cell>
          <table:table-cell table:style-name="ce7" table:formula="of:=ROUND([.BW111]*2.54;0)" office:value-type="float" office:value="61" calcext:value-type="float">
            <text:p>61</text:p>
          </table:table-cell>
          <table:table-cell table:style-name="ce7" table:formula="of:=IF([.$I111]&lt;[.$H111]; [.$I111]/[.BV111]; [.$H111]/[.BV111])" office:value-type="float" office:value="86.25" calcext:value-type="float">
            <text:p>86</text:p>
          </table:table-cell>
          <table:table-cell table:style-name="ce7" table:formula="of:=IF([.BZ111]&gt;110; 1; 0)" office:value-type="float" office:value="0" calcext:value-type="float">
            <text:p>0</text:p>
          </table:table-cell>
          <table:table-cell table:style-name="ce7" table:formula="of:=IF([.CA111]=1;COM.MICROSOFT.CONCAT([.BV111];&quot; x &quot;;[.BW111];&quot; inches, &quot;;[.BX111];&quot; x &quot;;[.BY111];&quot; cm&quot;); &quot;&quot;)">
            <text:p/>
          </table:table-cell>
          <table:table-cell table:number-columns-repeated="2"/>
        </table:table-row>
        <table:table-row table:style-name="ro2">
          <table:table-cell office:value-type="float" office:value="111" calcext:value-type="float">
            <text:p>111</text:p>
          </table:table-cell>
          <table:table-cell table:formula="of:=COM.MICROSOFT.CONCAT(&quot;PrintGalleryImage-&quot;;[.A112];&quot;.jpg&quot;)" office:value-type="string" office:string-value="PrintGalleryImage-111.jpg" calcext:value-type="string">
            <text:p>PrintGalleryImage-111.jpg</text:p>
          </table:table-cell>
          <table:table-cell table:style-name="Default" office:value-type="string" calcext:value-type="string">
            <text:p>Scouting Lioness</text:p>
          </table:table-cell>
          <table:table-cell table:style-name="Default" office:value-type="string" calcext:value-type="string">
            <text:p>This lioness was a little bit isolated from her pride but they were not too far away. It was just the long grasses that hide them so well when they are hunting that prevented me from photographing the others.</text:p>
          </table:table-cell>
          <table:table-cell table:style-name="Default" office:value-type="string" calcext:value-type="string">
            <text:p>Adrian, Adrian O Brien, Adrian O' Brien, Adrian O'Brien, Animals, Brien, Cats, Kruger, Monkeys, National, O' Brien, O'Brien, OBrien, Park, Predator, South Africa, Wildlife chasing, chasing, chasing wildlife, chasingwildlife, lion, nature, wildlifechasing</text:p>
          </table:table-cell>
          <table:table-cell table:style-name="ce12" office:value-type="string" calcext:value-type="string">
            <text:p>25/11/2018 06:39:17</text:p>
          </table:table-cell>
          <table:table-cell table:style-name="Default" office:value-type="string" calcext:value-type="string">
            <text:p>4450 x 2967</text:p>
          </table:table-cell>
          <table:table-cell table:formula="of:=LEFT([.G112];4)" office:value-type="string" office:string-value="4450" calcext:value-type="string">
            <text:p>4450</text:p>
          </table:table-cell>
          <table:table-cell table:formula="of:=RIGHT([.G112];4)" office:value-type="string" office:string-value="2967" calcext:value-type="string">
            <text:p>2967</text:p>
          </table:table-cell>
          <table:table-cell table:style-name="ce6" table:formula="of:=IF([.I112]/[.H112]&gt;1;[.H112]/[.I112];[.I112]/[.H112])" office:value-type="float" office:value="0.666741573033708" calcext:value-type="float">
            <text:p>0.667</text:p>
          </table:table-cell>
          <table:table-cell table:style-name="ce7" office:value-type="float" office:value="8" calcext:value-type="float">
            <text:p>8</text:p>
          </table:table-cell>
          <table:table-cell table:style-name="ce7" table:formula="of:=ROUND([.K112]/[.$J112]; 0)" office:value-type="float" office:value="12" calcext:value-type="float">
            <text:p>12</text:p>
          </table:table-cell>
          <table:table-cell table:style-name="ce7" table:formula="of:=ROUND([.K112]*2.54; 0)" office:value-type="float" office:value="20" calcext:value-type="float">
            <text:p>20</text:p>
          </table:table-cell>
          <table:table-cell table:style-name="ce7" table:formula="of:=ROUND([.L112]*2.54;0)" office:value-type="float" office:value="30" calcext:value-type="float">
            <text:p>30</text:p>
          </table:table-cell>
          <table:table-cell table:style-name="ce7" table:formula="of:=IF([.$I112]&lt;[.$H112]; [.$I112]/[.K112]; [.$H112]/[.K112])" office:value-type="float" office:value="370.875" calcext:value-type="float">
            <text:p>371</text:p>
          </table:table-cell>
          <table:table-cell table:style-name="ce7" table:formula="of:=IF([.O112]&gt;250; 1; 0)" office:value-type="float" office:value="1" calcext:value-type="float">
            <text:p>1</text:p>
          </table:table-cell>
          <table:table-cell table:style-name="ce7" table:formula="of:=IF([.P112]=1;COM.MICROSOFT.CONCAT([.K112];&quot; x &quot;;[.L112];&quot; inches, &quot;;[.M112];&quot; x &quot;;[.N11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12]/[.$J112]; 0)" office:value-type="float" office:value="18" calcext:value-type="float">
            <text:p>18</text:p>
          </table:table-cell>
          <table:table-cell table:style-name="ce7" table:formula="of:=ROUND([.R112]*2.54; 0)" office:value-type="float" office:value="30" calcext:value-type="float">
            <text:p>30</text:p>
          </table:table-cell>
          <table:table-cell table:style-name="ce7" table:formula="of:=ROUND([.S112]*2.54;0)" office:value-type="float" office:value="46" calcext:value-type="float">
            <text:p>46</text:p>
          </table:table-cell>
          <table:table-cell table:style-name="ce7" table:formula="of:=IF([.$I112]&lt;[.$H112]; [.$I112]/[.R112]; [.$H112]/[.R112])" office:value-type="float" office:value="247.25" calcext:value-type="float">
            <text:p>247</text:p>
          </table:table-cell>
          <table:table-cell table:style-name="ce7" table:formula="of:=IF([.V112]&gt;150; 1; 0)" office:value-type="float" office:value="1" calcext:value-type="float">
            <text:p>1</text:p>
          </table:table-cell>
          <table:table-cell table:style-name="ce7" table:formula="of:=IF([.W112]=1;COM.MICROSOFT.CONCAT([.R112];&quot; x &quot;;[.S112];&quot; inches, &quot;;[.T112];&quot; x &quot;;[.U11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12]/[.$J112]; 0)" office:value-type="float" office:value="24" calcext:value-type="float">
            <text:p>24</text:p>
          </table:table-cell>
          <table:table-cell table:style-name="ce7" table:formula="of:=ROUND([.Y112]*2.54; 0)" office:value-type="float" office:value="41" calcext:value-type="float">
            <text:p>41</text:p>
          </table:table-cell>
          <table:table-cell table:style-name="ce7" table:formula="of:=ROUND([.Z112]*2.54;0)" office:value-type="float" office:value="61" calcext:value-type="float">
            <text:p>61</text:p>
          </table:table-cell>
          <table:table-cell table:style-name="ce7" table:formula="of:=IF([.$I112]&lt;[.$H112]; [.$I112]/[.Y112]; [.$H112]/[.Y112])" office:value-type="float" office:value="185.4375" calcext:value-type="float">
            <text:p>185</text:p>
          </table:table-cell>
          <table:table-cell table:style-name="ce7" table:formula="of:=IF([.AC112]&gt;120; 1; 0)" office:value-type="float" office:value="1" calcext:value-type="float">
            <text:p>1</text:p>
          </table:table-cell>
          <table:table-cell table:style-name="ce7" table:formula="of:=IF([.AD112]=1;COM.MICROSOFT.CONCAT([.Y112];&quot; x &quot;;[.Z112];&quot; inches, &quot;;[.AA112];&quot; x &quot;;[.AB11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12]/[.$J112]; 0)" office:value-type="float" office:value="30" calcext:value-type="float">
            <text:p>30</text:p>
          </table:table-cell>
          <table:table-cell table:style-name="ce7" table:formula="of:=ROUND([.AF112]*2.54; 0)" office:value-type="float" office:value="51" calcext:value-type="float">
            <text:p>51</text:p>
          </table:table-cell>
          <table:table-cell table:style-name="ce7" table:formula="of:=ROUND([.AG112]*2.54;0)" office:value-type="float" office:value="76" calcext:value-type="float">
            <text:p>76</text:p>
          </table:table-cell>
          <table:table-cell table:style-name="ce7" table:formula="of:=IF([.$I112]&lt;[.$H112]; [.$I112]/[.AF112]; [.$H112]/[.AF112])" office:value-type="float" office:value="148.35" calcext:value-type="float">
            <text:p>148</text:p>
          </table:table-cell>
          <table:table-cell table:style-name="ce7" table:formula="of:=IF([.AJ112]&gt;100; 1; 0)" office:value-type="float" office:value="1" calcext:value-type="float">
            <text:p>1</text:p>
          </table:table-cell>
          <table:table-cell table:style-name="ce7" table:formula="of:=IF([.AK112]=1;COM.MICROSOFT.CONCAT([.AF112];&quot; x &quot;;[.AG112];&quot; inches, &quot;;[.AH112];&quot; x &quot;;[.AI11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12]/[.$J112]; 0)" office:value-type="float" office:value="36" calcext:value-type="float">
            <text:p>36</text:p>
          </table:table-cell>
          <table:table-cell table:style-name="ce7" table:formula="of:=ROUND([.AM112]*2.54; 0)" office:value-type="float" office:value="61" calcext:value-type="float">
            <text:p>61</text:p>
          </table:table-cell>
          <table:table-cell table:style-name="ce7" table:formula="of:=ROUND([.AN112]*2.54;0)" office:value-type="float" office:value="91" calcext:value-type="float">
            <text:p>91</text:p>
          </table:table-cell>
          <table:table-cell table:style-name="ce7" table:formula="of:=IF([.$I112]&lt;[.$H112]; [.$I112]/[.AM112]; [.$H112]/[.AM112])" office:value-type="float" office:value="123.625" calcext:value-type="float">
            <text:p>124</text:p>
          </table:table-cell>
          <table:table-cell table:style-name="ce7" table:formula="of:=IF([.AQ112]&gt;90; 1; 0)" office:value-type="float" office:value="1" calcext:value-type="float">
            <text:p>1</text:p>
          </table:table-cell>
          <table:table-cell table:style-name="ce7" table:formula="of:=IF([.AR112]=1;COM.MICROSOFT.CONCAT([.AM112];&quot; x &quot;;[.AN112];&quot; inches, &quot;;[.AO112];&quot; x &quot;;[.AP112];&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12]/[.$J112]; 0)" office:value-type="float" office:value="12" calcext:value-type="float">
            <text:p>12</text:p>
          </table:table-cell>
          <table:table-cell table:style-name="ce7" table:formula="of:=ROUND([.AT112]*2.54; 0)" office:value-type="float" office:value="20" calcext:value-type="float">
            <text:p>20</text:p>
          </table:table-cell>
          <table:table-cell table:style-name="ce7" table:formula="of:=ROUND([.AU112]*2.54;0)" office:value-type="float" office:value="30" calcext:value-type="float">
            <text:p>30</text:p>
          </table:table-cell>
          <table:table-cell table:style-name="ce7" table:formula="of:=IF([.$I112]&lt;[.$H112]; [.$I112]/[.AT112]; [.$H112]/[.AT112])" office:value-type="float" office:value="370.875" calcext:value-type="float">
            <text:p>371</text:p>
          </table:table-cell>
          <table:table-cell table:style-name="ce7" table:formula="of:=IF([.AX112]&gt;280; 1; 0)" office:value-type="float" office:value="1" calcext:value-type="float">
            <text:p>1</text:p>
          </table:table-cell>
          <table:table-cell table:style-name="ce7" table:formula="of:=IF([.AY112]=1;COM.MICROSOFT.CONCAT([.AT112];&quot; x &quot;;[.AU112];&quot; inches, &quot;;[.AV112];&quot; x &quot;;[.AW11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12]/[.$J112]; 0)" office:value-type="float" office:value="18" calcext:value-type="float">
            <text:p>18</text:p>
          </table:table-cell>
          <table:table-cell table:style-name="ce7" table:formula="of:=ROUND([.BA112]*2.54; 0)" office:value-type="float" office:value="30" calcext:value-type="float">
            <text:p>30</text:p>
          </table:table-cell>
          <table:table-cell table:style-name="ce7" table:formula="of:=ROUND([.BB112]*2.54;0)" office:value-type="float" office:value="46" calcext:value-type="float">
            <text:p>46</text:p>
          </table:table-cell>
          <table:table-cell table:style-name="ce7" table:formula="of:=IF([.$I112]&lt;[.$H112]; [.$I112]/[.BA112]; [.$H112]/[.BA112])" office:value-type="float" office:value="247.25" calcext:value-type="float">
            <text:p>247</text:p>
          </table:table-cell>
          <table:table-cell table:style-name="ce7" table:formula="of:=IF([.BE112]&gt;180; 1; 0)" office:value-type="float" office:value="1" calcext:value-type="float">
            <text:p>1</text:p>
          </table:table-cell>
          <table:table-cell table:style-name="ce7" table:formula="of:=IF([.BF112]=1;COM.MICROSOFT.CONCAT([.BA112];&quot; x &quot;;[.BB112];&quot; inches, &quot;;[.BC112];&quot; x &quot;;[.BD11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12]/[.$J112]; 0)" office:value-type="float" office:value="24" calcext:value-type="float">
            <text:p>24</text:p>
          </table:table-cell>
          <table:table-cell table:style-name="ce7" table:formula="of:=ROUND([.BH112]*2.54; 0)" office:value-type="float" office:value="41" calcext:value-type="float">
            <text:p>41</text:p>
          </table:table-cell>
          <table:table-cell table:style-name="ce7" table:formula="of:=ROUND([.BI112]*2.54;0)" office:value-type="float" office:value="61" calcext:value-type="float">
            <text:p>61</text:p>
          </table:table-cell>
          <table:table-cell table:style-name="ce7" table:formula="of:=IF([.$I112]&lt;[.$H112]; [.$I112]/[.BH112]; [.$H112]/[.BH112])" office:value-type="float" office:value="185.4375" calcext:value-type="float">
            <text:p>185</text:p>
          </table:table-cell>
          <table:table-cell table:style-name="ce7" table:formula="of:=IF([.BL112]&gt;150; 1; 0)" office:value-type="float" office:value="1" calcext:value-type="float">
            <text:p>1</text:p>
          </table:table-cell>
          <table:table-cell table:style-name="ce7" table:formula="of:=IF([.BM112]=1;COM.MICROSOFT.CONCAT([.BH112];&quot; x &quot;;[.BI112];&quot; inches, &quot;;[.BJ112];&quot; x &quot;;[.BK11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12]/[.$J112]; 0)" office:value-type="float" office:value="30" calcext:value-type="float">
            <text:p>30</text:p>
          </table:table-cell>
          <table:table-cell table:style-name="ce7" table:formula="of:=ROUND([.BO112]*2.54; 0)" office:value-type="float" office:value="51" calcext:value-type="float">
            <text:p>51</text:p>
          </table:table-cell>
          <table:table-cell table:style-name="ce7" table:formula="of:=ROUND([.BP112]*2.54;0)" office:value-type="float" office:value="76" calcext:value-type="float">
            <text:p>76</text:p>
          </table:table-cell>
          <table:table-cell table:style-name="ce7" table:formula="of:=IF([.$I112]&lt;[.$H112]; [.$I112]/[.BO112]; [.$H112]/[.BO112])" office:value-type="float" office:value="148.35" calcext:value-type="float">
            <text:p>148</text:p>
          </table:table-cell>
          <table:table-cell table:style-name="ce7" table:formula="of:=IF([.BS112]&gt;125; 1; 0)" office:value-type="float" office:value="1" calcext:value-type="float">
            <text:p>1</text:p>
          </table:table-cell>
          <table:table-cell table:style-name="ce7" table:formula="of:=IF([.BT112]=1;COM.MICROSOFT.CONCAT([.BO112];&quot; x &quot;;[.BP112];&quot; inches, &quot;;[.BQ112];&quot; x &quot;;[.BR11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12]/[.$J112]; 0)" office:value-type="float" office:value="36" calcext:value-type="float">
            <text:p>36</text:p>
          </table:table-cell>
          <table:table-cell table:style-name="ce7" table:formula="of:=ROUND([.BV112]*2.54; 0)" office:value-type="float" office:value="61" calcext:value-type="float">
            <text:p>61</text:p>
          </table:table-cell>
          <table:table-cell table:style-name="ce7" table:formula="of:=ROUND([.BW112]*2.54;0)" office:value-type="float" office:value="91" calcext:value-type="float">
            <text:p>91</text:p>
          </table:table-cell>
          <table:table-cell table:style-name="ce7" table:formula="of:=IF([.$I112]&lt;[.$H112]; [.$I112]/[.BV112]; [.$H112]/[.BV112])" office:value-type="float" office:value="123.625" calcext:value-type="float">
            <text:p>124</text:p>
          </table:table-cell>
          <table:table-cell table:style-name="ce7" table:formula="of:=IF([.BZ112]&gt;110; 1; 0)" office:value-type="float" office:value="1" calcext:value-type="float">
            <text:p>1</text:p>
          </table:table-cell>
          <table:table-cell table:style-name="ce7" table:formula="of:=IF([.CA112]=1;COM.MICROSOFT.CONCAT([.BV112];&quot; x &quot;;[.BW112];&quot; inches, &quot;;[.BX112];&quot; x &quot;;[.BY112];&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12" calcext:value-type="float">
            <text:p>112</text:p>
          </table:table-cell>
          <table:table-cell table:formula="of:=COM.MICROSOFT.CONCAT(&quot;PrintGalleryImage-&quot;;[.A113];&quot;.jpg&quot;)" office:value-type="string" office:string-value="PrintGalleryImage-112.jpg" calcext:value-type="string">
            <text:p>PrintGalleryImage-112.jpg</text:p>
          </table:table-cell>
          <table:table-cell table:style-name="Default" office:value-type="string" calcext:value-type="string">
            <text:p>Langur Portrait</text:p>
          </table:table-cell>
          <table:table-cell table:style-name="Default" office:value-type="string" calcext:value-type="string">
            <text:p>The black-faced langur is very common in India. I went on a tiger safari but came back with way more photos of monkeys than of the big cats. These guys are especially photogenic in the last of the evening light when they gather in family groups to socialise.</text:p>
          </table:table-cell>
          <table:table-cell table:style-name="Default" office:value-type="string" calcext:value-type="string">
            <text:p>Adrian, Adrian O Brien, Adrian O' Brien, Adrian O'Brien, Animals, Brien, India, Kanha, Monkeys, National, O' Brien, O'Brien, OBrien, Park, Wildlife chasing, chasing, chasing wildlife, chasingwildlife, mammal, monkey, nature, wildlifechasing</text:p>
          </table:table-cell>
          <table:table-cell table:style-name="ce12" office:value-type="string" calcext:value-type="string">
            <text:p>03/04/2019 13:56:57</text:p>
          </table:table-cell>
          <table:table-cell table:style-name="Default" office:value-type="string" calcext:value-type="string">
            <text:p>2250 x 2250</text:p>
          </table:table-cell>
          <table:table-cell table:formula="of:=LEFT([.G113];4)" office:value-type="string" office:string-value="2250" calcext:value-type="string">
            <text:p>2250</text:p>
          </table:table-cell>
          <table:table-cell table:formula="of:=RIGHT([.G113];4)" office:value-type="string" office:string-value="2250" calcext:value-type="string">
            <text:p>2250</text:p>
          </table:table-cell>
          <table:table-cell table:style-name="ce6" table:formula="of:=IF([.I113]/[.H113]&gt;1;[.H113]/[.I113];[.I113]/[.H113])" office:value-type="float" office:value="1" calcext:value-type="float">
            <text:p>1.000</text:p>
          </table:table-cell>
          <table:table-cell table:style-name="ce7" office:value-type="float" office:value="8" calcext:value-type="float">
            <text:p>8</text:p>
          </table:table-cell>
          <table:table-cell table:style-name="ce7" table:formula="of:=ROUND([.K113]/[.$J113]; 0)" office:value-type="float" office:value="8" calcext:value-type="float">
            <text:p>8</text:p>
          </table:table-cell>
          <table:table-cell table:style-name="ce7" table:formula="of:=ROUND([.K113]*2.54; 0)" office:value-type="float" office:value="20" calcext:value-type="float">
            <text:p>20</text:p>
          </table:table-cell>
          <table:table-cell table:style-name="ce7" table:formula="of:=ROUND([.L113]*2.54;0)" office:value-type="float" office:value="20" calcext:value-type="float">
            <text:p>20</text:p>
          </table:table-cell>
          <table:table-cell table:style-name="ce7" table:formula="of:=IF([.$I113]&lt;[.$H113]; [.$I113]/[.K113]; [.$H113]/[.K113])" office:value-type="float" office:value="281.25" calcext:value-type="float">
            <text:p>281</text:p>
          </table:table-cell>
          <table:table-cell table:style-name="ce7" table:formula="of:=IF([.O113]&gt;250; 1; 0)" office:value-type="float" office:value="1" calcext:value-type="float">
            <text:p>1</text:p>
          </table:table-cell>
          <table:table-cell table:style-name="ce7" table:formula="of:=IF([.P113]=1;COM.MICROSOFT.CONCAT([.K113];&quot; x &quot;;[.L113];&quot; inches, &quot;;[.M113];&quot; x &quot;;[.N113];&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13]/[.$J113]; 0)" office:value-type="float" office:value="12" calcext:value-type="float">
            <text:p>12</text:p>
          </table:table-cell>
          <table:table-cell table:style-name="ce7" table:formula="of:=ROUND([.R113]*2.54; 0)" office:value-type="float" office:value="30" calcext:value-type="float">
            <text:p>30</text:p>
          </table:table-cell>
          <table:table-cell table:style-name="ce7" table:formula="of:=ROUND([.S113]*2.54;0)" office:value-type="float" office:value="30" calcext:value-type="float">
            <text:p>30</text:p>
          </table:table-cell>
          <table:table-cell table:style-name="ce7" table:formula="of:=IF([.$I113]&lt;[.$H113]; [.$I113]/[.R113]; [.$H113]/[.R113])" office:value-type="float" office:value="187.5" calcext:value-type="float">
            <text:p>188</text:p>
          </table:table-cell>
          <table:table-cell table:style-name="ce7" table:formula="of:=IF([.V113]&gt;150; 1; 0)" office:value-type="float" office:value="1" calcext:value-type="float">
            <text:p>1</text:p>
          </table:table-cell>
          <table:table-cell table:style-name="ce7" table:formula="of:=IF([.W113]=1;COM.MICROSOFT.CONCAT([.R113];&quot; x &quot;;[.S113];&quot; inches, &quot;;[.T113];&quot; x &quot;;[.U113];&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13]/[.$J113]; 0)" office:value-type="float" office:value="16" calcext:value-type="float">
            <text:p>16</text:p>
          </table:table-cell>
          <table:table-cell table:style-name="ce7" table:formula="of:=ROUND([.Y113]*2.54; 0)" office:value-type="float" office:value="41" calcext:value-type="float">
            <text:p>41</text:p>
          </table:table-cell>
          <table:table-cell table:style-name="ce7" table:formula="of:=ROUND([.Z113]*2.54;0)" office:value-type="float" office:value="41" calcext:value-type="float">
            <text:p>41</text:p>
          </table:table-cell>
          <table:table-cell table:style-name="ce7" table:formula="of:=IF([.$I113]&lt;[.$H113]; [.$I113]/[.Y113]; [.$H113]/[.Y113])" office:value-type="float" office:value="140.625" calcext:value-type="float">
            <text:p>141</text:p>
          </table:table-cell>
          <table:table-cell table:style-name="ce7" table:formula="of:=IF([.AC113]&gt;120; 1; 0)" office:value-type="float" office:value="1" calcext:value-type="float">
            <text:p>1</text:p>
          </table:table-cell>
          <table:table-cell table:style-name="ce7" table:formula="of:=IF([.AD113]=1;COM.MICROSOFT.CONCAT([.Y113];&quot; x &quot;;[.Z113];&quot; inches, &quot;;[.AA113];&quot; x &quot;;[.AB113];&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13]/[.$J113]; 0)" office:value-type="float" office:value="20" calcext:value-type="float">
            <text:p>20</text:p>
          </table:table-cell>
          <table:table-cell table:style-name="ce7" table:formula="of:=ROUND([.AF113]*2.54; 0)" office:value-type="float" office:value="51" calcext:value-type="float">
            <text:p>51</text:p>
          </table:table-cell>
          <table:table-cell table:style-name="ce7" table:formula="of:=ROUND([.AG113]*2.54;0)" office:value-type="float" office:value="51" calcext:value-type="float">
            <text:p>51</text:p>
          </table:table-cell>
          <table:table-cell table:style-name="ce7" table:formula="of:=IF([.$I113]&lt;[.$H113]; [.$I113]/[.AF113]; [.$H113]/[.AF113])" office:value-type="float" office:value="112.5" calcext:value-type="float">
            <text:p>113</text:p>
          </table:table-cell>
          <table:table-cell table:style-name="ce7" table:formula="of:=IF([.AJ113]&gt;100; 1; 0)" office:value-type="float" office:value="1" calcext:value-type="float">
            <text:p>1</text:p>
          </table:table-cell>
          <table:table-cell table:style-name="ce7" table:formula="of:=IF([.AK113]=1;COM.MICROSOFT.CONCAT([.AF113];&quot; x &quot;;[.AG113];&quot; inches, &quot;;[.AH113];&quot; x &quot;;[.AI113];&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13]/[.$J113]; 0)" office:value-type="float" office:value="24" calcext:value-type="float">
            <text:p>24</text:p>
          </table:table-cell>
          <table:table-cell table:style-name="ce7" table:formula="of:=ROUND([.AM113]*2.54; 0)" office:value-type="float" office:value="61" calcext:value-type="float">
            <text:p>61</text:p>
          </table:table-cell>
          <table:table-cell table:style-name="ce7" table:formula="of:=ROUND([.AN113]*2.54;0)" office:value-type="float" office:value="61" calcext:value-type="float">
            <text:p>61</text:p>
          </table:table-cell>
          <table:table-cell table:style-name="ce7" table:formula="of:=IF([.$I113]&lt;[.$H113]; [.$I113]/[.AM113]; [.$H113]/[.AM113])" office:value-type="float" office:value="93.75" calcext:value-type="float">
            <text:p>94</text:p>
          </table:table-cell>
          <table:table-cell table:style-name="ce7" table:formula="of:=IF([.AQ113]&gt;90; 1; 0)" office:value-type="float" office:value="1" calcext:value-type="float">
            <text:p>1</text:p>
          </table:table-cell>
          <table:table-cell table:style-name="ce7" table:formula="of:=IF([.AR113]=1;COM.MICROSOFT.CONCAT([.AM113];&quot; x &quot;;[.AN113];&quot; inches, &quot;;[.AO113];&quot; x &quot;;[.AP113];&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13]/[.$J113]; 0)" office:value-type="float" office:value="8" calcext:value-type="float">
            <text:p>8</text:p>
          </table:table-cell>
          <table:table-cell table:style-name="ce7" table:formula="of:=ROUND([.AT113]*2.54; 0)" office:value-type="float" office:value="20" calcext:value-type="float">
            <text:p>20</text:p>
          </table:table-cell>
          <table:table-cell table:style-name="ce7" table:formula="of:=ROUND([.AU113]*2.54;0)" office:value-type="float" office:value="20" calcext:value-type="float">
            <text:p>20</text:p>
          </table:table-cell>
          <table:table-cell table:style-name="ce7" table:formula="of:=IF([.$I113]&lt;[.$H113]; [.$I113]/[.AT113]; [.$H113]/[.AT113])" office:value-type="float" office:value="281.25" calcext:value-type="float">
            <text:p>281</text:p>
          </table:table-cell>
          <table:table-cell table:style-name="ce7" table:formula="of:=IF([.AX113]&gt;280; 1; 0)" office:value-type="float" office:value="1" calcext:value-type="float">
            <text:p>1</text:p>
          </table:table-cell>
          <table:table-cell table:style-name="ce7" table:formula="of:=IF([.AY113]=1;COM.MICROSOFT.CONCAT([.AT113];&quot; x &quot;;[.AU113];&quot; inches, &quot;;[.AV113];&quot; x &quot;;[.AW113];&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13]/[.$J113]; 0)" office:value-type="float" office:value="12" calcext:value-type="float">
            <text:p>12</text:p>
          </table:table-cell>
          <table:table-cell table:style-name="ce7" table:formula="of:=ROUND([.BA113]*2.54; 0)" office:value-type="float" office:value="30" calcext:value-type="float">
            <text:p>30</text:p>
          </table:table-cell>
          <table:table-cell table:style-name="ce7" table:formula="of:=ROUND([.BB113]*2.54;0)" office:value-type="float" office:value="30" calcext:value-type="float">
            <text:p>30</text:p>
          </table:table-cell>
          <table:table-cell table:style-name="ce7" table:formula="of:=IF([.$I113]&lt;[.$H113]; [.$I113]/[.BA113]; [.$H113]/[.BA113])" office:value-type="float" office:value="187.5" calcext:value-type="float">
            <text:p>188</text:p>
          </table:table-cell>
          <table:table-cell table:style-name="ce7" table:formula="of:=IF([.BE113]&gt;180; 1; 0)" office:value-type="float" office:value="1" calcext:value-type="float">
            <text:p>1</text:p>
          </table:table-cell>
          <table:table-cell table:style-name="ce7" table:formula="of:=IF([.BF113]=1;COM.MICROSOFT.CONCAT([.BA113];&quot; x &quot;;[.BB113];&quot; inches, &quot;;[.BC113];&quot; x &quot;;[.BD113];&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13]/[.$J113]; 0)" office:value-type="float" office:value="16" calcext:value-type="float">
            <text:p>16</text:p>
          </table:table-cell>
          <table:table-cell table:style-name="ce7" table:formula="of:=ROUND([.BH113]*2.54; 0)" office:value-type="float" office:value="41" calcext:value-type="float">
            <text:p>41</text:p>
          </table:table-cell>
          <table:table-cell table:style-name="ce7" table:formula="of:=ROUND([.BI113]*2.54;0)" office:value-type="float" office:value="41" calcext:value-type="float">
            <text:p>41</text:p>
          </table:table-cell>
          <table:table-cell table:style-name="ce7" table:formula="of:=IF([.$I113]&lt;[.$H113]; [.$I113]/[.BH113]; [.$H113]/[.BH113])" office:value-type="float" office:value="140.625" calcext:value-type="float">
            <text:p>141</text:p>
          </table:table-cell>
          <table:table-cell table:style-name="ce7" table:formula="of:=IF([.BL113]&gt;150; 1; 0)" office:value-type="float" office:value="0" calcext:value-type="float">
            <text:p>0</text:p>
          </table:table-cell>
          <table:table-cell table:style-name="ce7" table:formula="of:=IF([.BM113]=1;COM.MICROSOFT.CONCAT([.BH113];&quot; x &quot;;[.BI113];&quot; inches, &quot;;[.BJ113];&quot; x &quot;;[.BK113];&quot; cm&quot;); &quot;&quot;)">
            <text:p/>
          </table:table-cell>
          <table:table-cell table:style-name="ce7" office:value-type="float" office:value="20" calcext:value-type="float">
            <text:p>20</text:p>
          </table:table-cell>
          <table:table-cell table:style-name="ce7" table:formula="of:=ROUND([.BO113]/[.$J113]; 0)" office:value-type="float" office:value="20" calcext:value-type="float">
            <text:p>20</text:p>
          </table:table-cell>
          <table:table-cell table:style-name="ce7" table:formula="of:=ROUND([.BO113]*2.54; 0)" office:value-type="float" office:value="51" calcext:value-type="float">
            <text:p>51</text:p>
          </table:table-cell>
          <table:table-cell table:style-name="ce7" table:formula="of:=ROUND([.BP113]*2.54;0)" office:value-type="float" office:value="51" calcext:value-type="float">
            <text:p>51</text:p>
          </table:table-cell>
          <table:table-cell table:style-name="ce7" table:formula="of:=IF([.$I113]&lt;[.$H113]; [.$I113]/[.BO113]; [.$H113]/[.BO113])" office:value-type="float" office:value="112.5" calcext:value-type="float">
            <text:p>113</text:p>
          </table:table-cell>
          <table:table-cell table:style-name="ce7" table:formula="of:=IF([.BS113]&gt;125; 1; 0)" office:value-type="float" office:value="0" calcext:value-type="float">
            <text:p>0</text:p>
          </table:table-cell>
          <table:table-cell table:style-name="ce7" table:formula="of:=IF([.BT113]=1;COM.MICROSOFT.CONCAT([.BO113];&quot; x &quot;;[.BP113];&quot; inches, &quot;;[.BQ113];&quot; x &quot;;[.BR113];&quot; cm&quot;); &quot;&quot;)">
            <text:p/>
          </table:table-cell>
          <table:table-cell table:style-name="ce7" office:value-type="float" office:value="24" calcext:value-type="float">
            <text:p>24</text:p>
          </table:table-cell>
          <table:table-cell table:style-name="ce7" table:formula="of:=ROUND([.BV113]/[.$J113]; 0)" office:value-type="float" office:value="24" calcext:value-type="float">
            <text:p>24</text:p>
          </table:table-cell>
          <table:table-cell table:style-name="ce7" table:formula="of:=ROUND([.BV113]*2.54; 0)" office:value-type="float" office:value="61" calcext:value-type="float">
            <text:p>61</text:p>
          </table:table-cell>
          <table:table-cell table:style-name="ce7" table:formula="of:=ROUND([.BW113]*2.54;0)" office:value-type="float" office:value="61" calcext:value-type="float">
            <text:p>61</text:p>
          </table:table-cell>
          <table:table-cell table:style-name="ce7" table:formula="of:=IF([.$I113]&lt;[.$H113]; [.$I113]/[.BV113]; [.$H113]/[.BV113])" office:value-type="float" office:value="93.75" calcext:value-type="float">
            <text:p>94</text:p>
          </table:table-cell>
          <table:table-cell table:style-name="ce7" table:formula="of:=IF([.BZ113]&gt;110; 1; 0)" office:value-type="float" office:value="0" calcext:value-type="float">
            <text:p>0</text:p>
          </table:table-cell>
          <table:table-cell table:style-name="ce7" table:formula="of:=IF([.CA113]=1;COM.MICROSOFT.CONCAT([.BV113];&quot; x &quot;;[.BW113];&quot; inches, &quot;;[.BX113];&quot; x &quot;;[.BY113];&quot; cm&quot;); &quot;&quot;)">
            <text:p/>
          </table:table-cell>
          <table:table-cell table:number-columns-repeated="2"/>
        </table:table-row>
        <table:table-row table:style-name="ro2">
          <table:table-cell office:value-type="float" office:value="113" calcext:value-type="float">
            <text:p>113</text:p>
          </table:table-cell>
          <table:table-cell table:formula="of:=COM.MICROSOFT.CONCAT(&quot;PrintGalleryImage-&quot;;[.A114];&quot;.jpg&quot;)" office:value-type="string" office:string-value="PrintGalleryImage-113.jpg" calcext:value-type="string">
            <text:p>PrintGalleryImage-113.jpg</text:p>
          </table:table-cell>
          <table:table-cell table:style-name="Default" office:value-type="string" calcext:value-type="string">
            <text:p>Contemplating Langur</text:p>
          </table:table-cell>
          <table:table-cell table:style-name="Default" office:value-type="string" calcext:value-type="string">
            <text:p>I am not a fan of anthropomorising in general but when it comes to monkeys it is so easy to see human emotions and feelings in them.</text:p>
          </table:table-cell>
          <table:table-cell table:style-name="Default" office:value-type="string" calcext:value-type="string">
            <text:p>Adrian, Adrian O Brien, Adrian O' Brien, Adrian O'Brien, Animals, Brien, India, Kanha, Monkeys, National, O' Brien, O'Brien, OBrien, Park, Wildlife chasing, chasing, chasing wildlife, chasingwildlife, mammal, monkey, nature, wildlifechasing</text:p>
          </table:table-cell>
          <table:table-cell table:style-name="ce12" office:value-type="string" calcext:value-type="string">
            <text:p>05/04/2019 13:56:30</text:p>
          </table:table-cell>
          <table:table-cell table:style-name="Default" office:value-type="string" calcext:value-type="string">
            <text:p>3229 x 4844</text:p>
          </table:table-cell>
          <table:table-cell table:formula="of:=LEFT([.G114];4)" office:value-type="string" office:string-value="3229" calcext:value-type="string">
            <text:p>3229</text:p>
          </table:table-cell>
          <table:table-cell table:formula="of:=RIGHT([.G114];4)" office:value-type="string" office:string-value="4844" calcext:value-type="string">
            <text:p>4844</text:p>
          </table:table-cell>
          <table:table-cell table:style-name="ce6" table:formula="of:=IF([.I114]/[.H114]&gt;1;[.H114]/[.I114];[.I114]/[.H114])" office:value-type="float" office:value="0.666597853014038" calcext:value-type="float">
            <text:p>0.667</text:p>
          </table:table-cell>
          <table:table-cell table:style-name="ce7" office:value-type="float" office:value="8" calcext:value-type="float">
            <text:p>8</text:p>
          </table:table-cell>
          <table:table-cell table:style-name="ce7" table:formula="of:=ROUND([.K114]/[.$J114]; 0)" office:value-type="float" office:value="12" calcext:value-type="float">
            <text:p>12</text:p>
          </table:table-cell>
          <table:table-cell table:style-name="ce7" table:formula="of:=ROUND([.K114]*2.54; 0)" office:value-type="float" office:value="20" calcext:value-type="float">
            <text:p>20</text:p>
          </table:table-cell>
          <table:table-cell table:style-name="ce7" table:formula="of:=ROUND([.L114]*2.54;0)" office:value-type="float" office:value="30" calcext:value-type="float">
            <text:p>30</text:p>
          </table:table-cell>
          <table:table-cell table:style-name="ce7" table:formula="of:=IF([.$I114]&lt;[.$H114]; [.$I114]/[.K114]; [.$H114]/[.K114])" office:value-type="float" office:value="403.625" calcext:value-type="float">
            <text:p>404</text:p>
          </table:table-cell>
          <table:table-cell table:style-name="ce7" table:formula="of:=IF([.O114]&gt;250; 1; 0)" office:value-type="float" office:value="1" calcext:value-type="float">
            <text:p>1</text:p>
          </table:table-cell>
          <table:table-cell table:style-name="ce7" table:formula="of:=IF([.P114]=1;COM.MICROSOFT.CONCAT([.K114];&quot; x &quot;;[.L114];&quot; inches, &quot;;[.M114];&quot; x &quot;;[.N11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14]/[.$J114]; 0)" office:value-type="float" office:value="18" calcext:value-type="float">
            <text:p>18</text:p>
          </table:table-cell>
          <table:table-cell table:style-name="ce7" table:formula="of:=ROUND([.R114]*2.54; 0)" office:value-type="float" office:value="30" calcext:value-type="float">
            <text:p>30</text:p>
          </table:table-cell>
          <table:table-cell table:style-name="ce7" table:formula="of:=ROUND([.S114]*2.54;0)" office:value-type="float" office:value="46" calcext:value-type="float">
            <text:p>46</text:p>
          </table:table-cell>
          <table:table-cell table:style-name="ce7" table:formula="of:=IF([.$I114]&lt;[.$H114]; [.$I114]/[.R114]; [.$H114]/[.R114])" office:value-type="float" office:value="269.083333333333" calcext:value-type="float">
            <text:p>269</text:p>
          </table:table-cell>
          <table:table-cell table:style-name="ce7" table:formula="of:=IF([.V114]&gt;150; 1; 0)" office:value-type="float" office:value="1" calcext:value-type="float">
            <text:p>1</text:p>
          </table:table-cell>
          <table:table-cell table:style-name="ce7" table:formula="of:=IF([.W114]=1;COM.MICROSOFT.CONCAT([.R114];&quot; x &quot;;[.S114];&quot; inches, &quot;;[.T114];&quot; x &quot;;[.U11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14]/[.$J114]; 0)" office:value-type="float" office:value="24" calcext:value-type="float">
            <text:p>24</text:p>
          </table:table-cell>
          <table:table-cell table:style-name="ce7" table:formula="of:=ROUND([.Y114]*2.54; 0)" office:value-type="float" office:value="41" calcext:value-type="float">
            <text:p>41</text:p>
          </table:table-cell>
          <table:table-cell table:style-name="ce7" table:formula="of:=ROUND([.Z114]*2.54;0)" office:value-type="float" office:value="61" calcext:value-type="float">
            <text:p>61</text:p>
          </table:table-cell>
          <table:table-cell table:style-name="ce7" table:formula="of:=IF([.$I114]&lt;[.$H114]; [.$I114]/[.Y114]; [.$H114]/[.Y114])" office:value-type="float" office:value="201.8125" calcext:value-type="float">
            <text:p>202</text:p>
          </table:table-cell>
          <table:table-cell table:style-name="ce7" table:formula="of:=IF([.AC114]&gt;120; 1; 0)" office:value-type="float" office:value="1" calcext:value-type="float">
            <text:p>1</text:p>
          </table:table-cell>
          <table:table-cell table:style-name="ce7" table:formula="of:=IF([.AD114]=1;COM.MICROSOFT.CONCAT([.Y114];&quot; x &quot;;[.Z114];&quot; inches, &quot;;[.AA114];&quot; x &quot;;[.AB11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14]/[.$J114]; 0)" office:value-type="float" office:value="30" calcext:value-type="float">
            <text:p>30</text:p>
          </table:table-cell>
          <table:table-cell table:style-name="ce7" table:formula="of:=ROUND([.AF114]*2.54; 0)" office:value-type="float" office:value="51" calcext:value-type="float">
            <text:p>51</text:p>
          </table:table-cell>
          <table:table-cell table:style-name="ce7" table:formula="of:=ROUND([.AG114]*2.54;0)" office:value-type="float" office:value="76" calcext:value-type="float">
            <text:p>76</text:p>
          </table:table-cell>
          <table:table-cell table:style-name="ce7" table:formula="of:=IF([.$I114]&lt;[.$H114]; [.$I114]/[.AF114]; [.$H114]/[.AF114])" office:value-type="float" office:value="161.45" calcext:value-type="float">
            <text:p>161</text:p>
          </table:table-cell>
          <table:table-cell table:style-name="ce7" table:formula="of:=IF([.AJ114]&gt;100; 1; 0)" office:value-type="float" office:value="1" calcext:value-type="float">
            <text:p>1</text:p>
          </table:table-cell>
          <table:table-cell table:style-name="ce7" table:formula="of:=IF([.AK114]=1;COM.MICROSOFT.CONCAT([.AF114];&quot; x &quot;;[.AG114];&quot; inches, &quot;;[.AH114];&quot; x &quot;;[.AI11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14]/[.$J114]; 0)" office:value-type="float" office:value="36" calcext:value-type="float">
            <text:p>36</text:p>
          </table:table-cell>
          <table:table-cell table:style-name="ce7" table:formula="of:=ROUND([.AM114]*2.54; 0)" office:value-type="float" office:value="61" calcext:value-type="float">
            <text:p>61</text:p>
          </table:table-cell>
          <table:table-cell table:style-name="ce7" table:formula="of:=ROUND([.AN114]*2.54;0)" office:value-type="float" office:value="91" calcext:value-type="float">
            <text:p>91</text:p>
          </table:table-cell>
          <table:table-cell table:style-name="ce7" table:formula="of:=IF([.$I114]&lt;[.$H114]; [.$I114]/[.AM114]; [.$H114]/[.AM114])" office:value-type="float" office:value="134.541666666667" calcext:value-type="float">
            <text:p>135</text:p>
          </table:table-cell>
          <table:table-cell table:style-name="ce7" table:formula="of:=IF([.AQ114]&gt;90; 1; 0)" office:value-type="float" office:value="1" calcext:value-type="float">
            <text:p>1</text:p>
          </table:table-cell>
          <table:table-cell table:style-name="ce7" table:formula="of:=IF([.AR114]=1;COM.MICROSOFT.CONCAT([.AM114];&quot; x &quot;;[.AN114];&quot; inches, &quot;;[.AO114];&quot; x &quot;;[.AP114];&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14]/[.$J114]; 0)" office:value-type="float" office:value="12" calcext:value-type="float">
            <text:p>12</text:p>
          </table:table-cell>
          <table:table-cell table:style-name="ce7" table:formula="of:=ROUND([.AT114]*2.54; 0)" office:value-type="float" office:value="20" calcext:value-type="float">
            <text:p>20</text:p>
          </table:table-cell>
          <table:table-cell table:style-name="ce7" table:formula="of:=ROUND([.AU114]*2.54;0)" office:value-type="float" office:value="30" calcext:value-type="float">
            <text:p>30</text:p>
          </table:table-cell>
          <table:table-cell table:style-name="ce7" table:formula="of:=IF([.$I114]&lt;[.$H114]; [.$I114]/[.AT114]; [.$H114]/[.AT114])" office:value-type="float" office:value="403.625" calcext:value-type="float">
            <text:p>404</text:p>
          </table:table-cell>
          <table:table-cell table:style-name="ce7" table:formula="of:=IF([.AX114]&gt;280; 1; 0)" office:value-type="float" office:value="1" calcext:value-type="float">
            <text:p>1</text:p>
          </table:table-cell>
          <table:table-cell table:style-name="ce7" table:formula="of:=IF([.AY114]=1;COM.MICROSOFT.CONCAT([.AT114];&quot; x &quot;;[.AU114];&quot; inches, &quot;;[.AV114];&quot; x &quot;;[.AW11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14]/[.$J114]; 0)" office:value-type="float" office:value="18" calcext:value-type="float">
            <text:p>18</text:p>
          </table:table-cell>
          <table:table-cell table:style-name="ce7" table:formula="of:=ROUND([.BA114]*2.54; 0)" office:value-type="float" office:value="30" calcext:value-type="float">
            <text:p>30</text:p>
          </table:table-cell>
          <table:table-cell table:style-name="ce7" table:formula="of:=ROUND([.BB114]*2.54;0)" office:value-type="float" office:value="46" calcext:value-type="float">
            <text:p>46</text:p>
          </table:table-cell>
          <table:table-cell table:style-name="ce7" table:formula="of:=IF([.$I114]&lt;[.$H114]; [.$I114]/[.BA114]; [.$H114]/[.BA114])" office:value-type="float" office:value="269.083333333333" calcext:value-type="float">
            <text:p>269</text:p>
          </table:table-cell>
          <table:table-cell table:style-name="ce7" table:formula="of:=IF([.BE114]&gt;180; 1; 0)" office:value-type="float" office:value="1" calcext:value-type="float">
            <text:p>1</text:p>
          </table:table-cell>
          <table:table-cell table:style-name="ce7" table:formula="of:=IF([.BF114]=1;COM.MICROSOFT.CONCAT([.BA114];&quot; x &quot;;[.BB114];&quot; inches, &quot;;[.BC114];&quot; x &quot;;[.BD11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14]/[.$J114]; 0)" office:value-type="float" office:value="24" calcext:value-type="float">
            <text:p>24</text:p>
          </table:table-cell>
          <table:table-cell table:style-name="ce7" table:formula="of:=ROUND([.BH114]*2.54; 0)" office:value-type="float" office:value="41" calcext:value-type="float">
            <text:p>41</text:p>
          </table:table-cell>
          <table:table-cell table:style-name="ce7" table:formula="of:=ROUND([.BI114]*2.54;0)" office:value-type="float" office:value="61" calcext:value-type="float">
            <text:p>61</text:p>
          </table:table-cell>
          <table:table-cell table:style-name="ce7" table:formula="of:=IF([.$I114]&lt;[.$H114]; [.$I114]/[.BH114]; [.$H114]/[.BH114])" office:value-type="float" office:value="201.8125" calcext:value-type="float">
            <text:p>202</text:p>
          </table:table-cell>
          <table:table-cell table:style-name="ce7" table:formula="of:=IF([.BL114]&gt;150; 1; 0)" office:value-type="float" office:value="1" calcext:value-type="float">
            <text:p>1</text:p>
          </table:table-cell>
          <table:table-cell table:style-name="ce7" table:formula="of:=IF([.BM114]=1;COM.MICROSOFT.CONCAT([.BH114];&quot; x &quot;;[.BI114];&quot; inches, &quot;;[.BJ114];&quot; x &quot;;[.BK11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14]/[.$J114]; 0)" office:value-type="float" office:value="30" calcext:value-type="float">
            <text:p>30</text:p>
          </table:table-cell>
          <table:table-cell table:style-name="ce7" table:formula="of:=ROUND([.BO114]*2.54; 0)" office:value-type="float" office:value="51" calcext:value-type="float">
            <text:p>51</text:p>
          </table:table-cell>
          <table:table-cell table:style-name="ce7" table:formula="of:=ROUND([.BP114]*2.54;0)" office:value-type="float" office:value="76" calcext:value-type="float">
            <text:p>76</text:p>
          </table:table-cell>
          <table:table-cell table:style-name="ce7" table:formula="of:=IF([.$I114]&lt;[.$H114]; [.$I114]/[.BO114]; [.$H114]/[.BO114])" office:value-type="float" office:value="161.45" calcext:value-type="float">
            <text:p>161</text:p>
          </table:table-cell>
          <table:table-cell table:style-name="ce7" table:formula="of:=IF([.BS114]&gt;125; 1; 0)" office:value-type="float" office:value="1" calcext:value-type="float">
            <text:p>1</text:p>
          </table:table-cell>
          <table:table-cell table:style-name="ce7" table:formula="of:=IF([.BT114]=1;COM.MICROSOFT.CONCAT([.BO114];&quot; x &quot;;[.BP114];&quot; inches, &quot;;[.BQ114];&quot; x &quot;;[.BR11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14]/[.$J114]; 0)" office:value-type="float" office:value="36" calcext:value-type="float">
            <text:p>36</text:p>
          </table:table-cell>
          <table:table-cell table:style-name="ce7" table:formula="of:=ROUND([.BV114]*2.54; 0)" office:value-type="float" office:value="61" calcext:value-type="float">
            <text:p>61</text:p>
          </table:table-cell>
          <table:table-cell table:style-name="ce7" table:formula="of:=ROUND([.BW114]*2.54;0)" office:value-type="float" office:value="91" calcext:value-type="float">
            <text:p>91</text:p>
          </table:table-cell>
          <table:table-cell table:style-name="ce7" table:formula="of:=IF([.$I114]&lt;[.$H114]; [.$I114]/[.BV114]; [.$H114]/[.BV114])" office:value-type="float" office:value="134.541666666667" calcext:value-type="float">
            <text:p>135</text:p>
          </table:table-cell>
          <table:table-cell table:style-name="ce7" table:formula="of:=IF([.BZ114]&gt;110; 1; 0)" office:value-type="float" office:value="1" calcext:value-type="float">
            <text:p>1</text:p>
          </table:table-cell>
          <table:table-cell table:style-name="ce7" table:formula="of:=IF([.CA114]=1;COM.MICROSOFT.CONCAT([.BV114];&quot; x &quot;;[.BW114];&quot; inches, &quot;;[.BX114];&quot; x &quot;;[.BY114];&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14" calcext:value-type="float">
            <text:p>114</text:p>
          </table:table-cell>
          <table:table-cell table:formula="of:=COM.MICROSOFT.CONCAT(&quot;PrintGalleryImage-&quot;;[.A115];&quot;.jpg&quot;)" office:value-type="string" office:string-value="PrintGalleryImage-114.jpg" calcext:value-type="string">
            <text:p>PrintGalleryImage-114.jpg</text:p>
          </table:table-cell>
          <table:table-cell table:style-name="Default" office:value-type="string" calcext:value-type="string">
            <text:p>Spotted Deer in Tall Grass</text:p>
          </table:table-cell>
          <table:table-cell table:style-name="Default" office:value-type="string" calcext:value-type="string">
            <text:p>Tigers hide really well in the long grasses of India. It is quite difficult to find them when on safari. Their prey is obviously way more numerous and so a lot easier to find.</text:p>
          </table:table-cell>
          <table:table-cell table:style-name="Default" office:value-type="string" calcext:value-type="string">
            <text:p>Adrian, Adrian O Brien, Adrian O' Brien, Adrian O'Brien, Animals, Brien, India, Kanha, National, O' Brien, O'Brien, OBrien, Park, Wildlife chasing, chasing, chasing wildlife, chasingwildlife, nature, wildlifechasing</text:p>
          </table:table-cell>
          <table:table-cell table:style-name="ce12" office:value-type="string" calcext:value-type="string">
            <text:p>06/04/2019 13:02:44</text:p>
          </table:table-cell>
          <table:table-cell table:style-name="Default" office:value-type="string" calcext:value-type="string">
            <text:p>4476 x 2984</text:p>
          </table:table-cell>
          <table:table-cell table:formula="of:=LEFT([.G115];4)" office:value-type="string" office:string-value="4476" calcext:value-type="string">
            <text:p>4476</text:p>
          </table:table-cell>
          <table:table-cell table:formula="of:=RIGHT([.G115];4)" office:value-type="string" office:string-value="2984" calcext:value-type="string">
            <text:p>2984</text:p>
          </table:table-cell>
          <table:table-cell table:style-name="ce6" table:formula="of:=IF([.I115]/[.H115]&gt;1;[.H115]/[.I115];[.I115]/[.H115])" office:value-type="float" office:value="0.666666666666667" calcext:value-type="float">
            <text:p>0.667</text:p>
          </table:table-cell>
          <table:table-cell table:style-name="ce7" office:value-type="float" office:value="8" calcext:value-type="float">
            <text:p>8</text:p>
          </table:table-cell>
          <table:table-cell table:style-name="ce7" table:formula="of:=ROUND([.K115]/[.$J115]; 0)" office:value-type="float" office:value="12" calcext:value-type="float">
            <text:p>12</text:p>
          </table:table-cell>
          <table:table-cell table:style-name="ce7" table:formula="of:=ROUND([.K115]*2.54; 0)" office:value-type="float" office:value="20" calcext:value-type="float">
            <text:p>20</text:p>
          </table:table-cell>
          <table:table-cell table:style-name="ce7" table:formula="of:=ROUND([.L115]*2.54;0)" office:value-type="float" office:value="30" calcext:value-type="float">
            <text:p>30</text:p>
          </table:table-cell>
          <table:table-cell table:style-name="ce7" table:formula="of:=IF([.$I115]&lt;[.$H115]; [.$I115]/[.K115]; [.$H115]/[.K115])" office:value-type="float" office:value="373" calcext:value-type="float">
            <text:p>373</text:p>
          </table:table-cell>
          <table:table-cell table:style-name="ce7" table:formula="of:=IF([.O115]&gt;250; 1; 0)" office:value-type="float" office:value="1" calcext:value-type="float">
            <text:p>1</text:p>
          </table:table-cell>
          <table:table-cell table:style-name="ce7" table:formula="of:=IF([.P115]=1;COM.MICROSOFT.CONCAT([.K115];&quot; x &quot;;[.L115];&quot; inches, &quot;;[.M115];&quot; x &quot;;[.N11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15]/[.$J115]; 0)" office:value-type="float" office:value="18" calcext:value-type="float">
            <text:p>18</text:p>
          </table:table-cell>
          <table:table-cell table:style-name="ce7" table:formula="of:=ROUND([.R115]*2.54; 0)" office:value-type="float" office:value="30" calcext:value-type="float">
            <text:p>30</text:p>
          </table:table-cell>
          <table:table-cell table:style-name="ce7" table:formula="of:=ROUND([.S115]*2.54;0)" office:value-type="float" office:value="46" calcext:value-type="float">
            <text:p>46</text:p>
          </table:table-cell>
          <table:table-cell table:style-name="ce7" table:formula="of:=IF([.$I115]&lt;[.$H115]; [.$I115]/[.R115]; [.$H115]/[.R115])" office:value-type="float" office:value="248.666666666667" calcext:value-type="float">
            <text:p>249</text:p>
          </table:table-cell>
          <table:table-cell table:style-name="ce7" table:formula="of:=IF([.V115]&gt;150; 1; 0)" office:value-type="float" office:value="1" calcext:value-type="float">
            <text:p>1</text:p>
          </table:table-cell>
          <table:table-cell table:style-name="ce7" table:formula="of:=IF([.W115]=1;COM.MICROSOFT.CONCAT([.R115];&quot; x &quot;;[.S115];&quot; inches, &quot;;[.T115];&quot; x &quot;;[.U11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15]/[.$J115]; 0)" office:value-type="float" office:value="24" calcext:value-type="float">
            <text:p>24</text:p>
          </table:table-cell>
          <table:table-cell table:style-name="ce7" table:formula="of:=ROUND([.Y115]*2.54; 0)" office:value-type="float" office:value="41" calcext:value-type="float">
            <text:p>41</text:p>
          </table:table-cell>
          <table:table-cell table:style-name="ce7" table:formula="of:=ROUND([.Z115]*2.54;0)" office:value-type="float" office:value="61" calcext:value-type="float">
            <text:p>61</text:p>
          </table:table-cell>
          <table:table-cell table:style-name="ce7" table:formula="of:=IF([.$I115]&lt;[.$H115]; [.$I115]/[.Y115]; [.$H115]/[.Y115])" office:value-type="float" office:value="186.5" calcext:value-type="float">
            <text:p>187</text:p>
          </table:table-cell>
          <table:table-cell table:style-name="ce7" table:formula="of:=IF([.AC115]&gt;120; 1; 0)" office:value-type="float" office:value="1" calcext:value-type="float">
            <text:p>1</text:p>
          </table:table-cell>
          <table:table-cell table:style-name="ce7" table:formula="of:=IF([.AD115]=1;COM.MICROSOFT.CONCAT([.Y115];&quot; x &quot;;[.Z115];&quot; inches, &quot;;[.AA115];&quot; x &quot;;[.AB11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15]/[.$J115]; 0)" office:value-type="float" office:value="30" calcext:value-type="float">
            <text:p>30</text:p>
          </table:table-cell>
          <table:table-cell table:style-name="ce7" table:formula="of:=ROUND([.AF115]*2.54; 0)" office:value-type="float" office:value="51" calcext:value-type="float">
            <text:p>51</text:p>
          </table:table-cell>
          <table:table-cell table:style-name="ce7" table:formula="of:=ROUND([.AG115]*2.54;0)" office:value-type="float" office:value="76" calcext:value-type="float">
            <text:p>76</text:p>
          </table:table-cell>
          <table:table-cell table:style-name="ce7" table:formula="of:=IF([.$I115]&lt;[.$H115]; [.$I115]/[.AF115]; [.$H115]/[.AF115])" office:value-type="float" office:value="149.2" calcext:value-type="float">
            <text:p>149</text:p>
          </table:table-cell>
          <table:table-cell table:style-name="ce7" table:formula="of:=IF([.AJ115]&gt;100; 1; 0)" office:value-type="float" office:value="1" calcext:value-type="float">
            <text:p>1</text:p>
          </table:table-cell>
          <table:table-cell table:style-name="ce7" table:formula="of:=IF([.AK115]=1;COM.MICROSOFT.CONCAT([.AF115];&quot; x &quot;;[.AG115];&quot; inches, &quot;;[.AH115];&quot; x &quot;;[.AI11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15]/[.$J115]; 0)" office:value-type="float" office:value="36" calcext:value-type="float">
            <text:p>36</text:p>
          </table:table-cell>
          <table:table-cell table:style-name="ce7" table:formula="of:=ROUND([.AM115]*2.54; 0)" office:value-type="float" office:value="61" calcext:value-type="float">
            <text:p>61</text:p>
          </table:table-cell>
          <table:table-cell table:style-name="ce7" table:formula="of:=ROUND([.AN115]*2.54;0)" office:value-type="float" office:value="91" calcext:value-type="float">
            <text:p>91</text:p>
          </table:table-cell>
          <table:table-cell table:style-name="ce7" table:formula="of:=IF([.$I115]&lt;[.$H115]; [.$I115]/[.AM115]; [.$H115]/[.AM115])" office:value-type="float" office:value="124.333333333333" calcext:value-type="float">
            <text:p>124</text:p>
          </table:table-cell>
          <table:table-cell table:style-name="ce7" table:formula="of:=IF([.AQ115]&gt;90; 1; 0)" office:value-type="float" office:value="1" calcext:value-type="float">
            <text:p>1</text:p>
          </table:table-cell>
          <table:table-cell table:style-name="ce7" table:formula="of:=IF([.AR115]=1;COM.MICROSOFT.CONCAT([.AM115];&quot; x &quot;;[.AN115];&quot; inches, &quot;;[.AO115];&quot; x &quot;;[.AP115];&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15]/[.$J115]; 0)" office:value-type="float" office:value="12" calcext:value-type="float">
            <text:p>12</text:p>
          </table:table-cell>
          <table:table-cell table:style-name="ce7" table:formula="of:=ROUND([.AT115]*2.54; 0)" office:value-type="float" office:value="20" calcext:value-type="float">
            <text:p>20</text:p>
          </table:table-cell>
          <table:table-cell table:style-name="ce7" table:formula="of:=ROUND([.AU115]*2.54;0)" office:value-type="float" office:value="30" calcext:value-type="float">
            <text:p>30</text:p>
          </table:table-cell>
          <table:table-cell table:style-name="ce7" table:formula="of:=IF([.$I115]&lt;[.$H115]; [.$I115]/[.AT115]; [.$H115]/[.AT115])" office:value-type="float" office:value="373" calcext:value-type="float">
            <text:p>373</text:p>
          </table:table-cell>
          <table:table-cell table:style-name="ce7" table:formula="of:=IF([.AX115]&gt;280; 1; 0)" office:value-type="float" office:value="1" calcext:value-type="float">
            <text:p>1</text:p>
          </table:table-cell>
          <table:table-cell table:style-name="ce7" table:formula="of:=IF([.AY115]=1;COM.MICROSOFT.CONCAT([.AT115];&quot; x &quot;;[.AU115];&quot; inches, &quot;;[.AV115];&quot; x &quot;;[.AW11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15]/[.$J115]; 0)" office:value-type="float" office:value="18" calcext:value-type="float">
            <text:p>18</text:p>
          </table:table-cell>
          <table:table-cell table:style-name="ce7" table:formula="of:=ROUND([.BA115]*2.54; 0)" office:value-type="float" office:value="30" calcext:value-type="float">
            <text:p>30</text:p>
          </table:table-cell>
          <table:table-cell table:style-name="ce7" table:formula="of:=ROUND([.BB115]*2.54;0)" office:value-type="float" office:value="46" calcext:value-type="float">
            <text:p>46</text:p>
          </table:table-cell>
          <table:table-cell table:style-name="ce7" table:formula="of:=IF([.$I115]&lt;[.$H115]; [.$I115]/[.BA115]; [.$H115]/[.BA115])" office:value-type="float" office:value="248.666666666667" calcext:value-type="float">
            <text:p>249</text:p>
          </table:table-cell>
          <table:table-cell table:style-name="ce7" table:formula="of:=IF([.BE115]&gt;180; 1; 0)" office:value-type="float" office:value="1" calcext:value-type="float">
            <text:p>1</text:p>
          </table:table-cell>
          <table:table-cell table:style-name="ce7" table:formula="of:=IF([.BF115]=1;COM.MICROSOFT.CONCAT([.BA115];&quot; x &quot;;[.BB115];&quot; inches, &quot;;[.BC115];&quot; x &quot;;[.BD11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15]/[.$J115]; 0)" office:value-type="float" office:value="24" calcext:value-type="float">
            <text:p>24</text:p>
          </table:table-cell>
          <table:table-cell table:style-name="ce7" table:formula="of:=ROUND([.BH115]*2.54; 0)" office:value-type="float" office:value="41" calcext:value-type="float">
            <text:p>41</text:p>
          </table:table-cell>
          <table:table-cell table:style-name="ce7" table:formula="of:=ROUND([.BI115]*2.54;0)" office:value-type="float" office:value="61" calcext:value-type="float">
            <text:p>61</text:p>
          </table:table-cell>
          <table:table-cell table:style-name="ce7" table:formula="of:=IF([.$I115]&lt;[.$H115]; [.$I115]/[.BH115]; [.$H115]/[.BH115])" office:value-type="float" office:value="186.5" calcext:value-type="float">
            <text:p>187</text:p>
          </table:table-cell>
          <table:table-cell table:style-name="ce7" table:formula="of:=IF([.BL115]&gt;150; 1; 0)" office:value-type="float" office:value="1" calcext:value-type="float">
            <text:p>1</text:p>
          </table:table-cell>
          <table:table-cell table:style-name="ce7" table:formula="of:=IF([.BM115]=1;COM.MICROSOFT.CONCAT([.BH115];&quot; x &quot;;[.BI115];&quot; inches, &quot;;[.BJ115];&quot; x &quot;;[.BK11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15]/[.$J115]; 0)" office:value-type="float" office:value="30" calcext:value-type="float">
            <text:p>30</text:p>
          </table:table-cell>
          <table:table-cell table:style-name="ce7" table:formula="of:=ROUND([.BO115]*2.54; 0)" office:value-type="float" office:value="51" calcext:value-type="float">
            <text:p>51</text:p>
          </table:table-cell>
          <table:table-cell table:style-name="ce7" table:formula="of:=ROUND([.BP115]*2.54;0)" office:value-type="float" office:value="76" calcext:value-type="float">
            <text:p>76</text:p>
          </table:table-cell>
          <table:table-cell table:style-name="ce7" table:formula="of:=IF([.$I115]&lt;[.$H115]; [.$I115]/[.BO115]; [.$H115]/[.BO115])" office:value-type="float" office:value="149.2" calcext:value-type="float">
            <text:p>149</text:p>
          </table:table-cell>
          <table:table-cell table:style-name="ce7" table:formula="of:=IF([.BS115]&gt;125; 1; 0)" office:value-type="float" office:value="1" calcext:value-type="float">
            <text:p>1</text:p>
          </table:table-cell>
          <table:table-cell table:style-name="ce7" table:formula="of:=IF([.BT115]=1;COM.MICROSOFT.CONCAT([.BO115];&quot; x &quot;;[.BP115];&quot; inches, &quot;;[.BQ115];&quot; x &quot;;[.BR11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15]/[.$J115]; 0)" office:value-type="float" office:value="36" calcext:value-type="float">
            <text:p>36</text:p>
          </table:table-cell>
          <table:table-cell table:style-name="ce7" table:formula="of:=ROUND([.BV115]*2.54; 0)" office:value-type="float" office:value="61" calcext:value-type="float">
            <text:p>61</text:p>
          </table:table-cell>
          <table:table-cell table:style-name="ce7" table:formula="of:=ROUND([.BW115]*2.54;0)" office:value-type="float" office:value="91" calcext:value-type="float">
            <text:p>91</text:p>
          </table:table-cell>
          <table:table-cell table:style-name="ce7" table:formula="of:=IF([.$I115]&lt;[.$H115]; [.$I115]/[.BV115]; [.$H115]/[.BV115])" office:value-type="float" office:value="124.333333333333" calcext:value-type="float">
            <text:p>124</text:p>
          </table:table-cell>
          <table:table-cell table:style-name="ce7" table:formula="of:=IF([.BZ115]&gt;110; 1; 0)" office:value-type="float" office:value="1" calcext:value-type="float">
            <text:p>1</text:p>
          </table:table-cell>
          <table:table-cell table:style-name="ce7" table:formula="of:=IF([.CA115]=1;COM.MICROSOFT.CONCAT([.BV115];&quot; x &quot;;[.BW115];&quot; inches, &quot;;[.BX115];&quot; x &quot;;[.BY115];&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15" calcext:value-type="float">
            <text:p>115</text:p>
          </table:table-cell>
          <table:table-cell table:formula="of:=COM.MICROSOFT.CONCAT(&quot;PrintGalleryImage-&quot;;[.A116];&quot;.jpg&quot;)" office:value-type="string" office:string-value="PrintGalleryImage-115.jpg" calcext:value-type="string">
            <text:p>PrintGalleryImage-115.jpg</text:p>
          </table:table-cell>
          <table:table-cell table:style-name="Default" office:value-type="string" calcext:value-type="string">
            <text:p>Sambar Deer in the Jungle</text:p>
          </table:table-cell>
          <table:table-cell table:style-name="Default" office:value-type="string" calcext:value-type="string">
            <text:p>Sambar Deer are so much easier to find that the tigers that prey on them. While the goal of a tiger safari might be to see the big cat, there is a lot of excitement in finding one of its prey animals. It reminds you that there could be a tiger waiting in the undergrowth ready to pounce.</text:p>
          </table:table-cell>
          <table:table-cell table:style-name="Default" office:value-type="string" calcext:value-type="string">
            <text:p>Adrian, Adrian O Brien, Adrian O' Brien, Adrian O'Brien, Animals, Brien, India, Kanha, National, O' Brien, O'Brien, OBrien, Park, Wildlife chasing, chasing, chasing wildlife, chasingwildlife, mammal, nature, wildlifechasing</text:p>
          </table:table-cell>
          <table:table-cell table:style-name="ce12" office:value-type="string" calcext:value-type="string">
            <text:p>06/04/2019 13:14:07</text:p>
          </table:table-cell>
          <table:table-cell table:style-name="Default" office:value-type="string" calcext:value-type="string">
            <text:p>6016 x 4011</text:p>
          </table:table-cell>
          <table:table-cell table:formula="of:=LEFT([.G116];4)" office:value-type="string" office:string-value="6016" calcext:value-type="string">
            <text:p>6016</text:p>
          </table:table-cell>
          <table:table-cell table:formula="of:=RIGHT([.G116];4)" office:value-type="string" office:string-value="4011" calcext:value-type="string">
            <text:p>4011</text:p>
          </table:table-cell>
          <table:table-cell table:style-name="ce6" table:formula="of:=IF([.I116]/[.H116]&gt;1;[.H116]/[.I116];[.I116]/[.H116])" office:value-type="float" office:value="0.666722074468085" calcext:value-type="float">
            <text:p>0.667</text:p>
          </table:table-cell>
          <table:table-cell table:style-name="ce7" office:value-type="float" office:value="8" calcext:value-type="float">
            <text:p>8</text:p>
          </table:table-cell>
          <table:table-cell table:style-name="ce7" table:formula="of:=ROUND([.K116]/[.$J116]; 0)" office:value-type="float" office:value="12" calcext:value-type="float">
            <text:p>12</text:p>
          </table:table-cell>
          <table:table-cell table:style-name="ce7" table:formula="of:=ROUND([.K116]*2.54; 0)" office:value-type="float" office:value="20" calcext:value-type="float">
            <text:p>20</text:p>
          </table:table-cell>
          <table:table-cell table:style-name="ce7" table:formula="of:=ROUND([.L116]*2.54;0)" office:value-type="float" office:value="30" calcext:value-type="float">
            <text:p>30</text:p>
          </table:table-cell>
          <table:table-cell table:style-name="ce7" table:formula="of:=IF([.$I116]&lt;[.$H116]; [.$I116]/[.K116]; [.$H116]/[.K116])" office:value-type="float" office:value="501.375" calcext:value-type="float">
            <text:p>501</text:p>
          </table:table-cell>
          <table:table-cell table:style-name="ce7" table:formula="of:=IF([.O116]&gt;250; 1; 0)" office:value-type="float" office:value="1" calcext:value-type="float">
            <text:p>1</text:p>
          </table:table-cell>
          <table:table-cell table:style-name="ce7" table:formula="of:=IF([.P116]=1;COM.MICROSOFT.CONCAT([.K116];&quot; x &quot;;[.L116];&quot; inches, &quot;;[.M116];&quot; x &quot;;[.N11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16]/[.$J116]; 0)" office:value-type="float" office:value="18" calcext:value-type="float">
            <text:p>18</text:p>
          </table:table-cell>
          <table:table-cell table:style-name="ce7" table:formula="of:=ROUND([.R116]*2.54; 0)" office:value-type="float" office:value="30" calcext:value-type="float">
            <text:p>30</text:p>
          </table:table-cell>
          <table:table-cell table:style-name="ce7" table:formula="of:=ROUND([.S116]*2.54;0)" office:value-type="float" office:value="46" calcext:value-type="float">
            <text:p>46</text:p>
          </table:table-cell>
          <table:table-cell table:style-name="ce7" table:formula="of:=IF([.$I116]&lt;[.$H116]; [.$I116]/[.R116]; [.$H116]/[.R116])" office:value-type="float" office:value="334.25" calcext:value-type="float">
            <text:p>334</text:p>
          </table:table-cell>
          <table:table-cell table:style-name="ce7" table:formula="of:=IF([.V116]&gt;150; 1; 0)" office:value-type="float" office:value="1" calcext:value-type="float">
            <text:p>1</text:p>
          </table:table-cell>
          <table:table-cell table:style-name="ce7" table:formula="of:=IF([.W116]=1;COM.MICROSOFT.CONCAT([.R116];&quot; x &quot;;[.S116];&quot; inches, &quot;;[.T116];&quot; x &quot;;[.U11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16]/[.$J116]; 0)" office:value-type="float" office:value="24" calcext:value-type="float">
            <text:p>24</text:p>
          </table:table-cell>
          <table:table-cell table:style-name="ce7" table:formula="of:=ROUND([.Y116]*2.54; 0)" office:value-type="float" office:value="41" calcext:value-type="float">
            <text:p>41</text:p>
          </table:table-cell>
          <table:table-cell table:style-name="ce7" table:formula="of:=ROUND([.Z116]*2.54;0)" office:value-type="float" office:value="61" calcext:value-type="float">
            <text:p>61</text:p>
          </table:table-cell>
          <table:table-cell table:style-name="ce7" table:formula="of:=IF([.$I116]&lt;[.$H116]; [.$I116]/[.Y116]; [.$H116]/[.Y116])" office:value-type="float" office:value="250.6875" calcext:value-type="float">
            <text:p>251</text:p>
          </table:table-cell>
          <table:table-cell table:style-name="ce7" table:formula="of:=IF([.AC116]&gt;120; 1; 0)" office:value-type="float" office:value="1" calcext:value-type="float">
            <text:p>1</text:p>
          </table:table-cell>
          <table:table-cell table:style-name="ce7" table:formula="of:=IF([.AD116]=1;COM.MICROSOFT.CONCAT([.Y116];&quot; x &quot;;[.Z116];&quot; inches, &quot;;[.AA116];&quot; x &quot;;[.AB11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16]/[.$J116]; 0)" office:value-type="float" office:value="30" calcext:value-type="float">
            <text:p>30</text:p>
          </table:table-cell>
          <table:table-cell table:style-name="ce7" table:formula="of:=ROUND([.AF116]*2.54; 0)" office:value-type="float" office:value="51" calcext:value-type="float">
            <text:p>51</text:p>
          </table:table-cell>
          <table:table-cell table:style-name="ce7" table:formula="of:=ROUND([.AG116]*2.54;0)" office:value-type="float" office:value="76" calcext:value-type="float">
            <text:p>76</text:p>
          </table:table-cell>
          <table:table-cell table:style-name="ce7" table:formula="of:=IF([.$I116]&lt;[.$H116]; [.$I116]/[.AF116]; [.$H116]/[.AF116])" office:value-type="float" office:value="200.55" calcext:value-type="float">
            <text:p>201</text:p>
          </table:table-cell>
          <table:table-cell table:style-name="ce7" table:formula="of:=IF([.AJ116]&gt;100; 1; 0)" office:value-type="float" office:value="1" calcext:value-type="float">
            <text:p>1</text:p>
          </table:table-cell>
          <table:table-cell table:style-name="ce7" table:formula="of:=IF([.AK116]=1;COM.MICROSOFT.CONCAT([.AF116];&quot; x &quot;;[.AG116];&quot; inches, &quot;;[.AH116];&quot; x &quot;;[.AI11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16]/[.$J116]; 0)" office:value-type="float" office:value="36" calcext:value-type="float">
            <text:p>36</text:p>
          </table:table-cell>
          <table:table-cell table:style-name="ce7" table:formula="of:=ROUND([.AM116]*2.54; 0)" office:value-type="float" office:value="61" calcext:value-type="float">
            <text:p>61</text:p>
          </table:table-cell>
          <table:table-cell table:style-name="ce7" table:formula="of:=ROUND([.AN116]*2.54;0)" office:value-type="float" office:value="91" calcext:value-type="float">
            <text:p>91</text:p>
          </table:table-cell>
          <table:table-cell table:style-name="ce7" table:formula="of:=IF([.$I116]&lt;[.$H116]; [.$I116]/[.AM116]; [.$H116]/[.AM116])" office:value-type="float" office:value="167.125" calcext:value-type="float">
            <text:p>167</text:p>
          </table:table-cell>
          <table:table-cell table:style-name="ce7" table:formula="of:=IF([.AQ116]&gt;90; 1; 0)" office:value-type="float" office:value="1" calcext:value-type="float">
            <text:p>1</text:p>
          </table:table-cell>
          <table:table-cell table:style-name="ce7" table:formula="of:=IF([.AR116]=1;COM.MICROSOFT.CONCAT([.AM116];&quot; x &quot;;[.AN116];&quot; inches, &quot;;[.AO116];&quot; x &quot;;[.AP116];&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16]/[.$J116]; 0)" office:value-type="float" office:value="12" calcext:value-type="float">
            <text:p>12</text:p>
          </table:table-cell>
          <table:table-cell table:style-name="ce7" table:formula="of:=ROUND([.AT116]*2.54; 0)" office:value-type="float" office:value="20" calcext:value-type="float">
            <text:p>20</text:p>
          </table:table-cell>
          <table:table-cell table:style-name="ce7" table:formula="of:=ROUND([.AU116]*2.54;0)" office:value-type="float" office:value="30" calcext:value-type="float">
            <text:p>30</text:p>
          </table:table-cell>
          <table:table-cell table:style-name="ce7" table:formula="of:=IF([.$I116]&lt;[.$H116]; [.$I116]/[.AT116]; [.$H116]/[.AT116])" office:value-type="float" office:value="501.375" calcext:value-type="float">
            <text:p>501</text:p>
          </table:table-cell>
          <table:table-cell table:style-name="ce7" table:formula="of:=IF([.AX116]&gt;280; 1; 0)" office:value-type="float" office:value="1" calcext:value-type="float">
            <text:p>1</text:p>
          </table:table-cell>
          <table:table-cell table:style-name="ce7" table:formula="of:=IF([.AY116]=1;COM.MICROSOFT.CONCAT([.AT116];&quot; x &quot;;[.AU116];&quot; inches, &quot;;[.AV116];&quot; x &quot;;[.AW11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16]/[.$J116]; 0)" office:value-type="float" office:value="18" calcext:value-type="float">
            <text:p>18</text:p>
          </table:table-cell>
          <table:table-cell table:style-name="ce7" table:formula="of:=ROUND([.BA116]*2.54; 0)" office:value-type="float" office:value="30" calcext:value-type="float">
            <text:p>30</text:p>
          </table:table-cell>
          <table:table-cell table:style-name="ce7" table:formula="of:=ROUND([.BB116]*2.54;0)" office:value-type="float" office:value="46" calcext:value-type="float">
            <text:p>46</text:p>
          </table:table-cell>
          <table:table-cell table:style-name="ce7" table:formula="of:=IF([.$I116]&lt;[.$H116]; [.$I116]/[.BA116]; [.$H116]/[.BA116])" office:value-type="float" office:value="334.25" calcext:value-type="float">
            <text:p>334</text:p>
          </table:table-cell>
          <table:table-cell table:style-name="ce7" table:formula="of:=IF([.BE116]&gt;180; 1; 0)" office:value-type="float" office:value="1" calcext:value-type="float">
            <text:p>1</text:p>
          </table:table-cell>
          <table:table-cell table:style-name="ce7" table:formula="of:=IF([.BF116]=1;COM.MICROSOFT.CONCAT([.BA116];&quot; x &quot;;[.BB116];&quot; inches, &quot;;[.BC116];&quot; x &quot;;[.BD11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16]/[.$J116]; 0)" office:value-type="float" office:value="24" calcext:value-type="float">
            <text:p>24</text:p>
          </table:table-cell>
          <table:table-cell table:style-name="ce7" table:formula="of:=ROUND([.BH116]*2.54; 0)" office:value-type="float" office:value="41" calcext:value-type="float">
            <text:p>41</text:p>
          </table:table-cell>
          <table:table-cell table:style-name="ce7" table:formula="of:=ROUND([.BI116]*2.54;0)" office:value-type="float" office:value="61" calcext:value-type="float">
            <text:p>61</text:p>
          </table:table-cell>
          <table:table-cell table:style-name="ce7" table:formula="of:=IF([.$I116]&lt;[.$H116]; [.$I116]/[.BH116]; [.$H116]/[.BH116])" office:value-type="float" office:value="250.6875" calcext:value-type="float">
            <text:p>251</text:p>
          </table:table-cell>
          <table:table-cell table:style-name="ce7" table:formula="of:=IF([.BL116]&gt;150; 1; 0)" office:value-type="float" office:value="1" calcext:value-type="float">
            <text:p>1</text:p>
          </table:table-cell>
          <table:table-cell table:style-name="ce7" table:formula="of:=IF([.BM116]=1;COM.MICROSOFT.CONCAT([.BH116];&quot; x &quot;;[.BI116];&quot; inches, &quot;;[.BJ116];&quot; x &quot;;[.BK11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16]/[.$J116]; 0)" office:value-type="float" office:value="30" calcext:value-type="float">
            <text:p>30</text:p>
          </table:table-cell>
          <table:table-cell table:style-name="ce7" table:formula="of:=ROUND([.BO116]*2.54; 0)" office:value-type="float" office:value="51" calcext:value-type="float">
            <text:p>51</text:p>
          </table:table-cell>
          <table:table-cell table:style-name="ce7" table:formula="of:=ROUND([.BP116]*2.54;0)" office:value-type="float" office:value="76" calcext:value-type="float">
            <text:p>76</text:p>
          </table:table-cell>
          <table:table-cell table:style-name="ce7" table:formula="of:=IF([.$I116]&lt;[.$H116]; [.$I116]/[.BO116]; [.$H116]/[.BO116])" office:value-type="float" office:value="200.55" calcext:value-type="float">
            <text:p>201</text:p>
          </table:table-cell>
          <table:table-cell table:style-name="ce7" table:formula="of:=IF([.BS116]&gt;125; 1; 0)" office:value-type="float" office:value="1" calcext:value-type="float">
            <text:p>1</text:p>
          </table:table-cell>
          <table:table-cell table:style-name="ce7" table:formula="of:=IF([.BT116]=1;COM.MICROSOFT.CONCAT([.BO116];&quot; x &quot;;[.BP116];&quot; inches, &quot;;[.BQ116];&quot; x &quot;;[.BR11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16]/[.$J116]; 0)" office:value-type="float" office:value="36" calcext:value-type="float">
            <text:p>36</text:p>
          </table:table-cell>
          <table:table-cell table:style-name="ce7" table:formula="of:=ROUND([.BV116]*2.54; 0)" office:value-type="float" office:value="61" calcext:value-type="float">
            <text:p>61</text:p>
          </table:table-cell>
          <table:table-cell table:style-name="ce7" table:formula="of:=ROUND([.BW116]*2.54;0)" office:value-type="float" office:value="91" calcext:value-type="float">
            <text:p>91</text:p>
          </table:table-cell>
          <table:table-cell table:style-name="ce7" table:formula="of:=IF([.$I116]&lt;[.$H116]; [.$I116]/[.BV116]; [.$H116]/[.BV116])" office:value-type="float" office:value="167.125" calcext:value-type="float">
            <text:p>167</text:p>
          </table:table-cell>
          <table:table-cell table:style-name="ce7" table:formula="of:=IF([.BZ116]&gt;110; 1; 0)" office:value-type="float" office:value="1" calcext:value-type="float">
            <text:p>1</text:p>
          </table:table-cell>
          <table:table-cell table:style-name="ce7" table:formula="of:=IF([.CA116]=1;COM.MICROSOFT.CONCAT([.BV116];&quot; x &quot;;[.BW116];&quot; inches, &quot;;[.BX116];&quot; x &quot;;[.BY116];&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16" calcext:value-type="float">
            <text:p>116</text:p>
          </table:table-cell>
          <table:table-cell table:formula="of:=COM.MICROSOFT.CONCAT(&quot;PrintGalleryImage-&quot;;[.A117];&quot;.jpg&quot;)" office:value-type="string" office:string-value="PrintGalleryImage-116.jpg" calcext:value-type="string">
            <text:p>PrintGalleryImage-116.jpg</text:p>
          </table:table-cell>
          <table:table-cell table:style-name="Default" office:value-type="string" calcext:value-type="string">
            <text:p>Leopard Portrait</text:p>
          </table:table-cell>
          <table:table-cell table:style-name="Default" office:value-type="string" calcext:value-type="string">
            <text:p>Leopards are probably the most difficult to see of the big cats. They hide and camouflage themselves so well. However given the warning calls of the monkeys and deer we were led to this beautiful specimen hiding carefully in the bush.</text:p>
          </table:table-cell>
          <table:table-cell table:style-name="Default" office:value-type="string" calcext:value-type="string">
            <text:p>Adrian, Adrian O Brien, Adrian O' Brien, Adrian O'Brien, Animals, Brien, Cats, India, Kanha, Leopard, National, O' Brien, O'Brien, OBrien, Park, Predator, Wildlife chasing, chasing, chasing wildlife, chasingwildlife, mammal, nature, wildlifechasing</text:p>
          </table:table-cell>
          <table:table-cell table:style-name="ce12" office:value-type="string" calcext:value-type="string">
            <text:p>06/04/2019 14:27:56</text:p>
          </table:table-cell>
          <table:table-cell table:style-name="Default" office:value-type="string" calcext:value-type="string">
            <text:p>2708 x 2708</text:p>
          </table:table-cell>
          <table:table-cell table:formula="of:=LEFT([.G117];4)" office:value-type="string" office:string-value="2708" calcext:value-type="string">
            <text:p>2708</text:p>
          </table:table-cell>
          <table:table-cell table:formula="of:=RIGHT([.G117];4)" office:value-type="string" office:string-value="2708" calcext:value-type="string">
            <text:p>2708</text:p>
          </table:table-cell>
          <table:table-cell table:style-name="ce6" table:formula="of:=IF([.I117]/[.H117]&gt;1;[.H117]/[.I117];[.I117]/[.H117])" office:value-type="float" office:value="1" calcext:value-type="float">
            <text:p>1.000</text:p>
          </table:table-cell>
          <table:table-cell table:style-name="ce7" office:value-type="float" office:value="8" calcext:value-type="float">
            <text:p>8</text:p>
          </table:table-cell>
          <table:table-cell table:style-name="ce7" table:formula="of:=ROUND([.K117]/[.$J117]; 0)" office:value-type="float" office:value="8" calcext:value-type="float">
            <text:p>8</text:p>
          </table:table-cell>
          <table:table-cell table:style-name="ce7" table:formula="of:=ROUND([.K117]*2.54; 0)" office:value-type="float" office:value="20" calcext:value-type="float">
            <text:p>20</text:p>
          </table:table-cell>
          <table:table-cell table:style-name="ce7" table:formula="of:=ROUND([.L117]*2.54;0)" office:value-type="float" office:value="20" calcext:value-type="float">
            <text:p>20</text:p>
          </table:table-cell>
          <table:table-cell table:style-name="ce7" table:formula="of:=IF([.$I117]&lt;[.$H117]; [.$I117]/[.K117]; [.$H117]/[.K117])" office:value-type="float" office:value="338.5" calcext:value-type="float">
            <text:p>339</text:p>
          </table:table-cell>
          <table:table-cell table:style-name="ce7" table:formula="of:=IF([.O117]&gt;250; 1; 0)" office:value-type="float" office:value="1" calcext:value-type="float">
            <text:p>1</text:p>
          </table:table-cell>
          <table:table-cell table:style-name="ce7" table:formula="of:=IF([.P117]=1;COM.MICROSOFT.CONCAT([.K117];&quot; x &quot;;[.L117];&quot; inches, &quot;;[.M117];&quot; x &quot;;[.N117];&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17]/[.$J117]; 0)" office:value-type="float" office:value="12" calcext:value-type="float">
            <text:p>12</text:p>
          </table:table-cell>
          <table:table-cell table:style-name="ce7" table:formula="of:=ROUND([.R117]*2.54; 0)" office:value-type="float" office:value="30" calcext:value-type="float">
            <text:p>30</text:p>
          </table:table-cell>
          <table:table-cell table:style-name="ce7" table:formula="of:=ROUND([.S117]*2.54;0)" office:value-type="float" office:value="30" calcext:value-type="float">
            <text:p>30</text:p>
          </table:table-cell>
          <table:table-cell table:style-name="ce7" table:formula="of:=IF([.$I117]&lt;[.$H117]; [.$I117]/[.R117]; [.$H117]/[.R117])" office:value-type="float" office:value="225.666666666667" calcext:value-type="float">
            <text:p>226</text:p>
          </table:table-cell>
          <table:table-cell table:style-name="ce7" table:formula="of:=IF([.V117]&gt;150; 1; 0)" office:value-type="float" office:value="1" calcext:value-type="float">
            <text:p>1</text:p>
          </table:table-cell>
          <table:table-cell table:style-name="ce7" table:formula="of:=IF([.W117]=1;COM.MICROSOFT.CONCAT([.R117];&quot; x &quot;;[.S117];&quot; inches, &quot;;[.T117];&quot; x &quot;;[.U117];&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17]/[.$J117]; 0)" office:value-type="float" office:value="16" calcext:value-type="float">
            <text:p>16</text:p>
          </table:table-cell>
          <table:table-cell table:style-name="ce7" table:formula="of:=ROUND([.Y117]*2.54; 0)" office:value-type="float" office:value="41" calcext:value-type="float">
            <text:p>41</text:p>
          </table:table-cell>
          <table:table-cell table:style-name="ce7" table:formula="of:=ROUND([.Z117]*2.54;0)" office:value-type="float" office:value="41" calcext:value-type="float">
            <text:p>41</text:p>
          </table:table-cell>
          <table:table-cell table:style-name="ce7" table:formula="of:=IF([.$I117]&lt;[.$H117]; [.$I117]/[.Y117]; [.$H117]/[.Y117])" office:value-type="float" office:value="169.25" calcext:value-type="float">
            <text:p>169</text:p>
          </table:table-cell>
          <table:table-cell table:style-name="ce7" table:formula="of:=IF([.AC117]&gt;120; 1; 0)" office:value-type="float" office:value="1" calcext:value-type="float">
            <text:p>1</text:p>
          </table:table-cell>
          <table:table-cell table:style-name="ce7" table:formula="of:=IF([.AD117]=1;COM.MICROSOFT.CONCAT([.Y117];&quot; x &quot;;[.Z117];&quot; inches, &quot;;[.AA117];&quot; x &quot;;[.AB117];&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17]/[.$J117]; 0)" office:value-type="float" office:value="20" calcext:value-type="float">
            <text:p>20</text:p>
          </table:table-cell>
          <table:table-cell table:style-name="ce7" table:formula="of:=ROUND([.AF117]*2.54; 0)" office:value-type="float" office:value="51" calcext:value-type="float">
            <text:p>51</text:p>
          </table:table-cell>
          <table:table-cell table:style-name="ce7" table:formula="of:=ROUND([.AG117]*2.54;0)" office:value-type="float" office:value="51" calcext:value-type="float">
            <text:p>51</text:p>
          </table:table-cell>
          <table:table-cell table:style-name="ce7" table:formula="of:=IF([.$I117]&lt;[.$H117]; [.$I117]/[.AF117]; [.$H117]/[.AF117])" office:value-type="float" office:value="135.4" calcext:value-type="float">
            <text:p>135</text:p>
          </table:table-cell>
          <table:table-cell table:style-name="ce7" table:formula="of:=IF([.AJ117]&gt;100; 1; 0)" office:value-type="float" office:value="1" calcext:value-type="float">
            <text:p>1</text:p>
          </table:table-cell>
          <table:table-cell table:style-name="ce7" table:formula="of:=IF([.AK117]=1;COM.MICROSOFT.CONCAT([.AF117];&quot; x &quot;;[.AG117];&quot; inches, &quot;;[.AH117];&quot; x &quot;;[.AI117];&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17]/[.$J117]; 0)" office:value-type="float" office:value="24" calcext:value-type="float">
            <text:p>24</text:p>
          </table:table-cell>
          <table:table-cell table:style-name="ce7" table:formula="of:=ROUND([.AM117]*2.54; 0)" office:value-type="float" office:value="61" calcext:value-type="float">
            <text:p>61</text:p>
          </table:table-cell>
          <table:table-cell table:style-name="ce7" table:formula="of:=ROUND([.AN117]*2.54;0)" office:value-type="float" office:value="61" calcext:value-type="float">
            <text:p>61</text:p>
          </table:table-cell>
          <table:table-cell table:style-name="ce7" table:formula="of:=IF([.$I117]&lt;[.$H117]; [.$I117]/[.AM117]; [.$H117]/[.AM117])" office:value-type="float" office:value="112.833333333333" calcext:value-type="float">
            <text:p>113</text:p>
          </table:table-cell>
          <table:table-cell table:style-name="ce7" table:formula="of:=IF([.AQ117]&gt;90; 1; 0)" office:value-type="float" office:value="1" calcext:value-type="float">
            <text:p>1</text:p>
          </table:table-cell>
          <table:table-cell table:style-name="ce7" table:formula="of:=IF([.AR117]=1;COM.MICROSOFT.CONCAT([.AM117];&quot; x &quot;;[.AN117];&quot; inches, &quot;;[.AO117];&quot; x &quot;;[.AP117];&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17]/[.$J117]; 0)" office:value-type="float" office:value="8" calcext:value-type="float">
            <text:p>8</text:p>
          </table:table-cell>
          <table:table-cell table:style-name="ce7" table:formula="of:=ROUND([.AT117]*2.54; 0)" office:value-type="float" office:value="20" calcext:value-type="float">
            <text:p>20</text:p>
          </table:table-cell>
          <table:table-cell table:style-name="ce7" table:formula="of:=ROUND([.AU117]*2.54;0)" office:value-type="float" office:value="20" calcext:value-type="float">
            <text:p>20</text:p>
          </table:table-cell>
          <table:table-cell table:style-name="ce7" table:formula="of:=IF([.$I117]&lt;[.$H117]; [.$I117]/[.AT117]; [.$H117]/[.AT117])" office:value-type="float" office:value="338.5" calcext:value-type="float">
            <text:p>339</text:p>
          </table:table-cell>
          <table:table-cell table:style-name="ce7" table:formula="of:=IF([.AX117]&gt;280; 1; 0)" office:value-type="float" office:value="1" calcext:value-type="float">
            <text:p>1</text:p>
          </table:table-cell>
          <table:table-cell table:style-name="ce7" table:formula="of:=IF([.AY117]=1;COM.MICROSOFT.CONCAT([.AT117];&quot; x &quot;;[.AU117];&quot; inches, &quot;;[.AV117];&quot; x &quot;;[.AW117];&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17]/[.$J117]; 0)" office:value-type="float" office:value="12" calcext:value-type="float">
            <text:p>12</text:p>
          </table:table-cell>
          <table:table-cell table:style-name="ce7" table:formula="of:=ROUND([.BA117]*2.54; 0)" office:value-type="float" office:value="30" calcext:value-type="float">
            <text:p>30</text:p>
          </table:table-cell>
          <table:table-cell table:style-name="ce7" table:formula="of:=ROUND([.BB117]*2.54;0)" office:value-type="float" office:value="30" calcext:value-type="float">
            <text:p>30</text:p>
          </table:table-cell>
          <table:table-cell table:style-name="ce7" table:formula="of:=IF([.$I117]&lt;[.$H117]; [.$I117]/[.BA117]; [.$H117]/[.BA117])" office:value-type="float" office:value="225.666666666667" calcext:value-type="float">
            <text:p>226</text:p>
          </table:table-cell>
          <table:table-cell table:style-name="ce7" table:formula="of:=IF([.BE117]&gt;180; 1; 0)" office:value-type="float" office:value="1" calcext:value-type="float">
            <text:p>1</text:p>
          </table:table-cell>
          <table:table-cell table:style-name="ce7" table:formula="of:=IF([.BF117]=1;COM.MICROSOFT.CONCAT([.BA117];&quot; x &quot;;[.BB117];&quot; inches, &quot;;[.BC117];&quot; x &quot;;[.BD117];&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17]/[.$J117]; 0)" office:value-type="float" office:value="16" calcext:value-type="float">
            <text:p>16</text:p>
          </table:table-cell>
          <table:table-cell table:style-name="ce7" table:formula="of:=ROUND([.BH117]*2.54; 0)" office:value-type="float" office:value="41" calcext:value-type="float">
            <text:p>41</text:p>
          </table:table-cell>
          <table:table-cell table:style-name="ce7" table:formula="of:=ROUND([.BI117]*2.54;0)" office:value-type="float" office:value="41" calcext:value-type="float">
            <text:p>41</text:p>
          </table:table-cell>
          <table:table-cell table:style-name="ce7" table:formula="of:=IF([.$I117]&lt;[.$H117]; [.$I117]/[.BH117]; [.$H117]/[.BH117])" office:value-type="float" office:value="169.25" calcext:value-type="float">
            <text:p>169</text:p>
          </table:table-cell>
          <table:table-cell table:style-name="ce7" table:formula="of:=IF([.BL117]&gt;150; 1; 0)" office:value-type="float" office:value="1" calcext:value-type="float">
            <text:p>1</text:p>
          </table:table-cell>
          <table:table-cell table:style-name="ce7" table:formula="of:=IF([.BM117]=1;COM.MICROSOFT.CONCAT([.BH117];&quot; x &quot;;[.BI117];&quot; inches, &quot;;[.BJ117];&quot; x &quot;;[.BK117];&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BO117]/[.$J117]; 0)" office:value-type="float" office:value="20" calcext:value-type="float">
            <text:p>20</text:p>
          </table:table-cell>
          <table:table-cell table:style-name="ce7" table:formula="of:=ROUND([.BO117]*2.54; 0)" office:value-type="float" office:value="51" calcext:value-type="float">
            <text:p>51</text:p>
          </table:table-cell>
          <table:table-cell table:style-name="ce7" table:formula="of:=ROUND([.BP117]*2.54;0)" office:value-type="float" office:value="51" calcext:value-type="float">
            <text:p>51</text:p>
          </table:table-cell>
          <table:table-cell table:style-name="ce7" table:formula="of:=IF([.$I117]&lt;[.$H117]; [.$I117]/[.BO117]; [.$H117]/[.BO117])" office:value-type="float" office:value="135.4" calcext:value-type="float">
            <text:p>135</text:p>
          </table:table-cell>
          <table:table-cell table:style-name="ce7" table:formula="of:=IF([.BS117]&gt;125; 1; 0)" office:value-type="float" office:value="1" calcext:value-type="float">
            <text:p>1</text:p>
          </table:table-cell>
          <table:table-cell table:style-name="ce7" table:formula="of:=IF([.BT117]=1;COM.MICROSOFT.CONCAT([.BO117];&quot; x &quot;;[.BP117];&quot; inches, &quot;;[.BQ117];&quot; x &quot;;[.BR117];&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BV117]/[.$J117]; 0)" office:value-type="float" office:value="24" calcext:value-type="float">
            <text:p>24</text:p>
          </table:table-cell>
          <table:table-cell table:style-name="ce7" table:formula="of:=ROUND([.BV117]*2.54; 0)" office:value-type="float" office:value="61" calcext:value-type="float">
            <text:p>61</text:p>
          </table:table-cell>
          <table:table-cell table:style-name="ce7" table:formula="of:=ROUND([.BW117]*2.54;0)" office:value-type="float" office:value="61" calcext:value-type="float">
            <text:p>61</text:p>
          </table:table-cell>
          <table:table-cell table:style-name="ce7" table:formula="of:=IF([.$I117]&lt;[.$H117]; [.$I117]/[.BV117]; [.$H117]/[.BV117])" office:value-type="float" office:value="112.833333333333" calcext:value-type="float">
            <text:p>113</text:p>
          </table:table-cell>
          <table:table-cell table:style-name="ce7" table:formula="of:=IF([.BZ117]&gt;110; 1; 0)" office:value-type="float" office:value="1" calcext:value-type="float">
            <text:p>1</text:p>
          </table:table-cell>
          <table:table-cell table:style-name="ce7" table:formula="of:=IF([.CA117]=1;COM.MICROSOFT.CONCAT([.BV117];&quot; x &quot;;[.BW117];&quot; inches, &quot;;[.BX117];&quot; x &quot;;[.BY117];&quot; cm&quot;); &quot;&quot;)" office:value-type="string" office:string-value="24 x 24 inches, 61 x 61 cm" calcext:value-type="string">
            <text:p>24 x 24 inches, 61 x 61 cm</text:p>
          </table:table-cell>
          <table:table-cell table:number-columns-repeated="2"/>
        </table:table-row>
        <table:table-row table:style-name="ro2">
          <table:table-cell office:value-type="float" office:value="117" calcext:value-type="float">
            <text:p>117</text:p>
          </table:table-cell>
          <table:table-cell table:formula="of:=COM.MICROSOFT.CONCAT(&quot;PrintGalleryImage-&quot;;[.A118];&quot;.jpg&quot;)" office:value-type="string" office:string-value="PrintGalleryImage-117.jpg" calcext:value-type="string">
            <text:p>PrintGalleryImage-117.jpg</text:p>
          </table:table-cell>
          <table:table-cell table:style-name="Default" office:value-type="string" calcext:value-type="string">
            <text:p>Female Indian Robin</text:p>
          </table:table-cell>
          <table:table-cell table:style-name="Default" office:value-type="string" calcext:value-type="string">
            <text:p>It is amazing where you will find wildlife sometimes. In the bare stone fort of Gwalior I came across this female Indian robin. I would have thought there wasn't much there for her but there was quite a lot of other birds living among the sterile looking stone walls. Obviously there was more to feed on than what was obviously visible to my eye.</text:p>
          </table:table-cell>
          <table:table-cell table:style-name="Default" office:value-type="string" calcext:value-type="string">
            <text:p>Adrian, Adrian O Brien, Adrian O' Brien, Adrian O'Brien, Animals, Birds, Brien, India, O' Brien, O'Brien, OBrien, Wildlife chasing, chasing, chasing wildlife, chasingwildlife, nature, wildlifechasing</text:p>
          </table:table-cell>
          <table:table-cell table:style-name="ce12" office:value-type="string" calcext:value-type="string">
            <text:p>08/04/2019 12:59:43</text:p>
          </table:table-cell>
          <table:table-cell table:style-name="Default" office:value-type="string" calcext:value-type="string">
            <text:p>4886 x 3258</text:p>
          </table:table-cell>
          <table:table-cell table:formula="of:=LEFT([.G118];4)" office:value-type="string" office:string-value="4886" calcext:value-type="string">
            <text:p>4886</text:p>
          </table:table-cell>
          <table:table-cell table:formula="of:=RIGHT([.G118];4)" office:value-type="string" office:string-value="3258" calcext:value-type="string">
            <text:p>3258</text:p>
          </table:table-cell>
          <table:table-cell table:style-name="ce6" table:formula="of:=IF([.I118]/[.H118]&gt;1;[.H118]/[.I118];[.I118]/[.H118])" office:value-type="float" office:value="0.666803110929185" calcext:value-type="float">
            <text:p>0.667</text:p>
          </table:table-cell>
          <table:table-cell table:style-name="ce7" office:value-type="float" office:value="8" calcext:value-type="float">
            <text:p>8</text:p>
          </table:table-cell>
          <table:table-cell table:style-name="ce7" table:formula="of:=ROUND([.K118]/[.$J118]; 0)" office:value-type="float" office:value="12" calcext:value-type="float">
            <text:p>12</text:p>
          </table:table-cell>
          <table:table-cell table:style-name="ce7" table:formula="of:=ROUND([.K118]*2.54; 0)" office:value-type="float" office:value="20" calcext:value-type="float">
            <text:p>20</text:p>
          </table:table-cell>
          <table:table-cell table:style-name="ce7" table:formula="of:=ROUND([.L118]*2.54;0)" office:value-type="float" office:value="30" calcext:value-type="float">
            <text:p>30</text:p>
          </table:table-cell>
          <table:table-cell table:style-name="ce7" table:formula="of:=IF([.$I118]&lt;[.$H118]; [.$I118]/[.K118]; [.$H118]/[.K118])" office:value-type="float" office:value="407.25" calcext:value-type="float">
            <text:p>407</text:p>
          </table:table-cell>
          <table:table-cell table:style-name="ce7" table:formula="of:=IF([.O118]&gt;250; 1; 0)" office:value-type="float" office:value="1" calcext:value-type="float">
            <text:p>1</text:p>
          </table:table-cell>
          <table:table-cell table:style-name="ce7" table:formula="of:=IF([.P118]=1;COM.MICROSOFT.CONCAT([.K118];&quot; x &quot;;[.L118];&quot; inches, &quot;;[.M118];&quot; x &quot;;[.N11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18]/[.$J118]; 0)" office:value-type="float" office:value="18" calcext:value-type="float">
            <text:p>18</text:p>
          </table:table-cell>
          <table:table-cell table:style-name="ce7" table:formula="of:=ROUND([.R118]*2.54; 0)" office:value-type="float" office:value="30" calcext:value-type="float">
            <text:p>30</text:p>
          </table:table-cell>
          <table:table-cell table:style-name="ce7" table:formula="of:=ROUND([.S118]*2.54;0)" office:value-type="float" office:value="46" calcext:value-type="float">
            <text:p>46</text:p>
          </table:table-cell>
          <table:table-cell table:style-name="ce7" table:formula="of:=IF([.$I118]&lt;[.$H118]; [.$I118]/[.R118]; [.$H118]/[.R118])" office:value-type="float" office:value="271.5" calcext:value-type="float">
            <text:p>272</text:p>
          </table:table-cell>
          <table:table-cell table:style-name="ce7" table:formula="of:=IF([.V118]&gt;150; 1; 0)" office:value-type="float" office:value="1" calcext:value-type="float">
            <text:p>1</text:p>
          </table:table-cell>
          <table:table-cell table:style-name="ce7" table:formula="of:=IF([.W118]=1;COM.MICROSOFT.CONCAT([.R118];&quot; x &quot;;[.S118];&quot; inches, &quot;;[.T118];&quot; x &quot;;[.U11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18]/[.$J118]; 0)" office:value-type="float" office:value="24" calcext:value-type="float">
            <text:p>24</text:p>
          </table:table-cell>
          <table:table-cell table:style-name="ce7" table:formula="of:=ROUND([.Y118]*2.54; 0)" office:value-type="float" office:value="41" calcext:value-type="float">
            <text:p>41</text:p>
          </table:table-cell>
          <table:table-cell table:style-name="ce7" table:formula="of:=ROUND([.Z118]*2.54;0)" office:value-type="float" office:value="61" calcext:value-type="float">
            <text:p>61</text:p>
          </table:table-cell>
          <table:table-cell table:style-name="ce7" table:formula="of:=IF([.$I118]&lt;[.$H118]; [.$I118]/[.Y118]; [.$H118]/[.Y118])" office:value-type="float" office:value="203.625" calcext:value-type="float">
            <text:p>204</text:p>
          </table:table-cell>
          <table:table-cell table:style-name="ce7" table:formula="of:=IF([.AC118]&gt;120; 1; 0)" office:value-type="float" office:value="1" calcext:value-type="float">
            <text:p>1</text:p>
          </table:table-cell>
          <table:table-cell table:style-name="ce7" table:formula="of:=IF([.AD118]=1;COM.MICROSOFT.CONCAT([.Y118];&quot; x &quot;;[.Z118];&quot; inches, &quot;;[.AA118];&quot; x &quot;;[.AB11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18]/[.$J118]; 0)" office:value-type="float" office:value="30" calcext:value-type="float">
            <text:p>30</text:p>
          </table:table-cell>
          <table:table-cell table:style-name="ce7" table:formula="of:=ROUND([.AF118]*2.54; 0)" office:value-type="float" office:value="51" calcext:value-type="float">
            <text:p>51</text:p>
          </table:table-cell>
          <table:table-cell table:style-name="ce7" table:formula="of:=ROUND([.AG118]*2.54;0)" office:value-type="float" office:value="76" calcext:value-type="float">
            <text:p>76</text:p>
          </table:table-cell>
          <table:table-cell table:style-name="ce7" table:formula="of:=IF([.$I118]&lt;[.$H118]; [.$I118]/[.AF118]; [.$H118]/[.AF118])" office:value-type="float" office:value="162.9" calcext:value-type="float">
            <text:p>163</text:p>
          </table:table-cell>
          <table:table-cell table:style-name="ce7" table:formula="of:=IF([.AJ118]&gt;100; 1; 0)" office:value-type="float" office:value="1" calcext:value-type="float">
            <text:p>1</text:p>
          </table:table-cell>
          <table:table-cell table:style-name="ce7" table:formula="of:=IF([.AK118]=1;COM.MICROSOFT.CONCAT([.AF118];&quot; x &quot;;[.AG118];&quot; inches, &quot;;[.AH118];&quot; x &quot;;[.AI11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18]/[.$J118]; 0)" office:value-type="float" office:value="36" calcext:value-type="float">
            <text:p>36</text:p>
          </table:table-cell>
          <table:table-cell table:style-name="ce7" table:formula="of:=ROUND([.AM118]*2.54; 0)" office:value-type="float" office:value="61" calcext:value-type="float">
            <text:p>61</text:p>
          </table:table-cell>
          <table:table-cell table:style-name="ce7" table:formula="of:=ROUND([.AN118]*2.54;0)" office:value-type="float" office:value="91" calcext:value-type="float">
            <text:p>91</text:p>
          </table:table-cell>
          <table:table-cell table:style-name="ce7" table:formula="of:=IF([.$I118]&lt;[.$H118]; [.$I118]/[.AM118]; [.$H118]/[.AM118])" office:value-type="float" office:value="135.75" calcext:value-type="float">
            <text:p>136</text:p>
          </table:table-cell>
          <table:table-cell table:style-name="ce7" table:formula="of:=IF([.AQ118]&gt;90; 1; 0)" office:value-type="float" office:value="1" calcext:value-type="float">
            <text:p>1</text:p>
          </table:table-cell>
          <table:table-cell table:style-name="ce7" table:formula="of:=IF([.AR118]=1;COM.MICROSOFT.CONCAT([.AM118];&quot; x &quot;;[.AN118];&quot; inches, &quot;;[.AO118];&quot; x &quot;;[.AP118];&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18]/[.$J118]; 0)" office:value-type="float" office:value="12" calcext:value-type="float">
            <text:p>12</text:p>
          </table:table-cell>
          <table:table-cell table:style-name="ce7" table:formula="of:=ROUND([.AT118]*2.54; 0)" office:value-type="float" office:value="20" calcext:value-type="float">
            <text:p>20</text:p>
          </table:table-cell>
          <table:table-cell table:style-name="ce7" table:formula="of:=ROUND([.AU118]*2.54;0)" office:value-type="float" office:value="30" calcext:value-type="float">
            <text:p>30</text:p>
          </table:table-cell>
          <table:table-cell table:style-name="ce7" table:formula="of:=IF([.$I118]&lt;[.$H118]; [.$I118]/[.AT118]; [.$H118]/[.AT118])" office:value-type="float" office:value="407.25" calcext:value-type="float">
            <text:p>407</text:p>
          </table:table-cell>
          <table:table-cell table:style-name="ce7" table:formula="of:=IF([.AX118]&gt;280; 1; 0)" office:value-type="float" office:value="1" calcext:value-type="float">
            <text:p>1</text:p>
          </table:table-cell>
          <table:table-cell table:style-name="ce7" table:formula="of:=IF([.AY118]=1;COM.MICROSOFT.CONCAT([.AT118];&quot; x &quot;;[.AU118];&quot; inches, &quot;;[.AV118];&quot; x &quot;;[.AW11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18]/[.$J118]; 0)" office:value-type="float" office:value="18" calcext:value-type="float">
            <text:p>18</text:p>
          </table:table-cell>
          <table:table-cell table:style-name="ce7" table:formula="of:=ROUND([.BA118]*2.54; 0)" office:value-type="float" office:value="30" calcext:value-type="float">
            <text:p>30</text:p>
          </table:table-cell>
          <table:table-cell table:style-name="ce7" table:formula="of:=ROUND([.BB118]*2.54;0)" office:value-type="float" office:value="46" calcext:value-type="float">
            <text:p>46</text:p>
          </table:table-cell>
          <table:table-cell table:style-name="ce7" table:formula="of:=IF([.$I118]&lt;[.$H118]; [.$I118]/[.BA118]; [.$H118]/[.BA118])" office:value-type="float" office:value="271.5" calcext:value-type="float">
            <text:p>272</text:p>
          </table:table-cell>
          <table:table-cell table:style-name="ce7" table:formula="of:=IF([.BE118]&gt;180; 1; 0)" office:value-type="float" office:value="1" calcext:value-type="float">
            <text:p>1</text:p>
          </table:table-cell>
          <table:table-cell table:style-name="ce7" table:formula="of:=IF([.BF118]=1;COM.MICROSOFT.CONCAT([.BA118];&quot; x &quot;;[.BB118];&quot; inches, &quot;;[.BC118];&quot; x &quot;;[.BD11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18]/[.$J118]; 0)" office:value-type="float" office:value="24" calcext:value-type="float">
            <text:p>24</text:p>
          </table:table-cell>
          <table:table-cell table:style-name="ce7" table:formula="of:=ROUND([.BH118]*2.54; 0)" office:value-type="float" office:value="41" calcext:value-type="float">
            <text:p>41</text:p>
          </table:table-cell>
          <table:table-cell table:style-name="ce7" table:formula="of:=ROUND([.BI118]*2.54;0)" office:value-type="float" office:value="61" calcext:value-type="float">
            <text:p>61</text:p>
          </table:table-cell>
          <table:table-cell table:style-name="ce7" table:formula="of:=IF([.$I118]&lt;[.$H118]; [.$I118]/[.BH118]; [.$H118]/[.BH118])" office:value-type="float" office:value="203.625" calcext:value-type="float">
            <text:p>204</text:p>
          </table:table-cell>
          <table:table-cell table:style-name="ce7" table:formula="of:=IF([.BL118]&gt;150; 1; 0)" office:value-type="float" office:value="1" calcext:value-type="float">
            <text:p>1</text:p>
          </table:table-cell>
          <table:table-cell table:style-name="ce7" table:formula="of:=IF([.BM118]=1;COM.MICROSOFT.CONCAT([.BH118];&quot; x &quot;;[.BI118];&quot; inches, &quot;;[.BJ118];&quot; x &quot;;[.BK11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18]/[.$J118]; 0)" office:value-type="float" office:value="30" calcext:value-type="float">
            <text:p>30</text:p>
          </table:table-cell>
          <table:table-cell table:style-name="ce7" table:formula="of:=ROUND([.BO118]*2.54; 0)" office:value-type="float" office:value="51" calcext:value-type="float">
            <text:p>51</text:p>
          </table:table-cell>
          <table:table-cell table:style-name="ce7" table:formula="of:=ROUND([.BP118]*2.54;0)" office:value-type="float" office:value="76" calcext:value-type="float">
            <text:p>76</text:p>
          </table:table-cell>
          <table:table-cell table:style-name="ce7" table:formula="of:=IF([.$I118]&lt;[.$H118]; [.$I118]/[.BO118]; [.$H118]/[.BO118])" office:value-type="float" office:value="162.9" calcext:value-type="float">
            <text:p>163</text:p>
          </table:table-cell>
          <table:table-cell table:style-name="ce7" table:formula="of:=IF([.BS118]&gt;125; 1; 0)" office:value-type="float" office:value="1" calcext:value-type="float">
            <text:p>1</text:p>
          </table:table-cell>
          <table:table-cell table:style-name="ce7" table:formula="of:=IF([.BT118]=1;COM.MICROSOFT.CONCAT([.BO118];&quot; x &quot;;[.BP118];&quot; inches, &quot;;[.BQ118];&quot; x &quot;;[.BR11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18]/[.$J118]; 0)" office:value-type="float" office:value="36" calcext:value-type="float">
            <text:p>36</text:p>
          </table:table-cell>
          <table:table-cell table:style-name="ce7" table:formula="of:=ROUND([.BV118]*2.54; 0)" office:value-type="float" office:value="61" calcext:value-type="float">
            <text:p>61</text:p>
          </table:table-cell>
          <table:table-cell table:style-name="ce7" table:formula="of:=ROUND([.BW118]*2.54;0)" office:value-type="float" office:value="91" calcext:value-type="float">
            <text:p>91</text:p>
          </table:table-cell>
          <table:table-cell table:style-name="ce7" table:formula="of:=IF([.$I118]&lt;[.$H118]; [.$I118]/[.BV118]; [.$H118]/[.BV118])" office:value-type="float" office:value="135.75" calcext:value-type="float">
            <text:p>136</text:p>
          </table:table-cell>
          <table:table-cell table:style-name="ce7" table:formula="of:=IF([.BZ118]&gt;110; 1; 0)" office:value-type="float" office:value="1" calcext:value-type="float">
            <text:p>1</text:p>
          </table:table-cell>
          <table:table-cell table:style-name="ce7" table:formula="of:=IF([.CA118]=1;COM.MICROSOFT.CONCAT([.BV118];&quot; x &quot;;[.BW118];&quot; inches, &quot;;[.BX118];&quot; x &quot;;[.BY118];&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18" calcext:value-type="float">
            <text:p>118</text:p>
          </table:table-cell>
          <table:table-cell table:formula="of:=COM.MICROSOFT.CONCAT(&quot;PrintGalleryImage-&quot;;[.A119];&quot;.jpg&quot;)" office:value-type="string" office:string-value="PrintGalleryImage-118.jpg" calcext:value-type="string">
            <text:p>PrintGalleryImage-118.jpg</text:p>
          </table:table-cell>
          <table:table-cell table:style-name="Default" office:value-type="string" calcext:value-type="string">
            <text:p>Rose Ringed Parakeet on Take Off</text:p>
          </table:table-cell>
          <table:table-cell table:style-name="Default" office:value-type="string" calcext:value-type="string">
            <text:p>The rose ringed parakeet is famous for being wild in London. In India though it is relatively common. Getting a bird in flight is still difficult, despite the numbers.</text:p>
          </table:table-cell>
          <table:table-cell table:style-name="Default" office:value-type="string" calcext:value-type="string">
            <text:p>Adrian, Adrian O Brien, Adrian O' Brien, Adrian O'Brien, Animals, Bird, Birds, Brien, India, O' Brien, O'Brien, OBrien, Wildlife chasing, chasing, chasing wildlife, chasingwildlife, flight, in, nature, rose ringed parakeet, wildlifechasing</text:p>
          </table:table-cell>
          <table:table-cell table:style-name="ce12" office:value-type="string" calcext:value-type="string">
            <text:p>11/04/2019 16:19:28</text:p>
          </table:table-cell>
          <table:table-cell table:style-name="Default" office:value-type="string" calcext:value-type="string">
            <text:p>4144 x 2763</text:p>
          </table:table-cell>
          <table:table-cell table:formula="of:=LEFT([.G119];4)" office:value-type="string" office:string-value="4144" calcext:value-type="string">
            <text:p>4144</text:p>
          </table:table-cell>
          <table:table-cell table:formula="of:=RIGHT([.G119];4)" office:value-type="string" office:string-value="2763" calcext:value-type="string">
            <text:p>2763</text:p>
          </table:table-cell>
          <table:table-cell table:style-name="ce6" table:formula="of:=IF([.I119]/[.H119]&gt;1;[.H119]/[.I119];[.I119]/[.H119])" office:value-type="float" office:value="0.666747104247104" calcext:value-type="float">
            <text:p>0.667</text:p>
          </table:table-cell>
          <table:table-cell table:style-name="ce7" office:value-type="float" office:value="8" calcext:value-type="float">
            <text:p>8</text:p>
          </table:table-cell>
          <table:table-cell table:style-name="ce7" table:formula="of:=ROUND([.K119]/[.$J119]; 0)" office:value-type="float" office:value="12" calcext:value-type="float">
            <text:p>12</text:p>
          </table:table-cell>
          <table:table-cell table:style-name="ce7" table:formula="of:=ROUND([.K119]*2.54; 0)" office:value-type="float" office:value="20" calcext:value-type="float">
            <text:p>20</text:p>
          </table:table-cell>
          <table:table-cell table:style-name="ce7" table:formula="of:=ROUND([.L119]*2.54;0)" office:value-type="float" office:value="30" calcext:value-type="float">
            <text:p>30</text:p>
          </table:table-cell>
          <table:table-cell table:style-name="ce7" table:formula="of:=IF([.$I119]&lt;[.$H119]; [.$I119]/[.K119]; [.$H119]/[.K119])" office:value-type="float" office:value="345.375" calcext:value-type="float">
            <text:p>345</text:p>
          </table:table-cell>
          <table:table-cell table:style-name="ce7" table:formula="of:=IF([.O119]&gt;250; 1; 0)" office:value-type="float" office:value="1" calcext:value-type="float">
            <text:p>1</text:p>
          </table:table-cell>
          <table:table-cell table:style-name="ce7" table:formula="of:=IF([.P119]=1;COM.MICROSOFT.CONCAT([.K119];&quot; x &quot;;[.L119];&quot; inches, &quot;;[.M119];&quot; x &quot;;[.N11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19]/[.$J119]; 0)" office:value-type="float" office:value="18" calcext:value-type="float">
            <text:p>18</text:p>
          </table:table-cell>
          <table:table-cell table:style-name="ce7" table:formula="of:=ROUND([.R119]*2.54; 0)" office:value-type="float" office:value="30" calcext:value-type="float">
            <text:p>30</text:p>
          </table:table-cell>
          <table:table-cell table:style-name="ce7" table:formula="of:=ROUND([.S119]*2.54;0)" office:value-type="float" office:value="46" calcext:value-type="float">
            <text:p>46</text:p>
          </table:table-cell>
          <table:table-cell table:style-name="ce7" table:formula="of:=IF([.$I119]&lt;[.$H119]; [.$I119]/[.R119]; [.$H119]/[.R119])" office:value-type="float" office:value="230.25" calcext:value-type="float">
            <text:p>230</text:p>
          </table:table-cell>
          <table:table-cell table:style-name="ce7" table:formula="of:=IF([.V119]&gt;150; 1; 0)" office:value-type="float" office:value="1" calcext:value-type="float">
            <text:p>1</text:p>
          </table:table-cell>
          <table:table-cell table:style-name="ce7" table:formula="of:=IF([.W119]=1;COM.MICROSOFT.CONCAT([.R119];&quot; x &quot;;[.S119];&quot; inches, &quot;;[.T119];&quot; x &quot;;[.U11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19]/[.$J119]; 0)" office:value-type="float" office:value="24" calcext:value-type="float">
            <text:p>24</text:p>
          </table:table-cell>
          <table:table-cell table:style-name="ce7" table:formula="of:=ROUND([.Y119]*2.54; 0)" office:value-type="float" office:value="41" calcext:value-type="float">
            <text:p>41</text:p>
          </table:table-cell>
          <table:table-cell table:style-name="ce7" table:formula="of:=ROUND([.Z119]*2.54;0)" office:value-type="float" office:value="61" calcext:value-type="float">
            <text:p>61</text:p>
          </table:table-cell>
          <table:table-cell table:style-name="ce7" table:formula="of:=IF([.$I119]&lt;[.$H119]; [.$I119]/[.Y119]; [.$H119]/[.Y119])" office:value-type="float" office:value="172.6875" calcext:value-type="float">
            <text:p>173</text:p>
          </table:table-cell>
          <table:table-cell table:style-name="ce7" table:formula="of:=IF([.AC119]&gt;120; 1; 0)" office:value-type="float" office:value="1" calcext:value-type="float">
            <text:p>1</text:p>
          </table:table-cell>
          <table:table-cell table:style-name="ce7" table:formula="of:=IF([.AD119]=1;COM.MICROSOFT.CONCAT([.Y119];&quot; x &quot;;[.Z119];&quot; inches, &quot;;[.AA119];&quot; x &quot;;[.AB11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19]/[.$J119]; 0)" office:value-type="float" office:value="30" calcext:value-type="float">
            <text:p>30</text:p>
          </table:table-cell>
          <table:table-cell table:style-name="ce7" table:formula="of:=ROUND([.AF119]*2.54; 0)" office:value-type="float" office:value="51" calcext:value-type="float">
            <text:p>51</text:p>
          </table:table-cell>
          <table:table-cell table:style-name="ce7" table:formula="of:=ROUND([.AG119]*2.54;0)" office:value-type="float" office:value="76" calcext:value-type="float">
            <text:p>76</text:p>
          </table:table-cell>
          <table:table-cell table:style-name="ce7" table:formula="of:=IF([.$I119]&lt;[.$H119]; [.$I119]/[.AF119]; [.$H119]/[.AF119])" office:value-type="float" office:value="138.15" calcext:value-type="float">
            <text:p>138</text:p>
          </table:table-cell>
          <table:table-cell table:style-name="ce7" table:formula="of:=IF([.AJ119]&gt;100; 1; 0)" office:value-type="float" office:value="1" calcext:value-type="float">
            <text:p>1</text:p>
          </table:table-cell>
          <table:table-cell table:style-name="ce7" table:formula="of:=IF([.AK119]=1;COM.MICROSOFT.CONCAT([.AF119];&quot; x &quot;;[.AG119];&quot; inches, &quot;;[.AH119];&quot; x &quot;;[.AI11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19]/[.$J119]; 0)" office:value-type="float" office:value="36" calcext:value-type="float">
            <text:p>36</text:p>
          </table:table-cell>
          <table:table-cell table:style-name="ce7" table:formula="of:=ROUND([.AM119]*2.54; 0)" office:value-type="float" office:value="61" calcext:value-type="float">
            <text:p>61</text:p>
          </table:table-cell>
          <table:table-cell table:style-name="ce7" table:formula="of:=ROUND([.AN119]*2.54;0)" office:value-type="float" office:value="91" calcext:value-type="float">
            <text:p>91</text:p>
          </table:table-cell>
          <table:table-cell table:style-name="ce7" table:formula="of:=IF([.$I119]&lt;[.$H119]; [.$I119]/[.AM119]; [.$H119]/[.AM119])" office:value-type="float" office:value="115.125" calcext:value-type="float">
            <text:p>115</text:p>
          </table:table-cell>
          <table:table-cell table:style-name="ce7" table:formula="of:=IF([.AQ119]&gt;90; 1; 0)" office:value-type="float" office:value="1" calcext:value-type="float">
            <text:p>1</text:p>
          </table:table-cell>
          <table:table-cell table:style-name="ce7" table:formula="of:=IF([.AR119]=1;COM.MICROSOFT.CONCAT([.AM119];&quot; x &quot;;[.AN119];&quot; inches, &quot;;[.AO119];&quot; x &quot;;[.AP119];&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19]/[.$J119]; 0)" office:value-type="float" office:value="12" calcext:value-type="float">
            <text:p>12</text:p>
          </table:table-cell>
          <table:table-cell table:style-name="ce7" table:formula="of:=ROUND([.AT119]*2.54; 0)" office:value-type="float" office:value="20" calcext:value-type="float">
            <text:p>20</text:p>
          </table:table-cell>
          <table:table-cell table:style-name="ce7" table:formula="of:=ROUND([.AU119]*2.54;0)" office:value-type="float" office:value="30" calcext:value-type="float">
            <text:p>30</text:p>
          </table:table-cell>
          <table:table-cell table:style-name="ce7" table:formula="of:=IF([.$I119]&lt;[.$H119]; [.$I119]/[.AT119]; [.$H119]/[.AT119])" office:value-type="float" office:value="345.375" calcext:value-type="float">
            <text:p>345</text:p>
          </table:table-cell>
          <table:table-cell table:style-name="ce7" table:formula="of:=IF([.AX119]&gt;280; 1; 0)" office:value-type="float" office:value="1" calcext:value-type="float">
            <text:p>1</text:p>
          </table:table-cell>
          <table:table-cell table:style-name="ce7" table:formula="of:=IF([.AY119]=1;COM.MICROSOFT.CONCAT([.AT119];&quot; x &quot;;[.AU119];&quot; inches, &quot;;[.AV119];&quot; x &quot;;[.AW11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19]/[.$J119]; 0)" office:value-type="float" office:value="18" calcext:value-type="float">
            <text:p>18</text:p>
          </table:table-cell>
          <table:table-cell table:style-name="ce7" table:formula="of:=ROUND([.BA119]*2.54; 0)" office:value-type="float" office:value="30" calcext:value-type="float">
            <text:p>30</text:p>
          </table:table-cell>
          <table:table-cell table:style-name="ce7" table:formula="of:=ROUND([.BB119]*2.54;0)" office:value-type="float" office:value="46" calcext:value-type="float">
            <text:p>46</text:p>
          </table:table-cell>
          <table:table-cell table:style-name="ce7" table:formula="of:=IF([.$I119]&lt;[.$H119]; [.$I119]/[.BA119]; [.$H119]/[.BA119])" office:value-type="float" office:value="230.25" calcext:value-type="float">
            <text:p>230</text:p>
          </table:table-cell>
          <table:table-cell table:style-name="ce7" table:formula="of:=IF([.BE119]&gt;180; 1; 0)" office:value-type="float" office:value="1" calcext:value-type="float">
            <text:p>1</text:p>
          </table:table-cell>
          <table:table-cell table:style-name="ce7" table:formula="of:=IF([.BF119]=1;COM.MICROSOFT.CONCAT([.BA119];&quot; x &quot;;[.BB119];&quot; inches, &quot;;[.BC119];&quot; x &quot;;[.BD11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19]/[.$J119]; 0)" office:value-type="float" office:value="24" calcext:value-type="float">
            <text:p>24</text:p>
          </table:table-cell>
          <table:table-cell table:style-name="ce7" table:formula="of:=ROUND([.BH119]*2.54; 0)" office:value-type="float" office:value="41" calcext:value-type="float">
            <text:p>41</text:p>
          </table:table-cell>
          <table:table-cell table:style-name="ce7" table:formula="of:=ROUND([.BI119]*2.54;0)" office:value-type="float" office:value="61" calcext:value-type="float">
            <text:p>61</text:p>
          </table:table-cell>
          <table:table-cell table:style-name="ce7" table:formula="of:=IF([.$I119]&lt;[.$H119]; [.$I119]/[.BH119]; [.$H119]/[.BH119])" office:value-type="float" office:value="172.6875" calcext:value-type="float">
            <text:p>173</text:p>
          </table:table-cell>
          <table:table-cell table:style-name="ce7" table:formula="of:=IF([.BL119]&gt;150; 1; 0)" office:value-type="float" office:value="1" calcext:value-type="float">
            <text:p>1</text:p>
          </table:table-cell>
          <table:table-cell table:style-name="ce7" table:formula="of:=IF([.BM119]=1;COM.MICROSOFT.CONCAT([.BH119];&quot; x &quot;;[.BI119];&quot; inches, &quot;;[.BJ119];&quot; x &quot;;[.BK11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19]/[.$J119]; 0)" office:value-type="float" office:value="30" calcext:value-type="float">
            <text:p>30</text:p>
          </table:table-cell>
          <table:table-cell table:style-name="ce7" table:formula="of:=ROUND([.BO119]*2.54; 0)" office:value-type="float" office:value="51" calcext:value-type="float">
            <text:p>51</text:p>
          </table:table-cell>
          <table:table-cell table:style-name="ce7" table:formula="of:=ROUND([.BP119]*2.54;0)" office:value-type="float" office:value="76" calcext:value-type="float">
            <text:p>76</text:p>
          </table:table-cell>
          <table:table-cell table:style-name="ce7" table:formula="of:=IF([.$I119]&lt;[.$H119]; [.$I119]/[.BO119]; [.$H119]/[.BO119])" office:value-type="float" office:value="138.15" calcext:value-type="float">
            <text:p>138</text:p>
          </table:table-cell>
          <table:table-cell table:style-name="ce7" table:formula="of:=IF([.BS119]&gt;125; 1; 0)" office:value-type="float" office:value="1" calcext:value-type="float">
            <text:p>1</text:p>
          </table:table-cell>
          <table:table-cell table:style-name="ce7" table:formula="of:=IF([.BT119]=1;COM.MICROSOFT.CONCAT([.BO119];&quot; x &quot;;[.BP119];&quot; inches, &quot;;[.BQ119];&quot; x &quot;;[.BR11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19]/[.$J119]; 0)" office:value-type="float" office:value="36" calcext:value-type="float">
            <text:p>36</text:p>
          </table:table-cell>
          <table:table-cell table:style-name="ce7" table:formula="of:=ROUND([.BV119]*2.54; 0)" office:value-type="float" office:value="61" calcext:value-type="float">
            <text:p>61</text:p>
          </table:table-cell>
          <table:table-cell table:style-name="ce7" table:formula="of:=ROUND([.BW119]*2.54;0)" office:value-type="float" office:value="91" calcext:value-type="float">
            <text:p>91</text:p>
          </table:table-cell>
          <table:table-cell table:style-name="ce7" table:formula="of:=IF([.$I119]&lt;[.$H119]; [.$I119]/[.BV119]; [.$H119]/[.BV119])" office:value-type="float" office:value="115.125" calcext:value-type="float">
            <text:p>115</text:p>
          </table:table-cell>
          <table:table-cell table:style-name="ce7" table:formula="of:=IF([.BZ119]&gt;110; 1; 0)" office:value-type="float" office:value="1" calcext:value-type="float">
            <text:p>1</text:p>
          </table:table-cell>
          <table:table-cell table:style-name="ce7" table:formula="of:=IF([.CA119]=1;COM.MICROSOFT.CONCAT([.BV119];&quot; x &quot;;[.BW119];&quot; inches, &quot;;[.BX119];&quot; x &quot;;[.BY119];&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19" calcext:value-type="float">
            <text:p>119</text:p>
          </table:table-cell>
          <table:table-cell table:formula="of:=COM.MICROSOFT.CONCAT(&quot;PrintGalleryImage-&quot;;[.A120];&quot;.jpg&quot;)" office:value-type="string" office:string-value="PrintGalleryImage-119.jpg" calcext:value-type="string">
            <text:p>PrintGalleryImage-119.jpg</text:p>
          </table:table-cell>
          <table:table-cell table:style-name="Default" office:value-type="string" calcext:value-type="string">
            <text:p>Fly in a Blossom</text:p>
          </table:table-cell>
          <table:table-cell table:style-name="Default" office:value-type="string" calcext:value-type="string">
            <text:p>Macro photography is getting easier and easier and is a great way of reminding people of the importance of our pollinators. Flies are as important as bees and don't need to be indiscriminately killed.</text:p>
          </table:table-cell>
          <table:table-cell table:style-name="Default" office:value-type="string" calcext:value-type="string">
            <text:p>Adrian, Adrian O Brien, Adrian O' Brien, Adrian O'Brien, Animals, Austria, Brien, Insect, O' Brien, O'Brien, OBrien, Wildlife chasing, chasing, chasing wildlife, chasingwildlife, nature, wildlifechasing</text:p>
          </table:table-cell>
          <table:table-cell table:style-name="ce12" office:value-type="string" calcext:value-type="string">
            <text:p>11/08/2019 16:14:15</text:p>
          </table:table-cell>
          <table:table-cell table:style-name="Default" office:value-type="string" calcext:value-type="string">
            <text:p>3019 x 2012</text:p>
          </table:table-cell>
          <table:table-cell table:formula="of:=LEFT([.G120];4)" office:value-type="string" office:string-value="3019" calcext:value-type="string">
            <text:p>3019</text:p>
          </table:table-cell>
          <table:table-cell table:formula="of:=RIGHT([.G120];4)" office:value-type="string" office:string-value="2012" calcext:value-type="string">
            <text:p>2012</text:p>
          </table:table-cell>
          <table:table-cell table:style-name="ce6" table:formula="of:=IF([.I120]/[.H120]&gt;1;[.H120]/[.I120];[.I120]/[.H120])" office:value-type="float" office:value="0.666445842994369" calcext:value-type="float">
            <text:p>0.666</text:p>
          </table:table-cell>
          <table:table-cell table:style-name="ce7" office:value-type="float" office:value="8" calcext:value-type="float">
            <text:p>8</text:p>
          </table:table-cell>
          <table:table-cell table:style-name="ce7" table:formula="of:=ROUND([.K120]/[.$J120]; 0)" office:value-type="float" office:value="12" calcext:value-type="float">
            <text:p>12</text:p>
          </table:table-cell>
          <table:table-cell table:style-name="ce7" table:formula="of:=ROUND([.K120]*2.54; 0)" office:value-type="float" office:value="20" calcext:value-type="float">
            <text:p>20</text:p>
          </table:table-cell>
          <table:table-cell table:style-name="ce7" table:formula="of:=ROUND([.L120]*2.54;0)" office:value-type="float" office:value="30" calcext:value-type="float">
            <text:p>30</text:p>
          </table:table-cell>
          <table:table-cell table:style-name="ce7" table:formula="of:=IF([.$I120]&lt;[.$H120]; [.$I120]/[.K120]; [.$H120]/[.K120])" office:value-type="float" office:value="251.5" calcext:value-type="float">
            <text:p>252</text:p>
          </table:table-cell>
          <table:table-cell table:style-name="ce7" table:formula="of:=IF([.O120]&gt;250; 1; 0)" office:value-type="float" office:value="1" calcext:value-type="float">
            <text:p>1</text:p>
          </table:table-cell>
          <table:table-cell table:style-name="ce7" table:formula="of:=IF([.P120]=1;COM.MICROSOFT.CONCAT([.K120];&quot; x &quot;;[.L120];&quot; inches, &quot;;[.M120];&quot; x &quot;;[.N120];&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20]/[.$J120]; 0)" office:value-type="float" office:value="18" calcext:value-type="float">
            <text:p>18</text:p>
          </table:table-cell>
          <table:table-cell table:style-name="ce7" table:formula="of:=ROUND([.R120]*2.54; 0)" office:value-type="float" office:value="30" calcext:value-type="float">
            <text:p>30</text:p>
          </table:table-cell>
          <table:table-cell table:style-name="ce7" table:formula="of:=ROUND([.S120]*2.54;0)" office:value-type="float" office:value="46" calcext:value-type="float">
            <text:p>46</text:p>
          </table:table-cell>
          <table:table-cell table:style-name="ce7" table:formula="of:=IF([.$I120]&lt;[.$H120]; [.$I120]/[.R120]; [.$H120]/[.R120])" office:value-type="float" office:value="167.666666666667" calcext:value-type="float">
            <text:p>168</text:p>
          </table:table-cell>
          <table:table-cell table:style-name="ce7" table:formula="of:=IF([.V120]&gt;150; 1; 0)" office:value-type="float" office:value="1" calcext:value-type="float">
            <text:p>1</text:p>
          </table:table-cell>
          <table:table-cell table:style-name="ce7" table:formula="of:=IF([.W120]=1;COM.MICROSOFT.CONCAT([.R120];&quot; x &quot;;[.S120];&quot; inches, &quot;;[.T120];&quot; x &quot;;[.U120];&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20]/[.$J120]; 0)" office:value-type="float" office:value="24" calcext:value-type="float">
            <text:p>24</text:p>
          </table:table-cell>
          <table:table-cell table:style-name="ce7" table:formula="of:=ROUND([.Y120]*2.54; 0)" office:value-type="float" office:value="41" calcext:value-type="float">
            <text:p>41</text:p>
          </table:table-cell>
          <table:table-cell table:style-name="ce7" table:formula="of:=ROUND([.Z120]*2.54;0)" office:value-type="float" office:value="61" calcext:value-type="float">
            <text:p>61</text:p>
          </table:table-cell>
          <table:table-cell table:style-name="ce7" table:formula="of:=IF([.$I120]&lt;[.$H120]; [.$I120]/[.Y120]; [.$H120]/[.Y120])" office:value-type="float" office:value="125.75" calcext:value-type="float">
            <text:p>126</text:p>
          </table:table-cell>
          <table:table-cell table:style-name="ce7" table:formula="of:=IF([.AC120]&gt;120; 1; 0)" office:value-type="float" office:value="1" calcext:value-type="float">
            <text:p>1</text:p>
          </table:table-cell>
          <table:table-cell table:style-name="ce7" table:formula="of:=IF([.AD120]=1;COM.MICROSOFT.CONCAT([.Y120];&quot; x &quot;;[.Z120];&quot; inches, &quot;;[.AA120];&quot; x &quot;;[.AB120];&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20]/[.$J120]; 0)" office:value-type="float" office:value="30" calcext:value-type="float">
            <text:p>30</text:p>
          </table:table-cell>
          <table:table-cell table:style-name="ce7" table:formula="of:=ROUND([.AF120]*2.54; 0)" office:value-type="float" office:value="51" calcext:value-type="float">
            <text:p>51</text:p>
          </table:table-cell>
          <table:table-cell table:style-name="ce7" table:formula="of:=ROUND([.AG120]*2.54;0)" office:value-type="float" office:value="76" calcext:value-type="float">
            <text:p>76</text:p>
          </table:table-cell>
          <table:table-cell table:style-name="ce7" table:formula="of:=IF([.$I120]&lt;[.$H120]; [.$I120]/[.AF120]; [.$H120]/[.AF120])" office:value-type="float" office:value="100.6" calcext:value-type="float">
            <text:p>101</text:p>
          </table:table-cell>
          <table:table-cell table:style-name="ce7" table:formula="of:=IF([.AJ120]&gt;100; 1; 0)" office:value-type="float" office:value="1" calcext:value-type="float">
            <text:p>1</text:p>
          </table:table-cell>
          <table:table-cell table:style-name="ce7" table:formula="of:=IF([.AK120]=1;COM.MICROSOFT.CONCAT([.AF120];&quot; x &quot;;[.AG120];&quot; inches, &quot;;[.AH120];&quot; x &quot;;[.AI120];&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20]/[.$J120]; 0)" office:value-type="float" office:value="36" calcext:value-type="float">
            <text:p>36</text:p>
          </table:table-cell>
          <table:table-cell table:style-name="ce7" table:formula="of:=ROUND([.AM120]*2.54; 0)" office:value-type="float" office:value="61" calcext:value-type="float">
            <text:p>61</text:p>
          </table:table-cell>
          <table:table-cell table:style-name="ce7" table:formula="of:=ROUND([.AN120]*2.54;0)" office:value-type="float" office:value="91" calcext:value-type="float">
            <text:p>91</text:p>
          </table:table-cell>
          <table:table-cell table:style-name="ce7" table:formula="of:=IF([.$I120]&lt;[.$H120]; [.$I120]/[.AM120]; [.$H120]/[.AM120])" office:value-type="float" office:value="83.8333333333333" calcext:value-type="float">
            <text:p>84</text:p>
          </table:table-cell>
          <table:table-cell table:style-name="ce7" table:formula="of:=IF([.AQ120]&gt;90; 1; 0)" office:value-type="float" office:value="0" calcext:value-type="float">
            <text:p>0</text:p>
          </table:table-cell>
          <table:table-cell table:style-name="ce7" table:formula="of:=IF([.AR120]=1;COM.MICROSOFT.CONCAT([.AM120];&quot; x &quot;;[.AN120];&quot; inches, &quot;;[.AO120];&quot; x &quot;;[.AP120];&quot; cm&quot;); &quot;&quot;)">
            <text:p/>
          </table:table-cell>
          <table:table-cell table:style-name="ce7" office:value-type="float" office:value="8" calcext:value-type="float">
            <text:p>8</text:p>
          </table:table-cell>
          <table:table-cell table:style-name="ce7" table:formula="of:=ROUND([.AT120]/[.$J120]; 0)" office:value-type="float" office:value="12" calcext:value-type="float">
            <text:p>12</text:p>
          </table:table-cell>
          <table:table-cell table:style-name="ce7" table:formula="of:=ROUND([.AT120]*2.54; 0)" office:value-type="float" office:value="20" calcext:value-type="float">
            <text:p>20</text:p>
          </table:table-cell>
          <table:table-cell table:style-name="ce7" table:formula="of:=ROUND([.AU120]*2.54;0)" office:value-type="float" office:value="30" calcext:value-type="float">
            <text:p>30</text:p>
          </table:table-cell>
          <table:table-cell table:style-name="ce7" table:formula="of:=IF([.$I120]&lt;[.$H120]; [.$I120]/[.AT120]; [.$H120]/[.AT120])" office:value-type="float" office:value="251.5" calcext:value-type="float">
            <text:p>252</text:p>
          </table:table-cell>
          <table:table-cell table:style-name="ce7" table:formula="of:=IF([.AX120]&gt;280; 1; 0)" office:value-type="float" office:value="0" calcext:value-type="float">
            <text:p>0</text:p>
          </table:table-cell>
          <table:table-cell table:style-name="ce7" table:formula="of:=IF([.AY120]=1;COM.MICROSOFT.CONCAT([.AT120];&quot; x &quot;;[.AU120];&quot; inches, &quot;;[.AV120];&quot; x &quot;;[.AW120];&quot; cm&quot;); &quot;&quot;)">
            <text:p/>
          </table:table-cell>
          <table:table-cell table:style-name="ce7" office:value-type="float" office:value="12" calcext:value-type="float">
            <text:p>12</text:p>
          </table:table-cell>
          <table:table-cell table:style-name="ce7" table:formula="of:=ROUND([.BA120]/[.$J120]; 0)" office:value-type="float" office:value="18" calcext:value-type="float">
            <text:p>18</text:p>
          </table:table-cell>
          <table:table-cell table:style-name="ce7" table:formula="of:=ROUND([.BA120]*2.54; 0)" office:value-type="float" office:value="30" calcext:value-type="float">
            <text:p>30</text:p>
          </table:table-cell>
          <table:table-cell table:style-name="ce7" table:formula="of:=ROUND([.BB120]*2.54;0)" office:value-type="float" office:value="46" calcext:value-type="float">
            <text:p>46</text:p>
          </table:table-cell>
          <table:table-cell table:style-name="ce7" table:formula="of:=IF([.$I120]&lt;[.$H120]; [.$I120]/[.BA120]; [.$H120]/[.BA120])" office:value-type="float" office:value="167.666666666667" calcext:value-type="float">
            <text:p>168</text:p>
          </table:table-cell>
          <table:table-cell table:style-name="ce7" table:formula="of:=IF([.BE120]&gt;180; 1; 0)" office:value-type="float" office:value="0" calcext:value-type="float">
            <text:p>0</text:p>
          </table:table-cell>
          <table:table-cell table:style-name="ce7" table:formula="of:=IF([.BF120]=1;COM.MICROSOFT.CONCAT([.BA120];&quot; x &quot;;[.BB120];&quot; inches, &quot;;[.BC120];&quot; x &quot;;[.BD120];&quot; cm&quot;); &quot;&quot;)">
            <text:p/>
          </table:table-cell>
          <table:table-cell table:style-name="ce7" office:value-type="float" office:value="16" calcext:value-type="float">
            <text:p>16</text:p>
          </table:table-cell>
          <table:table-cell table:style-name="ce7" table:formula="of:=ROUND([.BH120]/[.$J120]; 0)" office:value-type="float" office:value="24" calcext:value-type="float">
            <text:p>24</text:p>
          </table:table-cell>
          <table:table-cell table:style-name="ce7" table:formula="of:=ROUND([.BH120]*2.54; 0)" office:value-type="float" office:value="41" calcext:value-type="float">
            <text:p>41</text:p>
          </table:table-cell>
          <table:table-cell table:style-name="ce7" table:formula="of:=ROUND([.BI120]*2.54;0)" office:value-type="float" office:value="61" calcext:value-type="float">
            <text:p>61</text:p>
          </table:table-cell>
          <table:table-cell table:style-name="ce7" table:formula="of:=IF([.$I120]&lt;[.$H120]; [.$I120]/[.BH120]; [.$H120]/[.BH120])" office:value-type="float" office:value="125.75" calcext:value-type="float">
            <text:p>126</text:p>
          </table:table-cell>
          <table:table-cell table:style-name="ce7" table:formula="of:=IF([.BL120]&gt;150; 1; 0)" office:value-type="float" office:value="0" calcext:value-type="float">
            <text:p>0</text:p>
          </table:table-cell>
          <table:table-cell table:style-name="ce7" table:formula="of:=IF([.BM120]=1;COM.MICROSOFT.CONCAT([.BH120];&quot; x &quot;;[.BI120];&quot; inches, &quot;;[.BJ120];&quot; x &quot;;[.BK120];&quot; cm&quot;); &quot;&quot;)">
            <text:p/>
          </table:table-cell>
          <table:table-cell table:style-name="ce7" office:value-type="float" office:value="20" calcext:value-type="float">
            <text:p>20</text:p>
          </table:table-cell>
          <table:table-cell table:style-name="ce7" table:formula="of:=ROUND([.BO120]/[.$J120]; 0)" office:value-type="float" office:value="30" calcext:value-type="float">
            <text:p>30</text:p>
          </table:table-cell>
          <table:table-cell table:style-name="ce7" table:formula="of:=ROUND([.BO120]*2.54; 0)" office:value-type="float" office:value="51" calcext:value-type="float">
            <text:p>51</text:p>
          </table:table-cell>
          <table:table-cell table:style-name="ce7" table:formula="of:=ROUND([.BP120]*2.54;0)" office:value-type="float" office:value="76" calcext:value-type="float">
            <text:p>76</text:p>
          </table:table-cell>
          <table:table-cell table:style-name="ce7" table:formula="of:=IF([.$I120]&lt;[.$H120]; [.$I120]/[.BO120]; [.$H120]/[.BO120])" office:value-type="float" office:value="100.6" calcext:value-type="float">
            <text:p>101</text:p>
          </table:table-cell>
          <table:table-cell table:style-name="ce7" table:formula="of:=IF([.BS120]&gt;125; 1; 0)" office:value-type="float" office:value="0" calcext:value-type="float">
            <text:p>0</text:p>
          </table:table-cell>
          <table:table-cell table:style-name="ce7" table:formula="of:=IF([.BT120]=1;COM.MICROSOFT.CONCAT([.BO120];&quot; x &quot;;[.BP120];&quot; inches, &quot;;[.BQ120];&quot; x &quot;;[.BR120];&quot; cm&quot;); &quot;&quot;)">
            <text:p/>
          </table:table-cell>
          <table:table-cell table:style-name="ce7" office:value-type="float" office:value="24" calcext:value-type="float">
            <text:p>24</text:p>
          </table:table-cell>
          <table:table-cell table:style-name="ce7" table:formula="of:=ROUND([.BV120]/[.$J120]; 0)" office:value-type="float" office:value="36" calcext:value-type="float">
            <text:p>36</text:p>
          </table:table-cell>
          <table:table-cell table:style-name="ce7" table:formula="of:=ROUND([.BV120]*2.54; 0)" office:value-type="float" office:value="61" calcext:value-type="float">
            <text:p>61</text:p>
          </table:table-cell>
          <table:table-cell table:style-name="ce7" table:formula="of:=ROUND([.BW120]*2.54;0)" office:value-type="float" office:value="91" calcext:value-type="float">
            <text:p>91</text:p>
          </table:table-cell>
          <table:table-cell table:style-name="ce7" table:formula="of:=IF([.$I120]&lt;[.$H120]; [.$I120]/[.BV120]; [.$H120]/[.BV120])" office:value-type="float" office:value="83.8333333333333" calcext:value-type="float">
            <text:p>84</text:p>
          </table:table-cell>
          <table:table-cell table:style-name="ce7" table:formula="of:=IF([.BZ120]&gt;110; 1; 0)" office:value-type="float" office:value="0" calcext:value-type="float">
            <text:p>0</text:p>
          </table:table-cell>
          <table:table-cell table:style-name="ce7" table:formula="of:=IF([.CA120]=1;COM.MICROSOFT.CONCAT([.BV120];&quot; x &quot;;[.BW120];&quot; inches, &quot;;[.BX120];&quot; x &quot;;[.BY120];&quot; cm&quot;); &quot;&quot;)">
            <text:p/>
          </table:table-cell>
          <table:table-cell table:number-columns-repeated="2"/>
        </table:table-row>
        <table:table-row table:style-name="ro2">
          <table:table-cell office:value-type="float" office:value="120" calcext:value-type="float">
            <text:p>120</text:p>
          </table:table-cell>
          <table:table-cell table:formula="of:=COM.MICROSOFT.CONCAT(&quot;PrintGalleryImage-&quot;;[.A121];&quot;.jpg&quot;)" office:value-type="string" office:string-value="PrintGalleryImage-120.jpg" calcext:value-type="string">
            <text:p>PrintGalleryImage-120.jpg</text:p>
          </table:table-cell>
          <table:table-cell table:style-name="Default" office:value-type="string" calcext:value-type="string">
            <text:p>Feeding and Polinating Fly</text:p>
          </table:table-cell>
          <table:table-cell table:style-name="Default" office:value-type="string" calcext:value-type="string">
            <text:p>Close up photos of flies and insects can bring us into a new world. Modern technology could help remind us of the importance of our pollinators.</text:p>
          </table:table-cell>
          <table:table-cell table:style-name="Default" office:value-type="string" calcext:value-type="string">
            <text:p>Adrian, Adrian O Brien, Adrian O' Brien, Adrian O'Brien, Animals, Austria, Brien, Insect, O' Brien, O'Brien, OBrien, Wildlife chasing, chasing, chasing wildlife, chasingwildlife, nature, wildlifechasing</text:p>
          </table:table-cell>
          <table:table-cell table:style-name="ce12" office:value-type="string" calcext:value-type="string">
            <text:p>11/08/2019 16:14:21</text:p>
          </table:table-cell>
          <table:table-cell table:style-name="Default" office:value-type="string" calcext:value-type="string">
            <text:p>3322 x 2215</text:p>
          </table:table-cell>
          <table:table-cell table:formula="of:=LEFT([.G121];4)" office:value-type="string" office:string-value="3322" calcext:value-type="string">
            <text:p>3322</text:p>
          </table:table-cell>
          <table:table-cell table:formula="of:=RIGHT([.G121];4)" office:value-type="string" office:string-value="2215" calcext:value-type="string">
            <text:p>2215</text:p>
          </table:table-cell>
          <table:table-cell table:style-name="ce6" table:formula="of:=IF([.I121]/[.H121]&gt;1;[.H121]/[.I121];[.I121]/[.H121])" office:value-type="float" office:value="0.66676700782661" calcext:value-type="float">
            <text:p>0.667</text:p>
          </table:table-cell>
          <table:table-cell table:style-name="ce7" office:value-type="float" office:value="8" calcext:value-type="float">
            <text:p>8</text:p>
          </table:table-cell>
          <table:table-cell table:style-name="ce7" table:formula="of:=ROUND([.K121]/[.$J121]; 0)" office:value-type="float" office:value="12" calcext:value-type="float">
            <text:p>12</text:p>
          </table:table-cell>
          <table:table-cell table:style-name="ce7" table:formula="of:=ROUND([.K121]*2.54; 0)" office:value-type="float" office:value="20" calcext:value-type="float">
            <text:p>20</text:p>
          </table:table-cell>
          <table:table-cell table:style-name="ce7" table:formula="of:=ROUND([.L121]*2.54;0)" office:value-type="float" office:value="30" calcext:value-type="float">
            <text:p>30</text:p>
          </table:table-cell>
          <table:table-cell table:style-name="ce7" table:formula="of:=IF([.$I121]&lt;[.$H121]; [.$I121]/[.K121]; [.$H121]/[.K121])" office:value-type="float" office:value="276.875" calcext:value-type="float">
            <text:p>277</text:p>
          </table:table-cell>
          <table:table-cell table:style-name="ce7" table:formula="of:=IF([.O121]&gt;250; 1; 0)" office:value-type="float" office:value="1" calcext:value-type="float">
            <text:p>1</text:p>
          </table:table-cell>
          <table:table-cell table:style-name="ce7" table:formula="of:=IF([.P121]=1;COM.MICROSOFT.CONCAT([.K121];&quot; x &quot;;[.L121];&quot; inches, &quot;;[.M121];&quot; x &quot;;[.N12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21]/[.$J121]; 0)" office:value-type="float" office:value="18" calcext:value-type="float">
            <text:p>18</text:p>
          </table:table-cell>
          <table:table-cell table:style-name="ce7" table:formula="of:=ROUND([.R121]*2.54; 0)" office:value-type="float" office:value="30" calcext:value-type="float">
            <text:p>30</text:p>
          </table:table-cell>
          <table:table-cell table:style-name="ce7" table:formula="of:=ROUND([.S121]*2.54;0)" office:value-type="float" office:value="46" calcext:value-type="float">
            <text:p>46</text:p>
          </table:table-cell>
          <table:table-cell table:style-name="ce7" table:formula="of:=IF([.$I121]&lt;[.$H121]; [.$I121]/[.R121]; [.$H121]/[.R121])" office:value-type="float" office:value="184.583333333333" calcext:value-type="float">
            <text:p>185</text:p>
          </table:table-cell>
          <table:table-cell table:style-name="ce7" table:formula="of:=IF([.V121]&gt;150; 1; 0)" office:value-type="float" office:value="1" calcext:value-type="float">
            <text:p>1</text:p>
          </table:table-cell>
          <table:table-cell table:style-name="ce7" table:formula="of:=IF([.W121]=1;COM.MICROSOFT.CONCAT([.R121];&quot; x &quot;;[.S121];&quot; inches, &quot;;[.T121];&quot; x &quot;;[.U12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21]/[.$J121]; 0)" office:value-type="float" office:value="24" calcext:value-type="float">
            <text:p>24</text:p>
          </table:table-cell>
          <table:table-cell table:style-name="ce7" table:formula="of:=ROUND([.Y121]*2.54; 0)" office:value-type="float" office:value="41" calcext:value-type="float">
            <text:p>41</text:p>
          </table:table-cell>
          <table:table-cell table:style-name="ce7" table:formula="of:=ROUND([.Z121]*2.54;0)" office:value-type="float" office:value="61" calcext:value-type="float">
            <text:p>61</text:p>
          </table:table-cell>
          <table:table-cell table:style-name="ce7" table:formula="of:=IF([.$I121]&lt;[.$H121]; [.$I121]/[.Y121]; [.$H121]/[.Y121])" office:value-type="float" office:value="138.4375" calcext:value-type="float">
            <text:p>138</text:p>
          </table:table-cell>
          <table:table-cell table:style-name="ce7" table:formula="of:=IF([.AC121]&gt;120; 1; 0)" office:value-type="float" office:value="1" calcext:value-type="float">
            <text:p>1</text:p>
          </table:table-cell>
          <table:table-cell table:style-name="ce7" table:formula="of:=IF([.AD121]=1;COM.MICROSOFT.CONCAT([.Y121];&quot; x &quot;;[.Z121];&quot; inches, &quot;;[.AA121];&quot; x &quot;;[.AB12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21]/[.$J121]; 0)" office:value-type="float" office:value="30" calcext:value-type="float">
            <text:p>30</text:p>
          </table:table-cell>
          <table:table-cell table:style-name="ce7" table:formula="of:=ROUND([.AF121]*2.54; 0)" office:value-type="float" office:value="51" calcext:value-type="float">
            <text:p>51</text:p>
          </table:table-cell>
          <table:table-cell table:style-name="ce7" table:formula="of:=ROUND([.AG121]*2.54;0)" office:value-type="float" office:value="76" calcext:value-type="float">
            <text:p>76</text:p>
          </table:table-cell>
          <table:table-cell table:style-name="ce7" table:formula="of:=IF([.$I121]&lt;[.$H121]; [.$I121]/[.AF121]; [.$H121]/[.AF121])" office:value-type="float" office:value="110.75" calcext:value-type="float">
            <text:p>111</text:p>
          </table:table-cell>
          <table:table-cell table:style-name="ce7" table:formula="of:=IF([.AJ121]&gt;100; 1; 0)" office:value-type="float" office:value="1" calcext:value-type="float">
            <text:p>1</text:p>
          </table:table-cell>
          <table:table-cell table:style-name="ce7" table:formula="of:=IF([.AK121]=1;COM.MICROSOFT.CONCAT([.AF121];&quot; x &quot;;[.AG121];&quot; inches, &quot;;[.AH121];&quot; x &quot;;[.AI12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21]/[.$J121]; 0)" office:value-type="float" office:value="36" calcext:value-type="float">
            <text:p>36</text:p>
          </table:table-cell>
          <table:table-cell table:style-name="ce7" table:formula="of:=ROUND([.AM121]*2.54; 0)" office:value-type="float" office:value="61" calcext:value-type="float">
            <text:p>61</text:p>
          </table:table-cell>
          <table:table-cell table:style-name="ce7" table:formula="of:=ROUND([.AN121]*2.54;0)" office:value-type="float" office:value="91" calcext:value-type="float">
            <text:p>91</text:p>
          </table:table-cell>
          <table:table-cell table:style-name="ce7" table:formula="of:=IF([.$I121]&lt;[.$H121]; [.$I121]/[.AM121]; [.$H121]/[.AM121])" office:value-type="float" office:value="92.2916666666667" calcext:value-type="float">
            <text:p>92</text:p>
          </table:table-cell>
          <table:table-cell table:style-name="ce7" table:formula="of:=IF([.AQ121]&gt;90; 1; 0)" office:value-type="float" office:value="1" calcext:value-type="float">
            <text:p>1</text:p>
          </table:table-cell>
          <table:table-cell table:style-name="ce7" table:formula="of:=IF([.AR121]=1;COM.MICROSOFT.CONCAT([.AM121];&quot; x &quot;;[.AN121];&quot; inches, &quot;;[.AO121];&quot; x &quot;;[.AP121];&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21]/[.$J121]; 0)" office:value-type="float" office:value="12" calcext:value-type="float">
            <text:p>12</text:p>
          </table:table-cell>
          <table:table-cell table:style-name="ce7" table:formula="of:=ROUND([.AT121]*2.54; 0)" office:value-type="float" office:value="20" calcext:value-type="float">
            <text:p>20</text:p>
          </table:table-cell>
          <table:table-cell table:style-name="ce7" table:formula="of:=ROUND([.AU121]*2.54;0)" office:value-type="float" office:value="30" calcext:value-type="float">
            <text:p>30</text:p>
          </table:table-cell>
          <table:table-cell table:style-name="ce7" table:formula="of:=IF([.$I121]&lt;[.$H121]; [.$I121]/[.AT121]; [.$H121]/[.AT121])" office:value-type="float" office:value="276.875" calcext:value-type="float">
            <text:p>277</text:p>
          </table:table-cell>
          <table:table-cell table:style-name="ce7" table:formula="of:=IF([.AX121]&gt;280; 1; 0)" office:value-type="float" office:value="0" calcext:value-type="float">
            <text:p>0</text:p>
          </table:table-cell>
          <table:table-cell table:style-name="ce7" table:formula="of:=IF([.AY121]=1;COM.MICROSOFT.CONCAT([.AT121];&quot; x &quot;;[.AU121];&quot; inches, &quot;;[.AV121];&quot; x &quot;;[.AW121];&quot; cm&quot;); &quot;&quot;)">
            <text:p/>
          </table:table-cell>
          <table:table-cell table:style-name="ce7" office:value-type="float" office:value="12" calcext:value-type="float">
            <text:p>12</text:p>
          </table:table-cell>
          <table:table-cell table:style-name="ce7" table:formula="of:=ROUND([.BA121]/[.$J121]; 0)" office:value-type="float" office:value="18" calcext:value-type="float">
            <text:p>18</text:p>
          </table:table-cell>
          <table:table-cell table:style-name="ce7" table:formula="of:=ROUND([.BA121]*2.54; 0)" office:value-type="float" office:value="30" calcext:value-type="float">
            <text:p>30</text:p>
          </table:table-cell>
          <table:table-cell table:style-name="ce7" table:formula="of:=ROUND([.BB121]*2.54;0)" office:value-type="float" office:value="46" calcext:value-type="float">
            <text:p>46</text:p>
          </table:table-cell>
          <table:table-cell table:style-name="ce7" table:formula="of:=IF([.$I121]&lt;[.$H121]; [.$I121]/[.BA121]; [.$H121]/[.BA121])" office:value-type="float" office:value="184.583333333333" calcext:value-type="float">
            <text:p>185</text:p>
          </table:table-cell>
          <table:table-cell table:style-name="ce7" table:formula="of:=IF([.BE121]&gt;180; 1; 0)" office:value-type="float" office:value="1" calcext:value-type="float">
            <text:p>1</text:p>
          </table:table-cell>
          <table:table-cell table:style-name="ce7" table:formula="of:=IF([.BF121]=1;COM.MICROSOFT.CONCAT([.BA121];&quot; x &quot;;[.BB121];&quot; inches, &quot;;[.BC121];&quot; x &quot;;[.BD12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21]/[.$J121]; 0)" office:value-type="float" office:value="24" calcext:value-type="float">
            <text:p>24</text:p>
          </table:table-cell>
          <table:table-cell table:style-name="ce7" table:formula="of:=ROUND([.BH121]*2.54; 0)" office:value-type="float" office:value="41" calcext:value-type="float">
            <text:p>41</text:p>
          </table:table-cell>
          <table:table-cell table:style-name="ce7" table:formula="of:=ROUND([.BI121]*2.54;0)" office:value-type="float" office:value="61" calcext:value-type="float">
            <text:p>61</text:p>
          </table:table-cell>
          <table:table-cell table:style-name="ce7" table:formula="of:=IF([.$I121]&lt;[.$H121]; [.$I121]/[.BH121]; [.$H121]/[.BH121])" office:value-type="float" office:value="138.4375" calcext:value-type="float">
            <text:p>138</text:p>
          </table:table-cell>
          <table:table-cell table:style-name="ce7" table:formula="of:=IF([.BL121]&gt;150; 1; 0)" office:value-type="float" office:value="0" calcext:value-type="float">
            <text:p>0</text:p>
          </table:table-cell>
          <table:table-cell table:style-name="ce7" table:formula="of:=IF([.BM121]=1;COM.MICROSOFT.CONCAT([.BH121];&quot; x &quot;;[.BI121];&quot; inches, &quot;;[.BJ121];&quot; x &quot;;[.BK121];&quot; cm&quot;); &quot;&quot;)">
            <text:p/>
          </table:table-cell>
          <table:table-cell table:style-name="ce7" office:value-type="float" office:value="20" calcext:value-type="float">
            <text:p>20</text:p>
          </table:table-cell>
          <table:table-cell table:style-name="ce7" table:formula="of:=ROUND([.BO121]/[.$J121]; 0)" office:value-type="float" office:value="30" calcext:value-type="float">
            <text:p>30</text:p>
          </table:table-cell>
          <table:table-cell table:style-name="ce7" table:formula="of:=ROUND([.BO121]*2.54; 0)" office:value-type="float" office:value="51" calcext:value-type="float">
            <text:p>51</text:p>
          </table:table-cell>
          <table:table-cell table:style-name="ce7" table:formula="of:=ROUND([.BP121]*2.54;0)" office:value-type="float" office:value="76" calcext:value-type="float">
            <text:p>76</text:p>
          </table:table-cell>
          <table:table-cell table:style-name="ce7" table:formula="of:=IF([.$I121]&lt;[.$H121]; [.$I121]/[.BO121]; [.$H121]/[.BO121])" office:value-type="float" office:value="110.75" calcext:value-type="float">
            <text:p>111</text:p>
          </table:table-cell>
          <table:table-cell table:style-name="ce7" table:formula="of:=IF([.BS121]&gt;125; 1; 0)" office:value-type="float" office:value="0" calcext:value-type="float">
            <text:p>0</text:p>
          </table:table-cell>
          <table:table-cell table:style-name="ce7" table:formula="of:=IF([.BT121]=1;COM.MICROSOFT.CONCAT([.BO121];&quot; x &quot;;[.BP121];&quot; inches, &quot;;[.BQ121];&quot; x &quot;;[.BR121];&quot; cm&quot;); &quot;&quot;)">
            <text:p/>
          </table:table-cell>
          <table:table-cell table:style-name="ce7" office:value-type="float" office:value="24" calcext:value-type="float">
            <text:p>24</text:p>
          </table:table-cell>
          <table:table-cell table:style-name="ce7" table:formula="of:=ROUND([.BV121]/[.$J121]; 0)" office:value-type="float" office:value="36" calcext:value-type="float">
            <text:p>36</text:p>
          </table:table-cell>
          <table:table-cell table:style-name="ce7" table:formula="of:=ROUND([.BV121]*2.54; 0)" office:value-type="float" office:value="61" calcext:value-type="float">
            <text:p>61</text:p>
          </table:table-cell>
          <table:table-cell table:style-name="ce7" table:formula="of:=ROUND([.BW121]*2.54;0)" office:value-type="float" office:value="91" calcext:value-type="float">
            <text:p>91</text:p>
          </table:table-cell>
          <table:table-cell table:style-name="ce7" table:formula="of:=IF([.$I121]&lt;[.$H121]; [.$I121]/[.BV121]; [.$H121]/[.BV121])" office:value-type="float" office:value="92.2916666666667" calcext:value-type="float">
            <text:p>92</text:p>
          </table:table-cell>
          <table:table-cell table:style-name="ce7" table:formula="of:=IF([.BZ121]&gt;110; 1; 0)" office:value-type="float" office:value="0" calcext:value-type="float">
            <text:p>0</text:p>
          </table:table-cell>
          <table:table-cell table:style-name="ce7" table:formula="of:=IF([.CA121]=1;COM.MICROSOFT.CONCAT([.BV121];&quot; x &quot;;[.BW121];&quot; inches, &quot;;[.BX121];&quot; x &quot;;[.BY121];&quot; cm&quot;); &quot;&quot;)">
            <text:p/>
          </table:table-cell>
          <table:table-cell table:number-columns-repeated="2"/>
        </table:table-row>
        <table:table-row table:style-name="ro2">
          <table:table-cell office:value-type="float" office:value="121" calcext:value-type="float">
            <text:p>121</text:p>
          </table:table-cell>
          <table:table-cell table:formula="of:=COM.MICROSOFT.CONCAT(&quot;PrintGalleryImage-&quot;;[.A122];&quot;.jpg&quot;)" office:value-type="string" office:string-value="PrintGalleryImage-121.jpg" calcext:value-type="string">
            <text:p>PrintGalleryImage-121.jpg</text:p>
          </table:table-cell>
          <table:table-cell table:style-name="Default" office:value-type="string" calcext:value-type="string">
            <text:p>Wary Brown Bear</text:p>
          </table:table-cell>
          <table:table-cell table:style-name="Default" office:value-type="string" calcext:value-type="string">
            <text:p>While this mother was feeding she kept one eye out all the time as her three cubs were with her. Despite a lot of protection in Slovenia the bears are still very wary of human contact.</text:p>
          </table:table-cell>
          <table:table-cell table:style-name="Default" office:value-type="string" calcext:value-type="string">
            <text:p>Adrian, Adrian O Brien, Adrian O' Brien, Adrian O'Brien, Animals, Bear, Brien, O' Brien, O'Brien, OBrien, Slovenia, Wildlife chasing, brown bear, chasing, chasing wildlife, chasingwildlife, nature, wildlifechasing</text:p>
          </table:table-cell>
          <table:table-cell table:style-name="ce12" office:value-type="string" calcext:value-type="string">
            <text:p>05/10/2019 14:28:19</text:p>
          </table:table-cell>
          <table:table-cell table:style-name="Default" office:value-type="string" calcext:value-type="string">
            <text:p>4238 x 2825</text:p>
          </table:table-cell>
          <table:table-cell table:formula="of:=LEFT([.G122];4)" office:value-type="string" office:string-value="4238" calcext:value-type="string">
            <text:p>4238</text:p>
          </table:table-cell>
          <table:table-cell table:formula="of:=RIGHT([.G122];4)" office:value-type="string" office:string-value="2825" calcext:value-type="string">
            <text:p>2825</text:p>
          </table:table-cell>
          <table:table-cell table:style-name="ce6" table:formula="of:=IF([.I122]/[.H122]&gt;1;[.H122]/[.I122];[.I122]/[.H122])" office:value-type="float" office:value="0.66658801321378" calcext:value-type="float">
            <text:p>0.667</text:p>
          </table:table-cell>
          <table:table-cell table:style-name="ce7" office:value-type="float" office:value="8" calcext:value-type="float">
            <text:p>8</text:p>
          </table:table-cell>
          <table:table-cell table:style-name="ce7" table:formula="of:=ROUND([.K122]/[.$J122]; 0)" office:value-type="float" office:value="12" calcext:value-type="float">
            <text:p>12</text:p>
          </table:table-cell>
          <table:table-cell table:style-name="ce7" table:formula="of:=ROUND([.K122]*2.54; 0)" office:value-type="float" office:value="20" calcext:value-type="float">
            <text:p>20</text:p>
          </table:table-cell>
          <table:table-cell table:style-name="ce7" table:formula="of:=ROUND([.L122]*2.54;0)" office:value-type="float" office:value="30" calcext:value-type="float">
            <text:p>30</text:p>
          </table:table-cell>
          <table:table-cell table:style-name="ce7" table:formula="of:=IF([.$I122]&lt;[.$H122]; [.$I122]/[.K122]; [.$H122]/[.K122])" office:value-type="float" office:value="353.125" calcext:value-type="float">
            <text:p>353</text:p>
          </table:table-cell>
          <table:table-cell table:style-name="ce7" table:formula="of:=IF([.O122]&gt;250; 1; 0)" office:value-type="float" office:value="1" calcext:value-type="float">
            <text:p>1</text:p>
          </table:table-cell>
          <table:table-cell table:style-name="ce7" table:formula="of:=IF([.P122]=1;COM.MICROSOFT.CONCAT([.K122];&quot; x &quot;;[.L122];&quot; inches, &quot;;[.M122];&quot; x &quot;;[.N12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22]/[.$J122]; 0)" office:value-type="float" office:value="18" calcext:value-type="float">
            <text:p>18</text:p>
          </table:table-cell>
          <table:table-cell table:style-name="ce7" table:formula="of:=ROUND([.R122]*2.54; 0)" office:value-type="float" office:value="30" calcext:value-type="float">
            <text:p>30</text:p>
          </table:table-cell>
          <table:table-cell table:style-name="ce7" table:formula="of:=ROUND([.S122]*2.54;0)" office:value-type="float" office:value="46" calcext:value-type="float">
            <text:p>46</text:p>
          </table:table-cell>
          <table:table-cell table:style-name="ce7" table:formula="of:=IF([.$I122]&lt;[.$H122]; [.$I122]/[.R122]; [.$H122]/[.R122])" office:value-type="float" office:value="235.416666666667" calcext:value-type="float">
            <text:p>235</text:p>
          </table:table-cell>
          <table:table-cell table:style-name="ce7" table:formula="of:=IF([.V122]&gt;150; 1; 0)" office:value-type="float" office:value="1" calcext:value-type="float">
            <text:p>1</text:p>
          </table:table-cell>
          <table:table-cell table:style-name="ce7" table:formula="of:=IF([.W122]=1;COM.MICROSOFT.CONCAT([.R122];&quot; x &quot;;[.S122];&quot; inches, &quot;;[.T122];&quot; x &quot;;[.U12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22]/[.$J122]; 0)" office:value-type="float" office:value="24" calcext:value-type="float">
            <text:p>24</text:p>
          </table:table-cell>
          <table:table-cell table:style-name="ce7" table:formula="of:=ROUND([.Y122]*2.54; 0)" office:value-type="float" office:value="41" calcext:value-type="float">
            <text:p>41</text:p>
          </table:table-cell>
          <table:table-cell table:style-name="ce7" table:formula="of:=ROUND([.Z122]*2.54;0)" office:value-type="float" office:value="61" calcext:value-type="float">
            <text:p>61</text:p>
          </table:table-cell>
          <table:table-cell table:style-name="ce7" table:formula="of:=IF([.$I122]&lt;[.$H122]; [.$I122]/[.Y122]; [.$H122]/[.Y122])" office:value-type="float" office:value="176.5625" calcext:value-type="float">
            <text:p>177</text:p>
          </table:table-cell>
          <table:table-cell table:style-name="ce7" table:formula="of:=IF([.AC122]&gt;120; 1; 0)" office:value-type="float" office:value="1" calcext:value-type="float">
            <text:p>1</text:p>
          </table:table-cell>
          <table:table-cell table:style-name="ce7" table:formula="of:=IF([.AD122]=1;COM.MICROSOFT.CONCAT([.Y122];&quot; x &quot;;[.Z122];&quot; inches, &quot;;[.AA122];&quot; x &quot;;[.AB12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22]/[.$J122]; 0)" office:value-type="float" office:value="30" calcext:value-type="float">
            <text:p>30</text:p>
          </table:table-cell>
          <table:table-cell table:style-name="ce7" table:formula="of:=ROUND([.AF122]*2.54; 0)" office:value-type="float" office:value="51" calcext:value-type="float">
            <text:p>51</text:p>
          </table:table-cell>
          <table:table-cell table:style-name="ce7" table:formula="of:=ROUND([.AG122]*2.54;0)" office:value-type="float" office:value="76" calcext:value-type="float">
            <text:p>76</text:p>
          </table:table-cell>
          <table:table-cell table:style-name="ce7" table:formula="of:=IF([.$I122]&lt;[.$H122]; [.$I122]/[.AF122]; [.$H122]/[.AF122])" office:value-type="float" office:value="141.25" calcext:value-type="float">
            <text:p>141</text:p>
          </table:table-cell>
          <table:table-cell table:style-name="ce7" table:formula="of:=IF([.AJ122]&gt;100; 1; 0)" office:value-type="float" office:value="1" calcext:value-type="float">
            <text:p>1</text:p>
          </table:table-cell>
          <table:table-cell table:style-name="ce7" table:formula="of:=IF([.AK122]=1;COM.MICROSOFT.CONCAT([.AF122];&quot; x &quot;;[.AG122];&quot; inches, &quot;;[.AH122];&quot; x &quot;;[.AI12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22]/[.$J122]; 0)" office:value-type="float" office:value="36" calcext:value-type="float">
            <text:p>36</text:p>
          </table:table-cell>
          <table:table-cell table:style-name="ce7" table:formula="of:=ROUND([.AM122]*2.54; 0)" office:value-type="float" office:value="61" calcext:value-type="float">
            <text:p>61</text:p>
          </table:table-cell>
          <table:table-cell table:style-name="ce7" table:formula="of:=ROUND([.AN122]*2.54;0)" office:value-type="float" office:value="91" calcext:value-type="float">
            <text:p>91</text:p>
          </table:table-cell>
          <table:table-cell table:style-name="ce7" table:formula="of:=IF([.$I122]&lt;[.$H122]; [.$I122]/[.AM122]; [.$H122]/[.AM122])" office:value-type="float" office:value="117.708333333333" calcext:value-type="float">
            <text:p>118</text:p>
          </table:table-cell>
          <table:table-cell table:style-name="ce7" table:formula="of:=IF([.AQ122]&gt;90; 1; 0)" office:value-type="float" office:value="1" calcext:value-type="float">
            <text:p>1</text:p>
          </table:table-cell>
          <table:table-cell table:style-name="ce7" table:formula="of:=IF([.AR122]=1;COM.MICROSOFT.CONCAT([.AM122];&quot; x &quot;;[.AN122];&quot; inches, &quot;;[.AO122];&quot; x &quot;;[.AP122];&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22]/[.$J122]; 0)" office:value-type="float" office:value="12" calcext:value-type="float">
            <text:p>12</text:p>
          </table:table-cell>
          <table:table-cell table:style-name="ce7" table:formula="of:=ROUND([.AT122]*2.54; 0)" office:value-type="float" office:value="20" calcext:value-type="float">
            <text:p>20</text:p>
          </table:table-cell>
          <table:table-cell table:style-name="ce7" table:formula="of:=ROUND([.AU122]*2.54;0)" office:value-type="float" office:value="30" calcext:value-type="float">
            <text:p>30</text:p>
          </table:table-cell>
          <table:table-cell table:style-name="ce7" table:formula="of:=IF([.$I122]&lt;[.$H122]; [.$I122]/[.AT122]; [.$H122]/[.AT122])" office:value-type="float" office:value="353.125" calcext:value-type="float">
            <text:p>353</text:p>
          </table:table-cell>
          <table:table-cell table:style-name="ce7" table:formula="of:=IF([.AX122]&gt;280; 1; 0)" office:value-type="float" office:value="1" calcext:value-type="float">
            <text:p>1</text:p>
          </table:table-cell>
          <table:table-cell table:style-name="ce7" table:formula="of:=IF([.AY122]=1;COM.MICROSOFT.CONCAT([.AT122];&quot; x &quot;;[.AU122];&quot; inches, &quot;;[.AV122];&quot; x &quot;;[.AW12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22]/[.$J122]; 0)" office:value-type="float" office:value="18" calcext:value-type="float">
            <text:p>18</text:p>
          </table:table-cell>
          <table:table-cell table:style-name="ce7" table:formula="of:=ROUND([.BA122]*2.54; 0)" office:value-type="float" office:value="30" calcext:value-type="float">
            <text:p>30</text:p>
          </table:table-cell>
          <table:table-cell table:style-name="ce7" table:formula="of:=ROUND([.BB122]*2.54;0)" office:value-type="float" office:value="46" calcext:value-type="float">
            <text:p>46</text:p>
          </table:table-cell>
          <table:table-cell table:style-name="ce7" table:formula="of:=IF([.$I122]&lt;[.$H122]; [.$I122]/[.BA122]; [.$H122]/[.BA122])" office:value-type="float" office:value="235.416666666667" calcext:value-type="float">
            <text:p>235</text:p>
          </table:table-cell>
          <table:table-cell table:style-name="ce7" table:formula="of:=IF([.BE122]&gt;180; 1; 0)" office:value-type="float" office:value="1" calcext:value-type="float">
            <text:p>1</text:p>
          </table:table-cell>
          <table:table-cell table:style-name="ce7" table:formula="of:=IF([.BF122]=1;COM.MICROSOFT.CONCAT([.BA122];&quot; x &quot;;[.BB122];&quot; inches, &quot;;[.BC122];&quot; x &quot;;[.BD12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22]/[.$J122]; 0)" office:value-type="float" office:value="24" calcext:value-type="float">
            <text:p>24</text:p>
          </table:table-cell>
          <table:table-cell table:style-name="ce7" table:formula="of:=ROUND([.BH122]*2.54; 0)" office:value-type="float" office:value="41" calcext:value-type="float">
            <text:p>41</text:p>
          </table:table-cell>
          <table:table-cell table:style-name="ce7" table:formula="of:=ROUND([.BI122]*2.54;0)" office:value-type="float" office:value="61" calcext:value-type="float">
            <text:p>61</text:p>
          </table:table-cell>
          <table:table-cell table:style-name="ce7" table:formula="of:=IF([.$I122]&lt;[.$H122]; [.$I122]/[.BH122]; [.$H122]/[.BH122])" office:value-type="float" office:value="176.5625" calcext:value-type="float">
            <text:p>177</text:p>
          </table:table-cell>
          <table:table-cell table:style-name="ce7" table:formula="of:=IF([.BL122]&gt;150; 1; 0)" office:value-type="float" office:value="1" calcext:value-type="float">
            <text:p>1</text:p>
          </table:table-cell>
          <table:table-cell table:style-name="ce7" table:formula="of:=IF([.BM122]=1;COM.MICROSOFT.CONCAT([.BH122];&quot; x &quot;;[.BI122];&quot; inches, &quot;;[.BJ122];&quot; x &quot;;[.BK12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22]/[.$J122]; 0)" office:value-type="float" office:value="30" calcext:value-type="float">
            <text:p>30</text:p>
          </table:table-cell>
          <table:table-cell table:style-name="ce7" table:formula="of:=ROUND([.BO122]*2.54; 0)" office:value-type="float" office:value="51" calcext:value-type="float">
            <text:p>51</text:p>
          </table:table-cell>
          <table:table-cell table:style-name="ce7" table:formula="of:=ROUND([.BP122]*2.54;0)" office:value-type="float" office:value="76" calcext:value-type="float">
            <text:p>76</text:p>
          </table:table-cell>
          <table:table-cell table:style-name="ce7" table:formula="of:=IF([.$I122]&lt;[.$H122]; [.$I122]/[.BO122]; [.$H122]/[.BO122])" office:value-type="float" office:value="141.25" calcext:value-type="float">
            <text:p>141</text:p>
          </table:table-cell>
          <table:table-cell table:style-name="ce7" table:formula="of:=IF([.BS122]&gt;125; 1; 0)" office:value-type="float" office:value="1" calcext:value-type="float">
            <text:p>1</text:p>
          </table:table-cell>
          <table:table-cell table:style-name="ce7" table:formula="of:=IF([.BT122]=1;COM.MICROSOFT.CONCAT([.BO122];&quot; x &quot;;[.BP122];&quot; inches, &quot;;[.BQ122];&quot; x &quot;;[.BR12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22]/[.$J122]; 0)" office:value-type="float" office:value="36" calcext:value-type="float">
            <text:p>36</text:p>
          </table:table-cell>
          <table:table-cell table:style-name="ce7" table:formula="of:=ROUND([.BV122]*2.54; 0)" office:value-type="float" office:value="61" calcext:value-type="float">
            <text:p>61</text:p>
          </table:table-cell>
          <table:table-cell table:style-name="ce7" table:formula="of:=ROUND([.BW122]*2.54;0)" office:value-type="float" office:value="91" calcext:value-type="float">
            <text:p>91</text:p>
          </table:table-cell>
          <table:table-cell table:style-name="ce7" table:formula="of:=IF([.$I122]&lt;[.$H122]; [.$I122]/[.BV122]; [.$H122]/[.BV122])" office:value-type="float" office:value="117.708333333333" calcext:value-type="float">
            <text:p>118</text:p>
          </table:table-cell>
          <table:table-cell table:style-name="ce7" table:formula="of:=IF([.BZ122]&gt;110; 1; 0)" office:value-type="float" office:value="1" calcext:value-type="float">
            <text:p>1</text:p>
          </table:table-cell>
          <table:table-cell table:style-name="ce7" table:formula="of:=IF([.CA122]=1;COM.MICROSOFT.CONCAT([.BV122];&quot; x &quot;;[.BW122];&quot; inches, &quot;;[.BX122];&quot; x &quot;;[.BY122];&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22" calcext:value-type="float">
            <text:p>122</text:p>
          </table:table-cell>
          <table:table-cell table:formula="of:=COM.MICROSOFT.CONCAT(&quot;PrintGalleryImage-&quot;;[.A123];&quot;.jpg&quot;)" office:value-type="string" office:string-value="PrintGalleryImage-122.jpg" calcext:value-type="string">
            <text:p>PrintGalleryImage-122.jpg</text:p>
          </table:table-cell>
          <table:table-cell table:style-name="Default" office:value-type="string" calcext:value-type="string">
            <text:p>Brown Bear Portrait</text:p>
          </table:table-cell>
          <table:table-cell table:style-name="Default" office:value-type="string" calcext:value-type="string">
            <text:p>The brown bear is not so common in Europe any more but their numbers are increasing due to a huge reduction in hunting and an increase in photographic hides in areas frequented by the bears.</text:p>
          </table:table-cell>
          <table:table-cell table:style-name="Default" office:value-type="string" calcext:value-type="string">
            <text:p>Adrian, Adrian O Brien, Adrian O' Brien, Adrian O'Brien, Animals, Bear, Brien, O' Brien, O'Brien, OBrien, Slovenia, Wildlife chasing, brown bear, chasing, chasing wildlife, chasingwildlife, mammal, nature, wildlifechasing</text:p>
          </table:table-cell>
          <table:table-cell table:style-name="ce12" office:value-type="string" calcext:value-type="string">
            <text:p>05/10/2019 14:47:19</text:p>
          </table:table-cell>
          <table:table-cell table:style-name="Default" office:value-type="string" calcext:value-type="string">
            <text:p>2944 x 2944</text:p>
          </table:table-cell>
          <table:table-cell table:formula="of:=LEFT([.G123];4)" office:value-type="string" office:string-value="2944" calcext:value-type="string">
            <text:p>2944</text:p>
          </table:table-cell>
          <table:table-cell table:formula="of:=RIGHT([.G123];4)" office:value-type="string" office:string-value="2944" calcext:value-type="string">
            <text:p>2944</text:p>
          </table:table-cell>
          <table:table-cell table:style-name="ce6" table:formula="of:=IF([.I123]/[.H123]&gt;1;[.H123]/[.I123];[.I123]/[.H123])" office:value-type="float" office:value="1" calcext:value-type="float">
            <text:p>1.000</text:p>
          </table:table-cell>
          <table:table-cell table:style-name="ce7" office:value-type="float" office:value="8" calcext:value-type="float">
            <text:p>8</text:p>
          </table:table-cell>
          <table:table-cell table:style-name="ce7" table:formula="of:=ROUND([.K123]/[.$J123]; 0)" office:value-type="float" office:value="8" calcext:value-type="float">
            <text:p>8</text:p>
          </table:table-cell>
          <table:table-cell table:style-name="ce7" table:formula="of:=ROUND([.K123]*2.54; 0)" office:value-type="float" office:value="20" calcext:value-type="float">
            <text:p>20</text:p>
          </table:table-cell>
          <table:table-cell table:style-name="ce7" table:formula="of:=ROUND([.L123]*2.54;0)" office:value-type="float" office:value="20" calcext:value-type="float">
            <text:p>20</text:p>
          </table:table-cell>
          <table:table-cell table:style-name="ce7" table:formula="of:=IF([.$I123]&lt;[.$H123]; [.$I123]/[.K123]; [.$H123]/[.K123])" office:value-type="float" office:value="368" calcext:value-type="float">
            <text:p>368</text:p>
          </table:table-cell>
          <table:table-cell table:style-name="ce7" table:formula="of:=IF([.O123]&gt;250; 1; 0)" office:value-type="float" office:value="1" calcext:value-type="float">
            <text:p>1</text:p>
          </table:table-cell>
          <table:table-cell table:style-name="ce7" table:formula="of:=IF([.P123]=1;COM.MICROSOFT.CONCAT([.K123];&quot; x &quot;;[.L123];&quot; inches, &quot;;[.M123];&quot; x &quot;;[.N123];&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23]/[.$J123]; 0)" office:value-type="float" office:value="12" calcext:value-type="float">
            <text:p>12</text:p>
          </table:table-cell>
          <table:table-cell table:style-name="ce7" table:formula="of:=ROUND([.R123]*2.54; 0)" office:value-type="float" office:value="30" calcext:value-type="float">
            <text:p>30</text:p>
          </table:table-cell>
          <table:table-cell table:style-name="ce7" table:formula="of:=ROUND([.S123]*2.54;0)" office:value-type="float" office:value="30" calcext:value-type="float">
            <text:p>30</text:p>
          </table:table-cell>
          <table:table-cell table:style-name="ce7" table:formula="of:=IF([.$I123]&lt;[.$H123]; [.$I123]/[.R123]; [.$H123]/[.R123])" office:value-type="float" office:value="245.333333333333" calcext:value-type="float">
            <text:p>245</text:p>
          </table:table-cell>
          <table:table-cell table:style-name="ce7" table:formula="of:=IF([.V123]&gt;150; 1; 0)" office:value-type="float" office:value="1" calcext:value-type="float">
            <text:p>1</text:p>
          </table:table-cell>
          <table:table-cell table:style-name="ce7" table:formula="of:=IF([.W123]=1;COM.MICROSOFT.CONCAT([.R123];&quot; x &quot;;[.S123];&quot; inches, &quot;;[.T123];&quot; x &quot;;[.U123];&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23]/[.$J123]; 0)" office:value-type="float" office:value="16" calcext:value-type="float">
            <text:p>16</text:p>
          </table:table-cell>
          <table:table-cell table:style-name="ce7" table:formula="of:=ROUND([.Y123]*2.54; 0)" office:value-type="float" office:value="41" calcext:value-type="float">
            <text:p>41</text:p>
          </table:table-cell>
          <table:table-cell table:style-name="ce7" table:formula="of:=ROUND([.Z123]*2.54;0)" office:value-type="float" office:value="41" calcext:value-type="float">
            <text:p>41</text:p>
          </table:table-cell>
          <table:table-cell table:style-name="ce7" table:formula="of:=IF([.$I123]&lt;[.$H123]; [.$I123]/[.Y123]; [.$H123]/[.Y123])" office:value-type="float" office:value="184" calcext:value-type="float">
            <text:p>184</text:p>
          </table:table-cell>
          <table:table-cell table:style-name="ce7" table:formula="of:=IF([.AC123]&gt;120; 1; 0)" office:value-type="float" office:value="1" calcext:value-type="float">
            <text:p>1</text:p>
          </table:table-cell>
          <table:table-cell table:style-name="ce7" table:formula="of:=IF([.AD123]=1;COM.MICROSOFT.CONCAT([.Y123];&quot; x &quot;;[.Z123];&quot; inches, &quot;;[.AA123];&quot; x &quot;;[.AB123];&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23]/[.$J123]; 0)" office:value-type="float" office:value="20" calcext:value-type="float">
            <text:p>20</text:p>
          </table:table-cell>
          <table:table-cell table:style-name="ce7" table:formula="of:=ROUND([.AF123]*2.54; 0)" office:value-type="float" office:value="51" calcext:value-type="float">
            <text:p>51</text:p>
          </table:table-cell>
          <table:table-cell table:style-name="ce7" table:formula="of:=ROUND([.AG123]*2.54;0)" office:value-type="float" office:value="51" calcext:value-type="float">
            <text:p>51</text:p>
          </table:table-cell>
          <table:table-cell table:style-name="ce7" table:formula="of:=IF([.$I123]&lt;[.$H123]; [.$I123]/[.AF123]; [.$H123]/[.AF123])" office:value-type="float" office:value="147.2" calcext:value-type="float">
            <text:p>147</text:p>
          </table:table-cell>
          <table:table-cell table:style-name="ce7" table:formula="of:=IF([.AJ123]&gt;100; 1; 0)" office:value-type="float" office:value="1" calcext:value-type="float">
            <text:p>1</text:p>
          </table:table-cell>
          <table:table-cell table:style-name="ce7" table:formula="of:=IF([.AK123]=1;COM.MICROSOFT.CONCAT([.AF123];&quot; x &quot;;[.AG123];&quot; inches, &quot;;[.AH123];&quot; x &quot;;[.AI123];&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23]/[.$J123]; 0)" office:value-type="float" office:value="24" calcext:value-type="float">
            <text:p>24</text:p>
          </table:table-cell>
          <table:table-cell table:style-name="ce7" table:formula="of:=ROUND([.AM123]*2.54; 0)" office:value-type="float" office:value="61" calcext:value-type="float">
            <text:p>61</text:p>
          </table:table-cell>
          <table:table-cell table:style-name="ce7" table:formula="of:=ROUND([.AN123]*2.54;0)" office:value-type="float" office:value="61" calcext:value-type="float">
            <text:p>61</text:p>
          </table:table-cell>
          <table:table-cell table:style-name="ce7" table:formula="of:=IF([.$I123]&lt;[.$H123]; [.$I123]/[.AM123]; [.$H123]/[.AM123])" office:value-type="float" office:value="122.666666666667" calcext:value-type="float">
            <text:p>123</text:p>
          </table:table-cell>
          <table:table-cell table:style-name="ce7" table:formula="of:=IF([.AQ123]&gt;90; 1; 0)" office:value-type="float" office:value="1" calcext:value-type="float">
            <text:p>1</text:p>
          </table:table-cell>
          <table:table-cell table:style-name="ce7" table:formula="of:=IF([.AR123]=1;COM.MICROSOFT.CONCAT([.AM123];&quot; x &quot;;[.AN123];&quot; inches, &quot;;[.AO123];&quot; x &quot;;[.AP123];&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23]/[.$J123]; 0)" office:value-type="float" office:value="8" calcext:value-type="float">
            <text:p>8</text:p>
          </table:table-cell>
          <table:table-cell table:style-name="ce7" table:formula="of:=ROUND([.AT123]*2.54; 0)" office:value-type="float" office:value="20" calcext:value-type="float">
            <text:p>20</text:p>
          </table:table-cell>
          <table:table-cell table:style-name="ce7" table:formula="of:=ROUND([.AU123]*2.54;0)" office:value-type="float" office:value="20" calcext:value-type="float">
            <text:p>20</text:p>
          </table:table-cell>
          <table:table-cell table:style-name="ce7" table:formula="of:=IF([.$I123]&lt;[.$H123]; [.$I123]/[.AT123]; [.$H123]/[.AT123])" office:value-type="float" office:value="368" calcext:value-type="float">
            <text:p>368</text:p>
          </table:table-cell>
          <table:table-cell table:style-name="ce7" table:formula="of:=IF([.AX123]&gt;280; 1; 0)" office:value-type="float" office:value="1" calcext:value-type="float">
            <text:p>1</text:p>
          </table:table-cell>
          <table:table-cell table:style-name="ce7" table:formula="of:=IF([.AY123]=1;COM.MICROSOFT.CONCAT([.AT123];&quot; x &quot;;[.AU123];&quot; inches, &quot;;[.AV123];&quot; x &quot;;[.AW123];&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23]/[.$J123]; 0)" office:value-type="float" office:value="12" calcext:value-type="float">
            <text:p>12</text:p>
          </table:table-cell>
          <table:table-cell table:style-name="ce7" table:formula="of:=ROUND([.BA123]*2.54; 0)" office:value-type="float" office:value="30" calcext:value-type="float">
            <text:p>30</text:p>
          </table:table-cell>
          <table:table-cell table:style-name="ce7" table:formula="of:=ROUND([.BB123]*2.54;0)" office:value-type="float" office:value="30" calcext:value-type="float">
            <text:p>30</text:p>
          </table:table-cell>
          <table:table-cell table:style-name="ce7" table:formula="of:=IF([.$I123]&lt;[.$H123]; [.$I123]/[.BA123]; [.$H123]/[.BA123])" office:value-type="float" office:value="245.333333333333" calcext:value-type="float">
            <text:p>245</text:p>
          </table:table-cell>
          <table:table-cell table:style-name="ce7" table:formula="of:=IF([.BE123]&gt;180; 1; 0)" office:value-type="float" office:value="1" calcext:value-type="float">
            <text:p>1</text:p>
          </table:table-cell>
          <table:table-cell table:style-name="ce7" table:formula="of:=IF([.BF123]=1;COM.MICROSOFT.CONCAT([.BA123];&quot; x &quot;;[.BB123];&quot; inches, &quot;;[.BC123];&quot; x &quot;;[.BD123];&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23]/[.$J123]; 0)" office:value-type="float" office:value="16" calcext:value-type="float">
            <text:p>16</text:p>
          </table:table-cell>
          <table:table-cell table:style-name="ce7" table:formula="of:=ROUND([.BH123]*2.54; 0)" office:value-type="float" office:value="41" calcext:value-type="float">
            <text:p>41</text:p>
          </table:table-cell>
          <table:table-cell table:style-name="ce7" table:formula="of:=ROUND([.BI123]*2.54;0)" office:value-type="float" office:value="41" calcext:value-type="float">
            <text:p>41</text:p>
          </table:table-cell>
          <table:table-cell table:style-name="ce7" table:formula="of:=IF([.$I123]&lt;[.$H123]; [.$I123]/[.BH123]; [.$H123]/[.BH123])" office:value-type="float" office:value="184" calcext:value-type="float">
            <text:p>184</text:p>
          </table:table-cell>
          <table:table-cell table:style-name="ce7" table:formula="of:=IF([.BL123]&gt;150; 1; 0)" office:value-type="float" office:value="1" calcext:value-type="float">
            <text:p>1</text:p>
          </table:table-cell>
          <table:table-cell table:style-name="ce7" table:formula="of:=IF([.BM123]=1;COM.MICROSOFT.CONCAT([.BH123];&quot; x &quot;;[.BI123];&quot; inches, &quot;;[.BJ123];&quot; x &quot;;[.BK123];&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BO123]/[.$J123]; 0)" office:value-type="float" office:value="20" calcext:value-type="float">
            <text:p>20</text:p>
          </table:table-cell>
          <table:table-cell table:style-name="ce7" table:formula="of:=ROUND([.BO123]*2.54; 0)" office:value-type="float" office:value="51" calcext:value-type="float">
            <text:p>51</text:p>
          </table:table-cell>
          <table:table-cell table:style-name="ce7" table:formula="of:=ROUND([.BP123]*2.54;0)" office:value-type="float" office:value="51" calcext:value-type="float">
            <text:p>51</text:p>
          </table:table-cell>
          <table:table-cell table:style-name="ce7" table:formula="of:=IF([.$I123]&lt;[.$H123]; [.$I123]/[.BO123]; [.$H123]/[.BO123])" office:value-type="float" office:value="147.2" calcext:value-type="float">
            <text:p>147</text:p>
          </table:table-cell>
          <table:table-cell table:style-name="ce7" table:formula="of:=IF([.BS123]&gt;125; 1; 0)" office:value-type="float" office:value="1" calcext:value-type="float">
            <text:p>1</text:p>
          </table:table-cell>
          <table:table-cell table:style-name="ce7" table:formula="of:=IF([.BT123]=1;COM.MICROSOFT.CONCAT([.BO123];&quot; x &quot;;[.BP123];&quot; inches, &quot;;[.BQ123];&quot; x &quot;;[.BR123];&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BV123]/[.$J123]; 0)" office:value-type="float" office:value="24" calcext:value-type="float">
            <text:p>24</text:p>
          </table:table-cell>
          <table:table-cell table:style-name="ce7" table:formula="of:=ROUND([.BV123]*2.54; 0)" office:value-type="float" office:value="61" calcext:value-type="float">
            <text:p>61</text:p>
          </table:table-cell>
          <table:table-cell table:style-name="ce7" table:formula="of:=ROUND([.BW123]*2.54;0)" office:value-type="float" office:value="61" calcext:value-type="float">
            <text:p>61</text:p>
          </table:table-cell>
          <table:table-cell table:style-name="ce7" table:formula="of:=IF([.$I123]&lt;[.$H123]; [.$I123]/[.BV123]; [.$H123]/[.BV123])" office:value-type="float" office:value="122.666666666667" calcext:value-type="float">
            <text:p>123</text:p>
          </table:table-cell>
          <table:table-cell table:style-name="ce7" table:formula="of:=IF([.BZ123]&gt;110; 1; 0)" office:value-type="float" office:value="1" calcext:value-type="float">
            <text:p>1</text:p>
          </table:table-cell>
          <table:table-cell table:style-name="ce7" table:formula="of:=IF([.CA123]=1;COM.MICROSOFT.CONCAT([.BV123];&quot; x &quot;;[.BW123];&quot; inches, &quot;;[.BX123];&quot; x &quot;;[.BY123];&quot; cm&quot;); &quot;&quot;)" office:value-type="string" office:string-value="24 x 24 inches, 61 x 61 cm" calcext:value-type="string">
            <text:p>24 x 24 inches, 61 x 61 cm</text:p>
          </table:table-cell>
          <table:table-cell table:number-columns-repeated="2"/>
        </table:table-row>
        <table:table-row table:style-name="ro2">
          <table:table-cell office:value-type="float" office:value="123" calcext:value-type="float">
            <text:p>123</text:p>
          </table:table-cell>
          <table:table-cell table:formula="of:=COM.MICROSOFT.CONCAT(&quot;PrintGalleryImage-&quot;;[.A124];&quot;.jpg&quot;)" office:value-type="string" office:string-value="PrintGalleryImage-123.jpg" calcext:value-type="string">
            <text:p>PrintGalleryImage-123.jpg</text:p>
          </table:table-cell>
          <table:table-cell table:style-name="Default" office:value-type="string" calcext:value-type="string">
            <text:p>Immature Brown Bear</text:p>
          </table:table-cell>
          <table:table-cell table:style-name="Default" office:value-type="string" calcext:value-type="string">
            <text:p>I met my first bears in Canada by chance. However the thrill of seeing bears in Europe was so much more, knowing how much they are threatened by years of over population. This Slovenian bear was part of a family well known to the locals, who get fed grain regularly to prevent them wandering down into villages.</text:p>
          </table:table-cell>
          <table:table-cell table:style-name="Default" office:value-type="string" calcext:value-type="string">
            <text:p>Adrian, Adrian O Brien, Adrian O' Brien, Adrian O'Brien, Animals, Bear, Brien, O' Brien, O'Brien, OBrien, Slovenia, Wildlife chasing, brown bear, chasing, chasing wildlife, chasingwildlife, mammal, nature, wildlifechasing</text:p>
          </table:table-cell>
          <table:table-cell table:style-name="ce12" office:value-type="string" calcext:value-type="string">
            <text:p>05/10/2019 14:58:39</text:p>
          </table:table-cell>
          <table:table-cell table:style-name="Default" office:value-type="string" calcext:value-type="string">
            <text:p>4222 x 2815</text:p>
          </table:table-cell>
          <table:table-cell table:formula="of:=LEFT([.G124];4)" office:value-type="string" office:string-value="4222" calcext:value-type="string">
            <text:p>4222</text:p>
          </table:table-cell>
          <table:table-cell table:formula="of:=RIGHT([.G124];4)" office:value-type="string" office:string-value="2815" calcext:value-type="string">
            <text:p>2815</text:p>
          </table:table-cell>
          <table:table-cell table:style-name="ce6" table:formula="of:=IF([.I124]/[.H124]&gt;1;[.H124]/[.I124];[.I124]/[.H124])" office:value-type="float" office:value="0.666745618190431" calcext:value-type="float">
            <text:p>0.667</text:p>
          </table:table-cell>
          <table:table-cell table:style-name="ce7" office:value-type="float" office:value="8" calcext:value-type="float">
            <text:p>8</text:p>
          </table:table-cell>
          <table:table-cell table:style-name="ce7" table:formula="of:=ROUND([.K124]/[.$J124]; 0)" office:value-type="float" office:value="12" calcext:value-type="float">
            <text:p>12</text:p>
          </table:table-cell>
          <table:table-cell table:style-name="ce7" table:formula="of:=ROUND([.K124]*2.54; 0)" office:value-type="float" office:value="20" calcext:value-type="float">
            <text:p>20</text:p>
          </table:table-cell>
          <table:table-cell table:style-name="ce7" table:formula="of:=ROUND([.L124]*2.54;0)" office:value-type="float" office:value="30" calcext:value-type="float">
            <text:p>30</text:p>
          </table:table-cell>
          <table:table-cell table:style-name="ce7" table:formula="of:=IF([.$I124]&lt;[.$H124]; [.$I124]/[.K124]; [.$H124]/[.K124])" office:value-type="float" office:value="351.875" calcext:value-type="float">
            <text:p>352</text:p>
          </table:table-cell>
          <table:table-cell table:style-name="ce7" table:formula="of:=IF([.O124]&gt;250; 1; 0)" office:value-type="float" office:value="1" calcext:value-type="float">
            <text:p>1</text:p>
          </table:table-cell>
          <table:table-cell table:style-name="ce7" table:formula="of:=IF([.P124]=1;COM.MICROSOFT.CONCAT([.K124];&quot; x &quot;;[.L124];&quot; inches, &quot;;[.M124];&quot; x &quot;;[.N12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24]/[.$J124]; 0)" office:value-type="float" office:value="18" calcext:value-type="float">
            <text:p>18</text:p>
          </table:table-cell>
          <table:table-cell table:style-name="ce7" table:formula="of:=ROUND([.R124]*2.54; 0)" office:value-type="float" office:value="30" calcext:value-type="float">
            <text:p>30</text:p>
          </table:table-cell>
          <table:table-cell table:style-name="ce7" table:formula="of:=ROUND([.S124]*2.54;0)" office:value-type="float" office:value="46" calcext:value-type="float">
            <text:p>46</text:p>
          </table:table-cell>
          <table:table-cell table:style-name="ce7" table:formula="of:=IF([.$I124]&lt;[.$H124]; [.$I124]/[.R124]; [.$H124]/[.R124])" office:value-type="float" office:value="234.583333333333" calcext:value-type="float">
            <text:p>235</text:p>
          </table:table-cell>
          <table:table-cell table:style-name="ce7" table:formula="of:=IF([.V124]&gt;150; 1; 0)" office:value-type="float" office:value="1" calcext:value-type="float">
            <text:p>1</text:p>
          </table:table-cell>
          <table:table-cell table:style-name="ce7" table:formula="of:=IF([.W124]=1;COM.MICROSOFT.CONCAT([.R124];&quot; x &quot;;[.S124];&quot; inches, &quot;;[.T124];&quot; x &quot;;[.U12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24]/[.$J124]; 0)" office:value-type="float" office:value="24" calcext:value-type="float">
            <text:p>24</text:p>
          </table:table-cell>
          <table:table-cell table:style-name="ce7" table:formula="of:=ROUND([.Y124]*2.54; 0)" office:value-type="float" office:value="41" calcext:value-type="float">
            <text:p>41</text:p>
          </table:table-cell>
          <table:table-cell table:style-name="ce7" table:formula="of:=ROUND([.Z124]*2.54;0)" office:value-type="float" office:value="61" calcext:value-type="float">
            <text:p>61</text:p>
          </table:table-cell>
          <table:table-cell table:style-name="ce7" table:formula="of:=IF([.$I124]&lt;[.$H124]; [.$I124]/[.Y124]; [.$H124]/[.Y124])" office:value-type="float" office:value="175.9375" calcext:value-type="float">
            <text:p>176</text:p>
          </table:table-cell>
          <table:table-cell table:style-name="ce7" table:formula="of:=IF([.AC124]&gt;120; 1; 0)" office:value-type="float" office:value="1" calcext:value-type="float">
            <text:p>1</text:p>
          </table:table-cell>
          <table:table-cell table:style-name="ce7" table:formula="of:=IF([.AD124]=1;COM.MICROSOFT.CONCAT([.Y124];&quot; x &quot;;[.Z124];&quot; inches, &quot;;[.AA124];&quot; x &quot;;[.AB12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24]/[.$J124]; 0)" office:value-type="float" office:value="30" calcext:value-type="float">
            <text:p>30</text:p>
          </table:table-cell>
          <table:table-cell table:style-name="ce7" table:formula="of:=ROUND([.AF124]*2.54; 0)" office:value-type="float" office:value="51" calcext:value-type="float">
            <text:p>51</text:p>
          </table:table-cell>
          <table:table-cell table:style-name="ce7" table:formula="of:=ROUND([.AG124]*2.54;0)" office:value-type="float" office:value="76" calcext:value-type="float">
            <text:p>76</text:p>
          </table:table-cell>
          <table:table-cell table:style-name="ce7" table:formula="of:=IF([.$I124]&lt;[.$H124]; [.$I124]/[.AF124]; [.$H124]/[.AF124])" office:value-type="float" office:value="140.75" calcext:value-type="float">
            <text:p>141</text:p>
          </table:table-cell>
          <table:table-cell table:style-name="ce7" table:formula="of:=IF([.AJ124]&gt;100; 1; 0)" office:value-type="float" office:value="1" calcext:value-type="float">
            <text:p>1</text:p>
          </table:table-cell>
          <table:table-cell table:style-name="ce7" table:formula="of:=IF([.AK124]=1;COM.MICROSOFT.CONCAT([.AF124];&quot; x &quot;;[.AG124];&quot; inches, &quot;;[.AH124];&quot; x &quot;;[.AI12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24]/[.$J124]; 0)" office:value-type="float" office:value="36" calcext:value-type="float">
            <text:p>36</text:p>
          </table:table-cell>
          <table:table-cell table:style-name="ce7" table:formula="of:=ROUND([.AM124]*2.54; 0)" office:value-type="float" office:value="61" calcext:value-type="float">
            <text:p>61</text:p>
          </table:table-cell>
          <table:table-cell table:style-name="ce7" table:formula="of:=ROUND([.AN124]*2.54;0)" office:value-type="float" office:value="91" calcext:value-type="float">
            <text:p>91</text:p>
          </table:table-cell>
          <table:table-cell table:style-name="ce7" table:formula="of:=IF([.$I124]&lt;[.$H124]; [.$I124]/[.AM124]; [.$H124]/[.AM124])" office:value-type="float" office:value="117.291666666667" calcext:value-type="float">
            <text:p>117</text:p>
          </table:table-cell>
          <table:table-cell table:style-name="ce7" table:formula="of:=IF([.AQ124]&gt;90; 1; 0)" office:value-type="float" office:value="1" calcext:value-type="float">
            <text:p>1</text:p>
          </table:table-cell>
          <table:table-cell table:style-name="ce7" table:formula="of:=IF([.AR124]=1;COM.MICROSOFT.CONCAT([.AM124];&quot; x &quot;;[.AN124];&quot; inches, &quot;;[.AO124];&quot; x &quot;;[.AP124];&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24]/[.$J124]; 0)" office:value-type="float" office:value="12" calcext:value-type="float">
            <text:p>12</text:p>
          </table:table-cell>
          <table:table-cell table:style-name="ce7" table:formula="of:=ROUND([.AT124]*2.54; 0)" office:value-type="float" office:value="20" calcext:value-type="float">
            <text:p>20</text:p>
          </table:table-cell>
          <table:table-cell table:style-name="ce7" table:formula="of:=ROUND([.AU124]*2.54;0)" office:value-type="float" office:value="30" calcext:value-type="float">
            <text:p>30</text:p>
          </table:table-cell>
          <table:table-cell table:style-name="ce7" table:formula="of:=IF([.$I124]&lt;[.$H124]; [.$I124]/[.AT124]; [.$H124]/[.AT124])" office:value-type="float" office:value="351.875" calcext:value-type="float">
            <text:p>352</text:p>
          </table:table-cell>
          <table:table-cell table:style-name="ce7" table:formula="of:=IF([.AX124]&gt;280; 1; 0)" office:value-type="float" office:value="1" calcext:value-type="float">
            <text:p>1</text:p>
          </table:table-cell>
          <table:table-cell table:style-name="ce7" table:formula="of:=IF([.AY124]=1;COM.MICROSOFT.CONCAT([.AT124];&quot; x &quot;;[.AU124];&quot; inches, &quot;;[.AV124];&quot; x &quot;;[.AW12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24]/[.$J124]; 0)" office:value-type="float" office:value="18" calcext:value-type="float">
            <text:p>18</text:p>
          </table:table-cell>
          <table:table-cell table:style-name="ce7" table:formula="of:=ROUND([.BA124]*2.54; 0)" office:value-type="float" office:value="30" calcext:value-type="float">
            <text:p>30</text:p>
          </table:table-cell>
          <table:table-cell table:style-name="ce7" table:formula="of:=ROUND([.BB124]*2.54;0)" office:value-type="float" office:value="46" calcext:value-type="float">
            <text:p>46</text:p>
          </table:table-cell>
          <table:table-cell table:style-name="ce7" table:formula="of:=IF([.$I124]&lt;[.$H124]; [.$I124]/[.BA124]; [.$H124]/[.BA124])" office:value-type="float" office:value="234.583333333333" calcext:value-type="float">
            <text:p>235</text:p>
          </table:table-cell>
          <table:table-cell table:style-name="ce7" table:formula="of:=IF([.BE124]&gt;180; 1; 0)" office:value-type="float" office:value="1" calcext:value-type="float">
            <text:p>1</text:p>
          </table:table-cell>
          <table:table-cell table:style-name="ce7" table:formula="of:=IF([.BF124]=1;COM.MICROSOFT.CONCAT([.BA124];&quot; x &quot;;[.BB124];&quot; inches, &quot;;[.BC124];&quot; x &quot;;[.BD12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24]/[.$J124]; 0)" office:value-type="float" office:value="24" calcext:value-type="float">
            <text:p>24</text:p>
          </table:table-cell>
          <table:table-cell table:style-name="ce7" table:formula="of:=ROUND([.BH124]*2.54; 0)" office:value-type="float" office:value="41" calcext:value-type="float">
            <text:p>41</text:p>
          </table:table-cell>
          <table:table-cell table:style-name="ce7" table:formula="of:=ROUND([.BI124]*2.54;0)" office:value-type="float" office:value="61" calcext:value-type="float">
            <text:p>61</text:p>
          </table:table-cell>
          <table:table-cell table:style-name="ce7" table:formula="of:=IF([.$I124]&lt;[.$H124]; [.$I124]/[.BH124]; [.$H124]/[.BH124])" office:value-type="float" office:value="175.9375" calcext:value-type="float">
            <text:p>176</text:p>
          </table:table-cell>
          <table:table-cell table:style-name="ce7" table:formula="of:=IF([.BL124]&gt;150; 1; 0)" office:value-type="float" office:value="1" calcext:value-type="float">
            <text:p>1</text:p>
          </table:table-cell>
          <table:table-cell table:style-name="ce7" table:formula="of:=IF([.BM124]=1;COM.MICROSOFT.CONCAT([.BH124];&quot; x &quot;;[.BI124];&quot; inches, &quot;;[.BJ124];&quot; x &quot;;[.BK12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24]/[.$J124]; 0)" office:value-type="float" office:value="30" calcext:value-type="float">
            <text:p>30</text:p>
          </table:table-cell>
          <table:table-cell table:style-name="ce7" table:formula="of:=ROUND([.BO124]*2.54; 0)" office:value-type="float" office:value="51" calcext:value-type="float">
            <text:p>51</text:p>
          </table:table-cell>
          <table:table-cell table:style-name="ce7" table:formula="of:=ROUND([.BP124]*2.54;0)" office:value-type="float" office:value="76" calcext:value-type="float">
            <text:p>76</text:p>
          </table:table-cell>
          <table:table-cell table:style-name="ce7" table:formula="of:=IF([.$I124]&lt;[.$H124]; [.$I124]/[.BO124]; [.$H124]/[.BO124])" office:value-type="float" office:value="140.75" calcext:value-type="float">
            <text:p>141</text:p>
          </table:table-cell>
          <table:table-cell table:style-name="ce7" table:formula="of:=IF([.BS124]&gt;125; 1; 0)" office:value-type="float" office:value="1" calcext:value-type="float">
            <text:p>1</text:p>
          </table:table-cell>
          <table:table-cell table:style-name="ce7" table:formula="of:=IF([.BT124]=1;COM.MICROSOFT.CONCAT([.BO124];&quot; x &quot;;[.BP124];&quot; inches, &quot;;[.BQ124];&quot; x &quot;;[.BR12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24]/[.$J124]; 0)" office:value-type="float" office:value="36" calcext:value-type="float">
            <text:p>36</text:p>
          </table:table-cell>
          <table:table-cell table:style-name="ce7" table:formula="of:=ROUND([.BV124]*2.54; 0)" office:value-type="float" office:value="61" calcext:value-type="float">
            <text:p>61</text:p>
          </table:table-cell>
          <table:table-cell table:style-name="ce7" table:formula="of:=ROUND([.BW124]*2.54;0)" office:value-type="float" office:value="91" calcext:value-type="float">
            <text:p>91</text:p>
          </table:table-cell>
          <table:table-cell table:style-name="ce7" table:formula="of:=IF([.$I124]&lt;[.$H124]; [.$I124]/[.BV124]; [.$H124]/[.BV124])" office:value-type="float" office:value="117.291666666667" calcext:value-type="float">
            <text:p>117</text:p>
          </table:table-cell>
          <table:table-cell table:style-name="ce7" table:formula="of:=IF([.BZ124]&gt;110; 1; 0)" office:value-type="float" office:value="1" calcext:value-type="float">
            <text:p>1</text:p>
          </table:table-cell>
          <table:table-cell table:style-name="ce7" table:formula="of:=IF([.CA124]=1;COM.MICROSOFT.CONCAT([.BV124];&quot; x &quot;;[.BW124];&quot; inches, &quot;;[.BX124];&quot; x &quot;;[.BY124];&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24" calcext:value-type="float">
            <text:p>124</text:p>
          </table:table-cell>
          <table:table-cell table:formula="of:=COM.MICROSOFT.CONCAT(&quot;PrintGalleryImage-&quot;;[.A125];&quot;.jpg&quot;)" office:value-type="string" office:string-value="PrintGalleryImage-124.jpg" calcext:value-type="string">
            <text:p>PrintGalleryImage-124.jpg</text:p>
          </table:table-cell>
          <table:table-cell table:style-name="Default" office:value-type="string" calcext:value-type="string">
            <text:p>Brown Bear Portrait 2</text:p>
          </table:table-cell>
          <table:table-cell table:style-name="Default" office:value-type="string" calcext:value-type="string">
            <text:p>All I can say is that if I was a bear the number of insects would really annoy me regardless of the thick fur.</text:p>
          </table:table-cell>
          <table:table-cell table:style-name="Default" office:value-type="string" calcext:value-type="string">
            <text:p>Adrian, Adrian O Brien, Adrian O' Brien, Adrian O'Brien, Animals, Bear, Brien, O' Brien, O'Brien, OBrien, Slovenia, Wildlife chasing, brown bear, chasing, chasing wildlife, chasingwildlife, mammal, nature, wildlifechasing</text:p>
          </table:table-cell>
          <table:table-cell table:style-name="ce12" office:value-type="string" calcext:value-type="string">
            <text:p>05/10/2019 15:04:59</text:p>
          </table:table-cell>
          <table:table-cell table:style-name="Default" office:value-type="string" calcext:value-type="string">
            <text:p>3687 x 3687</text:p>
          </table:table-cell>
          <table:table-cell table:formula="of:=LEFT([.G125];4)" office:value-type="string" office:string-value="3687" calcext:value-type="string">
            <text:p>3687</text:p>
          </table:table-cell>
          <table:table-cell table:formula="of:=RIGHT([.G125];4)" office:value-type="string" office:string-value="3687" calcext:value-type="string">
            <text:p>3687</text:p>
          </table:table-cell>
          <table:table-cell table:style-name="ce6" table:formula="of:=IF([.I125]/[.H125]&gt;1;[.H125]/[.I125];[.I125]/[.H125])" office:value-type="float" office:value="1" calcext:value-type="float">
            <text:p>1.000</text:p>
          </table:table-cell>
          <table:table-cell table:style-name="ce7" office:value-type="float" office:value="8" calcext:value-type="float">
            <text:p>8</text:p>
          </table:table-cell>
          <table:table-cell table:style-name="ce7" table:formula="of:=ROUND([.K125]/[.$J125]; 0)" office:value-type="float" office:value="8" calcext:value-type="float">
            <text:p>8</text:p>
          </table:table-cell>
          <table:table-cell table:style-name="ce7" table:formula="of:=ROUND([.K125]*2.54; 0)" office:value-type="float" office:value="20" calcext:value-type="float">
            <text:p>20</text:p>
          </table:table-cell>
          <table:table-cell table:style-name="ce7" table:formula="of:=ROUND([.L125]*2.54;0)" office:value-type="float" office:value="20" calcext:value-type="float">
            <text:p>20</text:p>
          </table:table-cell>
          <table:table-cell table:style-name="ce7" table:formula="of:=IF([.$I125]&lt;[.$H125]; [.$I125]/[.K125]; [.$H125]/[.K125])" office:value-type="float" office:value="460.875" calcext:value-type="float">
            <text:p>461</text:p>
          </table:table-cell>
          <table:table-cell table:style-name="ce7" table:formula="of:=IF([.O125]&gt;250; 1; 0)" office:value-type="float" office:value="1" calcext:value-type="float">
            <text:p>1</text:p>
          </table:table-cell>
          <table:table-cell table:style-name="ce7" table:formula="of:=IF([.P125]=1;COM.MICROSOFT.CONCAT([.K125];&quot; x &quot;;[.L125];&quot; inches, &quot;;[.M125];&quot; x &quot;;[.N125];&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25]/[.$J125]; 0)" office:value-type="float" office:value="12" calcext:value-type="float">
            <text:p>12</text:p>
          </table:table-cell>
          <table:table-cell table:style-name="ce7" table:formula="of:=ROUND([.R125]*2.54; 0)" office:value-type="float" office:value="30" calcext:value-type="float">
            <text:p>30</text:p>
          </table:table-cell>
          <table:table-cell table:style-name="ce7" table:formula="of:=ROUND([.S125]*2.54;0)" office:value-type="float" office:value="30" calcext:value-type="float">
            <text:p>30</text:p>
          </table:table-cell>
          <table:table-cell table:style-name="ce7" table:formula="of:=IF([.$I125]&lt;[.$H125]; [.$I125]/[.R125]; [.$H125]/[.R125])" office:value-type="float" office:value="307.25" calcext:value-type="float">
            <text:p>307</text:p>
          </table:table-cell>
          <table:table-cell table:style-name="ce7" table:formula="of:=IF([.V125]&gt;150; 1; 0)" office:value-type="float" office:value="1" calcext:value-type="float">
            <text:p>1</text:p>
          </table:table-cell>
          <table:table-cell table:style-name="ce7" table:formula="of:=IF([.W125]=1;COM.MICROSOFT.CONCAT([.R125];&quot; x &quot;;[.S125];&quot; inches, &quot;;[.T125];&quot; x &quot;;[.U125];&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25]/[.$J125]; 0)" office:value-type="float" office:value="16" calcext:value-type="float">
            <text:p>16</text:p>
          </table:table-cell>
          <table:table-cell table:style-name="ce7" table:formula="of:=ROUND([.Y125]*2.54; 0)" office:value-type="float" office:value="41" calcext:value-type="float">
            <text:p>41</text:p>
          </table:table-cell>
          <table:table-cell table:style-name="ce7" table:formula="of:=ROUND([.Z125]*2.54;0)" office:value-type="float" office:value="41" calcext:value-type="float">
            <text:p>41</text:p>
          </table:table-cell>
          <table:table-cell table:style-name="ce7" table:formula="of:=IF([.$I125]&lt;[.$H125]; [.$I125]/[.Y125]; [.$H125]/[.Y125])" office:value-type="float" office:value="230.4375" calcext:value-type="float">
            <text:p>230</text:p>
          </table:table-cell>
          <table:table-cell table:style-name="ce7" table:formula="of:=IF([.AC125]&gt;120; 1; 0)" office:value-type="float" office:value="1" calcext:value-type="float">
            <text:p>1</text:p>
          </table:table-cell>
          <table:table-cell table:style-name="ce7" table:formula="of:=IF([.AD125]=1;COM.MICROSOFT.CONCAT([.Y125];&quot; x &quot;;[.Z125];&quot; inches, &quot;;[.AA125];&quot; x &quot;;[.AB125];&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25]/[.$J125]; 0)" office:value-type="float" office:value="20" calcext:value-type="float">
            <text:p>20</text:p>
          </table:table-cell>
          <table:table-cell table:style-name="ce7" table:formula="of:=ROUND([.AF125]*2.54; 0)" office:value-type="float" office:value="51" calcext:value-type="float">
            <text:p>51</text:p>
          </table:table-cell>
          <table:table-cell table:style-name="ce7" table:formula="of:=ROUND([.AG125]*2.54;0)" office:value-type="float" office:value="51" calcext:value-type="float">
            <text:p>51</text:p>
          </table:table-cell>
          <table:table-cell table:style-name="ce7" table:formula="of:=IF([.$I125]&lt;[.$H125]; [.$I125]/[.AF125]; [.$H125]/[.AF125])" office:value-type="float" office:value="184.35" calcext:value-type="float">
            <text:p>184</text:p>
          </table:table-cell>
          <table:table-cell table:style-name="ce7" table:formula="of:=IF([.AJ125]&gt;100; 1; 0)" office:value-type="float" office:value="1" calcext:value-type="float">
            <text:p>1</text:p>
          </table:table-cell>
          <table:table-cell table:style-name="ce7" table:formula="of:=IF([.AK125]=1;COM.MICROSOFT.CONCAT([.AF125];&quot; x &quot;;[.AG125];&quot; inches, &quot;;[.AH125];&quot; x &quot;;[.AI125];&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25]/[.$J125]; 0)" office:value-type="float" office:value="24" calcext:value-type="float">
            <text:p>24</text:p>
          </table:table-cell>
          <table:table-cell table:style-name="ce7" table:formula="of:=ROUND([.AM125]*2.54; 0)" office:value-type="float" office:value="61" calcext:value-type="float">
            <text:p>61</text:p>
          </table:table-cell>
          <table:table-cell table:style-name="ce7" table:formula="of:=ROUND([.AN125]*2.54;0)" office:value-type="float" office:value="61" calcext:value-type="float">
            <text:p>61</text:p>
          </table:table-cell>
          <table:table-cell table:style-name="ce7" table:formula="of:=IF([.$I125]&lt;[.$H125]; [.$I125]/[.AM125]; [.$H125]/[.AM125])" office:value-type="float" office:value="153.625" calcext:value-type="float">
            <text:p>154</text:p>
          </table:table-cell>
          <table:table-cell table:style-name="ce7" table:formula="of:=IF([.AQ125]&gt;90; 1; 0)" office:value-type="float" office:value="1" calcext:value-type="float">
            <text:p>1</text:p>
          </table:table-cell>
          <table:table-cell table:style-name="ce7" table:formula="of:=IF([.AR125]=1;COM.MICROSOFT.CONCAT([.AM125];&quot; x &quot;;[.AN125];&quot; inches, &quot;;[.AO125];&quot; x &quot;;[.AP125];&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25]/[.$J125]; 0)" office:value-type="float" office:value="8" calcext:value-type="float">
            <text:p>8</text:p>
          </table:table-cell>
          <table:table-cell table:style-name="ce7" table:formula="of:=ROUND([.AT125]*2.54; 0)" office:value-type="float" office:value="20" calcext:value-type="float">
            <text:p>20</text:p>
          </table:table-cell>
          <table:table-cell table:style-name="ce7" table:formula="of:=ROUND([.AU125]*2.54;0)" office:value-type="float" office:value="20" calcext:value-type="float">
            <text:p>20</text:p>
          </table:table-cell>
          <table:table-cell table:style-name="ce7" table:formula="of:=IF([.$I125]&lt;[.$H125]; [.$I125]/[.AT125]; [.$H125]/[.AT125])" office:value-type="float" office:value="460.875" calcext:value-type="float">
            <text:p>461</text:p>
          </table:table-cell>
          <table:table-cell table:style-name="ce7" table:formula="of:=IF([.AX125]&gt;280; 1; 0)" office:value-type="float" office:value="1" calcext:value-type="float">
            <text:p>1</text:p>
          </table:table-cell>
          <table:table-cell table:style-name="ce7" table:formula="of:=IF([.AY125]=1;COM.MICROSOFT.CONCAT([.AT125];&quot; x &quot;;[.AU125];&quot; inches, &quot;;[.AV125];&quot; x &quot;;[.AW125];&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25]/[.$J125]; 0)" office:value-type="float" office:value="12" calcext:value-type="float">
            <text:p>12</text:p>
          </table:table-cell>
          <table:table-cell table:style-name="ce7" table:formula="of:=ROUND([.BA125]*2.54; 0)" office:value-type="float" office:value="30" calcext:value-type="float">
            <text:p>30</text:p>
          </table:table-cell>
          <table:table-cell table:style-name="ce7" table:formula="of:=ROUND([.BB125]*2.54;0)" office:value-type="float" office:value="30" calcext:value-type="float">
            <text:p>30</text:p>
          </table:table-cell>
          <table:table-cell table:style-name="ce7" table:formula="of:=IF([.$I125]&lt;[.$H125]; [.$I125]/[.BA125]; [.$H125]/[.BA125])" office:value-type="float" office:value="307.25" calcext:value-type="float">
            <text:p>307</text:p>
          </table:table-cell>
          <table:table-cell table:style-name="ce7" table:formula="of:=IF([.BE125]&gt;180; 1; 0)" office:value-type="float" office:value="1" calcext:value-type="float">
            <text:p>1</text:p>
          </table:table-cell>
          <table:table-cell table:style-name="ce7" table:formula="of:=IF([.BF125]=1;COM.MICROSOFT.CONCAT([.BA125];&quot; x &quot;;[.BB125];&quot; inches, &quot;;[.BC125];&quot; x &quot;;[.BD125];&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25]/[.$J125]; 0)" office:value-type="float" office:value="16" calcext:value-type="float">
            <text:p>16</text:p>
          </table:table-cell>
          <table:table-cell table:style-name="ce7" table:formula="of:=ROUND([.BH125]*2.54; 0)" office:value-type="float" office:value="41" calcext:value-type="float">
            <text:p>41</text:p>
          </table:table-cell>
          <table:table-cell table:style-name="ce7" table:formula="of:=ROUND([.BI125]*2.54;0)" office:value-type="float" office:value="41" calcext:value-type="float">
            <text:p>41</text:p>
          </table:table-cell>
          <table:table-cell table:style-name="ce7" table:formula="of:=IF([.$I125]&lt;[.$H125]; [.$I125]/[.BH125]; [.$H125]/[.BH125])" office:value-type="float" office:value="230.4375" calcext:value-type="float">
            <text:p>230</text:p>
          </table:table-cell>
          <table:table-cell table:style-name="ce7" table:formula="of:=IF([.BL125]&gt;150; 1; 0)" office:value-type="float" office:value="1" calcext:value-type="float">
            <text:p>1</text:p>
          </table:table-cell>
          <table:table-cell table:style-name="ce7" table:formula="of:=IF([.BM125]=1;COM.MICROSOFT.CONCAT([.BH125];&quot; x &quot;;[.BI125];&quot; inches, &quot;;[.BJ125];&quot; x &quot;;[.BK125];&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BO125]/[.$J125]; 0)" office:value-type="float" office:value="20" calcext:value-type="float">
            <text:p>20</text:p>
          </table:table-cell>
          <table:table-cell table:style-name="ce7" table:formula="of:=ROUND([.BO125]*2.54; 0)" office:value-type="float" office:value="51" calcext:value-type="float">
            <text:p>51</text:p>
          </table:table-cell>
          <table:table-cell table:style-name="ce7" table:formula="of:=ROUND([.BP125]*2.54;0)" office:value-type="float" office:value="51" calcext:value-type="float">
            <text:p>51</text:p>
          </table:table-cell>
          <table:table-cell table:style-name="ce7" table:formula="of:=IF([.$I125]&lt;[.$H125]; [.$I125]/[.BO125]; [.$H125]/[.BO125])" office:value-type="float" office:value="184.35" calcext:value-type="float">
            <text:p>184</text:p>
          </table:table-cell>
          <table:table-cell table:style-name="ce7" table:formula="of:=IF([.BS125]&gt;125; 1; 0)" office:value-type="float" office:value="1" calcext:value-type="float">
            <text:p>1</text:p>
          </table:table-cell>
          <table:table-cell table:style-name="ce7" table:formula="of:=IF([.BT125]=1;COM.MICROSOFT.CONCAT([.BO125];&quot; x &quot;;[.BP125];&quot; inches, &quot;;[.BQ125];&quot; x &quot;;[.BR125];&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BV125]/[.$J125]; 0)" office:value-type="float" office:value="24" calcext:value-type="float">
            <text:p>24</text:p>
          </table:table-cell>
          <table:table-cell table:style-name="ce7" table:formula="of:=ROUND([.BV125]*2.54; 0)" office:value-type="float" office:value="61" calcext:value-type="float">
            <text:p>61</text:p>
          </table:table-cell>
          <table:table-cell table:style-name="ce7" table:formula="of:=ROUND([.BW125]*2.54;0)" office:value-type="float" office:value="61" calcext:value-type="float">
            <text:p>61</text:p>
          </table:table-cell>
          <table:table-cell table:style-name="ce7" table:formula="of:=IF([.$I125]&lt;[.$H125]; [.$I125]/[.BV125]; [.$H125]/[.BV125])" office:value-type="float" office:value="153.625" calcext:value-type="float">
            <text:p>154</text:p>
          </table:table-cell>
          <table:table-cell table:style-name="ce7" table:formula="of:=IF([.BZ125]&gt;110; 1; 0)" office:value-type="float" office:value="1" calcext:value-type="float">
            <text:p>1</text:p>
          </table:table-cell>
          <table:table-cell table:style-name="ce7" table:formula="of:=IF([.CA125]=1;COM.MICROSOFT.CONCAT([.BV125];&quot; x &quot;;[.BW125];&quot; inches, &quot;;[.BX125];&quot; x &quot;;[.BY125];&quot; cm&quot;); &quot;&quot;)" office:value-type="string" office:string-value="24 x 24 inches, 61 x 61 cm" calcext:value-type="string">
            <text:p>24 x 24 inches, 61 x 61 cm</text:p>
          </table:table-cell>
          <table:table-cell table:number-columns-repeated="2"/>
        </table:table-row>
        <table:table-row table:style-name="ro2">
          <table:table-cell office:value-type="float" office:value="125" calcext:value-type="float">
            <text:p>125</text:p>
          </table:table-cell>
          <table:table-cell table:formula="of:=COM.MICROSOFT.CONCAT(&quot;PrintGalleryImage-&quot;;[.A126];&quot;.jpg&quot;)" office:value-type="string" office:string-value="PrintGalleryImage-125.jpg" calcext:value-type="string">
            <text:p>PrintGalleryImage-125.jpg</text:p>
          </table:table-cell>
          <table:table-cell table:style-name="Default" office:value-type="string" calcext:value-type="string">
            <text:p>Flirting Swans</text:p>
          </table:table-cell>
          <table:table-cell table:style-name="Default" office:value-type="string" calcext:value-type="string">
            <text:p>This shot might be a bit of a cliché, but the glow of the morning sun coming through the fog on Chiemsee in Bavaria really adds a special atmosphere.</text:p>
          </table:table-cell>
          <table:table-cell table:style-name="Default" office:value-type="string" calcext:value-type="string">
            <text:p>Adrian, Adrian O Brien, Adrian O' Brien, Adrian O'Brien, Animals, Bird, Brien, Germany, O' Brien, O'Brien, OBrien, Wildlife chasing, chasing, chasing wildlife, chasingwildlife, nature, wildlifechasing</text:p>
          </table:table-cell>
          <table:table-cell table:style-name="ce12" office:value-type="string" calcext:value-type="string">
            <text:p>26/10/2019 08:07:38</text:p>
          </table:table-cell>
          <table:table-cell table:style-name="Default" office:value-type="string" calcext:value-type="string">
            <text:p>3095 x 2064</text:p>
          </table:table-cell>
          <table:table-cell table:formula="of:=LEFT([.G126];4)" office:value-type="string" office:string-value="3095" calcext:value-type="string">
            <text:p>3095</text:p>
          </table:table-cell>
          <table:table-cell table:formula="of:=RIGHT([.G126];4)" office:value-type="string" office:string-value="2064" calcext:value-type="string">
            <text:p>2064</text:p>
          </table:table-cell>
          <table:table-cell table:style-name="ce6" table:formula="of:=IF([.I126]/[.H126]&gt;1;[.H126]/[.I126];[.I126]/[.H126])" office:value-type="float" office:value="0.666882067851373" calcext:value-type="float">
            <text:p>0.667</text:p>
          </table:table-cell>
          <table:table-cell table:style-name="ce7" office:value-type="float" office:value="8" calcext:value-type="float">
            <text:p>8</text:p>
          </table:table-cell>
          <table:table-cell table:style-name="ce7" table:formula="of:=ROUND([.K126]/[.$J126]; 0)" office:value-type="float" office:value="12" calcext:value-type="float">
            <text:p>12</text:p>
          </table:table-cell>
          <table:table-cell table:style-name="ce7" table:formula="of:=ROUND([.K126]*2.54; 0)" office:value-type="float" office:value="20" calcext:value-type="float">
            <text:p>20</text:p>
          </table:table-cell>
          <table:table-cell table:style-name="ce7" table:formula="of:=ROUND([.L126]*2.54;0)" office:value-type="float" office:value="30" calcext:value-type="float">
            <text:p>30</text:p>
          </table:table-cell>
          <table:table-cell table:style-name="ce7" table:formula="of:=IF([.$I126]&lt;[.$H126]; [.$I126]/[.K126]; [.$H126]/[.K126])" office:value-type="float" office:value="258" calcext:value-type="float">
            <text:p>258</text:p>
          </table:table-cell>
          <table:table-cell table:style-name="ce7" table:formula="of:=IF([.O126]&gt;250; 1; 0)" office:value-type="float" office:value="1" calcext:value-type="float">
            <text:p>1</text:p>
          </table:table-cell>
          <table:table-cell table:style-name="ce7" table:formula="of:=IF([.P126]=1;COM.MICROSOFT.CONCAT([.K126];&quot; x &quot;;[.L126];&quot; inches, &quot;;[.M126];&quot; x &quot;;[.N12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26]/[.$J126]; 0)" office:value-type="float" office:value="18" calcext:value-type="float">
            <text:p>18</text:p>
          </table:table-cell>
          <table:table-cell table:style-name="ce7" table:formula="of:=ROUND([.R126]*2.54; 0)" office:value-type="float" office:value="30" calcext:value-type="float">
            <text:p>30</text:p>
          </table:table-cell>
          <table:table-cell table:style-name="ce7" table:formula="of:=ROUND([.S126]*2.54;0)" office:value-type="float" office:value="46" calcext:value-type="float">
            <text:p>46</text:p>
          </table:table-cell>
          <table:table-cell table:style-name="ce7" table:formula="of:=IF([.$I126]&lt;[.$H126]; [.$I126]/[.R126]; [.$H126]/[.R126])" office:value-type="float" office:value="172" calcext:value-type="float">
            <text:p>172</text:p>
          </table:table-cell>
          <table:table-cell table:style-name="ce7" table:formula="of:=IF([.V126]&gt;150; 1; 0)" office:value-type="float" office:value="1" calcext:value-type="float">
            <text:p>1</text:p>
          </table:table-cell>
          <table:table-cell table:style-name="ce7" table:formula="of:=IF([.W126]=1;COM.MICROSOFT.CONCAT([.R126];&quot; x &quot;;[.S126];&quot; inches, &quot;;[.T126];&quot; x &quot;;[.U12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26]/[.$J126]; 0)" office:value-type="float" office:value="24" calcext:value-type="float">
            <text:p>24</text:p>
          </table:table-cell>
          <table:table-cell table:style-name="ce7" table:formula="of:=ROUND([.Y126]*2.54; 0)" office:value-type="float" office:value="41" calcext:value-type="float">
            <text:p>41</text:p>
          </table:table-cell>
          <table:table-cell table:style-name="ce7" table:formula="of:=ROUND([.Z126]*2.54;0)" office:value-type="float" office:value="61" calcext:value-type="float">
            <text:p>61</text:p>
          </table:table-cell>
          <table:table-cell table:style-name="ce7" table:formula="of:=IF([.$I126]&lt;[.$H126]; [.$I126]/[.Y126]; [.$H126]/[.Y126])" office:value-type="float" office:value="129" calcext:value-type="float">
            <text:p>129</text:p>
          </table:table-cell>
          <table:table-cell table:style-name="ce7" table:formula="of:=IF([.AC126]&gt;120; 1; 0)" office:value-type="float" office:value="1" calcext:value-type="float">
            <text:p>1</text:p>
          </table:table-cell>
          <table:table-cell table:style-name="ce7" table:formula="of:=IF([.AD126]=1;COM.MICROSOFT.CONCAT([.Y126];&quot; x &quot;;[.Z126];&quot; inches, &quot;;[.AA126];&quot; x &quot;;[.AB12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26]/[.$J126]; 0)" office:value-type="float" office:value="30" calcext:value-type="float">
            <text:p>30</text:p>
          </table:table-cell>
          <table:table-cell table:style-name="ce7" table:formula="of:=ROUND([.AF126]*2.54; 0)" office:value-type="float" office:value="51" calcext:value-type="float">
            <text:p>51</text:p>
          </table:table-cell>
          <table:table-cell table:style-name="ce7" table:formula="of:=ROUND([.AG126]*2.54;0)" office:value-type="float" office:value="76" calcext:value-type="float">
            <text:p>76</text:p>
          </table:table-cell>
          <table:table-cell table:style-name="ce7" table:formula="of:=IF([.$I126]&lt;[.$H126]; [.$I126]/[.AF126]; [.$H126]/[.AF126])" office:value-type="float" office:value="103.2" calcext:value-type="float">
            <text:p>103</text:p>
          </table:table-cell>
          <table:table-cell table:style-name="ce7" table:formula="of:=IF([.AJ126]&gt;100; 1; 0)" office:value-type="float" office:value="1" calcext:value-type="float">
            <text:p>1</text:p>
          </table:table-cell>
          <table:table-cell table:style-name="ce7" table:formula="of:=IF([.AK126]=1;COM.MICROSOFT.CONCAT([.AF126];&quot; x &quot;;[.AG126];&quot; inches, &quot;;[.AH126];&quot; x &quot;;[.AI12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26]/[.$J126]; 0)" office:value-type="float" office:value="36" calcext:value-type="float">
            <text:p>36</text:p>
          </table:table-cell>
          <table:table-cell table:style-name="ce7" table:formula="of:=ROUND([.AM126]*2.54; 0)" office:value-type="float" office:value="61" calcext:value-type="float">
            <text:p>61</text:p>
          </table:table-cell>
          <table:table-cell table:style-name="ce7" table:formula="of:=ROUND([.AN126]*2.54;0)" office:value-type="float" office:value="91" calcext:value-type="float">
            <text:p>91</text:p>
          </table:table-cell>
          <table:table-cell table:style-name="ce7" table:formula="of:=IF([.$I126]&lt;[.$H126]; [.$I126]/[.AM126]; [.$H126]/[.AM126])" office:value-type="float" office:value="86" calcext:value-type="float">
            <text:p>86</text:p>
          </table:table-cell>
          <table:table-cell table:style-name="ce7" table:formula="of:=IF([.AQ126]&gt;90; 1; 0)" office:value-type="float" office:value="0" calcext:value-type="float">
            <text:p>0</text:p>
          </table:table-cell>
          <table:table-cell table:style-name="ce7" table:formula="of:=IF([.AR126]=1;COM.MICROSOFT.CONCAT([.AM126];&quot; x &quot;;[.AN126];&quot; inches, &quot;;[.AO126];&quot; x &quot;;[.AP126];&quot; cm&quot;); &quot;&quot;)">
            <text:p/>
          </table:table-cell>
          <table:table-cell table:style-name="ce7" office:value-type="float" office:value="8" calcext:value-type="float">
            <text:p>8</text:p>
          </table:table-cell>
          <table:table-cell table:style-name="ce7" table:formula="of:=ROUND([.AT126]/[.$J126]; 0)" office:value-type="float" office:value="12" calcext:value-type="float">
            <text:p>12</text:p>
          </table:table-cell>
          <table:table-cell table:style-name="ce7" table:formula="of:=ROUND([.AT126]*2.54; 0)" office:value-type="float" office:value="20" calcext:value-type="float">
            <text:p>20</text:p>
          </table:table-cell>
          <table:table-cell table:style-name="ce7" table:formula="of:=ROUND([.AU126]*2.54;0)" office:value-type="float" office:value="30" calcext:value-type="float">
            <text:p>30</text:p>
          </table:table-cell>
          <table:table-cell table:style-name="ce7" table:formula="of:=IF([.$I126]&lt;[.$H126]; [.$I126]/[.AT126]; [.$H126]/[.AT126])" office:value-type="float" office:value="258" calcext:value-type="float">
            <text:p>258</text:p>
          </table:table-cell>
          <table:table-cell table:style-name="ce7" table:formula="of:=IF([.AX126]&gt;280; 1; 0)" office:value-type="float" office:value="0" calcext:value-type="float">
            <text:p>0</text:p>
          </table:table-cell>
          <table:table-cell table:style-name="ce7" table:formula="of:=IF([.AY126]=1;COM.MICROSOFT.CONCAT([.AT126];&quot; x &quot;;[.AU126];&quot; inches, &quot;;[.AV126];&quot; x &quot;;[.AW126];&quot; cm&quot;); &quot;&quot;)">
            <text:p/>
          </table:table-cell>
          <table:table-cell table:style-name="ce7" office:value-type="float" office:value="12" calcext:value-type="float">
            <text:p>12</text:p>
          </table:table-cell>
          <table:table-cell table:style-name="ce7" table:formula="of:=ROUND([.BA126]/[.$J126]; 0)" office:value-type="float" office:value="18" calcext:value-type="float">
            <text:p>18</text:p>
          </table:table-cell>
          <table:table-cell table:style-name="ce7" table:formula="of:=ROUND([.BA126]*2.54; 0)" office:value-type="float" office:value="30" calcext:value-type="float">
            <text:p>30</text:p>
          </table:table-cell>
          <table:table-cell table:style-name="ce7" table:formula="of:=ROUND([.BB126]*2.54;0)" office:value-type="float" office:value="46" calcext:value-type="float">
            <text:p>46</text:p>
          </table:table-cell>
          <table:table-cell table:style-name="ce7" table:formula="of:=IF([.$I126]&lt;[.$H126]; [.$I126]/[.BA126]; [.$H126]/[.BA126])" office:value-type="float" office:value="172" calcext:value-type="float">
            <text:p>172</text:p>
          </table:table-cell>
          <table:table-cell table:style-name="ce7" table:formula="of:=IF([.BE126]&gt;180; 1; 0)" office:value-type="float" office:value="0" calcext:value-type="float">
            <text:p>0</text:p>
          </table:table-cell>
          <table:table-cell table:style-name="ce7" table:formula="of:=IF([.BF126]=1;COM.MICROSOFT.CONCAT([.BA126];&quot; x &quot;;[.BB126];&quot; inches, &quot;;[.BC126];&quot; x &quot;;[.BD126];&quot; cm&quot;); &quot;&quot;)">
            <text:p/>
          </table:table-cell>
          <table:table-cell table:style-name="ce7" office:value-type="float" office:value="16" calcext:value-type="float">
            <text:p>16</text:p>
          </table:table-cell>
          <table:table-cell table:style-name="ce7" table:formula="of:=ROUND([.BH126]/[.$J126]; 0)" office:value-type="float" office:value="24" calcext:value-type="float">
            <text:p>24</text:p>
          </table:table-cell>
          <table:table-cell table:style-name="ce7" table:formula="of:=ROUND([.BH126]*2.54; 0)" office:value-type="float" office:value="41" calcext:value-type="float">
            <text:p>41</text:p>
          </table:table-cell>
          <table:table-cell table:style-name="ce7" table:formula="of:=ROUND([.BI126]*2.54;0)" office:value-type="float" office:value="61" calcext:value-type="float">
            <text:p>61</text:p>
          </table:table-cell>
          <table:table-cell table:style-name="ce7" table:formula="of:=IF([.$I126]&lt;[.$H126]; [.$I126]/[.BH126]; [.$H126]/[.BH126])" office:value-type="float" office:value="129" calcext:value-type="float">
            <text:p>129</text:p>
          </table:table-cell>
          <table:table-cell table:style-name="ce7" table:formula="of:=IF([.BL126]&gt;150; 1; 0)" office:value-type="float" office:value="0" calcext:value-type="float">
            <text:p>0</text:p>
          </table:table-cell>
          <table:table-cell table:style-name="ce7" table:formula="of:=IF([.BM126]=1;COM.MICROSOFT.CONCAT([.BH126];&quot; x &quot;;[.BI126];&quot; inches, &quot;;[.BJ126];&quot; x &quot;;[.BK126];&quot; cm&quot;); &quot;&quot;)">
            <text:p/>
          </table:table-cell>
          <table:table-cell table:style-name="ce7" office:value-type="float" office:value="20" calcext:value-type="float">
            <text:p>20</text:p>
          </table:table-cell>
          <table:table-cell table:style-name="ce7" table:formula="of:=ROUND([.BO126]/[.$J126]; 0)" office:value-type="float" office:value="30" calcext:value-type="float">
            <text:p>30</text:p>
          </table:table-cell>
          <table:table-cell table:style-name="ce7" table:formula="of:=ROUND([.BO126]*2.54; 0)" office:value-type="float" office:value="51" calcext:value-type="float">
            <text:p>51</text:p>
          </table:table-cell>
          <table:table-cell table:style-name="ce7" table:formula="of:=ROUND([.BP126]*2.54;0)" office:value-type="float" office:value="76" calcext:value-type="float">
            <text:p>76</text:p>
          </table:table-cell>
          <table:table-cell table:style-name="ce7" table:formula="of:=IF([.$I126]&lt;[.$H126]; [.$I126]/[.BO126]; [.$H126]/[.BO126])" office:value-type="float" office:value="103.2" calcext:value-type="float">
            <text:p>103</text:p>
          </table:table-cell>
          <table:table-cell table:style-name="ce7" table:formula="of:=IF([.BS126]&gt;125; 1; 0)" office:value-type="float" office:value="0" calcext:value-type="float">
            <text:p>0</text:p>
          </table:table-cell>
          <table:table-cell table:style-name="ce7" table:formula="of:=IF([.BT126]=1;COM.MICROSOFT.CONCAT([.BO126];&quot; x &quot;;[.BP126];&quot; inches, &quot;;[.BQ126];&quot; x &quot;;[.BR126];&quot; cm&quot;); &quot;&quot;)">
            <text:p/>
          </table:table-cell>
          <table:table-cell table:style-name="ce7" office:value-type="float" office:value="24" calcext:value-type="float">
            <text:p>24</text:p>
          </table:table-cell>
          <table:table-cell table:style-name="ce7" table:formula="of:=ROUND([.BV126]/[.$J126]; 0)" office:value-type="float" office:value="36" calcext:value-type="float">
            <text:p>36</text:p>
          </table:table-cell>
          <table:table-cell table:style-name="ce7" table:formula="of:=ROUND([.BV126]*2.54; 0)" office:value-type="float" office:value="61" calcext:value-type="float">
            <text:p>61</text:p>
          </table:table-cell>
          <table:table-cell table:style-name="ce7" table:formula="of:=ROUND([.BW126]*2.54;0)" office:value-type="float" office:value="91" calcext:value-type="float">
            <text:p>91</text:p>
          </table:table-cell>
          <table:table-cell table:style-name="ce7" table:formula="of:=IF([.$I126]&lt;[.$H126]; [.$I126]/[.BV126]; [.$H126]/[.BV126])" office:value-type="float" office:value="86" calcext:value-type="float">
            <text:p>86</text:p>
          </table:table-cell>
          <table:table-cell table:style-name="ce7" table:formula="of:=IF([.BZ126]&gt;110; 1; 0)" office:value-type="float" office:value="0" calcext:value-type="float">
            <text:p>0</text:p>
          </table:table-cell>
          <table:table-cell table:style-name="ce7" table:formula="of:=IF([.CA126]=1;COM.MICROSOFT.CONCAT([.BV126];&quot; x &quot;;[.BW126];&quot; inches, &quot;;[.BX126];&quot; x &quot;;[.BY126];&quot; cm&quot;); &quot;&quot;)">
            <text:p/>
          </table:table-cell>
          <table:table-cell table:number-columns-repeated="2"/>
        </table:table-row>
        <table:table-row table:style-name="ro3">
          <table:table-cell office:value-type="float" office:value="126" calcext:value-type="float">
            <text:p>126</text:p>
          </table:table-cell>
          <table:table-cell table:formula="of:=COM.MICROSOFT.CONCAT(&quot;PrintGalleryImage-&quot;;[.A127];&quot;.jpg&quot;)" office:value-type="string" office:string-value="PrintGalleryImage-126.jpg" calcext:value-type="string">
            <text:p>PrintGalleryImage-126.jpg</text:p>
          </table:table-cell>
          <table:table-cell table:style-name="Default" office:value-type="string" calcext:value-type="string">
            <text:p>Close up with a Fly</text:p>
          </table:table-cell>
          <table:table-cell table:style-name="Default" office:value-type="string" calcext:value-type="string">
            <text:p>I find the eyes of flies so fascinating. There is something about them that makes them so compelling in an image even though they are so different from our own. The eye of any animal is important in a wildlife photo but for some reason I find myself equally drawn to fly eyes as much as those of mammals or birds.</text:p>
          </table:table-cell>
          <table:table-cell table:style-name="Default" office:value-type="string" calcext:value-type="string">
            <text:p>Adrian, Adrian O Brien, Adrian O' Brien, Adrian O'Brien, Animals, Brien, Costa Rica, Insect, O' Brien, O'Brien, OBrien, Wildlife chasing, chasing, chasing wildlife, chasingwildlife, nature, wildlifechasing</text:p>
          </table:table-cell>
          <table:table-cell table:style-name="ce12" office:value-type="string" calcext:value-type="string">
            <text:p>21/11/2019 21:02:32</text:p>
          </table:table-cell>
          <table:table-cell table:style-name="Default" office:value-type="string" calcext:value-type="string">
            <text:p>2236 x 1789</text:p>
          </table:table-cell>
          <table:table-cell table:formula="of:=LEFT([.G127];4)" office:value-type="string" office:string-value="2236" calcext:value-type="string">
            <text:p>2236</text:p>
          </table:table-cell>
          <table:table-cell table:formula="of:=RIGHT([.G127];4)" office:value-type="string" office:string-value="1789" calcext:value-type="string">
            <text:p>1789</text:p>
          </table:table-cell>
          <table:table-cell table:style-name="ce6" table:formula="of:=IF([.I127]/[.H127]&gt;1;[.H127]/[.I127];[.I127]/[.H127])" office:value-type="float" office:value="0.800089445438283" calcext:value-type="float">
            <text:p>0.800</text:p>
          </table:table-cell>
          <table:table-cell table:style-name="ce7" office:value-type="float" office:value="8" calcext:value-type="float">
            <text:p>8</text:p>
          </table:table-cell>
          <table:table-cell table:style-name="ce7" table:formula="of:=ROUND([.K127]/[.$J127]; 0)" office:value-type="float" office:value="10" calcext:value-type="float">
            <text:p>10</text:p>
          </table:table-cell>
          <table:table-cell table:style-name="ce7" table:formula="of:=ROUND([.K127]*2.54; 0)" office:value-type="float" office:value="20" calcext:value-type="float">
            <text:p>20</text:p>
          </table:table-cell>
          <table:table-cell table:style-name="ce7" table:formula="of:=ROUND([.L127]*2.54;0)" office:value-type="float" office:value="25" calcext:value-type="float">
            <text:p>25</text:p>
          </table:table-cell>
          <table:table-cell table:style-name="ce7" table:formula="of:=IF([.$I127]&lt;[.$H127]; [.$I127]/[.K127]; [.$H127]/[.K127])" office:value-type="float" office:value="223.625" calcext:value-type="float">
            <text:p>224</text:p>
          </table:table-cell>
          <table:table-cell table:style-name="ce7" table:formula="of:=IF([.O127]&gt;250; 1; 0)" office:value-type="float" office:value="0" calcext:value-type="float">
            <text:p>0</text:p>
          </table:table-cell>
          <table:table-cell table:style-name="ce7" table:formula="of:=IF([.P127]=1;COM.MICROSOFT.CONCAT([.K127];&quot; x &quot;;[.L127];&quot; inches, &quot;;[.M127];&quot; x &quot;;[.N127];&quot; cm&quot;); &quot;&quot;)">
            <text:p/>
          </table:table-cell>
          <table:table-cell table:style-name="ce7" office:value-type="float" office:value="12" calcext:value-type="float">
            <text:p>12</text:p>
          </table:table-cell>
          <table:table-cell table:style-name="ce7" table:formula="of:=ROUND([.R127]/[.$J127]; 0)" office:value-type="float" office:value="15" calcext:value-type="float">
            <text:p>15</text:p>
          </table:table-cell>
          <table:table-cell table:style-name="ce7" table:formula="of:=ROUND([.R127]*2.54; 0)" office:value-type="float" office:value="30" calcext:value-type="float">
            <text:p>30</text:p>
          </table:table-cell>
          <table:table-cell table:style-name="ce7" table:formula="of:=ROUND([.S127]*2.54;0)" office:value-type="float" office:value="38" calcext:value-type="float">
            <text:p>38</text:p>
          </table:table-cell>
          <table:table-cell table:style-name="ce7" table:formula="of:=IF([.$I127]&lt;[.$H127]; [.$I127]/[.R127]; [.$H127]/[.R127])" office:value-type="float" office:value="149.083333333333" calcext:value-type="float">
            <text:p>149</text:p>
          </table:table-cell>
          <table:table-cell table:style-name="ce7" table:formula="of:=IF([.V127]&gt;150; 1; 0)" office:value-type="float" office:value="0" calcext:value-type="float">
            <text:p>0</text:p>
          </table:table-cell>
          <table:table-cell table:style-name="ce7" table:formula="of:=IF([.W127]=1;COM.MICROSOFT.CONCAT([.R127];&quot; x &quot;;[.S127];&quot; inches, &quot;;[.T127];&quot; x &quot;;[.U127];&quot; cm&quot;); &quot;&quot;)">
            <text:p/>
          </table:table-cell>
          <table:table-cell table:style-name="ce7" office:value-type="float" office:value="16" calcext:value-type="float">
            <text:p>16</text:p>
          </table:table-cell>
          <table:table-cell table:style-name="ce7" table:formula="of:=ROUND([.Y127]/[.$J127]; 0)" office:value-type="float" office:value="20" calcext:value-type="float">
            <text:p>20</text:p>
          </table:table-cell>
          <table:table-cell table:style-name="ce7" table:formula="of:=ROUND([.Y127]*2.54; 0)" office:value-type="float" office:value="41" calcext:value-type="float">
            <text:p>41</text:p>
          </table:table-cell>
          <table:table-cell table:style-name="ce7" table:formula="of:=ROUND([.Z127]*2.54;0)" office:value-type="float" office:value="51" calcext:value-type="float">
            <text:p>51</text:p>
          </table:table-cell>
          <table:table-cell table:style-name="ce7" table:formula="of:=IF([.$I127]&lt;[.$H127]; [.$I127]/[.Y127]; [.$H127]/[.Y127])" office:value-type="float" office:value="111.8125" calcext:value-type="float">
            <text:p>112</text:p>
          </table:table-cell>
          <table:table-cell table:style-name="ce7" table:formula="of:=IF([.AC127]&gt;120; 1; 0)" office:value-type="float" office:value="0" calcext:value-type="float">
            <text:p>0</text:p>
          </table:table-cell>
          <table:table-cell table:style-name="ce7" table:formula="of:=IF([.AD127]=1;COM.MICROSOFT.CONCAT([.Y127];&quot; x &quot;;[.Z127];&quot; inches, &quot;;[.AA127];&quot; x &quot;;[.AB127];&quot; cm&quot;); &quot;&quot;)">
            <text:p/>
          </table:table-cell>
          <table:table-cell table:style-name="ce7" office:value-type="float" office:value="20" calcext:value-type="float">
            <text:p>20</text:p>
          </table:table-cell>
          <table:table-cell table:style-name="ce7" table:formula="of:=ROUND([.AF127]/[.$J127]; 0)" office:value-type="float" office:value="25" calcext:value-type="float">
            <text:p>25</text:p>
          </table:table-cell>
          <table:table-cell table:style-name="ce7" table:formula="of:=ROUND([.AF127]*2.54; 0)" office:value-type="float" office:value="51" calcext:value-type="float">
            <text:p>51</text:p>
          </table:table-cell>
          <table:table-cell table:style-name="ce7" table:formula="of:=ROUND([.AG127]*2.54;0)" office:value-type="float" office:value="64" calcext:value-type="float">
            <text:p>64</text:p>
          </table:table-cell>
          <table:table-cell table:style-name="ce7" table:formula="of:=IF([.$I127]&lt;[.$H127]; [.$I127]/[.AF127]; [.$H127]/[.AF127])" office:value-type="float" office:value="89.45" calcext:value-type="float">
            <text:p>89</text:p>
          </table:table-cell>
          <table:table-cell table:style-name="ce7" table:formula="of:=IF([.AJ127]&gt;100; 1; 0)" office:value-type="float" office:value="0" calcext:value-type="float">
            <text:p>0</text:p>
          </table:table-cell>
          <table:table-cell table:style-name="ce7" table:formula="of:=IF([.AK127]=1;COM.MICROSOFT.CONCAT([.AF127];&quot; x &quot;;[.AG127];&quot; inches, &quot;;[.AH127];&quot; x &quot;;[.AI127];&quot; cm&quot;); &quot;&quot;)">
            <text:p/>
          </table:table-cell>
          <table:table-cell table:style-name="ce7" office:value-type="float" office:value="24" calcext:value-type="float">
            <text:p>24</text:p>
          </table:table-cell>
          <table:table-cell table:style-name="ce7" table:formula="of:=ROUND([.AM127]/[.$J127]; 0)" office:value-type="float" office:value="30" calcext:value-type="float">
            <text:p>30</text:p>
          </table:table-cell>
          <table:table-cell table:style-name="ce7" table:formula="of:=ROUND([.AM127]*2.54; 0)" office:value-type="float" office:value="61" calcext:value-type="float">
            <text:p>61</text:p>
          </table:table-cell>
          <table:table-cell table:style-name="ce7" table:formula="of:=ROUND([.AN127]*2.54;0)" office:value-type="float" office:value="76" calcext:value-type="float">
            <text:p>76</text:p>
          </table:table-cell>
          <table:table-cell table:style-name="ce7" table:formula="of:=IF([.$I127]&lt;[.$H127]; [.$I127]/[.AM127]; [.$H127]/[.AM127])" office:value-type="float" office:value="74.5416666666667" calcext:value-type="float">
            <text:p>75</text:p>
          </table:table-cell>
          <table:table-cell table:style-name="ce7" table:formula="of:=IF([.AQ127]&gt;90; 1; 0)" office:value-type="float" office:value="0" calcext:value-type="float">
            <text:p>0</text:p>
          </table:table-cell>
          <table:table-cell table:style-name="ce7" table:formula="of:=IF([.AR127]=1;COM.MICROSOFT.CONCAT([.AM127];&quot; x &quot;;[.AN127];&quot; inches, &quot;;[.AO127];&quot; x &quot;;[.AP127];&quot; cm&quot;); &quot;&quot;)">
            <text:p/>
          </table:table-cell>
          <table:table-cell table:style-name="ce7" office:value-type="float" office:value="8" calcext:value-type="float">
            <text:p>8</text:p>
          </table:table-cell>
          <table:table-cell table:style-name="ce7" table:formula="of:=ROUND([.AT127]/[.$J127]; 0)" office:value-type="float" office:value="10" calcext:value-type="float">
            <text:p>10</text:p>
          </table:table-cell>
          <table:table-cell table:style-name="ce7" table:formula="of:=ROUND([.AT127]*2.54; 0)" office:value-type="float" office:value="20" calcext:value-type="float">
            <text:p>20</text:p>
          </table:table-cell>
          <table:table-cell table:style-name="ce7" table:formula="of:=ROUND([.AU127]*2.54;0)" office:value-type="float" office:value="25" calcext:value-type="float">
            <text:p>25</text:p>
          </table:table-cell>
          <table:table-cell table:style-name="ce7" table:formula="of:=IF([.$I127]&lt;[.$H127]; [.$I127]/[.AT127]; [.$H127]/[.AT127])" office:value-type="float" office:value="223.625" calcext:value-type="float">
            <text:p>224</text:p>
          </table:table-cell>
          <table:table-cell table:style-name="ce7" table:formula="of:=IF([.AX127]&gt;280; 1; 0)" office:value-type="float" office:value="0" calcext:value-type="float">
            <text:p>0</text:p>
          </table:table-cell>
          <table:table-cell table:style-name="ce7" table:formula="of:=IF([.AY127]=1;COM.MICROSOFT.CONCAT([.AT127];&quot; x &quot;;[.AU127];&quot; inches, &quot;;[.AV127];&quot; x &quot;;[.AW127];&quot; cm&quot;); &quot;&quot;)">
            <text:p/>
          </table:table-cell>
          <table:table-cell table:style-name="ce7" office:value-type="float" office:value="12" calcext:value-type="float">
            <text:p>12</text:p>
          </table:table-cell>
          <table:table-cell table:style-name="ce7" table:formula="of:=ROUND([.BA127]/[.$J127]; 0)" office:value-type="float" office:value="15" calcext:value-type="float">
            <text:p>15</text:p>
          </table:table-cell>
          <table:table-cell table:style-name="ce7" table:formula="of:=ROUND([.BA127]*2.54; 0)" office:value-type="float" office:value="30" calcext:value-type="float">
            <text:p>30</text:p>
          </table:table-cell>
          <table:table-cell table:style-name="ce7" table:formula="of:=ROUND([.BB127]*2.54;0)" office:value-type="float" office:value="38" calcext:value-type="float">
            <text:p>38</text:p>
          </table:table-cell>
          <table:table-cell table:style-name="ce7" table:formula="of:=IF([.$I127]&lt;[.$H127]; [.$I127]/[.BA127]; [.$H127]/[.BA127])" office:value-type="float" office:value="149.083333333333" calcext:value-type="float">
            <text:p>149</text:p>
          </table:table-cell>
          <table:table-cell table:style-name="ce7" table:formula="of:=IF([.BE127]&gt;180; 1; 0)" office:value-type="float" office:value="0" calcext:value-type="float">
            <text:p>0</text:p>
          </table:table-cell>
          <table:table-cell table:style-name="ce7" table:formula="of:=IF([.BF127]=1;COM.MICROSOFT.CONCAT([.BA127];&quot; x &quot;;[.BB127];&quot; inches, &quot;;[.BC127];&quot; x &quot;;[.BD127];&quot; cm&quot;); &quot;&quot;)">
            <text:p/>
          </table:table-cell>
          <table:table-cell table:style-name="ce7" office:value-type="float" office:value="16" calcext:value-type="float">
            <text:p>16</text:p>
          </table:table-cell>
          <table:table-cell table:style-name="ce7" table:formula="of:=ROUND([.BH127]/[.$J127]; 0)" office:value-type="float" office:value="20" calcext:value-type="float">
            <text:p>20</text:p>
          </table:table-cell>
          <table:table-cell table:style-name="ce7" table:formula="of:=ROUND([.BH127]*2.54; 0)" office:value-type="float" office:value="41" calcext:value-type="float">
            <text:p>41</text:p>
          </table:table-cell>
          <table:table-cell table:style-name="ce7" table:formula="of:=ROUND([.BI127]*2.54;0)" office:value-type="float" office:value="51" calcext:value-type="float">
            <text:p>51</text:p>
          </table:table-cell>
          <table:table-cell table:style-name="ce7" table:formula="of:=IF([.$I127]&lt;[.$H127]; [.$I127]/[.BH127]; [.$H127]/[.BH127])" office:value-type="float" office:value="111.8125" calcext:value-type="float">
            <text:p>112</text:p>
          </table:table-cell>
          <table:table-cell table:style-name="ce7" table:formula="of:=IF([.BL127]&gt;150; 1; 0)" office:value-type="float" office:value="0" calcext:value-type="float">
            <text:p>0</text:p>
          </table:table-cell>
          <table:table-cell table:style-name="ce7" table:formula="of:=IF([.BM127]=1;COM.MICROSOFT.CONCAT([.BH127];&quot; x &quot;;[.BI127];&quot; inches, &quot;;[.BJ127];&quot; x &quot;;[.BK127];&quot; cm&quot;); &quot;&quot;)">
            <text:p/>
          </table:table-cell>
          <table:table-cell table:style-name="ce7" office:value-type="float" office:value="20" calcext:value-type="float">
            <text:p>20</text:p>
          </table:table-cell>
          <table:table-cell table:style-name="ce7" table:formula="of:=ROUND([.BO127]/[.$J127]; 0)" office:value-type="float" office:value="25" calcext:value-type="float">
            <text:p>25</text:p>
          </table:table-cell>
          <table:table-cell table:style-name="ce7" table:formula="of:=ROUND([.BO127]*2.54; 0)" office:value-type="float" office:value="51" calcext:value-type="float">
            <text:p>51</text:p>
          </table:table-cell>
          <table:table-cell table:style-name="ce7" table:formula="of:=ROUND([.BP127]*2.54;0)" office:value-type="float" office:value="64" calcext:value-type="float">
            <text:p>64</text:p>
          </table:table-cell>
          <table:table-cell table:style-name="ce7" table:formula="of:=IF([.$I127]&lt;[.$H127]; [.$I127]/[.BO127]; [.$H127]/[.BO127])" office:value-type="float" office:value="89.45" calcext:value-type="float">
            <text:p>89</text:p>
          </table:table-cell>
          <table:table-cell table:style-name="ce7" table:formula="of:=IF([.BS127]&gt;125; 1; 0)" office:value-type="float" office:value="0" calcext:value-type="float">
            <text:p>0</text:p>
          </table:table-cell>
          <table:table-cell table:style-name="ce7" table:formula="of:=IF([.BT127]=1;COM.MICROSOFT.CONCAT([.BO127];&quot; x &quot;;[.BP127];&quot; inches, &quot;;[.BQ127];&quot; x &quot;;[.BR127];&quot; cm&quot;); &quot;&quot;)">
            <text:p/>
          </table:table-cell>
          <table:table-cell table:style-name="ce7" office:value-type="float" office:value="24" calcext:value-type="float">
            <text:p>24</text:p>
          </table:table-cell>
          <table:table-cell table:style-name="ce7" table:formula="of:=ROUND([.BV127]/[.$J127]; 0)" office:value-type="float" office:value="30" calcext:value-type="float">
            <text:p>30</text:p>
          </table:table-cell>
          <table:table-cell table:style-name="ce7" table:formula="of:=ROUND([.BV127]*2.54; 0)" office:value-type="float" office:value="61" calcext:value-type="float">
            <text:p>61</text:p>
          </table:table-cell>
          <table:table-cell table:style-name="ce7" table:formula="of:=ROUND([.BW127]*2.54;0)" office:value-type="float" office:value="76" calcext:value-type="float">
            <text:p>76</text:p>
          </table:table-cell>
          <table:table-cell table:style-name="ce7" table:formula="of:=IF([.$I127]&lt;[.$H127]; [.$I127]/[.BV127]; [.$H127]/[.BV127])" office:value-type="float" office:value="74.5416666666667" calcext:value-type="float">
            <text:p>75</text:p>
          </table:table-cell>
          <table:table-cell table:style-name="ce7" table:formula="of:=IF([.BZ127]&gt;110; 1; 0)" office:value-type="float" office:value="0" calcext:value-type="float">
            <text:p>0</text:p>
          </table:table-cell>
          <table:table-cell table:style-name="ce7" table:formula="of:=IF([.CA127]=1;COM.MICROSOFT.CONCAT([.BV127];&quot; x &quot;;[.BW127];&quot; inches, &quot;;[.BX127];&quot; x &quot;;[.BY127];&quot; cm&quot;); &quot;&quot;)">
            <text:p/>
          </table:table-cell>
          <table:table-cell table:number-columns-repeated="2"/>
        </table:table-row>
        <table:table-row table:style-name="ro2">
          <table:table-cell office:value-type="float" office:value="127" calcext:value-type="float">
            <text:p>127</text:p>
          </table:table-cell>
          <table:table-cell table:formula="of:=COM.MICROSOFT.CONCAT(&quot;PrintGalleryImage-&quot;;[.A128];&quot;.jpg&quot;)" office:value-type="string" office:string-value="PrintGalleryImage-127.jpg" calcext:value-type="string">
            <text:p>PrintGalleryImage-127.jpg</text:p>
          </table:table-cell>
          <table:table-cell table:style-name="Default" office:value-type="string" calcext:value-type="string">
            <text:p>Cricket on Leaves</text:p>
          </table:table-cell>
          <table:table-cell table:style-name="Default" office:value-type="string" calcext:value-type="string">
            <text:p>Night time jungle walks are the best when it comes to seeing species. However they aren't as good for photographs. Sometimes though a cricket will stay still long enough.</text:p>
          </table:table-cell>
          <table:table-cell table:style-name="Default" office:value-type="string" calcext:value-type="string">
            <text:p>Adrian, Adrian O Brien, Adrian O' Brien, Adrian O'Brien, Animals, Brien, Costa Rica, Insect, O' Brien, O'Brien, OBrien, Wildlife chasing, chasing, chasing wildlife, chasingwildlife, nature, wildlifechasing</text:p>
          </table:table-cell>
          <table:table-cell table:style-name="ce12" office:value-type="string" calcext:value-type="string">
            <text:p>22/11/2019 02:59:57</text:p>
          </table:table-cell>
          <table:table-cell table:style-name="Default" office:value-type="string" calcext:value-type="string">
            <text:p>2511 x 3138</text:p>
          </table:table-cell>
          <table:table-cell table:formula="of:=LEFT([.G128];4)" office:value-type="string" office:string-value="2511" calcext:value-type="string">
            <text:p>2511</text:p>
          </table:table-cell>
          <table:table-cell table:formula="of:=RIGHT([.G128];4)" office:value-type="string" office:string-value="3138" calcext:value-type="string">
            <text:p>3138</text:p>
          </table:table-cell>
          <table:table-cell table:style-name="ce6" table:formula="of:=IF([.I128]/[.H128]&gt;1;[.H128]/[.I128];[.I128]/[.H128])" office:value-type="float" office:value="0.80019120458891" calcext:value-type="float">
            <text:p>0.800</text:p>
          </table:table-cell>
          <table:table-cell table:style-name="ce7" office:value-type="float" office:value="8" calcext:value-type="float">
            <text:p>8</text:p>
          </table:table-cell>
          <table:table-cell table:style-name="ce7" table:formula="of:=ROUND([.K128]/[.$J128]; 0)" office:value-type="float" office:value="10" calcext:value-type="float">
            <text:p>10</text:p>
          </table:table-cell>
          <table:table-cell table:style-name="ce7" table:formula="of:=ROUND([.K128]*2.54; 0)" office:value-type="float" office:value="20" calcext:value-type="float">
            <text:p>20</text:p>
          </table:table-cell>
          <table:table-cell table:style-name="ce7" table:formula="of:=ROUND([.L128]*2.54;0)" office:value-type="float" office:value="25" calcext:value-type="float">
            <text:p>25</text:p>
          </table:table-cell>
          <table:table-cell table:style-name="ce7" table:formula="of:=IF([.$I128]&lt;[.$H128]; [.$I128]/[.K128]; [.$H128]/[.K128])" office:value-type="float" office:value="313.875" calcext:value-type="float">
            <text:p>314</text:p>
          </table:table-cell>
          <table:table-cell table:style-name="ce7" table:formula="of:=IF([.O128]&gt;250; 1; 0)" office:value-type="float" office:value="1" calcext:value-type="float">
            <text:p>1</text:p>
          </table:table-cell>
          <table:table-cell table:style-name="ce7" table:formula="of:=IF([.P128]=1;COM.MICROSOFT.CONCAT([.K128];&quot; x &quot;;[.L128];&quot; inches, &quot;;[.M128];&quot; x &quot;;[.N128];&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128]/[.$J128]; 0)" office:value-type="float" office:value="15" calcext:value-type="float">
            <text:p>15</text:p>
          </table:table-cell>
          <table:table-cell table:style-name="ce7" table:formula="of:=ROUND([.R128]*2.54; 0)" office:value-type="float" office:value="30" calcext:value-type="float">
            <text:p>30</text:p>
          </table:table-cell>
          <table:table-cell table:style-name="ce7" table:formula="of:=ROUND([.S128]*2.54;0)" office:value-type="float" office:value="38" calcext:value-type="float">
            <text:p>38</text:p>
          </table:table-cell>
          <table:table-cell table:style-name="ce7" table:formula="of:=IF([.$I128]&lt;[.$H128]; [.$I128]/[.R128]; [.$H128]/[.R128])" office:value-type="float" office:value="209.25" calcext:value-type="float">
            <text:p>209</text:p>
          </table:table-cell>
          <table:table-cell table:style-name="ce7" table:formula="of:=IF([.V128]&gt;150; 1; 0)" office:value-type="float" office:value="1" calcext:value-type="float">
            <text:p>1</text:p>
          </table:table-cell>
          <table:table-cell table:style-name="ce7" table:formula="of:=IF([.W128]=1;COM.MICROSOFT.CONCAT([.R128];&quot; x &quot;;[.S128];&quot; inches, &quot;;[.T128];&quot; x &quot;;[.U128];&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128]/[.$J128]; 0)" office:value-type="float" office:value="20" calcext:value-type="float">
            <text:p>20</text:p>
          </table:table-cell>
          <table:table-cell table:style-name="ce7" table:formula="of:=ROUND([.Y128]*2.54; 0)" office:value-type="float" office:value="41" calcext:value-type="float">
            <text:p>41</text:p>
          </table:table-cell>
          <table:table-cell table:style-name="ce7" table:formula="of:=ROUND([.Z128]*2.54;0)" office:value-type="float" office:value="51" calcext:value-type="float">
            <text:p>51</text:p>
          </table:table-cell>
          <table:table-cell table:style-name="ce7" table:formula="of:=IF([.$I128]&lt;[.$H128]; [.$I128]/[.Y128]; [.$H128]/[.Y128])" office:value-type="float" office:value="156.9375" calcext:value-type="float">
            <text:p>157</text:p>
          </table:table-cell>
          <table:table-cell table:style-name="ce7" table:formula="of:=IF([.AC128]&gt;120; 1; 0)" office:value-type="float" office:value="1" calcext:value-type="float">
            <text:p>1</text:p>
          </table:table-cell>
          <table:table-cell table:style-name="ce7" table:formula="of:=IF([.AD128]=1;COM.MICROSOFT.CONCAT([.Y128];&quot; x &quot;;[.Z128];&quot; inches, &quot;;[.AA128];&quot; x &quot;;[.AB128];&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128]/[.$J128]; 0)" office:value-type="float" office:value="25" calcext:value-type="float">
            <text:p>25</text:p>
          </table:table-cell>
          <table:table-cell table:style-name="ce7" table:formula="of:=ROUND([.AF128]*2.54; 0)" office:value-type="float" office:value="51" calcext:value-type="float">
            <text:p>51</text:p>
          </table:table-cell>
          <table:table-cell table:style-name="ce7" table:formula="of:=ROUND([.AG128]*2.54;0)" office:value-type="float" office:value="64" calcext:value-type="float">
            <text:p>64</text:p>
          </table:table-cell>
          <table:table-cell table:style-name="ce7" table:formula="of:=IF([.$I128]&lt;[.$H128]; [.$I128]/[.AF128]; [.$H128]/[.AF128])" office:value-type="float" office:value="125.55" calcext:value-type="float">
            <text:p>126</text:p>
          </table:table-cell>
          <table:table-cell table:style-name="ce7" table:formula="of:=IF([.AJ128]&gt;100; 1; 0)" office:value-type="float" office:value="1" calcext:value-type="float">
            <text:p>1</text:p>
          </table:table-cell>
          <table:table-cell table:style-name="ce7" table:formula="of:=IF([.AK128]=1;COM.MICROSOFT.CONCAT([.AF128];&quot; x &quot;;[.AG128];&quot; inches, &quot;;[.AH128];&quot; x &quot;;[.AI128];&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128]/[.$J128]; 0)" office:value-type="float" office:value="30" calcext:value-type="float">
            <text:p>30</text:p>
          </table:table-cell>
          <table:table-cell table:style-name="ce7" table:formula="of:=ROUND([.AM128]*2.54; 0)" office:value-type="float" office:value="61" calcext:value-type="float">
            <text:p>61</text:p>
          </table:table-cell>
          <table:table-cell table:style-name="ce7" table:formula="of:=ROUND([.AN128]*2.54;0)" office:value-type="float" office:value="76" calcext:value-type="float">
            <text:p>76</text:p>
          </table:table-cell>
          <table:table-cell table:style-name="ce7" table:formula="of:=IF([.$I128]&lt;[.$H128]; [.$I128]/[.AM128]; [.$H128]/[.AM128])" office:value-type="float" office:value="104.625" calcext:value-type="float">
            <text:p>105</text:p>
          </table:table-cell>
          <table:table-cell table:style-name="ce7" table:formula="of:=IF([.AQ128]&gt;90; 1; 0)" office:value-type="float" office:value="1" calcext:value-type="float">
            <text:p>1</text:p>
          </table:table-cell>
          <table:table-cell table:style-name="ce7" table:formula="of:=IF([.AR128]=1;COM.MICROSOFT.CONCAT([.AM128];&quot; x &quot;;[.AN128];&quot; inches, &quot;;[.AO128];&quot; x &quot;;[.AP128];&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128]/[.$J128]; 0)" office:value-type="float" office:value="10" calcext:value-type="float">
            <text:p>10</text:p>
          </table:table-cell>
          <table:table-cell table:style-name="ce7" table:formula="of:=ROUND([.AT128]*2.54; 0)" office:value-type="float" office:value="20" calcext:value-type="float">
            <text:p>20</text:p>
          </table:table-cell>
          <table:table-cell table:style-name="ce7" table:formula="of:=ROUND([.AU128]*2.54;0)" office:value-type="float" office:value="25" calcext:value-type="float">
            <text:p>25</text:p>
          </table:table-cell>
          <table:table-cell table:style-name="ce7" table:formula="of:=IF([.$I128]&lt;[.$H128]; [.$I128]/[.AT128]; [.$H128]/[.AT128])" office:value-type="float" office:value="313.875" calcext:value-type="float">
            <text:p>314</text:p>
          </table:table-cell>
          <table:table-cell table:style-name="ce7" table:formula="of:=IF([.AX128]&gt;280; 1; 0)" office:value-type="float" office:value="1" calcext:value-type="float">
            <text:p>1</text:p>
          </table:table-cell>
          <table:table-cell table:style-name="ce7" table:formula="of:=IF([.AY128]=1;COM.MICROSOFT.CONCAT([.AT128];&quot; x &quot;;[.AU128];&quot; inches, &quot;;[.AV128];&quot; x &quot;;[.AW128];&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128]/[.$J128]; 0)" office:value-type="float" office:value="15" calcext:value-type="float">
            <text:p>15</text:p>
          </table:table-cell>
          <table:table-cell table:style-name="ce7" table:formula="of:=ROUND([.BA128]*2.54; 0)" office:value-type="float" office:value="30" calcext:value-type="float">
            <text:p>30</text:p>
          </table:table-cell>
          <table:table-cell table:style-name="ce7" table:formula="of:=ROUND([.BB128]*2.54;0)" office:value-type="float" office:value="38" calcext:value-type="float">
            <text:p>38</text:p>
          </table:table-cell>
          <table:table-cell table:style-name="ce7" table:formula="of:=IF([.$I128]&lt;[.$H128]; [.$I128]/[.BA128]; [.$H128]/[.BA128])" office:value-type="float" office:value="209.25" calcext:value-type="float">
            <text:p>209</text:p>
          </table:table-cell>
          <table:table-cell table:style-name="ce7" table:formula="of:=IF([.BE128]&gt;180; 1; 0)" office:value-type="float" office:value="1" calcext:value-type="float">
            <text:p>1</text:p>
          </table:table-cell>
          <table:table-cell table:style-name="ce7" table:formula="of:=IF([.BF128]=1;COM.MICROSOFT.CONCAT([.BA128];&quot; x &quot;;[.BB128];&quot; inches, &quot;;[.BC128];&quot; x &quot;;[.BD128];&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128]/[.$J128]; 0)" office:value-type="float" office:value="20" calcext:value-type="float">
            <text:p>20</text:p>
          </table:table-cell>
          <table:table-cell table:style-name="ce7" table:formula="of:=ROUND([.BH128]*2.54; 0)" office:value-type="float" office:value="41" calcext:value-type="float">
            <text:p>41</text:p>
          </table:table-cell>
          <table:table-cell table:style-name="ce7" table:formula="of:=ROUND([.BI128]*2.54;0)" office:value-type="float" office:value="51" calcext:value-type="float">
            <text:p>51</text:p>
          </table:table-cell>
          <table:table-cell table:style-name="ce7" table:formula="of:=IF([.$I128]&lt;[.$H128]; [.$I128]/[.BH128]; [.$H128]/[.BH128])" office:value-type="float" office:value="156.9375" calcext:value-type="float">
            <text:p>157</text:p>
          </table:table-cell>
          <table:table-cell table:style-name="ce7" table:formula="of:=IF([.BL128]&gt;150; 1; 0)" office:value-type="float" office:value="1" calcext:value-type="float">
            <text:p>1</text:p>
          </table:table-cell>
          <table:table-cell table:style-name="ce7" table:formula="of:=IF([.BM128]=1;COM.MICROSOFT.CONCAT([.BH128];&quot; x &quot;;[.BI128];&quot; inches, &quot;;[.BJ128];&quot; x &quot;;[.BK128];&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128]/[.$J128]; 0)" office:value-type="float" office:value="25" calcext:value-type="float">
            <text:p>25</text:p>
          </table:table-cell>
          <table:table-cell table:style-name="ce7" table:formula="of:=ROUND([.BO128]*2.54; 0)" office:value-type="float" office:value="51" calcext:value-type="float">
            <text:p>51</text:p>
          </table:table-cell>
          <table:table-cell table:style-name="ce7" table:formula="of:=ROUND([.BP128]*2.54;0)" office:value-type="float" office:value="64" calcext:value-type="float">
            <text:p>64</text:p>
          </table:table-cell>
          <table:table-cell table:style-name="ce7" table:formula="of:=IF([.$I128]&lt;[.$H128]; [.$I128]/[.BO128]; [.$H128]/[.BO128])" office:value-type="float" office:value="125.55" calcext:value-type="float">
            <text:p>126</text:p>
          </table:table-cell>
          <table:table-cell table:style-name="ce7" table:formula="of:=IF([.BS128]&gt;125; 1; 0)" office:value-type="float" office:value="1" calcext:value-type="float">
            <text:p>1</text:p>
          </table:table-cell>
          <table:table-cell table:style-name="ce7" table:formula="of:=IF([.BT128]=1;COM.MICROSOFT.CONCAT([.BO128];&quot; x &quot;;[.BP128];&quot; inches, &quot;;[.BQ128];&quot; x &quot;;[.BR128];&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128]/[.$J128]; 0)" office:value-type="float" office:value="30" calcext:value-type="float">
            <text:p>30</text:p>
          </table:table-cell>
          <table:table-cell table:style-name="ce7" table:formula="of:=ROUND([.BV128]*2.54; 0)" office:value-type="float" office:value="61" calcext:value-type="float">
            <text:p>61</text:p>
          </table:table-cell>
          <table:table-cell table:style-name="ce7" table:formula="of:=ROUND([.BW128]*2.54;0)" office:value-type="float" office:value="76" calcext:value-type="float">
            <text:p>76</text:p>
          </table:table-cell>
          <table:table-cell table:style-name="ce7" table:formula="of:=IF([.$I128]&lt;[.$H128]; [.$I128]/[.BV128]; [.$H128]/[.BV128])" office:value-type="float" office:value="104.625" calcext:value-type="float">
            <text:p>105</text:p>
          </table:table-cell>
          <table:table-cell table:style-name="ce7" table:formula="of:=IF([.BZ128]&gt;110; 1; 0)" office:value-type="float" office:value="0" calcext:value-type="float">
            <text:p>0</text:p>
          </table:table-cell>
          <table:table-cell table:style-name="ce7" table:formula="of:=IF([.CA128]=1;COM.MICROSOFT.CONCAT([.BV128];&quot; x &quot;;[.BW128];&quot; inches, &quot;;[.BX128];&quot; x &quot;;[.BY128];&quot; cm&quot;); &quot;&quot;)">
            <text:p/>
          </table:table-cell>
          <table:table-cell table:number-columns-repeated="2"/>
        </table:table-row>
        <table:table-row table:style-name="ro2">
          <table:table-cell office:value-type="float" office:value="128" calcext:value-type="float">
            <text:p>128</text:p>
          </table:table-cell>
          <table:table-cell table:formula="of:=COM.MICROSOFT.CONCAT(&quot;PrintGalleryImage-&quot;;[.A129];&quot;.jpg&quot;)" office:value-type="string" office:string-value="PrintGalleryImage-128.jpg" calcext:value-type="string">
            <text:p>PrintGalleryImage-128.jpg</text:p>
          </table:table-cell>
          <table:table-cell table:style-name="Default" office:value-type="string" calcext:value-type="string">
            <text:p>Feeding Capuchin Monkey</text:p>
          </table:table-cell>
          <table:table-cell table:style-name="Default" office:value-type="string" calcext:value-type="string">
            <text:p>The capuchin monkeys of Costa Rica are easy to find. Not so easy to capture with a camera. They move quickly and don't stay still for long. Getting this guy eating was lucky as he stayed a bit longer to allow me to get the image.</text:p>
          </table:table-cell>
          <table:table-cell table:style-name="Default" office:value-type="string" calcext:value-type="string">
            <text:p>Adrian, Adrian O Brien, Adrian O' Brien, Adrian O'Brien, Animals, Brien, Costa Rica, Monkeys, O' Brien, O'Brien, OBrien, Wildlife chasing, chasing, chasing wildlife, chasingwildlife, mammal, monkey, nature, wildlifechasing</text:p>
          </table:table-cell>
          <table:table-cell table:style-name="ce12" office:value-type="string" calcext:value-type="string">
            <text:p>22/11/2019 17:35:06</text:p>
          </table:table-cell>
          <table:table-cell table:style-name="Default" office:value-type="string" calcext:value-type="string">
            <text:p>3553 x 5329</text:p>
          </table:table-cell>
          <table:table-cell table:formula="of:=LEFT([.G129];4)" office:value-type="string" office:string-value="3553" calcext:value-type="string">
            <text:p>3553</text:p>
          </table:table-cell>
          <table:table-cell table:formula="of:=RIGHT([.G129];4)" office:value-type="string" office:string-value="5329" calcext:value-type="string">
            <text:p>5329</text:p>
          </table:table-cell>
          <table:table-cell table:style-name="ce6" table:formula="of:=IF([.I129]/[.H129]&gt;1;[.H129]/[.I129];[.I129]/[.H129])" office:value-type="float" office:value="0.66672921748921" calcext:value-type="float">
            <text:p>0.667</text:p>
          </table:table-cell>
          <table:table-cell table:style-name="ce7" office:value-type="float" office:value="8" calcext:value-type="float">
            <text:p>8</text:p>
          </table:table-cell>
          <table:table-cell table:style-name="ce7" table:formula="of:=ROUND([.K129]/[.$J129]; 0)" office:value-type="float" office:value="12" calcext:value-type="float">
            <text:p>12</text:p>
          </table:table-cell>
          <table:table-cell table:style-name="ce7" table:formula="of:=ROUND([.K129]*2.54; 0)" office:value-type="float" office:value="20" calcext:value-type="float">
            <text:p>20</text:p>
          </table:table-cell>
          <table:table-cell table:style-name="ce7" table:formula="of:=ROUND([.L129]*2.54;0)" office:value-type="float" office:value="30" calcext:value-type="float">
            <text:p>30</text:p>
          </table:table-cell>
          <table:table-cell table:style-name="ce7" table:formula="of:=IF([.$I129]&lt;[.$H129]; [.$I129]/[.K129]; [.$H129]/[.K129])" office:value-type="float" office:value="444.125" calcext:value-type="float">
            <text:p>444</text:p>
          </table:table-cell>
          <table:table-cell table:style-name="ce7" table:formula="of:=IF([.O129]&gt;250; 1; 0)" office:value-type="float" office:value="1" calcext:value-type="float">
            <text:p>1</text:p>
          </table:table-cell>
          <table:table-cell table:style-name="ce7" table:formula="of:=IF([.P129]=1;COM.MICROSOFT.CONCAT([.K129];&quot; x &quot;;[.L129];&quot; inches, &quot;;[.M129];&quot; x &quot;;[.N12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29]/[.$J129]; 0)" office:value-type="float" office:value="18" calcext:value-type="float">
            <text:p>18</text:p>
          </table:table-cell>
          <table:table-cell table:style-name="ce7" table:formula="of:=ROUND([.R129]*2.54; 0)" office:value-type="float" office:value="30" calcext:value-type="float">
            <text:p>30</text:p>
          </table:table-cell>
          <table:table-cell table:style-name="ce7" table:formula="of:=ROUND([.S129]*2.54;0)" office:value-type="float" office:value="46" calcext:value-type="float">
            <text:p>46</text:p>
          </table:table-cell>
          <table:table-cell table:style-name="ce7" table:formula="of:=IF([.$I129]&lt;[.$H129]; [.$I129]/[.R129]; [.$H129]/[.R129])" office:value-type="float" office:value="296.083333333333" calcext:value-type="float">
            <text:p>296</text:p>
          </table:table-cell>
          <table:table-cell table:style-name="ce7" table:formula="of:=IF([.V129]&gt;150; 1; 0)" office:value-type="float" office:value="1" calcext:value-type="float">
            <text:p>1</text:p>
          </table:table-cell>
          <table:table-cell table:style-name="ce7" table:formula="of:=IF([.W129]=1;COM.MICROSOFT.CONCAT([.R129];&quot; x &quot;;[.S129];&quot; inches, &quot;;[.T129];&quot; x &quot;;[.U12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29]/[.$J129]; 0)" office:value-type="float" office:value="24" calcext:value-type="float">
            <text:p>24</text:p>
          </table:table-cell>
          <table:table-cell table:style-name="ce7" table:formula="of:=ROUND([.Y129]*2.54; 0)" office:value-type="float" office:value="41" calcext:value-type="float">
            <text:p>41</text:p>
          </table:table-cell>
          <table:table-cell table:style-name="ce7" table:formula="of:=ROUND([.Z129]*2.54;0)" office:value-type="float" office:value="61" calcext:value-type="float">
            <text:p>61</text:p>
          </table:table-cell>
          <table:table-cell table:style-name="ce7" table:formula="of:=IF([.$I129]&lt;[.$H129]; [.$I129]/[.Y129]; [.$H129]/[.Y129])" office:value-type="float" office:value="222.0625" calcext:value-type="float">
            <text:p>222</text:p>
          </table:table-cell>
          <table:table-cell table:style-name="ce7" table:formula="of:=IF([.AC129]&gt;120; 1; 0)" office:value-type="float" office:value="1" calcext:value-type="float">
            <text:p>1</text:p>
          </table:table-cell>
          <table:table-cell table:style-name="ce7" table:formula="of:=IF([.AD129]=1;COM.MICROSOFT.CONCAT([.Y129];&quot; x &quot;;[.Z129];&quot; inches, &quot;;[.AA129];&quot; x &quot;;[.AB12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29]/[.$J129]; 0)" office:value-type="float" office:value="30" calcext:value-type="float">
            <text:p>30</text:p>
          </table:table-cell>
          <table:table-cell table:style-name="ce7" table:formula="of:=ROUND([.AF129]*2.54; 0)" office:value-type="float" office:value="51" calcext:value-type="float">
            <text:p>51</text:p>
          </table:table-cell>
          <table:table-cell table:style-name="ce7" table:formula="of:=ROUND([.AG129]*2.54;0)" office:value-type="float" office:value="76" calcext:value-type="float">
            <text:p>76</text:p>
          </table:table-cell>
          <table:table-cell table:style-name="ce7" table:formula="of:=IF([.$I129]&lt;[.$H129]; [.$I129]/[.AF129]; [.$H129]/[.AF129])" office:value-type="float" office:value="177.65" calcext:value-type="float">
            <text:p>178</text:p>
          </table:table-cell>
          <table:table-cell table:style-name="ce7" table:formula="of:=IF([.AJ129]&gt;100; 1; 0)" office:value-type="float" office:value="1" calcext:value-type="float">
            <text:p>1</text:p>
          </table:table-cell>
          <table:table-cell table:style-name="ce7" table:formula="of:=IF([.AK129]=1;COM.MICROSOFT.CONCAT([.AF129];&quot; x &quot;;[.AG129];&quot; inches, &quot;;[.AH129];&quot; x &quot;;[.AI12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29]/[.$J129]; 0)" office:value-type="float" office:value="36" calcext:value-type="float">
            <text:p>36</text:p>
          </table:table-cell>
          <table:table-cell table:style-name="ce7" table:formula="of:=ROUND([.AM129]*2.54; 0)" office:value-type="float" office:value="61" calcext:value-type="float">
            <text:p>61</text:p>
          </table:table-cell>
          <table:table-cell table:style-name="ce7" table:formula="of:=ROUND([.AN129]*2.54;0)" office:value-type="float" office:value="91" calcext:value-type="float">
            <text:p>91</text:p>
          </table:table-cell>
          <table:table-cell table:style-name="ce7" table:formula="of:=IF([.$I129]&lt;[.$H129]; [.$I129]/[.AM129]; [.$H129]/[.AM129])" office:value-type="float" office:value="148.041666666667" calcext:value-type="float">
            <text:p>148</text:p>
          </table:table-cell>
          <table:table-cell table:style-name="ce7" table:formula="of:=IF([.AQ129]&gt;90; 1; 0)" office:value-type="float" office:value="1" calcext:value-type="float">
            <text:p>1</text:p>
          </table:table-cell>
          <table:table-cell table:style-name="ce7" table:formula="of:=IF([.AR129]=1;COM.MICROSOFT.CONCAT([.AM129];&quot; x &quot;;[.AN129];&quot; inches, &quot;;[.AO129];&quot; x &quot;;[.AP129];&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29]/[.$J129]; 0)" office:value-type="float" office:value="12" calcext:value-type="float">
            <text:p>12</text:p>
          </table:table-cell>
          <table:table-cell table:style-name="ce7" table:formula="of:=ROUND([.AT129]*2.54; 0)" office:value-type="float" office:value="20" calcext:value-type="float">
            <text:p>20</text:p>
          </table:table-cell>
          <table:table-cell table:style-name="ce7" table:formula="of:=ROUND([.AU129]*2.54;0)" office:value-type="float" office:value="30" calcext:value-type="float">
            <text:p>30</text:p>
          </table:table-cell>
          <table:table-cell table:style-name="ce7" table:formula="of:=IF([.$I129]&lt;[.$H129]; [.$I129]/[.AT129]; [.$H129]/[.AT129])" office:value-type="float" office:value="444.125" calcext:value-type="float">
            <text:p>444</text:p>
          </table:table-cell>
          <table:table-cell table:style-name="ce7" table:formula="of:=IF([.AX129]&gt;280; 1; 0)" office:value-type="float" office:value="1" calcext:value-type="float">
            <text:p>1</text:p>
          </table:table-cell>
          <table:table-cell table:style-name="ce7" table:formula="of:=IF([.AY129]=1;COM.MICROSOFT.CONCAT([.AT129];&quot; x &quot;;[.AU129];&quot; inches, &quot;;[.AV129];&quot; x &quot;;[.AW129];&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29]/[.$J129]; 0)" office:value-type="float" office:value="18" calcext:value-type="float">
            <text:p>18</text:p>
          </table:table-cell>
          <table:table-cell table:style-name="ce7" table:formula="of:=ROUND([.BA129]*2.54; 0)" office:value-type="float" office:value="30" calcext:value-type="float">
            <text:p>30</text:p>
          </table:table-cell>
          <table:table-cell table:style-name="ce7" table:formula="of:=ROUND([.BB129]*2.54;0)" office:value-type="float" office:value="46" calcext:value-type="float">
            <text:p>46</text:p>
          </table:table-cell>
          <table:table-cell table:style-name="ce7" table:formula="of:=IF([.$I129]&lt;[.$H129]; [.$I129]/[.BA129]; [.$H129]/[.BA129])" office:value-type="float" office:value="296.083333333333" calcext:value-type="float">
            <text:p>296</text:p>
          </table:table-cell>
          <table:table-cell table:style-name="ce7" table:formula="of:=IF([.BE129]&gt;180; 1; 0)" office:value-type="float" office:value="1" calcext:value-type="float">
            <text:p>1</text:p>
          </table:table-cell>
          <table:table-cell table:style-name="ce7" table:formula="of:=IF([.BF129]=1;COM.MICROSOFT.CONCAT([.BA129];&quot; x &quot;;[.BB129];&quot; inches, &quot;;[.BC129];&quot; x &quot;;[.BD129];&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29]/[.$J129]; 0)" office:value-type="float" office:value="24" calcext:value-type="float">
            <text:p>24</text:p>
          </table:table-cell>
          <table:table-cell table:style-name="ce7" table:formula="of:=ROUND([.BH129]*2.54; 0)" office:value-type="float" office:value="41" calcext:value-type="float">
            <text:p>41</text:p>
          </table:table-cell>
          <table:table-cell table:style-name="ce7" table:formula="of:=ROUND([.BI129]*2.54;0)" office:value-type="float" office:value="61" calcext:value-type="float">
            <text:p>61</text:p>
          </table:table-cell>
          <table:table-cell table:style-name="ce7" table:formula="of:=IF([.$I129]&lt;[.$H129]; [.$I129]/[.BH129]; [.$H129]/[.BH129])" office:value-type="float" office:value="222.0625" calcext:value-type="float">
            <text:p>222</text:p>
          </table:table-cell>
          <table:table-cell table:style-name="ce7" table:formula="of:=IF([.BL129]&gt;150; 1; 0)" office:value-type="float" office:value="1" calcext:value-type="float">
            <text:p>1</text:p>
          </table:table-cell>
          <table:table-cell table:style-name="ce7" table:formula="of:=IF([.BM129]=1;COM.MICROSOFT.CONCAT([.BH129];&quot; x &quot;;[.BI129];&quot; inches, &quot;;[.BJ129];&quot; x &quot;;[.BK129];&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29]/[.$J129]; 0)" office:value-type="float" office:value="30" calcext:value-type="float">
            <text:p>30</text:p>
          </table:table-cell>
          <table:table-cell table:style-name="ce7" table:formula="of:=ROUND([.BO129]*2.54; 0)" office:value-type="float" office:value="51" calcext:value-type="float">
            <text:p>51</text:p>
          </table:table-cell>
          <table:table-cell table:style-name="ce7" table:formula="of:=ROUND([.BP129]*2.54;0)" office:value-type="float" office:value="76" calcext:value-type="float">
            <text:p>76</text:p>
          </table:table-cell>
          <table:table-cell table:style-name="ce7" table:formula="of:=IF([.$I129]&lt;[.$H129]; [.$I129]/[.BO129]; [.$H129]/[.BO129])" office:value-type="float" office:value="177.65" calcext:value-type="float">
            <text:p>178</text:p>
          </table:table-cell>
          <table:table-cell table:style-name="ce7" table:formula="of:=IF([.BS129]&gt;125; 1; 0)" office:value-type="float" office:value="1" calcext:value-type="float">
            <text:p>1</text:p>
          </table:table-cell>
          <table:table-cell table:style-name="ce7" table:formula="of:=IF([.BT129]=1;COM.MICROSOFT.CONCAT([.BO129];&quot; x &quot;;[.BP129];&quot; inches, &quot;;[.BQ129];&quot; x &quot;;[.BR129];&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29]/[.$J129]; 0)" office:value-type="float" office:value="36" calcext:value-type="float">
            <text:p>36</text:p>
          </table:table-cell>
          <table:table-cell table:style-name="ce7" table:formula="of:=ROUND([.BV129]*2.54; 0)" office:value-type="float" office:value="61" calcext:value-type="float">
            <text:p>61</text:p>
          </table:table-cell>
          <table:table-cell table:style-name="ce7" table:formula="of:=ROUND([.BW129]*2.54;0)" office:value-type="float" office:value="91" calcext:value-type="float">
            <text:p>91</text:p>
          </table:table-cell>
          <table:table-cell table:style-name="ce7" table:formula="of:=IF([.$I129]&lt;[.$H129]; [.$I129]/[.BV129]; [.$H129]/[.BV129])" office:value-type="float" office:value="148.041666666667" calcext:value-type="float">
            <text:p>148</text:p>
          </table:table-cell>
          <table:table-cell table:style-name="ce7" table:formula="of:=IF([.BZ129]&gt;110; 1; 0)" office:value-type="float" office:value="1" calcext:value-type="float">
            <text:p>1</text:p>
          </table:table-cell>
          <table:table-cell table:style-name="ce7" table:formula="of:=IF([.CA129]=1;COM.MICROSOFT.CONCAT([.BV129];&quot; x &quot;;[.BW129];&quot; inches, &quot;;[.BX129];&quot; x &quot;;[.BY129];&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29" calcext:value-type="float">
            <text:p>129</text:p>
          </table:table-cell>
          <table:table-cell table:formula="of:=COM.MICROSOFT.CONCAT(&quot;PrintGalleryImage-&quot;;[.A130];&quot;.jpg&quot;)" office:value-type="string" office:string-value="PrintGalleryImage-129.jpg" calcext:value-type="string">
            <text:p>PrintGalleryImage-129.jpg</text:p>
          </table:table-cell>
          <table:table-cell table:style-name="Default" office:value-type="string" calcext:value-type="string">
            <text:p>Watchful Capuchin Monkey</text:p>
          </table:table-cell>
          <table:table-cell table:style-name="Default" office:value-type="string" calcext:value-type="string">
            <text:p>In Manuel Antonio National Park I met a group of capuchin monkeys and this watchful mother. Even though it is one of the busiest parks with tons of people this band were willing to feed near to the pathways and so gave me plenty of photo opportunities.</text:p>
          </table:table-cell>
          <table:table-cell table:style-name="Default" office:value-type="string" calcext:value-type="string">
            <text:p>Adrian, Adrian O Brien, Adrian O' Brien, Adrian O'Brien, Animals, Brien, Costa Rica, Monkeys, O' Brien, O'Brien, OBrien, Wildlife chasing, chasing, chasing wildlife, chasingwildlife, mammal, monkey, nature, wildlifechasing</text:p>
          </table:table-cell>
          <table:table-cell table:style-name="ce12" office:value-type="string" calcext:value-type="string">
            <text:p>22/11/2019 17:38:26</text:p>
          </table:table-cell>
          <table:table-cell table:style-name="Default" office:value-type="string" calcext:value-type="string">
            <text:p>3885 x 4856</text:p>
          </table:table-cell>
          <table:table-cell table:formula="of:=LEFT([.G130];4)" office:value-type="string" office:string-value="3885" calcext:value-type="string">
            <text:p>3885</text:p>
          </table:table-cell>
          <table:table-cell table:formula="of:=RIGHT([.G130];4)" office:value-type="string" office:string-value="4856" calcext:value-type="string">
            <text:p>4856</text:p>
          </table:table-cell>
          <table:table-cell table:style-name="ce6" table:formula="of:=IF([.I130]/[.H130]&gt;1;[.H130]/[.I130];[.I130]/[.H130])" office:value-type="float" office:value="0.80004118616145" calcext:value-type="float">
            <text:p>0.800</text:p>
          </table:table-cell>
          <table:table-cell table:style-name="ce7" office:value-type="float" office:value="8" calcext:value-type="float">
            <text:p>8</text:p>
          </table:table-cell>
          <table:table-cell table:style-name="ce7" table:formula="of:=ROUND([.K130]/[.$J130]; 0)" office:value-type="float" office:value="10" calcext:value-type="float">
            <text:p>10</text:p>
          </table:table-cell>
          <table:table-cell table:style-name="ce7" table:formula="of:=ROUND([.K130]*2.54; 0)" office:value-type="float" office:value="20" calcext:value-type="float">
            <text:p>20</text:p>
          </table:table-cell>
          <table:table-cell table:style-name="ce7" table:formula="of:=ROUND([.L130]*2.54;0)" office:value-type="float" office:value="25" calcext:value-type="float">
            <text:p>25</text:p>
          </table:table-cell>
          <table:table-cell table:style-name="ce7" table:formula="of:=IF([.$I130]&lt;[.$H130]; [.$I130]/[.K130]; [.$H130]/[.K130])" office:value-type="float" office:value="485.625" calcext:value-type="float">
            <text:p>486</text:p>
          </table:table-cell>
          <table:table-cell table:style-name="ce7" table:formula="of:=IF([.O130]&gt;250; 1; 0)" office:value-type="float" office:value="1" calcext:value-type="float">
            <text:p>1</text:p>
          </table:table-cell>
          <table:table-cell table:style-name="ce7" table:formula="of:=IF([.P130]=1;COM.MICROSOFT.CONCAT([.K130];&quot; x &quot;;[.L130];&quot; inches, &quot;;[.M130];&quot; x &quot;;[.N130];&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130]/[.$J130]; 0)" office:value-type="float" office:value="15" calcext:value-type="float">
            <text:p>15</text:p>
          </table:table-cell>
          <table:table-cell table:style-name="ce7" table:formula="of:=ROUND([.R130]*2.54; 0)" office:value-type="float" office:value="30" calcext:value-type="float">
            <text:p>30</text:p>
          </table:table-cell>
          <table:table-cell table:style-name="ce7" table:formula="of:=ROUND([.S130]*2.54;0)" office:value-type="float" office:value="38" calcext:value-type="float">
            <text:p>38</text:p>
          </table:table-cell>
          <table:table-cell table:style-name="ce7" table:formula="of:=IF([.$I130]&lt;[.$H130]; [.$I130]/[.R130]; [.$H130]/[.R130])" office:value-type="float" office:value="323.75" calcext:value-type="float">
            <text:p>324</text:p>
          </table:table-cell>
          <table:table-cell table:style-name="ce7" table:formula="of:=IF([.V130]&gt;150; 1; 0)" office:value-type="float" office:value="1" calcext:value-type="float">
            <text:p>1</text:p>
          </table:table-cell>
          <table:table-cell table:style-name="ce7" table:formula="of:=IF([.W130]=1;COM.MICROSOFT.CONCAT([.R130];&quot; x &quot;;[.S130];&quot; inches, &quot;;[.T130];&quot; x &quot;;[.U130];&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130]/[.$J130]; 0)" office:value-type="float" office:value="20" calcext:value-type="float">
            <text:p>20</text:p>
          </table:table-cell>
          <table:table-cell table:style-name="ce7" table:formula="of:=ROUND([.Y130]*2.54; 0)" office:value-type="float" office:value="41" calcext:value-type="float">
            <text:p>41</text:p>
          </table:table-cell>
          <table:table-cell table:style-name="ce7" table:formula="of:=ROUND([.Z130]*2.54;0)" office:value-type="float" office:value="51" calcext:value-type="float">
            <text:p>51</text:p>
          </table:table-cell>
          <table:table-cell table:style-name="ce7" table:formula="of:=IF([.$I130]&lt;[.$H130]; [.$I130]/[.Y130]; [.$H130]/[.Y130])" office:value-type="float" office:value="242.8125" calcext:value-type="float">
            <text:p>243</text:p>
          </table:table-cell>
          <table:table-cell table:style-name="ce7" table:formula="of:=IF([.AC130]&gt;120; 1; 0)" office:value-type="float" office:value="1" calcext:value-type="float">
            <text:p>1</text:p>
          </table:table-cell>
          <table:table-cell table:style-name="ce7" table:formula="of:=IF([.AD130]=1;COM.MICROSOFT.CONCAT([.Y130];&quot; x &quot;;[.Z130];&quot; inches, &quot;;[.AA130];&quot; x &quot;;[.AB130];&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130]/[.$J130]; 0)" office:value-type="float" office:value="25" calcext:value-type="float">
            <text:p>25</text:p>
          </table:table-cell>
          <table:table-cell table:style-name="ce7" table:formula="of:=ROUND([.AF130]*2.54; 0)" office:value-type="float" office:value="51" calcext:value-type="float">
            <text:p>51</text:p>
          </table:table-cell>
          <table:table-cell table:style-name="ce7" table:formula="of:=ROUND([.AG130]*2.54;0)" office:value-type="float" office:value="64" calcext:value-type="float">
            <text:p>64</text:p>
          </table:table-cell>
          <table:table-cell table:style-name="ce7" table:formula="of:=IF([.$I130]&lt;[.$H130]; [.$I130]/[.AF130]; [.$H130]/[.AF130])" office:value-type="float" office:value="194.25" calcext:value-type="float">
            <text:p>194</text:p>
          </table:table-cell>
          <table:table-cell table:style-name="ce7" table:formula="of:=IF([.AJ130]&gt;100; 1; 0)" office:value-type="float" office:value="1" calcext:value-type="float">
            <text:p>1</text:p>
          </table:table-cell>
          <table:table-cell table:style-name="ce7" table:formula="of:=IF([.AK130]=1;COM.MICROSOFT.CONCAT([.AF130];&quot; x &quot;;[.AG130];&quot; inches, &quot;;[.AH130];&quot; x &quot;;[.AI130];&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130]/[.$J130]; 0)" office:value-type="float" office:value="30" calcext:value-type="float">
            <text:p>30</text:p>
          </table:table-cell>
          <table:table-cell table:style-name="ce7" table:formula="of:=ROUND([.AM130]*2.54; 0)" office:value-type="float" office:value="61" calcext:value-type="float">
            <text:p>61</text:p>
          </table:table-cell>
          <table:table-cell table:style-name="ce7" table:formula="of:=ROUND([.AN130]*2.54;0)" office:value-type="float" office:value="76" calcext:value-type="float">
            <text:p>76</text:p>
          </table:table-cell>
          <table:table-cell table:style-name="ce7" table:formula="of:=IF([.$I130]&lt;[.$H130]; [.$I130]/[.AM130]; [.$H130]/[.AM130])" office:value-type="float" office:value="161.875" calcext:value-type="float">
            <text:p>162</text:p>
          </table:table-cell>
          <table:table-cell table:style-name="ce7" table:formula="of:=IF([.AQ130]&gt;90; 1; 0)" office:value-type="float" office:value="1" calcext:value-type="float">
            <text:p>1</text:p>
          </table:table-cell>
          <table:table-cell table:style-name="ce7" table:formula="of:=IF([.AR130]=1;COM.MICROSOFT.CONCAT([.AM130];&quot; x &quot;;[.AN130];&quot; inches, &quot;;[.AO130];&quot; x &quot;;[.AP130];&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130]/[.$J130]; 0)" office:value-type="float" office:value="10" calcext:value-type="float">
            <text:p>10</text:p>
          </table:table-cell>
          <table:table-cell table:style-name="ce7" table:formula="of:=ROUND([.AT130]*2.54; 0)" office:value-type="float" office:value="20" calcext:value-type="float">
            <text:p>20</text:p>
          </table:table-cell>
          <table:table-cell table:style-name="ce7" table:formula="of:=ROUND([.AU130]*2.54;0)" office:value-type="float" office:value="25" calcext:value-type="float">
            <text:p>25</text:p>
          </table:table-cell>
          <table:table-cell table:style-name="ce7" table:formula="of:=IF([.$I130]&lt;[.$H130]; [.$I130]/[.AT130]; [.$H130]/[.AT130])" office:value-type="float" office:value="485.625" calcext:value-type="float">
            <text:p>486</text:p>
          </table:table-cell>
          <table:table-cell table:style-name="ce7" table:formula="of:=IF([.AX130]&gt;280; 1; 0)" office:value-type="float" office:value="1" calcext:value-type="float">
            <text:p>1</text:p>
          </table:table-cell>
          <table:table-cell table:style-name="ce7" table:formula="of:=IF([.AY130]=1;COM.MICROSOFT.CONCAT([.AT130];&quot; x &quot;;[.AU130];&quot; inches, &quot;;[.AV130];&quot; x &quot;;[.AW130];&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BA130]/[.$J130]; 0)" office:value-type="float" office:value="15" calcext:value-type="float">
            <text:p>15</text:p>
          </table:table-cell>
          <table:table-cell table:style-name="ce7" table:formula="of:=ROUND([.BA130]*2.54; 0)" office:value-type="float" office:value="30" calcext:value-type="float">
            <text:p>30</text:p>
          </table:table-cell>
          <table:table-cell table:style-name="ce7" table:formula="of:=ROUND([.BB130]*2.54;0)" office:value-type="float" office:value="38" calcext:value-type="float">
            <text:p>38</text:p>
          </table:table-cell>
          <table:table-cell table:style-name="ce7" table:formula="of:=IF([.$I130]&lt;[.$H130]; [.$I130]/[.BA130]; [.$H130]/[.BA130])" office:value-type="float" office:value="323.75" calcext:value-type="float">
            <text:p>324</text:p>
          </table:table-cell>
          <table:table-cell table:style-name="ce7" table:formula="of:=IF([.BE130]&gt;180; 1; 0)" office:value-type="float" office:value="1" calcext:value-type="float">
            <text:p>1</text:p>
          </table:table-cell>
          <table:table-cell table:style-name="ce7" table:formula="of:=IF([.BF130]=1;COM.MICROSOFT.CONCAT([.BA130];&quot; x &quot;;[.BB130];&quot; inches, &quot;;[.BC130];&quot; x &quot;;[.BD130];&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130]/[.$J130]; 0)" office:value-type="float" office:value="20" calcext:value-type="float">
            <text:p>20</text:p>
          </table:table-cell>
          <table:table-cell table:style-name="ce7" table:formula="of:=ROUND([.BH130]*2.54; 0)" office:value-type="float" office:value="41" calcext:value-type="float">
            <text:p>41</text:p>
          </table:table-cell>
          <table:table-cell table:style-name="ce7" table:formula="of:=ROUND([.BI130]*2.54;0)" office:value-type="float" office:value="51" calcext:value-type="float">
            <text:p>51</text:p>
          </table:table-cell>
          <table:table-cell table:style-name="ce7" table:formula="of:=IF([.$I130]&lt;[.$H130]; [.$I130]/[.BH130]; [.$H130]/[.BH130])" office:value-type="float" office:value="242.8125" calcext:value-type="float">
            <text:p>243</text:p>
          </table:table-cell>
          <table:table-cell table:style-name="ce7" table:formula="of:=IF([.BL130]&gt;150; 1; 0)" office:value-type="float" office:value="1" calcext:value-type="float">
            <text:p>1</text:p>
          </table:table-cell>
          <table:table-cell table:style-name="ce7" table:formula="of:=IF([.BM130]=1;COM.MICROSOFT.CONCAT([.BH130];&quot; x &quot;;[.BI130];&quot; inches, &quot;;[.BJ130];&quot; x &quot;;[.BK130];&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BO130]/[.$J130]; 0)" office:value-type="float" office:value="25" calcext:value-type="float">
            <text:p>25</text:p>
          </table:table-cell>
          <table:table-cell table:style-name="ce7" table:formula="of:=ROUND([.BO130]*2.54; 0)" office:value-type="float" office:value="51" calcext:value-type="float">
            <text:p>51</text:p>
          </table:table-cell>
          <table:table-cell table:style-name="ce7" table:formula="of:=ROUND([.BP130]*2.54;0)" office:value-type="float" office:value="64" calcext:value-type="float">
            <text:p>64</text:p>
          </table:table-cell>
          <table:table-cell table:style-name="ce7" table:formula="of:=IF([.$I130]&lt;[.$H130]; [.$I130]/[.BO130]; [.$H130]/[.BO130])" office:value-type="float" office:value="194.25" calcext:value-type="float">
            <text:p>194</text:p>
          </table:table-cell>
          <table:table-cell table:style-name="ce7" table:formula="of:=IF([.BS130]&gt;125; 1; 0)" office:value-type="float" office:value="1" calcext:value-type="float">
            <text:p>1</text:p>
          </table:table-cell>
          <table:table-cell table:style-name="ce7" table:formula="of:=IF([.BT130]=1;COM.MICROSOFT.CONCAT([.BO130];&quot; x &quot;;[.BP130];&quot; inches, &quot;;[.BQ130];&quot; x &quot;;[.BR130];&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BV130]/[.$J130]; 0)" office:value-type="float" office:value="30" calcext:value-type="float">
            <text:p>30</text:p>
          </table:table-cell>
          <table:table-cell table:style-name="ce7" table:formula="of:=ROUND([.BV130]*2.54; 0)" office:value-type="float" office:value="61" calcext:value-type="float">
            <text:p>61</text:p>
          </table:table-cell>
          <table:table-cell table:style-name="ce7" table:formula="of:=ROUND([.BW130]*2.54;0)" office:value-type="float" office:value="76" calcext:value-type="float">
            <text:p>76</text:p>
          </table:table-cell>
          <table:table-cell table:style-name="ce7" table:formula="of:=IF([.$I130]&lt;[.$H130]; [.$I130]/[.BV130]; [.$H130]/[.BV130])" office:value-type="float" office:value="161.875" calcext:value-type="float">
            <text:p>162</text:p>
          </table:table-cell>
          <table:table-cell table:style-name="ce7" table:formula="of:=IF([.BZ130]&gt;110; 1; 0)" office:value-type="float" office:value="1" calcext:value-type="float">
            <text:p>1</text:p>
          </table:table-cell>
          <table:table-cell table:style-name="ce7" table:formula="of:=IF([.CA130]=1;COM.MICROSOFT.CONCAT([.BV130];&quot; x &quot;;[.BW130];&quot; inches, &quot;;[.BX130];&quot; x &quot;;[.BY130];&quot; cm&quot;); &quot;&quot;)" office:value-type="string" office:string-value="24 x 30 inches, 61 x 76 cm" calcext:value-type="string">
            <text:p>24 x 30 inches, 61 x 76 cm</text:p>
          </table:table-cell>
          <table:table-cell table:number-columns-repeated="2"/>
        </table:table-row>
        <table:table-row table:style-name="ro2">
          <table:table-cell office:value-type="float" office:value="130" calcext:value-type="float">
            <text:p>130</text:p>
          </table:table-cell>
          <table:table-cell table:formula="of:=COM.MICROSOFT.CONCAT(&quot;PrintGalleryImage-&quot;;[.A131];&quot;.jpg&quot;)" office:value-type="string" office:string-value="PrintGalleryImage-130.jpg" calcext:value-type="string">
            <text:p>PrintGalleryImage-130.jpg</text:p>
          </table:table-cell>
          <table:table-cell table:style-name="Default" office:value-type="string" calcext:value-type="string">
            <text:p>Black-throated Trogon</text:p>
          </table:table-cell>
          <table:table-cell table:style-name="Default" office:value-type="string" calcext:value-type="string">
            <text:p>Bird life in the jungles of Costa Rica is amazing. I am a photographer not a twitcher but I was still in thrall of the huge number of species I managed to see.</text:p>
          </table:table-cell>
          <table:table-cell table:style-name="Default" office:value-type="string" calcext:value-type="string">
            <text:p>Adrian, Adrian O Brien, Adrian O' Brien, Adrian O'Brien, Animals, Birds, Brien, Costa Rica, O' Brien, O'Brien, OBrien, Wildlife chasing, chasing, chasing wildlife, chasingwildlife, jungle, nature, wildlifechasing</text:p>
          </table:table-cell>
          <table:table-cell table:style-name="ce12" office:value-type="string" calcext:value-type="string">
            <text:p>25/11/2019 16:06:56</text:p>
          </table:table-cell>
          <table:table-cell table:style-name="Default" office:value-type="string" calcext:value-type="string">
            <text:p>5205 x 3470</text:p>
          </table:table-cell>
          <table:table-cell table:formula="of:=LEFT([.G131];4)" office:value-type="string" office:string-value="5205" calcext:value-type="string">
            <text:p>5205</text:p>
          </table:table-cell>
          <table:table-cell table:formula="of:=RIGHT([.G131];4)" office:value-type="string" office:string-value="3470" calcext:value-type="string">
            <text:p>3470</text:p>
          </table:table-cell>
          <table:table-cell table:style-name="ce6" table:formula="of:=IF([.I131]/[.H131]&gt;1;[.H131]/[.I131];[.I131]/[.H131])" office:value-type="float" office:value="0.666666666666667" calcext:value-type="float">
            <text:p>0.667</text:p>
          </table:table-cell>
          <table:table-cell table:style-name="ce7" office:value-type="float" office:value="8" calcext:value-type="float">
            <text:p>8</text:p>
          </table:table-cell>
          <table:table-cell table:style-name="ce7" table:formula="of:=ROUND([.K131]/[.$J131]; 0)" office:value-type="float" office:value="12" calcext:value-type="float">
            <text:p>12</text:p>
          </table:table-cell>
          <table:table-cell table:style-name="ce7" table:formula="of:=ROUND([.K131]*2.54; 0)" office:value-type="float" office:value="20" calcext:value-type="float">
            <text:p>20</text:p>
          </table:table-cell>
          <table:table-cell table:style-name="ce7" table:formula="of:=ROUND([.L131]*2.54;0)" office:value-type="float" office:value="30" calcext:value-type="float">
            <text:p>30</text:p>
          </table:table-cell>
          <table:table-cell table:style-name="ce7" table:formula="of:=IF([.$I131]&lt;[.$H131]; [.$I131]/[.K131]; [.$H131]/[.K131])" office:value-type="float" office:value="433.75" calcext:value-type="float">
            <text:p>434</text:p>
          </table:table-cell>
          <table:table-cell table:style-name="ce7" table:formula="of:=IF([.O131]&gt;250; 1; 0)" office:value-type="float" office:value="1" calcext:value-type="float">
            <text:p>1</text:p>
          </table:table-cell>
          <table:table-cell table:style-name="ce7" table:formula="of:=IF([.P131]=1;COM.MICROSOFT.CONCAT([.K131];&quot; x &quot;;[.L131];&quot; inches, &quot;;[.M131];&quot; x &quot;;[.N13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31]/[.$J131]; 0)" office:value-type="float" office:value="18" calcext:value-type="float">
            <text:p>18</text:p>
          </table:table-cell>
          <table:table-cell table:style-name="ce7" table:formula="of:=ROUND([.R131]*2.54; 0)" office:value-type="float" office:value="30" calcext:value-type="float">
            <text:p>30</text:p>
          </table:table-cell>
          <table:table-cell table:style-name="ce7" table:formula="of:=ROUND([.S131]*2.54;0)" office:value-type="float" office:value="46" calcext:value-type="float">
            <text:p>46</text:p>
          </table:table-cell>
          <table:table-cell table:style-name="ce7" table:formula="of:=IF([.$I131]&lt;[.$H131]; [.$I131]/[.R131]; [.$H131]/[.R131])" office:value-type="float" office:value="289.166666666667" calcext:value-type="float">
            <text:p>289</text:p>
          </table:table-cell>
          <table:table-cell table:style-name="ce7" table:formula="of:=IF([.V131]&gt;150; 1; 0)" office:value-type="float" office:value="1" calcext:value-type="float">
            <text:p>1</text:p>
          </table:table-cell>
          <table:table-cell table:style-name="ce7" table:formula="of:=IF([.W131]=1;COM.MICROSOFT.CONCAT([.R131];&quot; x &quot;;[.S131];&quot; inches, &quot;;[.T131];&quot; x &quot;;[.U13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31]/[.$J131]; 0)" office:value-type="float" office:value="24" calcext:value-type="float">
            <text:p>24</text:p>
          </table:table-cell>
          <table:table-cell table:style-name="ce7" table:formula="of:=ROUND([.Y131]*2.54; 0)" office:value-type="float" office:value="41" calcext:value-type="float">
            <text:p>41</text:p>
          </table:table-cell>
          <table:table-cell table:style-name="ce7" table:formula="of:=ROUND([.Z131]*2.54;0)" office:value-type="float" office:value="61" calcext:value-type="float">
            <text:p>61</text:p>
          </table:table-cell>
          <table:table-cell table:style-name="ce7" table:formula="of:=IF([.$I131]&lt;[.$H131]; [.$I131]/[.Y131]; [.$H131]/[.Y131])" office:value-type="float" office:value="216.875" calcext:value-type="float">
            <text:p>217</text:p>
          </table:table-cell>
          <table:table-cell table:style-name="ce7" table:formula="of:=IF([.AC131]&gt;120; 1; 0)" office:value-type="float" office:value="1" calcext:value-type="float">
            <text:p>1</text:p>
          </table:table-cell>
          <table:table-cell table:style-name="ce7" table:formula="of:=IF([.AD131]=1;COM.MICROSOFT.CONCAT([.Y131];&quot; x &quot;;[.Z131];&quot; inches, &quot;;[.AA131];&quot; x &quot;;[.AB13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31]/[.$J131]; 0)" office:value-type="float" office:value="30" calcext:value-type="float">
            <text:p>30</text:p>
          </table:table-cell>
          <table:table-cell table:style-name="ce7" table:formula="of:=ROUND([.AF131]*2.54; 0)" office:value-type="float" office:value="51" calcext:value-type="float">
            <text:p>51</text:p>
          </table:table-cell>
          <table:table-cell table:style-name="ce7" table:formula="of:=ROUND([.AG131]*2.54;0)" office:value-type="float" office:value="76" calcext:value-type="float">
            <text:p>76</text:p>
          </table:table-cell>
          <table:table-cell table:style-name="ce7" table:formula="of:=IF([.$I131]&lt;[.$H131]; [.$I131]/[.AF131]; [.$H131]/[.AF131])" office:value-type="float" office:value="173.5" calcext:value-type="float">
            <text:p>174</text:p>
          </table:table-cell>
          <table:table-cell table:style-name="ce7" table:formula="of:=IF([.AJ131]&gt;100; 1; 0)" office:value-type="float" office:value="1" calcext:value-type="float">
            <text:p>1</text:p>
          </table:table-cell>
          <table:table-cell table:style-name="ce7" table:formula="of:=IF([.AK131]=1;COM.MICROSOFT.CONCAT([.AF131];&quot; x &quot;;[.AG131];&quot; inches, &quot;;[.AH131];&quot; x &quot;;[.AI13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31]/[.$J131]; 0)" office:value-type="float" office:value="36" calcext:value-type="float">
            <text:p>36</text:p>
          </table:table-cell>
          <table:table-cell table:style-name="ce7" table:formula="of:=ROUND([.AM131]*2.54; 0)" office:value-type="float" office:value="61" calcext:value-type="float">
            <text:p>61</text:p>
          </table:table-cell>
          <table:table-cell table:style-name="ce7" table:formula="of:=ROUND([.AN131]*2.54;0)" office:value-type="float" office:value="91" calcext:value-type="float">
            <text:p>91</text:p>
          </table:table-cell>
          <table:table-cell table:style-name="ce7" table:formula="of:=IF([.$I131]&lt;[.$H131]; [.$I131]/[.AM131]; [.$H131]/[.AM131])" office:value-type="float" office:value="144.583333333333" calcext:value-type="float">
            <text:p>145</text:p>
          </table:table-cell>
          <table:table-cell table:style-name="ce7" table:formula="of:=IF([.AQ131]&gt;90; 1; 0)" office:value-type="float" office:value="1" calcext:value-type="float">
            <text:p>1</text:p>
          </table:table-cell>
          <table:table-cell table:style-name="ce7" table:formula="of:=IF([.AR131]=1;COM.MICROSOFT.CONCAT([.AM131];&quot; x &quot;;[.AN131];&quot; inches, &quot;;[.AO131];&quot; x &quot;;[.AP131];&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31]/[.$J131]; 0)" office:value-type="float" office:value="12" calcext:value-type="float">
            <text:p>12</text:p>
          </table:table-cell>
          <table:table-cell table:style-name="ce7" table:formula="of:=ROUND([.AT131]*2.54; 0)" office:value-type="float" office:value="20" calcext:value-type="float">
            <text:p>20</text:p>
          </table:table-cell>
          <table:table-cell table:style-name="ce7" table:formula="of:=ROUND([.AU131]*2.54;0)" office:value-type="float" office:value="30" calcext:value-type="float">
            <text:p>30</text:p>
          </table:table-cell>
          <table:table-cell table:style-name="ce7" table:formula="of:=IF([.$I131]&lt;[.$H131]; [.$I131]/[.AT131]; [.$H131]/[.AT131])" office:value-type="float" office:value="433.75" calcext:value-type="float">
            <text:p>434</text:p>
          </table:table-cell>
          <table:table-cell table:style-name="ce7" table:formula="of:=IF([.AX131]&gt;280; 1; 0)" office:value-type="float" office:value="1" calcext:value-type="float">
            <text:p>1</text:p>
          </table:table-cell>
          <table:table-cell table:style-name="ce7" table:formula="of:=IF([.AY131]=1;COM.MICROSOFT.CONCAT([.AT131];&quot; x &quot;;[.AU131];&quot; inches, &quot;;[.AV131];&quot; x &quot;;[.AW13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31]/[.$J131]; 0)" office:value-type="float" office:value="18" calcext:value-type="float">
            <text:p>18</text:p>
          </table:table-cell>
          <table:table-cell table:style-name="ce7" table:formula="of:=ROUND([.BA131]*2.54; 0)" office:value-type="float" office:value="30" calcext:value-type="float">
            <text:p>30</text:p>
          </table:table-cell>
          <table:table-cell table:style-name="ce7" table:formula="of:=ROUND([.BB131]*2.54;0)" office:value-type="float" office:value="46" calcext:value-type="float">
            <text:p>46</text:p>
          </table:table-cell>
          <table:table-cell table:style-name="ce7" table:formula="of:=IF([.$I131]&lt;[.$H131]; [.$I131]/[.BA131]; [.$H131]/[.BA131])" office:value-type="float" office:value="289.166666666667" calcext:value-type="float">
            <text:p>289</text:p>
          </table:table-cell>
          <table:table-cell table:style-name="ce7" table:formula="of:=IF([.BE131]&gt;180; 1; 0)" office:value-type="float" office:value="1" calcext:value-type="float">
            <text:p>1</text:p>
          </table:table-cell>
          <table:table-cell table:style-name="ce7" table:formula="of:=IF([.BF131]=1;COM.MICROSOFT.CONCAT([.BA131];&quot; x &quot;;[.BB131];&quot; inches, &quot;;[.BC131];&quot; x &quot;;[.BD13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31]/[.$J131]; 0)" office:value-type="float" office:value="24" calcext:value-type="float">
            <text:p>24</text:p>
          </table:table-cell>
          <table:table-cell table:style-name="ce7" table:formula="of:=ROUND([.BH131]*2.54; 0)" office:value-type="float" office:value="41" calcext:value-type="float">
            <text:p>41</text:p>
          </table:table-cell>
          <table:table-cell table:style-name="ce7" table:formula="of:=ROUND([.BI131]*2.54;0)" office:value-type="float" office:value="61" calcext:value-type="float">
            <text:p>61</text:p>
          </table:table-cell>
          <table:table-cell table:style-name="ce7" table:formula="of:=IF([.$I131]&lt;[.$H131]; [.$I131]/[.BH131]; [.$H131]/[.BH131])" office:value-type="float" office:value="216.875" calcext:value-type="float">
            <text:p>217</text:p>
          </table:table-cell>
          <table:table-cell table:style-name="ce7" table:formula="of:=IF([.BL131]&gt;150; 1; 0)" office:value-type="float" office:value="1" calcext:value-type="float">
            <text:p>1</text:p>
          </table:table-cell>
          <table:table-cell table:style-name="ce7" table:formula="of:=IF([.BM131]=1;COM.MICROSOFT.CONCAT([.BH131];&quot; x &quot;;[.BI131];&quot; inches, &quot;;[.BJ131];&quot; x &quot;;[.BK13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31]/[.$J131]; 0)" office:value-type="float" office:value="30" calcext:value-type="float">
            <text:p>30</text:p>
          </table:table-cell>
          <table:table-cell table:style-name="ce7" table:formula="of:=ROUND([.BO131]*2.54; 0)" office:value-type="float" office:value="51" calcext:value-type="float">
            <text:p>51</text:p>
          </table:table-cell>
          <table:table-cell table:style-name="ce7" table:formula="of:=ROUND([.BP131]*2.54;0)" office:value-type="float" office:value="76" calcext:value-type="float">
            <text:p>76</text:p>
          </table:table-cell>
          <table:table-cell table:style-name="ce7" table:formula="of:=IF([.$I131]&lt;[.$H131]; [.$I131]/[.BO131]; [.$H131]/[.BO131])" office:value-type="float" office:value="173.5" calcext:value-type="float">
            <text:p>174</text:p>
          </table:table-cell>
          <table:table-cell table:style-name="ce7" table:formula="of:=IF([.BS131]&gt;125; 1; 0)" office:value-type="float" office:value="1" calcext:value-type="float">
            <text:p>1</text:p>
          </table:table-cell>
          <table:table-cell table:style-name="ce7" table:formula="of:=IF([.BT131]=1;COM.MICROSOFT.CONCAT([.BO131];&quot; x &quot;;[.BP131];&quot; inches, &quot;;[.BQ131];&quot; x &quot;;[.BR13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31]/[.$J131]; 0)" office:value-type="float" office:value="36" calcext:value-type="float">
            <text:p>36</text:p>
          </table:table-cell>
          <table:table-cell table:style-name="ce7" table:formula="of:=ROUND([.BV131]*2.54; 0)" office:value-type="float" office:value="61" calcext:value-type="float">
            <text:p>61</text:p>
          </table:table-cell>
          <table:table-cell table:style-name="ce7" table:formula="of:=ROUND([.BW131]*2.54;0)" office:value-type="float" office:value="91" calcext:value-type="float">
            <text:p>91</text:p>
          </table:table-cell>
          <table:table-cell table:style-name="ce7" table:formula="of:=IF([.$I131]&lt;[.$H131]; [.$I131]/[.BV131]; [.$H131]/[.BV131])" office:value-type="float" office:value="144.583333333333" calcext:value-type="float">
            <text:p>145</text:p>
          </table:table-cell>
          <table:table-cell table:style-name="ce7" table:formula="of:=IF([.BZ131]&gt;110; 1; 0)" office:value-type="float" office:value="1" calcext:value-type="float">
            <text:p>1</text:p>
          </table:table-cell>
          <table:table-cell table:style-name="ce7" table:formula="of:=IF([.CA131]=1;COM.MICROSOFT.CONCAT([.BV131];&quot; x &quot;;[.BW131];&quot; inches, &quot;;[.BX131];&quot; x &quot;;[.BY131];&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31" calcext:value-type="float">
            <text:p>131</text:p>
          </table:table-cell>
          <table:table-cell table:formula="of:=COM.MICROSOFT.CONCAT(&quot;PrintGalleryImage-&quot;;[.A132];&quot;.jpg&quot;)" office:value-type="string" office:string-value="PrintGalleryImage-131.jpg" calcext:value-type="string">
            <text:p>PrintGalleryImage-131.jpg</text:p>
          </table:table-cell>
          <table:table-cell table:style-name="Default" office:value-type="string" calcext:value-type="string">
            <text:p>Female Black-throated Trogon</text:p>
          </table:table-cell>
          <table:table-cell table:style-name="Default" office:value-type="string" calcext:value-type="string">
            <text:p>Costa Rica is a bird watcher's paradise. There are so many species and many of them are endemic. I just like to photograph the pretty ones.</text:p>
          </table:table-cell>
          <table:table-cell table:style-name="Default" office:value-type="string" calcext:value-type="string">
            <text:p>Adrian, Adrian O Brien, Adrian O' Brien, Adrian O'Brien, Animals, Birds, Brien, Costa Rica, O' Brien, O'Brien, OBrien, Wildlife chasing, chasing, chasing wildlife, chasingwildlife, jungle, mammal, monkey, nature, wildlifechasing</text:p>
          </table:table-cell>
          <table:table-cell table:style-name="ce12" office:value-type="string" calcext:value-type="string">
            <text:p>25/11/2019 17:22:12</text:p>
          </table:table-cell>
          <table:table-cell table:style-name="Default" office:value-type="string" calcext:value-type="string">
            <text:p>4513 x 3009</text:p>
          </table:table-cell>
          <table:table-cell table:formula="of:=LEFT([.G132];4)" office:value-type="string" office:string-value="4513" calcext:value-type="string">
            <text:p>4513</text:p>
          </table:table-cell>
          <table:table-cell table:formula="of:=RIGHT([.G132];4)" office:value-type="string" office:string-value="3009" calcext:value-type="string">
            <text:p>3009</text:p>
          </table:table-cell>
          <table:table-cell table:style-name="ce6" table:formula="of:=IF([.I132]/[.H132]&gt;1;[.H132]/[.I132];[.I132]/[.H132])" office:value-type="float" office:value="0.666740527365389" calcext:value-type="float">
            <text:p>0.667</text:p>
          </table:table-cell>
          <table:table-cell table:style-name="ce7" office:value-type="float" office:value="8" calcext:value-type="float">
            <text:p>8</text:p>
          </table:table-cell>
          <table:table-cell table:style-name="ce7" table:formula="of:=ROUND([.K132]/[.$J132]; 0)" office:value-type="float" office:value="12" calcext:value-type="float">
            <text:p>12</text:p>
          </table:table-cell>
          <table:table-cell table:style-name="ce7" table:formula="of:=ROUND([.K132]*2.54; 0)" office:value-type="float" office:value="20" calcext:value-type="float">
            <text:p>20</text:p>
          </table:table-cell>
          <table:table-cell table:style-name="ce7" table:formula="of:=ROUND([.L132]*2.54;0)" office:value-type="float" office:value="30" calcext:value-type="float">
            <text:p>30</text:p>
          </table:table-cell>
          <table:table-cell table:style-name="ce7" table:formula="of:=IF([.$I132]&lt;[.$H132]; [.$I132]/[.K132]; [.$H132]/[.K132])" office:value-type="float" office:value="376.125" calcext:value-type="float">
            <text:p>376</text:p>
          </table:table-cell>
          <table:table-cell table:style-name="ce7" table:formula="of:=IF([.O132]&gt;250; 1; 0)" office:value-type="float" office:value="1" calcext:value-type="float">
            <text:p>1</text:p>
          </table:table-cell>
          <table:table-cell table:style-name="ce7" table:formula="of:=IF([.P132]=1;COM.MICROSOFT.CONCAT([.K132];&quot; x &quot;;[.L132];&quot; inches, &quot;;[.M132];&quot; x &quot;;[.N13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32]/[.$J132]; 0)" office:value-type="float" office:value="18" calcext:value-type="float">
            <text:p>18</text:p>
          </table:table-cell>
          <table:table-cell table:style-name="ce7" table:formula="of:=ROUND([.R132]*2.54; 0)" office:value-type="float" office:value="30" calcext:value-type="float">
            <text:p>30</text:p>
          </table:table-cell>
          <table:table-cell table:style-name="ce7" table:formula="of:=ROUND([.S132]*2.54;0)" office:value-type="float" office:value="46" calcext:value-type="float">
            <text:p>46</text:p>
          </table:table-cell>
          <table:table-cell table:style-name="ce7" table:formula="of:=IF([.$I132]&lt;[.$H132]; [.$I132]/[.R132]; [.$H132]/[.R132])" office:value-type="float" office:value="250.75" calcext:value-type="float">
            <text:p>251</text:p>
          </table:table-cell>
          <table:table-cell table:style-name="ce7" table:formula="of:=IF([.V132]&gt;150; 1; 0)" office:value-type="float" office:value="1" calcext:value-type="float">
            <text:p>1</text:p>
          </table:table-cell>
          <table:table-cell table:style-name="ce7" table:formula="of:=IF([.W132]=1;COM.MICROSOFT.CONCAT([.R132];&quot; x &quot;;[.S132];&quot; inches, &quot;;[.T132];&quot; x &quot;;[.U13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32]/[.$J132]; 0)" office:value-type="float" office:value="24" calcext:value-type="float">
            <text:p>24</text:p>
          </table:table-cell>
          <table:table-cell table:style-name="ce7" table:formula="of:=ROUND([.Y132]*2.54; 0)" office:value-type="float" office:value="41" calcext:value-type="float">
            <text:p>41</text:p>
          </table:table-cell>
          <table:table-cell table:style-name="ce7" table:formula="of:=ROUND([.Z132]*2.54;0)" office:value-type="float" office:value="61" calcext:value-type="float">
            <text:p>61</text:p>
          </table:table-cell>
          <table:table-cell table:style-name="ce7" table:formula="of:=IF([.$I132]&lt;[.$H132]; [.$I132]/[.Y132]; [.$H132]/[.Y132])" office:value-type="float" office:value="188.0625" calcext:value-type="float">
            <text:p>188</text:p>
          </table:table-cell>
          <table:table-cell table:style-name="ce7" table:formula="of:=IF([.AC132]&gt;120; 1; 0)" office:value-type="float" office:value="1" calcext:value-type="float">
            <text:p>1</text:p>
          </table:table-cell>
          <table:table-cell table:style-name="ce7" table:formula="of:=IF([.AD132]=1;COM.MICROSOFT.CONCAT([.Y132];&quot; x &quot;;[.Z132];&quot; inches, &quot;;[.AA132];&quot; x &quot;;[.AB13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32]/[.$J132]; 0)" office:value-type="float" office:value="30" calcext:value-type="float">
            <text:p>30</text:p>
          </table:table-cell>
          <table:table-cell table:style-name="ce7" table:formula="of:=ROUND([.AF132]*2.54; 0)" office:value-type="float" office:value="51" calcext:value-type="float">
            <text:p>51</text:p>
          </table:table-cell>
          <table:table-cell table:style-name="ce7" table:formula="of:=ROUND([.AG132]*2.54;0)" office:value-type="float" office:value="76" calcext:value-type="float">
            <text:p>76</text:p>
          </table:table-cell>
          <table:table-cell table:style-name="ce7" table:formula="of:=IF([.$I132]&lt;[.$H132]; [.$I132]/[.AF132]; [.$H132]/[.AF132])" office:value-type="float" office:value="150.45" calcext:value-type="float">
            <text:p>150</text:p>
          </table:table-cell>
          <table:table-cell table:style-name="ce7" table:formula="of:=IF([.AJ132]&gt;100; 1; 0)" office:value-type="float" office:value="1" calcext:value-type="float">
            <text:p>1</text:p>
          </table:table-cell>
          <table:table-cell table:style-name="ce7" table:formula="of:=IF([.AK132]=1;COM.MICROSOFT.CONCAT([.AF132];&quot; x &quot;;[.AG132];&quot; inches, &quot;;[.AH132];&quot; x &quot;;[.AI13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32]/[.$J132]; 0)" office:value-type="float" office:value="36" calcext:value-type="float">
            <text:p>36</text:p>
          </table:table-cell>
          <table:table-cell table:style-name="ce7" table:formula="of:=ROUND([.AM132]*2.54; 0)" office:value-type="float" office:value="61" calcext:value-type="float">
            <text:p>61</text:p>
          </table:table-cell>
          <table:table-cell table:style-name="ce7" table:formula="of:=ROUND([.AN132]*2.54;0)" office:value-type="float" office:value="91" calcext:value-type="float">
            <text:p>91</text:p>
          </table:table-cell>
          <table:table-cell table:style-name="ce7" table:formula="of:=IF([.$I132]&lt;[.$H132]; [.$I132]/[.AM132]; [.$H132]/[.AM132])" office:value-type="float" office:value="125.375" calcext:value-type="float">
            <text:p>125</text:p>
          </table:table-cell>
          <table:table-cell table:style-name="ce7" table:formula="of:=IF([.AQ132]&gt;90; 1; 0)" office:value-type="float" office:value="1" calcext:value-type="float">
            <text:p>1</text:p>
          </table:table-cell>
          <table:table-cell table:style-name="ce7" table:formula="of:=IF([.AR132]=1;COM.MICROSOFT.CONCAT([.AM132];&quot; x &quot;;[.AN132];&quot; inches, &quot;;[.AO132];&quot; x &quot;;[.AP132];&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32]/[.$J132]; 0)" office:value-type="float" office:value="12" calcext:value-type="float">
            <text:p>12</text:p>
          </table:table-cell>
          <table:table-cell table:style-name="ce7" table:formula="of:=ROUND([.AT132]*2.54; 0)" office:value-type="float" office:value="20" calcext:value-type="float">
            <text:p>20</text:p>
          </table:table-cell>
          <table:table-cell table:style-name="ce7" table:formula="of:=ROUND([.AU132]*2.54;0)" office:value-type="float" office:value="30" calcext:value-type="float">
            <text:p>30</text:p>
          </table:table-cell>
          <table:table-cell table:style-name="ce7" table:formula="of:=IF([.$I132]&lt;[.$H132]; [.$I132]/[.AT132]; [.$H132]/[.AT132])" office:value-type="float" office:value="376.125" calcext:value-type="float">
            <text:p>376</text:p>
          </table:table-cell>
          <table:table-cell table:style-name="ce7" table:formula="of:=IF([.AX132]&gt;280; 1; 0)" office:value-type="float" office:value="1" calcext:value-type="float">
            <text:p>1</text:p>
          </table:table-cell>
          <table:table-cell table:style-name="ce7" table:formula="of:=IF([.AY132]=1;COM.MICROSOFT.CONCAT([.AT132];&quot; x &quot;;[.AU132];&quot; inches, &quot;;[.AV132];&quot; x &quot;;[.AW132];&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32]/[.$J132]; 0)" office:value-type="float" office:value="18" calcext:value-type="float">
            <text:p>18</text:p>
          </table:table-cell>
          <table:table-cell table:style-name="ce7" table:formula="of:=ROUND([.BA132]*2.54; 0)" office:value-type="float" office:value="30" calcext:value-type="float">
            <text:p>30</text:p>
          </table:table-cell>
          <table:table-cell table:style-name="ce7" table:formula="of:=ROUND([.BB132]*2.54;0)" office:value-type="float" office:value="46" calcext:value-type="float">
            <text:p>46</text:p>
          </table:table-cell>
          <table:table-cell table:style-name="ce7" table:formula="of:=IF([.$I132]&lt;[.$H132]; [.$I132]/[.BA132]; [.$H132]/[.BA132])" office:value-type="float" office:value="250.75" calcext:value-type="float">
            <text:p>251</text:p>
          </table:table-cell>
          <table:table-cell table:style-name="ce7" table:formula="of:=IF([.BE132]&gt;180; 1; 0)" office:value-type="float" office:value="1" calcext:value-type="float">
            <text:p>1</text:p>
          </table:table-cell>
          <table:table-cell table:style-name="ce7" table:formula="of:=IF([.BF132]=1;COM.MICROSOFT.CONCAT([.BA132];&quot; x &quot;;[.BB132];&quot; inches, &quot;;[.BC132];&quot; x &quot;;[.BD132];&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32]/[.$J132]; 0)" office:value-type="float" office:value="24" calcext:value-type="float">
            <text:p>24</text:p>
          </table:table-cell>
          <table:table-cell table:style-name="ce7" table:formula="of:=ROUND([.BH132]*2.54; 0)" office:value-type="float" office:value="41" calcext:value-type="float">
            <text:p>41</text:p>
          </table:table-cell>
          <table:table-cell table:style-name="ce7" table:formula="of:=ROUND([.BI132]*2.54;0)" office:value-type="float" office:value="61" calcext:value-type="float">
            <text:p>61</text:p>
          </table:table-cell>
          <table:table-cell table:style-name="ce7" table:formula="of:=IF([.$I132]&lt;[.$H132]; [.$I132]/[.BH132]; [.$H132]/[.BH132])" office:value-type="float" office:value="188.0625" calcext:value-type="float">
            <text:p>188</text:p>
          </table:table-cell>
          <table:table-cell table:style-name="ce7" table:formula="of:=IF([.BL132]&gt;150; 1; 0)" office:value-type="float" office:value="1" calcext:value-type="float">
            <text:p>1</text:p>
          </table:table-cell>
          <table:table-cell table:style-name="ce7" table:formula="of:=IF([.BM132]=1;COM.MICROSOFT.CONCAT([.BH132];&quot; x &quot;;[.BI132];&quot; inches, &quot;;[.BJ132];&quot; x &quot;;[.BK132];&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32]/[.$J132]; 0)" office:value-type="float" office:value="30" calcext:value-type="float">
            <text:p>30</text:p>
          </table:table-cell>
          <table:table-cell table:style-name="ce7" table:formula="of:=ROUND([.BO132]*2.54; 0)" office:value-type="float" office:value="51" calcext:value-type="float">
            <text:p>51</text:p>
          </table:table-cell>
          <table:table-cell table:style-name="ce7" table:formula="of:=ROUND([.BP132]*2.54;0)" office:value-type="float" office:value="76" calcext:value-type="float">
            <text:p>76</text:p>
          </table:table-cell>
          <table:table-cell table:style-name="ce7" table:formula="of:=IF([.$I132]&lt;[.$H132]; [.$I132]/[.BO132]; [.$H132]/[.BO132])" office:value-type="float" office:value="150.45" calcext:value-type="float">
            <text:p>150</text:p>
          </table:table-cell>
          <table:table-cell table:style-name="ce7" table:formula="of:=IF([.BS132]&gt;125; 1; 0)" office:value-type="float" office:value="1" calcext:value-type="float">
            <text:p>1</text:p>
          </table:table-cell>
          <table:table-cell table:style-name="ce7" table:formula="of:=IF([.BT132]=1;COM.MICROSOFT.CONCAT([.BO132];&quot; x &quot;;[.BP132];&quot; inches, &quot;;[.BQ132];&quot; x &quot;;[.BR132];&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32]/[.$J132]; 0)" office:value-type="float" office:value="36" calcext:value-type="float">
            <text:p>36</text:p>
          </table:table-cell>
          <table:table-cell table:style-name="ce7" table:formula="of:=ROUND([.BV132]*2.54; 0)" office:value-type="float" office:value="61" calcext:value-type="float">
            <text:p>61</text:p>
          </table:table-cell>
          <table:table-cell table:style-name="ce7" table:formula="of:=ROUND([.BW132]*2.54;0)" office:value-type="float" office:value="91" calcext:value-type="float">
            <text:p>91</text:p>
          </table:table-cell>
          <table:table-cell table:style-name="ce7" table:formula="of:=IF([.$I132]&lt;[.$H132]; [.$I132]/[.BV132]; [.$H132]/[.BV132])" office:value-type="float" office:value="125.375" calcext:value-type="float">
            <text:p>125</text:p>
          </table:table-cell>
          <table:table-cell table:style-name="ce7" table:formula="of:=IF([.BZ132]&gt;110; 1; 0)" office:value-type="float" office:value="1" calcext:value-type="float">
            <text:p>1</text:p>
          </table:table-cell>
          <table:table-cell table:style-name="ce7" table:formula="of:=IF([.CA132]=1;COM.MICROSOFT.CONCAT([.BV132];&quot; x &quot;;[.BW132];&quot; inches, &quot;;[.BX132];&quot; x &quot;;[.BY132];&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32" calcext:value-type="float">
            <text:p>132</text:p>
          </table:table-cell>
          <table:table-cell table:formula="of:=COM.MICROSOFT.CONCAT(&quot;PrintGalleryImage-&quot;;[.A133];&quot;.jpg&quot;)" office:value-type="string" office:string-value="PrintGalleryImage-132.jpg" calcext:value-type="string">
            <text:p>PrintGalleryImage-132.jpg</text:p>
          </table:table-cell>
          <table:table-cell table:style-name="Default" office:value-type="string" calcext:value-type="string">
            <text:p>Spider Monkey Foraging</text:p>
          </table:table-cell>
          <table:table-cell table:style-name="Default" office:value-type="string" calcext:value-type="string">
            <text:p>The canopy of the Costa Rican Jungle is full of life. Spider Monkeys are everywhere but it is hard to find them, when they aren't hiding behind leaves.</text:p>
          </table:table-cell>
          <table:table-cell table:style-name="Default" office:value-type="string" calcext:value-type="string">
            <text:p>Adrian, Adrian O Brien, Adrian O' Brien, Adrian O'Brien, Animals, Brien, Costa Rica, Monkeys, O' Brien, O'Brien, OBrien, Wildlife chasing, chasing, chasing wildlife, chasingwildlife, jungle, mammal, monkey, nature, spider monkey, wildlifechasing</text:p>
          </table:table-cell>
          <table:table-cell table:style-name="ce12" office:value-type="string" calcext:value-type="string">
            <text:p>25/11/2019 19:24:00</text:p>
          </table:table-cell>
          <table:table-cell table:style-name="Default" office:value-type="string" calcext:value-type="string">
            <text:p>6016 x 4011</text:p>
          </table:table-cell>
          <table:table-cell table:formula="of:=LEFT([.G133];4)" office:value-type="string" office:string-value="6016" calcext:value-type="string">
            <text:p>6016</text:p>
          </table:table-cell>
          <table:table-cell table:formula="of:=RIGHT([.G133];4)" office:value-type="string" office:string-value="4011" calcext:value-type="string">
            <text:p>4011</text:p>
          </table:table-cell>
          <table:table-cell table:style-name="ce6" table:formula="of:=IF([.I133]/[.H133]&gt;1;[.H133]/[.I133];[.I133]/[.H133])" office:value-type="float" office:value="0.666722074468085" calcext:value-type="float">
            <text:p>0.667</text:p>
          </table:table-cell>
          <table:table-cell table:style-name="ce7" office:value-type="float" office:value="8" calcext:value-type="float">
            <text:p>8</text:p>
          </table:table-cell>
          <table:table-cell table:style-name="ce7" table:formula="of:=ROUND([.K133]/[.$J133]; 0)" office:value-type="float" office:value="12" calcext:value-type="float">
            <text:p>12</text:p>
          </table:table-cell>
          <table:table-cell table:style-name="ce7" table:formula="of:=ROUND([.K133]*2.54; 0)" office:value-type="float" office:value="20" calcext:value-type="float">
            <text:p>20</text:p>
          </table:table-cell>
          <table:table-cell table:style-name="ce7" table:formula="of:=ROUND([.L133]*2.54;0)" office:value-type="float" office:value="30" calcext:value-type="float">
            <text:p>30</text:p>
          </table:table-cell>
          <table:table-cell table:style-name="ce7" table:formula="of:=IF([.$I133]&lt;[.$H133]; [.$I133]/[.K133]; [.$H133]/[.K133])" office:value-type="float" office:value="501.375" calcext:value-type="float">
            <text:p>501</text:p>
          </table:table-cell>
          <table:table-cell table:style-name="ce7" table:formula="of:=IF([.O133]&gt;250; 1; 0)" office:value-type="float" office:value="1" calcext:value-type="float">
            <text:p>1</text:p>
          </table:table-cell>
          <table:table-cell table:style-name="ce7" table:formula="of:=IF([.P133]=1;COM.MICROSOFT.CONCAT([.K133];&quot; x &quot;;[.L133];&quot; inches, &quot;;[.M133];&quot; x &quot;;[.N13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33]/[.$J133]; 0)" office:value-type="float" office:value="18" calcext:value-type="float">
            <text:p>18</text:p>
          </table:table-cell>
          <table:table-cell table:style-name="ce7" table:formula="of:=ROUND([.R133]*2.54; 0)" office:value-type="float" office:value="30" calcext:value-type="float">
            <text:p>30</text:p>
          </table:table-cell>
          <table:table-cell table:style-name="ce7" table:formula="of:=ROUND([.S133]*2.54;0)" office:value-type="float" office:value="46" calcext:value-type="float">
            <text:p>46</text:p>
          </table:table-cell>
          <table:table-cell table:style-name="ce7" table:formula="of:=IF([.$I133]&lt;[.$H133]; [.$I133]/[.R133]; [.$H133]/[.R133])" office:value-type="float" office:value="334.25" calcext:value-type="float">
            <text:p>334</text:p>
          </table:table-cell>
          <table:table-cell table:style-name="ce7" table:formula="of:=IF([.V133]&gt;150; 1; 0)" office:value-type="float" office:value="1" calcext:value-type="float">
            <text:p>1</text:p>
          </table:table-cell>
          <table:table-cell table:style-name="ce7" table:formula="of:=IF([.W133]=1;COM.MICROSOFT.CONCAT([.R133];&quot; x &quot;;[.S133];&quot; inches, &quot;;[.T133];&quot; x &quot;;[.U13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33]/[.$J133]; 0)" office:value-type="float" office:value="24" calcext:value-type="float">
            <text:p>24</text:p>
          </table:table-cell>
          <table:table-cell table:style-name="ce7" table:formula="of:=ROUND([.Y133]*2.54; 0)" office:value-type="float" office:value="41" calcext:value-type="float">
            <text:p>41</text:p>
          </table:table-cell>
          <table:table-cell table:style-name="ce7" table:formula="of:=ROUND([.Z133]*2.54;0)" office:value-type="float" office:value="61" calcext:value-type="float">
            <text:p>61</text:p>
          </table:table-cell>
          <table:table-cell table:style-name="ce7" table:formula="of:=IF([.$I133]&lt;[.$H133]; [.$I133]/[.Y133]; [.$H133]/[.Y133])" office:value-type="float" office:value="250.6875" calcext:value-type="float">
            <text:p>251</text:p>
          </table:table-cell>
          <table:table-cell table:style-name="ce7" table:formula="of:=IF([.AC133]&gt;120; 1; 0)" office:value-type="float" office:value="1" calcext:value-type="float">
            <text:p>1</text:p>
          </table:table-cell>
          <table:table-cell table:style-name="ce7" table:formula="of:=IF([.AD133]=1;COM.MICROSOFT.CONCAT([.Y133];&quot; x &quot;;[.Z133];&quot; inches, &quot;;[.AA133];&quot; x &quot;;[.AB13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33]/[.$J133]; 0)" office:value-type="float" office:value="30" calcext:value-type="float">
            <text:p>30</text:p>
          </table:table-cell>
          <table:table-cell table:style-name="ce7" table:formula="of:=ROUND([.AF133]*2.54; 0)" office:value-type="float" office:value="51" calcext:value-type="float">
            <text:p>51</text:p>
          </table:table-cell>
          <table:table-cell table:style-name="ce7" table:formula="of:=ROUND([.AG133]*2.54;0)" office:value-type="float" office:value="76" calcext:value-type="float">
            <text:p>76</text:p>
          </table:table-cell>
          <table:table-cell table:style-name="ce7" table:formula="of:=IF([.$I133]&lt;[.$H133]; [.$I133]/[.AF133]; [.$H133]/[.AF133])" office:value-type="float" office:value="200.55" calcext:value-type="float">
            <text:p>201</text:p>
          </table:table-cell>
          <table:table-cell table:style-name="ce7" table:formula="of:=IF([.AJ133]&gt;100; 1; 0)" office:value-type="float" office:value="1" calcext:value-type="float">
            <text:p>1</text:p>
          </table:table-cell>
          <table:table-cell table:style-name="ce7" table:formula="of:=IF([.AK133]=1;COM.MICROSOFT.CONCAT([.AF133];&quot; x &quot;;[.AG133];&quot; inches, &quot;;[.AH133];&quot; x &quot;;[.AI13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33]/[.$J133]; 0)" office:value-type="float" office:value="36" calcext:value-type="float">
            <text:p>36</text:p>
          </table:table-cell>
          <table:table-cell table:style-name="ce7" table:formula="of:=ROUND([.AM133]*2.54; 0)" office:value-type="float" office:value="61" calcext:value-type="float">
            <text:p>61</text:p>
          </table:table-cell>
          <table:table-cell table:style-name="ce7" table:formula="of:=ROUND([.AN133]*2.54;0)" office:value-type="float" office:value="91" calcext:value-type="float">
            <text:p>91</text:p>
          </table:table-cell>
          <table:table-cell table:style-name="ce7" table:formula="of:=IF([.$I133]&lt;[.$H133]; [.$I133]/[.AM133]; [.$H133]/[.AM133])" office:value-type="float" office:value="167.125" calcext:value-type="float">
            <text:p>167</text:p>
          </table:table-cell>
          <table:table-cell table:style-name="ce7" table:formula="of:=IF([.AQ133]&gt;90; 1; 0)" office:value-type="float" office:value="1" calcext:value-type="float">
            <text:p>1</text:p>
          </table:table-cell>
          <table:table-cell table:style-name="ce7" table:formula="of:=IF([.AR133]=1;COM.MICROSOFT.CONCAT([.AM133];&quot; x &quot;;[.AN133];&quot; inches, &quot;;[.AO133];&quot; x &quot;;[.AP133];&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33]/[.$J133]; 0)" office:value-type="float" office:value="12" calcext:value-type="float">
            <text:p>12</text:p>
          </table:table-cell>
          <table:table-cell table:style-name="ce7" table:formula="of:=ROUND([.AT133]*2.54; 0)" office:value-type="float" office:value="20" calcext:value-type="float">
            <text:p>20</text:p>
          </table:table-cell>
          <table:table-cell table:style-name="ce7" table:formula="of:=ROUND([.AU133]*2.54;0)" office:value-type="float" office:value="30" calcext:value-type="float">
            <text:p>30</text:p>
          </table:table-cell>
          <table:table-cell table:style-name="ce7" table:formula="of:=IF([.$I133]&lt;[.$H133]; [.$I133]/[.AT133]; [.$H133]/[.AT133])" office:value-type="float" office:value="501.375" calcext:value-type="float">
            <text:p>501</text:p>
          </table:table-cell>
          <table:table-cell table:style-name="ce7" table:formula="of:=IF([.AX133]&gt;280; 1; 0)" office:value-type="float" office:value="1" calcext:value-type="float">
            <text:p>1</text:p>
          </table:table-cell>
          <table:table-cell table:style-name="ce7" table:formula="of:=IF([.AY133]=1;COM.MICROSOFT.CONCAT([.AT133];&quot; x &quot;;[.AU133];&quot; inches, &quot;;[.AV133];&quot; x &quot;;[.AW13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33]/[.$J133]; 0)" office:value-type="float" office:value="18" calcext:value-type="float">
            <text:p>18</text:p>
          </table:table-cell>
          <table:table-cell table:style-name="ce7" table:formula="of:=ROUND([.BA133]*2.54; 0)" office:value-type="float" office:value="30" calcext:value-type="float">
            <text:p>30</text:p>
          </table:table-cell>
          <table:table-cell table:style-name="ce7" table:formula="of:=ROUND([.BB133]*2.54;0)" office:value-type="float" office:value="46" calcext:value-type="float">
            <text:p>46</text:p>
          </table:table-cell>
          <table:table-cell table:style-name="ce7" table:formula="of:=IF([.$I133]&lt;[.$H133]; [.$I133]/[.BA133]; [.$H133]/[.BA133])" office:value-type="float" office:value="334.25" calcext:value-type="float">
            <text:p>334</text:p>
          </table:table-cell>
          <table:table-cell table:style-name="ce7" table:formula="of:=IF([.BE133]&gt;180; 1; 0)" office:value-type="float" office:value="1" calcext:value-type="float">
            <text:p>1</text:p>
          </table:table-cell>
          <table:table-cell table:style-name="ce7" table:formula="of:=IF([.BF133]=1;COM.MICROSOFT.CONCAT([.BA133];&quot; x &quot;;[.BB133];&quot; inches, &quot;;[.BC133];&quot; x &quot;;[.BD13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33]/[.$J133]; 0)" office:value-type="float" office:value="24" calcext:value-type="float">
            <text:p>24</text:p>
          </table:table-cell>
          <table:table-cell table:style-name="ce7" table:formula="of:=ROUND([.BH133]*2.54; 0)" office:value-type="float" office:value="41" calcext:value-type="float">
            <text:p>41</text:p>
          </table:table-cell>
          <table:table-cell table:style-name="ce7" table:formula="of:=ROUND([.BI133]*2.54;0)" office:value-type="float" office:value="61" calcext:value-type="float">
            <text:p>61</text:p>
          </table:table-cell>
          <table:table-cell table:style-name="ce7" table:formula="of:=IF([.$I133]&lt;[.$H133]; [.$I133]/[.BH133]; [.$H133]/[.BH133])" office:value-type="float" office:value="250.6875" calcext:value-type="float">
            <text:p>251</text:p>
          </table:table-cell>
          <table:table-cell table:style-name="ce7" table:formula="of:=IF([.BL133]&gt;150; 1; 0)" office:value-type="float" office:value="1" calcext:value-type="float">
            <text:p>1</text:p>
          </table:table-cell>
          <table:table-cell table:style-name="ce7" table:formula="of:=IF([.BM133]=1;COM.MICROSOFT.CONCAT([.BH133];&quot; x &quot;;[.BI133];&quot; inches, &quot;;[.BJ133];&quot; x &quot;;[.BK13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33]/[.$J133]; 0)" office:value-type="float" office:value="30" calcext:value-type="float">
            <text:p>30</text:p>
          </table:table-cell>
          <table:table-cell table:style-name="ce7" table:formula="of:=ROUND([.BO133]*2.54; 0)" office:value-type="float" office:value="51" calcext:value-type="float">
            <text:p>51</text:p>
          </table:table-cell>
          <table:table-cell table:style-name="ce7" table:formula="of:=ROUND([.BP133]*2.54;0)" office:value-type="float" office:value="76" calcext:value-type="float">
            <text:p>76</text:p>
          </table:table-cell>
          <table:table-cell table:style-name="ce7" table:formula="of:=IF([.$I133]&lt;[.$H133]; [.$I133]/[.BO133]; [.$H133]/[.BO133])" office:value-type="float" office:value="200.55" calcext:value-type="float">
            <text:p>201</text:p>
          </table:table-cell>
          <table:table-cell table:style-name="ce7" table:formula="of:=IF([.BS133]&gt;125; 1; 0)" office:value-type="float" office:value="1" calcext:value-type="float">
            <text:p>1</text:p>
          </table:table-cell>
          <table:table-cell table:style-name="ce7" table:formula="of:=IF([.BT133]=1;COM.MICROSOFT.CONCAT([.BO133];&quot; x &quot;;[.BP133];&quot; inches, &quot;;[.BQ133];&quot; x &quot;;[.BR13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33]/[.$J133]; 0)" office:value-type="float" office:value="36" calcext:value-type="float">
            <text:p>36</text:p>
          </table:table-cell>
          <table:table-cell table:style-name="ce7" table:formula="of:=ROUND([.BV133]*2.54; 0)" office:value-type="float" office:value="61" calcext:value-type="float">
            <text:p>61</text:p>
          </table:table-cell>
          <table:table-cell table:style-name="ce7" table:formula="of:=ROUND([.BW133]*2.54;0)" office:value-type="float" office:value="91" calcext:value-type="float">
            <text:p>91</text:p>
          </table:table-cell>
          <table:table-cell table:style-name="ce7" table:formula="of:=IF([.$I133]&lt;[.$H133]; [.$I133]/[.BV133]; [.$H133]/[.BV133])" office:value-type="float" office:value="167.125" calcext:value-type="float">
            <text:p>167</text:p>
          </table:table-cell>
          <table:table-cell table:style-name="ce7" table:formula="of:=IF([.BZ133]&gt;110; 1; 0)" office:value-type="float" office:value="1" calcext:value-type="float">
            <text:p>1</text:p>
          </table:table-cell>
          <table:table-cell table:style-name="ce7" table:formula="of:=IF([.CA133]=1;COM.MICROSOFT.CONCAT([.BV133];&quot; x &quot;;[.BW133];&quot; inches, &quot;;[.BX133];&quot; x &quot;;[.BY133];&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33" calcext:value-type="float">
            <text:p>133</text:p>
          </table:table-cell>
          <table:table-cell table:formula="of:=COM.MICROSOFT.CONCAT(&quot;PrintGalleryImage-&quot;;[.A134];&quot;.jpg&quot;)" office:value-type="string" office:string-value="PrintGalleryImage-133.jpg" calcext:value-type="string">
            <text:p>PrintGalleryImage-133.jpg</text:p>
          </table:table-cell>
          <table:table-cell table:style-name="Default" office:value-type="string" calcext:value-type="string">
            <text:p>Spider Monkey Portrait (crop)</text:p>
          </table:table-cell>
          <table:table-cell table:style-name="Default" office:value-type="string" calcext:value-type="string">
            <text:p>This spider monkey in Corcovado National Park was kind enough to come down to my level. Mostly they feed up in the canopy but this one was a bit closer at hand.</text:p>
          </table:table-cell>
          <table:table-cell table:style-name="Default" office:value-type="string" calcext:value-type="string">
            <text:p>Adrian, Adrian O Brien, Adrian O' Brien, Adrian O'Brien, Animals, Brien, Costa Rica, Monkeys, O' Brien, O'Brien, OBrien, Wildlife chasing, chasing, chasing wildlife, chasingwildlife, jungle, mammal, monkey, nature, spider monkey, wildlifechasing</text:p>
          </table:table-cell>
          <table:table-cell table:style-name="ce12" office:value-type="string" calcext:value-type="string">
            <text:p>25/11/2019 19:26:04</text:p>
          </table:table-cell>
          <table:table-cell table:style-name="Default" office:value-type="string" calcext:value-type="string">
            <text:p>2341 x 2341</text:p>
          </table:table-cell>
          <table:table-cell table:formula="of:=LEFT([.G134];4)" office:value-type="string" office:string-value="2341" calcext:value-type="string">
            <text:p>2341</text:p>
          </table:table-cell>
          <table:table-cell table:formula="of:=RIGHT([.G134];4)" office:value-type="string" office:string-value="2341" calcext:value-type="string">
            <text:p>2341</text:p>
          </table:table-cell>
          <table:table-cell table:style-name="ce6" table:formula="of:=IF([.I134]/[.H134]&gt;1;[.H134]/[.I134];[.I134]/[.H134])" office:value-type="float" office:value="1" calcext:value-type="float">
            <text:p>1.000</text:p>
          </table:table-cell>
          <table:table-cell table:style-name="ce7" office:value-type="float" office:value="8" calcext:value-type="float">
            <text:p>8</text:p>
          </table:table-cell>
          <table:table-cell table:style-name="ce7" table:formula="of:=ROUND([.K134]/[.$J134]; 0)" office:value-type="float" office:value="8" calcext:value-type="float">
            <text:p>8</text:p>
          </table:table-cell>
          <table:table-cell table:style-name="ce7" table:formula="of:=ROUND([.K134]*2.54; 0)" office:value-type="float" office:value="20" calcext:value-type="float">
            <text:p>20</text:p>
          </table:table-cell>
          <table:table-cell table:style-name="ce7" table:formula="of:=ROUND([.L134]*2.54;0)" office:value-type="float" office:value="20" calcext:value-type="float">
            <text:p>20</text:p>
          </table:table-cell>
          <table:table-cell table:style-name="ce7" table:formula="of:=IF([.$I134]&lt;[.$H134]; [.$I134]/[.K134]; [.$H134]/[.K134])" office:value-type="float" office:value="292.625" calcext:value-type="float">
            <text:p>293</text:p>
          </table:table-cell>
          <table:table-cell table:style-name="ce7" table:formula="of:=IF([.O134]&gt;250; 1; 0)" office:value-type="float" office:value="1" calcext:value-type="float">
            <text:p>1</text:p>
          </table:table-cell>
          <table:table-cell table:style-name="ce7" table:formula="of:=IF([.P134]=1;COM.MICROSOFT.CONCAT([.K134];&quot; x &quot;;[.L134];&quot; inches, &quot;;[.M134];&quot; x &quot;;[.N134];&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34]/[.$J134]; 0)" office:value-type="float" office:value="12" calcext:value-type="float">
            <text:p>12</text:p>
          </table:table-cell>
          <table:table-cell table:style-name="ce7" table:formula="of:=ROUND([.R134]*2.54; 0)" office:value-type="float" office:value="30" calcext:value-type="float">
            <text:p>30</text:p>
          </table:table-cell>
          <table:table-cell table:style-name="ce7" table:formula="of:=ROUND([.S134]*2.54;0)" office:value-type="float" office:value="30" calcext:value-type="float">
            <text:p>30</text:p>
          </table:table-cell>
          <table:table-cell table:style-name="ce7" table:formula="of:=IF([.$I134]&lt;[.$H134]; [.$I134]/[.R134]; [.$H134]/[.R134])" office:value-type="float" office:value="195.083333333333" calcext:value-type="float">
            <text:p>195</text:p>
          </table:table-cell>
          <table:table-cell table:style-name="ce7" table:formula="of:=IF([.V134]&gt;150; 1; 0)" office:value-type="float" office:value="1" calcext:value-type="float">
            <text:p>1</text:p>
          </table:table-cell>
          <table:table-cell table:style-name="ce7" table:formula="of:=IF([.W134]=1;COM.MICROSOFT.CONCAT([.R134];&quot; x &quot;;[.S134];&quot; inches, &quot;;[.T134];&quot; x &quot;;[.U134];&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34]/[.$J134]; 0)" office:value-type="float" office:value="16" calcext:value-type="float">
            <text:p>16</text:p>
          </table:table-cell>
          <table:table-cell table:style-name="ce7" table:formula="of:=ROUND([.Y134]*2.54; 0)" office:value-type="float" office:value="41" calcext:value-type="float">
            <text:p>41</text:p>
          </table:table-cell>
          <table:table-cell table:style-name="ce7" table:formula="of:=ROUND([.Z134]*2.54;0)" office:value-type="float" office:value="41" calcext:value-type="float">
            <text:p>41</text:p>
          </table:table-cell>
          <table:table-cell table:style-name="ce7" table:formula="of:=IF([.$I134]&lt;[.$H134]; [.$I134]/[.Y134]; [.$H134]/[.Y134])" office:value-type="float" office:value="146.3125" calcext:value-type="float">
            <text:p>146</text:p>
          </table:table-cell>
          <table:table-cell table:style-name="ce7" table:formula="of:=IF([.AC134]&gt;120; 1; 0)" office:value-type="float" office:value="1" calcext:value-type="float">
            <text:p>1</text:p>
          </table:table-cell>
          <table:table-cell table:style-name="ce7" table:formula="of:=IF([.AD134]=1;COM.MICROSOFT.CONCAT([.Y134];&quot; x &quot;;[.Z134];&quot; inches, &quot;;[.AA134];&quot; x &quot;;[.AB134];&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34]/[.$J134]; 0)" office:value-type="float" office:value="20" calcext:value-type="float">
            <text:p>20</text:p>
          </table:table-cell>
          <table:table-cell table:style-name="ce7" table:formula="of:=ROUND([.AF134]*2.54; 0)" office:value-type="float" office:value="51" calcext:value-type="float">
            <text:p>51</text:p>
          </table:table-cell>
          <table:table-cell table:style-name="ce7" table:formula="of:=ROUND([.AG134]*2.54;0)" office:value-type="float" office:value="51" calcext:value-type="float">
            <text:p>51</text:p>
          </table:table-cell>
          <table:table-cell table:style-name="ce7" table:formula="of:=IF([.$I134]&lt;[.$H134]; [.$I134]/[.AF134]; [.$H134]/[.AF134])" office:value-type="float" office:value="117.05" calcext:value-type="float">
            <text:p>117</text:p>
          </table:table-cell>
          <table:table-cell table:style-name="ce7" table:formula="of:=IF([.AJ134]&gt;100; 1; 0)" office:value-type="float" office:value="1" calcext:value-type="float">
            <text:p>1</text:p>
          </table:table-cell>
          <table:table-cell table:style-name="ce7" table:formula="of:=IF([.AK134]=1;COM.MICROSOFT.CONCAT([.AF134];&quot; x &quot;;[.AG134];&quot; inches, &quot;;[.AH134];&quot; x &quot;;[.AI134];&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34]/[.$J134]; 0)" office:value-type="float" office:value="24" calcext:value-type="float">
            <text:p>24</text:p>
          </table:table-cell>
          <table:table-cell table:style-name="ce7" table:formula="of:=ROUND([.AM134]*2.54; 0)" office:value-type="float" office:value="61" calcext:value-type="float">
            <text:p>61</text:p>
          </table:table-cell>
          <table:table-cell table:style-name="ce7" table:formula="of:=ROUND([.AN134]*2.54;0)" office:value-type="float" office:value="61" calcext:value-type="float">
            <text:p>61</text:p>
          </table:table-cell>
          <table:table-cell table:style-name="ce7" table:formula="of:=IF([.$I134]&lt;[.$H134]; [.$I134]/[.AM134]; [.$H134]/[.AM134])" office:value-type="float" office:value="97.5416666666667" calcext:value-type="float">
            <text:p>98</text:p>
          </table:table-cell>
          <table:table-cell table:style-name="ce7" table:formula="of:=IF([.AQ134]&gt;90; 1; 0)" office:value-type="float" office:value="1" calcext:value-type="float">
            <text:p>1</text:p>
          </table:table-cell>
          <table:table-cell table:style-name="ce7" table:formula="of:=IF([.AR134]=1;COM.MICROSOFT.CONCAT([.AM134];&quot; x &quot;;[.AN134];&quot; inches, &quot;;[.AO134];&quot; x &quot;;[.AP134];&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34]/[.$J134]; 0)" office:value-type="float" office:value="8" calcext:value-type="float">
            <text:p>8</text:p>
          </table:table-cell>
          <table:table-cell table:style-name="ce7" table:formula="of:=ROUND([.AT134]*2.54; 0)" office:value-type="float" office:value="20" calcext:value-type="float">
            <text:p>20</text:p>
          </table:table-cell>
          <table:table-cell table:style-name="ce7" table:formula="of:=ROUND([.AU134]*2.54;0)" office:value-type="float" office:value="20" calcext:value-type="float">
            <text:p>20</text:p>
          </table:table-cell>
          <table:table-cell table:style-name="ce7" table:formula="of:=IF([.$I134]&lt;[.$H134]; [.$I134]/[.AT134]; [.$H134]/[.AT134])" office:value-type="float" office:value="292.625" calcext:value-type="float">
            <text:p>293</text:p>
          </table:table-cell>
          <table:table-cell table:style-name="ce7" table:formula="of:=IF([.AX134]&gt;280; 1; 0)" office:value-type="float" office:value="1" calcext:value-type="float">
            <text:p>1</text:p>
          </table:table-cell>
          <table:table-cell table:style-name="ce7" table:formula="of:=IF([.AY134]=1;COM.MICROSOFT.CONCAT([.AT134];&quot; x &quot;;[.AU134];&quot; inches, &quot;;[.AV134];&quot; x &quot;;[.AW134];&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34]/[.$J134]; 0)" office:value-type="float" office:value="12" calcext:value-type="float">
            <text:p>12</text:p>
          </table:table-cell>
          <table:table-cell table:style-name="ce7" table:formula="of:=ROUND([.BA134]*2.54; 0)" office:value-type="float" office:value="30" calcext:value-type="float">
            <text:p>30</text:p>
          </table:table-cell>
          <table:table-cell table:style-name="ce7" table:formula="of:=ROUND([.BB134]*2.54;0)" office:value-type="float" office:value="30" calcext:value-type="float">
            <text:p>30</text:p>
          </table:table-cell>
          <table:table-cell table:style-name="ce7" table:formula="of:=IF([.$I134]&lt;[.$H134]; [.$I134]/[.BA134]; [.$H134]/[.BA134])" office:value-type="float" office:value="195.083333333333" calcext:value-type="float">
            <text:p>195</text:p>
          </table:table-cell>
          <table:table-cell table:style-name="ce7" table:formula="of:=IF([.BE134]&gt;180; 1; 0)" office:value-type="float" office:value="1" calcext:value-type="float">
            <text:p>1</text:p>
          </table:table-cell>
          <table:table-cell table:style-name="ce7" table:formula="of:=IF([.BF134]=1;COM.MICROSOFT.CONCAT([.BA134];&quot; x &quot;;[.BB134];&quot; inches, &quot;;[.BC134];&quot; x &quot;;[.BD134];&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34]/[.$J134]; 0)" office:value-type="float" office:value="16" calcext:value-type="float">
            <text:p>16</text:p>
          </table:table-cell>
          <table:table-cell table:style-name="ce7" table:formula="of:=ROUND([.BH134]*2.54; 0)" office:value-type="float" office:value="41" calcext:value-type="float">
            <text:p>41</text:p>
          </table:table-cell>
          <table:table-cell table:style-name="ce7" table:formula="of:=ROUND([.BI134]*2.54;0)" office:value-type="float" office:value="41" calcext:value-type="float">
            <text:p>41</text:p>
          </table:table-cell>
          <table:table-cell table:style-name="ce7" table:formula="of:=IF([.$I134]&lt;[.$H134]; [.$I134]/[.BH134]; [.$H134]/[.BH134])" office:value-type="float" office:value="146.3125" calcext:value-type="float">
            <text:p>146</text:p>
          </table:table-cell>
          <table:table-cell table:style-name="ce7" table:formula="of:=IF([.BL134]&gt;150; 1; 0)" office:value-type="float" office:value="0" calcext:value-type="float">
            <text:p>0</text:p>
          </table:table-cell>
          <table:table-cell table:style-name="ce7" table:formula="of:=IF([.BM134]=1;COM.MICROSOFT.CONCAT([.BH134];&quot; x &quot;;[.BI134];&quot; inches, &quot;;[.BJ134];&quot; x &quot;;[.BK134];&quot; cm&quot;); &quot;&quot;)">
            <text:p/>
          </table:table-cell>
          <table:table-cell table:style-name="ce7" office:value-type="float" office:value="20" calcext:value-type="float">
            <text:p>20</text:p>
          </table:table-cell>
          <table:table-cell table:style-name="ce7" table:formula="of:=ROUND([.BO134]/[.$J134]; 0)" office:value-type="float" office:value="20" calcext:value-type="float">
            <text:p>20</text:p>
          </table:table-cell>
          <table:table-cell table:style-name="ce7" table:formula="of:=ROUND([.BO134]*2.54; 0)" office:value-type="float" office:value="51" calcext:value-type="float">
            <text:p>51</text:p>
          </table:table-cell>
          <table:table-cell table:style-name="ce7" table:formula="of:=ROUND([.BP134]*2.54;0)" office:value-type="float" office:value="51" calcext:value-type="float">
            <text:p>51</text:p>
          </table:table-cell>
          <table:table-cell table:style-name="ce7" table:formula="of:=IF([.$I134]&lt;[.$H134]; [.$I134]/[.BO134]; [.$H134]/[.BO134])" office:value-type="float" office:value="117.05" calcext:value-type="float">
            <text:p>117</text:p>
          </table:table-cell>
          <table:table-cell table:style-name="ce7" table:formula="of:=IF([.BS134]&gt;125; 1; 0)" office:value-type="float" office:value="0" calcext:value-type="float">
            <text:p>0</text:p>
          </table:table-cell>
          <table:table-cell table:style-name="ce7" table:formula="of:=IF([.BT134]=1;COM.MICROSOFT.CONCAT([.BO134];&quot; x &quot;;[.BP134];&quot; inches, &quot;;[.BQ134];&quot; x &quot;;[.BR134];&quot; cm&quot;); &quot;&quot;)">
            <text:p/>
          </table:table-cell>
          <table:table-cell table:style-name="ce7" office:value-type="float" office:value="24" calcext:value-type="float">
            <text:p>24</text:p>
          </table:table-cell>
          <table:table-cell table:style-name="ce7" table:formula="of:=ROUND([.BV134]/[.$J134]; 0)" office:value-type="float" office:value="24" calcext:value-type="float">
            <text:p>24</text:p>
          </table:table-cell>
          <table:table-cell table:style-name="ce7" table:formula="of:=ROUND([.BV134]*2.54; 0)" office:value-type="float" office:value="61" calcext:value-type="float">
            <text:p>61</text:p>
          </table:table-cell>
          <table:table-cell table:style-name="ce7" table:formula="of:=ROUND([.BW134]*2.54;0)" office:value-type="float" office:value="61" calcext:value-type="float">
            <text:p>61</text:p>
          </table:table-cell>
          <table:table-cell table:style-name="ce7" table:formula="of:=IF([.$I134]&lt;[.$H134]; [.$I134]/[.BV134]; [.$H134]/[.BV134])" office:value-type="float" office:value="97.5416666666667" calcext:value-type="float">
            <text:p>98</text:p>
          </table:table-cell>
          <table:table-cell table:style-name="ce7" table:formula="of:=IF([.BZ134]&gt;110; 1; 0)" office:value-type="float" office:value="0" calcext:value-type="float">
            <text:p>0</text:p>
          </table:table-cell>
          <table:table-cell table:style-name="ce7" table:formula="of:=IF([.CA134]=1;COM.MICROSOFT.CONCAT([.BV134];&quot; x &quot;;[.BW134];&quot; inches, &quot;;[.BX134];&quot; x &quot;;[.BY134];&quot; cm&quot;); &quot;&quot;)">
            <text:p/>
          </table:table-cell>
          <table:table-cell table:number-columns-repeated="2"/>
        </table:table-row>
        <table:table-row table:style-name="ro2">
          <table:table-cell office:value-type="float" office:value="134" calcext:value-type="float">
            <text:p>134</text:p>
          </table:table-cell>
          <table:table-cell table:formula="of:=COM.MICROSOFT.CONCAT(&quot;PrintGalleryImage-&quot;;[.A135];&quot;.jpg&quot;)" office:value-type="string" office:string-value="PrintGalleryImage-134.jpg" calcext:value-type="string">
            <text:p>PrintGalleryImage-134.jpg</text:p>
          </table:table-cell>
          <table:table-cell table:style-name="Default" office:value-type="string" calcext:value-type="string">
            <text:p>Spider Monkey on Alert</text:p>
          </table:table-cell>
          <table:table-cell table:style-name="Default" office:value-type="string" calcext:value-type="string">
            <text:p>Spending time with spider monkeys in the jungle is a joy. They are just such curious creatures and if you aren't threatening will just watch you while you eat.</text:p>
          </table:table-cell>
          <table:table-cell table:style-name="Default" office:value-type="string" calcext:value-type="string">
            <text:p>Adrian, Adrian O Brien, Adrian O' Brien, Adrian O'Brien, Animals, Brien, Costa Rica, Monkeys, O' Brien, O'Brien, OBrien, Wildlife chasing, chasing, chasing wildlife, chasingwildlife, jungle, mammal, monkey, nature, spider monkey, wildlifechasing</text:p>
          </table:table-cell>
          <table:table-cell table:style-name="ce12" office:value-type="string" calcext:value-type="string">
            <text:p>25/11/2019 19:26:31</text:p>
          </table:table-cell>
          <table:table-cell table:style-name="Default" office:value-type="string" calcext:value-type="string">
            <text:p>3646 x 2431</text:p>
          </table:table-cell>
          <table:table-cell table:formula="of:=LEFT([.G135];4)" office:value-type="string" office:string-value="3646" calcext:value-type="string">
            <text:p>3646</text:p>
          </table:table-cell>
          <table:table-cell table:formula="of:=RIGHT([.G135];4)" office:value-type="string" office:string-value="2431" calcext:value-type="string">
            <text:p>2431</text:p>
          </table:table-cell>
          <table:table-cell table:style-name="ce6" table:formula="of:=IF([.I135]/[.H135]&gt;1;[.H135]/[.I135];[.I135]/[.H135])" office:value-type="float" office:value="0.666758091058694" calcext:value-type="float">
            <text:p>0.667</text:p>
          </table:table-cell>
          <table:table-cell table:style-name="ce7" office:value-type="float" office:value="8" calcext:value-type="float">
            <text:p>8</text:p>
          </table:table-cell>
          <table:table-cell table:style-name="ce7" table:formula="of:=ROUND([.K135]/[.$J135]; 0)" office:value-type="float" office:value="12" calcext:value-type="float">
            <text:p>12</text:p>
          </table:table-cell>
          <table:table-cell table:style-name="ce7" table:formula="of:=ROUND([.K135]*2.54; 0)" office:value-type="float" office:value="20" calcext:value-type="float">
            <text:p>20</text:p>
          </table:table-cell>
          <table:table-cell table:style-name="ce7" table:formula="of:=ROUND([.L135]*2.54;0)" office:value-type="float" office:value="30" calcext:value-type="float">
            <text:p>30</text:p>
          </table:table-cell>
          <table:table-cell table:style-name="ce7" table:formula="of:=IF([.$I135]&lt;[.$H135]; [.$I135]/[.K135]; [.$H135]/[.K135])" office:value-type="float" office:value="303.875" calcext:value-type="float">
            <text:p>304</text:p>
          </table:table-cell>
          <table:table-cell table:style-name="ce7" table:formula="of:=IF([.O135]&gt;250; 1; 0)" office:value-type="float" office:value="1" calcext:value-type="float">
            <text:p>1</text:p>
          </table:table-cell>
          <table:table-cell table:style-name="ce7" table:formula="of:=IF([.P135]=1;COM.MICROSOFT.CONCAT([.K135];&quot; x &quot;;[.L135];&quot; inches, &quot;;[.M135];&quot; x &quot;;[.N13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35]/[.$J135]; 0)" office:value-type="float" office:value="18" calcext:value-type="float">
            <text:p>18</text:p>
          </table:table-cell>
          <table:table-cell table:style-name="ce7" table:formula="of:=ROUND([.R135]*2.54; 0)" office:value-type="float" office:value="30" calcext:value-type="float">
            <text:p>30</text:p>
          </table:table-cell>
          <table:table-cell table:style-name="ce7" table:formula="of:=ROUND([.S135]*2.54;0)" office:value-type="float" office:value="46" calcext:value-type="float">
            <text:p>46</text:p>
          </table:table-cell>
          <table:table-cell table:style-name="ce7" table:formula="of:=IF([.$I135]&lt;[.$H135]; [.$I135]/[.R135]; [.$H135]/[.R135])" office:value-type="float" office:value="202.583333333333" calcext:value-type="float">
            <text:p>203</text:p>
          </table:table-cell>
          <table:table-cell table:style-name="ce7" table:formula="of:=IF([.V135]&gt;150; 1; 0)" office:value-type="float" office:value="1" calcext:value-type="float">
            <text:p>1</text:p>
          </table:table-cell>
          <table:table-cell table:style-name="ce7" table:formula="of:=IF([.W135]=1;COM.MICROSOFT.CONCAT([.R135];&quot; x &quot;;[.S135];&quot; inches, &quot;;[.T135];&quot; x &quot;;[.U13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35]/[.$J135]; 0)" office:value-type="float" office:value="24" calcext:value-type="float">
            <text:p>24</text:p>
          </table:table-cell>
          <table:table-cell table:style-name="ce7" table:formula="of:=ROUND([.Y135]*2.54; 0)" office:value-type="float" office:value="41" calcext:value-type="float">
            <text:p>41</text:p>
          </table:table-cell>
          <table:table-cell table:style-name="ce7" table:formula="of:=ROUND([.Z135]*2.54;0)" office:value-type="float" office:value="61" calcext:value-type="float">
            <text:p>61</text:p>
          </table:table-cell>
          <table:table-cell table:style-name="ce7" table:formula="of:=IF([.$I135]&lt;[.$H135]; [.$I135]/[.Y135]; [.$H135]/[.Y135])" office:value-type="float" office:value="151.9375" calcext:value-type="float">
            <text:p>152</text:p>
          </table:table-cell>
          <table:table-cell table:style-name="ce7" table:formula="of:=IF([.AC135]&gt;120; 1; 0)" office:value-type="float" office:value="1" calcext:value-type="float">
            <text:p>1</text:p>
          </table:table-cell>
          <table:table-cell table:style-name="ce7" table:formula="of:=IF([.AD135]=1;COM.MICROSOFT.CONCAT([.Y135];&quot; x &quot;;[.Z135];&quot; inches, &quot;;[.AA135];&quot; x &quot;;[.AB13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35]/[.$J135]; 0)" office:value-type="float" office:value="30" calcext:value-type="float">
            <text:p>30</text:p>
          </table:table-cell>
          <table:table-cell table:style-name="ce7" table:formula="of:=ROUND([.AF135]*2.54; 0)" office:value-type="float" office:value="51" calcext:value-type="float">
            <text:p>51</text:p>
          </table:table-cell>
          <table:table-cell table:style-name="ce7" table:formula="of:=ROUND([.AG135]*2.54;0)" office:value-type="float" office:value="76" calcext:value-type="float">
            <text:p>76</text:p>
          </table:table-cell>
          <table:table-cell table:style-name="ce7" table:formula="of:=IF([.$I135]&lt;[.$H135]; [.$I135]/[.AF135]; [.$H135]/[.AF135])" office:value-type="float" office:value="121.55" calcext:value-type="float">
            <text:p>122</text:p>
          </table:table-cell>
          <table:table-cell table:style-name="ce7" table:formula="of:=IF([.AJ135]&gt;100; 1; 0)" office:value-type="float" office:value="1" calcext:value-type="float">
            <text:p>1</text:p>
          </table:table-cell>
          <table:table-cell table:style-name="ce7" table:formula="of:=IF([.AK135]=1;COM.MICROSOFT.CONCAT([.AF135];&quot; x &quot;;[.AG135];&quot; inches, &quot;;[.AH135];&quot; x &quot;;[.AI135];&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35]/[.$J135]; 0)" office:value-type="float" office:value="36" calcext:value-type="float">
            <text:p>36</text:p>
          </table:table-cell>
          <table:table-cell table:style-name="ce7" table:formula="of:=ROUND([.AM135]*2.54; 0)" office:value-type="float" office:value="61" calcext:value-type="float">
            <text:p>61</text:p>
          </table:table-cell>
          <table:table-cell table:style-name="ce7" table:formula="of:=ROUND([.AN135]*2.54;0)" office:value-type="float" office:value="91" calcext:value-type="float">
            <text:p>91</text:p>
          </table:table-cell>
          <table:table-cell table:style-name="ce7" table:formula="of:=IF([.$I135]&lt;[.$H135]; [.$I135]/[.AM135]; [.$H135]/[.AM135])" office:value-type="float" office:value="101.291666666667" calcext:value-type="float">
            <text:p>101</text:p>
          </table:table-cell>
          <table:table-cell table:style-name="ce7" table:formula="of:=IF([.AQ135]&gt;90; 1; 0)" office:value-type="float" office:value="1" calcext:value-type="float">
            <text:p>1</text:p>
          </table:table-cell>
          <table:table-cell table:style-name="ce7" table:formula="of:=IF([.AR135]=1;COM.MICROSOFT.CONCAT([.AM135];&quot; x &quot;;[.AN135];&quot; inches, &quot;;[.AO135];&quot; x &quot;;[.AP135];&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35]/[.$J135]; 0)" office:value-type="float" office:value="12" calcext:value-type="float">
            <text:p>12</text:p>
          </table:table-cell>
          <table:table-cell table:style-name="ce7" table:formula="of:=ROUND([.AT135]*2.54; 0)" office:value-type="float" office:value="20" calcext:value-type="float">
            <text:p>20</text:p>
          </table:table-cell>
          <table:table-cell table:style-name="ce7" table:formula="of:=ROUND([.AU135]*2.54;0)" office:value-type="float" office:value="30" calcext:value-type="float">
            <text:p>30</text:p>
          </table:table-cell>
          <table:table-cell table:style-name="ce7" table:formula="of:=IF([.$I135]&lt;[.$H135]; [.$I135]/[.AT135]; [.$H135]/[.AT135])" office:value-type="float" office:value="303.875" calcext:value-type="float">
            <text:p>304</text:p>
          </table:table-cell>
          <table:table-cell table:style-name="ce7" table:formula="of:=IF([.AX135]&gt;280; 1; 0)" office:value-type="float" office:value="1" calcext:value-type="float">
            <text:p>1</text:p>
          </table:table-cell>
          <table:table-cell table:style-name="ce7" table:formula="of:=IF([.AY135]=1;COM.MICROSOFT.CONCAT([.AT135];&quot; x &quot;;[.AU135];&quot; inches, &quot;;[.AV135];&quot; x &quot;;[.AW135];&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35]/[.$J135]; 0)" office:value-type="float" office:value="18" calcext:value-type="float">
            <text:p>18</text:p>
          </table:table-cell>
          <table:table-cell table:style-name="ce7" table:formula="of:=ROUND([.BA135]*2.54; 0)" office:value-type="float" office:value="30" calcext:value-type="float">
            <text:p>30</text:p>
          </table:table-cell>
          <table:table-cell table:style-name="ce7" table:formula="of:=ROUND([.BB135]*2.54;0)" office:value-type="float" office:value="46" calcext:value-type="float">
            <text:p>46</text:p>
          </table:table-cell>
          <table:table-cell table:style-name="ce7" table:formula="of:=IF([.$I135]&lt;[.$H135]; [.$I135]/[.BA135]; [.$H135]/[.BA135])" office:value-type="float" office:value="202.583333333333" calcext:value-type="float">
            <text:p>203</text:p>
          </table:table-cell>
          <table:table-cell table:style-name="ce7" table:formula="of:=IF([.BE135]&gt;180; 1; 0)" office:value-type="float" office:value="1" calcext:value-type="float">
            <text:p>1</text:p>
          </table:table-cell>
          <table:table-cell table:style-name="ce7" table:formula="of:=IF([.BF135]=1;COM.MICROSOFT.CONCAT([.BA135];&quot; x &quot;;[.BB135];&quot; inches, &quot;;[.BC135];&quot; x &quot;;[.BD135];&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35]/[.$J135]; 0)" office:value-type="float" office:value="24" calcext:value-type="float">
            <text:p>24</text:p>
          </table:table-cell>
          <table:table-cell table:style-name="ce7" table:formula="of:=ROUND([.BH135]*2.54; 0)" office:value-type="float" office:value="41" calcext:value-type="float">
            <text:p>41</text:p>
          </table:table-cell>
          <table:table-cell table:style-name="ce7" table:formula="of:=ROUND([.BI135]*2.54;0)" office:value-type="float" office:value="61" calcext:value-type="float">
            <text:p>61</text:p>
          </table:table-cell>
          <table:table-cell table:style-name="ce7" table:formula="of:=IF([.$I135]&lt;[.$H135]; [.$I135]/[.BH135]; [.$H135]/[.BH135])" office:value-type="float" office:value="151.9375" calcext:value-type="float">
            <text:p>152</text:p>
          </table:table-cell>
          <table:table-cell table:style-name="ce7" table:formula="of:=IF([.BL135]&gt;150; 1; 0)" office:value-type="float" office:value="1" calcext:value-type="float">
            <text:p>1</text:p>
          </table:table-cell>
          <table:table-cell table:style-name="ce7" table:formula="of:=IF([.BM135]=1;COM.MICROSOFT.CONCAT([.BH135];&quot; x &quot;;[.BI135];&quot; inches, &quot;;[.BJ135];&quot; x &quot;;[.BK135];&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35]/[.$J135]; 0)" office:value-type="float" office:value="30" calcext:value-type="float">
            <text:p>30</text:p>
          </table:table-cell>
          <table:table-cell table:style-name="ce7" table:formula="of:=ROUND([.BO135]*2.54; 0)" office:value-type="float" office:value="51" calcext:value-type="float">
            <text:p>51</text:p>
          </table:table-cell>
          <table:table-cell table:style-name="ce7" table:formula="of:=ROUND([.BP135]*2.54;0)" office:value-type="float" office:value="76" calcext:value-type="float">
            <text:p>76</text:p>
          </table:table-cell>
          <table:table-cell table:style-name="ce7" table:formula="of:=IF([.$I135]&lt;[.$H135]; [.$I135]/[.BO135]; [.$H135]/[.BO135])" office:value-type="float" office:value="121.55" calcext:value-type="float">
            <text:p>122</text:p>
          </table:table-cell>
          <table:table-cell table:style-name="ce7" table:formula="of:=IF([.BS135]&gt;125; 1; 0)" office:value-type="float" office:value="0" calcext:value-type="float">
            <text:p>0</text:p>
          </table:table-cell>
          <table:table-cell table:style-name="ce7" table:formula="of:=IF([.BT135]=1;COM.MICROSOFT.CONCAT([.BO135];&quot; x &quot;;[.BP135];&quot; inches, &quot;;[.BQ135];&quot; x &quot;;[.BR135];&quot; cm&quot;); &quot;&quot;)">
            <text:p/>
          </table:table-cell>
          <table:table-cell table:style-name="ce7" office:value-type="float" office:value="24" calcext:value-type="float">
            <text:p>24</text:p>
          </table:table-cell>
          <table:table-cell table:style-name="ce7" table:formula="of:=ROUND([.BV135]/[.$J135]; 0)" office:value-type="float" office:value="36" calcext:value-type="float">
            <text:p>36</text:p>
          </table:table-cell>
          <table:table-cell table:style-name="ce7" table:formula="of:=ROUND([.BV135]*2.54; 0)" office:value-type="float" office:value="61" calcext:value-type="float">
            <text:p>61</text:p>
          </table:table-cell>
          <table:table-cell table:style-name="ce7" table:formula="of:=ROUND([.BW135]*2.54;0)" office:value-type="float" office:value="91" calcext:value-type="float">
            <text:p>91</text:p>
          </table:table-cell>
          <table:table-cell table:style-name="ce7" table:formula="of:=IF([.$I135]&lt;[.$H135]; [.$I135]/[.BV135]; [.$H135]/[.BV135])" office:value-type="float" office:value="101.291666666667" calcext:value-type="float">
            <text:p>101</text:p>
          </table:table-cell>
          <table:table-cell table:style-name="ce7" table:formula="of:=IF([.BZ135]&gt;110; 1; 0)" office:value-type="float" office:value="0" calcext:value-type="float">
            <text:p>0</text:p>
          </table:table-cell>
          <table:table-cell table:style-name="ce7" table:formula="of:=IF([.CA135]=1;COM.MICROSOFT.CONCAT([.BV135];&quot; x &quot;;[.BW135];&quot; inches, &quot;;[.BX135];&quot; x &quot;;[.BY135];&quot; cm&quot;); &quot;&quot;)">
            <text:p/>
          </table:table-cell>
          <table:table-cell table:number-columns-repeated="2"/>
        </table:table-row>
        <table:table-row table:style-name="ro2">
          <table:table-cell office:value-type="float" office:value="135" calcext:value-type="float">
            <text:p>135</text:p>
          </table:table-cell>
          <table:table-cell table:formula="of:=COM.MICROSOFT.CONCAT(&quot;PrintGalleryImage-&quot;;[.A136];&quot;.jpg&quot;)" office:value-type="string" office:string-value="PrintGalleryImage-135.jpg" calcext:value-type="string">
            <text:p>PrintGalleryImage-135.jpg</text:p>
          </table:table-cell>
          <table:table-cell table:style-name="Default" office:value-type="string" calcext:value-type="string">
            <text:p>Hummingbird on a Perch Portrait</text:p>
          </table:table-cell>
          <table:table-cell table:style-name="Default" office:value-type="string" calcext:value-type="string">
            <text:p>The forests of Costa Rica are full of hummingbirds. These beautiful feathered creatures are somewhat treasured by the local population and often have sugar water feeders put out for them the way we put out seeds and nuts in Europe.</text:p>
          </table:table-cell>
          <table:table-cell table:style-name="Default" office:value-type="string" calcext:value-type="string">
            <text:p>Adrian, Adrian O Brien, Adrian O' Brien, Adrian O'Brien, Animals, Bird, Birds, Brien, Costa Rica, Hummingbird, O' Brien, O'Brien, OBrien, Wildlife chasing, chasing, chasing wildlife, chasingwildlife, flight, in, nature, wildlifechasing</text:p>
          </table:table-cell>
          <table:table-cell table:style-name="ce12" office:value-type="string" calcext:value-type="string">
            <text:p>27/11/2019 19:54:12</text:p>
          </table:table-cell>
          <table:table-cell table:style-name="Default" office:value-type="string" calcext:value-type="string">
            <text:p>2345 x 2345</text:p>
          </table:table-cell>
          <table:table-cell table:formula="of:=LEFT([.G136];4)" office:value-type="string" office:string-value="2345" calcext:value-type="string">
            <text:p>2345</text:p>
          </table:table-cell>
          <table:table-cell table:formula="of:=RIGHT([.G136];4)" office:value-type="string" office:string-value="2345" calcext:value-type="string">
            <text:p>2345</text:p>
          </table:table-cell>
          <table:table-cell table:style-name="ce6" table:formula="of:=IF([.I136]/[.H136]&gt;1;[.H136]/[.I136];[.I136]/[.H136])" office:value-type="float" office:value="1" calcext:value-type="float">
            <text:p>1.000</text:p>
          </table:table-cell>
          <table:table-cell table:style-name="ce7" office:value-type="float" office:value="8" calcext:value-type="float">
            <text:p>8</text:p>
          </table:table-cell>
          <table:table-cell table:style-name="ce7" table:formula="of:=ROUND([.K136]/[.$J136]; 0)" office:value-type="float" office:value="8" calcext:value-type="float">
            <text:p>8</text:p>
          </table:table-cell>
          <table:table-cell table:style-name="ce7" table:formula="of:=ROUND([.K136]*2.54; 0)" office:value-type="float" office:value="20" calcext:value-type="float">
            <text:p>20</text:p>
          </table:table-cell>
          <table:table-cell table:style-name="ce7" table:formula="of:=ROUND([.L136]*2.54;0)" office:value-type="float" office:value="20" calcext:value-type="float">
            <text:p>20</text:p>
          </table:table-cell>
          <table:table-cell table:style-name="ce7" table:formula="of:=IF([.$I136]&lt;[.$H136]; [.$I136]/[.K136]; [.$H136]/[.K136])" office:value-type="float" office:value="293.125" calcext:value-type="float">
            <text:p>293</text:p>
          </table:table-cell>
          <table:table-cell table:style-name="ce7" table:formula="of:=IF([.O136]&gt;250; 1; 0)" office:value-type="float" office:value="1" calcext:value-type="float">
            <text:p>1</text:p>
          </table:table-cell>
          <table:table-cell table:style-name="ce7" table:formula="of:=IF([.P136]=1;COM.MICROSOFT.CONCAT([.K136];&quot; x &quot;;[.L136];&quot; inches, &quot;;[.M136];&quot; x &quot;;[.N136];&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36]/[.$J136]; 0)" office:value-type="float" office:value="12" calcext:value-type="float">
            <text:p>12</text:p>
          </table:table-cell>
          <table:table-cell table:style-name="ce7" table:formula="of:=ROUND([.R136]*2.54; 0)" office:value-type="float" office:value="30" calcext:value-type="float">
            <text:p>30</text:p>
          </table:table-cell>
          <table:table-cell table:style-name="ce7" table:formula="of:=ROUND([.S136]*2.54;0)" office:value-type="float" office:value="30" calcext:value-type="float">
            <text:p>30</text:p>
          </table:table-cell>
          <table:table-cell table:style-name="ce7" table:formula="of:=IF([.$I136]&lt;[.$H136]; [.$I136]/[.R136]; [.$H136]/[.R136])" office:value-type="float" office:value="195.416666666667" calcext:value-type="float">
            <text:p>195</text:p>
          </table:table-cell>
          <table:table-cell table:style-name="ce7" table:formula="of:=IF([.V136]&gt;150; 1; 0)" office:value-type="float" office:value="1" calcext:value-type="float">
            <text:p>1</text:p>
          </table:table-cell>
          <table:table-cell table:style-name="ce7" table:formula="of:=IF([.W136]=1;COM.MICROSOFT.CONCAT([.R136];&quot; x &quot;;[.S136];&quot; inches, &quot;;[.T136];&quot; x &quot;;[.U136];&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36]/[.$J136]; 0)" office:value-type="float" office:value="16" calcext:value-type="float">
            <text:p>16</text:p>
          </table:table-cell>
          <table:table-cell table:style-name="ce7" table:formula="of:=ROUND([.Y136]*2.54; 0)" office:value-type="float" office:value="41" calcext:value-type="float">
            <text:p>41</text:p>
          </table:table-cell>
          <table:table-cell table:style-name="ce7" table:formula="of:=ROUND([.Z136]*2.54;0)" office:value-type="float" office:value="41" calcext:value-type="float">
            <text:p>41</text:p>
          </table:table-cell>
          <table:table-cell table:style-name="ce7" table:formula="of:=IF([.$I136]&lt;[.$H136]; [.$I136]/[.Y136]; [.$H136]/[.Y136])" office:value-type="float" office:value="146.5625" calcext:value-type="float">
            <text:p>147</text:p>
          </table:table-cell>
          <table:table-cell table:style-name="ce7" table:formula="of:=IF([.AC136]&gt;120; 1; 0)" office:value-type="float" office:value="1" calcext:value-type="float">
            <text:p>1</text:p>
          </table:table-cell>
          <table:table-cell table:style-name="ce7" table:formula="of:=IF([.AD136]=1;COM.MICROSOFT.CONCAT([.Y136];&quot; x &quot;;[.Z136];&quot; inches, &quot;;[.AA136];&quot; x &quot;;[.AB136];&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36]/[.$J136]; 0)" office:value-type="float" office:value="20" calcext:value-type="float">
            <text:p>20</text:p>
          </table:table-cell>
          <table:table-cell table:style-name="ce7" table:formula="of:=ROUND([.AF136]*2.54; 0)" office:value-type="float" office:value="51" calcext:value-type="float">
            <text:p>51</text:p>
          </table:table-cell>
          <table:table-cell table:style-name="ce7" table:formula="of:=ROUND([.AG136]*2.54;0)" office:value-type="float" office:value="51" calcext:value-type="float">
            <text:p>51</text:p>
          </table:table-cell>
          <table:table-cell table:style-name="ce7" table:formula="of:=IF([.$I136]&lt;[.$H136]; [.$I136]/[.AF136]; [.$H136]/[.AF136])" office:value-type="float" office:value="117.25" calcext:value-type="float">
            <text:p>117</text:p>
          </table:table-cell>
          <table:table-cell table:style-name="ce7" table:formula="of:=IF([.AJ136]&gt;100; 1; 0)" office:value-type="float" office:value="1" calcext:value-type="float">
            <text:p>1</text:p>
          </table:table-cell>
          <table:table-cell table:style-name="ce7" table:formula="of:=IF([.AK136]=1;COM.MICROSOFT.CONCAT([.AF136];&quot; x &quot;;[.AG136];&quot; inches, &quot;;[.AH136];&quot; x &quot;;[.AI136];&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36]/[.$J136]; 0)" office:value-type="float" office:value="24" calcext:value-type="float">
            <text:p>24</text:p>
          </table:table-cell>
          <table:table-cell table:style-name="ce7" table:formula="of:=ROUND([.AM136]*2.54; 0)" office:value-type="float" office:value="61" calcext:value-type="float">
            <text:p>61</text:p>
          </table:table-cell>
          <table:table-cell table:style-name="ce7" table:formula="of:=ROUND([.AN136]*2.54;0)" office:value-type="float" office:value="61" calcext:value-type="float">
            <text:p>61</text:p>
          </table:table-cell>
          <table:table-cell table:style-name="ce7" table:formula="of:=IF([.$I136]&lt;[.$H136]; [.$I136]/[.AM136]; [.$H136]/[.AM136])" office:value-type="float" office:value="97.7083333333333" calcext:value-type="float">
            <text:p>98</text:p>
          </table:table-cell>
          <table:table-cell table:style-name="ce7" table:formula="of:=IF([.AQ136]&gt;90; 1; 0)" office:value-type="float" office:value="1" calcext:value-type="float">
            <text:p>1</text:p>
          </table:table-cell>
          <table:table-cell table:style-name="ce7" table:formula="of:=IF([.AR136]=1;COM.MICROSOFT.CONCAT([.AM136];&quot; x &quot;;[.AN136];&quot; inches, &quot;;[.AO136];&quot; x &quot;;[.AP136];&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36]/[.$J136]; 0)" office:value-type="float" office:value="8" calcext:value-type="float">
            <text:p>8</text:p>
          </table:table-cell>
          <table:table-cell table:style-name="ce7" table:formula="of:=ROUND([.AT136]*2.54; 0)" office:value-type="float" office:value="20" calcext:value-type="float">
            <text:p>20</text:p>
          </table:table-cell>
          <table:table-cell table:style-name="ce7" table:formula="of:=ROUND([.AU136]*2.54;0)" office:value-type="float" office:value="20" calcext:value-type="float">
            <text:p>20</text:p>
          </table:table-cell>
          <table:table-cell table:style-name="ce7" table:formula="of:=IF([.$I136]&lt;[.$H136]; [.$I136]/[.AT136]; [.$H136]/[.AT136])" office:value-type="float" office:value="293.125" calcext:value-type="float">
            <text:p>293</text:p>
          </table:table-cell>
          <table:table-cell table:style-name="ce7" table:formula="of:=IF([.AX136]&gt;280; 1; 0)" office:value-type="float" office:value="1" calcext:value-type="float">
            <text:p>1</text:p>
          </table:table-cell>
          <table:table-cell table:style-name="ce7" table:formula="of:=IF([.AY136]=1;COM.MICROSOFT.CONCAT([.AT136];&quot; x &quot;;[.AU136];&quot; inches, &quot;;[.AV136];&quot; x &quot;;[.AW136];&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36]/[.$J136]; 0)" office:value-type="float" office:value="12" calcext:value-type="float">
            <text:p>12</text:p>
          </table:table-cell>
          <table:table-cell table:style-name="ce7" table:formula="of:=ROUND([.BA136]*2.54; 0)" office:value-type="float" office:value="30" calcext:value-type="float">
            <text:p>30</text:p>
          </table:table-cell>
          <table:table-cell table:style-name="ce7" table:formula="of:=ROUND([.BB136]*2.54;0)" office:value-type="float" office:value="30" calcext:value-type="float">
            <text:p>30</text:p>
          </table:table-cell>
          <table:table-cell table:style-name="ce7" table:formula="of:=IF([.$I136]&lt;[.$H136]; [.$I136]/[.BA136]; [.$H136]/[.BA136])" office:value-type="float" office:value="195.416666666667" calcext:value-type="float">
            <text:p>195</text:p>
          </table:table-cell>
          <table:table-cell table:style-name="ce7" table:formula="of:=IF([.BE136]&gt;180; 1; 0)" office:value-type="float" office:value="1" calcext:value-type="float">
            <text:p>1</text:p>
          </table:table-cell>
          <table:table-cell table:style-name="ce7" table:formula="of:=IF([.BF136]=1;COM.MICROSOFT.CONCAT([.BA136];&quot; x &quot;;[.BB136];&quot; inches, &quot;;[.BC136];&quot; x &quot;;[.BD136];&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36]/[.$J136]; 0)" office:value-type="float" office:value="16" calcext:value-type="float">
            <text:p>16</text:p>
          </table:table-cell>
          <table:table-cell table:style-name="ce7" table:formula="of:=ROUND([.BH136]*2.54; 0)" office:value-type="float" office:value="41" calcext:value-type="float">
            <text:p>41</text:p>
          </table:table-cell>
          <table:table-cell table:style-name="ce7" table:formula="of:=ROUND([.BI136]*2.54;0)" office:value-type="float" office:value="41" calcext:value-type="float">
            <text:p>41</text:p>
          </table:table-cell>
          <table:table-cell table:style-name="ce7" table:formula="of:=IF([.$I136]&lt;[.$H136]; [.$I136]/[.BH136]; [.$H136]/[.BH136])" office:value-type="float" office:value="146.5625" calcext:value-type="float">
            <text:p>147</text:p>
          </table:table-cell>
          <table:table-cell table:style-name="ce7" table:formula="of:=IF([.BL136]&gt;150; 1; 0)" office:value-type="float" office:value="0" calcext:value-type="float">
            <text:p>0</text:p>
          </table:table-cell>
          <table:table-cell table:style-name="ce7" table:formula="of:=IF([.BM136]=1;COM.MICROSOFT.CONCAT([.BH136];&quot; x &quot;;[.BI136];&quot; inches, &quot;;[.BJ136];&quot; x &quot;;[.BK136];&quot; cm&quot;); &quot;&quot;)">
            <text:p/>
          </table:table-cell>
          <table:table-cell table:style-name="ce7" office:value-type="float" office:value="20" calcext:value-type="float">
            <text:p>20</text:p>
          </table:table-cell>
          <table:table-cell table:style-name="ce7" table:formula="of:=ROUND([.BO136]/[.$J136]; 0)" office:value-type="float" office:value="20" calcext:value-type="float">
            <text:p>20</text:p>
          </table:table-cell>
          <table:table-cell table:style-name="ce7" table:formula="of:=ROUND([.BO136]*2.54; 0)" office:value-type="float" office:value="51" calcext:value-type="float">
            <text:p>51</text:p>
          </table:table-cell>
          <table:table-cell table:style-name="ce7" table:formula="of:=ROUND([.BP136]*2.54;0)" office:value-type="float" office:value="51" calcext:value-type="float">
            <text:p>51</text:p>
          </table:table-cell>
          <table:table-cell table:style-name="ce7" table:formula="of:=IF([.$I136]&lt;[.$H136]; [.$I136]/[.BO136]; [.$H136]/[.BO136])" office:value-type="float" office:value="117.25" calcext:value-type="float">
            <text:p>117</text:p>
          </table:table-cell>
          <table:table-cell table:style-name="ce7" table:formula="of:=IF([.BS136]&gt;125; 1; 0)" office:value-type="float" office:value="0" calcext:value-type="float">
            <text:p>0</text:p>
          </table:table-cell>
          <table:table-cell table:style-name="ce7" table:formula="of:=IF([.BT136]=1;COM.MICROSOFT.CONCAT([.BO136];&quot; x &quot;;[.BP136];&quot; inches, &quot;;[.BQ136];&quot; x &quot;;[.BR136];&quot; cm&quot;); &quot;&quot;)">
            <text:p/>
          </table:table-cell>
          <table:table-cell table:style-name="ce7" office:value-type="float" office:value="24" calcext:value-type="float">
            <text:p>24</text:p>
          </table:table-cell>
          <table:table-cell table:style-name="ce7" table:formula="of:=ROUND([.BV136]/[.$J136]; 0)" office:value-type="float" office:value="24" calcext:value-type="float">
            <text:p>24</text:p>
          </table:table-cell>
          <table:table-cell table:style-name="ce7" table:formula="of:=ROUND([.BV136]*2.54; 0)" office:value-type="float" office:value="61" calcext:value-type="float">
            <text:p>61</text:p>
          </table:table-cell>
          <table:table-cell table:style-name="ce7" table:formula="of:=ROUND([.BW136]*2.54;0)" office:value-type="float" office:value="61" calcext:value-type="float">
            <text:p>61</text:p>
          </table:table-cell>
          <table:table-cell table:style-name="ce7" table:formula="of:=IF([.$I136]&lt;[.$H136]; [.$I136]/[.BV136]; [.$H136]/[.BV136])" office:value-type="float" office:value="97.7083333333333" calcext:value-type="float">
            <text:p>98</text:p>
          </table:table-cell>
          <table:table-cell table:style-name="ce7" table:formula="of:=IF([.BZ136]&gt;110; 1; 0)" office:value-type="float" office:value="0" calcext:value-type="float">
            <text:p>0</text:p>
          </table:table-cell>
          <table:table-cell table:style-name="ce7" table:formula="of:=IF([.CA136]=1;COM.MICROSOFT.CONCAT([.BV136];&quot; x &quot;;[.BW136];&quot; inches, &quot;;[.BX136];&quot; x &quot;;[.BY136];&quot; cm&quot;); &quot;&quot;)">
            <text:p/>
          </table:table-cell>
          <table:table-cell table:number-columns-repeated="2"/>
        </table:table-row>
        <table:table-row table:style-name="ro2">
          <table:table-cell office:value-type="float" office:value="136" calcext:value-type="float">
            <text:p>136</text:p>
          </table:table-cell>
          <table:table-cell table:formula="of:=COM.MICROSOFT.CONCAT(&quot;PrintGalleryImage-&quot;;[.A137];&quot;.jpg&quot;)" office:value-type="string" office:string-value="PrintGalleryImage-136.jpg" calcext:value-type="string">
            <text:p>PrintGalleryImage-136.jpg</text:p>
          </table:table-cell>
          <table:table-cell table:style-name="Default" office:value-type="string" calcext:value-type="string">
            <text:p>Scintillant Humming Bird</text:p>
          </table:table-cell>
          <table:table-cell table:style-name="Default" office:value-type="string" calcext:value-type="string">
            <text:p>I was hoping for a photo or two of a hummingbird before going to Costa Rica. Just because the photos look effortlessly good. However I got so many that I know know they take no effort at all.</text:p>
          </table:table-cell>
          <table:table-cell table:style-name="Default" office:value-type="string" calcext:value-type="string">
            <text:p>Costa Rica</text:p>
          </table:table-cell>
          <table:table-cell table:style-name="ce12" office:value-type="string" calcext:value-type="string">
            <text:p>27/11/2019 20:07:10</text:p>
          </table:table-cell>
          <table:table-cell table:style-name="Default" office:value-type="string" calcext:value-type="string">
            <text:p>6016 x 4016</text:p>
          </table:table-cell>
          <table:table-cell table:formula="of:=LEFT([.G137];4)" office:value-type="string" office:string-value="6016" calcext:value-type="string">
            <text:p>6016</text:p>
          </table:table-cell>
          <table:table-cell table:formula="of:=RIGHT([.G137];4)" office:value-type="string" office:string-value="4016" calcext:value-type="string">
            <text:p>4016</text:p>
          </table:table-cell>
          <table:table-cell table:style-name="ce6" table:formula="of:=IF([.I137]/[.H137]&gt;1;[.H137]/[.I137];[.I137]/[.H137])" office:value-type="float" office:value="0.667553191489362" calcext:value-type="float">
            <text:p>0.668</text:p>
          </table:table-cell>
          <table:table-cell table:style-name="ce7" office:value-type="float" office:value="8" calcext:value-type="float">
            <text:p>8</text:p>
          </table:table-cell>
          <table:table-cell table:style-name="ce7" table:formula="of:=ROUND([.K137]/[.$J137]; 0)" office:value-type="float" office:value="12" calcext:value-type="float">
            <text:p>12</text:p>
          </table:table-cell>
          <table:table-cell table:style-name="ce7" table:formula="of:=ROUND([.K137]*2.54; 0)" office:value-type="float" office:value="20" calcext:value-type="float">
            <text:p>20</text:p>
          </table:table-cell>
          <table:table-cell table:style-name="ce7" table:formula="of:=ROUND([.L137]*2.54;0)" office:value-type="float" office:value="30" calcext:value-type="float">
            <text:p>30</text:p>
          </table:table-cell>
          <table:table-cell table:style-name="ce7" table:formula="of:=IF([.$I137]&lt;[.$H137]; [.$I137]/[.K137]; [.$H137]/[.K137])" office:value-type="float" office:value="502" calcext:value-type="float">
            <text:p>502</text:p>
          </table:table-cell>
          <table:table-cell table:style-name="ce7" table:formula="of:=IF([.O137]&gt;250; 1; 0)" office:value-type="float" office:value="1" calcext:value-type="float">
            <text:p>1</text:p>
          </table:table-cell>
          <table:table-cell table:style-name="ce7" table:formula="of:=IF([.P137]=1;COM.MICROSOFT.CONCAT([.K137];&quot; x &quot;;[.L137];&quot; inches, &quot;;[.M137];&quot; x &quot;;[.N13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37]/[.$J137]; 0)" office:value-type="float" office:value="18" calcext:value-type="float">
            <text:p>18</text:p>
          </table:table-cell>
          <table:table-cell table:style-name="ce7" table:formula="of:=ROUND([.R137]*2.54; 0)" office:value-type="float" office:value="30" calcext:value-type="float">
            <text:p>30</text:p>
          </table:table-cell>
          <table:table-cell table:style-name="ce7" table:formula="of:=ROUND([.S137]*2.54;0)" office:value-type="float" office:value="46" calcext:value-type="float">
            <text:p>46</text:p>
          </table:table-cell>
          <table:table-cell table:style-name="ce7" table:formula="of:=IF([.$I137]&lt;[.$H137]; [.$I137]/[.R137]; [.$H137]/[.R137])" office:value-type="float" office:value="334.666666666667" calcext:value-type="float">
            <text:p>335</text:p>
          </table:table-cell>
          <table:table-cell table:style-name="ce7" table:formula="of:=IF([.V137]&gt;150; 1; 0)" office:value-type="float" office:value="1" calcext:value-type="float">
            <text:p>1</text:p>
          </table:table-cell>
          <table:table-cell table:style-name="ce7" table:formula="of:=IF([.W137]=1;COM.MICROSOFT.CONCAT([.R137];&quot; x &quot;;[.S137];&quot; inches, &quot;;[.T137];&quot; x &quot;;[.U13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37]/[.$J137]; 0)" office:value-type="float" office:value="24" calcext:value-type="float">
            <text:p>24</text:p>
          </table:table-cell>
          <table:table-cell table:style-name="ce7" table:formula="of:=ROUND([.Y137]*2.54; 0)" office:value-type="float" office:value="41" calcext:value-type="float">
            <text:p>41</text:p>
          </table:table-cell>
          <table:table-cell table:style-name="ce7" table:formula="of:=ROUND([.Z137]*2.54;0)" office:value-type="float" office:value="61" calcext:value-type="float">
            <text:p>61</text:p>
          </table:table-cell>
          <table:table-cell table:style-name="ce7" table:formula="of:=IF([.$I137]&lt;[.$H137]; [.$I137]/[.Y137]; [.$H137]/[.Y137])" office:value-type="float" office:value="251" calcext:value-type="float">
            <text:p>251</text:p>
          </table:table-cell>
          <table:table-cell table:style-name="ce7" table:formula="of:=IF([.AC137]&gt;120; 1; 0)" office:value-type="float" office:value="1" calcext:value-type="float">
            <text:p>1</text:p>
          </table:table-cell>
          <table:table-cell table:style-name="ce7" table:formula="of:=IF([.AD137]=1;COM.MICROSOFT.CONCAT([.Y137];&quot; x &quot;;[.Z137];&quot; inches, &quot;;[.AA137];&quot; x &quot;;[.AB13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37]/[.$J137]; 0)" office:value-type="float" office:value="30" calcext:value-type="float">
            <text:p>30</text:p>
          </table:table-cell>
          <table:table-cell table:style-name="ce7" table:formula="of:=ROUND([.AF137]*2.54; 0)" office:value-type="float" office:value="51" calcext:value-type="float">
            <text:p>51</text:p>
          </table:table-cell>
          <table:table-cell table:style-name="ce7" table:formula="of:=ROUND([.AG137]*2.54;0)" office:value-type="float" office:value="76" calcext:value-type="float">
            <text:p>76</text:p>
          </table:table-cell>
          <table:table-cell table:style-name="ce7" table:formula="of:=IF([.$I137]&lt;[.$H137]; [.$I137]/[.AF137]; [.$H137]/[.AF137])" office:value-type="float" office:value="200.8" calcext:value-type="float">
            <text:p>201</text:p>
          </table:table-cell>
          <table:table-cell table:style-name="ce7" table:formula="of:=IF([.AJ137]&gt;100; 1; 0)" office:value-type="float" office:value="1" calcext:value-type="float">
            <text:p>1</text:p>
          </table:table-cell>
          <table:table-cell table:style-name="ce7" table:formula="of:=IF([.AK137]=1;COM.MICROSOFT.CONCAT([.AF137];&quot; x &quot;;[.AG137];&quot; inches, &quot;;[.AH137];&quot; x &quot;;[.AI13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37]/[.$J137]; 0)" office:value-type="float" office:value="36" calcext:value-type="float">
            <text:p>36</text:p>
          </table:table-cell>
          <table:table-cell table:style-name="ce7" table:formula="of:=ROUND([.AM137]*2.54; 0)" office:value-type="float" office:value="61" calcext:value-type="float">
            <text:p>61</text:p>
          </table:table-cell>
          <table:table-cell table:style-name="ce7" table:formula="of:=ROUND([.AN137]*2.54;0)" office:value-type="float" office:value="91" calcext:value-type="float">
            <text:p>91</text:p>
          </table:table-cell>
          <table:table-cell table:style-name="ce7" table:formula="of:=IF([.$I137]&lt;[.$H137]; [.$I137]/[.AM137]; [.$H137]/[.AM137])" office:value-type="float" office:value="167.333333333333" calcext:value-type="float">
            <text:p>167</text:p>
          </table:table-cell>
          <table:table-cell table:style-name="ce7" table:formula="of:=IF([.AQ137]&gt;90; 1; 0)" office:value-type="float" office:value="1" calcext:value-type="float">
            <text:p>1</text:p>
          </table:table-cell>
          <table:table-cell table:style-name="ce7" table:formula="of:=IF([.AR137]=1;COM.MICROSOFT.CONCAT([.AM137];&quot; x &quot;;[.AN137];&quot; inches, &quot;;[.AO137];&quot; x &quot;;[.AP137];&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37]/[.$J137]; 0)" office:value-type="float" office:value="12" calcext:value-type="float">
            <text:p>12</text:p>
          </table:table-cell>
          <table:table-cell table:style-name="ce7" table:formula="of:=ROUND([.AT137]*2.54; 0)" office:value-type="float" office:value="20" calcext:value-type="float">
            <text:p>20</text:p>
          </table:table-cell>
          <table:table-cell table:style-name="ce7" table:formula="of:=ROUND([.AU137]*2.54;0)" office:value-type="float" office:value="30" calcext:value-type="float">
            <text:p>30</text:p>
          </table:table-cell>
          <table:table-cell table:style-name="ce7" table:formula="of:=IF([.$I137]&lt;[.$H137]; [.$I137]/[.AT137]; [.$H137]/[.AT137])" office:value-type="float" office:value="502" calcext:value-type="float">
            <text:p>502</text:p>
          </table:table-cell>
          <table:table-cell table:style-name="ce7" table:formula="of:=IF([.AX137]&gt;280; 1; 0)" office:value-type="float" office:value="1" calcext:value-type="float">
            <text:p>1</text:p>
          </table:table-cell>
          <table:table-cell table:style-name="ce7" table:formula="of:=IF([.AY137]=1;COM.MICROSOFT.CONCAT([.AT137];&quot; x &quot;;[.AU137];&quot; inches, &quot;;[.AV137];&quot; x &quot;;[.AW13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37]/[.$J137]; 0)" office:value-type="float" office:value="18" calcext:value-type="float">
            <text:p>18</text:p>
          </table:table-cell>
          <table:table-cell table:style-name="ce7" table:formula="of:=ROUND([.BA137]*2.54; 0)" office:value-type="float" office:value="30" calcext:value-type="float">
            <text:p>30</text:p>
          </table:table-cell>
          <table:table-cell table:style-name="ce7" table:formula="of:=ROUND([.BB137]*2.54;0)" office:value-type="float" office:value="46" calcext:value-type="float">
            <text:p>46</text:p>
          </table:table-cell>
          <table:table-cell table:style-name="ce7" table:formula="of:=IF([.$I137]&lt;[.$H137]; [.$I137]/[.BA137]; [.$H137]/[.BA137])" office:value-type="float" office:value="334.666666666667" calcext:value-type="float">
            <text:p>335</text:p>
          </table:table-cell>
          <table:table-cell table:style-name="ce7" table:formula="of:=IF([.BE137]&gt;180; 1; 0)" office:value-type="float" office:value="1" calcext:value-type="float">
            <text:p>1</text:p>
          </table:table-cell>
          <table:table-cell table:style-name="ce7" table:formula="of:=IF([.BF137]=1;COM.MICROSOFT.CONCAT([.BA137];&quot; x &quot;;[.BB137];&quot; inches, &quot;;[.BC137];&quot; x &quot;;[.BD13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37]/[.$J137]; 0)" office:value-type="float" office:value="24" calcext:value-type="float">
            <text:p>24</text:p>
          </table:table-cell>
          <table:table-cell table:style-name="ce7" table:formula="of:=ROUND([.BH137]*2.54; 0)" office:value-type="float" office:value="41" calcext:value-type="float">
            <text:p>41</text:p>
          </table:table-cell>
          <table:table-cell table:style-name="ce7" table:formula="of:=ROUND([.BI137]*2.54;0)" office:value-type="float" office:value="61" calcext:value-type="float">
            <text:p>61</text:p>
          </table:table-cell>
          <table:table-cell table:style-name="ce7" table:formula="of:=IF([.$I137]&lt;[.$H137]; [.$I137]/[.BH137]; [.$H137]/[.BH137])" office:value-type="float" office:value="251" calcext:value-type="float">
            <text:p>251</text:p>
          </table:table-cell>
          <table:table-cell table:style-name="ce7" table:formula="of:=IF([.BL137]&gt;150; 1; 0)" office:value-type="float" office:value="1" calcext:value-type="float">
            <text:p>1</text:p>
          </table:table-cell>
          <table:table-cell table:style-name="ce7" table:formula="of:=IF([.BM137]=1;COM.MICROSOFT.CONCAT([.BH137];&quot; x &quot;;[.BI137];&quot; inches, &quot;;[.BJ137];&quot; x &quot;;[.BK13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37]/[.$J137]; 0)" office:value-type="float" office:value="30" calcext:value-type="float">
            <text:p>30</text:p>
          </table:table-cell>
          <table:table-cell table:style-name="ce7" table:formula="of:=ROUND([.BO137]*2.54; 0)" office:value-type="float" office:value="51" calcext:value-type="float">
            <text:p>51</text:p>
          </table:table-cell>
          <table:table-cell table:style-name="ce7" table:formula="of:=ROUND([.BP137]*2.54;0)" office:value-type="float" office:value="76" calcext:value-type="float">
            <text:p>76</text:p>
          </table:table-cell>
          <table:table-cell table:style-name="ce7" table:formula="of:=IF([.$I137]&lt;[.$H137]; [.$I137]/[.BO137]; [.$H137]/[.BO137])" office:value-type="float" office:value="200.8" calcext:value-type="float">
            <text:p>201</text:p>
          </table:table-cell>
          <table:table-cell table:style-name="ce7" table:formula="of:=IF([.BS137]&gt;125; 1; 0)" office:value-type="float" office:value="1" calcext:value-type="float">
            <text:p>1</text:p>
          </table:table-cell>
          <table:table-cell table:style-name="ce7" table:formula="of:=IF([.BT137]=1;COM.MICROSOFT.CONCAT([.BO137];&quot; x &quot;;[.BP137];&quot; inches, &quot;;[.BQ137];&quot; x &quot;;[.BR13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37]/[.$J137]; 0)" office:value-type="float" office:value="36" calcext:value-type="float">
            <text:p>36</text:p>
          </table:table-cell>
          <table:table-cell table:style-name="ce7" table:formula="of:=ROUND([.BV137]*2.54; 0)" office:value-type="float" office:value="61" calcext:value-type="float">
            <text:p>61</text:p>
          </table:table-cell>
          <table:table-cell table:style-name="ce7" table:formula="of:=ROUND([.BW137]*2.54;0)" office:value-type="float" office:value="91" calcext:value-type="float">
            <text:p>91</text:p>
          </table:table-cell>
          <table:table-cell table:style-name="ce7" table:formula="of:=IF([.$I137]&lt;[.$H137]; [.$I137]/[.BV137]; [.$H137]/[.BV137])" office:value-type="float" office:value="167.333333333333" calcext:value-type="float">
            <text:p>167</text:p>
          </table:table-cell>
          <table:table-cell table:style-name="ce7" table:formula="of:=IF([.BZ137]&gt;110; 1; 0)" office:value-type="float" office:value="1" calcext:value-type="float">
            <text:p>1</text:p>
          </table:table-cell>
          <table:table-cell table:style-name="ce7" table:formula="of:=IF([.CA137]=1;COM.MICROSOFT.CONCAT([.BV137];&quot; x &quot;;[.BW137];&quot; inches, &quot;;[.BX137];&quot; x &quot;;[.BY137];&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37" calcext:value-type="float">
            <text:p>137</text:p>
          </table:table-cell>
          <table:table-cell table:formula="of:=COM.MICROSOFT.CONCAT(&quot;PrintGalleryImage-&quot;;[.A138];&quot;.jpg&quot;)" office:value-type="string" office:string-value="PrintGalleryImage-137.jpg" calcext:value-type="string">
            <text:p>PrintGalleryImage-137.jpg</text:p>
          </table:table-cell>
          <table:table-cell table:style-name="Default" office:value-type="string" calcext:value-type="string">
            <text:p>Female White-throated Hummingbird</text:p>
          </table:table-cell>
          <table:table-cell table:style-name="Default" office:value-type="string" calcext:value-type="string">
            <text:p>The cloud forest of San Gerardo de Dota just South of San Jose is better known for the symbol of Central American birds, the Quetzal. However these are less easy to photograph and I didn't manage print worth images. However there were many hummingbirds to make up for it.</text:p>
          </table:table-cell>
          <table:table-cell table:style-name="Default" office:value-type="string" calcext:value-type="string">
            <text:p>Adrian, Adrian O Brien, Adrian O' Brien, Adrian O'Brien, Animals, Bird, Birds, Brien, Costa Rica, Hummingbird, O' Brien, O'Brien, OBrien, Wildlife chasing, chasing, chasing wildlife, chasingwildlife, flight, in, nature, wildlifechasing</text:p>
          </table:table-cell>
          <table:table-cell table:style-name="ce12" office:value-type="string" calcext:value-type="string">
            <text:p>27/11/2019 20:08:01</text:p>
          </table:table-cell>
          <table:table-cell table:style-name="Default" office:value-type="string" calcext:value-type="string">
            <text:p>2053 x 3079</text:p>
          </table:table-cell>
          <table:table-cell table:formula="of:=LEFT([.G138];4)" office:value-type="string" office:string-value="2053" calcext:value-type="string">
            <text:p>2053</text:p>
          </table:table-cell>
          <table:table-cell table:formula="of:=RIGHT([.G138];4)" office:value-type="string" office:string-value="3079" calcext:value-type="string">
            <text:p>3079</text:p>
          </table:table-cell>
          <table:table-cell table:style-name="ce6" table:formula="of:=IF([.I138]/[.H138]&gt;1;[.H138]/[.I138];[.I138]/[.H138])" office:value-type="float" office:value="0.666774926924326" calcext:value-type="float">
            <text:p>0.667</text:p>
          </table:table-cell>
          <table:table-cell table:style-name="ce7" office:value-type="float" office:value="8" calcext:value-type="float">
            <text:p>8</text:p>
          </table:table-cell>
          <table:table-cell table:style-name="ce7" table:formula="of:=ROUND([.K138]/[.$J138]; 0)" office:value-type="float" office:value="12" calcext:value-type="float">
            <text:p>12</text:p>
          </table:table-cell>
          <table:table-cell table:style-name="ce7" table:formula="of:=ROUND([.K138]*2.54; 0)" office:value-type="float" office:value="20" calcext:value-type="float">
            <text:p>20</text:p>
          </table:table-cell>
          <table:table-cell table:style-name="ce7" table:formula="of:=ROUND([.L138]*2.54;0)" office:value-type="float" office:value="30" calcext:value-type="float">
            <text:p>30</text:p>
          </table:table-cell>
          <table:table-cell table:style-name="ce7" table:formula="of:=IF([.$I138]&lt;[.$H138]; [.$I138]/[.K138]; [.$H138]/[.K138])" office:value-type="float" office:value="256.625" calcext:value-type="float">
            <text:p>257</text:p>
          </table:table-cell>
          <table:table-cell table:style-name="ce7" table:formula="of:=IF([.O138]&gt;250; 1; 0)" office:value-type="float" office:value="1" calcext:value-type="float">
            <text:p>1</text:p>
          </table:table-cell>
          <table:table-cell table:style-name="ce7" table:formula="of:=IF([.P138]=1;COM.MICROSOFT.CONCAT([.K138];&quot; x &quot;;[.L138];&quot; inches, &quot;;[.M138];&quot; x &quot;;[.N13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38]/[.$J138]; 0)" office:value-type="float" office:value="18" calcext:value-type="float">
            <text:p>18</text:p>
          </table:table-cell>
          <table:table-cell table:style-name="ce7" table:formula="of:=ROUND([.R138]*2.54; 0)" office:value-type="float" office:value="30" calcext:value-type="float">
            <text:p>30</text:p>
          </table:table-cell>
          <table:table-cell table:style-name="ce7" table:formula="of:=ROUND([.S138]*2.54;0)" office:value-type="float" office:value="46" calcext:value-type="float">
            <text:p>46</text:p>
          </table:table-cell>
          <table:table-cell table:style-name="ce7" table:formula="of:=IF([.$I138]&lt;[.$H138]; [.$I138]/[.R138]; [.$H138]/[.R138])" office:value-type="float" office:value="171.083333333333" calcext:value-type="float">
            <text:p>171</text:p>
          </table:table-cell>
          <table:table-cell table:style-name="ce7" table:formula="of:=IF([.V138]&gt;150; 1; 0)" office:value-type="float" office:value="1" calcext:value-type="float">
            <text:p>1</text:p>
          </table:table-cell>
          <table:table-cell table:style-name="ce7" table:formula="of:=IF([.W138]=1;COM.MICROSOFT.CONCAT([.R138];&quot; x &quot;;[.S138];&quot; inches, &quot;;[.T138];&quot; x &quot;;[.U13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38]/[.$J138]; 0)" office:value-type="float" office:value="24" calcext:value-type="float">
            <text:p>24</text:p>
          </table:table-cell>
          <table:table-cell table:style-name="ce7" table:formula="of:=ROUND([.Y138]*2.54; 0)" office:value-type="float" office:value="41" calcext:value-type="float">
            <text:p>41</text:p>
          </table:table-cell>
          <table:table-cell table:style-name="ce7" table:formula="of:=ROUND([.Z138]*2.54;0)" office:value-type="float" office:value="61" calcext:value-type="float">
            <text:p>61</text:p>
          </table:table-cell>
          <table:table-cell table:style-name="ce7" table:formula="of:=IF([.$I138]&lt;[.$H138]; [.$I138]/[.Y138]; [.$H138]/[.Y138])" office:value-type="float" office:value="128.3125" calcext:value-type="float">
            <text:p>128</text:p>
          </table:table-cell>
          <table:table-cell table:style-name="ce7" table:formula="of:=IF([.AC138]&gt;120; 1; 0)" office:value-type="float" office:value="1" calcext:value-type="float">
            <text:p>1</text:p>
          </table:table-cell>
          <table:table-cell table:style-name="ce7" table:formula="of:=IF([.AD138]=1;COM.MICROSOFT.CONCAT([.Y138];&quot; x &quot;;[.Z138];&quot; inches, &quot;;[.AA138];&quot; x &quot;;[.AB13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38]/[.$J138]; 0)" office:value-type="float" office:value="30" calcext:value-type="float">
            <text:p>30</text:p>
          </table:table-cell>
          <table:table-cell table:style-name="ce7" table:formula="of:=ROUND([.AF138]*2.54; 0)" office:value-type="float" office:value="51" calcext:value-type="float">
            <text:p>51</text:p>
          </table:table-cell>
          <table:table-cell table:style-name="ce7" table:formula="of:=ROUND([.AG138]*2.54;0)" office:value-type="float" office:value="76" calcext:value-type="float">
            <text:p>76</text:p>
          </table:table-cell>
          <table:table-cell table:style-name="ce7" table:formula="of:=IF([.$I138]&lt;[.$H138]; [.$I138]/[.AF138]; [.$H138]/[.AF138])" office:value-type="float" office:value="102.65" calcext:value-type="float">
            <text:p>103</text:p>
          </table:table-cell>
          <table:table-cell table:style-name="ce7" table:formula="of:=IF([.AJ138]&gt;100; 1; 0)" office:value-type="float" office:value="1" calcext:value-type="float">
            <text:p>1</text:p>
          </table:table-cell>
          <table:table-cell table:style-name="ce7" table:formula="of:=IF([.AK138]=1;COM.MICROSOFT.CONCAT([.AF138];&quot; x &quot;;[.AG138];&quot; inches, &quot;;[.AH138];&quot; x &quot;;[.AI13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38]/[.$J138]; 0)" office:value-type="float" office:value="36" calcext:value-type="float">
            <text:p>36</text:p>
          </table:table-cell>
          <table:table-cell table:style-name="ce7" table:formula="of:=ROUND([.AM138]*2.54; 0)" office:value-type="float" office:value="61" calcext:value-type="float">
            <text:p>61</text:p>
          </table:table-cell>
          <table:table-cell table:style-name="ce7" table:formula="of:=ROUND([.AN138]*2.54;0)" office:value-type="float" office:value="91" calcext:value-type="float">
            <text:p>91</text:p>
          </table:table-cell>
          <table:table-cell table:style-name="ce7" table:formula="of:=IF([.$I138]&lt;[.$H138]; [.$I138]/[.AM138]; [.$H138]/[.AM138])" office:value-type="float" office:value="85.5416666666667" calcext:value-type="float">
            <text:p>86</text:p>
          </table:table-cell>
          <table:table-cell table:style-name="ce7" table:formula="of:=IF([.AQ138]&gt;90; 1; 0)" office:value-type="float" office:value="0" calcext:value-type="float">
            <text:p>0</text:p>
          </table:table-cell>
          <table:table-cell table:style-name="ce7" table:formula="of:=IF([.AR138]=1;COM.MICROSOFT.CONCAT([.AM138];&quot; x &quot;;[.AN138];&quot; inches, &quot;;[.AO138];&quot; x &quot;;[.AP138];&quot; cm&quot;); &quot;&quot;)">
            <text:p/>
          </table:table-cell>
          <table:table-cell table:style-name="ce7" office:value-type="float" office:value="8" calcext:value-type="float">
            <text:p>8</text:p>
          </table:table-cell>
          <table:table-cell table:style-name="ce7" table:formula="of:=ROUND([.AT138]/[.$J138]; 0)" office:value-type="float" office:value="12" calcext:value-type="float">
            <text:p>12</text:p>
          </table:table-cell>
          <table:table-cell table:style-name="ce7" table:formula="of:=ROUND([.AT138]*2.54; 0)" office:value-type="float" office:value="20" calcext:value-type="float">
            <text:p>20</text:p>
          </table:table-cell>
          <table:table-cell table:style-name="ce7" table:formula="of:=ROUND([.AU138]*2.54;0)" office:value-type="float" office:value="30" calcext:value-type="float">
            <text:p>30</text:p>
          </table:table-cell>
          <table:table-cell table:style-name="ce7" table:formula="of:=IF([.$I138]&lt;[.$H138]; [.$I138]/[.AT138]; [.$H138]/[.AT138])" office:value-type="float" office:value="256.625" calcext:value-type="float">
            <text:p>257</text:p>
          </table:table-cell>
          <table:table-cell table:style-name="ce7" table:formula="of:=IF([.AX138]&gt;280; 1; 0)" office:value-type="float" office:value="0" calcext:value-type="float">
            <text:p>0</text:p>
          </table:table-cell>
          <table:table-cell table:style-name="ce7" table:formula="of:=IF([.AY138]=1;COM.MICROSOFT.CONCAT([.AT138];&quot; x &quot;;[.AU138];&quot; inches, &quot;;[.AV138];&quot; x &quot;;[.AW138];&quot; cm&quot;); &quot;&quot;)">
            <text:p/>
          </table:table-cell>
          <table:table-cell table:style-name="ce7" office:value-type="float" office:value="12" calcext:value-type="float">
            <text:p>12</text:p>
          </table:table-cell>
          <table:table-cell table:style-name="ce7" table:formula="of:=ROUND([.BA138]/[.$J138]; 0)" office:value-type="float" office:value="18" calcext:value-type="float">
            <text:p>18</text:p>
          </table:table-cell>
          <table:table-cell table:style-name="ce7" table:formula="of:=ROUND([.BA138]*2.54; 0)" office:value-type="float" office:value="30" calcext:value-type="float">
            <text:p>30</text:p>
          </table:table-cell>
          <table:table-cell table:style-name="ce7" table:formula="of:=ROUND([.BB138]*2.54;0)" office:value-type="float" office:value="46" calcext:value-type="float">
            <text:p>46</text:p>
          </table:table-cell>
          <table:table-cell table:style-name="ce7" table:formula="of:=IF([.$I138]&lt;[.$H138]; [.$I138]/[.BA138]; [.$H138]/[.BA138])" office:value-type="float" office:value="171.083333333333" calcext:value-type="float">
            <text:p>171</text:p>
          </table:table-cell>
          <table:table-cell table:style-name="ce7" table:formula="of:=IF([.BE138]&gt;180; 1; 0)" office:value-type="float" office:value="0" calcext:value-type="float">
            <text:p>0</text:p>
          </table:table-cell>
          <table:table-cell table:style-name="ce7" table:formula="of:=IF([.BF138]=1;COM.MICROSOFT.CONCAT([.BA138];&quot; x &quot;;[.BB138];&quot; inches, &quot;;[.BC138];&quot; x &quot;;[.BD138];&quot; cm&quot;); &quot;&quot;)">
            <text:p/>
          </table:table-cell>
          <table:table-cell table:style-name="ce7" office:value-type="float" office:value="16" calcext:value-type="float">
            <text:p>16</text:p>
          </table:table-cell>
          <table:table-cell table:style-name="ce7" table:formula="of:=ROUND([.BH138]/[.$J138]; 0)" office:value-type="float" office:value="24" calcext:value-type="float">
            <text:p>24</text:p>
          </table:table-cell>
          <table:table-cell table:style-name="ce7" table:formula="of:=ROUND([.BH138]*2.54; 0)" office:value-type="float" office:value="41" calcext:value-type="float">
            <text:p>41</text:p>
          </table:table-cell>
          <table:table-cell table:style-name="ce7" table:formula="of:=ROUND([.BI138]*2.54;0)" office:value-type="float" office:value="61" calcext:value-type="float">
            <text:p>61</text:p>
          </table:table-cell>
          <table:table-cell table:style-name="ce7" table:formula="of:=IF([.$I138]&lt;[.$H138]; [.$I138]/[.BH138]; [.$H138]/[.BH138])" office:value-type="float" office:value="128.3125" calcext:value-type="float">
            <text:p>128</text:p>
          </table:table-cell>
          <table:table-cell table:style-name="ce7" table:formula="of:=IF([.BL138]&gt;150; 1; 0)" office:value-type="float" office:value="0" calcext:value-type="float">
            <text:p>0</text:p>
          </table:table-cell>
          <table:table-cell table:style-name="ce7" table:formula="of:=IF([.BM138]=1;COM.MICROSOFT.CONCAT([.BH138];&quot; x &quot;;[.BI138];&quot; inches, &quot;;[.BJ138];&quot; x &quot;;[.BK138];&quot; cm&quot;); &quot;&quot;)">
            <text:p/>
          </table:table-cell>
          <table:table-cell table:style-name="ce7" office:value-type="float" office:value="20" calcext:value-type="float">
            <text:p>20</text:p>
          </table:table-cell>
          <table:table-cell table:style-name="ce7" table:formula="of:=ROUND([.BO138]/[.$J138]; 0)" office:value-type="float" office:value="30" calcext:value-type="float">
            <text:p>30</text:p>
          </table:table-cell>
          <table:table-cell table:style-name="ce7" table:formula="of:=ROUND([.BO138]*2.54; 0)" office:value-type="float" office:value="51" calcext:value-type="float">
            <text:p>51</text:p>
          </table:table-cell>
          <table:table-cell table:style-name="ce7" table:formula="of:=ROUND([.BP138]*2.54;0)" office:value-type="float" office:value="76" calcext:value-type="float">
            <text:p>76</text:p>
          </table:table-cell>
          <table:table-cell table:style-name="ce7" table:formula="of:=IF([.$I138]&lt;[.$H138]; [.$I138]/[.BO138]; [.$H138]/[.BO138])" office:value-type="float" office:value="102.65" calcext:value-type="float">
            <text:p>103</text:p>
          </table:table-cell>
          <table:table-cell table:style-name="ce7" table:formula="of:=IF([.BS138]&gt;125; 1; 0)" office:value-type="float" office:value="0" calcext:value-type="float">
            <text:p>0</text:p>
          </table:table-cell>
          <table:table-cell table:style-name="ce7" table:formula="of:=IF([.BT138]=1;COM.MICROSOFT.CONCAT([.BO138];&quot; x &quot;;[.BP138];&quot; inches, &quot;;[.BQ138];&quot; x &quot;;[.BR138];&quot; cm&quot;); &quot;&quot;)">
            <text:p/>
          </table:table-cell>
          <table:table-cell table:style-name="ce7" office:value-type="float" office:value="24" calcext:value-type="float">
            <text:p>24</text:p>
          </table:table-cell>
          <table:table-cell table:style-name="ce7" table:formula="of:=ROUND([.BV138]/[.$J138]; 0)" office:value-type="float" office:value="36" calcext:value-type="float">
            <text:p>36</text:p>
          </table:table-cell>
          <table:table-cell table:style-name="ce7" table:formula="of:=ROUND([.BV138]*2.54; 0)" office:value-type="float" office:value="61" calcext:value-type="float">
            <text:p>61</text:p>
          </table:table-cell>
          <table:table-cell table:style-name="ce7" table:formula="of:=ROUND([.BW138]*2.54;0)" office:value-type="float" office:value="91" calcext:value-type="float">
            <text:p>91</text:p>
          </table:table-cell>
          <table:table-cell table:style-name="ce7" table:formula="of:=IF([.$I138]&lt;[.$H138]; [.$I138]/[.BV138]; [.$H138]/[.BV138])" office:value-type="float" office:value="85.5416666666667" calcext:value-type="float">
            <text:p>86</text:p>
          </table:table-cell>
          <table:table-cell table:style-name="ce7" table:formula="of:=IF([.BZ138]&gt;110; 1; 0)" office:value-type="float" office:value="0" calcext:value-type="float">
            <text:p>0</text:p>
          </table:table-cell>
          <table:table-cell table:style-name="ce7" table:formula="of:=IF([.CA138]=1;COM.MICROSOFT.CONCAT([.BV138];&quot; x &quot;;[.BW138];&quot; inches, &quot;;[.BX138];&quot; x &quot;;[.BY138];&quot; cm&quot;); &quot;&quot;)">
            <text:p/>
          </table:table-cell>
          <table:table-cell table:number-columns-repeated="2"/>
        </table:table-row>
        <table:table-row table:style-name="ro2">
          <table:table-cell office:value-type="float" office:value="138" calcext:value-type="float">
            <text:p>138</text:p>
          </table:table-cell>
          <table:table-cell table:formula="of:=COM.MICROSOFT.CONCAT(&quot;PrintGalleryImage-&quot;;[.A139];&quot;.jpg&quot;)" office:value-type="string" office:string-value="PrintGalleryImage-138.jpg" calcext:value-type="string">
            <text:p>PrintGalleryImage-138.jpg</text:p>
          </table:table-cell>
          <table:table-cell table:style-name="Default" office:value-type="string" calcext:value-type="string">
            <text:p>Green Violet Ear Hummingbird</text:p>
          </table:table-cell>
          <table:table-cell table:style-name="Default" office:value-type="string" calcext:value-type="string">
            <text:p>Hummingbirds are every photographers dream bird to photograph. The scaly feathers stand out so well in a photo and getting one in flight is actually easier than you might imagine as they hover quite a lot instead of flying.</text:p>
          </table:table-cell>
          <table:table-cell table:style-name="Default" office:value-type="string" calcext:value-type="string">
            <text:p>Adrian, Adrian O Brien, Adrian O' Brien, Adrian O'Brien, Animals, Bird, Birds, Brien, Costa Rica, Hummingbird, O' Brien, O'Brien, OBrien, Wildlife chasing, chasing, chasing wildlife, chasingwildlife, flight, in, nature, wildlifechasing</text:p>
          </table:table-cell>
          <table:table-cell table:style-name="ce12" office:value-type="string" calcext:value-type="string">
            <text:p>27/11/2019 20:21:29</text:p>
          </table:table-cell>
          <table:table-cell table:style-name="Default" office:value-type="string" calcext:value-type="string">
            <text:p>2820 x 2820</text:p>
          </table:table-cell>
          <table:table-cell table:formula="of:=LEFT([.G139];4)" office:value-type="string" office:string-value="2820" calcext:value-type="string">
            <text:p>2820</text:p>
          </table:table-cell>
          <table:table-cell table:formula="of:=RIGHT([.G139];4)" office:value-type="string" office:string-value="2820" calcext:value-type="string">
            <text:p>2820</text:p>
          </table:table-cell>
          <table:table-cell table:style-name="ce6" table:formula="of:=IF([.I139]/[.H139]&gt;1;[.H139]/[.I139];[.I139]/[.H139])" office:value-type="float" office:value="1" calcext:value-type="float">
            <text:p>1.000</text:p>
          </table:table-cell>
          <table:table-cell table:style-name="ce7" office:value-type="float" office:value="8" calcext:value-type="float">
            <text:p>8</text:p>
          </table:table-cell>
          <table:table-cell table:style-name="ce7" table:formula="of:=ROUND([.K139]/[.$J139]; 0)" office:value-type="float" office:value="8" calcext:value-type="float">
            <text:p>8</text:p>
          </table:table-cell>
          <table:table-cell table:style-name="ce7" table:formula="of:=ROUND([.K139]*2.54; 0)" office:value-type="float" office:value="20" calcext:value-type="float">
            <text:p>20</text:p>
          </table:table-cell>
          <table:table-cell table:style-name="ce7" table:formula="of:=ROUND([.L139]*2.54;0)" office:value-type="float" office:value="20" calcext:value-type="float">
            <text:p>20</text:p>
          </table:table-cell>
          <table:table-cell table:style-name="ce7" table:formula="of:=IF([.$I139]&lt;[.$H139]; [.$I139]/[.K139]; [.$H139]/[.K139])" office:value-type="float" office:value="352.5" calcext:value-type="float">
            <text:p>353</text:p>
          </table:table-cell>
          <table:table-cell table:style-name="ce7" table:formula="of:=IF([.O139]&gt;250; 1; 0)" office:value-type="float" office:value="1" calcext:value-type="float">
            <text:p>1</text:p>
          </table:table-cell>
          <table:table-cell table:style-name="ce7" table:formula="of:=IF([.P139]=1;COM.MICROSOFT.CONCAT([.K139];&quot; x &quot;;[.L139];&quot; inches, &quot;;[.M139];&quot; x &quot;;[.N139];&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39]/[.$J139]; 0)" office:value-type="float" office:value="12" calcext:value-type="float">
            <text:p>12</text:p>
          </table:table-cell>
          <table:table-cell table:style-name="ce7" table:formula="of:=ROUND([.R139]*2.54; 0)" office:value-type="float" office:value="30" calcext:value-type="float">
            <text:p>30</text:p>
          </table:table-cell>
          <table:table-cell table:style-name="ce7" table:formula="of:=ROUND([.S139]*2.54;0)" office:value-type="float" office:value="30" calcext:value-type="float">
            <text:p>30</text:p>
          </table:table-cell>
          <table:table-cell table:style-name="ce7" table:formula="of:=IF([.$I139]&lt;[.$H139]; [.$I139]/[.R139]; [.$H139]/[.R139])" office:value-type="float" office:value="235" calcext:value-type="float">
            <text:p>235</text:p>
          </table:table-cell>
          <table:table-cell table:style-name="ce7" table:formula="of:=IF([.V139]&gt;150; 1; 0)" office:value-type="float" office:value="1" calcext:value-type="float">
            <text:p>1</text:p>
          </table:table-cell>
          <table:table-cell table:style-name="ce7" table:formula="of:=IF([.W139]=1;COM.MICROSOFT.CONCAT([.R139];&quot; x &quot;;[.S139];&quot; inches, &quot;;[.T139];&quot; x &quot;;[.U139];&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39]/[.$J139]; 0)" office:value-type="float" office:value="16" calcext:value-type="float">
            <text:p>16</text:p>
          </table:table-cell>
          <table:table-cell table:style-name="ce7" table:formula="of:=ROUND([.Y139]*2.54; 0)" office:value-type="float" office:value="41" calcext:value-type="float">
            <text:p>41</text:p>
          </table:table-cell>
          <table:table-cell table:style-name="ce7" table:formula="of:=ROUND([.Z139]*2.54;0)" office:value-type="float" office:value="41" calcext:value-type="float">
            <text:p>41</text:p>
          </table:table-cell>
          <table:table-cell table:style-name="ce7" table:formula="of:=IF([.$I139]&lt;[.$H139]; [.$I139]/[.Y139]; [.$H139]/[.Y139])" office:value-type="float" office:value="176.25" calcext:value-type="float">
            <text:p>176</text:p>
          </table:table-cell>
          <table:table-cell table:style-name="ce7" table:formula="of:=IF([.AC139]&gt;120; 1; 0)" office:value-type="float" office:value="1" calcext:value-type="float">
            <text:p>1</text:p>
          </table:table-cell>
          <table:table-cell table:style-name="ce7" table:formula="of:=IF([.AD139]=1;COM.MICROSOFT.CONCAT([.Y139];&quot; x &quot;;[.Z139];&quot; inches, &quot;;[.AA139];&quot; x &quot;;[.AB139];&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39]/[.$J139]; 0)" office:value-type="float" office:value="20" calcext:value-type="float">
            <text:p>20</text:p>
          </table:table-cell>
          <table:table-cell table:style-name="ce7" table:formula="of:=ROUND([.AF139]*2.54; 0)" office:value-type="float" office:value="51" calcext:value-type="float">
            <text:p>51</text:p>
          </table:table-cell>
          <table:table-cell table:style-name="ce7" table:formula="of:=ROUND([.AG139]*2.54;0)" office:value-type="float" office:value="51" calcext:value-type="float">
            <text:p>51</text:p>
          </table:table-cell>
          <table:table-cell table:style-name="ce7" table:formula="of:=IF([.$I139]&lt;[.$H139]; [.$I139]/[.AF139]; [.$H139]/[.AF139])" office:value-type="float" office:value="141" calcext:value-type="float">
            <text:p>141</text:p>
          </table:table-cell>
          <table:table-cell table:style-name="ce7" table:formula="of:=IF([.AJ139]&gt;100; 1; 0)" office:value-type="float" office:value="1" calcext:value-type="float">
            <text:p>1</text:p>
          </table:table-cell>
          <table:table-cell table:style-name="ce7" table:formula="of:=IF([.AK139]=1;COM.MICROSOFT.CONCAT([.AF139];&quot; x &quot;;[.AG139];&quot; inches, &quot;;[.AH139];&quot; x &quot;;[.AI139];&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39]/[.$J139]; 0)" office:value-type="float" office:value="24" calcext:value-type="float">
            <text:p>24</text:p>
          </table:table-cell>
          <table:table-cell table:style-name="ce7" table:formula="of:=ROUND([.AM139]*2.54; 0)" office:value-type="float" office:value="61" calcext:value-type="float">
            <text:p>61</text:p>
          </table:table-cell>
          <table:table-cell table:style-name="ce7" table:formula="of:=ROUND([.AN139]*2.54;0)" office:value-type="float" office:value="61" calcext:value-type="float">
            <text:p>61</text:p>
          </table:table-cell>
          <table:table-cell table:style-name="ce7" table:formula="of:=IF([.$I139]&lt;[.$H139]; [.$I139]/[.AM139]; [.$H139]/[.AM139])" office:value-type="float" office:value="117.5" calcext:value-type="float">
            <text:p>118</text:p>
          </table:table-cell>
          <table:table-cell table:style-name="ce7" table:formula="of:=IF([.AQ139]&gt;90; 1; 0)" office:value-type="float" office:value="1" calcext:value-type="float">
            <text:p>1</text:p>
          </table:table-cell>
          <table:table-cell table:style-name="ce7" table:formula="of:=IF([.AR139]=1;COM.MICROSOFT.CONCAT([.AM139];&quot; x &quot;;[.AN139];&quot; inches, &quot;;[.AO139];&quot; x &quot;;[.AP139];&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39]/[.$J139]; 0)" office:value-type="float" office:value="8" calcext:value-type="float">
            <text:p>8</text:p>
          </table:table-cell>
          <table:table-cell table:style-name="ce7" table:formula="of:=ROUND([.AT139]*2.54; 0)" office:value-type="float" office:value="20" calcext:value-type="float">
            <text:p>20</text:p>
          </table:table-cell>
          <table:table-cell table:style-name="ce7" table:formula="of:=ROUND([.AU139]*2.54;0)" office:value-type="float" office:value="20" calcext:value-type="float">
            <text:p>20</text:p>
          </table:table-cell>
          <table:table-cell table:style-name="ce7" table:formula="of:=IF([.$I139]&lt;[.$H139]; [.$I139]/[.AT139]; [.$H139]/[.AT139])" office:value-type="float" office:value="352.5" calcext:value-type="float">
            <text:p>353</text:p>
          </table:table-cell>
          <table:table-cell table:style-name="ce7" table:formula="of:=IF([.AX139]&gt;280; 1; 0)" office:value-type="float" office:value="1" calcext:value-type="float">
            <text:p>1</text:p>
          </table:table-cell>
          <table:table-cell table:style-name="ce7" table:formula="of:=IF([.AY139]=1;COM.MICROSOFT.CONCAT([.AT139];&quot; x &quot;;[.AU139];&quot; inches, &quot;;[.AV139];&quot; x &quot;;[.AW139];&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39]/[.$J139]; 0)" office:value-type="float" office:value="12" calcext:value-type="float">
            <text:p>12</text:p>
          </table:table-cell>
          <table:table-cell table:style-name="ce7" table:formula="of:=ROUND([.BA139]*2.54; 0)" office:value-type="float" office:value="30" calcext:value-type="float">
            <text:p>30</text:p>
          </table:table-cell>
          <table:table-cell table:style-name="ce7" table:formula="of:=ROUND([.BB139]*2.54;0)" office:value-type="float" office:value="30" calcext:value-type="float">
            <text:p>30</text:p>
          </table:table-cell>
          <table:table-cell table:style-name="ce7" table:formula="of:=IF([.$I139]&lt;[.$H139]; [.$I139]/[.BA139]; [.$H139]/[.BA139])" office:value-type="float" office:value="235" calcext:value-type="float">
            <text:p>235</text:p>
          </table:table-cell>
          <table:table-cell table:style-name="ce7" table:formula="of:=IF([.BE139]&gt;180; 1; 0)" office:value-type="float" office:value="1" calcext:value-type="float">
            <text:p>1</text:p>
          </table:table-cell>
          <table:table-cell table:style-name="ce7" table:formula="of:=IF([.BF139]=1;COM.MICROSOFT.CONCAT([.BA139];&quot; x &quot;;[.BB139];&quot; inches, &quot;;[.BC139];&quot; x &quot;;[.BD139];&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39]/[.$J139]; 0)" office:value-type="float" office:value="16" calcext:value-type="float">
            <text:p>16</text:p>
          </table:table-cell>
          <table:table-cell table:style-name="ce7" table:formula="of:=ROUND([.BH139]*2.54; 0)" office:value-type="float" office:value="41" calcext:value-type="float">
            <text:p>41</text:p>
          </table:table-cell>
          <table:table-cell table:style-name="ce7" table:formula="of:=ROUND([.BI139]*2.54;0)" office:value-type="float" office:value="41" calcext:value-type="float">
            <text:p>41</text:p>
          </table:table-cell>
          <table:table-cell table:style-name="ce7" table:formula="of:=IF([.$I139]&lt;[.$H139]; [.$I139]/[.BH139]; [.$H139]/[.BH139])" office:value-type="float" office:value="176.25" calcext:value-type="float">
            <text:p>176</text:p>
          </table:table-cell>
          <table:table-cell table:style-name="ce7" table:formula="of:=IF([.BL139]&gt;150; 1; 0)" office:value-type="float" office:value="1" calcext:value-type="float">
            <text:p>1</text:p>
          </table:table-cell>
          <table:table-cell table:style-name="ce7" table:formula="of:=IF([.BM139]=1;COM.MICROSOFT.CONCAT([.BH139];&quot; x &quot;;[.BI139];&quot; inches, &quot;;[.BJ139];&quot; x &quot;;[.BK139];&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BO139]/[.$J139]; 0)" office:value-type="float" office:value="20" calcext:value-type="float">
            <text:p>20</text:p>
          </table:table-cell>
          <table:table-cell table:style-name="ce7" table:formula="of:=ROUND([.BO139]*2.54; 0)" office:value-type="float" office:value="51" calcext:value-type="float">
            <text:p>51</text:p>
          </table:table-cell>
          <table:table-cell table:style-name="ce7" table:formula="of:=ROUND([.BP139]*2.54;0)" office:value-type="float" office:value="51" calcext:value-type="float">
            <text:p>51</text:p>
          </table:table-cell>
          <table:table-cell table:style-name="ce7" table:formula="of:=IF([.$I139]&lt;[.$H139]; [.$I139]/[.BO139]; [.$H139]/[.BO139])" office:value-type="float" office:value="141" calcext:value-type="float">
            <text:p>141</text:p>
          </table:table-cell>
          <table:table-cell table:style-name="ce7" table:formula="of:=IF([.BS139]&gt;125; 1; 0)" office:value-type="float" office:value="1" calcext:value-type="float">
            <text:p>1</text:p>
          </table:table-cell>
          <table:table-cell table:style-name="ce7" table:formula="of:=IF([.BT139]=1;COM.MICROSOFT.CONCAT([.BO139];&quot; x &quot;;[.BP139];&quot; inches, &quot;;[.BQ139];&quot; x &quot;;[.BR139];&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BV139]/[.$J139]; 0)" office:value-type="float" office:value="24" calcext:value-type="float">
            <text:p>24</text:p>
          </table:table-cell>
          <table:table-cell table:style-name="ce7" table:formula="of:=ROUND([.BV139]*2.54; 0)" office:value-type="float" office:value="61" calcext:value-type="float">
            <text:p>61</text:p>
          </table:table-cell>
          <table:table-cell table:style-name="ce7" table:formula="of:=ROUND([.BW139]*2.54;0)" office:value-type="float" office:value="61" calcext:value-type="float">
            <text:p>61</text:p>
          </table:table-cell>
          <table:table-cell table:style-name="ce7" table:formula="of:=IF([.$I139]&lt;[.$H139]; [.$I139]/[.BV139]; [.$H139]/[.BV139])" office:value-type="float" office:value="117.5" calcext:value-type="float">
            <text:p>118</text:p>
          </table:table-cell>
          <table:table-cell table:style-name="ce7" table:formula="of:=IF([.BZ139]&gt;110; 1; 0)" office:value-type="float" office:value="1" calcext:value-type="float">
            <text:p>1</text:p>
          </table:table-cell>
          <table:table-cell table:style-name="ce7" table:formula="of:=IF([.CA139]=1;COM.MICROSOFT.CONCAT([.BV139];&quot; x &quot;;[.BW139];&quot; inches, &quot;;[.BX139];&quot; x &quot;;[.BY139];&quot; cm&quot;); &quot;&quot;)" office:value-type="string" office:string-value="24 x 24 inches, 61 x 61 cm" calcext:value-type="string">
            <text:p>24 x 24 inches, 61 x 61 cm</text:p>
          </table:table-cell>
          <table:table-cell table:number-columns-repeated="2"/>
        </table:table-row>
        <table:table-row table:style-name="ro2">
          <table:table-cell office:value-type="float" office:value="139" calcext:value-type="float">
            <text:p>139</text:p>
          </table:table-cell>
          <table:table-cell table:formula="of:=COM.MICROSOFT.CONCAT(&quot;PrintGalleryImage-&quot;;[.A140];&quot;.jpg&quot;)" office:value-type="string" office:string-value="PrintGalleryImage-139.jpg" calcext:value-type="string">
            <text:p>PrintGalleryImage-139.jpg</text:p>
          </table:table-cell>
          <table:table-cell table:style-name="Default" office:value-type="string" calcext:value-type="string">
            <text:p>Flame Coloured Tanager</text:p>
          </table:table-cell>
          <table:table-cell table:style-name="Default" office:value-type="string" calcext:value-type="string">
            <text:p>There are so many birds in Costa Rica that photographing them is just a joy. Find a perch and focus on it, a bird will land in no time. In this case it was a flame coloured tanager.</text:p>
          </table:table-cell>
          <table:table-cell table:style-name="Default" office:value-type="string" calcext:value-type="string">
            <text:p>Adrian, Adrian O Brien, Adrian O' Brien, Adrian O'Brien, Animals, Bird, Birds, Brien, Costa Rica, O' Brien, O'Brien, OBrien, Wildlife chasing, chasing, chasing wildlife, chasingwildlife, nature, wildlifechasing</text:p>
          </table:table-cell>
          <table:table-cell table:style-name="ce12" office:value-type="string" calcext:value-type="string">
            <text:p>27/11/2019 20:36:38</text:p>
          </table:table-cell>
          <table:table-cell table:style-name="Default" office:value-type="string" calcext:value-type="string">
            <text:p>2782 x 2225</text:p>
          </table:table-cell>
          <table:table-cell table:formula="of:=LEFT([.G140];4)" office:value-type="string" office:string-value="2782" calcext:value-type="string">
            <text:p>2782</text:p>
          </table:table-cell>
          <table:table-cell table:formula="of:=RIGHT([.G140];4)" office:value-type="string" office:string-value="2225" calcext:value-type="string">
            <text:p>2225</text:p>
          </table:table-cell>
          <table:table-cell table:style-name="ce6" table:formula="of:=IF([.I140]/[.H140]&gt;1;[.H140]/[.I140];[.I140]/[.H140])" office:value-type="float" office:value="0.799784327821711" calcext:value-type="float">
            <text:p>0.800</text:p>
          </table:table-cell>
          <table:table-cell table:style-name="ce7" office:value-type="float" office:value="8" calcext:value-type="float">
            <text:p>8</text:p>
          </table:table-cell>
          <table:table-cell table:style-name="ce7" table:formula="of:=ROUND([.K140]/[.$J140]; 0)" office:value-type="float" office:value="10" calcext:value-type="float">
            <text:p>10</text:p>
          </table:table-cell>
          <table:table-cell table:style-name="ce7" table:formula="of:=ROUND([.K140]*2.54; 0)" office:value-type="float" office:value="20" calcext:value-type="float">
            <text:p>20</text:p>
          </table:table-cell>
          <table:table-cell table:style-name="ce7" table:formula="of:=ROUND([.L140]*2.54;0)" office:value-type="float" office:value="25" calcext:value-type="float">
            <text:p>25</text:p>
          </table:table-cell>
          <table:table-cell table:style-name="ce7" table:formula="of:=IF([.$I140]&lt;[.$H140]; [.$I140]/[.K140]; [.$H140]/[.K140])" office:value-type="float" office:value="278.125" calcext:value-type="float">
            <text:p>278</text:p>
          </table:table-cell>
          <table:table-cell table:style-name="ce7" table:formula="of:=IF([.O140]&gt;250; 1; 0)" office:value-type="float" office:value="1" calcext:value-type="float">
            <text:p>1</text:p>
          </table:table-cell>
          <table:table-cell table:style-name="ce7" table:formula="of:=IF([.P140]=1;COM.MICROSOFT.CONCAT([.K140];&quot; x &quot;;[.L140];&quot; inches, &quot;;[.M140];&quot; x &quot;;[.N140];&quot; cm&quot;); &quot;&quot;)" office:value-type="string" office:string-value="8 x 10 inches, 20 x 25 cm" calcext:value-type="string">
            <text:p>8 x 10 inches, 20 x 25 cm</text:p>
          </table:table-cell>
          <table:table-cell table:style-name="ce7" office:value-type="float" office:value="12" calcext:value-type="float">
            <text:p>12</text:p>
          </table:table-cell>
          <table:table-cell table:style-name="ce7" table:formula="of:=ROUND([.R140]/[.$J140]; 0)" office:value-type="float" office:value="15" calcext:value-type="float">
            <text:p>15</text:p>
          </table:table-cell>
          <table:table-cell table:style-name="ce7" table:formula="of:=ROUND([.R140]*2.54; 0)" office:value-type="float" office:value="30" calcext:value-type="float">
            <text:p>30</text:p>
          </table:table-cell>
          <table:table-cell table:style-name="ce7" table:formula="of:=ROUND([.S140]*2.54;0)" office:value-type="float" office:value="38" calcext:value-type="float">
            <text:p>38</text:p>
          </table:table-cell>
          <table:table-cell table:style-name="ce7" table:formula="of:=IF([.$I140]&lt;[.$H140]; [.$I140]/[.R140]; [.$H140]/[.R140])" office:value-type="float" office:value="185.416666666667" calcext:value-type="float">
            <text:p>185</text:p>
          </table:table-cell>
          <table:table-cell table:style-name="ce7" table:formula="of:=IF([.V140]&gt;150; 1; 0)" office:value-type="float" office:value="1" calcext:value-type="float">
            <text:p>1</text:p>
          </table:table-cell>
          <table:table-cell table:style-name="ce7" table:formula="of:=IF([.W140]=1;COM.MICROSOFT.CONCAT([.R140];&quot; x &quot;;[.S140];&quot; inches, &quot;;[.T140];&quot; x &quot;;[.U140];&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Y140]/[.$J140]; 0)" office:value-type="float" office:value="20" calcext:value-type="float">
            <text:p>20</text:p>
          </table:table-cell>
          <table:table-cell table:style-name="ce7" table:formula="of:=ROUND([.Y140]*2.54; 0)" office:value-type="float" office:value="41" calcext:value-type="float">
            <text:p>41</text:p>
          </table:table-cell>
          <table:table-cell table:style-name="ce7" table:formula="of:=ROUND([.Z140]*2.54;0)" office:value-type="float" office:value="51" calcext:value-type="float">
            <text:p>51</text:p>
          </table:table-cell>
          <table:table-cell table:style-name="ce7" table:formula="of:=IF([.$I140]&lt;[.$H140]; [.$I140]/[.Y140]; [.$H140]/[.Y140])" office:value-type="float" office:value="139.0625" calcext:value-type="float">
            <text:p>139</text:p>
          </table:table-cell>
          <table:table-cell table:style-name="ce7" table:formula="of:=IF([.AC140]&gt;120; 1; 0)" office:value-type="float" office:value="1" calcext:value-type="float">
            <text:p>1</text:p>
          </table:table-cell>
          <table:table-cell table:style-name="ce7" table:formula="of:=IF([.AD140]=1;COM.MICROSOFT.CONCAT([.Y140];&quot; x &quot;;[.Z140];&quot; inches, &quot;;[.AA140];&quot; x &quot;;[.AB140];&quot; cm&quot;); &quot;&quot;)" office:value-type="string" office:string-value="16 x 20 inches, 41 x 51 cm" calcext:value-type="string">
            <text:p>16 x 20 inches, 41 x 51 cm</text:p>
          </table:table-cell>
          <table:table-cell table:style-name="ce7" office:value-type="float" office:value="20" calcext:value-type="float">
            <text:p>20</text:p>
          </table:table-cell>
          <table:table-cell table:style-name="ce7" table:formula="of:=ROUND([.AF140]/[.$J140]; 0)" office:value-type="float" office:value="25" calcext:value-type="float">
            <text:p>25</text:p>
          </table:table-cell>
          <table:table-cell table:style-name="ce7" table:formula="of:=ROUND([.AF140]*2.54; 0)" office:value-type="float" office:value="51" calcext:value-type="float">
            <text:p>51</text:p>
          </table:table-cell>
          <table:table-cell table:style-name="ce7" table:formula="of:=ROUND([.AG140]*2.54;0)" office:value-type="float" office:value="64" calcext:value-type="float">
            <text:p>64</text:p>
          </table:table-cell>
          <table:table-cell table:style-name="ce7" table:formula="of:=IF([.$I140]&lt;[.$H140]; [.$I140]/[.AF140]; [.$H140]/[.AF140])" office:value-type="float" office:value="111.25" calcext:value-type="float">
            <text:p>111</text:p>
          </table:table-cell>
          <table:table-cell table:style-name="ce7" table:formula="of:=IF([.AJ140]&gt;100; 1; 0)" office:value-type="float" office:value="1" calcext:value-type="float">
            <text:p>1</text:p>
          </table:table-cell>
          <table:table-cell table:style-name="ce7" table:formula="of:=IF([.AK140]=1;COM.MICROSOFT.CONCAT([.AF140];&quot; x &quot;;[.AG140];&quot; inches, &quot;;[.AH140];&quot; x &quot;;[.AI140];&quot; cm&quot;); &quot;&quot;)" office:value-type="string" office:string-value="20 x 25 inches, 51 x 64 cm" calcext:value-type="string">
            <text:p>20 x 25 inches, 51 x 64 cm</text:p>
          </table:table-cell>
          <table:table-cell table:style-name="ce7" office:value-type="float" office:value="24" calcext:value-type="float">
            <text:p>24</text:p>
          </table:table-cell>
          <table:table-cell table:style-name="ce7" table:formula="of:=ROUND([.AM140]/[.$J140]; 0)" office:value-type="float" office:value="30" calcext:value-type="float">
            <text:p>30</text:p>
          </table:table-cell>
          <table:table-cell table:style-name="ce7" table:formula="of:=ROUND([.AM140]*2.54; 0)" office:value-type="float" office:value="61" calcext:value-type="float">
            <text:p>61</text:p>
          </table:table-cell>
          <table:table-cell table:style-name="ce7" table:formula="of:=ROUND([.AN140]*2.54;0)" office:value-type="float" office:value="76" calcext:value-type="float">
            <text:p>76</text:p>
          </table:table-cell>
          <table:table-cell table:style-name="ce7" table:formula="of:=IF([.$I140]&lt;[.$H140]; [.$I140]/[.AM140]; [.$H140]/[.AM140])" office:value-type="float" office:value="92.7083333333333" calcext:value-type="float">
            <text:p>93</text:p>
          </table:table-cell>
          <table:table-cell table:style-name="ce7" table:formula="of:=IF([.AQ140]&gt;90; 1; 0)" office:value-type="float" office:value="1" calcext:value-type="float">
            <text:p>1</text:p>
          </table:table-cell>
          <table:table-cell table:style-name="ce7" table:formula="of:=IF([.AR140]=1;COM.MICROSOFT.CONCAT([.AM140];&quot; x &quot;;[.AN140];&quot; inches, &quot;;[.AO140];&quot; x &quot;;[.AP140];&quot; cm&quot;); &quot;&quot;)" office:value-type="string" office:string-value="24 x 30 inches, 61 x 76 cm" calcext:value-type="string">
            <text:p>24 x 30 inches, 61 x 76 cm</text:p>
          </table:table-cell>
          <table:table-cell table:style-name="ce7" office:value-type="float" office:value="8" calcext:value-type="float">
            <text:p>8</text:p>
          </table:table-cell>
          <table:table-cell table:style-name="ce7" table:formula="of:=ROUND([.AT140]/[.$J140]; 0)" office:value-type="float" office:value="10" calcext:value-type="float">
            <text:p>10</text:p>
          </table:table-cell>
          <table:table-cell table:style-name="ce7" table:formula="of:=ROUND([.AT140]*2.54; 0)" office:value-type="float" office:value="20" calcext:value-type="float">
            <text:p>20</text:p>
          </table:table-cell>
          <table:table-cell table:style-name="ce7" table:formula="of:=ROUND([.AU140]*2.54;0)" office:value-type="float" office:value="25" calcext:value-type="float">
            <text:p>25</text:p>
          </table:table-cell>
          <table:table-cell table:style-name="ce7" table:formula="of:=IF([.$I140]&lt;[.$H140]; [.$I140]/[.AT140]; [.$H140]/[.AT140])" office:value-type="float" office:value="278.125" calcext:value-type="float">
            <text:p>278</text:p>
          </table:table-cell>
          <table:table-cell table:style-name="ce7" table:formula="of:=IF([.AX140]&gt;280; 1; 0)" office:value-type="float" office:value="0" calcext:value-type="float">
            <text:p>0</text:p>
          </table:table-cell>
          <table:table-cell table:style-name="ce7" table:formula="of:=IF([.AY140]=1;COM.MICROSOFT.CONCAT([.AT140];&quot; x &quot;;[.AU140];&quot; inches, &quot;;[.AV140];&quot; x &quot;;[.AW140];&quot; cm&quot;); &quot;&quot;)">
            <text:p/>
          </table:table-cell>
          <table:table-cell table:style-name="ce7" office:value-type="float" office:value="12" calcext:value-type="float">
            <text:p>12</text:p>
          </table:table-cell>
          <table:table-cell table:style-name="ce7" table:formula="of:=ROUND([.BA140]/[.$J140]; 0)" office:value-type="float" office:value="15" calcext:value-type="float">
            <text:p>15</text:p>
          </table:table-cell>
          <table:table-cell table:style-name="ce7" table:formula="of:=ROUND([.BA140]*2.54; 0)" office:value-type="float" office:value="30" calcext:value-type="float">
            <text:p>30</text:p>
          </table:table-cell>
          <table:table-cell table:style-name="ce7" table:formula="of:=ROUND([.BB140]*2.54;0)" office:value-type="float" office:value="38" calcext:value-type="float">
            <text:p>38</text:p>
          </table:table-cell>
          <table:table-cell table:style-name="ce7" table:formula="of:=IF([.$I140]&lt;[.$H140]; [.$I140]/[.BA140]; [.$H140]/[.BA140])" office:value-type="float" office:value="185.416666666667" calcext:value-type="float">
            <text:p>185</text:p>
          </table:table-cell>
          <table:table-cell table:style-name="ce7" table:formula="of:=IF([.BE140]&gt;180; 1; 0)" office:value-type="float" office:value="1" calcext:value-type="float">
            <text:p>1</text:p>
          </table:table-cell>
          <table:table-cell table:style-name="ce7" table:formula="of:=IF([.BF140]=1;COM.MICROSOFT.CONCAT([.BA140];&quot; x &quot;;[.BB140];&quot; inches, &quot;;[.BC140];&quot; x &quot;;[.BD140];&quot; cm&quot;); &quot;&quot;)" office:value-type="string" office:string-value="12 x 15 inches, 30 x 38 cm" calcext:value-type="string">
            <text:p>12 x 15 inches, 30 x 38 cm</text:p>
          </table:table-cell>
          <table:table-cell table:style-name="ce7" office:value-type="float" office:value="16" calcext:value-type="float">
            <text:p>16</text:p>
          </table:table-cell>
          <table:table-cell table:style-name="ce7" table:formula="of:=ROUND([.BH140]/[.$J140]; 0)" office:value-type="float" office:value="20" calcext:value-type="float">
            <text:p>20</text:p>
          </table:table-cell>
          <table:table-cell table:style-name="ce7" table:formula="of:=ROUND([.BH140]*2.54; 0)" office:value-type="float" office:value="41" calcext:value-type="float">
            <text:p>41</text:p>
          </table:table-cell>
          <table:table-cell table:style-name="ce7" table:formula="of:=ROUND([.BI140]*2.54;0)" office:value-type="float" office:value="51" calcext:value-type="float">
            <text:p>51</text:p>
          </table:table-cell>
          <table:table-cell table:style-name="ce7" table:formula="of:=IF([.$I140]&lt;[.$H140]; [.$I140]/[.BH140]; [.$H140]/[.BH140])" office:value-type="float" office:value="139.0625" calcext:value-type="float">
            <text:p>139</text:p>
          </table:table-cell>
          <table:table-cell table:style-name="ce7" table:formula="of:=IF([.BL140]&gt;150; 1; 0)" office:value-type="float" office:value="0" calcext:value-type="float">
            <text:p>0</text:p>
          </table:table-cell>
          <table:table-cell table:style-name="ce7" table:formula="of:=IF([.BM140]=1;COM.MICROSOFT.CONCAT([.BH140];&quot; x &quot;;[.BI140];&quot; inches, &quot;;[.BJ140];&quot; x &quot;;[.BK140];&quot; cm&quot;); &quot;&quot;)">
            <text:p/>
          </table:table-cell>
          <table:table-cell table:style-name="ce7" office:value-type="float" office:value="20" calcext:value-type="float">
            <text:p>20</text:p>
          </table:table-cell>
          <table:table-cell table:style-name="ce7" table:formula="of:=ROUND([.BO140]/[.$J140]; 0)" office:value-type="float" office:value="25" calcext:value-type="float">
            <text:p>25</text:p>
          </table:table-cell>
          <table:table-cell table:style-name="ce7" table:formula="of:=ROUND([.BO140]*2.54; 0)" office:value-type="float" office:value="51" calcext:value-type="float">
            <text:p>51</text:p>
          </table:table-cell>
          <table:table-cell table:style-name="ce7" table:formula="of:=ROUND([.BP140]*2.54;0)" office:value-type="float" office:value="64" calcext:value-type="float">
            <text:p>64</text:p>
          </table:table-cell>
          <table:table-cell table:style-name="ce7" table:formula="of:=IF([.$I140]&lt;[.$H140]; [.$I140]/[.BO140]; [.$H140]/[.BO140])" office:value-type="float" office:value="111.25" calcext:value-type="float">
            <text:p>111</text:p>
          </table:table-cell>
          <table:table-cell table:style-name="ce7" table:formula="of:=IF([.BS140]&gt;125; 1; 0)" office:value-type="float" office:value="0" calcext:value-type="float">
            <text:p>0</text:p>
          </table:table-cell>
          <table:table-cell table:style-name="ce7" table:formula="of:=IF([.BT140]=1;COM.MICROSOFT.CONCAT([.BO140];&quot; x &quot;;[.BP140];&quot; inches, &quot;;[.BQ140];&quot; x &quot;;[.BR140];&quot; cm&quot;); &quot;&quot;)">
            <text:p/>
          </table:table-cell>
          <table:table-cell table:style-name="ce7" office:value-type="float" office:value="24" calcext:value-type="float">
            <text:p>24</text:p>
          </table:table-cell>
          <table:table-cell table:style-name="ce7" table:formula="of:=ROUND([.BV140]/[.$J140]; 0)" office:value-type="float" office:value="30" calcext:value-type="float">
            <text:p>30</text:p>
          </table:table-cell>
          <table:table-cell table:style-name="ce7" table:formula="of:=ROUND([.BV140]*2.54; 0)" office:value-type="float" office:value="61" calcext:value-type="float">
            <text:p>61</text:p>
          </table:table-cell>
          <table:table-cell table:style-name="ce7" table:formula="of:=ROUND([.BW140]*2.54;0)" office:value-type="float" office:value="76" calcext:value-type="float">
            <text:p>76</text:p>
          </table:table-cell>
          <table:table-cell table:style-name="ce7" table:formula="of:=IF([.$I140]&lt;[.$H140]; [.$I140]/[.BV140]; [.$H140]/[.BV140])" office:value-type="float" office:value="92.7083333333333" calcext:value-type="float">
            <text:p>93</text:p>
          </table:table-cell>
          <table:table-cell table:style-name="ce7" table:formula="of:=IF([.BZ140]&gt;110; 1; 0)" office:value-type="float" office:value="0" calcext:value-type="float">
            <text:p>0</text:p>
          </table:table-cell>
          <table:table-cell table:style-name="ce7" table:formula="of:=IF([.CA140]=1;COM.MICROSOFT.CONCAT([.BV140];&quot; x &quot;;[.BW140];&quot; inches, &quot;;[.BX140];&quot; x &quot;;[.BY140];&quot; cm&quot;); &quot;&quot;)">
            <text:p/>
          </table:table-cell>
          <table:table-cell table:number-columns-repeated="2"/>
        </table:table-row>
        <table:table-row table:style-name="ro2">
          <table:table-cell office:value-type="float" office:value="140" calcext:value-type="float">
            <text:p>140</text:p>
          </table:table-cell>
          <table:table-cell table:formula="of:=COM.MICROSOFT.CONCAT(&quot;PrintGalleryImage-&quot;;[.A141];&quot;.jpg&quot;)" office:value-type="string" office:string-value="PrintGalleryImage-140.jpg" calcext:value-type="string">
            <text:p>PrintGalleryImage-140.jpg</text:p>
          </table:table-cell>
          <table:table-cell table:style-name="Default" office:value-type="string" calcext:value-type="string">
            <text:p>Scintillant Humming Bird Feeding</text:p>
          </table:table-cell>
          <table:table-cell table:style-name="Default" office:value-type="string" calcext:value-type="string">
            <text:p>Getting hummingbirds feeding is relatively easy as they hover nicely. There speed is phenomenal as they intake a lot of sugar but while feeding they do slow down long enough to grab a shot, though not often in places it is easy to focus on them.</text:p>
          </table:table-cell>
          <table:table-cell table:style-name="Default" office:value-type="string" calcext:value-type="string">
            <text:p>Adrian, Adrian O Brien, Adrian O' Brien, Adrian O'Brien, Animals, Bird, Birds, Brien, Costa Rica, O' Brien, O'Brien, OBrien, Wildlife chasing, chasing, chasing wildlife, chasingwildlife, flight, in, nature, wildlifechasing</text:p>
          </table:table-cell>
          <table:table-cell table:style-name="ce12" office:value-type="string" calcext:value-type="string">
            <text:p>27/11/2019 20:42:12</text:p>
          </table:table-cell>
          <table:table-cell table:style-name="Default" office:value-type="string" calcext:value-type="string">
            <text:p>3112 x 2075</text:p>
          </table:table-cell>
          <table:table-cell table:formula="of:=LEFT([.G141];4)" office:value-type="string" office:string-value="3112" calcext:value-type="string">
            <text:p>3112</text:p>
          </table:table-cell>
          <table:table-cell table:formula="of:=RIGHT([.G141];4)" office:value-type="string" office:string-value="2075" calcext:value-type="string">
            <text:p>2075</text:p>
          </table:table-cell>
          <table:table-cell table:style-name="ce6" table:formula="of:=IF([.I141]/[.H141]&gt;1;[.H141]/[.I141];[.I141]/[.H141])" office:value-type="float" office:value="0.666773778920309" calcext:value-type="float">
            <text:p>0.667</text:p>
          </table:table-cell>
          <table:table-cell table:style-name="ce7" office:value-type="float" office:value="8" calcext:value-type="float">
            <text:p>8</text:p>
          </table:table-cell>
          <table:table-cell table:style-name="ce7" table:formula="of:=ROUND([.K141]/[.$J141]; 0)" office:value-type="float" office:value="12" calcext:value-type="float">
            <text:p>12</text:p>
          </table:table-cell>
          <table:table-cell table:style-name="ce7" table:formula="of:=ROUND([.K141]*2.54; 0)" office:value-type="float" office:value="20" calcext:value-type="float">
            <text:p>20</text:p>
          </table:table-cell>
          <table:table-cell table:style-name="ce7" table:formula="of:=ROUND([.L141]*2.54;0)" office:value-type="float" office:value="30" calcext:value-type="float">
            <text:p>30</text:p>
          </table:table-cell>
          <table:table-cell table:style-name="ce7" table:formula="of:=IF([.$I141]&lt;[.$H141]; [.$I141]/[.K141]; [.$H141]/[.K141])" office:value-type="float" office:value="259.375" calcext:value-type="float">
            <text:p>259</text:p>
          </table:table-cell>
          <table:table-cell table:style-name="ce7" table:formula="of:=IF([.O141]&gt;250; 1; 0)" office:value-type="float" office:value="1" calcext:value-type="float">
            <text:p>1</text:p>
          </table:table-cell>
          <table:table-cell table:style-name="ce7" table:formula="of:=IF([.P141]=1;COM.MICROSOFT.CONCAT([.K141];&quot; x &quot;;[.L141];&quot; inches, &quot;;[.M141];&quot; x &quot;;[.N141];&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41]/[.$J141]; 0)" office:value-type="float" office:value="18" calcext:value-type="float">
            <text:p>18</text:p>
          </table:table-cell>
          <table:table-cell table:style-name="ce7" table:formula="of:=ROUND([.R141]*2.54; 0)" office:value-type="float" office:value="30" calcext:value-type="float">
            <text:p>30</text:p>
          </table:table-cell>
          <table:table-cell table:style-name="ce7" table:formula="of:=ROUND([.S141]*2.54;0)" office:value-type="float" office:value="46" calcext:value-type="float">
            <text:p>46</text:p>
          </table:table-cell>
          <table:table-cell table:style-name="ce7" table:formula="of:=IF([.$I141]&lt;[.$H141]; [.$I141]/[.R141]; [.$H141]/[.R141])" office:value-type="float" office:value="172.916666666667" calcext:value-type="float">
            <text:p>173</text:p>
          </table:table-cell>
          <table:table-cell table:style-name="ce7" table:formula="of:=IF([.V141]&gt;150; 1; 0)" office:value-type="float" office:value="1" calcext:value-type="float">
            <text:p>1</text:p>
          </table:table-cell>
          <table:table-cell table:style-name="ce7" table:formula="of:=IF([.W141]=1;COM.MICROSOFT.CONCAT([.R141];&quot; x &quot;;[.S141];&quot; inches, &quot;;[.T141];&quot; x &quot;;[.U141];&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41]/[.$J141]; 0)" office:value-type="float" office:value="24" calcext:value-type="float">
            <text:p>24</text:p>
          </table:table-cell>
          <table:table-cell table:style-name="ce7" table:formula="of:=ROUND([.Y141]*2.54; 0)" office:value-type="float" office:value="41" calcext:value-type="float">
            <text:p>41</text:p>
          </table:table-cell>
          <table:table-cell table:style-name="ce7" table:formula="of:=ROUND([.Z141]*2.54;0)" office:value-type="float" office:value="61" calcext:value-type="float">
            <text:p>61</text:p>
          </table:table-cell>
          <table:table-cell table:style-name="ce7" table:formula="of:=IF([.$I141]&lt;[.$H141]; [.$I141]/[.Y141]; [.$H141]/[.Y141])" office:value-type="float" office:value="129.6875" calcext:value-type="float">
            <text:p>130</text:p>
          </table:table-cell>
          <table:table-cell table:style-name="ce7" table:formula="of:=IF([.AC141]&gt;120; 1; 0)" office:value-type="float" office:value="1" calcext:value-type="float">
            <text:p>1</text:p>
          </table:table-cell>
          <table:table-cell table:style-name="ce7" table:formula="of:=IF([.AD141]=1;COM.MICROSOFT.CONCAT([.Y141];&quot; x &quot;;[.Z141];&quot; inches, &quot;;[.AA141];&quot; x &quot;;[.AB141];&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41]/[.$J141]; 0)" office:value-type="float" office:value="30" calcext:value-type="float">
            <text:p>30</text:p>
          </table:table-cell>
          <table:table-cell table:style-name="ce7" table:formula="of:=ROUND([.AF141]*2.54; 0)" office:value-type="float" office:value="51" calcext:value-type="float">
            <text:p>51</text:p>
          </table:table-cell>
          <table:table-cell table:style-name="ce7" table:formula="of:=ROUND([.AG141]*2.54;0)" office:value-type="float" office:value="76" calcext:value-type="float">
            <text:p>76</text:p>
          </table:table-cell>
          <table:table-cell table:style-name="ce7" table:formula="of:=IF([.$I141]&lt;[.$H141]; [.$I141]/[.AF141]; [.$H141]/[.AF141])" office:value-type="float" office:value="103.75" calcext:value-type="float">
            <text:p>104</text:p>
          </table:table-cell>
          <table:table-cell table:style-name="ce7" table:formula="of:=IF([.AJ141]&gt;100; 1; 0)" office:value-type="float" office:value="1" calcext:value-type="float">
            <text:p>1</text:p>
          </table:table-cell>
          <table:table-cell table:style-name="ce7" table:formula="of:=IF([.AK141]=1;COM.MICROSOFT.CONCAT([.AF141];&quot; x &quot;;[.AG141];&quot; inches, &quot;;[.AH141];&quot; x &quot;;[.AI141];&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41]/[.$J141]; 0)" office:value-type="float" office:value="36" calcext:value-type="float">
            <text:p>36</text:p>
          </table:table-cell>
          <table:table-cell table:style-name="ce7" table:formula="of:=ROUND([.AM141]*2.54; 0)" office:value-type="float" office:value="61" calcext:value-type="float">
            <text:p>61</text:p>
          </table:table-cell>
          <table:table-cell table:style-name="ce7" table:formula="of:=ROUND([.AN141]*2.54;0)" office:value-type="float" office:value="91" calcext:value-type="float">
            <text:p>91</text:p>
          </table:table-cell>
          <table:table-cell table:style-name="ce7" table:formula="of:=IF([.$I141]&lt;[.$H141]; [.$I141]/[.AM141]; [.$H141]/[.AM141])" office:value-type="float" office:value="86.4583333333333" calcext:value-type="float">
            <text:p>86</text:p>
          </table:table-cell>
          <table:table-cell table:style-name="ce7" table:formula="of:=IF([.AQ141]&gt;90; 1; 0)" office:value-type="float" office:value="0" calcext:value-type="float">
            <text:p>0</text:p>
          </table:table-cell>
          <table:table-cell table:style-name="ce7" table:formula="of:=IF([.AR141]=1;COM.MICROSOFT.CONCAT([.AM141];&quot; x &quot;;[.AN141];&quot; inches, &quot;;[.AO141];&quot; x &quot;;[.AP141];&quot; cm&quot;); &quot;&quot;)">
            <text:p/>
          </table:table-cell>
          <table:table-cell table:style-name="ce7" office:value-type="float" office:value="8" calcext:value-type="float">
            <text:p>8</text:p>
          </table:table-cell>
          <table:table-cell table:style-name="ce7" table:formula="of:=ROUND([.AT141]/[.$J141]; 0)" office:value-type="float" office:value="12" calcext:value-type="float">
            <text:p>12</text:p>
          </table:table-cell>
          <table:table-cell table:style-name="ce7" table:formula="of:=ROUND([.AT141]*2.54; 0)" office:value-type="float" office:value="20" calcext:value-type="float">
            <text:p>20</text:p>
          </table:table-cell>
          <table:table-cell table:style-name="ce7" table:formula="of:=ROUND([.AU141]*2.54;0)" office:value-type="float" office:value="30" calcext:value-type="float">
            <text:p>30</text:p>
          </table:table-cell>
          <table:table-cell table:style-name="ce7" table:formula="of:=IF([.$I141]&lt;[.$H141]; [.$I141]/[.AT141]; [.$H141]/[.AT141])" office:value-type="float" office:value="259.375" calcext:value-type="float">
            <text:p>259</text:p>
          </table:table-cell>
          <table:table-cell table:style-name="ce7" table:formula="of:=IF([.AX141]&gt;280; 1; 0)" office:value-type="float" office:value="0" calcext:value-type="float">
            <text:p>0</text:p>
          </table:table-cell>
          <table:table-cell table:style-name="ce7" table:formula="of:=IF([.AY141]=1;COM.MICROSOFT.CONCAT([.AT141];&quot; x &quot;;[.AU141];&quot; inches, &quot;;[.AV141];&quot; x &quot;;[.AW141];&quot; cm&quot;); &quot;&quot;)">
            <text:p/>
          </table:table-cell>
          <table:table-cell table:style-name="ce7" office:value-type="float" office:value="12" calcext:value-type="float">
            <text:p>12</text:p>
          </table:table-cell>
          <table:table-cell table:style-name="ce7" table:formula="of:=ROUND([.BA141]/[.$J141]; 0)" office:value-type="float" office:value="18" calcext:value-type="float">
            <text:p>18</text:p>
          </table:table-cell>
          <table:table-cell table:style-name="ce7" table:formula="of:=ROUND([.BA141]*2.54; 0)" office:value-type="float" office:value="30" calcext:value-type="float">
            <text:p>30</text:p>
          </table:table-cell>
          <table:table-cell table:style-name="ce7" table:formula="of:=ROUND([.BB141]*2.54;0)" office:value-type="float" office:value="46" calcext:value-type="float">
            <text:p>46</text:p>
          </table:table-cell>
          <table:table-cell table:style-name="ce7" table:formula="of:=IF([.$I141]&lt;[.$H141]; [.$I141]/[.BA141]; [.$H141]/[.BA141])" office:value-type="float" office:value="172.916666666667" calcext:value-type="float">
            <text:p>173</text:p>
          </table:table-cell>
          <table:table-cell table:style-name="ce7" table:formula="of:=IF([.BE141]&gt;180; 1; 0)" office:value-type="float" office:value="0" calcext:value-type="float">
            <text:p>0</text:p>
          </table:table-cell>
          <table:table-cell table:style-name="ce7" table:formula="of:=IF([.BF141]=1;COM.MICROSOFT.CONCAT([.BA141];&quot; x &quot;;[.BB141];&quot; inches, &quot;;[.BC141];&quot; x &quot;;[.BD141];&quot; cm&quot;); &quot;&quot;)">
            <text:p/>
          </table:table-cell>
          <table:table-cell table:style-name="ce7" office:value-type="float" office:value="16" calcext:value-type="float">
            <text:p>16</text:p>
          </table:table-cell>
          <table:table-cell table:style-name="ce7" table:formula="of:=ROUND([.BH141]/[.$J141]; 0)" office:value-type="float" office:value="24" calcext:value-type="float">
            <text:p>24</text:p>
          </table:table-cell>
          <table:table-cell table:style-name="ce7" table:formula="of:=ROUND([.BH141]*2.54; 0)" office:value-type="float" office:value="41" calcext:value-type="float">
            <text:p>41</text:p>
          </table:table-cell>
          <table:table-cell table:style-name="ce7" table:formula="of:=ROUND([.BI141]*2.54;0)" office:value-type="float" office:value="61" calcext:value-type="float">
            <text:p>61</text:p>
          </table:table-cell>
          <table:table-cell table:style-name="ce7" table:formula="of:=IF([.$I141]&lt;[.$H141]; [.$I141]/[.BH141]; [.$H141]/[.BH141])" office:value-type="float" office:value="129.6875" calcext:value-type="float">
            <text:p>130</text:p>
          </table:table-cell>
          <table:table-cell table:style-name="ce7" table:formula="of:=IF([.BL141]&gt;150; 1; 0)" office:value-type="float" office:value="0" calcext:value-type="float">
            <text:p>0</text:p>
          </table:table-cell>
          <table:table-cell table:style-name="ce7" table:formula="of:=IF([.BM141]=1;COM.MICROSOFT.CONCAT([.BH141];&quot; x &quot;;[.BI141];&quot; inches, &quot;;[.BJ141];&quot; x &quot;;[.BK141];&quot; cm&quot;); &quot;&quot;)">
            <text:p/>
          </table:table-cell>
          <table:table-cell table:style-name="ce7" office:value-type="float" office:value="20" calcext:value-type="float">
            <text:p>20</text:p>
          </table:table-cell>
          <table:table-cell table:style-name="ce7" table:formula="of:=ROUND([.BO141]/[.$J141]; 0)" office:value-type="float" office:value="30" calcext:value-type="float">
            <text:p>30</text:p>
          </table:table-cell>
          <table:table-cell table:style-name="ce7" table:formula="of:=ROUND([.BO141]*2.54; 0)" office:value-type="float" office:value="51" calcext:value-type="float">
            <text:p>51</text:p>
          </table:table-cell>
          <table:table-cell table:style-name="ce7" table:formula="of:=ROUND([.BP141]*2.54;0)" office:value-type="float" office:value="76" calcext:value-type="float">
            <text:p>76</text:p>
          </table:table-cell>
          <table:table-cell table:style-name="ce7" table:formula="of:=IF([.$I141]&lt;[.$H141]; [.$I141]/[.BO141]; [.$H141]/[.BO141])" office:value-type="float" office:value="103.75" calcext:value-type="float">
            <text:p>104</text:p>
          </table:table-cell>
          <table:table-cell table:style-name="ce7" table:formula="of:=IF([.BS141]&gt;125; 1; 0)" office:value-type="float" office:value="0" calcext:value-type="float">
            <text:p>0</text:p>
          </table:table-cell>
          <table:table-cell table:style-name="ce7" table:formula="of:=IF([.BT141]=1;COM.MICROSOFT.CONCAT([.BO141];&quot; x &quot;;[.BP141];&quot; inches, &quot;;[.BQ141];&quot; x &quot;;[.BR141];&quot; cm&quot;); &quot;&quot;)">
            <text:p/>
          </table:table-cell>
          <table:table-cell table:style-name="ce7" office:value-type="float" office:value="24" calcext:value-type="float">
            <text:p>24</text:p>
          </table:table-cell>
          <table:table-cell table:style-name="ce7" table:formula="of:=ROUND([.BV141]/[.$J141]; 0)" office:value-type="float" office:value="36" calcext:value-type="float">
            <text:p>36</text:p>
          </table:table-cell>
          <table:table-cell table:style-name="ce7" table:formula="of:=ROUND([.BV141]*2.54; 0)" office:value-type="float" office:value="61" calcext:value-type="float">
            <text:p>61</text:p>
          </table:table-cell>
          <table:table-cell table:style-name="ce7" table:formula="of:=ROUND([.BW141]*2.54;0)" office:value-type="float" office:value="91" calcext:value-type="float">
            <text:p>91</text:p>
          </table:table-cell>
          <table:table-cell table:style-name="ce7" table:formula="of:=IF([.$I141]&lt;[.$H141]; [.$I141]/[.BV141]; [.$H141]/[.BV141])" office:value-type="float" office:value="86.4583333333333" calcext:value-type="float">
            <text:p>86</text:p>
          </table:table-cell>
          <table:table-cell table:style-name="ce7" table:formula="of:=IF([.BZ141]&gt;110; 1; 0)" office:value-type="float" office:value="0" calcext:value-type="float">
            <text:p>0</text:p>
          </table:table-cell>
          <table:table-cell table:style-name="ce7" table:formula="of:=IF([.CA141]=1;COM.MICROSOFT.CONCAT([.BV141];&quot; x &quot;;[.BW141];&quot; inches, &quot;;[.BX141];&quot; x &quot;;[.BY141];&quot; cm&quot;); &quot;&quot;)">
            <text:p/>
          </table:table-cell>
          <table:table-cell table:number-columns-repeated="2"/>
        </table:table-row>
        <table:table-row table:style-name="ro2">
          <table:table-cell office:value-type="float" office:value="141" calcext:value-type="float">
            <text:p>141</text:p>
          </table:table-cell>
          <table:table-cell table:formula="of:=COM.MICROSOFT.CONCAT(&quot;PrintGalleryImage-&quot;;[.A142];&quot;.jpg&quot;)" office:value-type="string" office:string-value="PrintGalleryImage-141.jpg" calcext:value-type="string">
            <text:p>PrintGalleryImage-141.jpg</text:p>
          </table:table-cell>
          <table:table-cell table:style-name="Default" office:value-type="string" calcext:value-type="string">
            <text:p>Scintillant Humming Bird Feeding Portrait (crop)</text:p>
          </table:table-cell>
          <table:table-cell table:style-name="Default" office:value-type="string" calcext:value-type="string">
            <text:p>What better reason to go to a cloud forest than to try and get a photo of a hummingbird. This guy was more tricky than most as he didn't hover very long.</text:p>
          </table:table-cell>
          <table:table-cell table:style-name="Default" office:value-type="string" calcext:value-type="string">
            <text:p>Costa Rica</text:p>
          </table:table-cell>
          <table:table-cell table:style-name="ce12" office:value-type="string" calcext:value-type="string">
            <text:p>27/11/2019 20:42:12</text:p>
          </table:table-cell>
          <table:table-cell table:style-name="Default" office:value-type="string" calcext:value-type="string">
            <text:p>2300 x 2300</text:p>
          </table:table-cell>
          <table:table-cell table:formula="of:=LEFT([.G142];4)" office:value-type="string" office:string-value="2300" calcext:value-type="string">
            <text:p>2300</text:p>
          </table:table-cell>
          <table:table-cell table:formula="of:=RIGHT([.G142];4)" office:value-type="string" office:string-value="2300" calcext:value-type="string">
            <text:p>2300</text:p>
          </table:table-cell>
          <table:table-cell table:style-name="ce6" table:formula="of:=IF([.I142]/[.H142]&gt;1;[.H142]/[.I142];[.I142]/[.H142])" office:value-type="float" office:value="1" calcext:value-type="float">
            <text:p>1.000</text:p>
          </table:table-cell>
          <table:table-cell table:style-name="ce7" office:value-type="float" office:value="8" calcext:value-type="float">
            <text:p>8</text:p>
          </table:table-cell>
          <table:table-cell table:style-name="ce7" table:formula="of:=ROUND([.K142]/[.$J142]; 0)" office:value-type="float" office:value="8" calcext:value-type="float">
            <text:p>8</text:p>
          </table:table-cell>
          <table:table-cell table:style-name="ce7" table:formula="of:=ROUND([.K142]*2.54; 0)" office:value-type="float" office:value="20" calcext:value-type="float">
            <text:p>20</text:p>
          </table:table-cell>
          <table:table-cell table:style-name="ce7" table:formula="of:=ROUND([.L142]*2.54;0)" office:value-type="float" office:value="20" calcext:value-type="float">
            <text:p>20</text:p>
          </table:table-cell>
          <table:table-cell table:style-name="ce7" table:formula="of:=IF([.$I142]&lt;[.$H142]; [.$I142]/[.K142]; [.$H142]/[.K142])" office:value-type="float" office:value="287.5" calcext:value-type="float">
            <text:p>288</text:p>
          </table:table-cell>
          <table:table-cell table:style-name="ce7" table:formula="of:=IF([.O142]&gt;250; 1; 0)" office:value-type="float" office:value="1" calcext:value-type="float">
            <text:p>1</text:p>
          </table:table-cell>
          <table:table-cell table:style-name="ce7" table:formula="of:=IF([.P142]=1;COM.MICROSOFT.CONCAT([.K142];&quot; x &quot;;[.L142];&quot; inches, &quot;;[.M142];&quot; x &quot;;[.N142];&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R142]/[.$J142]; 0)" office:value-type="float" office:value="12" calcext:value-type="float">
            <text:p>12</text:p>
          </table:table-cell>
          <table:table-cell table:style-name="ce7" table:formula="of:=ROUND([.R142]*2.54; 0)" office:value-type="float" office:value="30" calcext:value-type="float">
            <text:p>30</text:p>
          </table:table-cell>
          <table:table-cell table:style-name="ce7" table:formula="of:=ROUND([.S142]*2.54;0)" office:value-type="float" office:value="30" calcext:value-type="float">
            <text:p>30</text:p>
          </table:table-cell>
          <table:table-cell table:style-name="ce7" table:formula="of:=IF([.$I142]&lt;[.$H142]; [.$I142]/[.R142]; [.$H142]/[.R142])" office:value-type="float" office:value="191.666666666667" calcext:value-type="float">
            <text:p>192</text:p>
          </table:table-cell>
          <table:table-cell table:style-name="ce7" table:formula="of:=IF([.V142]&gt;150; 1; 0)" office:value-type="float" office:value="1" calcext:value-type="float">
            <text:p>1</text:p>
          </table:table-cell>
          <table:table-cell table:style-name="ce7" table:formula="of:=IF([.W142]=1;COM.MICROSOFT.CONCAT([.R142];&quot; x &quot;;[.S142];&quot; inches, &quot;;[.T142];&quot; x &quot;;[.U142];&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Y142]/[.$J142]; 0)" office:value-type="float" office:value="16" calcext:value-type="float">
            <text:p>16</text:p>
          </table:table-cell>
          <table:table-cell table:style-name="ce7" table:formula="of:=ROUND([.Y142]*2.54; 0)" office:value-type="float" office:value="41" calcext:value-type="float">
            <text:p>41</text:p>
          </table:table-cell>
          <table:table-cell table:style-name="ce7" table:formula="of:=ROUND([.Z142]*2.54;0)" office:value-type="float" office:value="41" calcext:value-type="float">
            <text:p>41</text:p>
          </table:table-cell>
          <table:table-cell table:style-name="ce7" table:formula="of:=IF([.$I142]&lt;[.$H142]; [.$I142]/[.Y142]; [.$H142]/[.Y142])" office:value-type="float" office:value="143.75" calcext:value-type="float">
            <text:p>144</text:p>
          </table:table-cell>
          <table:table-cell table:style-name="ce7" table:formula="of:=IF([.AC142]&gt;120; 1; 0)" office:value-type="float" office:value="1" calcext:value-type="float">
            <text:p>1</text:p>
          </table:table-cell>
          <table:table-cell table:style-name="ce7" table:formula="of:=IF([.AD142]=1;COM.MICROSOFT.CONCAT([.Y142];&quot; x &quot;;[.Z142];&quot; inches, &quot;;[.AA142];&quot; x &quot;;[.AB142];&quot; cm&quot;); &quot;&quot;)" office:value-type="string" office:string-value="16 x 16 inches, 41 x 41 cm" calcext:value-type="string">
            <text:p>16 x 16 inches, 41 x 41 cm</text:p>
          </table:table-cell>
          <table:table-cell table:style-name="ce7" office:value-type="float" office:value="20" calcext:value-type="float">
            <text:p>20</text:p>
          </table:table-cell>
          <table:table-cell table:style-name="ce7" table:formula="of:=ROUND([.AF142]/[.$J142]; 0)" office:value-type="float" office:value="20" calcext:value-type="float">
            <text:p>20</text:p>
          </table:table-cell>
          <table:table-cell table:style-name="ce7" table:formula="of:=ROUND([.AF142]*2.54; 0)" office:value-type="float" office:value="51" calcext:value-type="float">
            <text:p>51</text:p>
          </table:table-cell>
          <table:table-cell table:style-name="ce7" table:formula="of:=ROUND([.AG142]*2.54;0)" office:value-type="float" office:value="51" calcext:value-type="float">
            <text:p>51</text:p>
          </table:table-cell>
          <table:table-cell table:style-name="ce7" table:formula="of:=IF([.$I142]&lt;[.$H142]; [.$I142]/[.AF142]; [.$H142]/[.AF142])" office:value-type="float" office:value="115" calcext:value-type="float">
            <text:p>115</text:p>
          </table:table-cell>
          <table:table-cell table:style-name="ce7" table:formula="of:=IF([.AJ142]&gt;100; 1; 0)" office:value-type="float" office:value="1" calcext:value-type="float">
            <text:p>1</text:p>
          </table:table-cell>
          <table:table-cell table:style-name="ce7" table:formula="of:=IF([.AK142]=1;COM.MICROSOFT.CONCAT([.AF142];&quot; x &quot;;[.AG142];&quot; inches, &quot;;[.AH142];&quot; x &quot;;[.AI142];&quot; cm&quot;); &quot;&quot;)" office:value-type="string" office:string-value="20 x 20 inches, 51 x 51 cm" calcext:value-type="string">
            <text:p>20 x 20 inches, 51 x 51 cm</text:p>
          </table:table-cell>
          <table:table-cell table:style-name="ce7" office:value-type="float" office:value="24" calcext:value-type="float">
            <text:p>24</text:p>
          </table:table-cell>
          <table:table-cell table:style-name="ce7" table:formula="of:=ROUND([.AM142]/[.$J142]; 0)" office:value-type="float" office:value="24" calcext:value-type="float">
            <text:p>24</text:p>
          </table:table-cell>
          <table:table-cell table:style-name="ce7" table:formula="of:=ROUND([.AM142]*2.54; 0)" office:value-type="float" office:value="61" calcext:value-type="float">
            <text:p>61</text:p>
          </table:table-cell>
          <table:table-cell table:style-name="ce7" table:formula="of:=ROUND([.AN142]*2.54;0)" office:value-type="float" office:value="61" calcext:value-type="float">
            <text:p>61</text:p>
          </table:table-cell>
          <table:table-cell table:style-name="ce7" table:formula="of:=IF([.$I142]&lt;[.$H142]; [.$I142]/[.AM142]; [.$H142]/[.AM142])" office:value-type="float" office:value="95.8333333333333" calcext:value-type="float">
            <text:p>96</text:p>
          </table:table-cell>
          <table:table-cell table:style-name="ce7" table:formula="of:=IF([.AQ142]&gt;90; 1; 0)" office:value-type="float" office:value="1" calcext:value-type="float">
            <text:p>1</text:p>
          </table:table-cell>
          <table:table-cell table:style-name="ce7" table:formula="of:=IF([.AR142]=1;COM.MICROSOFT.CONCAT([.AM142];&quot; x &quot;;[.AN142];&quot; inches, &quot;;[.AO142];&quot; x &quot;;[.AP142];&quot; cm&quot;); &quot;&quot;)" office:value-type="string" office:string-value="24 x 24 inches, 61 x 61 cm" calcext:value-type="string">
            <text:p>24 x 24 inches, 61 x 61 cm</text:p>
          </table:table-cell>
          <table:table-cell table:style-name="ce7" office:value-type="float" office:value="8" calcext:value-type="float">
            <text:p>8</text:p>
          </table:table-cell>
          <table:table-cell table:style-name="ce7" table:formula="of:=ROUND([.AT142]/[.$J142]; 0)" office:value-type="float" office:value="8" calcext:value-type="float">
            <text:p>8</text:p>
          </table:table-cell>
          <table:table-cell table:style-name="ce7" table:formula="of:=ROUND([.AT142]*2.54; 0)" office:value-type="float" office:value="20" calcext:value-type="float">
            <text:p>20</text:p>
          </table:table-cell>
          <table:table-cell table:style-name="ce7" table:formula="of:=ROUND([.AU142]*2.54;0)" office:value-type="float" office:value="20" calcext:value-type="float">
            <text:p>20</text:p>
          </table:table-cell>
          <table:table-cell table:style-name="ce7" table:formula="of:=IF([.$I142]&lt;[.$H142]; [.$I142]/[.AT142]; [.$H142]/[.AT142])" office:value-type="float" office:value="287.5" calcext:value-type="float">
            <text:p>288</text:p>
          </table:table-cell>
          <table:table-cell table:style-name="ce7" table:formula="of:=IF([.AX142]&gt;280; 1; 0)" office:value-type="float" office:value="1" calcext:value-type="float">
            <text:p>1</text:p>
          </table:table-cell>
          <table:table-cell table:style-name="ce7" table:formula="of:=IF([.AY142]=1;COM.MICROSOFT.CONCAT([.AT142];&quot; x &quot;;[.AU142];&quot; inches, &quot;;[.AV142];&quot; x &quot;;[.AW142];&quot; cm&quot;); &quot;&quot;)" office:value-type="string" office:string-value="8 x 8 inches, 20 x 20 cm" calcext:value-type="string">
            <text:p>8 x 8 inches, 20 x 20 cm</text:p>
          </table:table-cell>
          <table:table-cell table:style-name="ce7" office:value-type="float" office:value="12" calcext:value-type="float">
            <text:p>12</text:p>
          </table:table-cell>
          <table:table-cell table:style-name="ce7" table:formula="of:=ROUND([.BA142]/[.$J142]; 0)" office:value-type="float" office:value="12" calcext:value-type="float">
            <text:p>12</text:p>
          </table:table-cell>
          <table:table-cell table:style-name="ce7" table:formula="of:=ROUND([.BA142]*2.54; 0)" office:value-type="float" office:value="30" calcext:value-type="float">
            <text:p>30</text:p>
          </table:table-cell>
          <table:table-cell table:style-name="ce7" table:formula="of:=ROUND([.BB142]*2.54;0)" office:value-type="float" office:value="30" calcext:value-type="float">
            <text:p>30</text:p>
          </table:table-cell>
          <table:table-cell table:style-name="ce7" table:formula="of:=IF([.$I142]&lt;[.$H142]; [.$I142]/[.BA142]; [.$H142]/[.BA142])" office:value-type="float" office:value="191.666666666667" calcext:value-type="float">
            <text:p>192</text:p>
          </table:table-cell>
          <table:table-cell table:style-name="ce7" table:formula="of:=IF([.BE142]&gt;180; 1; 0)" office:value-type="float" office:value="1" calcext:value-type="float">
            <text:p>1</text:p>
          </table:table-cell>
          <table:table-cell table:style-name="ce7" table:formula="of:=IF([.BF142]=1;COM.MICROSOFT.CONCAT([.BA142];&quot; x &quot;;[.BB142];&quot; inches, &quot;;[.BC142];&quot; x &quot;;[.BD142];&quot; cm&quot;); &quot;&quot;)" office:value-type="string" office:string-value="12 x 12 inches, 30 x 30 cm" calcext:value-type="string">
            <text:p>12 x 12 inches, 30 x 30 cm</text:p>
          </table:table-cell>
          <table:table-cell table:style-name="ce7" office:value-type="float" office:value="16" calcext:value-type="float">
            <text:p>16</text:p>
          </table:table-cell>
          <table:table-cell table:style-name="ce7" table:formula="of:=ROUND([.BH142]/[.$J142]; 0)" office:value-type="float" office:value="16" calcext:value-type="float">
            <text:p>16</text:p>
          </table:table-cell>
          <table:table-cell table:style-name="ce7" table:formula="of:=ROUND([.BH142]*2.54; 0)" office:value-type="float" office:value="41" calcext:value-type="float">
            <text:p>41</text:p>
          </table:table-cell>
          <table:table-cell table:style-name="ce7" table:formula="of:=ROUND([.BI142]*2.54;0)" office:value-type="float" office:value="41" calcext:value-type="float">
            <text:p>41</text:p>
          </table:table-cell>
          <table:table-cell table:style-name="ce7" table:formula="of:=IF([.$I142]&lt;[.$H142]; [.$I142]/[.BH142]; [.$H142]/[.BH142])" office:value-type="float" office:value="143.75" calcext:value-type="float">
            <text:p>144</text:p>
          </table:table-cell>
          <table:table-cell table:style-name="ce7" table:formula="of:=IF([.BL142]&gt;150; 1; 0)" office:value-type="float" office:value="0" calcext:value-type="float">
            <text:p>0</text:p>
          </table:table-cell>
          <table:table-cell table:style-name="ce7" table:formula="of:=IF([.BM142]=1;COM.MICROSOFT.CONCAT([.BH142];&quot; x &quot;;[.BI142];&quot; inches, &quot;;[.BJ142];&quot; x &quot;;[.BK142];&quot; cm&quot;); &quot;&quot;)">
            <text:p/>
          </table:table-cell>
          <table:table-cell table:style-name="ce7" office:value-type="float" office:value="20" calcext:value-type="float">
            <text:p>20</text:p>
          </table:table-cell>
          <table:table-cell table:style-name="ce7" table:formula="of:=ROUND([.BO142]/[.$J142]; 0)" office:value-type="float" office:value="20" calcext:value-type="float">
            <text:p>20</text:p>
          </table:table-cell>
          <table:table-cell table:style-name="ce7" table:formula="of:=ROUND([.BO142]*2.54; 0)" office:value-type="float" office:value="51" calcext:value-type="float">
            <text:p>51</text:p>
          </table:table-cell>
          <table:table-cell table:style-name="ce7" table:formula="of:=ROUND([.BP142]*2.54;0)" office:value-type="float" office:value="51" calcext:value-type="float">
            <text:p>51</text:p>
          </table:table-cell>
          <table:table-cell table:style-name="ce7" table:formula="of:=IF([.$I142]&lt;[.$H142]; [.$I142]/[.BO142]; [.$H142]/[.BO142])" office:value-type="float" office:value="115" calcext:value-type="float">
            <text:p>115</text:p>
          </table:table-cell>
          <table:table-cell table:style-name="ce7" table:formula="of:=IF([.BS142]&gt;125; 1; 0)" office:value-type="float" office:value="0" calcext:value-type="float">
            <text:p>0</text:p>
          </table:table-cell>
          <table:table-cell table:style-name="ce7" table:formula="of:=IF([.BT142]=1;COM.MICROSOFT.CONCAT([.BO142];&quot; x &quot;;[.BP142];&quot; inches, &quot;;[.BQ142];&quot; x &quot;;[.BR142];&quot; cm&quot;); &quot;&quot;)">
            <text:p/>
          </table:table-cell>
          <table:table-cell table:style-name="ce7" office:value-type="float" office:value="24" calcext:value-type="float">
            <text:p>24</text:p>
          </table:table-cell>
          <table:table-cell table:style-name="ce7" table:formula="of:=ROUND([.BV142]/[.$J142]; 0)" office:value-type="float" office:value="24" calcext:value-type="float">
            <text:p>24</text:p>
          </table:table-cell>
          <table:table-cell table:style-name="ce7" table:formula="of:=ROUND([.BV142]*2.54; 0)" office:value-type="float" office:value="61" calcext:value-type="float">
            <text:p>61</text:p>
          </table:table-cell>
          <table:table-cell table:style-name="ce7" table:formula="of:=ROUND([.BW142]*2.54;0)" office:value-type="float" office:value="61" calcext:value-type="float">
            <text:p>61</text:p>
          </table:table-cell>
          <table:table-cell table:style-name="ce7" table:formula="of:=IF([.$I142]&lt;[.$H142]; [.$I142]/[.BV142]; [.$H142]/[.BV142])" office:value-type="float" office:value="95.8333333333333" calcext:value-type="float">
            <text:p>96</text:p>
          </table:table-cell>
          <table:table-cell table:style-name="ce7" table:formula="of:=IF([.BZ142]&gt;110; 1; 0)" office:value-type="float" office:value="0" calcext:value-type="float">
            <text:p>0</text:p>
          </table:table-cell>
          <table:table-cell table:style-name="ce7" table:formula="of:=IF([.CA142]=1;COM.MICROSOFT.CONCAT([.BV142];&quot; x &quot;;[.BW142];&quot; inches, &quot;;[.BX142];&quot; x &quot;;[.BY142];&quot; cm&quot;); &quot;&quot;)">
            <text:p/>
          </table:table-cell>
          <table:table-cell table:number-columns-repeated="2"/>
        </table:table-row>
        <table:table-row table:style-name="ro2">
          <table:table-cell office:value-type="float" office:value="142" calcext:value-type="float">
            <text:p>142</text:p>
          </table:table-cell>
          <table:table-cell table:formula="of:=COM.MICROSOFT.CONCAT(&quot;PrintGalleryImage-&quot;;[.A143];&quot;.jpg&quot;)" office:value-type="string" office:string-value="PrintGalleryImage-142.jpg" calcext:value-type="string">
            <text:p>PrintGalleryImage-142.jpg</text:p>
          </table:table-cell>
          <table:table-cell table:style-name="Default" office:value-type="string" calcext:value-type="string">
            <text:p>Scintillant Humming Bird Feeding (BW)</text:p>
          </table:table-cell>
          <table:table-cell table:style-name="Default" office:value-type="string" calcext:value-type="string">
            <text:p>What better reason to go to a cloud forest than to try and get a photo of a hummingbird. This guy was more tricky than most as he didn't hover very long.</text:p>
          </table:table-cell>
          <table:table-cell table:style-name="Default" office:value-type="string" calcext:value-type="string">
            <text:p>Costa Rica</text:p>
          </table:table-cell>
          <table:table-cell table:style-name="ce12" office:value-type="string" calcext:value-type="string">
            <text:p>27/11/2019 20:42:12</text:p>
          </table:table-cell>
          <table:table-cell table:style-name="Default" office:value-type="string" calcext:value-type="string">
            <text:p>3112 x 2075</text:p>
          </table:table-cell>
          <table:table-cell table:formula="of:=LEFT([.G143];4)" office:value-type="string" office:string-value="3112" calcext:value-type="string">
            <text:p>3112</text:p>
          </table:table-cell>
          <table:table-cell table:formula="of:=RIGHT([.G143];4)" office:value-type="string" office:string-value="2075" calcext:value-type="string">
            <text:p>2075</text:p>
          </table:table-cell>
          <table:table-cell table:style-name="ce6" table:formula="of:=IF([.I143]/[.H143]&gt;1;[.H143]/[.I143];[.I143]/[.H143])" office:value-type="float" office:value="0.666773778920309" calcext:value-type="float">
            <text:p>0.667</text:p>
          </table:table-cell>
          <table:table-cell table:style-name="ce7" office:value-type="float" office:value="8" calcext:value-type="float">
            <text:p>8</text:p>
          </table:table-cell>
          <table:table-cell table:style-name="ce7" table:formula="of:=ROUND([.K143]/[.$J143]; 0)" office:value-type="float" office:value="12" calcext:value-type="float">
            <text:p>12</text:p>
          </table:table-cell>
          <table:table-cell table:style-name="ce7" table:formula="of:=ROUND([.K143]*2.54; 0)" office:value-type="float" office:value="20" calcext:value-type="float">
            <text:p>20</text:p>
          </table:table-cell>
          <table:table-cell table:style-name="ce7" table:formula="of:=ROUND([.L143]*2.54;0)" office:value-type="float" office:value="30" calcext:value-type="float">
            <text:p>30</text:p>
          </table:table-cell>
          <table:table-cell table:style-name="ce7" table:formula="of:=IF([.$I143]&lt;[.$H143]; [.$I143]/[.K143]; [.$H143]/[.K143])" office:value-type="float" office:value="259.375" calcext:value-type="float">
            <text:p>259</text:p>
          </table:table-cell>
          <table:table-cell table:style-name="ce7" table:formula="of:=IF([.O143]&gt;250; 1; 0)" office:value-type="float" office:value="1" calcext:value-type="float">
            <text:p>1</text:p>
          </table:table-cell>
          <table:table-cell table:style-name="ce7" table:formula="of:=IF([.P143]=1;COM.MICROSOFT.CONCAT([.K143];&quot; x &quot;;[.L143];&quot; inches, &quot;;[.M143];&quot; x &quot;;[.N143];&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43]/[.$J143]; 0)" office:value-type="float" office:value="18" calcext:value-type="float">
            <text:p>18</text:p>
          </table:table-cell>
          <table:table-cell table:style-name="ce7" table:formula="of:=ROUND([.R143]*2.54; 0)" office:value-type="float" office:value="30" calcext:value-type="float">
            <text:p>30</text:p>
          </table:table-cell>
          <table:table-cell table:style-name="ce7" table:formula="of:=ROUND([.S143]*2.54;0)" office:value-type="float" office:value="46" calcext:value-type="float">
            <text:p>46</text:p>
          </table:table-cell>
          <table:table-cell table:style-name="ce7" table:formula="of:=IF([.$I143]&lt;[.$H143]; [.$I143]/[.R143]; [.$H143]/[.R143])" office:value-type="float" office:value="172.916666666667" calcext:value-type="float">
            <text:p>173</text:p>
          </table:table-cell>
          <table:table-cell table:style-name="ce7" table:formula="of:=IF([.V143]&gt;150; 1; 0)" office:value-type="float" office:value="1" calcext:value-type="float">
            <text:p>1</text:p>
          </table:table-cell>
          <table:table-cell table:style-name="ce7" table:formula="of:=IF([.W143]=1;COM.MICROSOFT.CONCAT([.R143];&quot; x &quot;;[.S143];&quot; inches, &quot;;[.T143];&quot; x &quot;;[.U143];&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43]/[.$J143]; 0)" office:value-type="float" office:value="24" calcext:value-type="float">
            <text:p>24</text:p>
          </table:table-cell>
          <table:table-cell table:style-name="ce7" table:formula="of:=ROUND([.Y143]*2.54; 0)" office:value-type="float" office:value="41" calcext:value-type="float">
            <text:p>41</text:p>
          </table:table-cell>
          <table:table-cell table:style-name="ce7" table:formula="of:=ROUND([.Z143]*2.54;0)" office:value-type="float" office:value="61" calcext:value-type="float">
            <text:p>61</text:p>
          </table:table-cell>
          <table:table-cell table:style-name="ce7" table:formula="of:=IF([.$I143]&lt;[.$H143]; [.$I143]/[.Y143]; [.$H143]/[.Y143])" office:value-type="float" office:value="129.6875" calcext:value-type="float">
            <text:p>130</text:p>
          </table:table-cell>
          <table:table-cell table:style-name="ce7" table:formula="of:=IF([.AC143]&gt;120; 1; 0)" office:value-type="float" office:value="1" calcext:value-type="float">
            <text:p>1</text:p>
          </table:table-cell>
          <table:table-cell table:style-name="ce7" table:formula="of:=IF([.AD143]=1;COM.MICROSOFT.CONCAT([.Y143];&quot; x &quot;;[.Z143];&quot; inches, &quot;;[.AA143];&quot; x &quot;;[.AB143];&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43]/[.$J143]; 0)" office:value-type="float" office:value="30" calcext:value-type="float">
            <text:p>30</text:p>
          </table:table-cell>
          <table:table-cell table:style-name="ce7" table:formula="of:=ROUND([.AF143]*2.54; 0)" office:value-type="float" office:value="51" calcext:value-type="float">
            <text:p>51</text:p>
          </table:table-cell>
          <table:table-cell table:style-name="ce7" table:formula="of:=ROUND([.AG143]*2.54;0)" office:value-type="float" office:value="76" calcext:value-type="float">
            <text:p>76</text:p>
          </table:table-cell>
          <table:table-cell table:style-name="ce7" table:formula="of:=IF([.$I143]&lt;[.$H143]; [.$I143]/[.AF143]; [.$H143]/[.AF143])" office:value-type="float" office:value="103.75" calcext:value-type="float">
            <text:p>104</text:p>
          </table:table-cell>
          <table:table-cell table:style-name="ce7" table:formula="of:=IF([.AJ143]&gt;100; 1; 0)" office:value-type="float" office:value="1" calcext:value-type="float">
            <text:p>1</text:p>
          </table:table-cell>
          <table:table-cell table:style-name="ce7" table:formula="of:=IF([.AK143]=1;COM.MICROSOFT.CONCAT([.AF143];&quot; x &quot;;[.AG143];&quot; inches, &quot;;[.AH143];&quot; x &quot;;[.AI143];&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43]/[.$J143]; 0)" office:value-type="float" office:value="36" calcext:value-type="float">
            <text:p>36</text:p>
          </table:table-cell>
          <table:table-cell table:style-name="ce7" table:formula="of:=ROUND([.AM143]*2.54; 0)" office:value-type="float" office:value="61" calcext:value-type="float">
            <text:p>61</text:p>
          </table:table-cell>
          <table:table-cell table:style-name="ce7" table:formula="of:=ROUND([.AN143]*2.54;0)" office:value-type="float" office:value="91" calcext:value-type="float">
            <text:p>91</text:p>
          </table:table-cell>
          <table:table-cell table:style-name="ce7" table:formula="of:=IF([.$I143]&lt;[.$H143]; [.$I143]/[.AM143]; [.$H143]/[.AM143])" office:value-type="float" office:value="86.4583333333333" calcext:value-type="float">
            <text:p>86</text:p>
          </table:table-cell>
          <table:table-cell table:style-name="ce7" table:formula="of:=IF([.AQ143]&gt;90; 1; 0)" office:value-type="float" office:value="0" calcext:value-type="float">
            <text:p>0</text:p>
          </table:table-cell>
          <table:table-cell table:style-name="ce7" table:formula="of:=IF([.AR143]=1;COM.MICROSOFT.CONCAT([.AM143];&quot; x &quot;;[.AN143];&quot; inches, &quot;;[.AO143];&quot; x &quot;;[.AP143];&quot; cm&quot;); &quot;&quot;)">
            <text:p/>
          </table:table-cell>
          <table:table-cell table:style-name="ce7" office:value-type="float" office:value="8" calcext:value-type="float">
            <text:p>8</text:p>
          </table:table-cell>
          <table:table-cell table:style-name="ce7" table:formula="of:=ROUND([.AT143]/[.$J143]; 0)" office:value-type="float" office:value="12" calcext:value-type="float">
            <text:p>12</text:p>
          </table:table-cell>
          <table:table-cell table:style-name="ce7" table:formula="of:=ROUND([.AT143]*2.54; 0)" office:value-type="float" office:value="20" calcext:value-type="float">
            <text:p>20</text:p>
          </table:table-cell>
          <table:table-cell table:style-name="ce7" table:formula="of:=ROUND([.AU143]*2.54;0)" office:value-type="float" office:value="30" calcext:value-type="float">
            <text:p>30</text:p>
          </table:table-cell>
          <table:table-cell table:style-name="ce7" table:formula="of:=IF([.$I143]&lt;[.$H143]; [.$I143]/[.AT143]; [.$H143]/[.AT143])" office:value-type="float" office:value="259.375" calcext:value-type="float">
            <text:p>259</text:p>
          </table:table-cell>
          <table:table-cell table:style-name="ce7" table:formula="of:=IF([.AX143]&gt;280; 1; 0)" office:value-type="float" office:value="0" calcext:value-type="float">
            <text:p>0</text:p>
          </table:table-cell>
          <table:table-cell table:style-name="ce7" table:formula="of:=IF([.AY143]=1;COM.MICROSOFT.CONCAT([.AT143];&quot; x &quot;;[.AU143];&quot; inches, &quot;;[.AV143];&quot; x &quot;;[.AW143];&quot; cm&quot;); &quot;&quot;)">
            <text:p/>
          </table:table-cell>
          <table:table-cell table:style-name="ce7" office:value-type="float" office:value="12" calcext:value-type="float">
            <text:p>12</text:p>
          </table:table-cell>
          <table:table-cell table:style-name="ce7" table:formula="of:=ROUND([.BA143]/[.$J143]; 0)" office:value-type="float" office:value="18" calcext:value-type="float">
            <text:p>18</text:p>
          </table:table-cell>
          <table:table-cell table:style-name="ce7" table:formula="of:=ROUND([.BA143]*2.54; 0)" office:value-type="float" office:value="30" calcext:value-type="float">
            <text:p>30</text:p>
          </table:table-cell>
          <table:table-cell table:style-name="ce7" table:formula="of:=ROUND([.BB143]*2.54;0)" office:value-type="float" office:value="46" calcext:value-type="float">
            <text:p>46</text:p>
          </table:table-cell>
          <table:table-cell table:style-name="ce7" table:formula="of:=IF([.$I143]&lt;[.$H143]; [.$I143]/[.BA143]; [.$H143]/[.BA143])" office:value-type="float" office:value="172.916666666667" calcext:value-type="float">
            <text:p>173</text:p>
          </table:table-cell>
          <table:table-cell table:style-name="ce7" table:formula="of:=IF([.BE143]&gt;180; 1; 0)" office:value-type="float" office:value="0" calcext:value-type="float">
            <text:p>0</text:p>
          </table:table-cell>
          <table:table-cell table:style-name="ce7" table:formula="of:=IF([.BF143]=1;COM.MICROSOFT.CONCAT([.BA143];&quot; x &quot;;[.BB143];&quot; inches, &quot;;[.BC143];&quot; x &quot;;[.BD143];&quot; cm&quot;); &quot;&quot;)">
            <text:p/>
          </table:table-cell>
          <table:table-cell table:style-name="ce7" office:value-type="float" office:value="16" calcext:value-type="float">
            <text:p>16</text:p>
          </table:table-cell>
          <table:table-cell table:style-name="ce7" table:formula="of:=ROUND([.BH143]/[.$J143]; 0)" office:value-type="float" office:value="24" calcext:value-type="float">
            <text:p>24</text:p>
          </table:table-cell>
          <table:table-cell table:style-name="ce7" table:formula="of:=ROUND([.BH143]*2.54; 0)" office:value-type="float" office:value="41" calcext:value-type="float">
            <text:p>41</text:p>
          </table:table-cell>
          <table:table-cell table:style-name="ce7" table:formula="of:=ROUND([.BI143]*2.54;0)" office:value-type="float" office:value="61" calcext:value-type="float">
            <text:p>61</text:p>
          </table:table-cell>
          <table:table-cell table:style-name="ce7" table:formula="of:=IF([.$I143]&lt;[.$H143]; [.$I143]/[.BH143]; [.$H143]/[.BH143])" office:value-type="float" office:value="129.6875" calcext:value-type="float">
            <text:p>130</text:p>
          </table:table-cell>
          <table:table-cell table:style-name="ce7" table:formula="of:=IF([.BL143]&gt;150; 1; 0)" office:value-type="float" office:value="0" calcext:value-type="float">
            <text:p>0</text:p>
          </table:table-cell>
          <table:table-cell table:style-name="ce7" table:formula="of:=IF([.BM143]=1;COM.MICROSOFT.CONCAT([.BH143];&quot; x &quot;;[.BI143];&quot; inches, &quot;;[.BJ143];&quot; x &quot;;[.BK143];&quot; cm&quot;); &quot;&quot;)">
            <text:p/>
          </table:table-cell>
          <table:table-cell table:style-name="ce7" office:value-type="float" office:value="20" calcext:value-type="float">
            <text:p>20</text:p>
          </table:table-cell>
          <table:table-cell table:style-name="ce7" table:formula="of:=ROUND([.BO143]/[.$J143]; 0)" office:value-type="float" office:value="30" calcext:value-type="float">
            <text:p>30</text:p>
          </table:table-cell>
          <table:table-cell table:style-name="ce7" table:formula="of:=ROUND([.BO143]*2.54; 0)" office:value-type="float" office:value="51" calcext:value-type="float">
            <text:p>51</text:p>
          </table:table-cell>
          <table:table-cell table:style-name="ce7" table:formula="of:=ROUND([.BP143]*2.54;0)" office:value-type="float" office:value="76" calcext:value-type="float">
            <text:p>76</text:p>
          </table:table-cell>
          <table:table-cell table:style-name="ce7" table:formula="of:=IF([.$I143]&lt;[.$H143]; [.$I143]/[.BO143]; [.$H143]/[.BO143])" office:value-type="float" office:value="103.75" calcext:value-type="float">
            <text:p>104</text:p>
          </table:table-cell>
          <table:table-cell table:style-name="ce7" table:formula="of:=IF([.BS143]&gt;125; 1; 0)" office:value-type="float" office:value="0" calcext:value-type="float">
            <text:p>0</text:p>
          </table:table-cell>
          <table:table-cell table:style-name="ce7" table:formula="of:=IF([.BT143]=1;COM.MICROSOFT.CONCAT([.BO143];&quot; x &quot;;[.BP143];&quot; inches, &quot;;[.BQ143];&quot; x &quot;;[.BR143];&quot; cm&quot;); &quot;&quot;)">
            <text:p/>
          </table:table-cell>
          <table:table-cell table:style-name="ce7" office:value-type="float" office:value="24" calcext:value-type="float">
            <text:p>24</text:p>
          </table:table-cell>
          <table:table-cell table:style-name="ce7" table:formula="of:=ROUND([.BV143]/[.$J143]; 0)" office:value-type="float" office:value="36" calcext:value-type="float">
            <text:p>36</text:p>
          </table:table-cell>
          <table:table-cell table:style-name="ce7" table:formula="of:=ROUND([.BV143]*2.54; 0)" office:value-type="float" office:value="61" calcext:value-type="float">
            <text:p>61</text:p>
          </table:table-cell>
          <table:table-cell table:style-name="ce7" table:formula="of:=ROUND([.BW143]*2.54;0)" office:value-type="float" office:value="91" calcext:value-type="float">
            <text:p>91</text:p>
          </table:table-cell>
          <table:table-cell table:style-name="ce7" table:formula="of:=IF([.$I143]&lt;[.$H143]; [.$I143]/[.BV143]; [.$H143]/[.BV143])" office:value-type="float" office:value="86.4583333333333" calcext:value-type="float">
            <text:p>86</text:p>
          </table:table-cell>
          <table:table-cell table:style-name="ce7" table:formula="of:=IF([.BZ143]&gt;110; 1; 0)" office:value-type="float" office:value="0" calcext:value-type="float">
            <text:p>0</text:p>
          </table:table-cell>
          <table:table-cell table:style-name="ce7" table:formula="of:=IF([.CA143]=1;COM.MICROSOFT.CONCAT([.BV143];&quot; x &quot;;[.BW143];&quot; inches, &quot;;[.BX143];&quot; x &quot;;[.BY143];&quot; cm&quot;); &quot;&quot;)">
            <text:p/>
          </table:table-cell>
          <table:table-cell table:number-columns-repeated="2"/>
        </table:table-row>
        <table:table-row table:style-name="ro2">
          <table:table-cell office:value-type="float" office:value="143" calcext:value-type="float">
            <text:p>143</text:p>
          </table:table-cell>
          <table:table-cell table:formula="of:=COM.MICROSOFT.CONCAT(&quot;PrintGalleryImage-&quot;;[.A144];&quot;.jpg&quot;)" office:value-type="string" office:string-value="PrintGalleryImage-143.jpg" calcext:value-type="string">
            <text:p>PrintGalleryImage-143.jpg</text:p>
          </table:table-cell>
          <table:table-cell table:style-name="Default" office:value-type="string" calcext:value-type="string">
            <text:p>Costa Rican Lizard</text:p>
          </table:table-cell>
          <table:table-cell table:style-name="Default" office:value-type="string" calcext:value-type="string">
            <text:p>While lizards like to relax and sun themselves it makes them easy targets for photographers but one false movement and they disappear in a millesecond. I guess the reaction time needs to be good when you have to go out in the open to get some energy.</text:p>
          </table:table-cell>
          <table:table-cell table:style-name="Default" office:value-type="string" calcext:value-type="string">
            <text:p>Adrian, Adrian O Brien, Adrian O' Brien, Adrian O'Brien, Animals, Brien, Costa Rica, O' Brien, O'Brien, OBrien, Reptile, Reptiles, Wildlife chasing, chasing, chasing wildlife, chasingwildlife, nature, wildlifechasing</text:p>
          </table:table-cell>
          <table:table-cell table:style-name="ce12" office:value-type="string" calcext:value-type="string">
            <text:p>30/11/2019 21:17:15</text:p>
          </table:table-cell>
          <table:table-cell table:style-name="Default" office:value-type="string" calcext:value-type="string">
            <text:p>4696 x 3130</text:p>
          </table:table-cell>
          <table:table-cell table:formula="of:=LEFT([.G144];4)" office:value-type="string" office:string-value="4696" calcext:value-type="string">
            <text:p>4696</text:p>
          </table:table-cell>
          <table:table-cell table:formula="of:=RIGHT([.G144];4)" office:value-type="string" office:string-value="3130" calcext:value-type="string">
            <text:p>3130</text:p>
          </table:table-cell>
          <table:table-cell table:style-name="ce6" table:formula="of:=IF([.I144]/[.H144]&gt;1;[.H144]/[.I144];[.I144]/[.H144])" office:value-type="float" office:value="0.666524701873935" calcext:value-type="float">
            <text:p>0.667</text:p>
          </table:table-cell>
          <table:table-cell table:style-name="ce7" office:value-type="float" office:value="8" calcext:value-type="float">
            <text:p>8</text:p>
          </table:table-cell>
          <table:table-cell table:style-name="ce7" table:formula="of:=ROUND([.K144]/[.$J144]; 0)" office:value-type="float" office:value="12" calcext:value-type="float">
            <text:p>12</text:p>
          </table:table-cell>
          <table:table-cell table:style-name="ce7" table:formula="of:=ROUND([.K144]*2.54; 0)" office:value-type="float" office:value="20" calcext:value-type="float">
            <text:p>20</text:p>
          </table:table-cell>
          <table:table-cell table:style-name="ce7" table:formula="of:=ROUND([.L144]*2.54;0)" office:value-type="float" office:value="30" calcext:value-type="float">
            <text:p>30</text:p>
          </table:table-cell>
          <table:table-cell table:style-name="ce7" table:formula="of:=IF([.$I144]&lt;[.$H144]; [.$I144]/[.K144]; [.$H144]/[.K144])" office:value-type="float" office:value="391.25" calcext:value-type="float">
            <text:p>391</text:p>
          </table:table-cell>
          <table:table-cell table:style-name="ce7" table:formula="of:=IF([.O144]&gt;250; 1; 0)" office:value-type="float" office:value="1" calcext:value-type="float">
            <text:p>1</text:p>
          </table:table-cell>
          <table:table-cell table:style-name="ce7" table:formula="of:=IF([.P144]=1;COM.MICROSOFT.CONCAT([.K144];&quot; x &quot;;[.L144];&quot; inches, &quot;;[.M144];&quot; x &quot;;[.N14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44]/[.$J144]; 0)" office:value-type="float" office:value="18" calcext:value-type="float">
            <text:p>18</text:p>
          </table:table-cell>
          <table:table-cell table:style-name="ce7" table:formula="of:=ROUND([.R144]*2.54; 0)" office:value-type="float" office:value="30" calcext:value-type="float">
            <text:p>30</text:p>
          </table:table-cell>
          <table:table-cell table:style-name="ce7" table:formula="of:=ROUND([.S144]*2.54;0)" office:value-type="float" office:value="46" calcext:value-type="float">
            <text:p>46</text:p>
          </table:table-cell>
          <table:table-cell table:style-name="ce7" table:formula="of:=IF([.$I144]&lt;[.$H144]; [.$I144]/[.R144]; [.$H144]/[.R144])" office:value-type="float" office:value="260.833333333333" calcext:value-type="float">
            <text:p>261</text:p>
          </table:table-cell>
          <table:table-cell table:style-name="ce7" table:formula="of:=IF([.V144]&gt;150; 1; 0)" office:value-type="float" office:value="1" calcext:value-type="float">
            <text:p>1</text:p>
          </table:table-cell>
          <table:table-cell table:style-name="ce7" table:formula="of:=IF([.W144]=1;COM.MICROSOFT.CONCAT([.R144];&quot; x &quot;;[.S144];&quot; inches, &quot;;[.T144];&quot; x &quot;;[.U14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44]/[.$J144]; 0)" office:value-type="float" office:value="24" calcext:value-type="float">
            <text:p>24</text:p>
          </table:table-cell>
          <table:table-cell table:style-name="ce7" table:formula="of:=ROUND([.Y144]*2.54; 0)" office:value-type="float" office:value="41" calcext:value-type="float">
            <text:p>41</text:p>
          </table:table-cell>
          <table:table-cell table:style-name="ce7" table:formula="of:=ROUND([.Z144]*2.54;0)" office:value-type="float" office:value="61" calcext:value-type="float">
            <text:p>61</text:p>
          </table:table-cell>
          <table:table-cell table:style-name="ce7" table:formula="of:=IF([.$I144]&lt;[.$H144]; [.$I144]/[.Y144]; [.$H144]/[.Y144])" office:value-type="float" office:value="195.625" calcext:value-type="float">
            <text:p>196</text:p>
          </table:table-cell>
          <table:table-cell table:style-name="ce7" table:formula="of:=IF([.AC144]&gt;120; 1; 0)" office:value-type="float" office:value="1" calcext:value-type="float">
            <text:p>1</text:p>
          </table:table-cell>
          <table:table-cell table:style-name="ce7" table:formula="of:=IF([.AD144]=1;COM.MICROSOFT.CONCAT([.Y144];&quot; x &quot;;[.Z144];&quot; inches, &quot;;[.AA144];&quot; x &quot;;[.AB14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44]/[.$J144]; 0)" office:value-type="float" office:value="30" calcext:value-type="float">
            <text:p>30</text:p>
          </table:table-cell>
          <table:table-cell table:style-name="ce7" table:formula="of:=ROUND([.AF144]*2.54; 0)" office:value-type="float" office:value="51" calcext:value-type="float">
            <text:p>51</text:p>
          </table:table-cell>
          <table:table-cell table:style-name="ce7" table:formula="of:=ROUND([.AG144]*2.54;0)" office:value-type="float" office:value="76" calcext:value-type="float">
            <text:p>76</text:p>
          </table:table-cell>
          <table:table-cell table:style-name="ce7" table:formula="of:=IF([.$I144]&lt;[.$H144]; [.$I144]/[.AF144]; [.$H144]/[.AF144])" office:value-type="float" office:value="156.5" calcext:value-type="float">
            <text:p>157</text:p>
          </table:table-cell>
          <table:table-cell table:style-name="ce7" table:formula="of:=IF([.AJ144]&gt;100; 1; 0)" office:value-type="float" office:value="1" calcext:value-type="float">
            <text:p>1</text:p>
          </table:table-cell>
          <table:table-cell table:style-name="ce7" table:formula="of:=IF([.AK144]=1;COM.MICROSOFT.CONCAT([.AF144];&quot; x &quot;;[.AG144];&quot; inches, &quot;;[.AH144];&quot; x &quot;;[.AI14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44]/[.$J144]; 0)" office:value-type="float" office:value="36" calcext:value-type="float">
            <text:p>36</text:p>
          </table:table-cell>
          <table:table-cell table:style-name="ce7" table:formula="of:=ROUND([.AM144]*2.54; 0)" office:value-type="float" office:value="61" calcext:value-type="float">
            <text:p>61</text:p>
          </table:table-cell>
          <table:table-cell table:style-name="ce7" table:formula="of:=ROUND([.AN144]*2.54;0)" office:value-type="float" office:value="91" calcext:value-type="float">
            <text:p>91</text:p>
          </table:table-cell>
          <table:table-cell table:style-name="ce7" table:formula="of:=IF([.$I144]&lt;[.$H144]; [.$I144]/[.AM144]; [.$H144]/[.AM144])" office:value-type="float" office:value="130.416666666667" calcext:value-type="float">
            <text:p>130</text:p>
          </table:table-cell>
          <table:table-cell table:style-name="ce7" table:formula="of:=IF([.AQ144]&gt;90; 1; 0)" office:value-type="float" office:value="1" calcext:value-type="float">
            <text:p>1</text:p>
          </table:table-cell>
          <table:table-cell table:style-name="ce7" table:formula="of:=IF([.AR144]=1;COM.MICROSOFT.CONCAT([.AM144];&quot; x &quot;;[.AN144];&quot; inches, &quot;;[.AO144];&quot; x &quot;;[.AP144];&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44]/[.$J144]; 0)" office:value-type="float" office:value="12" calcext:value-type="float">
            <text:p>12</text:p>
          </table:table-cell>
          <table:table-cell table:style-name="ce7" table:formula="of:=ROUND([.AT144]*2.54; 0)" office:value-type="float" office:value="20" calcext:value-type="float">
            <text:p>20</text:p>
          </table:table-cell>
          <table:table-cell table:style-name="ce7" table:formula="of:=ROUND([.AU144]*2.54;0)" office:value-type="float" office:value="30" calcext:value-type="float">
            <text:p>30</text:p>
          </table:table-cell>
          <table:table-cell table:style-name="ce7" table:formula="of:=IF([.$I144]&lt;[.$H144]; [.$I144]/[.AT144]; [.$H144]/[.AT144])" office:value-type="float" office:value="391.25" calcext:value-type="float">
            <text:p>391</text:p>
          </table:table-cell>
          <table:table-cell table:style-name="ce7" table:formula="of:=IF([.AX144]&gt;280; 1; 0)" office:value-type="float" office:value="1" calcext:value-type="float">
            <text:p>1</text:p>
          </table:table-cell>
          <table:table-cell table:style-name="ce7" table:formula="of:=IF([.AY144]=1;COM.MICROSOFT.CONCAT([.AT144];&quot; x &quot;;[.AU144];&quot; inches, &quot;;[.AV144];&quot; x &quot;;[.AW144];&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44]/[.$J144]; 0)" office:value-type="float" office:value="18" calcext:value-type="float">
            <text:p>18</text:p>
          </table:table-cell>
          <table:table-cell table:style-name="ce7" table:formula="of:=ROUND([.BA144]*2.54; 0)" office:value-type="float" office:value="30" calcext:value-type="float">
            <text:p>30</text:p>
          </table:table-cell>
          <table:table-cell table:style-name="ce7" table:formula="of:=ROUND([.BB144]*2.54;0)" office:value-type="float" office:value="46" calcext:value-type="float">
            <text:p>46</text:p>
          </table:table-cell>
          <table:table-cell table:style-name="ce7" table:formula="of:=IF([.$I144]&lt;[.$H144]; [.$I144]/[.BA144]; [.$H144]/[.BA144])" office:value-type="float" office:value="260.833333333333" calcext:value-type="float">
            <text:p>261</text:p>
          </table:table-cell>
          <table:table-cell table:style-name="ce7" table:formula="of:=IF([.BE144]&gt;180; 1; 0)" office:value-type="float" office:value="1" calcext:value-type="float">
            <text:p>1</text:p>
          </table:table-cell>
          <table:table-cell table:style-name="ce7" table:formula="of:=IF([.BF144]=1;COM.MICROSOFT.CONCAT([.BA144];&quot; x &quot;;[.BB144];&quot; inches, &quot;;[.BC144];&quot; x &quot;;[.BD144];&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44]/[.$J144]; 0)" office:value-type="float" office:value="24" calcext:value-type="float">
            <text:p>24</text:p>
          </table:table-cell>
          <table:table-cell table:style-name="ce7" table:formula="of:=ROUND([.BH144]*2.54; 0)" office:value-type="float" office:value="41" calcext:value-type="float">
            <text:p>41</text:p>
          </table:table-cell>
          <table:table-cell table:style-name="ce7" table:formula="of:=ROUND([.BI144]*2.54;0)" office:value-type="float" office:value="61" calcext:value-type="float">
            <text:p>61</text:p>
          </table:table-cell>
          <table:table-cell table:style-name="ce7" table:formula="of:=IF([.$I144]&lt;[.$H144]; [.$I144]/[.BH144]; [.$H144]/[.BH144])" office:value-type="float" office:value="195.625" calcext:value-type="float">
            <text:p>196</text:p>
          </table:table-cell>
          <table:table-cell table:style-name="ce7" table:formula="of:=IF([.BL144]&gt;150; 1; 0)" office:value-type="float" office:value="1" calcext:value-type="float">
            <text:p>1</text:p>
          </table:table-cell>
          <table:table-cell table:style-name="ce7" table:formula="of:=IF([.BM144]=1;COM.MICROSOFT.CONCAT([.BH144];&quot; x &quot;;[.BI144];&quot; inches, &quot;;[.BJ144];&quot; x &quot;;[.BK144];&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44]/[.$J144]; 0)" office:value-type="float" office:value="30" calcext:value-type="float">
            <text:p>30</text:p>
          </table:table-cell>
          <table:table-cell table:style-name="ce7" table:formula="of:=ROUND([.BO144]*2.54; 0)" office:value-type="float" office:value="51" calcext:value-type="float">
            <text:p>51</text:p>
          </table:table-cell>
          <table:table-cell table:style-name="ce7" table:formula="of:=ROUND([.BP144]*2.54;0)" office:value-type="float" office:value="76" calcext:value-type="float">
            <text:p>76</text:p>
          </table:table-cell>
          <table:table-cell table:style-name="ce7" table:formula="of:=IF([.$I144]&lt;[.$H144]; [.$I144]/[.BO144]; [.$H144]/[.BO144])" office:value-type="float" office:value="156.5" calcext:value-type="float">
            <text:p>157</text:p>
          </table:table-cell>
          <table:table-cell table:style-name="ce7" table:formula="of:=IF([.BS144]&gt;125; 1; 0)" office:value-type="float" office:value="1" calcext:value-type="float">
            <text:p>1</text:p>
          </table:table-cell>
          <table:table-cell table:style-name="ce7" table:formula="of:=IF([.BT144]=1;COM.MICROSOFT.CONCAT([.BO144];&quot; x &quot;;[.BP144];&quot; inches, &quot;;[.BQ144];&quot; x &quot;;[.BR144];&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44]/[.$J144]; 0)" office:value-type="float" office:value="36" calcext:value-type="float">
            <text:p>36</text:p>
          </table:table-cell>
          <table:table-cell table:style-name="ce7" table:formula="of:=ROUND([.BV144]*2.54; 0)" office:value-type="float" office:value="61" calcext:value-type="float">
            <text:p>61</text:p>
          </table:table-cell>
          <table:table-cell table:style-name="ce7" table:formula="of:=ROUND([.BW144]*2.54;0)" office:value-type="float" office:value="91" calcext:value-type="float">
            <text:p>91</text:p>
          </table:table-cell>
          <table:table-cell table:style-name="ce7" table:formula="of:=IF([.$I144]&lt;[.$H144]; [.$I144]/[.BV144]; [.$H144]/[.BV144])" office:value-type="float" office:value="130.416666666667" calcext:value-type="float">
            <text:p>130</text:p>
          </table:table-cell>
          <table:table-cell table:style-name="ce7" table:formula="of:=IF([.BZ144]&gt;110; 1; 0)" office:value-type="float" office:value="1" calcext:value-type="float">
            <text:p>1</text:p>
          </table:table-cell>
          <table:table-cell table:style-name="ce7" table:formula="of:=IF([.CA144]=1;COM.MICROSOFT.CONCAT([.BV144];&quot; x &quot;;[.BW144];&quot; inches, &quot;;[.BX144];&quot; x &quot;;[.BY144];&quot; cm&quot;); &quot;&quot;)" office:value-type="string" office:string-value="24 x 36 inches, 61 x 91 cm" calcext:value-type="string">
            <text:p>24 x 36 inches, 61 x 91 cm</text:p>
          </table:table-cell>
          <table:table-cell table:number-columns-repeated="2"/>
        </table:table-row>
        <table:table-row table:style-name="ro3">
          <table:table-cell office:value-type="float" office:value="144" calcext:value-type="float">
            <text:p>144</text:p>
          </table:table-cell>
          <table:table-cell table:formula="of:=COM.MICROSOFT.CONCAT(&quot;PrintGalleryImage-&quot;;[.A145];&quot;.jpg&quot;)" office:value-type="string" office:string-value="PrintGalleryImage-144.jpg" calcext:value-type="string">
            <text:p>PrintGalleryImage-144.jpg</text:p>
          </table:table-cell>
          <table:table-cell table:style-name="Default" office:value-type="string" calcext:value-type="string">
            <text:p>Wood Ants Foraging</text:p>
          </table:table-cell>
          <table:table-cell table:style-name="Default" office:value-type="string" calcext:value-type="string">
            <text:p>The forests of the world are run and organised by ants. Without them our world would be a different place. However they often get over looked.</text:p>
          </table:table-cell>
          <table:table-cell table:style-name="Default" office:value-type="string" calcext:value-type="string">
            <text:p>Adrian, Adrian O Brien, Adrian O' Brien, Adrian O'Brien, Animals, Austria, Brien, Insect, O' Brien, O'Brien, OBrien, Wildlife chasing, chasing, chasing wildlife, chasingwildlife, nature, wildlifechasing</text:p>
          </table:table-cell>
          <table:table-cell table:style-name="ce12" office:value-type="string" calcext:value-type="string">
            <text:p>11/04/2020 14:55:30</text:p>
          </table:table-cell>
          <table:table-cell table:style-name="Default" office:value-type="string" calcext:value-type="string">
            <text:p>2083 x 1389</text:p>
          </table:table-cell>
          <table:table-cell table:formula="of:=LEFT([.G145];4)" office:value-type="string" office:string-value="2083" calcext:value-type="string">
            <text:p>2083</text:p>
          </table:table-cell>
          <table:table-cell table:formula="of:=RIGHT([.G145];4)" office:value-type="string" office:string-value="1389" calcext:value-type="string">
            <text:p>1389</text:p>
          </table:table-cell>
          <table:table-cell table:style-name="ce6" table:formula="of:=IF([.I145]/[.H145]&gt;1;[.H145]/[.I145];[.I145]/[.H145])" office:value-type="float" office:value="0.666826692270763" calcext:value-type="float">
            <text:p>0.667</text:p>
          </table:table-cell>
          <table:table-cell table:style-name="ce7" office:value-type="float" office:value="8" calcext:value-type="float">
            <text:p>8</text:p>
          </table:table-cell>
          <table:table-cell table:style-name="ce7" table:formula="of:=ROUND([.K145]/[.$J145]; 0)" office:value-type="float" office:value="12" calcext:value-type="float">
            <text:p>12</text:p>
          </table:table-cell>
          <table:table-cell table:style-name="ce7" table:formula="of:=ROUND([.K145]*2.54; 0)" office:value-type="float" office:value="20" calcext:value-type="float">
            <text:p>20</text:p>
          </table:table-cell>
          <table:table-cell table:style-name="ce7" table:formula="of:=ROUND([.L145]*2.54;0)" office:value-type="float" office:value="30" calcext:value-type="float">
            <text:p>30</text:p>
          </table:table-cell>
          <table:table-cell table:style-name="ce7" table:formula="of:=IF([.$I145]&lt;[.$H145]; [.$I145]/[.K145]; [.$H145]/[.K145])" office:value-type="float" office:value="173.625" calcext:value-type="float">
            <text:p>174</text:p>
          </table:table-cell>
          <table:table-cell table:style-name="ce7" table:formula="of:=IF([.O145]&gt;250; 1; 0)" office:value-type="float" office:value="0" calcext:value-type="float">
            <text:p>0</text:p>
          </table:table-cell>
          <table:table-cell table:style-name="ce7" table:formula="of:=IF([.P145]=1;COM.MICROSOFT.CONCAT([.K145];&quot; x &quot;;[.L145];&quot; inches, &quot;;[.M145];&quot; x &quot;;[.N145];&quot; cm&quot;); &quot;&quot;)">
            <text:p/>
          </table:table-cell>
          <table:table-cell table:style-name="ce7" office:value-type="float" office:value="12" calcext:value-type="float">
            <text:p>12</text:p>
          </table:table-cell>
          <table:table-cell table:style-name="ce7" table:formula="of:=ROUND([.R145]/[.$J145]; 0)" office:value-type="float" office:value="18" calcext:value-type="float">
            <text:p>18</text:p>
          </table:table-cell>
          <table:table-cell table:style-name="ce7" table:formula="of:=ROUND([.R145]*2.54; 0)" office:value-type="float" office:value="30" calcext:value-type="float">
            <text:p>30</text:p>
          </table:table-cell>
          <table:table-cell table:style-name="ce7" table:formula="of:=ROUND([.S145]*2.54;0)" office:value-type="float" office:value="46" calcext:value-type="float">
            <text:p>46</text:p>
          </table:table-cell>
          <table:table-cell table:style-name="ce7" table:formula="of:=IF([.$I145]&lt;[.$H145]; [.$I145]/[.R145]; [.$H145]/[.R145])" office:value-type="float" office:value="115.75" calcext:value-type="float">
            <text:p>116</text:p>
          </table:table-cell>
          <table:table-cell table:style-name="ce7" table:formula="of:=IF([.V145]&gt;150; 1; 0)" office:value-type="float" office:value="0" calcext:value-type="float">
            <text:p>0</text:p>
          </table:table-cell>
          <table:table-cell table:style-name="ce7" table:formula="of:=IF([.W145]=1;COM.MICROSOFT.CONCAT([.R145];&quot; x &quot;;[.S145];&quot; inches, &quot;;[.T145];&quot; x &quot;;[.U145];&quot; cm&quot;); &quot;&quot;)">
            <text:p/>
          </table:table-cell>
          <table:table-cell table:style-name="ce7" office:value-type="float" office:value="16" calcext:value-type="float">
            <text:p>16</text:p>
          </table:table-cell>
          <table:table-cell table:style-name="ce7" table:formula="of:=ROUND([.Y145]/[.$J145]; 0)" office:value-type="float" office:value="24" calcext:value-type="float">
            <text:p>24</text:p>
          </table:table-cell>
          <table:table-cell table:style-name="ce7" table:formula="of:=ROUND([.Y145]*2.54; 0)" office:value-type="float" office:value="41" calcext:value-type="float">
            <text:p>41</text:p>
          </table:table-cell>
          <table:table-cell table:style-name="ce7" table:formula="of:=ROUND([.Z145]*2.54;0)" office:value-type="float" office:value="61" calcext:value-type="float">
            <text:p>61</text:p>
          </table:table-cell>
          <table:table-cell table:style-name="ce7" table:formula="of:=IF([.$I145]&lt;[.$H145]; [.$I145]/[.Y145]; [.$H145]/[.Y145])" office:value-type="float" office:value="86.8125" calcext:value-type="float">
            <text:p>87</text:p>
          </table:table-cell>
          <table:table-cell table:style-name="ce7" table:formula="of:=IF([.AC145]&gt;120; 1; 0)" office:value-type="float" office:value="0" calcext:value-type="float">
            <text:p>0</text:p>
          </table:table-cell>
          <table:table-cell table:style-name="ce7" table:formula="of:=IF([.AD145]=1;COM.MICROSOFT.CONCAT([.Y145];&quot; x &quot;;[.Z145];&quot; inches, &quot;;[.AA145];&quot; x &quot;;[.AB145];&quot; cm&quot;); &quot;&quot;)">
            <text:p/>
          </table:table-cell>
          <table:table-cell table:style-name="ce7" office:value-type="float" office:value="20" calcext:value-type="float">
            <text:p>20</text:p>
          </table:table-cell>
          <table:table-cell table:style-name="ce7" table:formula="of:=ROUND([.AF145]/[.$J145]; 0)" office:value-type="float" office:value="30" calcext:value-type="float">
            <text:p>30</text:p>
          </table:table-cell>
          <table:table-cell table:style-name="ce7" table:formula="of:=ROUND([.AF145]*2.54; 0)" office:value-type="float" office:value="51" calcext:value-type="float">
            <text:p>51</text:p>
          </table:table-cell>
          <table:table-cell table:style-name="ce7" table:formula="of:=ROUND([.AG145]*2.54;0)" office:value-type="float" office:value="76" calcext:value-type="float">
            <text:p>76</text:p>
          </table:table-cell>
          <table:table-cell table:style-name="ce7" table:formula="of:=IF([.$I145]&lt;[.$H145]; [.$I145]/[.AF145]; [.$H145]/[.AF145])" office:value-type="float" office:value="69.45" calcext:value-type="float">
            <text:p>69</text:p>
          </table:table-cell>
          <table:table-cell table:style-name="ce7" table:formula="of:=IF([.AJ145]&gt;100; 1; 0)" office:value-type="float" office:value="0" calcext:value-type="float">
            <text:p>0</text:p>
          </table:table-cell>
          <table:table-cell table:style-name="ce7" table:formula="of:=IF([.AK145]=1;COM.MICROSOFT.CONCAT([.AF145];&quot; x &quot;;[.AG145];&quot; inches, &quot;;[.AH145];&quot; x &quot;;[.AI145];&quot; cm&quot;); &quot;&quot;)">
            <text:p/>
          </table:table-cell>
          <table:table-cell table:style-name="ce7" office:value-type="float" office:value="24" calcext:value-type="float">
            <text:p>24</text:p>
          </table:table-cell>
          <table:table-cell table:style-name="ce7" table:formula="of:=ROUND([.AM145]/[.$J145]; 0)" office:value-type="float" office:value="36" calcext:value-type="float">
            <text:p>36</text:p>
          </table:table-cell>
          <table:table-cell table:style-name="ce7" table:formula="of:=ROUND([.AM145]*2.54; 0)" office:value-type="float" office:value="61" calcext:value-type="float">
            <text:p>61</text:p>
          </table:table-cell>
          <table:table-cell table:style-name="ce7" table:formula="of:=ROUND([.AN145]*2.54;0)" office:value-type="float" office:value="91" calcext:value-type="float">
            <text:p>91</text:p>
          </table:table-cell>
          <table:table-cell table:style-name="ce7" table:formula="of:=IF([.$I145]&lt;[.$H145]; [.$I145]/[.AM145]; [.$H145]/[.AM145])" office:value-type="float" office:value="57.875" calcext:value-type="float">
            <text:p>58</text:p>
          </table:table-cell>
          <table:table-cell table:style-name="ce7" table:formula="of:=IF([.AQ145]&gt;90; 1; 0)" office:value-type="float" office:value="0" calcext:value-type="float">
            <text:p>0</text:p>
          </table:table-cell>
          <table:table-cell table:style-name="ce7" table:formula="of:=IF([.AR145]=1;COM.MICROSOFT.CONCAT([.AM145];&quot; x &quot;;[.AN145];&quot; inches, &quot;;[.AO145];&quot; x &quot;;[.AP145];&quot; cm&quot;); &quot;&quot;)">
            <text:p/>
          </table:table-cell>
          <table:table-cell table:style-name="ce7" office:value-type="float" office:value="8" calcext:value-type="float">
            <text:p>8</text:p>
          </table:table-cell>
          <table:table-cell table:style-name="ce7" table:formula="of:=ROUND([.AT145]/[.$J145]; 0)" office:value-type="float" office:value="12" calcext:value-type="float">
            <text:p>12</text:p>
          </table:table-cell>
          <table:table-cell table:style-name="ce7" table:formula="of:=ROUND([.AT145]*2.54; 0)" office:value-type="float" office:value="20" calcext:value-type="float">
            <text:p>20</text:p>
          </table:table-cell>
          <table:table-cell table:style-name="ce7" table:formula="of:=ROUND([.AU145]*2.54;0)" office:value-type="float" office:value="30" calcext:value-type="float">
            <text:p>30</text:p>
          </table:table-cell>
          <table:table-cell table:style-name="ce7" table:formula="of:=IF([.$I145]&lt;[.$H145]; [.$I145]/[.AT145]; [.$H145]/[.AT145])" office:value-type="float" office:value="173.625" calcext:value-type="float">
            <text:p>174</text:p>
          </table:table-cell>
          <table:table-cell table:style-name="ce7" table:formula="of:=IF([.AX145]&gt;280; 1; 0)" office:value-type="float" office:value="0" calcext:value-type="float">
            <text:p>0</text:p>
          </table:table-cell>
          <table:table-cell table:style-name="ce7" table:formula="of:=IF([.AY145]=1;COM.MICROSOFT.CONCAT([.AT145];&quot; x &quot;;[.AU145];&quot; inches, &quot;;[.AV145];&quot; x &quot;;[.AW145];&quot; cm&quot;); &quot;&quot;)">
            <text:p/>
          </table:table-cell>
          <table:table-cell table:style-name="ce7" office:value-type="float" office:value="12" calcext:value-type="float">
            <text:p>12</text:p>
          </table:table-cell>
          <table:table-cell table:style-name="ce7" table:formula="of:=ROUND([.BA145]/[.$J145]; 0)" office:value-type="float" office:value="18" calcext:value-type="float">
            <text:p>18</text:p>
          </table:table-cell>
          <table:table-cell table:style-name="ce7" table:formula="of:=ROUND([.BA145]*2.54; 0)" office:value-type="float" office:value="30" calcext:value-type="float">
            <text:p>30</text:p>
          </table:table-cell>
          <table:table-cell table:style-name="ce7" table:formula="of:=ROUND([.BB145]*2.54;0)" office:value-type="float" office:value="46" calcext:value-type="float">
            <text:p>46</text:p>
          </table:table-cell>
          <table:table-cell table:style-name="ce7" table:formula="of:=IF([.$I145]&lt;[.$H145]; [.$I145]/[.BA145]; [.$H145]/[.BA145])" office:value-type="float" office:value="115.75" calcext:value-type="float">
            <text:p>116</text:p>
          </table:table-cell>
          <table:table-cell table:style-name="ce7" table:formula="of:=IF([.BE145]&gt;180; 1; 0)" office:value-type="float" office:value="0" calcext:value-type="float">
            <text:p>0</text:p>
          </table:table-cell>
          <table:table-cell table:style-name="ce7" table:formula="of:=IF([.BF145]=1;COM.MICROSOFT.CONCAT([.BA145];&quot; x &quot;;[.BB145];&quot; inches, &quot;;[.BC145];&quot; x &quot;;[.BD145];&quot; cm&quot;); &quot;&quot;)">
            <text:p/>
          </table:table-cell>
          <table:table-cell table:style-name="ce7" office:value-type="float" office:value="16" calcext:value-type="float">
            <text:p>16</text:p>
          </table:table-cell>
          <table:table-cell table:style-name="ce7" table:formula="of:=ROUND([.BH145]/[.$J145]; 0)" office:value-type="float" office:value="24" calcext:value-type="float">
            <text:p>24</text:p>
          </table:table-cell>
          <table:table-cell table:style-name="ce7" table:formula="of:=ROUND([.BH145]*2.54; 0)" office:value-type="float" office:value="41" calcext:value-type="float">
            <text:p>41</text:p>
          </table:table-cell>
          <table:table-cell table:style-name="ce7" table:formula="of:=ROUND([.BI145]*2.54;0)" office:value-type="float" office:value="61" calcext:value-type="float">
            <text:p>61</text:p>
          </table:table-cell>
          <table:table-cell table:style-name="ce7" table:formula="of:=IF([.$I145]&lt;[.$H145]; [.$I145]/[.BH145]; [.$H145]/[.BH145])" office:value-type="float" office:value="86.8125" calcext:value-type="float">
            <text:p>87</text:p>
          </table:table-cell>
          <table:table-cell table:style-name="ce7" table:formula="of:=IF([.BL145]&gt;150; 1; 0)" office:value-type="float" office:value="0" calcext:value-type="float">
            <text:p>0</text:p>
          </table:table-cell>
          <table:table-cell table:style-name="ce7" table:formula="of:=IF([.BM145]=1;COM.MICROSOFT.CONCAT([.BH145];&quot; x &quot;;[.BI145];&quot; inches, &quot;;[.BJ145];&quot; x &quot;;[.BK145];&quot; cm&quot;); &quot;&quot;)">
            <text:p/>
          </table:table-cell>
          <table:table-cell table:style-name="ce7" office:value-type="float" office:value="20" calcext:value-type="float">
            <text:p>20</text:p>
          </table:table-cell>
          <table:table-cell table:style-name="ce7" table:formula="of:=ROUND([.BO145]/[.$J145]; 0)" office:value-type="float" office:value="30" calcext:value-type="float">
            <text:p>30</text:p>
          </table:table-cell>
          <table:table-cell table:style-name="ce7" table:formula="of:=ROUND([.BO145]*2.54; 0)" office:value-type="float" office:value="51" calcext:value-type="float">
            <text:p>51</text:p>
          </table:table-cell>
          <table:table-cell table:style-name="ce7" table:formula="of:=ROUND([.BP145]*2.54;0)" office:value-type="float" office:value="76" calcext:value-type="float">
            <text:p>76</text:p>
          </table:table-cell>
          <table:table-cell table:style-name="ce7" table:formula="of:=IF([.$I145]&lt;[.$H145]; [.$I145]/[.BO145]; [.$H145]/[.BO145])" office:value-type="float" office:value="69.45" calcext:value-type="float">
            <text:p>69</text:p>
          </table:table-cell>
          <table:table-cell table:style-name="ce7" table:formula="of:=IF([.BS145]&gt;125; 1; 0)" office:value-type="float" office:value="0" calcext:value-type="float">
            <text:p>0</text:p>
          </table:table-cell>
          <table:table-cell table:style-name="ce7" table:formula="of:=IF([.BT145]=1;COM.MICROSOFT.CONCAT([.BO145];&quot; x &quot;;[.BP145];&quot; inches, &quot;;[.BQ145];&quot; x &quot;;[.BR145];&quot; cm&quot;); &quot;&quot;)">
            <text:p/>
          </table:table-cell>
          <table:table-cell table:style-name="ce7" office:value-type="float" office:value="24" calcext:value-type="float">
            <text:p>24</text:p>
          </table:table-cell>
          <table:table-cell table:style-name="ce7" table:formula="of:=ROUND([.BV145]/[.$J145]; 0)" office:value-type="float" office:value="36" calcext:value-type="float">
            <text:p>36</text:p>
          </table:table-cell>
          <table:table-cell table:style-name="ce7" table:formula="of:=ROUND([.BV145]*2.54; 0)" office:value-type="float" office:value="61" calcext:value-type="float">
            <text:p>61</text:p>
          </table:table-cell>
          <table:table-cell table:style-name="ce7" table:formula="of:=ROUND([.BW145]*2.54;0)" office:value-type="float" office:value="91" calcext:value-type="float">
            <text:p>91</text:p>
          </table:table-cell>
          <table:table-cell table:style-name="ce7" table:formula="of:=IF([.$I145]&lt;[.$H145]; [.$I145]/[.BV145]; [.$H145]/[.BV145])" office:value-type="float" office:value="57.875" calcext:value-type="float">
            <text:p>58</text:p>
          </table:table-cell>
          <table:table-cell table:style-name="ce7" table:formula="of:=IF([.BZ145]&gt;110; 1; 0)" office:value-type="float" office:value="0" calcext:value-type="float">
            <text:p>0</text:p>
          </table:table-cell>
          <table:table-cell table:style-name="ce7" table:formula="of:=IF([.CA145]=1;COM.MICROSOFT.CONCAT([.BV145];&quot; x &quot;;[.BW145];&quot; inches, &quot;;[.BX145];&quot; x &quot;;[.BY145];&quot; cm&quot;); &quot;&quot;)">
            <text:p/>
          </table:table-cell>
          <table:table-cell table:number-columns-repeated="2"/>
        </table:table-row>
        <table:table-row table:style-name="ro2">
          <table:table-cell office:value-type="float" office:value="145" calcext:value-type="float">
            <text:p>145</text:p>
          </table:table-cell>
          <table:table-cell table:formula="of:=COM.MICROSOFT.CONCAT(&quot;PrintGalleryImage-&quot;;[.A146];&quot;.jpg&quot;)" office:value-type="string" office:string-value="PrintGalleryImage-145.jpg" calcext:value-type="string">
            <text:p>PrintGalleryImage-145.jpg</text:p>
          </table:table-cell>
          <table:table-cell table:style-name="Default" office:value-type="string" calcext:value-type="string">
            <text:p>Alert Chamois</text:p>
          </table:table-cell>
          <table:table-cell table:style-name="Default" office:value-type="string" calcext:value-type="string">
            <text:p>It isn't often that Chamois come down from the high mountains. However near my home in Innsbruck there are quite a number that regularly come to a disused quarry at night time. Having the daylight to get a photo is a rare but welcome occurence.</text:p>
          </table:table-cell>
          <table:table-cell table:style-name="Default" office:value-type="string" calcext:value-type="string">
            <text:p>Adrian, Adrian O Brien, Adrian O' Brien, Adrian O'Brien, Animals, Austria, Brien, Chamois, O' Brien, O'Brien, OBrien, Wildlife chasing, chasing, chasing wildlife, chasingwildlife, nature, wildlifechasing</text:p>
          </table:table-cell>
          <table:table-cell table:style-name="ce12" office:value-type="string" calcext:value-type="string">
            <text:p>18/04/2020 19:48:08</text:p>
          </table:table-cell>
          <table:table-cell table:style-name="Default" office:value-type="string" calcext:value-type="string">
            <text:p>5224 x 3483</text:p>
          </table:table-cell>
          <table:table-cell table:formula="of:=LEFT([.G146];4)" office:value-type="string" office:string-value="5224" calcext:value-type="string">
            <text:p>5224</text:p>
          </table:table-cell>
          <table:table-cell table:formula="of:=RIGHT([.G146];4)" office:value-type="string" office:string-value="3483" calcext:value-type="string">
            <text:p>3483</text:p>
          </table:table-cell>
          <table:table-cell table:style-name="ce6" table:formula="of:=IF([.I146]/[.H146]&gt;1;[.H146]/[.I146];[.I146]/[.H146])" office:value-type="float" office:value="0.666730474732006" calcext:value-type="float">
            <text:p>0.667</text:p>
          </table:table-cell>
          <table:table-cell table:style-name="ce7" office:value-type="float" office:value="8" calcext:value-type="float">
            <text:p>8</text:p>
          </table:table-cell>
          <table:table-cell table:style-name="ce7" table:formula="of:=ROUND([.K146]/[.$J146]; 0)" office:value-type="float" office:value="12" calcext:value-type="float">
            <text:p>12</text:p>
          </table:table-cell>
          <table:table-cell table:style-name="ce7" table:formula="of:=ROUND([.K146]*2.54; 0)" office:value-type="float" office:value="20" calcext:value-type="float">
            <text:p>20</text:p>
          </table:table-cell>
          <table:table-cell table:style-name="ce7" table:formula="of:=ROUND([.L146]*2.54;0)" office:value-type="float" office:value="30" calcext:value-type="float">
            <text:p>30</text:p>
          </table:table-cell>
          <table:table-cell table:style-name="ce7" table:formula="of:=IF([.$I146]&lt;[.$H146]; [.$I146]/[.K146]; [.$H146]/[.K146])" office:value-type="float" office:value="435.375" calcext:value-type="float">
            <text:p>435</text:p>
          </table:table-cell>
          <table:table-cell table:style-name="ce7" table:formula="of:=IF([.O146]&gt;250; 1; 0)" office:value-type="float" office:value="1" calcext:value-type="float">
            <text:p>1</text:p>
          </table:table-cell>
          <table:table-cell table:style-name="ce7" table:formula="of:=IF([.P146]=1;COM.MICROSOFT.CONCAT([.K146];&quot; x &quot;;[.L146];&quot; inches, &quot;;[.M146];&quot; x &quot;;[.N14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46]/[.$J146]; 0)" office:value-type="float" office:value="18" calcext:value-type="float">
            <text:p>18</text:p>
          </table:table-cell>
          <table:table-cell table:style-name="ce7" table:formula="of:=ROUND([.R146]*2.54; 0)" office:value-type="float" office:value="30" calcext:value-type="float">
            <text:p>30</text:p>
          </table:table-cell>
          <table:table-cell table:style-name="ce7" table:formula="of:=ROUND([.S146]*2.54;0)" office:value-type="float" office:value="46" calcext:value-type="float">
            <text:p>46</text:p>
          </table:table-cell>
          <table:table-cell table:style-name="ce7" table:formula="of:=IF([.$I146]&lt;[.$H146]; [.$I146]/[.R146]; [.$H146]/[.R146])" office:value-type="float" office:value="290.25" calcext:value-type="float">
            <text:p>290</text:p>
          </table:table-cell>
          <table:table-cell table:style-name="ce7" table:formula="of:=IF([.V146]&gt;150; 1; 0)" office:value-type="float" office:value="1" calcext:value-type="float">
            <text:p>1</text:p>
          </table:table-cell>
          <table:table-cell table:style-name="ce7" table:formula="of:=IF([.W146]=1;COM.MICROSOFT.CONCAT([.R146];&quot; x &quot;;[.S146];&quot; inches, &quot;;[.T146];&quot; x &quot;;[.U14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46]/[.$J146]; 0)" office:value-type="float" office:value="24" calcext:value-type="float">
            <text:p>24</text:p>
          </table:table-cell>
          <table:table-cell table:style-name="ce7" table:formula="of:=ROUND([.Y146]*2.54; 0)" office:value-type="float" office:value="41" calcext:value-type="float">
            <text:p>41</text:p>
          </table:table-cell>
          <table:table-cell table:style-name="ce7" table:formula="of:=ROUND([.Z146]*2.54;0)" office:value-type="float" office:value="61" calcext:value-type="float">
            <text:p>61</text:p>
          </table:table-cell>
          <table:table-cell table:style-name="ce7" table:formula="of:=IF([.$I146]&lt;[.$H146]; [.$I146]/[.Y146]; [.$H146]/[.Y146])" office:value-type="float" office:value="217.6875" calcext:value-type="float">
            <text:p>218</text:p>
          </table:table-cell>
          <table:table-cell table:style-name="ce7" table:formula="of:=IF([.AC146]&gt;120; 1; 0)" office:value-type="float" office:value="1" calcext:value-type="float">
            <text:p>1</text:p>
          </table:table-cell>
          <table:table-cell table:style-name="ce7" table:formula="of:=IF([.AD146]=1;COM.MICROSOFT.CONCAT([.Y146];&quot; x &quot;;[.Z146];&quot; inches, &quot;;[.AA146];&quot; x &quot;;[.AB14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46]/[.$J146]; 0)" office:value-type="float" office:value="30" calcext:value-type="float">
            <text:p>30</text:p>
          </table:table-cell>
          <table:table-cell table:style-name="ce7" table:formula="of:=ROUND([.AF146]*2.54; 0)" office:value-type="float" office:value="51" calcext:value-type="float">
            <text:p>51</text:p>
          </table:table-cell>
          <table:table-cell table:style-name="ce7" table:formula="of:=ROUND([.AG146]*2.54;0)" office:value-type="float" office:value="76" calcext:value-type="float">
            <text:p>76</text:p>
          </table:table-cell>
          <table:table-cell table:style-name="ce7" table:formula="of:=IF([.$I146]&lt;[.$H146]; [.$I146]/[.AF146]; [.$H146]/[.AF146])" office:value-type="float" office:value="174.15" calcext:value-type="float">
            <text:p>174</text:p>
          </table:table-cell>
          <table:table-cell table:style-name="ce7" table:formula="of:=IF([.AJ146]&gt;100; 1; 0)" office:value-type="float" office:value="1" calcext:value-type="float">
            <text:p>1</text:p>
          </table:table-cell>
          <table:table-cell table:style-name="ce7" table:formula="of:=IF([.AK146]=1;COM.MICROSOFT.CONCAT([.AF146];&quot; x &quot;;[.AG146];&quot; inches, &quot;;[.AH146];&quot; x &quot;;[.AI14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46]/[.$J146]; 0)" office:value-type="float" office:value="36" calcext:value-type="float">
            <text:p>36</text:p>
          </table:table-cell>
          <table:table-cell table:style-name="ce7" table:formula="of:=ROUND([.AM146]*2.54; 0)" office:value-type="float" office:value="61" calcext:value-type="float">
            <text:p>61</text:p>
          </table:table-cell>
          <table:table-cell table:style-name="ce7" table:formula="of:=ROUND([.AN146]*2.54;0)" office:value-type="float" office:value="91" calcext:value-type="float">
            <text:p>91</text:p>
          </table:table-cell>
          <table:table-cell table:style-name="ce7" table:formula="of:=IF([.$I146]&lt;[.$H146]; [.$I146]/[.AM146]; [.$H146]/[.AM146])" office:value-type="float" office:value="145.125" calcext:value-type="float">
            <text:p>145</text:p>
          </table:table-cell>
          <table:table-cell table:style-name="ce7" table:formula="of:=IF([.AQ146]&gt;90; 1; 0)" office:value-type="float" office:value="1" calcext:value-type="float">
            <text:p>1</text:p>
          </table:table-cell>
          <table:table-cell table:style-name="ce7" table:formula="of:=IF([.AR146]=1;COM.MICROSOFT.CONCAT([.AM146];&quot; x &quot;;[.AN146];&quot; inches, &quot;;[.AO146];&quot; x &quot;;[.AP146];&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46]/[.$J146]; 0)" office:value-type="float" office:value="12" calcext:value-type="float">
            <text:p>12</text:p>
          </table:table-cell>
          <table:table-cell table:style-name="ce7" table:formula="of:=ROUND([.AT146]*2.54; 0)" office:value-type="float" office:value="20" calcext:value-type="float">
            <text:p>20</text:p>
          </table:table-cell>
          <table:table-cell table:style-name="ce7" table:formula="of:=ROUND([.AU146]*2.54;0)" office:value-type="float" office:value="30" calcext:value-type="float">
            <text:p>30</text:p>
          </table:table-cell>
          <table:table-cell table:style-name="ce7" table:formula="of:=IF([.$I146]&lt;[.$H146]; [.$I146]/[.AT146]; [.$H146]/[.AT146])" office:value-type="float" office:value="435.375" calcext:value-type="float">
            <text:p>435</text:p>
          </table:table-cell>
          <table:table-cell table:style-name="ce7" table:formula="of:=IF([.AX146]&gt;280; 1; 0)" office:value-type="float" office:value="1" calcext:value-type="float">
            <text:p>1</text:p>
          </table:table-cell>
          <table:table-cell table:style-name="ce7" table:formula="of:=IF([.AY146]=1;COM.MICROSOFT.CONCAT([.AT146];&quot; x &quot;;[.AU146];&quot; inches, &quot;;[.AV146];&quot; x &quot;;[.AW146];&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46]/[.$J146]; 0)" office:value-type="float" office:value="18" calcext:value-type="float">
            <text:p>18</text:p>
          </table:table-cell>
          <table:table-cell table:style-name="ce7" table:formula="of:=ROUND([.BA146]*2.54; 0)" office:value-type="float" office:value="30" calcext:value-type="float">
            <text:p>30</text:p>
          </table:table-cell>
          <table:table-cell table:style-name="ce7" table:formula="of:=ROUND([.BB146]*2.54;0)" office:value-type="float" office:value="46" calcext:value-type="float">
            <text:p>46</text:p>
          </table:table-cell>
          <table:table-cell table:style-name="ce7" table:formula="of:=IF([.$I146]&lt;[.$H146]; [.$I146]/[.BA146]; [.$H146]/[.BA146])" office:value-type="float" office:value="290.25" calcext:value-type="float">
            <text:p>290</text:p>
          </table:table-cell>
          <table:table-cell table:style-name="ce7" table:formula="of:=IF([.BE146]&gt;180; 1; 0)" office:value-type="float" office:value="1" calcext:value-type="float">
            <text:p>1</text:p>
          </table:table-cell>
          <table:table-cell table:style-name="ce7" table:formula="of:=IF([.BF146]=1;COM.MICROSOFT.CONCAT([.BA146];&quot; x &quot;;[.BB146];&quot; inches, &quot;;[.BC146];&quot; x &quot;;[.BD146];&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46]/[.$J146]; 0)" office:value-type="float" office:value="24" calcext:value-type="float">
            <text:p>24</text:p>
          </table:table-cell>
          <table:table-cell table:style-name="ce7" table:formula="of:=ROUND([.BH146]*2.54; 0)" office:value-type="float" office:value="41" calcext:value-type="float">
            <text:p>41</text:p>
          </table:table-cell>
          <table:table-cell table:style-name="ce7" table:formula="of:=ROUND([.BI146]*2.54;0)" office:value-type="float" office:value="61" calcext:value-type="float">
            <text:p>61</text:p>
          </table:table-cell>
          <table:table-cell table:style-name="ce7" table:formula="of:=IF([.$I146]&lt;[.$H146]; [.$I146]/[.BH146]; [.$H146]/[.BH146])" office:value-type="float" office:value="217.6875" calcext:value-type="float">
            <text:p>218</text:p>
          </table:table-cell>
          <table:table-cell table:style-name="ce7" table:formula="of:=IF([.BL146]&gt;150; 1; 0)" office:value-type="float" office:value="1" calcext:value-type="float">
            <text:p>1</text:p>
          </table:table-cell>
          <table:table-cell table:style-name="ce7" table:formula="of:=IF([.BM146]=1;COM.MICROSOFT.CONCAT([.BH146];&quot; x &quot;;[.BI146];&quot; inches, &quot;;[.BJ146];&quot; x &quot;;[.BK146];&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46]/[.$J146]; 0)" office:value-type="float" office:value="30" calcext:value-type="float">
            <text:p>30</text:p>
          </table:table-cell>
          <table:table-cell table:style-name="ce7" table:formula="of:=ROUND([.BO146]*2.54; 0)" office:value-type="float" office:value="51" calcext:value-type="float">
            <text:p>51</text:p>
          </table:table-cell>
          <table:table-cell table:style-name="ce7" table:formula="of:=ROUND([.BP146]*2.54;0)" office:value-type="float" office:value="76" calcext:value-type="float">
            <text:p>76</text:p>
          </table:table-cell>
          <table:table-cell table:style-name="ce7" table:formula="of:=IF([.$I146]&lt;[.$H146]; [.$I146]/[.BO146]; [.$H146]/[.BO146])" office:value-type="float" office:value="174.15" calcext:value-type="float">
            <text:p>174</text:p>
          </table:table-cell>
          <table:table-cell table:style-name="ce7" table:formula="of:=IF([.BS146]&gt;125; 1; 0)" office:value-type="float" office:value="1" calcext:value-type="float">
            <text:p>1</text:p>
          </table:table-cell>
          <table:table-cell table:style-name="ce7" table:formula="of:=IF([.BT146]=1;COM.MICROSOFT.CONCAT([.BO146];&quot; x &quot;;[.BP146];&quot; inches, &quot;;[.BQ146];&quot; x &quot;;[.BR146];&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46]/[.$J146]; 0)" office:value-type="float" office:value="36" calcext:value-type="float">
            <text:p>36</text:p>
          </table:table-cell>
          <table:table-cell table:style-name="ce7" table:formula="of:=ROUND([.BV146]*2.54; 0)" office:value-type="float" office:value="61" calcext:value-type="float">
            <text:p>61</text:p>
          </table:table-cell>
          <table:table-cell table:style-name="ce7" table:formula="of:=ROUND([.BW146]*2.54;0)" office:value-type="float" office:value="91" calcext:value-type="float">
            <text:p>91</text:p>
          </table:table-cell>
          <table:table-cell table:style-name="ce7" table:formula="of:=IF([.$I146]&lt;[.$H146]; [.$I146]/[.BV146]; [.$H146]/[.BV146])" office:value-type="float" office:value="145.125" calcext:value-type="float">
            <text:p>145</text:p>
          </table:table-cell>
          <table:table-cell table:style-name="ce7" table:formula="of:=IF([.BZ146]&gt;110; 1; 0)" office:value-type="float" office:value="1" calcext:value-type="float">
            <text:p>1</text:p>
          </table:table-cell>
          <table:table-cell table:style-name="ce7" table:formula="of:=IF([.CA146]=1;COM.MICROSOFT.CONCAT([.BV146];&quot; x &quot;;[.BW146];&quot; inches, &quot;;[.BX146];&quot; x &quot;;[.BY146];&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46" calcext:value-type="float">
            <text:p>146</text:p>
          </table:table-cell>
          <table:table-cell table:formula="of:=COM.MICROSOFT.CONCAT(&quot;PrintGalleryImage-&quot;;[.A147];&quot;.jpg&quot;)" office:value-type="string" office:string-value="PrintGalleryImage-146.jpg" calcext:value-type="string">
            <text:p>PrintGalleryImage-146.jpg</text:p>
          </table:table-cell>
          <table:table-cell table:style-name="Default" office:value-type="string" calcext:value-type="string">
            <text:p>Alert Chamois BW</text:p>
          </table:table-cell>
          <table:table-cell table:style-name="Default" office:value-type="string" calcext:value-type="string">
            <text:p>It isn't often that Chamois come down from the high mountains. However near my home in Innsbruck there are quite a number that regularly come to a disused quarry at night time. Having the daylight to get a photo is a rare but welcome occurence.</text:p>
          </table:table-cell>
          <table:table-cell table:style-name="Default" office:value-type="string" calcext:value-type="string">
            <text:p>Adrian, Adrian O Brien, Adrian O' Brien, Adrian O'Brien, Animals, Austria, Brien, Chamois, O' Brien, O'Brien, OBrien, Wildlife chasing, chasing, chasing wildlife, chasingwildlife, nature, wildlifechasing</text:p>
          </table:table-cell>
          <table:table-cell table:style-name="ce12" office:value-type="string" calcext:value-type="string">
            <text:p>18/04/2020 19:48:08</text:p>
          </table:table-cell>
          <table:table-cell table:style-name="Default" office:value-type="string" calcext:value-type="string">
            <text:p>5224 x 3483</text:p>
          </table:table-cell>
          <table:table-cell table:formula="of:=LEFT([.G147];4)" office:value-type="string" office:string-value="5224" calcext:value-type="string">
            <text:p>5224</text:p>
          </table:table-cell>
          <table:table-cell table:formula="of:=RIGHT([.G147];4)" office:value-type="string" office:string-value="3483" calcext:value-type="string">
            <text:p>3483</text:p>
          </table:table-cell>
          <table:table-cell table:style-name="ce6" table:formula="of:=IF([.I147]/[.H147]&gt;1;[.H147]/[.I147];[.I147]/[.H147])" office:value-type="float" office:value="0.666730474732006" calcext:value-type="float">
            <text:p>0.667</text:p>
          </table:table-cell>
          <table:table-cell table:style-name="ce7" office:value-type="float" office:value="8" calcext:value-type="float">
            <text:p>8</text:p>
          </table:table-cell>
          <table:table-cell table:style-name="ce7" table:formula="of:=ROUND([.K147]/[.$J147]; 0)" office:value-type="float" office:value="12" calcext:value-type="float">
            <text:p>12</text:p>
          </table:table-cell>
          <table:table-cell table:style-name="ce7" table:formula="of:=ROUND([.K147]*2.54; 0)" office:value-type="float" office:value="20" calcext:value-type="float">
            <text:p>20</text:p>
          </table:table-cell>
          <table:table-cell table:style-name="ce7" table:formula="of:=ROUND([.L147]*2.54;0)" office:value-type="float" office:value="30" calcext:value-type="float">
            <text:p>30</text:p>
          </table:table-cell>
          <table:table-cell table:style-name="ce7" table:formula="of:=IF([.$I147]&lt;[.$H147]; [.$I147]/[.K147]; [.$H147]/[.K147])" office:value-type="float" office:value="435.375" calcext:value-type="float">
            <text:p>435</text:p>
          </table:table-cell>
          <table:table-cell table:style-name="ce7" table:formula="of:=IF([.O147]&gt;250; 1; 0)" office:value-type="float" office:value="1" calcext:value-type="float">
            <text:p>1</text:p>
          </table:table-cell>
          <table:table-cell table:style-name="ce7" table:formula="of:=IF([.P147]=1;COM.MICROSOFT.CONCAT([.K147];&quot; x &quot;;[.L147];&quot; inches, &quot;;[.M147];&quot; x &quot;;[.N14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47]/[.$J147]; 0)" office:value-type="float" office:value="18" calcext:value-type="float">
            <text:p>18</text:p>
          </table:table-cell>
          <table:table-cell table:style-name="ce7" table:formula="of:=ROUND([.R147]*2.54; 0)" office:value-type="float" office:value="30" calcext:value-type="float">
            <text:p>30</text:p>
          </table:table-cell>
          <table:table-cell table:style-name="ce7" table:formula="of:=ROUND([.S147]*2.54;0)" office:value-type="float" office:value="46" calcext:value-type="float">
            <text:p>46</text:p>
          </table:table-cell>
          <table:table-cell table:style-name="ce7" table:formula="of:=IF([.$I147]&lt;[.$H147]; [.$I147]/[.R147]; [.$H147]/[.R147])" office:value-type="float" office:value="290.25" calcext:value-type="float">
            <text:p>290</text:p>
          </table:table-cell>
          <table:table-cell table:style-name="ce7" table:formula="of:=IF([.V147]&gt;150; 1; 0)" office:value-type="float" office:value="1" calcext:value-type="float">
            <text:p>1</text:p>
          </table:table-cell>
          <table:table-cell table:style-name="ce7" table:formula="of:=IF([.W147]=1;COM.MICROSOFT.CONCAT([.R147];&quot; x &quot;;[.S147];&quot; inches, &quot;;[.T147];&quot; x &quot;;[.U14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47]/[.$J147]; 0)" office:value-type="float" office:value="24" calcext:value-type="float">
            <text:p>24</text:p>
          </table:table-cell>
          <table:table-cell table:style-name="ce7" table:formula="of:=ROUND([.Y147]*2.54; 0)" office:value-type="float" office:value="41" calcext:value-type="float">
            <text:p>41</text:p>
          </table:table-cell>
          <table:table-cell table:style-name="ce7" table:formula="of:=ROUND([.Z147]*2.54;0)" office:value-type="float" office:value="61" calcext:value-type="float">
            <text:p>61</text:p>
          </table:table-cell>
          <table:table-cell table:style-name="ce7" table:formula="of:=IF([.$I147]&lt;[.$H147]; [.$I147]/[.Y147]; [.$H147]/[.Y147])" office:value-type="float" office:value="217.6875" calcext:value-type="float">
            <text:p>218</text:p>
          </table:table-cell>
          <table:table-cell table:style-name="ce7" table:formula="of:=IF([.AC147]&gt;120; 1; 0)" office:value-type="float" office:value="1" calcext:value-type="float">
            <text:p>1</text:p>
          </table:table-cell>
          <table:table-cell table:style-name="ce7" table:formula="of:=IF([.AD147]=1;COM.MICROSOFT.CONCAT([.Y147];&quot; x &quot;;[.Z147];&quot; inches, &quot;;[.AA147];&quot; x &quot;;[.AB14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47]/[.$J147]; 0)" office:value-type="float" office:value="30" calcext:value-type="float">
            <text:p>30</text:p>
          </table:table-cell>
          <table:table-cell table:style-name="ce7" table:formula="of:=ROUND([.AF147]*2.54; 0)" office:value-type="float" office:value="51" calcext:value-type="float">
            <text:p>51</text:p>
          </table:table-cell>
          <table:table-cell table:style-name="ce7" table:formula="of:=ROUND([.AG147]*2.54;0)" office:value-type="float" office:value="76" calcext:value-type="float">
            <text:p>76</text:p>
          </table:table-cell>
          <table:table-cell table:style-name="ce7" table:formula="of:=IF([.$I147]&lt;[.$H147]; [.$I147]/[.AF147]; [.$H147]/[.AF147])" office:value-type="float" office:value="174.15" calcext:value-type="float">
            <text:p>174</text:p>
          </table:table-cell>
          <table:table-cell table:style-name="ce7" table:formula="of:=IF([.AJ147]&gt;100; 1; 0)" office:value-type="float" office:value="1" calcext:value-type="float">
            <text:p>1</text:p>
          </table:table-cell>
          <table:table-cell table:style-name="ce7" table:formula="of:=IF([.AK147]=1;COM.MICROSOFT.CONCAT([.AF147];&quot; x &quot;;[.AG147];&quot; inches, &quot;;[.AH147];&quot; x &quot;;[.AI14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47]/[.$J147]; 0)" office:value-type="float" office:value="36" calcext:value-type="float">
            <text:p>36</text:p>
          </table:table-cell>
          <table:table-cell table:style-name="ce7" table:formula="of:=ROUND([.AM147]*2.54; 0)" office:value-type="float" office:value="61" calcext:value-type="float">
            <text:p>61</text:p>
          </table:table-cell>
          <table:table-cell table:style-name="ce7" table:formula="of:=ROUND([.AN147]*2.54;0)" office:value-type="float" office:value="91" calcext:value-type="float">
            <text:p>91</text:p>
          </table:table-cell>
          <table:table-cell table:style-name="ce7" table:formula="of:=IF([.$I147]&lt;[.$H147]; [.$I147]/[.AM147]; [.$H147]/[.AM147])" office:value-type="float" office:value="145.125" calcext:value-type="float">
            <text:p>145</text:p>
          </table:table-cell>
          <table:table-cell table:style-name="ce7" table:formula="of:=IF([.AQ147]&gt;90; 1; 0)" office:value-type="float" office:value="1" calcext:value-type="float">
            <text:p>1</text:p>
          </table:table-cell>
          <table:table-cell table:style-name="ce7" table:formula="of:=IF([.AR147]=1;COM.MICROSOFT.CONCAT([.AM147];&quot; x &quot;;[.AN147];&quot; inches, &quot;;[.AO147];&quot; x &quot;;[.AP147];&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47]/[.$J147]; 0)" office:value-type="float" office:value="12" calcext:value-type="float">
            <text:p>12</text:p>
          </table:table-cell>
          <table:table-cell table:style-name="ce7" table:formula="of:=ROUND([.AT147]*2.54; 0)" office:value-type="float" office:value="20" calcext:value-type="float">
            <text:p>20</text:p>
          </table:table-cell>
          <table:table-cell table:style-name="ce7" table:formula="of:=ROUND([.AU147]*2.54;0)" office:value-type="float" office:value="30" calcext:value-type="float">
            <text:p>30</text:p>
          </table:table-cell>
          <table:table-cell table:style-name="ce7" table:formula="of:=IF([.$I147]&lt;[.$H147]; [.$I147]/[.AT147]; [.$H147]/[.AT147])" office:value-type="float" office:value="435.375" calcext:value-type="float">
            <text:p>435</text:p>
          </table:table-cell>
          <table:table-cell table:style-name="ce7" table:formula="of:=IF([.AX147]&gt;280; 1; 0)" office:value-type="float" office:value="1" calcext:value-type="float">
            <text:p>1</text:p>
          </table:table-cell>
          <table:table-cell table:style-name="ce7" table:formula="of:=IF([.AY147]=1;COM.MICROSOFT.CONCAT([.AT147];&quot; x &quot;;[.AU147];&quot; inches, &quot;;[.AV147];&quot; x &quot;;[.AW147];&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47]/[.$J147]; 0)" office:value-type="float" office:value="18" calcext:value-type="float">
            <text:p>18</text:p>
          </table:table-cell>
          <table:table-cell table:style-name="ce7" table:formula="of:=ROUND([.BA147]*2.54; 0)" office:value-type="float" office:value="30" calcext:value-type="float">
            <text:p>30</text:p>
          </table:table-cell>
          <table:table-cell table:style-name="ce7" table:formula="of:=ROUND([.BB147]*2.54;0)" office:value-type="float" office:value="46" calcext:value-type="float">
            <text:p>46</text:p>
          </table:table-cell>
          <table:table-cell table:style-name="ce7" table:formula="of:=IF([.$I147]&lt;[.$H147]; [.$I147]/[.BA147]; [.$H147]/[.BA147])" office:value-type="float" office:value="290.25" calcext:value-type="float">
            <text:p>290</text:p>
          </table:table-cell>
          <table:table-cell table:style-name="ce7" table:formula="of:=IF([.BE147]&gt;180; 1; 0)" office:value-type="float" office:value="1" calcext:value-type="float">
            <text:p>1</text:p>
          </table:table-cell>
          <table:table-cell table:style-name="ce7" table:formula="of:=IF([.BF147]=1;COM.MICROSOFT.CONCAT([.BA147];&quot; x &quot;;[.BB147];&quot; inches, &quot;;[.BC147];&quot; x &quot;;[.BD147];&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47]/[.$J147]; 0)" office:value-type="float" office:value="24" calcext:value-type="float">
            <text:p>24</text:p>
          </table:table-cell>
          <table:table-cell table:style-name="ce7" table:formula="of:=ROUND([.BH147]*2.54; 0)" office:value-type="float" office:value="41" calcext:value-type="float">
            <text:p>41</text:p>
          </table:table-cell>
          <table:table-cell table:style-name="ce7" table:formula="of:=ROUND([.BI147]*2.54;0)" office:value-type="float" office:value="61" calcext:value-type="float">
            <text:p>61</text:p>
          </table:table-cell>
          <table:table-cell table:style-name="ce7" table:formula="of:=IF([.$I147]&lt;[.$H147]; [.$I147]/[.BH147]; [.$H147]/[.BH147])" office:value-type="float" office:value="217.6875" calcext:value-type="float">
            <text:p>218</text:p>
          </table:table-cell>
          <table:table-cell table:style-name="ce7" table:formula="of:=IF([.BL147]&gt;150; 1; 0)" office:value-type="float" office:value="1" calcext:value-type="float">
            <text:p>1</text:p>
          </table:table-cell>
          <table:table-cell table:style-name="ce7" table:formula="of:=IF([.BM147]=1;COM.MICROSOFT.CONCAT([.BH147];&quot; x &quot;;[.BI147];&quot; inches, &quot;;[.BJ147];&quot; x &quot;;[.BK147];&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47]/[.$J147]; 0)" office:value-type="float" office:value="30" calcext:value-type="float">
            <text:p>30</text:p>
          </table:table-cell>
          <table:table-cell table:style-name="ce7" table:formula="of:=ROUND([.BO147]*2.54; 0)" office:value-type="float" office:value="51" calcext:value-type="float">
            <text:p>51</text:p>
          </table:table-cell>
          <table:table-cell table:style-name="ce7" table:formula="of:=ROUND([.BP147]*2.54;0)" office:value-type="float" office:value="76" calcext:value-type="float">
            <text:p>76</text:p>
          </table:table-cell>
          <table:table-cell table:style-name="ce7" table:formula="of:=IF([.$I147]&lt;[.$H147]; [.$I147]/[.BO147]; [.$H147]/[.BO147])" office:value-type="float" office:value="174.15" calcext:value-type="float">
            <text:p>174</text:p>
          </table:table-cell>
          <table:table-cell table:style-name="ce7" table:formula="of:=IF([.BS147]&gt;125; 1; 0)" office:value-type="float" office:value="1" calcext:value-type="float">
            <text:p>1</text:p>
          </table:table-cell>
          <table:table-cell table:style-name="ce7" table:formula="of:=IF([.BT147]=1;COM.MICROSOFT.CONCAT([.BO147];&quot; x &quot;;[.BP147];&quot; inches, &quot;;[.BQ147];&quot; x &quot;;[.BR147];&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47]/[.$J147]; 0)" office:value-type="float" office:value="36" calcext:value-type="float">
            <text:p>36</text:p>
          </table:table-cell>
          <table:table-cell table:style-name="ce7" table:formula="of:=ROUND([.BV147]*2.54; 0)" office:value-type="float" office:value="61" calcext:value-type="float">
            <text:p>61</text:p>
          </table:table-cell>
          <table:table-cell table:style-name="ce7" table:formula="of:=ROUND([.BW147]*2.54;0)" office:value-type="float" office:value="91" calcext:value-type="float">
            <text:p>91</text:p>
          </table:table-cell>
          <table:table-cell table:style-name="ce7" table:formula="of:=IF([.$I147]&lt;[.$H147]; [.$I147]/[.BV147]; [.$H147]/[.BV147])" office:value-type="float" office:value="145.125" calcext:value-type="float">
            <text:p>145</text:p>
          </table:table-cell>
          <table:table-cell table:style-name="ce7" table:formula="of:=IF([.BZ147]&gt;110; 1; 0)" office:value-type="float" office:value="1" calcext:value-type="float">
            <text:p>1</text:p>
          </table:table-cell>
          <table:table-cell table:style-name="ce7" table:formula="of:=IF([.CA147]=1;COM.MICROSOFT.CONCAT([.BV147];&quot; x &quot;;[.BW147];&quot; inches, &quot;;[.BX147];&quot; x &quot;;[.BY147];&quot; cm&quot;); &quot;&quot;)" office:value-type="string" office:string-value="24 x 36 inches, 61 x 91 cm" calcext:value-type="string">
            <text:p>24 x 36 inches, 61 x 91 cm</text:p>
          </table:table-cell>
          <table:table-cell table:number-columns-repeated="2"/>
        </table:table-row>
        <table:table-row table:style-name="ro2">
          <table:table-cell office:value-type="float" office:value="147" calcext:value-type="float">
            <text:p>147</text:p>
          </table:table-cell>
          <table:table-cell table:formula="of:=COM.MICROSOFT.CONCAT(&quot;PrintGalleryImage-&quot;;[.A148];&quot;.jpg&quot;)" office:value-type="string" office:string-value="PrintGalleryImage-147.jpg" calcext:value-type="string">
            <text:p>PrintGalleryImage-147.jpg</text:p>
          </table:table-cell>
          <table:table-cell table:style-name="Default" office:value-type="string" calcext:value-type="string">
            <text:p>Posing Chamois</text:p>
          </table:table-cell>
          <table:table-cell table:style-name="Default" office:value-type="string" calcext:value-type="string">
            <text:p>Despite our attempts to wreck the world the chamois still survived, and this family does so by coming down tot he empty quarry at night to feed on sparse grasses. However the steep sides of the quarry are not the trap for the chamois that they might be for other creatures. At the first sign of threat the chamois are already halfway up the almost sheer cliff faces.</text:p>
          </table:table-cell>
          <table:table-cell table:style-name="Default" office:value-type="string" calcext:value-type="string">
            <text:p>Adrian, Adrian O Brien, Adrian O' Brien, Adrian O'Brien, Animals, Austria, Brien, Chamois, O' Brien, O'Brien, OBrien, Wildlife chasing, chasing, chasing wildlife, chasingwildlife, nature, wildlifechasing</text:p>
          </table:table-cell>
          <table:table-cell table:style-name="ce12" office:value-type="string" calcext:value-type="string">
            <text:p>31/05/2020 20:12:46</text:p>
          </table:table-cell>
          <table:table-cell table:style-name="Default" office:value-type="string" calcext:value-type="string">
            <text:p>4171 x 2781</text:p>
          </table:table-cell>
          <table:table-cell table:formula="of:=LEFT([.G148];4)" office:value-type="string" office:string-value="4171" calcext:value-type="string">
            <text:p>4171</text:p>
          </table:table-cell>
          <table:table-cell table:formula="of:=RIGHT([.G148];4)" office:value-type="string" office:string-value="2781" calcext:value-type="string">
            <text:p>2781</text:p>
          </table:table-cell>
          <table:table-cell table:style-name="ce6" table:formula="of:=IF([.I148]/[.H148]&gt;1;[.H148]/[.I148];[.I148]/[.H148])" office:value-type="float" office:value="0.666746583553105" calcext:value-type="float">
            <text:p>0.667</text:p>
          </table:table-cell>
          <table:table-cell table:style-name="ce7" office:value-type="float" office:value="8" calcext:value-type="float">
            <text:p>8</text:p>
          </table:table-cell>
          <table:table-cell table:style-name="ce7" table:formula="of:=ROUND([.K148]/[.$J148]; 0)" office:value-type="float" office:value="12" calcext:value-type="float">
            <text:p>12</text:p>
          </table:table-cell>
          <table:table-cell table:style-name="ce7" table:formula="of:=ROUND([.K148]*2.54; 0)" office:value-type="float" office:value="20" calcext:value-type="float">
            <text:p>20</text:p>
          </table:table-cell>
          <table:table-cell table:style-name="ce7" table:formula="of:=ROUND([.L148]*2.54;0)" office:value-type="float" office:value="30" calcext:value-type="float">
            <text:p>30</text:p>
          </table:table-cell>
          <table:table-cell table:style-name="ce7" table:formula="of:=IF([.$I148]&lt;[.$H148]; [.$I148]/[.K148]; [.$H148]/[.K148])" office:value-type="float" office:value="347.625" calcext:value-type="float">
            <text:p>348</text:p>
          </table:table-cell>
          <table:table-cell table:style-name="ce7" table:formula="of:=IF([.O148]&gt;250; 1; 0)" office:value-type="float" office:value="1" calcext:value-type="float">
            <text:p>1</text:p>
          </table:table-cell>
          <table:table-cell table:style-name="ce7" table:formula="of:=IF([.P148]=1;COM.MICROSOFT.CONCAT([.K148];&quot; x &quot;;[.L148];&quot; inches, &quot;;[.M148];&quot; x &quot;;[.N14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R148]/[.$J148]; 0)" office:value-type="float" office:value="18" calcext:value-type="float">
            <text:p>18</text:p>
          </table:table-cell>
          <table:table-cell table:style-name="ce7" table:formula="of:=ROUND([.R148]*2.54; 0)" office:value-type="float" office:value="30" calcext:value-type="float">
            <text:p>30</text:p>
          </table:table-cell>
          <table:table-cell table:style-name="ce7" table:formula="of:=ROUND([.S148]*2.54;0)" office:value-type="float" office:value="46" calcext:value-type="float">
            <text:p>46</text:p>
          </table:table-cell>
          <table:table-cell table:style-name="ce7" table:formula="of:=IF([.$I148]&lt;[.$H148]; [.$I148]/[.R148]; [.$H148]/[.R148])" office:value-type="float" office:value="231.75" calcext:value-type="float">
            <text:p>232</text:p>
          </table:table-cell>
          <table:table-cell table:style-name="ce7" table:formula="of:=IF([.V148]&gt;150; 1; 0)" office:value-type="float" office:value="1" calcext:value-type="float">
            <text:p>1</text:p>
          </table:table-cell>
          <table:table-cell table:style-name="ce7" table:formula="of:=IF([.W148]=1;COM.MICROSOFT.CONCAT([.R148];&quot; x &quot;;[.S148];&quot; inches, &quot;;[.T148];&quot; x &quot;;[.U14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Y148]/[.$J148]; 0)" office:value-type="float" office:value="24" calcext:value-type="float">
            <text:p>24</text:p>
          </table:table-cell>
          <table:table-cell table:style-name="ce7" table:formula="of:=ROUND([.Y148]*2.54; 0)" office:value-type="float" office:value="41" calcext:value-type="float">
            <text:p>41</text:p>
          </table:table-cell>
          <table:table-cell table:style-name="ce7" table:formula="of:=ROUND([.Z148]*2.54;0)" office:value-type="float" office:value="61" calcext:value-type="float">
            <text:p>61</text:p>
          </table:table-cell>
          <table:table-cell table:style-name="ce7" table:formula="of:=IF([.$I148]&lt;[.$H148]; [.$I148]/[.Y148]; [.$H148]/[.Y148])" office:value-type="float" office:value="173.8125" calcext:value-type="float">
            <text:p>174</text:p>
          </table:table-cell>
          <table:table-cell table:style-name="ce7" table:formula="of:=IF([.AC148]&gt;120; 1; 0)" office:value-type="float" office:value="1" calcext:value-type="float">
            <text:p>1</text:p>
          </table:table-cell>
          <table:table-cell table:style-name="ce7" table:formula="of:=IF([.AD148]=1;COM.MICROSOFT.CONCAT([.Y148];&quot; x &quot;;[.Z148];&quot; inches, &quot;;[.AA148];&quot; x &quot;;[.AB14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AF148]/[.$J148]; 0)" office:value-type="float" office:value="30" calcext:value-type="float">
            <text:p>30</text:p>
          </table:table-cell>
          <table:table-cell table:style-name="ce7" table:formula="of:=ROUND([.AF148]*2.54; 0)" office:value-type="float" office:value="51" calcext:value-type="float">
            <text:p>51</text:p>
          </table:table-cell>
          <table:table-cell table:style-name="ce7" table:formula="of:=ROUND([.AG148]*2.54;0)" office:value-type="float" office:value="76" calcext:value-type="float">
            <text:p>76</text:p>
          </table:table-cell>
          <table:table-cell table:style-name="ce7" table:formula="of:=IF([.$I148]&lt;[.$H148]; [.$I148]/[.AF148]; [.$H148]/[.AF148])" office:value-type="float" office:value="139.05" calcext:value-type="float">
            <text:p>139</text:p>
          </table:table-cell>
          <table:table-cell table:style-name="ce7" table:formula="of:=IF([.AJ148]&gt;100; 1; 0)" office:value-type="float" office:value="1" calcext:value-type="float">
            <text:p>1</text:p>
          </table:table-cell>
          <table:table-cell table:style-name="ce7" table:formula="of:=IF([.AK148]=1;COM.MICROSOFT.CONCAT([.AF148];&quot; x &quot;;[.AG148];&quot; inches, &quot;;[.AH148];&quot; x &quot;;[.AI14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AM148]/[.$J148]; 0)" office:value-type="float" office:value="36" calcext:value-type="float">
            <text:p>36</text:p>
          </table:table-cell>
          <table:table-cell table:style-name="ce7" table:formula="of:=ROUND([.AM148]*2.54; 0)" office:value-type="float" office:value="61" calcext:value-type="float">
            <text:p>61</text:p>
          </table:table-cell>
          <table:table-cell table:style-name="ce7" table:formula="of:=ROUND([.AN148]*2.54;0)" office:value-type="float" office:value="91" calcext:value-type="float">
            <text:p>91</text:p>
          </table:table-cell>
          <table:table-cell table:style-name="ce7" table:formula="of:=IF([.$I148]&lt;[.$H148]; [.$I148]/[.AM148]; [.$H148]/[.AM148])" office:value-type="float" office:value="115.875" calcext:value-type="float">
            <text:p>116</text:p>
          </table:table-cell>
          <table:table-cell table:style-name="ce7" table:formula="of:=IF([.AQ148]&gt;90; 1; 0)" office:value-type="float" office:value="1" calcext:value-type="float">
            <text:p>1</text:p>
          </table:table-cell>
          <table:table-cell table:style-name="ce7" table:formula="of:=IF([.AR148]=1;COM.MICROSOFT.CONCAT([.AM148];&quot; x &quot;;[.AN148];&quot; inches, &quot;;[.AO148];&quot; x &quot;;[.AP148];&quot; cm&quot;); &quot;&quot;)" office:value-type="string" office:string-value="24 x 36 inches, 61 x 91 cm" calcext:value-type="string">
            <text:p>24 x 36 inches, 61 x 91 cm</text:p>
          </table:table-cell>
          <table:table-cell table:style-name="ce7" office:value-type="float" office:value="8" calcext:value-type="float">
            <text:p>8</text:p>
          </table:table-cell>
          <table:table-cell table:style-name="ce7" table:formula="of:=ROUND([.AT148]/[.$J148]; 0)" office:value-type="float" office:value="12" calcext:value-type="float">
            <text:p>12</text:p>
          </table:table-cell>
          <table:table-cell table:style-name="ce7" table:formula="of:=ROUND([.AT148]*2.54; 0)" office:value-type="float" office:value="20" calcext:value-type="float">
            <text:p>20</text:p>
          </table:table-cell>
          <table:table-cell table:style-name="ce7" table:formula="of:=ROUND([.AU148]*2.54;0)" office:value-type="float" office:value="30" calcext:value-type="float">
            <text:p>30</text:p>
          </table:table-cell>
          <table:table-cell table:style-name="ce7" table:formula="of:=IF([.$I148]&lt;[.$H148]; [.$I148]/[.AT148]; [.$H148]/[.AT148])" office:value-type="float" office:value="347.625" calcext:value-type="float">
            <text:p>348</text:p>
          </table:table-cell>
          <table:table-cell table:style-name="ce7" table:formula="of:=IF([.AX148]&gt;280; 1; 0)" office:value-type="float" office:value="1" calcext:value-type="float">
            <text:p>1</text:p>
          </table:table-cell>
          <table:table-cell table:style-name="ce7" table:formula="of:=IF([.AY148]=1;COM.MICROSOFT.CONCAT([.AT148];&quot; x &quot;;[.AU148];&quot; inches, &quot;;[.AV148];&quot; x &quot;;[.AW148];&quot; cm&quot;); &quot;&quot;)" office:value-type="string" office:string-value="8 x 12 inches, 20 x 30 cm" calcext:value-type="string">
            <text:p>8 x 12 inches, 20 x 30 cm</text:p>
          </table:table-cell>
          <table:table-cell table:style-name="ce7" office:value-type="float" office:value="12" calcext:value-type="float">
            <text:p>12</text:p>
          </table:table-cell>
          <table:table-cell table:style-name="ce7" table:formula="of:=ROUND([.BA148]/[.$J148]; 0)" office:value-type="float" office:value="18" calcext:value-type="float">
            <text:p>18</text:p>
          </table:table-cell>
          <table:table-cell table:style-name="ce7" table:formula="of:=ROUND([.BA148]*2.54; 0)" office:value-type="float" office:value="30" calcext:value-type="float">
            <text:p>30</text:p>
          </table:table-cell>
          <table:table-cell table:style-name="ce7" table:formula="of:=ROUND([.BB148]*2.54;0)" office:value-type="float" office:value="46" calcext:value-type="float">
            <text:p>46</text:p>
          </table:table-cell>
          <table:table-cell table:style-name="ce7" table:formula="of:=IF([.$I148]&lt;[.$H148]; [.$I148]/[.BA148]; [.$H148]/[.BA148])" office:value-type="float" office:value="231.75" calcext:value-type="float">
            <text:p>232</text:p>
          </table:table-cell>
          <table:table-cell table:style-name="ce7" table:formula="of:=IF([.BE148]&gt;180; 1; 0)" office:value-type="float" office:value="1" calcext:value-type="float">
            <text:p>1</text:p>
          </table:table-cell>
          <table:table-cell table:style-name="ce7" table:formula="of:=IF([.BF148]=1;COM.MICROSOFT.CONCAT([.BA148];&quot; x &quot;;[.BB148];&quot; inches, &quot;;[.BC148];&quot; x &quot;;[.BD148];&quot; cm&quot;); &quot;&quot;)" office:value-type="string" office:string-value="12 x 18 inches, 30 x 46 cm" calcext:value-type="string">
            <text:p>12 x 18 inches, 30 x 46 cm</text:p>
          </table:table-cell>
          <table:table-cell table:style-name="ce7" office:value-type="float" office:value="16" calcext:value-type="float">
            <text:p>16</text:p>
          </table:table-cell>
          <table:table-cell table:style-name="ce7" table:formula="of:=ROUND([.BH148]/[.$J148]; 0)" office:value-type="float" office:value="24" calcext:value-type="float">
            <text:p>24</text:p>
          </table:table-cell>
          <table:table-cell table:style-name="ce7" table:formula="of:=ROUND([.BH148]*2.54; 0)" office:value-type="float" office:value="41" calcext:value-type="float">
            <text:p>41</text:p>
          </table:table-cell>
          <table:table-cell table:style-name="ce7" table:formula="of:=ROUND([.BI148]*2.54;0)" office:value-type="float" office:value="61" calcext:value-type="float">
            <text:p>61</text:p>
          </table:table-cell>
          <table:table-cell table:style-name="ce7" table:formula="of:=IF([.$I148]&lt;[.$H148]; [.$I148]/[.BH148]; [.$H148]/[.BH148])" office:value-type="float" office:value="173.8125" calcext:value-type="float">
            <text:p>174</text:p>
          </table:table-cell>
          <table:table-cell table:style-name="ce7" table:formula="of:=IF([.BL148]&gt;150; 1; 0)" office:value-type="float" office:value="1" calcext:value-type="float">
            <text:p>1</text:p>
          </table:table-cell>
          <table:table-cell table:style-name="ce7" table:formula="of:=IF([.BM148]=1;COM.MICROSOFT.CONCAT([.BH148];&quot; x &quot;;[.BI148];&quot; inches, &quot;;[.BJ148];&quot; x &quot;;[.BK148];&quot; cm&quot;); &quot;&quot;)" office:value-type="string" office:string-value="16 x 24 inches, 41 x 61 cm" calcext:value-type="string">
            <text:p>16 x 24 inches, 41 x 61 cm</text:p>
          </table:table-cell>
          <table:table-cell table:style-name="ce7" office:value-type="float" office:value="20" calcext:value-type="float">
            <text:p>20</text:p>
          </table:table-cell>
          <table:table-cell table:style-name="ce7" table:formula="of:=ROUND([.BO148]/[.$J148]; 0)" office:value-type="float" office:value="30" calcext:value-type="float">
            <text:p>30</text:p>
          </table:table-cell>
          <table:table-cell table:style-name="ce7" table:formula="of:=ROUND([.BO148]*2.54; 0)" office:value-type="float" office:value="51" calcext:value-type="float">
            <text:p>51</text:p>
          </table:table-cell>
          <table:table-cell table:style-name="ce7" table:formula="of:=ROUND([.BP148]*2.54;0)" office:value-type="float" office:value="76" calcext:value-type="float">
            <text:p>76</text:p>
          </table:table-cell>
          <table:table-cell table:style-name="ce7" table:formula="of:=IF([.$I148]&lt;[.$H148]; [.$I148]/[.BO148]; [.$H148]/[.BO148])" office:value-type="float" office:value="139.05" calcext:value-type="float">
            <text:p>139</text:p>
          </table:table-cell>
          <table:table-cell table:style-name="ce7" table:formula="of:=IF([.BS148]&gt;125; 1; 0)" office:value-type="float" office:value="1" calcext:value-type="float">
            <text:p>1</text:p>
          </table:table-cell>
          <table:table-cell table:style-name="ce7" table:formula="of:=IF([.BT148]=1;COM.MICROSOFT.CONCAT([.BO148];&quot; x &quot;;[.BP148];&quot; inches, &quot;;[.BQ148];&quot; x &quot;;[.BR148];&quot; cm&quot;); &quot;&quot;)" office:value-type="string" office:string-value="20 x 30 inches, 51 x 76 cm" calcext:value-type="string">
            <text:p>20 x 30 inches, 51 x 76 cm</text:p>
          </table:table-cell>
          <table:table-cell table:style-name="ce7" office:value-type="float" office:value="24" calcext:value-type="float">
            <text:p>24</text:p>
          </table:table-cell>
          <table:table-cell table:style-name="ce7" table:formula="of:=ROUND([.BV148]/[.$J148]; 0)" office:value-type="float" office:value="36" calcext:value-type="float">
            <text:p>36</text:p>
          </table:table-cell>
          <table:table-cell table:style-name="ce7" table:formula="of:=ROUND([.BV148]*2.54; 0)" office:value-type="float" office:value="61" calcext:value-type="float">
            <text:p>61</text:p>
          </table:table-cell>
          <table:table-cell table:style-name="ce7" table:formula="of:=ROUND([.BW148]*2.54;0)" office:value-type="float" office:value="91" calcext:value-type="float">
            <text:p>91</text:p>
          </table:table-cell>
          <table:table-cell table:style-name="ce7" table:formula="of:=IF([.$I148]&lt;[.$H148]; [.$I148]/[.BV148]; [.$H148]/[.BV148])" office:value-type="float" office:value="115.875" calcext:value-type="float">
            <text:p>116</text:p>
          </table:table-cell>
          <table:table-cell table:style-name="ce7" table:formula="of:=IF([.BZ148]&gt;110; 1; 0)" office:value-type="float" office:value="1" calcext:value-type="float">
            <text:p>1</text:p>
          </table:table-cell>
          <table:table-cell table:style-name="ce7" table:formula="of:=IF([.CA148]=1;COM.MICROSOFT.CONCAT([.BV148];&quot; x &quot;;[.BW148];&quot; inches, &quot;;[.BX148];&quot; x &quot;;[.BY148];&quot; cm&quot;); &quot;&quot;)" office:value-type="string" office:string-value="24 x 36 inches, 61 x 91 cm" calcext:value-type="string">
            <text:p>24 x 36 inches, 61 x 91 cm</text:p>
          </table:table-cell>
          <table:table-cell table:number-columns-repeated="2"/>
        </table:table-row>
        <table:table-row table:style-name="ro4" table:number-rows-repeated="1048427">
          <table:table-cell table:number-columns-repeated="82"/>
        </table:table-row>
        <table:table-row table:style-name="ro4">
          <table:table-cell table:number-columns-repeated="82"/>
        </table:table-row>
      </table:table>
      <table:table table:name="Product data" table:style-name="ta1">
        <table:table-column table:style-name="co32" table:default-cell-style-name="Default"/>
        <table:table-column table:style-name="co31" table:number-columns-repeated="3" table:default-cell-style-name="Default"/>
        <table:table-column table:style-name="co31" table:default-cell-style-name="ce16"/>
        <table:table-column table:style-name="co31" table:default-cell-style-name="Default"/>
        <table:table-column table:style-name="co31" table:number-columns-repeated="2" table:default-cell-style-name="ce16"/>
        <table:table-column table:style-name="co31" table:number-columns-repeated="10" table:default-cell-style-name="Default"/>
        <table:table-row table:style-name="ro4">
          <table:table-cell table:style-name="ce5" office:value-type="string" calcext:value-type="string">
            <text:p>product name</text:p>
          </table:table-cell>
          <table:table-cell table:style-name="ce5" office:value-type="string" calcext:value-type="string">
            <text:p>image description</text:p>
          </table:table-cell>
          <table:table-cell table:style-name="ce5" office:value-type="string" calcext:value-type="string">
            <text:p>image file</text:p>
          </table:table-cell>
          <table:table-cell table:style-name="ce5" table:formula="of:=&quot;print size&quot; &amp;[$'Image data'.K2] &amp; &quot;inch canvas&quot;" office:value-type="string" office:string-value="print size8inch canvas" calcext:value-type="string">
            <text:p>print size8inch canvas</text:p>
          </table:table-cell>
          <table:table-cell table:style-name="ce5" table:formula="of:=&quot;print size&quot; &amp;[$'Image data'.R2] &amp; &quot;inch canvas&quot;" office:value-type="string" office:string-value="print size12inch canvas" calcext:value-type="string">
            <text:p>print size12inch canvas</text:p>
          </table:table-cell>
          <table:table-cell table:style-name="ce5" table:formula="of:=&quot;print size&quot; &amp;[$'Image data'.Y2] &amp; &quot;inch canvas&quot;" office:value-type="string" office:string-value="print size16inch canvas" calcext:value-type="string">
            <text:p>print size16inch canvas</text:p>
          </table:table-cell>
          <table:table-cell table:style-name="ce5" table:formula="of:=&quot;print size&quot; &amp;[$'Image data'.AF2] &amp; &quot;inch canvas&quot;" office:value-type="string" office:string-value="print size20inch canvas" calcext:value-type="string">
            <text:p>print size20inch canvas</text:p>
          </table:table-cell>
          <table:table-cell table:style-name="ce5" table:formula="of:=&quot;print size&quot; &amp;[$'Image data'.AM2] &amp; &quot;inch canvas&quot;" office:value-type="string" office:string-value="print size24inch canvas" calcext:value-type="string">
            <text:p>print size24inch canvas</text:p>
          </table:table-cell>
          <table:table-cell table:style-name="ce5" table:formula="of:=&quot;print size&quot; &amp;[$'Image data'.AT2] &amp; &quot;inch Fine Art&quot;" office:value-type="string" office:string-value="print size8inch Fine Art" calcext:value-type="string">
            <text:p>print size8inch Fine Art</text:p>
          </table:table-cell>
          <table:table-cell table:style-name="ce5" table:formula="of:=&quot;print size&quot; &amp;[$'Image data'.BA2] &amp; &quot;inch Fine Art&quot;" office:value-type="string" office:string-value="print size12inch Fine Art" calcext:value-type="string">
            <text:p>print size12inch Fine Art</text:p>
          </table:table-cell>
          <table:table-cell table:style-name="ce5" table:formula="of:=&quot;print size&quot; &amp;[$'Image data'.BH2] &amp; &quot;inch Fine Art&quot;" office:value-type="string" office:string-value="print size16inch Fine Art" calcext:value-type="string">
            <text:p>print size16inch Fine Art</text:p>
          </table:table-cell>
          <table:table-cell table:style-name="ce5" table:formula="of:=&quot;print size&quot; &amp;[$'Image data'.BO2] &amp; &quot;inch Fine Art&quot;" office:value-type="string" office:string-value="print size20inch Fine Art" calcext:value-type="string">
            <text:p>print size20inch Fine Art</text:p>
          </table:table-cell>
          <table:table-cell table:style-name="ce5" table:formula="of:=&quot;print size&quot; &amp;[$'Image data'.BV2] &amp; &quot;inch Fine Art&quot;" office:value-type="string" office:string-value="print size24inch Fine Art" calcext:value-type="string">
            <text:p>print size24inch Fine Art</text:p>
          </table:table-cell>
          <table:table-cell table:style-name="ce5" table:number-columns-repeated="5"/>
        </table:table-row>
        <table:table-row table:style-name="ro4">
          <table:table-cell table:formula="of:=[$'Image data'.C2]" office:value-type="string" office:string-value="Caiman Eyeball" calcext:value-type="string">
            <text:p>Caiman Eyeball</text:p>
          </table:table-cell>
          <table:table-cell table:formula="of:=[$'Image data'.D2]" office:value-type="string" office:string-value="In the upper reaches of the Amazon, in Bolivia there are so many caiman in the rivers but one doesn't often see more than the eyeball poking out above the surface." calcext:value-type="string">
            <text:p>In the upper reaches of the Amazon, in Bolivia there are so many caiman in the rivers but one doesn't often see more than the eyeball poking out above the surface.</text:p>
          </table:table-cell>
          <table:table-cell table:formula="of:=[$'Image data'.B2]" office:value-type="string" office:string-value="PrintGalleryImage-1.jpg" calcext:value-type="string">
            <text:p>PrintGalleryImage-1.jpg</text:p>
          </table:table-cell>
          <table:table-cell table:formula="of:=IF([$'Image data'.P2]=1;[$'Image data'.Q2];&quot;&quot;)" office:value-type="string" office:string-value="8 x 12 inches, 20 x 30 cm" calcext:value-type="string">
            <text:p>8 x 12 inches, 20 x 30 cm</text:p>
          </table:table-cell>
          <table:table-cell table:formula="of:=IF([$'Image data'.W2]=1;[$'Image data'.X2];&quot;&quot;)" office:value-type="string" office:string-value="12 x 18 inches, 30 x 46 cm" calcext:value-type="string">
            <text:p>12 x 18 inches, 30 x 46 cm</text:p>
          </table:table-cell>
          <table:table-cell table:formula="of:=IF([$'Image data'.AD2]=1;[$'Image data'.AE2];&quot;&quot;)" office:value-type="string" office:string-value="16 x 24 inches, 41 x 61 cm" calcext:value-type="string">
            <text:p>16 x 24 inches, 41 x 61 cm</text:p>
          </table:table-cell>
          <table:table-cell table:formula="of:=IF([$'Image data'.AK2]=1;[$'Image data'.AL2];&quot;&quot;)" office:value-type="string" office:string-value="20 x 30 inches, 51 x 76 cm" calcext:value-type="string">
            <text:p>20 x 30 inches, 51 x 76 cm</text:p>
          </table:table-cell>
          <table:table-cell table:formula="of:=IF([$'Image data'.AR2]=1;[$'Image data'.AS2];&quot;&quot;)" office:value-type="string" office:string-value="24 x 36 inches, 61 x 91 cm" calcext:value-type="string">
            <text:p>24 x 36 inches, 61 x 91 cm</text:p>
          </table:table-cell>
          <table:table-cell table:formula="of:=IF([$'Image data'.AY2]=1;[$'Image data'.AZ2];&quot;&quot;)">
            <text:p/>
          </table:table-cell>
          <table:table-cell table:formula="of:=IF([$'Image data'.BF2]=1;[$'Image data'.BG2];&quot;&quot;)" office:value-type="string" office:string-value="12 x 18 inches, 30 x 46 cm" calcext:value-type="string">
            <text:p>12 x 18 inches, 30 x 46 cm</text:p>
          </table:table-cell>
          <table:table-cell table:formula="of:=IF([$'Image data'.BM2]=1;[$'Image data'.BN2];&quot;&quot;)">
            <text:p/>
          </table:table-cell>
          <table:table-cell table:formula="of:=IF([$'Image data'.BT2]=1;[$'Image data'.BU2];&quot;&quot;)">
            <text:p/>
          </table:table-cell>
          <table:table-cell table:formula="of:=IF([$'Image data'.CA2]=1;[$'Image data'.CB2];&quot;&quot;)">
            <text:p/>
          </table:table-cell>
          <table:table-cell table:formula="of:=IF([$'Image data'.Z2]=1;[$'Image data'.AA2];&quot;&quot;)">
            <text:p/>
          </table:table-cell>
          <table:table-cell table:number-columns-repeated="4"/>
        </table:table-row>
        <table:table-row table:style-name="ro4">
          <table:table-cell table:formula="of:=[$'Image data'.C3]" office:value-type="string" office:string-value="Caiman Eyeball BW" calcext:value-type="string">
            <text:p>Caiman Eyeball BW</text:p>
          </table:table-cell>
          <table:table-cell table:formula="of:=[$'Image data'.D3]" office:value-type="string" office:string-value="In the upper reaches of the Amazon, in Bolivia there are so many caiman in the rivers but one doesn't often see more than the eyeball poking out above the surface." calcext:value-type="string">
            <text:p>In the upper reaches of the Amazon, in Bolivia there are so many caiman in the rivers but one doesn't often see more than the eyeball poking out above the surface.</text:p>
          </table:table-cell>
          <table:table-cell table:formula="of:=[$'Image data'.B3]" office:value-type="string" office:string-value="PrintGalleryImage-2.jpg" calcext:value-type="string">
            <text:p>PrintGalleryImage-2.jpg</text:p>
          </table:table-cell>
          <table:table-cell table:formula="of:=IF([$'Image data'.P3]=1;[$'Image data'.Q3];&quot;&quot;)" office:value-type="string" office:string-value="8 x 12 inches, 20 x 30 cm" calcext:value-type="string">
            <text:p>8 x 12 inches, 20 x 30 cm</text:p>
          </table:table-cell>
          <table:table-cell table:formula="of:=IF([$'Image data'.W3]=1;[$'Image data'.X3];&quot;&quot;)" office:value-type="string" office:string-value="12 x 18 inches, 30 x 46 cm" calcext:value-type="string">
            <text:p>12 x 18 inches, 30 x 46 cm</text:p>
          </table:table-cell>
          <table:table-cell table:formula="of:=IF([$'Image data'.AD3]=1;[$'Image data'.AE3];&quot;&quot;)" office:value-type="string" office:string-value="16 x 24 inches, 41 x 61 cm" calcext:value-type="string">
            <text:p>16 x 24 inches, 41 x 61 cm</text:p>
          </table:table-cell>
          <table:table-cell table:formula="of:=IF([$'Image data'.AK3]=1;[$'Image data'.AL3];&quot;&quot;)" office:value-type="string" office:string-value="20 x 30 inches, 51 x 76 cm" calcext:value-type="string">
            <text:p>20 x 30 inches, 51 x 76 cm</text:p>
          </table:table-cell>
          <table:table-cell table:formula="of:=IF([$'Image data'.AR3]=1;[$'Image data'.AS3];&quot;&quot;)" office:value-type="string" office:string-value="24 x 36 inches, 61 x 91 cm" calcext:value-type="string">
            <text:p>24 x 36 inches, 61 x 91 cm</text:p>
          </table:table-cell>
          <table:table-cell table:formula="of:=IF([$'Image data'.AY3]=1;[$'Image data'.AZ3];&quot;&quot;)">
            <text:p/>
          </table:table-cell>
          <table:table-cell table:formula="of:=IF([$'Image data'.BF3]=1;[$'Image data'.BG3];&quot;&quot;)" office:value-type="string" office:string-value="12 x 18 inches, 30 x 46 cm" calcext:value-type="string">
            <text:p>12 x 18 inches, 30 x 46 cm</text:p>
          </table:table-cell>
          <table:table-cell table:formula="of:=IF([$'Image data'.BM3]=1;[$'Image data'.BN3];&quot;&quot;)">
            <text:p/>
          </table:table-cell>
          <table:table-cell table:formula="of:=IF([$'Image data'.BT3]=1;[$'Image data'.BU3];&quot;&quot;)">
            <text:p/>
          </table:table-cell>
          <table:table-cell table:formula="of:=IF([$'Image data'.CA3]=1;[$'Image data'.CB3];&quot;&quot;)">
            <text:p/>
          </table:table-cell>
          <table:table-cell table:number-columns-repeated="5"/>
        </table:table-row>
        <table:table-row table:style-name="ro4">
          <table:table-cell table:formula="of:=[$'Image data'.C4]" office:value-type="string" office:string-value="Squirrel Monkey BW" calcext:value-type="string">
            <text:p>Squirrel Monkey BW</text:p>
          </table:table-cell>
          <table:table-cell table:formula="of:=[$'Image data'.D4]" office:value-type="string" office:string-value="Squirrel Monkeys are common in the jungles and forests around the Amazon basin in the Bolivian Lowlands. However seeing them isn't so easy unless they come to the edges of the forest. This cute troop came to the waters edge while we were heading upstream in a motorised canoe." calcext:value-type="string">
            <text:p>Squirrel Monkeys are common in the jungles and forests around the Amazon basin in the Bolivian Lowlands. However seeing them isn't so easy unless they come to the edges of the forest. This cute troop came to the waters edge while we were heading upstream in a motorised canoe.</text:p>
          </table:table-cell>
          <table:table-cell table:formula="of:=[$'Image data'.B4]" office:value-type="string" office:string-value="PrintGalleryImage-3.jpg" calcext:value-type="string">
            <text:p>PrintGalleryImage-3.jpg</text:p>
          </table:table-cell>
          <table:table-cell table:formula="of:=IF([$'Image data'.P4]=1;[$'Image data'.Q4];&quot;&quot;)" office:value-type="string" office:string-value="8 x 10 inches, 20 x 25 cm" calcext:value-type="string">
            <text:p>8 x 10 inches, 20 x 25 cm</text:p>
          </table:table-cell>
          <table:table-cell table:formula="of:=IF([$'Image data'.W4]=1;[$'Image data'.X4];&quot;&quot;)" office:value-type="string" office:string-value="12 x 15 inches, 30 x 38 cm" calcext:value-type="string">
            <text:p>12 x 15 inches, 30 x 38 cm</text:p>
          </table:table-cell>
          <table:table-cell table:formula="of:=IF([$'Image data'.AD4]=1;[$'Image data'.AE4];&quot;&quot;)" office:value-type="string" office:string-value="16 x 20 inches, 41 x 51 cm" calcext:value-type="string">
            <text:p>16 x 20 inches, 41 x 51 cm</text:p>
          </table:table-cell>
          <table:table-cell table:formula="of:=IF([$'Image data'.AK4]=1;[$'Image data'.AL4];&quot;&quot;)" office:value-type="string" office:string-value="20 x 25 inches, 51 x 64 cm" calcext:value-type="string">
            <text:p>20 x 25 inches, 51 x 64 cm</text:p>
          </table:table-cell>
          <table:table-cell table:formula="of:=IF([$'Image data'.AR4]=1;[$'Image data'.AS4];&quot;&quot;)" office:value-type="string" office:string-value="24 x 30 inches, 61 x 76 cm" calcext:value-type="string">
            <text:p>24 x 30 inches, 61 x 76 cm</text:p>
          </table:table-cell>
          <table:table-cell table:formula="of:=IF([$'Image data'.AY4]=1;[$'Image data'.AZ4];&quot;&quot;)" office:value-type="string" office:string-value="8 x 10 inches, 20 x 25 cm" calcext:value-type="string">
            <text:p>8 x 10 inches, 20 x 25 cm</text:p>
          </table:table-cell>
          <table:table-cell table:formula="of:=IF([$'Image data'.BF4]=1;[$'Image data'.BG4];&quot;&quot;)" office:value-type="string" office:string-value="12 x 15 inches, 30 x 38 cm" calcext:value-type="string">
            <text:p>12 x 15 inches, 30 x 38 cm</text:p>
          </table:table-cell>
          <table:table-cell table:formula="of:=IF([$'Image data'.BM4]=1;[$'Image data'.BN4];&quot;&quot;)" office:value-type="string" office:string-value="16 x 20 inches, 41 x 51 cm" calcext:value-type="string">
            <text:p>16 x 20 inches, 41 x 51 cm</text:p>
          </table:table-cell>
          <table:table-cell table:formula="of:=IF([$'Image data'.BT4]=1;[$'Image data'.BU4];&quot;&quot;)">
            <text:p/>
          </table:table-cell>
          <table:table-cell table:formula="of:=IF([$'Image data'.CA4]=1;[$'Image data'.CB4];&quot;&quot;)">
            <text:p/>
          </table:table-cell>
          <table:table-cell table:number-columns-repeated="5"/>
        </table:table-row>
        <table:table-row table:style-name="ro4">
          <table:table-cell table:formula="of:=[$'Image data'.C5]" office:value-type="string" office:string-value="Squirrel Monkey" calcext:value-type="string">
            <text:p>Squirrel Monkey</text:p>
          </table:table-cell>
          <table:table-cell table:formula="of:=[$'Image data'.D5]" office:value-type="string" office:string-value="Squirrel Monkeys are common in the jungles and forests around the Amazon basin in the Bolivian Lowlands. However seeing them isn't so easy unless they come to the edges of the forest. This cute troop came to the waters edge while we were heading upstream in a motorised canoe." calcext:value-type="string">
            <text:p>Squirrel Monkeys are common in the jungles and forests around the Amazon basin in the Bolivian Lowlands. However seeing them isn't so easy unless they come to the edges of the forest. This cute troop came to the waters edge while we were heading upstream in a motorised canoe.</text:p>
          </table:table-cell>
          <table:table-cell table:formula="of:=[$'Image data'.B5]" office:value-type="string" office:string-value="PrintGalleryImage-4.jpg" calcext:value-type="string">
            <text:p>PrintGalleryImage-4.jpg</text:p>
          </table:table-cell>
          <table:table-cell table:formula="of:=IF([$'Image data'.P5]=1;[$'Image data'.Q5];&quot;&quot;)" office:value-type="string" office:string-value="8 x 10 inches, 20 x 25 cm" calcext:value-type="string">
            <text:p>8 x 10 inches, 20 x 25 cm</text:p>
          </table:table-cell>
          <table:table-cell table:formula="of:=IF([$'Image data'.W5]=1;[$'Image data'.X5];&quot;&quot;)" office:value-type="string" office:string-value="12 x 15 inches, 30 x 38 cm" calcext:value-type="string">
            <text:p>12 x 15 inches, 30 x 38 cm</text:p>
          </table:table-cell>
          <table:table-cell table:formula="of:=IF([$'Image data'.AD5]=1;[$'Image data'.AE5];&quot;&quot;)" office:value-type="string" office:string-value="16 x 20 inches, 41 x 51 cm" calcext:value-type="string">
            <text:p>16 x 20 inches, 41 x 51 cm</text:p>
          </table:table-cell>
          <table:table-cell table:formula="of:=IF([$'Image data'.AK5]=1;[$'Image data'.AL5];&quot;&quot;)" office:value-type="string" office:string-value="20 x 25 inches, 51 x 64 cm" calcext:value-type="string">
            <text:p>20 x 25 inches, 51 x 64 cm</text:p>
          </table:table-cell>
          <table:table-cell table:formula="of:=IF([$'Image data'.AR5]=1;[$'Image data'.AS5];&quot;&quot;)" office:value-type="string" office:string-value="24 x 30 inches, 61 x 76 cm" calcext:value-type="string">
            <text:p>24 x 30 inches, 61 x 76 cm</text:p>
          </table:table-cell>
          <table:table-cell table:formula="of:=IF([$'Image data'.AY5]=1;[$'Image data'.AZ5];&quot;&quot;)" office:value-type="string" office:string-value="8 x 10 inches, 20 x 25 cm" calcext:value-type="string">
            <text:p>8 x 10 inches, 20 x 25 cm</text:p>
          </table:table-cell>
          <table:table-cell table:formula="of:=IF([$'Image data'.BF5]=1;[$'Image data'.BG5];&quot;&quot;)" office:value-type="string" office:string-value="12 x 15 inches, 30 x 38 cm" calcext:value-type="string">
            <text:p>12 x 15 inches, 30 x 38 cm</text:p>
          </table:table-cell>
          <table:table-cell table:formula="of:=IF([$'Image data'.BM5]=1;[$'Image data'.BN5];&quot;&quot;)" office:value-type="string" office:string-value="16 x 20 inches, 41 x 51 cm" calcext:value-type="string">
            <text:p>16 x 20 inches, 41 x 51 cm</text:p>
          </table:table-cell>
          <table:table-cell table:formula="of:=IF([$'Image data'.BT5]=1;[$'Image data'.BU5];&quot;&quot;)">
            <text:p/>
          </table:table-cell>
          <table:table-cell table:formula="of:=IF([$'Image data'.CA5]=1;[$'Image data'.CB5];&quot;&quot;)">
            <text:p/>
          </table:table-cell>
          <table:table-cell table:number-columns-repeated="5"/>
        </table:table-row>
        <table:table-row table:style-name="ro4">
          <table:table-cell table:formula="of:=[$'Image data'.C6]" office:value-type="string" office:string-value="Canada Goose" calcext:value-type="string">
            <text:p>Canada Goose</text:p>
          </table:table-cell>
          <table:table-cell table:formula="of:=[$'Image data'.D6]" office:value-type="string" office:string-value="On the Trans Canada Railway there are often bears feeding on the grain that falls from the long trains coming from the Prairies. Sometimes though you don't get to see the bears. I met a Canada Goose instead standing beside the railway tracks. Two icons of the country in one shot." calcext:value-type="string">
            <text:p>On the Trans Canada Railway there are often bears feeding on the grain that falls from the long trains coming from the Prairies. Sometimes though you don't get to see the bears. I met a Canada Goose instead standing beside the railway tracks. Two icons of the country in one shot.</text:p>
          </table:table-cell>
          <table:table-cell table:formula="of:=[$'Image data'.B6]" office:value-type="string" office:string-value="PrintGalleryImage-5.jpg" calcext:value-type="string">
            <text:p>PrintGalleryImage-5.jpg</text:p>
          </table:table-cell>
          <table:table-cell table:formula="of:=IF([$'Image data'.P6]=1;[$'Image data'.Q6];&quot;&quot;)">
            <text:p/>
          </table:table-cell>
          <table:table-cell table:formula="of:=IF([$'Image data'.W6]=1;[$'Image data'.X6];&quot;&quot;)">
            <text:p/>
          </table:table-cell>
          <table:table-cell table:formula="of:=IF([$'Image data'.AD6]=1;[$'Image data'.AE6];&quot;&quot;)">
            <text:p/>
          </table:table-cell>
          <table:table-cell table:formula="of:=IF([$'Image data'.AK6]=1;[$'Image data'.AL6];&quot;&quot;)">
            <text:p/>
          </table:table-cell>
          <table:table-cell table:formula="of:=IF([$'Image data'.AR6]=1;[$'Image data'.AS6];&quot;&quot;)">
            <text:p/>
          </table:table-cell>
          <table:table-cell table:formula="of:=IF([$'Image data'.AY6]=1;[$'Image data'.AZ6];&quot;&quot;)">
            <text:p/>
          </table:table-cell>
          <table:table-cell table:formula="of:=IF([$'Image data'.BF6]=1;[$'Image data'.BG6];&quot;&quot;)">
            <text:p/>
          </table:table-cell>
          <table:table-cell table:formula="of:=IF([$'Image data'.BM6]=1;[$'Image data'.BN6];&quot;&quot;)">
            <text:p/>
          </table:table-cell>
          <table:table-cell table:formula="of:=IF([$'Image data'.BT6]=1;[$'Image data'.BU6];&quot;&quot;)">
            <text:p/>
          </table:table-cell>
          <table:table-cell table:formula="of:=IF([$'Image data'.CA6]=1;[$'Image data'.CB6];&quot;&quot;)">
            <text:p/>
          </table:table-cell>
          <table:table-cell table:number-columns-repeated="5"/>
        </table:table-row>
        <table:table-row table:style-name="ro4">
          <table:table-cell table:formula="of:=[$'Image data'.C7]" office:value-type="string" office:string-value="Vervet Monkey" calcext:value-type="string">
            <text:p>Vervet Monkey</text:p>
          </table:table-cell>
          <table:table-cell table:formula="of:=[$'Image data'.D7]" office:value-type="string" office:string-value="The vervet monkey is common all over East and Southern Africa. However getting an interesting shot isn't always easy. These guys aren't too shy but they have no interest in posing." calcext:value-type="string">
            <text:p>The vervet monkey is common all over East and Southern Africa. However getting an interesting shot isn't always easy. These guys aren't too shy but they have no interest in posing.</text:p>
          </table:table-cell>
          <table:table-cell table:formula="of:=[$'Image data'.B7]" office:value-type="string" office:string-value="PrintGalleryImage-6.jpg" calcext:value-type="string">
            <text:p>PrintGalleryImage-6.jpg</text:p>
          </table:table-cell>
          <table:table-cell table:formula="of:=IF([$'Image data'.P7]=1;[$'Image data'.Q7];&quot;&quot;)">
            <text:p/>
          </table:table-cell>
          <table:table-cell table:formula="of:=IF([$'Image data'.W7]=1;[$'Image data'.X7];&quot;&quot;)">
            <text:p/>
          </table:table-cell>
          <table:table-cell table:formula="of:=IF([$'Image data'.AD7]=1;[$'Image data'.AE7];&quot;&quot;)">
            <text:p/>
          </table:table-cell>
          <table:table-cell table:formula="of:=IF([$'Image data'.AK7]=1;[$'Image data'.AL7];&quot;&quot;)">
            <text:p/>
          </table:table-cell>
          <table:table-cell table:formula="of:=IF([$'Image data'.AR7]=1;[$'Image data'.AS7];&quot;&quot;)">
            <text:p/>
          </table:table-cell>
          <table:table-cell table:formula="of:=IF([$'Image data'.AY7]=1;[$'Image data'.AZ7];&quot;&quot;)">
            <text:p/>
          </table:table-cell>
          <table:table-cell table:formula="of:=IF([$'Image data'.BF7]=1;[$'Image data'.BG7];&quot;&quot;)">
            <text:p/>
          </table:table-cell>
          <table:table-cell table:formula="of:=IF([$'Image data'.BM7]=1;[$'Image data'.BN7];&quot;&quot;)">
            <text:p/>
          </table:table-cell>
          <table:table-cell table:formula="of:=IF([$'Image data'.BT7]=1;[$'Image data'.BU7];&quot;&quot;)">
            <text:p/>
          </table:table-cell>
          <table:table-cell table:formula="of:=IF([$'Image data'.CA7]=1;[$'Image data'.CB7];&quot;&quot;)">
            <text:p/>
          </table:table-cell>
          <table:table-cell table:number-columns-repeated="5"/>
        </table:table-row>
        <table:table-row table:style-name="ro4">
          <table:table-cell table:formula="of:=[$'Image data'.C8]" office:value-type="string" office:string-value="Gazelle Conversation" calcext:value-type="string">
            <text:p>Gazelle Conversation</text:p>
          </table:table-cell>
          <table:table-cell table:formula="of:=[$'Image data'.D8]" office:value-type="string" office:string-value="In the early afternoon the Gazelles tend to lie down and take a break. However one needs to always be aware as predators are always on the prowl, though less are around during the heat of the day." calcext:value-type="string">
            <text:p>In the early afternoon the Gazelles tend to lie down and take a break. However one needs to always be aware as predators are always on the prowl, though less are around during the heat of the day.</text:p>
          </table:table-cell>
          <table:table-cell table:formula="of:=[$'Image data'.B8]" office:value-type="string" office:string-value="PrintGalleryImage-7.jpg" calcext:value-type="string">
            <text:p>PrintGalleryImage-7.jpg</text:p>
          </table:table-cell>
          <table:table-cell table:formula="of:=IF([$'Image data'.P8]=1;[$'Image data'.Q8];&quot;&quot;)" office:value-type="string" office:string-value="8 x 12 inches, 20 x 30 cm" calcext:value-type="string">
            <text:p>8 x 12 inches, 20 x 30 cm</text:p>
          </table:table-cell>
          <table:table-cell table:formula="of:=IF([$'Image data'.W8]=1;[$'Image data'.X8];&quot;&quot;)" office:value-type="string" office:string-value="12 x 18 inches, 30 x 46 cm" calcext:value-type="string">
            <text:p>12 x 18 inches, 30 x 46 cm</text:p>
          </table:table-cell>
          <table:table-cell table:formula="of:=IF([$'Image data'.AD8]=1;[$'Image data'.AE8];&quot;&quot;)" office:value-type="string" office:string-value="16 x 24 inches, 41 x 61 cm" calcext:value-type="string">
            <text:p>16 x 24 inches, 41 x 61 cm</text:p>
          </table:table-cell>
          <table:table-cell table:formula="of:=IF([$'Image data'.AK8]=1;[$'Image data'.AL8];&quot;&quot;)" office:value-type="string" office:string-value="20 x 30 inches, 51 x 76 cm" calcext:value-type="string">
            <text:p>20 x 30 inches, 51 x 76 cm</text:p>
          </table:table-cell>
          <table:table-cell table:formula="of:=IF([$'Image data'.AR8]=1;[$'Image data'.AS8];&quot;&quot;)" office:value-type="string" office:string-value="24 x 36 inches, 61 x 91 cm" calcext:value-type="string">
            <text:p>24 x 36 inches, 61 x 91 cm</text:p>
          </table:table-cell>
          <table:table-cell table:formula="of:=IF([$'Image data'.AY8]=1;[$'Image data'.AZ8];&quot;&quot;)" office:value-type="string" office:string-value="8 x 12 inches, 20 x 30 cm" calcext:value-type="string">
            <text:p>8 x 12 inches, 20 x 30 cm</text:p>
          </table:table-cell>
          <table:table-cell table:formula="of:=IF([$'Image data'.BF8]=1;[$'Image data'.BG8];&quot;&quot;)" office:value-type="string" office:string-value="12 x 18 inches, 30 x 46 cm" calcext:value-type="string">
            <text:p>12 x 18 inches, 30 x 46 cm</text:p>
          </table:table-cell>
          <table:table-cell table:formula="of:=IF([$'Image data'.BM8]=1;[$'Image data'.BN8];&quot;&quot;)" office:value-type="string" office:string-value="16 x 24 inches, 41 x 61 cm" calcext:value-type="string">
            <text:p>16 x 24 inches, 41 x 61 cm</text:p>
          </table:table-cell>
          <table:table-cell table:formula="of:=IF([$'Image data'.BT8]=1;[$'Image data'.BU8];&quot;&quot;)" office:value-type="string" office:string-value="20 x 30 inches, 51 x 76 cm" calcext:value-type="string">
            <text:p>20 x 30 inches, 51 x 76 cm</text:p>
          </table:table-cell>
          <table:table-cell table:formula="of:=IF([$'Image data'.CA8]=1;[$'Image data'.CB8];&quot;&quot;)" office:value-type="string" office:string-value="24 x 36 inches, 61 x 91 cm" calcext:value-type="string">
            <text:p>24 x 36 inches, 61 x 91 cm</text:p>
          </table:table-cell>
          <table:table-cell table:number-columns-repeated="5"/>
        </table:table-row>
        <table:table-row table:style-name="ro4">
          <table:table-cell table:formula="of:=[$'Image data'.C9]" office:value-type="string" office:string-value="Grazing Zebra Portrait BW" calcext:value-type="string">
            <text:p>Grazing Zebra Portrait BW</text:p>
          </table:table-cell>
          <table:table-cell table:formula="of:=[$'Image data'.D9]" office:value-type="string" office:string-value="I still have to find a subject that suits black and white better than a Zebra. The contrast always makes for a good image. However I think I still haven't succeeded in finding a zebra that makes a stunning black and white. A good excuse to go back to Africa." calcext:value-type="string">
            <text:p>I still have to find a subject that suits black and white better than a Zebra. The contrast always makes for a good image. However I think I still haven't succeeded in finding a zebra that makes a stunning black and white. A good excuse to go back to Africa.</text:p>
          </table:table-cell>
          <table:table-cell table:formula="of:=[$'Image data'.B9]" office:value-type="string" office:string-value="PrintGalleryImage-8.jpg" calcext:value-type="string">
            <text:p>PrintGalleryImage-8.jpg</text:p>
          </table:table-cell>
          <table:table-cell table:formula="of:=IF([$'Image data'.P9]=1;[$'Image data'.Q9];&quot;&quot;)" office:value-type="string" office:string-value="8 x 8 inches, 20 x 20 cm" calcext:value-type="string">
            <text:p>8 x 8 inches, 20 x 20 cm</text:p>
          </table:table-cell>
          <table:table-cell table:formula="of:=IF([$'Image data'.W9]=1;[$'Image data'.X9];&quot;&quot;)" office:value-type="string" office:string-value="12 x 12 inches, 30 x 30 cm" calcext:value-type="string">
            <text:p>12 x 12 inches, 30 x 30 cm</text:p>
          </table:table-cell>
          <table:table-cell table:formula="of:=IF([$'Image data'.AD9]=1;[$'Image data'.AE9];&quot;&quot;)" office:value-type="string" office:string-value="16 x 16 inches, 41 x 41 cm" calcext:value-type="string">
            <text:p>16 x 16 inches, 41 x 41 cm</text:p>
          </table:table-cell>
          <table:table-cell table:formula="of:=IF([$'Image data'.AK9]=1;[$'Image data'.AL9];&quot;&quot;)" office:value-type="string" office:string-value="20 x 20 inches, 51 x 51 cm" calcext:value-type="string">
            <text:p>20 x 20 inches, 51 x 51 cm</text:p>
          </table:table-cell>
          <table:table-cell table:formula="of:=IF([$'Image data'.AR9]=1;[$'Image data'.AS9];&quot;&quot;)" office:value-type="string" office:string-value="24 x 24 inches, 61 x 61 cm" calcext:value-type="string">
            <text:p>24 x 24 inches, 61 x 61 cm</text:p>
          </table:table-cell>
          <table:table-cell table:formula="of:=IF([$'Image data'.AY9]=1;[$'Image data'.AZ9];&quot;&quot;)" office:value-type="string" office:string-value="8 x 8 inches, 20 x 20 cm" calcext:value-type="string">
            <text:p>8 x 8 inches, 20 x 20 cm</text:p>
          </table:table-cell>
          <table:table-cell table:formula="of:=IF([$'Image data'.BF9]=1;[$'Image data'.BG9];&quot;&quot;)" office:value-type="string" office:string-value="12 x 12 inches, 30 x 30 cm" calcext:value-type="string">
            <text:p>12 x 12 inches, 30 x 30 cm</text:p>
          </table:table-cell>
          <table:table-cell table:formula="of:=IF([$'Image data'.BM9]=1;[$'Image data'.BN9];&quot;&quot;)" office:value-type="string" office:string-value="16 x 16 inches, 41 x 41 cm" calcext:value-type="string">
            <text:p>16 x 16 inches, 41 x 41 cm</text:p>
          </table:table-cell>
          <table:table-cell table:formula="of:=IF([$'Image data'.BT9]=1;[$'Image data'.BU9];&quot;&quot;)" office:value-type="string" office:string-value="20 x 20 inches, 51 x 51 cm" calcext:value-type="string">
            <text:p>20 x 20 inches, 51 x 51 cm</text:p>
          </table:table-cell>
          <table:table-cell table:formula="of:=IF([$'Image data'.CA9]=1;[$'Image data'.CB9];&quot;&quot;)" office:value-type="string" office:string-value="24 x 24 inches, 61 x 61 cm" calcext:value-type="string">
            <text:p>24 x 24 inches, 61 x 61 cm</text:p>
          </table:table-cell>
          <table:table-cell table:number-columns-repeated="5"/>
        </table:table-row>
        <table:table-row table:style-name="ro4">
          <table:table-cell table:formula="of:=[$'Image data'.C10]" office:value-type="string" office:string-value="Dozing Lioness" calcext:value-type="string">
            <text:p>Dozing Lioness</text:p>
          </table:table-cell>
          <table:table-cell table:formula="of:=[$'Image data'.D10]" office:value-type="string" office:string-value="I was lucky to go straight out and find a lioness on my first game drive in the Masai Mara in Kenya. Well I thought I was lucky. Our guide explained afterwards that some animals are creatures of routine, and this lioness and her pride always took an afternoon siesta in similar places." calcext:value-type="string">
            <text:p>I was lucky to go straight out and find a lioness on my first game drive in the Masai Mara in Kenya. Well I thought I was lucky. Our guide explained afterwards that some animals are creatures of routine, and this lioness and her pride always took an afternoon siesta in similar places.</text:p>
          </table:table-cell>
          <table:table-cell table:formula="of:=[$'Image data'.B10]" office:value-type="string" office:string-value="PrintGalleryImage-9.jpg" calcext:value-type="string">
            <text:p>PrintGalleryImage-9.jpg</text:p>
          </table:table-cell>
          <table:table-cell table:formula="of:=IF([$'Image data'.P10]=1;[$'Image data'.Q10];&quot;&quot;)" office:value-type="string" office:string-value="8 x 10 inches, 20 x 25 cm" calcext:value-type="string">
            <text:p>8 x 10 inches, 20 x 25 cm</text:p>
          </table:table-cell>
          <table:table-cell table:formula="of:=IF([$'Image data'.W10]=1;[$'Image data'.X10];&quot;&quot;)" office:value-type="string" office:string-value="12 x 15 inches, 30 x 38 cm" calcext:value-type="string">
            <text:p>12 x 15 inches, 30 x 38 cm</text:p>
          </table:table-cell>
          <table:table-cell table:formula="of:=IF([$'Image data'.AD10]=1;[$'Image data'.AE10];&quot;&quot;)" office:value-type="string" office:string-value="16 x 20 inches, 41 x 51 cm" calcext:value-type="string">
            <text:p>16 x 20 inches, 41 x 51 cm</text:p>
          </table:table-cell>
          <table:table-cell table:formula="of:=IF([$'Image data'.AK10]=1;[$'Image data'.AL10];&quot;&quot;)" office:value-type="string" office:string-value="20 x 25 inches, 51 x 64 cm" calcext:value-type="string">
            <text:p>20 x 25 inches, 51 x 64 cm</text:p>
          </table:table-cell>
          <table:table-cell table:formula="of:=IF([$'Image data'.AR10]=1;[$'Image data'.AS10];&quot;&quot;)" office:value-type="string" office:string-value="24 x 30 inches, 61 x 76 cm" calcext:value-type="string">
            <text:p>24 x 30 inches, 61 x 76 cm</text:p>
          </table:table-cell>
          <table:table-cell table:formula="of:=IF([$'Image data'.AY10]=1;[$'Image data'.AZ10];&quot;&quot;)" office:value-type="string" office:string-value="8 x 10 inches, 20 x 25 cm" calcext:value-type="string">
            <text:p>8 x 10 inches, 20 x 25 cm</text:p>
          </table:table-cell>
          <table:table-cell table:formula="of:=IF([$'Image data'.BF10]=1;[$'Image data'.BG10];&quot;&quot;)" office:value-type="string" office:string-value="12 x 15 inches, 30 x 38 cm" calcext:value-type="string">
            <text:p>12 x 15 inches, 30 x 38 cm</text:p>
          </table:table-cell>
          <table:table-cell table:formula="of:=IF([$'Image data'.BM10]=1;[$'Image data'.BN10];&quot;&quot;)" office:value-type="string" office:string-value="16 x 20 inches, 41 x 51 cm" calcext:value-type="string">
            <text:p>16 x 20 inches, 41 x 51 cm</text:p>
          </table:table-cell>
          <table:table-cell table:formula="of:=IF([$'Image data'.BT10]=1;[$'Image data'.BU10];&quot;&quot;)" office:value-type="string" office:string-value="20 x 25 inches, 51 x 64 cm" calcext:value-type="string">
            <text:p>20 x 25 inches, 51 x 64 cm</text:p>
          </table:table-cell>
          <table:table-cell table:formula="of:=IF([$'Image data'.CA10]=1;[$'Image data'.CB10];&quot;&quot;)" office:value-type="string" office:string-value="24 x 30 inches, 61 x 76 cm" calcext:value-type="string">
            <text:p>24 x 30 inches, 61 x 76 cm</text:p>
          </table:table-cell>
          <table:table-cell table:number-columns-repeated="5"/>
        </table:table-row>
        <table:table-row table:style-name="ro4">
          <table:table-cell table:formula="of:=[$'Image data'.C11]" office:value-type="string" office:string-value="Wondering Lioness" calcext:value-type="string">
            <text:p>Wondering Lioness</text:p>
          </table:table-cell>
          <table:table-cell table:formula="of:=[$'Image data'.D11]" office:value-type="string" office:string-value="I was lucky to go straight out and find a lioness on my first game drive in the Masai Mara in Kenya. Well I thought I was lucky. Our guide explained afterwards that some animals are creatures of routine, and this lioness and her pride always took an afternoon siesta in similar places." calcext:value-type="string">
            <text:p>I was lucky to go straight out and find a lioness on my first game drive in the Masai Mara in Kenya. Well I thought I was lucky. Our guide explained afterwards that some animals are creatures of routine, and this lioness and her pride always took an afternoon siesta in similar places.</text:p>
          </table:table-cell>
          <table:table-cell table:formula="of:=[$'Image data'.B11]" office:value-type="string" office:string-value="PrintGalleryImage-10.jpg" calcext:value-type="string">
            <text:p>PrintGalleryImage-10.jpg</text:p>
          </table:table-cell>
          <table:table-cell table:formula="of:=IF([$'Image data'.P11]=1;[$'Image data'.Q11];&quot;&quot;)" office:value-type="string" office:string-value="8 x 10 inches, 20 x 25 cm" calcext:value-type="string">
            <text:p>8 x 10 inches, 20 x 25 cm</text:p>
          </table:table-cell>
          <table:table-cell table:formula="of:=IF([$'Image data'.W11]=1;[$'Image data'.X11];&quot;&quot;)" office:value-type="string" office:string-value="12 x 15 inches, 30 x 38 cm" calcext:value-type="string">
            <text:p>12 x 15 inches, 30 x 38 cm</text:p>
          </table:table-cell>
          <table:table-cell table:formula="of:=IF([$'Image data'.AD11]=1;[$'Image data'.AE11];&quot;&quot;)" office:value-type="string" office:string-value="16 x 20 inches, 41 x 51 cm" calcext:value-type="string">
            <text:p>16 x 20 inches, 41 x 51 cm</text:p>
          </table:table-cell>
          <table:table-cell table:formula="of:=IF([$'Image data'.AK11]=1;[$'Image data'.AL11];&quot;&quot;)" office:value-type="string" office:string-value="20 x 25 inches, 51 x 64 cm" calcext:value-type="string">
            <text:p>20 x 25 inches, 51 x 64 cm</text:p>
          </table:table-cell>
          <table:table-cell table:formula="of:=IF([$'Image data'.AR11]=1;[$'Image data'.AS11];&quot;&quot;)" office:value-type="string" office:string-value="24 x 30 inches, 61 x 76 cm" calcext:value-type="string">
            <text:p>24 x 30 inches, 61 x 76 cm</text:p>
          </table:table-cell>
          <table:table-cell table:formula="of:=IF([$'Image data'.AY11]=1;[$'Image data'.AZ11];&quot;&quot;)" office:value-type="string" office:string-value="8 x 10 inches, 20 x 25 cm" calcext:value-type="string">
            <text:p>8 x 10 inches, 20 x 25 cm</text:p>
          </table:table-cell>
          <table:table-cell table:formula="of:=IF([$'Image data'.BF11]=1;[$'Image data'.BG11];&quot;&quot;)" office:value-type="string" office:string-value="12 x 15 inches, 30 x 38 cm" calcext:value-type="string">
            <text:p>12 x 15 inches, 30 x 38 cm</text:p>
          </table:table-cell>
          <table:table-cell table:formula="of:=IF([$'Image data'.BM11]=1;[$'Image data'.BN11];&quot;&quot;)" office:value-type="string" office:string-value="16 x 20 inches, 41 x 51 cm" calcext:value-type="string">
            <text:p>16 x 20 inches, 41 x 51 cm</text:p>
          </table:table-cell>
          <table:table-cell table:formula="of:=IF([$'Image data'.BT11]=1;[$'Image data'.BU11];&quot;&quot;)" office:value-type="string" office:string-value="20 x 25 inches, 51 x 64 cm" calcext:value-type="string">
            <text:p>20 x 25 inches, 51 x 64 cm</text:p>
          </table:table-cell>
          <table:table-cell table:formula="of:=IF([$'Image data'.CA11]=1;[$'Image data'.CB11];&quot;&quot;)" office:value-type="string" office:string-value="24 x 30 inches, 61 x 76 cm" calcext:value-type="string">
            <text:p>24 x 30 inches, 61 x 76 cm</text:p>
          </table:table-cell>
          <table:table-cell table:number-columns-repeated="5"/>
        </table:table-row>
        <table:table-row table:style-name="ro4">
          <table:table-cell table:formula="of:=[$'Image data'.C12]" office:value-type="string" office:string-value="Elephant Family BW" calcext:value-type="string">
            <text:p>Elephant Family BW</text:p>
          </table:table-cell>
          <table:table-cell table:formula="of:=[$'Image data'.D12]" office:value-type="string" office:string-value="Elephants normally travel in herds which means that family portraits are relatively easy. However just like any family they don't always look at the camera all at the same time." calcext:value-type="string">
            <text:p>Elephants normally travel in herds which means that family portraits are relatively easy. However just like any family they don't always look at the camera all at the same time.</text:p>
          </table:table-cell>
          <table:table-cell table:formula="of:=[$'Image data'.B12]" office:value-type="string" office:string-value="PrintGalleryImage-11.jpg" calcext:value-type="string">
            <text:p>PrintGalleryImage-11.jpg</text:p>
          </table:table-cell>
          <table:table-cell table:formula="of:=IF([$'Image data'.P12]=1;[$'Image data'.Q12];&quot;&quot;)" office:value-type="string" office:string-value="8 x 16 inches, 20 x 41 cm" calcext:value-type="string">
            <text:p>8 x 16 inches, 20 x 41 cm</text:p>
          </table:table-cell>
          <table:table-cell table:formula="of:=IF([$'Image data'.W12]=1;[$'Image data'.X12];&quot;&quot;)" office:value-type="string" office:string-value="12 x 24 inches, 30 x 61 cm" calcext:value-type="string">
            <text:p>12 x 24 inches, 30 x 61 cm</text:p>
          </table:table-cell>
          <table:table-cell table:formula="of:=IF([$'Image data'.AD12]=1;[$'Image data'.AE12];&quot;&quot;)" office:value-type="string" office:string-value="16 x 32 inches, 41 x 81 cm" calcext:value-type="string">
            <text:p>16 x 32 inches, 41 x 81 cm</text:p>
          </table:table-cell>
          <table:table-cell table:formula="of:=IF([$'Image data'.AK12]=1;[$'Image data'.AL12];&quot;&quot;)" office:value-type="string" office:string-value="20 x 40 inches, 51 x 102 cm" calcext:value-type="string">
            <text:p>20 x 40 inches, 51 x 102 cm</text:p>
          </table:table-cell>
          <table:table-cell table:formula="of:=IF([$'Image data'.AR12]=1;[$'Image data'.AS12];&quot;&quot;)" office:value-type="string" office:string-value="24 x 48 inches, 61 x 122 cm" calcext:value-type="string">
            <text:p>24 x 48 inches, 61 x 122 cm</text:p>
          </table:table-cell>
          <table:table-cell table:formula="of:=IF([$'Image data'.AY12]=1;[$'Image data'.AZ12];&quot;&quot;)" office:value-type="string" office:string-value="8 x 16 inches, 20 x 41 cm" calcext:value-type="string">
            <text:p>8 x 16 inches, 20 x 41 cm</text:p>
          </table:table-cell>
          <table:table-cell table:formula="of:=IF([$'Image data'.BF12]=1;[$'Image data'.BG12];&quot;&quot;)" office:value-type="string" office:string-value="12 x 24 inches, 30 x 61 cm" calcext:value-type="string">
            <text:p>12 x 24 inches, 30 x 61 cm</text:p>
          </table:table-cell>
          <table:table-cell table:formula="of:=IF([$'Image data'.BM12]=1;[$'Image data'.BN12];&quot;&quot;)" office:value-type="string" office:string-value="16 x 32 inches, 41 x 81 cm" calcext:value-type="string">
            <text:p>16 x 32 inches, 41 x 81 cm</text:p>
          </table:table-cell>
          <table:table-cell table:formula="of:=IF([$'Image data'.BT12]=1;[$'Image data'.BU12];&quot;&quot;)">
            <text:p/>
          </table:table-cell>
          <table:table-cell table:formula="of:=IF([$'Image data'.CA12]=1;[$'Image data'.CB12];&quot;&quot;)">
            <text:p/>
          </table:table-cell>
          <table:table-cell table:number-columns-repeated="5"/>
        </table:table-row>
        <table:table-row table:style-name="ro4">
          <table:table-cell table:formula="of:=[$'Image data'.C13]" office:value-type="string" office:string-value="Family of Elephants" calcext:value-type="string">
            <text:p>Family of Elephants</text:p>
          </table:table-cell>
          <table:table-cell table:formula="of:=[$'Image data'.D13]" office:value-type="string" office:string-value="Elephants normally travel in herds which means that family portraits are relatively easy. However just like any family they don't always look at the camera all at the same time." calcext:value-type="string">
            <text:p>Elephants normally travel in herds which means that family portraits are relatively easy. However just like any family they don't always look at the camera all at the same time.</text:p>
          </table:table-cell>
          <table:table-cell table:formula="of:=[$'Image data'.B13]" office:value-type="string" office:string-value="PrintGalleryImage-12.jpg" calcext:value-type="string">
            <text:p>PrintGalleryImage-12.jpg</text:p>
          </table:table-cell>
          <table:table-cell table:formula="of:=IF([$'Image data'.P13]=1;[$'Image data'.Q13];&quot;&quot;)" office:value-type="string" office:string-value="8 x 12 inches, 20 x 30 cm" calcext:value-type="string">
            <text:p>8 x 12 inches, 20 x 30 cm</text:p>
          </table:table-cell>
          <table:table-cell table:formula="of:=IF([$'Image data'.W13]=1;[$'Image data'.X13];&quot;&quot;)" office:value-type="string" office:string-value="12 x 18 inches, 30 x 46 cm" calcext:value-type="string">
            <text:p>12 x 18 inches, 30 x 46 cm</text:p>
          </table:table-cell>
          <table:table-cell table:formula="of:=IF([$'Image data'.AD13]=1;[$'Image data'.AE13];&quot;&quot;)" office:value-type="string" office:string-value="16 x 24 inches, 41 x 61 cm" calcext:value-type="string">
            <text:p>16 x 24 inches, 41 x 61 cm</text:p>
          </table:table-cell>
          <table:table-cell table:formula="of:=IF([$'Image data'.AK13]=1;[$'Image data'.AL13];&quot;&quot;)" office:value-type="string" office:string-value="20 x 30 inches, 51 x 76 cm" calcext:value-type="string">
            <text:p>20 x 30 inches, 51 x 76 cm</text:p>
          </table:table-cell>
          <table:table-cell table:formula="of:=IF([$'Image data'.AR13]=1;[$'Image data'.AS13];&quot;&quot;)" office:value-type="string" office:string-value="24 x 36 inches, 61 x 91 cm" calcext:value-type="string">
            <text:p>24 x 36 inches, 61 x 91 cm</text:p>
          </table:table-cell>
          <table:table-cell table:formula="of:=IF([$'Image data'.AY13]=1;[$'Image data'.AZ13];&quot;&quot;)" office:value-type="string" office:string-value="8 x 12 inches, 20 x 30 cm" calcext:value-type="string">
            <text:p>8 x 12 inches, 20 x 30 cm</text:p>
          </table:table-cell>
          <table:table-cell table:formula="of:=IF([$'Image data'.BF13]=1;[$'Image data'.BG13];&quot;&quot;)" office:value-type="string" office:string-value="12 x 18 inches, 30 x 46 cm" calcext:value-type="string">
            <text:p>12 x 18 inches, 30 x 46 cm</text:p>
          </table:table-cell>
          <table:table-cell table:formula="of:=IF([$'Image data'.BM13]=1;[$'Image data'.BN13];&quot;&quot;)" office:value-type="string" office:string-value="16 x 24 inches, 41 x 61 cm" calcext:value-type="string">
            <text:p>16 x 24 inches, 41 x 61 cm</text:p>
          </table:table-cell>
          <table:table-cell table:formula="of:=IF([$'Image data'.BT13]=1;[$'Image data'.BU13];&quot;&quot;)" office:value-type="string" office:string-value="20 x 30 inches, 51 x 76 cm" calcext:value-type="string">
            <text:p>20 x 30 inches, 51 x 76 cm</text:p>
          </table:table-cell>
          <table:table-cell table:formula="of:=IF([$'Image data'.CA13]=1;[$'Image data'.CB13];&quot;&quot;)" office:value-type="string" office:string-value="24 x 36 inches, 61 x 91 cm" calcext:value-type="string">
            <text:p>24 x 36 inches, 61 x 91 cm</text:p>
          </table:table-cell>
          <table:table-cell table:number-columns-repeated="5"/>
        </table:table-row>
        <table:table-row table:style-name="ro4">
          <table:table-cell table:formula="of:=[$'Image data'.C14]" office:value-type="string" office:string-value="Family of Elephants (crop)" calcext:value-type="string">
            <text:p>Family of Elephants (crop)</text:p>
          </table:table-cell>
          <table:table-cell table:formula="of:=[$'Image data'.D14]" office:value-type="string" office:string-value="Elephants normally travel in herds which means that family portraits are relatively easy. However just like any family they don't always look at the camera all at the same time." calcext:value-type="string">
            <text:p>Elephants normally travel in herds which means that family portraits are relatively easy. However just like any family they don't always look at the camera all at the same time.</text:p>
          </table:table-cell>
          <table:table-cell table:formula="of:=[$'Image data'.B14]" office:value-type="string" office:string-value="PrintGalleryImage-13.jpg" calcext:value-type="string">
            <text:p>PrintGalleryImage-13.jpg</text:p>
          </table:table-cell>
          <table:table-cell table:formula="of:=IF([$'Image data'.P14]=1;[$'Image data'.Q14];&quot;&quot;)" office:value-type="string" office:string-value="8 x 12 inches, 20 x 30 cm" calcext:value-type="string">
            <text:p>8 x 12 inches, 20 x 30 cm</text:p>
          </table:table-cell>
          <table:table-cell table:formula="of:=IF([$'Image data'.W14]=1;[$'Image data'.X14];&quot;&quot;)" office:value-type="string" office:string-value="12 x 18 inches, 30 x 46 cm" calcext:value-type="string">
            <text:p>12 x 18 inches, 30 x 46 cm</text:p>
          </table:table-cell>
          <table:table-cell table:formula="of:=IF([$'Image data'.AD14]=1;[$'Image data'.AE14];&quot;&quot;)" office:value-type="string" office:string-value="16 x 24 inches, 41 x 61 cm" calcext:value-type="string">
            <text:p>16 x 24 inches, 41 x 61 cm</text:p>
          </table:table-cell>
          <table:table-cell table:formula="of:=IF([$'Image data'.AK14]=1;[$'Image data'.AL14];&quot;&quot;)" office:value-type="string" office:string-value="20 x 30 inches, 51 x 76 cm" calcext:value-type="string">
            <text:p>20 x 30 inches, 51 x 76 cm</text:p>
          </table:table-cell>
          <table:table-cell table:formula="of:=IF([$'Image data'.AR14]=1;[$'Image data'.AS14];&quot;&quot;)" office:value-type="string" office:string-value="24 x 36 inches, 61 x 91 cm" calcext:value-type="string">
            <text:p>24 x 36 inches, 61 x 91 cm</text:p>
          </table:table-cell>
          <table:table-cell table:formula="of:=IF([$'Image data'.AY14]=1;[$'Image data'.AZ14];&quot;&quot;)">
            <text:p/>
          </table:table-cell>
          <table:table-cell table:formula="of:=IF([$'Image data'.BF14]=1;[$'Image data'.BG14];&quot;&quot;)" office:value-type="string" office:string-value="12 x 18 inches, 30 x 46 cm" calcext:value-type="string">
            <text:p>12 x 18 inches, 30 x 46 cm</text:p>
          </table:table-cell>
          <table:table-cell table:formula="of:=IF([$'Image data'.BM14]=1;[$'Image data'.BN14];&quot;&quot;)">
            <text:p/>
          </table:table-cell>
          <table:table-cell table:formula="of:=IF([$'Image data'.BT14]=1;[$'Image data'.BU14];&quot;&quot;)">
            <text:p/>
          </table:table-cell>
          <table:table-cell table:formula="of:=IF([$'Image data'.CA14]=1;[$'Image data'.CB14];&quot;&quot;)">
            <text:p/>
          </table:table-cell>
          <table:table-cell table:number-columns-repeated="5"/>
        </table:table-row>
        <table:table-row table:style-name="ro4">
          <table:table-cell table:formula="of:=[$'Image data'.C15]" office:value-type="string" office:string-value="Lone Elephant BW" calcext:value-type="string">
            <text:p>Lone Elephant BW</text:p>
          </table:table-cell>
          <table:table-cell table:formula="of:=[$'Image data'.D15]" office:value-type="string" office:string-value="Nothing compares to seeing the majesty and size of an elephant up close. Maybe that clouds my judgement when chosing images for my portfolio. It is always possible that the image means more to me than to those who buy it. However I still love the power and strength of this massive creature." calcext:value-type="string">
            <text:p>Nothing compares to seeing the majesty and size of an elephant up close. Maybe that clouds my judgement when chosing images for my portfolio. It is always possible that the image means more to me than to those who buy it. However I still love the power and strength of this massive creature.</text:p>
          </table:table-cell>
          <table:table-cell table:formula="of:=[$'Image data'.B15]" office:value-type="string" office:string-value="PrintGalleryImage-14.jpg" calcext:value-type="string">
            <text:p>PrintGalleryImage-14.jpg</text:p>
          </table:table-cell>
          <table:table-cell table:formula="of:=IF([$'Image data'.P15]=1;[$'Image data'.Q15];&quot;&quot;)" office:value-type="string" office:string-value="8 x 12 inches, 20 x 30 cm" calcext:value-type="string">
            <text:p>8 x 12 inches, 20 x 30 cm</text:p>
          </table:table-cell>
          <table:table-cell table:formula="of:=IF([$'Image data'.W15]=1;[$'Image data'.X15];&quot;&quot;)" office:value-type="string" office:string-value="12 x 18 inches, 30 x 46 cm" calcext:value-type="string">
            <text:p>12 x 18 inches, 30 x 46 cm</text:p>
          </table:table-cell>
          <table:table-cell table:formula="of:=IF([$'Image data'.AD15]=1;[$'Image data'.AE15];&quot;&quot;)" office:value-type="string" office:string-value="16 x 24 inches, 41 x 61 cm" calcext:value-type="string">
            <text:p>16 x 24 inches, 41 x 61 cm</text:p>
          </table:table-cell>
          <table:table-cell table:formula="of:=IF([$'Image data'.AK15]=1;[$'Image data'.AL15];&quot;&quot;)" office:value-type="string" office:string-value="20 x 30 inches, 51 x 76 cm" calcext:value-type="string">
            <text:p>20 x 30 inches, 51 x 76 cm</text:p>
          </table:table-cell>
          <table:table-cell table:formula="of:=IF([$'Image data'.AR15]=1;[$'Image data'.AS15];&quot;&quot;)" office:value-type="string" office:string-value="24 x 36 inches, 61 x 91 cm" calcext:value-type="string">
            <text:p>24 x 36 inches, 61 x 91 cm</text:p>
          </table:table-cell>
          <table:table-cell table:formula="of:=IF([$'Image data'.AY15]=1;[$'Image data'.AZ15];&quot;&quot;)" office:value-type="string" office:string-value="8 x 12 inches, 20 x 30 cm" calcext:value-type="string">
            <text:p>8 x 12 inches, 20 x 30 cm</text:p>
          </table:table-cell>
          <table:table-cell table:formula="of:=IF([$'Image data'.BF15]=1;[$'Image data'.BG15];&quot;&quot;)" office:value-type="string" office:string-value="12 x 18 inches, 30 x 46 cm" calcext:value-type="string">
            <text:p>12 x 18 inches, 30 x 46 cm</text:p>
          </table:table-cell>
          <table:table-cell table:formula="of:=IF([$'Image data'.BM15]=1;[$'Image data'.BN15];&quot;&quot;)" office:value-type="string" office:string-value="16 x 24 inches, 41 x 61 cm" calcext:value-type="string">
            <text:p>16 x 24 inches, 41 x 61 cm</text:p>
          </table:table-cell>
          <table:table-cell table:formula="of:=IF([$'Image data'.BT15]=1;[$'Image data'.BU15];&quot;&quot;)" office:value-type="string" office:string-value="20 x 30 inches, 51 x 76 cm" calcext:value-type="string">
            <text:p>20 x 30 inches, 51 x 76 cm</text:p>
          </table:table-cell>
          <table:table-cell table:formula="of:=IF([$'Image data'.CA15]=1;[$'Image data'.CB15];&quot;&quot;)" office:value-type="string" office:string-value="24 x 36 inches, 61 x 91 cm" calcext:value-type="string">
            <text:p>24 x 36 inches, 61 x 91 cm</text:p>
          </table:table-cell>
          <table:table-cell table:number-columns-repeated="5"/>
        </table:table-row>
        <table:table-row table:style-name="ro4">
          <table:table-cell table:formula="of:=[$'Image data'.C16]" office:value-type="string" office:string-value="Baby Elephant and Sisters BW" calcext:value-type="string">
            <text:p>Baby Elephant and Sisters BW</text:p>
          </table:table-cell>
          <table:table-cell table:formula="of:=[$'Image data'.D16]" office:value-type="string" office:string-value="Elephants are often hard to photograph on safari, especially if you aren't a professional with multiple cameras and lots of lenses. Sometimes they get so close that your longer wildlife lens is just too much for the herd. However that allows for nice close ups of the smaller members of the family." calcext:value-type="string">
            <text:p>Elephants are often hard to photograph on safari, especially if you aren't a professional with multiple cameras and lots of lenses. Sometimes they get so close that your longer wildlife lens is just too much for the herd. However that allows for nice close ups of the smaller members of the family.</text:p>
          </table:table-cell>
          <table:table-cell table:formula="of:=[$'Image data'.B16]" office:value-type="string" office:string-value="PrintGalleryImage-15.jpg" calcext:value-type="string">
            <text:p>PrintGalleryImage-15.jpg</text:p>
          </table:table-cell>
          <table:table-cell table:formula="of:=IF([$'Image data'.P16]=1;[$'Image data'.Q16];&quot;&quot;)" office:value-type="string" office:string-value="8 x 12 inches, 20 x 30 cm" calcext:value-type="string">
            <text:p>8 x 12 inches, 20 x 30 cm</text:p>
          </table:table-cell>
          <table:table-cell table:formula="of:=IF([$'Image data'.W16]=1;[$'Image data'.X16];&quot;&quot;)" office:value-type="string" office:string-value="12 x 18 inches, 30 x 46 cm" calcext:value-type="string">
            <text:p>12 x 18 inches, 30 x 46 cm</text:p>
          </table:table-cell>
          <table:table-cell table:formula="of:=IF([$'Image data'.AD16]=1;[$'Image data'.AE16];&quot;&quot;)" office:value-type="string" office:string-value="16 x 24 inches, 41 x 61 cm" calcext:value-type="string">
            <text:p>16 x 24 inches, 41 x 61 cm</text:p>
          </table:table-cell>
          <table:table-cell table:formula="of:=IF([$'Image data'.AK16]=1;[$'Image data'.AL16];&quot;&quot;)" office:value-type="string" office:string-value="20 x 30 inches, 51 x 76 cm" calcext:value-type="string">
            <text:p>20 x 30 inches, 51 x 76 cm</text:p>
          </table:table-cell>
          <table:table-cell table:formula="of:=IF([$'Image data'.AR16]=1;[$'Image data'.AS16];&quot;&quot;)" office:value-type="string" office:string-value="24 x 36 inches, 61 x 91 cm" calcext:value-type="string">
            <text:p>24 x 36 inches, 61 x 91 cm</text:p>
          </table:table-cell>
          <table:table-cell table:formula="of:=IF([$'Image data'.AY16]=1;[$'Image data'.AZ16];&quot;&quot;)" office:value-type="string" office:string-value="8 x 12 inches, 20 x 30 cm" calcext:value-type="string">
            <text:p>8 x 12 inches, 20 x 30 cm</text:p>
          </table:table-cell>
          <table:table-cell table:formula="of:=IF([$'Image data'.BF16]=1;[$'Image data'.BG16];&quot;&quot;)" office:value-type="string" office:string-value="12 x 18 inches, 30 x 46 cm" calcext:value-type="string">
            <text:p>12 x 18 inches, 30 x 46 cm</text:p>
          </table:table-cell>
          <table:table-cell table:formula="of:=IF([$'Image data'.BM16]=1;[$'Image data'.BN16];&quot;&quot;)" office:value-type="string" office:string-value="16 x 24 inches, 41 x 61 cm" calcext:value-type="string">
            <text:p>16 x 24 inches, 41 x 61 cm</text:p>
          </table:table-cell>
          <table:table-cell table:formula="of:=IF([$'Image data'.BT16]=1;[$'Image data'.BU16];&quot;&quot;)" office:value-type="string" office:string-value="20 x 30 inches, 51 x 76 cm" calcext:value-type="string">
            <text:p>20 x 30 inches, 51 x 76 cm</text:p>
          </table:table-cell>
          <table:table-cell table:formula="of:=IF([$'Image data'.CA16]=1;[$'Image data'.CB16];&quot;&quot;)" office:value-type="string" office:string-value="24 x 36 inches, 61 x 91 cm" calcext:value-type="string">
            <text:p>24 x 36 inches, 61 x 91 cm</text:p>
          </table:table-cell>
          <table:table-cell table:number-columns-repeated="5"/>
        </table:table-row>
        <table:table-row table:style-name="ro4">
          <table:table-cell table:formula="of:=[$'Image data'.C17]" office:value-type="string" office:string-value="Stalking Serval" calcext:value-type="string">
            <text:p>Stalking Serval</text:p>
          </table:table-cell>
          <table:table-cell table:formula="of:=[$'Image data'.D17]" office:value-type="string" office:string-value="Serval's are one of Africa's lesser known cats. This is only because their size fails to grab the attention the way the big cats do. However they are equally adept at hunting and stalking and are amazing to see in the flesh." calcext:value-type="string">
            <text:p>Serval's are one of Africa's lesser known cats. This is only because their size fails to grab the attention the way the big cats do. However they are equally adept at hunting and stalking and are amazing to see in the flesh.</text:p>
          </table:table-cell>
          <table:table-cell table:formula="of:=[$'Image data'.B17]" office:value-type="string" office:string-value="PrintGalleryImage-16.jpg" calcext:value-type="string">
            <text:p>PrintGalleryImage-16.jpg</text:p>
          </table:table-cell>
          <table:table-cell table:formula="of:=IF([$'Image data'.P17]=1;[$'Image data'.Q17];&quot;&quot;)" office:value-type="string" office:string-value="8 x 10 inches, 20 x 25 cm" calcext:value-type="string">
            <text:p>8 x 10 inches, 20 x 25 cm</text:p>
          </table:table-cell>
          <table:table-cell table:formula="of:=IF([$'Image data'.W17]=1;[$'Image data'.X17];&quot;&quot;)" office:value-type="string" office:string-value="12 x 15 inches, 30 x 38 cm" calcext:value-type="string">
            <text:p>12 x 15 inches, 30 x 38 cm</text:p>
          </table:table-cell>
          <table:table-cell table:formula="of:=IF([$'Image data'.AD17]=1;[$'Image data'.AE17];&quot;&quot;)" office:value-type="string" office:string-value="16 x 20 inches, 41 x 51 cm" calcext:value-type="string">
            <text:p>16 x 20 inches, 41 x 51 cm</text:p>
          </table:table-cell>
          <table:table-cell table:formula="of:=IF([$'Image data'.AK17]=1;[$'Image data'.AL17];&quot;&quot;)" office:value-type="string" office:string-value="20 x 25 inches, 51 x 64 cm" calcext:value-type="string">
            <text:p>20 x 25 inches, 51 x 64 cm</text:p>
          </table:table-cell>
          <table:table-cell table:formula="of:=IF([$'Image data'.AR17]=1;[$'Image data'.AS17];&quot;&quot;)" office:value-type="string" office:string-value="24 x 30 inches, 61 x 76 cm" calcext:value-type="string">
            <text:p>24 x 30 inches, 61 x 76 cm</text:p>
          </table:table-cell>
          <table:table-cell table:formula="of:=IF([$'Image data'.AY17]=1;[$'Image data'.AZ17];&quot;&quot;)" office:value-type="string" office:string-value="8 x 10 inches, 20 x 25 cm" calcext:value-type="string">
            <text:p>8 x 10 inches, 20 x 25 cm</text:p>
          </table:table-cell>
          <table:table-cell table:formula="of:=IF([$'Image data'.BF17]=1;[$'Image data'.BG17];&quot;&quot;)" office:value-type="string" office:string-value="12 x 15 inches, 30 x 38 cm" calcext:value-type="string">
            <text:p>12 x 15 inches, 30 x 38 cm</text:p>
          </table:table-cell>
          <table:table-cell table:formula="of:=IF([$'Image data'.BM17]=1;[$'Image data'.BN17];&quot;&quot;)" office:value-type="string" office:string-value="16 x 20 inches, 41 x 51 cm" calcext:value-type="string">
            <text:p>16 x 20 inches, 41 x 51 cm</text:p>
          </table:table-cell>
          <table:table-cell table:formula="of:=IF([$'Image data'.BT17]=1;[$'Image data'.BU17];&quot;&quot;)" office:value-type="string" office:string-value="20 x 25 inches, 51 x 64 cm" calcext:value-type="string">
            <text:p>20 x 25 inches, 51 x 64 cm</text:p>
          </table:table-cell>
          <table:table-cell table:formula="of:=IF([$'Image data'.CA17]=1;[$'Image data'.CB17];&quot;&quot;)" office:value-type="string" office:string-value="24 x 30 inches, 61 x 76 cm" calcext:value-type="string">
            <text:p>24 x 30 inches, 61 x 76 cm</text:p>
          </table:table-cell>
          <table:table-cell table:number-columns-repeated="5"/>
        </table:table-row>
        <table:table-row table:style-name="ro4">
          <table:table-cell table:formula="of:=[$'Image data'.C18]" office:value-type="string" office:string-value="Lilac Breasted Roller" calcext:value-type="string">
            <text:p>Lilac Breasted Roller</text:p>
          </table:table-cell>
          <table:table-cell table:formula="of:=[$'Image data'.D18]" office:value-type="string" office:string-value="The lilac-breasted roller is relatively common in East Africa but again the problem is getting these birds to sit still long enough to get a good image." calcext:value-type="string">
            <text:p>The lilac-breasted roller is relatively common in East Africa but again the problem is getting these birds to sit still long enough to get a good image.</text:p>
          </table:table-cell>
          <table:table-cell table:formula="of:=[$'Image data'.B18]" office:value-type="string" office:string-value="PrintGalleryImage-17.jpg" calcext:value-type="string">
            <text:p>PrintGalleryImage-17.jpg</text:p>
          </table:table-cell>
          <table:table-cell table:formula="of:=IF([$'Image data'.P18]=1;[$'Image data'.Q18];&quot;&quot;)" office:value-type="string" office:string-value="8 x 10 inches, 20 x 25 cm" calcext:value-type="string">
            <text:p>8 x 10 inches, 20 x 25 cm</text:p>
          </table:table-cell>
          <table:table-cell table:formula="of:=IF([$'Image data'.W18]=1;[$'Image data'.X18];&quot;&quot;)" office:value-type="string" office:string-value="12 x 15 inches, 30 x 38 cm" calcext:value-type="string">
            <text:p>12 x 15 inches, 30 x 38 cm</text:p>
          </table:table-cell>
          <table:table-cell table:formula="of:=IF([$'Image data'.AD18]=1;[$'Image data'.AE18];&quot;&quot;)" office:value-type="string" office:string-value="16 x 20 inches, 41 x 51 cm" calcext:value-type="string">
            <text:p>16 x 20 inches, 41 x 51 cm</text:p>
          </table:table-cell>
          <table:table-cell table:formula="of:=IF([$'Image data'.AK18]=1;[$'Image data'.AL18];&quot;&quot;)" office:value-type="string" office:string-value="20 x 25 inches, 51 x 64 cm" calcext:value-type="string">
            <text:p>20 x 25 inches, 51 x 64 cm</text:p>
          </table:table-cell>
          <table:table-cell table:formula="of:=IF([$'Image data'.AR18]=1;[$'Image data'.AS18];&quot;&quot;)" office:value-type="string" office:string-value="24 x 30 inches, 61 x 76 cm" calcext:value-type="string">
            <text:p>24 x 30 inches, 61 x 76 cm</text:p>
          </table:table-cell>
          <table:table-cell table:formula="of:=IF([$'Image data'.AY18]=1;[$'Image data'.AZ18];&quot;&quot;)" office:value-type="string" office:string-value="8 x 10 inches, 20 x 25 cm" calcext:value-type="string">
            <text:p>8 x 10 inches, 20 x 25 cm</text:p>
          </table:table-cell>
          <table:table-cell table:formula="of:=IF([$'Image data'.BF18]=1;[$'Image data'.BG18];&quot;&quot;)" office:value-type="string" office:string-value="12 x 15 inches, 30 x 38 cm" calcext:value-type="string">
            <text:p>12 x 15 inches, 30 x 38 cm</text:p>
          </table:table-cell>
          <table:table-cell table:formula="of:=IF([$'Image data'.BM18]=1;[$'Image data'.BN18];&quot;&quot;)" office:value-type="string" office:string-value="16 x 20 inches, 41 x 51 cm" calcext:value-type="string">
            <text:p>16 x 20 inches, 41 x 51 cm</text:p>
          </table:table-cell>
          <table:table-cell table:formula="of:=IF([$'Image data'.BT18]=1;[$'Image data'.BU18];&quot;&quot;)" office:value-type="string" office:string-value="20 x 25 inches, 51 x 64 cm" calcext:value-type="string">
            <text:p>20 x 25 inches, 51 x 64 cm</text:p>
          </table:table-cell>
          <table:table-cell table:formula="of:=IF([$'Image data'.CA18]=1;[$'Image data'.CB18];&quot;&quot;)">
            <text:p/>
          </table:table-cell>
          <table:table-cell table:number-columns-repeated="5"/>
        </table:table-row>
        <table:table-row table:style-name="ro4">
          <table:table-cell table:formula="of:=[$'Image data'.C19]" office:value-type="string" office:string-value="New Born Zebra and Mother" calcext:value-type="string">
            <text:p>New Born Zebra and Mother</text:p>
          </table:table-cell>
          <table:table-cell table:formula="of:=[$'Image data'.D19]" office:value-type="string" office:string-value="The plains zebra is a bit like tourists in Europe. When you want to take a landscape shot of the typical savannah view, they just get in the way. At least in St Mark's Square getting up early gets you a nice clean view. The zebras are up and about straight after sunrise." calcext:value-type="string">
            <text:p>The plains zebra is a bit like tourists in Europe. When you want to take a landscape shot of the typical savannah view, they just get in the way. At least in St Mark's Square getting up early gets you a nice clean view. The zebras are up and about straight after sunrise.</text:p>
          </table:table-cell>
          <table:table-cell table:formula="of:=[$'Image data'.B19]" office:value-type="string" office:string-value="PrintGalleryImage-18.jpg" calcext:value-type="string">
            <text:p>PrintGalleryImage-18.jpg</text:p>
          </table:table-cell>
          <table:table-cell table:formula="of:=IF([$'Image data'.P19]=1;[$'Image data'.Q19];&quot;&quot;)" office:value-type="string" office:string-value="8 x 12 inches, 20 x 30 cm" calcext:value-type="string">
            <text:p>8 x 12 inches, 20 x 30 cm</text:p>
          </table:table-cell>
          <table:table-cell table:formula="of:=IF([$'Image data'.W19]=1;[$'Image data'.X19];&quot;&quot;)" office:value-type="string" office:string-value="12 x 18 inches, 30 x 46 cm" calcext:value-type="string">
            <text:p>12 x 18 inches, 30 x 46 cm</text:p>
          </table:table-cell>
          <table:table-cell table:formula="of:=IF([$'Image data'.AD19]=1;[$'Image data'.AE19];&quot;&quot;)" office:value-type="string" office:string-value="16 x 24 inches, 41 x 61 cm" calcext:value-type="string">
            <text:p>16 x 24 inches, 41 x 61 cm</text:p>
          </table:table-cell>
          <table:table-cell table:formula="of:=IF([$'Image data'.AK19]=1;[$'Image data'.AL19];&quot;&quot;)" office:value-type="string" office:string-value="20 x 30 inches, 51 x 76 cm" calcext:value-type="string">
            <text:p>20 x 30 inches, 51 x 76 cm</text:p>
          </table:table-cell>
          <table:table-cell table:formula="of:=IF([$'Image data'.AR19]=1;[$'Image data'.AS19];&quot;&quot;)" office:value-type="string" office:string-value="24 x 36 inches, 61 x 91 cm" calcext:value-type="string">
            <text:p>24 x 36 inches, 61 x 91 cm</text:p>
          </table:table-cell>
          <table:table-cell table:formula="of:=IF([$'Image data'.AY19]=1;[$'Image data'.AZ19];&quot;&quot;)" office:value-type="string" office:string-value="8 x 12 inches, 20 x 30 cm" calcext:value-type="string">
            <text:p>8 x 12 inches, 20 x 30 cm</text:p>
          </table:table-cell>
          <table:table-cell table:formula="of:=IF([$'Image data'.BF19]=1;[$'Image data'.BG19];&quot;&quot;)" office:value-type="string" office:string-value="12 x 18 inches, 30 x 46 cm" calcext:value-type="string">
            <text:p>12 x 18 inches, 30 x 46 cm</text:p>
          </table:table-cell>
          <table:table-cell table:formula="of:=IF([$'Image data'.BM19]=1;[$'Image data'.BN19];&quot;&quot;)">
            <text:p/>
          </table:table-cell>
          <table:table-cell table:formula="of:=IF([$'Image data'.BT19]=1;[$'Image data'.BU19];&quot;&quot;)">
            <text:p/>
          </table:table-cell>
          <table:table-cell table:formula="of:=IF([$'Image data'.CA19]=1;[$'Image data'.CB19];&quot;&quot;)">
            <text:p/>
          </table:table-cell>
          <table:table-cell table:number-columns-repeated="5"/>
        </table:table-row>
        <table:table-row table:style-name="ro4">
          <table:table-cell table:formula="of:=[$'Image data'.C20]" office:value-type="string" office:string-value="Dazzle of Zebras BW" calcext:value-type="string">
            <text:p>Dazzle of Zebras BW</text:p>
          </table:table-cell>
          <table:table-cell table:formula="of:=[$'Image data'.D20]" office:value-type="string" office:string-value="There is a reason why the collective noun for zebras is a dazzle. It is impossible to single them out and count them individually with all those stripes." calcext:value-type="string">
            <text:p>There is a reason why the collective noun for zebras is a dazzle. It is impossible to single them out and count them individually with all those stripes.</text:p>
          </table:table-cell>
          <table:table-cell table:formula="of:=[$'Image data'.B20]" office:value-type="string" office:string-value="PrintGalleryImage-19.jpg" calcext:value-type="string">
            <text:p>PrintGalleryImage-19.jpg</text:p>
          </table:table-cell>
          <table:table-cell table:formula="of:=IF([$'Image data'.P20]=1;[$'Image data'.Q20];&quot;&quot;)" office:value-type="string" office:string-value="8 x 10 inches, 20 x 25 cm" calcext:value-type="string">
            <text:p>8 x 10 inches, 20 x 25 cm</text:p>
          </table:table-cell>
          <table:table-cell table:formula="of:=IF([$'Image data'.W20]=1;[$'Image data'.X20];&quot;&quot;)" office:value-type="string" office:string-value="12 x 15 inches, 30 x 38 cm" calcext:value-type="string">
            <text:p>12 x 15 inches, 30 x 38 cm</text:p>
          </table:table-cell>
          <table:table-cell table:formula="of:=IF([$'Image data'.AD20]=1;[$'Image data'.AE20];&quot;&quot;)" office:value-type="string" office:string-value="16 x 20 inches, 41 x 51 cm" calcext:value-type="string">
            <text:p>16 x 20 inches, 41 x 51 cm</text:p>
          </table:table-cell>
          <table:table-cell table:formula="of:=IF([$'Image data'.AK20]=1;[$'Image data'.AL20];&quot;&quot;)" office:value-type="string" office:string-value="20 x 25 inches, 51 x 64 cm" calcext:value-type="string">
            <text:p>20 x 25 inches, 51 x 64 cm</text:p>
          </table:table-cell>
          <table:table-cell table:formula="of:=IF([$'Image data'.AR20]=1;[$'Image data'.AS20];&quot;&quot;)" office:value-type="string" office:string-value="24 x 30 inches, 61 x 76 cm" calcext:value-type="string">
            <text:p>24 x 30 inches, 61 x 76 cm</text:p>
          </table:table-cell>
          <table:table-cell table:formula="of:=IF([$'Image data'.AY20]=1;[$'Image data'.AZ20];&quot;&quot;)" office:value-type="string" office:string-value="8 x 10 inches, 20 x 25 cm" calcext:value-type="string">
            <text:p>8 x 10 inches, 20 x 25 cm</text:p>
          </table:table-cell>
          <table:table-cell table:formula="of:=IF([$'Image data'.BF20]=1;[$'Image data'.BG20];&quot;&quot;)" office:value-type="string" office:string-value="12 x 15 inches, 30 x 38 cm" calcext:value-type="string">
            <text:p>12 x 15 inches, 30 x 38 cm</text:p>
          </table:table-cell>
          <table:table-cell table:formula="of:=IF([$'Image data'.BM20]=1;[$'Image data'.BN20];&quot;&quot;)" office:value-type="string" office:string-value="16 x 20 inches, 41 x 51 cm" calcext:value-type="string">
            <text:p>16 x 20 inches, 41 x 51 cm</text:p>
          </table:table-cell>
          <table:table-cell table:formula="of:=IF([$'Image data'.BT20]=1;[$'Image data'.BU20];&quot;&quot;)" office:value-type="string" office:string-value="20 x 25 inches, 51 x 64 cm" calcext:value-type="string">
            <text:p>20 x 25 inches, 51 x 64 cm</text:p>
          </table:table-cell>
          <table:table-cell table:formula="of:=IF([$'Image data'.CA20]=1;[$'Image data'.CB20];&quot;&quot;)" office:value-type="string" office:string-value="24 x 30 inches, 61 x 76 cm" calcext:value-type="string">
            <text:p>24 x 30 inches, 61 x 76 cm</text:p>
          </table:table-cell>
          <table:table-cell table:number-columns-repeated="5"/>
        </table:table-row>
        <table:table-row table:style-name="ro4">
          <table:table-cell table:formula="of:=[$'Image data'.C21]" office:value-type="string" office:string-value="Wildebeest Alone" calcext:value-type="string">
            <text:p>Wildebeest Alone</text:p>
          </table:table-cell>
          <table:table-cell table:formula="of:=[$'Image data'.D21]" office:value-type="string" office:string-value="Just because there are over a million wildebeest in doesn't mean they are all best friends. Sometimes though rarely you do see them on their own. As a photographer though it is also possible to be a bit creative and isolate them." calcext:value-type="string">
            <text:p>Just because there are over a million wildebeest in doesn't mean they are all best friends. Sometimes though rarely you do see them on their own. As a photographer though it is also possible to be a bit creative and isolate them.</text:p>
          </table:table-cell>
          <table:table-cell table:formula="of:=[$'Image data'.B21]" office:value-type="string" office:string-value="PrintGalleryImage-20.jpg" calcext:value-type="string">
            <text:p>PrintGalleryImage-20.jpg</text:p>
          </table:table-cell>
          <table:table-cell table:formula="of:=IF([$'Image data'.P21]=1;[$'Image data'.Q21];&quot;&quot;)" office:value-type="string" office:string-value="8 x 12 inches, 20 x 30 cm" calcext:value-type="string">
            <text:p>8 x 12 inches, 20 x 30 cm</text:p>
          </table:table-cell>
          <table:table-cell table:formula="of:=IF([$'Image data'.W21]=1;[$'Image data'.X21];&quot;&quot;)" office:value-type="string" office:string-value="12 x 18 inches, 30 x 46 cm" calcext:value-type="string">
            <text:p>12 x 18 inches, 30 x 46 cm</text:p>
          </table:table-cell>
          <table:table-cell table:formula="of:=IF([$'Image data'.AD21]=1;[$'Image data'.AE21];&quot;&quot;)" office:value-type="string" office:string-value="16 x 24 inches, 41 x 61 cm" calcext:value-type="string">
            <text:p>16 x 24 inches, 41 x 61 cm</text:p>
          </table:table-cell>
          <table:table-cell table:formula="of:=IF([$'Image data'.AK21]=1;[$'Image data'.AL21];&quot;&quot;)" office:value-type="string" office:string-value="20 x 30 inches, 51 x 76 cm" calcext:value-type="string">
            <text:p>20 x 30 inches, 51 x 76 cm</text:p>
          </table:table-cell>
          <table:table-cell table:formula="of:=IF([$'Image data'.AR21]=1;[$'Image data'.AS21];&quot;&quot;)" office:value-type="string" office:string-value="24 x 36 inches, 61 x 91 cm" calcext:value-type="string">
            <text:p>24 x 36 inches, 61 x 91 cm</text:p>
          </table:table-cell>
          <table:table-cell table:formula="of:=IF([$'Image data'.AY21]=1;[$'Image data'.AZ21];&quot;&quot;)" office:value-type="string" office:string-value="8 x 12 inches, 20 x 30 cm" calcext:value-type="string">
            <text:p>8 x 12 inches, 20 x 30 cm</text:p>
          </table:table-cell>
          <table:table-cell table:formula="of:=IF([$'Image data'.BF21]=1;[$'Image data'.BG21];&quot;&quot;)" office:value-type="string" office:string-value="12 x 18 inches, 30 x 46 cm" calcext:value-type="string">
            <text:p>12 x 18 inches, 30 x 46 cm</text:p>
          </table:table-cell>
          <table:table-cell table:formula="of:=IF([$'Image data'.BM21]=1;[$'Image data'.BN21];&quot;&quot;)" office:value-type="string" office:string-value="16 x 24 inches, 41 x 61 cm" calcext:value-type="string">
            <text:p>16 x 24 inches, 41 x 61 cm</text:p>
          </table:table-cell>
          <table:table-cell table:formula="of:=IF([$'Image data'.BT21]=1;[$'Image data'.BU21];&quot;&quot;)" office:value-type="string" office:string-value="20 x 30 inches, 51 x 76 cm" calcext:value-type="string">
            <text:p>20 x 30 inches, 51 x 76 cm</text:p>
          </table:table-cell>
          <table:table-cell table:formula="of:=IF([$'Image data'.CA21]=1;[$'Image data'.CB21];&quot;&quot;)" office:value-type="string" office:string-value="24 x 36 inches, 61 x 91 cm" calcext:value-type="string">
            <text:p>24 x 36 inches, 61 x 91 cm</text:p>
          </table:table-cell>
          <table:table-cell table:number-columns-repeated="5"/>
        </table:table-row>
        <table:table-row table:style-name="ro4">
          <table:table-cell table:formula="of:=[$'Image data'.C22]" office:value-type="string" office:string-value="Cheetah Stalking" calcext:value-type="string">
            <text:p>Cheetah Stalking</text:p>
          </table:table-cell>
          <table:table-cell table:formula="of:=[$'Image data'.D22]" office:value-type="string" office:string-value="Unfortunately I have yet to see a cheetah running at full speed. This guy did a little bit of stalking through the grass right beside our safari vehicle but then decided to just give up. I guess he decided it wasn't a realistic hunt and would be a waste of energy to go flat out just so I could get a photo." calcext:value-type="string">
            <text:p>Unfortunately I have yet to see a cheetah running at full speed. This guy did a little bit of stalking through the grass right beside our safari vehicle but then decided to just give up. I guess he decided it wasn't a realistic hunt and would be a waste of energy to go flat out just so I could get a photo.</text:p>
          </table:table-cell>
          <table:table-cell table:formula="of:=[$'Image data'.B22]" office:value-type="string" office:string-value="PrintGalleryImage-21.jpg" calcext:value-type="string">
            <text:p>PrintGalleryImage-21.jpg</text:p>
          </table:table-cell>
          <table:table-cell table:formula="of:=IF([$'Image data'.P22]=1;[$'Image data'.Q22];&quot;&quot;)" office:value-type="string" office:string-value="8 x 12 inches, 20 x 30 cm" calcext:value-type="string">
            <text:p>8 x 12 inches, 20 x 30 cm</text:p>
          </table:table-cell>
          <table:table-cell table:formula="of:=IF([$'Image data'.W22]=1;[$'Image data'.X22];&quot;&quot;)" office:value-type="string" office:string-value="12 x 18 inches, 30 x 46 cm" calcext:value-type="string">
            <text:p>12 x 18 inches, 30 x 46 cm</text:p>
          </table:table-cell>
          <table:table-cell table:formula="of:=IF([$'Image data'.AD22]=1;[$'Image data'.AE22];&quot;&quot;)" office:value-type="string" office:string-value="16 x 24 inches, 41 x 61 cm" calcext:value-type="string">
            <text:p>16 x 24 inches, 41 x 61 cm</text:p>
          </table:table-cell>
          <table:table-cell table:formula="of:=IF([$'Image data'.AK22]=1;[$'Image data'.AL22];&quot;&quot;)" office:value-type="string" office:string-value="20 x 30 inches, 51 x 76 cm" calcext:value-type="string">
            <text:p>20 x 30 inches, 51 x 76 cm</text:p>
          </table:table-cell>
          <table:table-cell table:formula="of:=IF([$'Image data'.AR22]=1;[$'Image data'.AS22];&quot;&quot;)" office:value-type="string" office:string-value="24 x 36 inches, 61 x 91 cm" calcext:value-type="string">
            <text:p>24 x 36 inches, 61 x 91 cm</text:p>
          </table:table-cell>
          <table:table-cell table:formula="of:=IF([$'Image data'.AY22]=1;[$'Image data'.AZ22];&quot;&quot;)" office:value-type="string" office:string-value="8 x 12 inches, 20 x 30 cm" calcext:value-type="string">
            <text:p>8 x 12 inches, 20 x 30 cm</text:p>
          </table:table-cell>
          <table:table-cell table:formula="of:=IF([$'Image data'.BF22]=1;[$'Image data'.BG22];&quot;&quot;)" office:value-type="string" office:string-value="12 x 18 inches, 30 x 46 cm" calcext:value-type="string">
            <text:p>12 x 18 inches, 30 x 46 cm</text:p>
          </table:table-cell>
          <table:table-cell table:formula="of:=IF([$'Image data'.BM22]=1;[$'Image data'.BN22];&quot;&quot;)" office:value-type="string" office:string-value="16 x 24 inches, 41 x 61 cm" calcext:value-type="string">
            <text:p>16 x 24 inches, 41 x 61 cm</text:p>
          </table:table-cell>
          <table:table-cell table:formula="of:=IF([$'Image data'.BT22]=1;[$'Image data'.BU22];&quot;&quot;)" office:value-type="string" office:string-value="20 x 30 inches, 51 x 76 cm" calcext:value-type="string">
            <text:p>20 x 30 inches, 51 x 76 cm</text:p>
          </table:table-cell>
          <table:table-cell table:formula="of:=IF([$'Image data'.CA22]=1;[$'Image data'.CB22];&quot;&quot;)" office:value-type="string" office:string-value="24 x 36 inches, 61 x 91 cm" calcext:value-type="string">
            <text:p>24 x 36 inches, 61 x 91 cm</text:p>
          </table:table-cell>
          <table:table-cell table:number-columns-repeated="5"/>
        </table:table-row>
        <table:table-row table:style-name="ro4">
          <table:table-cell table:formula="of:=[$'Image data'.C23]" office:value-type="string" office:string-value="Cheetah on Patrol" calcext:value-type="string">
            <text:p>Cheetah on Patrol</text:p>
          </table:table-cell>
          <table:table-cell table:formula="of:=[$'Image data'.D23]" office:value-type="string" office:string-value="I met this guy with his brother out for an evening stroll. They were just wandering as cheetah do. Just looking for a bit of prey that would be easy enough to stalk and capture. Since they found nothing they just settled under a bush for a bit of shade." calcext:value-type="string">
            <text:p>I met this guy with his brother out for an evening stroll. They were just wandering as cheetah do. Just looking for a bit of prey that would be easy enough to stalk and capture. Since they found nothing they just settled under a bush for a bit of shade.</text:p>
          </table:table-cell>
          <table:table-cell table:formula="of:=[$'Image data'.B23]" office:value-type="string" office:string-value="PrintGalleryImage-22.jpg" calcext:value-type="string">
            <text:p>PrintGalleryImage-22.jpg</text:p>
          </table:table-cell>
          <table:table-cell table:formula="of:=IF([$'Image data'.P23]=1;[$'Image data'.Q23];&quot;&quot;)" office:value-type="string" office:string-value="8 x 12 inches, 20 x 30 cm" calcext:value-type="string">
            <text:p>8 x 12 inches, 20 x 30 cm</text:p>
          </table:table-cell>
          <table:table-cell table:formula="of:=IF([$'Image data'.W23]=1;[$'Image data'.X23];&quot;&quot;)" office:value-type="string" office:string-value="12 x 18 inches, 30 x 46 cm" calcext:value-type="string">
            <text:p>12 x 18 inches, 30 x 46 cm</text:p>
          </table:table-cell>
          <table:table-cell table:formula="of:=IF([$'Image data'.AD23]=1;[$'Image data'.AE23];&quot;&quot;)" office:value-type="string" office:string-value="16 x 24 inches, 41 x 61 cm" calcext:value-type="string">
            <text:p>16 x 24 inches, 41 x 61 cm</text:p>
          </table:table-cell>
          <table:table-cell table:formula="of:=IF([$'Image data'.AK23]=1;[$'Image data'.AL23];&quot;&quot;)" office:value-type="string" office:string-value="20 x 30 inches, 51 x 76 cm" calcext:value-type="string">
            <text:p>20 x 30 inches, 51 x 76 cm</text:p>
          </table:table-cell>
          <table:table-cell table:formula="of:=IF([$'Image data'.AR23]=1;[$'Image data'.AS23];&quot;&quot;)" office:value-type="string" office:string-value="24 x 36 inches, 61 x 91 cm" calcext:value-type="string">
            <text:p>24 x 36 inches, 61 x 91 cm</text:p>
          </table:table-cell>
          <table:table-cell table:formula="of:=IF([$'Image data'.AY23]=1;[$'Image data'.AZ23];&quot;&quot;)" office:value-type="string" office:string-value="8 x 12 inches, 20 x 30 cm" calcext:value-type="string">
            <text:p>8 x 12 inches, 20 x 30 cm</text:p>
          </table:table-cell>
          <table:table-cell table:formula="of:=IF([$'Image data'.BF23]=1;[$'Image data'.BG23];&quot;&quot;)" office:value-type="string" office:string-value="12 x 18 inches, 30 x 46 cm" calcext:value-type="string">
            <text:p>12 x 18 inches, 30 x 46 cm</text:p>
          </table:table-cell>
          <table:table-cell table:formula="of:=IF([$'Image data'.BM23]=1;[$'Image data'.BN23];&quot;&quot;)" office:value-type="string" office:string-value="16 x 24 inches, 41 x 61 cm" calcext:value-type="string">
            <text:p>16 x 24 inches, 41 x 61 cm</text:p>
          </table:table-cell>
          <table:table-cell table:formula="of:=IF([$'Image data'.BT23]=1;[$'Image data'.BU23];&quot;&quot;)" office:value-type="string" office:string-value="20 x 30 inches, 51 x 76 cm" calcext:value-type="string">
            <text:p>20 x 30 inches, 51 x 76 cm</text:p>
          </table:table-cell>
          <table:table-cell table:formula="of:=IF([$'Image data'.CA23]=1;[$'Image data'.CB23];&quot;&quot;)" office:value-type="string" office:string-value="24 x 36 inches, 61 x 91 cm" calcext:value-type="string">
            <text:p>24 x 36 inches, 61 x 91 cm</text:p>
          </table:table-cell>
          <table:table-cell table:number-columns-repeated="5"/>
        </table:table-row>
        <table:table-row table:style-name="ro4">
          <table:table-cell table:formula="of:=[$'Image data'.C24]" office:value-type="string" office:string-value="Thirsty Cheetah" calcext:value-type="string">
            <text:p>Thirsty Cheetah</text:p>
          </table:table-cell>
          <table:table-cell table:formula="of:=[$'Image data'.D24]" office:value-type="string" office:string-value="After the small rainy season the land is still relatively dry. However one or two afternoon storms make it a lot easier for animals to find water without the long trek to the nearest big river. At least there are no crocodiles in this puddle." calcext:value-type="string">
            <text:p>After the small rainy season the land is still relatively dry. However one or two afternoon storms make it a lot easier for animals to find water without the long trek to the nearest big river. At least there are no crocodiles in this puddle.</text:p>
          </table:table-cell>
          <table:table-cell table:formula="of:=[$'Image data'.B24]" office:value-type="string" office:string-value="PrintGalleryImage-23.jpg" calcext:value-type="string">
            <text:p>PrintGalleryImage-23.jpg</text:p>
          </table:table-cell>
          <table:table-cell table:formula="of:=IF([$'Image data'.P24]=1;[$'Image data'.Q24];&quot;&quot;)" office:value-type="string" office:string-value="8 x 12 inches, 20 x 30 cm" calcext:value-type="string">
            <text:p>8 x 12 inches, 20 x 30 cm</text:p>
          </table:table-cell>
          <table:table-cell table:formula="of:=IF([$'Image data'.W24]=1;[$'Image data'.X24];&quot;&quot;)" office:value-type="string" office:string-value="12 x 18 inches, 30 x 46 cm" calcext:value-type="string">
            <text:p>12 x 18 inches, 30 x 46 cm</text:p>
          </table:table-cell>
          <table:table-cell table:formula="of:=IF([$'Image data'.AD24]=1;[$'Image data'.AE24];&quot;&quot;)" office:value-type="string" office:string-value="16 x 24 inches, 41 x 61 cm" calcext:value-type="string">
            <text:p>16 x 24 inches, 41 x 61 cm</text:p>
          </table:table-cell>
          <table:table-cell table:formula="of:=IF([$'Image data'.AK24]=1;[$'Image data'.AL24];&quot;&quot;)" office:value-type="string" office:string-value="20 x 30 inches, 51 x 76 cm" calcext:value-type="string">
            <text:p>20 x 30 inches, 51 x 76 cm</text:p>
          </table:table-cell>
          <table:table-cell table:formula="of:=IF([$'Image data'.AR24]=1;[$'Image data'.AS24];&quot;&quot;)" office:value-type="string" office:string-value="24 x 36 inches, 61 x 91 cm" calcext:value-type="string">
            <text:p>24 x 36 inches, 61 x 91 cm</text:p>
          </table:table-cell>
          <table:table-cell table:formula="of:=IF([$'Image data'.AY24]=1;[$'Image data'.AZ24];&quot;&quot;)" office:value-type="string" office:string-value="8 x 12 inches, 20 x 30 cm" calcext:value-type="string">
            <text:p>8 x 12 inches, 20 x 30 cm</text:p>
          </table:table-cell>
          <table:table-cell table:formula="of:=IF([$'Image data'.BF24]=1;[$'Image data'.BG24];&quot;&quot;)" office:value-type="string" office:string-value="12 x 18 inches, 30 x 46 cm" calcext:value-type="string">
            <text:p>12 x 18 inches, 30 x 46 cm</text:p>
          </table:table-cell>
          <table:table-cell table:formula="of:=IF([$'Image data'.BM24]=1;[$'Image data'.BN24];&quot;&quot;)" office:value-type="string" office:string-value="16 x 24 inches, 41 x 61 cm" calcext:value-type="string">
            <text:p>16 x 24 inches, 41 x 61 cm</text:p>
          </table:table-cell>
          <table:table-cell table:formula="of:=IF([$'Image data'.BT24]=1;[$'Image data'.BU24];&quot;&quot;)" office:value-type="string" office:string-value="20 x 30 inches, 51 x 76 cm" calcext:value-type="string">
            <text:p>20 x 30 inches, 51 x 76 cm</text:p>
          </table:table-cell>
          <table:table-cell table:formula="of:=IF([$'Image data'.CA24]=1;[$'Image data'.CB24];&quot;&quot;)" office:value-type="string" office:string-value="24 x 36 inches, 61 x 91 cm" calcext:value-type="string">
            <text:p>24 x 36 inches, 61 x 91 cm</text:p>
          </table:table-cell>
          <table:table-cell table:number-columns-repeated="5"/>
        </table:table-row>
        <table:table-row table:style-name="ro4">
          <table:table-cell table:formula="of:=[$'Image data'.C25]" office:value-type="string" office:string-value="Up Close Cheetah" calcext:value-type="string">
            <text:p>Up Close Cheetah</text:p>
          </table:table-cell>
          <table:table-cell table:formula="of:=[$'Image data'.D25]" office:value-type="string" office:string-value="Sometimes animals come a bit too close to your safari vehicle. Cheetahs especially like to do this for shade, camouflage and sometimes climb on top for a better view point. I am not a fan of this though so we drove back a bit before he got any ideas." calcext:value-type="string">
            <text:p>Sometimes animals come a bit too close to your safari vehicle. Cheetahs especially like to do this for shade, camouflage and sometimes climb on top for a better view point. I am not a fan of this though so we drove back a bit before he got any ideas.</text:p>
          </table:table-cell>
          <table:table-cell table:formula="of:=[$'Image data'.B25]" office:value-type="string" office:string-value="PrintGalleryImage-24.jpg" calcext:value-type="string">
            <text:p>PrintGalleryImage-24.jpg</text:p>
          </table:table-cell>
          <table:table-cell table:formula="of:=IF([$'Image data'.P25]=1;[$'Image data'.Q25];&quot;&quot;)" office:value-type="string" office:string-value="8 x 12 inches, 20 x 30 cm" calcext:value-type="string">
            <text:p>8 x 12 inches, 20 x 30 cm</text:p>
          </table:table-cell>
          <table:table-cell table:formula="of:=IF([$'Image data'.W25]=1;[$'Image data'.X25];&quot;&quot;)" office:value-type="string" office:string-value="12 x 18 inches, 30 x 46 cm" calcext:value-type="string">
            <text:p>12 x 18 inches, 30 x 46 cm</text:p>
          </table:table-cell>
          <table:table-cell table:formula="of:=IF([$'Image data'.AD25]=1;[$'Image data'.AE25];&quot;&quot;)" office:value-type="string" office:string-value="16 x 24 inches, 41 x 61 cm" calcext:value-type="string">
            <text:p>16 x 24 inches, 41 x 61 cm</text:p>
          </table:table-cell>
          <table:table-cell table:formula="of:=IF([$'Image data'.AK25]=1;[$'Image data'.AL25];&quot;&quot;)" office:value-type="string" office:string-value="20 x 30 inches, 51 x 76 cm" calcext:value-type="string">
            <text:p>20 x 30 inches, 51 x 76 cm</text:p>
          </table:table-cell>
          <table:table-cell table:formula="of:=IF([$'Image data'.AR25]=1;[$'Image data'.AS25];&quot;&quot;)" office:value-type="string" office:string-value="24 x 36 inches, 61 x 91 cm" calcext:value-type="string">
            <text:p>24 x 36 inches, 61 x 91 cm</text:p>
          </table:table-cell>
          <table:table-cell table:formula="of:=IF([$'Image data'.AY25]=1;[$'Image data'.AZ25];&quot;&quot;)" office:value-type="string" office:string-value="8 x 12 inches, 20 x 30 cm" calcext:value-type="string">
            <text:p>8 x 12 inches, 20 x 30 cm</text:p>
          </table:table-cell>
          <table:table-cell table:formula="of:=IF([$'Image data'.BF25]=1;[$'Image data'.BG25];&quot;&quot;)" office:value-type="string" office:string-value="12 x 18 inches, 30 x 46 cm" calcext:value-type="string">
            <text:p>12 x 18 inches, 30 x 46 cm</text:p>
          </table:table-cell>
          <table:table-cell table:formula="of:=IF([$'Image data'.BM25]=1;[$'Image data'.BN25];&quot;&quot;)" office:value-type="string" office:string-value="16 x 24 inches, 41 x 61 cm" calcext:value-type="string">
            <text:p>16 x 24 inches, 41 x 61 cm</text:p>
          </table:table-cell>
          <table:table-cell table:formula="of:=IF([$'Image data'.BT25]=1;[$'Image data'.BU25];&quot;&quot;)" office:value-type="string" office:string-value="20 x 30 inches, 51 x 76 cm" calcext:value-type="string">
            <text:p>20 x 30 inches, 51 x 76 cm</text:p>
          </table:table-cell>
          <table:table-cell table:formula="of:=IF([$'Image data'.CA25]=1;[$'Image data'.CB25];&quot;&quot;)" office:value-type="string" office:string-value="24 x 36 inches, 61 x 91 cm" calcext:value-type="string">
            <text:p>24 x 36 inches, 61 x 91 cm</text:p>
          </table:table-cell>
          <table:table-cell table:number-columns-repeated="5"/>
        </table:table-row>
        <table:table-row table:style-name="ro4">
          <table:table-cell table:formula="of:=[$'Image data'.C26]" office:value-type="string" office:string-value="Sleepy Head Cheetah" calcext:value-type="string">
            <text:p>Sleepy Head Cheetah</text:p>
          </table:table-cell>
          <table:table-cell table:formula="of:=[$'Image data'.D26]" office:value-type="string" office:string-value="Waking up after a siesta is never easy." calcext:value-type="string">
            <text:p>Waking up after a siesta is never easy.</text:p>
          </table:table-cell>
          <table:table-cell table:formula="of:=[$'Image data'.B26]" office:value-type="string" office:string-value="PrintGalleryImage-25.jpg" calcext:value-type="string">
            <text:p>PrintGalleryImage-25.jpg</text:p>
          </table:table-cell>
          <table:table-cell table:formula="of:=IF([$'Image data'.P26]=1;[$'Image data'.Q26];&quot;&quot;)" office:value-type="string" office:string-value="8 x 12 inches, 20 x 30 cm" calcext:value-type="string">
            <text:p>8 x 12 inches, 20 x 30 cm</text:p>
          </table:table-cell>
          <table:table-cell table:formula="of:=IF([$'Image data'.W26]=1;[$'Image data'.X26];&quot;&quot;)" office:value-type="string" office:string-value="12 x 18 inches, 30 x 46 cm" calcext:value-type="string">
            <text:p>12 x 18 inches, 30 x 46 cm</text:p>
          </table:table-cell>
          <table:table-cell table:formula="of:=IF([$'Image data'.AD26]=1;[$'Image data'.AE26];&quot;&quot;)" office:value-type="string" office:string-value="16 x 24 inches, 41 x 61 cm" calcext:value-type="string">
            <text:p>16 x 24 inches, 41 x 61 cm</text:p>
          </table:table-cell>
          <table:table-cell table:formula="of:=IF([$'Image data'.AK26]=1;[$'Image data'.AL26];&quot;&quot;)" office:value-type="string" office:string-value="20 x 30 inches, 51 x 76 cm" calcext:value-type="string">
            <text:p>20 x 30 inches, 51 x 76 cm</text:p>
          </table:table-cell>
          <table:table-cell table:formula="of:=IF([$'Image data'.AR26]=1;[$'Image data'.AS26];&quot;&quot;)" office:value-type="string" office:string-value="24 x 36 inches, 61 x 91 cm" calcext:value-type="string">
            <text:p>24 x 36 inches, 61 x 91 cm</text:p>
          </table:table-cell>
          <table:table-cell table:formula="of:=IF([$'Image data'.AY26]=1;[$'Image data'.AZ26];&quot;&quot;)" office:value-type="string" office:string-value="8 x 12 inches, 20 x 30 cm" calcext:value-type="string">
            <text:p>8 x 12 inches, 20 x 30 cm</text:p>
          </table:table-cell>
          <table:table-cell table:formula="of:=IF([$'Image data'.BF26]=1;[$'Image data'.BG26];&quot;&quot;)" office:value-type="string" office:string-value="12 x 18 inches, 30 x 46 cm" calcext:value-type="string">
            <text:p>12 x 18 inches, 30 x 46 cm</text:p>
          </table:table-cell>
          <table:table-cell table:formula="of:=IF([$'Image data'.BM26]=1;[$'Image data'.BN26];&quot;&quot;)" office:value-type="string" office:string-value="16 x 24 inches, 41 x 61 cm" calcext:value-type="string">
            <text:p>16 x 24 inches, 41 x 61 cm</text:p>
          </table:table-cell>
          <table:table-cell table:formula="of:=IF([$'Image data'.BT26]=1;[$'Image data'.BU26];&quot;&quot;)" office:value-type="string" office:string-value="20 x 30 inches, 51 x 76 cm" calcext:value-type="string">
            <text:p>20 x 30 inches, 51 x 76 cm</text:p>
          </table:table-cell>
          <table:table-cell table:formula="of:=IF([$'Image data'.CA26]=1;[$'Image data'.CB26];&quot;&quot;)" office:value-type="string" office:string-value="24 x 36 inches, 61 x 91 cm" calcext:value-type="string">
            <text:p>24 x 36 inches, 61 x 91 cm</text:p>
          </table:table-cell>
          <table:table-cell table:number-columns-repeated="5"/>
        </table:table-row>
        <table:table-row table:style-name="ro4">
          <table:table-cell table:formula="of:=[$'Image data'.C27]" office:value-type="string" office:string-value="Waterbuck in a Field" calcext:value-type="string">
            <text:p>Waterbuck in a Field</text:p>
          </table:table-cell>
          <table:table-cell table:formula="of:=[$'Image data'.D27]" office:value-type="string" office:string-value="I find the Waterbuck to be one of the most beautiful of the Antelope type animals. Normally they are found by water, hence the name but sometimes also standing nicely in the grasses for a simple portrait." calcext:value-type="string">
            <text:p>I find the Waterbuck to be one of the most beautiful of the Antelope type animals. Normally they are found by water, hence the name but sometimes also standing nicely in the grasses for a simple portrait.</text:p>
          </table:table-cell>
          <table:table-cell table:formula="of:=[$'Image data'.B27]" office:value-type="string" office:string-value="PrintGalleryImage-26.jpg" calcext:value-type="string">
            <text:p>PrintGalleryImage-26.jpg</text:p>
          </table:table-cell>
          <table:table-cell table:formula="of:=IF([$'Image data'.P27]=1;[$'Image data'.Q27];&quot;&quot;)" office:value-type="string" office:string-value="8 x 12 inches, 20 x 30 cm" calcext:value-type="string">
            <text:p>8 x 12 inches, 20 x 30 cm</text:p>
          </table:table-cell>
          <table:table-cell table:formula="of:=IF([$'Image data'.W27]=1;[$'Image data'.X27];&quot;&quot;)" office:value-type="string" office:string-value="12 x 18 inches, 30 x 46 cm" calcext:value-type="string">
            <text:p>12 x 18 inches, 30 x 46 cm</text:p>
          </table:table-cell>
          <table:table-cell table:formula="of:=IF([$'Image data'.AD27]=1;[$'Image data'.AE27];&quot;&quot;)" office:value-type="string" office:string-value="16 x 24 inches, 41 x 61 cm" calcext:value-type="string">
            <text:p>16 x 24 inches, 41 x 61 cm</text:p>
          </table:table-cell>
          <table:table-cell table:formula="of:=IF([$'Image data'.AK27]=1;[$'Image data'.AL27];&quot;&quot;)" office:value-type="string" office:string-value="20 x 30 inches, 51 x 76 cm" calcext:value-type="string">
            <text:p>20 x 30 inches, 51 x 76 cm</text:p>
          </table:table-cell>
          <table:table-cell table:formula="of:=IF([$'Image data'.AR27]=1;[$'Image data'.AS27];&quot;&quot;)" office:value-type="string" office:string-value="24 x 36 inches, 61 x 91 cm" calcext:value-type="string">
            <text:p>24 x 36 inches, 61 x 91 cm</text:p>
          </table:table-cell>
          <table:table-cell table:formula="of:=IF([$'Image data'.AY27]=1;[$'Image data'.AZ27];&quot;&quot;)" office:value-type="string" office:string-value="8 x 12 inches, 20 x 30 cm" calcext:value-type="string">
            <text:p>8 x 12 inches, 20 x 30 cm</text:p>
          </table:table-cell>
          <table:table-cell table:formula="of:=IF([$'Image data'.BF27]=1;[$'Image data'.BG27];&quot;&quot;)" office:value-type="string" office:string-value="12 x 18 inches, 30 x 46 cm" calcext:value-type="string">
            <text:p>12 x 18 inches, 30 x 46 cm</text:p>
          </table:table-cell>
          <table:table-cell table:formula="of:=IF([$'Image data'.BM27]=1;[$'Image data'.BN27];&quot;&quot;)" office:value-type="string" office:string-value="16 x 24 inches, 41 x 61 cm" calcext:value-type="string">
            <text:p>16 x 24 inches, 41 x 61 cm</text:p>
          </table:table-cell>
          <table:table-cell table:formula="of:=IF([$'Image data'.BT27]=1;[$'Image data'.BU27];&quot;&quot;)" office:value-type="string" office:string-value="20 x 30 inches, 51 x 76 cm" calcext:value-type="string">
            <text:p>20 x 30 inches, 51 x 76 cm</text:p>
          </table:table-cell>
          <table:table-cell table:formula="of:=IF([$'Image data'.CA27]=1;[$'Image data'.CB27];&quot;&quot;)" office:value-type="string" office:string-value="24 x 36 inches, 61 x 91 cm" calcext:value-type="string">
            <text:p>24 x 36 inches, 61 x 91 cm</text:p>
          </table:table-cell>
          <table:table-cell table:number-columns-repeated="5"/>
        </table:table-row>
        <table:table-row table:style-name="ro4">
          <table:table-cell table:formula="of:=[$'Image data'.C28]" office:value-type="string" office:string-value="Painted Zebras (digital art)" calcext:value-type="string">
            <text:p>Painted Zebras (digital art)</text:p>
          </table:table-cell>
          <table:table-cell table:formula="of:=[$'Image data'.D28]" office:value-type="string" office:string-value="The plains zebra is a bit like tourists in Europe. When you want to take a landscape shot of the typical savannah view, they just get in the way. At least in St Mark's Square getting up early gets you a nice clean view. The zebras are up and about straight after sunrise. This is one of my first attempts to make art from my photos, using photoshop to add a more 'traditional' look." calcext:value-type="string">
            <text:p>The plains zebra is a bit like tourists in Europe. When you want to take a landscape shot of the typical savannah view, they just get in the way. At least in St Mark's Square getting up early gets you a nice clean view. The zebras are up and about straight after sunrise. This is one of my first attempts to make art from my photos, using photoshop to add a more 'traditional' look.</text:p>
          </table:table-cell>
          <table:table-cell table:formula="of:=[$'Image data'.B28]" office:value-type="string" office:string-value="PrintGalleryImage-27.jpg" calcext:value-type="string">
            <text:p>PrintGalleryImage-27.jpg</text:p>
          </table:table-cell>
          <table:table-cell table:formula="of:=IF([$'Image data'.P28]=1;[$'Image data'.Q28];&quot;&quot;)" office:value-type="string" office:string-value="8 x 12 inches, 20 x 30 cm" calcext:value-type="string">
            <text:p>8 x 12 inches, 20 x 30 cm</text:p>
          </table:table-cell>
          <table:table-cell table:formula="of:=IF([$'Image data'.W28]=1;[$'Image data'.X28];&quot;&quot;)" office:value-type="string" office:string-value="12 x 18 inches, 30 x 46 cm" calcext:value-type="string">
            <text:p>12 x 18 inches, 30 x 46 cm</text:p>
          </table:table-cell>
          <table:table-cell table:formula="of:=IF([$'Image data'.AD28]=1;[$'Image data'.AE28];&quot;&quot;)" office:value-type="string" office:string-value="16 x 24 inches, 41 x 61 cm" calcext:value-type="string">
            <text:p>16 x 24 inches, 41 x 61 cm</text:p>
          </table:table-cell>
          <table:table-cell table:formula="of:=IF([$'Image data'.AK28]=1;[$'Image data'.AL28];&quot;&quot;)" office:value-type="string" office:string-value="20 x 30 inches, 51 x 76 cm" calcext:value-type="string">
            <text:p>20 x 30 inches, 51 x 76 cm</text:p>
          </table:table-cell>
          <table:table-cell table:formula="of:=IF([$'Image data'.AR28]=1;[$'Image data'.AS28];&quot;&quot;)" office:value-type="string" office:string-value="24 x 36 inches, 61 x 91 cm" calcext:value-type="string">
            <text:p>24 x 36 inches, 61 x 91 cm</text:p>
          </table:table-cell>
          <table:table-cell table:formula="of:=IF([$'Image data'.AY28]=1;[$'Image data'.AZ28];&quot;&quot;)" office:value-type="string" office:string-value="8 x 12 inches, 20 x 30 cm" calcext:value-type="string">
            <text:p>8 x 12 inches, 20 x 30 cm</text:p>
          </table:table-cell>
          <table:table-cell table:formula="of:=IF([$'Image data'.BF28]=1;[$'Image data'.BG28];&quot;&quot;)" office:value-type="string" office:string-value="12 x 18 inches, 30 x 46 cm" calcext:value-type="string">
            <text:p>12 x 18 inches, 30 x 46 cm</text:p>
          </table:table-cell>
          <table:table-cell table:formula="of:=IF([$'Image data'.BM28]=1;[$'Image data'.BN28];&quot;&quot;)" office:value-type="string" office:string-value="16 x 24 inches, 41 x 61 cm" calcext:value-type="string">
            <text:p>16 x 24 inches, 41 x 61 cm</text:p>
          </table:table-cell>
          <table:table-cell table:formula="of:=IF([$'Image data'.BT28]=1;[$'Image data'.BU28];&quot;&quot;)" office:value-type="string" office:string-value="20 x 30 inches, 51 x 76 cm" calcext:value-type="string">
            <text:p>20 x 30 inches, 51 x 76 cm</text:p>
          </table:table-cell>
          <table:table-cell table:formula="of:=IF([$'Image data'.CA28]=1;[$'Image data'.CB28];&quot;&quot;)" office:value-type="string" office:string-value="24 x 36 inches, 61 x 91 cm" calcext:value-type="string">
            <text:p>24 x 36 inches, 61 x 91 cm</text:p>
          </table:table-cell>
          <table:table-cell table:number-columns-repeated="5"/>
        </table:table-row>
        <table:table-row table:style-name="ro4">
          <table:table-cell table:formula="of:=[$'Image data'.C29]" office:value-type="string" office:string-value="Vulture Wingspan" calcext:value-type="string">
            <text:p>Vulture Wingspan</text:p>
          </table:table-cell>
          <table:table-cell table:formula="of:=[$'Image data'.D29]" office:value-type="string" office:string-value="During the great migration a lot of Wildebeest die crossing the rivers leaving nice food for the vultures to scavenge. However as the carcasses are in the water the birds' feathers can get wet and a drying session is necessary. It makes the feather detail so much easier to photograph than on an individual soaring on the thermals." calcext:value-type="string">
            <text:p>During the great migration a lot of Wildebeest die crossing the rivers leaving nice food for the vultures to scavenge. However as the carcasses are in the water the birds' feathers can get wet and a drying session is necessary. It makes the feather detail so much easier to photograph than on an individual soaring on the thermals.</text:p>
          </table:table-cell>
          <table:table-cell table:formula="of:=[$'Image data'.B29]" office:value-type="string" office:string-value="PrintGalleryImage-28.jpg" calcext:value-type="string">
            <text:p>PrintGalleryImage-28.jpg</text:p>
          </table:table-cell>
          <table:table-cell table:formula="of:=IF([$'Image data'.P29]=1;[$'Image data'.Q29];&quot;&quot;)" office:value-type="string" office:string-value="8 x 12 inches, 20 x 30 cm" calcext:value-type="string">
            <text:p>8 x 12 inches, 20 x 30 cm</text:p>
          </table:table-cell>
          <table:table-cell table:formula="of:=IF([$'Image data'.W29]=1;[$'Image data'.X29];&quot;&quot;)" office:value-type="string" office:string-value="12 x 18 inches, 30 x 46 cm" calcext:value-type="string">
            <text:p>12 x 18 inches, 30 x 46 cm</text:p>
          </table:table-cell>
          <table:table-cell table:formula="of:=IF([$'Image data'.AD29]=1;[$'Image data'.AE29];&quot;&quot;)" office:value-type="string" office:string-value="16 x 24 inches, 41 x 61 cm" calcext:value-type="string">
            <text:p>16 x 24 inches, 41 x 61 cm</text:p>
          </table:table-cell>
          <table:table-cell table:formula="of:=IF([$'Image data'.AK29]=1;[$'Image data'.AL29];&quot;&quot;)" office:value-type="string" office:string-value="20 x 30 inches, 51 x 76 cm" calcext:value-type="string">
            <text:p>20 x 30 inches, 51 x 76 cm</text:p>
          </table:table-cell>
          <table:table-cell table:formula="of:=IF([$'Image data'.AR29]=1;[$'Image data'.AS29];&quot;&quot;)" office:value-type="string" office:string-value="24 x 36 inches, 61 x 91 cm" calcext:value-type="string">
            <text:p>24 x 36 inches, 61 x 91 cm</text:p>
          </table:table-cell>
          <table:table-cell table:formula="of:=IF([$'Image data'.AY29]=1;[$'Image data'.AZ29];&quot;&quot;)" office:value-type="string" office:string-value="8 x 12 inches, 20 x 30 cm" calcext:value-type="string">
            <text:p>8 x 12 inches, 20 x 30 cm</text:p>
          </table:table-cell>
          <table:table-cell table:formula="of:=IF([$'Image data'.BF29]=1;[$'Image data'.BG29];&quot;&quot;)" office:value-type="string" office:string-value="12 x 18 inches, 30 x 46 cm" calcext:value-type="string">
            <text:p>12 x 18 inches, 30 x 46 cm</text:p>
          </table:table-cell>
          <table:table-cell table:formula="of:=IF([$'Image data'.BM29]=1;[$'Image data'.BN29];&quot;&quot;)" office:value-type="string" office:string-value="16 x 24 inches, 41 x 61 cm" calcext:value-type="string">
            <text:p>16 x 24 inches, 41 x 61 cm</text:p>
          </table:table-cell>
          <table:table-cell table:formula="of:=IF([$'Image data'.BT29]=1;[$'Image data'.BU29];&quot;&quot;)" office:value-type="string" office:string-value="20 x 30 inches, 51 x 76 cm" calcext:value-type="string">
            <text:p>20 x 30 inches, 51 x 76 cm</text:p>
          </table:table-cell>
          <table:table-cell table:formula="of:=IF([$'Image data'.CA29]=1;[$'Image data'.CB29];&quot;&quot;)" office:value-type="string" office:string-value="24 x 36 inches, 61 x 91 cm" calcext:value-type="string">
            <text:p>24 x 36 inches, 61 x 91 cm</text:p>
          </table:table-cell>
          <table:table-cell table:number-columns-repeated="5"/>
        </table:table-row>
        <table:table-row table:style-name="ro4">
          <table:table-cell table:formula="of:=[$'Image data'.C30]" office:value-type="string" office:string-value="Framed Vervet Monkey" calcext:value-type="string">
            <text:p>Framed Vervet Monkey</text:p>
          </table:table-cell>
          <table:table-cell table:formula="of:=[$'Image data'.D30]" office:value-type="string" office:string-value="This vervet hung around our camp and was willing to sit and pose quite a lot. He also tried to steel our fruit as well, so wasn't always perfectly behaved." calcext:value-type="string">
            <text:p>This vervet hung around our camp and was willing to sit and pose quite a lot. He also tried to steel our fruit as well, so wasn't always perfectly behaved.</text:p>
          </table:table-cell>
          <table:table-cell table:formula="of:=[$'Image data'.B30]" office:value-type="string" office:string-value="PrintGalleryImage-29.jpg" calcext:value-type="string">
            <text:p>PrintGalleryImage-29.jpg</text:p>
          </table:table-cell>
          <table:table-cell table:formula="of:=IF([$'Image data'.P30]=1;[$'Image data'.Q30];&quot;&quot;)" office:value-type="string" office:string-value="8 x 12 inches, 20 x 30 cm" calcext:value-type="string">
            <text:p>8 x 12 inches, 20 x 30 cm</text:p>
          </table:table-cell>
          <table:table-cell table:formula="of:=IF([$'Image data'.W30]=1;[$'Image data'.X30];&quot;&quot;)" office:value-type="string" office:string-value="12 x 18 inches, 30 x 46 cm" calcext:value-type="string">
            <text:p>12 x 18 inches, 30 x 46 cm</text:p>
          </table:table-cell>
          <table:table-cell table:formula="of:=IF([$'Image data'.AD30]=1;[$'Image data'.AE30];&quot;&quot;)" office:value-type="string" office:string-value="16 x 24 inches, 41 x 61 cm" calcext:value-type="string">
            <text:p>16 x 24 inches, 41 x 61 cm</text:p>
          </table:table-cell>
          <table:table-cell table:formula="of:=IF([$'Image data'.AK30]=1;[$'Image data'.AL30];&quot;&quot;)" office:value-type="string" office:string-value="20 x 30 inches, 51 x 76 cm" calcext:value-type="string">
            <text:p>20 x 30 inches, 51 x 76 cm</text:p>
          </table:table-cell>
          <table:table-cell table:formula="of:=IF([$'Image data'.AR30]=1;[$'Image data'.AS30];&quot;&quot;)" office:value-type="string" office:string-value="24 x 36 inches, 61 x 91 cm" calcext:value-type="string">
            <text:p>24 x 36 inches, 61 x 91 cm</text:p>
          </table:table-cell>
          <table:table-cell table:formula="of:=IF([$'Image data'.AY30]=1;[$'Image data'.AZ30];&quot;&quot;)" office:value-type="string" office:string-value="8 x 12 inches, 20 x 30 cm" calcext:value-type="string">
            <text:p>8 x 12 inches, 20 x 30 cm</text:p>
          </table:table-cell>
          <table:table-cell table:formula="of:=IF([$'Image data'.BF30]=1;[$'Image data'.BG30];&quot;&quot;)" office:value-type="string" office:string-value="12 x 18 inches, 30 x 46 cm" calcext:value-type="string">
            <text:p>12 x 18 inches, 30 x 46 cm</text:p>
          </table:table-cell>
          <table:table-cell table:formula="of:=IF([$'Image data'.BM30]=1;[$'Image data'.BN30];&quot;&quot;)" office:value-type="string" office:string-value="16 x 24 inches, 41 x 61 cm" calcext:value-type="string">
            <text:p>16 x 24 inches, 41 x 61 cm</text:p>
          </table:table-cell>
          <table:table-cell table:formula="of:=IF([$'Image data'.BT30]=1;[$'Image data'.BU30];&quot;&quot;)" office:value-type="string" office:string-value="20 x 30 inches, 51 x 76 cm" calcext:value-type="string">
            <text:p>20 x 30 inches, 51 x 76 cm</text:p>
          </table:table-cell>
          <table:table-cell table:formula="of:=IF([$'Image data'.CA30]=1;[$'Image data'.CB30];&quot;&quot;)" office:value-type="string" office:string-value="24 x 36 inches, 61 x 91 cm" calcext:value-type="string">
            <text:p>24 x 36 inches, 61 x 91 cm</text:p>
          </table:table-cell>
          <table:table-cell table:number-columns-repeated="5"/>
        </table:table-row>
        <table:table-row table:style-name="ro4">
          <table:table-cell table:formula="of:=[$'Image data'.C31]" office:value-type="string" office:string-value="Hippo Face" calcext:value-type="string">
            <text:p>Hippo Face</text:p>
          </table:table-cell>
          <table:table-cell table:formula="of:=[$'Image data'.D31]" office:value-type="string" office:string-value="Photography Lesson number 1. Back everything up twice. The NatGeo level photos I had of Hippos were on a memory card that got corrupted. The back up was stolen. Hippos aren't easy to photograph but do provide opportunities for dramatic story telling images. I need to go back and get some more." calcext:value-type="string">
            <text:p>Photography Lesson number 1. Back everything up twice. The NatGeo level photos I had of Hippos were on a memory card that got corrupted. The back up was stolen. Hippos aren't easy to photograph but do provide opportunities for dramatic story telling images. I need to go back and get some more.</text:p>
          </table:table-cell>
          <table:table-cell table:formula="of:=[$'Image data'.B31]" office:value-type="string" office:string-value="PrintGalleryImage-30.jpg" calcext:value-type="string">
            <text:p>PrintGalleryImage-30.jpg</text:p>
          </table:table-cell>
          <table:table-cell table:formula="of:=IF([$'Image data'.P31]=1;[$'Image data'.Q31];&quot;&quot;)" office:value-type="string" office:string-value="8 x 10 inches, 20 x 25 cm" calcext:value-type="string">
            <text:p>8 x 10 inches, 20 x 25 cm</text:p>
          </table:table-cell>
          <table:table-cell table:formula="of:=IF([$'Image data'.W31]=1;[$'Image data'.X31];&quot;&quot;)" office:value-type="string" office:string-value="12 x 15 inches, 30 x 38 cm" calcext:value-type="string">
            <text:p>12 x 15 inches, 30 x 38 cm</text:p>
          </table:table-cell>
          <table:table-cell table:formula="of:=IF([$'Image data'.AD31]=1;[$'Image data'.AE31];&quot;&quot;)" office:value-type="string" office:string-value="16 x 20 inches, 41 x 51 cm" calcext:value-type="string">
            <text:p>16 x 20 inches, 41 x 51 cm</text:p>
          </table:table-cell>
          <table:table-cell table:formula="of:=IF([$'Image data'.AK31]=1;[$'Image data'.AL31];&quot;&quot;)" office:value-type="string" office:string-value="20 x 25 inches, 51 x 64 cm" calcext:value-type="string">
            <text:p>20 x 25 inches, 51 x 64 cm</text:p>
          </table:table-cell>
          <table:table-cell table:formula="of:=IF([$'Image data'.AR31]=1;[$'Image data'.AS31];&quot;&quot;)" office:value-type="string" office:string-value="24 x 30 inches, 61 x 76 cm" calcext:value-type="string">
            <text:p>24 x 30 inches, 61 x 76 cm</text:p>
          </table:table-cell>
          <table:table-cell table:formula="of:=IF([$'Image data'.AY31]=1;[$'Image data'.AZ31];&quot;&quot;)" office:value-type="string" office:string-value="8 x 10 inches, 20 x 25 cm" calcext:value-type="string">
            <text:p>8 x 10 inches, 20 x 25 cm</text:p>
          </table:table-cell>
          <table:table-cell table:formula="of:=IF([$'Image data'.BF31]=1;[$'Image data'.BG31];&quot;&quot;)" office:value-type="string" office:string-value="12 x 15 inches, 30 x 38 cm" calcext:value-type="string">
            <text:p>12 x 15 inches, 30 x 38 cm</text:p>
          </table:table-cell>
          <table:table-cell table:formula="of:=IF([$'Image data'.BM31]=1;[$'Image data'.BN31];&quot;&quot;)" office:value-type="string" office:string-value="16 x 20 inches, 41 x 51 cm" calcext:value-type="string">
            <text:p>16 x 20 inches, 41 x 51 cm</text:p>
          </table:table-cell>
          <table:table-cell table:formula="of:=IF([$'Image data'.BT31]=1;[$'Image data'.BU31];&quot;&quot;)">
            <text:p/>
          </table:table-cell>
          <table:table-cell table:formula="of:=IF([$'Image data'.CA31]=1;[$'Image data'.CB31];&quot;&quot;)">
            <text:p/>
          </table:table-cell>
          <table:table-cell table:number-columns-repeated="5"/>
        </table:table-row>
        <table:table-row table:style-name="ro4">
          <table:table-cell table:formula="of:=[$'Image data'.C32]" office:value-type="string" office:string-value="Perched Lilac-breasted Roller" calcext:value-type="string">
            <text:p>Perched Lilac-breasted Roller</text:p>
          </table:table-cell>
          <table:table-cell table:formula="of:=[$'Image data'.D32]" office:value-type="string" office:string-value="The lilac-breasted roller is one of Africa's iconic birds. It is visible all over when you are on safari. However being such quick fliers and graceful movers, getting a good image is rather difficult sometimes." calcext:value-type="string">
            <text:p>The lilac-breasted roller is one of Africa's iconic birds. It is visible all over when you are on safari. However being such quick fliers and graceful movers, getting a good image is rather difficult sometimes.</text:p>
          </table:table-cell>
          <table:table-cell table:formula="of:=[$'Image data'.B32]" office:value-type="string" office:string-value="PrintGalleryImage-31.jpg" calcext:value-type="string">
            <text:p>PrintGalleryImage-31.jpg</text:p>
          </table:table-cell>
          <table:table-cell table:formula="of:=IF([$'Image data'.P32]=1;[$'Image data'.Q32];&quot;&quot;)" office:value-type="string" office:string-value="8 x 12 inches, 20 x 30 cm" calcext:value-type="string">
            <text:p>8 x 12 inches, 20 x 30 cm</text:p>
          </table:table-cell>
          <table:table-cell table:formula="of:=IF([$'Image data'.W32]=1;[$'Image data'.X32];&quot;&quot;)" office:value-type="string" office:string-value="12 x 18 inches, 30 x 46 cm" calcext:value-type="string">
            <text:p>12 x 18 inches, 30 x 46 cm</text:p>
          </table:table-cell>
          <table:table-cell table:formula="of:=IF([$'Image data'.AD32]=1;[$'Image data'.AE32];&quot;&quot;)" office:value-type="string" office:string-value="16 x 24 inches, 41 x 61 cm" calcext:value-type="string">
            <text:p>16 x 24 inches, 41 x 61 cm</text:p>
          </table:table-cell>
          <table:table-cell table:formula="of:=IF([$'Image data'.AK32]=1;[$'Image data'.AL32];&quot;&quot;)" office:value-type="string" office:string-value="20 x 30 inches, 51 x 76 cm" calcext:value-type="string">
            <text:p>20 x 30 inches, 51 x 76 cm</text:p>
          </table:table-cell>
          <table:table-cell table:formula="of:=IF([$'Image data'.AR32]=1;[$'Image data'.AS32];&quot;&quot;)" office:value-type="string" office:string-value="24 x 36 inches, 61 x 91 cm" calcext:value-type="string">
            <text:p>24 x 36 inches, 61 x 91 cm</text:p>
          </table:table-cell>
          <table:table-cell table:formula="of:=IF([$'Image data'.AY32]=1;[$'Image data'.AZ32];&quot;&quot;)" office:value-type="string" office:string-value="8 x 12 inches, 20 x 30 cm" calcext:value-type="string">
            <text:p>8 x 12 inches, 20 x 30 cm</text:p>
          </table:table-cell>
          <table:table-cell table:formula="of:=IF([$'Image data'.BF32]=1;[$'Image data'.BG32];&quot;&quot;)" office:value-type="string" office:string-value="12 x 18 inches, 30 x 46 cm" calcext:value-type="string">
            <text:p>12 x 18 inches, 30 x 46 cm</text:p>
          </table:table-cell>
          <table:table-cell table:formula="of:=IF([$'Image data'.BM32]=1;[$'Image data'.BN32];&quot;&quot;)" office:value-type="string" office:string-value="16 x 24 inches, 41 x 61 cm" calcext:value-type="string">
            <text:p>16 x 24 inches, 41 x 61 cm</text:p>
          </table:table-cell>
          <table:table-cell table:formula="of:=IF([$'Image data'.BT32]=1;[$'Image data'.BU32];&quot;&quot;)" office:value-type="string" office:string-value="20 x 30 inches, 51 x 76 cm" calcext:value-type="string">
            <text:p>20 x 30 inches, 51 x 76 cm</text:p>
          </table:table-cell>
          <table:table-cell table:formula="of:=IF([$'Image data'.CA32]=1;[$'Image data'.CB32];&quot;&quot;)" office:value-type="string" office:string-value="24 x 36 inches, 61 x 91 cm" calcext:value-type="string">
            <text:p>24 x 36 inches, 61 x 91 cm</text:p>
          </table:table-cell>
          <table:table-cell table:number-columns-repeated="5"/>
        </table:table-row>
        <table:table-row table:style-name="ro4">
          <table:table-cell table:formula="of:=[$'Image data'.C33]" office:value-type="string" office:string-value="Mountain Gorilla BW" calcext:value-type="string">
            <text:p>Mountain Gorilla BW</text:p>
          </table:table-cell>
          <table:table-cell table:formula="of:=[$'Image data'.D33]" office:value-type="string" office:string-value="It is probably scary for most people when a 120 kg Gorilla charges at you. However for those who have a guide with them it is doubly scary as those guides insist on standing their ground. And since we had the cameras and were standing in front our guides put their hands on our shoulders to make sure we didn't move. This adolescent was just trying to show off though, like any human of an equivalent age. Then he sat back in the bamboo bushes for a nice portrait." calcext:value-type="string">
            <text:p>It is probably scary for most people when a 120 kg Gorilla charges at you. However for those who have a guide with them it is doubly scary as those guides insist on standing their ground. And since we had the cameras and were standing in front our guides put their hands on our shoulders to make sure we didn't move. This adolescent was just trying to show off though, like any human of an equivalent age. Then he sat back in the bamboo bushes for a nice portrait.</text:p>
          </table:table-cell>
          <table:table-cell table:formula="of:=[$'Image data'.B33]" office:value-type="string" office:string-value="PrintGalleryImage-32.jpg" calcext:value-type="string">
            <text:p>PrintGalleryImage-32.jpg</text:p>
          </table:table-cell>
          <table:table-cell table:formula="of:=IF([$'Image data'.P33]=1;[$'Image data'.Q33];&quot;&quot;)" office:value-type="string" office:string-value="8 x 12 inches, 20 x 30 cm" calcext:value-type="string">
            <text:p>8 x 12 inches, 20 x 30 cm</text:p>
          </table:table-cell>
          <table:table-cell table:formula="of:=IF([$'Image data'.W33]=1;[$'Image data'.X33];&quot;&quot;)" office:value-type="string" office:string-value="12 x 18 inches, 30 x 46 cm" calcext:value-type="string">
            <text:p>12 x 18 inches, 30 x 46 cm</text:p>
          </table:table-cell>
          <table:table-cell table:formula="of:=IF([$'Image data'.AD33]=1;[$'Image data'.AE33];&quot;&quot;)" office:value-type="string" office:string-value="16 x 24 inches, 41 x 61 cm" calcext:value-type="string">
            <text:p>16 x 24 inches, 41 x 61 cm</text:p>
          </table:table-cell>
          <table:table-cell table:formula="of:=IF([$'Image data'.AK33]=1;[$'Image data'.AL33];&quot;&quot;)" office:value-type="string" office:string-value="20 x 30 inches, 51 x 76 cm" calcext:value-type="string">
            <text:p>20 x 30 inches, 51 x 76 cm</text:p>
          </table:table-cell>
          <table:table-cell table:formula="of:=IF([$'Image data'.AR33]=1;[$'Image data'.AS33];&quot;&quot;)" office:value-type="string" office:string-value="24 x 36 inches, 61 x 91 cm" calcext:value-type="string">
            <text:p>24 x 36 inches, 61 x 91 cm</text:p>
          </table:table-cell>
          <table:table-cell table:formula="of:=IF([$'Image data'.AY33]=1;[$'Image data'.AZ33];&quot;&quot;)" office:value-type="string" office:string-value="8 x 12 inches, 20 x 30 cm" calcext:value-type="string">
            <text:p>8 x 12 inches, 20 x 30 cm</text:p>
          </table:table-cell>
          <table:table-cell table:formula="of:=IF([$'Image data'.BF33]=1;[$'Image data'.BG33];&quot;&quot;)" office:value-type="string" office:string-value="12 x 18 inches, 30 x 46 cm" calcext:value-type="string">
            <text:p>12 x 18 inches, 30 x 46 cm</text:p>
          </table:table-cell>
          <table:table-cell table:formula="of:=IF([$'Image data'.BM33]=1;[$'Image data'.BN33];&quot;&quot;)" office:value-type="string" office:string-value="16 x 24 inches, 41 x 61 cm" calcext:value-type="string">
            <text:p>16 x 24 inches, 41 x 61 cm</text:p>
          </table:table-cell>
          <table:table-cell table:formula="of:=IF([$'Image data'.BT33]=1;[$'Image data'.BU33];&quot;&quot;)" office:value-type="string" office:string-value="20 x 30 inches, 51 x 76 cm" calcext:value-type="string">
            <text:p>20 x 30 inches, 51 x 76 cm</text:p>
          </table:table-cell>
          <table:table-cell table:formula="of:=IF([$'Image data'.CA33]=1;[$'Image data'.CB33];&quot;&quot;)" office:value-type="string" office:string-value="24 x 36 inches, 61 x 91 cm" calcext:value-type="string">
            <text:p>24 x 36 inches, 61 x 91 cm</text:p>
          </table:table-cell>
          <table:table-cell table:number-columns-repeated="5"/>
        </table:table-row>
        <table:table-row table:style-name="ro4">
          <table:table-cell table:formula="of:=[$'Image data'.C34]" office:value-type="string" office:string-value="Mountain Gorilla Portrait" calcext:value-type="string">
            <text:p>Mountain Gorilla Portrait</text:p>
          </table:table-cell>
          <table:table-cell table:formula="of:=[$'Image data'.D34]" office:value-type="string" office:string-value="The big silverback of the Nkoringo group of gorillas really is a relaxed type of guy. He showed mild interest when we turned up but then just enjoyed our company for the hour permitted to gorilla trackers in Uganda." calcext:value-type="string">
            <text:p>The big silverback of the Nkoringo group of gorillas really is a relaxed type of guy. He showed mild interest when we turned up but then just enjoyed our company for the hour permitted to gorilla trackers in Uganda.</text:p>
          </table:table-cell>
          <table:table-cell table:formula="of:=[$'Image data'.B34]" office:value-type="string" office:string-value="PrintGalleryImage-33.jpg" calcext:value-type="string">
            <text:p>PrintGalleryImage-33.jpg</text:p>
          </table:table-cell>
          <table:table-cell table:formula="of:=IF([$'Image data'.P34]=1;[$'Image data'.Q34];&quot;&quot;)" office:value-type="string" office:string-value="8 x 8 inches, 20 x 20 cm" calcext:value-type="string">
            <text:p>8 x 8 inches, 20 x 20 cm</text:p>
          </table:table-cell>
          <table:table-cell table:formula="of:=IF([$'Image data'.W34]=1;[$'Image data'.X34];&quot;&quot;)" office:value-type="string" office:string-value="12 x 12 inches, 30 x 30 cm" calcext:value-type="string">
            <text:p>12 x 12 inches, 30 x 30 cm</text:p>
          </table:table-cell>
          <table:table-cell table:formula="of:=IF([$'Image data'.AD34]=1;[$'Image data'.AE34];&quot;&quot;)" office:value-type="string" office:string-value="16 x 16 inches, 41 x 41 cm" calcext:value-type="string">
            <text:p>16 x 16 inches, 41 x 41 cm</text:p>
          </table:table-cell>
          <table:table-cell table:formula="of:=IF([$'Image data'.AK34]=1;[$'Image data'.AL34];&quot;&quot;)" office:value-type="string" office:string-value="20 x 20 inches, 51 x 51 cm" calcext:value-type="string">
            <text:p>20 x 20 inches, 51 x 51 cm</text:p>
          </table:table-cell>
          <table:table-cell table:formula="of:=IF([$'Image data'.AR34]=1;[$'Image data'.AS34];&quot;&quot;)" office:value-type="string" office:string-value="24 x 24 inches, 61 x 61 cm" calcext:value-type="string">
            <text:p>24 x 24 inches, 61 x 61 cm</text:p>
          </table:table-cell>
          <table:table-cell table:formula="of:=IF([$'Image data'.AY34]=1;[$'Image data'.AZ34];&quot;&quot;)" office:value-type="string" office:string-value="8 x 8 inches, 20 x 20 cm" calcext:value-type="string">
            <text:p>8 x 8 inches, 20 x 20 cm</text:p>
          </table:table-cell>
          <table:table-cell table:formula="of:=IF([$'Image data'.BF34]=1;[$'Image data'.BG34];&quot;&quot;)" office:value-type="string" office:string-value="12 x 12 inches, 30 x 30 cm" calcext:value-type="string">
            <text:p>12 x 12 inches, 30 x 30 cm</text:p>
          </table:table-cell>
          <table:table-cell table:formula="of:=IF([$'Image data'.BM34]=1;[$'Image data'.BN34];&quot;&quot;)" office:value-type="string" office:string-value="16 x 16 inches, 41 x 41 cm" calcext:value-type="string">
            <text:p>16 x 16 inches, 41 x 41 cm</text:p>
          </table:table-cell>
          <table:table-cell table:formula="of:=IF([$'Image data'.BT34]=1;[$'Image data'.BU34];&quot;&quot;)" office:value-type="string" office:string-value="20 x 20 inches, 51 x 51 cm" calcext:value-type="string">
            <text:p>20 x 20 inches, 51 x 51 cm</text:p>
          </table:table-cell>
          <table:table-cell table:formula="of:=IF([$'Image data'.CA34]=1;[$'Image data'.CB34];&quot;&quot;)" office:value-type="string" office:string-value="24 x 24 inches, 61 x 61 cm" calcext:value-type="string">
            <text:p>24 x 24 inches, 61 x 61 cm</text:p>
          </table:table-cell>
          <table:table-cell table:number-columns-repeated="5"/>
        </table:table-row>
        <table:table-row table:style-name="ro4">
          <table:table-cell table:formula="of:=[$'Image data'.C35]" office:value-type="string" office:string-value="Grazing Zebras" calcext:value-type="string">
            <text:p>Grazing Zebras</text:p>
          </table:table-cell>
          <table:table-cell table:formula="of:=[$'Image data'.D35]" office:value-type="string" office:string-value="Often we think of the East African savanna as a flat unending grassland with millions of zebras and wildebeest when it is so much more complex. However stereotypes exist for a reason and much of the Serengeti area is indeed just grass and grazing animals." calcext:value-type="string">
            <text:p>Often we think of the East African savanna as a flat unending grassland with millions of zebras and wildebeest when it is so much more complex. However stereotypes exist for a reason and much of the Serengeti area is indeed just grass and grazing animals.</text:p>
          </table:table-cell>
          <table:table-cell table:formula="of:=[$'Image data'.B35]" office:value-type="string" office:string-value="PrintGalleryImage-34.jpg" calcext:value-type="string">
            <text:p>PrintGalleryImage-34.jpg</text:p>
          </table:table-cell>
          <table:table-cell table:formula="of:=IF([$'Image data'.P35]=1;[$'Image data'.Q35];&quot;&quot;)" office:value-type="string" office:string-value="8 x 12 inches, 20 x 30 cm" calcext:value-type="string">
            <text:p>8 x 12 inches, 20 x 30 cm</text:p>
          </table:table-cell>
          <table:table-cell table:formula="of:=IF([$'Image data'.W35]=1;[$'Image data'.X35];&quot;&quot;)" office:value-type="string" office:string-value="12 x 18 inches, 30 x 46 cm" calcext:value-type="string">
            <text:p>12 x 18 inches, 30 x 46 cm</text:p>
          </table:table-cell>
          <table:table-cell table:formula="of:=IF([$'Image data'.AD35]=1;[$'Image data'.AE35];&quot;&quot;)" office:value-type="string" office:string-value="16 x 24 inches, 41 x 61 cm" calcext:value-type="string">
            <text:p>16 x 24 inches, 41 x 61 cm</text:p>
          </table:table-cell>
          <table:table-cell table:formula="of:=IF([$'Image data'.AK35]=1;[$'Image data'.AL35];&quot;&quot;)" office:value-type="string" office:string-value="20 x 30 inches, 51 x 76 cm" calcext:value-type="string">
            <text:p>20 x 30 inches, 51 x 76 cm</text:p>
          </table:table-cell>
          <table:table-cell table:formula="of:=IF([$'Image data'.AR35]=1;[$'Image data'.AS35];&quot;&quot;)" office:value-type="string" office:string-value="24 x 36 inches, 61 x 91 cm" calcext:value-type="string">
            <text:p>24 x 36 inches, 61 x 91 cm</text:p>
          </table:table-cell>
          <table:table-cell table:formula="of:=IF([$'Image data'.AY35]=1;[$'Image data'.AZ35];&quot;&quot;)" office:value-type="string" office:string-value="8 x 12 inches, 20 x 30 cm" calcext:value-type="string">
            <text:p>8 x 12 inches, 20 x 30 cm</text:p>
          </table:table-cell>
          <table:table-cell table:formula="of:=IF([$'Image data'.BF35]=1;[$'Image data'.BG35];&quot;&quot;)" office:value-type="string" office:string-value="12 x 18 inches, 30 x 46 cm" calcext:value-type="string">
            <text:p>12 x 18 inches, 30 x 46 cm</text:p>
          </table:table-cell>
          <table:table-cell table:formula="of:=IF([$'Image data'.BM35]=1;[$'Image data'.BN35];&quot;&quot;)" office:value-type="string" office:string-value="16 x 24 inches, 41 x 61 cm" calcext:value-type="string">
            <text:p>16 x 24 inches, 41 x 61 cm</text:p>
          </table:table-cell>
          <table:table-cell table:formula="of:=IF([$'Image data'.BT35]=1;[$'Image data'.BU35];&quot;&quot;)" office:value-type="string" office:string-value="20 x 30 inches, 51 x 76 cm" calcext:value-type="string">
            <text:p>20 x 30 inches, 51 x 76 cm</text:p>
          </table:table-cell>
          <table:table-cell table:formula="of:=IF([$'Image data'.CA35]=1;[$'Image data'.CB35];&quot;&quot;)" office:value-type="string" office:string-value="24 x 36 inches, 61 x 91 cm" calcext:value-type="string">
            <text:p>24 x 36 inches, 61 x 91 cm</text:p>
          </table:table-cell>
          <table:table-cell table:number-columns-repeated="5"/>
        </table:table-row>
        <table:table-row table:style-name="ro4">
          <table:table-cell table:formula="of:=[$'Image data'.C36]" office:value-type="string" office:string-value="Monkey Family" calcext:value-type="string">
            <text:p>Monkey Family</text:p>
          </table:table-cell>
          <table:table-cell table:formula="of:=[$'Image data'.D36]" office:value-type="string" office:string-value="Like all primates the Vervet Monkey is a social creature and a bit of family playtime before bed is perfectly normal. in the soft golden afternoon light, this family came down from the trees to gather in the open and spend time together." calcext:value-type="string">
            <text:p>Like all primates the Vervet Monkey is a social creature and a bit of family playtime before bed is perfectly normal. in the soft golden afternoon light, this family came down from the trees to gather in the open and spend time together.</text:p>
          </table:table-cell>
          <table:table-cell table:formula="of:=[$'Image data'.B36]" office:value-type="string" office:string-value="PrintGalleryImage-35.jpg" calcext:value-type="string">
            <text:p>PrintGalleryImage-35.jpg</text:p>
          </table:table-cell>
          <table:table-cell table:formula="of:=IF([$'Image data'.P36]=1;[$'Image data'.Q36];&quot;&quot;)" office:value-type="string" office:string-value="8 x 10 inches, 20 x 25 cm" calcext:value-type="string">
            <text:p>8 x 10 inches, 20 x 25 cm</text:p>
          </table:table-cell>
          <table:table-cell table:formula="of:=IF([$'Image data'.W36]=1;[$'Image data'.X36];&quot;&quot;)" office:value-type="string" office:string-value="12 x 15 inches, 30 x 38 cm" calcext:value-type="string">
            <text:p>12 x 15 inches, 30 x 38 cm</text:p>
          </table:table-cell>
          <table:table-cell table:formula="of:=IF([$'Image data'.AD36]=1;[$'Image data'.AE36];&quot;&quot;)" office:value-type="string" office:string-value="16 x 20 inches, 41 x 51 cm" calcext:value-type="string">
            <text:p>16 x 20 inches, 41 x 51 cm</text:p>
          </table:table-cell>
          <table:table-cell table:formula="of:=IF([$'Image data'.AK36]=1;[$'Image data'.AL36];&quot;&quot;)" office:value-type="string" office:string-value="20 x 25 inches, 51 x 64 cm" calcext:value-type="string">
            <text:p>20 x 25 inches, 51 x 64 cm</text:p>
          </table:table-cell>
          <table:table-cell table:formula="of:=IF([$'Image data'.AR36]=1;[$'Image data'.AS36];&quot;&quot;)" office:value-type="string" office:string-value="24 x 30 inches, 61 x 76 cm" calcext:value-type="string">
            <text:p>24 x 30 inches, 61 x 76 cm</text:p>
          </table:table-cell>
          <table:table-cell table:formula="of:=IF([$'Image data'.AY36]=1;[$'Image data'.AZ36];&quot;&quot;)" office:value-type="string" office:string-value="8 x 10 inches, 20 x 25 cm" calcext:value-type="string">
            <text:p>8 x 10 inches, 20 x 25 cm</text:p>
          </table:table-cell>
          <table:table-cell table:formula="of:=IF([$'Image data'.BF36]=1;[$'Image data'.BG36];&quot;&quot;)" office:value-type="string" office:string-value="12 x 15 inches, 30 x 38 cm" calcext:value-type="string">
            <text:p>12 x 15 inches, 30 x 38 cm</text:p>
          </table:table-cell>
          <table:table-cell table:formula="of:=IF([$'Image data'.BM36]=1;[$'Image data'.BN36];&quot;&quot;)" office:value-type="string" office:string-value="16 x 20 inches, 41 x 51 cm" calcext:value-type="string">
            <text:p>16 x 20 inches, 41 x 51 cm</text:p>
          </table:table-cell>
          <table:table-cell table:formula="of:=IF([$'Image data'.BT36]=1;[$'Image data'.BU36];&quot;&quot;)" office:value-type="string" office:string-value="20 x 25 inches, 51 x 64 cm" calcext:value-type="string">
            <text:p>20 x 25 inches, 51 x 64 cm</text:p>
          </table:table-cell>
          <table:table-cell table:formula="of:=IF([$'Image data'.CA36]=1;[$'Image data'.CB36];&quot;&quot;)" office:value-type="string" office:string-value="24 x 30 inches, 61 x 76 cm" calcext:value-type="string">
            <text:p>24 x 30 inches, 61 x 76 cm</text:p>
          </table:table-cell>
          <table:table-cell table:number-columns-repeated="5"/>
        </table:table-row>
        <table:table-row table:style-name="ro4">
          <table:table-cell table:formula="of:=[$'Image data'.C37]" office:value-type="string" office:string-value="Secretary Birds on an Evening Walk" calcext:value-type="string">
            <text:p>Secretary Birds on an Evening Walk</text:p>
          </table:table-cell>
          <table:table-cell table:formula="of:=[$'Image data'.D37]" office:value-type="string" office:string-value="The Kori Bustard is the largest flying bird in Africa. However they do like to stroll as well and are often seen strutting around the savanna. I am not sure I managed to see one flying, never mind get a shot of them." calcext:value-type="string">
            <text:p>The Kori Bustard is the largest flying bird in Africa. However they do like to stroll as well and are often seen strutting around the savanna. I am not sure I managed to see one flying, never mind get a shot of them.</text:p>
          </table:table-cell>
          <table:table-cell table:formula="of:=[$'Image data'.B37]" office:value-type="string" office:string-value="PrintGalleryImage-36.jpg" calcext:value-type="string">
            <text:p>PrintGalleryImage-36.jpg</text:p>
          </table:table-cell>
          <table:table-cell table:formula="of:=IF([$'Image data'.P37]=1;[$'Image data'.Q37];&quot;&quot;)" office:value-type="string" office:string-value="8 x 12 inches, 20 x 30 cm" calcext:value-type="string">
            <text:p>8 x 12 inches, 20 x 30 cm</text:p>
          </table:table-cell>
          <table:table-cell table:formula="of:=IF([$'Image data'.W37]=1;[$'Image data'.X37];&quot;&quot;)" office:value-type="string" office:string-value="12 x 18 inches, 30 x 46 cm" calcext:value-type="string">
            <text:p>12 x 18 inches, 30 x 46 cm</text:p>
          </table:table-cell>
          <table:table-cell table:formula="of:=IF([$'Image data'.AD37]=1;[$'Image data'.AE37];&quot;&quot;)" office:value-type="string" office:string-value="16 x 24 inches, 41 x 61 cm" calcext:value-type="string">
            <text:p>16 x 24 inches, 41 x 61 cm</text:p>
          </table:table-cell>
          <table:table-cell table:formula="of:=IF([$'Image data'.AK37]=1;[$'Image data'.AL37];&quot;&quot;)" office:value-type="string" office:string-value="20 x 30 inches, 51 x 76 cm" calcext:value-type="string">
            <text:p>20 x 30 inches, 51 x 76 cm</text:p>
          </table:table-cell>
          <table:table-cell table:formula="of:=IF([$'Image data'.AR37]=1;[$'Image data'.AS37];&quot;&quot;)" office:value-type="string" office:string-value="24 x 36 inches, 61 x 91 cm" calcext:value-type="string">
            <text:p>24 x 36 inches, 61 x 91 cm</text:p>
          </table:table-cell>
          <table:table-cell table:formula="of:=IF([$'Image data'.AY37]=1;[$'Image data'.AZ37];&quot;&quot;)" office:value-type="string" office:string-value="8 x 12 inches, 20 x 30 cm" calcext:value-type="string">
            <text:p>8 x 12 inches, 20 x 30 cm</text:p>
          </table:table-cell>
          <table:table-cell table:formula="of:=IF([$'Image data'.BF37]=1;[$'Image data'.BG37];&quot;&quot;)" office:value-type="string" office:string-value="12 x 18 inches, 30 x 46 cm" calcext:value-type="string">
            <text:p>12 x 18 inches, 30 x 46 cm</text:p>
          </table:table-cell>
          <table:table-cell table:formula="of:=IF([$'Image data'.BM37]=1;[$'Image data'.BN37];&quot;&quot;)" office:value-type="string" office:string-value="16 x 24 inches, 41 x 61 cm" calcext:value-type="string">
            <text:p>16 x 24 inches, 41 x 61 cm</text:p>
          </table:table-cell>
          <table:table-cell table:formula="of:=IF([$'Image data'.BT37]=1;[$'Image data'.BU37];&quot;&quot;)" office:value-type="string" office:string-value="20 x 30 inches, 51 x 76 cm" calcext:value-type="string">
            <text:p>20 x 30 inches, 51 x 76 cm</text:p>
          </table:table-cell>
          <table:table-cell table:formula="of:=IF([$'Image data'.CA37]=1;[$'Image data'.CB37];&quot;&quot;)" office:value-type="string" office:string-value="24 x 36 inches, 61 x 91 cm" calcext:value-type="string">
            <text:p>24 x 36 inches, 61 x 91 cm</text:p>
          </table:table-cell>
          <table:table-cell table:number-columns-repeated="5"/>
        </table:table-row>
        <table:table-row table:style-name="ro4">
          <table:table-cell table:formula="of:=[$'Image data'.C38]" office:value-type="string" office:string-value="Secretary Birds on an Evening Walk BW" calcext:value-type="string">
            <text:p>Secretary Birds on an Evening Walk BW</text:p>
          </table:table-cell>
          <table:table-cell table:formula="of:=[$'Image data'.D38]" office:value-type="string" office:string-value="The Kori Bustard is the largest flying bird in Africa. However they do like to stroll as well and are often seen strutting around the savanna. I am not sure I managed to see one flying, never mind get a shot of them." calcext:value-type="string">
            <text:p>The Kori Bustard is the largest flying bird in Africa. However they do like to stroll as well and are often seen strutting around the savanna. I am not sure I managed to see one flying, never mind get a shot of them.</text:p>
          </table:table-cell>
          <table:table-cell table:formula="of:=[$'Image data'.B38]" office:value-type="string" office:string-value="PrintGalleryImage-37.jpg" calcext:value-type="string">
            <text:p>PrintGalleryImage-37.jpg</text:p>
          </table:table-cell>
          <table:table-cell table:formula="of:=IF([$'Image data'.P38]=1;[$'Image data'.Q38];&quot;&quot;)" office:value-type="string" office:string-value="8 x 12 inches, 20 x 30 cm" calcext:value-type="string">
            <text:p>8 x 12 inches, 20 x 30 cm</text:p>
          </table:table-cell>
          <table:table-cell table:formula="of:=IF([$'Image data'.W38]=1;[$'Image data'.X38];&quot;&quot;)" office:value-type="string" office:string-value="12 x 18 inches, 30 x 46 cm" calcext:value-type="string">
            <text:p>12 x 18 inches, 30 x 46 cm</text:p>
          </table:table-cell>
          <table:table-cell table:formula="of:=IF([$'Image data'.AD38]=1;[$'Image data'.AE38];&quot;&quot;)" office:value-type="string" office:string-value="16 x 24 inches, 41 x 61 cm" calcext:value-type="string">
            <text:p>16 x 24 inches, 41 x 61 cm</text:p>
          </table:table-cell>
          <table:table-cell table:formula="of:=IF([$'Image data'.AK38]=1;[$'Image data'.AL38];&quot;&quot;)" office:value-type="string" office:string-value="20 x 30 inches, 51 x 76 cm" calcext:value-type="string">
            <text:p>20 x 30 inches, 51 x 76 cm</text:p>
          </table:table-cell>
          <table:table-cell table:formula="of:=IF([$'Image data'.AR38]=1;[$'Image data'.AS38];&quot;&quot;)" office:value-type="string" office:string-value="24 x 36 inches, 61 x 91 cm" calcext:value-type="string">
            <text:p>24 x 36 inches, 61 x 91 cm</text:p>
          </table:table-cell>
          <table:table-cell table:formula="of:=IF([$'Image data'.AY38]=1;[$'Image data'.AZ38];&quot;&quot;)" office:value-type="string" office:string-value="8 x 12 inches, 20 x 30 cm" calcext:value-type="string">
            <text:p>8 x 12 inches, 20 x 30 cm</text:p>
          </table:table-cell>
          <table:table-cell table:formula="of:=IF([$'Image data'.BF38]=1;[$'Image data'.BG38];&quot;&quot;)" office:value-type="string" office:string-value="12 x 18 inches, 30 x 46 cm" calcext:value-type="string">
            <text:p>12 x 18 inches, 30 x 46 cm</text:p>
          </table:table-cell>
          <table:table-cell table:formula="of:=IF([$'Image data'.BM38]=1;[$'Image data'.BN38];&quot;&quot;)" office:value-type="string" office:string-value="16 x 24 inches, 41 x 61 cm" calcext:value-type="string">
            <text:p>16 x 24 inches, 41 x 61 cm</text:p>
          </table:table-cell>
          <table:table-cell table:formula="of:=IF([$'Image data'.BT38]=1;[$'Image data'.BU38];&quot;&quot;)" office:value-type="string" office:string-value="20 x 30 inches, 51 x 76 cm" calcext:value-type="string">
            <text:p>20 x 30 inches, 51 x 76 cm</text:p>
          </table:table-cell>
          <table:table-cell table:formula="of:=IF([$'Image data'.CA38]=1;[$'Image data'.CB38];&quot;&quot;)" office:value-type="string" office:string-value="24 x 36 inches, 61 x 91 cm" calcext:value-type="string">
            <text:p>24 x 36 inches, 61 x 91 cm</text:p>
          </table:table-cell>
          <table:table-cell table:number-columns-repeated="5"/>
        </table:table-row>
        <table:table-row table:style-name="ro4">
          <table:table-cell table:formula="of:=[$'Image data'.C39]" office:value-type="string" office:string-value="Yin and Yang Zebras" calcext:value-type="string">
            <text:p>Yin and Yang Zebras</text:p>
          </table:table-cell>
          <table:table-cell table:formula="of:=[$'Image data'.D39]" office:value-type="string" office:string-value="The stripes of a zebra is designed to blend into the stripes of another when seen by a predator from afar. Normally the young are a bit more brown than black but I probably wasn't sure which end was the mother and which was the young until I got home and went through my images." calcext:value-type="string">
            <text:p>The stripes of a zebra is designed to blend into the stripes of another when seen by a predator from afar. Normally the young are a bit more brown than black but I probably wasn't sure which end was the mother and which was the young until I got home and went through my images.</text:p>
          </table:table-cell>
          <table:table-cell table:formula="of:=[$'Image data'.B39]" office:value-type="string" office:string-value="PrintGalleryImage-38.jpg" calcext:value-type="string">
            <text:p>PrintGalleryImage-38.jpg</text:p>
          </table:table-cell>
          <table:table-cell table:formula="of:=IF([$'Image data'.P39]=1;[$'Image data'.Q39];&quot;&quot;)" office:value-type="string" office:string-value="8 x 12 inches, 20 x 30 cm" calcext:value-type="string">
            <text:p>8 x 12 inches, 20 x 30 cm</text:p>
          </table:table-cell>
          <table:table-cell table:formula="of:=IF([$'Image data'.W39]=1;[$'Image data'.X39];&quot;&quot;)" office:value-type="string" office:string-value="12 x 18 inches, 30 x 46 cm" calcext:value-type="string">
            <text:p>12 x 18 inches, 30 x 46 cm</text:p>
          </table:table-cell>
          <table:table-cell table:formula="of:=IF([$'Image data'.AD39]=1;[$'Image data'.AE39];&quot;&quot;)" office:value-type="string" office:string-value="16 x 24 inches, 41 x 61 cm" calcext:value-type="string">
            <text:p>16 x 24 inches, 41 x 61 cm</text:p>
          </table:table-cell>
          <table:table-cell table:formula="of:=IF([$'Image data'.AK39]=1;[$'Image data'.AL39];&quot;&quot;)" office:value-type="string" office:string-value="20 x 30 inches, 51 x 76 cm" calcext:value-type="string">
            <text:p>20 x 30 inches, 51 x 76 cm</text:p>
          </table:table-cell>
          <table:table-cell table:formula="of:=IF([$'Image data'.AR39]=1;[$'Image data'.AS39];&quot;&quot;)" office:value-type="string" office:string-value="24 x 36 inches, 61 x 91 cm" calcext:value-type="string">
            <text:p>24 x 36 inches, 61 x 91 cm</text:p>
          </table:table-cell>
          <table:table-cell table:formula="of:=IF([$'Image data'.AY39]=1;[$'Image data'.AZ39];&quot;&quot;)" office:value-type="string" office:string-value="8 x 12 inches, 20 x 30 cm" calcext:value-type="string">
            <text:p>8 x 12 inches, 20 x 30 cm</text:p>
          </table:table-cell>
          <table:table-cell table:formula="of:=IF([$'Image data'.BF39]=1;[$'Image data'.BG39];&quot;&quot;)" office:value-type="string" office:string-value="12 x 18 inches, 30 x 46 cm" calcext:value-type="string">
            <text:p>12 x 18 inches, 30 x 46 cm</text:p>
          </table:table-cell>
          <table:table-cell table:formula="of:=IF([$'Image data'.BM39]=1;[$'Image data'.BN39];&quot;&quot;)" office:value-type="string" office:string-value="16 x 24 inches, 41 x 61 cm" calcext:value-type="string">
            <text:p>16 x 24 inches, 41 x 61 cm</text:p>
          </table:table-cell>
          <table:table-cell table:formula="of:=IF([$'Image data'.BT39]=1;[$'Image data'.BU39];&quot;&quot;)" office:value-type="string" office:string-value="20 x 30 inches, 51 x 76 cm" calcext:value-type="string">
            <text:p>20 x 30 inches, 51 x 76 cm</text:p>
          </table:table-cell>
          <table:table-cell table:formula="of:=IF([$'Image data'.CA39]=1;[$'Image data'.CB39];&quot;&quot;)" office:value-type="string" office:string-value="24 x 36 inches, 61 x 91 cm" calcext:value-type="string">
            <text:p>24 x 36 inches, 61 x 91 cm</text:p>
          </table:table-cell>
          <table:table-cell table:number-columns-repeated="5"/>
        </table:table-row>
        <table:table-row table:style-name="ro4">
          <table:table-cell table:formula="of:=[$'Image data'.C40]" office:value-type="string" office:string-value="Yin and Yang Zebras BW " calcext:value-type="string">
            <text:p>Yin and Yang Zebras BW </text:p>
          </table:table-cell>
          <table:table-cell table:formula="of:=[$'Image data'.D40]" office:value-type="string" office:string-value="The stripes of a zebra is designed to blend into the stripes of another when seen by a predator from afar. Normally the young are a bit more brown than black but I probably wasn't sure which end was the mother and which was the young until I got home and went through my images." calcext:value-type="string">
            <text:p>The stripes of a zebra is designed to blend into the stripes of another when seen by a predator from afar. Normally the young are a bit more brown than black but I probably wasn't sure which end was the mother and which was the young until I got home and went through my images.</text:p>
          </table:table-cell>
          <table:table-cell table:formula="of:=[$'Image data'.B40]" office:value-type="string" office:string-value="PrintGalleryImage-39.jpg" calcext:value-type="string">
            <text:p>PrintGalleryImage-39.jpg</text:p>
          </table:table-cell>
          <table:table-cell table:formula="of:=IF([$'Image data'.P40]=1;[$'Image data'.Q40];&quot;&quot;)" office:value-type="string" office:string-value="8 x 12 inches, 20 x 30 cm" calcext:value-type="string">
            <text:p>8 x 12 inches, 20 x 30 cm</text:p>
          </table:table-cell>
          <table:table-cell table:formula="of:=IF([$'Image data'.W40]=1;[$'Image data'.X40];&quot;&quot;)" office:value-type="string" office:string-value="12 x 18 inches, 30 x 46 cm" calcext:value-type="string">
            <text:p>12 x 18 inches, 30 x 46 cm</text:p>
          </table:table-cell>
          <table:table-cell table:formula="of:=IF([$'Image data'.AD40]=1;[$'Image data'.AE40];&quot;&quot;)" office:value-type="string" office:string-value="16 x 24 inches, 41 x 61 cm" calcext:value-type="string">
            <text:p>16 x 24 inches, 41 x 61 cm</text:p>
          </table:table-cell>
          <table:table-cell table:formula="of:=IF([$'Image data'.AK40]=1;[$'Image data'.AL40];&quot;&quot;)" office:value-type="string" office:string-value="20 x 30 inches, 51 x 76 cm" calcext:value-type="string">
            <text:p>20 x 30 inches, 51 x 76 cm</text:p>
          </table:table-cell>
          <table:table-cell table:formula="of:=IF([$'Image data'.AR40]=1;[$'Image data'.AS40];&quot;&quot;)" office:value-type="string" office:string-value="24 x 36 inches, 61 x 91 cm" calcext:value-type="string">
            <text:p>24 x 36 inches, 61 x 91 cm</text:p>
          </table:table-cell>
          <table:table-cell table:formula="of:=IF([$'Image data'.AY40]=1;[$'Image data'.AZ40];&quot;&quot;)" office:value-type="string" office:string-value="8 x 12 inches, 20 x 30 cm" calcext:value-type="string">
            <text:p>8 x 12 inches, 20 x 30 cm</text:p>
          </table:table-cell>
          <table:table-cell table:formula="of:=IF([$'Image data'.BF40]=1;[$'Image data'.BG40];&quot;&quot;)" office:value-type="string" office:string-value="12 x 18 inches, 30 x 46 cm" calcext:value-type="string">
            <text:p>12 x 18 inches, 30 x 46 cm</text:p>
          </table:table-cell>
          <table:table-cell table:formula="of:=IF([$'Image data'.BM40]=1;[$'Image data'.BN40];&quot;&quot;)" office:value-type="string" office:string-value="16 x 24 inches, 41 x 61 cm" calcext:value-type="string">
            <text:p>16 x 24 inches, 41 x 61 cm</text:p>
          </table:table-cell>
          <table:table-cell table:formula="of:=IF([$'Image data'.BT40]=1;[$'Image data'.BU40];&quot;&quot;)" office:value-type="string" office:string-value="20 x 30 inches, 51 x 76 cm" calcext:value-type="string">
            <text:p>20 x 30 inches, 51 x 76 cm</text:p>
          </table:table-cell>
          <table:table-cell table:formula="of:=IF([$'Image data'.CA40]=1;[$'Image data'.CB40];&quot;&quot;)" office:value-type="string" office:string-value="24 x 36 inches, 61 x 91 cm" calcext:value-type="string">
            <text:p>24 x 36 inches, 61 x 91 cm</text:p>
          </table:table-cell>
          <table:table-cell table:number-columns-repeated="5"/>
        </table:table-row>
        <table:table-row table:style-name="ro4">
          <table:table-cell table:formula="of:=[$'Image data'.C41]" office:value-type="string" office:string-value="Savanah Scene" calcext:value-type="string">
            <text:p>Savanah Scene</text:p>
          </table:table-cell>
          <table:table-cell table:formula="of:=[$'Image data'.D41]" office:value-type="string" office:string-value="There are over 1 million wildebeest in the great migration's herds and I think I saw every one of them. Sometimes they gather in their 1000's but at other times when the rains are a bit more extensive and nourish more grass, the wildebeest spread out a bit. However you will probably have one in every wide angle shot in the Serengeti." calcext:value-type="string">
            <text:p>There are over 1 million wildebeest in the great migration's herds and I think I saw every one of them. Sometimes they gather in their 1000's but at other times when the rains are a bit more extensive and nourish more grass, the wildebeest spread out a bit. However you will probably have one in every wide angle shot in the Serengeti.</text:p>
          </table:table-cell>
          <table:table-cell table:formula="of:=[$'Image data'.B41]" office:value-type="string" office:string-value="PrintGalleryImage-40.jpg" calcext:value-type="string">
            <text:p>PrintGalleryImage-40.jpg</text:p>
          </table:table-cell>
          <table:table-cell table:formula="of:=IF([$'Image data'.P41]=1;[$'Image data'.Q41];&quot;&quot;)">
            <text:p/>
          </table:table-cell>
          <table:table-cell table:formula="of:=IF([$'Image data'.W41]=1;[$'Image data'.X41];&quot;&quot;)">
            <text:p/>
          </table:table-cell>
          <table:table-cell table:formula="of:=IF([$'Image data'.AD41]=1;[$'Image data'.AE41];&quot;&quot;)">
            <text:p/>
          </table:table-cell>
          <table:table-cell table:formula="of:=IF([$'Image data'.AK41]=1;[$'Image data'.AL41];&quot;&quot;)">
            <text:p/>
          </table:table-cell>
          <table:table-cell table:formula="of:=IF([$'Image data'.AR41]=1;[$'Image data'.AS41];&quot;&quot;)">
            <text:p/>
          </table:table-cell>
          <table:table-cell table:formula="of:=IF([$'Image data'.AY41]=1;[$'Image data'.AZ41];&quot;&quot;)">
            <text:p/>
          </table:table-cell>
          <table:table-cell table:formula="of:=IF([$'Image data'.BF41]=1;[$'Image data'.BG41];&quot;&quot;)">
            <text:p/>
          </table:table-cell>
          <table:table-cell table:formula="of:=IF([$'Image data'.BM41]=1;[$'Image data'.BN41];&quot;&quot;)">
            <text:p/>
          </table:table-cell>
          <table:table-cell table:formula="of:=IF([$'Image data'.BT41]=1;[$'Image data'.BU41];&quot;&quot;)">
            <text:p/>
          </table:table-cell>
          <table:table-cell table:formula="of:=IF([$'Image data'.CA41]=1;[$'Image data'.CB41];&quot;&quot;)">
            <text:p/>
          </table:table-cell>
          <table:table-cell table:number-columns-repeated="5"/>
        </table:table-row>
        <table:table-row table:style-name="ro4">
          <table:table-cell table:formula="of:=[$'Image data'.C42]" office:value-type="string" office:string-value="Lion Patrol" calcext:value-type="string">
            <text:p>Lion Patrol</text:p>
          </table:table-cell>
          <table:table-cell table:formula="of:=[$'Image data'.D42]" office:value-type="string" office:string-value="Nothing compares to seeing the confidence of a male line strutting through the grasses of the savanna. If I was that big and strong I guess I would be equally confident that nothing could hurt me." calcext:value-type="string">
            <text:p>Nothing compares to seeing the confidence of a male line strutting through the grasses of the savanna. If I was that big and strong I guess I would be equally confident that nothing could hurt me.</text:p>
          </table:table-cell>
          <table:table-cell table:formula="of:=[$'Image data'.B42]" office:value-type="string" office:string-value="PrintGalleryImage-41.jpg" calcext:value-type="string">
            <text:p>PrintGalleryImage-41.jpg</text:p>
          </table:table-cell>
          <table:table-cell table:formula="of:=IF([$'Image data'.P42]=1;[$'Image data'.Q42];&quot;&quot;)" office:value-type="string" office:string-value="8 x 12 inches, 20 x 30 cm" calcext:value-type="string">
            <text:p>8 x 12 inches, 20 x 30 cm</text:p>
          </table:table-cell>
          <table:table-cell table:formula="of:=IF([$'Image data'.W42]=1;[$'Image data'.X42];&quot;&quot;)" office:value-type="string" office:string-value="12 x 18 inches, 30 x 46 cm" calcext:value-type="string">
            <text:p>12 x 18 inches, 30 x 46 cm</text:p>
          </table:table-cell>
          <table:table-cell table:formula="of:=IF([$'Image data'.AD42]=1;[$'Image data'.AE42];&quot;&quot;)" office:value-type="string" office:string-value="16 x 24 inches, 41 x 61 cm" calcext:value-type="string">
            <text:p>16 x 24 inches, 41 x 61 cm</text:p>
          </table:table-cell>
          <table:table-cell table:formula="of:=IF([$'Image data'.AK42]=1;[$'Image data'.AL42];&quot;&quot;)" office:value-type="string" office:string-value="20 x 30 inches, 51 x 76 cm" calcext:value-type="string">
            <text:p>20 x 30 inches, 51 x 76 cm</text:p>
          </table:table-cell>
          <table:table-cell table:formula="of:=IF([$'Image data'.AR42]=1;[$'Image data'.AS42];&quot;&quot;)">
            <text:p/>
          </table:table-cell>
          <table:table-cell table:formula="of:=IF([$'Image data'.AY42]=1;[$'Image data'.AZ42];&quot;&quot;)">
            <text:p/>
          </table:table-cell>
          <table:table-cell table:formula="of:=IF([$'Image data'.BF42]=1;[$'Image data'.BG42];&quot;&quot;)">
            <text:p/>
          </table:table-cell>
          <table:table-cell table:formula="of:=IF([$'Image data'.BM42]=1;[$'Image data'.BN42];&quot;&quot;)">
            <text:p/>
          </table:table-cell>
          <table:table-cell table:formula="of:=IF([$'Image data'.BT42]=1;[$'Image data'.BU42];&quot;&quot;)">
            <text:p/>
          </table:table-cell>
          <table:table-cell table:formula="of:=IF([$'Image data'.CA42]=1;[$'Image data'.CB42];&quot;&quot;)">
            <text:p/>
          </table:table-cell>
          <table:table-cell table:number-columns-repeated="5"/>
        </table:table-row>
        <table:table-row table:style-name="ro4">
          <table:table-cell table:formula="of:=[$'Image data'.C43]" office:value-type="string" office:string-value="Lioness on Lookout" calcext:value-type="string">
            <text:p>Lioness on Lookout</text:p>
          </table:table-cell>
          <table:table-cell table:formula="of:=[$'Image data'.D43]" office:value-type="string" office:string-value="Everybody likes a good kopje for a lookout point. If we were allowed out of the vehicle in the national parks we would have climbed up too, to see what intersting prey we could find for our cameras." calcext:value-type="string">
            <text:p>Everybody likes a good kopje for a lookout point. If we were allowed out of the vehicle in the national parks we would have climbed up too, to see what intersting prey we could find for our cameras.</text:p>
          </table:table-cell>
          <table:table-cell table:formula="of:=[$'Image data'.B43]" office:value-type="string" office:string-value="PrintGalleryImage-42.jpg" calcext:value-type="string">
            <text:p>PrintGalleryImage-42.jpg</text:p>
          </table:table-cell>
          <table:table-cell table:formula="of:=IF([$'Image data'.P43]=1;[$'Image data'.Q43];&quot;&quot;)" office:value-type="string" office:string-value="8 x 12 inches, 20 x 30 cm" calcext:value-type="string">
            <text:p>8 x 12 inches, 20 x 30 cm</text:p>
          </table:table-cell>
          <table:table-cell table:formula="of:=IF([$'Image data'.W43]=1;[$'Image data'.X43];&quot;&quot;)" office:value-type="string" office:string-value="12 x 18 inches, 30 x 46 cm" calcext:value-type="string">
            <text:p>12 x 18 inches, 30 x 46 cm</text:p>
          </table:table-cell>
          <table:table-cell table:formula="of:=IF([$'Image data'.AD43]=1;[$'Image data'.AE43];&quot;&quot;)" office:value-type="string" office:string-value="16 x 24 inches, 41 x 61 cm" calcext:value-type="string">
            <text:p>16 x 24 inches, 41 x 61 cm</text:p>
          </table:table-cell>
          <table:table-cell table:formula="of:=IF([$'Image data'.AK43]=1;[$'Image data'.AL43];&quot;&quot;)" office:value-type="string" office:string-value="20 x 30 inches, 51 x 76 cm" calcext:value-type="string">
            <text:p>20 x 30 inches, 51 x 76 cm</text:p>
          </table:table-cell>
          <table:table-cell table:formula="of:=IF([$'Image data'.AR43]=1;[$'Image data'.AS43];&quot;&quot;)" office:value-type="string" office:string-value="24 x 36 inches, 61 x 91 cm" calcext:value-type="string">
            <text:p>24 x 36 inches, 61 x 91 cm</text:p>
          </table:table-cell>
          <table:table-cell table:formula="of:=IF([$'Image data'.AY43]=1;[$'Image data'.AZ43];&quot;&quot;)">
            <text:p/>
          </table:table-cell>
          <table:table-cell table:formula="of:=IF([$'Image data'.BF43]=1;[$'Image data'.BG43];&quot;&quot;)" office:value-type="string" office:string-value="12 x 18 inches, 30 x 46 cm" calcext:value-type="string">
            <text:p>12 x 18 inches, 30 x 46 cm</text:p>
          </table:table-cell>
          <table:table-cell table:formula="of:=IF([$'Image data'.BM43]=1;[$'Image data'.BN43];&quot;&quot;)">
            <text:p/>
          </table:table-cell>
          <table:table-cell table:formula="of:=IF([$'Image data'.BT43]=1;[$'Image data'.BU43];&quot;&quot;)">
            <text:p/>
          </table:table-cell>
          <table:table-cell table:formula="of:=IF([$'Image data'.CA43]=1;[$'Image data'.CB43];&quot;&quot;)">
            <text:p/>
          </table:table-cell>
          <table:table-cell table:number-columns-repeated="5"/>
        </table:table-row>
        <table:table-row table:style-name="ro4">
          <table:table-cell table:formula="of:=[$'Image data'.C44]" office:value-type="string" office:string-value="Double Wildebeest Migration" calcext:value-type="string">
            <text:p>Double Wildebeest Migration</text:p>
          </table:table-cell>
          <table:table-cell table:formula="of:=[$'Image data'.D44]" office:value-type="string" office:string-value="Depending where you are in the seasonal circle of the great migration there will be a few or many wildebeest visible in the Serengeti. Over two million live on the plains of east Africa, one of the conservation worlds success stories." calcext:value-type="string">
            <text:p>Depending where you are in the seasonal circle of the great migration there will be a few or many wildebeest visible in the Serengeti. Over two million live on the plains of east Africa, one of the conservation worlds success stories.</text:p>
          </table:table-cell>
          <table:table-cell table:formula="of:=[$'Image data'.B44]" office:value-type="string" office:string-value="PrintGalleryImage-43.jpg" calcext:value-type="string">
            <text:p>PrintGalleryImage-43.jpg</text:p>
          </table:table-cell>
          <table:table-cell table:formula="of:=IF([$'Image data'.P44]=1;[$'Image data'.Q44];&quot;&quot;)" office:value-type="string" office:string-value="8 x 12 inches, 20 x 30 cm" calcext:value-type="string">
            <text:p>8 x 12 inches, 20 x 30 cm</text:p>
          </table:table-cell>
          <table:table-cell table:formula="of:=IF([$'Image data'.W44]=1;[$'Image data'.X44];&quot;&quot;)" office:value-type="string" office:string-value="12 x 18 inches, 30 x 46 cm" calcext:value-type="string">
            <text:p>12 x 18 inches, 30 x 46 cm</text:p>
          </table:table-cell>
          <table:table-cell table:formula="of:=IF([$'Image data'.AD44]=1;[$'Image data'.AE44];&quot;&quot;)" office:value-type="string" office:string-value="16 x 24 inches, 41 x 61 cm" calcext:value-type="string">
            <text:p>16 x 24 inches, 41 x 61 cm</text:p>
          </table:table-cell>
          <table:table-cell table:formula="of:=IF([$'Image data'.AK44]=1;[$'Image data'.AL44];&quot;&quot;)" office:value-type="string" office:string-value="20 x 30 inches, 51 x 76 cm" calcext:value-type="string">
            <text:p>20 x 30 inches, 51 x 76 cm</text:p>
          </table:table-cell>
          <table:table-cell table:formula="of:=IF([$'Image data'.AR44]=1;[$'Image data'.AS44];&quot;&quot;)" office:value-type="string" office:string-value="24 x 36 inches, 61 x 91 cm" calcext:value-type="string">
            <text:p>24 x 36 inches, 61 x 91 cm</text:p>
          </table:table-cell>
          <table:table-cell table:formula="of:=IF([$'Image data'.AY44]=1;[$'Image data'.AZ44];&quot;&quot;)" office:value-type="string" office:string-value="8 x 12 inches, 20 x 30 cm" calcext:value-type="string">
            <text:p>8 x 12 inches, 20 x 30 cm</text:p>
          </table:table-cell>
          <table:table-cell table:formula="of:=IF([$'Image data'.BF44]=1;[$'Image data'.BG44];&quot;&quot;)" office:value-type="string" office:string-value="12 x 18 inches, 30 x 46 cm" calcext:value-type="string">
            <text:p>12 x 18 inches, 30 x 46 cm</text:p>
          </table:table-cell>
          <table:table-cell table:formula="of:=IF([$'Image data'.BM44]=1;[$'Image data'.BN44];&quot;&quot;)" office:value-type="string" office:string-value="16 x 24 inches, 41 x 61 cm" calcext:value-type="string">
            <text:p>16 x 24 inches, 41 x 61 cm</text:p>
          </table:table-cell>
          <table:table-cell table:formula="of:=IF([$'Image data'.BT44]=1;[$'Image data'.BU44];&quot;&quot;)">
            <text:p/>
          </table:table-cell>
          <table:table-cell table:formula="of:=IF([$'Image data'.CA44]=1;[$'Image data'.CB44];&quot;&quot;)">
            <text:p/>
          </table:table-cell>
          <table:table-cell table:number-columns-repeated="5"/>
        </table:table-row>
        <table:table-row table:style-name="ro4">
          <table:table-cell table:formula="of:=[$'Image data'.C45]" office:value-type="string" office:string-value="Triple Wildebeest Migration" calcext:value-type="string">
            <text:p>Triple Wildebeest Migration</text:p>
          </table:table-cell>
          <table:table-cell table:formula="of:=[$'Image data'.D45]" office:value-type="string" office:string-value="There are many things hiding in the long grasses of the Serengeti. When the grasses grow long the servals, mice and other mini creatures have lots of space to hide. Wildebeest on the other hand are everywhere." calcext:value-type="string">
            <text:p>There are many things hiding in the long grasses of the Serengeti. When the grasses grow long the servals, mice and other mini creatures have lots of space to hide. Wildebeest on the other hand are everywhere.</text:p>
          </table:table-cell>
          <table:table-cell table:formula="of:=[$'Image data'.B45]" office:value-type="string" office:string-value="PrintGalleryImage-44.jpg" calcext:value-type="string">
            <text:p>PrintGalleryImage-44.jpg</text:p>
          </table:table-cell>
          <table:table-cell table:formula="of:=IF([$'Image data'.P45]=1;[$'Image data'.Q45];&quot;&quot;)" office:value-type="string" office:string-value="8 x 12 inches, 20 x 30 cm" calcext:value-type="string">
            <text:p>8 x 12 inches, 20 x 30 cm</text:p>
          </table:table-cell>
          <table:table-cell table:formula="of:=IF([$'Image data'.W45]=1;[$'Image data'.X45];&quot;&quot;)" office:value-type="string" office:string-value="12 x 18 inches, 30 x 46 cm" calcext:value-type="string">
            <text:p>12 x 18 inches, 30 x 46 cm</text:p>
          </table:table-cell>
          <table:table-cell table:formula="of:=IF([$'Image data'.AD45]=1;[$'Image data'.AE45];&quot;&quot;)" office:value-type="string" office:string-value="16 x 24 inches, 41 x 61 cm" calcext:value-type="string">
            <text:p>16 x 24 inches, 41 x 61 cm</text:p>
          </table:table-cell>
          <table:table-cell table:formula="of:=IF([$'Image data'.AK45]=1;[$'Image data'.AL45];&quot;&quot;)" office:value-type="string" office:string-value="20 x 30 inches, 51 x 76 cm" calcext:value-type="string">
            <text:p>20 x 30 inches, 51 x 76 cm</text:p>
          </table:table-cell>
          <table:table-cell table:formula="of:=IF([$'Image data'.AR45]=1;[$'Image data'.AS45];&quot;&quot;)" office:value-type="string" office:string-value="24 x 36 inches, 61 x 91 cm" calcext:value-type="string">
            <text:p>24 x 36 inches, 61 x 91 cm</text:p>
          </table:table-cell>
          <table:table-cell table:formula="of:=IF([$'Image data'.AY45]=1;[$'Image data'.AZ45];&quot;&quot;)" office:value-type="string" office:string-value="8 x 12 inches, 20 x 30 cm" calcext:value-type="string">
            <text:p>8 x 12 inches, 20 x 30 cm</text:p>
          </table:table-cell>
          <table:table-cell table:formula="of:=IF([$'Image data'.BF45]=1;[$'Image data'.BG45];&quot;&quot;)" office:value-type="string" office:string-value="12 x 18 inches, 30 x 46 cm" calcext:value-type="string">
            <text:p>12 x 18 inches, 30 x 46 cm</text:p>
          </table:table-cell>
          <table:table-cell table:formula="of:=IF([$'Image data'.BM45]=1;[$'Image data'.BN45];&quot;&quot;)" office:value-type="string" office:string-value="16 x 24 inches, 41 x 61 cm" calcext:value-type="string">
            <text:p>16 x 24 inches, 41 x 61 cm</text:p>
          </table:table-cell>
          <table:table-cell table:formula="of:=IF([$'Image data'.BT45]=1;[$'Image data'.BU45];&quot;&quot;)" office:value-type="string" office:string-value="20 x 30 inches, 51 x 76 cm" calcext:value-type="string">
            <text:p>20 x 30 inches, 51 x 76 cm</text:p>
          </table:table-cell>
          <table:table-cell table:formula="of:=IF([$'Image data'.CA45]=1;[$'Image data'.CB45];&quot;&quot;)" office:value-type="string" office:string-value="24 x 36 inches, 61 x 91 cm" calcext:value-type="string">
            <text:p>24 x 36 inches, 61 x 91 cm</text:p>
          </table:table-cell>
          <table:table-cell table:number-columns-repeated="5"/>
        </table:table-row>
        <table:table-row table:style-name="ro4">
          <table:table-cell table:formula="of:=[$'Image data'.C46]" office:value-type="string" office:string-value="Quadruple Wildebeest Migration" calcext:value-type="string">
            <text:p>Quadruple Wildebeest Migration</text:p>
          </table:table-cell>
          <table:table-cell table:formula="of:=[$'Image data'.D46]" office:value-type="string" office:string-value="There are so many wildebeest that they are just visible in every direction during the great migration. One can't complain though , they do attract the 'movie star' predators." calcext:value-type="string">
            <text:p>There are so many wildebeest that they are just visible in every direction during the great migration. One can't complain though , they do attract the 'movie star' predators.</text:p>
          </table:table-cell>
          <table:table-cell table:formula="of:=[$'Image data'.B46]" office:value-type="string" office:string-value="PrintGalleryImage-45.jpg" calcext:value-type="string">
            <text:p>PrintGalleryImage-45.jpg</text:p>
          </table:table-cell>
          <table:table-cell table:formula="of:=IF([$'Image data'.P46]=1;[$'Image data'.Q46];&quot;&quot;)" office:value-type="string" office:string-value="8 x 12 inches, 20 x 30 cm" calcext:value-type="string">
            <text:p>8 x 12 inches, 20 x 30 cm</text:p>
          </table:table-cell>
          <table:table-cell table:formula="of:=IF([$'Image data'.W46]=1;[$'Image data'.X46];&quot;&quot;)" office:value-type="string" office:string-value="12 x 18 inches, 30 x 46 cm" calcext:value-type="string">
            <text:p>12 x 18 inches, 30 x 46 cm</text:p>
          </table:table-cell>
          <table:table-cell table:formula="of:=IF([$'Image data'.AD46]=1;[$'Image data'.AE46];&quot;&quot;)" office:value-type="string" office:string-value="16 x 24 inches, 41 x 61 cm" calcext:value-type="string">
            <text:p>16 x 24 inches, 41 x 61 cm</text:p>
          </table:table-cell>
          <table:table-cell table:formula="of:=IF([$'Image data'.AK46]=1;[$'Image data'.AL46];&quot;&quot;)" office:value-type="string" office:string-value="20 x 30 inches, 51 x 76 cm" calcext:value-type="string">
            <text:p>20 x 30 inches, 51 x 76 cm</text:p>
          </table:table-cell>
          <table:table-cell table:formula="of:=IF([$'Image data'.AR46]=1;[$'Image data'.AS46];&quot;&quot;)" office:value-type="string" office:string-value="24 x 36 inches, 61 x 91 cm" calcext:value-type="string">
            <text:p>24 x 36 inches, 61 x 91 cm</text:p>
          </table:table-cell>
          <table:table-cell table:formula="of:=IF([$'Image data'.AY46]=1;[$'Image data'.AZ46];&quot;&quot;)" office:value-type="string" office:string-value="8 x 12 inches, 20 x 30 cm" calcext:value-type="string">
            <text:p>8 x 12 inches, 20 x 30 cm</text:p>
          </table:table-cell>
          <table:table-cell table:formula="of:=IF([$'Image data'.BF46]=1;[$'Image data'.BG46];&quot;&quot;)" office:value-type="string" office:string-value="12 x 18 inches, 30 x 46 cm" calcext:value-type="string">
            <text:p>12 x 18 inches, 30 x 46 cm</text:p>
          </table:table-cell>
          <table:table-cell table:formula="of:=IF([$'Image data'.BM46]=1;[$'Image data'.BN46];&quot;&quot;)" office:value-type="string" office:string-value="16 x 24 inches, 41 x 61 cm" calcext:value-type="string">
            <text:p>16 x 24 inches, 41 x 61 cm</text:p>
          </table:table-cell>
          <table:table-cell table:formula="of:=IF([$'Image data'.BT46]=1;[$'Image data'.BU46];&quot;&quot;)" office:value-type="string" office:string-value="20 x 30 inches, 51 x 76 cm" calcext:value-type="string">
            <text:p>20 x 30 inches, 51 x 76 cm</text:p>
          </table:table-cell>
          <table:table-cell table:formula="of:=IF([$'Image data'.CA46]=1;[$'Image data'.CB46];&quot;&quot;)" office:value-type="string" office:string-value="24 x 36 inches, 61 x 91 cm" calcext:value-type="string">
            <text:p>24 x 36 inches, 61 x 91 cm</text:p>
          </table:table-cell>
          <table:table-cell table:number-columns-repeated="5"/>
        </table:table-row>
        <table:table-row table:style-name="ro4">
          <table:table-cell table:formula="of:=[$'Image data'.C47]" office:value-type="string" office:string-value="Young Black Backed Jackal" calcext:value-type="string">
            <text:p>Young Black Backed Jackal</text:p>
          </table:table-cell>
          <table:table-cell table:formula="of:=[$'Image data'.D47]" office:value-type="string" office:string-value="What is the young of a Jackal called? Does it matter, he is just a cute looking puppy. Of course a photo doesn't tell the complete story but just before this he was playing with his brothers just like any domestic puppy would." calcext:value-type="string">
            <text:p>What is the young of a Jackal called? Does it matter, he is just a cute looking puppy. Of course a photo doesn't tell the complete story but just before this he was playing with his brothers just like any domestic puppy would.</text:p>
          </table:table-cell>
          <table:table-cell table:formula="of:=[$'Image data'.B47]" office:value-type="string" office:string-value="PrintGalleryImage-46.jpg" calcext:value-type="string">
            <text:p>PrintGalleryImage-46.jpg</text:p>
          </table:table-cell>
          <table:table-cell table:formula="of:=IF([$'Image data'.P47]=1;[$'Image data'.Q47];&quot;&quot;)" office:value-type="string" office:string-value="8 x 12 inches, 20 x 30 cm" calcext:value-type="string">
            <text:p>8 x 12 inches, 20 x 30 cm</text:p>
          </table:table-cell>
          <table:table-cell table:formula="of:=IF([$'Image data'.W47]=1;[$'Image data'.X47];&quot;&quot;)" office:value-type="string" office:string-value="12 x 18 inches, 30 x 46 cm" calcext:value-type="string">
            <text:p>12 x 18 inches, 30 x 46 cm</text:p>
          </table:table-cell>
          <table:table-cell table:formula="of:=IF([$'Image data'.AD47]=1;[$'Image data'.AE47];&quot;&quot;)" office:value-type="string" office:string-value="16 x 24 inches, 41 x 61 cm" calcext:value-type="string">
            <text:p>16 x 24 inches, 41 x 61 cm</text:p>
          </table:table-cell>
          <table:table-cell table:formula="of:=IF([$'Image data'.AK47]=1;[$'Image data'.AL47];&quot;&quot;)" office:value-type="string" office:string-value="20 x 30 inches, 51 x 76 cm" calcext:value-type="string">
            <text:p>20 x 30 inches, 51 x 76 cm</text:p>
          </table:table-cell>
          <table:table-cell table:formula="of:=IF([$'Image data'.AR47]=1;[$'Image data'.AS47];&quot;&quot;)" office:value-type="string" office:string-value="24 x 36 inches, 61 x 91 cm" calcext:value-type="string">
            <text:p>24 x 36 inches, 61 x 91 cm</text:p>
          </table:table-cell>
          <table:table-cell table:formula="of:=IF([$'Image data'.AY47]=1;[$'Image data'.AZ47];&quot;&quot;)" office:value-type="string" office:string-value="8 x 12 inches, 20 x 30 cm" calcext:value-type="string">
            <text:p>8 x 12 inches, 20 x 30 cm</text:p>
          </table:table-cell>
          <table:table-cell table:formula="of:=IF([$'Image data'.BF47]=1;[$'Image data'.BG47];&quot;&quot;)" office:value-type="string" office:string-value="12 x 18 inches, 30 x 46 cm" calcext:value-type="string">
            <text:p>12 x 18 inches, 30 x 46 cm</text:p>
          </table:table-cell>
          <table:table-cell table:formula="of:=IF([$'Image data'.BM47]=1;[$'Image data'.BN47];&quot;&quot;)" office:value-type="string" office:string-value="16 x 24 inches, 41 x 61 cm" calcext:value-type="string">
            <text:p>16 x 24 inches, 41 x 61 cm</text:p>
          </table:table-cell>
          <table:table-cell table:formula="of:=IF([$'Image data'.BT47]=1;[$'Image data'.BU47];&quot;&quot;)" office:value-type="string" office:string-value="20 x 30 inches, 51 x 76 cm" calcext:value-type="string">
            <text:p>20 x 30 inches, 51 x 76 cm</text:p>
          </table:table-cell>
          <table:table-cell table:formula="of:=IF([$'Image data'.CA47]=1;[$'Image data'.CB47];&quot;&quot;)">
            <text:p/>
          </table:table-cell>
          <table:table-cell table:number-columns-repeated="5"/>
        </table:table-row>
        <table:table-row table:style-name="ro4">
          <table:table-cell table:formula="of:=[$'Image data'.C48]" office:value-type="string" office:string-value="Lesser Masked Weaver Building His Home" calcext:value-type="string">
            <text:p>Lesser Masked Weaver Building His Home</text:p>
          </table:table-cell>
          <table:table-cell table:formula="of:=[$'Image data'.D48]" office:value-type="string" office:string-value="Watching weaver birds make their nests is an amazing experience. Watching any craftsman at work is great but the little birds gather so much material to make a complete and complex home all on their own." calcext:value-type="string">
            <text:p>Watching weaver birds make their nests is an amazing experience. Watching any craftsman at work is great but the little birds gather so much material to make a complete and complex home all on their own.</text:p>
          </table:table-cell>
          <table:table-cell table:formula="of:=[$'Image data'.B48]" office:value-type="string" office:string-value="PrintGalleryImage-47.jpg" calcext:value-type="string">
            <text:p>PrintGalleryImage-47.jpg</text:p>
          </table:table-cell>
          <table:table-cell table:formula="of:=IF([$'Image data'.P48]=1;[$'Image data'.Q48];&quot;&quot;)" office:value-type="string" office:string-value="8 x 12 inches, 20 x 30 cm" calcext:value-type="string">
            <text:p>8 x 12 inches, 20 x 30 cm</text:p>
          </table:table-cell>
          <table:table-cell table:formula="of:=IF([$'Image data'.W48]=1;[$'Image data'.X48];&quot;&quot;)" office:value-type="string" office:string-value="12 x 18 inches, 30 x 46 cm" calcext:value-type="string">
            <text:p>12 x 18 inches, 30 x 46 cm</text:p>
          </table:table-cell>
          <table:table-cell table:formula="of:=IF([$'Image data'.AD48]=1;[$'Image data'.AE48];&quot;&quot;)" office:value-type="string" office:string-value="16 x 24 inches, 41 x 61 cm" calcext:value-type="string">
            <text:p>16 x 24 inches, 41 x 61 cm</text:p>
          </table:table-cell>
          <table:table-cell table:formula="of:=IF([$'Image data'.AK48]=1;[$'Image data'.AL48];&quot;&quot;)" office:value-type="string" office:string-value="20 x 30 inches, 51 x 76 cm" calcext:value-type="string">
            <text:p>20 x 30 inches, 51 x 76 cm</text:p>
          </table:table-cell>
          <table:table-cell table:formula="of:=IF([$'Image data'.AR48]=1;[$'Image data'.AS48];&quot;&quot;)" office:value-type="string" office:string-value="24 x 36 inches, 61 x 91 cm" calcext:value-type="string">
            <text:p>24 x 36 inches, 61 x 91 cm</text:p>
          </table:table-cell>
          <table:table-cell table:formula="of:=IF([$'Image data'.AY48]=1;[$'Image data'.AZ48];&quot;&quot;)" office:value-type="string" office:string-value="8 x 12 inches, 20 x 30 cm" calcext:value-type="string">
            <text:p>8 x 12 inches, 20 x 30 cm</text:p>
          </table:table-cell>
          <table:table-cell table:formula="of:=IF([$'Image data'.BF48]=1;[$'Image data'.BG48];&quot;&quot;)" office:value-type="string" office:string-value="12 x 18 inches, 30 x 46 cm" calcext:value-type="string">
            <text:p>12 x 18 inches, 30 x 46 cm</text:p>
          </table:table-cell>
          <table:table-cell table:formula="of:=IF([$'Image data'.BM48]=1;[$'Image data'.BN48];&quot;&quot;)" office:value-type="string" office:string-value="16 x 24 inches, 41 x 61 cm" calcext:value-type="string">
            <text:p>16 x 24 inches, 41 x 61 cm</text:p>
          </table:table-cell>
          <table:table-cell table:formula="of:=IF([$'Image data'.BT48]=1;[$'Image data'.BU48];&quot;&quot;)" office:value-type="string" office:string-value="20 x 30 inches, 51 x 76 cm" calcext:value-type="string">
            <text:p>20 x 30 inches, 51 x 76 cm</text:p>
          </table:table-cell>
          <table:table-cell table:formula="of:=IF([$'Image data'.CA48]=1;[$'Image data'.CB48];&quot;&quot;)" office:value-type="string" office:string-value="24 x 36 inches, 61 x 91 cm" calcext:value-type="string">
            <text:p>24 x 36 inches, 61 x 91 cm</text:p>
          </table:table-cell>
          <table:table-cell table:number-columns-repeated="5"/>
        </table:table-row>
        <table:table-row table:style-name="ro4">
          <table:table-cell table:formula="of:=[$'Image data'.C49]" office:value-type="string" office:string-value="Hildebrandt's Starling on Perch" calcext:value-type="string">
            <text:p>Hildebrandt's Starling on Perch</text:p>
          </table:table-cell>
          <table:table-cell table:formula="of:=[$'Image data'.D49]" office:value-type="string" office:string-value="The national parks of East Africa generally do not permit getting out of vehicles for the safety of people but there are suitable picnic areas for lunch. Of course the locals who like to eat crumbs are aware of them. This Hildebrandt's Starling wasn't afraid  of getting close to people for some easy pickings." calcext:value-type="string">
            <text:p>The national parks of East Africa generally do not permit getting out of vehicles for the safety of people but there are suitable picnic areas for lunch. Of course the locals who like to eat crumbs are aware of them. This Hildebrandt's Starling wasn't afraid <text:s/>of getting close to people for some easy pickings.</text:p>
          </table:table-cell>
          <table:table-cell table:formula="of:=[$'Image data'.B49]" office:value-type="string" office:string-value="PrintGalleryImage-48.jpg" calcext:value-type="string">
            <text:p>PrintGalleryImage-48.jpg</text:p>
          </table:table-cell>
          <table:table-cell table:formula="of:=IF([$'Image data'.P49]=1;[$'Image data'.Q49];&quot;&quot;)" office:value-type="string" office:string-value="8 x 12 inches, 20 x 30 cm" calcext:value-type="string">
            <text:p>8 x 12 inches, 20 x 30 cm</text:p>
          </table:table-cell>
          <table:table-cell table:formula="of:=IF([$'Image data'.W49]=1;[$'Image data'.X49];&quot;&quot;)" office:value-type="string" office:string-value="12 x 18 inches, 30 x 46 cm" calcext:value-type="string">
            <text:p>12 x 18 inches, 30 x 46 cm</text:p>
          </table:table-cell>
          <table:table-cell table:formula="of:=IF([$'Image data'.AD49]=1;[$'Image data'.AE49];&quot;&quot;)" office:value-type="string" office:string-value="16 x 24 inches, 41 x 61 cm" calcext:value-type="string">
            <text:p>16 x 24 inches, 41 x 61 cm</text:p>
          </table:table-cell>
          <table:table-cell table:formula="of:=IF([$'Image data'.AK49]=1;[$'Image data'.AL49];&quot;&quot;)" office:value-type="string" office:string-value="20 x 30 inches, 51 x 76 cm" calcext:value-type="string">
            <text:p>20 x 30 inches, 51 x 76 cm</text:p>
          </table:table-cell>
          <table:table-cell table:formula="of:=IF([$'Image data'.AR49]=1;[$'Image data'.AS49];&quot;&quot;)" office:value-type="string" office:string-value="24 x 36 inches, 61 x 91 cm" calcext:value-type="string">
            <text:p>24 x 36 inches, 61 x 91 cm</text:p>
          </table:table-cell>
          <table:table-cell table:formula="of:=IF([$'Image data'.AY49]=1;[$'Image data'.AZ49];&quot;&quot;)" office:value-type="string" office:string-value="8 x 12 inches, 20 x 30 cm" calcext:value-type="string">
            <text:p>8 x 12 inches, 20 x 30 cm</text:p>
          </table:table-cell>
          <table:table-cell table:formula="of:=IF([$'Image data'.BF49]=1;[$'Image data'.BG49];&quot;&quot;)" office:value-type="string" office:string-value="12 x 18 inches, 30 x 46 cm" calcext:value-type="string">
            <text:p>12 x 18 inches, 30 x 46 cm</text:p>
          </table:table-cell>
          <table:table-cell table:formula="of:=IF([$'Image data'.BM49]=1;[$'Image data'.BN49];&quot;&quot;)" office:value-type="string" office:string-value="16 x 24 inches, 41 x 61 cm" calcext:value-type="string">
            <text:p>16 x 24 inches, 41 x 61 cm</text:p>
          </table:table-cell>
          <table:table-cell table:formula="of:=IF([$'Image data'.BT49]=1;[$'Image data'.BU49];&quot;&quot;)" office:value-type="string" office:string-value="20 x 30 inches, 51 x 76 cm" calcext:value-type="string">
            <text:p>20 x 30 inches, 51 x 76 cm</text:p>
          </table:table-cell>
          <table:table-cell table:formula="of:=IF([$'Image data'.CA49]=1;[$'Image data'.CB49];&quot;&quot;)" office:value-type="string" office:string-value="24 x 36 inches, 61 x 91 cm" calcext:value-type="string">
            <text:p>24 x 36 inches, 61 x 91 cm</text:p>
          </table:table-cell>
          <table:table-cell table:number-columns-repeated="5"/>
        </table:table-row>
        <table:table-row table:style-name="ro4">
          <table:table-cell table:formula="of:=[$'Image data'.C50]" office:value-type="string" office:string-value="Curious Hildebrandt's Starling" calcext:value-type="string">
            <text:p>Curious Hildebrandt's Starling</text:p>
          </table:table-cell>
          <table:table-cell table:formula="of:=[$'Image data'.D50]" office:value-type="string" office:string-value="The national parks of East Africa generally do not permit getting out of vehicles for the safety of people but there are suitable picnic areas for lunch. Of course the locals who like to eat crumbs are aware of them. This Hildebrandt's Starling wasn't afraid  of getting close to people for some easy pickings." calcext:value-type="string">
            <text:p>The national parks of East Africa generally do not permit getting out of vehicles for the safety of people but there are suitable picnic areas for lunch. Of course the locals who like to eat crumbs are aware of them. This Hildebrandt's Starling wasn't afraid <text:s/>of getting close to people for some easy pickings.</text:p>
          </table:table-cell>
          <table:table-cell table:formula="of:=[$'Image data'.B50]" office:value-type="string" office:string-value="PrintGalleryImage-49.jpg" calcext:value-type="string">
            <text:p>PrintGalleryImage-49.jpg</text:p>
          </table:table-cell>
          <table:table-cell table:formula="of:=IF([$'Image data'.P50]=1;[$'Image data'.Q50];&quot;&quot;)" office:value-type="string" office:string-value="8 x 12 inches, 20 x 30 cm" calcext:value-type="string">
            <text:p>8 x 12 inches, 20 x 30 cm</text:p>
          </table:table-cell>
          <table:table-cell table:formula="of:=IF([$'Image data'.W50]=1;[$'Image data'.X50];&quot;&quot;)" office:value-type="string" office:string-value="12 x 18 inches, 30 x 46 cm" calcext:value-type="string">
            <text:p>12 x 18 inches, 30 x 46 cm</text:p>
          </table:table-cell>
          <table:table-cell table:formula="of:=IF([$'Image data'.AD50]=1;[$'Image data'.AE50];&quot;&quot;)" office:value-type="string" office:string-value="16 x 24 inches, 41 x 61 cm" calcext:value-type="string">
            <text:p>16 x 24 inches, 41 x 61 cm</text:p>
          </table:table-cell>
          <table:table-cell table:formula="of:=IF([$'Image data'.AK50]=1;[$'Image data'.AL50];&quot;&quot;)" office:value-type="string" office:string-value="20 x 30 inches, 51 x 76 cm" calcext:value-type="string">
            <text:p>20 x 30 inches, 51 x 76 cm</text:p>
          </table:table-cell>
          <table:table-cell table:formula="of:=IF([$'Image data'.AR50]=1;[$'Image data'.AS50];&quot;&quot;)" office:value-type="string" office:string-value="24 x 36 inches, 61 x 91 cm" calcext:value-type="string">
            <text:p>24 x 36 inches, 61 x 91 cm</text:p>
          </table:table-cell>
          <table:table-cell table:formula="of:=IF([$'Image data'.AY50]=1;[$'Image data'.AZ50];&quot;&quot;)" office:value-type="string" office:string-value="8 x 12 inches, 20 x 30 cm" calcext:value-type="string">
            <text:p>8 x 12 inches, 20 x 30 cm</text:p>
          </table:table-cell>
          <table:table-cell table:formula="of:=IF([$'Image data'.BF50]=1;[$'Image data'.BG50];&quot;&quot;)" office:value-type="string" office:string-value="12 x 18 inches, 30 x 46 cm" calcext:value-type="string">
            <text:p>12 x 18 inches, 30 x 46 cm</text:p>
          </table:table-cell>
          <table:table-cell table:formula="of:=IF([$'Image data'.BM50]=1;[$'Image data'.BN50];&quot;&quot;)" office:value-type="string" office:string-value="16 x 24 inches, 41 x 61 cm" calcext:value-type="string">
            <text:p>16 x 24 inches, 41 x 61 cm</text:p>
          </table:table-cell>
          <table:table-cell table:formula="of:=IF([$'Image data'.BT50]=1;[$'Image data'.BU50];&quot;&quot;)" office:value-type="string" office:string-value="20 x 30 inches, 51 x 76 cm" calcext:value-type="string">
            <text:p>20 x 30 inches, 51 x 76 cm</text:p>
          </table:table-cell>
          <table:table-cell table:formula="of:=IF([$'Image data'.CA50]=1;[$'Image data'.CB50];&quot;&quot;)" office:value-type="string" office:string-value="24 x 36 inches, 61 x 91 cm" calcext:value-type="string">
            <text:p>24 x 36 inches, 61 x 91 cm</text:p>
          </table:table-cell>
          <table:table-cell table:number-columns-repeated="5"/>
        </table:table-row>
        <table:table-row table:style-name="ro4">
          <table:table-cell table:formula="of:=[$'Image data'.C51]" office:value-type="string" office:string-value="Sad Old Lion" calcext:value-type="string">
            <text:p>Sad Old Lion</text:p>
          </table:table-cell>
          <table:table-cell table:formula="of:=[$'Image data'.D51]" office:value-type="string" office:string-value="This lions was in fact known to our guide. Lions can live to 15 in the wild but our guide and his colleagues are pretty sure this guy was older. Even without a guide you would know this guy was the equivalent of a pensioner. His movements and behaviour was just slow and careful, just like any elderly human afraid of breaking a hip." calcext:value-type="string">
            <text:p>This lions was in fact known to our guide. Lions can live to 15 in the wild but our guide and his colleagues are pretty sure this guy was older. Even without a guide you would know this guy was the equivalent of a pensioner. His movements and behaviour was just slow and careful, just like any elderly human afraid of breaking a hip.</text:p>
          </table:table-cell>
          <table:table-cell table:formula="of:=[$'Image data'.B51]" office:value-type="string" office:string-value="PrintGalleryImage-50.jpg" calcext:value-type="string">
            <text:p>PrintGalleryImage-50.jpg</text:p>
          </table:table-cell>
          <table:table-cell table:formula="of:=IF([$'Image data'.P51]=1;[$'Image data'.Q51];&quot;&quot;)" office:value-type="string" office:string-value="8 x 10 inches, 20 x 25 cm" calcext:value-type="string">
            <text:p>8 x 10 inches, 20 x 25 cm</text:p>
          </table:table-cell>
          <table:table-cell table:formula="of:=IF([$'Image data'.W51]=1;[$'Image data'.X51];&quot;&quot;)" office:value-type="string" office:string-value="12 x 15 inches, 30 x 38 cm" calcext:value-type="string">
            <text:p>12 x 15 inches, 30 x 38 cm</text:p>
          </table:table-cell>
          <table:table-cell table:formula="of:=IF([$'Image data'.AD51]=1;[$'Image data'.AE51];&quot;&quot;)" office:value-type="string" office:string-value="16 x 20 inches, 41 x 51 cm" calcext:value-type="string">
            <text:p>16 x 20 inches, 41 x 51 cm</text:p>
          </table:table-cell>
          <table:table-cell table:formula="of:=IF([$'Image data'.AK51]=1;[$'Image data'.AL51];&quot;&quot;)" office:value-type="string" office:string-value="20 x 25 inches, 51 x 64 cm" calcext:value-type="string">
            <text:p>20 x 25 inches, 51 x 64 cm</text:p>
          </table:table-cell>
          <table:table-cell table:formula="of:=IF([$'Image data'.AR51]=1;[$'Image data'.AS51];&quot;&quot;)" office:value-type="string" office:string-value="24 x 30 inches, 61 x 76 cm" calcext:value-type="string">
            <text:p>24 x 30 inches, 61 x 76 cm</text:p>
          </table:table-cell>
          <table:table-cell table:formula="of:=IF([$'Image data'.AY51]=1;[$'Image data'.AZ51];&quot;&quot;)" office:value-type="string" office:string-value="8 x 10 inches, 20 x 25 cm" calcext:value-type="string">
            <text:p>8 x 10 inches, 20 x 25 cm</text:p>
          </table:table-cell>
          <table:table-cell table:formula="of:=IF([$'Image data'.BF51]=1;[$'Image data'.BG51];&quot;&quot;)" office:value-type="string" office:string-value="12 x 15 inches, 30 x 38 cm" calcext:value-type="string">
            <text:p>12 x 15 inches, 30 x 38 cm</text:p>
          </table:table-cell>
          <table:table-cell table:formula="of:=IF([$'Image data'.BM51]=1;[$'Image data'.BN51];&quot;&quot;)" office:value-type="string" office:string-value="16 x 20 inches, 41 x 51 cm" calcext:value-type="string">
            <text:p>16 x 20 inches, 41 x 51 cm</text:p>
          </table:table-cell>
          <table:table-cell table:formula="of:=IF([$'Image data'.BT51]=1;[$'Image data'.BU51];&quot;&quot;)" office:value-type="string" office:string-value="20 x 25 inches, 51 x 64 cm" calcext:value-type="string">
            <text:p>20 x 25 inches, 51 x 64 cm</text:p>
          </table:table-cell>
          <table:table-cell table:formula="of:=IF([$'Image data'.CA51]=1;[$'Image data'.CB51];&quot;&quot;)" office:value-type="string" office:string-value="24 x 30 inches, 61 x 76 cm" calcext:value-type="string">
            <text:p>24 x 30 inches, 61 x 76 cm</text:p>
          </table:table-cell>
          <table:table-cell table:number-columns-repeated="5"/>
        </table:table-row>
        <table:table-row table:style-name="ro4">
          <table:table-cell table:formula="of:=[$'Image data'.C52]" office:value-type="string" office:string-value="Tired Lion" calcext:value-type="string">
            <text:p>Tired Lion</text:p>
          </table:table-cell>
          <table:table-cell table:formula="of:=[$'Image data'.D52]" office:value-type="string" office:string-value="As age catches up with you the warm hot days in the Serengeti can take their toll. Sitting out in the sun all day isn't good for a lion thought to be over 15 years old." calcext:value-type="string">
            <text:p>As age catches up with you the warm hot days in the Serengeti can take their toll. Sitting out in the sun all day isn't good for a lion thought to be over 15 years old.</text:p>
          </table:table-cell>
          <table:table-cell table:formula="of:=[$'Image data'.B52]" office:value-type="string" office:string-value="PrintGalleryImage-51.jpg" calcext:value-type="string">
            <text:p>PrintGalleryImage-51.jpg</text:p>
          </table:table-cell>
          <table:table-cell table:formula="of:=IF([$'Image data'.P52]=1;[$'Image data'.Q52];&quot;&quot;)" office:value-type="string" office:string-value="8 x 10 inches, 20 x 25 cm" calcext:value-type="string">
            <text:p>8 x 10 inches, 20 x 25 cm</text:p>
          </table:table-cell>
          <table:table-cell table:formula="of:=IF([$'Image data'.W52]=1;[$'Image data'.X52];&quot;&quot;)" office:value-type="string" office:string-value="12 x 15 inches, 30 x 38 cm" calcext:value-type="string">
            <text:p>12 x 15 inches, 30 x 38 cm</text:p>
          </table:table-cell>
          <table:table-cell table:formula="of:=IF([$'Image data'.AD52]=1;[$'Image data'.AE52];&quot;&quot;)" office:value-type="string" office:string-value="16 x 20 inches, 41 x 51 cm" calcext:value-type="string">
            <text:p>16 x 20 inches, 41 x 51 cm</text:p>
          </table:table-cell>
          <table:table-cell table:formula="of:=IF([$'Image data'.AK52]=1;[$'Image data'.AL52];&quot;&quot;)" office:value-type="string" office:string-value="20 x 25 inches, 51 x 64 cm" calcext:value-type="string">
            <text:p>20 x 25 inches, 51 x 64 cm</text:p>
          </table:table-cell>
          <table:table-cell table:formula="of:=IF([$'Image data'.AR52]=1;[$'Image data'.AS52];&quot;&quot;)" office:value-type="string" office:string-value="24 x 30 inches, 61 x 76 cm" calcext:value-type="string">
            <text:p>24 x 30 inches, 61 x 76 cm</text:p>
          </table:table-cell>
          <table:table-cell table:formula="of:=IF([$'Image data'.AY52]=1;[$'Image data'.AZ52];&quot;&quot;)" office:value-type="string" office:string-value="8 x 10 inches, 20 x 25 cm" calcext:value-type="string">
            <text:p>8 x 10 inches, 20 x 25 cm</text:p>
          </table:table-cell>
          <table:table-cell table:formula="of:=IF([$'Image data'.BF52]=1;[$'Image data'.BG52];&quot;&quot;)" office:value-type="string" office:string-value="12 x 15 inches, 30 x 38 cm" calcext:value-type="string">
            <text:p>12 x 15 inches, 30 x 38 cm</text:p>
          </table:table-cell>
          <table:table-cell table:formula="of:=IF([$'Image data'.BM52]=1;[$'Image data'.BN52];&quot;&quot;)" office:value-type="string" office:string-value="16 x 20 inches, 41 x 51 cm" calcext:value-type="string">
            <text:p>16 x 20 inches, 41 x 51 cm</text:p>
          </table:table-cell>
          <table:table-cell table:formula="of:=IF([$'Image data'.BT52]=1;[$'Image data'.BU52];&quot;&quot;)" office:value-type="string" office:string-value="20 x 25 inches, 51 x 64 cm" calcext:value-type="string">
            <text:p>20 x 25 inches, 51 x 64 cm</text:p>
          </table:table-cell>
          <table:table-cell table:formula="of:=IF([$'Image data'.CA52]=1;[$'Image data'.CB52];&quot;&quot;)" office:value-type="string" office:string-value="24 x 30 inches, 61 x 76 cm" calcext:value-type="string">
            <text:p>24 x 30 inches, 61 x 76 cm</text:p>
          </table:table-cell>
          <table:table-cell table:number-columns-repeated="5"/>
        </table:table-row>
        <table:table-row table:style-name="ro4">
          <table:table-cell table:formula="of:=[$'Image data'.C53]" office:value-type="string" office:string-value="Black Hawk in Ngorongoro" calcext:value-type="string">
            <text:p>Black Hawk in Ngorongoro</text:p>
          </table:table-cell>
          <table:table-cell table:formula="of:=[$'Image data'.D53]" office:value-type="string" office:string-value="The Ngorongoro Crater is one of the best places in the world to see wildlife. However getting photos isn't easy. They are often just too close to your safari vehicle and the angles are comical. This Hawk was the only good image I managed there. Though seeing lions feed on a wildebeest carcass from just  a couple of meters away was worth the lack of photo opportunities." calcext:value-type="string">
            <text:p>The Ngorongoro Crater is one of the best places in the world to see wildlife. However getting photos isn't easy. They are often just too close to your safari vehicle and the angles are comical. This Hawk was the only good image I managed there. Though seeing lions feed on a wildebeest carcass from just <text:s/>a couple of meters away was worth the lack of photo opportunities.</text:p>
          </table:table-cell>
          <table:table-cell table:formula="of:=[$'Image data'.B53]" office:value-type="string" office:string-value="PrintGalleryImage-52.jpg" calcext:value-type="string">
            <text:p>PrintGalleryImage-52.jpg</text:p>
          </table:table-cell>
          <table:table-cell table:formula="of:=IF([$'Image data'.P53]=1;[$'Image data'.Q53];&quot;&quot;)" office:value-type="string" office:string-value="8 x 10 inches, 20 x 25 cm" calcext:value-type="string">
            <text:p>8 x 10 inches, 20 x 25 cm</text:p>
          </table:table-cell>
          <table:table-cell table:formula="of:=IF([$'Image data'.W53]=1;[$'Image data'.X53];&quot;&quot;)" office:value-type="string" office:string-value="12 x 15 inches, 30 x 38 cm" calcext:value-type="string">
            <text:p>12 x 15 inches, 30 x 38 cm</text:p>
          </table:table-cell>
          <table:table-cell table:formula="of:=IF([$'Image data'.AD53]=1;[$'Image data'.AE53];&quot;&quot;)" office:value-type="string" office:string-value="16 x 20 inches, 41 x 51 cm" calcext:value-type="string">
            <text:p>16 x 20 inches, 41 x 51 cm</text:p>
          </table:table-cell>
          <table:table-cell table:formula="of:=IF([$'Image data'.AK53]=1;[$'Image data'.AL53];&quot;&quot;)" office:value-type="string" office:string-value="20 x 25 inches, 51 x 64 cm" calcext:value-type="string">
            <text:p>20 x 25 inches, 51 x 64 cm</text:p>
          </table:table-cell>
          <table:table-cell table:formula="of:=IF([$'Image data'.AR53]=1;[$'Image data'.AS53];&quot;&quot;)" office:value-type="string" office:string-value="24 x 30 inches, 61 x 76 cm" calcext:value-type="string">
            <text:p>24 x 30 inches, 61 x 76 cm</text:p>
          </table:table-cell>
          <table:table-cell table:formula="of:=IF([$'Image data'.AY53]=1;[$'Image data'.AZ53];&quot;&quot;)" office:value-type="string" office:string-value="8 x 10 inches, 20 x 25 cm" calcext:value-type="string">
            <text:p>8 x 10 inches, 20 x 25 cm</text:p>
          </table:table-cell>
          <table:table-cell table:formula="of:=IF([$'Image data'.BF53]=1;[$'Image data'.BG53];&quot;&quot;)" office:value-type="string" office:string-value="12 x 15 inches, 30 x 38 cm" calcext:value-type="string">
            <text:p>12 x 15 inches, 30 x 38 cm</text:p>
          </table:table-cell>
          <table:table-cell table:formula="of:=IF([$'Image data'.BM53]=1;[$'Image data'.BN53];&quot;&quot;)">
            <text:p/>
          </table:table-cell>
          <table:table-cell table:formula="of:=IF([$'Image data'.BT53]=1;[$'Image data'.BU53];&quot;&quot;)">
            <text:p/>
          </table:table-cell>
          <table:table-cell table:formula="of:=IF([$'Image data'.CA53]=1;[$'Image data'.CB53];&quot;&quot;)">
            <text:p/>
          </table:table-cell>
          <table:table-cell table:number-columns-repeated="5"/>
        </table:table-row>
        <table:table-row table:style-name="ro4">
          <table:table-cell table:formula="of:=[$'Image data'.C54]" office:value-type="string" office:string-value="Young Macaque Staring" calcext:value-type="string">
            <text:p>Young Macaque Staring</text:p>
          </table:table-cell>
          <table:table-cell table:formula="of:=[$'Image data'.D54]" office:value-type="string" office:string-value="The forests of the Terai in Nepal are great for wildlife. After trekking in the mountains for a few weeks the extra oxygen in the lowlands makes walking and carrying heavy cameras much easier allowing you to be out for longer." calcext:value-type="string">
            <text:p>The forests of the Terai in Nepal are great for wildlife. After trekking in the mountains for a few weeks the extra oxygen in the lowlands makes walking and carrying heavy cameras much easier allowing you to be out for longer.</text:p>
          </table:table-cell>
          <table:table-cell table:formula="of:=[$'Image data'.B54]" office:value-type="string" office:string-value="PrintGalleryImage-53.jpg" calcext:value-type="string">
            <text:p>PrintGalleryImage-53.jpg</text:p>
          </table:table-cell>
          <table:table-cell table:formula="of:=IF([$'Image data'.P54]=1;[$'Image data'.Q54];&quot;&quot;)" office:value-type="string" office:string-value="8 x 12 inches, 20 x 30 cm" calcext:value-type="string">
            <text:p>8 x 12 inches, 20 x 30 cm</text:p>
          </table:table-cell>
          <table:table-cell table:formula="of:=IF([$'Image data'.W54]=1;[$'Image data'.X54];&quot;&quot;)" office:value-type="string" office:string-value="12 x 18 inches, 30 x 46 cm" calcext:value-type="string">
            <text:p>12 x 18 inches, 30 x 46 cm</text:p>
          </table:table-cell>
          <table:table-cell table:formula="of:=IF([$'Image data'.AD54]=1;[$'Image data'.AE54];&quot;&quot;)" office:value-type="string" office:string-value="16 x 24 inches, 41 x 61 cm" calcext:value-type="string">
            <text:p>16 x 24 inches, 41 x 61 cm</text:p>
          </table:table-cell>
          <table:table-cell table:formula="of:=IF([$'Image data'.AK54]=1;[$'Image data'.AL54];&quot;&quot;)" office:value-type="string" office:string-value="20 x 30 inches, 51 x 76 cm" calcext:value-type="string">
            <text:p>20 x 30 inches, 51 x 76 cm</text:p>
          </table:table-cell>
          <table:table-cell table:formula="of:=IF([$'Image data'.AR54]=1;[$'Image data'.AS54];&quot;&quot;)" office:value-type="string" office:string-value="24 x 36 inches, 61 x 91 cm" calcext:value-type="string">
            <text:p>24 x 36 inches, 61 x 91 cm</text:p>
          </table:table-cell>
          <table:table-cell table:formula="of:=IF([$'Image data'.AY54]=1;[$'Image data'.AZ54];&quot;&quot;)" office:value-type="string" office:string-value="8 x 12 inches, 20 x 30 cm" calcext:value-type="string">
            <text:p>8 x 12 inches, 20 x 30 cm</text:p>
          </table:table-cell>
          <table:table-cell table:formula="of:=IF([$'Image data'.BF54]=1;[$'Image data'.BG54];&quot;&quot;)" office:value-type="string" office:string-value="12 x 18 inches, 30 x 46 cm" calcext:value-type="string">
            <text:p>12 x 18 inches, 30 x 46 cm</text:p>
          </table:table-cell>
          <table:table-cell table:formula="of:=IF([$'Image data'.BM54]=1;[$'Image data'.BN54];&quot;&quot;)" office:value-type="string" office:string-value="16 x 24 inches, 41 x 61 cm" calcext:value-type="string">
            <text:p>16 x 24 inches, 41 x 61 cm</text:p>
          </table:table-cell>
          <table:table-cell table:formula="of:=IF([$'Image data'.BT54]=1;[$'Image data'.BU54];&quot;&quot;)" office:value-type="string" office:string-value="20 x 30 inches, 51 x 76 cm" calcext:value-type="string">
            <text:p>20 x 30 inches, 51 x 76 cm</text:p>
          </table:table-cell>
          <table:table-cell table:formula="of:=IF([$'Image data'.CA54]=1;[$'Image data'.CB54];&quot;&quot;)" office:value-type="string" office:string-value="24 x 36 inches, 61 x 91 cm" calcext:value-type="string">
            <text:p>24 x 36 inches, 61 x 91 cm</text:p>
          </table:table-cell>
          <table:table-cell table:number-columns-repeated="5"/>
        </table:table-row>
        <table:table-row table:style-name="ro4">
          <table:table-cell table:formula="of:=[$'Image data'.C55]" office:value-type="string" office:string-value="Insecure Macaque" calcext:value-type="string">
            <text:p>Insecure Macaque</text:p>
          </table:table-cell>
          <table:table-cell table:formula="of:=[$'Image data'.D55]" office:value-type="string" office:string-value="The macaques of the Indian Subcontinent are a curious bunch. Spend enough time around them and you can see multiple personalities. This guy was one moment curious and outgoing and the next shy and timid." calcext:value-type="string">
            <text:p>The macaques of the Indian Subcontinent are a curious bunch. Spend enough time around them and you can see multiple personalities. This guy was one moment curious and outgoing and the next shy and timid.</text:p>
          </table:table-cell>
          <table:table-cell table:formula="of:=[$'Image data'.B55]" office:value-type="string" office:string-value="PrintGalleryImage-54.jpg" calcext:value-type="string">
            <text:p>PrintGalleryImage-54.jpg</text:p>
          </table:table-cell>
          <table:table-cell table:formula="of:=IF([$'Image data'.P55]=1;[$'Image data'.Q55];&quot;&quot;)" office:value-type="string" office:string-value="8 x 10 inches, 20 x 25 cm" calcext:value-type="string">
            <text:p>8 x 10 inches, 20 x 25 cm</text:p>
          </table:table-cell>
          <table:table-cell table:formula="of:=IF([$'Image data'.W55]=1;[$'Image data'.X55];&quot;&quot;)" office:value-type="string" office:string-value="12 x 15 inches, 30 x 38 cm" calcext:value-type="string">
            <text:p>12 x 15 inches, 30 x 38 cm</text:p>
          </table:table-cell>
          <table:table-cell table:formula="of:=IF([$'Image data'.AD55]=1;[$'Image data'.AE55];&quot;&quot;)" office:value-type="string" office:string-value="16 x 20 inches, 41 x 51 cm" calcext:value-type="string">
            <text:p>16 x 20 inches, 41 x 51 cm</text:p>
          </table:table-cell>
          <table:table-cell table:formula="of:=IF([$'Image data'.AK55]=1;[$'Image data'.AL55];&quot;&quot;)" office:value-type="string" office:string-value="20 x 25 inches, 51 x 64 cm" calcext:value-type="string">
            <text:p>20 x 25 inches, 51 x 64 cm</text:p>
          </table:table-cell>
          <table:table-cell table:formula="of:=IF([$'Image data'.AR55]=1;[$'Image data'.AS55];&quot;&quot;)" office:value-type="string" office:string-value="24 x 30 inches, 61 x 76 cm" calcext:value-type="string">
            <text:p>24 x 30 inches, 61 x 76 cm</text:p>
          </table:table-cell>
          <table:table-cell table:formula="of:=IF([$'Image data'.AY55]=1;[$'Image data'.AZ55];&quot;&quot;)" office:value-type="string" office:string-value="8 x 10 inches, 20 x 25 cm" calcext:value-type="string">
            <text:p>8 x 10 inches, 20 x 25 cm</text:p>
          </table:table-cell>
          <table:table-cell table:formula="of:=IF([$'Image data'.BF55]=1;[$'Image data'.BG55];&quot;&quot;)" office:value-type="string" office:string-value="12 x 15 inches, 30 x 38 cm" calcext:value-type="string">
            <text:p>12 x 15 inches, 30 x 38 cm</text:p>
          </table:table-cell>
          <table:table-cell table:formula="of:=IF([$'Image data'.BM55]=1;[$'Image data'.BN55];&quot;&quot;)" office:value-type="string" office:string-value="16 x 20 inches, 41 x 51 cm" calcext:value-type="string">
            <text:p>16 x 20 inches, 41 x 51 cm</text:p>
          </table:table-cell>
          <table:table-cell table:formula="of:=IF([$'Image data'.BT55]=1;[$'Image data'.BU55];&quot;&quot;)" office:value-type="string" office:string-value="20 x 25 inches, 51 x 64 cm" calcext:value-type="string">
            <text:p>20 x 25 inches, 51 x 64 cm</text:p>
          </table:table-cell>
          <table:table-cell table:formula="of:=IF([$'Image data'.CA55]=1;[$'Image data'.CB55];&quot;&quot;)" office:value-type="string" office:string-value="24 x 30 inches, 61 x 76 cm" calcext:value-type="string">
            <text:p>24 x 30 inches, 61 x 76 cm</text:p>
          </table:table-cell>
          <table:table-cell table:number-columns-repeated="5"/>
        </table:table-row>
        <table:table-row table:style-name="ro4">
          <table:table-cell table:formula="of:=[$'Image data'.C56]" office:value-type="string" office:string-value="Acrobatic Juvenile Macaque" calcext:value-type="string">
            <text:p>Acrobatic Juvenile Macaque</text:p>
          </table:table-cell>
          <table:table-cell table:formula="of:=[$'Image data'.D56]" office:value-type="string" office:string-value="Getting across roads isn't always easy when one is just a youngster, especially when trees are far apart. However sometimes there are useful cables that can be used for bridges." calcext:value-type="string">
            <text:p>Getting across roads isn't always easy when one is just a youngster, especially when trees are far apart. However sometimes there are useful cables that can be used for bridges.</text:p>
          </table:table-cell>
          <table:table-cell table:formula="of:=[$'Image data'.B56]" office:value-type="string" office:string-value="PrintGalleryImage-55.jpg" calcext:value-type="string">
            <text:p>PrintGalleryImage-55.jpg</text:p>
          </table:table-cell>
          <table:table-cell table:formula="of:=IF([$'Image data'.P56]=1;[$'Image data'.Q56];&quot;&quot;)" office:value-type="string" office:string-value="8 x 12 inches, 20 x 30 cm" calcext:value-type="string">
            <text:p>8 x 12 inches, 20 x 30 cm</text:p>
          </table:table-cell>
          <table:table-cell table:formula="of:=IF([$'Image data'.W56]=1;[$'Image data'.X56];&quot;&quot;)" office:value-type="string" office:string-value="12 x 18 inches, 30 x 46 cm" calcext:value-type="string">
            <text:p>12 x 18 inches, 30 x 46 cm</text:p>
          </table:table-cell>
          <table:table-cell table:formula="of:=IF([$'Image data'.AD56]=1;[$'Image data'.AE56];&quot;&quot;)" office:value-type="string" office:string-value="16 x 24 inches, 41 x 61 cm" calcext:value-type="string">
            <text:p>16 x 24 inches, 41 x 61 cm</text:p>
          </table:table-cell>
          <table:table-cell table:formula="of:=IF([$'Image data'.AK56]=1;[$'Image data'.AL56];&quot;&quot;)" office:value-type="string" office:string-value="20 x 30 inches, 51 x 76 cm" calcext:value-type="string">
            <text:p>20 x 30 inches, 51 x 76 cm</text:p>
          </table:table-cell>
          <table:table-cell table:formula="of:=IF([$'Image data'.AR56]=1;[$'Image data'.AS56];&quot;&quot;)" office:value-type="string" office:string-value="24 x 36 inches, 61 x 91 cm" calcext:value-type="string">
            <text:p>24 x 36 inches, 61 x 91 cm</text:p>
          </table:table-cell>
          <table:table-cell table:formula="of:=IF([$'Image data'.AY56]=1;[$'Image data'.AZ56];&quot;&quot;)" office:value-type="string" office:string-value="8 x 12 inches, 20 x 30 cm" calcext:value-type="string">
            <text:p>8 x 12 inches, 20 x 30 cm</text:p>
          </table:table-cell>
          <table:table-cell table:formula="of:=IF([$'Image data'.BF56]=1;[$'Image data'.BG56];&quot;&quot;)" office:value-type="string" office:string-value="12 x 18 inches, 30 x 46 cm" calcext:value-type="string">
            <text:p>12 x 18 inches, 30 x 46 cm</text:p>
          </table:table-cell>
          <table:table-cell table:formula="of:=IF([$'Image data'.BM56]=1;[$'Image data'.BN56];&quot;&quot;)" office:value-type="string" office:string-value="16 x 24 inches, 41 x 61 cm" calcext:value-type="string">
            <text:p>16 x 24 inches, 41 x 61 cm</text:p>
          </table:table-cell>
          <table:table-cell table:formula="of:=IF([$'Image data'.BT56]=1;[$'Image data'.BU56];&quot;&quot;)" office:value-type="string" office:string-value="20 x 30 inches, 51 x 76 cm" calcext:value-type="string">
            <text:p>20 x 30 inches, 51 x 76 cm</text:p>
          </table:table-cell>
          <table:table-cell table:formula="of:=IF([$'Image data'.CA56]=1;[$'Image data'.CB56];&quot;&quot;)" office:value-type="string" office:string-value="24 x 36 inches, 61 x 91 cm" calcext:value-type="string">
            <text:p>24 x 36 inches, 61 x 91 cm</text:p>
          </table:table-cell>
          <table:table-cell table:number-columns-repeated="5"/>
        </table:table-row>
        <table:table-row table:style-name="ro4">
          <table:table-cell table:formula="of:=[$'Image data'.C57]" office:value-type="string" office:string-value="Shy Young Macaque" calcext:value-type="string">
            <text:p>Shy Young Macaque</text:p>
          </table:table-cell>
          <table:table-cell table:formula="of:=[$'Image data'.D57]" office:value-type="string" office:string-value="Younger monkeys aren't always sure about what is happening and just like humans look to their peers to find out what to do rather than looking straight at the strange person photographing them." calcext:value-type="string">
            <text:p>Younger monkeys aren't always sure about what is happening and just like humans look to their peers to find out what to do rather than looking straight at the strange person photographing them.</text:p>
          </table:table-cell>
          <table:table-cell table:formula="of:=[$'Image data'.B57]" office:value-type="string" office:string-value="PrintGalleryImage-56.jpg" calcext:value-type="string">
            <text:p>PrintGalleryImage-56.jpg</text:p>
          </table:table-cell>
          <table:table-cell table:formula="of:=IF([$'Image data'.P57]=1;[$'Image data'.Q57];&quot;&quot;)" office:value-type="string" office:string-value="8 x 12 inches, 20 x 30 cm" calcext:value-type="string">
            <text:p>8 x 12 inches, 20 x 30 cm</text:p>
          </table:table-cell>
          <table:table-cell table:formula="of:=IF([$'Image data'.W57]=1;[$'Image data'.X57];&quot;&quot;)" office:value-type="string" office:string-value="12 x 18 inches, 30 x 46 cm" calcext:value-type="string">
            <text:p>12 x 18 inches, 30 x 46 cm</text:p>
          </table:table-cell>
          <table:table-cell table:formula="of:=IF([$'Image data'.AD57]=1;[$'Image data'.AE57];&quot;&quot;)" office:value-type="string" office:string-value="16 x 24 inches, 41 x 61 cm" calcext:value-type="string">
            <text:p>16 x 24 inches, 41 x 61 cm</text:p>
          </table:table-cell>
          <table:table-cell table:formula="of:=IF([$'Image data'.AK57]=1;[$'Image data'.AL57];&quot;&quot;)" office:value-type="string" office:string-value="20 x 30 inches, 51 x 76 cm" calcext:value-type="string">
            <text:p>20 x 30 inches, 51 x 76 cm</text:p>
          </table:table-cell>
          <table:table-cell table:formula="of:=IF([$'Image data'.AR57]=1;[$'Image data'.AS57];&quot;&quot;)" office:value-type="string" office:string-value="24 x 36 inches, 61 x 91 cm" calcext:value-type="string">
            <text:p>24 x 36 inches, 61 x 91 cm</text:p>
          </table:table-cell>
          <table:table-cell table:formula="of:=IF([$'Image data'.AY57]=1;[$'Image data'.AZ57];&quot;&quot;)">
            <text:p/>
          </table:table-cell>
          <table:table-cell table:formula="of:=IF([$'Image data'.BF57]=1;[$'Image data'.BG57];&quot;&quot;)" office:value-type="string" office:string-value="12 x 18 inches, 30 x 46 cm" calcext:value-type="string">
            <text:p>12 x 18 inches, 30 x 46 cm</text:p>
          </table:table-cell>
          <table:table-cell table:formula="of:=IF([$'Image data'.BM57]=1;[$'Image data'.BN57];&quot;&quot;)">
            <text:p/>
          </table:table-cell>
          <table:table-cell table:formula="of:=IF([$'Image data'.BT57]=1;[$'Image data'.BU57];&quot;&quot;)">
            <text:p/>
          </table:table-cell>
          <table:table-cell table:formula="of:=IF([$'Image data'.CA57]=1;[$'Image data'.CB57];&quot;&quot;)">
            <text:p/>
          </table:table-cell>
          <table:table-cell table:number-columns-repeated="5"/>
        </table:table-row>
        <table:table-row table:style-name="ro4">
          <table:table-cell table:formula="of:=[$'Image data'.C58]" office:value-type="string" office:string-value="Black Faced Langur Peeking Out" calcext:value-type="string">
            <text:p>Black Faced Langur Peeking Out</text:p>
          </table:table-cell>
          <table:table-cell table:formula="of:=[$'Image data'.D58]" office:value-type="string" office:string-value="Monkeys are very curious and almost always check you out while you photograph them. However they do like their security and stay high up or somewhere relatively safe." calcext:value-type="string">
            <text:p>Monkeys are very curious and almost always check you out while you photograph them. However they do like their security and stay high up or somewhere relatively safe.</text:p>
          </table:table-cell>
          <table:table-cell table:formula="of:=[$'Image data'.B58]" office:value-type="string" office:string-value="PrintGalleryImage-57.jpg" calcext:value-type="string">
            <text:p>PrintGalleryImage-57.jpg</text:p>
          </table:table-cell>
          <table:table-cell table:formula="of:=IF([$'Image data'.P58]=1;[$'Image data'.Q58];&quot;&quot;)" office:value-type="string" office:string-value="8 x 10 inches, 20 x 25 cm" calcext:value-type="string">
            <text:p>8 x 10 inches, 20 x 25 cm</text:p>
          </table:table-cell>
          <table:table-cell table:formula="of:=IF([$'Image data'.W58]=1;[$'Image data'.X58];&quot;&quot;)" office:value-type="string" office:string-value="12 x 15 inches, 30 x 38 cm" calcext:value-type="string">
            <text:p>12 x 15 inches, 30 x 38 cm</text:p>
          </table:table-cell>
          <table:table-cell table:formula="of:=IF([$'Image data'.AD58]=1;[$'Image data'.AE58];&quot;&quot;)" office:value-type="string" office:string-value="16 x 20 inches, 41 x 51 cm" calcext:value-type="string">
            <text:p>16 x 20 inches, 41 x 51 cm</text:p>
          </table:table-cell>
          <table:table-cell table:formula="of:=IF([$'Image data'.AK58]=1;[$'Image data'.AL58];&quot;&quot;)" office:value-type="string" office:string-value="20 x 25 inches, 51 x 64 cm" calcext:value-type="string">
            <text:p>20 x 25 inches, 51 x 64 cm</text:p>
          </table:table-cell>
          <table:table-cell table:formula="of:=IF([$'Image data'.AR58]=1;[$'Image data'.AS58];&quot;&quot;)" office:value-type="string" office:string-value="24 x 30 inches, 61 x 76 cm" calcext:value-type="string">
            <text:p>24 x 30 inches, 61 x 76 cm</text:p>
          </table:table-cell>
          <table:table-cell table:formula="of:=IF([$'Image data'.AY58]=1;[$'Image data'.AZ58];&quot;&quot;)" office:value-type="string" office:string-value="8 x 10 inches, 20 x 25 cm" calcext:value-type="string">
            <text:p>8 x 10 inches, 20 x 25 cm</text:p>
          </table:table-cell>
          <table:table-cell table:formula="of:=IF([$'Image data'.BF58]=1;[$'Image data'.BG58];&quot;&quot;)" office:value-type="string" office:string-value="12 x 15 inches, 30 x 38 cm" calcext:value-type="string">
            <text:p>12 x 15 inches, 30 x 38 cm</text:p>
          </table:table-cell>
          <table:table-cell table:formula="of:=IF([$'Image data'.BM58]=1;[$'Image data'.BN58];&quot;&quot;)" office:value-type="string" office:string-value="16 x 20 inches, 41 x 51 cm" calcext:value-type="string">
            <text:p>16 x 20 inches, 41 x 51 cm</text:p>
          </table:table-cell>
          <table:table-cell table:formula="of:=IF([$'Image data'.BT58]=1;[$'Image data'.BU58];&quot;&quot;)" office:value-type="string" office:string-value="20 x 25 inches, 51 x 64 cm" calcext:value-type="string">
            <text:p>20 x 25 inches, 51 x 64 cm</text:p>
          </table:table-cell>
          <table:table-cell table:formula="of:=IF([$'Image data'.CA58]=1;[$'Image data'.CB58];&quot;&quot;)" office:value-type="string" office:string-value="24 x 30 inches, 61 x 76 cm" calcext:value-type="string">
            <text:p>24 x 30 inches, 61 x 76 cm</text:p>
          </table:table-cell>
          <table:table-cell table:number-columns-repeated="5"/>
        </table:table-row>
        <table:table-row table:style-name="ro4">
          <table:table-cell table:formula="of:=[$'Image data'.C59]" office:value-type="string" office:string-value="Blue Tailed Bee-Eater" calcext:value-type="string">
            <text:p>Blue Tailed Bee-Eater</text:p>
          </table:table-cell>
          <table:table-cell table:formula="of:=[$'Image data'.D59]" office:value-type="string" office:string-value="The colours and beauty of the bee-eaters always blows me away. I just wish they were more common in Europe so I could capture them all year round." calcext:value-type="string">
            <text:p>The colours and beauty of the bee-eaters always blows me away. I just wish they were more common in Europe so I could capture them all year round.</text:p>
          </table:table-cell>
          <table:table-cell table:formula="of:=[$'Image data'.B59]" office:value-type="string" office:string-value="PrintGalleryImage-58.jpg" calcext:value-type="string">
            <text:p>PrintGalleryImage-58.jpg</text:p>
          </table:table-cell>
          <table:table-cell table:formula="of:=IF([$'Image data'.P59]=1;[$'Image data'.Q59];&quot;&quot;)" office:value-type="string" office:string-value="8 x 12 inches, 20 x 30 cm" calcext:value-type="string">
            <text:p>8 x 12 inches, 20 x 30 cm</text:p>
          </table:table-cell>
          <table:table-cell table:formula="of:=IF([$'Image data'.W59]=1;[$'Image data'.X59];&quot;&quot;)" office:value-type="string" office:string-value="12 x 18 inches, 30 x 46 cm" calcext:value-type="string">
            <text:p>12 x 18 inches, 30 x 46 cm</text:p>
          </table:table-cell>
          <table:table-cell table:formula="of:=IF([$'Image data'.AD59]=1;[$'Image data'.AE59];&quot;&quot;)" office:value-type="string" office:string-value="16 x 24 inches, 41 x 61 cm" calcext:value-type="string">
            <text:p>16 x 24 inches, 41 x 61 cm</text:p>
          </table:table-cell>
          <table:table-cell table:formula="of:=IF([$'Image data'.AK59]=1;[$'Image data'.AL59];&quot;&quot;)" office:value-type="string" office:string-value="20 x 30 inches, 51 x 76 cm" calcext:value-type="string">
            <text:p>20 x 30 inches, 51 x 76 cm</text:p>
          </table:table-cell>
          <table:table-cell table:formula="of:=IF([$'Image data'.AR59]=1;[$'Image data'.AS59];&quot;&quot;)" office:value-type="string" office:string-value="24 x 36 inches, 61 x 91 cm" calcext:value-type="string">
            <text:p>24 x 36 inches, 61 x 91 cm</text:p>
          </table:table-cell>
          <table:table-cell table:formula="of:=IF([$'Image data'.AY59]=1;[$'Image data'.AZ59];&quot;&quot;)" office:value-type="string" office:string-value="8 x 12 inches, 20 x 30 cm" calcext:value-type="string">
            <text:p>8 x 12 inches, 20 x 30 cm</text:p>
          </table:table-cell>
          <table:table-cell table:formula="of:=IF([$'Image data'.BF59]=1;[$'Image data'.BG59];&quot;&quot;)" office:value-type="string" office:string-value="12 x 18 inches, 30 x 46 cm" calcext:value-type="string">
            <text:p>12 x 18 inches, 30 x 46 cm</text:p>
          </table:table-cell>
          <table:table-cell table:formula="of:=IF([$'Image data'.BM59]=1;[$'Image data'.BN59];&quot;&quot;)">
            <text:p/>
          </table:table-cell>
          <table:table-cell table:formula="of:=IF([$'Image data'.BT59]=1;[$'Image data'.BU59];&quot;&quot;)">
            <text:p/>
          </table:table-cell>
          <table:table-cell table:formula="of:=IF([$'Image data'.CA59]=1;[$'Image data'.CB59];&quot;&quot;)">
            <text:p/>
          </table:table-cell>
          <table:table-cell table:number-columns-repeated="5"/>
        </table:table-row>
        <table:table-row table:style-name="ro4">
          <table:table-cell table:formula="of:=[$'Image data'.C60]" office:value-type="string" office:string-value="Baby macaque." calcext:value-type="string">
            <text:p>Baby macaque.</text:p>
          </table:table-cell>
          <table:table-cell table:formula="of:=[$'Image data'.D60]" office:value-type="string" office:string-value="This guy might be a few weeks old but he is still confident enough to climb and run around the forest on his own." calcext:value-type="string">
            <text:p>This guy might be a few weeks old but he is still confident enough to climb and run around the forest on his own.</text:p>
          </table:table-cell>
          <table:table-cell table:formula="of:=[$'Image data'.B60]" office:value-type="string" office:string-value="PrintGalleryImage-59.jpg" calcext:value-type="string">
            <text:p>PrintGalleryImage-59.jpg</text:p>
          </table:table-cell>
          <table:table-cell table:formula="of:=IF([$'Image data'.P60]=1;[$'Image data'.Q60];&quot;&quot;)" office:value-type="string" office:string-value="8 x 12 inches, 20 x 30 cm" calcext:value-type="string">
            <text:p>8 x 12 inches, 20 x 30 cm</text:p>
          </table:table-cell>
          <table:table-cell table:formula="of:=IF([$'Image data'.W60]=1;[$'Image data'.X60];&quot;&quot;)" office:value-type="string" office:string-value="12 x 18 inches, 30 x 46 cm" calcext:value-type="string">
            <text:p>12 x 18 inches, 30 x 46 cm</text:p>
          </table:table-cell>
          <table:table-cell table:formula="of:=IF([$'Image data'.AD60]=1;[$'Image data'.AE60];&quot;&quot;)" office:value-type="string" office:string-value="16 x 24 inches, 41 x 61 cm" calcext:value-type="string">
            <text:p>16 x 24 inches, 41 x 61 cm</text:p>
          </table:table-cell>
          <table:table-cell table:formula="of:=IF([$'Image data'.AK60]=1;[$'Image data'.AL60];&quot;&quot;)" office:value-type="string" office:string-value="20 x 30 inches, 51 x 76 cm" calcext:value-type="string">
            <text:p>20 x 30 inches, 51 x 76 cm</text:p>
          </table:table-cell>
          <table:table-cell table:formula="of:=IF([$'Image data'.AR60]=1;[$'Image data'.AS60];&quot;&quot;)" office:value-type="string" office:string-value="24 x 36 inches, 61 x 91 cm" calcext:value-type="string">
            <text:p>24 x 36 inches, 61 x 91 cm</text:p>
          </table:table-cell>
          <table:table-cell table:formula="of:=IF([$'Image data'.AY60]=1;[$'Image data'.AZ60];&quot;&quot;)" office:value-type="string" office:string-value="8 x 12 inches, 20 x 30 cm" calcext:value-type="string">
            <text:p>8 x 12 inches, 20 x 30 cm</text:p>
          </table:table-cell>
          <table:table-cell table:formula="of:=IF([$'Image data'.BF60]=1;[$'Image data'.BG60];&quot;&quot;)" office:value-type="string" office:string-value="12 x 18 inches, 30 x 46 cm" calcext:value-type="string">
            <text:p>12 x 18 inches, 30 x 46 cm</text:p>
          </table:table-cell>
          <table:table-cell table:formula="of:=IF([$'Image data'.BM60]=1;[$'Image data'.BN60];&quot;&quot;)" office:value-type="string" office:string-value="16 x 24 inches, 41 x 61 cm" calcext:value-type="string">
            <text:p>16 x 24 inches, 41 x 61 cm</text:p>
          </table:table-cell>
          <table:table-cell table:formula="of:=IF([$'Image data'.BT60]=1;[$'Image data'.BU60];&quot;&quot;)" office:value-type="string" office:string-value="20 x 30 inches, 51 x 76 cm" calcext:value-type="string">
            <text:p>20 x 30 inches, 51 x 76 cm</text:p>
          </table:table-cell>
          <table:table-cell table:formula="of:=IF([$'Image data'.CA60]=1;[$'Image data'.CB60];&quot;&quot;)" office:value-type="string" office:string-value="24 x 36 inches, 61 x 91 cm" calcext:value-type="string">
            <text:p>24 x 36 inches, 61 x 91 cm</text:p>
          </table:table-cell>
          <table:table-cell table:number-columns-repeated="5"/>
        </table:table-row>
        <table:table-row table:style-name="ro4">
          <table:table-cell table:formula="of:=[$'Image data'.C61]" office:value-type="string" office:string-value="Tired Baby Macaque " calcext:value-type="string">
            <text:p>Tired Baby Macaque </text:p>
          </table:table-cell>
          <table:table-cell table:formula="of:=[$'Image data'.D61]" office:value-type="string" office:string-value="Sometimes you sit and wait for ages and your model doesn't pose for you. I was ready to give up just before this guy turned around and finally allowed me get a good image." calcext:value-type="string">
            <text:p>Sometimes you sit and wait for ages and your model doesn't pose for you. I was ready to give up just before this guy turned around and finally allowed me get a good image.</text:p>
          </table:table-cell>
          <table:table-cell table:formula="of:=[$'Image data'.B61]" office:value-type="string" office:string-value="PrintGalleryImage-60.jpg" calcext:value-type="string">
            <text:p>PrintGalleryImage-60.jpg</text:p>
          </table:table-cell>
          <table:table-cell table:formula="of:=IF([$'Image data'.P61]=1;[$'Image data'.Q61];&quot;&quot;)" office:value-type="string" office:string-value="8 x 12 inches, 20 x 30 cm" calcext:value-type="string">
            <text:p>8 x 12 inches, 20 x 30 cm</text:p>
          </table:table-cell>
          <table:table-cell table:formula="of:=IF([$'Image data'.W61]=1;[$'Image data'.X61];&quot;&quot;)" office:value-type="string" office:string-value="12 x 18 inches, 30 x 46 cm" calcext:value-type="string">
            <text:p>12 x 18 inches, 30 x 46 cm</text:p>
          </table:table-cell>
          <table:table-cell table:formula="of:=IF([$'Image data'.AD61]=1;[$'Image data'.AE61];&quot;&quot;)" office:value-type="string" office:string-value="16 x 24 inches, 41 x 61 cm" calcext:value-type="string">
            <text:p>16 x 24 inches, 41 x 61 cm</text:p>
          </table:table-cell>
          <table:table-cell table:formula="of:=IF([$'Image data'.AK61]=1;[$'Image data'.AL61];&quot;&quot;)" office:value-type="string" office:string-value="20 x 30 inches, 51 x 76 cm" calcext:value-type="string">
            <text:p>20 x 30 inches, 51 x 76 cm</text:p>
          </table:table-cell>
          <table:table-cell table:formula="of:=IF([$'Image data'.AR61]=1;[$'Image data'.AS61];&quot;&quot;)" office:value-type="string" office:string-value="24 x 36 inches, 61 x 91 cm" calcext:value-type="string">
            <text:p>24 x 36 inches, 61 x 91 cm</text:p>
          </table:table-cell>
          <table:table-cell table:formula="of:=IF([$'Image data'.AY61]=1;[$'Image data'.AZ61];&quot;&quot;)" office:value-type="string" office:string-value="8 x 12 inches, 20 x 30 cm" calcext:value-type="string">
            <text:p>8 x 12 inches, 20 x 30 cm</text:p>
          </table:table-cell>
          <table:table-cell table:formula="of:=IF([$'Image data'.BF61]=1;[$'Image data'.BG61];&quot;&quot;)" office:value-type="string" office:string-value="12 x 18 inches, 30 x 46 cm" calcext:value-type="string">
            <text:p>12 x 18 inches, 30 x 46 cm</text:p>
          </table:table-cell>
          <table:table-cell table:formula="of:=IF([$'Image data'.BM61]=1;[$'Image data'.BN61];&quot;&quot;)" office:value-type="string" office:string-value="16 x 24 inches, 41 x 61 cm" calcext:value-type="string">
            <text:p>16 x 24 inches, 41 x 61 cm</text:p>
          </table:table-cell>
          <table:table-cell table:formula="of:=IF([$'Image data'.BT61]=1;[$'Image data'.BU61];&quot;&quot;)" office:value-type="string" office:string-value="20 x 30 inches, 51 x 76 cm" calcext:value-type="string">
            <text:p>20 x 30 inches, 51 x 76 cm</text:p>
          </table:table-cell>
          <table:table-cell table:formula="of:=IF([$'Image data'.CA61]=1;[$'Image data'.CB61];&quot;&quot;)" office:value-type="string" office:string-value="24 x 36 inches, 61 x 91 cm" calcext:value-type="string">
            <text:p>24 x 36 inches, 61 x 91 cm</text:p>
          </table:table-cell>
          <table:table-cell table:number-columns-repeated="5"/>
        </table:table-row>
        <table:table-row table:style-name="ro4">
          <table:table-cell table:formula="of:=[$'Image data'.C62]" office:value-type="string" office:string-value="Green Iguana" calcext:value-type="string">
            <text:p>Green Iguana</text:p>
          </table:table-cell>
          <table:table-cell table:formula="of:=[$'Image data'.D62]" office:value-type="string" office:string-value="It is often easy to photograph a reptile as they do tend to spend a lot of time in the sun just chilling. A bit of calm and a gentle approach allows for easy photos. Similar sized mammals or birds just move way too fast." calcext:value-type="string">
            <text:p>It is often easy to photograph a reptile as they do tend to spend a lot of time in the sun just chilling. A bit of calm and a gentle approach allows for easy photos. Similar sized mammals or birds just move way too fast.</text:p>
          </table:table-cell>
          <table:table-cell table:formula="of:=[$'Image data'.B62]" office:value-type="string" office:string-value="PrintGalleryImage-61.jpg" calcext:value-type="string">
            <text:p>PrintGalleryImage-61.jpg</text:p>
          </table:table-cell>
          <table:table-cell table:formula="of:=IF([$'Image data'.P62]=1;[$'Image data'.Q62];&quot;&quot;)" office:value-type="string" office:string-value="8 x 12 inches, 20 x 30 cm" calcext:value-type="string">
            <text:p>8 x 12 inches, 20 x 30 cm</text:p>
          </table:table-cell>
          <table:table-cell table:formula="of:=IF([$'Image data'.W62]=1;[$'Image data'.X62];&quot;&quot;)" office:value-type="string" office:string-value="12 x 18 inches, 30 x 46 cm" calcext:value-type="string">
            <text:p>12 x 18 inches, 30 x 46 cm</text:p>
          </table:table-cell>
          <table:table-cell table:formula="of:=IF([$'Image data'.AD62]=1;[$'Image data'.AE62];&quot;&quot;)" office:value-type="string" office:string-value="16 x 24 inches, 41 x 61 cm" calcext:value-type="string">
            <text:p>16 x 24 inches, 41 x 61 cm</text:p>
          </table:table-cell>
          <table:table-cell table:formula="of:=IF([$'Image data'.AK62]=1;[$'Image data'.AL62];&quot;&quot;)" office:value-type="string" office:string-value="20 x 30 inches, 51 x 76 cm" calcext:value-type="string">
            <text:p>20 x 30 inches, 51 x 76 cm</text:p>
          </table:table-cell>
          <table:table-cell table:formula="of:=IF([$'Image data'.AR62]=1;[$'Image data'.AS62];&quot;&quot;)" office:value-type="string" office:string-value="24 x 36 inches, 61 x 91 cm" calcext:value-type="string">
            <text:p>24 x 36 inches, 61 x 91 cm</text:p>
          </table:table-cell>
          <table:table-cell table:formula="of:=IF([$'Image data'.AY62]=1;[$'Image data'.AZ62];&quot;&quot;)" office:value-type="string" office:string-value="8 x 12 inches, 20 x 30 cm" calcext:value-type="string">
            <text:p>8 x 12 inches, 20 x 30 cm</text:p>
          </table:table-cell>
          <table:table-cell table:formula="of:=IF([$'Image data'.BF62]=1;[$'Image data'.BG62];&quot;&quot;)" office:value-type="string" office:string-value="12 x 18 inches, 30 x 46 cm" calcext:value-type="string">
            <text:p>12 x 18 inches, 30 x 46 cm</text:p>
          </table:table-cell>
          <table:table-cell table:formula="of:=IF([$'Image data'.BM62]=1;[$'Image data'.BN62];&quot;&quot;)" office:value-type="string" office:string-value="16 x 24 inches, 41 x 61 cm" calcext:value-type="string">
            <text:p>16 x 24 inches, 41 x 61 cm</text:p>
          </table:table-cell>
          <table:table-cell table:formula="of:=IF([$'Image data'.BT62]=1;[$'Image data'.BU62];&quot;&quot;)" office:value-type="string" office:string-value="20 x 30 inches, 51 x 76 cm" calcext:value-type="string">
            <text:p>20 x 30 inches, 51 x 76 cm</text:p>
          </table:table-cell>
          <table:table-cell table:formula="of:=IF([$'Image data'.CA62]=1;[$'Image data'.CB62];&quot;&quot;)" office:value-type="string" office:string-value="24 x 36 inches, 61 x 91 cm" calcext:value-type="string">
            <text:p>24 x 36 inches, 61 x 91 cm</text:p>
          </table:table-cell>
          <table:table-cell table:number-columns-repeated="5"/>
        </table:table-row>
        <table:table-row table:style-name="ro4">
          <table:table-cell table:formula="of:=[$'Image data'.C63]" office:value-type="string" office:string-value="Green Iguana BW" calcext:value-type="string">
            <text:p>Green Iguana BW</text:p>
          </table:table-cell>
          <table:table-cell table:formula="of:=[$'Image data'.D63]" office:value-type="string" office:string-value="The scaly skin of reptiles just makes black and white photos the obvious choice. I love the way the black and white makes the detail in the skin stand out." calcext:value-type="string">
            <text:p>The scaly skin of reptiles just makes black and white photos the obvious choice. I love the way the black and white makes the detail in the skin stand out.</text:p>
          </table:table-cell>
          <table:table-cell table:formula="of:=[$'Image data'.B63]" office:value-type="string" office:string-value="PrintGalleryImage-62.jpg" calcext:value-type="string">
            <text:p>PrintGalleryImage-62.jpg</text:p>
          </table:table-cell>
          <table:table-cell table:formula="of:=IF([$'Image data'.P63]=1;[$'Image data'.Q63];&quot;&quot;)" office:value-type="string" office:string-value="8 x 12 inches, 20 x 30 cm" calcext:value-type="string">
            <text:p>8 x 12 inches, 20 x 30 cm</text:p>
          </table:table-cell>
          <table:table-cell table:formula="of:=IF([$'Image data'.W63]=1;[$'Image data'.X63];&quot;&quot;)" office:value-type="string" office:string-value="12 x 18 inches, 30 x 46 cm" calcext:value-type="string">
            <text:p>12 x 18 inches, 30 x 46 cm</text:p>
          </table:table-cell>
          <table:table-cell table:formula="of:=IF([$'Image data'.AD63]=1;[$'Image data'.AE63];&quot;&quot;)" office:value-type="string" office:string-value="16 x 24 inches, 41 x 61 cm" calcext:value-type="string">
            <text:p>16 x 24 inches, 41 x 61 cm</text:p>
          </table:table-cell>
          <table:table-cell table:formula="of:=IF([$'Image data'.AK63]=1;[$'Image data'.AL63];&quot;&quot;)" office:value-type="string" office:string-value="20 x 30 inches, 51 x 76 cm" calcext:value-type="string">
            <text:p>20 x 30 inches, 51 x 76 cm</text:p>
          </table:table-cell>
          <table:table-cell table:formula="of:=IF([$'Image data'.AR63]=1;[$'Image data'.AS63];&quot;&quot;)" office:value-type="string" office:string-value="24 x 36 inches, 61 x 91 cm" calcext:value-type="string">
            <text:p>24 x 36 inches, 61 x 91 cm</text:p>
          </table:table-cell>
          <table:table-cell table:formula="of:=IF([$'Image data'.AY63]=1;[$'Image data'.AZ63];&quot;&quot;)" office:value-type="string" office:string-value="8 x 12 inches, 20 x 30 cm" calcext:value-type="string">
            <text:p>8 x 12 inches, 20 x 30 cm</text:p>
          </table:table-cell>
          <table:table-cell table:formula="of:=IF([$'Image data'.BF63]=1;[$'Image data'.BG63];&quot;&quot;)" office:value-type="string" office:string-value="12 x 18 inches, 30 x 46 cm" calcext:value-type="string">
            <text:p>12 x 18 inches, 30 x 46 cm</text:p>
          </table:table-cell>
          <table:table-cell table:formula="of:=IF([$'Image data'.BM63]=1;[$'Image data'.BN63];&quot;&quot;)" office:value-type="string" office:string-value="16 x 24 inches, 41 x 61 cm" calcext:value-type="string">
            <text:p>16 x 24 inches, 41 x 61 cm</text:p>
          </table:table-cell>
          <table:table-cell table:formula="of:=IF([$'Image data'.BT63]=1;[$'Image data'.BU63];&quot;&quot;)" office:value-type="string" office:string-value="20 x 30 inches, 51 x 76 cm" calcext:value-type="string">
            <text:p>20 x 30 inches, 51 x 76 cm</text:p>
          </table:table-cell>
          <table:table-cell table:formula="of:=IF([$'Image data'.CA63]=1;[$'Image data'.CB63];&quot;&quot;)">
            <text:p/>
          </table:table-cell>
          <table:table-cell table:number-columns-repeated="5"/>
        </table:table-row>
        <table:table-row table:style-name="ro4">
          <table:table-cell table:formula="of:=[$'Image data'.C64]" office:value-type="string" office:string-value="Florida Gator" calcext:value-type="string">
            <text:p>Florida Gator</text:p>
          </table:table-cell>
          <table:table-cell table:formula="of:=[$'Image data'.D64]" office:value-type="string" office:string-value="There is nothing like meeting a gator up close and personal to see the power and strength they have. The everglades in Florida are a really easy place to see this and you get the bonus of going on an airboat, something that you dreamt was much more exciting that it ends up being, but they do allow you to get out into the swamps with ease." calcext:value-type="string">
            <text:p>There is nothing like meeting a gator up close and personal to see the power and strength they have. The everglades in Florida are a really easy place to see this and you get the bonus of going on an airboat, something that you dreamt was much more exciting that it ends up being, but they do allow you to get out into the swamps with ease.</text:p>
          </table:table-cell>
          <table:table-cell table:formula="of:=[$'Image data'.B64]" office:value-type="string" office:string-value="PrintGalleryImage-63.jpg" calcext:value-type="string">
            <text:p>PrintGalleryImage-63.jpg</text:p>
          </table:table-cell>
          <table:table-cell table:formula="of:=IF([$'Image data'.P64]=1;[$'Image data'.Q64];&quot;&quot;)" office:value-type="string" office:string-value="8 x 12 inches, 20 x 30 cm" calcext:value-type="string">
            <text:p>8 x 12 inches, 20 x 30 cm</text:p>
          </table:table-cell>
          <table:table-cell table:formula="of:=IF([$'Image data'.W64]=1;[$'Image data'.X64];&quot;&quot;)" office:value-type="string" office:string-value="12 x 18 inches, 30 x 46 cm" calcext:value-type="string">
            <text:p>12 x 18 inches, 30 x 46 cm</text:p>
          </table:table-cell>
          <table:table-cell table:formula="of:=IF([$'Image data'.AD64]=1;[$'Image data'.AE64];&quot;&quot;)" office:value-type="string" office:string-value="16 x 24 inches, 41 x 61 cm" calcext:value-type="string">
            <text:p>16 x 24 inches, 41 x 61 cm</text:p>
          </table:table-cell>
          <table:table-cell table:formula="of:=IF([$'Image data'.AK64]=1;[$'Image data'.AL64];&quot;&quot;)" office:value-type="string" office:string-value="20 x 30 inches, 51 x 76 cm" calcext:value-type="string">
            <text:p>20 x 30 inches, 51 x 76 cm</text:p>
          </table:table-cell>
          <table:table-cell table:formula="of:=IF([$'Image data'.AR64]=1;[$'Image data'.AS64];&quot;&quot;)" office:value-type="string" office:string-value="24 x 36 inches, 61 x 91 cm" calcext:value-type="string">
            <text:p>24 x 36 inches, 61 x 91 cm</text:p>
          </table:table-cell>
          <table:table-cell table:formula="of:=IF([$'Image data'.AY64]=1;[$'Image data'.AZ64];&quot;&quot;)" office:value-type="string" office:string-value="8 x 12 inches, 20 x 30 cm" calcext:value-type="string">
            <text:p>8 x 12 inches, 20 x 30 cm</text:p>
          </table:table-cell>
          <table:table-cell table:formula="of:=IF([$'Image data'.BF64]=1;[$'Image data'.BG64];&quot;&quot;)" office:value-type="string" office:string-value="12 x 18 inches, 30 x 46 cm" calcext:value-type="string">
            <text:p>12 x 18 inches, 30 x 46 cm</text:p>
          </table:table-cell>
          <table:table-cell table:formula="of:=IF([$'Image data'.BM64]=1;[$'Image data'.BN64];&quot;&quot;)" office:value-type="string" office:string-value="16 x 24 inches, 41 x 61 cm" calcext:value-type="string">
            <text:p>16 x 24 inches, 41 x 61 cm</text:p>
          </table:table-cell>
          <table:table-cell table:formula="of:=IF([$'Image data'.BT64]=1;[$'Image data'.BU64];&quot;&quot;)" office:value-type="string" office:string-value="20 x 30 inches, 51 x 76 cm" calcext:value-type="string">
            <text:p>20 x 30 inches, 51 x 76 cm</text:p>
          </table:table-cell>
          <table:table-cell table:formula="of:=IF([$'Image data'.CA64]=1;[$'Image data'.CB64];&quot;&quot;)" office:value-type="string" office:string-value="24 x 36 inches, 61 x 91 cm" calcext:value-type="string">
            <text:p>24 x 36 inches, 61 x 91 cm</text:p>
          </table:table-cell>
          <table:table-cell table:number-columns-repeated="5"/>
        </table:table-row>
        <table:table-row table:style-name="ro4">
          <table:table-cell table:formula="of:=[$'Image data'.C65]" office:value-type="string" office:string-value="Galapagos Seals in a Queue" calcext:value-type="string">
            <text:p>Galapagos Seals in a Queue</text:p>
          </table:table-cell>
          <table:table-cell table:formula="of:=[$'Image data'.D65]" office:value-type="string" office:string-value="There are seals everywhere in the Galapagos. Even on the wall behind the bus stops. Well I guess first person to arrive and wait for the bus gets the wall to sit on." calcext:value-type="string">
            <text:p>There are seals everywhere in the Galapagos. Even on the wall behind the bus stops. Well I guess first person to arrive and wait for the bus gets the wall to sit on.</text:p>
          </table:table-cell>
          <table:table-cell table:formula="of:=[$'Image data'.B65]" office:value-type="string" office:string-value="PrintGalleryImage-64.jpg" calcext:value-type="string">
            <text:p>PrintGalleryImage-64.jpg</text:p>
          </table:table-cell>
          <table:table-cell table:formula="of:=IF([$'Image data'.P65]=1;[$'Image data'.Q65];&quot;&quot;)" office:value-type="string" office:string-value="8 x 12 inches, 20 x 30 cm" calcext:value-type="string">
            <text:p>8 x 12 inches, 20 x 30 cm</text:p>
          </table:table-cell>
          <table:table-cell table:formula="of:=IF([$'Image data'.W65]=1;[$'Image data'.X65];&quot;&quot;)" office:value-type="string" office:string-value="12 x 18 inches, 30 x 46 cm" calcext:value-type="string">
            <text:p>12 x 18 inches, 30 x 46 cm</text:p>
          </table:table-cell>
          <table:table-cell table:formula="of:=IF([$'Image data'.AD65]=1;[$'Image data'.AE65];&quot;&quot;)" office:value-type="string" office:string-value="16 x 24 inches, 41 x 61 cm" calcext:value-type="string">
            <text:p>16 x 24 inches, 41 x 61 cm</text:p>
          </table:table-cell>
          <table:table-cell table:formula="of:=IF([$'Image data'.AK65]=1;[$'Image data'.AL65];&quot;&quot;)" office:value-type="string" office:string-value="20 x 30 inches, 51 x 76 cm" calcext:value-type="string">
            <text:p>20 x 30 inches, 51 x 76 cm</text:p>
          </table:table-cell>
          <table:table-cell table:formula="of:=IF([$'Image data'.AR65]=1;[$'Image data'.AS65];&quot;&quot;)" office:value-type="string" office:string-value="24 x 36 inches, 61 x 91 cm" calcext:value-type="string">
            <text:p>24 x 36 inches, 61 x 91 cm</text:p>
          </table:table-cell>
          <table:table-cell table:formula="of:=IF([$'Image data'.AY65]=1;[$'Image data'.AZ65];&quot;&quot;)" office:value-type="string" office:string-value="8 x 12 inches, 20 x 30 cm" calcext:value-type="string">
            <text:p>8 x 12 inches, 20 x 30 cm</text:p>
          </table:table-cell>
          <table:table-cell table:formula="of:=IF([$'Image data'.BF65]=1;[$'Image data'.BG65];&quot;&quot;)" office:value-type="string" office:string-value="12 x 18 inches, 30 x 46 cm" calcext:value-type="string">
            <text:p>12 x 18 inches, 30 x 46 cm</text:p>
          </table:table-cell>
          <table:table-cell table:formula="of:=IF([$'Image data'.BM65]=1;[$'Image data'.BN65];&quot;&quot;)" office:value-type="string" office:string-value="16 x 24 inches, 41 x 61 cm" calcext:value-type="string">
            <text:p>16 x 24 inches, 41 x 61 cm</text:p>
          </table:table-cell>
          <table:table-cell table:formula="of:=IF([$'Image data'.BT65]=1;[$'Image data'.BU65];&quot;&quot;)" office:value-type="string" office:string-value="20 x 30 inches, 51 x 76 cm" calcext:value-type="string">
            <text:p>20 x 30 inches, 51 x 76 cm</text:p>
          </table:table-cell>
          <table:table-cell table:formula="of:=IF([$'Image data'.CA65]=1;[$'Image data'.CB65];&quot;&quot;)" office:value-type="string" office:string-value="24 x 36 inches, 61 x 91 cm" calcext:value-type="string">
            <text:p>24 x 36 inches, 61 x 91 cm</text:p>
          </table:table-cell>
          <table:table-cell table:number-columns-repeated="5"/>
        </table:table-row>
        <table:table-row table:style-name="ro4">
          <table:table-cell table:formula="of:=[$'Image data'.C66]" office:value-type="string" office:string-value="Galapagos Land Iguana" calcext:value-type="string">
            <text:p>Galapagos Land Iguana</text:p>
          </table:table-cell>
          <table:table-cell table:formula="of:=[$'Image data'.D66]" office:value-type="string" office:string-value="The marine iguana is the more famous of the two Galapagos iguanas but the land iguana is quite common and like all Galapagos animals willing to pose for a photo." calcext:value-type="string">
            <text:p>The marine iguana is the more famous of the two Galapagos iguanas but the land iguana is quite common and like all Galapagos animals willing to pose for a photo.</text:p>
          </table:table-cell>
          <table:table-cell table:formula="of:=[$'Image data'.B66]" office:value-type="string" office:string-value="PrintGalleryImage-65.jpg" calcext:value-type="string">
            <text:p>PrintGalleryImage-65.jpg</text:p>
          </table:table-cell>
          <table:table-cell table:formula="of:=IF([$'Image data'.P66]=1;[$'Image data'.Q66];&quot;&quot;)" office:value-type="string" office:string-value="8 x 12 inches, 20 x 30 cm" calcext:value-type="string">
            <text:p>8 x 12 inches, 20 x 30 cm</text:p>
          </table:table-cell>
          <table:table-cell table:formula="of:=IF([$'Image data'.W66]=1;[$'Image data'.X66];&quot;&quot;)" office:value-type="string" office:string-value="12 x 18 inches, 30 x 46 cm" calcext:value-type="string">
            <text:p>12 x 18 inches, 30 x 46 cm</text:p>
          </table:table-cell>
          <table:table-cell table:formula="of:=IF([$'Image data'.AD66]=1;[$'Image data'.AE66];&quot;&quot;)" office:value-type="string" office:string-value="16 x 24 inches, 41 x 61 cm" calcext:value-type="string">
            <text:p>16 x 24 inches, 41 x 61 cm</text:p>
          </table:table-cell>
          <table:table-cell table:formula="of:=IF([$'Image data'.AK66]=1;[$'Image data'.AL66];&quot;&quot;)" office:value-type="string" office:string-value="20 x 30 inches, 51 x 76 cm" calcext:value-type="string">
            <text:p>20 x 30 inches, 51 x 76 cm</text:p>
          </table:table-cell>
          <table:table-cell table:formula="of:=IF([$'Image data'.AR66]=1;[$'Image data'.AS66];&quot;&quot;)" office:value-type="string" office:string-value="24 x 36 inches, 61 x 91 cm" calcext:value-type="string">
            <text:p>24 x 36 inches, 61 x 91 cm</text:p>
          </table:table-cell>
          <table:table-cell table:formula="of:=IF([$'Image data'.AY66]=1;[$'Image data'.AZ66];&quot;&quot;)" office:value-type="string" office:string-value="8 x 12 inches, 20 x 30 cm" calcext:value-type="string">
            <text:p>8 x 12 inches, 20 x 30 cm</text:p>
          </table:table-cell>
          <table:table-cell table:formula="of:=IF([$'Image data'.BF66]=1;[$'Image data'.BG66];&quot;&quot;)" office:value-type="string" office:string-value="12 x 18 inches, 30 x 46 cm" calcext:value-type="string">
            <text:p>12 x 18 inches, 30 x 46 cm</text:p>
          </table:table-cell>
          <table:table-cell table:formula="of:=IF([$'Image data'.BM66]=1;[$'Image data'.BN66];&quot;&quot;)" office:value-type="string" office:string-value="16 x 24 inches, 41 x 61 cm" calcext:value-type="string">
            <text:p>16 x 24 inches, 41 x 61 cm</text:p>
          </table:table-cell>
          <table:table-cell table:formula="of:=IF([$'Image data'.BT66]=1;[$'Image data'.BU66];&quot;&quot;)" office:value-type="string" office:string-value="20 x 30 inches, 51 x 76 cm" calcext:value-type="string">
            <text:p>20 x 30 inches, 51 x 76 cm</text:p>
          </table:table-cell>
          <table:table-cell table:formula="of:=IF([$'Image data'.CA66]=1;[$'Image data'.CB66];&quot;&quot;)" office:value-type="string" office:string-value="24 x 36 inches, 61 x 91 cm" calcext:value-type="string">
            <text:p>24 x 36 inches, 61 x 91 cm</text:p>
          </table:table-cell>
          <table:table-cell table:number-columns-repeated="5"/>
        </table:table-row>
        <table:table-row table:style-name="ro4">
          <table:table-cell table:formula="of:=[$'Image data'.C67]" office:value-type="string" office:string-value="Baby Galapagos Seal" calcext:value-type="string">
            <text:p>Baby Galapagos Seal</text:p>
          </table:table-cell>
          <table:table-cell table:formula="of:=[$'Image data'.D67]" office:value-type="string" office:string-value="The animals of the Galapagos Islands really have no fear of humans. As such the young can be very inquisitive around photographers." calcext:value-type="string">
            <text:p>The animals of the Galapagos Islands really have no fear of humans. As such the young can be very inquisitive around photographers.</text:p>
          </table:table-cell>
          <table:table-cell table:formula="of:=[$'Image data'.B67]" office:value-type="string" office:string-value="PrintGalleryImage-66.jpg" calcext:value-type="string">
            <text:p>PrintGalleryImage-66.jpg</text:p>
          </table:table-cell>
          <table:table-cell table:formula="of:=IF([$'Image data'.P67]=1;[$'Image data'.Q67];&quot;&quot;)" office:value-type="string" office:string-value="8 x 12 inches, 20 x 30 cm" calcext:value-type="string">
            <text:p>8 x 12 inches, 20 x 30 cm</text:p>
          </table:table-cell>
          <table:table-cell table:formula="of:=IF([$'Image data'.W67]=1;[$'Image data'.X67];&quot;&quot;)" office:value-type="string" office:string-value="12 x 18 inches, 30 x 46 cm" calcext:value-type="string">
            <text:p>12 x 18 inches, 30 x 46 cm</text:p>
          </table:table-cell>
          <table:table-cell table:formula="of:=IF([$'Image data'.AD67]=1;[$'Image data'.AE67];&quot;&quot;)" office:value-type="string" office:string-value="16 x 24 inches, 41 x 61 cm" calcext:value-type="string">
            <text:p>16 x 24 inches, 41 x 61 cm</text:p>
          </table:table-cell>
          <table:table-cell table:formula="of:=IF([$'Image data'.AK67]=1;[$'Image data'.AL67];&quot;&quot;)" office:value-type="string" office:string-value="20 x 30 inches, 51 x 76 cm" calcext:value-type="string">
            <text:p>20 x 30 inches, 51 x 76 cm</text:p>
          </table:table-cell>
          <table:table-cell table:formula="of:=IF([$'Image data'.AR67]=1;[$'Image data'.AS67];&quot;&quot;)" office:value-type="string" office:string-value="24 x 36 inches, 61 x 91 cm" calcext:value-type="string">
            <text:p>24 x 36 inches, 61 x 91 cm</text:p>
          </table:table-cell>
          <table:table-cell table:formula="of:=IF([$'Image data'.AY67]=1;[$'Image data'.AZ67];&quot;&quot;)" office:value-type="string" office:string-value="8 x 12 inches, 20 x 30 cm" calcext:value-type="string">
            <text:p>8 x 12 inches, 20 x 30 cm</text:p>
          </table:table-cell>
          <table:table-cell table:formula="of:=IF([$'Image data'.BF67]=1;[$'Image data'.BG67];&quot;&quot;)" office:value-type="string" office:string-value="12 x 18 inches, 30 x 46 cm" calcext:value-type="string">
            <text:p>12 x 18 inches, 30 x 46 cm</text:p>
          </table:table-cell>
          <table:table-cell table:formula="of:=IF([$'Image data'.BM67]=1;[$'Image data'.BN67];&quot;&quot;)" office:value-type="string" office:string-value="16 x 24 inches, 41 x 61 cm" calcext:value-type="string">
            <text:p>16 x 24 inches, 41 x 61 cm</text:p>
          </table:table-cell>
          <table:table-cell table:formula="of:=IF([$'Image data'.BT67]=1;[$'Image data'.BU67];&quot;&quot;)" office:value-type="string" office:string-value="20 x 30 inches, 51 x 76 cm" calcext:value-type="string">
            <text:p>20 x 30 inches, 51 x 76 cm</text:p>
          </table:table-cell>
          <table:table-cell table:formula="of:=IF([$'Image data'.CA67]=1;[$'Image data'.CB67];&quot;&quot;)" office:value-type="string" office:string-value="24 x 36 inches, 61 x 91 cm" calcext:value-type="string">
            <text:p>24 x 36 inches, 61 x 91 cm</text:p>
          </table:table-cell>
          <table:table-cell table:number-columns-repeated="5"/>
        </table:table-row>
        <table:table-row table:style-name="ro4">
          <table:table-cell table:formula="of:=[$'Image data'.C68]" office:value-type="string" office:string-value="Baby Galapagos Seal BW" calcext:value-type="string">
            <text:p>Baby Galapagos Seal BW</text:p>
          </table:table-cell>
          <table:table-cell table:formula="of:=[$'Image data'.D68]" office:value-type="string" office:string-value="The animals of the Galapagos Islands really have no fear of humans. As such the young can be very inquisitive around photographers." calcext:value-type="string">
            <text:p>The animals of the Galapagos Islands really have no fear of humans. As such the young can be very inquisitive around photographers.</text:p>
          </table:table-cell>
          <table:table-cell table:formula="of:=[$'Image data'.B68]" office:value-type="string" office:string-value="PrintGalleryImage-67.jpg" calcext:value-type="string">
            <text:p>PrintGalleryImage-67.jpg</text:p>
          </table:table-cell>
          <table:table-cell table:formula="of:=IF([$'Image data'.P68]=1;[$'Image data'.Q68];&quot;&quot;)" office:value-type="string" office:string-value="8 x 12 inches, 20 x 30 cm" calcext:value-type="string">
            <text:p>8 x 12 inches, 20 x 30 cm</text:p>
          </table:table-cell>
          <table:table-cell table:formula="of:=IF([$'Image data'.W68]=1;[$'Image data'.X68];&quot;&quot;)" office:value-type="string" office:string-value="12 x 18 inches, 30 x 46 cm" calcext:value-type="string">
            <text:p>12 x 18 inches, 30 x 46 cm</text:p>
          </table:table-cell>
          <table:table-cell table:formula="of:=IF([$'Image data'.AD68]=1;[$'Image data'.AE68];&quot;&quot;)" office:value-type="string" office:string-value="16 x 24 inches, 41 x 61 cm" calcext:value-type="string">
            <text:p>16 x 24 inches, 41 x 61 cm</text:p>
          </table:table-cell>
          <table:table-cell table:formula="of:=IF([$'Image data'.AK68]=1;[$'Image data'.AL68];&quot;&quot;)" office:value-type="string" office:string-value="20 x 30 inches, 51 x 76 cm" calcext:value-type="string">
            <text:p>20 x 30 inches, 51 x 76 cm</text:p>
          </table:table-cell>
          <table:table-cell table:formula="of:=IF([$'Image data'.AR68]=1;[$'Image data'.AS68];&quot;&quot;)" office:value-type="string" office:string-value="24 x 36 inches, 61 x 91 cm" calcext:value-type="string">
            <text:p>24 x 36 inches, 61 x 91 cm</text:p>
          </table:table-cell>
          <table:table-cell table:formula="of:=IF([$'Image data'.AY68]=1;[$'Image data'.AZ68];&quot;&quot;)" office:value-type="string" office:string-value="8 x 12 inches, 20 x 30 cm" calcext:value-type="string">
            <text:p>8 x 12 inches, 20 x 30 cm</text:p>
          </table:table-cell>
          <table:table-cell table:formula="of:=IF([$'Image data'.BF68]=1;[$'Image data'.BG68];&quot;&quot;)" office:value-type="string" office:string-value="12 x 18 inches, 30 x 46 cm" calcext:value-type="string">
            <text:p>12 x 18 inches, 30 x 46 cm</text:p>
          </table:table-cell>
          <table:table-cell table:formula="of:=IF([$'Image data'.BM68]=1;[$'Image data'.BN68];&quot;&quot;)" office:value-type="string" office:string-value="16 x 24 inches, 41 x 61 cm" calcext:value-type="string">
            <text:p>16 x 24 inches, 41 x 61 cm</text:p>
          </table:table-cell>
          <table:table-cell table:formula="of:=IF([$'Image data'.BT68]=1;[$'Image data'.BU68];&quot;&quot;)" office:value-type="string" office:string-value="20 x 30 inches, 51 x 76 cm" calcext:value-type="string">
            <text:p>20 x 30 inches, 51 x 76 cm</text:p>
          </table:table-cell>
          <table:table-cell table:formula="of:=IF([$'Image data'.CA68]=1;[$'Image data'.CB68];&quot;&quot;)" office:value-type="string" office:string-value="24 x 36 inches, 61 x 91 cm" calcext:value-type="string">
            <text:p>24 x 36 inches, 61 x 91 cm</text:p>
          </table:table-cell>
          <table:table-cell table:number-columns-repeated="5"/>
        </table:table-row>
        <table:table-row table:style-name="ro4">
          <table:table-cell table:formula="of:=[$'Image data'.C69]" office:value-type="string" office:string-value="Galapagos Seal and Pup" calcext:value-type="string">
            <text:p>Galapagos Seal and Pup</text:p>
          </table:table-cell>
          <table:table-cell table:formula="of:=[$'Image data'.D69]" office:value-type="string" office:string-value="Getting to the Galapagos in the birthing season is amazing and the opportunities to see cute youngsters is massive. There is no escaping the seals and in October/November no escaping the youngsters either." calcext:value-type="string">
            <text:p>Getting to the Galapagos in the birthing season is amazing and the opportunities to see cute youngsters is massive. There is no escaping the seals and in October/November no escaping the youngsters either.</text:p>
          </table:table-cell>
          <table:table-cell table:formula="of:=[$'Image data'.B69]" office:value-type="string" office:string-value="PrintGalleryImage-68.jpg" calcext:value-type="string">
            <text:p>PrintGalleryImage-68.jpg</text:p>
          </table:table-cell>
          <table:table-cell table:formula="of:=IF([$'Image data'.P69]=1;[$'Image data'.Q69];&quot;&quot;)" office:value-type="string" office:string-value="8 x 12 inches, 20 x 30 cm" calcext:value-type="string">
            <text:p>8 x 12 inches, 20 x 30 cm</text:p>
          </table:table-cell>
          <table:table-cell table:formula="of:=IF([$'Image data'.W69]=1;[$'Image data'.X69];&quot;&quot;)" office:value-type="string" office:string-value="12 x 18 inches, 30 x 46 cm" calcext:value-type="string">
            <text:p>12 x 18 inches, 30 x 46 cm</text:p>
          </table:table-cell>
          <table:table-cell table:formula="of:=IF([$'Image data'.AD69]=1;[$'Image data'.AE69];&quot;&quot;)" office:value-type="string" office:string-value="16 x 24 inches, 41 x 61 cm" calcext:value-type="string">
            <text:p>16 x 24 inches, 41 x 61 cm</text:p>
          </table:table-cell>
          <table:table-cell table:formula="of:=IF([$'Image data'.AK69]=1;[$'Image data'.AL69];&quot;&quot;)" office:value-type="string" office:string-value="20 x 30 inches, 51 x 76 cm" calcext:value-type="string">
            <text:p>20 x 30 inches, 51 x 76 cm</text:p>
          </table:table-cell>
          <table:table-cell table:formula="of:=IF([$'Image data'.AR69]=1;[$'Image data'.AS69];&quot;&quot;)" office:value-type="string" office:string-value="24 x 36 inches, 61 x 91 cm" calcext:value-type="string">
            <text:p>24 x 36 inches, 61 x 91 cm</text:p>
          </table:table-cell>
          <table:table-cell table:formula="of:=IF([$'Image data'.AY69]=1;[$'Image data'.AZ69];&quot;&quot;)" office:value-type="string" office:string-value="8 x 12 inches, 20 x 30 cm" calcext:value-type="string">
            <text:p>8 x 12 inches, 20 x 30 cm</text:p>
          </table:table-cell>
          <table:table-cell table:formula="of:=IF([$'Image data'.BF69]=1;[$'Image data'.BG69];&quot;&quot;)" office:value-type="string" office:string-value="12 x 18 inches, 30 x 46 cm" calcext:value-type="string">
            <text:p>12 x 18 inches, 30 x 46 cm</text:p>
          </table:table-cell>
          <table:table-cell table:formula="of:=IF([$'Image data'.BM69]=1;[$'Image data'.BN69];&quot;&quot;)" office:value-type="string" office:string-value="16 x 24 inches, 41 x 61 cm" calcext:value-type="string">
            <text:p>16 x 24 inches, 41 x 61 cm</text:p>
          </table:table-cell>
          <table:table-cell table:formula="of:=IF([$'Image data'.BT69]=1;[$'Image data'.BU69];&quot;&quot;)" office:value-type="string" office:string-value="20 x 30 inches, 51 x 76 cm" calcext:value-type="string">
            <text:p>20 x 30 inches, 51 x 76 cm</text:p>
          </table:table-cell>
          <table:table-cell table:formula="of:=IF([$'Image data'.CA69]=1;[$'Image data'.CB69];&quot;&quot;)" office:value-type="string" office:string-value="24 x 36 inches, 61 x 91 cm" calcext:value-type="string">
            <text:p>24 x 36 inches, 61 x 91 cm</text:p>
          </table:table-cell>
          <table:table-cell table:number-columns-repeated="5"/>
        </table:table-row>
        <table:table-row table:style-name="ro4">
          <table:table-cell table:formula="of:=[$'Image data'.C70]" office:value-type="string" office:string-value="Galapagos Hawk" calcext:value-type="string">
            <text:p>Galapagos Hawk</text:p>
          </table:table-cell>
          <table:table-cell table:formula="of:=[$'Image data'.D70]" office:value-type="string" office:string-value="Even the birds on the Galapagos are docile. This guy sat on a tree no more than 10 meters away from us." calcext:value-type="string">
            <text:p>Even the birds on the Galapagos are docile. This guy sat on a tree no more than 10 meters away from us.</text:p>
          </table:table-cell>
          <table:table-cell table:formula="of:=[$'Image data'.B70]" office:value-type="string" office:string-value="PrintGalleryImage-69.jpg" calcext:value-type="string">
            <text:p>PrintGalleryImage-69.jpg</text:p>
          </table:table-cell>
          <table:table-cell table:formula="of:=IF([$'Image data'.P70]=1;[$'Image data'.Q70];&quot;&quot;)" office:value-type="string" office:string-value="8 x 12 inches, 20 x 30 cm" calcext:value-type="string">
            <text:p>8 x 12 inches, 20 x 30 cm</text:p>
          </table:table-cell>
          <table:table-cell table:formula="of:=IF([$'Image data'.W70]=1;[$'Image data'.X70];&quot;&quot;)" office:value-type="string" office:string-value="12 x 18 inches, 30 x 46 cm" calcext:value-type="string">
            <text:p>12 x 18 inches, 30 x 46 cm</text:p>
          </table:table-cell>
          <table:table-cell table:formula="of:=IF([$'Image data'.AD70]=1;[$'Image data'.AE70];&quot;&quot;)" office:value-type="string" office:string-value="16 x 24 inches, 41 x 61 cm" calcext:value-type="string">
            <text:p>16 x 24 inches, 41 x 61 cm</text:p>
          </table:table-cell>
          <table:table-cell table:formula="of:=IF([$'Image data'.AK70]=1;[$'Image data'.AL70];&quot;&quot;)" office:value-type="string" office:string-value="20 x 30 inches, 51 x 76 cm" calcext:value-type="string">
            <text:p>20 x 30 inches, 51 x 76 cm</text:p>
          </table:table-cell>
          <table:table-cell table:formula="of:=IF([$'Image data'.AR70]=1;[$'Image data'.AS70];&quot;&quot;)" office:value-type="string" office:string-value="24 x 36 inches, 61 x 91 cm" calcext:value-type="string">
            <text:p>24 x 36 inches, 61 x 91 cm</text:p>
          </table:table-cell>
          <table:table-cell table:formula="of:=IF([$'Image data'.AY70]=1;[$'Image data'.AZ70];&quot;&quot;)" office:value-type="string" office:string-value="8 x 12 inches, 20 x 30 cm" calcext:value-type="string">
            <text:p>8 x 12 inches, 20 x 30 cm</text:p>
          </table:table-cell>
          <table:table-cell table:formula="of:=IF([$'Image data'.BF70]=1;[$'Image data'.BG70];&quot;&quot;)" office:value-type="string" office:string-value="12 x 18 inches, 30 x 46 cm" calcext:value-type="string">
            <text:p>12 x 18 inches, 30 x 46 cm</text:p>
          </table:table-cell>
          <table:table-cell table:formula="of:=IF([$'Image data'.BM70]=1;[$'Image data'.BN70];&quot;&quot;)" office:value-type="string" office:string-value="16 x 24 inches, 41 x 61 cm" calcext:value-type="string">
            <text:p>16 x 24 inches, 41 x 61 cm</text:p>
          </table:table-cell>
          <table:table-cell table:formula="of:=IF([$'Image data'.BT70]=1;[$'Image data'.BU70];&quot;&quot;)" office:value-type="string" office:string-value="20 x 30 inches, 51 x 76 cm" calcext:value-type="string">
            <text:p>20 x 30 inches, 51 x 76 cm</text:p>
          </table:table-cell>
          <table:table-cell table:formula="of:=IF([$'Image data'.CA70]=1;[$'Image data'.CB70];&quot;&quot;)" office:value-type="string" office:string-value="24 x 36 inches, 61 x 91 cm" calcext:value-type="string">
            <text:p>24 x 36 inches, 61 x 91 cm</text:p>
          </table:table-cell>
          <table:table-cell table:number-columns-repeated="5"/>
        </table:table-row>
        <table:table-row table:style-name="ro4">
          <table:table-cell table:formula="of:=[$'Image data'.C71]" office:value-type="string" office:string-value="Inquisitive Galapagos Hawk" calcext:value-type="string">
            <text:p>Inquisitive Galapagos Hawk</text:p>
          </table:table-cell>
          <table:table-cell table:formula="of:=[$'Image data'.D71]" office:value-type="string" office:string-value="It isn't often that a bird is willing to sit for a photo shoot as long as this guy did. He even added in a few extra poses for us to make things more interesting." calcext:value-type="string">
            <text:p>It isn't often that a bird is willing to sit for a photo shoot as long as this guy did. He even added in a few extra poses for us to make things more interesting.</text:p>
          </table:table-cell>
          <table:table-cell table:formula="of:=[$'Image data'.B71]" office:value-type="string" office:string-value="PrintGalleryImage-70.jpg" calcext:value-type="string">
            <text:p>PrintGalleryImage-70.jpg</text:p>
          </table:table-cell>
          <table:table-cell table:formula="of:=IF([$'Image data'.P71]=1;[$'Image data'.Q71];&quot;&quot;)" office:value-type="string" office:string-value="8 x 12 inches, 20 x 30 cm" calcext:value-type="string">
            <text:p>8 x 12 inches, 20 x 30 cm</text:p>
          </table:table-cell>
          <table:table-cell table:formula="of:=IF([$'Image data'.W71]=1;[$'Image data'.X71];&quot;&quot;)" office:value-type="string" office:string-value="12 x 18 inches, 30 x 46 cm" calcext:value-type="string">
            <text:p>12 x 18 inches, 30 x 46 cm</text:p>
          </table:table-cell>
          <table:table-cell table:formula="of:=IF([$'Image data'.AD71]=1;[$'Image data'.AE71];&quot;&quot;)" office:value-type="string" office:string-value="16 x 24 inches, 41 x 61 cm" calcext:value-type="string">
            <text:p>16 x 24 inches, 41 x 61 cm</text:p>
          </table:table-cell>
          <table:table-cell table:formula="of:=IF([$'Image data'.AK71]=1;[$'Image data'.AL71];&quot;&quot;)" office:value-type="string" office:string-value="20 x 30 inches, 51 x 76 cm" calcext:value-type="string">
            <text:p>20 x 30 inches, 51 x 76 cm</text:p>
          </table:table-cell>
          <table:table-cell table:formula="of:=IF([$'Image data'.AR71]=1;[$'Image data'.AS71];&quot;&quot;)" office:value-type="string" office:string-value="24 x 36 inches, 61 x 91 cm" calcext:value-type="string">
            <text:p>24 x 36 inches, 61 x 91 cm</text:p>
          </table:table-cell>
          <table:table-cell table:formula="of:=IF([$'Image data'.AY71]=1;[$'Image data'.AZ71];&quot;&quot;)" office:value-type="string" office:string-value="8 x 12 inches, 20 x 30 cm" calcext:value-type="string">
            <text:p>8 x 12 inches, 20 x 30 cm</text:p>
          </table:table-cell>
          <table:table-cell table:formula="of:=IF([$'Image data'.BF71]=1;[$'Image data'.BG71];&quot;&quot;)" office:value-type="string" office:string-value="12 x 18 inches, 30 x 46 cm" calcext:value-type="string">
            <text:p>12 x 18 inches, 30 x 46 cm</text:p>
          </table:table-cell>
          <table:table-cell table:formula="of:=IF([$'Image data'.BM71]=1;[$'Image data'.BN71];&quot;&quot;)" office:value-type="string" office:string-value="16 x 24 inches, 41 x 61 cm" calcext:value-type="string">
            <text:p>16 x 24 inches, 41 x 61 cm</text:p>
          </table:table-cell>
          <table:table-cell table:formula="of:=IF([$'Image data'.BT71]=1;[$'Image data'.BU71];&quot;&quot;)" office:value-type="string" office:string-value="20 x 30 inches, 51 x 76 cm" calcext:value-type="string">
            <text:p>20 x 30 inches, 51 x 76 cm</text:p>
          </table:table-cell>
          <table:table-cell table:formula="of:=IF([$'Image data'.CA71]=1;[$'Image data'.CB71];&quot;&quot;)" office:value-type="string" office:string-value="24 x 36 inches, 61 x 91 cm" calcext:value-type="string">
            <text:p>24 x 36 inches, 61 x 91 cm</text:p>
          </table:table-cell>
          <table:table-cell table:number-columns-repeated="5"/>
        </table:table-row>
        <table:table-row table:style-name="ro4">
          <table:table-cell table:formula="of:=[$'Image data'.C72]" office:value-type="string" office:string-value="Young Blue Footed Booby" calcext:value-type="string">
            <text:p>Young Blue Footed Booby</text:p>
          </table:table-cell>
          <table:table-cell table:formula="of:=[$'Image data'.D72]" office:value-type="string" office:string-value="Blue footed boobies are one of the iconic species of the Galapagos. I was lucky enough to be there during the 'springtime' when there were numerous young." calcext:value-type="string">
            <text:p>Blue footed boobies are one of the iconic species of the Galapagos. I was lucky enough to be there during the 'springtime' when there were numerous young.</text:p>
          </table:table-cell>
          <table:table-cell table:formula="of:=[$'Image data'.B72]" office:value-type="string" office:string-value="PrintGalleryImage-71.jpg" calcext:value-type="string">
            <text:p>PrintGalleryImage-71.jpg</text:p>
          </table:table-cell>
          <table:table-cell table:formula="of:=IF([$'Image data'.P72]=1;[$'Image data'.Q72];&quot;&quot;)" office:value-type="string" office:string-value="8 x 12 inches, 20 x 30 cm" calcext:value-type="string">
            <text:p>8 x 12 inches, 20 x 30 cm</text:p>
          </table:table-cell>
          <table:table-cell table:formula="of:=IF([$'Image data'.W72]=1;[$'Image data'.X72];&quot;&quot;)" office:value-type="string" office:string-value="12 x 18 inches, 30 x 46 cm" calcext:value-type="string">
            <text:p>12 x 18 inches, 30 x 46 cm</text:p>
          </table:table-cell>
          <table:table-cell table:formula="of:=IF([$'Image data'.AD72]=1;[$'Image data'.AE72];&quot;&quot;)" office:value-type="string" office:string-value="16 x 24 inches, 41 x 61 cm" calcext:value-type="string">
            <text:p>16 x 24 inches, 41 x 61 cm</text:p>
          </table:table-cell>
          <table:table-cell table:formula="of:=IF([$'Image data'.AK72]=1;[$'Image data'.AL72];&quot;&quot;)" office:value-type="string" office:string-value="20 x 30 inches, 51 x 76 cm" calcext:value-type="string">
            <text:p>20 x 30 inches, 51 x 76 cm</text:p>
          </table:table-cell>
          <table:table-cell table:formula="of:=IF([$'Image data'.AR72]=1;[$'Image data'.AS72];&quot;&quot;)" office:value-type="string" office:string-value="24 x 36 inches, 61 x 91 cm" calcext:value-type="string">
            <text:p>24 x 36 inches, 61 x 91 cm</text:p>
          </table:table-cell>
          <table:table-cell table:formula="of:=IF([$'Image data'.AY72]=1;[$'Image data'.AZ72];&quot;&quot;)" office:value-type="string" office:string-value="8 x 12 inches, 20 x 30 cm" calcext:value-type="string">
            <text:p>8 x 12 inches, 20 x 30 cm</text:p>
          </table:table-cell>
          <table:table-cell table:formula="of:=IF([$'Image data'.BF72]=1;[$'Image data'.BG72];&quot;&quot;)" office:value-type="string" office:string-value="12 x 18 inches, 30 x 46 cm" calcext:value-type="string">
            <text:p>12 x 18 inches, 30 x 46 cm</text:p>
          </table:table-cell>
          <table:table-cell table:formula="of:=IF([$'Image data'.BM72]=1;[$'Image data'.BN72];&quot;&quot;)" office:value-type="string" office:string-value="16 x 24 inches, 41 x 61 cm" calcext:value-type="string">
            <text:p>16 x 24 inches, 41 x 61 cm</text:p>
          </table:table-cell>
          <table:table-cell table:formula="of:=IF([$'Image data'.BT72]=1;[$'Image data'.BU72];&quot;&quot;)" office:value-type="string" office:string-value="20 x 30 inches, 51 x 76 cm" calcext:value-type="string">
            <text:p>20 x 30 inches, 51 x 76 cm</text:p>
          </table:table-cell>
          <table:table-cell table:formula="of:=IF([$'Image data'.CA72]=1;[$'Image data'.CB72];&quot;&quot;)" office:value-type="string" office:string-value="24 x 36 inches, 61 x 91 cm" calcext:value-type="string">
            <text:p>24 x 36 inches, 61 x 91 cm</text:p>
          </table:table-cell>
          <table:table-cell table:number-columns-repeated="5"/>
        </table:table-row>
        <table:table-row table:style-name="ro4">
          <table:table-cell table:formula="of:=[$'Image data'.C73]" office:value-type="string" office:string-value="Blue Footed Booby Chick" calcext:value-type="string">
            <text:p>Blue Footed Booby Chick</text:p>
          </table:table-cell>
          <table:table-cell table:formula="of:=[$'Image data'.D73]" office:value-type="string" office:string-value="In November the chicks of the blue-footed-booby are wandering around outside their nests for the first time. Sometimes it is hard to keep your distance from them as they get interested in the people taking photos of them." calcext:value-type="string">
            <text:p>In November the chicks of the blue-footed-booby are wandering around outside their nests for the first time. Sometimes it is hard to keep your distance from them as they get interested in the people taking photos of them.</text:p>
          </table:table-cell>
          <table:table-cell table:formula="of:=[$'Image data'.B73]" office:value-type="string" office:string-value="PrintGalleryImage-72.jpg" calcext:value-type="string">
            <text:p>PrintGalleryImage-72.jpg</text:p>
          </table:table-cell>
          <table:table-cell table:formula="of:=IF([$'Image data'.P73]=1;[$'Image data'.Q73];&quot;&quot;)" office:value-type="string" office:string-value="8 x 12 inches, 20 x 30 cm" calcext:value-type="string">
            <text:p>8 x 12 inches, 20 x 30 cm</text:p>
          </table:table-cell>
          <table:table-cell table:formula="of:=IF([$'Image data'.W73]=1;[$'Image data'.X73];&quot;&quot;)" office:value-type="string" office:string-value="12 x 18 inches, 30 x 46 cm" calcext:value-type="string">
            <text:p>12 x 18 inches, 30 x 46 cm</text:p>
          </table:table-cell>
          <table:table-cell table:formula="of:=IF([$'Image data'.AD73]=1;[$'Image data'.AE73];&quot;&quot;)" office:value-type="string" office:string-value="16 x 24 inches, 41 x 61 cm" calcext:value-type="string">
            <text:p>16 x 24 inches, 41 x 61 cm</text:p>
          </table:table-cell>
          <table:table-cell table:formula="of:=IF([$'Image data'.AK73]=1;[$'Image data'.AL73];&quot;&quot;)" office:value-type="string" office:string-value="20 x 30 inches, 51 x 76 cm" calcext:value-type="string">
            <text:p>20 x 30 inches, 51 x 76 cm</text:p>
          </table:table-cell>
          <table:table-cell table:formula="of:=IF([$'Image data'.AR73]=1;[$'Image data'.AS73];&quot;&quot;)" office:value-type="string" office:string-value="24 x 36 inches, 61 x 91 cm" calcext:value-type="string">
            <text:p>24 x 36 inches, 61 x 91 cm</text:p>
          </table:table-cell>
          <table:table-cell table:formula="of:=IF([$'Image data'.AY73]=1;[$'Image data'.AZ73];&quot;&quot;)" office:value-type="string" office:string-value="8 x 12 inches, 20 x 30 cm" calcext:value-type="string">
            <text:p>8 x 12 inches, 20 x 30 cm</text:p>
          </table:table-cell>
          <table:table-cell table:formula="of:=IF([$'Image data'.BF73]=1;[$'Image data'.BG73];&quot;&quot;)" office:value-type="string" office:string-value="12 x 18 inches, 30 x 46 cm" calcext:value-type="string">
            <text:p>12 x 18 inches, 30 x 46 cm</text:p>
          </table:table-cell>
          <table:table-cell table:formula="of:=IF([$'Image data'.BM73]=1;[$'Image data'.BN73];&quot;&quot;)" office:value-type="string" office:string-value="16 x 24 inches, 41 x 61 cm" calcext:value-type="string">
            <text:p>16 x 24 inches, 41 x 61 cm</text:p>
          </table:table-cell>
          <table:table-cell table:formula="of:=IF([$'Image data'.BT73]=1;[$'Image data'.BU73];&quot;&quot;)" office:value-type="string" office:string-value="20 x 30 inches, 51 x 76 cm" calcext:value-type="string">
            <text:p>20 x 30 inches, 51 x 76 cm</text:p>
          </table:table-cell>
          <table:table-cell table:formula="of:=IF([$'Image data'.CA73]=1;[$'Image data'.CB73];&quot;&quot;)" office:value-type="string" office:string-value="24 x 36 inches, 61 x 91 cm" calcext:value-type="string">
            <text:p>24 x 36 inches, 61 x 91 cm</text:p>
          </table:table-cell>
          <table:table-cell table:number-columns-repeated="5"/>
        </table:table-row>
        <table:table-row table:style-name="ro4">
          <table:table-cell table:formula="of:=[$'Image data'.C74]" office:value-type="string" office:string-value="Staring Galapagos Hawk" calcext:value-type="string">
            <text:p>Staring Galapagos Hawk</text:p>
          </table:table-cell>
          <table:table-cell table:formula="of:=[$'Image data'.D74]" office:value-type="string" office:string-value="The Galapagos Hawk is one of the few land basted predators on the Islands. He really has nothing to be afraid of and often can be captured down at ground level." calcext:value-type="string">
            <text:p>The Galapagos Hawk is one of the few land basted predators on the Islands. He really has nothing to be afraid of and often can be captured down at ground level.</text:p>
          </table:table-cell>
          <table:table-cell table:formula="of:=[$'Image data'.B74]" office:value-type="string" office:string-value="PrintGalleryImage-73.jpg" calcext:value-type="string">
            <text:p>PrintGalleryImage-73.jpg</text:p>
          </table:table-cell>
          <table:table-cell table:formula="of:=IF([$'Image data'.P74]=1;[$'Image data'.Q74];&quot;&quot;)" office:value-type="string" office:string-value="8 x 12 inches, 20 x 30 cm" calcext:value-type="string">
            <text:p>8 x 12 inches, 20 x 30 cm</text:p>
          </table:table-cell>
          <table:table-cell table:formula="of:=IF([$'Image data'.W74]=1;[$'Image data'.X74];&quot;&quot;)" office:value-type="string" office:string-value="12 x 18 inches, 30 x 46 cm" calcext:value-type="string">
            <text:p>12 x 18 inches, 30 x 46 cm</text:p>
          </table:table-cell>
          <table:table-cell table:formula="of:=IF([$'Image data'.AD74]=1;[$'Image data'.AE74];&quot;&quot;)" office:value-type="string" office:string-value="16 x 24 inches, 41 x 61 cm" calcext:value-type="string">
            <text:p>16 x 24 inches, 41 x 61 cm</text:p>
          </table:table-cell>
          <table:table-cell table:formula="of:=IF([$'Image data'.AK74]=1;[$'Image data'.AL74];&quot;&quot;)" office:value-type="string" office:string-value="20 x 30 inches, 51 x 76 cm" calcext:value-type="string">
            <text:p>20 x 30 inches, 51 x 76 cm</text:p>
          </table:table-cell>
          <table:table-cell table:formula="of:=IF([$'Image data'.AR74]=1;[$'Image data'.AS74];&quot;&quot;)" office:value-type="string" office:string-value="24 x 36 inches, 61 x 91 cm" calcext:value-type="string">
            <text:p>24 x 36 inches, 61 x 91 cm</text:p>
          </table:table-cell>
          <table:table-cell table:formula="of:=IF([$'Image data'.AY74]=1;[$'Image data'.AZ74];&quot;&quot;)" office:value-type="string" office:string-value="8 x 12 inches, 20 x 30 cm" calcext:value-type="string">
            <text:p>8 x 12 inches, 20 x 30 cm</text:p>
          </table:table-cell>
          <table:table-cell table:formula="of:=IF([$'Image data'.BF74]=1;[$'Image data'.BG74];&quot;&quot;)" office:value-type="string" office:string-value="12 x 18 inches, 30 x 46 cm" calcext:value-type="string">
            <text:p>12 x 18 inches, 30 x 46 cm</text:p>
          </table:table-cell>
          <table:table-cell table:formula="of:=IF([$'Image data'.BM74]=1;[$'Image data'.BN74];&quot;&quot;)" office:value-type="string" office:string-value="16 x 24 inches, 41 x 61 cm" calcext:value-type="string">
            <text:p>16 x 24 inches, 41 x 61 cm</text:p>
          </table:table-cell>
          <table:table-cell table:formula="of:=IF([$'Image data'.BT74]=1;[$'Image data'.BU74];&quot;&quot;)" office:value-type="string" office:string-value="20 x 30 inches, 51 x 76 cm" calcext:value-type="string">
            <text:p>20 x 30 inches, 51 x 76 cm</text:p>
          </table:table-cell>
          <table:table-cell table:formula="of:=IF([$'Image data'.CA74]=1;[$'Image data'.CB74];&quot;&quot;)">
            <text:p/>
          </table:table-cell>
          <table:table-cell table:number-columns-repeated="5"/>
        </table:table-row>
        <table:table-row table:style-name="ro4">
          <table:table-cell table:formula="of:=[$'Image data'.C75]" office:value-type="string" office:string-value="Aligned Blue Footed Boobies" calcext:value-type="string">
            <text:p>Aligned Blue Footed Boobies</text:p>
          </table:table-cell>
          <table:table-cell table:formula="of:=[$'Image data'.D75]" office:value-type="string" office:string-value="The iconic blue-footed boobies all lined up for me. It was rather lucky really considering I was in a RIB bouncing about in the waves, which doesn't make for easy shots." calcext:value-type="string">
            <text:p>The iconic blue-footed boobies all lined up for me. It was rather lucky really considering I was in a RIB bouncing about in the waves, which doesn't make for easy shots.</text:p>
          </table:table-cell>
          <table:table-cell table:formula="of:=[$'Image data'.B75]" office:value-type="string" office:string-value="PrintGalleryImage-74.jpg" calcext:value-type="string">
            <text:p>PrintGalleryImage-74.jpg</text:p>
          </table:table-cell>
          <table:table-cell table:formula="of:=IF([$'Image data'.P75]=1;[$'Image data'.Q75];&quot;&quot;)" office:value-type="string" office:string-value="8 x 12 inches, 20 x 30 cm" calcext:value-type="string">
            <text:p>8 x 12 inches, 20 x 30 cm</text:p>
          </table:table-cell>
          <table:table-cell table:formula="of:=IF([$'Image data'.W75]=1;[$'Image data'.X75];&quot;&quot;)" office:value-type="string" office:string-value="12 x 18 inches, 30 x 46 cm" calcext:value-type="string">
            <text:p>12 x 18 inches, 30 x 46 cm</text:p>
          </table:table-cell>
          <table:table-cell table:formula="of:=IF([$'Image data'.AD75]=1;[$'Image data'.AE75];&quot;&quot;)" office:value-type="string" office:string-value="16 x 24 inches, 41 x 61 cm" calcext:value-type="string">
            <text:p>16 x 24 inches, 41 x 61 cm</text:p>
          </table:table-cell>
          <table:table-cell table:formula="of:=IF([$'Image data'.AK75]=1;[$'Image data'.AL75];&quot;&quot;)" office:value-type="string" office:string-value="20 x 30 inches, 51 x 76 cm" calcext:value-type="string">
            <text:p>20 x 30 inches, 51 x 76 cm</text:p>
          </table:table-cell>
          <table:table-cell table:formula="of:=IF([$'Image data'.AR75]=1;[$'Image data'.AS75];&quot;&quot;)" office:value-type="string" office:string-value="24 x 36 inches, 61 x 91 cm" calcext:value-type="string">
            <text:p>24 x 36 inches, 61 x 91 cm</text:p>
          </table:table-cell>
          <table:table-cell table:formula="of:=IF([$'Image data'.AY75]=1;[$'Image data'.AZ75];&quot;&quot;)" office:value-type="string" office:string-value="8 x 12 inches, 20 x 30 cm" calcext:value-type="string">
            <text:p>8 x 12 inches, 20 x 30 cm</text:p>
          </table:table-cell>
          <table:table-cell table:formula="of:=IF([$'Image data'.BF75]=1;[$'Image data'.BG75];&quot;&quot;)" office:value-type="string" office:string-value="12 x 18 inches, 30 x 46 cm" calcext:value-type="string">
            <text:p>12 x 18 inches, 30 x 46 cm</text:p>
          </table:table-cell>
          <table:table-cell table:formula="of:=IF([$'Image data'.BM75]=1;[$'Image data'.BN75];&quot;&quot;)" office:value-type="string" office:string-value="16 x 24 inches, 41 x 61 cm" calcext:value-type="string">
            <text:p>16 x 24 inches, 41 x 61 cm</text:p>
          </table:table-cell>
          <table:table-cell table:formula="of:=IF([$'Image data'.BT75]=1;[$'Image data'.BU75];&quot;&quot;)" office:value-type="string" office:string-value="20 x 30 inches, 51 x 76 cm" calcext:value-type="string">
            <text:p>20 x 30 inches, 51 x 76 cm</text:p>
          </table:table-cell>
          <table:table-cell table:formula="of:=IF([$'Image data'.CA75]=1;[$'Image data'.CB75];&quot;&quot;)" office:value-type="string" office:string-value="24 x 36 inches, 61 x 91 cm" calcext:value-type="string">
            <text:p>24 x 36 inches, 61 x 91 cm</text:p>
          </table:table-cell>
          <table:table-cell table:number-columns-repeated="5"/>
        </table:table-row>
        <table:table-row table:style-name="ro4">
          <table:table-cell table:formula="of:=[$'Image data'.C76]" office:value-type="string" office:string-value="Aligned Blue Footed Boobies (single tone)" calcext:value-type="string">
            <text:p>Aligned Blue Footed Boobies (single tone)</text:p>
          </table:table-cell>
          <table:table-cell table:formula="of:=[$'Image data'.D76]" office:value-type="string" office:string-value="I don't do a lot of editing to my photos. Often just black and white is an 'extreme' edit. However I thought considering the look in B&amp;W and the iconic nature of the birds feet that a selective colour would work for this." calcext:value-type="string">
            <text:p>I don't do a lot of editing to my photos. Often just black and white is an 'extreme' edit. However I thought considering the look in B&amp;W and the iconic nature of the birds feet that a selective colour would work for this.</text:p>
          </table:table-cell>
          <table:table-cell table:formula="of:=[$'Image data'.B76]" office:value-type="string" office:string-value="PrintGalleryImage-75.jpg" calcext:value-type="string">
            <text:p>PrintGalleryImage-75.jpg</text:p>
          </table:table-cell>
          <table:table-cell table:formula="of:=IF([$'Image data'.P76]=1;[$'Image data'.Q76];&quot;&quot;)" office:value-type="string" office:string-value="8 x 12 inches, 20 x 30 cm" calcext:value-type="string">
            <text:p>8 x 12 inches, 20 x 30 cm</text:p>
          </table:table-cell>
          <table:table-cell table:formula="of:=IF([$'Image data'.W76]=1;[$'Image data'.X76];&quot;&quot;)" office:value-type="string" office:string-value="12 x 18 inches, 30 x 46 cm" calcext:value-type="string">
            <text:p>12 x 18 inches, 30 x 46 cm</text:p>
          </table:table-cell>
          <table:table-cell table:formula="of:=IF([$'Image data'.AD76]=1;[$'Image data'.AE76];&quot;&quot;)" office:value-type="string" office:string-value="16 x 24 inches, 41 x 61 cm" calcext:value-type="string">
            <text:p>16 x 24 inches, 41 x 61 cm</text:p>
          </table:table-cell>
          <table:table-cell table:formula="of:=IF([$'Image data'.AK76]=1;[$'Image data'.AL76];&quot;&quot;)" office:value-type="string" office:string-value="20 x 30 inches, 51 x 76 cm" calcext:value-type="string">
            <text:p>20 x 30 inches, 51 x 76 cm</text:p>
          </table:table-cell>
          <table:table-cell table:formula="of:=IF([$'Image data'.AR76]=1;[$'Image data'.AS76];&quot;&quot;)" office:value-type="string" office:string-value="24 x 36 inches, 61 x 91 cm" calcext:value-type="string">
            <text:p>24 x 36 inches, 61 x 91 cm</text:p>
          </table:table-cell>
          <table:table-cell table:formula="of:=IF([$'Image data'.AY76]=1;[$'Image data'.AZ76];&quot;&quot;)" office:value-type="string" office:string-value="8 x 12 inches, 20 x 30 cm" calcext:value-type="string">
            <text:p>8 x 12 inches, 20 x 30 cm</text:p>
          </table:table-cell>
          <table:table-cell table:formula="of:=IF([$'Image data'.BF76]=1;[$'Image data'.BG76];&quot;&quot;)" office:value-type="string" office:string-value="12 x 18 inches, 30 x 46 cm" calcext:value-type="string">
            <text:p>12 x 18 inches, 30 x 46 cm</text:p>
          </table:table-cell>
          <table:table-cell table:formula="of:=IF([$'Image data'.BM76]=1;[$'Image data'.BN76];&quot;&quot;)" office:value-type="string" office:string-value="16 x 24 inches, 41 x 61 cm" calcext:value-type="string">
            <text:p>16 x 24 inches, 41 x 61 cm</text:p>
          </table:table-cell>
          <table:table-cell table:formula="of:=IF([$'Image data'.BT76]=1;[$'Image data'.BU76];&quot;&quot;)" office:value-type="string" office:string-value="20 x 30 inches, 51 x 76 cm" calcext:value-type="string">
            <text:p>20 x 30 inches, 51 x 76 cm</text:p>
          </table:table-cell>
          <table:table-cell table:formula="of:=IF([$'Image data'.CA76]=1;[$'Image data'.CB76];&quot;&quot;)" office:value-type="string" office:string-value="24 x 36 inches, 61 x 91 cm" calcext:value-type="string">
            <text:p>24 x 36 inches, 61 x 91 cm</text:p>
          </table:table-cell>
          <table:table-cell table:number-columns-repeated="5"/>
        </table:table-row>
        <table:table-row table:style-name="ro4">
          <table:table-cell table:formula="of:=[$'Image data'.C77]" office:value-type="string" office:string-value="Blue Footed Booby" calcext:value-type="string">
            <text:p>Blue Footed Booby</text:p>
          </table:table-cell>
          <table:table-cell table:formula="of:=[$'Image data'.D77]" office:value-type="string" office:string-value="The blue feet of the Booby really stand out  in what is a bit of a monochrome landscape. The lava rocks have only limited amounts of green growing on them a lot of the time. The blue is really noticeable agains this grey/green background." calcext:value-type="string">
            <text:p>The blue feet of the Booby really stand out <text:s/>in what is a bit of a monochrome landscape. The lava rocks have only limited amounts of green growing on them a lot of the time. The blue is really noticeable agains this grey/green background.</text:p>
          </table:table-cell>
          <table:table-cell table:formula="of:=[$'Image data'.B77]" office:value-type="string" office:string-value="PrintGalleryImage-76.jpg" calcext:value-type="string">
            <text:p>PrintGalleryImage-76.jpg</text:p>
          </table:table-cell>
          <table:table-cell table:formula="of:=IF([$'Image data'.P77]=1;[$'Image data'.Q77];&quot;&quot;)" office:value-type="string" office:string-value="8 x 12 inches, 20 x 30 cm" calcext:value-type="string">
            <text:p>8 x 12 inches, 20 x 30 cm</text:p>
          </table:table-cell>
          <table:table-cell table:formula="of:=IF([$'Image data'.W77]=1;[$'Image data'.X77];&quot;&quot;)" office:value-type="string" office:string-value="12 x 18 inches, 30 x 46 cm" calcext:value-type="string">
            <text:p>12 x 18 inches, 30 x 46 cm</text:p>
          </table:table-cell>
          <table:table-cell table:formula="of:=IF([$'Image data'.AD77]=1;[$'Image data'.AE77];&quot;&quot;)" office:value-type="string" office:string-value="16 x 24 inches, 41 x 61 cm" calcext:value-type="string">
            <text:p>16 x 24 inches, 41 x 61 cm</text:p>
          </table:table-cell>
          <table:table-cell table:formula="of:=IF([$'Image data'.AK77]=1;[$'Image data'.AL77];&quot;&quot;)" office:value-type="string" office:string-value="20 x 30 inches, 51 x 76 cm" calcext:value-type="string">
            <text:p>20 x 30 inches, 51 x 76 cm</text:p>
          </table:table-cell>
          <table:table-cell table:formula="of:=IF([$'Image data'.AR77]=1;[$'Image data'.AS77];&quot;&quot;)" office:value-type="string" office:string-value="24 x 36 inches, 61 x 91 cm" calcext:value-type="string">
            <text:p>24 x 36 inches, 61 x 91 cm</text:p>
          </table:table-cell>
          <table:table-cell table:formula="of:=IF([$'Image data'.AY77]=1;[$'Image data'.AZ77];&quot;&quot;)" office:value-type="string" office:string-value="8 x 12 inches, 20 x 30 cm" calcext:value-type="string">
            <text:p>8 x 12 inches, 20 x 30 cm</text:p>
          </table:table-cell>
          <table:table-cell table:formula="of:=IF([$'Image data'.BF77]=1;[$'Image data'.BG77];&quot;&quot;)" office:value-type="string" office:string-value="12 x 18 inches, 30 x 46 cm" calcext:value-type="string">
            <text:p>12 x 18 inches, 30 x 46 cm</text:p>
          </table:table-cell>
          <table:table-cell table:formula="of:=IF([$'Image data'.BM77]=1;[$'Image data'.BN77];&quot;&quot;)" office:value-type="string" office:string-value="16 x 24 inches, 41 x 61 cm" calcext:value-type="string">
            <text:p>16 x 24 inches, 41 x 61 cm</text:p>
          </table:table-cell>
          <table:table-cell table:formula="of:=IF([$'Image data'.BT77]=1;[$'Image data'.BU77];&quot;&quot;)" office:value-type="string" office:string-value="20 x 30 inches, 51 x 76 cm" calcext:value-type="string">
            <text:p>20 x 30 inches, 51 x 76 cm</text:p>
          </table:table-cell>
          <table:table-cell table:formula="of:=IF([$'Image data'.CA77]=1;[$'Image data'.CB77];&quot;&quot;)" office:value-type="string" office:string-value="24 x 36 inches, 61 x 91 cm" calcext:value-type="string">
            <text:p>24 x 36 inches, 61 x 91 cm</text:p>
          </table:table-cell>
          <table:table-cell table:number-columns-repeated="5"/>
        </table:table-row>
        <table:table-row table:style-name="ro4">
          <table:table-cell table:formula="of:=[$'Image data'.C78]" office:value-type="string" office:string-value="Uncaged Zoo Squirrel" calcext:value-type="string">
            <text:p>Uncaged Zoo Squirrel</text:p>
          </table:table-cell>
          <table:table-cell table:formula="of:=[$'Image data'.D78]" office:value-type="string" office:string-value="I am not a fan of going to zoos but sometimes you just have to practice with a new lens before you take it out into the wild. While in Berlin's Tiergarten I met this squirrel who was completely uncaged." calcext:value-type="string">
            <text:p>I am not a fan of going to zoos but sometimes you just have to practice with a new lens before you take it out into the wild. While in Berlin's Tiergarten I met this squirrel who was completely uncaged.</text:p>
          </table:table-cell>
          <table:table-cell table:formula="of:=[$'Image data'.B78]" office:value-type="string" office:string-value="PrintGalleryImage-77.jpg" calcext:value-type="string">
            <text:p>PrintGalleryImage-77.jpg</text:p>
          </table:table-cell>
          <table:table-cell table:formula="of:=IF([$'Image data'.P78]=1;[$'Image data'.Q78];&quot;&quot;)" office:value-type="string" office:string-value="8 x 12 inches, 20 x 30 cm" calcext:value-type="string">
            <text:p>8 x 12 inches, 20 x 30 cm</text:p>
          </table:table-cell>
          <table:table-cell table:formula="of:=IF([$'Image data'.W78]=1;[$'Image data'.X78];&quot;&quot;)" office:value-type="string" office:string-value="12 x 18 inches, 30 x 46 cm" calcext:value-type="string">
            <text:p>12 x 18 inches, 30 x 46 cm</text:p>
          </table:table-cell>
          <table:table-cell table:formula="of:=IF([$'Image data'.AD78]=1;[$'Image data'.AE78];&quot;&quot;)" office:value-type="string" office:string-value="16 x 24 inches, 41 x 61 cm" calcext:value-type="string">
            <text:p>16 x 24 inches, 41 x 61 cm</text:p>
          </table:table-cell>
          <table:table-cell table:formula="of:=IF([$'Image data'.AK78]=1;[$'Image data'.AL78];&quot;&quot;)" office:value-type="string" office:string-value="20 x 30 inches, 51 x 76 cm" calcext:value-type="string">
            <text:p>20 x 30 inches, 51 x 76 cm</text:p>
          </table:table-cell>
          <table:table-cell table:formula="of:=IF([$'Image data'.AR78]=1;[$'Image data'.AS78];&quot;&quot;)" office:value-type="string" office:string-value="24 x 36 inches, 61 x 91 cm" calcext:value-type="string">
            <text:p>24 x 36 inches, 61 x 91 cm</text:p>
          </table:table-cell>
          <table:table-cell table:formula="of:=IF([$'Image data'.AY78]=1;[$'Image data'.AZ78];&quot;&quot;)" office:value-type="string" office:string-value="8 x 12 inches, 20 x 30 cm" calcext:value-type="string">
            <text:p>8 x 12 inches, 20 x 30 cm</text:p>
          </table:table-cell>
          <table:table-cell table:formula="of:=IF([$'Image data'.BF78]=1;[$'Image data'.BG78];&quot;&quot;)" office:value-type="string" office:string-value="12 x 18 inches, 30 x 46 cm" calcext:value-type="string">
            <text:p>12 x 18 inches, 30 x 46 cm</text:p>
          </table:table-cell>
          <table:table-cell table:formula="of:=IF([$'Image data'.BM78]=1;[$'Image data'.BN78];&quot;&quot;)" office:value-type="string" office:string-value="16 x 24 inches, 41 x 61 cm" calcext:value-type="string">
            <text:p>16 x 24 inches, 41 x 61 cm</text:p>
          </table:table-cell>
          <table:table-cell table:formula="of:=IF([$'Image data'.BT78]=1;[$'Image data'.BU78];&quot;&quot;)" office:value-type="string" office:string-value="20 x 30 inches, 51 x 76 cm" calcext:value-type="string">
            <text:p>20 x 30 inches, 51 x 76 cm</text:p>
          </table:table-cell>
          <table:table-cell table:formula="of:=IF([$'Image data'.CA78]=1;[$'Image data'.CB78];&quot;&quot;)" office:value-type="string" office:string-value="24 x 36 inches, 61 x 91 cm" calcext:value-type="string">
            <text:p>24 x 36 inches, 61 x 91 cm</text:p>
          </table:table-cell>
          <table:table-cell table:number-columns-repeated="5"/>
        </table:table-row>
        <table:table-row table:style-name="ro4">
          <table:table-cell table:formula="of:=[$'Image data'.C79]" office:value-type="string" office:string-value="Foraging Squirrel" calcext:value-type="string">
            <text:p>Foraging Squirrel</text:p>
          </table:table-cell>
          <table:table-cell table:formula="of:=[$'Image data'.D79]" office:value-type="string" office:string-value="Sometimes animals like to live in zoos. I guess the Berlin Tiergarten is in the middle of such a large wooded area that the squirrels don't mind moving between the zoo and the park. This guy was completely uncaged while I was trying out a new lens on some of the moving animals within the zoo." calcext:value-type="string">
            <text:p>Sometimes animals like to live in zoos. I guess the Berlin Tiergarten is in the middle of such a large wooded area that the squirrels don't mind moving between the zoo and the park. This guy was completely uncaged while I was trying out a new lens on some of the moving animals within the zoo.</text:p>
          </table:table-cell>
          <table:table-cell table:formula="of:=[$'Image data'.B79]" office:value-type="string" office:string-value="PrintGalleryImage-78.jpg" calcext:value-type="string">
            <text:p>PrintGalleryImage-78.jpg</text:p>
          </table:table-cell>
          <table:table-cell table:formula="of:=IF([$'Image data'.P79]=1;[$'Image data'.Q79];&quot;&quot;)" office:value-type="string" office:string-value="8 x 12 inches, 20 x 30 cm" calcext:value-type="string">
            <text:p>8 x 12 inches, 20 x 30 cm</text:p>
          </table:table-cell>
          <table:table-cell table:formula="of:=IF([$'Image data'.W79]=1;[$'Image data'.X79];&quot;&quot;)" office:value-type="string" office:string-value="12 x 18 inches, 30 x 46 cm" calcext:value-type="string">
            <text:p>12 x 18 inches, 30 x 46 cm</text:p>
          </table:table-cell>
          <table:table-cell table:formula="of:=IF([$'Image data'.AD79]=1;[$'Image data'.AE79];&quot;&quot;)" office:value-type="string" office:string-value="16 x 24 inches, 41 x 61 cm" calcext:value-type="string">
            <text:p>16 x 24 inches, 41 x 61 cm</text:p>
          </table:table-cell>
          <table:table-cell table:formula="of:=IF([$'Image data'.AK79]=1;[$'Image data'.AL79];&quot;&quot;)" office:value-type="string" office:string-value="20 x 30 inches, 51 x 76 cm" calcext:value-type="string">
            <text:p>20 x 30 inches, 51 x 76 cm</text:p>
          </table:table-cell>
          <table:table-cell table:formula="of:=IF([$'Image data'.AR79]=1;[$'Image data'.AS79];&quot;&quot;)" office:value-type="string" office:string-value="24 x 36 inches, 61 x 91 cm" calcext:value-type="string">
            <text:p>24 x 36 inches, 61 x 91 cm</text:p>
          </table:table-cell>
          <table:table-cell table:formula="of:=IF([$'Image data'.AY79]=1;[$'Image data'.AZ79];&quot;&quot;)" office:value-type="string" office:string-value="8 x 12 inches, 20 x 30 cm" calcext:value-type="string">
            <text:p>8 x 12 inches, 20 x 30 cm</text:p>
          </table:table-cell>
          <table:table-cell table:formula="of:=IF([$'Image data'.BF79]=1;[$'Image data'.BG79];&quot;&quot;)" office:value-type="string" office:string-value="12 x 18 inches, 30 x 46 cm" calcext:value-type="string">
            <text:p>12 x 18 inches, 30 x 46 cm</text:p>
          </table:table-cell>
          <table:table-cell table:formula="of:=IF([$'Image data'.BM79]=1;[$'Image data'.BN79];&quot;&quot;)" office:value-type="string" office:string-value="16 x 24 inches, 41 x 61 cm" calcext:value-type="string">
            <text:p>16 x 24 inches, 41 x 61 cm</text:p>
          </table:table-cell>
          <table:table-cell table:formula="of:=IF([$'Image data'.BT79]=1;[$'Image data'.BU79];&quot;&quot;)" office:value-type="string" office:string-value="20 x 30 inches, 51 x 76 cm" calcext:value-type="string">
            <text:p>20 x 30 inches, 51 x 76 cm</text:p>
          </table:table-cell>
          <table:table-cell table:formula="of:=IF([$'Image data'.CA79]=1;[$'Image data'.CB79];&quot;&quot;)" office:value-type="string" office:string-value="24 x 36 inches, 61 x 91 cm" calcext:value-type="string">
            <text:p>24 x 36 inches, 61 x 91 cm</text:p>
          </table:table-cell>
          <table:table-cell table:number-columns-repeated="5"/>
        </table:table-row>
        <table:table-row table:style-name="ro4">
          <table:table-cell table:formula="of:=[$'Image data'.C80]" office:value-type="string" office:string-value="Northern Gannet" calcext:value-type="string">
            <text:p>Northern Gannet</text:p>
          </table:table-cell>
          <table:table-cell table:formula="of:=[$'Image data'.D80]" office:value-type="string" office:string-value="Gannets are the most beautiful birds on the planet. End of story. Some day I need to get to a breeding colony to see and photograph their 'dance'." calcext:value-type="string">
            <text:p>Gannets are the most beautiful birds on the planet. End of story. Some day I need to get to a breeding colony to see and photograph their 'dance'.</text:p>
          </table:table-cell>
          <table:table-cell table:formula="of:=[$'Image data'.B80]" office:value-type="string" office:string-value="PrintGalleryImage-79.jpg" calcext:value-type="string">
            <text:p>PrintGalleryImage-79.jpg</text:p>
          </table:table-cell>
          <table:table-cell table:formula="of:=IF([$'Image data'.P80]=1;[$'Image data'.Q80];&quot;&quot;)" office:value-type="string" office:string-value="8 x 12 inches, 20 x 30 cm" calcext:value-type="string">
            <text:p>8 x 12 inches, 20 x 30 cm</text:p>
          </table:table-cell>
          <table:table-cell table:formula="of:=IF([$'Image data'.W80]=1;[$'Image data'.X80];&quot;&quot;)" office:value-type="string" office:string-value="12 x 18 inches, 30 x 46 cm" calcext:value-type="string">
            <text:p>12 x 18 inches, 30 x 46 cm</text:p>
          </table:table-cell>
          <table:table-cell table:formula="of:=IF([$'Image data'.AD80]=1;[$'Image data'.AE80];&quot;&quot;)" office:value-type="string" office:string-value="16 x 24 inches, 41 x 61 cm" calcext:value-type="string">
            <text:p>16 x 24 inches, 41 x 61 cm</text:p>
          </table:table-cell>
          <table:table-cell table:formula="of:=IF([$'Image data'.AK80]=1;[$'Image data'.AL80];&quot;&quot;)" office:value-type="string" office:string-value="20 x 30 inches, 51 x 76 cm" calcext:value-type="string">
            <text:p>20 x 30 inches, 51 x 76 cm</text:p>
          </table:table-cell>
          <table:table-cell table:formula="of:=IF([$'Image data'.AR80]=1;[$'Image data'.AS80];&quot;&quot;)">
            <text:p/>
          </table:table-cell>
          <table:table-cell table:formula="of:=IF([$'Image data'.AY80]=1;[$'Image data'.AZ80];&quot;&quot;)">
            <text:p/>
          </table:table-cell>
          <table:table-cell table:formula="of:=IF([$'Image data'.BF80]=1;[$'Image data'.BG80];&quot;&quot;)">
            <text:p/>
          </table:table-cell>
          <table:table-cell table:formula="of:=IF([$'Image data'.BM80]=1;[$'Image data'.BN80];&quot;&quot;)">
            <text:p/>
          </table:table-cell>
          <table:table-cell table:formula="of:=IF([$'Image data'.BT80]=1;[$'Image data'.BU80];&quot;&quot;)">
            <text:p/>
          </table:table-cell>
          <table:table-cell table:formula="of:=IF([$'Image data'.CA80]=1;[$'Image data'.CB80];&quot;&quot;)">
            <text:p/>
          </table:table-cell>
          <table:table-cell table:number-columns-repeated="5"/>
        </table:table-row>
        <table:table-row table:style-name="ro4">
          <table:table-cell table:formula="of:=[$'Image data'.C81]" office:value-type="string" office:string-value="Immature Gannet in Flight" calcext:value-type="string">
            <text:p>Immature Gannet in Flight</text:p>
          </table:table-cell>
          <table:table-cell table:formula="of:=[$'Image data'.D81]" office:value-type="string" office:string-value="The juvenile gannet isn't as beautiful as an adult but the face and eye is starting to get that distinctive look." calcext:value-type="string">
            <text:p>The juvenile gannet isn't as beautiful as an adult but the face and eye is starting to get that distinctive look.</text:p>
          </table:table-cell>
          <table:table-cell table:formula="of:=[$'Image data'.B81]" office:value-type="string" office:string-value="PrintGalleryImage-80.jpg" calcext:value-type="string">
            <text:p>PrintGalleryImage-80.jpg</text:p>
          </table:table-cell>
          <table:table-cell table:formula="of:=IF([$'Image data'.P81]=1;[$'Image data'.Q81];&quot;&quot;)" office:value-type="string" office:string-value="8 x 12 inches, 20 x 30 cm" calcext:value-type="string">
            <text:p>8 x 12 inches, 20 x 30 cm</text:p>
          </table:table-cell>
          <table:table-cell table:formula="of:=IF([$'Image data'.W81]=1;[$'Image data'.X81];&quot;&quot;)" office:value-type="string" office:string-value="12 x 18 inches, 30 x 46 cm" calcext:value-type="string">
            <text:p>12 x 18 inches, 30 x 46 cm</text:p>
          </table:table-cell>
          <table:table-cell table:formula="of:=IF([$'Image data'.AD81]=1;[$'Image data'.AE81];&quot;&quot;)" office:value-type="string" office:string-value="16 x 24 inches, 41 x 61 cm" calcext:value-type="string">
            <text:p>16 x 24 inches, 41 x 61 cm</text:p>
          </table:table-cell>
          <table:table-cell table:formula="of:=IF([$'Image data'.AK81]=1;[$'Image data'.AL81];&quot;&quot;)" office:value-type="string" office:string-value="20 x 30 inches, 51 x 76 cm" calcext:value-type="string">
            <text:p>20 x 30 inches, 51 x 76 cm</text:p>
          </table:table-cell>
          <table:table-cell table:formula="of:=IF([$'Image data'.AR81]=1;[$'Image data'.AS81];&quot;&quot;)" office:value-type="string" office:string-value="24 x 36 inches, 61 x 91 cm" calcext:value-type="string">
            <text:p>24 x 36 inches, 61 x 91 cm</text:p>
          </table:table-cell>
          <table:table-cell table:formula="of:=IF([$'Image data'.AY81]=1;[$'Image data'.AZ81];&quot;&quot;)" office:value-type="string" office:string-value="8 x 12 inches, 20 x 30 cm" calcext:value-type="string">
            <text:p>8 x 12 inches, 20 x 30 cm</text:p>
          </table:table-cell>
          <table:table-cell table:formula="of:=IF([$'Image data'.BF81]=1;[$'Image data'.BG81];&quot;&quot;)" office:value-type="string" office:string-value="12 x 18 inches, 30 x 46 cm" calcext:value-type="string">
            <text:p>12 x 18 inches, 30 x 46 cm</text:p>
          </table:table-cell>
          <table:table-cell table:formula="of:=IF([$'Image data'.BM81]=1;[$'Image data'.BN81];&quot;&quot;)">
            <text:p/>
          </table:table-cell>
          <table:table-cell table:formula="of:=IF([$'Image data'.BT81]=1;[$'Image data'.BU81];&quot;&quot;)">
            <text:p/>
          </table:table-cell>
          <table:table-cell table:formula="of:=IF([$'Image data'.CA81]=1;[$'Image data'.CB81];&quot;&quot;)">
            <text:p/>
          </table:table-cell>
          <table:table-cell table:number-columns-repeated="5"/>
        </table:table-row>
        <table:table-row table:style-name="ro4">
          <table:table-cell table:formula="of:=[$'Image data'.C82]" office:value-type="string" office:string-value="Atlantic White Sided Dolphin Surfacing" calcext:value-type="string">
            <text:p>Atlantic White Sided Dolphin Surfacing</text:p>
          </table:table-cell>
          <table:table-cell table:formula="of:=[$'Image data'.D82]" office:value-type="string" office:string-value="Well when you go whale watching the best thing you can get a photo of is a whale. If you don't see any then maybe a pod of dolphins will be compensation enough." calcext:value-type="string">
            <text:p>Well when you go whale watching the best thing you can get a photo of is a whale. If you don't see any then maybe a pod of dolphins will be compensation enough.</text:p>
          </table:table-cell>
          <table:table-cell table:formula="of:=[$'Image data'.B82]" office:value-type="string" office:string-value="PrintGalleryImage-81.jpg" calcext:value-type="string">
            <text:p>PrintGalleryImage-81.jpg</text:p>
          </table:table-cell>
          <table:table-cell table:formula="of:=IF([$'Image data'.P82]=1;[$'Image data'.Q82];&quot;&quot;)" office:value-type="string" office:string-value="8 x 12 inches, 20 x 30 cm" calcext:value-type="string">
            <text:p>8 x 12 inches, 20 x 30 cm</text:p>
          </table:table-cell>
          <table:table-cell table:formula="of:=IF([$'Image data'.W82]=1;[$'Image data'.X82];&quot;&quot;)" office:value-type="string" office:string-value="12 x 18 inches, 30 x 46 cm" calcext:value-type="string">
            <text:p>12 x 18 inches, 30 x 46 cm</text:p>
          </table:table-cell>
          <table:table-cell table:formula="of:=IF([$'Image data'.AD82]=1;[$'Image data'.AE82];&quot;&quot;)" office:value-type="string" office:string-value="16 x 24 inches, 41 x 61 cm" calcext:value-type="string">
            <text:p>16 x 24 inches, 41 x 61 cm</text:p>
          </table:table-cell>
          <table:table-cell table:formula="of:=IF([$'Image data'.AK82]=1;[$'Image data'.AL82];&quot;&quot;)" office:value-type="string" office:string-value="20 x 30 inches, 51 x 76 cm" calcext:value-type="string">
            <text:p>20 x 30 inches, 51 x 76 cm</text:p>
          </table:table-cell>
          <table:table-cell table:formula="of:=IF([$'Image data'.AR82]=1;[$'Image data'.AS82];&quot;&quot;)" office:value-type="string" office:string-value="24 x 36 inches, 61 x 91 cm" calcext:value-type="string">
            <text:p>24 x 36 inches, 61 x 91 cm</text:p>
          </table:table-cell>
          <table:table-cell table:formula="of:=IF([$'Image data'.AY82]=1;[$'Image data'.AZ82];&quot;&quot;)" office:value-type="string" office:string-value="8 x 12 inches, 20 x 30 cm" calcext:value-type="string">
            <text:p>8 x 12 inches, 20 x 30 cm</text:p>
          </table:table-cell>
          <table:table-cell table:formula="of:=IF([$'Image data'.BF82]=1;[$'Image data'.BG82];&quot;&quot;)" office:value-type="string" office:string-value="12 x 18 inches, 30 x 46 cm" calcext:value-type="string">
            <text:p>12 x 18 inches, 30 x 46 cm</text:p>
          </table:table-cell>
          <table:table-cell table:formula="of:=IF([$'Image data'.BM82]=1;[$'Image data'.BN82];&quot;&quot;)" office:value-type="string" office:string-value="16 x 24 inches, 41 x 61 cm" calcext:value-type="string">
            <text:p>16 x 24 inches, 41 x 61 cm</text:p>
          </table:table-cell>
          <table:table-cell table:formula="of:=IF([$'Image data'.BT82]=1;[$'Image data'.BU82];&quot;&quot;)" office:value-type="string" office:string-value="20 x 30 inches, 51 x 76 cm" calcext:value-type="string">
            <text:p>20 x 30 inches, 51 x 76 cm</text:p>
          </table:table-cell>
          <table:table-cell table:formula="of:=IF([$'Image data'.CA82]=1;[$'Image data'.CB82];&quot;&quot;)" office:value-type="string" office:string-value="24 x 36 inches, 61 x 91 cm" calcext:value-type="string">
            <text:p>24 x 36 inches, 61 x 91 cm</text:p>
          </table:table-cell>
          <table:table-cell table:number-columns-repeated="5"/>
        </table:table-row>
        <table:table-row table:style-name="ro4">
          <table:table-cell table:formula="of:=[$'Image data'.C83]" office:value-type="string" office:string-value="Black Spider Monkey BW" calcext:value-type="string">
            <text:p>Black Spider Monkey BW</text:p>
          </table:table-cell>
          <table:table-cell table:formula="of:=[$'Image data'.D83]" office:value-type="string" office:string-value="Fota Wildlife park in Cork is dedicated to breeding endangered species. Since they have had a lot of success with cheetahs they are moving out to try and preserve other endangered animals. While visiting I met this black spider monkey who doesn't look to be too enthralled by his life. Is life in captivity worth it to save a species?" calcext:value-type="string">
            <text:p>Fota Wildlife park in Cork is dedicated to breeding endangered species. Since they have had a lot of success with cheetahs they are moving out to try and preserve other endangered animals. While visiting I met this black spider monkey who doesn't look to be too enthralled by his life. Is life in captivity worth it to save a species?</text:p>
          </table:table-cell>
          <table:table-cell table:formula="of:=[$'Image data'.B83]" office:value-type="string" office:string-value="PrintGalleryImage-82.jpg" calcext:value-type="string">
            <text:p>PrintGalleryImage-82.jpg</text:p>
          </table:table-cell>
          <table:table-cell table:formula="of:=IF([$'Image data'.P83]=1;[$'Image data'.Q83];&quot;&quot;)" office:value-type="string" office:string-value="8 x 12 inches, 20 x 30 cm" calcext:value-type="string">
            <text:p>8 x 12 inches, 20 x 30 cm</text:p>
          </table:table-cell>
          <table:table-cell table:formula="of:=IF([$'Image data'.W83]=1;[$'Image data'.X83];&quot;&quot;)" office:value-type="string" office:string-value="12 x 18 inches, 30 x 46 cm" calcext:value-type="string">
            <text:p>12 x 18 inches, 30 x 46 cm</text:p>
          </table:table-cell>
          <table:table-cell table:formula="of:=IF([$'Image data'.AD83]=1;[$'Image data'.AE83];&quot;&quot;)" office:value-type="string" office:string-value="16 x 24 inches, 41 x 61 cm" calcext:value-type="string">
            <text:p>16 x 24 inches, 41 x 61 cm</text:p>
          </table:table-cell>
          <table:table-cell table:formula="of:=IF([$'Image data'.AK83]=1;[$'Image data'.AL83];&quot;&quot;)" office:value-type="string" office:string-value="20 x 30 inches, 51 x 76 cm" calcext:value-type="string">
            <text:p>20 x 30 inches, 51 x 76 cm</text:p>
          </table:table-cell>
          <table:table-cell table:formula="of:=IF([$'Image data'.AR83]=1;[$'Image data'.AS83];&quot;&quot;)" office:value-type="string" office:string-value="24 x 36 inches, 61 x 91 cm" calcext:value-type="string">
            <text:p>24 x 36 inches, 61 x 91 cm</text:p>
          </table:table-cell>
          <table:table-cell table:formula="of:=IF([$'Image data'.AY83]=1;[$'Image data'.AZ83];&quot;&quot;)" office:value-type="string" office:string-value="8 x 12 inches, 20 x 30 cm" calcext:value-type="string">
            <text:p>8 x 12 inches, 20 x 30 cm</text:p>
          </table:table-cell>
          <table:table-cell table:formula="of:=IF([$'Image data'.BF83]=1;[$'Image data'.BG83];&quot;&quot;)" office:value-type="string" office:string-value="12 x 18 inches, 30 x 46 cm" calcext:value-type="string">
            <text:p>12 x 18 inches, 30 x 46 cm</text:p>
          </table:table-cell>
          <table:table-cell table:formula="of:=IF([$'Image data'.BM83]=1;[$'Image data'.BN83];&quot;&quot;)" office:value-type="string" office:string-value="16 x 24 inches, 41 x 61 cm" calcext:value-type="string">
            <text:p>16 x 24 inches, 41 x 61 cm</text:p>
          </table:table-cell>
          <table:table-cell table:formula="of:=IF([$'Image data'.BT83]=1;[$'Image data'.BU83];&quot;&quot;)" office:value-type="string" office:string-value="20 x 30 inches, 51 x 76 cm" calcext:value-type="string">
            <text:p>20 x 30 inches, 51 x 76 cm</text:p>
          </table:table-cell>
          <table:table-cell table:formula="of:=IF([$'Image data'.CA83]=1;[$'Image data'.CB83];&quot;&quot;)" office:value-type="string" office:string-value="24 x 36 inches, 61 x 91 cm" calcext:value-type="string">
            <text:p>24 x 36 inches, 61 x 91 cm</text:p>
          </table:table-cell>
          <table:table-cell table:number-columns-repeated="5"/>
        </table:table-row>
        <table:table-row table:style-name="ro4">
          <table:table-cell table:formula="of:=[$'Image data'.C84]" office:value-type="string" office:string-value="Red Panda Anticipating Dinner" calcext:value-type="string">
            <text:p>Red Panda Anticipating Dinner</text:p>
          </table:table-cell>
          <table:table-cell table:formula="of:=[$'Image data'.D84]" office:value-type="string" office:string-value="A lot of people ask me where my logo came from. Quite simply it is a tracing of this beautiful creature. This new mother is one of the breeding pandas at Fota Wildlife Park in Cork where I was practicing my focussing techniques on animals hiding in trees." calcext:value-type="string">
            <text:p>A lot of people ask me where my logo came from. Quite simply it is a tracing of this beautiful creature. This new mother is one of the breeding pandas at Fota Wildlife Park in Cork where I was practicing my focussing techniques on animals hiding in trees.</text:p>
          </table:table-cell>
          <table:table-cell table:formula="of:=[$'Image data'.B84]" office:value-type="string" office:string-value="PrintGalleryImage-83.jpg" calcext:value-type="string">
            <text:p>PrintGalleryImage-83.jpg</text:p>
          </table:table-cell>
          <table:table-cell table:formula="of:=IF([$'Image data'.P84]=1;[$'Image data'.Q84];&quot;&quot;)" office:value-type="string" office:string-value="8 x 12 inches, 20 x 30 cm" calcext:value-type="string">
            <text:p>8 x 12 inches, 20 x 30 cm</text:p>
          </table:table-cell>
          <table:table-cell table:formula="of:=IF([$'Image data'.W84]=1;[$'Image data'.X84];&quot;&quot;)" office:value-type="string" office:string-value="12 x 18 inches, 30 x 46 cm" calcext:value-type="string">
            <text:p>12 x 18 inches, 30 x 46 cm</text:p>
          </table:table-cell>
          <table:table-cell table:formula="of:=IF([$'Image data'.AD84]=1;[$'Image data'.AE84];&quot;&quot;)" office:value-type="string" office:string-value="16 x 24 inches, 41 x 61 cm" calcext:value-type="string">
            <text:p>16 x 24 inches, 41 x 61 cm</text:p>
          </table:table-cell>
          <table:table-cell table:formula="of:=IF([$'Image data'.AK84]=1;[$'Image data'.AL84];&quot;&quot;)" office:value-type="string" office:string-value="20 x 30 inches, 51 x 76 cm" calcext:value-type="string">
            <text:p>20 x 30 inches, 51 x 76 cm</text:p>
          </table:table-cell>
          <table:table-cell table:formula="of:=IF([$'Image data'.AR84]=1;[$'Image data'.AS84];&quot;&quot;)" office:value-type="string" office:string-value="24 x 36 inches, 61 x 91 cm" calcext:value-type="string">
            <text:p>24 x 36 inches, 61 x 91 cm</text:p>
          </table:table-cell>
          <table:table-cell table:formula="of:=IF([$'Image data'.AY84]=1;[$'Image data'.AZ84];&quot;&quot;)" office:value-type="string" office:string-value="8 x 12 inches, 20 x 30 cm" calcext:value-type="string">
            <text:p>8 x 12 inches, 20 x 30 cm</text:p>
          </table:table-cell>
          <table:table-cell table:formula="of:=IF([$'Image data'.BF84]=1;[$'Image data'.BG84];&quot;&quot;)" office:value-type="string" office:string-value="12 x 18 inches, 30 x 46 cm" calcext:value-type="string">
            <text:p>12 x 18 inches, 30 x 46 cm</text:p>
          </table:table-cell>
          <table:table-cell table:formula="of:=IF([$'Image data'.BM84]=1;[$'Image data'.BN84];&quot;&quot;)" office:value-type="string" office:string-value="16 x 24 inches, 41 x 61 cm" calcext:value-type="string">
            <text:p>16 x 24 inches, 41 x 61 cm</text:p>
          </table:table-cell>
          <table:table-cell table:formula="of:=IF([$'Image data'.BT84]=1;[$'Image data'.BU84];&quot;&quot;)" office:value-type="string" office:string-value="20 x 30 inches, 51 x 76 cm" calcext:value-type="string">
            <text:p>20 x 30 inches, 51 x 76 cm</text:p>
          </table:table-cell>
          <table:table-cell table:formula="of:=IF([$'Image data'.CA84]=1;[$'Image data'.CB84];&quot;&quot;)" office:value-type="string" office:string-value="24 x 36 inches, 61 x 91 cm" calcext:value-type="string">
            <text:p>24 x 36 inches, 61 x 91 cm</text:p>
          </table:table-cell>
          <table:table-cell table:number-columns-repeated="5"/>
        </table:table-row>
        <table:table-row table:style-name="ro4">
          <table:table-cell table:formula="of:=[$'Image data'.C85]" office:value-type="string" office:string-value="Red Panda Chewing on Bamboo" calcext:value-type="string">
            <text:p>Red Panda Chewing on Bamboo</text:p>
          </table:table-cell>
          <table:table-cell table:formula="of:=[$'Image data'.D85]" office:value-type="string" office:string-value="A lot of people ask me where my logo came from. Quite simply it is a tracing of this beautiful creature. This new mother is one of the breeding pandas at Fota Wildlife Park in Cork where I was practicing my focussing techniques on animals hiding in trees." calcext:value-type="string">
            <text:p>A lot of people ask me where my logo came from. Quite simply it is a tracing of this beautiful creature. This new mother is one of the breeding pandas at Fota Wildlife Park in Cork where I was practicing my focussing techniques on animals hiding in trees.</text:p>
          </table:table-cell>
          <table:table-cell table:formula="of:=[$'Image data'.B85]" office:value-type="string" office:string-value="PrintGalleryImage-84.jpg" calcext:value-type="string">
            <text:p>PrintGalleryImage-84.jpg</text:p>
          </table:table-cell>
          <table:table-cell table:formula="of:=IF([$'Image data'.P85]=1;[$'Image data'.Q85];&quot;&quot;)" office:value-type="string" office:string-value="8 x 12 inches, 20 x 30 cm" calcext:value-type="string">
            <text:p>8 x 12 inches, 20 x 30 cm</text:p>
          </table:table-cell>
          <table:table-cell table:formula="of:=IF([$'Image data'.W85]=1;[$'Image data'.X85];&quot;&quot;)" office:value-type="string" office:string-value="12 x 18 inches, 30 x 46 cm" calcext:value-type="string">
            <text:p>12 x 18 inches, 30 x 46 cm</text:p>
          </table:table-cell>
          <table:table-cell table:formula="of:=IF([$'Image data'.AD85]=1;[$'Image data'.AE85];&quot;&quot;)" office:value-type="string" office:string-value="16 x 24 inches, 41 x 61 cm" calcext:value-type="string">
            <text:p>16 x 24 inches, 41 x 61 cm</text:p>
          </table:table-cell>
          <table:table-cell table:formula="of:=IF([$'Image data'.AK85]=1;[$'Image data'.AL85];&quot;&quot;)" office:value-type="string" office:string-value="20 x 30 inches, 51 x 76 cm" calcext:value-type="string">
            <text:p>20 x 30 inches, 51 x 76 cm</text:p>
          </table:table-cell>
          <table:table-cell table:formula="of:=IF([$'Image data'.AR85]=1;[$'Image data'.AS85];&quot;&quot;)" office:value-type="string" office:string-value="24 x 36 inches, 61 x 91 cm" calcext:value-type="string">
            <text:p>24 x 36 inches, 61 x 91 cm</text:p>
          </table:table-cell>
          <table:table-cell table:formula="of:=IF([$'Image data'.AY85]=1;[$'Image data'.AZ85];&quot;&quot;)" office:value-type="string" office:string-value="8 x 12 inches, 20 x 30 cm" calcext:value-type="string">
            <text:p>8 x 12 inches, 20 x 30 cm</text:p>
          </table:table-cell>
          <table:table-cell table:formula="of:=IF([$'Image data'.BF85]=1;[$'Image data'.BG85];&quot;&quot;)" office:value-type="string" office:string-value="12 x 18 inches, 30 x 46 cm" calcext:value-type="string">
            <text:p>12 x 18 inches, 30 x 46 cm</text:p>
          </table:table-cell>
          <table:table-cell table:formula="of:=IF([$'Image data'.BM85]=1;[$'Image data'.BN85];&quot;&quot;)" office:value-type="string" office:string-value="16 x 24 inches, 41 x 61 cm" calcext:value-type="string">
            <text:p>16 x 24 inches, 41 x 61 cm</text:p>
          </table:table-cell>
          <table:table-cell table:formula="of:=IF([$'Image data'.BT85]=1;[$'Image data'.BU85];&quot;&quot;)" office:value-type="string" office:string-value="20 x 30 inches, 51 x 76 cm" calcext:value-type="string">
            <text:p>20 x 30 inches, 51 x 76 cm</text:p>
          </table:table-cell>
          <table:table-cell table:formula="of:=IF([$'Image data'.CA85]=1;[$'Image data'.CB85];&quot;&quot;)" office:value-type="string" office:string-value="24 x 36 inches, 61 x 91 cm" calcext:value-type="string">
            <text:p>24 x 36 inches, 61 x 91 cm</text:p>
          </table:table-cell>
          <table:table-cell table:number-columns-repeated="5"/>
        </table:table-row>
        <table:table-row table:style-name="ro4">
          <table:table-cell table:formula="of:=[$'Image data'.C86]" office:value-type="string" office:string-value="Gull in Flight" calcext:value-type="string">
            <text:p>Gull in Flight</text:p>
          </table:table-cell>
          <table:table-cell table:formula="of:=[$'Image data'.D86]" office:value-type="string" office:string-value="Shooting birds in flight is pretty difficult. As they move the background moves in ways determined by the bird and not you. However after following certain birds for long enough you see where they are going and as the gulls kept flying towards the sun I managed to get the sun reflecting nicely in the water below." calcext:value-type="string">
            <text:p>Shooting birds in flight is pretty difficult. As they move the background moves in ways determined by the bird and not you. However after following certain birds for long enough you see where they are going and as the gulls kept flying towards the sun I managed to get the sun reflecting nicely in the water below.</text:p>
          </table:table-cell>
          <table:table-cell table:formula="of:=[$'Image data'.B86]" office:value-type="string" office:string-value="PrintGalleryImage-85.jpg" calcext:value-type="string">
            <text:p>PrintGalleryImage-85.jpg</text:p>
          </table:table-cell>
          <table:table-cell table:formula="of:=IF([$'Image data'.P86]=1;[$'Image data'.Q86];&quot;&quot;)" office:value-type="string" office:string-value="8 x 12 inches, 20 x 30 cm" calcext:value-type="string">
            <text:p>8 x 12 inches, 20 x 30 cm</text:p>
          </table:table-cell>
          <table:table-cell table:formula="of:=IF([$'Image data'.W86]=1;[$'Image data'.X86];&quot;&quot;)" office:value-type="string" office:string-value="12 x 18 inches, 30 x 46 cm" calcext:value-type="string">
            <text:p>12 x 18 inches, 30 x 46 cm</text:p>
          </table:table-cell>
          <table:table-cell table:formula="of:=IF([$'Image data'.AD86]=1;[$'Image data'.AE86];&quot;&quot;)" office:value-type="string" office:string-value="16 x 24 inches, 41 x 61 cm" calcext:value-type="string">
            <text:p>16 x 24 inches, 41 x 61 cm</text:p>
          </table:table-cell>
          <table:table-cell table:formula="of:=IF([$'Image data'.AK86]=1;[$'Image data'.AL86];&quot;&quot;)" office:value-type="string" office:string-value="20 x 30 inches, 51 x 76 cm" calcext:value-type="string">
            <text:p>20 x 30 inches, 51 x 76 cm</text:p>
          </table:table-cell>
          <table:table-cell table:formula="of:=IF([$'Image data'.AR86]=1;[$'Image data'.AS86];&quot;&quot;)" office:value-type="string" office:string-value="24 x 36 inches, 61 x 91 cm" calcext:value-type="string">
            <text:p>24 x 36 inches, 61 x 91 cm</text:p>
          </table:table-cell>
          <table:table-cell table:formula="of:=IF([$'Image data'.AY86]=1;[$'Image data'.AZ86];&quot;&quot;)" office:value-type="string" office:string-value="8 x 12 inches, 20 x 30 cm" calcext:value-type="string">
            <text:p>8 x 12 inches, 20 x 30 cm</text:p>
          </table:table-cell>
          <table:table-cell table:formula="of:=IF([$'Image data'.BF86]=1;[$'Image data'.BG86];&quot;&quot;)" office:value-type="string" office:string-value="12 x 18 inches, 30 x 46 cm" calcext:value-type="string">
            <text:p>12 x 18 inches, 30 x 46 cm</text:p>
          </table:table-cell>
          <table:table-cell table:formula="of:=IF([$'Image data'.BM86]=1;[$'Image data'.BN86];&quot;&quot;)" office:value-type="string" office:string-value="16 x 24 inches, 41 x 61 cm" calcext:value-type="string">
            <text:p>16 x 24 inches, 41 x 61 cm</text:p>
          </table:table-cell>
          <table:table-cell table:formula="of:=IF([$'Image data'.BT86]=1;[$'Image data'.BU86];&quot;&quot;)" office:value-type="string" office:string-value="20 x 30 inches, 51 x 76 cm" calcext:value-type="string">
            <text:p>20 x 30 inches, 51 x 76 cm</text:p>
          </table:table-cell>
          <table:table-cell table:formula="of:=IF([$'Image data'.CA86]=1;[$'Image data'.CB86];&quot;&quot;)" office:value-type="string" office:string-value="24 x 36 inches, 61 x 91 cm" calcext:value-type="string">
            <text:p>24 x 36 inches, 61 x 91 cm</text:p>
          </table:table-cell>
          <table:table-cell table:number-columns-repeated="5"/>
        </table:table-row>
        <table:table-row table:style-name="ro4">
          <table:table-cell table:formula="of:=[$'Image data'.C87]" office:value-type="string" office:string-value="Irish Robin in the Woods" calcext:value-type="string">
            <text:p>Irish Robin in the Woods</text:p>
          </table:table-cell>
          <table:table-cell table:formula="of:=[$'Image data'.D87]" office:value-type="string" office:string-value="If you go to popular walks early enough in the morning there is still wildlife there to be seen. Once the hoards of people and their dogs arrive the birds tend to hide. However being out early is always good for photography." calcext:value-type="string">
            <text:p>If you go to popular walks early enough in the morning there is still wildlife there to be seen. Once the hoards of people and their dogs arrive the birds tend to hide. However being out early is always good for photography.</text:p>
          </table:table-cell>
          <table:table-cell table:formula="of:=[$'Image data'.B87]" office:value-type="string" office:string-value="PrintGalleryImage-86.jpg" calcext:value-type="string">
            <text:p>PrintGalleryImage-86.jpg</text:p>
          </table:table-cell>
          <table:table-cell table:formula="of:=IF([$'Image data'.P87]=1;[$'Image data'.Q87];&quot;&quot;)" office:value-type="string" office:string-value="8 x 10 inches, 20 x 25 cm" calcext:value-type="string">
            <text:p>8 x 10 inches, 20 x 25 cm</text:p>
          </table:table-cell>
          <table:table-cell table:formula="of:=IF([$'Image data'.W87]=1;[$'Image data'.X87];&quot;&quot;)" office:value-type="string" office:string-value="12 x 15 inches, 30 x 38 cm" calcext:value-type="string">
            <text:p>12 x 15 inches, 30 x 38 cm</text:p>
          </table:table-cell>
          <table:table-cell table:formula="of:=IF([$'Image data'.AD87]=1;[$'Image data'.AE87];&quot;&quot;)" office:value-type="string" office:string-value="16 x 20 inches, 41 x 51 cm" calcext:value-type="string">
            <text:p>16 x 20 inches, 41 x 51 cm</text:p>
          </table:table-cell>
          <table:table-cell table:formula="of:=IF([$'Image data'.AK87]=1;[$'Image data'.AL87];&quot;&quot;)" office:value-type="string" office:string-value="20 x 25 inches, 51 x 64 cm" calcext:value-type="string">
            <text:p>20 x 25 inches, 51 x 64 cm</text:p>
          </table:table-cell>
          <table:table-cell table:formula="of:=IF([$'Image data'.AR87]=1;[$'Image data'.AS87];&quot;&quot;)">
            <text:p/>
          </table:table-cell>
          <table:table-cell table:formula="of:=IF([$'Image data'.AY87]=1;[$'Image data'.AZ87];&quot;&quot;)">
            <text:p/>
          </table:table-cell>
          <table:table-cell table:formula="of:=IF([$'Image data'.BF87]=1;[$'Image data'.BG87];&quot;&quot;)">
            <text:p/>
          </table:table-cell>
          <table:table-cell table:formula="of:=IF([$'Image data'.BM87]=1;[$'Image data'.BN87];&quot;&quot;)">
            <text:p/>
          </table:table-cell>
          <table:table-cell table:formula="of:=IF([$'Image data'.BT87]=1;[$'Image data'.BU87];&quot;&quot;)">
            <text:p/>
          </table:table-cell>
          <table:table-cell table:formula="of:=IF([$'Image data'.CA87]=1;[$'Image data'.CB87];&quot;&quot;)">
            <text:p/>
          </table:table-cell>
          <table:table-cell table:number-columns-repeated="5"/>
        </table:table-row>
        <table:table-row table:style-name="ro4">
          <table:table-cell table:formula="of:=[$'Image data'.C88]" office:value-type="string" office:string-value="Displaying Peacock" calcext:value-type="string">
            <text:p>Displaying Peacock</text:p>
          </table:table-cell>
          <table:table-cell table:formula="of:=[$'Image data'.D88]" office:value-type="string" office:string-value="This is another shot taking while training at my local wildlife park. I have photographed wild peacocks in India but never managed to get a special photograph of them. However here I just love the pattern made by the feathers. I will work on getting one like this in the wild." calcext:value-type="string">
            <text:p>This is another shot taking while training at my local wildlife park. I have photographed wild peacocks in India but never managed to get a special photograph of them. However here I just love the pattern made by the feathers. I will work on getting one like this in the wild.</text:p>
          </table:table-cell>
          <table:table-cell table:formula="of:=[$'Image data'.B88]" office:value-type="string" office:string-value="PrintGalleryImage-87.jpg" calcext:value-type="string">
            <text:p>PrintGalleryImage-87.jpg</text:p>
          </table:table-cell>
          <table:table-cell table:formula="of:=IF([$'Image data'.P88]=1;[$'Image data'.Q88];&quot;&quot;)" office:value-type="string" office:string-value="8 x 12 inches, 20 x 30 cm" calcext:value-type="string">
            <text:p>8 x 12 inches, 20 x 30 cm</text:p>
          </table:table-cell>
          <table:table-cell table:formula="of:=IF([$'Image data'.W88]=1;[$'Image data'.X88];&quot;&quot;)" office:value-type="string" office:string-value="12 x 18 inches, 30 x 46 cm" calcext:value-type="string">
            <text:p>12 x 18 inches, 30 x 46 cm</text:p>
          </table:table-cell>
          <table:table-cell table:formula="of:=IF([$'Image data'.AD88]=1;[$'Image data'.AE88];&quot;&quot;)" office:value-type="string" office:string-value="16 x 24 inches, 41 x 61 cm" calcext:value-type="string">
            <text:p>16 x 24 inches, 41 x 61 cm</text:p>
          </table:table-cell>
          <table:table-cell table:formula="of:=IF([$'Image data'.AK88]=1;[$'Image data'.AL88];&quot;&quot;)" office:value-type="string" office:string-value="20 x 30 inches, 51 x 76 cm" calcext:value-type="string">
            <text:p>20 x 30 inches, 51 x 76 cm</text:p>
          </table:table-cell>
          <table:table-cell table:formula="of:=IF([$'Image data'.AR88]=1;[$'Image data'.AS88];&quot;&quot;)" office:value-type="string" office:string-value="24 x 36 inches, 61 x 91 cm" calcext:value-type="string">
            <text:p>24 x 36 inches, 61 x 91 cm</text:p>
          </table:table-cell>
          <table:table-cell table:formula="of:=IF([$'Image data'.AY88]=1;[$'Image data'.AZ88];&quot;&quot;)" office:value-type="string" office:string-value="8 x 12 inches, 20 x 30 cm" calcext:value-type="string">
            <text:p>8 x 12 inches, 20 x 30 cm</text:p>
          </table:table-cell>
          <table:table-cell table:formula="of:=IF([$'Image data'.BF88]=1;[$'Image data'.BG88];&quot;&quot;)" office:value-type="string" office:string-value="12 x 18 inches, 30 x 46 cm" calcext:value-type="string">
            <text:p>12 x 18 inches, 30 x 46 cm</text:p>
          </table:table-cell>
          <table:table-cell table:formula="of:=IF([$'Image data'.BM88]=1;[$'Image data'.BN88];&quot;&quot;)" office:value-type="string" office:string-value="16 x 24 inches, 41 x 61 cm" calcext:value-type="string">
            <text:p>16 x 24 inches, 41 x 61 cm</text:p>
          </table:table-cell>
          <table:table-cell table:formula="of:=IF([$'Image data'.BT88]=1;[$'Image data'.BU88];&quot;&quot;)" office:value-type="string" office:string-value="20 x 30 inches, 51 x 76 cm" calcext:value-type="string">
            <text:p>20 x 30 inches, 51 x 76 cm</text:p>
          </table:table-cell>
          <table:table-cell table:formula="of:=IF([$'Image data'.CA88]=1;[$'Image data'.CB88];&quot;&quot;)" office:value-type="string" office:string-value="24 x 36 inches, 61 x 91 cm" calcext:value-type="string">
            <text:p>24 x 36 inches, 61 x 91 cm</text:p>
          </table:table-cell>
          <table:table-cell table:number-columns-repeated="5"/>
        </table:table-row>
        <table:table-row table:style-name="ro4">
          <table:table-cell table:formula="of:=[$'Image data'.C89]" office:value-type="string" office:string-value="Diving Humpback Whale" calcext:value-type="string">
            <text:p>Diving Humpback Whale</text:p>
          </table:table-cell>
          <table:table-cell table:formula="of:=[$'Image data'.D89]" office:value-type="string" office:string-value="It isn't easy to time whale shots and get their heads in the frame. The tail or flukes are much easier. Also I do think tail shots are a bit more whale like. After all how many of us have seen many whale faces? Tails are what you see all the time when whale watching." calcext:value-type="string">
            <text:p>It isn't easy to time whale shots and get their heads in the frame. The tail or flukes are much easier. Also I do think tail shots are a bit more whale like. After all how many of us have seen many whale faces? Tails are what you see all the time when whale watching.</text:p>
          </table:table-cell>
          <table:table-cell table:formula="of:=[$'Image data'.B89]" office:value-type="string" office:string-value="PrintGalleryImage-88.jpg" calcext:value-type="string">
            <text:p>PrintGalleryImage-88.jpg</text:p>
          </table:table-cell>
          <table:table-cell table:formula="of:=IF([$'Image data'.P89]=1;[$'Image data'.Q89];&quot;&quot;)" office:value-type="string" office:string-value="8 x 12 inches, 20 x 30 cm" calcext:value-type="string">
            <text:p>8 x 12 inches, 20 x 30 cm</text:p>
          </table:table-cell>
          <table:table-cell table:formula="of:=IF([$'Image data'.W89]=1;[$'Image data'.X89];&quot;&quot;)" office:value-type="string" office:string-value="12 x 18 inches, 30 x 46 cm" calcext:value-type="string">
            <text:p>12 x 18 inches, 30 x 46 cm</text:p>
          </table:table-cell>
          <table:table-cell table:formula="of:=IF([$'Image data'.AD89]=1;[$'Image data'.AE89];&quot;&quot;)" office:value-type="string" office:string-value="16 x 24 inches, 41 x 61 cm" calcext:value-type="string">
            <text:p>16 x 24 inches, 41 x 61 cm</text:p>
          </table:table-cell>
          <table:table-cell table:formula="of:=IF([$'Image data'.AK89]=1;[$'Image data'.AL89];&quot;&quot;)" office:value-type="string" office:string-value="20 x 30 inches, 51 x 76 cm" calcext:value-type="string">
            <text:p>20 x 30 inches, 51 x 76 cm</text:p>
          </table:table-cell>
          <table:table-cell table:formula="of:=IF([$'Image data'.AR89]=1;[$'Image data'.AS89];&quot;&quot;)" office:value-type="string" office:string-value="24 x 36 inches, 61 x 91 cm" calcext:value-type="string">
            <text:p>24 x 36 inches, 61 x 91 cm</text:p>
          </table:table-cell>
          <table:table-cell table:formula="of:=IF([$'Image data'.AY89]=1;[$'Image data'.AZ89];&quot;&quot;)" office:value-type="string" office:string-value="8 x 12 inches, 20 x 30 cm" calcext:value-type="string">
            <text:p>8 x 12 inches, 20 x 30 cm</text:p>
          </table:table-cell>
          <table:table-cell table:formula="of:=IF([$'Image data'.BF89]=1;[$'Image data'.BG89];&quot;&quot;)" office:value-type="string" office:string-value="12 x 18 inches, 30 x 46 cm" calcext:value-type="string">
            <text:p>12 x 18 inches, 30 x 46 cm</text:p>
          </table:table-cell>
          <table:table-cell table:formula="of:=IF([$'Image data'.BM89]=1;[$'Image data'.BN89];&quot;&quot;)">
            <text:p/>
          </table:table-cell>
          <table:table-cell table:formula="of:=IF([$'Image data'.BT89]=1;[$'Image data'.BU89];&quot;&quot;)">
            <text:p/>
          </table:table-cell>
          <table:table-cell table:formula="of:=IF([$'Image data'.CA89]=1;[$'Image data'.CB89];&quot;&quot;)">
            <text:p/>
          </table:table-cell>
          <table:table-cell table:number-columns-repeated="5"/>
        </table:table-row>
        <table:table-row table:style-name="ro4">
          <table:table-cell table:formula="of:=[$'Image data'.C90]" office:value-type="string" office:string-value="Humpback Tail Fin" calcext:value-type="string">
            <text:p>Humpback Tail Fin</text:p>
          </table:table-cell>
          <table:table-cell table:formula="of:=[$'Image data'.D90]" office:value-type="string" office:string-value="Whale watching in Iceland is wonderful in the early morning in the late autumn. The sun is so low in the sky that it feels like it is sunrise for hours on end." calcext:value-type="string">
            <text:p>Whale watching in Iceland is wonderful in the early morning in the late autumn. The sun is so low in the sky that it feels like it is sunrise for hours on end.</text:p>
          </table:table-cell>
          <table:table-cell table:formula="of:=[$'Image data'.B90]" office:value-type="string" office:string-value="PrintGalleryImage-89.jpg" calcext:value-type="string">
            <text:p>PrintGalleryImage-89.jpg</text:p>
          </table:table-cell>
          <table:table-cell table:formula="of:=IF([$'Image data'.P90]=1;[$'Image data'.Q90];&quot;&quot;)" office:value-type="string" office:string-value="8 x 12 inches, 20 x 30 cm" calcext:value-type="string">
            <text:p>8 x 12 inches, 20 x 30 cm</text:p>
          </table:table-cell>
          <table:table-cell table:formula="of:=IF([$'Image data'.W90]=1;[$'Image data'.X90];&quot;&quot;)" office:value-type="string" office:string-value="12 x 18 inches, 30 x 46 cm" calcext:value-type="string">
            <text:p>12 x 18 inches, 30 x 46 cm</text:p>
          </table:table-cell>
          <table:table-cell table:formula="of:=IF([$'Image data'.AD90]=1;[$'Image data'.AE90];&quot;&quot;)" office:value-type="string" office:string-value="16 x 24 inches, 41 x 61 cm" calcext:value-type="string">
            <text:p>16 x 24 inches, 41 x 61 cm</text:p>
          </table:table-cell>
          <table:table-cell table:formula="of:=IF([$'Image data'.AK90]=1;[$'Image data'.AL90];&quot;&quot;)" office:value-type="string" office:string-value="20 x 30 inches, 51 x 76 cm" calcext:value-type="string">
            <text:p>20 x 30 inches, 51 x 76 cm</text:p>
          </table:table-cell>
          <table:table-cell table:formula="of:=IF([$'Image data'.AR90]=1;[$'Image data'.AS90];&quot;&quot;)" office:value-type="string" office:string-value="24 x 36 inches, 61 x 91 cm" calcext:value-type="string">
            <text:p>24 x 36 inches, 61 x 91 cm</text:p>
          </table:table-cell>
          <table:table-cell table:formula="of:=IF([$'Image data'.AY90]=1;[$'Image data'.AZ90];&quot;&quot;)" office:value-type="string" office:string-value="8 x 12 inches, 20 x 30 cm" calcext:value-type="string">
            <text:p>8 x 12 inches, 20 x 30 cm</text:p>
          </table:table-cell>
          <table:table-cell table:formula="of:=IF([$'Image data'.BF90]=1;[$'Image data'.BG90];&quot;&quot;)" office:value-type="string" office:string-value="12 x 18 inches, 30 x 46 cm" calcext:value-type="string">
            <text:p>12 x 18 inches, 30 x 46 cm</text:p>
          </table:table-cell>
          <table:table-cell table:formula="of:=IF([$'Image data'.BM90]=1;[$'Image data'.BN90];&quot;&quot;)" office:value-type="string" office:string-value="16 x 24 inches, 41 x 61 cm" calcext:value-type="string">
            <text:p>16 x 24 inches, 41 x 61 cm</text:p>
          </table:table-cell>
          <table:table-cell table:formula="of:=IF([$'Image data'.BT90]=1;[$'Image data'.BU90];&quot;&quot;)" office:value-type="string" office:string-value="20 x 30 inches, 51 x 76 cm" calcext:value-type="string">
            <text:p>20 x 30 inches, 51 x 76 cm</text:p>
          </table:table-cell>
          <table:table-cell table:formula="of:=IF([$'Image data'.CA90]=1;[$'Image data'.CB90];&quot;&quot;)" office:value-type="string" office:string-value="24 x 36 inches, 61 x 91 cm" calcext:value-type="string">
            <text:p>24 x 36 inches, 61 x 91 cm</text:p>
          </table:table-cell>
          <table:table-cell table:number-columns-repeated="5"/>
        </table:table-row>
        <table:table-row table:style-name="ro4">
          <table:table-cell table:formula="of:=[$'Image data'.C91]" office:value-type="string" office:string-value="Happy Squirrel on Christmas Day" calcext:value-type="string">
            <text:p>Happy Squirrel on Christmas Day</text:p>
          </table:table-cell>
          <table:table-cell table:formula="of:=[$'Image data'.D91]" office:value-type="string" office:string-value="This squirrel in the Alps is quite active during the winter. The local casino puts out bird feed and nuts regularly through the woods to help support the wildlife during the winter months. The squirrels therefore don't need to store up as much food and are active bird table raiders during the cold season." calcext:value-type="string">
            <text:p>This squirrel in the Alps is quite active during the winter. The local casino puts out bird feed and nuts regularly through the woods to help support the wildlife during the winter months. The squirrels therefore don't need to store up as much food and are active bird table raiders during the cold season.</text:p>
          </table:table-cell>
          <table:table-cell table:formula="of:=[$'Image data'.B91]" office:value-type="string" office:string-value="PrintGalleryImage-90.jpg" calcext:value-type="string">
            <text:p>PrintGalleryImage-90.jpg</text:p>
          </table:table-cell>
          <table:table-cell table:formula="of:=IF([$'Image data'.P91]=1;[$'Image data'.Q91];&quot;&quot;)" office:value-type="string" office:string-value="8 x 12 inches, 20 x 30 cm" calcext:value-type="string">
            <text:p>8 x 12 inches, 20 x 30 cm</text:p>
          </table:table-cell>
          <table:table-cell table:formula="of:=IF([$'Image data'.W91]=1;[$'Image data'.X91];&quot;&quot;)" office:value-type="string" office:string-value="12 x 18 inches, 30 x 46 cm" calcext:value-type="string">
            <text:p>12 x 18 inches, 30 x 46 cm</text:p>
          </table:table-cell>
          <table:table-cell table:formula="of:=IF([$'Image data'.AD91]=1;[$'Image data'.AE91];&quot;&quot;)" office:value-type="string" office:string-value="16 x 24 inches, 41 x 61 cm" calcext:value-type="string">
            <text:p>16 x 24 inches, 41 x 61 cm</text:p>
          </table:table-cell>
          <table:table-cell table:formula="of:=IF([$'Image data'.AK91]=1;[$'Image data'.AL91];&quot;&quot;)" office:value-type="string" office:string-value="20 x 30 inches, 51 x 76 cm" calcext:value-type="string">
            <text:p>20 x 30 inches, 51 x 76 cm</text:p>
          </table:table-cell>
          <table:table-cell table:formula="of:=IF([$'Image data'.AR91]=1;[$'Image data'.AS91];&quot;&quot;)" office:value-type="string" office:string-value="24 x 36 inches, 61 x 91 cm" calcext:value-type="string">
            <text:p>24 x 36 inches, 61 x 91 cm</text:p>
          </table:table-cell>
          <table:table-cell table:formula="of:=IF([$'Image data'.AY91]=1;[$'Image data'.AZ91];&quot;&quot;)" office:value-type="string" office:string-value="8 x 12 inches, 20 x 30 cm" calcext:value-type="string">
            <text:p>8 x 12 inches, 20 x 30 cm</text:p>
          </table:table-cell>
          <table:table-cell table:formula="of:=IF([$'Image data'.BF91]=1;[$'Image data'.BG91];&quot;&quot;)" office:value-type="string" office:string-value="12 x 18 inches, 30 x 46 cm" calcext:value-type="string">
            <text:p>12 x 18 inches, 30 x 46 cm</text:p>
          </table:table-cell>
          <table:table-cell table:formula="of:=IF([$'Image data'.BM91]=1;[$'Image data'.BN91];&quot;&quot;)" office:value-type="string" office:string-value="16 x 24 inches, 41 x 61 cm" calcext:value-type="string">
            <text:p>16 x 24 inches, 41 x 61 cm</text:p>
          </table:table-cell>
          <table:table-cell table:formula="of:=IF([$'Image data'.BT91]=1;[$'Image data'.BU91];&quot;&quot;)" office:value-type="string" office:string-value="20 x 30 inches, 51 x 76 cm" calcext:value-type="string">
            <text:p>20 x 30 inches, 51 x 76 cm</text:p>
          </table:table-cell>
          <table:table-cell table:formula="of:=IF([$'Image data'.CA91]=1;[$'Image data'.CB91];&quot;&quot;)">
            <text:p/>
          </table:table-cell>
          <table:table-cell table:number-columns-repeated="5"/>
        </table:table-row>
        <table:table-row table:style-name="ro4">
          <table:table-cell table:formula="of:=[$'Image data'.C92]" office:value-type="string" office:string-value="Winter Squirrel " calcext:value-type="string">
            <text:p>Winter Squirrel </text:p>
          </table:table-cell>
          <table:table-cell table:formula="of:=[$'Image data'.D92]" office:value-type="string" office:string-value="It isn't often that you see squirrels in the winter but the ones near Seefeld in Tirol, in the Austrian Alps are active all the time. The food available due to humans is enough to keep them happy in the colder months." calcext:value-type="string">
            <text:p>It isn't often that you see squirrels in the winter but the ones near Seefeld in Tirol, in the Austrian Alps are active all the time. The food available due to humans is enough to keep them happy in the colder months.</text:p>
          </table:table-cell>
          <table:table-cell table:formula="of:=[$'Image data'.B92]" office:value-type="string" office:string-value="PrintGalleryImage-91.jpg" calcext:value-type="string">
            <text:p>PrintGalleryImage-91.jpg</text:p>
          </table:table-cell>
          <table:table-cell table:formula="of:=IF([$'Image data'.P92]=1;[$'Image data'.Q92];&quot;&quot;)" office:value-type="string" office:string-value="8 x 12 inches, 20 x 30 cm" calcext:value-type="string">
            <text:p>8 x 12 inches, 20 x 30 cm</text:p>
          </table:table-cell>
          <table:table-cell table:formula="of:=IF([$'Image data'.W92]=1;[$'Image data'.X92];&quot;&quot;)" office:value-type="string" office:string-value="12 x 18 inches, 30 x 46 cm" calcext:value-type="string">
            <text:p>12 x 18 inches, 30 x 46 cm</text:p>
          </table:table-cell>
          <table:table-cell table:formula="of:=IF([$'Image data'.AD92]=1;[$'Image data'.AE92];&quot;&quot;)" office:value-type="string" office:string-value="16 x 24 inches, 41 x 61 cm" calcext:value-type="string">
            <text:p>16 x 24 inches, 41 x 61 cm</text:p>
          </table:table-cell>
          <table:table-cell table:formula="of:=IF([$'Image data'.AK92]=1;[$'Image data'.AL92];&quot;&quot;)" office:value-type="string" office:string-value="20 x 30 inches, 51 x 76 cm" calcext:value-type="string">
            <text:p>20 x 30 inches, 51 x 76 cm</text:p>
          </table:table-cell>
          <table:table-cell table:formula="of:=IF([$'Image data'.AR92]=1;[$'Image data'.AS92];&quot;&quot;)" office:value-type="string" office:string-value="24 x 36 inches, 61 x 91 cm" calcext:value-type="string">
            <text:p>24 x 36 inches, 61 x 91 cm</text:p>
          </table:table-cell>
          <table:table-cell table:formula="of:=IF([$'Image data'.AY92]=1;[$'Image data'.AZ92];&quot;&quot;)" office:value-type="string" office:string-value="8 x 12 inches, 20 x 30 cm" calcext:value-type="string">
            <text:p>8 x 12 inches, 20 x 30 cm</text:p>
          </table:table-cell>
          <table:table-cell table:formula="of:=IF([$'Image data'.BF92]=1;[$'Image data'.BG92];&quot;&quot;)" office:value-type="string" office:string-value="12 x 18 inches, 30 x 46 cm" calcext:value-type="string">
            <text:p>12 x 18 inches, 30 x 46 cm</text:p>
          </table:table-cell>
          <table:table-cell table:formula="of:=IF([$'Image data'.BM92]=1;[$'Image data'.BN92];&quot;&quot;)" office:value-type="string" office:string-value="16 x 24 inches, 41 x 61 cm" calcext:value-type="string">
            <text:p>16 x 24 inches, 41 x 61 cm</text:p>
          </table:table-cell>
          <table:table-cell table:formula="of:=IF([$'Image data'.BT92]=1;[$'Image data'.BU92];&quot;&quot;)" office:value-type="string" office:string-value="20 x 30 inches, 51 x 76 cm" calcext:value-type="string">
            <text:p>20 x 30 inches, 51 x 76 cm</text:p>
          </table:table-cell>
          <table:table-cell table:formula="of:=IF([$'Image data'.CA92]=1;[$'Image data'.CB92];&quot;&quot;)" office:value-type="string" office:string-value="24 x 36 inches, 61 x 91 cm" calcext:value-type="string">
            <text:p>24 x 36 inches, 61 x 91 cm</text:p>
          </table:table-cell>
          <table:table-cell table:number-columns-repeated="5"/>
        </table:table-row>
        <table:table-row table:style-name="ro4">
          <table:table-cell table:formula="of:=[$'Image data'.C93]" office:value-type="string" office:string-value="Springtime Blackbird" calcext:value-type="string">
            <text:p>Springtime Blackbird</text:p>
          </table:table-cell>
          <table:table-cell table:formula="of:=[$'Image data'.D93]" office:value-type="string" office:string-value="Blackbirds are possibly the stupidest of birds. The places they build their nests are often almost reckless. However to prevent people finding them they often try to draw your attention away from the nest and on to them. This bird was certainly doing that as he tried to hold my attention by posing for photos." calcext:value-type="string">
            <text:p>Blackbirds are possibly the stupidest of birds. The places they build their nests are often almost reckless. However to prevent people finding them they often try to draw your attention away from the nest and on to them. This bird was certainly doing that as he tried to hold my attention by posing for photos.</text:p>
          </table:table-cell>
          <table:table-cell table:formula="of:=[$'Image data'.B93]" office:value-type="string" office:string-value="PrintGalleryImage-92.jpg" calcext:value-type="string">
            <text:p>PrintGalleryImage-92.jpg</text:p>
          </table:table-cell>
          <table:table-cell table:formula="of:=IF([$'Image data'.P93]=1;[$'Image data'.Q93];&quot;&quot;)">
            <text:p/>
          </table:table-cell>
          <table:table-cell table:formula="of:=IF([$'Image data'.W93]=1;[$'Image data'.X93];&quot;&quot;)">
            <text:p/>
          </table:table-cell>
          <table:table-cell table:formula="of:=IF([$'Image data'.AD93]=1;[$'Image data'.AE93];&quot;&quot;)">
            <text:p/>
          </table:table-cell>
          <table:table-cell table:formula="of:=IF([$'Image data'.AK93]=1;[$'Image data'.AL93];&quot;&quot;)">
            <text:p/>
          </table:table-cell>
          <table:table-cell table:formula="of:=IF([$'Image data'.AR93]=1;[$'Image data'.AS93];&quot;&quot;)">
            <text:p/>
          </table:table-cell>
          <table:table-cell table:formula="of:=IF([$'Image data'.AY93]=1;[$'Image data'.AZ93];&quot;&quot;)">
            <text:p/>
          </table:table-cell>
          <table:table-cell table:formula="of:=IF([$'Image data'.BF93]=1;[$'Image data'.BG93];&quot;&quot;)">
            <text:p/>
          </table:table-cell>
          <table:table-cell table:formula="of:=IF([$'Image data'.BM93]=1;[$'Image data'.BN93];&quot;&quot;)">
            <text:p/>
          </table:table-cell>
          <table:table-cell table:formula="of:=IF([$'Image data'.BT93]=1;[$'Image data'.BU93];&quot;&quot;)">
            <text:p/>
          </table:table-cell>
          <table:table-cell table:formula="of:=IF([$'Image data'.CA93]=1;[$'Image data'.CB93];&quot;&quot;)">
            <text:p/>
          </table:table-cell>
          <table:table-cell table:number-columns-repeated="5"/>
        </table:table-row>
        <table:table-row table:style-name="ro4">
          <table:table-cell table:formula="of:=[$'Image data'.C94]" office:value-type="string" office:string-value="Hover Fly on a Buttercup" calcext:value-type="string">
            <text:p>Hover Fly on a Buttercup</text:p>
          </table:table-cell>
          <table:table-cell table:formula="of:=[$'Image data'.D94]" office:value-type="string" office:string-value="Bees are the medias favourite pollinators at the moment but all small insects are in decline and are equally important. Hoverflies are extremely common but often overlooked." calcext:value-type="string">
            <text:p>Bees are the medias favourite pollinators at the moment but all small insects are in decline and are equally important. Hoverflies are extremely common but often overlooked.</text:p>
          </table:table-cell>
          <table:table-cell table:formula="of:=[$'Image data'.B94]" office:value-type="string" office:string-value="PrintGalleryImage-93.jpg" calcext:value-type="string">
            <text:p>PrintGalleryImage-93.jpg</text:p>
          </table:table-cell>
          <table:table-cell table:formula="of:=IF([$'Image data'.P94]=1;[$'Image data'.Q94];&quot;&quot;)" office:value-type="string" office:string-value="8 x 12 inches, 20 x 30 cm" calcext:value-type="string">
            <text:p>8 x 12 inches, 20 x 30 cm</text:p>
          </table:table-cell>
          <table:table-cell table:formula="of:=IF([$'Image data'.W94]=1;[$'Image data'.X94];&quot;&quot;)" office:value-type="string" office:string-value="12 x 18 inches, 30 x 46 cm" calcext:value-type="string">
            <text:p>12 x 18 inches, 30 x 46 cm</text:p>
          </table:table-cell>
          <table:table-cell table:formula="of:=IF([$'Image data'.AD94]=1;[$'Image data'.AE94];&quot;&quot;)" office:value-type="string" office:string-value="16 x 24 inches, 41 x 61 cm" calcext:value-type="string">
            <text:p>16 x 24 inches, 41 x 61 cm</text:p>
          </table:table-cell>
          <table:table-cell table:formula="of:=IF([$'Image data'.AK94]=1;[$'Image data'.AL94];&quot;&quot;)" office:value-type="string" office:string-value="20 x 30 inches, 51 x 76 cm" calcext:value-type="string">
            <text:p>20 x 30 inches, 51 x 76 cm</text:p>
          </table:table-cell>
          <table:table-cell table:formula="of:=IF([$'Image data'.AR94]=1;[$'Image data'.AS94];&quot;&quot;)" office:value-type="string" office:string-value="24 x 36 inches, 61 x 91 cm" calcext:value-type="string">
            <text:p>24 x 36 inches, 61 x 91 cm</text:p>
          </table:table-cell>
          <table:table-cell table:formula="of:=IF([$'Image data'.AY94]=1;[$'Image data'.AZ94];&quot;&quot;)" office:value-type="string" office:string-value="8 x 12 inches, 20 x 30 cm" calcext:value-type="string">
            <text:p>8 x 12 inches, 20 x 30 cm</text:p>
          </table:table-cell>
          <table:table-cell table:formula="of:=IF([$'Image data'.BF94]=1;[$'Image data'.BG94];&quot;&quot;)" office:value-type="string" office:string-value="12 x 18 inches, 30 x 46 cm" calcext:value-type="string">
            <text:p>12 x 18 inches, 30 x 46 cm</text:p>
          </table:table-cell>
          <table:table-cell table:formula="of:=IF([$'Image data'.BM94]=1;[$'Image data'.BN94];&quot;&quot;)">
            <text:p/>
          </table:table-cell>
          <table:table-cell table:formula="of:=IF([$'Image data'.BT94]=1;[$'Image data'.BU94];&quot;&quot;)">
            <text:p/>
          </table:table-cell>
          <table:table-cell table:formula="of:=IF([$'Image data'.CA94]=1;[$'Image data'.CB94];&quot;&quot;)">
            <text:p/>
          </table:table-cell>
          <table:table-cell table:number-columns-repeated="5"/>
        </table:table-row>
        <table:table-row table:style-name="ro4">
          <table:table-cell table:formula="of:=[$'Image data'.C95]" office:value-type="string" office:string-value="Dark Green Fritillary Feeding" calcext:value-type="string">
            <text:p>Dark Green Fritillary Feeding</text:p>
          </table:table-cell>
          <table:table-cell table:formula="of:=[$'Image data'.D95]" office:value-type="string" office:string-value="The fritillary butterfly is very common in the alps in the summer. While we don't have a lot of larger mammalian wildlife left in Western Europe the mountains are still home to lots of smaller wild creatures." calcext:value-type="string">
            <text:p>The fritillary butterfly is very common in the alps in the summer. While we don't have a lot of larger mammalian wildlife left in Western Europe the mountains are still home to lots of smaller wild creatures.</text:p>
          </table:table-cell>
          <table:table-cell table:formula="of:=[$'Image data'.B95]" office:value-type="string" office:string-value="PrintGalleryImage-94.jpg" calcext:value-type="string">
            <text:p>PrintGalleryImage-94.jpg</text:p>
          </table:table-cell>
          <table:table-cell table:formula="of:=IF([$'Image data'.P95]=1;[$'Image data'.Q95];&quot;&quot;)" office:value-type="string" office:string-value="8 x 12 inches, 20 x 30 cm" calcext:value-type="string">
            <text:p>8 x 12 inches, 20 x 30 cm</text:p>
          </table:table-cell>
          <table:table-cell table:formula="of:=IF([$'Image data'.W95]=1;[$'Image data'.X95];&quot;&quot;)" office:value-type="string" office:string-value="12 x 18 inches, 30 x 46 cm" calcext:value-type="string">
            <text:p>12 x 18 inches, 30 x 46 cm</text:p>
          </table:table-cell>
          <table:table-cell table:formula="of:=IF([$'Image data'.AD95]=1;[$'Image data'.AE95];&quot;&quot;)" office:value-type="string" office:string-value="16 x 24 inches, 41 x 61 cm" calcext:value-type="string">
            <text:p>16 x 24 inches, 41 x 61 cm</text:p>
          </table:table-cell>
          <table:table-cell table:formula="of:=IF([$'Image data'.AK95]=1;[$'Image data'.AL95];&quot;&quot;)" office:value-type="string" office:string-value="20 x 30 inches, 51 x 76 cm" calcext:value-type="string">
            <text:p>20 x 30 inches, 51 x 76 cm</text:p>
          </table:table-cell>
          <table:table-cell table:formula="of:=IF([$'Image data'.AR95]=1;[$'Image data'.AS95];&quot;&quot;)" office:value-type="string" office:string-value="24 x 36 inches, 61 x 91 cm" calcext:value-type="string">
            <text:p>24 x 36 inches, 61 x 91 cm</text:p>
          </table:table-cell>
          <table:table-cell table:formula="of:=IF([$'Image data'.AY95]=1;[$'Image data'.AZ95];&quot;&quot;)" office:value-type="string" office:string-value="8 x 12 inches, 20 x 30 cm" calcext:value-type="string">
            <text:p>8 x 12 inches, 20 x 30 cm</text:p>
          </table:table-cell>
          <table:table-cell table:formula="of:=IF([$'Image data'.BF95]=1;[$'Image data'.BG95];&quot;&quot;)" office:value-type="string" office:string-value="12 x 18 inches, 30 x 46 cm" calcext:value-type="string">
            <text:p>12 x 18 inches, 30 x 46 cm</text:p>
          </table:table-cell>
          <table:table-cell table:formula="of:=IF([$'Image data'.BM95]=1;[$'Image data'.BN95];&quot;&quot;)" office:value-type="string" office:string-value="16 x 24 inches, 41 x 61 cm" calcext:value-type="string">
            <text:p>16 x 24 inches, 41 x 61 cm</text:p>
          </table:table-cell>
          <table:table-cell table:formula="of:=IF([$'Image data'.BT95]=1;[$'Image data'.BU95];&quot;&quot;)">
            <text:p/>
          </table:table-cell>
          <table:table-cell table:formula="of:=IF([$'Image data'.CA95]=1;[$'Image data'.CB95];&quot;&quot;)">
            <text:p/>
          </table:table-cell>
          <table:table-cell table:number-columns-repeated="5"/>
        </table:table-row>
        <table:table-row table:style-name="ro4">
          <table:table-cell table:formula="of:=[$'Image data'.C96]" office:value-type="string" office:string-value="Dark Green Fritillary on a Thistle" calcext:value-type="string">
            <text:p>Dark Green Fritillary on a Thistle</text:p>
          </table:table-cell>
          <table:table-cell table:formula="of:=[$'Image data'.D96]" office:value-type="string" office:string-value="Butterflies are probably the easiest to see of the Alps wildlife. Their numbers in the meadows of Tirol are massive during the summer months while the grass and wildflowers are allowed to grow as winter fodder for the cattle." calcext:value-type="string">
            <text:p>Butterflies are probably the easiest to see of the Alps wildlife. Their numbers in the meadows of Tirol are massive during the summer months while the grass and wildflowers are allowed to grow as winter fodder for the cattle.</text:p>
          </table:table-cell>
          <table:table-cell table:formula="of:=[$'Image data'.B96]" office:value-type="string" office:string-value="PrintGalleryImage-95.jpg" calcext:value-type="string">
            <text:p>PrintGalleryImage-95.jpg</text:p>
          </table:table-cell>
          <table:table-cell table:formula="of:=IF([$'Image data'.P96]=1;[$'Image data'.Q96];&quot;&quot;)" office:value-type="string" office:string-value="8 x 12 inches, 20 x 30 cm" calcext:value-type="string">
            <text:p>8 x 12 inches, 20 x 30 cm</text:p>
          </table:table-cell>
          <table:table-cell table:formula="of:=IF([$'Image data'.W96]=1;[$'Image data'.X96];&quot;&quot;)" office:value-type="string" office:string-value="12 x 18 inches, 30 x 46 cm" calcext:value-type="string">
            <text:p>12 x 18 inches, 30 x 46 cm</text:p>
          </table:table-cell>
          <table:table-cell table:formula="of:=IF([$'Image data'.AD96]=1;[$'Image data'.AE96];&quot;&quot;)" office:value-type="string" office:string-value="16 x 24 inches, 41 x 61 cm" calcext:value-type="string">
            <text:p>16 x 24 inches, 41 x 61 cm</text:p>
          </table:table-cell>
          <table:table-cell table:formula="of:=IF([$'Image data'.AK96]=1;[$'Image data'.AL96];&quot;&quot;)" office:value-type="string" office:string-value="20 x 30 inches, 51 x 76 cm" calcext:value-type="string">
            <text:p>20 x 30 inches, 51 x 76 cm</text:p>
          </table:table-cell>
          <table:table-cell table:formula="of:=IF([$'Image data'.AR96]=1;[$'Image data'.AS96];&quot;&quot;)" office:value-type="string" office:string-value="24 x 36 inches, 61 x 91 cm" calcext:value-type="string">
            <text:p>24 x 36 inches, 61 x 91 cm</text:p>
          </table:table-cell>
          <table:table-cell table:formula="of:=IF([$'Image data'.AY96]=1;[$'Image data'.AZ96];&quot;&quot;)" office:value-type="string" office:string-value="8 x 12 inches, 20 x 30 cm" calcext:value-type="string">
            <text:p>8 x 12 inches, 20 x 30 cm</text:p>
          </table:table-cell>
          <table:table-cell table:formula="of:=IF([$'Image data'.BF96]=1;[$'Image data'.BG96];&quot;&quot;)" office:value-type="string" office:string-value="12 x 18 inches, 30 x 46 cm" calcext:value-type="string">
            <text:p>12 x 18 inches, 30 x 46 cm</text:p>
          </table:table-cell>
          <table:table-cell table:formula="of:=IF([$'Image data'.BM96]=1;[$'Image data'.BN96];&quot;&quot;)">
            <text:p/>
          </table:table-cell>
          <table:table-cell table:formula="of:=IF([$'Image data'.BT96]=1;[$'Image data'.BU96];&quot;&quot;)">
            <text:p/>
          </table:table-cell>
          <table:table-cell table:formula="of:=IF([$'Image data'.CA96]=1;[$'Image data'.CB96];&quot;&quot;)">
            <text:p/>
          </table:table-cell>
          <table:table-cell table:number-columns-repeated="5"/>
        </table:table-row>
        <table:table-row table:style-name="ro4">
          <table:table-cell table:formula="of:=[$'Image data'.C97]" office:value-type="string" office:string-value="Queueing Impalas" calcext:value-type="string">
            <text:p>Queueing Impalas</text:p>
          </table:table-cell>
          <table:table-cell table:formula="of:=[$'Image data'.D97]" office:value-type="string" office:string-value="I am not sure whether this has huge artistic merit but it certainly does have comedic value. I just wonder what this impala is chewing on." calcext:value-type="string">
            <text:p>I am not sure whether this has huge artistic merit but it certainly does have comedic value. I just wonder what this impala is chewing on.</text:p>
          </table:table-cell>
          <table:table-cell table:formula="of:=[$'Image data'.B97]" office:value-type="string" office:string-value="PrintGalleryImage-96.jpg" calcext:value-type="string">
            <text:p>PrintGalleryImage-96.jpg</text:p>
          </table:table-cell>
          <table:table-cell table:formula="of:=IF([$'Image data'.P97]=1;[$'Image data'.Q97];&quot;&quot;)" office:value-type="string" office:string-value="8 x 12 inches, 20 x 30 cm" calcext:value-type="string">
            <text:p>8 x 12 inches, 20 x 30 cm</text:p>
          </table:table-cell>
          <table:table-cell table:formula="of:=IF([$'Image data'.W97]=1;[$'Image data'.X97];&quot;&quot;)" office:value-type="string" office:string-value="12 x 18 inches, 30 x 46 cm" calcext:value-type="string">
            <text:p>12 x 18 inches, 30 x 46 cm</text:p>
          </table:table-cell>
          <table:table-cell table:formula="of:=IF([$'Image data'.AD97]=1;[$'Image data'.AE97];&quot;&quot;)" office:value-type="string" office:string-value="16 x 24 inches, 41 x 61 cm" calcext:value-type="string">
            <text:p>16 x 24 inches, 41 x 61 cm</text:p>
          </table:table-cell>
          <table:table-cell table:formula="of:=IF([$'Image data'.AK97]=1;[$'Image data'.AL97];&quot;&quot;)" office:value-type="string" office:string-value="20 x 30 inches, 51 x 76 cm" calcext:value-type="string">
            <text:p>20 x 30 inches, 51 x 76 cm</text:p>
          </table:table-cell>
          <table:table-cell table:formula="of:=IF([$'Image data'.AR97]=1;[$'Image data'.AS97];&quot;&quot;)" office:value-type="string" office:string-value="24 x 36 inches, 61 x 91 cm" calcext:value-type="string">
            <text:p>24 x 36 inches, 61 x 91 cm</text:p>
          </table:table-cell>
          <table:table-cell table:formula="of:=IF([$'Image data'.AY97]=1;[$'Image data'.AZ97];&quot;&quot;)" office:value-type="string" office:string-value="8 x 12 inches, 20 x 30 cm" calcext:value-type="string">
            <text:p>8 x 12 inches, 20 x 30 cm</text:p>
          </table:table-cell>
          <table:table-cell table:formula="of:=IF([$'Image data'.BF97]=1;[$'Image data'.BG97];&quot;&quot;)" office:value-type="string" office:string-value="12 x 18 inches, 30 x 46 cm" calcext:value-type="string">
            <text:p>12 x 18 inches, 30 x 46 cm</text:p>
          </table:table-cell>
          <table:table-cell table:formula="of:=IF([$'Image data'.BM97]=1;[$'Image data'.BN97];&quot;&quot;)" office:value-type="string" office:string-value="16 x 24 inches, 41 x 61 cm" calcext:value-type="string">
            <text:p>16 x 24 inches, 41 x 61 cm</text:p>
          </table:table-cell>
          <table:table-cell table:formula="of:=IF([$'Image data'.BT97]=1;[$'Image data'.BU97];&quot;&quot;)" office:value-type="string" office:string-value="20 x 30 inches, 51 x 76 cm" calcext:value-type="string">
            <text:p>20 x 30 inches, 51 x 76 cm</text:p>
          </table:table-cell>
          <table:table-cell table:formula="of:=IF([$'Image data'.CA97]=1;[$'Image data'.CB97];&quot;&quot;)" office:value-type="string" office:string-value="24 x 36 inches, 61 x 91 cm" calcext:value-type="string">
            <text:p>24 x 36 inches, 61 x 91 cm</text:p>
          </table:table-cell>
          <table:table-cell table:number-columns-repeated="5"/>
        </table:table-row>
        <table:table-row table:style-name="ro4">
          <table:table-cell table:formula="of:=[$'Image data'.C98]" office:value-type="string" office:string-value="Alert Steenbok" calcext:value-type="string">
            <text:p>Alert Steenbok</text:p>
          </table:table-cell>
          <table:table-cell table:formula="of:=[$'Image data'.D98]" office:value-type="string" office:string-value="The steenbok is one of the most common antelope in Kruger national park, but that doesn't mean that getting a good portrait is easy. They are quite skittish and run off with the least provocation." calcext:value-type="string">
            <text:p>The steenbok is one of the most common antelope in Kruger national park, but that doesn't mean that getting a good portrait is easy. They are quite skittish and run off with the least provocation.</text:p>
          </table:table-cell>
          <table:table-cell table:formula="of:=[$'Image data'.B98]" office:value-type="string" office:string-value="PrintGalleryImage-97.jpg" calcext:value-type="string">
            <text:p>PrintGalleryImage-97.jpg</text:p>
          </table:table-cell>
          <table:table-cell table:formula="of:=IF([$'Image data'.P98]=1;[$'Image data'.Q98];&quot;&quot;)" office:value-type="string" office:string-value="8 x 10 inches, 20 x 25 cm" calcext:value-type="string">
            <text:p>8 x 10 inches, 20 x 25 cm</text:p>
          </table:table-cell>
          <table:table-cell table:formula="of:=IF([$'Image data'.W98]=1;[$'Image data'.X98];&quot;&quot;)" office:value-type="string" office:string-value="12 x 15 inches, 30 x 38 cm" calcext:value-type="string">
            <text:p>12 x 15 inches, 30 x 38 cm</text:p>
          </table:table-cell>
          <table:table-cell table:formula="of:=IF([$'Image data'.AD98]=1;[$'Image data'.AE98];&quot;&quot;)" office:value-type="string" office:string-value="16 x 20 inches, 41 x 51 cm" calcext:value-type="string">
            <text:p>16 x 20 inches, 41 x 51 cm</text:p>
          </table:table-cell>
          <table:table-cell table:formula="of:=IF([$'Image data'.AK98]=1;[$'Image data'.AL98];&quot;&quot;)" office:value-type="string" office:string-value="20 x 25 inches, 51 x 64 cm" calcext:value-type="string">
            <text:p>20 x 25 inches, 51 x 64 cm</text:p>
          </table:table-cell>
          <table:table-cell table:formula="of:=IF([$'Image data'.AR98]=1;[$'Image data'.AS98];&quot;&quot;)" office:value-type="string" office:string-value="24 x 30 inches, 61 x 76 cm" calcext:value-type="string">
            <text:p>24 x 30 inches, 61 x 76 cm</text:p>
          </table:table-cell>
          <table:table-cell table:formula="of:=IF([$'Image data'.AY98]=1;[$'Image data'.AZ98];&quot;&quot;)" office:value-type="string" office:string-value="8 x 10 inches, 20 x 25 cm" calcext:value-type="string">
            <text:p>8 x 10 inches, 20 x 25 cm</text:p>
          </table:table-cell>
          <table:table-cell table:formula="of:=IF([$'Image data'.BF98]=1;[$'Image data'.BG98];&quot;&quot;)" office:value-type="string" office:string-value="12 x 15 inches, 30 x 38 cm" calcext:value-type="string">
            <text:p>12 x 15 inches, 30 x 38 cm</text:p>
          </table:table-cell>
          <table:table-cell table:formula="of:=IF([$'Image data'.BM98]=1;[$'Image data'.BN98];&quot;&quot;)" office:value-type="string" office:string-value="16 x 20 inches, 41 x 51 cm" calcext:value-type="string">
            <text:p>16 x 20 inches, 41 x 51 cm</text:p>
          </table:table-cell>
          <table:table-cell table:formula="of:=IF([$'Image data'.BT98]=1;[$'Image data'.BU98];&quot;&quot;)" office:value-type="string" office:string-value="20 x 25 inches, 51 x 64 cm" calcext:value-type="string">
            <text:p>20 x 25 inches, 51 x 64 cm</text:p>
          </table:table-cell>
          <table:table-cell table:formula="of:=IF([$'Image data'.CA98]=1;[$'Image data'.CB98];&quot;&quot;)" office:value-type="string" office:string-value="24 x 30 inches, 61 x 76 cm" calcext:value-type="string">
            <text:p>24 x 30 inches, 61 x 76 cm</text:p>
          </table:table-cell>
          <table:table-cell table:number-columns-repeated="5"/>
        </table:table-row>
        <table:table-row table:style-name="ro4">
          <table:table-cell table:formula="of:=[$'Image data'.C99]" office:value-type="string" office:string-value="Perched White Crested Helmet Shrike" calcext:value-type="string">
            <text:p>Perched White Crested Helmet Shrike</text:p>
          </table:table-cell>
          <table:table-cell table:formula="of:=[$'Image data'.D99]" office:value-type="string" office:string-value="While it is easy to photograph the larger animals in Kruger National Park, the smaller ones are rather difficult to get up close to given the lack of permission to leave vehicles in parks. However given the protection the park receives, there is abundance of all creatures and so just a bit of patience works wonders. Smaller creatures will come close to you eventually." calcext:value-type="string">
            <text:p>While it is easy to photograph the larger animals in Kruger National Park, the smaller ones are rather difficult to get up close to given the lack of permission to leave vehicles in parks. However given the protection the park receives, there is abundance of all creatures and so just a bit of patience works wonders. Smaller creatures will come close to you eventually.</text:p>
          </table:table-cell>
          <table:table-cell table:formula="of:=[$'Image data'.B99]" office:value-type="string" office:string-value="PrintGalleryImage-98.jpg" calcext:value-type="string">
            <text:p>PrintGalleryImage-98.jpg</text:p>
          </table:table-cell>
          <table:table-cell table:formula="of:=IF([$'Image data'.P99]=1;[$'Image data'.Q99];&quot;&quot;)">
            <text:p/>
          </table:table-cell>
          <table:table-cell table:formula="of:=IF([$'Image data'.W99]=1;[$'Image data'.X99];&quot;&quot;)" office:value-type="string" office:string-value="12 x 18 inches, 30 x 46 cm" calcext:value-type="string">
            <text:p>12 x 18 inches, 30 x 46 cm</text:p>
          </table:table-cell>
          <table:table-cell table:formula="of:=IF([$'Image data'.AD99]=1;[$'Image data'.AE99];&quot;&quot;)">
            <text:p/>
          </table:table-cell>
          <table:table-cell table:formula="of:=IF([$'Image data'.AK99]=1;[$'Image data'.AL99];&quot;&quot;)">
            <text:p/>
          </table:table-cell>
          <table:table-cell table:formula="of:=IF([$'Image data'.AR99]=1;[$'Image data'.AS99];&quot;&quot;)">
            <text:p/>
          </table:table-cell>
          <table:table-cell table:formula="of:=IF([$'Image data'.AY99]=1;[$'Image data'.AZ99];&quot;&quot;)">
            <text:p/>
          </table:table-cell>
          <table:table-cell table:formula="of:=IF([$'Image data'.BF99]=1;[$'Image data'.BG99];&quot;&quot;)">
            <text:p/>
          </table:table-cell>
          <table:table-cell table:formula="of:=IF([$'Image data'.BM99]=1;[$'Image data'.BN99];&quot;&quot;)">
            <text:p/>
          </table:table-cell>
          <table:table-cell table:formula="of:=IF([$'Image data'.BT99]=1;[$'Image data'.BU99];&quot;&quot;)">
            <text:p/>
          </table:table-cell>
          <table:table-cell table:formula="of:=IF([$'Image data'.CA99]=1;[$'Image data'.CB99];&quot;&quot;)">
            <text:p/>
          </table:table-cell>
          <table:table-cell table:number-columns-repeated="5"/>
        </table:table-row>
        <table:table-row table:style-name="ro4">
          <table:table-cell table:formula="of:=[$'Image data'.C100]" office:value-type="string" office:string-value="Warthog Portrait" calcext:value-type="string">
            <text:p>Warthog Portrait</text:p>
          </table:table-cell>
          <table:table-cell table:formula="of:=[$'Image data'.D100]" office:value-type="string" office:string-value="Warthogs might not be everybody's idea of a beautiful creature. I think though that some can have a bit of charm." calcext:value-type="string">
            <text:p>Warthogs might not be everybody's idea of a beautiful creature. I think though that some can have a bit of charm.</text:p>
          </table:table-cell>
          <table:table-cell table:formula="of:=[$'Image data'.B100]" office:value-type="string" office:string-value="PrintGalleryImage-99.jpg" calcext:value-type="string">
            <text:p>PrintGalleryImage-99.jpg</text:p>
          </table:table-cell>
          <table:table-cell table:formula="of:=IF([$'Image data'.P100]=1;[$'Image data'.Q100];&quot;&quot;)" office:value-type="string" office:string-value="8 x 8 inches, 20 x 20 cm" calcext:value-type="string">
            <text:p>8 x 8 inches, 20 x 20 cm</text:p>
          </table:table-cell>
          <table:table-cell table:formula="of:=IF([$'Image data'.W100]=1;[$'Image data'.X100];&quot;&quot;)" office:value-type="string" office:string-value="12 x 12 inches, 30 x 30 cm" calcext:value-type="string">
            <text:p>12 x 12 inches, 30 x 30 cm</text:p>
          </table:table-cell>
          <table:table-cell table:formula="of:=IF([$'Image data'.AD100]=1;[$'Image data'.AE100];&quot;&quot;)" office:value-type="string" office:string-value="16 x 16 inches, 41 x 41 cm" calcext:value-type="string">
            <text:p>16 x 16 inches, 41 x 41 cm</text:p>
          </table:table-cell>
          <table:table-cell table:formula="of:=IF([$'Image data'.AK100]=1;[$'Image data'.AL100];&quot;&quot;)" office:value-type="string" office:string-value="20 x 20 inches, 51 x 51 cm" calcext:value-type="string">
            <text:p>20 x 20 inches, 51 x 51 cm</text:p>
          </table:table-cell>
          <table:table-cell table:formula="of:=IF([$'Image data'.AR100]=1;[$'Image data'.AS100];&quot;&quot;)" office:value-type="string" office:string-value="24 x 24 inches, 61 x 61 cm" calcext:value-type="string">
            <text:p>24 x 24 inches, 61 x 61 cm</text:p>
          </table:table-cell>
          <table:table-cell table:formula="of:=IF([$'Image data'.AY100]=1;[$'Image data'.AZ100];&quot;&quot;)" office:value-type="string" office:string-value="8 x 8 inches, 20 x 20 cm" calcext:value-type="string">
            <text:p>8 x 8 inches, 20 x 20 cm</text:p>
          </table:table-cell>
          <table:table-cell table:formula="of:=IF([$'Image data'.BF100]=1;[$'Image data'.BG100];&quot;&quot;)" office:value-type="string" office:string-value="12 x 12 inches, 30 x 30 cm" calcext:value-type="string">
            <text:p>12 x 12 inches, 30 x 30 cm</text:p>
          </table:table-cell>
          <table:table-cell table:formula="of:=IF([$'Image data'.BM100]=1;[$'Image data'.BN100];&quot;&quot;)" office:value-type="string" office:string-value="16 x 16 inches, 41 x 41 cm" calcext:value-type="string">
            <text:p>16 x 16 inches, 41 x 41 cm</text:p>
          </table:table-cell>
          <table:table-cell table:formula="of:=IF([$'Image data'.BT100]=1;[$'Image data'.BU100];&quot;&quot;)" office:value-type="string" office:string-value="20 x 20 inches, 51 x 51 cm" calcext:value-type="string">
            <text:p>20 x 20 inches, 51 x 51 cm</text:p>
          </table:table-cell>
          <table:table-cell table:formula="of:=IF([$'Image data'.CA100]=1;[$'Image data'.CB100];&quot;&quot;)" office:value-type="string" office:string-value="24 x 24 inches, 61 x 61 cm" calcext:value-type="string">
            <text:p>24 x 24 inches, 61 x 61 cm</text:p>
          </table:table-cell>
          <table:table-cell table:number-columns-repeated="5"/>
        </table:table-row>
        <table:table-row table:style-name="ro4">
          <table:table-cell table:formula="of:=[$'Image data'.C101]" office:value-type="string" office:string-value="Two Young Eagles" calcext:value-type="string">
            <text:p>Two Young Eagles</text:p>
          </table:table-cell>
          <table:table-cell table:formula="of:=[$'Image data'.D101]" office:value-type="string" office:string-value="These two young brown snake eagles got into a fight over a leopard tortoise. I had been watching one alone for quite a while as he struggled to get at the interior of the tortoise's shell. Once he flew up to the tree the second came along to steal dinner." calcext:value-type="string">
            <text:p>These two young brown snake eagles got into a fight over a leopard tortoise. I had been watching one alone for quite a while as he struggled to get at the interior of the tortoise's shell. Once he flew up to the tree the second came along to steal dinner.</text:p>
          </table:table-cell>
          <table:table-cell table:formula="of:=[$'Image data'.B101]" office:value-type="string" office:string-value="PrintGalleryImage-100.jpg" calcext:value-type="string">
            <text:p>PrintGalleryImage-100.jpg</text:p>
          </table:table-cell>
          <table:table-cell table:formula="of:=IF([$'Image data'.P101]=1;[$'Image data'.Q101];&quot;&quot;)" office:value-type="string" office:string-value="8 x 12 inches, 20 x 30 cm" calcext:value-type="string">
            <text:p>8 x 12 inches, 20 x 30 cm</text:p>
          </table:table-cell>
          <table:table-cell table:formula="of:=IF([$'Image data'.W101]=1;[$'Image data'.X101];&quot;&quot;)" office:value-type="string" office:string-value="12 x 18 inches, 30 x 46 cm" calcext:value-type="string">
            <text:p>12 x 18 inches, 30 x 46 cm</text:p>
          </table:table-cell>
          <table:table-cell table:formula="of:=IF([$'Image data'.AD101]=1;[$'Image data'.AE101];&quot;&quot;)" office:value-type="string" office:string-value="16 x 24 inches, 41 x 61 cm" calcext:value-type="string">
            <text:p>16 x 24 inches, 41 x 61 cm</text:p>
          </table:table-cell>
          <table:table-cell table:formula="of:=IF([$'Image data'.AK101]=1;[$'Image data'.AL101];&quot;&quot;)" office:value-type="string" office:string-value="20 x 30 inches, 51 x 76 cm" calcext:value-type="string">
            <text:p>20 x 30 inches, 51 x 76 cm</text:p>
          </table:table-cell>
          <table:table-cell table:formula="of:=IF([$'Image data'.AR101]=1;[$'Image data'.AS101];&quot;&quot;)" office:value-type="string" office:string-value="24 x 36 inches, 61 x 91 cm" calcext:value-type="string">
            <text:p>24 x 36 inches, 61 x 91 cm</text:p>
          </table:table-cell>
          <table:table-cell table:formula="of:=IF([$'Image data'.AY101]=1;[$'Image data'.AZ101];&quot;&quot;)" office:value-type="string" office:string-value="8 x 12 inches, 20 x 30 cm" calcext:value-type="string">
            <text:p>8 x 12 inches, 20 x 30 cm</text:p>
          </table:table-cell>
          <table:table-cell table:formula="of:=IF([$'Image data'.BF101]=1;[$'Image data'.BG101];&quot;&quot;)" office:value-type="string" office:string-value="12 x 18 inches, 30 x 46 cm" calcext:value-type="string">
            <text:p>12 x 18 inches, 30 x 46 cm</text:p>
          </table:table-cell>
          <table:table-cell table:formula="of:=IF([$'Image data'.BM101]=1;[$'Image data'.BN101];&quot;&quot;)" office:value-type="string" office:string-value="16 x 24 inches, 41 x 61 cm" calcext:value-type="string">
            <text:p>16 x 24 inches, 41 x 61 cm</text:p>
          </table:table-cell>
          <table:table-cell table:formula="of:=IF([$'Image data'.BT101]=1;[$'Image data'.BU101];&quot;&quot;)" office:value-type="string" office:string-value="20 x 30 inches, 51 x 76 cm" calcext:value-type="string">
            <text:p>20 x 30 inches, 51 x 76 cm</text:p>
          </table:table-cell>
          <table:table-cell table:formula="of:=IF([$'Image data'.CA101]=1;[$'Image data'.CB101];&quot;&quot;)" office:value-type="string" office:string-value="24 x 36 inches, 61 x 91 cm" calcext:value-type="string">
            <text:p>24 x 36 inches, 61 x 91 cm</text:p>
          </table:table-cell>
          <table:table-cell table:number-columns-repeated="5"/>
        </table:table-row>
        <table:table-row table:style-name="ro4">
          <table:table-cell table:formula="of:=[$'Image data'.C102]" office:value-type="string" office:string-value="White Rhino Portrait" calcext:value-type="string">
            <text:p>White Rhino Portrait</text:p>
          </table:table-cell>
          <table:table-cell table:formula="of:=[$'Image data'.D102]" office:value-type="string" office:string-value="It is amazing that these creatures, that are build like a tank, would be threatened by anything. However humans have created weapons that easily out gun rhinos. 150 years ago when rifles were weak rhinos were considered one of the stronger animals. Today though we have to look after them as all rhino species are endangered." calcext:value-type="string">
            <text:p>It is amazing that these creatures, that are build like a tank, would be threatened by anything. However humans have created weapons that easily out gun rhinos. 150 years ago when rifles were weak rhinos were considered one of the stronger animals. Today though we have to look after them as all rhino species are endangered.</text:p>
          </table:table-cell>
          <table:table-cell table:formula="of:=[$'Image data'.B102]" office:value-type="string" office:string-value="PrintGalleryImage-101.jpg" calcext:value-type="string">
            <text:p>PrintGalleryImage-101.jpg</text:p>
          </table:table-cell>
          <table:table-cell table:formula="of:=IF([$'Image data'.P102]=1;[$'Image data'.Q102];&quot;&quot;)" office:value-type="string" office:string-value="8 x 8 inches, 20 x 20 cm" calcext:value-type="string">
            <text:p>8 x 8 inches, 20 x 20 cm</text:p>
          </table:table-cell>
          <table:table-cell table:formula="of:=IF([$'Image data'.W102]=1;[$'Image data'.X102];&quot;&quot;)" office:value-type="string" office:string-value="12 x 12 inches, 30 x 30 cm" calcext:value-type="string">
            <text:p>12 x 12 inches, 30 x 30 cm</text:p>
          </table:table-cell>
          <table:table-cell table:formula="of:=IF([$'Image data'.AD102]=1;[$'Image data'.AE102];&quot;&quot;)" office:value-type="string" office:string-value="16 x 16 inches, 41 x 41 cm" calcext:value-type="string">
            <text:p>16 x 16 inches, 41 x 41 cm</text:p>
          </table:table-cell>
          <table:table-cell table:formula="of:=IF([$'Image data'.AK102]=1;[$'Image data'.AL102];&quot;&quot;)" office:value-type="string" office:string-value="20 x 20 inches, 51 x 51 cm" calcext:value-type="string">
            <text:p>20 x 20 inches, 51 x 51 cm</text:p>
          </table:table-cell>
          <table:table-cell table:formula="of:=IF([$'Image data'.AR102]=1;[$'Image data'.AS102];&quot;&quot;)" office:value-type="string" office:string-value="24 x 24 inches, 61 x 61 cm" calcext:value-type="string">
            <text:p>24 x 24 inches, 61 x 61 cm</text:p>
          </table:table-cell>
          <table:table-cell table:formula="of:=IF([$'Image data'.AY102]=1;[$'Image data'.AZ102];&quot;&quot;)" office:value-type="string" office:string-value="8 x 8 inches, 20 x 20 cm" calcext:value-type="string">
            <text:p>8 x 8 inches, 20 x 20 cm</text:p>
          </table:table-cell>
          <table:table-cell table:formula="of:=IF([$'Image data'.BF102]=1;[$'Image data'.BG102];&quot;&quot;)" office:value-type="string" office:string-value="12 x 12 inches, 30 x 30 cm" calcext:value-type="string">
            <text:p>12 x 12 inches, 30 x 30 cm</text:p>
          </table:table-cell>
          <table:table-cell table:formula="of:=IF([$'Image data'.BM102]=1;[$'Image data'.BN102];&quot;&quot;)" office:value-type="string" office:string-value="16 x 16 inches, 41 x 41 cm" calcext:value-type="string">
            <text:p>16 x 16 inches, 41 x 41 cm</text:p>
          </table:table-cell>
          <table:table-cell table:formula="of:=IF([$'Image data'.BT102]=1;[$'Image data'.BU102];&quot;&quot;)" office:value-type="string" office:string-value="20 x 20 inches, 51 x 51 cm" calcext:value-type="string">
            <text:p>20 x 20 inches, 51 x 51 cm</text:p>
          </table:table-cell>
          <table:table-cell table:formula="of:=IF([$'Image data'.CA102]=1;[$'Image data'.CB102];&quot;&quot;)" office:value-type="string" office:string-value="24 x 24 inches, 61 x 61 cm" calcext:value-type="string">
            <text:p>24 x 24 inches, 61 x 61 cm</text:p>
          </table:table-cell>
          <table:table-cell table:number-columns-repeated="5"/>
        </table:table-row>
        <table:table-row table:style-name="ro4">
          <table:table-cell table:formula="of:=[$'Image data'.C103]" office:value-type="string" office:string-value="Female Kudu Portrait" calcext:value-type="string">
            <text:p>Female Kudu Portrait</text:p>
          </table:table-cell>
          <table:table-cell table:formula="of:=[$'Image data'.D103]" office:value-type="string" office:string-value="The Kudu is the symbol of Kruger National Park. However it is the male version with his horns that is instantly recognisable. I think the female is equally graceful" calcext:value-type="string">
            <text:p>The Kudu is the symbol of Kruger National Park. However it is the male version with his horns that is instantly recognisable. I think the female is equally graceful</text:p>
          </table:table-cell>
          <table:table-cell table:formula="of:=[$'Image data'.B103]" office:value-type="string" office:string-value="PrintGalleryImage-102.jpg" calcext:value-type="string">
            <text:p>PrintGalleryImage-102.jpg</text:p>
          </table:table-cell>
          <table:table-cell table:formula="of:=IF([$'Image data'.P103]=1;[$'Image data'.Q103];&quot;&quot;)" office:value-type="string" office:string-value="8 x 8 inches, 20 x 20 cm" calcext:value-type="string">
            <text:p>8 x 8 inches, 20 x 20 cm</text:p>
          </table:table-cell>
          <table:table-cell table:formula="of:=IF([$'Image data'.W103]=1;[$'Image data'.X103];&quot;&quot;)" office:value-type="string" office:string-value="12 x 12 inches, 30 x 30 cm" calcext:value-type="string">
            <text:p>12 x 12 inches, 30 x 30 cm</text:p>
          </table:table-cell>
          <table:table-cell table:formula="of:=IF([$'Image data'.AD103]=1;[$'Image data'.AE103];&quot;&quot;)" office:value-type="string" office:string-value="16 x 16 inches, 41 x 41 cm" calcext:value-type="string">
            <text:p>16 x 16 inches, 41 x 41 cm</text:p>
          </table:table-cell>
          <table:table-cell table:formula="of:=IF([$'Image data'.AK103]=1;[$'Image data'.AL103];&quot;&quot;)" office:value-type="string" office:string-value="20 x 20 inches, 51 x 51 cm" calcext:value-type="string">
            <text:p>20 x 20 inches, 51 x 51 cm</text:p>
          </table:table-cell>
          <table:table-cell table:formula="of:=IF([$'Image data'.AR103]=1;[$'Image data'.AS103];&quot;&quot;)" office:value-type="string" office:string-value="24 x 24 inches, 61 x 61 cm" calcext:value-type="string">
            <text:p>24 x 24 inches, 61 x 61 cm</text:p>
          </table:table-cell>
          <table:table-cell table:formula="of:=IF([$'Image data'.AY103]=1;[$'Image data'.AZ103];&quot;&quot;)" office:value-type="string" office:string-value="8 x 8 inches, 20 x 20 cm" calcext:value-type="string">
            <text:p>8 x 8 inches, 20 x 20 cm</text:p>
          </table:table-cell>
          <table:table-cell table:formula="of:=IF([$'Image data'.BF103]=1;[$'Image data'.BG103];&quot;&quot;)" office:value-type="string" office:string-value="12 x 12 inches, 30 x 30 cm" calcext:value-type="string">
            <text:p>12 x 12 inches, 30 x 30 cm</text:p>
          </table:table-cell>
          <table:table-cell table:formula="of:=IF([$'Image data'.BM103]=1;[$'Image data'.BN103];&quot;&quot;)" office:value-type="string" office:string-value="16 x 16 inches, 41 x 41 cm" calcext:value-type="string">
            <text:p>16 x 16 inches, 41 x 41 cm</text:p>
          </table:table-cell>
          <table:table-cell table:formula="of:=IF([$'Image data'.BT103]=1;[$'Image data'.BU103];&quot;&quot;)" office:value-type="string" office:string-value="20 x 20 inches, 51 x 51 cm" calcext:value-type="string">
            <text:p>20 x 20 inches, 51 x 51 cm</text:p>
          </table:table-cell>
          <table:table-cell table:formula="of:=IF([$'Image data'.CA103]=1;[$'Image data'.CB103];&quot;&quot;)" office:value-type="string" office:string-value="24 x 24 inches, 61 x 61 cm" calcext:value-type="string">
            <text:p>24 x 24 inches, 61 x 61 cm</text:p>
          </table:table-cell>
          <table:table-cell table:number-columns-repeated="5"/>
        </table:table-row>
        <table:table-row table:style-name="ro4">
          <table:table-cell table:formula="of:=[$'Image data'.C104]" office:value-type="string" office:string-value="Cape Glossy Starling" calcext:value-type="string">
            <text:p>Cape Glossy Starling</text:p>
          </table:table-cell>
          <table:table-cell table:formula="of:=[$'Image data'.D104]" office:value-type="string" office:string-value="The secret to photographing small birds that move quickly is to do so near where people eat. At one of the campgrounds in Kruger I met two glossy starlings that were not afraid to sit on a tree with me only a few meters away. They proved to be quite bold swooping down for crumbs from the picnickers in the rest area." calcext:value-type="string">
            <text:p>The secret to photographing small birds that move quickly is to do so near where people eat. At one of the campgrounds in Kruger I met two glossy starlings that were not afraid to sit on a tree with me only a few meters away. They proved to be quite bold swooping down for crumbs from the picnickers in the rest area.</text:p>
          </table:table-cell>
          <table:table-cell table:formula="of:=[$'Image data'.B104]" office:value-type="string" office:string-value="PrintGalleryImage-103.jpg" calcext:value-type="string">
            <text:p>PrintGalleryImage-103.jpg</text:p>
          </table:table-cell>
          <table:table-cell table:formula="of:=IF([$'Image data'.P104]=1;[$'Image data'.Q104];&quot;&quot;)" office:value-type="string" office:string-value="8 x 12 inches, 20 x 30 cm" calcext:value-type="string">
            <text:p>8 x 12 inches, 20 x 30 cm</text:p>
          </table:table-cell>
          <table:table-cell table:formula="of:=IF([$'Image data'.W104]=1;[$'Image data'.X104];&quot;&quot;)" office:value-type="string" office:string-value="12 x 18 inches, 30 x 46 cm" calcext:value-type="string">
            <text:p>12 x 18 inches, 30 x 46 cm</text:p>
          </table:table-cell>
          <table:table-cell table:formula="of:=IF([$'Image data'.AD104]=1;[$'Image data'.AE104];&quot;&quot;)" office:value-type="string" office:string-value="16 x 24 inches, 41 x 61 cm" calcext:value-type="string">
            <text:p>16 x 24 inches, 41 x 61 cm</text:p>
          </table:table-cell>
          <table:table-cell table:formula="of:=IF([$'Image data'.AK104]=1;[$'Image data'.AL104];&quot;&quot;)" office:value-type="string" office:string-value="20 x 30 inches, 51 x 76 cm" calcext:value-type="string">
            <text:p>20 x 30 inches, 51 x 76 cm</text:p>
          </table:table-cell>
          <table:table-cell table:formula="of:=IF([$'Image data'.AR104]=1;[$'Image data'.AS104];&quot;&quot;)" office:value-type="string" office:string-value="24 x 36 inches, 61 x 91 cm" calcext:value-type="string">
            <text:p>24 x 36 inches, 61 x 91 cm</text:p>
          </table:table-cell>
          <table:table-cell table:formula="of:=IF([$'Image data'.AY104]=1;[$'Image data'.AZ104];&quot;&quot;)" office:value-type="string" office:string-value="8 x 12 inches, 20 x 30 cm" calcext:value-type="string">
            <text:p>8 x 12 inches, 20 x 30 cm</text:p>
          </table:table-cell>
          <table:table-cell table:formula="of:=IF([$'Image data'.BF104]=1;[$'Image data'.BG104];&quot;&quot;)" office:value-type="string" office:string-value="12 x 18 inches, 30 x 46 cm" calcext:value-type="string">
            <text:p>12 x 18 inches, 30 x 46 cm</text:p>
          </table:table-cell>
          <table:table-cell table:formula="of:=IF([$'Image data'.BM104]=1;[$'Image data'.BN104];&quot;&quot;)" office:value-type="string" office:string-value="16 x 24 inches, 41 x 61 cm" calcext:value-type="string">
            <text:p>16 x 24 inches, 41 x 61 cm</text:p>
          </table:table-cell>
          <table:table-cell table:formula="of:=IF([$'Image data'.BT104]=1;[$'Image data'.BU104];&quot;&quot;)" office:value-type="string" office:string-value="20 x 30 inches, 51 x 76 cm" calcext:value-type="string">
            <text:p>20 x 30 inches, 51 x 76 cm</text:p>
          </table:table-cell>
          <table:table-cell table:formula="of:=IF([$'Image data'.CA104]=1;[$'Image data'.CB104];&quot;&quot;)" office:value-type="string" office:string-value="24 x 36 inches, 61 x 91 cm" calcext:value-type="string">
            <text:p>24 x 36 inches, 61 x 91 cm</text:p>
          </table:table-cell>
          <table:table-cell table:number-columns-repeated="5"/>
        </table:table-row>
        <table:table-row table:style-name="ro4">
          <table:table-cell table:formula="of:=[$'Image data'.C105]" office:value-type="string" office:string-value="Woodland Kingfisher" calcext:value-type="string">
            <text:p>Woodland Kingfisher</text:p>
          </table:table-cell>
          <table:table-cell table:formula="of:=[$'Image data'.D105]" office:value-type="string" office:string-value="The drought of the last few years in the Kruger has left a lot of rivers dried up. This woodland kingfisher was captured above one of these dry rivers. At the moment he is reduced to 'diving' for insects rather than fish." calcext:value-type="string">
            <text:p>The drought of the last few years in the Kruger has left a lot of rivers dried up. This woodland kingfisher was captured above one of these dry rivers. At the moment he is reduced to 'diving' for insects rather than fish.</text:p>
          </table:table-cell>
          <table:table-cell table:formula="of:=[$'Image data'.B105]" office:value-type="string" office:string-value="PrintGalleryImage-104.jpg" calcext:value-type="string">
            <text:p>PrintGalleryImage-104.jpg</text:p>
          </table:table-cell>
          <table:table-cell table:formula="of:=IF([$'Image data'.P105]=1;[$'Image data'.Q105];&quot;&quot;)" office:value-type="string" office:string-value="8 x 8 inches, 20 x 20 cm" calcext:value-type="string">
            <text:p>8 x 8 inches, 20 x 20 cm</text:p>
          </table:table-cell>
          <table:table-cell table:formula="of:=IF([$'Image data'.W105]=1;[$'Image data'.X105];&quot;&quot;)" office:value-type="string" office:string-value="12 x 12 inches, 30 x 30 cm" calcext:value-type="string">
            <text:p>12 x 12 inches, 30 x 30 cm</text:p>
          </table:table-cell>
          <table:table-cell table:formula="of:=IF([$'Image data'.AD105]=1;[$'Image data'.AE105];&quot;&quot;)" office:value-type="string" office:string-value="16 x 16 inches, 41 x 41 cm" calcext:value-type="string">
            <text:p>16 x 16 inches, 41 x 41 cm</text:p>
          </table:table-cell>
          <table:table-cell table:formula="of:=IF([$'Image data'.AK105]=1;[$'Image data'.AL105];&quot;&quot;)" office:value-type="string" office:string-value="20 x 20 inches, 51 x 51 cm" calcext:value-type="string">
            <text:p>20 x 20 inches, 51 x 51 cm</text:p>
          </table:table-cell>
          <table:table-cell table:formula="of:=IF([$'Image data'.AR105]=1;[$'Image data'.AS105];&quot;&quot;)" office:value-type="string" office:string-value="24 x 24 inches, 61 x 61 cm" calcext:value-type="string">
            <text:p>24 x 24 inches, 61 x 61 cm</text:p>
          </table:table-cell>
          <table:table-cell table:formula="of:=IF([$'Image data'.AY105]=1;[$'Image data'.AZ105];&quot;&quot;)" office:value-type="string" office:string-value="8 x 8 inches, 20 x 20 cm" calcext:value-type="string">
            <text:p>8 x 8 inches, 20 x 20 cm</text:p>
          </table:table-cell>
          <table:table-cell table:formula="of:=IF([$'Image data'.BF105]=1;[$'Image data'.BG105];&quot;&quot;)" office:value-type="string" office:string-value="12 x 12 inches, 30 x 30 cm" calcext:value-type="string">
            <text:p>12 x 12 inches, 30 x 30 cm</text:p>
          </table:table-cell>
          <table:table-cell table:formula="of:=IF([$'Image data'.BM105]=1;[$'Image data'.BN105];&quot;&quot;)" office:value-type="string" office:string-value="16 x 16 inches, 41 x 41 cm" calcext:value-type="string">
            <text:p>16 x 16 inches, 41 x 41 cm</text:p>
          </table:table-cell>
          <table:table-cell table:formula="of:=IF([$'Image data'.BT105]=1;[$'Image data'.BU105];&quot;&quot;)">
            <text:p/>
          </table:table-cell>
          <table:table-cell table:formula="of:=IF([$'Image data'.CA105]=1;[$'Image data'.CB105];&quot;&quot;)">
            <text:p/>
          </table:table-cell>
          <table:table-cell table:number-columns-repeated="5"/>
        </table:table-row>
        <table:table-row table:style-name="ro4">
          <table:table-cell table:formula="of:=[$'Image data'.C106]" office:value-type="string" office:string-value="Woodland Kingfisher on a Perch" calcext:value-type="string">
            <text:p>Woodland Kingfisher on a Perch</text:p>
          </table:table-cell>
          <table:table-cell table:formula="of:=[$'Image data'.D106]" office:value-type="string" office:string-value="The woodland kingfisher isn't too worried about drought in the Kruger. They have adapted to living in dry areas and often the dry season leaves empty rivers for part of the year. They 'fish' for insects when the rivers are dried up." calcext:value-type="string">
            <text:p>The woodland kingfisher isn't too worried about drought in the Kruger. They have adapted to living in dry areas and often the dry season leaves empty rivers for part of the year. They 'fish' for insects when the rivers are dried up.</text:p>
          </table:table-cell>
          <table:table-cell table:formula="of:=[$'Image data'.B106]" office:value-type="string" office:string-value="PrintGalleryImage-105.jpg" calcext:value-type="string">
            <text:p>PrintGalleryImage-105.jpg</text:p>
          </table:table-cell>
          <table:table-cell table:formula="of:=IF([$'Image data'.P106]=1;[$'Image data'.Q106];&quot;&quot;)" office:value-type="string" office:string-value="8 x 10 inches, 20 x 25 cm" calcext:value-type="string">
            <text:p>8 x 10 inches, 20 x 25 cm</text:p>
          </table:table-cell>
          <table:table-cell table:formula="of:=IF([$'Image data'.W106]=1;[$'Image data'.X106];&quot;&quot;)" office:value-type="string" office:string-value="12 x 15 inches, 30 x 38 cm" calcext:value-type="string">
            <text:p>12 x 15 inches, 30 x 38 cm</text:p>
          </table:table-cell>
          <table:table-cell table:formula="of:=IF([$'Image data'.AD106]=1;[$'Image data'.AE106];&quot;&quot;)" office:value-type="string" office:string-value="16 x 20 inches, 41 x 51 cm" calcext:value-type="string">
            <text:p>16 x 20 inches, 41 x 51 cm</text:p>
          </table:table-cell>
          <table:table-cell table:formula="of:=IF([$'Image data'.AK106]=1;[$'Image data'.AL106];&quot;&quot;)" office:value-type="string" office:string-value="20 x 25 inches, 51 x 64 cm" calcext:value-type="string">
            <text:p>20 x 25 inches, 51 x 64 cm</text:p>
          </table:table-cell>
          <table:table-cell table:formula="of:=IF([$'Image data'.AR106]=1;[$'Image data'.AS106];&quot;&quot;)" office:value-type="string" office:string-value="24 x 30 inches, 61 x 76 cm" calcext:value-type="string">
            <text:p>24 x 30 inches, 61 x 76 cm</text:p>
          </table:table-cell>
          <table:table-cell table:formula="of:=IF([$'Image data'.AY106]=1;[$'Image data'.AZ106];&quot;&quot;)" office:value-type="string" office:string-value="8 x 10 inches, 20 x 25 cm" calcext:value-type="string">
            <text:p>8 x 10 inches, 20 x 25 cm</text:p>
          </table:table-cell>
          <table:table-cell table:formula="of:=IF([$'Image data'.BF106]=1;[$'Image data'.BG106];&quot;&quot;)" office:value-type="string" office:string-value="12 x 15 inches, 30 x 38 cm" calcext:value-type="string">
            <text:p>12 x 15 inches, 30 x 38 cm</text:p>
          </table:table-cell>
          <table:table-cell table:formula="of:=IF([$'Image data'.BM106]=1;[$'Image data'.BN106];&quot;&quot;)" office:value-type="string" office:string-value="16 x 20 inches, 41 x 51 cm" calcext:value-type="string">
            <text:p>16 x 20 inches, 41 x 51 cm</text:p>
          </table:table-cell>
          <table:table-cell table:formula="of:=IF([$'Image data'.BT106]=1;[$'Image data'.BU106];&quot;&quot;)" office:value-type="string" office:string-value="20 x 25 inches, 51 x 64 cm" calcext:value-type="string">
            <text:p>20 x 25 inches, 51 x 64 cm</text:p>
          </table:table-cell>
          <table:table-cell table:formula="of:=IF([$'Image data'.CA106]=1;[$'Image data'.CB106];&quot;&quot;)" office:value-type="string" office:string-value="24 x 30 inches, 61 x 76 cm" calcext:value-type="string">
            <text:p>24 x 30 inches, 61 x 76 cm</text:p>
          </table:table-cell>
          <table:table-cell table:number-columns-repeated="5"/>
        </table:table-row>
        <table:table-row table:style-name="ro4">
          <table:table-cell table:formula="of:=[$'Image data'.C107]" office:value-type="string" office:string-value="Dusty Zebras" calcext:value-type="string">
            <text:p>Dusty Zebras</text:p>
          </table:table-cell>
          <table:table-cell table:formula="of:=[$'Image data'.D107]" office:value-type="string" office:string-value="Travelling in Africa just makes everything red. It is such a dusty and red continent. The dry season makes this even worse and a herd of zebras can make quite a dust storm." calcext:value-type="string">
            <text:p>Travelling in Africa just makes everything red. It is such a dusty and red continent. The dry season makes this even worse and a herd of zebras can make quite a dust storm.</text:p>
          </table:table-cell>
          <table:table-cell table:formula="of:=[$'Image data'.B107]" office:value-type="string" office:string-value="PrintGalleryImage-106.jpg" calcext:value-type="string">
            <text:p>PrintGalleryImage-106.jpg</text:p>
          </table:table-cell>
          <table:table-cell table:formula="of:=IF([$'Image data'.P107]=1;[$'Image data'.Q107];&quot;&quot;)" office:value-type="string" office:string-value="8 x 12 inches, 20 x 30 cm" calcext:value-type="string">
            <text:p>8 x 12 inches, 20 x 30 cm</text:p>
          </table:table-cell>
          <table:table-cell table:formula="of:=IF([$'Image data'.W107]=1;[$'Image data'.X107];&quot;&quot;)" office:value-type="string" office:string-value="12 x 18 inches, 30 x 46 cm" calcext:value-type="string">
            <text:p>12 x 18 inches, 30 x 46 cm</text:p>
          </table:table-cell>
          <table:table-cell table:formula="of:=IF([$'Image data'.AD107]=1;[$'Image data'.AE107];&quot;&quot;)" office:value-type="string" office:string-value="16 x 24 inches, 41 x 61 cm" calcext:value-type="string">
            <text:p>16 x 24 inches, 41 x 61 cm</text:p>
          </table:table-cell>
          <table:table-cell table:formula="of:=IF([$'Image data'.AK107]=1;[$'Image data'.AL107];&quot;&quot;)" office:value-type="string" office:string-value="20 x 30 inches, 51 x 76 cm" calcext:value-type="string">
            <text:p>20 x 30 inches, 51 x 76 cm</text:p>
          </table:table-cell>
          <table:table-cell table:formula="of:=IF([$'Image data'.AR107]=1;[$'Image data'.AS107];&quot;&quot;)" office:value-type="string" office:string-value="24 x 36 inches, 61 x 91 cm" calcext:value-type="string">
            <text:p>24 x 36 inches, 61 x 91 cm</text:p>
          </table:table-cell>
          <table:table-cell table:formula="of:=IF([$'Image data'.AY107]=1;[$'Image data'.AZ107];&quot;&quot;)" office:value-type="string" office:string-value="8 x 12 inches, 20 x 30 cm" calcext:value-type="string">
            <text:p>8 x 12 inches, 20 x 30 cm</text:p>
          </table:table-cell>
          <table:table-cell table:formula="of:=IF([$'Image data'.BF107]=1;[$'Image data'.BG107];&quot;&quot;)" office:value-type="string" office:string-value="12 x 18 inches, 30 x 46 cm" calcext:value-type="string">
            <text:p>12 x 18 inches, 30 x 46 cm</text:p>
          </table:table-cell>
          <table:table-cell table:formula="of:=IF([$'Image data'.BM107]=1;[$'Image data'.BN107];&quot;&quot;)" office:value-type="string" office:string-value="16 x 24 inches, 41 x 61 cm" calcext:value-type="string">
            <text:p>16 x 24 inches, 41 x 61 cm</text:p>
          </table:table-cell>
          <table:table-cell table:formula="of:=IF([$'Image data'.BT107]=1;[$'Image data'.BU107];&quot;&quot;)" office:value-type="string" office:string-value="20 x 30 inches, 51 x 76 cm" calcext:value-type="string">
            <text:p>20 x 30 inches, 51 x 76 cm</text:p>
          </table:table-cell>
          <table:table-cell table:formula="of:=IF([$'Image data'.CA107]=1;[$'Image data'.CB107];&quot;&quot;)" office:value-type="string" office:string-value="24 x 36 inches, 61 x 91 cm" calcext:value-type="string">
            <text:p>24 x 36 inches, 61 x 91 cm</text:p>
          </table:table-cell>
          <table:table-cell table:number-columns-repeated="5"/>
        </table:table-row>
        <table:table-row table:style-name="ro4">
          <table:table-cell table:formula="of:=[$'Image data'.C108]" office:value-type="string" office:string-value="Southern Yellow Billed Hornbill" calcext:value-type="string">
            <text:p>Southern Yellow Billed Hornbill</text:p>
          </table:table-cell>
          <table:table-cell table:formula="of:=[$'Image data'.D108]" office:value-type="string" office:string-value="The grey African hornbill is often portrayed as a comical bird. I wouldn't have believed the stereotype was based on reality until I met these two who spent nearly half an hour looking at their reflections in the cars shiny plastic. They really are intelligent and curious birds." calcext:value-type="string">
            <text:p>The grey African hornbill is often portrayed as a comical bird. I wouldn't have believed the stereotype was based on reality until I met these two who spent nearly half an hour looking at their reflections in the cars shiny plastic. They really are intelligent and curious birds.</text:p>
          </table:table-cell>
          <table:table-cell table:formula="of:=[$'Image data'.B108]" office:value-type="string" office:string-value="PrintGalleryImage-107.jpg" calcext:value-type="string">
            <text:p>PrintGalleryImage-107.jpg</text:p>
          </table:table-cell>
          <table:table-cell table:formula="of:=IF([$'Image data'.P108]=1;[$'Image data'.Q108];&quot;&quot;)" office:value-type="string" office:string-value="8 x 12 inches, 20 x 30 cm" calcext:value-type="string">
            <text:p>8 x 12 inches, 20 x 30 cm</text:p>
          </table:table-cell>
          <table:table-cell table:formula="of:=IF([$'Image data'.W108]=1;[$'Image data'.X108];&quot;&quot;)" office:value-type="string" office:string-value="12 x 18 inches, 30 x 46 cm" calcext:value-type="string">
            <text:p>12 x 18 inches, 30 x 46 cm</text:p>
          </table:table-cell>
          <table:table-cell table:formula="of:=IF([$'Image data'.AD108]=1;[$'Image data'.AE108];&quot;&quot;)" office:value-type="string" office:string-value="16 x 24 inches, 41 x 61 cm" calcext:value-type="string">
            <text:p>16 x 24 inches, 41 x 61 cm</text:p>
          </table:table-cell>
          <table:table-cell table:formula="of:=IF([$'Image data'.AK108]=1;[$'Image data'.AL108];&quot;&quot;)" office:value-type="string" office:string-value="20 x 30 inches, 51 x 76 cm" calcext:value-type="string">
            <text:p>20 x 30 inches, 51 x 76 cm</text:p>
          </table:table-cell>
          <table:table-cell table:formula="of:=IF([$'Image data'.AR108]=1;[$'Image data'.AS108];&quot;&quot;)" office:value-type="string" office:string-value="24 x 36 inches, 61 x 91 cm" calcext:value-type="string">
            <text:p>24 x 36 inches, 61 x 91 cm</text:p>
          </table:table-cell>
          <table:table-cell table:formula="of:=IF([$'Image data'.AY108]=1;[$'Image data'.AZ108];&quot;&quot;)" office:value-type="string" office:string-value="8 x 12 inches, 20 x 30 cm" calcext:value-type="string">
            <text:p>8 x 12 inches, 20 x 30 cm</text:p>
          </table:table-cell>
          <table:table-cell table:formula="of:=IF([$'Image data'.BF108]=1;[$'Image data'.BG108];&quot;&quot;)" office:value-type="string" office:string-value="12 x 18 inches, 30 x 46 cm" calcext:value-type="string">
            <text:p>12 x 18 inches, 30 x 46 cm</text:p>
          </table:table-cell>
          <table:table-cell table:formula="of:=IF([$'Image data'.BM108]=1;[$'Image data'.BN108];&quot;&quot;)" office:value-type="string" office:string-value="16 x 24 inches, 41 x 61 cm" calcext:value-type="string">
            <text:p>16 x 24 inches, 41 x 61 cm</text:p>
          </table:table-cell>
          <table:table-cell table:formula="of:=IF([$'Image data'.BT108]=1;[$'Image data'.BU108];&quot;&quot;)" office:value-type="string" office:string-value="20 x 30 inches, 51 x 76 cm" calcext:value-type="string">
            <text:p>20 x 30 inches, 51 x 76 cm</text:p>
          </table:table-cell>
          <table:table-cell table:formula="of:=IF([$'Image data'.CA108]=1;[$'Image data'.CB108];&quot;&quot;)" office:value-type="string" office:string-value="24 x 36 inches, 61 x 91 cm" calcext:value-type="string">
            <text:p>24 x 36 inches, 61 x 91 cm</text:p>
          </table:table-cell>
          <table:table-cell table:number-columns-repeated="5"/>
        </table:table-row>
        <table:table-row table:style-name="ro4">
          <table:table-cell table:formula="of:=[$'Image data'.C109]" office:value-type="string" office:string-value="New Born Impala Portrait (crop)" calcext:value-type="string">
            <text:p>New Born Impala Portrait (crop)</text:p>
          </table:table-cell>
          <table:table-cell table:formula="of:=[$'Image data'.D109]" office:value-type="string" office:string-value="A lot of prey animals give birth at the end of November in the Kruger, just in time for the wet season when lush grasses can help them grow quickly. It makes for a great time to visit as there are many cute creatures around and also plenty of prey to tempt the iconic predators of the savannah." calcext:value-type="string">
            <text:p>A lot of prey animals give birth at the end of November in the Kruger, just in time for the wet season when lush grasses can help them grow quickly. It makes for a great time to visit as there are many cute creatures around and also plenty of prey to tempt the iconic predators of the savannah.</text:p>
          </table:table-cell>
          <table:table-cell table:formula="of:=[$'Image data'.B109]" office:value-type="string" office:string-value="PrintGalleryImage-108.jpg" calcext:value-type="string">
            <text:p>PrintGalleryImage-108.jpg</text:p>
          </table:table-cell>
          <table:table-cell table:formula="of:=IF([$'Image data'.P109]=1;[$'Image data'.Q109];&quot;&quot;)" office:value-type="string" office:string-value="8 x 8 inches, 20 x 20 cm" calcext:value-type="string">
            <text:p>8 x 8 inches, 20 x 20 cm</text:p>
          </table:table-cell>
          <table:table-cell table:formula="of:=IF([$'Image data'.W109]=1;[$'Image data'.X109];&quot;&quot;)" office:value-type="string" office:string-value="12 x 12 inches, 30 x 30 cm" calcext:value-type="string">
            <text:p>12 x 12 inches, 30 x 30 cm</text:p>
          </table:table-cell>
          <table:table-cell table:formula="of:=IF([$'Image data'.AD109]=1;[$'Image data'.AE109];&quot;&quot;)" office:value-type="string" office:string-value="16 x 16 inches, 41 x 41 cm" calcext:value-type="string">
            <text:p>16 x 16 inches, 41 x 41 cm</text:p>
          </table:table-cell>
          <table:table-cell table:formula="of:=IF([$'Image data'.AK109]=1;[$'Image data'.AL109];&quot;&quot;)" office:value-type="string" office:string-value="20 x 20 inches, 51 x 51 cm" calcext:value-type="string">
            <text:p>20 x 20 inches, 51 x 51 cm</text:p>
          </table:table-cell>
          <table:table-cell table:formula="of:=IF([$'Image data'.AR109]=1;[$'Image data'.AS109];&quot;&quot;)" office:value-type="string" office:string-value="24 x 24 inches, 61 x 61 cm" calcext:value-type="string">
            <text:p>24 x 24 inches, 61 x 61 cm</text:p>
          </table:table-cell>
          <table:table-cell table:formula="of:=IF([$'Image data'.AY109]=1;[$'Image data'.AZ109];&quot;&quot;)" office:value-type="string" office:string-value="8 x 8 inches, 20 x 20 cm" calcext:value-type="string">
            <text:p>8 x 8 inches, 20 x 20 cm</text:p>
          </table:table-cell>
          <table:table-cell table:formula="of:=IF([$'Image data'.BF109]=1;[$'Image data'.BG109];&quot;&quot;)" office:value-type="string" office:string-value="12 x 12 inches, 30 x 30 cm" calcext:value-type="string">
            <text:p>12 x 12 inches, 30 x 30 cm</text:p>
          </table:table-cell>
          <table:table-cell table:formula="of:=IF([$'Image data'.BM109]=1;[$'Image data'.BN109];&quot;&quot;)" office:value-type="string" office:string-value="16 x 16 inches, 41 x 41 cm" calcext:value-type="string">
            <text:p>16 x 16 inches, 41 x 41 cm</text:p>
          </table:table-cell>
          <table:table-cell table:formula="of:=IF([$'Image data'.BT109]=1;[$'Image data'.BU109];&quot;&quot;)" office:value-type="string" office:string-value="20 x 20 inches, 51 x 51 cm" calcext:value-type="string">
            <text:p>20 x 20 inches, 51 x 51 cm</text:p>
          </table:table-cell>
          <table:table-cell table:formula="of:=IF([$'Image data'.CA109]=1;[$'Image data'.CB109];&quot;&quot;)" office:value-type="string" office:string-value="24 x 24 inches, 61 x 61 cm" calcext:value-type="string">
            <text:p>24 x 24 inches, 61 x 61 cm</text:p>
          </table:table-cell>
          <table:table-cell table:number-columns-repeated="5"/>
        </table:table-row>
        <table:table-row table:style-name="ro4">
          <table:table-cell table:formula="of:=[$'Image data'.C110]" office:value-type="string" office:string-value="Lioness Portrait" calcext:value-type="string">
            <text:p>Lioness Portrait</text:p>
          </table:table-cell>
          <table:table-cell table:formula="of:=[$'Image data'.D110]" office:value-type="string" office:string-value="This lioness might not have eaten in a long time before I met her. Lions look powerful from a distance but up close you can really see when they are weak and hungry. However there is still a lot of reserve power in their hunting muscles." calcext:value-type="string">
            <text:p>This lioness might not have eaten in a long time before I met her. Lions look powerful from a distance but up close you can really see when they are weak and hungry. However there is still a lot of reserve power in their hunting muscles.</text:p>
          </table:table-cell>
          <table:table-cell table:formula="of:=[$'Image data'.B110]" office:value-type="string" office:string-value="PrintGalleryImage-109.jpg" calcext:value-type="string">
            <text:p>PrintGalleryImage-109.jpg</text:p>
          </table:table-cell>
          <table:table-cell table:formula="of:=IF([$'Image data'.P110]=1;[$'Image data'.Q110];&quot;&quot;)" office:value-type="string" office:string-value="8 x 8 inches, 20 x 20 cm" calcext:value-type="string">
            <text:p>8 x 8 inches, 20 x 20 cm</text:p>
          </table:table-cell>
          <table:table-cell table:formula="of:=IF([$'Image data'.W110]=1;[$'Image data'.X110];&quot;&quot;)" office:value-type="string" office:string-value="12 x 12 inches, 30 x 30 cm" calcext:value-type="string">
            <text:p>12 x 12 inches, 30 x 30 cm</text:p>
          </table:table-cell>
          <table:table-cell table:formula="of:=IF([$'Image data'.AD110]=1;[$'Image data'.AE110];&quot;&quot;)" office:value-type="string" office:string-value="16 x 16 inches, 41 x 41 cm" calcext:value-type="string">
            <text:p>16 x 16 inches, 41 x 41 cm</text:p>
          </table:table-cell>
          <table:table-cell table:formula="of:=IF([$'Image data'.AK110]=1;[$'Image data'.AL110];&quot;&quot;)" office:value-type="string" office:string-value="20 x 20 inches, 51 x 51 cm" calcext:value-type="string">
            <text:p>20 x 20 inches, 51 x 51 cm</text:p>
          </table:table-cell>
          <table:table-cell table:formula="of:=IF([$'Image data'.AR110]=1;[$'Image data'.AS110];&quot;&quot;)" office:value-type="string" office:string-value="24 x 24 inches, 61 x 61 cm" calcext:value-type="string">
            <text:p>24 x 24 inches, 61 x 61 cm</text:p>
          </table:table-cell>
          <table:table-cell table:formula="of:=IF([$'Image data'.AY110]=1;[$'Image data'.AZ110];&quot;&quot;)" office:value-type="string" office:string-value="8 x 8 inches, 20 x 20 cm" calcext:value-type="string">
            <text:p>8 x 8 inches, 20 x 20 cm</text:p>
          </table:table-cell>
          <table:table-cell table:formula="of:=IF([$'Image data'.BF110]=1;[$'Image data'.BG110];&quot;&quot;)" office:value-type="string" office:string-value="12 x 12 inches, 30 x 30 cm" calcext:value-type="string">
            <text:p>12 x 12 inches, 30 x 30 cm</text:p>
          </table:table-cell>
          <table:table-cell table:formula="of:=IF([$'Image data'.BM110]=1;[$'Image data'.BN110];&quot;&quot;)" office:value-type="string" office:string-value="16 x 16 inches, 41 x 41 cm" calcext:value-type="string">
            <text:p>16 x 16 inches, 41 x 41 cm</text:p>
          </table:table-cell>
          <table:table-cell table:formula="of:=IF([$'Image data'.BT110]=1;[$'Image data'.BU110];&quot;&quot;)" office:value-type="string" office:string-value="20 x 20 inches, 51 x 51 cm" calcext:value-type="string">
            <text:p>20 x 20 inches, 51 x 51 cm</text:p>
          </table:table-cell>
          <table:table-cell table:formula="of:=IF([$'Image data'.CA110]=1;[$'Image data'.CB110];&quot;&quot;)">
            <text:p/>
          </table:table-cell>
          <table:table-cell table:number-columns-repeated="5"/>
        </table:table-row>
        <table:table-row table:style-name="ro4">
          <table:table-cell table:formula="of:=[$'Image data'.C111]" office:value-type="string" office:string-value="Lioness Portrait 2" calcext:value-type="string">
            <text:p>Lioness Portrait 2</text:p>
          </table:table-cell>
          <table:table-cell table:formula="of:=[$'Image data'.D111]" office:value-type="string" office:string-value="This lioness was encountered on the famous S100 road in Kruger National park. I hadn't seen very many predators in my week there but when I got to this area I had lions all morning long." calcext:value-type="string">
            <text:p>This lioness was encountered on the famous S100 road in Kruger National park. I hadn't seen very many predators in my week there but when I got to this area I had lions all morning long.</text:p>
          </table:table-cell>
          <table:table-cell table:formula="of:=[$'Image data'.B111]" office:value-type="string" office:string-value="PrintGalleryImage-110.jpg" calcext:value-type="string">
            <text:p>PrintGalleryImage-110.jpg</text:p>
          </table:table-cell>
          <table:table-cell table:formula="of:=IF([$'Image data'.P111]=1;[$'Image data'.Q111];&quot;&quot;)" office:value-type="string" office:string-value="8 x 8 inches, 20 x 20 cm" calcext:value-type="string">
            <text:p>8 x 8 inches, 20 x 20 cm</text:p>
          </table:table-cell>
          <table:table-cell table:formula="of:=IF([$'Image data'.W111]=1;[$'Image data'.X111];&quot;&quot;)" office:value-type="string" office:string-value="12 x 12 inches, 30 x 30 cm" calcext:value-type="string">
            <text:p>12 x 12 inches, 30 x 30 cm</text:p>
          </table:table-cell>
          <table:table-cell table:formula="of:=IF([$'Image data'.AD111]=1;[$'Image data'.AE111];&quot;&quot;)" office:value-type="string" office:string-value="16 x 16 inches, 41 x 41 cm" calcext:value-type="string">
            <text:p>16 x 16 inches, 41 x 41 cm</text:p>
          </table:table-cell>
          <table:table-cell table:formula="of:=IF([$'Image data'.AK111]=1;[$'Image data'.AL111];&quot;&quot;)" office:value-type="string" office:string-value="20 x 20 inches, 51 x 51 cm" calcext:value-type="string">
            <text:p>20 x 20 inches, 51 x 51 cm</text:p>
          </table:table-cell>
          <table:table-cell table:formula="of:=IF([$'Image data'.AR111]=1;[$'Image data'.AS111];&quot;&quot;)">
            <text:p/>
          </table:table-cell>
          <table:table-cell table:formula="of:=IF([$'Image data'.AY111]=1;[$'Image data'.AZ111];&quot;&quot;)">
            <text:p/>
          </table:table-cell>
          <table:table-cell table:formula="of:=IF([$'Image data'.BF111]=1;[$'Image data'.BG111];&quot;&quot;)">
            <text:p/>
          </table:table-cell>
          <table:table-cell table:formula="of:=IF([$'Image data'.BM111]=1;[$'Image data'.BN111];&quot;&quot;)">
            <text:p/>
          </table:table-cell>
          <table:table-cell table:formula="of:=IF([$'Image data'.BT111]=1;[$'Image data'.BU111];&quot;&quot;)">
            <text:p/>
          </table:table-cell>
          <table:table-cell table:formula="of:=IF([$'Image data'.CA111]=1;[$'Image data'.CB111];&quot;&quot;)">
            <text:p/>
          </table:table-cell>
          <table:table-cell table:number-columns-repeated="5"/>
        </table:table-row>
        <table:table-row table:style-name="ro4">
          <table:table-cell table:formula="of:=[$'Image data'.C112]" office:value-type="string" office:string-value="Scouting Lioness" calcext:value-type="string">
            <text:p>Scouting Lioness</text:p>
          </table:table-cell>
          <table:table-cell table:formula="of:=[$'Image data'.D112]" office:value-type="string" office:string-value="This lioness was a little bit isolated from her pride but they were not too far away. It was just the long grasses that hide them so well when they are hunting that prevented me from photographing the others." calcext:value-type="string">
            <text:p>This lioness was a little bit isolated from her pride but they were not too far away. It was just the long grasses that hide them so well when they are hunting that prevented me from photographing the others.</text:p>
          </table:table-cell>
          <table:table-cell table:formula="of:=[$'Image data'.B112]" office:value-type="string" office:string-value="PrintGalleryImage-111.jpg" calcext:value-type="string">
            <text:p>PrintGalleryImage-111.jpg</text:p>
          </table:table-cell>
          <table:table-cell table:formula="of:=IF([$'Image data'.P112]=1;[$'Image data'.Q112];&quot;&quot;)" office:value-type="string" office:string-value="8 x 12 inches, 20 x 30 cm" calcext:value-type="string">
            <text:p>8 x 12 inches, 20 x 30 cm</text:p>
          </table:table-cell>
          <table:table-cell table:formula="of:=IF([$'Image data'.W112]=1;[$'Image data'.X112];&quot;&quot;)" office:value-type="string" office:string-value="12 x 18 inches, 30 x 46 cm" calcext:value-type="string">
            <text:p>12 x 18 inches, 30 x 46 cm</text:p>
          </table:table-cell>
          <table:table-cell table:formula="of:=IF([$'Image data'.AD112]=1;[$'Image data'.AE112];&quot;&quot;)" office:value-type="string" office:string-value="16 x 24 inches, 41 x 61 cm" calcext:value-type="string">
            <text:p>16 x 24 inches, 41 x 61 cm</text:p>
          </table:table-cell>
          <table:table-cell table:formula="of:=IF([$'Image data'.AK112]=1;[$'Image data'.AL112];&quot;&quot;)" office:value-type="string" office:string-value="20 x 30 inches, 51 x 76 cm" calcext:value-type="string">
            <text:p>20 x 30 inches, 51 x 76 cm</text:p>
          </table:table-cell>
          <table:table-cell table:formula="of:=IF([$'Image data'.AR112]=1;[$'Image data'.AS112];&quot;&quot;)" office:value-type="string" office:string-value="24 x 36 inches, 61 x 91 cm" calcext:value-type="string">
            <text:p>24 x 36 inches, 61 x 91 cm</text:p>
          </table:table-cell>
          <table:table-cell table:formula="of:=IF([$'Image data'.AY112]=1;[$'Image data'.AZ112];&quot;&quot;)" office:value-type="string" office:string-value="8 x 12 inches, 20 x 30 cm" calcext:value-type="string">
            <text:p>8 x 12 inches, 20 x 30 cm</text:p>
          </table:table-cell>
          <table:table-cell table:formula="of:=IF([$'Image data'.BF112]=1;[$'Image data'.BG112];&quot;&quot;)" office:value-type="string" office:string-value="12 x 18 inches, 30 x 46 cm" calcext:value-type="string">
            <text:p>12 x 18 inches, 30 x 46 cm</text:p>
          </table:table-cell>
          <table:table-cell table:formula="of:=IF([$'Image data'.BM112]=1;[$'Image data'.BN112];&quot;&quot;)" office:value-type="string" office:string-value="16 x 24 inches, 41 x 61 cm" calcext:value-type="string">
            <text:p>16 x 24 inches, 41 x 61 cm</text:p>
          </table:table-cell>
          <table:table-cell table:formula="of:=IF([$'Image data'.BT112]=1;[$'Image data'.BU112];&quot;&quot;)" office:value-type="string" office:string-value="20 x 30 inches, 51 x 76 cm" calcext:value-type="string">
            <text:p>20 x 30 inches, 51 x 76 cm</text:p>
          </table:table-cell>
          <table:table-cell table:formula="of:=IF([$'Image data'.CA112]=1;[$'Image data'.CB112];&quot;&quot;)" office:value-type="string" office:string-value="24 x 36 inches, 61 x 91 cm" calcext:value-type="string">
            <text:p>24 x 36 inches, 61 x 91 cm</text:p>
          </table:table-cell>
          <table:table-cell table:number-columns-repeated="5"/>
        </table:table-row>
        <table:table-row table:style-name="ro4">
          <table:table-cell table:formula="of:=[$'Image data'.C113]" office:value-type="string" office:string-value="Langur Portrait" calcext:value-type="string">
            <text:p>Langur Portrait</text:p>
          </table:table-cell>
          <table:table-cell table:formula="of:=[$'Image data'.D113]" office:value-type="string" office:string-value="The black-faced langur is very common in India. I went on a tiger safari but came back with way more photos of monkeys than of the big cats. These guys are especially photogenic in the last of the evening light when they gather in family groups to socialise." calcext:value-type="string">
            <text:p>The black-faced langur is very common in India. I went on a tiger safari but came back with way more photos of monkeys than of the big cats. These guys are especially photogenic in the last of the evening light when they gather in family groups to socialise.</text:p>
          </table:table-cell>
          <table:table-cell table:formula="of:=[$'Image data'.B113]" office:value-type="string" office:string-value="PrintGalleryImage-112.jpg" calcext:value-type="string">
            <text:p>PrintGalleryImage-112.jpg</text:p>
          </table:table-cell>
          <table:table-cell table:formula="of:=IF([$'Image data'.P113]=1;[$'Image data'.Q113];&quot;&quot;)" office:value-type="string" office:string-value="8 x 8 inches, 20 x 20 cm" calcext:value-type="string">
            <text:p>8 x 8 inches, 20 x 20 cm</text:p>
          </table:table-cell>
          <table:table-cell table:formula="of:=IF([$'Image data'.W113]=1;[$'Image data'.X113];&quot;&quot;)" office:value-type="string" office:string-value="12 x 12 inches, 30 x 30 cm" calcext:value-type="string">
            <text:p>12 x 12 inches, 30 x 30 cm</text:p>
          </table:table-cell>
          <table:table-cell table:formula="of:=IF([$'Image data'.AD113]=1;[$'Image data'.AE113];&quot;&quot;)" office:value-type="string" office:string-value="16 x 16 inches, 41 x 41 cm" calcext:value-type="string">
            <text:p>16 x 16 inches, 41 x 41 cm</text:p>
          </table:table-cell>
          <table:table-cell table:formula="of:=IF([$'Image data'.AK113]=1;[$'Image data'.AL113];&quot;&quot;)" office:value-type="string" office:string-value="20 x 20 inches, 51 x 51 cm" calcext:value-type="string">
            <text:p>20 x 20 inches, 51 x 51 cm</text:p>
          </table:table-cell>
          <table:table-cell table:formula="of:=IF([$'Image data'.AR113]=1;[$'Image data'.AS113];&quot;&quot;)" office:value-type="string" office:string-value="24 x 24 inches, 61 x 61 cm" calcext:value-type="string">
            <text:p>24 x 24 inches, 61 x 61 cm</text:p>
          </table:table-cell>
          <table:table-cell table:formula="of:=IF([$'Image data'.AY113]=1;[$'Image data'.AZ113];&quot;&quot;)" office:value-type="string" office:string-value="8 x 8 inches, 20 x 20 cm" calcext:value-type="string">
            <text:p>8 x 8 inches, 20 x 20 cm</text:p>
          </table:table-cell>
          <table:table-cell table:formula="of:=IF([$'Image data'.BF113]=1;[$'Image data'.BG113];&quot;&quot;)" office:value-type="string" office:string-value="12 x 12 inches, 30 x 30 cm" calcext:value-type="string">
            <text:p>12 x 12 inches, 30 x 30 cm</text:p>
          </table:table-cell>
          <table:table-cell table:formula="of:=IF([$'Image data'.BM113]=1;[$'Image data'.BN113];&quot;&quot;)">
            <text:p/>
          </table:table-cell>
          <table:table-cell table:formula="of:=IF([$'Image data'.BT113]=1;[$'Image data'.BU113];&quot;&quot;)">
            <text:p/>
          </table:table-cell>
          <table:table-cell table:formula="of:=IF([$'Image data'.CA113]=1;[$'Image data'.CB113];&quot;&quot;)">
            <text:p/>
          </table:table-cell>
          <table:table-cell table:number-columns-repeated="5"/>
        </table:table-row>
        <table:table-row table:style-name="ro4">
          <table:table-cell table:formula="of:=[$'Image data'.C114]" office:value-type="string" office:string-value="Contemplating Langur" calcext:value-type="string">
            <text:p>Contemplating Langur</text:p>
          </table:table-cell>
          <table:table-cell table:formula="of:=[$'Image data'.D114]" office:value-type="string" office:string-value="I am not a fan of anthropomorising in general but when it comes to monkeys it is so easy to see human emotions and feelings in them." calcext:value-type="string">
            <text:p>I am not a fan of anthropomorising in general but when it comes to monkeys it is so easy to see human emotions and feelings in them.</text:p>
          </table:table-cell>
          <table:table-cell table:formula="of:=[$'Image data'.B114]" office:value-type="string" office:string-value="PrintGalleryImage-113.jpg" calcext:value-type="string">
            <text:p>PrintGalleryImage-113.jpg</text:p>
          </table:table-cell>
          <table:table-cell table:formula="of:=IF([$'Image data'.P114]=1;[$'Image data'.Q114];&quot;&quot;)" office:value-type="string" office:string-value="8 x 12 inches, 20 x 30 cm" calcext:value-type="string">
            <text:p>8 x 12 inches, 20 x 30 cm</text:p>
          </table:table-cell>
          <table:table-cell table:formula="of:=IF([$'Image data'.W114]=1;[$'Image data'.X114];&quot;&quot;)" office:value-type="string" office:string-value="12 x 18 inches, 30 x 46 cm" calcext:value-type="string">
            <text:p>12 x 18 inches, 30 x 46 cm</text:p>
          </table:table-cell>
          <table:table-cell table:formula="of:=IF([$'Image data'.AD114]=1;[$'Image data'.AE114];&quot;&quot;)" office:value-type="string" office:string-value="16 x 24 inches, 41 x 61 cm" calcext:value-type="string">
            <text:p>16 x 24 inches, 41 x 61 cm</text:p>
          </table:table-cell>
          <table:table-cell table:formula="of:=IF([$'Image data'.AK114]=1;[$'Image data'.AL114];&quot;&quot;)" office:value-type="string" office:string-value="20 x 30 inches, 51 x 76 cm" calcext:value-type="string">
            <text:p>20 x 30 inches, 51 x 76 cm</text:p>
          </table:table-cell>
          <table:table-cell table:formula="of:=IF([$'Image data'.AR114]=1;[$'Image data'.AS114];&quot;&quot;)" office:value-type="string" office:string-value="24 x 36 inches, 61 x 91 cm" calcext:value-type="string">
            <text:p>24 x 36 inches, 61 x 91 cm</text:p>
          </table:table-cell>
          <table:table-cell table:formula="of:=IF([$'Image data'.AY114]=1;[$'Image data'.AZ114];&quot;&quot;)" office:value-type="string" office:string-value="8 x 12 inches, 20 x 30 cm" calcext:value-type="string">
            <text:p>8 x 12 inches, 20 x 30 cm</text:p>
          </table:table-cell>
          <table:table-cell table:formula="of:=IF([$'Image data'.BF114]=1;[$'Image data'.BG114];&quot;&quot;)" office:value-type="string" office:string-value="12 x 18 inches, 30 x 46 cm" calcext:value-type="string">
            <text:p>12 x 18 inches, 30 x 46 cm</text:p>
          </table:table-cell>
          <table:table-cell table:formula="of:=IF([$'Image data'.BM114]=1;[$'Image data'.BN114];&quot;&quot;)" office:value-type="string" office:string-value="16 x 24 inches, 41 x 61 cm" calcext:value-type="string">
            <text:p>16 x 24 inches, 41 x 61 cm</text:p>
          </table:table-cell>
          <table:table-cell table:formula="of:=IF([$'Image data'.BT114]=1;[$'Image data'.BU114];&quot;&quot;)" office:value-type="string" office:string-value="20 x 30 inches, 51 x 76 cm" calcext:value-type="string">
            <text:p>20 x 30 inches, 51 x 76 cm</text:p>
          </table:table-cell>
          <table:table-cell table:formula="of:=IF([$'Image data'.CA114]=1;[$'Image data'.CB114];&quot;&quot;)" office:value-type="string" office:string-value="24 x 36 inches, 61 x 91 cm" calcext:value-type="string">
            <text:p>24 x 36 inches, 61 x 91 cm</text:p>
          </table:table-cell>
          <table:table-cell table:number-columns-repeated="5"/>
        </table:table-row>
        <table:table-row table:style-name="ro4">
          <table:table-cell table:formula="of:=[$'Image data'.C115]" office:value-type="string" office:string-value="Spotted Deer in Tall Grass" calcext:value-type="string">
            <text:p>Spotted Deer in Tall Grass</text:p>
          </table:table-cell>
          <table:table-cell table:formula="of:=[$'Image data'.D115]" office:value-type="string" office:string-value="Tigers hide really well in the long grasses of India. It is quite difficult to find them when on safari. Their prey is obviously way more numerous and so a lot easier to find." calcext:value-type="string">
            <text:p>Tigers hide really well in the long grasses of India. It is quite difficult to find them when on safari. Their prey is obviously way more numerous and so a lot easier to find.</text:p>
          </table:table-cell>
          <table:table-cell table:formula="of:=[$'Image data'.B115]" office:value-type="string" office:string-value="PrintGalleryImage-114.jpg" calcext:value-type="string">
            <text:p>PrintGalleryImage-114.jpg</text:p>
          </table:table-cell>
          <table:table-cell table:formula="of:=IF([$'Image data'.P115]=1;[$'Image data'.Q115];&quot;&quot;)" office:value-type="string" office:string-value="8 x 12 inches, 20 x 30 cm" calcext:value-type="string">
            <text:p>8 x 12 inches, 20 x 30 cm</text:p>
          </table:table-cell>
          <table:table-cell table:formula="of:=IF([$'Image data'.W115]=1;[$'Image data'.X115];&quot;&quot;)" office:value-type="string" office:string-value="12 x 18 inches, 30 x 46 cm" calcext:value-type="string">
            <text:p>12 x 18 inches, 30 x 46 cm</text:p>
          </table:table-cell>
          <table:table-cell table:formula="of:=IF([$'Image data'.AD115]=1;[$'Image data'.AE115];&quot;&quot;)" office:value-type="string" office:string-value="16 x 24 inches, 41 x 61 cm" calcext:value-type="string">
            <text:p>16 x 24 inches, 41 x 61 cm</text:p>
          </table:table-cell>
          <table:table-cell table:formula="of:=IF([$'Image data'.AK115]=1;[$'Image data'.AL115];&quot;&quot;)" office:value-type="string" office:string-value="20 x 30 inches, 51 x 76 cm" calcext:value-type="string">
            <text:p>20 x 30 inches, 51 x 76 cm</text:p>
          </table:table-cell>
          <table:table-cell table:formula="of:=IF([$'Image data'.AR115]=1;[$'Image data'.AS115];&quot;&quot;)" office:value-type="string" office:string-value="24 x 36 inches, 61 x 91 cm" calcext:value-type="string">
            <text:p>24 x 36 inches, 61 x 91 cm</text:p>
          </table:table-cell>
          <table:table-cell table:formula="of:=IF([$'Image data'.AY115]=1;[$'Image data'.AZ115];&quot;&quot;)" office:value-type="string" office:string-value="8 x 12 inches, 20 x 30 cm" calcext:value-type="string">
            <text:p>8 x 12 inches, 20 x 30 cm</text:p>
          </table:table-cell>
          <table:table-cell table:formula="of:=IF([$'Image data'.BF115]=1;[$'Image data'.BG115];&quot;&quot;)" office:value-type="string" office:string-value="12 x 18 inches, 30 x 46 cm" calcext:value-type="string">
            <text:p>12 x 18 inches, 30 x 46 cm</text:p>
          </table:table-cell>
          <table:table-cell table:formula="of:=IF([$'Image data'.BM115]=1;[$'Image data'.BN115];&quot;&quot;)" office:value-type="string" office:string-value="16 x 24 inches, 41 x 61 cm" calcext:value-type="string">
            <text:p>16 x 24 inches, 41 x 61 cm</text:p>
          </table:table-cell>
          <table:table-cell table:formula="of:=IF([$'Image data'.BT115]=1;[$'Image data'.BU115];&quot;&quot;)" office:value-type="string" office:string-value="20 x 30 inches, 51 x 76 cm" calcext:value-type="string">
            <text:p>20 x 30 inches, 51 x 76 cm</text:p>
          </table:table-cell>
          <table:table-cell table:formula="of:=IF([$'Image data'.CA115]=1;[$'Image data'.CB115];&quot;&quot;)" office:value-type="string" office:string-value="24 x 36 inches, 61 x 91 cm" calcext:value-type="string">
            <text:p>24 x 36 inches, 61 x 91 cm</text:p>
          </table:table-cell>
          <table:table-cell table:number-columns-repeated="5"/>
        </table:table-row>
        <table:table-row table:style-name="ro4">
          <table:table-cell table:formula="of:=[$'Image data'.C116]" office:value-type="string" office:string-value="Sambar Deer in the Jungle" calcext:value-type="string">
            <text:p>Sambar Deer in the Jungle</text:p>
          </table:table-cell>
          <table:table-cell table:formula="of:=[$'Image data'.D116]" office:value-type="string" office:string-value="Sambar Deer are so much easier to find that the tigers that prey on them. While the goal of a tiger safari might be to see the big cat, there is a lot of excitement in finding one of its prey animals. It reminds you that there could be a tiger waiting in the undergrowth ready to pounce." calcext:value-type="string">
            <text:p>Sambar Deer are so much easier to find that the tigers that prey on them. While the goal of a tiger safari might be to see the big cat, there is a lot of excitement in finding one of its prey animals. It reminds you that there could be a tiger waiting in the undergrowth ready to pounce.</text:p>
          </table:table-cell>
          <table:table-cell table:formula="of:=[$'Image data'.B116]" office:value-type="string" office:string-value="PrintGalleryImage-115.jpg" calcext:value-type="string">
            <text:p>PrintGalleryImage-115.jpg</text:p>
          </table:table-cell>
          <table:table-cell table:formula="of:=IF([$'Image data'.P116]=1;[$'Image data'.Q116];&quot;&quot;)" office:value-type="string" office:string-value="8 x 12 inches, 20 x 30 cm" calcext:value-type="string">
            <text:p>8 x 12 inches, 20 x 30 cm</text:p>
          </table:table-cell>
          <table:table-cell table:formula="of:=IF([$'Image data'.W116]=1;[$'Image data'.X116];&quot;&quot;)" office:value-type="string" office:string-value="12 x 18 inches, 30 x 46 cm" calcext:value-type="string">
            <text:p>12 x 18 inches, 30 x 46 cm</text:p>
          </table:table-cell>
          <table:table-cell table:formula="of:=IF([$'Image data'.AD116]=1;[$'Image data'.AE116];&quot;&quot;)" office:value-type="string" office:string-value="16 x 24 inches, 41 x 61 cm" calcext:value-type="string">
            <text:p>16 x 24 inches, 41 x 61 cm</text:p>
          </table:table-cell>
          <table:table-cell table:formula="of:=IF([$'Image data'.AK116]=1;[$'Image data'.AL116];&quot;&quot;)" office:value-type="string" office:string-value="20 x 30 inches, 51 x 76 cm" calcext:value-type="string">
            <text:p>20 x 30 inches, 51 x 76 cm</text:p>
          </table:table-cell>
          <table:table-cell table:formula="of:=IF([$'Image data'.AR116]=1;[$'Image data'.AS116];&quot;&quot;)" office:value-type="string" office:string-value="24 x 36 inches, 61 x 91 cm" calcext:value-type="string">
            <text:p>24 x 36 inches, 61 x 91 cm</text:p>
          </table:table-cell>
          <table:table-cell table:formula="of:=IF([$'Image data'.AY116]=1;[$'Image data'.AZ116];&quot;&quot;)" office:value-type="string" office:string-value="8 x 12 inches, 20 x 30 cm" calcext:value-type="string">
            <text:p>8 x 12 inches, 20 x 30 cm</text:p>
          </table:table-cell>
          <table:table-cell table:formula="of:=IF([$'Image data'.BF116]=1;[$'Image data'.BG116];&quot;&quot;)" office:value-type="string" office:string-value="12 x 18 inches, 30 x 46 cm" calcext:value-type="string">
            <text:p>12 x 18 inches, 30 x 46 cm</text:p>
          </table:table-cell>
          <table:table-cell table:formula="of:=IF([$'Image data'.BM116]=1;[$'Image data'.BN116];&quot;&quot;)" office:value-type="string" office:string-value="16 x 24 inches, 41 x 61 cm" calcext:value-type="string">
            <text:p>16 x 24 inches, 41 x 61 cm</text:p>
          </table:table-cell>
          <table:table-cell table:formula="of:=IF([$'Image data'.BT116]=1;[$'Image data'.BU116];&quot;&quot;)" office:value-type="string" office:string-value="20 x 30 inches, 51 x 76 cm" calcext:value-type="string">
            <text:p>20 x 30 inches, 51 x 76 cm</text:p>
          </table:table-cell>
          <table:table-cell table:formula="of:=IF([$'Image data'.CA116]=1;[$'Image data'.CB116];&quot;&quot;)" office:value-type="string" office:string-value="24 x 36 inches, 61 x 91 cm" calcext:value-type="string">
            <text:p>24 x 36 inches, 61 x 91 cm</text:p>
          </table:table-cell>
          <table:table-cell table:number-columns-repeated="5"/>
        </table:table-row>
        <table:table-row table:style-name="ro4">
          <table:table-cell table:formula="of:=[$'Image data'.C117]" office:value-type="string" office:string-value="Leopard Portrait" calcext:value-type="string">
            <text:p>Leopard Portrait</text:p>
          </table:table-cell>
          <table:table-cell table:formula="of:=[$'Image data'.D117]" office:value-type="string" office:string-value="Leopards are probably the most difficult to see of the big cats. They hide and camouflage themselves so well. However given the warning calls of the monkeys and deer we were led to this beautiful specimen hiding carefully in the bush." calcext:value-type="string">
            <text:p>Leopards are probably the most difficult to see of the big cats. They hide and camouflage themselves so well. However given the warning calls of the monkeys and deer we were led to this beautiful specimen hiding carefully in the bush.</text:p>
          </table:table-cell>
          <table:table-cell table:formula="of:=[$'Image data'.B117]" office:value-type="string" office:string-value="PrintGalleryImage-116.jpg" calcext:value-type="string">
            <text:p>PrintGalleryImage-116.jpg</text:p>
          </table:table-cell>
          <table:table-cell table:formula="of:=IF([$'Image data'.P117]=1;[$'Image data'.Q117];&quot;&quot;)" office:value-type="string" office:string-value="8 x 8 inches, 20 x 20 cm" calcext:value-type="string">
            <text:p>8 x 8 inches, 20 x 20 cm</text:p>
          </table:table-cell>
          <table:table-cell table:formula="of:=IF([$'Image data'.W117]=1;[$'Image data'.X117];&quot;&quot;)" office:value-type="string" office:string-value="12 x 12 inches, 30 x 30 cm" calcext:value-type="string">
            <text:p>12 x 12 inches, 30 x 30 cm</text:p>
          </table:table-cell>
          <table:table-cell table:formula="of:=IF([$'Image data'.AD117]=1;[$'Image data'.AE117];&quot;&quot;)" office:value-type="string" office:string-value="16 x 16 inches, 41 x 41 cm" calcext:value-type="string">
            <text:p>16 x 16 inches, 41 x 41 cm</text:p>
          </table:table-cell>
          <table:table-cell table:formula="of:=IF([$'Image data'.AK117]=1;[$'Image data'.AL117];&quot;&quot;)" office:value-type="string" office:string-value="20 x 20 inches, 51 x 51 cm" calcext:value-type="string">
            <text:p>20 x 20 inches, 51 x 51 cm</text:p>
          </table:table-cell>
          <table:table-cell table:formula="of:=IF([$'Image data'.AR117]=1;[$'Image data'.AS117];&quot;&quot;)" office:value-type="string" office:string-value="24 x 24 inches, 61 x 61 cm" calcext:value-type="string">
            <text:p>24 x 24 inches, 61 x 61 cm</text:p>
          </table:table-cell>
          <table:table-cell table:formula="of:=IF([$'Image data'.AY117]=1;[$'Image data'.AZ117];&quot;&quot;)" office:value-type="string" office:string-value="8 x 8 inches, 20 x 20 cm" calcext:value-type="string">
            <text:p>8 x 8 inches, 20 x 20 cm</text:p>
          </table:table-cell>
          <table:table-cell table:formula="of:=IF([$'Image data'.BF117]=1;[$'Image data'.BG117];&quot;&quot;)" office:value-type="string" office:string-value="12 x 12 inches, 30 x 30 cm" calcext:value-type="string">
            <text:p>12 x 12 inches, 30 x 30 cm</text:p>
          </table:table-cell>
          <table:table-cell table:formula="of:=IF([$'Image data'.BM117]=1;[$'Image data'.BN117];&quot;&quot;)" office:value-type="string" office:string-value="16 x 16 inches, 41 x 41 cm" calcext:value-type="string">
            <text:p>16 x 16 inches, 41 x 41 cm</text:p>
          </table:table-cell>
          <table:table-cell table:formula="of:=IF([$'Image data'.BT117]=1;[$'Image data'.BU117];&quot;&quot;)" office:value-type="string" office:string-value="20 x 20 inches, 51 x 51 cm" calcext:value-type="string">
            <text:p>20 x 20 inches, 51 x 51 cm</text:p>
          </table:table-cell>
          <table:table-cell table:formula="of:=IF([$'Image data'.CA117]=1;[$'Image data'.CB117];&quot;&quot;)" office:value-type="string" office:string-value="24 x 24 inches, 61 x 61 cm" calcext:value-type="string">
            <text:p>24 x 24 inches, 61 x 61 cm</text:p>
          </table:table-cell>
          <table:table-cell table:number-columns-repeated="5"/>
        </table:table-row>
        <table:table-row table:style-name="ro4">
          <table:table-cell table:formula="of:=[$'Image data'.C118]" office:value-type="string" office:string-value="Female Indian Robin" calcext:value-type="string">
            <text:p>Female Indian Robin</text:p>
          </table:table-cell>
          <table:table-cell table:formula="of:=[$'Image data'.D118]" office:value-type="string" office:string-value="It is amazing where you will find wildlife sometimes. In the bare stone fort of Gwalior I came across this female Indian robin. I would have thought there wasn't much there for her but there was quite a lot of other birds living among the sterile looking stone walls. Obviously there was more to feed on than what was obviously visible to my eye." calcext:value-type="string">
            <text:p>It is amazing where you will find wildlife sometimes. In the bare stone fort of Gwalior I came across this female Indian robin. I would have thought there wasn't much there for her but there was quite a lot of other birds living among the sterile looking stone walls. Obviously there was more to feed on than what was obviously visible to my eye.</text:p>
          </table:table-cell>
          <table:table-cell table:formula="of:=[$'Image data'.B118]" office:value-type="string" office:string-value="PrintGalleryImage-117.jpg" calcext:value-type="string">
            <text:p>PrintGalleryImage-117.jpg</text:p>
          </table:table-cell>
          <table:table-cell table:formula="of:=IF([$'Image data'.P118]=1;[$'Image data'.Q118];&quot;&quot;)" office:value-type="string" office:string-value="8 x 12 inches, 20 x 30 cm" calcext:value-type="string">
            <text:p>8 x 12 inches, 20 x 30 cm</text:p>
          </table:table-cell>
          <table:table-cell table:formula="of:=IF([$'Image data'.W118]=1;[$'Image data'.X118];&quot;&quot;)" office:value-type="string" office:string-value="12 x 18 inches, 30 x 46 cm" calcext:value-type="string">
            <text:p>12 x 18 inches, 30 x 46 cm</text:p>
          </table:table-cell>
          <table:table-cell table:formula="of:=IF([$'Image data'.AD118]=1;[$'Image data'.AE118];&quot;&quot;)" office:value-type="string" office:string-value="16 x 24 inches, 41 x 61 cm" calcext:value-type="string">
            <text:p>16 x 24 inches, 41 x 61 cm</text:p>
          </table:table-cell>
          <table:table-cell table:formula="of:=IF([$'Image data'.AK118]=1;[$'Image data'.AL118];&quot;&quot;)" office:value-type="string" office:string-value="20 x 30 inches, 51 x 76 cm" calcext:value-type="string">
            <text:p>20 x 30 inches, 51 x 76 cm</text:p>
          </table:table-cell>
          <table:table-cell table:formula="of:=IF([$'Image data'.AR118]=1;[$'Image data'.AS118];&quot;&quot;)" office:value-type="string" office:string-value="24 x 36 inches, 61 x 91 cm" calcext:value-type="string">
            <text:p>24 x 36 inches, 61 x 91 cm</text:p>
          </table:table-cell>
          <table:table-cell table:formula="of:=IF([$'Image data'.AY118]=1;[$'Image data'.AZ118];&quot;&quot;)" office:value-type="string" office:string-value="8 x 12 inches, 20 x 30 cm" calcext:value-type="string">
            <text:p>8 x 12 inches, 20 x 30 cm</text:p>
          </table:table-cell>
          <table:table-cell table:formula="of:=IF([$'Image data'.BF118]=1;[$'Image data'.BG118];&quot;&quot;)" office:value-type="string" office:string-value="12 x 18 inches, 30 x 46 cm" calcext:value-type="string">
            <text:p>12 x 18 inches, 30 x 46 cm</text:p>
          </table:table-cell>
          <table:table-cell table:formula="of:=IF([$'Image data'.BM118]=1;[$'Image data'.BN118];&quot;&quot;)" office:value-type="string" office:string-value="16 x 24 inches, 41 x 61 cm" calcext:value-type="string">
            <text:p>16 x 24 inches, 41 x 61 cm</text:p>
          </table:table-cell>
          <table:table-cell table:formula="of:=IF([$'Image data'.BT118]=1;[$'Image data'.BU118];&quot;&quot;)" office:value-type="string" office:string-value="20 x 30 inches, 51 x 76 cm" calcext:value-type="string">
            <text:p>20 x 30 inches, 51 x 76 cm</text:p>
          </table:table-cell>
          <table:table-cell table:formula="of:=IF([$'Image data'.CA118]=1;[$'Image data'.CB118];&quot;&quot;)" office:value-type="string" office:string-value="24 x 36 inches, 61 x 91 cm" calcext:value-type="string">
            <text:p>24 x 36 inches, 61 x 91 cm</text:p>
          </table:table-cell>
          <table:table-cell table:number-columns-repeated="5"/>
        </table:table-row>
        <table:table-row table:style-name="ro4">
          <table:table-cell table:formula="of:=[$'Image data'.C119]" office:value-type="string" office:string-value="Rose Ringed Parakeet on Take Off" calcext:value-type="string">
            <text:p>Rose Ringed Parakeet on Take Off</text:p>
          </table:table-cell>
          <table:table-cell table:formula="of:=[$'Image data'.D119]" office:value-type="string" office:string-value="The rose ringed parakeet is famous for being wild in London. In India though it is relatively common. Getting a bird in flight is still difficult, despite the numbers." calcext:value-type="string">
            <text:p>The rose ringed parakeet is famous for being wild in London. In India though it is relatively common. Getting a bird in flight is still difficult, despite the numbers.</text:p>
          </table:table-cell>
          <table:table-cell table:formula="of:=[$'Image data'.B119]" office:value-type="string" office:string-value="PrintGalleryImage-118.jpg" calcext:value-type="string">
            <text:p>PrintGalleryImage-118.jpg</text:p>
          </table:table-cell>
          <table:table-cell table:formula="of:=IF([$'Image data'.P119]=1;[$'Image data'.Q119];&quot;&quot;)" office:value-type="string" office:string-value="8 x 12 inches, 20 x 30 cm" calcext:value-type="string">
            <text:p>8 x 12 inches, 20 x 30 cm</text:p>
          </table:table-cell>
          <table:table-cell table:formula="of:=IF([$'Image data'.W119]=1;[$'Image data'.X119];&quot;&quot;)" office:value-type="string" office:string-value="12 x 18 inches, 30 x 46 cm" calcext:value-type="string">
            <text:p>12 x 18 inches, 30 x 46 cm</text:p>
          </table:table-cell>
          <table:table-cell table:formula="of:=IF([$'Image data'.AD119]=1;[$'Image data'.AE119];&quot;&quot;)" office:value-type="string" office:string-value="16 x 24 inches, 41 x 61 cm" calcext:value-type="string">
            <text:p>16 x 24 inches, 41 x 61 cm</text:p>
          </table:table-cell>
          <table:table-cell table:formula="of:=IF([$'Image data'.AK119]=1;[$'Image data'.AL119];&quot;&quot;)" office:value-type="string" office:string-value="20 x 30 inches, 51 x 76 cm" calcext:value-type="string">
            <text:p>20 x 30 inches, 51 x 76 cm</text:p>
          </table:table-cell>
          <table:table-cell table:formula="of:=IF([$'Image data'.AR119]=1;[$'Image data'.AS119];&quot;&quot;)" office:value-type="string" office:string-value="24 x 36 inches, 61 x 91 cm" calcext:value-type="string">
            <text:p>24 x 36 inches, 61 x 91 cm</text:p>
          </table:table-cell>
          <table:table-cell table:formula="of:=IF([$'Image data'.AY119]=1;[$'Image data'.AZ119];&quot;&quot;)" office:value-type="string" office:string-value="8 x 12 inches, 20 x 30 cm" calcext:value-type="string">
            <text:p>8 x 12 inches, 20 x 30 cm</text:p>
          </table:table-cell>
          <table:table-cell table:formula="of:=IF([$'Image data'.BF119]=1;[$'Image data'.BG119];&quot;&quot;)" office:value-type="string" office:string-value="12 x 18 inches, 30 x 46 cm" calcext:value-type="string">
            <text:p>12 x 18 inches, 30 x 46 cm</text:p>
          </table:table-cell>
          <table:table-cell table:formula="of:=IF([$'Image data'.BM119]=1;[$'Image data'.BN119];&quot;&quot;)" office:value-type="string" office:string-value="16 x 24 inches, 41 x 61 cm" calcext:value-type="string">
            <text:p>16 x 24 inches, 41 x 61 cm</text:p>
          </table:table-cell>
          <table:table-cell table:formula="of:=IF([$'Image data'.BT119]=1;[$'Image data'.BU119];&quot;&quot;)" office:value-type="string" office:string-value="20 x 30 inches, 51 x 76 cm" calcext:value-type="string">
            <text:p>20 x 30 inches, 51 x 76 cm</text:p>
          </table:table-cell>
          <table:table-cell table:formula="of:=IF([$'Image data'.CA119]=1;[$'Image data'.CB119];&quot;&quot;)" office:value-type="string" office:string-value="24 x 36 inches, 61 x 91 cm" calcext:value-type="string">
            <text:p>24 x 36 inches, 61 x 91 cm</text:p>
          </table:table-cell>
          <table:table-cell table:number-columns-repeated="5"/>
        </table:table-row>
        <table:table-row table:style-name="ro4">
          <table:table-cell table:formula="of:=[$'Image data'.C120]" office:value-type="string" office:string-value="Fly in a Blossom" calcext:value-type="string">
            <text:p>Fly in a Blossom</text:p>
          </table:table-cell>
          <table:table-cell table:formula="of:=[$'Image data'.D120]" office:value-type="string" office:string-value="Macro photography is getting easier and easier and is a great way of reminding people of the importance of our pollinators. Flies are as important as bees and don't need to be indiscriminately killed." calcext:value-type="string">
            <text:p>Macro photography is getting easier and easier and is a great way of reminding people of the importance of our pollinators. Flies are as important as bees and don't need to be indiscriminately killed.</text:p>
          </table:table-cell>
          <table:table-cell table:formula="of:=[$'Image data'.B120]" office:value-type="string" office:string-value="PrintGalleryImage-119.jpg" calcext:value-type="string">
            <text:p>PrintGalleryImage-119.jpg</text:p>
          </table:table-cell>
          <table:table-cell table:formula="of:=IF([$'Image data'.P120]=1;[$'Image data'.Q120];&quot;&quot;)" office:value-type="string" office:string-value="8 x 12 inches, 20 x 30 cm" calcext:value-type="string">
            <text:p>8 x 12 inches, 20 x 30 cm</text:p>
          </table:table-cell>
          <table:table-cell table:formula="of:=IF([$'Image data'.W120]=1;[$'Image data'.X120];&quot;&quot;)" office:value-type="string" office:string-value="12 x 18 inches, 30 x 46 cm" calcext:value-type="string">
            <text:p>12 x 18 inches, 30 x 46 cm</text:p>
          </table:table-cell>
          <table:table-cell table:formula="of:=IF([$'Image data'.AD120]=1;[$'Image data'.AE120];&quot;&quot;)" office:value-type="string" office:string-value="16 x 24 inches, 41 x 61 cm" calcext:value-type="string">
            <text:p>16 x 24 inches, 41 x 61 cm</text:p>
          </table:table-cell>
          <table:table-cell table:formula="of:=IF([$'Image data'.AK120]=1;[$'Image data'.AL120];&quot;&quot;)" office:value-type="string" office:string-value="20 x 30 inches, 51 x 76 cm" calcext:value-type="string">
            <text:p>20 x 30 inches, 51 x 76 cm</text:p>
          </table:table-cell>
          <table:table-cell table:formula="of:=IF([$'Image data'.AR120]=1;[$'Image data'.AS120];&quot;&quot;)">
            <text:p/>
          </table:table-cell>
          <table:table-cell table:formula="of:=IF([$'Image data'.AY120]=1;[$'Image data'.AZ120];&quot;&quot;)">
            <text:p/>
          </table:table-cell>
          <table:table-cell table:formula="of:=IF([$'Image data'.BF120]=1;[$'Image data'.BG120];&quot;&quot;)">
            <text:p/>
          </table:table-cell>
          <table:table-cell table:formula="of:=IF([$'Image data'.BM120]=1;[$'Image data'.BN120];&quot;&quot;)">
            <text:p/>
          </table:table-cell>
          <table:table-cell table:formula="of:=IF([$'Image data'.BT120]=1;[$'Image data'.BU120];&quot;&quot;)">
            <text:p/>
          </table:table-cell>
          <table:table-cell table:formula="of:=IF([$'Image data'.CA120]=1;[$'Image data'.CB120];&quot;&quot;)">
            <text:p/>
          </table:table-cell>
          <table:table-cell table:number-columns-repeated="5"/>
        </table:table-row>
        <table:table-row table:style-name="ro4">
          <table:table-cell table:formula="of:=[$'Image data'.C121]" office:value-type="string" office:string-value="Feeding and Polinating Fly" calcext:value-type="string">
            <text:p>Feeding and Polinating Fly</text:p>
          </table:table-cell>
          <table:table-cell table:formula="of:=[$'Image data'.D121]" office:value-type="string" office:string-value="Close up photos of flies and insects can bring us into a new world. Modern technology could help remind us of the importance of our pollinators." calcext:value-type="string">
            <text:p>Close up photos of flies and insects can bring us into a new world. Modern technology could help remind us of the importance of our pollinators.</text:p>
          </table:table-cell>
          <table:table-cell table:formula="of:=[$'Image data'.B121]" office:value-type="string" office:string-value="PrintGalleryImage-120.jpg" calcext:value-type="string">
            <text:p>PrintGalleryImage-120.jpg</text:p>
          </table:table-cell>
          <table:table-cell table:formula="of:=IF([$'Image data'.P121]=1;[$'Image data'.Q121];&quot;&quot;)" office:value-type="string" office:string-value="8 x 12 inches, 20 x 30 cm" calcext:value-type="string">
            <text:p>8 x 12 inches, 20 x 30 cm</text:p>
          </table:table-cell>
          <table:table-cell table:formula="of:=IF([$'Image data'.W121]=1;[$'Image data'.X121];&quot;&quot;)" office:value-type="string" office:string-value="12 x 18 inches, 30 x 46 cm" calcext:value-type="string">
            <text:p>12 x 18 inches, 30 x 46 cm</text:p>
          </table:table-cell>
          <table:table-cell table:formula="of:=IF([$'Image data'.AD121]=1;[$'Image data'.AE121];&quot;&quot;)" office:value-type="string" office:string-value="16 x 24 inches, 41 x 61 cm" calcext:value-type="string">
            <text:p>16 x 24 inches, 41 x 61 cm</text:p>
          </table:table-cell>
          <table:table-cell table:formula="of:=IF([$'Image data'.AK121]=1;[$'Image data'.AL121];&quot;&quot;)" office:value-type="string" office:string-value="20 x 30 inches, 51 x 76 cm" calcext:value-type="string">
            <text:p>20 x 30 inches, 51 x 76 cm</text:p>
          </table:table-cell>
          <table:table-cell table:formula="of:=IF([$'Image data'.AR121]=1;[$'Image data'.AS121];&quot;&quot;)" office:value-type="string" office:string-value="24 x 36 inches, 61 x 91 cm" calcext:value-type="string">
            <text:p>24 x 36 inches, 61 x 91 cm</text:p>
          </table:table-cell>
          <table:table-cell table:formula="of:=IF([$'Image data'.AY121]=1;[$'Image data'.AZ121];&quot;&quot;)">
            <text:p/>
          </table:table-cell>
          <table:table-cell table:formula="of:=IF([$'Image data'.BF121]=1;[$'Image data'.BG121];&quot;&quot;)" office:value-type="string" office:string-value="12 x 18 inches, 30 x 46 cm" calcext:value-type="string">
            <text:p>12 x 18 inches, 30 x 46 cm</text:p>
          </table:table-cell>
          <table:table-cell table:formula="of:=IF([$'Image data'.BM121]=1;[$'Image data'.BN121];&quot;&quot;)">
            <text:p/>
          </table:table-cell>
          <table:table-cell table:formula="of:=IF([$'Image data'.BT121]=1;[$'Image data'.BU121];&quot;&quot;)">
            <text:p/>
          </table:table-cell>
          <table:table-cell table:formula="of:=IF([$'Image data'.CA121]=1;[$'Image data'.CB121];&quot;&quot;)">
            <text:p/>
          </table:table-cell>
          <table:table-cell table:number-columns-repeated="5"/>
        </table:table-row>
        <table:table-row table:style-name="ro4">
          <table:table-cell table:formula="of:=[$'Image data'.C122]" office:value-type="string" office:string-value="Wary Brown Bear" calcext:value-type="string">
            <text:p>Wary Brown Bear</text:p>
          </table:table-cell>
          <table:table-cell table:formula="of:=[$'Image data'.D122]" office:value-type="string" office:string-value="While this mother was feeding she kept one eye out all the time as her three cubs were with her. Despite a lot of protection in Slovenia the bears are still very wary of human contact." calcext:value-type="string">
            <text:p>While this mother was feeding she kept one eye out all the time as her three cubs were with her. Despite a lot of protection in Slovenia the bears are still very wary of human contact.</text:p>
          </table:table-cell>
          <table:table-cell table:formula="of:=[$'Image data'.B122]" office:value-type="string" office:string-value="PrintGalleryImage-121.jpg" calcext:value-type="string">
            <text:p>PrintGalleryImage-121.jpg</text:p>
          </table:table-cell>
          <table:table-cell table:formula="of:=IF([$'Image data'.P122]=1;[$'Image data'.Q122];&quot;&quot;)" office:value-type="string" office:string-value="8 x 12 inches, 20 x 30 cm" calcext:value-type="string">
            <text:p>8 x 12 inches, 20 x 30 cm</text:p>
          </table:table-cell>
          <table:table-cell table:formula="of:=IF([$'Image data'.W122]=1;[$'Image data'.X122];&quot;&quot;)" office:value-type="string" office:string-value="12 x 18 inches, 30 x 46 cm" calcext:value-type="string">
            <text:p>12 x 18 inches, 30 x 46 cm</text:p>
          </table:table-cell>
          <table:table-cell table:formula="of:=IF([$'Image data'.AD122]=1;[$'Image data'.AE122];&quot;&quot;)" office:value-type="string" office:string-value="16 x 24 inches, 41 x 61 cm" calcext:value-type="string">
            <text:p>16 x 24 inches, 41 x 61 cm</text:p>
          </table:table-cell>
          <table:table-cell table:formula="of:=IF([$'Image data'.AK122]=1;[$'Image data'.AL122];&quot;&quot;)" office:value-type="string" office:string-value="20 x 30 inches, 51 x 76 cm" calcext:value-type="string">
            <text:p>20 x 30 inches, 51 x 76 cm</text:p>
          </table:table-cell>
          <table:table-cell table:formula="of:=IF([$'Image data'.AR122]=1;[$'Image data'.AS122];&quot;&quot;)" office:value-type="string" office:string-value="24 x 36 inches, 61 x 91 cm" calcext:value-type="string">
            <text:p>24 x 36 inches, 61 x 91 cm</text:p>
          </table:table-cell>
          <table:table-cell table:formula="of:=IF([$'Image data'.AY122]=1;[$'Image data'.AZ122];&quot;&quot;)" office:value-type="string" office:string-value="8 x 12 inches, 20 x 30 cm" calcext:value-type="string">
            <text:p>8 x 12 inches, 20 x 30 cm</text:p>
          </table:table-cell>
          <table:table-cell table:formula="of:=IF([$'Image data'.BF122]=1;[$'Image data'.BG122];&quot;&quot;)" office:value-type="string" office:string-value="12 x 18 inches, 30 x 46 cm" calcext:value-type="string">
            <text:p>12 x 18 inches, 30 x 46 cm</text:p>
          </table:table-cell>
          <table:table-cell table:formula="of:=IF([$'Image data'.BM122]=1;[$'Image data'.BN122];&quot;&quot;)" office:value-type="string" office:string-value="16 x 24 inches, 41 x 61 cm" calcext:value-type="string">
            <text:p>16 x 24 inches, 41 x 61 cm</text:p>
          </table:table-cell>
          <table:table-cell table:formula="of:=IF([$'Image data'.BT122]=1;[$'Image data'.BU122];&quot;&quot;)" office:value-type="string" office:string-value="20 x 30 inches, 51 x 76 cm" calcext:value-type="string">
            <text:p>20 x 30 inches, 51 x 76 cm</text:p>
          </table:table-cell>
          <table:table-cell table:formula="of:=IF([$'Image data'.CA122]=1;[$'Image data'.CB122];&quot;&quot;)" office:value-type="string" office:string-value="24 x 36 inches, 61 x 91 cm" calcext:value-type="string">
            <text:p>24 x 36 inches, 61 x 91 cm</text:p>
          </table:table-cell>
          <table:table-cell table:number-columns-repeated="5"/>
        </table:table-row>
        <table:table-row table:style-name="ro4">
          <table:table-cell table:formula="of:=[$'Image data'.C123]" office:value-type="string" office:string-value="Brown Bear Portrait" calcext:value-type="string">
            <text:p>Brown Bear Portrait</text:p>
          </table:table-cell>
          <table:table-cell table:formula="of:=[$'Image data'.D123]" office:value-type="string" office:string-value="The brown bear is not so common in Europe any more but their numbers are increasing due to a huge reduction in hunting and an increase in photographic hides in areas frequented by the bears." calcext:value-type="string">
            <text:p>The brown bear is not so common in Europe any more but their numbers are increasing due to a huge reduction in hunting and an increase in photographic hides in areas frequented by the bears.</text:p>
          </table:table-cell>
          <table:table-cell table:formula="of:=[$'Image data'.B123]" office:value-type="string" office:string-value="PrintGalleryImage-122.jpg" calcext:value-type="string">
            <text:p>PrintGalleryImage-122.jpg</text:p>
          </table:table-cell>
          <table:table-cell table:formula="of:=IF([$'Image data'.P123]=1;[$'Image data'.Q123];&quot;&quot;)" office:value-type="string" office:string-value="8 x 8 inches, 20 x 20 cm" calcext:value-type="string">
            <text:p>8 x 8 inches, 20 x 20 cm</text:p>
          </table:table-cell>
          <table:table-cell table:formula="of:=IF([$'Image data'.W123]=1;[$'Image data'.X123];&quot;&quot;)" office:value-type="string" office:string-value="12 x 12 inches, 30 x 30 cm" calcext:value-type="string">
            <text:p>12 x 12 inches, 30 x 30 cm</text:p>
          </table:table-cell>
          <table:table-cell table:formula="of:=IF([$'Image data'.AD123]=1;[$'Image data'.AE123];&quot;&quot;)" office:value-type="string" office:string-value="16 x 16 inches, 41 x 41 cm" calcext:value-type="string">
            <text:p>16 x 16 inches, 41 x 41 cm</text:p>
          </table:table-cell>
          <table:table-cell table:formula="of:=IF([$'Image data'.AK123]=1;[$'Image data'.AL123];&quot;&quot;)" office:value-type="string" office:string-value="20 x 20 inches, 51 x 51 cm" calcext:value-type="string">
            <text:p>20 x 20 inches, 51 x 51 cm</text:p>
          </table:table-cell>
          <table:table-cell table:formula="of:=IF([$'Image data'.AR123]=1;[$'Image data'.AS123];&quot;&quot;)" office:value-type="string" office:string-value="24 x 24 inches, 61 x 61 cm" calcext:value-type="string">
            <text:p>24 x 24 inches, 61 x 61 cm</text:p>
          </table:table-cell>
          <table:table-cell table:formula="of:=IF([$'Image data'.AY123]=1;[$'Image data'.AZ123];&quot;&quot;)" office:value-type="string" office:string-value="8 x 8 inches, 20 x 20 cm" calcext:value-type="string">
            <text:p>8 x 8 inches, 20 x 20 cm</text:p>
          </table:table-cell>
          <table:table-cell table:formula="of:=IF([$'Image data'.BF123]=1;[$'Image data'.BG123];&quot;&quot;)" office:value-type="string" office:string-value="12 x 12 inches, 30 x 30 cm" calcext:value-type="string">
            <text:p>12 x 12 inches, 30 x 30 cm</text:p>
          </table:table-cell>
          <table:table-cell table:formula="of:=IF([$'Image data'.BM123]=1;[$'Image data'.BN123];&quot;&quot;)" office:value-type="string" office:string-value="16 x 16 inches, 41 x 41 cm" calcext:value-type="string">
            <text:p>16 x 16 inches, 41 x 41 cm</text:p>
          </table:table-cell>
          <table:table-cell table:formula="of:=IF([$'Image data'.BT123]=1;[$'Image data'.BU123];&quot;&quot;)" office:value-type="string" office:string-value="20 x 20 inches, 51 x 51 cm" calcext:value-type="string">
            <text:p>20 x 20 inches, 51 x 51 cm</text:p>
          </table:table-cell>
          <table:table-cell table:formula="of:=IF([$'Image data'.CA123]=1;[$'Image data'.CB123];&quot;&quot;)" office:value-type="string" office:string-value="24 x 24 inches, 61 x 61 cm" calcext:value-type="string">
            <text:p>24 x 24 inches, 61 x 61 cm</text:p>
          </table:table-cell>
          <table:table-cell table:number-columns-repeated="5"/>
        </table:table-row>
        <table:table-row table:style-name="ro4">
          <table:table-cell table:formula="of:=[$'Image data'.C124]" office:value-type="string" office:string-value="Immature Brown Bear" calcext:value-type="string">
            <text:p>Immature Brown Bear</text:p>
          </table:table-cell>
          <table:table-cell table:formula="of:=[$'Image data'.D124]" office:value-type="string" office:string-value="I met my first bears in Canada by chance. However the thrill of seeing bears in Europe was so much more, knowing how much they are threatened by years of over population. This Slovenian bear was part of a family well known to the locals, who get fed grain regularly to prevent them wandering down into villages." calcext:value-type="string">
            <text:p>I met my first bears in Canada by chance. However the thrill of seeing bears in Europe was so much more, knowing how much they are threatened by years of over population. This Slovenian bear was part of a family well known to the locals, who get fed grain regularly to prevent them wandering down into villages.</text:p>
          </table:table-cell>
          <table:table-cell table:formula="of:=[$'Image data'.B124]" office:value-type="string" office:string-value="PrintGalleryImage-123.jpg" calcext:value-type="string">
            <text:p>PrintGalleryImage-123.jpg</text:p>
          </table:table-cell>
          <table:table-cell table:formula="of:=IF([$'Image data'.P124]=1;[$'Image data'.Q124];&quot;&quot;)" office:value-type="string" office:string-value="8 x 12 inches, 20 x 30 cm" calcext:value-type="string">
            <text:p>8 x 12 inches, 20 x 30 cm</text:p>
          </table:table-cell>
          <table:table-cell table:formula="of:=IF([$'Image data'.W124]=1;[$'Image data'.X124];&quot;&quot;)" office:value-type="string" office:string-value="12 x 18 inches, 30 x 46 cm" calcext:value-type="string">
            <text:p>12 x 18 inches, 30 x 46 cm</text:p>
          </table:table-cell>
          <table:table-cell table:formula="of:=IF([$'Image data'.AD124]=1;[$'Image data'.AE124];&quot;&quot;)" office:value-type="string" office:string-value="16 x 24 inches, 41 x 61 cm" calcext:value-type="string">
            <text:p>16 x 24 inches, 41 x 61 cm</text:p>
          </table:table-cell>
          <table:table-cell table:formula="of:=IF([$'Image data'.AK124]=1;[$'Image data'.AL124];&quot;&quot;)" office:value-type="string" office:string-value="20 x 30 inches, 51 x 76 cm" calcext:value-type="string">
            <text:p>20 x 30 inches, 51 x 76 cm</text:p>
          </table:table-cell>
          <table:table-cell table:formula="of:=IF([$'Image data'.AR124]=1;[$'Image data'.AS124];&quot;&quot;)" office:value-type="string" office:string-value="24 x 36 inches, 61 x 91 cm" calcext:value-type="string">
            <text:p>24 x 36 inches, 61 x 91 cm</text:p>
          </table:table-cell>
          <table:table-cell table:formula="of:=IF([$'Image data'.AY124]=1;[$'Image data'.AZ124];&quot;&quot;)" office:value-type="string" office:string-value="8 x 12 inches, 20 x 30 cm" calcext:value-type="string">
            <text:p>8 x 12 inches, 20 x 30 cm</text:p>
          </table:table-cell>
          <table:table-cell table:formula="of:=IF([$'Image data'.BF124]=1;[$'Image data'.BG124];&quot;&quot;)" office:value-type="string" office:string-value="12 x 18 inches, 30 x 46 cm" calcext:value-type="string">
            <text:p>12 x 18 inches, 30 x 46 cm</text:p>
          </table:table-cell>
          <table:table-cell table:formula="of:=IF([$'Image data'.BM124]=1;[$'Image data'.BN124];&quot;&quot;)" office:value-type="string" office:string-value="16 x 24 inches, 41 x 61 cm" calcext:value-type="string">
            <text:p>16 x 24 inches, 41 x 61 cm</text:p>
          </table:table-cell>
          <table:table-cell table:formula="of:=IF([$'Image data'.BT124]=1;[$'Image data'.BU124];&quot;&quot;)" office:value-type="string" office:string-value="20 x 30 inches, 51 x 76 cm" calcext:value-type="string">
            <text:p>20 x 30 inches, 51 x 76 cm</text:p>
          </table:table-cell>
          <table:table-cell table:formula="of:=IF([$'Image data'.CA124]=1;[$'Image data'.CB124];&quot;&quot;)" office:value-type="string" office:string-value="24 x 36 inches, 61 x 91 cm" calcext:value-type="string">
            <text:p>24 x 36 inches, 61 x 91 cm</text:p>
          </table:table-cell>
          <table:table-cell table:number-columns-repeated="5"/>
        </table:table-row>
        <table:table-row table:style-name="ro4">
          <table:table-cell table:formula="of:=[$'Image data'.C125]" office:value-type="string" office:string-value="Brown Bear Portrait 2" calcext:value-type="string">
            <text:p>Brown Bear Portrait 2</text:p>
          </table:table-cell>
          <table:table-cell table:formula="of:=[$'Image data'.D125]" office:value-type="string" office:string-value="All I can say is that if I was a bear the number of insects would really annoy me regardless of the thick fur." calcext:value-type="string">
            <text:p>All I can say is that if I was a bear the number of insects would really annoy me regardless of the thick fur.</text:p>
          </table:table-cell>
          <table:table-cell table:formula="of:=[$'Image data'.B125]" office:value-type="string" office:string-value="PrintGalleryImage-124.jpg" calcext:value-type="string">
            <text:p>PrintGalleryImage-124.jpg</text:p>
          </table:table-cell>
          <table:table-cell table:formula="of:=IF([$'Image data'.P125]=1;[$'Image data'.Q125];&quot;&quot;)" office:value-type="string" office:string-value="8 x 8 inches, 20 x 20 cm" calcext:value-type="string">
            <text:p>8 x 8 inches, 20 x 20 cm</text:p>
          </table:table-cell>
          <table:table-cell table:formula="of:=IF([$'Image data'.W125]=1;[$'Image data'.X125];&quot;&quot;)" office:value-type="string" office:string-value="12 x 12 inches, 30 x 30 cm" calcext:value-type="string">
            <text:p>12 x 12 inches, 30 x 30 cm</text:p>
          </table:table-cell>
          <table:table-cell table:formula="of:=IF([$'Image data'.AD125]=1;[$'Image data'.AE125];&quot;&quot;)" office:value-type="string" office:string-value="16 x 16 inches, 41 x 41 cm" calcext:value-type="string">
            <text:p>16 x 16 inches, 41 x 41 cm</text:p>
          </table:table-cell>
          <table:table-cell table:formula="of:=IF([$'Image data'.AK125]=1;[$'Image data'.AL125];&quot;&quot;)" office:value-type="string" office:string-value="20 x 20 inches, 51 x 51 cm" calcext:value-type="string">
            <text:p>20 x 20 inches, 51 x 51 cm</text:p>
          </table:table-cell>
          <table:table-cell table:formula="of:=IF([$'Image data'.AR125]=1;[$'Image data'.AS125];&quot;&quot;)" office:value-type="string" office:string-value="24 x 24 inches, 61 x 61 cm" calcext:value-type="string">
            <text:p>24 x 24 inches, 61 x 61 cm</text:p>
          </table:table-cell>
          <table:table-cell table:formula="of:=IF([$'Image data'.AY125]=1;[$'Image data'.AZ125];&quot;&quot;)" office:value-type="string" office:string-value="8 x 8 inches, 20 x 20 cm" calcext:value-type="string">
            <text:p>8 x 8 inches, 20 x 20 cm</text:p>
          </table:table-cell>
          <table:table-cell table:formula="of:=IF([$'Image data'.BF125]=1;[$'Image data'.BG125];&quot;&quot;)" office:value-type="string" office:string-value="12 x 12 inches, 30 x 30 cm" calcext:value-type="string">
            <text:p>12 x 12 inches, 30 x 30 cm</text:p>
          </table:table-cell>
          <table:table-cell table:formula="of:=IF([$'Image data'.BM125]=1;[$'Image data'.BN125];&quot;&quot;)" office:value-type="string" office:string-value="16 x 16 inches, 41 x 41 cm" calcext:value-type="string">
            <text:p>16 x 16 inches, 41 x 41 cm</text:p>
          </table:table-cell>
          <table:table-cell table:formula="of:=IF([$'Image data'.BT125]=1;[$'Image data'.BU125];&quot;&quot;)" office:value-type="string" office:string-value="20 x 20 inches, 51 x 51 cm" calcext:value-type="string">
            <text:p>20 x 20 inches, 51 x 51 cm</text:p>
          </table:table-cell>
          <table:table-cell table:formula="of:=IF([$'Image data'.CA125]=1;[$'Image data'.CB125];&quot;&quot;)" office:value-type="string" office:string-value="24 x 24 inches, 61 x 61 cm" calcext:value-type="string">
            <text:p>24 x 24 inches, 61 x 61 cm</text:p>
          </table:table-cell>
          <table:table-cell table:number-columns-repeated="5"/>
        </table:table-row>
        <table:table-row table:style-name="ro4">
          <table:table-cell table:formula="of:=[$'Image data'.C126]" office:value-type="string" office:string-value="Flirting Swans" calcext:value-type="string">
            <text:p>Flirting Swans</text:p>
          </table:table-cell>
          <table:table-cell table:formula="of:=[$'Image data'.D126]" office:value-type="string" office:string-value="This shot might be a bit of a cliché, but the glow of the morning sun coming through the fog on Chiemsee in Bavaria really adds a special atmosphere." calcext:value-type="string">
            <text:p>This shot might be a bit of a cliché, but the glow of the morning sun coming through the fog on Chiemsee in Bavaria really adds a special atmosphere.</text:p>
          </table:table-cell>
          <table:table-cell table:formula="of:=[$'Image data'.B126]" office:value-type="string" office:string-value="PrintGalleryImage-125.jpg" calcext:value-type="string">
            <text:p>PrintGalleryImage-125.jpg</text:p>
          </table:table-cell>
          <table:table-cell table:formula="of:=IF([$'Image data'.P126]=1;[$'Image data'.Q126];&quot;&quot;)" office:value-type="string" office:string-value="8 x 12 inches, 20 x 30 cm" calcext:value-type="string">
            <text:p>8 x 12 inches, 20 x 30 cm</text:p>
          </table:table-cell>
          <table:table-cell table:formula="of:=IF([$'Image data'.W126]=1;[$'Image data'.X126];&quot;&quot;)" office:value-type="string" office:string-value="12 x 18 inches, 30 x 46 cm" calcext:value-type="string">
            <text:p>12 x 18 inches, 30 x 46 cm</text:p>
          </table:table-cell>
          <table:table-cell table:formula="of:=IF([$'Image data'.AD126]=1;[$'Image data'.AE126];&quot;&quot;)" office:value-type="string" office:string-value="16 x 24 inches, 41 x 61 cm" calcext:value-type="string">
            <text:p>16 x 24 inches, 41 x 61 cm</text:p>
          </table:table-cell>
          <table:table-cell table:formula="of:=IF([$'Image data'.AK126]=1;[$'Image data'.AL126];&quot;&quot;)" office:value-type="string" office:string-value="20 x 30 inches, 51 x 76 cm" calcext:value-type="string">
            <text:p>20 x 30 inches, 51 x 76 cm</text:p>
          </table:table-cell>
          <table:table-cell table:formula="of:=IF([$'Image data'.AR126]=1;[$'Image data'.AS126];&quot;&quot;)">
            <text:p/>
          </table:table-cell>
          <table:table-cell table:formula="of:=IF([$'Image data'.AY126]=1;[$'Image data'.AZ126];&quot;&quot;)">
            <text:p/>
          </table:table-cell>
          <table:table-cell table:formula="of:=IF([$'Image data'.BF126]=1;[$'Image data'.BG126];&quot;&quot;)">
            <text:p/>
          </table:table-cell>
          <table:table-cell table:formula="of:=IF([$'Image data'.BM126]=1;[$'Image data'.BN126];&quot;&quot;)">
            <text:p/>
          </table:table-cell>
          <table:table-cell table:formula="of:=IF([$'Image data'.BT126]=1;[$'Image data'.BU126];&quot;&quot;)">
            <text:p/>
          </table:table-cell>
          <table:table-cell table:formula="of:=IF([$'Image data'.CA126]=1;[$'Image data'.CB126];&quot;&quot;)">
            <text:p/>
          </table:table-cell>
          <table:table-cell table:number-columns-repeated="5"/>
        </table:table-row>
        <table:table-row table:style-name="ro4">
          <table:table-cell table:formula="of:=[$'Image data'.C127]" office:value-type="string" office:string-value="Close up with a Fly" calcext:value-type="string">
            <text:p>Close up with a Fly</text:p>
          </table:table-cell>
          <table:table-cell table:formula="of:=[$'Image data'.D127]" office:value-type="string" office:string-value="I find the eyes of flies so fascinating. There is something about them that makes them so compelling in an image even though they are so different from our own. The eye of any animal is important in a wildlife photo but for some reason I find myself equally drawn to fly eyes as much as those of mammals or birds." calcext:value-type="string">
            <text:p>I find the eyes of flies so fascinating. There is something about them that makes them so compelling in an image even though they are so different from our own. The eye of any animal is important in a wildlife photo but for some reason I find myself equally drawn to fly eyes as much as those of mammals or birds.</text:p>
          </table:table-cell>
          <table:table-cell table:formula="of:=[$'Image data'.B127]" office:value-type="string" office:string-value="PrintGalleryImage-126.jpg" calcext:value-type="string">
            <text:p>PrintGalleryImage-126.jpg</text:p>
          </table:table-cell>
          <table:table-cell table:formula="of:=IF([$'Image data'.P127]=1;[$'Image data'.Q127];&quot;&quot;)">
            <text:p/>
          </table:table-cell>
          <table:table-cell table:formula="of:=IF([$'Image data'.W127]=1;[$'Image data'.X127];&quot;&quot;)">
            <text:p/>
          </table:table-cell>
          <table:table-cell table:formula="of:=IF([$'Image data'.AD127]=1;[$'Image data'.AE127];&quot;&quot;)">
            <text:p/>
          </table:table-cell>
          <table:table-cell table:formula="of:=IF([$'Image data'.AK127]=1;[$'Image data'.AL127];&quot;&quot;)">
            <text:p/>
          </table:table-cell>
          <table:table-cell table:formula="of:=IF([$'Image data'.AR127]=1;[$'Image data'.AS127];&quot;&quot;)">
            <text:p/>
          </table:table-cell>
          <table:table-cell table:formula="of:=IF([$'Image data'.AY127]=1;[$'Image data'.AZ127];&quot;&quot;)">
            <text:p/>
          </table:table-cell>
          <table:table-cell table:formula="of:=IF([$'Image data'.BF127]=1;[$'Image data'.BG127];&quot;&quot;)">
            <text:p/>
          </table:table-cell>
          <table:table-cell table:formula="of:=IF([$'Image data'.BM127]=1;[$'Image data'.BN127];&quot;&quot;)">
            <text:p/>
          </table:table-cell>
          <table:table-cell table:formula="of:=IF([$'Image data'.BT127]=1;[$'Image data'.BU127];&quot;&quot;)">
            <text:p/>
          </table:table-cell>
          <table:table-cell table:formula="of:=IF([$'Image data'.CA127]=1;[$'Image data'.CB127];&quot;&quot;)">
            <text:p/>
          </table:table-cell>
          <table:table-cell table:number-columns-repeated="5"/>
        </table:table-row>
        <table:table-row table:style-name="ro4">
          <table:table-cell table:formula="of:=[$'Image data'.C128]" office:value-type="string" office:string-value="Cricket on Leaves" calcext:value-type="string">
            <text:p>Cricket on Leaves</text:p>
          </table:table-cell>
          <table:table-cell table:formula="of:=[$'Image data'.D128]" office:value-type="string" office:string-value="Night time jungle walks are the best when it comes to seeing species. However they aren't as good for photographs. Sometimes though a cricket will stay still long enough." calcext:value-type="string">
            <text:p>Night time jungle walks are the best when it comes to seeing species. However they aren't as good for photographs. Sometimes though a cricket will stay still long enough.</text:p>
          </table:table-cell>
          <table:table-cell table:formula="of:=[$'Image data'.B128]" office:value-type="string" office:string-value="PrintGalleryImage-127.jpg" calcext:value-type="string">
            <text:p>PrintGalleryImage-127.jpg</text:p>
          </table:table-cell>
          <table:table-cell table:formula="of:=IF([$'Image data'.P128]=1;[$'Image data'.Q128];&quot;&quot;)" office:value-type="string" office:string-value="8 x 10 inches, 20 x 25 cm" calcext:value-type="string">
            <text:p>8 x 10 inches, 20 x 25 cm</text:p>
          </table:table-cell>
          <table:table-cell table:formula="of:=IF([$'Image data'.W128]=1;[$'Image data'.X128];&quot;&quot;)" office:value-type="string" office:string-value="12 x 15 inches, 30 x 38 cm" calcext:value-type="string">
            <text:p>12 x 15 inches, 30 x 38 cm</text:p>
          </table:table-cell>
          <table:table-cell table:formula="of:=IF([$'Image data'.AD128]=1;[$'Image data'.AE128];&quot;&quot;)" office:value-type="string" office:string-value="16 x 20 inches, 41 x 51 cm" calcext:value-type="string">
            <text:p>16 x 20 inches, 41 x 51 cm</text:p>
          </table:table-cell>
          <table:table-cell table:formula="of:=IF([$'Image data'.AK128]=1;[$'Image data'.AL128];&quot;&quot;)" office:value-type="string" office:string-value="20 x 25 inches, 51 x 64 cm" calcext:value-type="string">
            <text:p>20 x 25 inches, 51 x 64 cm</text:p>
          </table:table-cell>
          <table:table-cell table:formula="of:=IF([$'Image data'.AR128]=1;[$'Image data'.AS128];&quot;&quot;)" office:value-type="string" office:string-value="24 x 30 inches, 61 x 76 cm" calcext:value-type="string">
            <text:p>24 x 30 inches, 61 x 76 cm</text:p>
          </table:table-cell>
          <table:table-cell table:formula="of:=IF([$'Image data'.AY128]=1;[$'Image data'.AZ128];&quot;&quot;)" office:value-type="string" office:string-value="8 x 10 inches, 20 x 25 cm" calcext:value-type="string">
            <text:p>8 x 10 inches, 20 x 25 cm</text:p>
          </table:table-cell>
          <table:table-cell table:formula="of:=IF([$'Image data'.BF128]=1;[$'Image data'.BG128];&quot;&quot;)" office:value-type="string" office:string-value="12 x 15 inches, 30 x 38 cm" calcext:value-type="string">
            <text:p>12 x 15 inches, 30 x 38 cm</text:p>
          </table:table-cell>
          <table:table-cell table:formula="of:=IF([$'Image data'.BM128]=1;[$'Image data'.BN128];&quot;&quot;)" office:value-type="string" office:string-value="16 x 20 inches, 41 x 51 cm" calcext:value-type="string">
            <text:p>16 x 20 inches, 41 x 51 cm</text:p>
          </table:table-cell>
          <table:table-cell table:formula="of:=IF([$'Image data'.BT128]=1;[$'Image data'.BU128];&quot;&quot;)" office:value-type="string" office:string-value="20 x 25 inches, 51 x 64 cm" calcext:value-type="string">
            <text:p>20 x 25 inches, 51 x 64 cm</text:p>
          </table:table-cell>
          <table:table-cell table:formula="of:=IF([$'Image data'.CA128]=1;[$'Image data'.CB128];&quot;&quot;)">
            <text:p/>
          </table:table-cell>
          <table:table-cell table:number-columns-repeated="5"/>
        </table:table-row>
        <table:table-row table:style-name="ro4">
          <table:table-cell table:formula="of:=[$'Image data'.C129]" office:value-type="string" office:string-value="Feeding Capuchin Monkey" calcext:value-type="string">
            <text:p>Feeding Capuchin Monkey</text:p>
          </table:table-cell>
          <table:table-cell table:formula="of:=[$'Image data'.D129]" office:value-type="string" office:string-value="The capuchin monkeys of Costa Rica are easy to find. Not so easy to capture with a camera. They move quickly and don't stay still for long. Getting this guy eating was lucky as he stayed a bit longer to allow me to get the image." calcext:value-type="string">
            <text:p>The capuchin monkeys of Costa Rica are easy to find. Not so easy to capture with a camera. They move quickly and don't stay still for long. Getting this guy eating was lucky as he stayed a bit longer to allow me to get the image.</text:p>
          </table:table-cell>
          <table:table-cell table:formula="of:=[$'Image data'.B129]" office:value-type="string" office:string-value="PrintGalleryImage-128.jpg" calcext:value-type="string">
            <text:p>PrintGalleryImage-128.jpg</text:p>
          </table:table-cell>
          <table:table-cell table:formula="of:=IF([$'Image data'.P129]=1;[$'Image data'.Q129];&quot;&quot;)" office:value-type="string" office:string-value="8 x 12 inches, 20 x 30 cm" calcext:value-type="string">
            <text:p>8 x 12 inches, 20 x 30 cm</text:p>
          </table:table-cell>
          <table:table-cell table:formula="of:=IF([$'Image data'.W129]=1;[$'Image data'.X129];&quot;&quot;)" office:value-type="string" office:string-value="12 x 18 inches, 30 x 46 cm" calcext:value-type="string">
            <text:p>12 x 18 inches, 30 x 46 cm</text:p>
          </table:table-cell>
          <table:table-cell table:formula="of:=IF([$'Image data'.AD129]=1;[$'Image data'.AE129];&quot;&quot;)" office:value-type="string" office:string-value="16 x 24 inches, 41 x 61 cm" calcext:value-type="string">
            <text:p>16 x 24 inches, 41 x 61 cm</text:p>
          </table:table-cell>
          <table:table-cell table:formula="of:=IF([$'Image data'.AK129]=1;[$'Image data'.AL129];&quot;&quot;)" office:value-type="string" office:string-value="20 x 30 inches, 51 x 76 cm" calcext:value-type="string">
            <text:p>20 x 30 inches, 51 x 76 cm</text:p>
          </table:table-cell>
          <table:table-cell table:formula="of:=IF([$'Image data'.AR129]=1;[$'Image data'.AS129];&quot;&quot;)" office:value-type="string" office:string-value="24 x 36 inches, 61 x 91 cm" calcext:value-type="string">
            <text:p>24 x 36 inches, 61 x 91 cm</text:p>
          </table:table-cell>
          <table:table-cell table:formula="of:=IF([$'Image data'.AY129]=1;[$'Image data'.AZ129];&quot;&quot;)" office:value-type="string" office:string-value="8 x 12 inches, 20 x 30 cm" calcext:value-type="string">
            <text:p>8 x 12 inches, 20 x 30 cm</text:p>
          </table:table-cell>
          <table:table-cell table:formula="of:=IF([$'Image data'.BF129]=1;[$'Image data'.BG129];&quot;&quot;)" office:value-type="string" office:string-value="12 x 18 inches, 30 x 46 cm" calcext:value-type="string">
            <text:p>12 x 18 inches, 30 x 46 cm</text:p>
          </table:table-cell>
          <table:table-cell table:formula="of:=IF([$'Image data'.BM129]=1;[$'Image data'.BN129];&quot;&quot;)" office:value-type="string" office:string-value="16 x 24 inches, 41 x 61 cm" calcext:value-type="string">
            <text:p>16 x 24 inches, 41 x 61 cm</text:p>
          </table:table-cell>
          <table:table-cell table:formula="of:=IF([$'Image data'.BT129]=1;[$'Image data'.BU129];&quot;&quot;)" office:value-type="string" office:string-value="20 x 30 inches, 51 x 76 cm" calcext:value-type="string">
            <text:p>20 x 30 inches, 51 x 76 cm</text:p>
          </table:table-cell>
          <table:table-cell table:formula="of:=IF([$'Image data'.CA129]=1;[$'Image data'.CB129];&quot;&quot;)" office:value-type="string" office:string-value="24 x 36 inches, 61 x 91 cm" calcext:value-type="string">
            <text:p>24 x 36 inches, 61 x 91 cm</text:p>
          </table:table-cell>
          <table:table-cell table:number-columns-repeated="5"/>
        </table:table-row>
        <table:table-row table:style-name="ro4">
          <table:table-cell table:formula="of:=[$'Image data'.C130]" office:value-type="string" office:string-value="Watchful Capuchin Monkey" calcext:value-type="string">
            <text:p>Watchful Capuchin Monkey</text:p>
          </table:table-cell>
          <table:table-cell table:formula="of:=[$'Image data'.D130]" office:value-type="string" office:string-value="In Manuel Antonio National Park I met a group of capuchin monkeys and this watchful mother. Even though it is one of the busiest parks with tons of people this band were willing to feed near to the pathways and so gave me plenty of photo opportunities." calcext:value-type="string">
            <text:p>In Manuel Antonio National Park I met a group of capuchin monkeys and this watchful mother. Even though it is one of the busiest parks with tons of people this band were willing to feed near to the pathways and so gave me plenty of photo opportunities.</text:p>
          </table:table-cell>
          <table:table-cell table:formula="of:=[$'Image data'.B130]" office:value-type="string" office:string-value="PrintGalleryImage-129.jpg" calcext:value-type="string">
            <text:p>PrintGalleryImage-129.jpg</text:p>
          </table:table-cell>
          <table:table-cell table:formula="of:=IF([$'Image data'.P130]=1;[$'Image data'.Q130];&quot;&quot;)" office:value-type="string" office:string-value="8 x 10 inches, 20 x 25 cm" calcext:value-type="string">
            <text:p>8 x 10 inches, 20 x 25 cm</text:p>
          </table:table-cell>
          <table:table-cell table:formula="of:=IF([$'Image data'.W130]=1;[$'Image data'.X130];&quot;&quot;)" office:value-type="string" office:string-value="12 x 15 inches, 30 x 38 cm" calcext:value-type="string">
            <text:p>12 x 15 inches, 30 x 38 cm</text:p>
          </table:table-cell>
          <table:table-cell table:formula="of:=IF([$'Image data'.AD130]=1;[$'Image data'.AE130];&quot;&quot;)" office:value-type="string" office:string-value="16 x 20 inches, 41 x 51 cm" calcext:value-type="string">
            <text:p>16 x 20 inches, 41 x 51 cm</text:p>
          </table:table-cell>
          <table:table-cell table:formula="of:=IF([$'Image data'.AK130]=1;[$'Image data'.AL130];&quot;&quot;)" office:value-type="string" office:string-value="20 x 25 inches, 51 x 64 cm" calcext:value-type="string">
            <text:p>20 x 25 inches, 51 x 64 cm</text:p>
          </table:table-cell>
          <table:table-cell table:formula="of:=IF([$'Image data'.AR130]=1;[$'Image data'.AS130];&quot;&quot;)" office:value-type="string" office:string-value="24 x 30 inches, 61 x 76 cm" calcext:value-type="string">
            <text:p>24 x 30 inches, 61 x 76 cm</text:p>
          </table:table-cell>
          <table:table-cell table:formula="of:=IF([$'Image data'.AY130]=1;[$'Image data'.AZ130];&quot;&quot;)" office:value-type="string" office:string-value="8 x 10 inches, 20 x 25 cm" calcext:value-type="string">
            <text:p>8 x 10 inches, 20 x 25 cm</text:p>
          </table:table-cell>
          <table:table-cell table:formula="of:=IF([$'Image data'.BF130]=1;[$'Image data'.BG130];&quot;&quot;)" office:value-type="string" office:string-value="12 x 15 inches, 30 x 38 cm" calcext:value-type="string">
            <text:p>12 x 15 inches, 30 x 38 cm</text:p>
          </table:table-cell>
          <table:table-cell table:formula="of:=IF([$'Image data'.BM130]=1;[$'Image data'.BN130];&quot;&quot;)" office:value-type="string" office:string-value="16 x 20 inches, 41 x 51 cm" calcext:value-type="string">
            <text:p>16 x 20 inches, 41 x 51 cm</text:p>
          </table:table-cell>
          <table:table-cell table:formula="of:=IF([$'Image data'.BT130]=1;[$'Image data'.BU130];&quot;&quot;)" office:value-type="string" office:string-value="20 x 25 inches, 51 x 64 cm" calcext:value-type="string">
            <text:p>20 x 25 inches, 51 x 64 cm</text:p>
          </table:table-cell>
          <table:table-cell table:formula="of:=IF([$'Image data'.CA130]=1;[$'Image data'.CB130];&quot;&quot;)" office:value-type="string" office:string-value="24 x 30 inches, 61 x 76 cm" calcext:value-type="string">
            <text:p>24 x 30 inches, 61 x 76 cm</text:p>
          </table:table-cell>
          <table:table-cell table:number-columns-repeated="5"/>
        </table:table-row>
        <table:table-row table:style-name="ro4">
          <table:table-cell table:formula="of:=[$'Image data'.C131]" office:value-type="string" office:string-value="Black-throated Trogon" calcext:value-type="string">
            <text:p>Black-throated Trogon</text:p>
          </table:table-cell>
          <table:table-cell table:formula="of:=[$'Image data'.D131]" office:value-type="string" office:string-value="Bird life in the jungles of Costa Rica is amazing. I am a photographer not a twitcher but I was still in thrall of the huge number of species I managed to see." calcext:value-type="string">
            <text:p>Bird life in the jungles of Costa Rica is amazing. I am a photographer not a twitcher but I was still in thrall of the huge number of species I managed to see.</text:p>
          </table:table-cell>
          <table:table-cell table:formula="of:=[$'Image data'.B131]" office:value-type="string" office:string-value="PrintGalleryImage-130.jpg" calcext:value-type="string">
            <text:p>PrintGalleryImage-130.jpg</text:p>
          </table:table-cell>
          <table:table-cell table:formula="of:=IF([$'Image data'.P131]=1;[$'Image data'.Q131];&quot;&quot;)" office:value-type="string" office:string-value="8 x 12 inches, 20 x 30 cm" calcext:value-type="string">
            <text:p>8 x 12 inches, 20 x 30 cm</text:p>
          </table:table-cell>
          <table:table-cell table:formula="of:=IF([$'Image data'.W131]=1;[$'Image data'.X131];&quot;&quot;)" office:value-type="string" office:string-value="12 x 18 inches, 30 x 46 cm" calcext:value-type="string">
            <text:p>12 x 18 inches, 30 x 46 cm</text:p>
          </table:table-cell>
          <table:table-cell table:formula="of:=IF([$'Image data'.AD131]=1;[$'Image data'.AE131];&quot;&quot;)" office:value-type="string" office:string-value="16 x 24 inches, 41 x 61 cm" calcext:value-type="string">
            <text:p>16 x 24 inches, 41 x 61 cm</text:p>
          </table:table-cell>
          <table:table-cell table:formula="of:=IF([$'Image data'.AK131]=1;[$'Image data'.AL131];&quot;&quot;)" office:value-type="string" office:string-value="20 x 30 inches, 51 x 76 cm" calcext:value-type="string">
            <text:p>20 x 30 inches, 51 x 76 cm</text:p>
          </table:table-cell>
          <table:table-cell table:formula="of:=IF([$'Image data'.AR131]=1;[$'Image data'.AS131];&quot;&quot;)" office:value-type="string" office:string-value="24 x 36 inches, 61 x 91 cm" calcext:value-type="string">
            <text:p>24 x 36 inches, 61 x 91 cm</text:p>
          </table:table-cell>
          <table:table-cell table:formula="of:=IF([$'Image data'.AY131]=1;[$'Image data'.AZ131];&quot;&quot;)" office:value-type="string" office:string-value="8 x 12 inches, 20 x 30 cm" calcext:value-type="string">
            <text:p>8 x 12 inches, 20 x 30 cm</text:p>
          </table:table-cell>
          <table:table-cell table:formula="of:=IF([$'Image data'.BF131]=1;[$'Image data'.BG131];&quot;&quot;)" office:value-type="string" office:string-value="12 x 18 inches, 30 x 46 cm" calcext:value-type="string">
            <text:p>12 x 18 inches, 30 x 46 cm</text:p>
          </table:table-cell>
          <table:table-cell table:formula="of:=IF([$'Image data'.BM131]=1;[$'Image data'.BN131];&quot;&quot;)" office:value-type="string" office:string-value="16 x 24 inches, 41 x 61 cm" calcext:value-type="string">
            <text:p>16 x 24 inches, 41 x 61 cm</text:p>
          </table:table-cell>
          <table:table-cell table:formula="of:=IF([$'Image data'.BT131]=1;[$'Image data'.BU131];&quot;&quot;)" office:value-type="string" office:string-value="20 x 30 inches, 51 x 76 cm" calcext:value-type="string">
            <text:p>20 x 30 inches, 51 x 76 cm</text:p>
          </table:table-cell>
          <table:table-cell table:formula="of:=IF([$'Image data'.CA131]=1;[$'Image data'.CB131];&quot;&quot;)" office:value-type="string" office:string-value="24 x 36 inches, 61 x 91 cm" calcext:value-type="string">
            <text:p>24 x 36 inches, 61 x 91 cm</text:p>
          </table:table-cell>
          <table:table-cell table:number-columns-repeated="5"/>
        </table:table-row>
        <table:table-row table:style-name="ro4">
          <table:table-cell table:formula="of:=[$'Image data'.C132]" office:value-type="string" office:string-value="Female Black-throated Trogon" calcext:value-type="string">
            <text:p>Female Black-throated Trogon</text:p>
          </table:table-cell>
          <table:table-cell table:formula="of:=[$'Image data'.D132]" office:value-type="string" office:string-value="Costa Rica is a bird watcher's paradise. There are so many species and many of them are endemic. I just like to photograph the pretty ones." calcext:value-type="string">
            <text:p>Costa Rica is a bird watcher's paradise. There are so many species and many of them are endemic. I just like to photograph the pretty ones.</text:p>
          </table:table-cell>
          <table:table-cell table:formula="of:=[$'Image data'.B132]" office:value-type="string" office:string-value="PrintGalleryImage-131.jpg" calcext:value-type="string">
            <text:p>PrintGalleryImage-131.jpg</text:p>
          </table:table-cell>
          <table:table-cell table:formula="of:=IF([$'Image data'.P132]=1;[$'Image data'.Q132];&quot;&quot;)" office:value-type="string" office:string-value="8 x 12 inches, 20 x 30 cm" calcext:value-type="string">
            <text:p>8 x 12 inches, 20 x 30 cm</text:p>
          </table:table-cell>
          <table:table-cell table:formula="of:=IF([$'Image data'.W132]=1;[$'Image data'.X132];&quot;&quot;)" office:value-type="string" office:string-value="12 x 18 inches, 30 x 46 cm" calcext:value-type="string">
            <text:p>12 x 18 inches, 30 x 46 cm</text:p>
          </table:table-cell>
          <table:table-cell table:formula="of:=IF([$'Image data'.AD132]=1;[$'Image data'.AE132];&quot;&quot;)" office:value-type="string" office:string-value="16 x 24 inches, 41 x 61 cm" calcext:value-type="string">
            <text:p>16 x 24 inches, 41 x 61 cm</text:p>
          </table:table-cell>
          <table:table-cell table:formula="of:=IF([$'Image data'.AK132]=1;[$'Image data'.AL132];&quot;&quot;)" office:value-type="string" office:string-value="20 x 30 inches, 51 x 76 cm" calcext:value-type="string">
            <text:p>20 x 30 inches, 51 x 76 cm</text:p>
          </table:table-cell>
          <table:table-cell table:formula="of:=IF([$'Image data'.AR132]=1;[$'Image data'.AS132];&quot;&quot;)" office:value-type="string" office:string-value="24 x 36 inches, 61 x 91 cm" calcext:value-type="string">
            <text:p>24 x 36 inches, 61 x 91 cm</text:p>
          </table:table-cell>
          <table:table-cell table:formula="of:=IF([$'Image data'.AY132]=1;[$'Image data'.AZ132];&quot;&quot;)" office:value-type="string" office:string-value="8 x 12 inches, 20 x 30 cm" calcext:value-type="string">
            <text:p>8 x 12 inches, 20 x 30 cm</text:p>
          </table:table-cell>
          <table:table-cell table:formula="of:=IF([$'Image data'.BF132]=1;[$'Image data'.BG132];&quot;&quot;)" office:value-type="string" office:string-value="12 x 18 inches, 30 x 46 cm" calcext:value-type="string">
            <text:p>12 x 18 inches, 30 x 46 cm</text:p>
          </table:table-cell>
          <table:table-cell table:formula="of:=IF([$'Image data'.BM132]=1;[$'Image data'.BN132];&quot;&quot;)" office:value-type="string" office:string-value="16 x 24 inches, 41 x 61 cm" calcext:value-type="string">
            <text:p>16 x 24 inches, 41 x 61 cm</text:p>
          </table:table-cell>
          <table:table-cell table:formula="of:=IF([$'Image data'.BT132]=1;[$'Image data'.BU132];&quot;&quot;)" office:value-type="string" office:string-value="20 x 30 inches, 51 x 76 cm" calcext:value-type="string">
            <text:p>20 x 30 inches, 51 x 76 cm</text:p>
          </table:table-cell>
          <table:table-cell table:formula="of:=IF([$'Image data'.CA132]=1;[$'Image data'.CB132];&quot;&quot;)" office:value-type="string" office:string-value="24 x 36 inches, 61 x 91 cm" calcext:value-type="string">
            <text:p>24 x 36 inches, 61 x 91 cm</text:p>
          </table:table-cell>
          <table:table-cell table:number-columns-repeated="5"/>
        </table:table-row>
        <table:table-row table:style-name="ro4">
          <table:table-cell table:formula="of:=[$'Image data'.C133]" office:value-type="string" office:string-value="Spider Monkey Foraging" calcext:value-type="string">
            <text:p>Spider Monkey Foraging</text:p>
          </table:table-cell>
          <table:table-cell table:formula="of:=[$'Image data'.D133]" office:value-type="string" office:string-value="The canopy of the Costa Rican Jungle is full of life. Spider Monkeys are everywhere but it is hard to find them, when they aren't hiding behind leaves." calcext:value-type="string">
            <text:p>The canopy of the Costa Rican Jungle is full of life. Spider Monkeys are everywhere but it is hard to find them, when they aren't hiding behind leaves.</text:p>
          </table:table-cell>
          <table:table-cell table:formula="of:=[$'Image data'.B133]" office:value-type="string" office:string-value="PrintGalleryImage-132.jpg" calcext:value-type="string">
            <text:p>PrintGalleryImage-132.jpg</text:p>
          </table:table-cell>
          <table:table-cell table:formula="of:=IF([$'Image data'.P133]=1;[$'Image data'.Q133];&quot;&quot;)" office:value-type="string" office:string-value="8 x 12 inches, 20 x 30 cm" calcext:value-type="string">
            <text:p>8 x 12 inches, 20 x 30 cm</text:p>
          </table:table-cell>
          <table:table-cell table:formula="of:=IF([$'Image data'.W133]=1;[$'Image data'.X133];&quot;&quot;)" office:value-type="string" office:string-value="12 x 18 inches, 30 x 46 cm" calcext:value-type="string">
            <text:p>12 x 18 inches, 30 x 46 cm</text:p>
          </table:table-cell>
          <table:table-cell table:formula="of:=IF([$'Image data'.AD133]=1;[$'Image data'.AE133];&quot;&quot;)" office:value-type="string" office:string-value="16 x 24 inches, 41 x 61 cm" calcext:value-type="string">
            <text:p>16 x 24 inches, 41 x 61 cm</text:p>
          </table:table-cell>
          <table:table-cell table:formula="of:=IF([$'Image data'.AK133]=1;[$'Image data'.AL133];&quot;&quot;)" office:value-type="string" office:string-value="20 x 30 inches, 51 x 76 cm" calcext:value-type="string">
            <text:p>20 x 30 inches, 51 x 76 cm</text:p>
          </table:table-cell>
          <table:table-cell table:formula="of:=IF([$'Image data'.AR133]=1;[$'Image data'.AS133];&quot;&quot;)" office:value-type="string" office:string-value="24 x 36 inches, 61 x 91 cm" calcext:value-type="string">
            <text:p>24 x 36 inches, 61 x 91 cm</text:p>
          </table:table-cell>
          <table:table-cell table:formula="of:=IF([$'Image data'.AY133]=1;[$'Image data'.AZ133];&quot;&quot;)" office:value-type="string" office:string-value="8 x 12 inches, 20 x 30 cm" calcext:value-type="string">
            <text:p>8 x 12 inches, 20 x 30 cm</text:p>
          </table:table-cell>
          <table:table-cell table:formula="of:=IF([$'Image data'.BF133]=1;[$'Image data'.BG133];&quot;&quot;)" office:value-type="string" office:string-value="12 x 18 inches, 30 x 46 cm" calcext:value-type="string">
            <text:p>12 x 18 inches, 30 x 46 cm</text:p>
          </table:table-cell>
          <table:table-cell table:formula="of:=IF([$'Image data'.BM133]=1;[$'Image data'.BN133];&quot;&quot;)" office:value-type="string" office:string-value="16 x 24 inches, 41 x 61 cm" calcext:value-type="string">
            <text:p>16 x 24 inches, 41 x 61 cm</text:p>
          </table:table-cell>
          <table:table-cell table:formula="of:=IF([$'Image data'.BT133]=1;[$'Image data'.BU133];&quot;&quot;)" office:value-type="string" office:string-value="20 x 30 inches, 51 x 76 cm" calcext:value-type="string">
            <text:p>20 x 30 inches, 51 x 76 cm</text:p>
          </table:table-cell>
          <table:table-cell table:formula="of:=IF([$'Image data'.CA133]=1;[$'Image data'.CB133];&quot;&quot;)" office:value-type="string" office:string-value="24 x 36 inches, 61 x 91 cm" calcext:value-type="string">
            <text:p>24 x 36 inches, 61 x 91 cm</text:p>
          </table:table-cell>
          <table:table-cell table:number-columns-repeated="5"/>
        </table:table-row>
        <table:table-row table:style-name="ro4">
          <table:table-cell table:formula="of:=[$'Image data'.C134]" office:value-type="string" office:string-value="Spider Monkey Portrait (crop)" calcext:value-type="string">
            <text:p>Spider Monkey Portrait (crop)</text:p>
          </table:table-cell>
          <table:table-cell table:formula="of:=[$'Image data'.D134]" office:value-type="string" office:string-value="This spider monkey in Corcovado National Park was kind enough to come down to my level. Mostly they feed up in the canopy but this one was a bit closer at hand." calcext:value-type="string">
            <text:p>This spider monkey in Corcovado National Park was kind enough to come down to my level. Mostly they feed up in the canopy but this one was a bit closer at hand.</text:p>
          </table:table-cell>
          <table:table-cell table:formula="of:=[$'Image data'.B134]" office:value-type="string" office:string-value="PrintGalleryImage-133.jpg" calcext:value-type="string">
            <text:p>PrintGalleryImage-133.jpg</text:p>
          </table:table-cell>
          <table:table-cell table:formula="of:=IF([$'Image data'.P134]=1;[$'Image data'.Q134];&quot;&quot;)" office:value-type="string" office:string-value="8 x 8 inches, 20 x 20 cm" calcext:value-type="string">
            <text:p>8 x 8 inches, 20 x 20 cm</text:p>
          </table:table-cell>
          <table:table-cell table:formula="of:=IF([$'Image data'.W134]=1;[$'Image data'.X134];&quot;&quot;)" office:value-type="string" office:string-value="12 x 12 inches, 30 x 30 cm" calcext:value-type="string">
            <text:p>12 x 12 inches, 30 x 30 cm</text:p>
          </table:table-cell>
          <table:table-cell table:formula="of:=IF([$'Image data'.AD134]=1;[$'Image data'.AE134];&quot;&quot;)" office:value-type="string" office:string-value="16 x 16 inches, 41 x 41 cm" calcext:value-type="string">
            <text:p>16 x 16 inches, 41 x 41 cm</text:p>
          </table:table-cell>
          <table:table-cell table:formula="of:=IF([$'Image data'.AK134]=1;[$'Image data'.AL134];&quot;&quot;)" office:value-type="string" office:string-value="20 x 20 inches, 51 x 51 cm" calcext:value-type="string">
            <text:p>20 x 20 inches, 51 x 51 cm</text:p>
          </table:table-cell>
          <table:table-cell table:formula="of:=IF([$'Image data'.AR134]=1;[$'Image data'.AS134];&quot;&quot;)" office:value-type="string" office:string-value="24 x 24 inches, 61 x 61 cm" calcext:value-type="string">
            <text:p>24 x 24 inches, 61 x 61 cm</text:p>
          </table:table-cell>
          <table:table-cell table:formula="of:=IF([$'Image data'.AY134]=1;[$'Image data'.AZ134];&quot;&quot;)" office:value-type="string" office:string-value="8 x 8 inches, 20 x 20 cm" calcext:value-type="string">
            <text:p>8 x 8 inches, 20 x 20 cm</text:p>
          </table:table-cell>
          <table:table-cell table:formula="of:=IF([$'Image data'.BF134]=1;[$'Image data'.BG134];&quot;&quot;)" office:value-type="string" office:string-value="12 x 12 inches, 30 x 30 cm" calcext:value-type="string">
            <text:p>12 x 12 inches, 30 x 30 cm</text:p>
          </table:table-cell>
          <table:table-cell table:formula="of:=IF([$'Image data'.BM134]=1;[$'Image data'.BN134];&quot;&quot;)">
            <text:p/>
          </table:table-cell>
          <table:table-cell table:formula="of:=IF([$'Image data'.BT134]=1;[$'Image data'.BU134];&quot;&quot;)">
            <text:p/>
          </table:table-cell>
          <table:table-cell table:formula="of:=IF([$'Image data'.CA134]=1;[$'Image data'.CB134];&quot;&quot;)">
            <text:p/>
          </table:table-cell>
          <table:table-cell table:number-columns-repeated="5"/>
        </table:table-row>
        <table:table-row table:style-name="ro4">
          <table:table-cell table:formula="of:=[$'Image data'.C135]" office:value-type="string" office:string-value="Spider Monkey on Alert" calcext:value-type="string">
            <text:p>Spider Monkey on Alert</text:p>
          </table:table-cell>
          <table:table-cell table:formula="of:=[$'Image data'.D135]" office:value-type="string" office:string-value="Spending time with spider monkeys in the jungle is a joy. They are just such curious creatures and if you aren't threatening will just watch you while you eat." calcext:value-type="string">
            <text:p>Spending time with spider monkeys in the jungle is a joy. They are just such curious creatures and if you aren't threatening will just watch you while you eat.</text:p>
          </table:table-cell>
          <table:table-cell table:formula="of:=[$'Image data'.B135]" office:value-type="string" office:string-value="PrintGalleryImage-134.jpg" calcext:value-type="string">
            <text:p>PrintGalleryImage-134.jpg</text:p>
          </table:table-cell>
          <table:table-cell table:formula="of:=IF([$'Image data'.P135]=1;[$'Image data'.Q135];&quot;&quot;)" office:value-type="string" office:string-value="8 x 12 inches, 20 x 30 cm" calcext:value-type="string">
            <text:p>8 x 12 inches, 20 x 30 cm</text:p>
          </table:table-cell>
          <table:table-cell table:formula="of:=IF([$'Image data'.W135]=1;[$'Image data'.X135];&quot;&quot;)" office:value-type="string" office:string-value="12 x 18 inches, 30 x 46 cm" calcext:value-type="string">
            <text:p>12 x 18 inches, 30 x 46 cm</text:p>
          </table:table-cell>
          <table:table-cell table:formula="of:=IF([$'Image data'.AD135]=1;[$'Image data'.AE135];&quot;&quot;)" office:value-type="string" office:string-value="16 x 24 inches, 41 x 61 cm" calcext:value-type="string">
            <text:p>16 x 24 inches, 41 x 61 cm</text:p>
          </table:table-cell>
          <table:table-cell table:formula="of:=IF([$'Image data'.AK135]=1;[$'Image data'.AL135];&quot;&quot;)" office:value-type="string" office:string-value="20 x 30 inches, 51 x 76 cm" calcext:value-type="string">
            <text:p>20 x 30 inches, 51 x 76 cm</text:p>
          </table:table-cell>
          <table:table-cell table:formula="of:=IF([$'Image data'.AR135]=1;[$'Image data'.AS135];&quot;&quot;)" office:value-type="string" office:string-value="24 x 36 inches, 61 x 91 cm" calcext:value-type="string">
            <text:p>24 x 36 inches, 61 x 91 cm</text:p>
          </table:table-cell>
          <table:table-cell table:formula="of:=IF([$'Image data'.AY135]=1;[$'Image data'.AZ135];&quot;&quot;)" office:value-type="string" office:string-value="8 x 12 inches, 20 x 30 cm" calcext:value-type="string">
            <text:p>8 x 12 inches, 20 x 30 cm</text:p>
          </table:table-cell>
          <table:table-cell table:formula="of:=IF([$'Image data'.BF135]=1;[$'Image data'.BG135];&quot;&quot;)" office:value-type="string" office:string-value="12 x 18 inches, 30 x 46 cm" calcext:value-type="string">
            <text:p>12 x 18 inches, 30 x 46 cm</text:p>
          </table:table-cell>
          <table:table-cell table:formula="of:=IF([$'Image data'.BM135]=1;[$'Image data'.BN135];&quot;&quot;)" office:value-type="string" office:string-value="16 x 24 inches, 41 x 61 cm" calcext:value-type="string">
            <text:p>16 x 24 inches, 41 x 61 cm</text:p>
          </table:table-cell>
          <table:table-cell table:formula="of:=IF([$'Image data'.BT135]=1;[$'Image data'.BU135];&quot;&quot;)">
            <text:p/>
          </table:table-cell>
          <table:table-cell table:formula="of:=IF([$'Image data'.CA135]=1;[$'Image data'.CB135];&quot;&quot;)">
            <text:p/>
          </table:table-cell>
          <table:table-cell table:number-columns-repeated="5"/>
        </table:table-row>
        <table:table-row table:style-name="ro4">
          <table:table-cell table:formula="of:=[$'Image data'.C136]" office:value-type="string" office:string-value="Hummingbird on a Perch Portrait" calcext:value-type="string">
            <text:p>Hummingbird on a Perch Portrait</text:p>
          </table:table-cell>
          <table:table-cell table:formula="of:=[$'Image data'.D136]" office:value-type="string" office:string-value="The forests of Costa Rica are full of hummingbirds. These beautiful feathered creatures are somewhat treasured by the local population and often have sugar water feeders put out for them the way we put out seeds and nuts in Europe." calcext:value-type="string">
            <text:p>The forests of Costa Rica are full of hummingbirds. These beautiful feathered creatures are somewhat treasured by the local population and often have sugar water feeders put out for them the way we put out seeds and nuts in Europe.</text:p>
          </table:table-cell>
          <table:table-cell table:formula="of:=[$'Image data'.B136]" office:value-type="string" office:string-value="PrintGalleryImage-135.jpg" calcext:value-type="string">
            <text:p>PrintGalleryImage-135.jpg</text:p>
          </table:table-cell>
          <table:table-cell table:formula="of:=IF([$'Image data'.P136]=1;[$'Image data'.Q136];&quot;&quot;)" office:value-type="string" office:string-value="8 x 8 inches, 20 x 20 cm" calcext:value-type="string">
            <text:p>8 x 8 inches, 20 x 20 cm</text:p>
          </table:table-cell>
          <table:table-cell table:formula="of:=IF([$'Image data'.W136]=1;[$'Image data'.X136];&quot;&quot;)" office:value-type="string" office:string-value="12 x 12 inches, 30 x 30 cm" calcext:value-type="string">
            <text:p>12 x 12 inches, 30 x 30 cm</text:p>
          </table:table-cell>
          <table:table-cell table:formula="of:=IF([$'Image data'.AD136]=1;[$'Image data'.AE136];&quot;&quot;)" office:value-type="string" office:string-value="16 x 16 inches, 41 x 41 cm" calcext:value-type="string">
            <text:p>16 x 16 inches, 41 x 41 cm</text:p>
          </table:table-cell>
          <table:table-cell table:formula="of:=IF([$'Image data'.AK136]=1;[$'Image data'.AL136];&quot;&quot;)" office:value-type="string" office:string-value="20 x 20 inches, 51 x 51 cm" calcext:value-type="string">
            <text:p>20 x 20 inches, 51 x 51 cm</text:p>
          </table:table-cell>
          <table:table-cell table:formula="of:=IF([$'Image data'.AR136]=1;[$'Image data'.AS136];&quot;&quot;)" office:value-type="string" office:string-value="24 x 24 inches, 61 x 61 cm" calcext:value-type="string">
            <text:p>24 x 24 inches, 61 x 61 cm</text:p>
          </table:table-cell>
          <table:table-cell table:formula="of:=IF([$'Image data'.AY136]=1;[$'Image data'.AZ136];&quot;&quot;)" office:value-type="string" office:string-value="8 x 8 inches, 20 x 20 cm" calcext:value-type="string">
            <text:p>8 x 8 inches, 20 x 20 cm</text:p>
          </table:table-cell>
          <table:table-cell table:formula="of:=IF([$'Image data'.BF136]=1;[$'Image data'.BG136];&quot;&quot;)" office:value-type="string" office:string-value="12 x 12 inches, 30 x 30 cm" calcext:value-type="string">
            <text:p>12 x 12 inches, 30 x 30 cm</text:p>
          </table:table-cell>
          <table:table-cell table:formula="of:=IF([$'Image data'.BM136]=1;[$'Image data'.BN136];&quot;&quot;)">
            <text:p/>
          </table:table-cell>
          <table:table-cell table:formula="of:=IF([$'Image data'.BT136]=1;[$'Image data'.BU136];&quot;&quot;)">
            <text:p/>
          </table:table-cell>
          <table:table-cell table:formula="of:=IF([$'Image data'.CA136]=1;[$'Image data'.CB136];&quot;&quot;)">
            <text:p/>
          </table:table-cell>
          <table:table-cell table:number-columns-repeated="5"/>
        </table:table-row>
        <table:table-row table:style-name="ro4">
          <table:table-cell table:formula="of:=[$'Image data'.C137]" office:value-type="string" office:string-value="Scintillant Humming Bird" calcext:value-type="string">
            <text:p>Scintillant Humming Bird</text:p>
          </table:table-cell>
          <table:table-cell table:formula="of:=[$'Image data'.D137]" office:value-type="string" office:string-value="I was hoping for a photo or two of a hummingbird before going to Costa Rica. Just because the photos look effortlessly good. However I got so many that I know know they take no effort at all." calcext:value-type="string">
            <text:p>I was hoping for a photo or two of a hummingbird before going to Costa Rica. Just because the photos look effortlessly good. However I got so many that I know know they take no effort at all.</text:p>
          </table:table-cell>
          <table:table-cell table:formula="of:=[$'Image data'.B137]" office:value-type="string" office:string-value="PrintGalleryImage-136.jpg" calcext:value-type="string">
            <text:p>PrintGalleryImage-136.jpg</text:p>
          </table:table-cell>
          <table:table-cell table:formula="of:=IF([$'Image data'.P137]=1;[$'Image data'.Q137];&quot;&quot;)" office:value-type="string" office:string-value="8 x 12 inches, 20 x 30 cm" calcext:value-type="string">
            <text:p>8 x 12 inches, 20 x 30 cm</text:p>
          </table:table-cell>
          <table:table-cell table:formula="of:=IF([$'Image data'.W137]=1;[$'Image data'.X137];&quot;&quot;)" office:value-type="string" office:string-value="12 x 18 inches, 30 x 46 cm" calcext:value-type="string">
            <text:p>12 x 18 inches, 30 x 46 cm</text:p>
          </table:table-cell>
          <table:table-cell table:formula="of:=IF([$'Image data'.AD137]=1;[$'Image data'.AE137];&quot;&quot;)" office:value-type="string" office:string-value="16 x 24 inches, 41 x 61 cm" calcext:value-type="string">
            <text:p>16 x 24 inches, 41 x 61 cm</text:p>
          </table:table-cell>
          <table:table-cell table:formula="of:=IF([$'Image data'.AK137]=1;[$'Image data'.AL137];&quot;&quot;)" office:value-type="string" office:string-value="20 x 30 inches, 51 x 76 cm" calcext:value-type="string">
            <text:p>20 x 30 inches, 51 x 76 cm</text:p>
          </table:table-cell>
          <table:table-cell table:formula="of:=IF([$'Image data'.AR137]=1;[$'Image data'.AS137];&quot;&quot;)" office:value-type="string" office:string-value="24 x 36 inches, 61 x 91 cm" calcext:value-type="string">
            <text:p>24 x 36 inches, 61 x 91 cm</text:p>
          </table:table-cell>
          <table:table-cell table:formula="of:=IF([$'Image data'.AY137]=1;[$'Image data'.AZ137];&quot;&quot;)" office:value-type="string" office:string-value="8 x 12 inches, 20 x 30 cm" calcext:value-type="string">
            <text:p>8 x 12 inches, 20 x 30 cm</text:p>
          </table:table-cell>
          <table:table-cell table:formula="of:=IF([$'Image data'.BF137]=1;[$'Image data'.BG137];&quot;&quot;)" office:value-type="string" office:string-value="12 x 18 inches, 30 x 46 cm" calcext:value-type="string">
            <text:p>12 x 18 inches, 30 x 46 cm</text:p>
          </table:table-cell>
          <table:table-cell table:formula="of:=IF([$'Image data'.BM137]=1;[$'Image data'.BN137];&quot;&quot;)" office:value-type="string" office:string-value="16 x 24 inches, 41 x 61 cm" calcext:value-type="string">
            <text:p>16 x 24 inches, 41 x 61 cm</text:p>
          </table:table-cell>
          <table:table-cell table:formula="of:=IF([$'Image data'.BT137]=1;[$'Image data'.BU137];&quot;&quot;)" office:value-type="string" office:string-value="20 x 30 inches, 51 x 76 cm" calcext:value-type="string">
            <text:p>20 x 30 inches, 51 x 76 cm</text:p>
          </table:table-cell>
          <table:table-cell table:formula="of:=IF([$'Image data'.CA137]=1;[$'Image data'.CB137];&quot;&quot;)" office:value-type="string" office:string-value="24 x 36 inches, 61 x 91 cm" calcext:value-type="string">
            <text:p>24 x 36 inches, 61 x 91 cm</text:p>
          </table:table-cell>
          <table:table-cell table:number-columns-repeated="5"/>
        </table:table-row>
        <table:table-row table:style-name="ro4">
          <table:table-cell table:formula="of:=[$'Image data'.C138]" office:value-type="string" office:string-value="Female White-throated Hummingbird" calcext:value-type="string">
            <text:p>Female White-throated Hummingbird</text:p>
          </table:table-cell>
          <table:table-cell table:formula="of:=[$'Image data'.D138]" office:value-type="string" office:string-value="The cloud forest of San Gerardo de Dota just South of San Jose is better known for the symbol of Central American birds, the Quetzal. However these are less easy to photograph and I didn't manage print worth images. However there were many hummingbirds to make up for it." calcext:value-type="string">
            <text:p>The cloud forest of San Gerardo de Dota just South of San Jose is better known for the symbol of Central American birds, the Quetzal. However these are less easy to photograph and I didn't manage print worth images. However there were many hummingbirds to make up for it.</text:p>
          </table:table-cell>
          <table:table-cell table:formula="of:=[$'Image data'.B138]" office:value-type="string" office:string-value="PrintGalleryImage-137.jpg" calcext:value-type="string">
            <text:p>PrintGalleryImage-137.jpg</text:p>
          </table:table-cell>
          <table:table-cell table:formula="of:=IF([$'Image data'.P138]=1;[$'Image data'.Q138];&quot;&quot;)" office:value-type="string" office:string-value="8 x 12 inches, 20 x 30 cm" calcext:value-type="string">
            <text:p>8 x 12 inches, 20 x 30 cm</text:p>
          </table:table-cell>
          <table:table-cell table:formula="of:=IF([$'Image data'.W138]=1;[$'Image data'.X138];&quot;&quot;)" office:value-type="string" office:string-value="12 x 18 inches, 30 x 46 cm" calcext:value-type="string">
            <text:p>12 x 18 inches, 30 x 46 cm</text:p>
          </table:table-cell>
          <table:table-cell table:formula="of:=IF([$'Image data'.AD138]=1;[$'Image data'.AE138];&quot;&quot;)" office:value-type="string" office:string-value="16 x 24 inches, 41 x 61 cm" calcext:value-type="string">
            <text:p>16 x 24 inches, 41 x 61 cm</text:p>
          </table:table-cell>
          <table:table-cell table:formula="of:=IF([$'Image data'.AK138]=1;[$'Image data'.AL138];&quot;&quot;)" office:value-type="string" office:string-value="20 x 30 inches, 51 x 76 cm" calcext:value-type="string">
            <text:p>20 x 30 inches, 51 x 76 cm</text:p>
          </table:table-cell>
          <table:table-cell table:formula="of:=IF([$'Image data'.AR138]=1;[$'Image data'.AS138];&quot;&quot;)">
            <text:p/>
          </table:table-cell>
          <table:table-cell table:formula="of:=IF([$'Image data'.AY138]=1;[$'Image data'.AZ138];&quot;&quot;)">
            <text:p/>
          </table:table-cell>
          <table:table-cell table:formula="of:=IF([$'Image data'.BF138]=1;[$'Image data'.BG138];&quot;&quot;)">
            <text:p/>
          </table:table-cell>
          <table:table-cell table:formula="of:=IF([$'Image data'.BM138]=1;[$'Image data'.BN138];&quot;&quot;)">
            <text:p/>
          </table:table-cell>
          <table:table-cell table:formula="of:=IF([$'Image data'.BT138]=1;[$'Image data'.BU138];&quot;&quot;)">
            <text:p/>
          </table:table-cell>
          <table:table-cell table:formula="of:=IF([$'Image data'.CA138]=1;[$'Image data'.CB138];&quot;&quot;)">
            <text:p/>
          </table:table-cell>
          <table:table-cell table:number-columns-repeated="5"/>
        </table:table-row>
        <table:table-row table:style-name="ro4">
          <table:table-cell table:formula="of:=[$'Image data'.C139]" office:value-type="string" office:string-value="Green Violet Ear Hummingbird" calcext:value-type="string">
            <text:p>Green Violet Ear Hummingbird</text:p>
          </table:table-cell>
          <table:table-cell table:formula="of:=[$'Image data'.D139]" office:value-type="string" office:string-value="Hummingbirds are every photographers dream bird to photograph. The scaly feathers stand out so well in a photo and getting one in flight is actually easier than you might imagine as they hover quite a lot instead of flying." calcext:value-type="string">
            <text:p>Hummingbirds are every photographers dream bird to photograph. The scaly feathers stand out so well in a photo and getting one in flight is actually easier than you might imagine as they hover quite a lot instead of flying.</text:p>
          </table:table-cell>
          <table:table-cell table:formula="of:=[$'Image data'.B139]" office:value-type="string" office:string-value="PrintGalleryImage-138.jpg" calcext:value-type="string">
            <text:p>PrintGalleryImage-138.jpg</text:p>
          </table:table-cell>
          <table:table-cell table:formula="of:=IF([$'Image data'.P139]=1;[$'Image data'.Q139];&quot;&quot;)" office:value-type="string" office:string-value="8 x 8 inches, 20 x 20 cm" calcext:value-type="string">
            <text:p>8 x 8 inches, 20 x 20 cm</text:p>
          </table:table-cell>
          <table:table-cell table:formula="of:=IF([$'Image data'.W139]=1;[$'Image data'.X139];&quot;&quot;)" office:value-type="string" office:string-value="12 x 12 inches, 30 x 30 cm" calcext:value-type="string">
            <text:p>12 x 12 inches, 30 x 30 cm</text:p>
          </table:table-cell>
          <table:table-cell table:formula="of:=IF([$'Image data'.AD139]=1;[$'Image data'.AE139];&quot;&quot;)" office:value-type="string" office:string-value="16 x 16 inches, 41 x 41 cm" calcext:value-type="string">
            <text:p>16 x 16 inches, 41 x 41 cm</text:p>
          </table:table-cell>
          <table:table-cell table:formula="of:=IF([$'Image data'.AK139]=1;[$'Image data'.AL139];&quot;&quot;)" office:value-type="string" office:string-value="20 x 20 inches, 51 x 51 cm" calcext:value-type="string">
            <text:p>20 x 20 inches, 51 x 51 cm</text:p>
          </table:table-cell>
          <table:table-cell table:formula="of:=IF([$'Image data'.AR139]=1;[$'Image data'.AS139];&quot;&quot;)" office:value-type="string" office:string-value="24 x 24 inches, 61 x 61 cm" calcext:value-type="string">
            <text:p>24 x 24 inches, 61 x 61 cm</text:p>
          </table:table-cell>
          <table:table-cell table:formula="of:=IF([$'Image data'.AY139]=1;[$'Image data'.AZ139];&quot;&quot;)" office:value-type="string" office:string-value="8 x 8 inches, 20 x 20 cm" calcext:value-type="string">
            <text:p>8 x 8 inches, 20 x 20 cm</text:p>
          </table:table-cell>
          <table:table-cell table:formula="of:=IF([$'Image data'.BF139]=1;[$'Image data'.BG139];&quot;&quot;)" office:value-type="string" office:string-value="12 x 12 inches, 30 x 30 cm" calcext:value-type="string">
            <text:p>12 x 12 inches, 30 x 30 cm</text:p>
          </table:table-cell>
          <table:table-cell table:formula="of:=IF([$'Image data'.BM139]=1;[$'Image data'.BN139];&quot;&quot;)" office:value-type="string" office:string-value="16 x 16 inches, 41 x 41 cm" calcext:value-type="string">
            <text:p>16 x 16 inches, 41 x 41 cm</text:p>
          </table:table-cell>
          <table:table-cell table:formula="of:=IF([$'Image data'.BT139]=1;[$'Image data'.BU139];&quot;&quot;)" office:value-type="string" office:string-value="20 x 20 inches, 51 x 51 cm" calcext:value-type="string">
            <text:p>20 x 20 inches, 51 x 51 cm</text:p>
          </table:table-cell>
          <table:table-cell table:formula="of:=IF([$'Image data'.CA139]=1;[$'Image data'.CB139];&quot;&quot;)" office:value-type="string" office:string-value="24 x 24 inches, 61 x 61 cm" calcext:value-type="string">
            <text:p>24 x 24 inches, 61 x 61 cm</text:p>
          </table:table-cell>
          <table:table-cell table:number-columns-repeated="5"/>
        </table:table-row>
        <table:table-row table:style-name="ro4">
          <table:table-cell table:formula="of:=[$'Image data'.C140]" office:value-type="string" office:string-value="Flame Coloured Tanager" calcext:value-type="string">
            <text:p>Flame Coloured Tanager</text:p>
          </table:table-cell>
          <table:table-cell table:formula="of:=[$'Image data'.D140]" office:value-type="string" office:string-value="There are so many birds in Costa Rica that photographing them is just a joy. Find a perch and focus on it, a bird will land in no time. In this case it was a flame coloured tanager." calcext:value-type="string">
            <text:p>There are so many birds in Costa Rica that photographing them is just a joy. Find a perch and focus on it, a bird will land in no time. In this case it was a flame coloured tanager.</text:p>
          </table:table-cell>
          <table:table-cell table:formula="of:=[$'Image data'.B140]" office:value-type="string" office:string-value="PrintGalleryImage-139.jpg" calcext:value-type="string">
            <text:p>PrintGalleryImage-139.jpg</text:p>
          </table:table-cell>
          <table:table-cell table:formula="of:=IF([$'Image data'.P140]=1;[$'Image data'.Q140];&quot;&quot;)" office:value-type="string" office:string-value="8 x 10 inches, 20 x 25 cm" calcext:value-type="string">
            <text:p>8 x 10 inches, 20 x 25 cm</text:p>
          </table:table-cell>
          <table:table-cell table:formula="of:=IF([$'Image data'.W140]=1;[$'Image data'.X140];&quot;&quot;)" office:value-type="string" office:string-value="12 x 15 inches, 30 x 38 cm" calcext:value-type="string">
            <text:p>12 x 15 inches, 30 x 38 cm</text:p>
          </table:table-cell>
          <table:table-cell table:formula="of:=IF([$'Image data'.AD140]=1;[$'Image data'.AE140];&quot;&quot;)" office:value-type="string" office:string-value="16 x 20 inches, 41 x 51 cm" calcext:value-type="string">
            <text:p>16 x 20 inches, 41 x 51 cm</text:p>
          </table:table-cell>
          <table:table-cell table:formula="of:=IF([$'Image data'.AK140]=1;[$'Image data'.AL140];&quot;&quot;)" office:value-type="string" office:string-value="20 x 25 inches, 51 x 64 cm" calcext:value-type="string">
            <text:p>20 x 25 inches, 51 x 64 cm</text:p>
          </table:table-cell>
          <table:table-cell table:formula="of:=IF([$'Image data'.AR140]=1;[$'Image data'.AS140];&quot;&quot;)" office:value-type="string" office:string-value="24 x 30 inches, 61 x 76 cm" calcext:value-type="string">
            <text:p>24 x 30 inches, 61 x 76 cm</text:p>
          </table:table-cell>
          <table:table-cell table:formula="of:=IF([$'Image data'.AY140]=1;[$'Image data'.AZ140];&quot;&quot;)">
            <text:p/>
          </table:table-cell>
          <table:table-cell table:formula="of:=IF([$'Image data'.BF140]=1;[$'Image data'.BG140];&quot;&quot;)" office:value-type="string" office:string-value="12 x 15 inches, 30 x 38 cm" calcext:value-type="string">
            <text:p>12 x 15 inches, 30 x 38 cm</text:p>
          </table:table-cell>
          <table:table-cell table:formula="of:=IF([$'Image data'.BM140]=1;[$'Image data'.BN140];&quot;&quot;)">
            <text:p/>
          </table:table-cell>
          <table:table-cell table:formula="of:=IF([$'Image data'.BT140]=1;[$'Image data'.BU140];&quot;&quot;)">
            <text:p/>
          </table:table-cell>
          <table:table-cell table:formula="of:=IF([$'Image data'.CA140]=1;[$'Image data'.CB140];&quot;&quot;)">
            <text:p/>
          </table:table-cell>
          <table:table-cell table:number-columns-repeated="5"/>
        </table:table-row>
        <table:table-row table:style-name="ro4">
          <table:table-cell table:formula="of:=[$'Image data'.C141]" office:value-type="string" office:string-value="Scintillant Humming Bird Feeding" calcext:value-type="string">
            <text:p>Scintillant Humming Bird Feeding</text:p>
          </table:table-cell>
          <table:table-cell table:formula="of:=[$'Image data'.D141]" office:value-type="string" office:string-value="Getting hummingbirds feeding is relatively easy as they hover nicely. There speed is phenomenal as they intake a lot of sugar but while feeding they do slow down long enough to grab a shot, though not often in places it is easy to focus on them." calcext:value-type="string">
            <text:p>Getting hummingbirds feeding is relatively easy as they hover nicely. There speed is phenomenal as they intake a lot of sugar but while feeding they do slow down long enough to grab a shot, though not often in places it is easy to focus on them.</text:p>
          </table:table-cell>
          <table:table-cell table:formula="of:=[$'Image data'.B141]" office:value-type="string" office:string-value="PrintGalleryImage-140.jpg" calcext:value-type="string">
            <text:p>PrintGalleryImage-140.jpg</text:p>
          </table:table-cell>
          <table:table-cell table:formula="of:=IF([$'Image data'.P141]=1;[$'Image data'.Q141];&quot;&quot;)" office:value-type="string" office:string-value="8 x 12 inches, 20 x 30 cm" calcext:value-type="string">
            <text:p>8 x 12 inches, 20 x 30 cm</text:p>
          </table:table-cell>
          <table:table-cell table:formula="of:=IF([$'Image data'.W141]=1;[$'Image data'.X141];&quot;&quot;)" office:value-type="string" office:string-value="12 x 18 inches, 30 x 46 cm" calcext:value-type="string">
            <text:p>12 x 18 inches, 30 x 46 cm</text:p>
          </table:table-cell>
          <table:table-cell table:formula="of:=IF([$'Image data'.AD141]=1;[$'Image data'.AE141];&quot;&quot;)" office:value-type="string" office:string-value="16 x 24 inches, 41 x 61 cm" calcext:value-type="string">
            <text:p>16 x 24 inches, 41 x 61 cm</text:p>
          </table:table-cell>
          <table:table-cell table:formula="of:=IF([$'Image data'.AK141]=1;[$'Image data'.AL141];&quot;&quot;)" office:value-type="string" office:string-value="20 x 30 inches, 51 x 76 cm" calcext:value-type="string">
            <text:p>20 x 30 inches, 51 x 76 cm</text:p>
          </table:table-cell>
          <table:table-cell table:formula="of:=IF([$'Image data'.AR141]=1;[$'Image data'.AS141];&quot;&quot;)">
            <text:p/>
          </table:table-cell>
          <table:table-cell table:formula="of:=IF([$'Image data'.AY141]=1;[$'Image data'.AZ141];&quot;&quot;)">
            <text:p/>
          </table:table-cell>
          <table:table-cell table:formula="of:=IF([$'Image data'.BF141]=1;[$'Image data'.BG141];&quot;&quot;)">
            <text:p/>
          </table:table-cell>
          <table:table-cell table:formula="of:=IF([$'Image data'.BM141]=1;[$'Image data'.BN141];&quot;&quot;)">
            <text:p/>
          </table:table-cell>
          <table:table-cell table:formula="of:=IF([$'Image data'.BT141]=1;[$'Image data'.BU141];&quot;&quot;)">
            <text:p/>
          </table:table-cell>
          <table:table-cell table:formula="of:=IF([$'Image data'.CA141]=1;[$'Image data'.CB141];&quot;&quot;)">
            <text:p/>
          </table:table-cell>
          <table:table-cell table:number-columns-repeated="5"/>
        </table:table-row>
        <table:table-row table:style-name="ro4">
          <table:table-cell table:formula="of:=[$'Image data'.C142]" office:value-type="string" office:string-value="Scintillant Humming Bird Feeding Portrait (crop)" calcext:value-type="string">
            <text:p>Scintillant Humming Bird Feeding Portrait (crop)</text:p>
          </table:table-cell>
          <table:table-cell table:formula="of:=[$'Image data'.D142]" office:value-type="string" office:string-value="What better reason to go to a cloud forest than to try and get a photo of a hummingbird. This guy was more tricky than most as he didn't hover very long." calcext:value-type="string">
            <text:p>What better reason to go to a cloud forest than to try and get a photo of a hummingbird. This guy was more tricky than most as he didn't hover very long.</text:p>
          </table:table-cell>
          <table:table-cell table:formula="of:=[$'Image data'.B142]" office:value-type="string" office:string-value="PrintGalleryImage-141.jpg" calcext:value-type="string">
            <text:p>PrintGalleryImage-141.jpg</text:p>
          </table:table-cell>
          <table:table-cell table:formula="of:=IF([$'Image data'.P142]=1;[$'Image data'.Q142];&quot;&quot;)" office:value-type="string" office:string-value="8 x 8 inches, 20 x 20 cm" calcext:value-type="string">
            <text:p>8 x 8 inches, 20 x 20 cm</text:p>
          </table:table-cell>
          <table:table-cell table:formula="of:=IF([$'Image data'.W142]=1;[$'Image data'.X142];&quot;&quot;)" office:value-type="string" office:string-value="12 x 12 inches, 30 x 30 cm" calcext:value-type="string">
            <text:p>12 x 12 inches, 30 x 30 cm</text:p>
          </table:table-cell>
          <table:table-cell table:formula="of:=IF([$'Image data'.AD142]=1;[$'Image data'.AE142];&quot;&quot;)" office:value-type="string" office:string-value="16 x 16 inches, 41 x 41 cm" calcext:value-type="string">
            <text:p>16 x 16 inches, 41 x 41 cm</text:p>
          </table:table-cell>
          <table:table-cell table:formula="of:=IF([$'Image data'.AK142]=1;[$'Image data'.AL142];&quot;&quot;)" office:value-type="string" office:string-value="20 x 20 inches, 51 x 51 cm" calcext:value-type="string">
            <text:p>20 x 20 inches, 51 x 51 cm</text:p>
          </table:table-cell>
          <table:table-cell table:formula="of:=IF([$'Image data'.AR142]=1;[$'Image data'.AS142];&quot;&quot;)" office:value-type="string" office:string-value="24 x 24 inches, 61 x 61 cm" calcext:value-type="string">
            <text:p>24 x 24 inches, 61 x 61 cm</text:p>
          </table:table-cell>
          <table:table-cell table:formula="of:=IF([$'Image data'.AY142]=1;[$'Image data'.AZ142];&quot;&quot;)" office:value-type="string" office:string-value="8 x 8 inches, 20 x 20 cm" calcext:value-type="string">
            <text:p>8 x 8 inches, 20 x 20 cm</text:p>
          </table:table-cell>
          <table:table-cell table:formula="of:=IF([$'Image data'.BF142]=1;[$'Image data'.BG142];&quot;&quot;)" office:value-type="string" office:string-value="12 x 12 inches, 30 x 30 cm" calcext:value-type="string">
            <text:p>12 x 12 inches, 30 x 30 cm</text:p>
          </table:table-cell>
          <table:table-cell table:formula="of:=IF([$'Image data'.BM142]=1;[$'Image data'.BN142];&quot;&quot;)">
            <text:p/>
          </table:table-cell>
          <table:table-cell table:formula="of:=IF([$'Image data'.BT142]=1;[$'Image data'.BU142];&quot;&quot;)">
            <text:p/>
          </table:table-cell>
          <table:table-cell table:formula="of:=IF([$'Image data'.CA142]=1;[$'Image data'.CB142];&quot;&quot;)">
            <text:p/>
          </table:table-cell>
          <table:table-cell table:number-columns-repeated="5"/>
        </table:table-row>
        <table:table-row table:style-name="ro4">
          <table:table-cell table:formula="of:=[$'Image data'.C143]" office:value-type="string" office:string-value="Scintillant Humming Bird Feeding (BW)" calcext:value-type="string">
            <text:p>Scintillant Humming Bird Feeding (BW)</text:p>
          </table:table-cell>
          <table:table-cell table:formula="of:=[$'Image data'.D143]" office:value-type="string" office:string-value="What better reason to go to a cloud forest than to try and get a photo of a hummingbird. This guy was more tricky than most as he didn't hover very long." calcext:value-type="string">
            <text:p>What better reason to go to a cloud forest than to try and get a photo of a hummingbird. This guy was more tricky than most as he didn't hover very long.</text:p>
          </table:table-cell>
          <table:table-cell table:formula="of:=[$'Image data'.B143]" office:value-type="string" office:string-value="PrintGalleryImage-142.jpg" calcext:value-type="string">
            <text:p>PrintGalleryImage-142.jpg</text:p>
          </table:table-cell>
          <table:table-cell table:formula="of:=IF([$'Image data'.P143]=1;[$'Image data'.Q143];&quot;&quot;)" office:value-type="string" office:string-value="8 x 12 inches, 20 x 30 cm" calcext:value-type="string">
            <text:p>8 x 12 inches, 20 x 30 cm</text:p>
          </table:table-cell>
          <table:table-cell table:formula="of:=IF([$'Image data'.W143]=1;[$'Image data'.X143];&quot;&quot;)" office:value-type="string" office:string-value="12 x 18 inches, 30 x 46 cm" calcext:value-type="string">
            <text:p>12 x 18 inches, 30 x 46 cm</text:p>
          </table:table-cell>
          <table:table-cell table:formula="of:=IF([$'Image data'.AD143]=1;[$'Image data'.AE143];&quot;&quot;)" office:value-type="string" office:string-value="16 x 24 inches, 41 x 61 cm" calcext:value-type="string">
            <text:p>16 x 24 inches, 41 x 61 cm</text:p>
          </table:table-cell>
          <table:table-cell table:formula="of:=IF([$'Image data'.AK143]=1;[$'Image data'.AL143];&quot;&quot;)" office:value-type="string" office:string-value="20 x 30 inches, 51 x 76 cm" calcext:value-type="string">
            <text:p>20 x 30 inches, 51 x 76 cm</text:p>
          </table:table-cell>
          <table:table-cell table:formula="of:=IF([$'Image data'.AR143]=1;[$'Image data'.AS143];&quot;&quot;)">
            <text:p/>
          </table:table-cell>
          <table:table-cell table:formula="of:=IF([$'Image data'.AY143]=1;[$'Image data'.AZ143];&quot;&quot;)">
            <text:p/>
          </table:table-cell>
          <table:table-cell table:formula="of:=IF([$'Image data'.BF143]=1;[$'Image data'.BG143];&quot;&quot;)">
            <text:p/>
          </table:table-cell>
          <table:table-cell table:formula="of:=IF([$'Image data'.BM143]=1;[$'Image data'.BN143];&quot;&quot;)">
            <text:p/>
          </table:table-cell>
          <table:table-cell table:formula="of:=IF([$'Image data'.BT143]=1;[$'Image data'.BU143];&quot;&quot;)">
            <text:p/>
          </table:table-cell>
          <table:table-cell table:formula="of:=IF([$'Image data'.CA143]=1;[$'Image data'.CB143];&quot;&quot;)">
            <text:p/>
          </table:table-cell>
          <table:table-cell table:number-columns-repeated="5"/>
        </table:table-row>
        <table:table-row table:style-name="ro4">
          <table:table-cell table:formula="of:=[$'Image data'.C144]" office:value-type="string" office:string-value="Costa Rican Lizard" calcext:value-type="string">
            <text:p>Costa Rican Lizard</text:p>
          </table:table-cell>
          <table:table-cell table:formula="of:=[$'Image data'.D144]" office:value-type="string" office:string-value="While lizards like to relax and sun themselves it makes them easy targets for photographers but one false movement and they disappear in a millesecond. I guess the reaction time needs to be good when you have to go out in the open to get some energy." calcext:value-type="string">
            <text:p>While lizards like to relax and sun themselves it makes them easy targets for photographers but one false movement and they disappear in a millesecond. I guess the reaction time needs to be good when you have to go out in the open to get some energy.</text:p>
          </table:table-cell>
          <table:table-cell table:formula="of:=[$'Image data'.B144]" office:value-type="string" office:string-value="PrintGalleryImage-143.jpg" calcext:value-type="string">
            <text:p>PrintGalleryImage-143.jpg</text:p>
          </table:table-cell>
          <table:table-cell table:formula="of:=IF([$'Image data'.P144]=1;[$'Image data'.Q144];&quot;&quot;)" office:value-type="string" office:string-value="8 x 12 inches, 20 x 30 cm" calcext:value-type="string">
            <text:p>8 x 12 inches, 20 x 30 cm</text:p>
          </table:table-cell>
          <table:table-cell table:formula="of:=IF([$'Image data'.W144]=1;[$'Image data'.X144];&quot;&quot;)" office:value-type="string" office:string-value="12 x 18 inches, 30 x 46 cm" calcext:value-type="string">
            <text:p>12 x 18 inches, 30 x 46 cm</text:p>
          </table:table-cell>
          <table:table-cell table:formula="of:=IF([$'Image data'.AD144]=1;[$'Image data'.AE144];&quot;&quot;)" office:value-type="string" office:string-value="16 x 24 inches, 41 x 61 cm" calcext:value-type="string">
            <text:p>16 x 24 inches, 41 x 61 cm</text:p>
          </table:table-cell>
          <table:table-cell table:formula="of:=IF([$'Image data'.AK144]=1;[$'Image data'.AL144];&quot;&quot;)" office:value-type="string" office:string-value="20 x 30 inches, 51 x 76 cm" calcext:value-type="string">
            <text:p>20 x 30 inches, 51 x 76 cm</text:p>
          </table:table-cell>
          <table:table-cell table:formula="of:=IF([$'Image data'.AR144]=1;[$'Image data'.AS144];&quot;&quot;)" office:value-type="string" office:string-value="24 x 36 inches, 61 x 91 cm" calcext:value-type="string">
            <text:p>24 x 36 inches, 61 x 91 cm</text:p>
          </table:table-cell>
          <table:table-cell table:formula="of:=IF([$'Image data'.AY144]=1;[$'Image data'.AZ144];&quot;&quot;)" office:value-type="string" office:string-value="8 x 12 inches, 20 x 30 cm" calcext:value-type="string">
            <text:p>8 x 12 inches, 20 x 30 cm</text:p>
          </table:table-cell>
          <table:table-cell table:formula="of:=IF([$'Image data'.BF144]=1;[$'Image data'.BG144];&quot;&quot;)" office:value-type="string" office:string-value="12 x 18 inches, 30 x 46 cm" calcext:value-type="string">
            <text:p>12 x 18 inches, 30 x 46 cm</text:p>
          </table:table-cell>
          <table:table-cell table:formula="of:=IF([$'Image data'.BM144]=1;[$'Image data'.BN144];&quot;&quot;)" office:value-type="string" office:string-value="16 x 24 inches, 41 x 61 cm" calcext:value-type="string">
            <text:p>16 x 24 inches, 41 x 61 cm</text:p>
          </table:table-cell>
          <table:table-cell table:formula="of:=IF([$'Image data'.BT144]=1;[$'Image data'.BU144];&quot;&quot;)" office:value-type="string" office:string-value="20 x 30 inches, 51 x 76 cm" calcext:value-type="string">
            <text:p>20 x 30 inches, 51 x 76 cm</text:p>
          </table:table-cell>
          <table:table-cell table:formula="of:=IF([$'Image data'.CA144]=1;[$'Image data'.CB144];&quot;&quot;)" office:value-type="string" office:string-value="24 x 36 inches, 61 x 91 cm" calcext:value-type="string">
            <text:p>24 x 36 inches, 61 x 91 cm</text:p>
          </table:table-cell>
          <table:table-cell table:number-columns-repeated="5"/>
        </table:table-row>
        <table:table-row table:style-name="ro4">
          <table:table-cell table:formula="of:=[$'Image data'.C145]" office:value-type="string" office:string-value="Wood Ants Foraging" calcext:value-type="string">
            <text:p>Wood Ants Foraging</text:p>
          </table:table-cell>
          <table:table-cell table:formula="of:=[$'Image data'.D145]" office:value-type="string" office:string-value="The forests of the world are run and organised by ants. Without them our world would be a different place. However they often get over looked." calcext:value-type="string">
            <text:p>The forests of the world are run and organised by ants. Without them our world would be a different place. However they often get over looked.</text:p>
          </table:table-cell>
          <table:table-cell table:formula="of:=[$'Image data'.B145]" office:value-type="string" office:string-value="PrintGalleryImage-144.jpg" calcext:value-type="string">
            <text:p>PrintGalleryImage-144.jpg</text:p>
          </table:table-cell>
          <table:table-cell table:formula="of:=IF([$'Image data'.P145]=1;[$'Image data'.Q145];&quot;&quot;)">
            <text:p/>
          </table:table-cell>
          <table:table-cell table:formula="of:=IF([$'Image data'.W145]=1;[$'Image data'.X145];&quot;&quot;)">
            <text:p/>
          </table:table-cell>
          <table:table-cell table:formula="of:=IF([$'Image data'.AD145]=1;[$'Image data'.AE145];&quot;&quot;)">
            <text:p/>
          </table:table-cell>
          <table:table-cell table:formula="of:=IF([$'Image data'.AK145]=1;[$'Image data'.AL145];&quot;&quot;)">
            <text:p/>
          </table:table-cell>
          <table:table-cell table:formula="of:=IF([$'Image data'.AR145]=1;[$'Image data'.AS145];&quot;&quot;)">
            <text:p/>
          </table:table-cell>
          <table:table-cell table:formula="of:=IF([$'Image data'.AY145]=1;[$'Image data'.AZ145];&quot;&quot;)">
            <text:p/>
          </table:table-cell>
          <table:table-cell table:formula="of:=IF([$'Image data'.BF145]=1;[$'Image data'.BG145];&quot;&quot;)">
            <text:p/>
          </table:table-cell>
          <table:table-cell table:formula="of:=IF([$'Image data'.BM145]=1;[$'Image data'.BN145];&quot;&quot;)">
            <text:p/>
          </table:table-cell>
          <table:table-cell table:formula="of:=IF([$'Image data'.BT145]=1;[$'Image data'.BU145];&quot;&quot;)">
            <text:p/>
          </table:table-cell>
          <table:table-cell table:formula="of:=IF([$'Image data'.CA145]=1;[$'Image data'.CB145];&quot;&quot;)">
            <text:p/>
          </table:table-cell>
          <table:table-cell table:number-columns-repeated="5"/>
        </table:table-row>
        <table:table-row table:style-name="ro4">
          <table:table-cell table:formula="of:=[$'Image data'.C146]" office:value-type="string" office:string-value="Alert Chamois" calcext:value-type="string">
            <text:p>Alert Chamois</text:p>
          </table:table-cell>
          <table:table-cell table:formula="of:=[$'Image data'.D146]" office:value-type="string" office:string-value="It isn't often that Chamois come down from the high mountains. However near my home in Innsbruck there are quite a number that regularly come to a disused quarry at night time. Having the daylight to get a photo is a rare but welcome occurence." calcext:value-type="string">
            <text:p>It isn't often that Chamois come down from the high mountains. However near my home in Innsbruck there are quite a number that regularly come to a disused quarry at night time. Having the daylight to get a photo is a rare but welcome occurence.</text:p>
          </table:table-cell>
          <table:table-cell table:formula="of:=[$'Image data'.B146]" office:value-type="string" office:string-value="PrintGalleryImage-145.jpg" calcext:value-type="string">
            <text:p>PrintGalleryImage-145.jpg</text:p>
          </table:table-cell>
          <table:table-cell table:formula="of:=IF([$'Image data'.P146]=1;[$'Image data'.Q146];&quot;&quot;)" office:value-type="string" office:string-value="8 x 12 inches, 20 x 30 cm" calcext:value-type="string">
            <text:p>8 x 12 inches, 20 x 30 cm</text:p>
          </table:table-cell>
          <table:table-cell table:formula="of:=IF([$'Image data'.W146]=1;[$'Image data'.X146];&quot;&quot;)" office:value-type="string" office:string-value="12 x 18 inches, 30 x 46 cm" calcext:value-type="string">
            <text:p>12 x 18 inches, 30 x 46 cm</text:p>
          </table:table-cell>
          <table:table-cell table:formula="of:=IF([$'Image data'.AD146]=1;[$'Image data'.AE146];&quot;&quot;)" office:value-type="string" office:string-value="16 x 24 inches, 41 x 61 cm" calcext:value-type="string">
            <text:p>16 x 24 inches, 41 x 61 cm</text:p>
          </table:table-cell>
          <table:table-cell table:formula="of:=IF([$'Image data'.AK146]=1;[$'Image data'.AL146];&quot;&quot;)" office:value-type="string" office:string-value="20 x 30 inches, 51 x 76 cm" calcext:value-type="string">
            <text:p>20 x 30 inches, 51 x 76 cm</text:p>
          </table:table-cell>
          <table:table-cell table:formula="of:=IF([$'Image data'.AR146]=1;[$'Image data'.AS146];&quot;&quot;)" office:value-type="string" office:string-value="24 x 36 inches, 61 x 91 cm" calcext:value-type="string">
            <text:p>24 x 36 inches, 61 x 91 cm</text:p>
          </table:table-cell>
          <table:table-cell table:formula="of:=IF([$'Image data'.AY146]=1;[$'Image data'.AZ146];&quot;&quot;)" office:value-type="string" office:string-value="8 x 12 inches, 20 x 30 cm" calcext:value-type="string">
            <text:p>8 x 12 inches, 20 x 30 cm</text:p>
          </table:table-cell>
          <table:table-cell table:formula="of:=IF([$'Image data'.BF146]=1;[$'Image data'.BG146];&quot;&quot;)" office:value-type="string" office:string-value="12 x 18 inches, 30 x 46 cm" calcext:value-type="string">
            <text:p>12 x 18 inches, 30 x 46 cm</text:p>
          </table:table-cell>
          <table:table-cell table:formula="of:=IF([$'Image data'.BM146]=1;[$'Image data'.BN146];&quot;&quot;)" office:value-type="string" office:string-value="16 x 24 inches, 41 x 61 cm" calcext:value-type="string">
            <text:p>16 x 24 inches, 41 x 61 cm</text:p>
          </table:table-cell>
          <table:table-cell table:formula="of:=IF([$'Image data'.BT146]=1;[$'Image data'.BU146];&quot;&quot;)" office:value-type="string" office:string-value="20 x 30 inches, 51 x 76 cm" calcext:value-type="string">
            <text:p>20 x 30 inches, 51 x 76 cm</text:p>
          </table:table-cell>
          <table:table-cell table:formula="of:=IF([$'Image data'.CA146]=1;[$'Image data'.CB146];&quot;&quot;)" office:value-type="string" office:string-value="24 x 36 inches, 61 x 91 cm" calcext:value-type="string">
            <text:p>24 x 36 inches, 61 x 91 cm</text:p>
          </table:table-cell>
          <table:table-cell table:number-columns-repeated="5"/>
        </table:table-row>
        <table:table-row table:style-name="ro4">
          <table:table-cell table:formula="of:=[$'Image data'.C147]" office:value-type="string" office:string-value="Alert Chamois BW" calcext:value-type="string">
            <text:p>Alert Chamois BW</text:p>
          </table:table-cell>
          <table:table-cell table:formula="of:=[$'Image data'.D147]" office:value-type="string" office:string-value="It isn't often that Chamois come down from the high mountains. However near my home in Innsbruck there are quite a number that regularly come to a disused quarry at night time. Having the daylight to get a photo is a rare but welcome occurence." calcext:value-type="string">
            <text:p>It isn't often that Chamois come down from the high mountains. However near my home in Innsbruck there are quite a number that regularly come to a disused quarry at night time. Having the daylight to get a photo is a rare but welcome occurence.</text:p>
          </table:table-cell>
          <table:table-cell table:formula="of:=[$'Image data'.B147]" office:value-type="string" office:string-value="PrintGalleryImage-146.jpg" calcext:value-type="string">
            <text:p>PrintGalleryImage-146.jpg</text:p>
          </table:table-cell>
          <table:table-cell table:formula="of:=IF([$'Image data'.P147]=1;[$'Image data'.Q147];&quot;&quot;)" office:value-type="string" office:string-value="8 x 12 inches, 20 x 30 cm" calcext:value-type="string">
            <text:p>8 x 12 inches, 20 x 30 cm</text:p>
          </table:table-cell>
          <table:table-cell table:formula="of:=IF([$'Image data'.W147]=1;[$'Image data'.X147];&quot;&quot;)" office:value-type="string" office:string-value="12 x 18 inches, 30 x 46 cm" calcext:value-type="string">
            <text:p>12 x 18 inches, 30 x 46 cm</text:p>
          </table:table-cell>
          <table:table-cell table:formula="of:=IF([$'Image data'.AD147]=1;[$'Image data'.AE147];&quot;&quot;)" office:value-type="string" office:string-value="16 x 24 inches, 41 x 61 cm" calcext:value-type="string">
            <text:p>16 x 24 inches, 41 x 61 cm</text:p>
          </table:table-cell>
          <table:table-cell table:formula="of:=IF([$'Image data'.AK147]=1;[$'Image data'.AL147];&quot;&quot;)" office:value-type="string" office:string-value="20 x 30 inches, 51 x 76 cm" calcext:value-type="string">
            <text:p>20 x 30 inches, 51 x 76 cm</text:p>
          </table:table-cell>
          <table:table-cell table:formula="of:=IF([$'Image data'.AR147]=1;[$'Image data'.AS147];&quot;&quot;)" office:value-type="string" office:string-value="24 x 36 inches, 61 x 91 cm" calcext:value-type="string">
            <text:p>24 x 36 inches, 61 x 91 cm</text:p>
          </table:table-cell>
          <table:table-cell table:formula="of:=IF([$'Image data'.AY147]=1;[$'Image data'.AZ147];&quot;&quot;)" office:value-type="string" office:string-value="8 x 12 inches, 20 x 30 cm" calcext:value-type="string">
            <text:p>8 x 12 inches, 20 x 30 cm</text:p>
          </table:table-cell>
          <table:table-cell table:formula="of:=IF([$'Image data'.BF147]=1;[$'Image data'.BG147];&quot;&quot;)" office:value-type="string" office:string-value="12 x 18 inches, 30 x 46 cm" calcext:value-type="string">
            <text:p>12 x 18 inches, 30 x 46 cm</text:p>
          </table:table-cell>
          <table:table-cell table:formula="of:=IF([$'Image data'.BM147]=1;[$'Image data'.BN147];&quot;&quot;)" office:value-type="string" office:string-value="16 x 24 inches, 41 x 61 cm" calcext:value-type="string">
            <text:p>16 x 24 inches, 41 x 61 cm</text:p>
          </table:table-cell>
          <table:table-cell table:formula="of:=IF([$'Image data'.BT147]=1;[$'Image data'.BU147];&quot;&quot;)" office:value-type="string" office:string-value="20 x 30 inches, 51 x 76 cm" calcext:value-type="string">
            <text:p>20 x 30 inches, 51 x 76 cm</text:p>
          </table:table-cell>
          <table:table-cell table:formula="of:=IF([$'Image data'.CA147]=1;[$'Image data'.CB147];&quot;&quot;)" office:value-type="string" office:string-value="24 x 36 inches, 61 x 91 cm" calcext:value-type="string">
            <text:p>24 x 36 inches, 61 x 91 cm</text:p>
          </table:table-cell>
          <table:table-cell table:number-columns-repeated="5"/>
        </table:table-row>
        <table:table-row table:style-name="ro4">
          <table:table-cell table:formula="of:=[$'Image data'.C148]" office:value-type="string" office:string-value="Posing Chamois" calcext:value-type="string">
            <text:p>Posing Chamois</text:p>
          </table:table-cell>
          <table:table-cell table:formula="of:=[$'Image data'.D148]" office:value-type="string" office:string-value="Despite our attempts to wreck the world the chamois still survived, and this family does so by coming down tot he empty quarry at night to feed on sparse grasses. However the steep sides of the quarry are not the trap for the chamois that they might be for other creatures. At the first sign of threat the chamois are already halfway up the almost sheer cliff faces." calcext:value-type="string">
            <text:p>Despite our attempts to wreck the world the chamois still survived, and this family does so by coming down tot he empty quarry at night to feed on sparse grasses. However the steep sides of the quarry are not the trap for the chamois that they might be for other creatures. At the first sign of threat the chamois are already halfway up the almost sheer cliff faces.</text:p>
          </table:table-cell>
          <table:table-cell table:formula="of:=[$'Image data'.B148]" office:value-type="string" office:string-value="PrintGalleryImage-147.jpg" calcext:value-type="string">
            <text:p>PrintGalleryImage-147.jpg</text:p>
          </table:table-cell>
          <table:table-cell table:formula="of:=IF([$'Image data'.P148]=1;[$'Image data'.Q148];&quot;&quot;)" office:value-type="string" office:string-value="8 x 12 inches, 20 x 30 cm" calcext:value-type="string">
            <text:p>8 x 12 inches, 20 x 30 cm</text:p>
          </table:table-cell>
          <table:table-cell table:formula="of:=IF([$'Image data'.W148]=1;[$'Image data'.X148];&quot;&quot;)" office:value-type="string" office:string-value="12 x 18 inches, 30 x 46 cm" calcext:value-type="string">
            <text:p>12 x 18 inches, 30 x 46 cm</text:p>
          </table:table-cell>
          <table:table-cell table:formula="of:=IF([$'Image data'.AD148]=1;[$'Image data'.AE148];&quot;&quot;)" office:value-type="string" office:string-value="16 x 24 inches, 41 x 61 cm" calcext:value-type="string">
            <text:p>16 x 24 inches, 41 x 61 cm</text:p>
          </table:table-cell>
          <table:table-cell table:formula="of:=IF([$'Image data'.AK148]=1;[$'Image data'.AL148];&quot;&quot;)" office:value-type="string" office:string-value="20 x 30 inches, 51 x 76 cm" calcext:value-type="string">
            <text:p>20 x 30 inches, 51 x 76 cm</text:p>
          </table:table-cell>
          <table:table-cell table:formula="of:=IF([$'Image data'.AR148]=1;[$'Image data'.AS148];&quot;&quot;)" office:value-type="string" office:string-value="24 x 36 inches, 61 x 91 cm" calcext:value-type="string">
            <text:p>24 x 36 inches, 61 x 91 cm</text:p>
          </table:table-cell>
          <table:table-cell table:formula="of:=IF([$'Image data'.AY148]=1;[$'Image data'.AZ148];&quot;&quot;)" office:value-type="string" office:string-value="8 x 12 inches, 20 x 30 cm" calcext:value-type="string">
            <text:p>8 x 12 inches, 20 x 30 cm</text:p>
          </table:table-cell>
          <table:table-cell table:formula="of:=IF([$'Image data'.BF148]=1;[$'Image data'.BG148];&quot;&quot;)" office:value-type="string" office:string-value="12 x 18 inches, 30 x 46 cm" calcext:value-type="string">
            <text:p>12 x 18 inches, 30 x 46 cm</text:p>
          </table:table-cell>
          <table:table-cell table:formula="of:=IF([$'Image data'.BM148]=1;[$'Image data'.BN148];&quot;&quot;)" office:value-type="string" office:string-value="16 x 24 inches, 41 x 61 cm" calcext:value-type="string">
            <text:p>16 x 24 inches, 41 x 61 cm</text:p>
          </table:table-cell>
          <table:table-cell table:formula="of:=IF([$'Image data'.BT148]=1;[$'Image data'.BU148];&quot;&quot;)" office:value-type="string" office:string-value="20 x 30 inches, 51 x 76 cm" calcext:value-type="string">
            <text:p>20 x 30 inches, 51 x 76 cm</text:p>
          </table:table-cell>
          <table:table-cell table:formula="of:=IF([$'Image data'.CA148]=1;[$'Image data'.CB148];&quot;&quot;)" office:value-type="string" office:string-value="24 x 36 inches, 61 x 91 cm" calcext:value-type="string">
            <text:p>24 x 36 inches, 61 x 91 cm</text:p>
          </table:table-cell>
          <table:table-cell table:number-columns-repeated="5"/>
        </table:table-row>
      </table:table>
      <table:table table:name="Pricing" table:style-name="ta1">
        <office:forms form:automatic-focus="false" form:apply-design-mode="false"/>
        <table:table-column table:style-name="co31" table:number-columns-repeated="6" table:default-cell-style-name="Default"/>
        <table:table-column table:style-name="co31" table:default-cell-style-name="ce5"/>
        <table:table-column table:style-name="co33" table:default-cell-style-name="Default"/>
        <table:table-column table:style-name="co31" table:number-columns-repeated="4" table:default-cell-style-name="Default"/>
        <table:table-column table:style-name="co31" table:default-cell-style-name="ce5"/>
        <table:table-column table:style-name="co31" table:number-columns-repeated="5" table:default-cell-style-name="Default"/>
        <table:table-column table:style-name="co31" table:default-cell-style-name="ce5"/>
        <table:table-row table:style-name="ro3">
          <table:table-cell table:style-name="ce5" office:value-type="string" calcext:value-type="string">
            <text:p>size</text:p>
          </table:table-cell>
          <table:table-cell table:style-name="ce5" office:value-type="string" calcext:value-type="string">
            <text:p>stretched canvas 19m</text:p>
          </table:table-cell>
          <table:table-cell office:value-type="string" calcext:value-type="string">
            <text:p>Postage can</text:p>
          </table:table-cell>
          <table:table-cell office:value-type="string" calcext:value-type="string">
            <text:p>total pounds can</text:p>
          </table:table-cell>
          <table:table-cell office:value-type="string" calcext:value-type="string">
            <text:p>total Euros can</text:p>
          </table:table-cell>
          <table:table-cell office:value-type="string" calcext:value-type="string">
            <text:p>price plus margin can</text:p>
          </table:table-cell>
          <table:table-cell office:value-type="string" calcext:value-type="string">
            <text:p>Sale Price can</text:p>
          </table:table-cell>
          <table:table-cell office:value-type="string" calcext:value-type="string">
            <text:p>photo print 240gsm LPP</text:p>
          </table:table-cell>
          <table:table-cell office:value-type="string" calcext:value-type="string">
            <text:p>Postage FA200EMA</text:p>
          </table:table-cell>
          <table:table-cell office:value-type="string" calcext:value-type="string">
            <text:p>total pounds FA200EMA</text:p>
          </table:table-cell>
          <table:table-cell office:value-type="string" calcext:value-type="string">
            <text:p>total Euros FA200EMA</text:p>
          </table:table-cell>
          <table:table-cell office:value-type="string" calcext:value-type="string">
            <text:p>price plus margin FA200EMA</text:p>
          </table:table-cell>
          <table:table-cell office:value-type="string" calcext:value-type="string">
            <text:p>Sale Price FA200EMA</text:p>
          </table:table-cell>
          <table:table-cell office:value-type="string" calcext:value-type="string">
            <text:p>Fine Art 38gsm HPR</text:p>
          </table:table-cell>
          <table:table-cell office:value-type="string" calcext:value-type="string">
            <text:p>Postage FA310HGE</text:p>
          </table:table-cell>
          <table:table-cell office:value-type="string" calcext:value-type="string">
            <text:p>total poundsFA310HGE</text:p>
          </table:table-cell>
          <table:table-cell office:value-type="string" calcext:value-type="string">
            <text:p>total Euros <text:span text:style-name="T1">FA310HGE</text:span></text:p>
          </table:table-cell>
          <table:table-cell office:value-type="string" calcext:value-type="string">
            <text:p>price plus margin FA310HGE</text:p>
          </table:table-cell>
          <table:table-cell office:value-type="string" calcext:value-type="string">
            <text:p>Sale Price FA310HGE</text:p>
          </table:table-cell>
        </table:table-row>
        <table:table-row table:style-name="ro4">
          <table:table-cell office:value-type="string" calcext:value-type="string">
            <text:p>8*8</text:p>
          </table:table-cell>
          <table:table-cell office:value-type="float" office:value="11" calcext:value-type="float">
            <text:p>11</text:p>
          </table:table-cell>
          <table:table-cell office:value-type="float" office:value="40" calcext:value-type="float">
            <text:p>40</text:p>
          </table:table-cell>
          <table:table-cell table:formula="of:=IF([.B2]*[.C2]=0;0;[.B2]+[.C2])" office:value-type="float" office:value="51" calcext:value-type="float">
            <text:p>51</text:p>
          </table:table-cell>
          <table:table-cell table:formula="of:=[.D2]*1.15" office:value-type="float" office:value="58.65" calcext:value-type="float">
            <text:p>58.65</text:p>
          </table:table-cell>
          <table:table-cell table:formula="of:=ROUNDUP([.E2]*1.22;0)" office:value-type="float" office:value="72" calcext:value-type="float">
            <text:p>72</text:p>
          </table:table-cell>
          <table:table-cell office:value-type="float" office:value="100" calcext:value-type="float">
            <text:p>100</text:p>
          </table:table-cell>
          <table:table-cell office:value-type="float" office:value="3" calcext:value-type="float">
            <text:p>3</text:p>
          </table:table-cell>
          <table:table-cell office:value-type="float" office:value="24" calcext:value-type="float">
            <text:p>24</text:p>
          </table:table-cell>
          <table:table-cell table:formula="of:=IF([.H2]*[.I2]=0;0;[.H2]+[.I2])" office:value-type="float" office:value="27" calcext:value-type="float">
            <text:p>27</text:p>
          </table:table-cell>
          <table:table-cell table:formula="of:=[.J2]*1.15" office:value-type="float" office:value="31.05" calcext:value-type="float">
            <text:p>31.05</text:p>
          </table:table-cell>
          <table:table-cell table:formula="of:=ROUNDUP([.K2]*1.22;0)" office:value-type="float" office:value="38" calcext:value-type="float">
            <text:p>38</text:p>
          </table:table-cell>
          <table:table-cell office:value-type="float" office:value="60" calcext:value-type="float">
            <text:p>60</text:p>
          </table:table-cell>
          <table:table-cell office:value-type="float" office:value="5" calcext:value-type="float">
            <text:p>5</text:p>
          </table:table-cell>
          <table:table-cell office:value-type="float" office:value="24" calcext:value-type="float">
            <text:p>24</text:p>
          </table:table-cell>
          <table:table-cell table:formula="of:=IF([.N2]*[.O2]=0;0;[.N2]+[.O2])" office:value-type="float" office:value="29" calcext:value-type="float">
            <text:p>29</text:p>
          </table:table-cell>
          <table:table-cell table:formula="of:=[.P2]*1.15" office:value-type="float" office:value="33.35" calcext:value-type="float">
            <text:p>33.35</text:p>
          </table:table-cell>
          <table:table-cell table:formula="of:=ROUNDUP([.Q2]*1.22;0)" office:value-type="float" office:value="41" calcext:value-type="float">
            <text:p>41</text:p>
          </table:table-cell>
          <table:table-cell office:value-type="float" office:value="125" calcext:value-type="float">
            <text:p>125</text:p>
          </table:table-cell>
        </table:table-row>
        <table:table-row table:style-name="ro4">
          <table:table-cell office:value-type="string" calcext:value-type="string">
            <text:p>8*10</text:p>
          </table:table-cell>
          <table:table-cell office:value-type="float" office:value="11" calcext:value-type="float">
            <text:p>11</text:p>
          </table:table-cell>
          <table:table-cell office:value-type="float" office:value="40" calcext:value-type="float">
            <text:p>40</text:p>
          </table:table-cell>
          <table:table-cell table:formula="of:=IF([.B3]*[.C3]=0;0;[.B3]+[.C3])" office:value-type="float" office:value="51" calcext:value-type="float">
            <text:p>51</text:p>
          </table:table-cell>
          <table:table-cell table:formula="of:=[.D3]*1.15" office:value-type="float" office:value="58.65" calcext:value-type="float">
            <text:p>58.65</text:p>
          </table:table-cell>
          <table:table-cell table:formula="of:=ROUNDUP([.E3]*1.22;0)" office:value-type="float" office:value="72" calcext:value-type="float">
            <text:p>72</text:p>
          </table:table-cell>
          <table:table-cell office:value-type="float" office:value="100" calcext:value-type="float">
            <text:p>100</text:p>
          </table:table-cell>
          <table:table-cell office:value-type="float" office:value="2.5" calcext:value-type="float">
            <text:p>2.5</text:p>
          </table:table-cell>
          <table:table-cell office:value-type="float" office:value="24" calcext:value-type="float">
            <text:p>24</text:p>
          </table:table-cell>
          <table:table-cell table:formula="of:=IF([.H3]*[.I3]=0;0;[.H3]+[.I3])" office:value-type="float" office:value="26.5" calcext:value-type="float">
            <text:p>26.5</text:p>
          </table:table-cell>
          <table:table-cell table:formula="of:=[.J3]*1.15" office:value-type="float" office:value="30.475" calcext:value-type="float">
            <text:p>30.475</text:p>
          </table:table-cell>
          <table:table-cell table:formula="of:=ROUNDUP([.K3]*1.22;0)" office:value-type="float" office:value="38" calcext:value-type="float">
            <text:p>38</text:p>
          </table:table-cell>
          <table:table-cell office:value-type="float" office:value="60" calcext:value-type="float">
            <text:p>60</text:p>
          </table:table-cell>
          <table:table-cell office:value-type="float" office:value="5.5" calcext:value-type="float">
            <text:p>5.5</text:p>
          </table:table-cell>
          <table:table-cell office:value-type="float" office:value="24" calcext:value-type="float">
            <text:p>24</text:p>
          </table:table-cell>
          <table:table-cell table:formula="of:=IF([.N3]*[.O3]=0;0;[.N3]+[.O3])" office:value-type="float" office:value="29.5" calcext:value-type="float">
            <text:p>29.5</text:p>
          </table:table-cell>
          <table:table-cell table:formula="of:=[.P3]*1.15" office:value-type="float" office:value="33.925" calcext:value-type="float">
            <text:p>33.925</text:p>
          </table:table-cell>
          <table:table-cell table:formula="of:=ROUNDUP([.Q3]*1.22;0)" office:value-type="float" office:value="42" calcext:value-type="float">
            <text:p>42</text:p>
          </table:table-cell>
          <table:table-cell office:value-type="float" office:value="125" calcext:value-type="float">
            <text:p>125</text:p>
          </table:table-cell>
        </table:table-row>
        <table:table-row table:style-name="ro4">
          <table:table-cell office:value-type="string" calcext:value-type="string">
            <text:p>8*12</text:p>
          </table:table-cell>
          <table:table-cell office:value-type="float" office:value="11" calcext:value-type="float">
            <text:p>11</text:p>
          </table:table-cell>
          <table:table-cell office:value-type="float" office:value="50" calcext:value-type="float">
            <text:p>50</text:p>
          </table:table-cell>
          <table:table-cell table:formula="of:=IF([.B4]*[.C4]=0;0;[.B4]+[.C4])" office:value-type="float" office:value="61" calcext:value-type="float">
            <text:p>61</text:p>
          </table:table-cell>
          <table:table-cell table:formula="of:=[.D4]*1.15" office:value-type="float" office:value="70.15" calcext:value-type="float">
            <text:p>70.15</text:p>
          </table:table-cell>
          <table:table-cell table:formula="of:=ROUNDUP([.E4]*1.22;0)" office:value-type="float" office:value="86" calcext:value-type="float">
            <text:p>86</text:p>
          </table:table-cell>
          <table:table-cell office:value-type="float" office:value="100" calcext:value-type="float">
            <text:p>100</text:p>
          </table:table-cell>
          <table:table-cell office:value-type="float" office:value="3.5" calcext:value-type="float">
            <text:p>3.5</text:p>
          </table:table-cell>
          <table:table-cell office:value-type="float" office:value="24" calcext:value-type="float">
            <text:p>24</text:p>
          </table:table-cell>
          <table:table-cell table:formula="of:=IF([.H4]*[.I4]=0;0;[.H4]+[.I4])" office:value-type="float" office:value="27.5" calcext:value-type="float">
            <text:p>27.5</text:p>
          </table:table-cell>
          <table:table-cell table:formula="of:=[.J4]*1.15" office:value-type="float" office:value="31.625" calcext:value-type="float">
            <text:p>31.625</text:p>
          </table:table-cell>
          <table:table-cell table:formula="of:=ROUNDUP([.K4]*1.22;0)" office:value-type="float" office:value="39" calcext:value-type="float">
            <text:p>39</text:p>
          </table:table-cell>
          <table:table-cell office:value-type="float" office:value="75" calcext:value-type="float">
            <text:p>75</text:p>
          </table:table-cell>
          <table:table-cell office:value-type="float" office:value="6" calcext:value-type="float">
            <text:p>6</text:p>
          </table:table-cell>
          <table:table-cell office:value-type="float" office:value="24" calcext:value-type="float">
            <text:p>24</text:p>
          </table:table-cell>
          <table:table-cell table:formula="of:=IF([.N4]*[.O4]=0;0;[.N4]+[.O4])" office:value-type="float" office:value="30" calcext:value-type="float">
            <text:p>30</text:p>
          </table:table-cell>
          <table:table-cell table:formula="of:=[.P4]*1.15" office:value-type="float" office:value="34.5" calcext:value-type="float">
            <text:p>34.5</text:p>
          </table:table-cell>
          <table:table-cell table:formula="of:=ROUNDUP([.Q4]*1.22;0)" office:value-type="float" office:value="43" calcext:value-type="float">
            <text:p>43</text:p>
          </table:table-cell>
          <table:table-cell office:value-type="float" office:value="150" calcext:value-type="float">
            <text:p>150</text:p>
          </table:table-cell>
        </table:table-row>
        <table:table-row table:style-name="ro4">
          <table:table-cell office:value-type="string" calcext:value-type="string">
            <text:p>8*16</text:p>
          </table:table-cell>
          <table:table-cell office:value-type="float" office:value="12" calcext:value-type="float">
            <text:p>12</text:p>
          </table:table-cell>
          <table:table-cell office:value-type="float" office:value="60" calcext:value-type="float">
            <text:p>60</text:p>
          </table:table-cell>
          <table:table-cell table:formula="of:=IF([.B5]*[.C5]=0;0;[.B5]+[.C5])" office:value-type="float" office:value="72" calcext:value-type="float">
            <text:p>72</text:p>
          </table:table-cell>
          <table:table-cell table:formula="of:=[.D5]*1.15" office:value-type="float" office:value="82.8" calcext:value-type="float">
            <text:p>82.8</text:p>
          </table:table-cell>
          <table:table-cell table:formula="of:=ROUNDUP([.E5]*1.22;0)" office:value-type="float" office:value="102" calcext:value-type="float">
            <text:p>102</text:p>
          </table:table-cell>
          <table:table-cell office:value-type="float" office:value="125" calcext:value-type="float">
            <text:p>125</text:p>
          </table:table-cell>
          <table:table-cell office:value-type="float" office:value="0" calcext:value-type="float">
            <text:p>0</text:p>
          </table:table-cell>
          <table:table-cell office:value-type="float" office:value="26" calcext:value-type="float">
            <text:p>26</text:p>
          </table:table-cell>
          <table:table-cell table:formula="of:=IF([.H5]*[.I5]=0;0;[.H5]+[.I5])" office:value-type="float" office:value="0" calcext:value-type="float">
            <text:p>0</text:p>
          </table:table-cell>
          <table:table-cell table:formula="of:=[.J5]*1.15" office:value-type="float" office:value="0" calcext:value-type="float">
            <text:p>0</text:p>
          </table:table-cell>
          <table:table-cell table:formula="of:=ROUNDUP([.K5]*1.22;0)" office:value-type="float" office:value="0" calcext:value-type="float">
            <text:p>0</text:p>
          </table:table-cell>
          <table:table-cell table:number-columns-repeated="3" office:value-type="float" office:value="0" calcext:value-type="float">
            <text:p>0</text:p>
          </table:table-cell>
          <table:table-cell table:formula="of:=IF([.N5]*[.O5]=0;0;[.N5]+[.O5])" office:value-type="float" office:value="0" calcext:value-type="float">
            <text:p>0</text:p>
          </table:table-cell>
          <table:table-cell table:formula="of:=[.P5]*1.15" office:value-type="float" office:value="0" calcext:value-type="float">
            <text:p>0</text:p>
          </table:table-cell>
          <table:table-cell table:formula="of:=ROUNDUP([.Q5]*1.22;0)" office:value-type="float" office:value="0" calcext:value-type="float">
            <text:p>0</text:p>
          </table:table-cell>
          <table:table-cell office:value-type="float" office:value="0" calcext:value-type="float">
            <text:p>0</text:p>
          </table:table-cell>
        </table:table-row>
        <table:table-row table:style-name="ro4">
          <table:table-cell office:value-type="string" calcext:value-type="string">
            <text:p>12*12</text:p>
          </table:table-cell>
          <table:table-cell office:value-type="float" office:value="13" calcext:value-type="float">
            <text:p>13</text:p>
          </table:table-cell>
          <table:table-cell office:value-type="float" office:value="50" calcext:value-type="float">
            <text:p>50</text:p>
          </table:table-cell>
          <table:table-cell table:formula="of:=IF([.B6]*[.C6]=0;0;[.B6]+[.C6])" office:value-type="float" office:value="63" calcext:value-type="float">
            <text:p>63</text:p>
          </table:table-cell>
          <table:table-cell table:formula="of:=[.D6]*1.15" office:value-type="float" office:value="72.45" calcext:value-type="float">
            <text:p>72.45</text:p>
          </table:table-cell>
          <table:table-cell table:formula="of:=ROUNDUP([.E6]*1.22;0)" office:value-type="float" office:value="89" calcext:value-type="float">
            <text:p>89</text:p>
          </table:table-cell>
          <table:table-cell office:value-type="float" office:value="125" calcext:value-type="float">
            <text:p>125</text:p>
          </table:table-cell>
          <table:table-cell office:value-type="float" office:value="4.5" calcext:value-type="float">
            <text:p>4.5</text:p>
          </table:table-cell>
          <table:table-cell office:value-type="float" office:value="26" calcext:value-type="float">
            <text:p>26</text:p>
          </table:table-cell>
          <table:table-cell table:formula="of:=IF([.H6]*[.I6]=0;0;[.H6]+[.I6])" office:value-type="float" office:value="30.5" calcext:value-type="float">
            <text:p>30.5</text:p>
          </table:table-cell>
          <table:table-cell table:formula="of:=[.J6]*1.15" office:value-type="float" office:value="35.075" calcext:value-type="float">
            <text:p>35.075</text:p>
          </table:table-cell>
          <table:table-cell table:formula="of:=ROUNDUP([.K6]*1.22;0)" office:value-type="float" office:value="43" calcext:value-type="float">
            <text:p>43</text:p>
          </table:table-cell>
          <table:table-cell office:value-type="float" office:value="100" calcext:value-type="float">
            <text:p>100</text:p>
          </table:table-cell>
          <table:table-cell office:value-type="float" office:value="9" calcext:value-type="float">
            <text:p>9</text:p>
          </table:table-cell>
          <table:table-cell office:value-type="float" office:value="26" calcext:value-type="float">
            <text:p>26</text:p>
          </table:table-cell>
          <table:table-cell table:formula="of:=IF([.N6]*[.O6]=0;0;[.N6]+[.O6])" office:value-type="float" office:value="35" calcext:value-type="float">
            <text:p>35</text:p>
          </table:table-cell>
          <table:table-cell table:formula="of:=[.P6]*1.15" office:value-type="float" office:value="40.25" calcext:value-type="float">
            <text:p>40.25</text:p>
          </table:table-cell>
          <table:table-cell table:formula="of:=ROUNDUP([.Q6]*1.22;0)" office:value-type="float" office:value="50" calcext:value-type="float">
            <text:p>50</text:p>
          </table:table-cell>
          <table:table-cell office:value-type="float" office:value="150" calcext:value-type="float">
            <text:p>150</text:p>
          </table:table-cell>
        </table:table-row>
        <table:table-row table:style-name="ro4">
          <table:table-cell office:value-type="string" calcext:value-type="string">
            <text:p>12*15</text:p>
          </table:table-cell>
          <table:table-cell office:value-type="float" office:value="0" calcext:value-type="float">
            <text:p>0</text:p>
          </table:table-cell>
          <table:table-cell office:value-type="float" office:value="60" calcext:value-type="float">
            <text:p>60</text:p>
          </table:table-cell>
          <table:table-cell table:formula="of:=IF([.B7]*[.C7]=0;0;[.B7]+[.C7])" office:value-type="float" office:value="0" calcext:value-type="float">
            <text:p>0</text:p>
          </table:table-cell>
          <table:table-cell table:formula="of:=[.D7]*1.15" office:value-type="float" office:value="0" calcext:value-type="float">
            <text:p>0</text:p>
          </table:table-cell>
          <table:table-cell table:formula="of:=ROUNDUP([.E7]*1.22;0)" office:value-type="float" office:value="0" calcext:value-type="float">
            <text:p>0</text:p>
          </table:table-cell>
          <table:table-cell table:number-columns-repeated="2" office:value-type="float" office:value="0" calcext:value-type="float">
            <text:p>0</text:p>
          </table:table-cell>
          <table:table-cell office:value-type="float" office:value="26" calcext:value-type="float">
            <text:p>26</text:p>
          </table:table-cell>
          <table:table-cell table:formula="of:=IF([.H7]*[.I7]=0;0;[.H7]+[.I7])" office:value-type="float" office:value="0" calcext:value-type="float">
            <text:p>0</text:p>
          </table:table-cell>
          <table:table-cell table:formula="of:=[.J7]*1.15" office:value-type="float" office:value="0" calcext:value-type="float">
            <text:p>0</text:p>
          </table:table-cell>
          <table:table-cell table:formula="of:=ROUNDUP([.K7]*1.22;0)" office:value-type="float" office:value="0" calcext:value-type="float">
            <text:p>0</text:p>
          </table:table-cell>
          <table:table-cell table:number-columns-repeated="3" office:value-type="float" office:value="0" calcext:value-type="float">
            <text:p>0</text:p>
          </table:table-cell>
          <table:table-cell table:formula="of:=IF([.N7]*[.O7]=0;0;[.N7]+[.O7])" office:value-type="float" office:value="0" calcext:value-type="float">
            <text:p>0</text:p>
          </table:table-cell>
          <table:table-cell table:formula="of:=[.P7]*1.15" office:value-type="float" office:value="0" calcext:value-type="float">
            <text:p>0</text:p>
          </table:table-cell>
          <table:table-cell table:formula="of:=ROUNDUP([.Q7]*1.22;0)" office:value-type="float" office:value="0" calcext:value-type="float">
            <text:p>0</text:p>
          </table:table-cell>
          <table:table-cell office:value-type="float" office:value="0" calcext:value-type="float">
            <text:p>0</text:p>
          </table:table-cell>
        </table:table-row>
        <table:table-row table:style-name="ro4">
          <table:table-cell office:value-type="string" calcext:value-type="string">
            <text:p>12*18</text:p>
          </table:table-cell>
          <table:table-cell office:value-type="float" office:value="18" calcext:value-type="float">
            <text:p>18</text:p>
          </table:table-cell>
          <table:table-cell office:value-type="float" office:value="60" calcext:value-type="float">
            <text:p>60</text:p>
          </table:table-cell>
          <table:table-cell table:formula="of:=IF([.B8]*[.C8]=0;0;[.B8]+[.C8])" office:value-type="float" office:value="78" calcext:value-type="float">
            <text:p>78</text:p>
          </table:table-cell>
          <table:table-cell table:formula="of:=[.D8]*1.15" office:value-type="float" office:value="89.7" calcext:value-type="float">
            <text:p>89.7</text:p>
          </table:table-cell>
          <table:table-cell table:formula="of:=ROUNDUP([.E8]*1.22;0)" office:value-type="float" office:value="110" calcext:value-type="float">
            <text:p>110</text:p>
          </table:table-cell>
          <table:table-cell office:value-type="float" office:value="150" calcext:value-type="float">
            <text:p>150</text:p>
          </table:table-cell>
          <table:table-cell office:value-type="float" office:value="7.5" calcext:value-type="float">
            <text:p>7.5</text:p>
          </table:table-cell>
          <table:table-cell office:value-type="float" office:value="26" calcext:value-type="float">
            <text:p>26</text:p>
          </table:table-cell>
          <table:table-cell table:formula="of:=IF([.H8]*[.I8]=0;0;[.H8]+[.I8])" office:value-type="float" office:value="33.5" calcext:value-type="float">
            <text:p>33.5</text:p>
          </table:table-cell>
          <table:table-cell table:formula="of:=[.J8]*1.15" office:value-type="float" office:value="38.525" calcext:value-type="float">
            <text:p>38.525</text:p>
          </table:table-cell>
          <table:table-cell table:formula="of:=ROUNDUP([.K8]*1.22;0)" office:value-type="float" office:value="48" calcext:value-type="float">
            <text:p>48</text:p>
          </table:table-cell>
          <table:table-cell office:value-type="float" office:value="125" calcext:value-type="float">
            <text:p>125</text:p>
          </table:table-cell>
          <table:table-cell office:value-type="float" office:value="13.5" calcext:value-type="float">
            <text:p>13.5</text:p>
          </table:table-cell>
          <table:table-cell office:value-type="float" office:value="26" calcext:value-type="float">
            <text:p>26</text:p>
          </table:table-cell>
          <table:table-cell table:formula="of:=IF([.N8]*[.O8]=0;0;[.N8]+[.O8])" office:value-type="float" office:value="39.5" calcext:value-type="float">
            <text:p>39.5</text:p>
          </table:table-cell>
          <table:table-cell table:formula="of:=[.P8]*1.15" office:value-type="float" office:value="45.425" calcext:value-type="float">
            <text:p>45.425</text:p>
          </table:table-cell>
          <table:table-cell table:formula="of:=ROUNDUP([.Q8]*1.22;0)" office:value-type="float" office:value="56" calcext:value-type="float">
            <text:p>56</text:p>
          </table:table-cell>
          <table:table-cell office:value-type="float" office:value="175" calcext:value-type="float">
            <text:p>175</text:p>
          </table:table-cell>
        </table:table-row>
        <table:table-row table:style-name="ro4">
          <table:table-cell office:value-type="string" calcext:value-type="string">
            <text:p>12*24</text:p>
          </table:table-cell>
          <table:table-cell office:value-type="float" office:value="22" calcext:value-type="float">
            <text:p>22</text:p>
          </table:table-cell>
          <table:table-cell office:value-type="float" office:value="88" calcext:value-type="float">
            <text:p>88</text:p>
          </table:table-cell>
          <table:table-cell table:formula="of:=IF([.B9]*[.C9]=0;0;[.B9]+[.C9])" office:value-type="float" office:value="110" calcext:value-type="float">
            <text:p>110</text:p>
          </table:table-cell>
          <table:table-cell table:formula="of:=[.D9]*1.15" office:value-type="float" office:value="126.5" calcext:value-type="float">
            <text:p>126.5</text:p>
          </table:table-cell>
          <table:table-cell table:formula="of:=ROUNDUP([.E9]*1.22;0)" office:value-type="float" office:value="155" calcext:value-type="float">
            <text:p>155</text:p>
          </table:table-cell>
          <table:table-cell office:value-type="float" office:value="175" calcext:value-type="float">
            <text:p>175</text:p>
          </table:table-cell>
          <table:table-cell office:value-type="float" office:value="0" calcext:value-type="float">
            <text:p>0</text:p>
          </table:table-cell>
          <table:table-cell office:value-type="float" office:value="26" calcext:value-type="float">
            <text:p>26</text:p>
          </table:table-cell>
          <table:table-cell table:formula="of:=IF([.H9]*[.I9]=0;0;[.H9]+[.I9])" office:value-type="float" office:value="0" calcext:value-type="float">
            <text:p>0</text:p>
          </table:table-cell>
          <table:table-cell table:formula="of:=[.J9]*1.15" office:value-type="float" office:value="0" calcext:value-type="float">
            <text:p>0</text:p>
          </table:table-cell>
          <table:table-cell table:formula="of:=ROUNDUP([.K9]*1.22;0)" office:value-type="float" office:value="0" calcext:value-type="float">
            <text:p>0</text:p>
          </table:table-cell>
          <table:table-cell table:number-columns-repeated="3" office:value-type="float" office:value="0" calcext:value-type="float">
            <text:p>0</text:p>
          </table:table-cell>
          <table:table-cell table:formula="of:=IF([.N9]*[.O9]=0;0;[.N9]+[.O9])" office:value-type="float" office:value="0" calcext:value-type="float">
            <text:p>0</text:p>
          </table:table-cell>
          <table:table-cell table:formula="of:=[.P9]*1.15" office:value-type="float" office:value="0" calcext:value-type="float">
            <text:p>0</text:p>
          </table:table-cell>
          <table:table-cell table:formula="of:=ROUNDUP([.Q9]*1.22;0)" office:value-type="float" office:value="0" calcext:value-type="float">
            <text:p>0</text:p>
          </table:table-cell>
          <table:table-cell office:value-type="float" office:value="0" calcext:value-type="float">
            <text:p>0</text:p>
          </table:table-cell>
        </table:table-row>
        <table:table-row table:style-name="ro4">
          <table:table-cell office:value-type="string" calcext:value-type="string">
            <text:p>16*16</text:p>
          </table:table-cell>
          <table:table-cell office:value-type="float" office:value="21" calcext:value-type="float">
            <text:p>21</text:p>
          </table:table-cell>
          <table:table-cell office:value-type="float" office:value="60" calcext:value-type="float">
            <text:p>60</text:p>
          </table:table-cell>
          <table:table-cell table:formula="of:=IF([.B10]*[.C10]=0;0;[.B10]+[.C10])" office:value-type="float" office:value="81" calcext:value-type="float">
            <text:p>81</text:p>
          </table:table-cell>
          <table:table-cell table:formula="of:=[.D10]*1.15" office:value-type="float" office:value="93.15" calcext:value-type="float">
            <text:p>93.15</text:p>
          </table:table-cell>
          <table:table-cell table:formula="of:=ROUNDUP([.E10]*1.22;0)" office:value-type="float" office:value="114" calcext:value-type="float">
            <text:p>114</text:p>
          </table:table-cell>
          <table:table-cell office:value-type="float" office:value="175" calcext:value-type="float">
            <text:p>175</text:p>
          </table:table-cell>
          <table:table-cell office:value-type="float" office:value="7.5" calcext:value-type="float">
            <text:p>7.5</text:p>
          </table:table-cell>
          <table:table-cell office:value-type="float" office:value="26" calcext:value-type="float">
            <text:p>26</text:p>
          </table:table-cell>
          <table:table-cell table:formula="of:=IF([.H10]*[.I10]=0;0;[.H10]+[.I10])" office:value-type="float" office:value="33.5" calcext:value-type="float">
            <text:p>33.5</text:p>
          </table:table-cell>
          <table:table-cell table:formula="of:=[.J10]*1.15" office:value-type="float" office:value="38.525" calcext:value-type="float">
            <text:p>38.525</text:p>
          </table:table-cell>
          <table:table-cell table:formula="of:=ROUNDUP([.K10]*1.22;0)" office:value-type="float" office:value="48" calcext:value-type="float">
            <text:p>48</text:p>
          </table:table-cell>
          <table:table-cell office:value-type="float" office:value="150" calcext:value-type="float">
            <text:p>150</text:p>
          </table:table-cell>
          <table:table-cell office:value-type="float" office:value="14" calcext:value-type="float">
            <text:p>14</text:p>
          </table:table-cell>
          <table:table-cell office:value-type="float" office:value="26" calcext:value-type="float">
            <text:p>26</text:p>
          </table:table-cell>
          <table:table-cell table:formula="of:=IF([.N10]*[.O10]=0;0;[.N10]+[.O10])" office:value-type="float" office:value="40" calcext:value-type="float">
            <text:p>40</text:p>
          </table:table-cell>
          <table:table-cell table:formula="of:=[.P10]*1.15" office:value-type="float" office:value="46" calcext:value-type="float">
            <text:p>46</text:p>
          </table:table-cell>
          <table:table-cell table:formula="of:=ROUNDUP([.Q10]*1.22;0)" office:value-type="float" office:value="57" calcext:value-type="float">
            <text:p>57</text:p>
          </table:table-cell>
          <table:table-cell office:value-type="float" office:value="200" calcext:value-type="float">
            <text:p>200</text:p>
          </table:table-cell>
        </table:table-row>
        <table:table-row table:style-name="ro4">
          <table:table-cell office:value-type="string" calcext:value-type="string">
            <text:p>16*20</text:p>
          </table:table-cell>
          <table:table-cell office:value-type="float" office:value="24" calcext:value-type="float">
            <text:p>24</text:p>
          </table:table-cell>
          <table:table-cell office:value-type="float" office:value="60" calcext:value-type="float">
            <text:p>60</text:p>
          </table:table-cell>
          <table:table-cell table:formula="of:=IF([.B11]*[.C11]=0;0;[.B11]+[.C11])" office:value-type="float" office:value="84" calcext:value-type="float">
            <text:p>84</text:p>
          </table:table-cell>
          <table:table-cell table:formula="of:=[.D11]*1.15" office:value-type="float" office:value="96.6" calcext:value-type="float">
            <text:p>96.6</text:p>
          </table:table-cell>
          <table:table-cell table:formula="of:=ROUNDUP([.E11]*1.22;0)" office:value-type="float" office:value="118" calcext:value-type="float">
            <text:p>118</text:p>
          </table:table-cell>
          <table:table-cell office:value-type="float" office:value="175" calcext:value-type="float">
            <text:p>175</text:p>
          </table:table-cell>
          <table:table-cell office:value-type="float" office:value="8" calcext:value-type="float">
            <text:p>8</text:p>
          </table:table-cell>
          <table:table-cell office:value-type="float" office:value="26" calcext:value-type="float">
            <text:p>26</text:p>
          </table:table-cell>
          <table:table-cell table:formula="of:=IF([.H11]*[.I11]=0;0;[.H11]+[.I11])" office:value-type="float" office:value="34" calcext:value-type="float">
            <text:p>34</text:p>
          </table:table-cell>
          <table:table-cell table:formula="of:=[.J11]*1.15" office:value-type="float" office:value="39.1" calcext:value-type="float">
            <text:p>39.1</text:p>
          </table:table-cell>
          <table:table-cell table:formula="of:=ROUNDUP([.K11]*1.22;0)" office:value-type="float" office:value="48" calcext:value-type="float">
            <text:p>48</text:p>
          </table:table-cell>
          <table:table-cell office:value-type="float" office:value="150" calcext:value-type="float">
            <text:p>150</text:p>
          </table:table-cell>
          <table:table-cell office:value-type="float" office:value="16" calcext:value-type="float">
            <text:p>16</text:p>
          </table:table-cell>
          <table:table-cell office:value-type="float" office:value="26" calcext:value-type="float">
            <text:p>26</text:p>
          </table:table-cell>
          <table:table-cell table:formula="of:=IF([.N11]*[.O11]=0;0;[.N11]+[.O11])" office:value-type="float" office:value="42" calcext:value-type="float">
            <text:p>42</text:p>
          </table:table-cell>
          <table:table-cell table:formula="of:=[.P11]*1.15" office:value-type="float" office:value="48.3" calcext:value-type="float">
            <text:p>48.3</text:p>
          </table:table-cell>
          <table:table-cell table:formula="of:=ROUNDUP([.Q11]*1.22;0)" office:value-type="float" office:value="59" calcext:value-type="float">
            <text:p>59</text:p>
          </table:table-cell>
          <table:table-cell office:value-type="float" office:value="200" calcext:value-type="float">
            <text:p>200</text:p>
          </table:table-cell>
        </table:table-row>
        <table:table-row table:style-name="ro4">
          <table:table-cell office:value-type="string" calcext:value-type="string">
            <text:p>16*24</text:p>
          </table:table-cell>
          <table:table-cell office:value-type="float" office:value="25" calcext:value-type="float">
            <text:p>25</text:p>
          </table:table-cell>
          <table:table-cell office:value-type="float" office:value="88" calcext:value-type="float">
            <text:p>88</text:p>
          </table:table-cell>
          <table:table-cell table:formula="of:=IF([.B12]*[.C12]=0;0;[.B12]+[.C12])" office:value-type="float" office:value="113" calcext:value-type="float">
            <text:p>113</text:p>
          </table:table-cell>
          <table:table-cell table:formula="of:=[.D12]*1.15" office:value-type="float" office:value="129.95" calcext:value-type="float">
            <text:p>129.95</text:p>
          </table:table-cell>
          <table:table-cell table:formula="of:=ROUNDUP([.E12]*1.22;0)" office:value-type="float" office:value="159" calcext:value-type="float">
            <text:p>159</text:p>
          </table:table-cell>
          <table:table-cell office:value-type="float" office:value="225" calcext:value-type="float">
            <text:p>225</text:p>
          </table:table-cell>
          <table:table-cell office:value-type="float" office:value="8.5" calcext:value-type="float">
            <text:p>8.5</text:p>
          </table:table-cell>
          <table:table-cell office:value-type="float" office:value="26" calcext:value-type="float">
            <text:p>26</text:p>
          </table:table-cell>
          <table:table-cell table:formula="of:=IF([.H12]*[.I12]=0;0;[.H12]+[.I12])" office:value-type="float" office:value="34.5" calcext:value-type="float">
            <text:p>34.5</text:p>
          </table:table-cell>
          <table:table-cell table:formula="of:=[.J12]*1.15" office:value-type="float" office:value="39.675" calcext:value-type="float">
            <text:p>39.675</text:p>
          </table:table-cell>
          <table:table-cell table:formula="of:=ROUNDUP([.K12]*1.22;0)" office:value-type="float" office:value="49" calcext:value-type="float">
            <text:p>49</text:p>
          </table:table-cell>
          <table:table-cell office:value-type="float" office:value="175" calcext:value-type="float">
            <text:p>175</text:p>
          </table:table-cell>
          <table:table-cell office:value-type="float" office:value="17" calcext:value-type="float">
            <text:p>17</text:p>
          </table:table-cell>
          <table:table-cell office:value-type="float" office:value="26" calcext:value-type="float">
            <text:p>26</text:p>
          </table:table-cell>
          <table:table-cell table:formula="of:=IF([.N12]*[.O12]=0;0;[.N12]+[.O12])" office:value-type="float" office:value="43" calcext:value-type="float">
            <text:p>43</text:p>
          </table:table-cell>
          <table:table-cell table:formula="of:=[.P12]*1.15" office:value-type="float" office:value="49.45" calcext:value-type="float">
            <text:p>49.45</text:p>
          </table:table-cell>
          <table:table-cell table:formula="of:=ROUNDUP([.Q12]*1.22;0)" office:value-type="float" office:value="61" calcext:value-type="float">
            <text:p>61</text:p>
          </table:table-cell>
          <table:table-cell office:value-type="float" office:value="225" calcext:value-type="float">
            <text:p>225</text:p>
          </table:table-cell>
        </table:table-row>
        <table:table-row table:style-name="ro4">
          <table:table-cell office:value-type="string" calcext:value-type="string">
            <text:p>16*32</text:p>
          </table:table-cell>
          <table:table-cell office:value-type="float" office:value="29" calcext:value-type="float">
            <text:p>29</text:p>
          </table:table-cell>
          <table:table-cell office:value-type="float" office:value="180" calcext:value-type="float">
            <text:p>180</text:p>
          </table:table-cell>
          <table:table-cell table:formula="of:=IF([.B13]*[.C13]=0;0;[.B13]+[.C13])" office:value-type="float" office:value="209" calcext:value-type="float">
            <text:p>209</text:p>
          </table:table-cell>
          <table:table-cell table:formula="of:=[.D13]*1.15" office:value-type="float" office:value="240.35" calcext:value-type="float">
            <text:p>240.35</text:p>
          </table:table-cell>
          <table:table-cell table:formula="of:=ROUNDUP([.E13]*1.22;0)" office:value-type="float" office:value="294" calcext:value-type="float">
            <text:p>294</text:p>
          </table:table-cell>
          <table:table-cell office:value-type="float" office:value="300" calcext:value-type="float">
            <text:p>300</text:p>
          </table:table-cell>
          <table:table-cell office:value-type="float" office:value="10" calcext:value-type="float">
            <text:p>10</text:p>
          </table:table-cell>
          <table:table-cell office:value-type="float" office:value="28" calcext:value-type="float">
            <text:p>28</text:p>
          </table:table-cell>
          <table:table-cell table:formula="of:=IF([.H13]*[.I13]=0;0;[.H13]+[.I13])" office:value-type="float" office:value="38" calcext:value-type="float">
            <text:p>38</text:p>
          </table:table-cell>
          <table:table-cell table:formula="of:=[.J13]*1.15" office:value-type="float" office:value="43.7" calcext:value-type="float">
            <text:p>43.7</text:p>
          </table:table-cell>
          <table:table-cell table:formula="of:=ROUNDUP([.K13]*1.22;0)" office:value-type="float" office:value="54" calcext:value-type="float">
            <text:p>54</text:p>
          </table:table-cell>
          <table:table-cell office:value-type="float" office:value="200" calcext:value-type="float">
            <text:p>200</text:p>
          </table:table-cell>
          <table:table-cell office:value-type="float" office:value="22" calcext:value-type="float">
            <text:p>22</text:p>
          </table:table-cell>
          <table:table-cell office:value-type="float" office:value="28" calcext:value-type="float">
            <text:p>28</text:p>
          </table:table-cell>
          <table:table-cell table:formula="of:=IF([.N13]*[.O13]=0;0;[.N13]+[.O13])" office:value-type="float" office:value="50" calcext:value-type="float">
            <text:p>50</text:p>
          </table:table-cell>
          <table:table-cell table:formula="of:=[.P13]*1.15" office:value-type="float" office:value="57.5" calcext:value-type="float">
            <text:p>57.5</text:p>
          </table:table-cell>
          <table:table-cell table:formula="of:=ROUNDUP([.Q13]*1.22;0)" office:value-type="float" office:value="71" calcext:value-type="float">
            <text:p>71</text:p>
          </table:table-cell>
          <table:table-cell office:value-type="float" office:value="250" calcext:value-type="float">
            <text:p>250</text:p>
          </table:table-cell>
        </table:table-row>
        <table:table-row table:style-name="ro4">
          <table:table-cell office:value-type="string" calcext:value-type="string">
            <text:p>20*20</text:p>
          </table:table-cell>
          <table:table-cell office:value-type="float" office:value="25" calcext:value-type="float">
            <text:p>25</text:p>
          </table:table-cell>
          <table:table-cell office:value-type="float" office:value="60" calcext:value-type="float">
            <text:p>60</text:p>
          </table:table-cell>
          <table:table-cell table:formula="of:=IF([.B14]*[.C14]=0;0;[.B14]+[.C14])" office:value-type="float" office:value="85" calcext:value-type="float">
            <text:p>85</text:p>
          </table:table-cell>
          <table:table-cell table:formula="of:=[.D14]*1.15" office:value-type="float" office:value="97.75" calcext:value-type="float">
            <text:p>97.75</text:p>
          </table:table-cell>
          <table:table-cell table:formula="of:=ROUNDUP([.E14]*1.22;0)" office:value-type="float" office:value="120" calcext:value-type="float">
            <text:p>120</text:p>
          </table:table-cell>
          <table:table-cell office:value-type="float" office:value="200" calcext:value-type="float">
            <text:p>200</text:p>
          </table:table-cell>
          <table:table-cell office:value-type="float" office:value="9" calcext:value-type="float">
            <text:p>9</text:p>
          </table:table-cell>
          <table:table-cell office:value-type="float" office:value="26" calcext:value-type="float">
            <text:p>26</text:p>
          </table:table-cell>
          <table:table-cell table:formula="of:=IF([.H14]*[.I14]=0;0;[.H14]+[.I14])" office:value-type="float" office:value="35" calcext:value-type="float">
            <text:p>35</text:p>
          </table:table-cell>
          <table:table-cell table:formula="of:=[.J14]*1.15" office:value-type="float" office:value="40.25" calcext:value-type="float">
            <text:p>40.25</text:p>
          </table:table-cell>
          <table:table-cell table:formula="of:=ROUNDUP([.K14]*1.22;0)" office:value-type="float" office:value="50" calcext:value-type="float">
            <text:p>50</text:p>
          </table:table-cell>
          <table:table-cell office:value-type="float" office:value="175" calcext:value-type="float">
            <text:p>175</text:p>
          </table:table-cell>
          <table:table-cell office:value-type="float" office:value="20" calcext:value-type="float">
            <text:p>20</text:p>
          </table:table-cell>
          <table:table-cell office:value-type="float" office:value="26" calcext:value-type="float">
            <text:p>26</text:p>
          </table:table-cell>
          <table:table-cell table:formula="of:=IF([.N14]*[.O14]=0;0;[.N14]+[.O14])" office:value-type="float" office:value="46" calcext:value-type="float">
            <text:p>46</text:p>
          </table:table-cell>
          <table:table-cell table:formula="of:=[.P14]*1.15" office:value-type="float" office:value="52.9" calcext:value-type="float">
            <text:p>52.9</text:p>
          </table:table-cell>
          <table:table-cell table:formula="of:=ROUNDUP([.Q14]*1.22;0)" office:value-type="float" office:value="65" calcext:value-type="float">
            <text:p>65</text:p>
          </table:table-cell>
          <table:table-cell office:value-type="float" office:value="225" calcext:value-type="float">
            <text:p>225</text:p>
          </table:table-cell>
        </table:table-row>
        <table:table-row table:style-name="ro4">
          <table:table-cell office:value-type="string" calcext:value-type="string">
            <text:p>20*25</text:p>
          </table:table-cell>
          <table:table-cell office:value-type="float" office:value="0" calcext:value-type="float">
            <text:p>0</text:p>
          </table:table-cell>
          <table:table-cell office:value-type="float" office:value="180" calcext:value-type="float">
            <text:p>180</text:p>
          </table:table-cell>
          <table:table-cell table:formula="of:=IF([.B15]*[.C15]=0;0;[.B15]+[.C15])" office:value-type="float" office:value="0" calcext:value-type="float">
            <text:p>0</text:p>
          </table:table-cell>
          <table:table-cell table:formula="of:=[.D15]*1.15" office:value-type="float" office:value="0" calcext:value-type="float">
            <text:p>0</text:p>
          </table:table-cell>
          <table:table-cell table:formula="of:=ROUNDUP([.E15]*1.22;0)" office:value-type="float" office:value="0" calcext:value-type="float">
            <text:p>0</text:p>
          </table:table-cell>
          <table:table-cell table:number-columns-repeated="2" office:value-type="float" office:value="0" calcext:value-type="float">
            <text:p>0</text:p>
          </table:table-cell>
          <table:table-cell office:value-type="float" office:value="28" calcext:value-type="float">
            <text:p>28</text:p>
          </table:table-cell>
          <table:table-cell table:formula="of:=IF([.H15]*[.I15]=0;0;[.H15]+[.I15])" office:value-type="float" office:value="0" calcext:value-type="float">
            <text:p>0</text:p>
          </table:table-cell>
          <table:table-cell table:formula="of:=[.J15]*1.15" office:value-type="float" office:value="0" calcext:value-type="float">
            <text:p>0</text:p>
          </table:table-cell>
          <table:table-cell table:formula="of:=ROUNDUP([.K15]*1.22;0)" office:value-type="float" office:value="0" calcext:value-type="float">
            <text:p>0</text:p>
          </table:table-cell>
          <table:table-cell table:number-columns-repeated="3" office:value-type="float" office:value="0" calcext:value-type="float">
            <text:p>0</text:p>
          </table:table-cell>
          <table:table-cell table:formula="of:=IF([.N15]*[.O15]=0;0;[.N15]+[.O15])" office:value-type="float" office:value="0" calcext:value-type="float">
            <text:p>0</text:p>
          </table:table-cell>
          <table:table-cell table:formula="of:=[.P15]*1.15" office:value-type="float" office:value="0" calcext:value-type="float">
            <text:p>0</text:p>
          </table:table-cell>
          <table:table-cell table:formula="of:=ROUNDUP([.Q15]*1.22;0)" office:value-type="float" office:value="0" calcext:value-type="float">
            <text:p>0</text:p>
          </table:table-cell>
          <table:table-cell office:value-type="float" office:value="0" calcext:value-type="float">
            <text:p>0</text:p>
          </table:table-cell>
        </table:table-row>
        <table:table-row table:style-name="ro4">
          <table:table-cell office:value-type="string" calcext:value-type="string">
            <text:p>20*30</text:p>
          </table:table-cell>
          <table:table-cell office:value-type="float" office:value="30" calcext:value-type="float">
            <text:p>30</text:p>
          </table:table-cell>
          <table:table-cell office:value-type="float" office:value="88" calcext:value-type="float">
            <text:p>88</text:p>
          </table:table-cell>
          <table:table-cell table:formula="of:=IF([.B16]*[.C16]=0;0;[.B16]+[.C16])" office:value-type="float" office:value="118" calcext:value-type="float">
            <text:p>118</text:p>
          </table:table-cell>
          <table:table-cell table:formula="of:=[.D16]*1.15" office:value-type="float" office:value="135.7" calcext:value-type="float">
            <text:p>135.7</text:p>
          </table:table-cell>
          <table:table-cell table:formula="of:=ROUNDUP([.E16]*1.22;0)" office:value-type="float" office:value="166" calcext:value-type="float">
            <text:p>166</text:p>
          </table:table-cell>
          <table:table-cell office:value-type="float" office:value="225" calcext:value-type="float">
            <text:p>225</text:p>
          </table:table-cell>
          <table:table-cell office:value-type="float" office:value="11.5" calcext:value-type="float">
            <text:p>11.5</text:p>
          </table:table-cell>
          <table:table-cell office:value-type="float" office:value="28" calcext:value-type="float">
            <text:p>28</text:p>
          </table:table-cell>
          <table:table-cell table:formula="of:=IF([.H16]*[.I16]=0;0;[.H16]+[.I16])" office:value-type="float" office:value="39.5" calcext:value-type="float">
            <text:p>39.5</text:p>
          </table:table-cell>
          <table:table-cell table:formula="of:=[.J16]*1.15" office:value-type="float" office:value="45.425" calcext:value-type="float">
            <text:p>45.425</text:p>
          </table:table-cell>
          <table:table-cell table:formula="of:=ROUNDUP([.K16]*1.22;0)" office:value-type="float" office:value="56" calcext:value-type="float">
            <text:p>56</text:p>
          </table:table-cell>
          <table:table-cell office:value-type="float" office:value="225" calcext:value-type="float">
            <text:p>225</text:p>
          </table:table-cell>
          <table:table-cell office:value-type="float" office:value="23.5" calcext:value-type="float">
            <text:p>23.5</text:p>
          </table:table-cell>
          <table:table-cell office:value-type="float" office:value="28" calcext:value-type="float">
            <text:p>28</text:p>
          </table:table-cell>
          <table:table-cell table:formula="of:=IF([.N16]*[.O16]=0;0;[.N16]+[.O16])" office:value-type="float" office:value="51.5" calcext:value-type="float">
            <text:p>51.5</text:p>
          </table:table-cell>
          <table:table-cell table:formula="of:=[.P16]*1.15" office:value-type="float" office:value="59.225" calcext:value-type="float">
            <text:p>59.225</text:p>
          </table:table-cell>
          <table:table-cell table:formula="of:=ROUNDUP([.Q16]*1.22;0)" office:value-type="float" office:value="73" calcext:value-type="float">
            <text:p>73</text:p>
          </table:table-cell>
          <table:table-cell office:value-type="float" office:value="250" calcext:value-type="float">
            <text:p>250</text:p>
          </table:table-cell>
        </table:table-row>
        <table:table-row table:style-name="ro4">
          <table:table-cell office:value-type="string" calcext:value-type="string">
            <text:p>20*40</text:p>
          </table:table-cell>
          <table:table-cell office:value-type="float" office:value="35" calcext:value-type="float">
            <text:p>35</text:p>
          </table:table-cell>
          <table:table-cell office:value-type="float" office:value="0" calcext:value-type="float">
            <text:p>0</text:p>
          </table:table-cell>
          <table:table-cell table:formula="of:=IF([.B17]*[.C17]=0;0;[.B17]+[.C17])" office:value-type="float" office:value="0" calcext:value-type="float">
            <text:p>0</text:p>
          </table:table-cell>
          <table:table-cell table:formula="of:=[.D17]*1.15" office:value-type="float" office:value="0" calcext:value-type="float">
            <text:p>0</text:p>
          </table:table-cell>
          <table:table-cell table:formula="of:=ROUNDUP([.E17]*1.22;0)" office:value-type="float" office:value="0" calcext:value-type="float">
            <text:p>0</text:p>
          </table:table-cell>
          <table:table-cell office:value-type="float" office:value="0" calcext:value-type="float">
            <text:p>0</text:p>
          </table:table-cell>
          <table:table-cell office:value-type="float" office:value="17" calcext:value-type="float">
            <text:p>17</text:p>
          </table:table-cell>
          <table:table-cell office:value-type="float" office:value="28" calcext:value-type="float">
            <text:p>28</text:p>
          </table:table-cell>
          <table:table-cell table:formula="of:=IF([.H17]*[.I17]=0;0;[.H17]+[.I17])" office:value-type="float" office:value="45" calcext:value-type="float">
            <text:p>45</text:p>
          </table:table-cell>
          <table:table-cell table:formula="of:=[.J17]*1.15" office:value-type="float" office:value="51.75" calcext:value-type="float">
            <text:p>51.75</text:p>
          </table:table-cell>
          <table:table-cell table:formula="of:=ROUNDUP([.K17]*1.22;0)" office:value-type="float" office:value="64" calcext:value-type="float">
            <text:p>64</text:p>
          </table:table-cell>
          <table:table-cell office:value-type="float" office:value="250" calcext:value-type="float">
            <text:p>250</text:p>
          </table:table-cell>
          <table:table-cell table:style-name="ce5" office:value-type="float" office:value="27" calcext:value-type="float">
            <text:p>27</text:p>
          </table:table-cell>
          <table:table-cell office:value-type="float" office:value="28" calcext:value-type="float">
            <text:p>28</text:p>
          </table:table-cell>
          <table:table-cell table:formula="of:=IF([.N17]*[.O17]=0;0;[.N17]+[.O17])" office:value-type="float" office:value="55" calcext:value-type="float">
            <text:p>55</text:p>
          </table:table-cell>
          <table:table-cell table:formula="of:=[.P17]*1.15" office:value-type="float" office:value="63.25" calcext:value-type="float">
            <text:p>63.25</text:p>
          </table:table-cell>
          <table:table-cell table:formula="of:=ROUNDUP([.Q17]*1.22;0)" office:value-type="float" office:value="78" calcext:value-type="float">
            <text:p>78</text:p>
          </table:table-cell>
          <table:table-cell office:value-type="float" office:value="275" calcext:value-type="float">
            <text:p>275</text:p>
          </table:table-cell>
        </table:table-row>
        <table:table-row table:style-name="ro4">
          <table:table-cell office:value-type="string" calcext:value-type="string">
            <text:p>24*24</text:p>
          </table:table-cell>
          <table:table-cell office:value-type="float" office:value="30" calcext:value-type="float">
            <text:p>30</text:p>
          </table:table-cell>
          <table:table-cell office:value-type="float" office:value="88" calcext:value-type="float">
            <text:p>88</text:p>
          </table:table-cell>
          <table:table-cell table:formula="of:=IF([.B18]*[.C18]=0;0;[.B18]+[.C18])" office:value-type="float" office:value="118" calcext:value-type="float">
            <text:p>118</text:p>
          </table:table-cell>
          <table:table-cell table:formula="of:=[.D18]*1.15" office:value-type="float" office:value="135.7" calcext:value-type="float">
            <text:p>135.7</text:p>
          </table:table-cell>
          <table:table-cell table:formula="of:=ROUNDUP([.E18]*1.22;0)" office:value-type="float" office:value="166" calcext:value-type="float">
            <text:p>166</text:p>
          </table:table-cell>
          <table:table-cell office:value-type="float" office:value="225" calcext:value-type="float">
            <text:p>225</text:p>
          </table:table-cell>
          <table:table-cell office:value-type="float" office:value="11" calcext:value-type="float">
            <text:p>11</text:p>
          </table:table-cell>
          <table:table-cell office:value-type="float" office:value="26" calcext:value-type="float">
            <text:p>26</text:p>
          </table:table-cell>
          <table:table-cell table:formula="of:=IF([.H18]*[.I18]=0;0;[.H18]+[.I18])" office:value-type="float" office:value="37" calcext:value-type="float">
            <text:p>37</text:p>
          </table:table-cell>
          <table:table-cell table:formula="of:=[.J18]*1.15" office:value-type="float" office:value="42.55" calcext:value-type="float">
            <text:p>42.55</text:p>
          </table:table-cell>
          <table:table-cell table:formula="of:=ROUNDUP([.K18]*1.22;0)" office:value-type="float" office:value="52" calcext:value-type="float">
            <text:p>52</text:p>
          </table:table-cell>
          <table:table-cell office:value-type="float" office:value="225" calcext:value-type="float">
            <text:p>225</text:p>
          </table:table-cell>
          <table:table-cell office:value-type="float" office:value="23" calcext:value-type="float">
            <text:p>23</text:p>
          </table:table-cell>
          <table:table-cell office:value-type="float" office:value="26" calcext:value-type="float">
            <text:p>26</text:p>
          </table:table-cell>
          <table:table-cell table:formula="of:=IF([.N18]*[.O18]=0;0;[.N18]+[.O18])" office:value-type="float" office:value="49" calcext:value-type="float">
            <text:p>49</text:p>
          </table:table-cell>
          <table:table-cell table:formula="of:=[.P18]*1.15" office:value-type="float" office:value="56.35" calcext:value-type="float">
            <text:p>56.35</text:p>
          </table:table-cell>
          <table:table-cell table:formula="of:=ROUNDUP([.Q18]*1.22;0)" office:value-type="float" office:value="69" calcext:value-type="float">
            <text:p>69</text:p>
          </table:table-cell>
          <table:table-cell office:value-type="float" office:value="275" calcext:value-type="float">
            <text:p>275</text:p>
          </table:table-cell>
        </table:table-row>
        <table:table-row table:style-name="ro4">
          <table:table-cell office:value-type="string" calcext:value-type="string">
            <text:p>24*30</text:p>
          </table:table-cell>
          <table:table-cell office:value-type="float" office:value="33" calcext:value-type="float">
            <text:p>33</text:p>
          </table:table-cell>
          <table:table-cell office:value-type="float" office:value="88" calcext:value-type="float">
            <text:p>88</text:p>
          </table:table-cell>
          <table:table-cell table:formula="of:=IF([.B19]*[.C19]=0;0;[.B19]+[.C19])" office:value-type="float" office:value="121" calcext:value-type="float">
            <text:p>121</text:p>
          </table:table-cell>
          <table:table-cell table:formula="of:=[.D19]*1.15" office:value-type="float" office:value="139.15" calcext:value-type="float">
            <text:p>139.15</text:p>
          </table:table-cell>
          <table:table-cell table:formula="of:=ROUNDUP([.E19]*1.22;0)" office:value-type="float" office:value="170" calcext:value-type="float">
            <text:p>170</text:p>
          </table:table-cell>
          <table:table-cell office:value-type="float" office:value="250" calcext:value-type="float">
            <text:p>250</text:p>
          </table:table-cell>
          <table:table-cell office:value-type="float" office:value="0" calcext:value-type="float">
            <text:p>0</text:p>
          </table:table-cell>
          <table:table-cell office:value-type="float" office:value="28" calcext:value-type="float">
            <text:p>28</text:p>
          </table:table-cell>
          <table:table-cell table:formula="of:=IF([.H19]*[.I19]=0;0;[.H19]+[.I19])" office:value-type="float" office:value="0" calcext:value-type="float">
            <text:p>0</text:p>
          </table:table-cell>
          <table:table-cell table:formula="of:=[.J19]*1.15" office:value-type="float" office:value="0" calcext:value-type="float">
            <text:p>0</text:p>
          </table:table-cell>
          <table:table-cell table:formula="of:=ROUNDUP([.K19]*1.22;0)" office:value-type="float" office:value="0" calcext:value-type="float">
            <text:p>0</text:p>
          </table:table-cell>
          <table:table-cell table:number-columns-repeated="3" office:value-type="float" office:value="0" calcext:value-type="float">
            <text:p>0</text:p>
          </table:table-cell>
          <table:table-cell table:formula="of:=IF([.N19]*[.O19]=0;0;[.N19]+[.O19])" office:value-type="float" office:value="0" calcext:value-type="float">
            <text:p>0</text:p>
          </table:table-cell>
          <table:table-cell table:formula="of:=[.P19]*1.15" office:value-type="float" office:value="0" calcext:value-type="float">
            <text:p>0</text:p>
          </table:table-cell>
          <table:table-cell table:formula="of:=ROUNDUP([.Q19]*1.22;0)" office:value-type="float" office:value="0" calcext:value-type="float">
            <text:p>0</text:p>
          </table:table-cell>
          <table:table-cell office:value-type="float" office:value="0" calcext:value-type="float">
            <text:p>0</text:p>
          </table:table-cell>
        </table:table-row>
        <table:table-row table:style-name="ro4">
          <table:table-cell office:value-type="string" calcext:value-type="string">
            <text:p>24*36</text:p>
          </table:table-cell>
          <table:table-cell office:value-type="float" office:value="37" calcext:value-type="float">
            <text:p>37</text:p>
          </table:table-cell>
          <table:table-cell office:value-type="float" office:value="180" calcext:value-type="float">
            <text:p>180</text:p>
          </table:table-cell>
          <table:table-cell table:formula="of:=IF([.B20]*[.C20]=0;0;[.B20]+[.C20])" office:value-type="float" office:value="217" calcext:value-type="float">
            <text:p>217</text:p>
          </table:table-cell>
          <table:table-cell table:formula="of:=[.D20]*1.15" office:value-type="float" office:value="249.55" calcext:value-type="float">
            <text:p>249.55</text:p>
          </table:table-cell>
          <table:table-cell table:formula="of:=ROUNDUP([.E20]*1.22;0)" office:value-type="float" office:value="305" calcext:value-type="float">
            <text:p>305</text:p>
          </table:table-cell>
          <table:table-cell office:value-type="float" office:value="325" calcext:value-type="float">
            <text:p>325</text:p>
          </table:table-cell>
          <table:table-cell office:value-type="float" office:value="18" calcext:value-type="float">
            <text:p>18</text:p>
          </table:table-cell>
          <table:table-cell office:value-type="float" office:value="28" calcext:value-type="float">
            <text:p>28</text:p>
          </table:table-cell>
          <table:table-cell table:formula="of:=IF([.H20]*[.I20]=0;0;[.H20]+[.I20])" office:value-type="float" office:value="46" calcext:value-type="float">
            <text:p>46</text:p>
          </table:table-cell>
          <table:table-cell table:formula="of:=[.J20]*1.15" office:value-type="float" office:value="52.9" calcext:value-type="float">
            <text:p>52.9</text:p>
          </table:table-cell>
          <table:table-cell table:formula="of:=ROUNDUP([.K20]*1.22;0)" office:value-type="float" office:value="65" calcext:value-type="float">
            <text:p>65</text:p>
          </table:table-cell>
          <table:table-cell office:value-type="float" office:value="250" calcext:value-type="float">
            <text:p>250</text:p>
          </table:table-cell>
          <table:table-cell table:number-columns-repeated="2" office:value-type="float" office:value="28" calcext:value-type="float">
            <text:p>28</text:p>
          </table:table-cell>
          <table:table-cell table:formula="of:=IF([.N20]*[.O20]=0;0;[.N20]+[.O20])" office:value-type="float" office:value="56" calcext:value-type="float">
            <text:p>56</text:p>
          </table:table-cell>
          <table:table-cell table:formula="of:=[.P20]*1.15" office:value-type="float" office:value="64.4" calcext:value-type="float">
            <text:p>64.4</text:p>
          </table:table-cell>
          <table:table-cell table:formula="of:=ROUNDUP([.Q20]*1.22;0)" office:value-type="float" office:value="79" calcext:value-type="float">
            <text:p>79</text:p>
          </table:table-cell>
          <table:table-cell office:value-type="float" office:value="375" calcext:value-type="float">
            <text:p>375</text:p>
          </table:table-cell>
        </table:table-row>
        <table:table-row table:style-name="ro4" table:number-rows-repeated="1048555">
          <table:table-cell table:number-columns-repeated="19"/>
        </table:table-row>
        <table:table-row table:style-name="ro4">
          <table:table-cell table:number-columns-repeated="19"/>
        </table:table-row>
      </table:table>
      <table:table table:name="SKUs" table:style-name="ta1">
        <table:table-column table:style-name="co34" table:default-cell-style-name="Default"/>
        <table:table-column table:style-name="co31" table:number-columns-repeated="6" table:default-cell-style-name="Default"/>
        <table:table-row table:style-name="ro4">
          <table:table-cell table:style-name="ce5" office:value-type="string" calcext:value-type="string">
            <text:p>My SKU models</text:p>
          </table:table-cell>
          <table:table-cell table:style-name="ce5" office:value-type="string" calcext:value-type="string">
            <text:p>can</text:p>
          </table:table-cell>
          <table:table-cell table:style-name="ce5" office:value-type="string" calcext:value-type="string">
            <text:p>FA200</text:p>
          </table:table-cell>
          <table:table-cell table:style-name="ce5" office:value-type="string" calcext:value-type="string">
            <text:p>FA310</text:p>
          </table:table-cell>
          <table:table-cell table:style-name="ce5" table:number-columns-repeated="3"/>
        </table:table-row>
        <table:table-row table:style-name="ro4">
          <table:table-cell office:value-type="string" calcext:value-type="string">
            <text:p>8x8</text:p>
          </table:table-cell>
          <table:table-cell table:formula="of:=COM.MICROSOFT.CONCAT([.$A2];[.$B$1])" office:value-type="string" office:string-value="8x8can" calcext:value-type="string">
            <text:p>8x8can</text:p>
          </table:table-cell>
          <table:table-cell table:formula="of:=COM.MICROSOFT.CONCAT([.$A2];[.$C$1])" office:value-type="string" office:string-value="8x8FA200" calcext:value-type="string">
            <text:p>8x8FA200</text:p>
          </table:table-cell>
          <table:table-cell table:formula="of:=COM.MICROSOFT.CONCAT([.$A2];[.$D$1])" office:value-type="string" office:string-value="8x8FA310" calcext:value-type="string">
            <text:p>8x8FA310</text:p>
          </table:table-cell>
          <table:table-cell table:number-columns-repeated="3"/>
        </table:table-row>
        <table:table-row table:style-name="ro4">
          <table:table-cell office:value-type="string" calcext:value-type="string">
            <text:p>8x10</text:p>
          </table:table-cell>
          <table:table-cell table:formula="of:=COM.MICROSOFT.CONCAT([.$A3];[.$B$1])" office:value-type="string" office:string-value="8x10can" calcext:value-type="string">
            <text:p>8x10can</text:p>
          </table:table-cell>
          <table:table-cell table:formula="of:=COM.MICROSOFT.CONCAT([.$A3];[.$C$1])" office:value-type="string" office:string-value="8x10FA200" calcext:value-type="string">
            <text:p>8x10FA200</text:p>
          </table:table-cell>
          <table:table-cell table:formula="of:=COM.MICROSOFT.CONCAT([.$A3];[.$D$1])" office:value-type="string" office:string-value="8x10FA310" calcext:value-type="string">
            <text:p>8x10FA310</text:p>
          </table:table-cell>
          <table:table-cell table:number-columns-repeated="3"/>
        </table:table-row>
        <table:table-row table:style-name="ro4">
          <table:table-cell office:value-type="string" calcext:value-type="string">
            <text:p>8x12</text:p>
          </table:table-cell>
          <table:table-cell table:formula="of:=COM.MICROSOFT.CONCAT([.$A4];[.$B$1])" office:value-type="string" office:string-value="8x12can" calcext:value-type="string">
            <text:p>8x12can</text:p>
          </table:table-cell>
          <table:table-cell table:formula="of:=COM.MICROSOFT.CONCAT([.$A4];[.$C$1])" office:value-type="string" office:string-value="8x12FA200" calcext:value-type="string">
            <text:p>8x12FA200</text:p>
          </table:table-cell>
          <table:table-cell table:formula="of:=COM.MICROSOFT.CONCAT([.$A4];[.$D$1])" office:value-type="string" office:string-value="8x12FA310" calcext:value-type="string">
            <text:p>8x12FA310</text:p>
          </table:table-cell>
          <table:table-cell table:number-columns-repeated="3"/>
        </table:table-row>
        <table:table-row table:style-name="ro4">
          <table:table-cell office:value-type="string" calcext:value-type="string">
            <text:p>8x16</text:p>
          </table:table-cell>
          <table:table-cell table:formula="of:=COM.MICROSOFT.CONCAT([.$A5];[.$B$1])" office:value-type="string" office:string-value="8x16can" calcext:value-type="string">
            <text:p>8x16can</text:p>
          </table:table-cell>
          <table:table-cell table:formula="of:=COM.MICROSOFT.CONCAT([.$A5];[.$C$1])" office:value-type="string" office:string-value="8x16FA200" calcext:value-type="string">
            <text:p>8x16FA200</text:p>
          </table:table-cell>
          <table:table-cell table:formula="of:=COM.MICROSOFT.CONCAT([.$A5];[.$D$1])" office:value-type="string" office:string-value="8x16FA310" calcext:value-type="string">
            <text:p>8x16FA310</text:p>
          </table:table-cell>
          <table:table-cell table:number-columns-repeated="3"/>
        </table:table-row>
        <table:table-row table:style-name="ro4">
          <table:table-cell office:value-type="string" calcext:value-type="string">
            <text:p>12x12</text:p>
          </table:table-cell>
          <table:table-cell table:formula="of:=COM.MICROSOFT.CONCAT([.$A6];[.$B$1])" office:value-type="string" office:string-value="12x12can" calcext:value-type="string">
            <text:p>12x12can</text:p>
          </table:table-cell>
          <table:table-cell table:formula="of:=COM.MICROSOFT.CONCAT([.$A6];[.$C$1])" office:value-type="string" office:string-value="12x12FA200" calcext:value-type="string">
            <text:p>12x12FA200</text:p>
          </table:table-cell>
          <table:table-cell table:formula="of:=COM.MICROSOFT.CONCAT([.$A6];[.$D$1])" office:value-type="string" office:string-value="12x12FA310" calcext:value-type="string">
            <text:p>12x12FA310</text:p>
          </table:table-cell>
          <table:table-cell table:number-columns-repeated="3"/>
        </table:table-row>
        <table:table-row table:style-name="ro4">
          <table:table-cell office:value-type="string" calcext:value-type="string">
            <text:p>12x15</text:p>
          </table:table-cell>
          <table:table-cell table:formula="of:=COM.MICROSOFT.CONCAT([.$A7];[.$B$1])" office:value-type="string" office:string-value="12x15can" calcext:value-type="string">
            <text:p>12x15can</text:p>
          </table:table-cell>
          <table:table-cell table:formula="of:=COM.MICROSOFT.CONCAT([.$A7];[.$C$1])" office:value-type="string" office:string-value="12x15FA200" calcext:value-type="string">
            <text:p>12x15FA200</text:p>
          </table:table-cell>
          <table:table-cell table:formula="of:=COM.MICROSOFT.CONCAT([.$A7];[.$D$1])" office:value-type="string" office:string-value="12x15FA310" calcext:value-type="string">
            <text:p>12x15FA310</text:p>
          </table:table-cell>
          <table:table-cell table:number-columns-repeated="3"/>
        </table:table-row>
        <table:table-row table:style-name="ro4">
          <table:table-cell office:value-type="string" calcext:value-type="string">
            <text:p>12x18</text:p>
          </table:table-cell>
          <table:table-cell table:formula="of:=COM.MICROSOFT.CONCAT([.$A8];[.$B$1])" office:value-type="string" office:string-value="12x18can" calcext:value-type="string">
            <text:p>12x18can</text:p>
          </table:table-cell>
          <table:table-cell table:formula="of:=COM.MICROSOFT.CONCAT([.$A8];[.$C$1])" office:value-type="string" office:string-value="12x18FA200" calcext:value-type="string">
            <text:p>12x18FA200</text:p>
          </table:table-cell>
          <table:table-cell table:formula="of:=COM.MICROSOFT.CONCAT([.$A8];[.$D$1])" office:value-type="string" office:string-value="12x18FA310" calcext:value-type="string">
            <text:p>12x18FA310</text:p>
          </table:table-cell>
          <table:table-cell table:number-columns-repeated="3"/>
        </table:table-row>
        <table:table-row table:style-name="ro4">
          <table:table-cell office:value-type="string" calcext:value-type="string">
            <text:p>12x24</text:p>
          </table:table-cell>
          <table:table-cell table:formula="of:=COM.MICROSOFT.CONCAT([.$A9];[.$B$1])" office:value-type="string" office:string-value="12x24can" calcext:value-type="string">
            <text:p>12x24can</text:p>
          </table:table-cell>
          <table:table-cell table:formula="of:=COM.MICROSOFT.CONCAT([.$A9];[.$C$1])" office:value-type="string" office:string-value="12x24FA200" calcext:value-type="string">
            <text:p>12x24FA200</text:p>
          </table:table-cell>
          <table:table-cell table:formula="of:=COM.MICROSOFT.CONCAT([.$A9];[.$D$1])" office:value-type="string" office:string-value="12x24FA310" calcext:value-type="string">
            <text:p>12x24FA310</text:p>
          </table:table-cell>
          <table:table-cell table:number-columns-repeated="3"/>
        </table:table-row>
        <table:table-row table:style-name="ro4">
          <table:table-cell office:value-type="string" calcext:value-type="string">
            <text:p>16x16</text:p>
          </table:table-cell>
          <table:table-cell table:formula="of:=COM.MICROSOFT.CONCAT([.$A10];[.$B$1])" office:value-type="string" office:string-value="16x16can" calcext:value-type="string">
            <text:p>16x16can</text:p>
          </table:table-cell>
          <table:table-cell table:formula="of:=COM.MICROSOFT.CONCAT([.$A10];[.$C$1])" office:value-type="string" office:string-value="16x16FA200" calcext:value-type="string">
            <text:p>16x16FA200</text:p>
          </table:table-cell>
          <table:table-cell table:formula="of:=COM.MICROSOFT.CONCAT([.$A10];[.$D$1])" office:value-type="string" office:string-value="16x16FA310" calcext:value-type="string">
            <text:p>16x16FA310</text:p>
          </table:table-cell>
          <table:table-cell table:number-columns-repeated="3"/>
        </table:table-row>
        <table:table-row table:style-name="ro4">
          <table:table-cell office:value-type="string" calcext:value-type="string">
            <text:p>16x20</text:p>
          </table:table-cell>
          <table:table-cell table:formula="of:=COM.MICROSOFT.CONCAT([.$A11];[.$B$1])" office:value-type="string" office:string-value="16x20can" calcext:value-type="string">
            <text:p>16x20can</text:p>
          </table:table-cell>
          <table:table-cell table:formula="of:=COM.MICROSOFT.CONCAT([.$A11];[.$C$1])" office:value-type="string" office:string-value="16x20FA200" calcext:value-type="string">
            <text:p>16x20FA200</text:p>
          </table:table-cell>
          <table:table-cell table:formula="of:=COM.MICROSOFT.CONCAT([.$A11];[.$D$1])" office:value-type="string" office:string-value="16x20FA310" calcext:value-type="string">
            <text:p>16x20FA310</text:p>
          </table:table-cell>
          <table:table-cell table:number-columns-repeated="3"/>
        </table:table-row>
        <table:table-row table:style-name="ro4">
          <table:table-cell office:value-type="string" calcext:value-type="string">
            <text:p>16x25</text:p>
          </table:table-cell>
          <table:table-cell table:formula="of:=COM.MICROSOFT.CONCAT([.$A12];[.$B$1])" office:value-type="string" office:string-value="16x25can" calcext:value-type="string">
            <text:p>16x25can</text:p>
          </table:table-cell>
          <table:table-cell table:formula="of:=COM.MICROSOFT.CONCAT([.$A12];[.$C$1])" office:value-type="string" office:string-value="16x25FA200" calcext:value-type="string">
            <text:p>16x25FA200</text:p>
          </table:table-cell>
          <table:table-cell table:formula="of:=COM.MICROSOFT.CONCAT([.$A12];[.$D$1])" office:value-type="string" office:string-value="16x25FA310" calcext:value-type="string">
            <text:p>16x25FA310</text:p>
          </table:table-cell>
          <table:table-cell table:number-columns-repeated="3"/>
        </table:table-row>
        <table:table-row table:style-name="ro4">
          <table:table-cell office:value-type="string" calcext:value-type="string">
            <text:p>16x34</text:p>
          </table:table-cell>
          <table:table-cell table:formula="of:=COM.MICROSOFT.CONCAT([.$A13];[.$B$1])" office:value-type="string" office:string-value="16x34can" calcext:value-type="string">
            <text:p>16x34can</text:p>
          </table:table-cell>
          <table:table-cell table:formula="of:=COM.MICROSOFT.CONCAT([.$A13];[.$C$1])" office:value-type="string" office:string-value="16x34FA200" calcext:value-type="string">
            <text:p>16x34FA200</text:p>
          </table:table-cell>
          <table:table-cell table:formula="of:=COM.MICROSOFT.CONCAT([.$A13];[.$D$1])" office:value-type="string" office:string-value="16x34FA310" calcext:value-type="string">
            <text:p>16x34FA310</text:p>
          </table:table-cell>
          <table:table-cell table:number-columns-repeated="3"/>
        </table:table-row>
        <table:table-row table:style-name="ro4">
          <table:table-cell office:value-type="string" calcext:value-type="string">
            <text:p>20x20</text:p>
          </table:table-cell>
          <table:table-cell table:formula="of:=COM.MICROSOFT.CONCAT([.$A14];[.$B$1])" office:value-type="string" office:string-value="20x20can" calcext:value-type="string">
            <text:p>20x20can</text:p>
          </table:table-cell>
          <table:table-cell table:formula="of:=COM.MICROSOFT.CONCAT([.$A14];[.$C$1])" office:value-type="string" office:string-value="20x20FA200" calcext:value-type="string">
            <text:p>20x20FA200</text:p>
          </table:table-cell>
          <table:table-cell table:formula="of:=COM.MICROSOFT.CONCAT([.$A14];[.$D$1])" office:value-type="string" office:string-value="20x20FA310" calcext:value-type="string">
            <text:p>20x20FA310</text:p>
          </table:table-cell>
          <table:table-cell table:number-columns-repeated="3"/>
        </table:table-row>
        <table:table-row table:style-name="ro4">
          <table:table-cell office:value-type="string" calcext:value-type="string">
            <text:p>20x25</text:p>
          </table:table-cell>
          <table:table-cell table:formula="of:=COM.MICROSOFT.CONCAT([.$A15];[.$B$1])" office:value-type="string" office:string-value="20x25can" calcext:value-type="string">
            <text:p>20x25can</text:p>
          </table:table-cell>
          <table:table-cell table:formula="of:=COM.MICROSOFT.CONCAT([.$A15];[.$C$1])" office:value-type="string" office:string-value="20x25FA200" calcext:value-type="string">
            <text:p>20x25FA200</text:p>
          </table:table-cell>
          <table:table-cell table:formula="of:=COM.MICROSOFT.CONCAT([.$A15];[.$D$1])" office:value-type="string" office:string-value="20x25FA310" calcext:value-type="string">
            <text:p>20x25FA310</text:p>
          </table:table-cell>
          <table:table-cell table:number-columns-repeated="3"/>
        </table:table-row>
        <table:table-row table:style-name="ro4">
          <table:table-cell office:value-type="string" calcext:value-type="string">
            <text:p>20x30</text:p>
          </table:table-cell>
          <table:table-cell table:formula="of:=COM.MICROSOFT.CONCAT([.$A16];[.$B$1])" office:value-type="string" office:string-value="20x30can" calcext:value-type="string">
            <text:p>20x30can</text:p>
          </table:table-cell>
          <table:table-cell table:formula="of:=COM.MICROSOFT.CONCAT([.$A16];[.$C$1])" office:value-type="string" office:string-value="20x30FA200" calcext:value-type="string">
            <text:p>20x30FA200</text:p>
          </table:table-cell>
          <table:table-cell table:formula="of:=COM.MICROSOFT.CONCAT([.$A16];[.$D$1])" office:value-type="string" office:string-value="20x30FA310" calcext:value-type="string">
            <text:p>20x30FA310</text:p>
          </table:table-cell>
          <table:table-cell table:number-columns-repeated="3"/>
        </table:table-row>
        <table:table-row table:style-name="ro4">
          <table:table-cell office:value-type="string" calcext:value-type="string">
            <text:p>20x40</text:p>
          </table:table-cell>
          <table:table-cell table:formula="of:=COM.MICROSOFT.CONCAT([.$A17];[.$B$1])" office:value-type="string" office:string-value="20x40can" calcext:value-type="string">
            <text:p>20x40can</text:p>
          </table:table-cell>
          <table:table-cell table:formula="of:=COM.MICROSOFT.CONCAT([.$A17];[.$C$1])" office:value-type="string" office:string-value="20x40FA200" calcext:value-type="string">
            <text:p>20x40FA200</text:p>
          </table:table-cell>
          <table:table-cell table:formula="of:=COM.MICROSOFT.CONCAT([.$A17];[.$D$1])" office:value-type="string" office:string-value="20x40FA310" calcext:value-type="string">
            <text:p>20x40FA310</text:p>
          </table:table-cell>
          <table:table-cell table:number-columns-repeated="3"/>
        </table:table-row>
        <table:table-row table:style-name="ro4">
          <table:table-cell office:value-type="string" calcext:value-type="string">
            <text:p>24x24</text:p>
          </table:table-cell>
          <table:table-cell table:formula="of:=COM.MICROSOFT.CONCAT([.$A18];[.$B$1])" office:value-type="string" office:string-value="24x24can" calcext:value-type="string">
            <text:p>24x24can</text:p>
          </table:table-cell>
          <table:table-cell table:formula="of:=COM.MICROSOFT.CONCAT([.$A18];[.$C$1])" office:value-type="string" office:string-value="24x24FA200" calcext:value-type="string">
            <text:p>24x24FA200</text:p>
          </table:table-cell>
          <table:table-cell table:formula="of:=COM.MICROSOFT.CONCAT([.$A18];[.$D$1])" office:value-type="string" office:string-value="24x24FA310" calcext:value-type="string">
            <text:p>24x24FA310</text:p>
          </table:table-cell>
          <table:table-cell table:number-columns-repeated="3"/>
        </table:table-row>
        <table:table-row table:style-name="ro4">
          <table:table-cell office:value-type="string" calcext:value-type="string">
            <text:p>24x30</text:p>
          </table:table-cell>
          <table:table-cell table:formula="of:=COM.MICROSOFT.CONCAT([.$A19];[.$B$1])" office:value-type="string" office:string-value="24x30can" calcext:value-type="string">
            <text:p>24x30can</text:p>
          </table:table-cell>
          <table:table-cell table:formula="of:=COM.MICROSOFT.CONCAT([.$A19];[.$C$1])" office:value-type="string" office:string-value="24x30FA200" calcext:value-type="string">
            <text:p>24x30FA200</text:p>
          </table:table-cell>
          <table:table-cell table:formula="of:=COM.MICROSOFT.CONCAT([.$A19];[.$D$1])" office:value-type="string" office:string-value="24x30FA310" calcext:value-type="string">
            <text:p>24x30FA310</text:p>
          </table:table-cell>
          <table:table-cell table:number-columns-repeated="3"/>
        </table:table-row>
        <table:table-row table:style-name="ro4">
          <table:table-cell office:value-type="string" calcext:value-type="string">
            <text:p>24x36</text:p>
          </table:table-cell>
          <table:table-cell table:formula="of:=COM.MICROSOFT.CONCAT([.$A20];[.$B$1])" office:value-type="string" office:string-value="24x36can" calcext:value-type="string">
            <text:p>24x36can</text:p>
          </table:table-cell>
          <table:table-cell table:formula="of:=COM.MICROSOFT.CONCAT([.$A20];[.$C$1])" office:value-type="string" office:string-value="24x36FA200" calcext:value-type="string">
            <text:p>24x36FA200</text:p>
          </table:table-cell>
          <table:table-cell table:formula="of:=COM.MICROSOFT.CONCAT([.$A20];[.$D$1])" office:value-type="string" office:string-value="24x36FA310" calcext:value-type="string">
            <text:p>24x36FA310</text:p>
          </table:table-cell>
          <table:table-cell table:number-columns-repeated="3"/>
        </table:table-row>
        <table:table-row table:style-name="ro4">
          <table:table-cell office:value-type="string" calcext:value-type="string">
            <text:p>24x48</text:p>
          </table:table-cell>
          <table:table-cell table:formula="of:=COM.MICROSOFT.CONCAT([.$A21];[.$B$1])" office:value-type="string" office:string-value="24x48can" calcext:value-type="string">
            <text:p>24x48can</text:p>
          </table:table-cell>
          <table:table-cell table:formula="of:=COM.MICROSOFT.CONCAT([.$A21];[.$C$1])" office:value-type="string" office:string-value="24x48FA200" calcext:value-type="string">
            <text:p>24x48FA200</text:p>
          </table:table-cell>
          <table:table-cell table:formula="of:=COM.MICROSOFT.CONCAT([.$A21];[.$D$1])" office:value-type="string" office:string-value="24x48FA310" calcext:value-type="string">
            <text:p>24x48FA310</text:p>
          </table:table-cell>
          <table:table-cell table:number-columns-repeated="3"/>
        </table:table-row>
      </table:table>
      <table:named-expressions/>
      <table:database-ranges>
        <table:database-range table:name="__Anonymous_Sheet_DB__0" table:target-range-address="'Image data'.A1:'Image data'.AMJ1048576" table:contains-header="false">
          <table:sort>
            <table:sort-by table:field-number="9"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IE" style:font-name-asian="PingFang SC" style:language-asian="zh" style:country-asian="CN" style:font-name-complex="Arial Unicode MS" style:language-complex="hi" style:country-complex="IN"/>
    </style:default-style>
    <number:number-style style:name="N0">
      <number:number number:min-integer-digits="1"/>
    </number:number-style>
    <number:number-style style:name="N111" number:title="User-defined">
      <number:number number:decimal-places="3" loext:min-decimal-places="3" number:min-integer-digits="1"/>
    </number:number-style>
    <number:number-style style:name="N112">
      <number:number number:decimal-places="0" loext:min-decimal-places="0" number:min-integer-digits="3"/>
    </number:number-style>
    <number:number-style style:name="N113" number:title="User-defined">
      <number:number number:decimal-places="9" loext:min-decimal-places="9" number:min-integer-digits="1"/>
    </number:number-style>
    <number:currency-style style:name="N115P0" style:volatile="true">
      <number:currency-symbol number:language="en" number:country="IE">€</number:currency-symbol>
      <number:number number:decimal-places="2" loext:min-decimal-places="2" number:min-integer-digits="1" number:grouping="true"/>
    </number:currency-style>
    <number:currency-style style:name="N115">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5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8">00/00/0000</text:date>, <text:time style:data-style-name="N2" text:time-value="18:14:50.9140376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20-10-08T20:32:24.531067793</dc:date>
    <meta:editing-duration>P2DT2H10M48S</meta:editing-duration>
    <meta:editing-cycles>31</meta:editing-cycles>
    <meta:generator>LibreOffice/6.4.4.2$MacOSX_X86_64 LibreOffice_project/3d775be2011f3886db32dfd395a6a6d1ca2630ff</meta:generator>
    <meta:document-statistic meta:table-count="4" meta:cell-count="14229" meta:object-count="0"/>
  </office:meta>
</office:document-meta>
</file>